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aramond" svg:font-family="Garamond" style:font-family-generic="roman"/>
    <style:font-face style:name="Times New Roman2" svg:font-family="'Times New Roman'" style:font-family-generic="roman"/>
    <style:font-face style:name="Lucida Sans1" svg:font-family="'Lucida Sans'" style:font-family-generic="swiss"/>
    <style:font-face style:name="Garamond1"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Gras Italiqu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0pt" fo:language="en" fo:country="US" style:font-name-asian="Times New Roman2" style:font-size-asian="10pt" style:font-name-complex="Times New Roman2" style:font-size-complex="10pt"/>
    </style:style>
    <style:style style:name="P2" style:family="paragraph" style:parent-style-name="Text_20_body">
      <style:text-properties style:font-name="Times New Roman" fo:font-size="10pt" fo:language="en" fo:country="US" fo:font-style="italic" style:font-name-asian="Times New Roman2" style:font-size-asian="10pt" style:font-style-asian="italic" style:font-name-complex="Times New Roman2" style:font-size-complex="10pt" style:font-style-complex="italic"/>
    </style:style>
    <style:style style:name="P3" style:family="paragraph" style:parent-style-name="Text_20_body">
      <style:text-properties style:font-name="Times New Roman" fo:font-size="10pt" fo:language="en" fo:country="US" fo:font-style="normal" style:font-name-asian="Times New Roman2" style:font-size-asian="10pt" style:font-style-asian="normal" style:font-name-complex="Times New Roman2" style:font-size-complex="10pt" style:font-style-complex="normal"/>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font-size="10pt" fo:font-style="italic" style:font-size-asian="10pt" style:font-style-asian="italic" style:font-size-complex="10pt" style:font-style-complex="italic"/>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8pt" fo:font-style="normal" fo:font-weight="normal" style:font-size-asian="18pt" style:font-style-asian="normal" style:font-weight-asian="normal" style:font-size-complex="18pt" style:font-style-complex="normal" style:font-weight-complex="normal"/>
    </style:style>
    <style:style style:name="P8" style:family="paragraph" style:parent-style-name="Preformatted_20_Text">
      <style:text-properties style:font-name="Times New Roman" fo:font-size="10pt" fo:language="en" fo:country="US" fo:font-style="italic" style:font-name-asian="Times New Roman2" style:font-size-asian="10pt" style:font-style-asian="italic" style:font-name-complex="Times New Roman2" style:font-size-complex="10pt" style:font-style-complex="italic"/>
    </style:style>
    <style:style style:name="P9" style:family="paragraph" style:parent-style-name="Preformatted_20_Text">
      <style:text-properties style:font-name="Times New Roman" fo:font-size="10pt" fo:language="en" fo:country="US" fo:font-style="normal" style:font-name-asian="Times New Roman2" style:font-size-asian="10pt" style:font-style-asian="normal" style:font-name-complex="Times New Roman2" style:font-size-complex="10pt" style:font-style-complex="normal"/>
    </style:style>
    <style:style style:name="P10"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Preformatted_20_Text">
      <style:text-properties fo:font-size="15pt" style:font-size-asian="15pt" style:font-size-complex="15pt"/>
    </style:style>
    <style:style style:name="P12" style:family="paragraph" style:parent-style-name="Preformatted_20_Text">
      <style:text-properties fo:language="fr" fo:country="FR"/>
    </style:style>
    <style:style style:name="P13" style:family="paragraph" style:parent-style-name="Preformatted_20_Text">
      <style:paragraph-properties fo:break-before="page"/>
    </style:style>
    <style:style style:name="P14" style:family="paragraph" style:parent-style-name="Text_20_body">
      <style:paragraph-properties fo:break-before="page"/>
      <style:text-properties fo:font-size="15pt" fo:font-style="normal" fo:font-weight="bold" style:font-size-asian="15pt" style:font-style-asian="normal" style:font-weight-asian="bold" style:font-size-complex="15pt" style:font-style-complex="normal" style:font-weight-complex="bold"/>
    </style:style>
    <style:style style:name="P15" style:family="paragraph" style:parent-style-name="Text_20_body">
      <style:paragraph-properties fo:break-before="page"/>
      <style:text-properties style:font-name="Times New Roman" fo:font-size="10pt" fo:language="en" fo:country="US" style:font-name-asian="Times New Roman2" style:font-size-asian="10pt" style:font-name-complex="Times New Roman2" style:font-size-complex="10pt"/>
    </style:style>
    <style:style style:name="P16" style:family="paragraph" style:parent-style-name="Text_20_body">
      <style:paragraph-properties fo:break-before="page"/>
      <style:text-properties style:font-name="Times New Roman" fo:font-size="10pt" fo:language="en" fo:country="US" fo:font-style="normal" style:font-name-asian="Times New Roman2" style:font-size-asian="10pt" style:font-style-asian="normal" style:font-name-complex="Times New Roman2" style:font-size-complex="10pt" style:font-style-complex="normal"/>
    </style:style>
    <style:style style:name="P17" style:family="paragraph" style:parent-style-name="Text_20_body">
      <style:paragraph-properties fo:break-before="page"/>
      <style:text-properties style:font-name="Times New Roman" fo:font-size="10pt" fo:language="en" fo:country="US" fo:font-style="italic" style:font-name-asian="Times New Roman2" style:font-size-asian="10pt" style:font-style-asian="italic" style:font-name-complex="Times New Roman2" style:font-size-complex="10pt" style:font-style-complex="italic"/>
    </style:style>
    <style:style style:name="P18" style:family="paragraph" style:parent-style-name="Text_20_body">
      <style:paragraph-properties fo:break-before="page"/>
      <style:text-properties fo:font-size="10pt" style:font-size-asian="10pt" style:font-size-complex="10pt"/>
    </style:style>
    <style:style style:name="P19" style:family="paragraph" style:parent-style-name="Text_20_body">
      <style:paragraph-properties fo:break-before="page"/>
      <style:text-properties fo:font-size="10pt" fo:font-style="italic" style:font-size-asian="10pt" style:font-style-asian="italic" style:font-size-complex="10pt" style:font-style-complex="italic"/>
    </style:style>
    <style:style style:name="P20" style:family="paragraph" style:parent-style-name="Text_20_body">
      <style:text-properties style:font-name="Times New Roman" fo:font-size="10pt" fo:language="en" fo:country="US" fo:font-style="normal" style:font-name-asian="Times New Roman2" style:font-size-asian="10pt" style:font-style-asian="normal" style:font-name-complex="Times New Roman2" style:font-size-complex="10pt" style:font-style-complex="normal"/>
    </style:style>
    <style:style style:name="P21" style:family="paragraph" style:parent-style-name="Text_20_body">
      <style:text-properties style:font-name="Times New Roman" fo:font-size="10pt" fo:language="en" fo:country="US" style:font-name-asian="Times New Roman2" style:font-size-asian="10pt" style:font-name-complex="Times New Roman2" style:font-size-complex="10pt"/>
    </style:style>
    <style:style style:name="P22" style:family="paragraph" style:parent-style-name="Text_20_body">
      <style:text-properties style:font-name="Times New Roman" fo:font-size="10pt" fo:language="fr" fo:country="FR" fo:font-style="normal" style:font-name-asian="Times New Roman2" style:font-size-asian="10pt" style:font-style-asian="normal" style:font-name-complex="Times New Roman2" style:font-size-complex="10pt" style:font-style-complex="normal"/>
    </style:style>
    <style:style style:name="P23" style:family="paragraph" style:parent-style-name="Text_20_body">
      <style:text-properties style:font-name="Times New Roman" fo:font-size="10pt" fo:language="fr" fo:country="FR" style:font-name-asian="Times New Roman2" style:font-size-asian="10pt" style:font-name-complex="Times New Roman2" style:font-size-complex="10pt"/>
    </style:style>
    <style:style style:name="P24" style:family="paragraph" style:parent-style-name="Text_20_body">
      <style:paragraph-properties fo:break-before="page"/>
      <style:text-properties style:font-name="Times New Roman" fo:font-size="10pt" fo:language="en" fo:country="US" fo:font-style="normal" style:font-name-asian="Times New Roman2" style:font-size-asian="10pt" style:font-style-asian="normal" style:font-name-complex="Times New Roman2" style:font-size-complex="10pt" style:font-style-complex="normal"/>
    </style:style>
    <style:style style:name="P25" style:family="paragraph" style:parent-style-name="Heading_20_3">
      <style:text-properties style:font-name="Times New Roman" fo:font-size="10pt" fo:language="en" fo:country="US" fo:font-style="italic" style:font-name-asian="Times New Roman2" style:font-size-asian="10pt" style:font-style-asian="italic" style:font-name-complex="Times New Roman2" style:font-size-complex="10pt" style:font-style-complex="italic"/>
    </style:style>
    <style:style style:name="P26" style:family="paragraph" style:parent-style-name="Heading_20_3">
      <style:text-properties style:font-name="Times New Roman" fo:font-size="10pt" style:font-size-asian="10pt" style:font-size-complex="10pt"/>
    </style:style>
    <style:style style:name="P27" style:family="paragraph" style:parent-style-name="Heading_20_3">
      <style:text-properties fo:font-style="italic" style:font-style-asian="italic" style:font-style-complex="italic"/>
    </style:style>
    <style:style style:name="P28" style:family="paragraph" style:parent-style-name="Heading_20_3">
      <style:paragraph-properties fo:break-before="page"/>
    </style:style>
    <style:style style:name="P29" style:family="paragraph" style:parent-style-name="Preformatted_20_Text">
      <style:text-properties fo:language="fr" fo:country="FR"/>
    </style:style>
    <style:style style:name="P30" style:family="paragraph" style:parent-style-name="Preformatted_20_Text">
      <style:text-properties fo:font-size="12pt" style:font-size-asian="12pt" style:font-size-complex="12pt"/>
    </style:style>
    <style:style style:name="P31" style:family="paragraph" style:parent-style-name="Preformatted_20_Text">
      <style:text-properties fo:font-size="14pt" fo:language="fr" fo:country="FR" style:font-size-asian="14pt" style:font-size-complex="14pt"/>
    </style:style>
    <style:style style:name="P32" style:family="paragraph" style:parent-style-name="Heading_20_4">
      <style:paragraph-properties fo:break-before="page"/>
    </style:style>
    <style:style style:name="T1" style:family="text">
      <style:text-properties fo:language="fr" fo:country="BE"/>
    </style:style>
    <style:style style:name="T2"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P (A Latin Parser) Test sentences </text:h>
      <text:p text:style-name="Preformatted_20_Text"/>
      <text:p text:style-name="Preformatted_20_Text">Swi-Prolog 9.315</text:p>
      <text:p text:style-name="Preformatted_20_Text"/>
      <text:p text:style-name="Preformatted_20_Text">December 2024</text:p>
      <text:p text:style-name="Preformatted_20_Text"/>
      <text:p text:style-name="Preformatted_20_Text">***** Comments welcome : <text:a xlink:type="simple" xlink:href="mailto:amichiels@uliege.be" text:style-name="Internet_20_link" text:visited-style-name="Visited_20_Internet_20_Link">amichiels@uliege.be</text:a> <text:s/>********</text:p>
      <text:p text:style-name="Preformatted_20_Text"/>
      <text:p text:style-name="P30">I would be interested to hear of other PARSERS of classical Latin (I am ashamed to have to admit that I know of none). Parsers, mind, not taggers. Parsers working on ascii sentences, not on trees from tree banks. Parsers that go deep enough to reveal syntactic structure at clause level and phrase level, producing parses which can be used in the task of word sense assignment. Parsers that yield parses that are not bound to the word order of the sentence being parsed. True parses, in a word … or two.</text:p>
      <text:p text:style-name="P30"/>
      <text:p text:style-name="P30">Nobody is likely to be interested in parses produced by a system whose inner workings are fully impenetrable, in so far as nobody is interested in such parses per se (nor in translations, for that matter – they are all available). </text:p>
      <text:p text:style-name="P30"/>
      <text:p text:style-name="P30">On the contrary, a parser able to produce parses on the basis o<text:span text:style-name="T2">f</text:span> a rule-governed engine is highly interesting in so far as it can give insights into the grammatical system underlying the Latin texts we have preserved.</text:p>
      <text:p text:style-name="Preformatted_20_Text"/>
      <text:p text:style-name="Preformatted_20_Text"/>
      <text:p text:style-name="P12">An Introduction to ALP :</text:p>
      <text:p text:style-name="Preformatted_20_Text"/>
      <text:p text:style-name="P1"><text:a xlink:type="simple" xlink:href="https://works.hcommons.org/records/98j14-qvg42" text:style-name="Internet_20_link" text:visited-style-name="Visited_20_Internet_20_Link">https://works.hcommons.org/records/98j14-qvg42</text:a> </text:p>
      <text:p text:style-name="P1"><text:span text:style-name="T2">or</text:span></text:p>
      <text:p text:style-name="P1"><text:a xlink:type="simple" xlink:href="https://www.lasla.uliege.be/upload/docs/application/pdf/2022-05/an_introduction_to_alp.pdf" text:style-name="Internet_20_link" text:visited-style-name="Visited_20_Internet_20_Link">https://www.lasla.uliege.be/upload/docs/application/pdf/2022-05/an_introduction_to_alp.pdf</text:a></text:p>
      <text:p text:style-name="P1"/>
      <text:h text:style-name="Heading_20_3" text:outline-level="3">Creed</text:h>
      <text:p text:style-name="P30">(each article deserving a lengthy treatment)</text:p>
      <text:p text:style-name="P30"/>
      <text:p text:style-name="P30">*** an interesting parser is likely to be brittle (by 'interesting' I mean 'likely to reveal sth about the language it is a parser of') and rule-based (explicit and explainable rules)</text:p>
      <text:p text:style-name="P30"/>
      <text:p text:style-name="P30">*** a parser of a semi-free word order language such as classical Latin needs to be able to call on the following ressources :</text:p>
      <text:p text:style-name="P30">- a unification algorithm (indispensable in so far as it can be used both for checking and building structures of any depth and complexity)</text:p>
      <text:p text:style-name="P30">- an automatic backtracking procedure (to clear unfruitful paths and the assignments performed along the way) ; works in tandem with unification</text:p>
      <text:p text:style-name="P30">-a blackboard (area of memory where the parser can write and erase at will)</text:p>
      <text:p text:style-name="P30"/>
      <text:p text:style-name="P30">*** a parser needs a weighting procedure to rank candidate parses ; parses may be licit with respect to the grammar and lexis provided but be very unlikely in terms of acceptable reading proposals (so-called spurious ambiguities)</text:p>
      <text:p text:style-name="P30"/>
      <text:p text:style-name="P30">*** a parser needs to call on semantic and knowledge-of-the-world features associated with the lexical entries it makes use of</text:p>
      <text:p text:style-name="P30"/>
      <text:p text:style-name="P23"/>
      <text:p text:style-name="P23"><text:soft-page-break/></text:p>
      <text:h text:style-name="Heading_20_2" text:outline-level="2">ASCII TEST FILE AS SUBMITTED TO ALP :</text:h>
      <text:p text:style-name="P1"/>
      <text:p text:style-name="P1">% 1 Terentianus Maurus De Syll 1286.</text:p>
      <text:p text:style-name="P2">Habent sua fata libelli.</text:p>
      <text:p text:style-name="P1">% 2 Cicero Ad Fam VIII 16 4.</text:p>
      <text:p text:style-name="P2">Me secum in Hispaniam ducit.</text:p>
      <text:p text:style-name="P1">% 3 Tacitus Agricola 2 1 1.</text:p>
      <text:p text:style-name="P2">Dedimus profecto grande patientiae documentum.</text:p>
      <text:p text:style-name="P1">% 4 Cicero Pro Murena VI 13.</text:p>
      <text:p text:style-name="P2">Saltatorem appellat Murenam Cato.</text:p>
      <text:p text:style-name="P1">% 5 adapted from Cicero Pro Murena VI 13.</text:p>
      <text:p text:style-name="P2">Non debes temere consulem populi Romani saltatorem vocare.</text:p>
      <text:p text:style-name="P1">% 6 Terentius Heauton Timorumenos I 77.</text:p>
      <text:p text:style-name="P2">Humani nil a me alienum puto.</text:p>
      <text:p text:style-name="P1">% 7 Tacitus Hist Lib I LXXVI 9.</text:p>
      <text:p text:style-name="P2">Carthaginem ceterae civitates secutae.</text:p>
      <text:p text:style-name="P1">% 8 Tacitus Hist Lib I 19 2.</text:p>
      <text:p text:style-name="P2">Censuerant patres mittendos ad Germanicum exercitum legatos.</text:p>
      <text:p text:style-name="P1">% 9 Ovidius Ars Amatoria 1 42.</text:p>
      <text:p text:style-name="P2">Elige cui dicas : tu mihi sola places.</text:p>
      <text:p text:style-name="P1">% 10 Horatius Carmina 1 5 1 - notice that the whole thing does not sport a single toolword.</text:p>
      <text:p text:style-name="P2">Me tabula sacer votiva paries indicat uvida suspendisse potenti vestimenta maris deo.</text:p>
      <text:p text:style-name="P1">% 11 Martial, 2 78.</text:p>
      <text:p text:style-name="P2">Aestivo serves ubi piscem tempore quaeris?</text:p>
      <text:p text:style-name="P1">% 12 Caesar De Bello Gallico I 9 3 4.</text:p>
      <text:p text:style-name="P2">Cupiditate regni adductus nouis rebus studebat.</text:p>
      <text:p text:style-name="P1">% 13 Tacitus Hist Lib I XXX 3.</text:p>
      <text:p text:style-name="P2">Falluntur quibus luxuria specie liberalitatis imponit.</text:p>
      <text:p text:style-name="P1">% 14 'dubitare quin' in Non-affirmative Contexts (from Cicero, Paradoxa, 6 48 1). </text:p>
      <text:p text:style-name="P2">Quis igitur dubitet quin in virtute divitiae sint?</text:p>
      <text:p text:style-name="P1">% 15 Cicero Att 4 12 1 5 fragmented main clause.</text:p>
      <text:p text:style-name="P2">Id tu quoniam Macronem tanti facis ignoscas mihi uelim.</text:p>
      <text:p text:style-name="P15">% 16 adapted from Tacitus Hist I 12 2.</text:p>
      <text:p text:style-name="P2">Maturavit ea res consilium Galbae iampridem de adoptione cum proximis agitantis.</text:p>
      <text:p text:style-name="P1">% 17 adapted from Tacitus Hist Lib I 74 3.</text:p>
      <text:p text:style-name="P2">Otho revocatis quos Galba miserat legatis ad utrumque Germanicum exercitum copias misit.</text:p>
      <text:p text:style-name="P1">% 17 bis.</text:p>
      <text:p text:style-name="P2">Revocatis quos Galba miserat legatos.</text:p>
      <text:p text:style-name="P1">% 18 adapted from Cicero Epistulae ad Familiares 9 14 1 1.</text:p>
      <text:p text:style-name="P2">Non dubito quin tu meis praeceptis et consiliis obtemperans praestantissimum te civem et singularem consulem praebeas.</text:p>
      <text:p text:style-name="P1">% 19 adapted from Cicero Pro Murena XXIII.</text:p>
      <text:p text:style-name="P2">Nostrae artes admirabilem utilitatem possident quae nobis studia populi Romani conciliat.</text:p>
      <text:p text:style-name="P1">% 20 adapted from Titus Livius Ab Urbe Condita Liber XXI 8.</text:p>
      <text:p text:style-name="P2">Quies inter labores renovavit corpora animosque ad omnia de integro patienda.</text:p>
      <text:p text:style-name="P1">% 21 Ovidius Ars Amatoria 1 307.</text:p>
      <text:p text:style-name="P2">Crede tamen speculo quod te negat esse iuvencam.</text:p>
      <text:p text:style-name="P1">% 22 adapted from Cicero Phil I I 1.</text:p>
      <text:p text:style-name="P2">Graecum etiam verbum usurpavi quo in sedandis discordiis utitur civitas illa.</text:p>
      <text:p text:style-name="P1">% 23 Tacitus Hist Lib I 39 2.</text:p>
      <text:p text:style-name="P2">Agitasse Laco ignaro Galba de occidendo Vinio dicitur.</text:p>
      <text:p text:style-name="P1">% 24 Tacitus Agricola 2 4 1.</text:p>
      <text:p text:style-name="P2">Memoriam quoque ipsam cum voce perdidissemus si tam in nostra potestate esset oblivisci quam tacere.</text:p>
      <text:p text:style-name="P1">% 25 Cicero De Amicitia 10 1.</text:p>
      <text:p text:style-name="P2">Suis autem incommodis graviter angi non amicum sed se ipsum amantis est.</text:p>
      <text:p text:style-name="P1">% 26 Cicero Pro Murena XV.</text:p>
      <text:p text:style-name="P2">Omnibus regibus quibuscum populus Romanus bellum gessit hunc regem nimirum antepones.</text:p>
      <text:p text:style-name="P1">% 27 Cicero Pro Murena XVII 35.</text:p>
      <text:p text:style-name="P2">Totam opinionem parva nonnumquam commutat aura rumoris.</text:p>
      <text:p text:style-name="P1">% 28 Catullus XIII 13-14.</text:p>
      <text:p text:style-name="P2">Quod tu cum olfacies, deos rogabis totum ut te faciant nasum.</text:p>
      <text:p text:style-name="P1">% 29 Cicero Pro Murena XXXIV 85.</text:p>
      <text:p text:style-name="P2">Versabitur in rostris furor, in curia timor, in foro coniuratio, in Campo exercitus, in agris vastitas.</text:p>
      <text:p text:style-name="P1">% 30 Cicero Pro Murena III 7.</text:p>
      <text:p text:style-name="P2">Huic ego satis facere cupio uosque adhibere arbitros.</text:p>
      <text:p text:style-name="P15">% 31 Cicero Pro Murena XVII 36.</text:p>
      <text:p text:style-name="P2">Nihil est incertius uolgo, nihil obscurius uoluntate hominum.</text:p>
      <text:p text:style-name="P1">% 32 Cicero Pro Murena XVIII 37.</text:p>
      <text:p text:style-name="P2">Munus amplissimum quod petitio praeturae desiderarat praetura restituit.</text:p>
      <text:p text:style-name="P1">% 33 adapted from Cicero Pro Murena XXXVIII 16.</text:p>
      <text:p text:style-name="P2">Cogita nonnullorum amicorum studia minui in eos a quibus provincias contemni intellegunt.</text:p>
      <text:p text:style-name="P1">% 34 Cic Ad Fam 1 1 2 10.<text:tab/> </text:p>
      <text:p text:style-name="P2">Is ceteris in rebus se acerrimum tui defensorem fore ostendit.</text:p>
      <text:p text:style-name="P1">% 35 Tacitus Ann 12 8 1.</text:p>
      <text:p text:style-name="P2">Die nuptiarum Silanus mortem sibi conscivit delecto die augendam ad invidiam.</text:p>
      <text:p text:style-name="P1">% 36 adapted from Cicero Cat I 10.</text:p>
      <text:p text:style-name="P2">Exclusi eos quos tu salutatum miseras.</text:p>
      <text:p text:style-name="P1">% 37 adapted from Cicero Cat I 10.</text:p>
      <text:p text:style-name="P2">Illi venerunt quos ad me venturos esse praedixeram.</text:p>
      <text:p text:style-name="P1">% 38 adapted from Tacitus Hist Lib I 16 3.</text:p>
      <text:p text:style-name="P2">Mihi ac tibi providendum est ne etiam a bonis Nero desideretur.</text:p>
      <text:p text:style-name="P1">% 39 adapted from Tacitus Hist Lib I 44 1.</text:p>
      <text:p text:style-name="P2">Nullam caedem Otho maiore laetitia excepisse dicitur.</text:p>
      <text:p text:style-name="P1">% 40 adapted from Tacitus Hist Lib I 79 1.</text:p>
      <text:p text:style-name="P2">Conversis ad civile bellum animis externa sine cura habebantur.</text:p>
      <text:p text:style-name="P3">% 41 Tacitus Ann 16 34 1 a.</text:p>
      <text:p text:style-name="P2">Arriam tentantem exemplum matris sequi monet retinere vitam.</text:p>
      <text:p text:style-name="P3">% 41 Tacitus Ann 16 34 1 b.</text:p>
      <text:p text:style-name="P2">Arriam monet filiae communi subsidium unicum non adimere.</text:p>
      <text:p text:style-name="P1">% 42 Tacitus Hist Lib I 85 9.</text:p>
      <text:p text:style-name="P2">Vitellianos milites venisse in urbem ad studia partium noscenda plerique credebant.</text:p>
      <text:p text:style-name="P1">% 43 Tacitus Hist Lib I 46 1.</text:p>
      <text:p text:style-name="P2">Omnia deinde arbitrio militum acta.</text:p>
      <text:p text:style-name="P1">% 44 Tacitus Hist Lib I 46 1.</text:p>
      <text:p text:style-name="P2">Praetorii praefectos sibi ipsi legere.</text:p>
      <text:p text:style-name="P3">% 45 Martialis Epigrammata 3 9 2.</text:p>
      <text:p text:style-name="P2">Non scribit cuius carmina nemo legit.</text:p>
      <text:p text:style-name="P16">% 46 Ovidius Ars Amatoria 2 658.</text:p>
      <text:p text:style-name="P2">Nominibus mollire licet mala.</text:p>
      <text:p text:style-name="P3">% 47 Tacitus Ann 14 53 4.</text:p>
      <text:p text:style-name="P2">Una defensio occurrit quod muneribus tuis obniti non debui.</text:p>
      <text:p text:style-name="P3">% 48 Tacitus Ann 14 10 1.</text:p>
      <text:p text:style-name="P2">A Caesare perfecto demum scelere <text:s/>magnitudo eius intellecta est.</text:p>
      <text:p text:style-name="P3">% 49 Horatius Ep 1 xiii 16.</text:p>
      <text:p text:style-name="P2">Ne volgo narres te sudavisse ferendo carmina.</text:p>
      <text:p text:style-name="P3">% 50 Cicero Ad fam xiv 4 5.</text:p>
      <text:p text:style-name="P2">Non vitium nostrum sed virtus nostra nos afflixit.</text:p>
      <text:p text:style-name="P3">% 51 Horatius Sat I 9 59-60.</text:p>
      <text:p text:style-name="P2">Nil sine magno vita labore dedit mortalibus.</text:p>
      <text:p text:style-name="P3">% 52 Horatius Sat II 6 79-81.</text:p>
      <text:p text:style-name="P2">Olim rusticus urbanum murem mus paupere fertur accepisse cavo.</text:p>
      <text:p text:style-name="P3">% 53 Tacitus Ann 11 22 2.</text:p>
      <text:p text:style-name="P2">Dolabella censuit spectaculum gladiatorum celebrandum pecunia eorum qui quaesturam adipiscerentur.</text:p>
      <text:p text:style-name="P3">% 54 adapted from Horatius Ep 2 ii 65-66.</text:p>
      <text:p text:style-name="P2">Romaene me poemata censes scribere posse inter tot curas?</text:p>
      <text:p text:style-name="P3">% 55 Hieronymus Ep LX 19.</text:p>
      <text:p text:style-name="P2">Cotidie morimur et aeternos nos esse credimus.</text:p>
      <text:p text:style-name="P3">% 56 Hieronymus Ep LX 19.</text:p>
      <text:p text:style-name="P2">Cum quo loqui non possumus de eo loqui numquam desinamus.</text:p>
      <text:p text:style-name="P3">% 57 Iuuenalis Sat 8 244.</text:p>
      <text:p text:style-name="P2">Roma patrem patriae Ciceronem libera dixit.</text:p>
      <text:p text:style-name="P3">% 58 Vergilius Georgica 1 463.</text:p>
      <text:p text:style-name="P2">Solem quis dicere falsum audeat? </text:p>
      <text:p text:style-name="P3">% 59 Ouidius Amores I 6 34.</text:p>
      <text:p text:style-name="P2">Solus eram si non saevus adesset Amor.</text:p>
      <text:p text:style-name="P3">% 60 Horatius Carm II 3 1-2.</text:p>
      <text:p text:style-name="P2">Aequam memento rebus in arduis servare mentem.</text:p>
      <text:p text:style-name="P16">% 61 Ouidius Ars Am 1 132.</text:p>
      <text:p text:style-name="P2">Haec mihi si dederis commoda miles ero.</text:p>
      <text:p text:style-name="P3">% 62 Peruigilium Veneris 1.</text:p>
      <text:p text:style-name="P2">Cras amet qui numquam amavit.</text:p>
      <text:p text:style-name="P3">% 63 Sallustius Bellum Iugurthinum V 1.</text:p>
      <text:p text:style-name="P2">Superbiae nobilitatis obviam itum est.</text:p>
      <text:p text:style-name="P3">% 64 Sallustius Bellum Iugurthinum XX 5.</text:p>
      <text:p text:style-name="P2">Legatos ad Iugurtham de iniuriis questum misit.</text:p>
      <text:p text:style-name="P3">% 65 Sallustius Bellum Iugurthinum XIV 8.</text:p>
      <text:p text:style-name="P2">Ego eis finibus eiectus sum quos maioribus meis populus Romanus dedit.</text:p>
      <text:p text:style-name="P3">% 66 adapted from Sallustius Bellum Iugurthinum V 1.</text:p>
      <text:p text:style-name="P2">Bellum scripsi quod populus Romanus cum rege Numidarum gessit.</text:p>
      <text:p text:style-name="P3">% 67 Sallustius Bellum Iugurthinum LXXXV 31.</text:p>
      <text:p text:style-name="P2">Ipsa se uirtus satis ostendit.</text:p>
      <text:p text:style-name="P3">% 68 Sallustius Bellum Iugurthinum LXXXV 31.</text:p>
      <text:p text:style-name="P2">Illis artificio opus est <text:s/>ut turpia facta oratione tegant.</text:p>
      <text:p text:style-name="P3">% 69 Sallustius Bellum Iugurthinum LXXXV 14.</text:p>
      <text:p text:style-name="P2">Contemnunt novitatem meam, ego illorum ignaviam.</text:p>
      <text:p text:style-name="P3">% 70 Sallustius Bellum Iugurthinum LXXXV 14.</text:p>
      <text:p text:style-name="P2">Mihi fortuna, illis probra obiectantur.</text:p>
      <text:p text:style-name="P3">% 71 Cicero Pro Murena 84 1.</text:p>
      <text:p text:style-name="P2">Mihi credite, iudices.</text:p>
      <text:p text:style-name="P3">% 72 Vergilius Eclogae 1 46.</text:p>
      <text:p text:style-name="P2">Fortunate senex, ergo tua rura manebunt.</text:p>
      <text:p text:style-name="P3">% 73 Vergilius Eclogae 1 6.</text:p>
      <text:p text:style-name="P2">O Meliboee, deus nobis haec otia fecit.</text:p>
      <text:p text:style-name="P3">% 74 Vergilius Eclogae 1 13.</text:p>
      <text:p text:style-name="P2">Hanc etiam vix, Tityre, duco.</text:p>
      <text:p text:style-name="P3">% 75 Vergilius Eclogae 4 60.</text:p>
      <text:p text:style-name="P2">Incipe, parve puer, risu cognoscere matrem.</text:p>
      <text:p text:style-name="P3"/>
      <text:p text:style-name="P16">% 76 Vergilius Eclogae 9 43.</text:p>
      <text:p text:style-name="P2">Insani feriant sine litora fluctus.</text:p>
      <text:p text:style-name="P3">% 77 Cicero De Legibus II 1 3.</text:p>
      <text:p text:style-name="P2">Ille sapientissimus vir Ithacam ut videret immortalitatem scribitur repudiasse.</text:p>
      <text:p text:style-name="P3">% 78 Seneca Dialogi 6 26 3 4.</text:p>
      <text:p text:style-name="P2">Cur in domo nostra diutissime lugetur qui felicissime moritur?</text:p>
      <text:p text:style-name="P3">% 79 adapted from Cicero De Legibus II 4 6.</text:p>
      <text:p text:style-name="P2">Vestigia adsunt eorum quos diligimus.</text:p>
      <text:p text:style-name="P3">% 80 Horatius Ep II 2 102.</text:p>
      <text:p text:style-name="P2">Multa fero ut placem genus irritabile vatum.</text:p>
      <text:p text:style-name="P3">% 81 Tacitus Ann XIII 5.</text:p>
      <text:p text:style-name="P2">Ita specie pietatis obviam itum dedecori.</text:p>
      <text:p text:style-name="P3">% 82 Tacitus Ann XIII 15.</text:p>
      <text:p text:style-name="P2">Nero intellecta invidia odium intendit pararique venenum iubet.</text:p>
      <text:p text:style-name="P3">% 83 Tacitus Ann XV 52 1.</text:p>
      <text:p text:style-name="P2">Coniuratis tamen metu permotis placitum maturare caedem.</text:p>
      <text:p text:style-name="P3">% 84 Sallustius Catilinae Coniuratio 1 1 2.</text:p>
      <text:p text:style-name="P2">Omnes homines niti decet ne uitam silentio transeant. </text:p>
      <text:p text:style-name="P3">% 85 Tacitus Hist Lib I 62 1.</text:p>
      <text:p text:style-name="P2">Mira inter exercitum imperatoremque diversitas.</text:p>
      <text:p text:style-name="P3">% 86 Tacitus Hist Lib I 10 1.</text:p>
      <text:p text:style-name="P2">Oriens adhuc immotus.</text:p>
      <text:p text:style-name="P3">% 87 Tacitus Hist Lib I 9 7.</text:p>
      <text:p text:style-name="P2">In Britannico exercitu nihil irarum.</text:p>
      <text:p text:style-name="P3">% 88 Tacitus Hist Lib I 7 13.</text:p>
      <text:p text:style-name="P2">Venalia cuncta.</text:p>
      <text:p text:style-name="P3">% 89 Tacitus Hist Lib I 7 15.</text:p>
      <text:p text:style-name="P2">Eadem novae aulae mala.</text:p>
      <text:p text:style-name="P3">% 90 Tacitus Hist Lib I 2 13.</text:p>
      <text:p text:style-name="P2">Plenum exiliis mare.</text:p>
      <text:p text:style-name="P3"/>
      <text:p text:style-name="P16">% 91 PS 27 1.</text:p>
      <text:p text:style-name="P2">Dominus illuminatio mea.</text:p>
      <text:p text:style-name="P3">% 92 Vergilius <text:s/>Georgica 2 458.</text:p>
      <text:p text:style-name="P2">Fortunatos nimium sua si bona norint agricolas.</text:p>
      <text:p text:style-name="P3">% 93 Catullus Carmina 61 184.</text:p>
      <text:p text:style-name="P2">Iam licet venias, marite.</text:p>
      <text:p text:style-name="P3">% 94 Catullus Carmina 61 94-95.</text:p>
      <text:p text:style-name="P2">Vide ut faces aureas quatiunt comas.</text:p>
      <text:p text:style-name="P3">% 95 Catullus Carmina 72 1.</text:p>
      <text:p text:style-name="P2">Dicebas quondam solum te nosse Catullum.</text:p>
      <text:p text:style-name="P3">% 96 Catullus Carmina 46 6.</text:p>
      <text:p text:style-name="P2">Ad claras Asiae volemus urbes.</text:p>
      <text:p text:style-name="P3">% 97 adapted from Cicero In Cat 1 17 2.</text:p>
      <text:p text:style-name="P2">Servi mei si me metuerent ut te metuunt cives tui domum meam relinquendam putarem.</text:p>
      <text:p text:style-name="P3">% 98 Cicero Att VII 3 4.</text:p>
      <text:p text:style-name="P2">De sua potentia dimicant homines hoc tempore periculo civitatis.</text:p>
      <text:p text:style-name="P3">% 99 Ovidius Tristia 1 9 5.</text:p>
      <text:p text:style-name="P2">Donec eris sospes multos numerabis amicos.</text:p>
      <text:p text:style-name="P3">% 100 Ovidius Tristia 1 9 6.</text:p>
      <text:p text:style-name="P2">Tempora si fuerint nubila solus eris.</text:p>
      <text:p text:style-name="P4">% 101 Seneca Epistulae Morales ad Lucilium 7 1 4.</text:p>
      <text:p text:style-name="P5">Mane leonibus et ursis homines, meridie spectatoribus suis obiiciuntur. </text:p>
      <text:p text:style-name="P4">% 102 Cicero Pro Rege Deiotaro 30 14-15.</text:p>
      <text:p text:style-name="P5">Nulli parietes nostram salutem, nullae leges, nulla iura custodient. </text:p>
      <text:p text:style-name="P4">% 103 Tacitus Ann 16 34 1.</text:p>
      <text:p text:style-name="P5">Tum ad Thraseam in hortis agentem quaestor consulis missus vesperascente iam die.</text:p>
      <text:p text:style-name="P4">% 104 Tacitus Hist I 75 1.</text:p>
      <text:p text:style-name="P5">Insidiatores ab Othone in Germaniam, a Vitellio in urbem missi.</text:p>
      <text:p text:style-name="P4">% 105 Tacitus Hist I 11 1.</text:p>
      <text:p text:style-name="P5">Aegyptum copiasque quibus coerceretur equites Romani obtinent loco regum.</text:p>
      <text:p text:style-name="P4"/>
      <text:p text:style-name="P18">% 106 Martialis Epigr Lib I 3 1-2.</text:p>
      <text:p text:style-name="P5">Argiletanas mauis habitare tabernas cum tibi, parue liber, scrinia nostra vacent.</text:p>
      <text:p text:style-name="P4">% 107 Martialis Epigr Lib I 117 8.</text:p>
      <text:p text:style-name="P5">Quod quaeris propius petas licebit.</text:p>
      <text:p text:style-name="P4">% 108 Propertius El III 25 17.</text:p>
      <text:p text:style-name="P5">Has tibi fatalis cecinit mea pagina diras.</text:p>
      <text:p text:style-name="P4">% 109 Propertius El III 25 18.</text:p>
      <text:p text:style-name="P5">Euentum formae disce timere tuae.</text:p>
      <text:p text:style-name="P4">% 110 adapted from Propertius El III 20 1-2.</text:p>
      <text:p text:style-name="P5">Credis iam tuae meminisse figurae quem uidisti a lecto dare uela tuo.</text:p>
      <text:p text:style-name="P4">% 111 Tacitus Hist IV 1 1.</text:p>
      <text:p text:style-name="P5">Interfecto Vitellio bellum magis desierat quam pax coeperat.</text:p>
      <text:p text:style-name="P4">% 112 Tacitus Ann 13 21 20.</text:p>
      <text:p text:style-name="P5">Vivere ego Britannico potiente rerum poteram?</text:p>
      <text:p text:style-name="P4">% 113 Tacitus Hist I 75 1.</text:p>
      <text:p text:style-name="P5">Ita promissis simul ac minis tentabantur.</text:p>
      <text:p text:style-name="P4">% 114 Tacitus Hist IV 16 1.</text:p>
      <text:p text:style-name="P5">Civilis dolo grassandum ratus incusavit ultro praefectos quod castella deseruissent.</text:p>
      <text:p text:style-name="P4">% 115 Tacitus Hist V 2 1.</text:p>
      <text:p text:style-name="P5">Quoniam famosae urbis supremum diem tradituri sumus congruens videtur primordia eius aperire.</text:p>
      <text:p text:style-name="P4">% 116 Tacitus Hist II 2 1.</text:p>
      <text:p text:style-name="P5">Fuerunt qui accensum desiderio reginae vertisse iter crederent.</text:p>
      <text:p text:style-name="P4">% 117 Tacitus Hist IV 58 2.</text:p>
      <text:p text:style-name="P5">Bellum cum populo Romano vestris se manibus gesturum Classicus sperat.</text:p>
      <text:p text:style-name="P4">% 118 Tacitus Dialogus 27 3 2.</text:p>
      <text:p text:style-name="P5">Cum de antiquis loquaris utere antiqua libertate a qua vel magis degenerauimus quam ab eloquentia.</text:p>
      <text:p text:style-name="P4">% 119 Lucius Annaeus Seneca senior Controversiae 8 1 10.</text:p>
      <text:p text:style-name="P5">I ad illum quem magis amas quam patrem.</text:p>
      <text:p text:style-name="P18">% 120 (20-27 build up Tacitus Hist IV 64 3-4).</text:p>
      <text:p text:style-name="P5">ut amicitia societasque nostra in aeternum rata sint /</text:p>
      <text:p text:style-name="P4">% 121. </text:p>
      <text:p text:style-name="P5">postulamus a uobis muros coloniae munimenta servitii detrahatis.</text:p>
      <text:p text:style-name="P4">% 122.</text:p>
      <text:p text:style-name="P5">etiam fera animalia si clausa teneas virtutis obliviscuntur.</text:p>
      <text:p text:style-name="P4">% 123.</text:p>
      <text:p text:style-name="P5">Romanos omnis in finibus uestris trucidetis.</text:p>
      <text:p text:style-name="P4">% 124.</text:p>
      <text:p text:style-name="P5">haud facile libertas et domini miscentur.</text:p>
      <text:p text:style-name="P4">% 125.</text:p>
      <text:p text:style-name="P5">bona interfectorum in medium cedant.</text:p>
      <text:p text:style-name="P4">% 126.</text:p>
      <text:p text:style-name="P5">ne quis occulere quicquam aut segregare causam suam possit /</text:p>
      <text:p text:style-name="P4">% 127.</text:p>
      <text:p text:style-name="P5">liceat nobis vobisque utramque ripam colere. </text:p>
      <text:p text:style-name="P6">stop.</text:p>
      <text:p text:style-name="P5"/>
      <text:p text:style-name="P14"/>
      <text:p text:style-name="P7">Document structure:</text:p>
      <text:p text:style-name="P7">Sequential Word list</text:p>
      <text:p text:style-name="P7">cputime</text:p>
      <text:p text:style-name="P7">Weight →</text:p>
      <text:p text:style-name="P7">Raw Parse […]</text:p>
      <text:p text:style-name="P7">Pretty-printed parse</text:p>
      <text:p text:style-name="P7">Comment</text:p>
      <text:p text:style-name="P5"/>
      <text:p text:style-name="P10"/>
      <text:p text:style-name="P10"/>
      <text:p text:style-name="P10">ALP Settings: [number_of_parses,1] [depth,1] [type_of_structures,1] [current,DEFAULT] </text:p>
      <text:p text:style-name="Preformatted_20_Text"/>
      <text:p text:style-name="Preformatted_20_Text"/>
      <text:p text:style-name="P11">Procedure</text:p>
      <text:p text:style-name="Preformatted_20_Text"/>
      <text:p text:style-name="Preformatted_20_Text">ALP begins by turning each test sentence <text:s/>into a sequential and numbered word list, which is then submitted to the parser. On account of the setting value [number_of_parses,1], only the best parse is presented to the user. In case of a tie, a second parse, thus with equal weight, is also printed.</text:p>
      <text:p text:style-name="Preformatted_20_Text"/>
      <text:p text:style-name="Preformatted_20_Text">The parses are given first in raw format (Prolog list structure), then pretty-printed with a home-made pretty printer (itself part of the main Prolog program).</text:p>
      <text:p text:style-name="Preformatted_20_Text"/>
      <text:p text:style-name="Preformatted_20_Text">It is important to keep in mind that the weights assigned have absolutely no significance in themselves. Their sole function is that of ranking the parses produced for a given sentence. Comparing the weights of parses for different sentences is therefore totally meaningless.</text:p>
      <text:p text:style-name="P15">% 1 Terentianus Maurus De Syll 1286.</text:p>
      <text:h text:style-name="P25" text:outline-level="3">Habent sua fata libelli.</text:h>
      <text:p text:style-name="P8"/>
      <text:p text:style-name="Preformatted_20_Text">[0/habent,1/sua,2/fata,3/libelli,endpos(4)]</text:p>
      <text:p text:style-name="Preformatted_20_Text"/>
      <text:p text:style-name="Preformatted_20_Text">cputime : 1.2187500000000009</text:p>
      <text:p text:style-name="Preformatted_20_Text"/>
      <text:p text:style-name="Preformatted_20_Text">4---&gt;</text:p>
      <text:p text:style-name="Preformatted_20_Text">[illocutionary_force:statement,vg:[selected_reading:habeo_have,polarity:pos,cat:vg,pathlist:[p(0,1)],hp:[p(0,1)],gender:_46532,w:0,pos:v,class:tr_cod,type:finite,lex:habere,voice:act,txt:habent,tense:present,kind:std,mood:indicative,number:pl,person:3],subject:[number:pl,gender:masc,pathlist:[p(3,4)],hp:[p(3,4)],index:i(p(3,4)),distance:[0],cat:np,sem:[abstract,thing],class:common,lextype:full,origin:noun,person:3,type:core,lex:libellus,txt:libelli,case:nom,w:1,c_str:libelli],object:[pathlist:[p(1,2),p(2,3)],hp:[p(2,3)],index:i(p(2,3)),distance:[0],cat:np,class:common,sem:[abstract],number:pl,person:3,gender:neuter,type:core,lex:fatum,lextype:full,case:acc,w:2,c_str:[head:[pathlist:[p(2,3)],pos:noun,txt:fata,lex:fatum,case:acc,gender:neuter,class:common,ab:no,number:pl,sem:[abstract]],adjp:[cat:adjp,pathlist:[p(1,2)],distance:[0],hp:[p(1,2)],case:acc,number:pl,gender:neuter,lex:suus,type:poss,w:1,c_str:suus]]]]</text:p>
      <text:p text:style-name="Preformatted_20_Text"/>
      <text:p text:style-name="Preformatted_20_Text"><text:s text:c="4"/>illocutionary_force:statement</text:p>
      <text:p text:style-name="Preformatted_20_Text"><text:s text:c="4"/>vg</text:p>
      <text:p text:style-name="Preformatted_20_Text"><text:s text:c="8"/>selected_reading:habeo_have</text:p>
      <text:p text:style-name="Preformatted_20_Text"><text:s text:c="8"/>polarity:pos</text:p>
      <text:p text:style-name="Preformatted_20_Text"><text:s text:c="8"/>cat:vg</text:p>
      <text:p text:style-name="Preformatted_20_Text"><text:s text:c="8"/>* habent * </text:p>
      <text:p text:style-name="Preformatted_20_Text"><text:s text:c="8"/>pos:v</text:p>
      <text:p text:style-name="Preformatted_20_Text"><text:s text:c="8"/>lex:habe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libelli * </text:p>
      <text:p text:style-name="Preformatted_20_Text"><text:s text:c="8"/>index:i(p(3,4))</text:p>
      <text:p text:style-name="Preformatted_20_Text"><text:s text:c="8"/>cat:np</text:p>
      <text:p text:style-name="Preformatted_20_Text"><text:s text:c="8"/>sem:[abstract,thing]</text:p>
      <text:p text:style-name="Preformatted_20_Text"><text:s text:c="8"/>person:3</text:p>
      <text:p text:style-name="Preformatted_20_Text"><text:s text:c="8"/>lex:libellus</text:p>
      <text:p text:style-name="Preformatted_20_Text"><text:s text:c="8"/>case:nom</text:p>
      <text:p text:style-name="Preformatted_20_Text"><text:s text:c="8"/>c_str</text:p>
      <text:p text:style-name="Preformatted_20_Text"><text:s text:c="8"/>libelli</text:p>
      <text:p text:style-name="Preformatted_20_Text"><text:s text:c="4"/>object</text:p>
      <text:p text:style-name="Preformatted_20_Text"><text:s text:c="8"/>* sua * * fata * </text:p>
      <text:p text:style-name="Preformatted_20_Text"><text:s text:c="8"/>index:i(p(2,3))</text:p>
      <text:p text:style-name="Preformatted_20_Text"><text:s text:c="8"/>cat:np</text:p>
      <text:p text:style-name="Preformatted_20_Text"><text:s text:c="8"/>sem:[abstract]</text:p>
      <text:p text:style-name="Preformatted_20_Text"><text:s text:c="8"/>number:pl</text:p>
      <text:p text:style-name="Preformatted_20_Text"><text:s text:c="8"/>person:3</text:p>
      <text:p text:style-name="Preformatted_20_Text"><text:s text:c="8"/>gender:neuter</text:p>
      <text:p text:style-name="Preformatted_20_Text"><text:s text:c="8"/>lex:fatum</text:p>
      <text:p text:style-name="Preformatted_20_Text"><text:s text:c="8"/>case:acc</text:p>
      <text:p text:style-name="Preformatted_20_Text"><text:s text:c="8"/>c_str</text:p>
      <text:p text:style-name="Preformatted_20_Text"><text:s text:c="12"/>head</text:p>
      <text:p text:style-name="Preformatted_20_Text"><text:s text:c="16"/>* fata * </text:p>
      <text:p text:style-name="Preformatted_20_Text"><text:s text:c="16"/>pos:noun</text:p>
      <text:p text:style-name="Preformatted_20_Text"><text:s text:c="16"/>lex:fatum</text:p>
      <text:p text:style-name="Preformatted_20_Text"><text:s text:c="16"/>case:acc</text:p>
      <text:p text:style-name="Preformatted_20_Text"><text:s text:c="16"/>gender:neuter</text:p>
      <text:p text:style-name="Preformatted_20_Text"><text:s text:c="16"/>number:pl</text:p>
      <text:p text:style-name="Preformatted_20_Text"><text:s text:c="16"/>sem:[abstract]</text:p>
      <text:p text:style-name="Preformatted_20_Text"><text:s text:c="12"/>adjp</text:p>
      <text:p text:style-name="Preformatted_20_Text"><text:soft-page-break/><text:s text:c="16"/>cat:adjp</text:p>
      <text:p text:style-name="Preformatted_20_Text"><text:s text:c="16"/>* sua * </text:p>
      <text:p text:style-name="Preformatted_20_Text"><text:s text:c="16"/>case:acc</text:p>
      <text:p text:style-name="Preformatted_20_Text"><text:s text:c="16"/>number:pl</text:p>
      <text:p text:style-name="Preformatted_20_Text"><text:s text:c="16"/>gender:neuter</text:p>
      <text:p text:style-name="Preformatted_20_Text"><text:s text:c="16"/>lex:suus</text:p>
      <text:p text:style-name="Preformatted_20_Text"><text:s text:c="16"/>c_str</text:p>
      <text:p text:style-name="Preformatted_20_Text"><text:s text:c="16"/>suus</text:p>
      <text:p text:style-name="Preformatted_20_Text"/>
      <text:p text:style-name="Preformatted_20_Text"/>
      <text:p text:style-name="Preformatted_20_Text">Comment : OK</text:p>
      <text:p text:style-name="Preformatted_20_Text"/>
      <text:p text:style-name="Preformatted_20_Text"/>
      <text:p text:style-name="Preformatted_20_Text"/>
      <text:p text:style-name="P15">% 2 Cicero Ad Fam VIII 16 4.</text:p>
      <text:h text:style-name="P25" text:outline-level="3">Me secum in Hispaniam ducit.</text:h>
      <text:p text:style-name="P8"/>
      <text:p text:style-name="Preformatted_20_Text">[0/me,1/cum_p,2/se,3/in,4/hispaniam,5/ducit,endpos(6)]</text:p>
      <text:p text:style-name="Preformatted_20_Text">cputime : 0.15625</text:p>
      <text:p text:style-name="Preformatted_20_Text"/>
      <text:p text:style-name="Preformatted_20_Text">3.96---&gt;</text:p>
      <text:p text:style-name="Preformatted_20_Text">[illocutionary_force:statement,vg:[selected_reading:duco_lead,polarity:pos,cat:vg,pathlist:[p(5,6)],hp:[p(5,6)],gender:_53078,w:0,pos:v,class:tr_cod,type:finite,lex:ducere,voice:act,txt:ducit,tense:present,kind:std,mood:indicative,number:sing,person:3],subject:[source:context_retrievable,number:sing,gender:_53270,person:3,cat:np,index:i(0,0),constraints_to_be_met:[sem:[hum]],distance:[0],pathlist:[],case:nom,w: -1],object:[pathlist:[p(0,1)],hp:[p(0,1)],index:i(p(0,1)),distance:[0],cat:np,sem:[hum],class:proper,lex:pp1sg,number:sing,person:1,gender:or([masc,fem]),type:core,case:acc,w:1,c_str:pp1sg],prep_cplt:[pathlist:[p(3,4),p(4,5)],hp:[p(4,5)],distance:[0],index:i(p(4,5)),case:acc,prep:in,sem:[country,thing],lex:hispania,w:1,type:core,cat:pp,c_str:[prep:in,head:[pathlist:[p(4,5)],hp:[p(4,5)],index:i(p(4,5)),distance:[0],cat:np,sem:[country,thing],class:common,lextype:full,origin:noun,number:sing,person:3,gender:fem,type:core,lex:hispania,txt:hispaniam,case:acc,w:1,c_str:hispaniam]]],prep_phrase_adjunct_1:[pathlist:[p(1,2),p(2,3)],hp:[p(2,3)],distance:[0],index:_54230,case:abl,prep:cum,sem:[hum],lex:pp3refl,w:1,type:core,cat:pp,c_str:[prep:cum,head:[pathlist:[p(2,3)],hp:[p(2,3)],index:_54230,distance:[0],cat:np,sem:[hum],class:proper,lex:pp3refl,emphasis:no,number:or([sing,pl]),person:3,gender:or([masc,fem]),type:core,case:abl,w:1,c_str:pp3refl]]]]</text:p>
      <text:p text:style-name="Preformatted_20_Text"/>
      <text:p text:style-name="Preformatted_20_Text"><text:s text:c="4"/>illocutionary_force:statement</text:p>
      <text:p text:style-name="Preformatted_20_Text"><text:s text:c="4"/>vg</text:p>
      <text:p text:style-name="Preformatted_20_Text"><text:s text:c="8"/>selected_reading:duco_lead</text:p>
      <text:p text:style-name="Preformatted_20_Text"><text:s text:c="8"/>polarity:pos</text:p>
      <text:p text:style-name="Preformatted_20_Text"><text:s text:c="8"/>cat:vg</text:p>
      <text:p text:style-name="Preformatted_20_Text"><text:s text:c="8"/>* ducit * </text:p>
      <text:p text:style-name="Preformatted_20_Text"><text:s text:c="8"/>pos:v</text:p>
      <text:p text:style-name="Preformatted_20_Text"><text:s text:c="8"/>lex:duc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source:context_retrievable</text:p>
      <text:p text:style-name="Preformatted_20_Text"><text:s text:c="8"/>number:sing</text:p>
      <text:p text:style-name="Preformatted_20_Text"><text:s text:c="8"/>person:3</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me * </text:p>
      <text:p text:style-name="Preformatted_20_Text"><text:s text:c="8"/>index:i(p(0,1))</text:p>
      <text:p text:style-name="Preformatted_20_Text"><text:s text:c="8"/>cat:np</text:p>
      <text:p text:style-name="Preformatted_20_Text"><text:s text:c="8"/>sem:[hum]</text:p>
      <text:p text:style-name="Preformatted_20_Text"><text:s text:c="8"/>lex:pp1sg</text:p>
      <text:p text:style-name="Preformatted_20_Text"><text:s text:c="8"/>number:sing</text:p>
      <text:p text:style-name="Preformatted_20_Text"><text:s text:c="8"/>person:1</text:p>
      <text:p text:style-name="Preformatted_20_Text"><text:s text:c="8"/>gender:or([masc,fem])</text:p>
      <text:p text:style-name="Preformatted_20_Text"><text:s text:c="8"/>case:acc</text:p>
      <text:p text:style-name="Preformatted_20_Text"><text:s text:c="8"/>c_str</text:p>
      <text:p text:style-name="Preformatted_20_Text"><text:s text:c="8"/>pp1sg</text:p>
      <text:p text:style-name="Preformatted_20_Text"><text:s text:c="4"/>prep_cplt</text:p>
      <text:p text:style-name="Preformatted_20_Text"><text:s text:c="8"/>* in * * hispaniam * </text:p>
      <text:p text:style-name="Preformatted_20_Text"><text:s text:c="8"/>index:i(p(4,5))</text:p>
      <text:p text:style-name="Preformatted_20_Text"><text:s text:c="8"/>case:acc</text:p>
      <text:p text:style-name="Preformatted_20_Text"><text:s text:c="8"/>prep:in</text:p>
      <text:p text:style-name="Preformatted_20_Text"><text:s text:c="8"/>sem:[country,thing]</text:p>
      <text:p text:style-name="Preformatted_20_Text"><text:soft-page-break/><text:s text:c="8"/>lex:hispania</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hispaniam * </text:p>
      <text:p text:style-name="Preformatted_20_Text"><text:s text:c="16"/>index:i(p(4,5))</text:p>
      <text:p text:style-name="Preformatted_20_Text"><text:s text:c="16"/>cat:np</text:p>
      <text:p text:style-name="Preformatted_20_Text"><text:s text:c="16"/>sem:[country,thing]</text:p>
      <text:p text:style-name="Preformatted_20_Text"><text:s text:c="16"/>number:sing</text:p>
      <text:p text:style-name="Preformatted_20_Text"><text:s text:c="16"/>person:3</text:p>
      <text:p text:style-name="Preformatted_20_Text"><text:s text:c="16"/>gender:fem</text:p>
      <text:p text:style-name="Preformatted_20_Text"><text:s text:c="16"/>lex:hispania</text:p>
      <text:p text:style-name="Preformatted_20_Text"><text:s text:c="16"/>case:acc</text:p>
      <text:p text:style-name="Preformatted_20_Text"><text:s text:c="16"/>c_str</text:p>
      <text:p text:style-name="Preformatted_20_Text"><text:s text:c="16"/>hispaniam</text:p>
      <text:p text:style-name="Preformatted_20_Text"><text:s text:c="4"/>prep_phrase_adjunct_1</text:p>
      <text:p text:style-name="Preformatted_20_Text"><text:s text:c="8"/>* cum_p * * se * </text:p>
      <text:p text:style-name="Preformatted_20_Text"><text:s text:c="8"/>case:abl</text:p>
      <text:p text:style-name="Preformatted_20_Text"><text:s text:c="8"/>prep:cum</text:p>
      <text:p text:style-name="Preformatted_20_Text"><text:s text:c="8"/>sem:[hum]</text:p>
      <text:p text:style-name="Preformatted_20_Text"><text:s text:c="8"/>lex:pp3refl</text:p>
      <text:p text:style-name="Preformatted_20_Text"><text:s text:c="8"/>cat:pp</text:p>
      <text:p text:style-name="Preformatted_20_Text"><text:s text:c="8"/>c_str</text:p>
      <text:p text:style-name="Preformatted_20_Text"><text:s text:c="12"/>prep:cum</text:p>
      <text:p text:style-name="Preformatted_20_Text"><text:s text:c="12"/>head</text:p>
      <text:p text:style-name="Preformatted_20_Text"><text:s text:c="16"/>* se * </text:p>
      <text:p text:style-name="Preformatted_20_Text"><text:s text:c="16"/>cat:np</text:p>
      <text:p text:style-name="Preformatted_20_Text"><text:s text:c="16"/>sem:[hum]</text:p>
      <text:p text:style-name="Preformatted_20_Text"><text:s text:c="16"/>lex:pp3refl</text:p>
      <text:p text:style-name="Preformatted_20_Text"><text:s text:c="16"/>emphasis:no</text:p>
      <text:p text:style-name="Preformatted_20_Text"><text:s text:c="16"/>number:or([sing,pl])</text:p>
      <text:p text:style-name="Preformatted_20_Text"><text:s text:c="16"/>person:3</text:p>
      <text:p text:style-name="Preformatted_20_Text"><text:s text:c="16"/>gender:or([masc,fem])</text:p>
      <text:p text:style-name="Preformatted_20_Text"><text:s text:c="16"/>case:abl</text:p>
      <text:p text:style-name="Preformatted_20_Text"><text:s text:c="16"/>c_str</text:p>
      <text:p text:style-name="Preformatted_20_Text"><text:s text:c="16"/>pp3refl</text:p>
      <text:p text:style-name="Preformatted_20_Text"/>
      <text:p text:style-name="Preformatted_20_Text"/>
      <text:p text:style-name="Preformatted_20_Text"/>
      <text:p text:style-name="Preformatted_20_Text"/>
      <text:p text:style-name="Preformatted_20_Text"/>
      <text:p text:style-name="Preformatted_20_Text">Comment : OK</text:p>
      <text:p text:style-name="P15">% 3 Tacitus Agricola 2 1 1.</text:p>
      <text:h text:style-name="P25" text:outline-level="3">Dedimus profecto grande patientiae documentum.</text:h>
      <text:p text:style-name="P8"/>
      <text:p text:style-name="Preformatted_20_Text">[0/dedimus,1/grande,2/patientiae,3/documentum,endpos(4)]</text:p>
      <text:p text:style-name="Preformatted_20_Text">cputime : 0.140625</text:p>
      <text:p text:style-name="Preformatted_20_Text"/>
      <text:p text:style-name="Preformatted_20_Text">2.5---&gt;</text:p>
      <text:p text:style-name="Preformatted_20_Text">[illocutionary_force:statement,vg:[selected_reading:do_give,polarity:pos,cat:vg,pathlist:[p(0,1)],hp:[p(0,1)],gender:_52384,w:0,pos:v,class:tr_cod_coi,type:finite,lex:dare,voice:act,txt:dedimus,tense:perfect,kind:std,mood:indicative,number:pl,person:1],subject:[source:context_retrievable,number:pl,gender:or([masc,fem]),person:1,cat:np,index:i(0,0),constraints_to_be_met:[],distance:[0],pathlist:[],case:nom,w:0],object:[pathlist:[p(1,2),p(2,3),p(3,4)],hp:[p(3,4)],index:i([p(3,4)]),distance:[1],sem:[thing,abstract],number:sing,person:3,cat:np,lex:documentum,lextype:full,gender:neuter,type:full,case:acc,class:common,w:1.5,c_str:[head:[pathlist:[p(1,2),p(3,4)],hp:[p(3,4)],index:i(p(3,4)),distance:[1],cat:np,class:common,sem:[thing,abstract],number:sing,person:3,gender:neuter,type:core,lex:documentum,lextype:full,case:acc,w:2,c_str:[head:[pathlist:[p(3,4)],pos:noun,txt:documentum,lex:documentum,case:acc,gender:neuter,class:common,ab:no,number:sing,sem:[thing,abstract]],adjp:[cat:adjp,pathlist:[p(1,2)],distance:[0],hp:[p(1,2)],case:acc,number:sing,gender:neuter,lex:grandis,type:std,w:1,c_str:grandis]]],noun_cplt:[pathlist:[p(2,3)],hp:[p(2,3)],index:i(p(2,3)),distance:[0],cat:np,sem:[quality],class:common,lextype:full,origin:noun,number:sing,person:3,gender:fem,type:core,lex:patientia,txt:patientiae,case:gen,w:1,c_str:patientiae]]]]</text:p>
      <text:p text:style-name="Preformatted_20_Text"/>
      <text:p text:style-name="Preformatted_20_Text"><text:s text:c="4"/>illocutionary_force:statement</text:p>
      <text:p text:style-name="Preformatted_20_Text"><text:s text:c="4"/>vg</text:p>
      <text:p text:style-name="Preformatted_20_Text"><text:s text:c="8"/>selected_reading:do_give</text:p>
      <text:p text:style-name="Preformatted_20_Text"><text:s text:c="8"/>polarity:pos</text:p>
      <text:p text:style-name="Preformatted_20_Text"><text:s text:c="8"/>cat:vg</text:p>
      <text:p text:style-name="Preformatted_20_Text"><text:s text:c="8"/>* dedimus * </text:p>
      <text:p text:style-name="Preformatted_20_Text"><text:s text:c="8"/>pos:v</text:p>
      <text:p text:style-name="Preformatted_20_Text"><text:s text:c="8"/>lex:dare</text:p>
      <text:p text:style-name="Preformatted_20_Text"><text:s text:c="8"/>voice:act</text:p>
      <text:p text:style-name="Preformatted_20_Text"><text:s text:c="8"/>tense:perfect</text:p>
      <text:p text:style-name="Preformatted_20_Text"><text:s text:c="8"/>mood:indicative</text:p>
      <text:p text:style-name="Preformatted_20_Text"><text:s text:c="8"/>number:pl</text:p>
      <text:p text:style-name="Preformatted_20_Text"><text:s text:c="8"/>person:1</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ase:nom</text:p>
      <text:p text:style-name="Preformatted_20_Text"><text:s text:c="4"/>object</text:p>
      <text:p text:style-name="Preformatted_20_Text"><text:s text:c="8"/>* grande * * patientiae * * documentum * </text:p>
      <text:p text:style-name="Preformatted_20_Text"><text:s text:c="8"/>index:i([p(3,4)])</text:p>
      <text:p text:style-name="Preformatted_20_Text"><text:s text:c="8"/>sem:[thing,abstract]</text:p>
      <text:p text:style-name="Preformatted_20_Text"><text:s text:c="8"/>number:sing</text:p>
      <text:p text:style-name="Preformatted_20_Text"><text:s text:c="8"/>person:3</text:p>
      <text:p text:style-name="Preformatted_20_Text"><text:s text:c="8"/>cat:np</text:p>
      <text:p text:style-name="Preformatted_20_Text"><text:s text:c="8"/>lex:documentum</text:p>
      <text:p text:style-name="Preformatted_20_Text"><text:s text:c="8"/>gender:neuter</text:p>
      <text:p text:style-name="Preformatted_20_Text"><text:s text:c="8"/>case:acc</text:p>
      <text:p text:style-name="Preformatted_20_Text"><text:s text:c="8"/>c_str</text:p>
      <text:p text:style-name="Preformatted_20_Text"><text:s text:c="12"/>head</text:p>
      <text:p text:style-name="Preformatted_20_Text"><text:s text:c="16"/>* grande * * documentum * </text:p>
      <text:p text:style-name="Preformatted_20_Text"><text:s text:c="16"/>index:i(p(3,4))</text:p>
      <text:p text:style-name="Preformatted_20_Text"><text:s text:c="16"/>cat:np</text:p>
      <text:p text:style-name="Preformatted_20_Text"><text:s text:c="16"/>sem:[thing,abstract]</text:p>
      <text:p text:style-name="Preformatted_20_Text"><text:s text:c="16"/>number:sing</text:p>
      <text:p text:style-name="Preformatted_20_Text"><text:s text:c="16"/>person:3</text:p>
      <text:p text:style-name="Preformatted_20_Text"><text:s text:c="16"/>gender:neuter</text:p>
      <text:p text:style-name="Preformatted_20_Text"><text:soft-page-break/><text:s text:c="16"/>lex:documentum</text:p>
      <text:p text:style-name="Preformatted_20_Text"><text:s text:c="16"/>case:acc</text:p>
      <text:p text:style-name="Preformatted_20_Text"><text:s text:c="16"/>c_str</text:p>
      <text:p text:style-name="Preformatted_20_Text"><text:s text:c="20"/>head</text:p>
      <text:p text:style-name="Preformatted_20_Text"><text:s text:c="24"/>* documentum * </text:p>
      <text:p text:style-name="Preformatted_20_Text"><text:s text:c="24"/>pos:noun</text:p>
      <text:p text:style-name="Preformatted_20_Text"><text:s text:c="24"/>lex:documentum</text:p>
      <text:p text:style-name="Preformatted_20_Text"><text:s text:c="24"/>case:acc</text:p>
      <text:p text:style-name="Preformatted_20_Text"><text:s text:c="24"/>gender:neuter</text:p>
      <text:p text:style-name="Preformatted_20_Text"><text:s text:c="24"/>number:sing</text:p>
      <text:p text:style-name="Preformatted_20_Text"><text:s text:c="24"/>sem:[thing,abstract]</text:p>
      <text:p text:style-name="Preformatted_20_Text"><text:s text:c="20"/>adjp</text:p>
      <text:p text:style-name="Preformatted_20_Text"><text:s text:c="24"/>cat:adjp</text:p>
      <text:p text:style-name="Preformatted_20_Text"><text:s text:c="24"/>* grande * </text:p>
      <text:p text:style-name="Preformatted_20_Text"><text:s text:c="24"/>case:acc</text:p>
      <text:p text:style-name="Preformatted_20_Text"><text:s text:c="24"/>number:sing</text:p>
      <text:p text:style-name="Preformatted_20_Text"><text:s text:c="24"/>gender:neuter</text:p>
      <text:p text:style-name="Preformatted_20_Text"><text:s text:c="24"/>lex:grandis</text:p>
      <text:p text:style-name="Preformatted_20_Text"><text:s text:c="24"/>c_str</text:p>
      <text:p text:style-name="Preformatted_20_Text"><text:s text:c="24"/>grandis</text:p>
      <text:p text:style-name="Preformatted_20_Text"><text:s text:c="12"/>noun_cplt</text:p>
      <text:p text:style-name="Preformatted_20_Text"><text:s text:c="16"/>* patientiae * </text:p>
      <text:p text:style-name="Preformatted_20_Text"><text:s text:c="16"/>index:i(p(2,3))</text:p>
      <text:p text:style-name="Preformatted_20_Text"><text:s text:c="16"/>cat:np</text:p>
      <text:p text:style-name="Preformatted_20_Text"><text:s text:c="16"/>sem:[quality]</text:p>
      <text:p text:style-name="Preformatted_20_Text"><text:s text:c="16"/>number:sing</text:p>
      <text:p text:style-name="Preformatted_20_Text"><text:s text:c="16"/>person:3</text:p>
      <text:p text:style-name="Preformatted_20_Text"><text:s text:c="16"/>gender:fem</text:p>
      <text:p text:style-name="Preformatted_20_Text"><text:s text:c="16"/>lex:patientia</text:p>
      <text:p text:style-name="Preformatted_20_Text"><text:s text:c="16"/>case:gen</text:p>
      <text:p text:style-name="Preformatted_20_Text"><text:s text:c="16"/>c_str</text:p>
      <text:p text:style-name="Preformatted_20_Text"><text:s text:c="16"/>patientiae</text:p>
      <text:p text:style-name="Preformatted_20_Text"/>
      <text:p text:style-name="Preformatted_20_Text"/>
      <text:p text:style-name="Preformatted_20_Text"/>
      <text:p text:style-name="Preformatted_20_Text"/>
      <text:p text:style-name="Preformatted_20_Text"/>
      <text:p text:style-name="Preformatted_20_Text">Comment: OK</text:p>
      <text:p text:style-name="P15">% 4 Cicero Pro Murena VI 13.</text:p>
      <text:h text:style-name="P25" text:outline-level="3">Saltatorem appellat Murenam Cato.</text:h>
      <text:p text:style-name="P8"/>
      <text:p text:style-name="Preformatted_20_Text">[0/saltatorem,1/appellat,2/murenam,3/cato,endpos(4)]</text:p>
      <text:p text:style-name="Preformatted_20_Text">cputime : 0.046875</text:p>
      <text:p text:style-name="Preformatted_20_Text"/>
      <text:p text:style-name="Preformatted_20_Text">4---&gt;</text:p>
      <text:p text:style-name="Preformatted_20_Text">[illocutionary_force:statement,vg:[selected_reading:appello_call,polarity:pos,cat:vg,pathlist:[p(1,2)],hp:[p(1,2)],gender:_55444,w:0,pos:v,class:tr_cod,type:finite,lex:appellare,voice:act,txt:appellat,tense:present,kind:std,mood:indicative,number:sing,person:3],subject:[number:sing,gender:masc,pathlist:[p(3,4)],hp:[p(3,4)],index:i(p(3,4)),distance:[0],cat:np,sem:[male],class:proper,lex:cato,lextype:full,person:3,type:core,case:nom,w:1,c_str:cato],object:[pathlist:[p(2,3)],hp:[p(2,3)],index:i(p(2,3)),distance:[0],cat:np,sem:[male],class:proper,lex:murena,lextype:full,number:sing,person:3,gender:masc,type:core,case:acc,w:1,c_str:murena],object_cplt:[pathlist:[p(0,1)],hp:[p(0,1)],index:i(p(0,1)),distance:[0],cat:np,sem:[hum],class:common,lextype:full,origin:noun,number:sing,person:3,gender:masc,type:core,lex:saltator,txt:saltatorem,case:acc,w:1,c_str:saltatorem]]</text:p>
      <text:p text:style-name="Preformatted_20_Text"/>
      <text:p text:style-name="Preformatted_20_Text"><text:s text:c="4"/>illocutionary_force:statement</text:p>
      <text:p text:style-name="Preformatted_20_Text"><text:s text:c="4"/>vg</text:p>
      <text:p text:style-name="Preformatted_20_Text"><text:s text:c="8"/>selected_reading:appello_call</text:p>
      <text:p text:style-name="Preformatted_20_Text"><text:s text:c="8"/>polarity:pos</text:p>
      <text:p text:style-name="Preformatted_20_Text"><text:s text:c="8"/>cat:vg</text:p>
      <text:p text:style-name="Preformatted_20_Text"><text:s text:c="8"/>* appellat * </text:p>
      <text:p text:style-name="Preformatted_20_Text"><text:s text:c="8"/>pos:v</text:p>
      <text:p text:style-name="Preformatted_20_Text"><text:s text:c="8"/>lex:appell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ato * </text:p>
      <text:p text:style-name="Preformatted_20_Text"><text:s text:c="8"/>index:i(p(3,4))</text:p>
      <text:p text:style-name="Preformatted_20_Text"><text:s text:c="8"/>cat:np</text:p>
      <text:p text:style-name="Preformatted_20_Text"><text:s text:c="8"/>sem:[male]</text:p>
      <text:p text:style-name="Preformatted_20_Text"><text:s text:c="8"/>lex:cato</text:p>
      <text:p text:style-name="Preformatted_20_Text"><text:s text:c="8"/>person:3</text:p>
      <text:p text:style-name="Preformatted_20_Text"><text:s text:c="8"/>case:nom</text:p>
      <text:p text:style-name="Preformatted_20_Text"><text:s text:c="8"/>c_str</text:p>
      <text:p text:style-name="Preformatted_20_Text"><text:s text:c="8"/>cato</text:p>
      <text:p text:style-name="Preformatted_20_Text"><text:s text:c="4"/>object</text:p>
      <text:p text:style-name="Preformatted_20_Text"><text:s text:c="8"/>* murenam * </text:p>
      <text:p text:style-name="Preformatted_20_Text"><text:s text:c="8"/>index:i(p(2,3))</text:p>
      <text:p text:style-name="Preformatted_20_Text"><text:s text:c="8"/>cat:np</text:p>
      <text:p text:style-name="Preformatted_20_Text"><text:s text:c="8"/>sem:[male]</text:p>
      <text:p text:style-name="Preformatted_20_Text"><text:s text:c="8"/>lex:murena</text:p>
      <text:p text:style-name="Preformatted_20_Text"><text:s text:c="8"/>number:sing</text:p>
      <text:p text:style-name="Preformatted_20_Text"><text:s text:c="8"/>person:3</text:p>
      <text:p text:style-name="Preformatted_20_Text"><text:s text:c="8"/>gender:masc</text:p>
      <text:p text:style-name="Preformatted_20_Text"><text:s text:c="8"/>case:acc</text:p>
      <text:p text:style-name="Preformatted_20_Text"><text:s text:c="8"/>c_str</text:p>
      <text:p text:style-name="Preformatted_20_Text"><text:s text:c="8"/>murena</text:p>
      <text:p text:style-name="Preformatted_20_Text"><text:s text:c="4"/>object_cplt</text:p>
      <text:p text:style-name="Preformatted_20_Text"><text:s text:c="8"/>* saltatorem * </text:p>
      <text:p text:style-name="Preformatted_20_Text"><text:s text:c="8"/>index:i(p(0,1))</text:p>
      <text:p text:style-name="Preformatted_20_Text"><text:s text:c="8"/>cat:np</text:p>
      <text:p text:style-name="Preformatted_20_Text"><text:s text:c="8"/>sem:[hum]</text:p>
      <text:p text:style-name="Preformatted_20_Text"><text:s text:c="8"/>number:sing</text:p>
      <text:p text:style-name="Preformatted_20_Text"><text:s text:c="8"/>person:3</text:p>
      <text:p text:style-name="Preformatted_20_Text"><text:s text:c="8"/>gender:masc</text:p>
      <text:p text:style-name="Preformatted_20_Text"><text:soft-page-break/><text:s text:c="8"/>lex:saltator</text:p>
      <text:p text:style-name="Preformatted_20_Text"><text:s text:c="8"/>case:acc</text:p>
      <text:p text:style-name="Preformatted_20_Text"><text:s text:c="8"/>c_str</text:p>
      <text:p text:style-name="Preformatted_20_Text"><text:s text:c="8"/>saltatorem</text:p>
      <text:p text:style-name="Preformatted_20_Text"/>
      <text:p text:style-name="Preformatted_20_Text"/>
      <text:p text:style-name="Preformatted_20_Text"/>
      <text:p text:style-name="Preformatted_20_Text">Comment : correct assignment of Object (Murenam) and Object Cplt (saltatorem) </text:p>
      <text:p text:style-name="P15">% 5 adapted from Cicero Pro Murena VI 13.</text:p>
      <text:h text:style-name="P25" text:outline-level="3">Non debes temere consulem populi Romani saltatorem vocare.</text:h>
      <text:p text:style-name="P8"/>
      <text:p text:style-name="Preformatted_20_Text">[0/non,1/debes,2/temere,3/consulem,4/populi,5/romani,6/saltatorem,7/uocare,endpos(8)]</text:p>
      <text:p text:style-name="Preformatted_20_Text">cputime : 47.76562500000001</text:p>
      <text:p text:style-name="Preformatted_20_Text"/>
      <text:p text:style-name="Preformatted_20_Text">9.49---&gt;</text:p>
      <text:p text:style-name="Preformatted_20_Text">[illocutionary_force:statement,vg:[selected_reading:uoco_call,polarity:neg,w:3,pathlist:[p(0,1),p(1,2),p(7,8)],cat:vg,aux:debere,value:deontic,type:finite,hp:[p(7,8)],lex:uocare,person:2,mood:indicative,tense:present,voice:act,number:sing,gender:_97468],subject:[source:context_retrievable,number:sing,gender:or([masc,fem]),person:2,cat:np,index:i(0,0),constraints_to_be_met:[sem:[hum]],distance:[0],pathlist:[],case:nom,w:0],object:[pathlist:[p(3,4),p(4,5),p(5,6)],hp:[p(3,4)],index:i([p(3,4)]),distance:[0],sem:[hum],number:sing,person:3,cat:np,lex:consul,lextype:full,gender:masc,type:full,case:acc,class:common,w:1.5,c_str:[head:[pathlist:[p(3,4)],hp:[p(3,4)],index:i(p(3,4)),distance:[0],cat:np,sem:[hum],class:common,lextype:full,origin:noun,number:sing,person:3,gender:masc,type:core,lex:consul,txt:consulem,case:acc,w:1,c_str:consulem],noun_cplt:[pathlist:[p(4,5),p(5,6)],hp:[p(4,5)],index:i(p(4,5)),distance:[0],cat:np,class:common,sem:[hum],number:sing,person:3,gender:masc,type:core,lex:populus,lextype:full,case:gen,w:2,c_str:[head:[pathlist:[p(4,5)],pos:noun,txt:populi,lex:populus,case:gen,gender:masc,class:common,ab:no,number:sing,sem:[hum]],adjp:[cat:adjp,pathlist:[p(5,6)],distance:[0],hp:[p(5,6)],case:gen,number:sing,gender:masc,lex:romanus,type:std,w:1,c_str:romanus]]]]],object_cplt:[pathlist:[p(6,7)],hp:[p(6,7)],index:i(p(6,7)),distance:[0],cat:np,sem:[hum],class:common,lextype:full,origin:noun,number:sing,person:3,gender:masc,type:core,lex:saltator,txt:saltatorem,case:acc,w:1,c_str:saltatorem],adverbial_adjunct:[cat:advp,pathlist:[p(2,3)],distance:[0],type:vpbound,lex:temere,sem:manner_means,w:1,c_str:[head:temere]]]</text:p>
      <text:p text:style-name="Preformatted_20_Text"/>
      <text:p text:style-name="Preformatted_20_Text"><text:s text:c="4"/>illocutionary_force:statement</text:p>
      <text:p text:style-name="Preformatted_20_Text"><text:s text:c="4"/>vg</text:p>
      <text:p text:style-name="Preformatted_20_Text"><text:s text:c="8"/>selected_reading:uoco_call</text:p>
      <text:p text:style-name="Preformatted_20_Text"><text:s text:c="8"/>polarity:neg</text:p>
      <text:p text:style-name="Preformatted_20_Text"><text:s text:c="8"/>* non * * debes * * uocare * </text:p>
      <text:p text:style-name="Preformatted_20_Text"><text:s text:c="8"/>cat:vg</text:p>
      <text:p text:style-name="Preformatted_20_Text"><text:s text:c="8"/>aux:debere</text:p>
      <text:p text:style-name="Preformatted_20_Text"><text:s text:c="8"/>value:deontic</text:p>
      <text:p text:style-name="Preformatted_20_Text"><text:s text:c="8"/>lex:uocare</text:p>
      <text:p text:style-name="Preformatted_20_Text"><text:s text:c="8"/>person:2</text:p>
      <text:p text:style-name="Preformatted_20_Text"><text:s text:c="8"/>mood:indicative</text:p>
      <text:p text:style-name="Preformatted_20_Text"><text:s text:c="8"/>tense:present</text:p>
      <text:p text:style-name="Preformatted_20_Text"><text:s text:c="8"/>voice:act</text:p>
      <text:p text:style-name="Preformatted_20_Text"><text:s text:c="8"/>number:sing</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consulem * * populi * * romani * </text:p>
      <text:p text:style-name="Preformatted_20_Text"><text:s text:c="8"/>index:i([p(3,4)])</text:p>
      <text:p text:style-name="Preformatted_20_Text"><text:s text:c="8"/>sem:[hum]</text:p>
      <text:p text:style-name="Preformatted_20_Text"><text:s text:c="8"/>number:sing</text:p>
      <text:p text:style-name="Preformatted_20_Text"><text:s text:c="8"/>person:3</text:p>
      <text:p text:style-name="Preformatted_20_Text"><text:s text:c="8"/>cat:np</text:p>
      <text:p text:style-name="Preformatted_20_Text"><text:s text:c="8"/>lex:consul</text:p>
      <text:p text:style-name="Preformatted_20_Text"><text:s text:c="8"/>gender:masc</text:p>
      <text:p text:style-name="Preformatted_20_Text"><text:s text:c="8"/>case:acc</text:p>
      <text:p text:style-name="Preformatted_20_Text"><text:s text:c="8"/>c_str</text:p>
      <text:p text:style-name="Preformatted_20_Text"><text:s text:c="12"/>head</text:p>
      <text:p text:style-name="Preformatted_20_Text"><text:s text:c="16"/>* consulem * </text:p>
      <text:p text:style-name="Preformatted_20_Text"><text:s text:c="16"/>index:i(p(3,4))</text:p>
      <text:p text:style-name="Preformatted_20_Text"><text:soft-page-break/><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consul</text:p>
      <text:p text:style-name="Preformatted_20_Text"><text:s text:c="16"/>case:acc</text:p>
      <text:p text:style-name="Preformatted_20_Text"><text:s text:c="16"/>c_str</text:p>
      <text:p text:style-name="Preformatted_20_Text"><text:s text:c="16"/>consulem</text:p>
      <text:p text:style-name="Preformatted_20_Text"><text:s text:c="12"/>noun_cplt</text:p>
      <text:p text:style-name="Preformatted_20_Text"><text:s text:c="16"/>* populi * * romani * </text:p>
      <text:p text:style-name="Preformatted_20_Text"><text:s text:c="16"/>index:i(p(4,5))</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populus</text:p>
      <text:p text:style-name="Preformatted_20_Text"><text:s text:c="16"/>case:gen</text:p>
      <text:p text:style-name="Preformatted_20_Text"><text:s text:c="16"/>c_str</text:p>
      <text:p text:style-name="Preformatted_20_Text"><text:s text:c="20"/>head</text:p>
      <text:p text:style-name="Preformatted_20_Text"><text:s text:c="24"/>* populi * </text:p>
      <text:p text:style-name="Preformatted_20_Text"><text:s text:c="24"/>pos:noun</text:p>
      <text:p text:style-name="Preformatted_20_Text"><text:s text:c="24"/>lex:populus</text:p>
      <text:p text:style-name="Preformatted_20_Text"><text:s text:c="24"/>case:gen</text:p>
      <text:p text:style-name="Preformatted_20_Text"><text:s text:c="24"/>gender:masc</text:p>
      <text:p text:style-name="Preformatted_20_Text"><text:s text:c="24"/>number:sing</text:p>
      <text:p text:style-name="Preformatted_20_Text"><text:s text:c="24"/>sem:[hum]</text:p>
      <text:p text:style-name="Preformatted_20_Text"><text:s text:c="20"/>adjp</text:p>
      <text:p text:style-name="Preformatted_20_Text"><text:s text:c="24"/>cat:adjp</text:p>
      <text:p text:style-name="Preformatted_20_Text"><text:s text:c="24"/>* romani * </text:p>
      <text:p text:style-name="Preformatted_20_Text"><text:s text:c="24"/>case:gen</text:p>
      <text:p text:style-name="Preformatted_20_Text"><text:s text:c="24"/>number:sing</text:p>
      <text:p text:style-name="Preformatted_20_Text"><text:s text:c="24"/>gender:masc</text:p>
      <text:p text:style-name="Preformatted_20_Text"><text:s text:c="24"/>lex:romanus</text:p>
      <text:p text:style-name="Preformatted_20_Text"><text:s text:c="24"/>c_str</text:p>
      <text:p text:style-name="Preformatted_20_Text"><text:s text:c="24"/>romanus</text:p>
      <text:p text:style-name="Preformatted_20_Text"><text:s text:c="4"/>object_cplt</text:p>
      <text:p text:style-name="Preformatted_20_Text"><text:s text:c="8"/>* saltatorem * </text:p>
      <text:p text:style-name="Preformatted_20_Text"><text:s text:c="8"/>index:i(p(6,7))</text:p>
      <text:p text:style-name="Preformatted_20_Text"><text:s text:c="8"/>cat:np</text:p>
      <text:p text:style-name="Preformatted_20_Text"><text:s text:c="8"/>sem:[hum]</text:p>
      <text:p text:style-name="Preformatted_20_Text"><text:s text:c="8"/>number:sing</text:p>
      <text:p text:style-name="Preformatted_20_Text"><text:s text:c="8"/>person:3</text:p>
      <text:p text:style-name="Preformatted_20_Text"><text:s text:c="8"/>gender:masc</text:p>
      <text:p text:style-name="Preformatted_20_Text"><text:s text:c="8"/>lex:saltator</text:p>
      <text:p text:style-name="Preformatted_20_Text"><text:s text:c="8"/>case:acc</text:p>
      <text:p text:style-name="Preformatted_20_Text"><text:s text:c="8"/>c_str</text:p>
      <text:p text:style-name="Preformatted_20_Text"><text:s text:c="8"/>saltatorem</text:p>
      <text:p text:style-name="Preformatted_20_Text"><text:s text:c="4"/>adverbial_adjunct</text:p>
      <text:p text:style-name="Preformatted_20_Text"><text:s text:c="8"/>cat:advp</text:p>
      <text:p text:style-name="Preformatted_20_Text"><text:s text:c="8"/>* temere * </text:p>
      <text:p text:style-name="Preformatted_20_Text"><text:s text:c="8"/>lex:temere</text:p>
      <text:p text:style-name="Preformatted_20_Text"><text:s text:c="8"/>sem:manner_means</text:p>
      <text:p text:style-name="Preformatted_20_Text"><text:s text:c="8"/>c_str</text:p>
      <text:p text:style-name="Preformatted_20_Text"><text:s text:c="12"/>head</text:p>
      <text:p text:style-name="Preformatted_20_Text"><text:s text:c="12"/>temere</text:p>
      <text:p text:style-name="Preformatted_20_Text"/>
      <text:p text:style-name="Preformatted_20_Text"/>
      <text:p text:style-name="Preformatted_20_Text"/>
      <text:p text:style-name="Preformatted_20_Text">Comment : correct assignment of Object (consulem populi Romani) and Object Cplt (saltatorem) </text:p>
      <text:p text:style-name="Preformatted_20_Text"/>
      <text:p text:style-name="Preformatted_20_Text"/>
      <text:p text:style-name="P15">% 6 Terentius Heauton Timorumenos I 77.</text:p>
      <text:h text:style-name="P25" text:outline-level="3">Humani nil a me alienum puto.</text:h>
      <text:p text:style-name="P8"/>
      <text:p text:style-name="Preformatted_20_Text">[0/humani,1/nil,2/a,3/me,4/alienum,5/puto,endpos(6)]</text:p>
      <text:p text:style-name="Preformatted_20_Text">cputime : 0.28125</text:p>
      <text:p text:style-name="Preformatted_20_Text"/>
      <text:p text:style-name="Preformatted_20_Text">9.97---&gt;</text:p>
      <text:p text:style-name="Preformatted_20_Text">[illocutionary_force:statement,vg:[selected_reading:puto_deem,polarity:pos,cat:vg,pathlist:[p(5,6)],hp:[p(5,6)],gender:_62042,w:0,pos:v,class:tr_inf,type:finite,lex:putare,voice:act,txt:puto,tense:present,kind:std,mood:indicative,number:sing,person:1],subject:[source:context_retrievable,number:sing,gender:or([masc,fem]),person:1,cat:np,index:i(0,0),constraints_to_be_met:[sem:[hum]],distance:[0],pathlist:[],case:nom,w:0],object:[pathlist:[p(1,2),p(0,1)],hp:[p(1,2)],index:i(p(1,2)),distance:[0],cat:np,sem:[thing,abstract],lex:nihil,class:prindef,type:core,number:sing,person:3,gender:neuter,case:acc,w:2,c_str:[[pos:prindef,txt:nihil,lex:nihil,gender:neuter,case:acc,number:sing,person:3,sem:[thing,abstract],function:[subject,object]],[cat:adjp,pathlist:[p(0,1)],distance:[0],hp:[p(0,1)],case:gen,number:sing,gender:neuter,lex:humanus,type:std,w:1,c_str:humanus]]],object_cplt:[pathlist:[p(2,3),p(3,4),p(4,5)],hp:[p(4,5)],distance:[0],cat:adjp,w:5,type:std,number:sing,gender:neuter,lex:alienus,case:acc,c_str:[head:[cat:adjp,pathlist:[p(4,5)],distance:[0],hp:[p(4,5)],case:acc,number:sing,gender:neuter,lex:alienus,type:std,w:1,c_str:alienus],arg:[pathlist:[p(2,3),p(3,4)],hp:[p(3,4)],distance:[0],index:i(p(3,4)),case:abl,prep:ab,sem:[hum],lex:pp1sg,w:1,type:core,cat:pp,c_str:[prep:ab,head:[pathlist:[p(3,4)],hp:[p(3,4)],index:i(p(3,4)),distance:[0],cat:np,sem:[hum],class:proper,lex:pp1sg,number:sing,person:1,gender:or([masc,fem]),type:core,case:abl,w:1,c_str:pp1sg]]]]]]</text:p>
      <text:p text:style-name="Preformatted_20_Text"/>
      <text:p text:style-name="Preformatted_20_Text"><text:s text:c="4"/>illocutionary_force:statement</text:p>
      <text:p text:style-name="Preformatted_20_Text"><text:s text:c="4"/>vg</text:p>
      <text:p text:style-name="Preformatted_20_Text"><text:s text:c="8"/>selected_reading:puto_deem</text:p>
      <text:p text:style-name="Preformatted_20_Text"><text:s text:c="8"/>polarity:pos</text:p>
      <text:p text:style-name="Preformatted_20_Text"><text:s text:c="8"/>cat:vg</text:p>
      <text:p text:style-name="Preformatted_20_Text"><text:s text:c="8"/>* puto * </text:p>
      <text:p text:style-name="Preformatted_20_Text"><text:s text:c="8"/>pos:v</text:p>
      <text:p text:style-name="Preformatted_20_Text"><text:s text:c="8"/>lex:put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nil * * humani * </text:p>
      <text:p text:style-name="Preformatted_20_Text"><text:s text:c="8"/>index:i(p(1,2))</text:p>
      <text:p text:style-name="Preformatted_20_Text"><text:s text:c="8"/>cat:np</text:p>
      <text:p text:style-name="Preformatted_20_Text"><text:s text:c="8"/>sem:[thing,abstract]</text:p>
      <text:p text:style-name="Preformatted_20_Text"><text:s text:c="8"/>lex:nihil</text:p>
      <text:p text:style-name="Preformatted_20_Text"><text:s text:c="8"/>number:sing</text:p>
      <text:p text:style-name="Preformatted_20_Text"><text:s text:c="8"/>person:3</text:p>
      <text:p text:style-name="Preformatted_20_Text"><text:s text:c="8"/>gender:neuter</text:p>
      <text:p text:style-name="Preformatted_20_Text"><text:s text:c="8"/>case:acc</text:p>
      <text:p text:style-name="Preformatted_20_Text"><text:s text:c="8"/>c_str</text:p>
      <text:p text:style-name="Preformatted_20_Text"><text:s text:c="16"/>pos:prindef</text:p>
      <text:p text:style-name="Preformatted_20_Text"><text:s text:c="16"/>lex:nihil</text:p>
      <text:p text:style-name="Preformatted_20_Text"><text:s text:c="16"/>gender:neuter</text:p>
      <text:p text:style-name="Preformatted_20_Text"><text:s text:c="16"/>case:acc</text:p>
      <text:p text:style-name="Preformatted_20_Text"><text:s text:c="16"/>number:sing</text:p>
      <text:p text:style-name="Preformatted_20_Text"><text:s text:c="16"/>person:3</text:p>
      <text:p text:style-name="Preformatted_20_Text"><text:s text:c="16"/>sem:[thing,abstract]</text:p>
      <text:p text:style-name="Preformatted_20_Text"><text:soft-page-break/><text:s text:c="16"/>cat:adjp</text:p>
      <text:p text:style-name="Preformatted_20_Text"><text:s text:c="16"/>* humani * </text:p>
      <text:p text:style-name="Preformatted_20_Text"><text:s text:c="16"/>case:gen</text:p>
      <text:p text:style-name="Preformatted_20_Text"><text:s text:c="16"/>number:sing</text:p>
      <text:p text:style-name="Preformatted_20_Text"><text:s text:c="16"/>gender:neuter</text:p>
      <text:p text:style-name="Preformatted_20_Text"><text:s text:c="16"/>lex:humanus</text:p>
      <text:p text:style-name="Preformatted_20_Text"><text:s text:c="16"/>c_str</text:p>
      <text:p text:style-name="Preformatted_20_Text"><text:s text:c="16"/>humanus</text:p>
      <text:p text:style-name="Preformatted_20_Text"><text:s text:c="4"/>object_cplt</text:p>
      <text:p text:style-name="Preformatted_20_Text"><text:s text:c="8"/>* a * * me * * alienum * </text:p>
      <text:p text:style-name="Preformatted_20_Text"><text:s text:c="8"/>cat:adjp</text:p>
      <text:p text:style-name="Preformatted_20_Text"><text:s text:c="8"/>number:sing</text:p>
      <text:p text:style-name="Preformatted_20_Text"><text:s text:c="8"/>gender:neuter</text:p>
      <text:p text:style-name="Preformatted_20_Text"><text:s text:c="8"/>lex:alienus</text:p>
      <text:p text:style-name="Preformatted_20_Text"><text:s text:c="8"/>case:acc</text:p>
      <text:p text:style-name="Preformatted_20_Text"><text:s text:c="8"/>c_str</text:p>
      <text:p text:style-name="Preformatted_20_Text"><text:s text:c="12"/>head</text:p>
      <text:p text:style-name="Preformatted_20_Text"><text:s text:c="16"/>cat:adjp</text:p>
      <text:p text:style-name="Preformatted_20_Text"><text:s text:c="16"/>* alienum * </text:p>
      <text:p text:style-name="Preformatted_20_Text"><text:s text:c="16"/>case:acc</text:p>
      <text:p text:style-name="Preformatted_20_Text"><text:s text:c="16"/>number:sing</text:p>
      <text:p text:style-name="Preformatted_20_Text"><text:s text:c="16"/>gender:neuter</text:p>
      <text:p text:style-name="Preformatted_20_Text"><text:s text:c="16"/>lex:alienus</text:p>
      <text:p text:style-name="Preformatted_20_Text"><text:s text:c="16"/>c_str</text:p>
      <text:p text:style-name="Preformatted_20_Text"><text:s text:c="16"/>alienus</text:p>
      <text:p text:style-name="Preformatted_20_Text"><text:s text:c="12"/>arg</text:p>
      <text:p text:style-name="Preformatted_20_Text"><text:s text:c="16"/>* a * * me * </text:p>
      <text:p text:style-name="Preformatted_20_Text"><text:s text:c="16"/>index:i(p(3,4))</text:p>
      <text:p text:style-name="Preformatted_20_Text"><text:s text:c="16"/>case:abl</text:p>
      <text:p text:style-name="Preformatted_20_Text"><text:s text:c="16"/>prep:ab</text:p>
      <text:p text:style-name="Preformatted_20_Text"><text:s text:c="16"/>sem:[hum]</text:p>
      <text:p text:style-name="Preformatted_20_Text"><text:s text:c="16"/>lex:pp1sg</text:p>
      <text:p text:style-name="Preformatted_20_Text"><text:s text:c="16"/>cat:pp</text:p>
      <text:p text:style-name="Preformatted_20_Text"><text:s text:c="16"/>c_str</text:p>
      <text:p text:style-name="Preformatted_20_Text"><text:s text:c="20"/>prep:ab</text:p>
      <text:p text:style-name="Preformatted_20_Text"><text:s text:c="20"/>head</text:p>
      <text:p text:style-name="Preformatted_20_Text"><text:s text:c="24"/>* me * </text:p>
      <text:p text:style-name="Preformatted_20_Text"><text:s text:c="24"/>index:i(p(3,4))</text:p>
      <text:p text:style-name="Preformatted_20_Text"><text:s text:c="24"/>cat:np</text:p>
      <text:p text:style-name="Preformatted_20_Text"><text:s text:c="24"/>sem:[hum]</text:p>
      <text:p text:style-name="Preformatted_20_Text"><text:s text:c="24"/>lex:pp1sg</text:p>
      <text:p text:style-name="Preformatted_20_Text"><text:s text:c="24"/>number:sing</text:p>
      <text:p text:style-name="Preformatted_20_Text"><text:s text:c="24"/>person:1</text:p>
      <text:p text:style-name="Preformatted_20_Text"><text:s text:c="24"/>gender:or([masc,fem])</text:p>
      <text:p text:style-name="Preformatted_20_Text"><text:s text:c="24"/>case:abl</text:p>
      <text:p text:style-name="Preformatted_20_Text"><text:s text:c="24"/>c_str</text:p>
      <text:p text:style-name="Preformatted_20_Text"><text:s text:c="24"/>pp1sg</text:p>
      <text:p text:style-name="Preformatted_20_Text"/>
      <text:p text:style-name="Preformatted_20_Text"/>
      <text:p text:style-name="Preformatted_20_Text"/>
      <text:p text:style-name="Preformatted_20_Text"/>
      <text:p text:style-name="Preformatted_20_Text">Comment: OK.</text:p>
      <text:p text:style-name="Preformatted_20_Text"/>
      <text:p text:style-name="P15">% 7 Tacitus Hist Lib I LXXVI 9.</text:p>
      <text:h text:style-name="P25" text:outline-level="3">Carthaginem ceterae civitates secutae.</text:h>
      <text:p text:style-name="P8"/>
      <text:p text:style-name="Preformatted_20_Text">[0/carthaginem,1/ceterae,2/ciuitates,3/secutae,endpos(4)]</text:p>
      <text:p text:style-name="Preformatted_20_Text">cputime : 0.09375</text:p>
      <text:p text:style-name="Preformatted_20_Text"/>
      <text:p text:style-name="Preformatted_20_Text">6.98---&gt;</text:p>
      <text:p text:style-name="Preformatted_20_Text">[illocutionary_force:statement,vg:[selected_reading:sequor_follow,polarity:pos,cat:vg,type:finite,pathlist:[p(3,4)],hp:[p(3,4)],lex:sequi_2,person:3,mood:indicative,tense:perfect,voice:act,number:pl,gender:fem,w:3],subject:[number:pl,gender:fem,pathlist:[p(1,2),p(2,3)],hp:[p(2,3)],index:i(p(2,3)),distance:[0],cat:np,class:common,sem:[hum,loc],person:3,type:core,lex:ciuitas,lextype:full,case:nom,w:2,c_str:[head:[pathlist:[p(2,3)],pos:noun,txt:ciuitates,lex:ciuitas,case:nom,gender:fem,class:common,ab:no,number:pl,sem:[hum,loc]],adjp:[cat:adjp,pathlist:[p(1,2)],distance:[0],hp:[p(1,2)],case:nom,number:pl,gender:fem,lex:ceterus,type:std,w:1,c_str:ceterus]]],object:[pathlist:[p(0,1)],hp:[p(0,1)],index:i(p(0,1)),distance:[0],cat:np,sem:[city,thing,abstract],class:common,lextype:full,origin:noun,number:sing,person:3,gender:fem,type:core,lex:carthago,txt:carthaginem,case:acc,w:1,c_str:carthaginem]]</text:p>
      <text:p text:style-name="Preformatted_20_Text"/>
      <text:p text:style-name="Preformatted_20_Text"><text:s text:c="4"/>illocutionary_force:statement</text:p>
      <text:p text:style-name="Preformatted_20_Text"><text:s text:c="4"/>vg</text:p>
      <text:p text:style-name="Preformatted_20_Text"><text:s text:c="8"/>selected_reading:sequor_follow</text:p>
      <text:p text:style-name="Preformatted_20_Text"><text:s text:c="8"/>polarity:pos</text:p>
      <text:p text:style-name="Preformatted_20_Text"><text:s text:c="8"/>cat:vg</text:p>
      <text:p text:style-name="Preformatted_20_Text"><text:s text:c="8"/>* secutae * </text:p>
      <text:p text:style-name="Preformatted_20_Text"><text:s text:c="8"/>lex:sequi_2</text:p>
      <text:p text:style-name="Preformatted_20_Text"><text:s text:c="8"/>person:3</text:p>
      <text:p text:style-name="Preformatted_20_Text"><text:s text:c="8"/>mood:indicative</text:p>
      <text:p text:style-name="Preformatted_20_Text"><text:s text:c="8"/>tense:perfect</text:p>
      <text:p text:style-name="Preformatted_20_Text"><text:s text:c="8"/>voice:act</text:p>
      <text:p text:style-name="Preformatted_20_Text"><text:s text:c="8"/>number:pl</text:p>
      <text:p text:style-name="Preformatted_20_Text"><text:s text:c="8"/>gender:fem</text:p>
      <text:p text:style-name="Preformatted_20_Text"><text:s text:c="4"/>subject</text:p>
      <text:p text:style-name="Preformatted_20_Text"><text:s text:c="8"/>number:pl</text:p>
      <text:p text:style-name="Preformatted_20_Text"><text:s text:c="8"/>gender:fem</text:p>
      <text:p text:style-name="Preformatted_20_Text"><text:s text:c="8"/>* ceterae * * ciuitates * </text:p>
      <text:p text:style-name="Preformatted_20_Text"><text:s text:c="8"/>index:i(p(2,3))</text:p>
      <text:p text:style-name="Preformatted_20_Text"><text:s text:c="8"/>cat:np</text:p>
      <text:p text:style-name="Preformatted_20_Text"><text:s text:c="8"/>sem:[hum,loc]</text:p>
      <text:p text:style-name="Preformatted_20_Text"><text:s text:c="8"/>person:3</text:p>
      <text:p text:style-name="Preformatted_20_Text"><text:s text:c="8"/>lex:ciuitas</text:p>
      <text:p text:style-name="Preformatted_20_Text"><text:s text:c="8"/>case:nom</text:p>
      <text:p text:style-name="Preformatted_20_Text"><text:s text:c="8"/>c_str</text:p>
      <text:p text:style-name="Preformatted_20_Text"><text:s text:c="12"/>head</text:p>
      <text:p text:style-name="Preformatted_20_Text"><text:s text:c="16"/>* ciuitates * </text:p>
      <text:p text:style-name="Preformatted_20_Text"><text:s text:c="16"/>pos:noun</text:p>
      <text:p text:style-name="Preformatted_20_Text"><text:s text:c="16"/>lex:ciuitas</text:p>
      <text:p text:style-name="Preformatted_20_Text"><text:s text:c="16"/>case:nom</text:p>
      <text:p text:style-name="Preformatted_20_Text"><text:s text:c="16"/>gender:fem</text:p>
      <text:p text:style-name="Preformatted_20_Text"><text:s text:c="16"/>number:pl</text:p>
      <text:p text:style-name="Preformatted_20_Text"><text:s text:c="16"/>sem:[hum,loc]</text:p>
      <text:p text:style-name="Preformatted_20_Text"><text:s text:c="12"/>adjp</text:p>
      <text:p text:style-name="Preformatted_20_Text"><text:s text:c="16"/>cat:adjp</text:p>
      <text:p text:style-name="Preformatted_20_Text"><text:s text:c="16"/>* ceterae * </text:p>
      <text:p text:style-name="Preformatted_20_Text"><text:s text:c="16"/>case:nom</text:p>
      <text:p text:style-name="Preformatted_20_Text"><text:s text:c="16"/>number:pl</text:p>
      <text:p text:style-name="Preformatted_20_Text"><text:s text:c="16"/>gender:fem</text:p>
      <text:p text:style-name="Preformatted_20_Text"><text:s text:c="16"/>lex:ceterus</text:p>
      <text:p text:style-name="Preformatted_20_Text"><text:s text:c="16"/>c_str</text:p>
      <text:p text:style-name="Preformatted_20_Text"><text:s text:c="16"/>ceterus</text:p>
      <text:p text:style-name="Preformatted_20_Text"><text:s text:c="4"/>object</text:p>
      <text:p text:style-name="Preformatted_20_Text"><text:s text:c="8"/>* carthaginem * </text:p>
      <text:p text:style-name="Preformatted_20_Text"><text:s text:c="8"/>index:i(p(0,1))</text:p>
      <text:p text:style-name="Preformatted_20_Text"><text:soft-page-break/><text:s text:c="8"/>cat:np</text:p>
      <text:p text:style-name="Preformatted_20_Text"><text:s text:c="8"/>sem:[city,thing,abstract]</text:p>
      <text:p text:style-name="Preformatted_20_Text"><text:s text:c="8"/>number:sing</text:p>
      <text:p text:style-name="Preformatted_20_Text"><text:s text:c="8"/>person:3</text:p>
      <text:p text:style-name="Preformatted_20_Text"><text:s text:c="8"/>gender:fem</text:p>
      <text:p text:style-name="Preformatted_20_Text"><text:s text:c="8"/>lex:carthago</text:p>
      <text:p text:style-name="Preformatted_20_Text"><text:s text:c="8"/>case:acc</text:p>
      <text:p text:style-name="Preformatted_20_Text"><text:s text:c="8"/>c_str</text:p>
      <text:p text:style-name="Preformatted_20_Text"><text:s text:c="8"/>carthaginem</text:p>
      <text:p text:style-name="Preformatted_20_Text"/>
      <text:p text:style-name="Preformatted_20_Text"/>
      <text:p text:style-name="Preformatted_20_Text"/>
      <text:p text:style-name="Preformatted_20_Text"/>
      <text:p text:style-name="Preformatted_20_Text">Comment : OK</text:p>
      <text:p text:style-name="Preformatted_20_Text"/>
      <text:p text:style-name="P15">% 8 Tacitus Hist Lib I 19 2.</text:p>
      <text:h text:style-name="P25" text:outline-level="3">Censuerant patres mittendos ad Germanicum exercitum legatos.</text:h>
      <text:p text:style-name="P8"/>
      <text:p text:style-name="Preformatted_20_Text">[0/censuerant,1/patres,2/mittendos,3/ad,4/germanicum,5/exercitum,6/legatos,endpos(7)]</text:p>
      <text:p text:style-name="Preformatted_20_Text">cputime : 1.1875</text:p>
      <text:p text:style-name="Preformatted_20_Text"/>
      <text:p text:style-name="Preformatted_20_Text">5.96---&gt;</text:p>
      <text:p text:style-name="Preformatted_20_Text">[illocutionary_force:statement,vg:[selected_reading:censeo_decide_that,polarity:pos,cat:vg,pathlist:[p(0,1)],hp:[p(0,1)],gender:_63590,w:0,pos:v,class:tr_cod,type:finite,lex:censere,voice:act,txt:censuerant,tense:pluperfect,kind:std,mood:indicative,number:pl,person:3],subject:[number:pl,gender:masc,pathlist:[p(1,2)],hp:[p(1,2)],index:i(p(1,2)),distance:[0],cat:np,sem:[hum],class:common,lextype:full,origin:noun,person:3,type:core,lex:pater,txt:patres,case:nom,w:1,c_str:patres],object:[cat:pred,type:gerund,subtype:gerundive,case:acc,mood:gerund,class:m,local_case:acc,number:sing,person:3,gender:neuter,pathlist:[p(2,3),p(3,4),p(4,5),p(5,6),p(6,7)],distance:[0],gap:[],w:3.9699999999999998,c_str:[vg:[selected_reading:mitto_send,pos:gdiv,txt:mittendos,case:acc,gender:masc,number:pl,lex:mittere,class:tr_cod_coi,type:gdiv,kind:std,mood:gerund,person:3],object:[pathlist:[p(6,7)],hp:[p(6,7)],index:i(p(6,7)),distance:[0],cat:np,sem:[hum],class:common,lextype:full,origin:noun,number:pl,person:3,gender:masc,type:core,lex:legatus,txt:legatos,case:acc,w:1,c_str:legatos],prep_cplt:[pathlist:[p(3,4),p(4,5),p(5,6)],hp:[p(5,6)],distance:[0],index:i(p(5,6)),case:acc,prep:ad,sem:[thing,hum,loc],lex:exercitus,w: -1,type:core,cat:pp,c_str:[prep:ad,head:[pathlist:[p(4,5),p(5,6)],hp:[p(5,6)],index:i(p(5,6)),distance:[0],cat:np,class:common,sem:[thing,hum,loc],number:sing,person:3,gender:masc,type:core,lex:exercitus,lextype:full,case:acc,w:2,c_str:[head:[pathlist:[p(5,6)],pos:noun,txt:exercitum,lex:exercitus,case:acc,gender:masc,class:common,ab:no,number:sing,sem:[thing,hum,loc]],adjp:[cat:adjp,pathlist:[p(4,5)],distance:[0],hp:[p(4,5)],case:acc,number:sing,gender:masc,lex:germanicus,type:std,w:1,c_str:germanicus]]]]]]]]</text:p>
      <text:p text:style-name="Preformatted_20_Text"/>
      <text:p text:style-name="Preformatted_20_Text"><text:s text:c="4"/>illocutionary_force:statement</text:p>
      <text:p text:style-name="Preformatted_20_Text"><text:s text:c="4"/>vg</text:p>
      <text:p text:style-name="Preformatted_20_Text"><text:s text:c="8"/>selected_reading:censeo_decide_that</text:p>
      <text:p text:style-name="Preformatted_20_Text"><text:s text:c="8"/>polarity:pos</text:p>
      <text:p text:style-name="Preformatted_20_Text"><text:s text:c="8"/>cat:vg</text:p>
      <text:p text:style-name="Preformatted_20_Text"><text:s text:c="8"/>* censuerant * </text:p>
      <text:p text:style-name="Preformatted_20_Text"><text:s text:c="8"/>pos:v</text:p>
      <text:p text:style-name="Preformatted_20_Text"><text:s text:c="8"/>lex:censere</text:p>
      <text:p text:style-name="Preformatted_20_Text"><text:s text:c="8"/>voice:act</text:p>
      <text:p text:style-name="Preformatted_20_Text"><text:s text:c="8"/>tense:plu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patres * </text:p>
      <text:p text:style-name="Preformatted_20_Text"><text:s text:c="8"/>index:i(p(1,2))</text:p>
      <text:p text:style-name="Preformatted_20_Text"><text:s text:c="8"/>cat:np</text:p>
      <text:p text:style-name="Preformatted_20_Text"><text:s text:c="8"/>sem:[hum]</text:p>
      <text:p text:style-name="Preformatted_20_Text"><text:s text:c="8"/>person:3</text:p>
      <text:p text:style-name="Preformatted_20_Text"><text:s text:c="8"/>lex:pater</text:p>
      <text:p text:style-name="Preformatted_20_Text"><text:s text:c="8"/>case:nom</text:p>
      <text:p text:style-name="Preformatted_20_Text"><text:s text:c="8"/>c_str</text:p>
      <text:p text:style-name="Preformatted_20_Text"><text:s text:c="8"/>patres</text:p>
      <text:p text:style-name="Preformatted_20_Text"><text:s text:c="4"/>object</text:p>
      <text:p text:style-name="Preformatted_20_Text"><text:s text:c="8"/>cat:pred</text:p>
      <text:p text:style-name="Preformatted_20_Text"><text:s text:c="8"/>subtype:gerundive</text:p>
      <text:p text:style-name="Preformatted_20_Text"><text:s text:c="8"/>case:acc</text:p>
      <text:p text:style-name="Preformatted_20_Text"><text:s text:c="8"/>mood:gerund</text:p>
      <text:p text:style-name="Preformatted_20_Text"><text:s text:c="8"/>local_case:acc</text:p>
      <text:p text:style-name="Preformatted_20_Text"><text:s text:c="8"/>number:sing</text:p>
      <text:p text:style-name="Preformatted_20_Text"><text:s text:c="8"/>person:3</text:p>
      <text:p text:style-name="Preformatted_20_Text"><text:s text:c="8"/>gender:neuter</text:p>
      <text:p text:style-name="Preformatted_20_Text"><text:s text:c="8"/>* mittendos * * ad * * germanicum * * exercitum * * legatos * </text:p>
      <text:p text:style-name="Preformatted_20_Text"><text:s text:c="8"/>c_str</text:p>
      <text:p text:style-name="Preformatted_20_Text"><text:s text:c="12"/>vg</text:p>
      <text:p text:style-name="Preformatted_20_Text"><text:soft-page-break/><text:s text:c="16"/>selected_reading:mitto_send</text:p>
      <text:p text:style-name="Preformatted_20_Text"><text:s text:c="16"/>pos:gdiv</text:p>
      <text:p text:style-name="Preformatted_20_Text"><text:s text:c="16"/>case:acc</text:p>
      <text:p text:style-name="Preformatted_20_Text"><text:s text:c="16"/>gender:masc</text:p>
      <text:p text:style-name="Preformatted_20_Text"><text:s text:c="16"/>number:pl</text:p>
      <text:p text:style-name="Preformatted_20_Text"><text:s text:c="16"/>lex:mittere</text:p>
      <text:p text:style-name="Preformatted_20_Text"><text:s text:c="16"/>mood:gerund</text:p>
      <text:p text:style-name="Preformatted_20_Text"><text:s text:c="16"/>person:3</text:p>
      <text:p text:style-name="Preformatted_20_Text"><text:s text:c="12"/>object</text:p>
      <text:p text:style-name="Preformatted_20_Text"><text:s text:c="16"/>* legatos * </text:p>
      <text:p text:style-name="Preformatted_20_Text"><text:s text:c="16"/>index:i(p(6,7))</text:p>
      <text:p text:style-name="Preformatted_20_Text"><text:s text:c="16"/>cat:np</text:p>
      <text:p text:style-name="Preformatted_20_Text"><text:s text:c="16"/>sem:[hum]</text:p>
      <text:p text:style-name="Preformatted_20_Text"><text:s text:c="16"/>number:pl</text:p>
      <text:p text:style-name="Preformatted_20_Text"><text:s text:c="16"/>person:3</text:p>
      <text:p text:style-name="Preformatted_20_Text"><text:s text:c="16"/>gender:masc</text:p>
      <text:p text:style-name="Preformatted_20_Text"><text:s text:c="16"/>lex:legatus</text:p>
      <text:p text:style-name="Preformatted_20_Text"><text:s text:c="16"/>case:acc</text:p>
      <text:p text:style-name="Preformatted_20_Text"><text:s text:c="16"/>c_str</text:p>
      <text:p text:style-name="Preformatted_20_Text"><text:s text:c="16"/>legatos</text:p>
      <text:p text:style-name="Preformatted_20_Text"><text:s text:c="12"/>prep_cplt</text:p>
      <text:p text:style-name="Preformatted_20_Text"><text:s text:c="16"/>* ad * * germanicum * * exercitum * </text:p>
      <text:p text:style-name="Preformatted_20_Text"><text:s text:c="16"/>index:i(p(5,6))</text:p>
      <text:p text:style-name="Preformatted_20_Text"><text:s text:c="16"/>case:acc</text:p>
      <text:p text:style-name="Preformatted_20_Text"><text:s text:c="16"/>prep:ad</text:p>
      <text:p text:style-name="Preformatted_20_Text"><text:s text:c="16"/>sem:[thing,hum,loc]</text:p>
      <text:p text:style-name="Preformatted_20_Text"><text:s text:c="16"/>lex:exercitus</text:p>
      <text:p text:style-name="Preformatted_20_Text"><text:s text:c="16"/>cat:pp</text:p>
      <text:p text:style-name="Preformatted_20_Text"><text:s text:c="16"/>c_str</text:p>
      <text:p text:style-name="Preformatted_20_Text"><text:s text:c="20"/>prep:ad</text:p>
      <text:p text:style-name="Preformatted_20_Text"><text:s text:c="20"/>head</text:p>
      <text:p text:style-name="Preformatted_20_Text"><text:s text:c="24"/>* germanicum * * exercitum * </text:p>
      <text:p text:style-name="Preformatted_20_Text"><text:s text:c="24"/>index:i(p(5,6))</text:p>
      <text:p text:style-name="Preformatted_20_Text"><text:s text:c="24"/>cat:np</text:p>
      <text:p text:style-name="Preformatted_20_Text"><text:s text:c="24"/>sem:[thing,hum,loc]</text:p>
      <text:p text:style-name="Preformatted_20_Text"><text:s text:c="24"/>number:sing</text:p>
      <text:p text:style-name="Preformatted_20_Text"><text:s text:c="24"/>person:3</text:p>
      <text:p text:style-name="Preformatted_20_Text"><text:s text:c="24"/>gender:masc</text:p>
      <text:p text:style-name="Preformatted_20_Text"><text:s text:c="24"/>lex:exercitus</text:p>
      <text:p text:style-name="Preformatted_20_Text"><text:s text:c="24"/>case:acc</text:p>
      <text:p text:style-name="Preformatted_20_Text"><text:s text:c="24"/>c_str</text:p>
      <text:p text:style-name="Preformatted_20_Text"><text:s text:c="28"/>head</text:p>
      <text:p text:style-name="Preformatted_20_Text"><text:s text:c="32"/>* exercitum * </text:p>
      <text:p text:style-name="Preformatted_20_Text"><text:s text:c="32"/>pos:noun</text:p>
      <text:p text:style-name="Preformatted_20_Text"><text:s text:c="32"/>lex:exercitus</text:p>
      <text:p text:style-name="Preformatted_20_Text"><text:s text:c="32"/>case:acc</text:p>
      <text:p text:style-name="Preformatted_20_Text"><text:s text:c="32"/>gender:masc</text:p>
      <text:p text:style-name="Preformatted_20_Text"><text:s text:c="32"/>number:sing</text:p>
      <text:p text:style-name="Preformatted_20_Text"><text:s text:c="32"/>sem:[thing,hum,loc]</text:p>
      <text:p text:style-name="Preformatted_20_Text"><text:s text:c="28"/>adjp</text:p>
      <text:p text:style-name="Preformatted_20_Text"><text:s text:c="32"/>cat:adjp</text:p>
      <text:p text:style-name="Preformatted_20_Text"><text:s text:c="32"/>* germanicum * </text:p>
      <text:p text:style-name="Preformatted_20_Text"><text:s text:c="32"/>case:acc</text:p>
      <text:p text:style-name="Preformatted_20_Text"><text:s text:c="32"/>number:sing</text:p>
      <text:p text:style-name="Preformatted_20_Text"><text:s text:c="32"/>gender:masc</text:p>
      <text:p text:style-name="Preformatted_20_Text"><text:s text:c="32"/>lex:germanicus</text:p>
      <text:p text:style-name="Preformatted_20_Text"><text:s text:c="32"/>c_str</text:p>
      <text:p text:style-name="Preformatted_20_Text"><text:s text:c="32"/>germanicus</text:p>
      <text:p text:style-name="Preformatted_20_Text"/>
      <text:p text:style-name="Preformatted_20_Text"/>
      <text:p text:style-name="Preformatted_20_Text"/>
      <text:p text:style-name="Preformatted_20_Text">Comment : OK</text:p>
      <text:p text:style-name="Preformatted_20_Text"/>
      <text:p text:style-name="Preformatted_20_Text"/>
      <text:p text:style-name="P15">% 9 Ovidius Ars Amatoria 1 42.</text:p>
      <text:h text:style-name="P25" text:outline-level="3">Elige cui dicas : tu mihi sola places.</text:h>
      <text:p text:style-name="P8"/>
      <text:p text:style-name="Preformatted_20_Text">[0/elige,1/cui,2/dicas,3/(:),4/tu,5/mihi,6/sola,7/places,endpos(8)]</text:p>
      <text:p text:style-name="Preformatted_20_Text">cputime : 0.796875</text:p>
      <text:p text:style-name="Preformatted_20_Text"/>
      <text:p text:style-name="Preformatted_20_Text">5.99---&gt;</text:p>
      <text:p text:style-name="Preformatted_20_Text">[illocutionary_force:statement,vg:[selected_reading:eligo_choose,polarity:pos,cat:vg,pathlist:[p(0,1)],hp:[p(0,1)],gender:_64112,w:0,pos:v,class:tr_cod,type:finite,lex:eligere,voice:act,txt:elige,tense:present,kind:std,mood:imperative,number:sing,person:2],subject:[source:context_retrievable,number:sing,gender:or([masc,fem]),person:2,cat:np,index:i(0,0),constraints_to_be_met:[sem:[hum]],distance:[0],pathlist:[],case:nom,w:0],object:[pathlist:[p(1,2),p(2,3),p(3,4),p(4,5),p(5,6),p(6,7),p(7,8)],hp:[],distance:[0],cat:np,type:full,class:common,index:dummy_np,number:sing,gender:or([masc,fem,neuter]),sem:[hum],person:3,case:or([nom,acc,dat]),lex:dummy_np,w:4.99,c_str:[head:[lex:dummy_np,number:sing,gender:or([masc,fem,neuter]),person:3,index:_64856,constraints_to_be_met:[case:dat,sem:[hum]]],rel_clause:[pathlist:[p(1,2),p(2,3),p(3,4),p(4,5),p(5,6),p(6,7),p(7,8)],distance:[0],gap:[gap:[type:np,index:dummy_np,function:i_object,i_object:[e:dummy_np],constraints:[case:dat,sem:[hum]]]],index:dummy_np,number:sing,gender:or([masc,fem,neuter]),case:dat,person:_65090,reltype:restrictive,type:finite,mood:subjunctive,tense:present,constraints:[case:dat,sem:[hum]],w:4.99,c_str:[illocutionary_force:statement,vg:[selected_reading:dico_say_that,polarity:pos,cat:vg,pathlist:[p(2,3)],hp:[p(2,3)],gender:_65294,w:0,pos:v,class:tr_inf,type:finite,lex:dicere,voice:act,txt:dicas,tense:present,kind:std,mood:subjunctive,number:sing,person:2],subject:[source:context_retrievable,number:sing,gender:or([masc,fem]),person:2,cat:np,index:i(0,0),constraints_to_be_met:[sem:[hum]],distance:[0],pathlist:[],case:nom,w:0],object:[cat:pred,type:finite,pathlist:[p(3,4),p(4,5),p(5,6),p(6,7),p(7,8)],distance:[0],illocutionary_force:statement,class:m,number:sing,person:3,vgperson:2,gender:neuter,mood:indicative,tense:present,polarity:pos,argbound:no,gap:[],w:2.99,add:colon,flagint:_65898,c_str:[illocutionary_force:statement,vg:[selected_reading:placeo_please,polarity:pos,cat:vg,pathlist:[p(7,8)],hp:[p(7,8)],gender:_66024,w:0,pos:v,class:tr_coi,type:finite,lex:placere,voice:act,txt:places,tense:present,kind:std,mood:indicative,number:sing,person:2],subject:[number:sing,gender:fem,pathlist:[p(4,5),p(6,7)],hp:[p(4,5)],index:i(p(4,5)),distance:[0],cat:np,sem:[hum],class:proper,lex:pp2sg,person:2,type:core,case:nom,w:1,c_str:[head:[pos:prpers,txt:tu,lex:pp2sg,number:sing,person:2,gender:or([masc,fem]),case:nom,sem:[hum]],adjp:[cat:adjp,pathlist:[p(6,7)],distance:[0],hp:[p(6,7)],case:nom,number:sing,gender:fem,lex:solus,type:std,w:1,c_str:solus]]],i_object:[pathlist:[p(5,6)],hp:[p(5,6)],index:i(p(5,6)),distance:[0],cat:np,sem:[hum],class:proper,lex:pp1sg,number:sing,person:1,gender:or([masc,fem]),type:core,case:dat,w:1,c_str:pp1sg]]],i_object:[e:dummy_np]]]]]]</text:p>
      <text:p text:style-name="Preformatted_20_Text"/>
      <text:p text:style-name="Preformatted_20_Text"><text:s text:c="4"/>illocutionary_force:statement</text:p>
      <text:p text:style-name="Preformatted_20_Text"><text:s text:c="4"/>vg</text:p>
      <text:p text:style-name="Preformatted_20_Text"><text:s text:c="8"/>selected_reading:eligo_choose</text:p>
      <text:p text:style-name="Preformatted_20_Text"><text:s text:c="8"/>polarity:pos</text:p>
      <text:p text:style-name="Preformatted_20_Text"><text:s text:c="8"/>cat:vg</text:p>
      <text:p text:style-name="Preformatted_20_Text"><text:s text:c="8"/>* elige * </text:p>
      <text:p text:style-name="Preformatted_20_Text"><text:s text:c="8"/>pos:v</text:p>
      <text:p text:style-name="Preformatted_20_Text"><text:s text:c="8"/>lex:eligere</text:p>
      <text:p text:style-name="Preformatted_20_Text"><text:s text:c="8"/>voice:act</text:p>
      <text:p text:style-name="Preformatted_20_Text"><text:s text:c="8"/>tense:present</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cui * * dicas * * : * * tu * * mihi * * sola * * places * </text:p>
      <text:p text:style-name="Preformatted_20_Text"><text:s text:c="8"/>cat:np</text:p>
      <text:p text:style-name="Preformatted_20_Text"><text:s text:c="8"/>index:dummy_np</text:p>
      <text:p text:style-name="Preformatted_20_Text"><text:soft-page-break/><text:s text:c="8"/>number:sing</text:p>
      <text:p text:style-name="Preformatted_20_Text"><text:s text:c="8"/>gender:or([masc,fem,neuter])</text:p>
      <text:p text:style-name="Preformatted_20_Text"><text:s text:c="8"/>sem:[hum]</text:p>
      <text:p text:style-name="Preformatted_20_Text"><text:s text:c="8"/>person:3</text:p>
      <text:p text:style-name="Preformatted_20_Text"><text:s text:c="8"/>case:or([nom,acc,dat])</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sing</text:p>
      <text:p text:style-name="Preformatted_20_Text"><text:s text:c="16"/>gender:or([masc,fem,neuter])</text:p>
      <text:p text:style-name="Preformatted_20_Text"><text:s text:c="16"/>person:3</text:p>
      <text:p text:style-name="Preformatted_20_Text"><text:s text:c="16"/>constraints_to_be_met:[case:dat,sem:[hum]]</text:p>
      <text:p text:style-name="Preformatted_20_Text"><text:s text:c="12"/>rel_clause</text:p>
      <text:p text:style-name="Preformatted_20_Text"><text:s text:c="16"/>* cui * * dicas * * : * * tu * * mihi * * sola * * places * </text:p>
      <text:p text:style-name="Preformatted_20_Text"><text:s text:c="16"/>index:dummy_np</text:p>
      <text:p text:style-name="Preformatted_20_Text"><text:s text:c="16"/>number:sing</text:p>
      <text:p text:style-name="Preformatted_20_Text"><text:s text:c="16"/>gender:or([masc,fem,neuter])</text:p>
      <text:p text:style-name="Preformatted_20_Text"><text:s text:c="16"/>case:dat</text:p>
      <text:p text:style-name="Preformatted_20_Text"><text:s text:c="16"/>reltype:restrictive</text:p>
      <text:p text:style-name="Preformatted_20_Text"><text:s text:c="16"/>mood:subjunc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dico_say_that</text:p>
      <text:p text:style-name="Preformatted_20_Text"><text:s text:c="24"/>polarity:pos</text:p>
      <text:p text:style-name="Preformatted_20_Text"><text:s text:c="24"/>cat:vg</text:p>
      <text:p text:style-name="Preformatted_20_Text"><text:s text:c="24"/>* dicas * </text:p>
      <text:p text:style-name="Preformatted_20_Text"><text:s text:c="24"/>pos:v</text:p>
      <text:p text:style-name="Preformatted_20_Text"><text:s text:c="24"/>lex:dicere</text:p>
      <text:p text:style-name="Preformatted_20_Text"><text:s text:c="24"/>voice:act</text:p>
      <text:p text:style-name="Preformatted_20_Text"><text:s text:c="24"/>tense:present</text:p>
      <text:p text:style-name="Preformatted_20_Text"><text:s text:c="24"/>mood:subjunctive</text:p>
      <text:p text:style-name="Preformatted_20_Text"><text:s text:c="24"/>number:sing</text:p>
      <text:p text:style-name="Preformatted_20_Text"><text:s text:c="24"/>person:2</text:p>
      <text:p text:style-name="Preformatted_20_Text"><text:s text:c="20"/>subject</text:p>
      <text:p text:style-name="Preformatted_20_Text"><text:s text:c="24"/>source:context_retrievable</text:p>
      <text:p text:style-name="Preformatted_20_Text"><text:s text:c="24"/>number:sing</text:p>
      <text:p text:style-name="Preformatted_20_Text"><text:s text:c="24"/>gender:or([masc,fem])</text:p>
      <text:p text:style-name="Preformatted_20_Text"><text:s text:c="24"/>person:2</text:p>
      <text:p text:style-name="Preformatted_20_Text"><text:s text:c="24"/>cat:np</text:p>
      <text:p text:style-name="Preformatted_20_Text"><text:s text:c="24"/>index:i(0,0)</text:p>
      <text:p text:style-name="Preformatted_20_Text"><text:s text:c="24"/>constraints_to_be_met:[sem:[hum]]</text:p>
      <text:p text:style-name="Preformatted_20_Text"><text:s text:c="24"/>case:nom</text:p>
      <text:p text:style-name="Preformatted_20_Text"><text:s text:c="20"/>object</text:p>
      <text:p text:style-name="Preformatted_20_Text"><text:s text:c="24"/>cat:pred</text:p>
      <text:p text:style-name="Preformatted_20_Text"><text:s text:c="24"/>* : * * tu * * mihi * * sola * * places * </text:p>
      <text:p text:style-name="Preformatted_20_Text"><text:s text:c="24"/>illocutionary_force:statement</text:p>
      <text:p text:style-name="Preformatted_20_Text"><text:s text:c="24"/>number:sing</text:p>
      <text:p text:style-name="Preformatted_20_Text"><text:s text:c="24"/>person:3</text:p>
      <text:p text:style-name="Preformatted_20_Text"><text:s text:c="24"/>vgperson:2</text:p>
      <text:p text:style-name="Preformatted_20_Text"><text:s text:c="24"/>gender:neuter</text:p>
      <text:p text:style-name="Preformatted_20_Text"><text:s text:c="24"/>mood:indicative</text:p>
      <text:p text:style-name="Preformatted_20_Text"><text:s text:c="24"/>tense:present</text:p>
      <text:p text:style-name="Preformatted_20_Text"><text:s text:c="24"/>polarity:pos</text:p>
      <text:p text:style-name="Preformatted_20_Text"><text:s text:c="24"/>add:colon</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placeo_please</text:p>
      <text:p text:style-name="Preformatted_20_Text"><text:s text:c="32"/>polarity:pos</text:p>
      <text:p text:style-name="Preformatted_20_Text"><text:s text:c="32"/>cat:vg</text:p>
      <text:p text:style-name="Preformatted_20_Text"><text:s text:c="32"/>* places * </text:p>
      <text:p text:style-name="Preformatted_20_Text"><text:soft-page-break/><text:s text:c="32"/>pos:v</text:p>
      <text:p text:style-name="Preformatted_20_Text"><text:s text:c="32"/>lex:placere</text:p>
      <text:p text:style-name="Preformatted_20_Text"><text:s text:c="32"/>voice:act</text:p>
      <text:p text:style-name="Preformatted_20_Text"><text:s text:c="32"/>tense:present</text:p>
      <text:p text:style-name="Preformatted_20_Text"><text:s text:c="32"/>mood:indicative</text:p>
      <text:p text:style-name="Preformatted_20_Text"><text:s text:c="32"/>number:sing</text:p>
      <text:p text:style-name="Preformatted_20_Text"><text:s text:c="32"/>person:2</text:p>
      <text:p text:style-name="Preformatted_20_Text"><text:s text:c="28"/>subject</text:p>
      <text:p text:style-name="Preformatted_20_Text"><text:s text:c="32"/>number:sing</text:p>
      <text:p text:style-name="Preformatted_20_Text"><text:s text:c="32"/>gender:fem</text:p>
      <text:p text:style-name="Preformatted_20_Text"><text:s text:c="32"/>* tu * * sola * </text:p>
      <text:p text:style-name="Preformatted_20_Text"><text:s text:c="32"/>index:i(p(4,5))</text:p>
      <text:p text:style-name="Preformatted_20_Text"><text:s text:c="32"/>cat:np</text:p>
      <text:p text:style-name="Preformatted_20_Text"><text:s text:c="32"/>sem:[hum]</text:p>
      <text:p text:style-name="Preformatted_20_Text"><text:s text:c="32"/>lex:pp2sg</text:p>
      <text:p text:style-name="Preformatted_20_Text"><text:s text:c="32"/>person:2</text:p>
      <text:p text:style-name="Preformatted_20_Text"><text:s text:c="32"/>case:nom</text:p>
      <text:p text:style-name="Preformatted_20_Text"><text:s text:c="32"/>c_str</text:p>
      <text:p text:style-name="Preformatted_20_Text"><text:s text:c="36"/>head</text:p>
      <text:p text:style-name="Preformatted_20_Text"><text:s text:c="40"/>pos:prpers</text:p>
      <text:p text:style-name="Preformatted_20_Text"><text:s text:c="40"/>lex:pp2sg</text:p>
      <text:p text:style-name="Preformatted_20_Text"><text:s text:c="40"/>number:sing</text:p>
      <text:p text:style-name="Preformatted_20_Text"><text:s text:c="40"/>person:2</text:p>
      <text:p text:style-name="Preformatted_20_Text"><text:s text:c="40"/>gender:or([masc,fem])</text:p>
      <text:p text:style-name="Preformatted_20_Text"><text:s text:c="40"/>case:nom</text:p>
      <text:p text:style-name="Preformatted_20_Text"><text:s text:c="40"/>sem:[hum]</text:p>
      <text:p text:style-name="Preformatted_20_Text"><text:s text:c="36"/>adjp</text:p>
      <text:p text:style-name="Preformatted_20_Text"><text:s text:c="40"/>cat:adjp</text:p>
      <text:p text:style-name="Preformatted_20_Text"><text:s text:c="40"/>* sola * </text:p>
      <text:p text:style-name="Preformatted_20_Text"><text:s text:c="40"/>case:nom</text:p>
      <text:p text:style-name="Preformatted_20_Text"><text:s text:c="40"/>number:sing</text:p>
      <text:p text:style-name="Preformatted_20_Text"><text:s text:c="40"/>gender:fem</text:p>
      <text:p text:style-name="Preformatted_20_Text"><text:s text:c="40"/>lex:solus</text:p>
      <text:p text:style-name="Preformatted_20_Text"><text:s text:c="40"/>c_str</text:p>
      <text:p text:style-name="Preformatted_20_Text"><text:s text:c="40"/>solus</text:p>
      <text:p text:style-name="Preformatted_20_Text"><text:s text:c="28"/>i_object</text:p>
      <text:p text:style-name="Preformatted_20_Text"><text:s text:c="32"/>* mihi * </text:p>
      <text:p text:style-name="Preformatted_20_Text"><text:s text:c="32"/>index:i(p(5,6))</text:p>
      <text:p text:style-name="Preformatted_20_Text"><text:s text:c="32"/>cat:np</text:p>
      <text:p text:style-name="Preformatted_20_Text"><text:s text:c="32"/>sem:[hum]</text:p>
      <text:p text:style-name="Preformatted_20_Text"><text:s text:c="32"/>lex:pp1sg</text:p>
      <text:p text:style-name="Preformatted_20_Text"><text:s text:c="32"/>number:sing</text:p>
      <text:p text:style-name="Preformatted_20_Text"><text:s text:c="32"/>person:1</text:p>
      <text:p text:style-name="Preformatted_20_Text"><text:s text:c="32"/>gender:or([masc,fem])</text:p>
      <text:p text:style-name="Preformatted_20_Text"><text:s text:c="32"/>case:dat</text:p>
      <text:p text:style-name="Preformatted_20_Text"><text:s text:c="32"/>c_str</text:p>
      <text:p text:style-name="Preformatted_20_Text"><text:s text:c="32"/>pp1sg</text:p>
      <text:p text:style-name="Preformatted_20_Text"><text:s text:c="20"/>i_object</text:p>
      <text:p text:style-name="Preformatted_20_Text"><text:s text:c="24"/>e:dummy_np</text:p>
      <text:p text:style-name="Preformatted_20_Text"/>
      <text:p text:style-name="Preformatted_20_Text"/>
      <text:p text:style-name="Preformatted_20_Text"/>
      <text:p text:style-name="Preformatted_20_Text">Comment: parse OK; there are other ways of parsing the sentence that are equally acceptable; truth to tell, the sentence has been selected only because it's stylistically so wonderful, with the contrasting 'elige' and 'sola'...</text:p>
      <text:p text:style-name="Preformatted_20_Text"/>
      <text:p text:style-name="Preformatted_20_Text"/>
      <text:p text:style-name="P15">% 10 Horatius Carmina 1 5 1 - notice that the whole thing does not sport a single toolword.</text:p>
      <text:h text:style-name="P25" text:outline-level="3">Me tabula sacer votiva paries indicat uvida suspendisse potenti vestimenta maris deo.</text:h>
      <text:p text:style-name="P8"/>
      <text:p text:style-name="Preformatted_20_Text">[0/me,1/tabula,2/sacer,3/uotiua,4/paries,5/indicat,6/uuida,7/suspendisse,8/potenti,9/uestimenta,10/maris,11/deo,endpos(12)]</text:p>
      <text:p text:style-name="Preformatted_20_Text">cputime : 32.10937500000001</text:p>
      <text:p text:style-name="Preformatted_20_Text"/>
      <text:h text:style-name="Heading_20_4" text:outline-level="4">Parse A</text:h>
      <text:p text:style-name="Preformatted_20_Text"/>
      <text:p text:style-name="Preformatted_20_Text">7.99---&gt;</text:p>
      <text:p text:style-name="Preformatted_20_Text">[illocutionary_force:statement,vg:[selected_reading:indico_show_that,polarity:pos,cat:vg,pathlist:[p(5,6)],hp:[p(5,6)],gender:_68984,w:0,pos:v,class:tr_cod,type:finite,lex:indicare,voice:act,txt:indicat,tense:present,kind:std,mood:indicative,number:sing,person:3],subject:[number:sing,gender:masc,pathlist:[p(2,3),p(4,5)],hp:[p(4,5)],index:i(p(4,5)),distance:[1],cat:np,class:common,sem:[thing],person:3,type:core,lex:paries,lextype:full,case:nom,w:2,c_str:[head:[pathlist:[p(4,5)],pos:noun,txt:paries,lex:paries,case:nom,gender:masc,class:common,ab:no,number:sing,sem:[thing]],adjp:[cat:adjp,pathlist:[p(2,3)],distance:[0],hp:[p(2,3)],case:nom,number:sing,gender:masc,lex:sacer,type:std,w:1,c_str:sacer]]],object:[cat:pred,type:nonfinite,mood:infinitive,tense:past,class:m,pathlist:[p(0,1),p(6,7),p(7,8),p(8,9),p(9,10),p(10,11),p(11,12)],distance:[4],number:sing,gender:neuter,case:or([nom,acc]),person:3,polarity:pos,argbound:no,gap:_69988,w:8,flagint:no,c_str:[vg:[selected_reading:suspendo_dedicate,polarity:pos,cat:vg,pathlist:[p(7,8)],hp:[p(7,8)],gender:or([masc,fem]),w:0,pos:v,class:tr_cod_coi,type:nonfinite,lex:suspendere,voice:act,txt:suspendere,tense:past,kind:std,mood:infinitive,number:sing,person:_70286],subject:[number:sing,gender:or([masc,fem]),pathlist:[p(0,1)],hp:[p(0,1)],index:i(p(0,1)),distance:[0],cat:np,sem:[hum],class:proper,lex:pp1sg,person:1,type:core,case:acc,w:1,c_str:pp1sg],object:[pathlist:[p(6,7),p(9,10),p(10,11)],hp:[p(9,10)],index:i([p(9,10)]),distance:[2],sem:[thing],number:pl,person:3,cat:np,lex:uestimentum,lextype:full,gender:neuter,type:full,case:acc,class:common,w:1,c_str:[head:[pathlist:[p(6,7),p(9,10)],hp:[p(9,10)],index:i(p(9,10)),distance:[2],cat:np,class:common,sem:[thing],number:pl,person:3,gender:neuter,type:core,lex:uestimentum,lextype:full,case:acc,w:2,c_str:[head:[pathlist:[p(9,10)],pos:noun,txt:uestimenta,lex:uestimentum,case:acc,gender:neuter,class:common,ab:no,number:pl,sem:[thing]],adjp:[cat:adjp,pathlist:[p(6,7)],distance:[0],hp:[p(6,7)],case:acc,number:pl,gender:neuter,lex:uuidus,type:std,w:1,c_str:uuidus]]],noun_cplt:[pathlist:[p(10,11)],hp:[p(10,11)],index:i(p(10,11)),distance:[0],cat:np,sem:[thing,loc],class:common,lextype:full,origin:noun,number:sing,person:3,gender:neuter,type:core,lex:mare,txt:maris,case:gen,w:1,c_str:maris]]],i_object:[pathlist:[p(8,9),p(11,12)],hp:[p(11,12)],index:i(p(11,12)),distance:[2],cat:np,class:common,sem:[hum],number:sing,person:3,gender:masc,type:core,lex:deus,lextype:full,case:dat,w:2,c_str:[head:[pathlist:[p(11,12)],pos:noun,txt:deo,lex:deus,case:dat,gender:masc,class:common,ab:no,number:sing,sem:[hum]],adjp:[cat:adjp,pathlist:[p(8,9)],distance:[0],hp:[p(8,9)],case:dat,number:sing,gender:masc,lex:potens,type:std,w:1,c_str:potens]]]]],adjunct:[pathlist:[p(1,2),p(3,4)],hp:[p(1,2)],index:i(p(1,2)),distance:[1],cat:np,class:common,sem:[thing],number:sing,person:3,gender:fem,type:core,lex:tabula,lextype:full,case:abl,w:2,c_str:[head:[pathlist:[p(1,2)],pos:noun,txt:tabula,lex:tabula,case:abl,gender:fem,class:common,ab:no,number:sing,sem:[thing]],adjp:[cat:adjp,pathlist:[p(3,4)],distance:[0],hp:[p(3,4)],case:abl,number:sing,gender:fem,lex:uotiuus,type:std,w:1,c_str:uotiuus]]]]</text:p>
      <text:p text:style-name="Preformatted_20_Text"/>
      <text:p text:style-name="Preformatted_20_Text"><text:s text:c="4"/>illocutionary_force:statement</text:p>
      <text:p text:style-name="Preformatted_20_Text"><text:s text:c="4"/>vg</text:p>
      <text:p text:style-name="Preformatted_20_Text"><text:s text:c="8"/>selected_reading:indico_show_that</text:p>
      <text:p text:style-name="Preformatted_20_Text"><text:s text:c="8"/>polarity:pos</text:p>
      <text:p text:style-name="Preformatted_20_Text"><text:s text:c="8"/>cat:vg</text:p>
      <text:p text:style-name="Preformatted_20_Text"><text:s text:c="8"/>* indicat * </text:p>
      <text:p text:style-name="Preformatted_20_Text"><text:s text:c="8"/>pos:v</text:p>
      <text:p text:style-name="Preformatted_20_Text"><text:s text:c="8"/>lex:indic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oft-page-break/><text:s text:c="8"/>* sacer * * paries * </text:p>
      <text:p text:style-name="Preformatted_20_Text"><text:s text:c="8"/>index:i(p(4,5))</text:p>
      <text:p text:style-name="Preformatted_20_Text"><text:s text:c="8"/>cat:np</text:p>
      <text:p text:style-name="Preformatted_20_Text"><text:s text:c="8"/>sem:[thing]</text:p>
      <text:p text:style-name="Preformatted_20_Text"><text:s text:c="8"/>person:3</text:p>
      <text:p text:style-name="Preformatted_20_Text"><text:s text:c="8"/>lex:paries</text:p>
      <text:p text:style-name="Preformatted_20_Text"><text:s text:c="8"/>case:nom</text:p>
      <text:p text:style-name="Preformatted_20_Text"><text:s text:c="8"/>c_str</text:p>
      <text:p text:style-name="Preformatted_20_Text"><text:s text:c="12"/>head</text:p>
      <text:p text:style-name="Preformatted_20_Text"><text:s text:c="16"/>* paries * </text:p>
      <text:p text:style-name="Preformatted_20_Text"><text:s text:c="16"/>pos:noun</text:p>
      <text:p text:style-name="Preformatted_20_Text"><text:s text:c="16"/>lex:paries</text:p>
      <text:p text:style-name="Preformatted_20_Text"><text:s text:c="16"/>case:nom</text:p>
      <text:p text:style-name="Preformatted_20_Text"><text:s text:c="16"/>gender:masc</text:p>
      <text:p text:style-name="Preformatted_20_Text"><text:s text:c="16"/>number:sing</text:p>
      <text:p text:style-name="Preformatted_20_Text"><text:s text:c="16"/>sem:[thing]</text:p>
      <text:p text:style-name="Preformatted_20_Text"><text:s text:c="12"/>adjp</text:p>
      <text:p text:style-name="Preformatted_20_Text"><text:s text:c="16"/>cat:adjp</text:p>
      <text:p text:style-name="Preformatted_20_Text"><text:s text:c="16"/>* sacer * </text:p>
      <text:p text:style-name="Preformatted_20_Text"><text:s text:c="16"/>case:nom</text:p>
      <text:p text:style-name="Preformatted_20_Text"><text:s text:c="16"/>number:sing</text:p>
      <text:p text:style-name="Preformatted_20_Text"><text:s text:c="16"/>gender:masc</text:p>
      <text:p text:style-name="Preformatted_20_Text"><text:s text:c="16"/>lex:sacer</text:p>
      <text:p text:style-name="Preformatted_20_Text"><text:s text:c="16"/>c_str</text:p>
      <text:p text:style-name="Preformatted_20_Text"><text:s text:c="16"/>sacer</text:p>
      <text:p text:style-name="Preformatted_20_Text"><text:s text:c="4"/>object</text:p>
      <text:p text:style-name="Preformatted_20_Text"><text:s text:c="8"/>cat:pred</text:p>
      <text:p text:style-name="Preformatted_20_Text"><text:s text:c="8"/>mood:infinitive</text:p>
      <text:p text:style-name="Preformatted_20_Text"><text:s text:c="8"/>tense:past</text:p>
      <text:p text:style-name="Preformatted_20_Text"><text:s text:c="8"/>* me * * uuida * * suspendisse * * potenti * * uestimenta * * maris * * deo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suspendo_dedicate</text:p>
      <text:p text:style-name="Preformatted_20_Text"><text:s text:c="16"/>polarity:pos</text:p>
      <text:p text:style-name="Preformatted_20_Text"><text:s text:c="16"/>cat:vg</text:p>
      <text:p text:style-name="Preformatted_20_Text"><text:s text:c="16"/>* suspendisse * </text:p>
      <text:p text:style-name="Preformatted_20_Text"><text:s text:c="16"/>gender:or([masc,fem])</text:p>
      <text:p text:style-name="Preformatted_20_Text"><text:s text:c="16"/>pos:v</text:p>
      <text:p text:style-name="Preformatted_20_Text"><text:s text:c="16"/>lex:suspendere</text:p>
      <text:p text:style-name="Preformatted_20_Text"><text:s text:c="16"/>voice:act</text:p>
      <text:p text:style-name="Preformatted_20_Text"><text:s text:c="16"/>tense:past</text:p>
      <text:p text:style-name="Preformatted_20_Text"><text:s text:c="16"/>mood:infinitive</text:p>
      <text:p text:style-name="Preformatted_20_Text"><text:s text:c="16"/>number:sing</text:p>
      <text:p text:style-name="Preformatted_20_Text"><text:s text:c="12"/>subject</text:p>
      <text:p text:style-name="Preformatted_20_Text"><text:s text:c="16"/>number:sing</text:p>
      <text:p text:style-name="Preformatted_20_Text"><text:s text:c="16"/>gender:or([masc,fem])</text:p>
      <text:p text:style-name="Preformatted_20_Text"><text:s text:c="16"/>* me * </text:p>
      <text:p text:style-name="Preformatted_20_Text"><text:s text:c="16"/>index:i(p(0,1))</text:p>
      <text:p text:style-name="Preformatted_20_Text"><text:s text:c="16"/>cat:np</text:p>
      <text:p text:style-name="Preformatted_20_Text"><text:s text:c="16"/>sem:[hum]</text:p>
      <text:p text:style-name="Preformatted_20_Text"><text:s text:c="16"/>lex:pp1sg</text:p>
      <text:p text:style-name="Preformatted_20_Text"><text:s text:c="16"/>person:1</text:p>
      <text:p text:style-name="Preformatted_20_Text"><text:s text:c="16"/>case:acc</text:p>
      <text:p text:style-name="Preformatted_20_Text"><text:s text:c="16"/>c_str</text:p>
      <text:p text:style-name="Preformatted_20_Text"><text:s text:c="16"/>pp1sg</text:p>
      <text:p text:style-name="Preformatted_20_Text"><text:s text:c="12"/>object</text:p>
      <text:p text:style-name="Preformatted_20_Text"><text:s text:c="16"/>* uuida * * uestimenta * * maris * </text:p>
      <text:p text:style-name="Preformatted_20_Text"><text:s text:c="16"/>index:i([p(9,10)])</text:p>
      <text:p text:style-name="Preformatted_20_Text"><text:s text:c="16"/>sem:[thing]</text:p>
      <text:p text:style-name="Preformatted_20_Text"><text:soft-page-break/><text:s text:c="16"/>number:pl</text:p>
      <text:p text:style-name="Preformatted_20_Text"><text:s text:c="16"/>person:3</text:p>
      <text:p text:style-name="Preformatted_20_Text"><text:s text:c="16"/>cat:np</text:p>
      <text:p text:style-name="Preformatted_20_Text"><text:s text:c="16"/>lex:uestimentum</text:p>
      <text:p text:style-name="Preformatted_20_Text"><text:s text:c="16"/>gender:neuter</text:p>
      <text:p text:style-name="Preformatted_20_Text"><text:s text:c="16"/>case:acc</text:p>
      <text:p text:style-name="Preformatted_20_Text"><text:s text:c="16"/>c_str</text:p>
      <text:p text:style-name="Preformatted_20_Text"><text:s text:c="20"/>head</text:p>
      <text:p text:style-name="Preformatted_20_Text"><text:s text:c="24"/>* uuida * * uestimenta * </text:p>
      <text:p text:style-name="Preformatted_20_Text"><text:s text:c="24"/>index:i(p(9,10))</text:p>
      <text:p text:style-name="Preformatted_20_Text"><text:s text:c="24"/>cat:np</text:p>
      <text:p text:style-name="Preformatted_20_Text"><text:s text:c="24"/>sem:[thing]</text:p>
      <text:p text:style-name="Preformatted_20_Text"><text:s text:c="24"/>number:pl</text:p>
      <text:p text:style-name="Preformatted_20_Text"><text:s text:c="24"/>person:3</text:p>
      <text:p text:style-name="Preformatted_20_Text"><text:s text:c="24"/>gender:neuter</text:p>
      <text:p text:style-name="Preformatted_20_Text"><text:s text:c="24"/>lex:uestimentum</text:p>
      <text:p text:style-name="Preformatted_20_Text"><text:s text:c="24"/>case:acc</text:p>
      <text:p text:style-name="Preformatted_20_Text"><text:s text:c="24"/>c_str</text:p>
      <text:p text:style-name="Preformatted_20_Text"><text:s text:c="28"/>head</text:p>
      <text:p text:style-name="Preformatted_20_Text"><text:s text:c="32"/>* uestimenta * </text:p>
      <text:p text:style-name="Preformatted_20_Text"><text:s text:c="32"/>pos:noun</text:p>
      <text:p text:style-name="Preformatted_20_Text"><text:s text:c="32"/>lex:uestimentum</text:p>
      <text:p text:style-name="Preformatted_20_Text"><text:s text:c="32"/>case:acc</text:p>
      <text:p text:style-name="Preformatted_20_Text"><text:s text:c="32"/>gender:neuter</text:p>
      <text:p text:style-name="Preformatted_20_Text"><text:s text:c="32"/>number:pl</text:p>
      <text:p text:style-name="Preformatted_20_Text"><text:s text:c="32"/>sem:[thing]</text:p>
      <text:p text:style-name="Preformatted_20_Text"><text:s text:c="28"/>adjp</text:p>
      <text:p text:style-name="Preformatted_20_Text"><text:s text:c="32"/>cat:adjp</text:p>
      <text:p text:style-name="Preformatted_20_Text"><text:s text:c="32"/>* uuida * </text:p>
      <text:p text:style-name="Preformatted_20_Text"><text:s text:c="32"/>case:acc</text:p>
      <text:p text:style-name="Preformatted_20_Text"><text:s text:c="32"/>number:pl</text:p>
      <text:p text:style-name="Preformatted_20_Text"><text:s text:c="32"/>gender:neuter</text:p>
      <text:p text:style-name="Preformatted_20_Text"><text:s text:c="32"/>lex:uuidus</text:p>
      <text:p text:style-name="Preformatted_20_Text"><text:s text:c="32"/>c_str</text:p>
      <text:p text:style-name="Preformatted_20_Text"><text:s text:c="32"/>uuidus</text:p>
      <text:p text:style-name="Preformatted_20_Text"><text:s text:c="20"/>noun_cplt</text:p>
      <text:p text:style-name="Preformatted_20_Text"><text:s text:c="24"/>* maris * </text:p>
      <text:p text:style-name="Preformatted_20_Text"><text:s text:c="24"/>index:i(p(10,11))</text:p>
      <text:p text:style-name="Preformatted_20_Text"><text:s text:c="24"/>cat:np</text:p>
      <text:p text:style-name="Preformatted_20_Text"><text:s text:c="24"/>sem:[thing,loc]</text:p>
      <text:p text:style-name="Preformatted_20_Text"><text:s text:c="24"/>number:sing</text:p>
      <text:p text:style-name="Preformatted_20_Text"><text:s text:c="24"/>person:3</text:p>
      <text:p text:style-name="Preformatted_20_Text"><text:s text:c="24"/>gender:neuter</text:p>
      <text:p text:style-name="Preformatted_20_Text"><text:s text:c="24"/>lex:mare</text:p>
      <text:p text:style-name="Preformatted_20_Text"><text:s text:c="24"/>case:gen</text:p>
      <text:p text:style-name="Preformatted_20_Text"><text:s text:c="24"/>c_str</text:p>
      <text:p text:style-name="Preformatted_20_Text"><text:s text:c="24"/>maris</text:p>
      <text:p text:style-name="Preformatted_20_Text"><text:s text:c="12"/>i_object</text:p>
      <text:p text:style-name="Preformatted_20_Text"><text:s text:c="16"/>* potenti * * deo * </text:p>
      <text:p text:style-name="Preformatted_20_Text"><text:s text:c="16"/>index:i(p(11,12))</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deus</text:p>
      <text:p text:style-name="Preformatted_20_Text"><text:s text:c="16"/>case:dat</text:p>
      <text:p text:style-name="Preformatted_20_Text"><text:s text:c="16"/>c_str</text:p>
      <text:p text:style-name="Preformatted_20_Text"><text:s text:c="20"/>head</text:p>
      <text:p text:style-name="Preformatted_20_Text"><text:s text:c="24"/>* deo * </text:p>
      <text:p text:style-name="Preformatted_20_Text"><text:s text:c="24"/>pos:noun</text:p>
      <text:p text:style-name="Preformatted_20_Text"><text:s text:c="24"/>lex:deus</text:p>
      <text:p text:style-name="Preformatted_20_Text"><text:s text:c="24"/>case:dat</text:p>
      <text:p text:style-name="Preformatted_20_Text"><text:s text:c="24"/>gender:masc</text:p>
      <text:p text:style-name="Preformatted_20_Text"><text:soft-page-break/><text:s text:c="24"/>number:sing</text:p>
      <text:p text:style-name="Preformatted_20_Text"><text:s text:c="24"/>sem:[hum]</text:p>
      <text:p text:style-name="Preformatted_20_Text"><text:s text:c="20"/>adjp</text:p>
      <text:p text:style-name="Preformatted_20_Text"><text:s text:c="24"/>cat:adjp</text:p>
      <text:p text:style-name="Preformatted_20_Text"><text:s text:c="24"/>* potenti * </text:p>
      <text:p text:style-name="Preformatted_20_Text"><text:s text:c="24"/>case:dat</text:p>
      <text:p text:style-name="Preformatted_20_Text"><text:s text:c="24"/>number:sing</text:p>
      <text:p text:style-name="Preformatted_20_Text"><text:s text:c="24"/>gender:masc</text:p>
      <text:p text:style-name="Preformatted_20_Text"><text:s text:c="24"/>lex:potens</text:p>
      <text:p text:style-name="Preformatted_20_Text"><text:s text:c="24"/>c_str</text:p>
      <text:p text:style-name="Preformatted_20_Text"><text:s text:c="24"/>potens</text:p>
      <text:p text:style-name="Preformatted_20_Text"><text:s text:c="4"/>adjunct</text:p>
      <text:p text:style-name="Preformatted_20_Text"><text:s text:c="8"/>* tabula * * uotiua * </text:p>
      <text:p text:style-name="Preformatted_20_Text"><text:s text:c="8"/>index:i(p(1,2))</text:p>
      <text:p text:style-name="Preformatted_20_Text"><text:s text:c="8"/>cat:np</text:p>
      <text:p text:style-name="Preformatted_20_Text"><text:s text:c="8"/>sem:[thing]</text:p>
      <text:p text:style-name="Preformatted_20_Text"><text:s text:c="8"/>number:sing</text:p>
      <text:p text:style-name="Preformatted_20_Text"><text:s text:c="8"/>person:3</text:p>
      <text:p text:style-name="Preformatted_20_Text"><text:s text:c="8"/>gender:fem</text:p>
      <text:p text:style-name="Preformatted_20_Text"><text:s text:c="8"/>lex:tabula</text:p>
      <text:p text:style-name="Preformatted_20_Text"><text:s text:c="8"/>case:abl</text:p>
      <text:p text:style-name="Preformatted_20_Text"><text:s text:c="8"/>c_str</text:p>
      <text:p text:style-name="Preformatted_20_Text"><text:s text:c="12"/>head</text:p>
      <text:p text:style-name="Preformatted_20_Text"><text:s text:c="16"/>* tabula * </text:p>
      <text:p text:style-name="Preformatted_20_Text"><text:s text:c="16"/>pos:noun</text:p>
      <text:p text:style-name="Preformatted_20_Text"><text:s text:c="16"/>lex:tabula</text:p>
      <text:p text:style-name="Preformatted_20_Text"><text:s text:c="16"/>case:abl</text:p>
      <text:p text:style-name="Preformatted_20_Text"><text:s text:c="16"/>gender:fem</text:p>
      <text:p text:style-name="Preformatted_20_Text"><text:s text:c="16"/>number:sing</text:p>
      <text:p text:style-name="Preformatted_20_Text"><text:s text:c="16"/>sem:[thing]</text:p>
      <text:p text:style-name="Preformatted_20_Text"><text:s text:c="12"/>adjp</text:p>
      <text:p text:style-name="Preformatted_20_Text"><text:s text:c="16"/>cat:adjp</text:p>
      <text:p text:style-name="Preformatted_20_Text"><text:s text:c="16"/>* uotiua * </text:p>
      <text:p text:style-name="Preformatted_20_Text"><text:s text:c="16"/>case:abl</text:p>
      <text:p text:style-name="Preformatted_20_Text"><text:s text:c="16"/>number:sing</text:p>
      <text:p text:style-name="Preformatted_20_Text"><text:s text:c="16"/>gender:fem</text:p>
      <text:p text:style-name="Preformatted_20_Text"><text:s text:c="16"/>lex:uotiuus</text:p>
      <text:p text:style-name="Preformatted_20_Text"><text:s text:c="16"/>c_str</text:p>
      <text:p text:style-name="Preformatted_20_Text"><text:s text:c="16"/>uotiuus</text:p>
      <text:p text:style-name="Preformatted_20_Text"/>
      <text:p text:style-name="Preformatted_20_Text"/>
      <text:p text:style-name="Preformatted_20_Text">Comment : 'maris' wrongly assigned to 'vestimenta' instead of 'deo'</text:p>
      <text:h text:style-name="P32" text:outline-level="4">Parse B</text:h>
      <text:p text:style-name="Preformatted_20_Text"/>
      <text:p text:style-name="Preformatted_20_Text">7.99---&gt;</text:p>
      <text:p text:style-name="Preformatted_20_Text">[illocutionary_force:statement,vg:[selected_reading:indico_show_that,polarity:pos,cat:vg,pathlist:[p(5,6)],hp:[p(5,6)],gender:_72884,w:0,pos:v,class:tr_cod,type:finite,lex:indicare,voice:act,txt:indicat,tense:present,kind:std,mood:indicative,number:sing,person:3],subject:[number:sing,gender:masc,pathlist:[p(2,3),p(4,5)],hp:[p(4,5)],index:i(p(4,5)),distance:[1],cat:np,class:common,sem:[thing],person:3,type:core,lex:paries,lextype:full,case:nom,w:2,c_str:[head:[pathlist:[p(4,5)],pos:noun,txt:paries,lex:paries,case:nom,gender:masc,class:common,ab:no,number:sing,sem:[thing]],adjp:[cat:adjp,pathlist:[p(2,3)],distance:[0],hp:[p(2,3)],case:nom,number:sing,gender:masc,lex:sacer,type:std,w:1,c_str:sacer]]],object:[cat:pred,type:nonfinite,mood:infinitive,tense:past,class:m,pathlist:[p(0,1),p(6,7),p(7,8),p(8,9),p(9,10),p(10,11),p(11,12)],distance:[4],number:sing,gender:neuter,case:or([nom,acc]),person:3,polarity:pos,argbound:no,gap:_73888,w:8,flagint:no,c_str:[vg:[selected_reading:suspendo_dedicate,polarity:pos,cat:vg,pathlist:[p(7,8)],hp:[p(7,8)],gender:or([masc,fem]),w:0,pos:v,class:tr_cod_coi,type:nonfinite,lex:suspendere,voice:act,txt:suspendere,tense:past,kind:std,mood:infinitive,number:sing,person:_74186],subject:[number:sing,gender:or([masc,fem]),pathlist:[p(0,1)],hp:[p(0,1)],index:i(p(0,1)),distance:[0],cat:np,sem:[hum],class:proper,lex:pp1sg,person:1,type:core,case:acc,w:1,c_str:pp1sg],object:[pathlist:[p(6,7),p(9,10)],hp:[p(9,10)],index:i(p(9,10)),distance:[2],cat:np,class:common,sem:[thing],number:pl,person:3,gender:neuter,type:core,lex:uestimentum,lextype:full,case:acc,w:2,c_str:[head:[pathlist:[p(9,10)],pos:noun,txt:uestimenta,lex:uestimentum,case:acc,gender:neuter,class:common,ab:no,number:pl,sem:[thing]],adjp:[cat:adjp,pathlist:[p(6,7)],distance:[0],hp:[p(6,7)],case:acc,number:pl,gender:neuter,lex:uuidus,type:std,w:1,c_str:uuidus]]],i_object:[pathlist:[p(8,9),p(10,11),p(11,12)],hp:[p(11,12)],index:i([p(11,12)]),distance:[2],sem:[hum],number:sing,person:3,cat:np,lex:deus,lextype:full,gender:masc,type:full,case:dat,class:common,w:1,c_str:[head:[pathlist:[p(8,9),p(11,12)],hp:[p(11,12)],index:i(p(11,12)),distance:[2],cat:np,class:common,sem:[hum],number:sing,person:3,gender:masc,type:core,lex:deus,lextype:full,case:dat,w:2,c_str:[head:[pathlist:[p(11,12)],pos:noun,txt:deo,lex:deus,case:dat,gender:masc,class:common,ab:no,number:sing,sem:[hum]],adjp:[cat:adjp,pathlist:[p(8,9)],distance:[0],hp:[p(8,9)],case:dat,number:sing,gender:masc,lex:potens,type:std,w:1,c_str:potens]]],noun_cplt:[pathlist:[p(10,11)],hp:[p(10,11)],index:i(p(10,11)),distance:[0],cat:np,sem:[thing,loc],class:common,lextype:full,origin:noun,number:sing,person:3,gender:neuter,type:core,lex:mare,txt:maris,case:gen,w:1,c_str:maris]]]]],adjunct:[pathlist:[p(1,2),p(3,4)],hp:[p(1,2)],index:i(p(1,2)),distance:[1],cat:np,class:common,sem:[thing],number:sing,person:3,gender:fem,type:core,lex:tabula,lextype:full,case:abl,w:2,c_str:[head:[pathlist:[p(1,2)],pos:noun,txt:tabula,lex:tabula,case:abl,gender:fem,class:common,ab:no,number:sing,sem:[thing]],adjp:[cat:adjp,pathlist:[p(3,4)],distance:[0],hp:[p(3,4)],case:abl,number:sing,gender:fem,lex:uotiuus,type:std,w:1,c_str:uotiuus]]]]</text:p>
      <text:p text:style-name="Preformatted_20_Text"/>
      <text:p text:style-name="Preformatted_20_Text"><text:s text:c="4"/>illocutionary_force:statement</text:p>
      <text:p text:style-name="Preformatted_20_Text"><text:s text:c="4"/>vg</text:p>
      <text:p text:style-name="Preformatted_20_Text"><text:s text:c="8"/>selected_reading:indico_show_that</text:p>
      <text:p text:style-name="Preformatted_20_Text"><text:s text:c="8"/>polarity:pos</text:p>
      <text:p text:style-name="Preformatted_20_Text"><text:s text:c="8"/>cat:vg</text:p>
      <text:p text:style-name="Preformatted_20_Text"><text:s text:c="8"/>* indicat * </text:p>
      <text:p text:style-name="Preformatted_20_Text"><text:s text:c="8"/>pos:v</text:p>
      <text:p text:style-name="Preformatted_20_Text"><text:s text:c="8"/>lex:indic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sacer * * paries * </text:p>
      <text:p text:style-name="Preformatted_20_Text"><text:s text:c="8"/>index:i(p(4,5))</text:p>
      <text:p text:style-name="Preformatted_20_Text"><text:s text:c="8"/>cat:np</text:p>
      <text:p text:style-name="Preformatted_20_Text"><text:s text:c="8"/>sem:[thing]</text:p>
      <text:p text:style-name="Preformatted_20_Text"><text:s text:c="8"/>person:3</text:p>
      <text:p text:style-name="Preformatted_20_Text"><text:s text:c="8"/>lex:paries</text:p>
      <text:p text:style-name="Preformatted_20_Text"><text:s text:c="8"/>case:nom</text:p>
      <text:p text:style-name="Preformatted_20_Text"><text:s text:c="8"/>c_str</text:p>
      <text:p text:style-name="Preformatted_20_Text"><text:s text:c="12"/>head</text:p>
      <text:p text:style-name="Preformatted_20_Text"><text:soft-page-break/><text:s text:c="16"/>* paries * </text:p>
      <text:p text:style-name="Preformatted_20_Text"><text:s text:c="16"/>pos:noun</text:p>
      <text:p text:style-name="Preformatted_20_Text"><text:s text:c="16"/>lex:paries</text:p>
      <text:p text:style-name="Preformatted_20_Text"><text:s text:c="16"/>case:nom</text:p>
      <text:p text:style-name="Preformatted_20_Text"><text:s text:c="16"/>gender:masc</text:p>
      <text:p text:style-name="Preformatted_20_Text"><text:s text:c="16"/>number:sing</text:p>
      <text:p text:style-name="Preformatted_20_Text"><text:s text:c="16"/>sem:[thing]</text:p>
      <text:p text:style-name="Preformatted_20_Text"><text:s text:c="12"/>adjp</text:p>
      <text:p text:style-name="Preformatted_20_Text"><text:s text:c="16"/>cat:adjp</text:p>
      <text:p text:style-name="Preformatted_20_Text"><text:s text:c="16"/>* sacer * </text:p>
      <text:p text:style-name="Preformatted_20_Text"><text:s text:c="16"/>case:nom</text:p>
      <text:p text:style-name="Preformatted_20_Text"><text:s text:c="16"/>number:sing</text:p>
      <text:p text:style-name="Preformatted_20_Text"><text:s text:c="16"/>gender:masc</text:p>
      <text:p text:style-name="Preformatted_20_Text"><text:s text:c="16"/>lex:sacer</text:p>
      <text:p text:style-name="Preformatted_20_Text"><text:s text:c="16"/>c_str</text:p>
      <text:p text:style-name="Preformatted_20_Text"><text:s text:c="16"/>sacer</text:p>
      <text:p text:style-name="Preformatted_20_Text"><text:s text:c="4"/>object</text:p>
      <text:p text:style-name="Preformatted_20_Text"><text:s text:c="8"/>cat:pred</text:p>
      <text:p text:style-name="Preformatted_20_Text"><text:s text:c="8"/>mood:infinitive</text:p>
      <text:p text:style-name="Preformatted_20_Text"><text:s text:c="8"/>tense:past</text:p>
      <text:p text:style-name="Preformatted_20_Text"><text:s text:c="8"/>* me * * uuida * * suspendisse * * potenti * * uestimenta * * maris * * deo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suspendo_dedicate</text:p>
      <text:p text:style-name="Preformatted_20_Text"><text:s text:c="16"/>polarity:pos</text:p>
      <text:p text:style-name="Preformatted_20_Text"><text:s text:c="16"/>cat:vg</text:p>
      <text:p text:style-name="Preformatted_20_Text"><text:s text:c="16"/>* suspendisse * </text:p>
      <text:p text:style-name="Preformatted_20_Text"><text:s text:c="16"/>gender:or([masc,fem])</text:p>
      <text:p text:style-name="Preformatted_20_Text"><text:s text:c="16"/>pos:v</text:p>
      <text:p text:style-name="Preformatted_20_Text"><text:s text:c="16"/>lex:suspendere</text:p>
      <text:p text:style-name="Preformatted_20_Text"><text:s text:c="16"/>voice:act</text:p>
      <text:p text:style-name="Preformatted_20_Text"><text:s text:c="16"/>tense:past</text:p>
      <text:p text:style-name="Preformatted_20_Text"><text:s text:c="16"/>mood:infinitive</text:p>
      <text:p text:style-name="Preformatted_20_Text"><text:s text:c="16"/>number:sing</text:p>
      <text:p text:style-name="Preformatted_20_Text"><text:s text:c="12"/>subject</text:p>
      <text:p text:style-name="Preformatted_20_Text"><text:s text:c="16"/>number:sing</text:p>
      <text:p text:style-name="Preformatted_20_Text"><text:s text:c="16"/>gender:or([masc,fem])</text:p>
      <text:p text:style-name="Preformatted_20_Text"><text:s text:c="16"/>* me * </text:p>
      <text:p text:style-name="Preformatted_20_Text"><text:s text:c="16"/>index:i(p(0,1))</text:p>
      <text:p text:style-name="Preformatted_20_Text"><text:s text:c="16"/>cat:np</text:p>
      <text:p text:style-name="Preformatted_20_Text"><text:s text:c="16"/>sem:[hum]</text:p>
      <text:p text:style-name="Preformatted_20_Text"><text:s text:c="16"/>lex:pp1sg</text:p>
      <text:p text:style-name="Preformatted_20_Text"><text:s text:c="16"/>person:1</text:p>
      <text:p text:style-name="Preformatted_20_Text"><text:s text:c="16"/>case:acc</text:p>
      <text:p text:style-name="Preformatted_20_Text"><text:s text:c="16"/>c_str</text:p>
      <text:p text:style-name="Preformatted_20_Text"><text:s text:c="16"/>pp1sg</text:p>
      <text:p text:style-name="Preformatted_20_Text"><text:s text:c="12"/>object</text:p>
      <text:p text:style-name="Preformatted_20_Text"><text:s text:c="16"/>* uuida * * uestimenta * </text:p>
      <text:p text:style-name="Preformatted_20_Text"><text:s text:c="16"/>index:i(p(9,10))</text:p>
      <text:p text:style-name="Preformatted_20_Text"><text:s text:c="16"/>cat:np</text:p>
      <text:p text:style-name="Preformatted_20_Text"><text:s text:c="16"/>sem:[thing]</text:p>
      <text:p text:style-name="Preformatted_20_Text"><text:s text:c="16"/>number:pl</text:p>
      <text:p text:style-name="Preformatted_20_Text"><text:s text:c="16"/>person:3</text:p>
      <text:p text:style-name="Preformatted_20_Text"><text:s text:c="16"/>gender:neuter</text:p>
      <text:p text:style-name="Preformatted_20_Text"><text:s text:c="16"/>lex:uestimentum</text:p>
      <text:p text:style-name="Preformatted_20_Text"><text:s text:c="16"/>case:acc</text:p>
      <text:p text:style-name="Preformatted_20_Text"><text:s text:c="16"/>c_str</text:p>
      <text:p text:style-name="Preformatted_20_Text"><text:s text:c="20"/>head</text:p>
      <text:p text:style-name="Preformatted_20_Text"><text:s text:c="24"/>* uestimenta * </text:p>
      <text:p text:style-name="Preformatted_20_Text"><text:soft-page-break/><text:s text:c="24"/>pos:noun</text:p>
      <text:p text:style-name="Preformatted_20_Text"><text:s text:c="24"/>lex:uestimentum</text:p>
      <text:p text:style-name="Preformatted_20_Text"><text:s text:c="24"/>case:acc</text:p>
      <text:p text:style-name="Preformatted_20_Text"><text:s text:c="24"/>gender:neuter</text:p>
      <text:p text:style-name="Preformatted_20_Text"><text:s text:c="24"/>number:pl</text:p>
      <text:p text:style-name="Preformatted_20_Text"><text:s text:c="24"/>sem:[thing]</text:p>
      <text:p text:style-name="Preformatted_20_Text"><text:s text:c="20"/>adjp</text:p>
      <text:p text:style-name="Preformatted_20_Text"><text:s text:c="24"/>cat:adjp</text:p>
      <text:p text:style-name="Preformatted_20_Text"><text:s text:c="24"/>* uuida * </text:p>
      <text:p text:style-name="Preformatted_20_Text"><text:s text:c="24"/>case:acc</text:p>
      <text:p text:style-name="Preformatted_20_Text"><text:s text:c="24"/>number:pl</text:p>
      <text:p text:style-name="Preformatted_20_Text"><text:s text:c="24"/>gender:neuter</text:p>
      <text:p text:style-name="Preformatted_20_Text"><text:s text:c="24"/>lex:uuidus</text:p>
      <text:p text:style-name="Preformatted_20_Text"><text:s text:c="24"/>c_str</text:p>
      <text:p text:style-name="Preformatted_20_Text"><text:s text:c="24"/>uuidus</text:p>
      <text:p text:style-name="Preformatted_20_Text"><text:s text:c="12"/>i_object</text:p>
      <text:p text:style-name="Preformatted_20_Text"><text:s text:c="16"/>* potenti * * maris * * deo * </text:p>
      <text:p text:style-name="Preformatted_20_Text"><text:s text:c="16"/>index:i([p(11,12)])</text:p>
      <text:p text:style-name="Preformatted_20_Text"><text:s text:c="16"/>sem:[hum]</text:p>
      <text:p text:style-name="Preformatted_20_Text"><text:s text:c="16"/>number:sing</text:p>
      <text:p text:style-name="Preformatted_20_Text"><text:s text:c="16"/>person:3</text:p>
      <text:p text:style-name="Preformatted_20_Text"><text:s text:c="16"/>cat:np</text:p>
      <text:p text:style-name="Preformatted_20_Text"><text:s text:c="16"/>lex:deus</text:p>
      <text:p text:style-name="Preformatted_20_Text"><text:s text:c="16"/>gender:masc</text:p>
      <text:p text:style-name="Preformatted_20_Text"><text:s text:c="16"/>case:dat</text:p>
      <text:p text:style-name="Preformatted_20_Text"><text:s text:c="16"/>c_str</text:p>
      <text:p text:style-name="Preformatted_20_Text"><text:s text:c="20"/>head</text:p>
      <text:p text:style-name="Preformatted_20_Text"><text:s text:c="24"/>* potenti * * deo * </text:p>
      <text:p text:style-name="Preformatted_20_Text"><text:s text:c="24"/>index:i(p(11,12))</text:p>
      <text:p text:style-name="Preformatted_20_Text"><text:s text:c="24"/>cat:np</text:p>
      <text:p text:style-name="Preformatted_20_Text"><text:s text:c="24"/>sem:[hum]</text:p>
      <text:p text:style-name="Preformatted_20_Text"><text:s text:c="24"/>number:sing</text:p>
      <text:p text:style-name="Preformatted_20_Text"><text:s text:c="24"/>person:3</text:p>
      <text:p text:style-name="Preformatted_20_Text"><text:s text:c="24"/>gender:masc</text:p>
      <text:p text:style-name="Preformatted_20_Text"><text:s text:c="24"/>lex:deus</text:p>
      <text:p text:style-name="Preformatted_20_Text"><text:s text:c="24"/>case:dat</text:p>
      <text:p text:style-name="Preformatted_20_Text"><text:s text:c="24"/>c_str</text:p>
      <text:p text:style-name="Preformatted_20_Text"><text:s text:c="28"/>head</text:p>
      <text:p text:style-name="Preformatted_20_Text"><text:s text:c="32"/>* deo * </text:p>
      <text:p text:style-name="Preformatted_20_Text"><text:s text:c="32"/>pos:noun</text:p>
      <text:p text:style-name="Preformatted_20_Text"><text:s text:c="32"/>lex:deus</text:p>
      <text:p text:style-name="Preformatted_20_Text"><text:s text:c="32"/>case:dat</text:p>
      <text:p text:style-name="Preformatted_20_Text"><text:s text:c="32"/>gender:masc</text:p>
      <text:p text:style-name="Preformatted_20_Text"><text:s text:c="32"/>number:sing</text:p>
      <text:p text:style-name="Preformatted_20_Text"><text:s text:c="32"/>sem:[hum]</text:p>
      <text:p text:style-name="Preformatted_20_Text"><text:s text:c="28"/>adjp</text:p>
      <text:p text:style-name="Preformatted_20_Text"><text:s text:c="32"/>cat:adjp</text:p>
      <text:p text:style-name="Preformatted_20_Text"><text:s text:c="32"/>* potenti * </text:p>
      <text:p text:style-name="Preformatted_20_Text"><text:s text:c="32"/>case:dat</text:p>
      <text:p text:style-name="Preformatted_20_Text"><text:s text:c="32"/>number:sing</text:p>
      <text:p text:style-name="Preformatted_20_Text"><text:s text:c="32"/>gender:masc</text:p>
      <text:p text:style-name="Preformatted_20_Text"><text:s text:c="32"/>lex:potens</text:p>
      <text:p text:style-name="Preformatted_20_Text"><text:s text:c="32"/>c_str</text:p>
      <text:p text:style-name="Preformatted_20_Text"><text:s text:c="32"/>potens</text:p>
      <text:p text:style-name="Preformatted_20_Text"><text:s text:c="20"/>noun_cplt</text:p>
      <text:p text:style-name="Preformatted_20_Text"><text:s text:c="24"/>* maris * </text:p>
      <text:p text:style-name="Preformatted_20_Text"><text:s text:c="24"/>index:i(p(10,11))</text:p>
      <text:p text:style-name="Preformatted_20_Text"><text:s text:c="24"/>cat:np</text:p>
      <text:p text:style-name="Preformatted_20_Text"><text:s text:c="24"/>sem:[thing,loc]</text:p>
      <text:p text:style-name="Preformatted_20_Text"><text:s text:c="24"/>number:sing</text:p>
      <text:p text:style-name="Preformatted_20_Text"><text:s text:c="24"/>person:3</text:p>
      <text:p text:style-name="Preformatted_20_Text"><text:s text:c="24"/>gender:neuter</text:p>
      <text:p text:style-name="Preformatted_20_Text"><text:s text:c="24"/>lex:mare</text:p>
      <text:p text:style-name="Preformatted_20_Text"><text:s text:c="24"/>case:gen</text:p>
      <text:p text:style-name="Preformatted_20_Text"><text:soft-page-break/><text:s text:c="24"/>c_str</text:p>
      <text:p text:style-name="Preformatted_20_Text"><text:s text:c="24"/>maris</text:p>
      <text:p text:style-name="Preformatted_20_Text"><text:s text:c="4"/>adjunct</text:p>
      <text:p text:style-name="Preformatted_20_Text"><text:s text:c="8"/>* tabula * * uotiua * </text:p>
      <text:p text:style-name="Preformatted_20_Text"><text:s text:c="8"/>index:i(p(1,2))</text:p>
      <text:p text:style-name="Preformatted_20_Text"><text:s text:c="8"/>cat:np</text:p>
      <text:p text:style-name="Preformatted_20_Text"><text:s text:c="8"/>sem:[thing]</text:p>
      <text:p text:style-name="Preformatted_20_Text"><text:s text:c="8"/>number:sing</text:p>
      <text:p text:style-name="Preformatted_20_Text"><text:s text:c="8"/>person:3</text:p>
      <text:p text:style-name="Preformatted_20_Text"><text:s text:c="8"/>gender:fem</text:p>
      <text:p text:style-name="Preformatted_20_Text"><text:s text:c="8"/>lex:tabula</text:p>
      <text:p text:style-name="Preformatted_20_Text"><text:s text:c="8"/>case:abl</text:p>
      <text:p text:style-name="Preformatted_20_Text"><text:s text:c="8"/>c_str</text:p>
      <text:p text:style-name="Preformatted_20_Text"><text:s text:c="12"/>head</text:p>
      <text:p text:style-name="Preformatted_20_Text"><text:s text:c="16"/>* tabula * </text:p>
      <text:p text:style-name="Preformatted_20_Text"><text:s text:c="16"/>pos:noun</text:p>
      <text:p text:style-name="Preformatted_20_Text"><text:s text:c="16"/>lex:tabula</text:p>
      <text:p text:style-name="Preformatted_20_Text"><text:s text:c="16"/>case:abl</text:p>
      <text:p text:style-name="Preformatted_20_Text"><text:s text:c="16"/>gender:fem</text:p>
      <text:p text:style-name="Preformatted_20_Text"><text:s text:c="16"/>number:sing</text:p>
      <text:p text:style-name="Preformatted_20_Text"><text:s text:c="16"/>sem:[thing]</text:p>
      <text:p text:style-name="Preformatted_20_Text"><text:s text:c="12"/>adjp</text:p>
      <text:p text:style-name="Preformatted_20_Text"><text:s text:c="16"/>cat:adjp</text:p>
      <text:p text:style-name="Preformatted_20_Text"><text:s text:c="16"/>* uotiua * </text:p>
      <text:p text:style-name="Preformatted_20_Text"><text:s text:c="16"/>case:abl</text:p>
      <text:p text:style-name="Preformatted_20_Text"><text:s text:c="16"/>number:sing</text:p>
      <text:p text:style-name="Preformatted_20_Text"><text:s text:c="16"/>gender:fem</text:p>
      <text:p text:style-name="Preformatted_20_Text"><text:s text:c="16"/>lex:uotiuus</text:p>
      <text:p text:style-name="Preformatted_20_Text"><text:s text:c="16"/>c_str</text:p>
      <text:p text:style-name="Preformatted_20_Text"><text:s text:c="16"/>uotiuus</text:p>
      <text:p text:style-name="Preformatted_20_Text"/>
      <text:p text:style-name="Preformatted_20_Text"/>
      <text:p text:style-name="Preformatted_20_Text"/>
      <text:p text:style-name="Preformatted_20_Text"/>
      <text:p text:style-name="Preformatted_20_Text">Comment : parse OK, with 'maris' related to 'deo'</text:p>
      <text:p text:style-name="P15">% 11 Martial, 2 78.</text:p>
      <text:h text:style-name="P26" text:outline-level="3">Aestivo serves ubi piscem tempore quaeris?</text:h>
      <text:p text:style-name="Preformatted_20_Text">[0/aestiuo,1/serues,2/ubi,3/piscem,4/tempore,5/quaeris,endpos(6)]</text:p>
      <text:p text:style-name="Preformatted_20_Text">cputime : 0.3125</text:p>
      <text:h text:style-name="Heading_20_4" text:outline-level="4">Parse A</text:h>
      <text:p text:style-name="Preformatted_20_Text">5.99---&gt;</text:p>
      <text:p text:style-name="Preformatted_20_Text">[illocutionary_force:question,vg:[selected_reading:quaero_ask,polarity:pos,cat:vg,pathlist:[p(5,6)],hp:[p(5,6)],gender:_62272,w:0,pos:v,class:tr_cod,type:finite,lex:quaerere,voice:act,txt:quaeris,tense:present,kind:std,mood:indicative,number:sing,person:2],subject:[source:context_retrievable,number:sing,gender:or([masc,fem]),person:2,cat:np,index:i(0,0),constraints_to_be_met:[sem:[hum]],distance:[0],pathlist:[],case:nom,w:0],object:[cat:pred,type:finite,pathlist:[p(0,1),p(1,2),p(3,4),p(4,5)],distance:[0],illocutionary_force:question,class:m,number:sing,person:3,vgperson:2,gender:neuter,mood:subjunctive,tense:present,polarity:pos,argbound:no,gap:[],w:3.99,add:no,flagint:or([yes_no_question,wh_question]),c_str:[illocutionary_force:question,vg:[selected_reading:servo_keep,polarity:pos,cat:vg,pathlist:[p(1,2)],hp:[p(1,2)],gender:_63036,w:0,pos:v,class:tr_cod,type:finite,lex:seruare,voice:act,txt:serues,tense:present,kind:std,mood:subjunctive,number:sing,person:2],subject:[source:context_retrievable,number:sing,gender:or([masc,fem]),person:2,cat:np,index:i(0,0),constraints_to_be_met:[sem:[hum]],distance:[0],pathlist:[],case:nom,w:0],object:[pathlist:[p(3,4)],hp:[p(3,4)],index:i(p(3,4)),distance:[0],cat:np,sem:[thing],class:common,lextype:full,origin:noun,number:sing,person:3,gender:masc,type:core,lex:piscis,txt:piscem,case:acc,w:1,c_str:piscem],adjunct:[pathlist:[p(0,1),p(4,5)],hp:[p(4,5)],distance:[0],cat:np,class:adjunct,value:time,number:sing,person:3,gender:neuter,lex:tempus,lextype:full,type:int,case:abl,w:2,c_str:[head:[lex:tempus,sem:time_when,cat:np,number:sing,gender:neuter,case:acc,index:i(p(4,5))]],adj:aestiuus]]],adjunct:[pathlist:[p(2,3)],hp:[p(2,3)],distance:[0],cat:advp,class:adjunct,value:place,lex:ubi,lextype:full,type:int,w:2,c_str:[lex:ubi,sem:location,cat:advp]]]</text:p>
      <text:p text:style-name="Preformatted_20_Text"/>
      <text:p text:style-name="Preformatted_20_Text"><text:s text:c="4"/>illocutionary_force:question</text:p>
      <text:p text:style-name="Preformatted_20_Text"><text:s text:c="4"/>vg</text:p>
      <text:p text:style-name="Preformatted_20_Text"><text:s text:c="8"/>selected_reading:quaero_ask</text:p>
      <text:p text:style-name="Preformatted_20_Text"><text:s text:c="8"/>polarity:pos</text:p>
      <text:p text:style-name="Preformatted_20_Text"><text:s text:c="8"/>cat:vg</text:p>
      <text:p text:style-name="Preformatted_20_Text"><text:s text:c="8"/>* quaeris * </text:p>
      <text:p text:style-name="Preformatted_20_Text"><text:s text:c="8"/>pos:v</text:p>
      <text:p text:style-name="Preformatted_20_Text"><text:s text:c="8"/>lex:quaer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aestiuo * * serues * * piscem * * tempore * </text:p>
      <text:p text:style-name="Preformatted_20_Text"><text:s text:c="8"/>illocutionary_force:question</text:p>
      <text:p text:style-name="Preformatted_20_Text"><text:s text:c="8"/>number:sing</text:p>
      <text:p text:style-name="Preformatted_20_Text"><text:s text:c="8"/>person:3</text:p>
      <text:p text:style-name="Preformatted_20_Text"><text:s text:c="8"/>vgperson:2</text:p>
      <text:p text:style-name="Preformatted_20_Text"><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oft-page-break/><text:s text:c="12"/>illocutionary_force:question</text:p>
      <text:p text:style-name="Preformatted_20_Text"><text:s text:c="12"/>vg</text:p>
      <text:p text:style-name="Preformatted_20_Text"><text:s text:c="16"/>selected_reading:servo_keep</text:p>
      <text:p text:style-name="Preformatted_20_Text"><text:s text:c="16"/>polarity:pos</text:p>
      <text:p text:style-name="Preformatted_20_Text"><text:s text:c="16"/>cat:vg</text:p>
      <text:p text:style-name="Preformatted_20_Text"><text:s text:c="16"/>* serues * </text:p>
      <text:p text:style-name="Preformatted_20_Text"><text:s text:c="16"/>pos:v</text:p>
      <text:p text:style-name="Preformatted_20_Text"><text:s text:c="16"/>lex:serua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 piscem * </text:p>
      <text:p text:style-name="Preformatted_20_Text"><text:s text:c="16"/>index:i(p(3,4))</text:p>
      <text:p text:style-name="Preformatted_20_Text"><text:s text:c="16"/>cat:np</text:p>
      <text:p text:style-name="Preformatted_20_Text"><text:s text:c="16"/>sem:[thing]</text:p>
      <text:p text:style-name="Preformatted_20_Text"><text:s text:c="16"/>number:sing</text:p>
      <text:p text:style-name="Preformatted_20_Text"><text:s text:c="16"/>person:3</text:p>
      <text:p text:style-name="Preformatted_20_Text"><text:s text:c="16"/>gender:masc</text:p>
      <text:p text:style-name="Preformatted_20_Text"><text:s text:c="16"/>lex:piscis</text:p>
      <text:p text:style-name="Preformatted_20_Text"><text:s text:c="16"/>case:acc</text:p>
      <text:p text:style-name="Preformatted_20_Text"><text:s text:c="16"/>c_str</text:p>
      <text:p text:style-name="Preformatted_20_Text"><text:s text:c="16"/>piscem</text:p>
      <text:p text:style-name="Preformatted_20_Text"><text:s text:c="12"/>adjunct</text:p>
      <text:p text:style-name="Preformatted_20_Text"><text:s text:c="16"/>* aestiuo * * tempore * </text:p>
      <text:p text:style-name="Preformatted_20_Text"><text:s text:c="16"/>cat:np</text:p>
      <text:p text:style-name="Preformatted_20_Text"><text:s text:c="16"/>value:time</text:p>
      <text:p text:style-name="Preformatted_20_Text"><text:s text:c="16"/>number:sing</text:p>
      <text:p text:style-name="Preformatted_20_Text"><text:s text:c="16"/>person:3</text:p>
      <text:p text:style-name="Preformatted_20_Text"><text:s text:c="16"/>gender:neuter</text:p>
      <text:p text:style-name="Preformatted_20_Text"><text:s text:c="16"/>lex:tempus</text:p>
      <text:p text:style-name="Preformatted_20_Text"><text:s text:c="16"/>case:abl</text:p>
      <text:p text:style-name="Preformatted_20_Text"><text:s text:c="16"/>c_str</text:p>
      <text:p text:style-name="Preformatted_20_Text"><text:s text:c="20"/>head</text:p>
      <text:p text:style-name="Preformatted_20_Text"><text:s text:c="24"/>lex:tempus</text:p>
      <text:p text:style-name="Preformatted_20_Text"><text:s text:c="24"/>sem:time_when</text:p>
      <text:p text:style-name="Preformatted_20_Text"><text:s text:c="24"/>cat:np</text:p>
      <text:p text:style-name="Preformatted_20_Text"><text:s text:c="24"/>number:sing</text:p>
      <text:p text:style-name="Preformatted_20_Text"><text:s text:c="24"/>gender:neuter</text:p>
      <text:p text:style-name="Preformatted_20_Text"><text:s text:c="24"/>case:acc</text:p>
      <text:p text:style-name="Preformatted_20_Text"><text:s text:c="24"/>index:i(p(4,5))</text:p>
      <text:p text:style-name="Preformatted_20_Text"><text:s text:c="16"/>adj:aestiuus</text:p>
      <text:p text:style-name="Preformatted_20_Text"><text:s text:c="4"/>adjunct</text:p>
      <text:p text:style-name="Preformatted_20_Text"><text:s text:c="8"/>* ubi * </text:p>
      <text:p text:style-name="Preformatted_20_Text"><text:s text:c="8"/>cat:advp</text:p>
      <text:p text:style-name="Preformatted_20_Text"><text:s text:c="8"/>value:place</text:p>
      <text:p text:style-name="Preformatted_20_Text"><text:s text:c="8"/>lex:ubi</text:p>
      <text:p text:style-name="Preformatted_20_Text"><text:s text:c="8"/>c_str</text:p>
      <text:p text:style-name="Preformatted_20_Text"><text:s text:c="12"/>lex:ubi</text:p>
      <text:p text:style-name="Preformatted_20_Text"><text:s text:c="12"/>sem:location</text:p>
      <text:p text:style-name="Preformatted_20_Text"><text:s text:c="12"/>cat:advp</text:p>
      <text:p text:style-name="Preformatted_20_Text"/>
      <text:p text:style-name="Preformatted_20_Text">Comment: 'ubi' is not assigned to the question object of 'quaeris'</text:p>
      <text:h text:style-name="P32" text:outline-level="4">Parse B</text:h>
      <text:p text:style-name="Preformatted_20_Text"/>
      <text:p text:style-name="Preformatted_20_Text">5.99---&gt;</text:p>
      <text:p text:style-name="Preformatted_20_Text">[illocutionary_force:question,vg:[selected_reading:quaero_ask,polarity:pos,cat:vg,pathlist:[p(5,6)],hp:[p(5,6)],gender:_66374,w:0,pos:v,class:tr_cod,type:finite,lex:quaerere,voice:act,txt:quaeris,tense:present,kind:std,mood:indicative,number:sing,person:2],subject:[source:context_retrievable,number:sing,gender:or([masc,fem]),person:2,cat:np,index:i(0,0),constraints_to_be_met:[sem:[hum]],distance:[0],pathlist:[],case:nom,w:0],object:[cat:pred,type:finite,pathlist:[p(0,1),p(1,2),p(3,4),p(4,5)],distance:[0],illocutionary_force:question,class:m,number:sing,person:3,vgperson:2,gender:neuter,mood:subjunctive,tense:present,polarity:pos,argbound:no,gap:[],w:3.99,add:no,flagint:or([yes_no_question,wh_question]),c_str:[illocutionary_force:question,vg:[selected_reading:servo_keep_safe,polarity:pos,cat:vg,pathlist:[p(1,2)],hp:[p(1,2)],gender:_67138,w:0,pos:v,class:tr_cod,type:finite,lex:seruare,voice:act,txt:serues,tense:present,kind:std,mood:subjunctive,number:sing,person:2],subject:[source:context_retrievable,number:sing,gender:or([masc,fem]),person:2,cat:np,index:i(0,0),constraints_to_be_met:[sem:[hum]],distance:[0],pathlist:[],case:nom,w:0],object:[pathlist:[p(3,4)],hp:[p(3,4)],index:i(p(3,4)),distance:[0],cat:np,sem:[thing],class:common,lextype:full,origin:noun,number:sing,person:3,gender:masc,type:core,lex:piscis,txt:piscem,case:acc,w:1,c_str:piscem],adjunct:[pathlist:[p(0,1),p(4,5)],hp:[p(4,5)],distance:[0],cat:np,class:adjunct,value:time,number:sing,person:3,gender:neuter,lex:tempus,lextype:full,type:int,case:abl,w:2,c_str:[head:[lex:tempus,sem:time_when,cat:np,number:sing,gender:neuter,case:acc,index:i(p(4,5))]],adj:aestiuus]]],adjunct:[pathlist:[p(2,3)],hp:[p(2,3)],distance:[0],cat:advp,class:adjunct,value:place,lex:ubi,lextype:full,type:int,w:2,c_str:[lex:ubi,sem:location,cat:advp]]]</text:p>
      <text:p text:style-name="Preformatted_20_Text"/>
      <text:p text:style-name="Preformatted_20_Text"><text:s text:c="4"/>illocutionary_force:question</text:p>
      <text:p text:style-name="Preformatted_20_Text"><text:s text:c="4"/>vg</text:p>
      <text:p text:style-name="Preformatted_20_Text"><text:s text:c="8"/>selected_reading:quaero_ask</text:p>
      <text:p text:style-name="Preformatted_20_Text"><text:s text:c="8"/>polarity:pos</text:p>
      <text:p text:style-name="Preformatted_20_Text"><text:s text:c="8"/>cat:vg</text:p>
      <text:p text:style-name="Preformatted_20_Text"><text:s text:c="8"/>* quaeris * </text:p>
      <text:p text:style-name="Preformatted_20_Text"><text:s text:c="8"/>pos:v</text:p>
      <text:p text:style-name="Preformatted_20_Text"><text:s text:c="8"/>lex:quaer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aestiuo * * serues * * piscem * * tempore * </text:p>
      <text:p text:style-name="Preformatted_20_Text"><text:s text:c="8"/>illocutionary_force:question</text:p>
      <text:p text:style-name="Preformatted_20_Text"><text:s text:c="8"/>number:sing</text:p>
      <text:p text:style-name="Preformatted_20_Text"><text:s text:c="8"/>person:3</text:p>
      <text:p text:style-name="Preformatted_20_Text"><text:s text:c="8"/>vgperson:2</text:p>
      <text:p text:style-name="Preformatted_20_Text"><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 text:c="12"/>illocutionary_force:question</text:p>
      <text:p text:style-name="Preformatted_20_Text"><text:s text:c="12"/>vg</text:p>
      <text:p text:style-name="Preformatted_20_Text"><text:s text:c="16"/>selected_reading:servo_keep_safe</text:p>
      <text:p text:style-name="Preformatted_20_Text"><text:s text:c="16"/>polarity:pos</text:p>
      <text:p text:style-name="Preformatted_20_Text"><text:s text:c="16"/>cat:vg</text:p>
      <text:p text:style-name="Preformatted_20_Text"><text:soft-page-break/><text:s text:c="16"/>* serues * </text:p>
      <text:p text:style-name="Preformatted_20_Text"><text:s text:c="16"/>pos:v</text:p>
      <text:p text:style-name="Preformatted_20_Text"><text:s text:c="16"/>lex:serua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 piscem * </text:p>
      <text:p text:style-name="Preformatted_20_Text"><text:s text:c="16"/>index:i(p(3,4))</text:p>
      <text:p text:style-name="Preformatted_20_Text"><text:s text:c="16"/>cat:np</text:p>
      <text:p text:style-name="Preformatted_20_Text"><text:s text:c="16"/>sem:[thing]</text:p>
      <text:p text:style-name="Preformatted_20_Text"><text:s text:c="16"/>number:sing</text:p>
      <text:p text:style-name="Preformatted_20_Text"><text:s text:c="16"/>person:3</text:p>
      <text:p text:style-name="Preformatted_20_Text"><text:s text:c="16"/>gender:masc</text:p>
      <text:p text:style-name="Preformatted_20_Text"><text:s text:c="16"/>lex:piscis</text:p>
      <text:p text:style-name="Preformatted_20_Text"><text:s text:c="16"/>case:acc</text:p>
      <text:p text:style-name="Preformatted_20_Text"><text:s text:c="16"/>c_str</text:p>
      <text:p text:style-name="Preformatted_20_Text"><text:s text:c="16"/>piscem</text:p>
      <text:p text:style-name="Preformatted_20_Text"><text:s text:c="12"/>adjunct</text:p>
      <text:p text:style-name="Preformatted_20_Text"><text:s text:c="16"/>* aestiuo * * tempore * </text:p>
      <text:p text:style-name="Preformatted_20_Text"><text:s text:c="16"/>cat:np</text:p>
      <text:p text:style-name="Preformatted_20_Text"><text:s text:c="16"/>value:time</text:p>
      <text:p text:style-name="Preformatted_20_Text"><text:s text:c="16"/>number:sing</text:p>
      <text:p text:style-name="Preformatted_20_Text"><text:s text:c="16"/>person:3</text:p>
      <text:p text:style-name="Preformatted_20_Text"><text:s text:c="16"/>gender:neuter</text:p>
      <text:p text:style-name="Preformatted_20_Text"><text:s text:c="16"/>lex:tempus</text:p>
      <text:p text:style-name="Preformatted_20_Text"><text:s text:c="16"/>case:abl</text:p>
      <text:p text:style-name="Preformatted_20_Text"><text:s text:c="16"/>c_str</text:p>
      <text:p text:style-name="Preformatted_20_Text"><text:s text:c="20"/>head</text:p>
      <text:p text:style-name="Preformatted_20_Text"><text:s text:c="24"/>lex:tempus</text:p>
      <text:p text:style-name="Preformatted_20_Text"><text:s text:c="24"/>sem:time_when</text:p>
      <text:p text:style-name="Preformatted_20_Text"><text:s text:c="24"/>cat:np</text:p>
      <text:p text:style-name="Preformatted_20_Text"><text:s text:c="24"/>number:sing</text:p>
      <text:p text:style-name="Preformatted_20_Text"><text:s text:c="24"/>gender:neuter</text:p>
      <text:p text:style-name="Preformatted_20_Text"><text:s text:c="24"/>case:acc</text:p>
      <text:p text:style-name="Preformatted_20_Text"><text:s text:c="24"/>index:i(p(4,5))</text:p>
      <text:p text:style-name="Preformatted_20_Text"><text:s text:c="16"/>adj:aestiuus</text:p>
      <text:p text:style-name="Preformatted_20_Text"><text:s text:c="4"/>adjunct</text:p>
      <text:p text:style-name="Preformatted_20_Text"><text:s text:c="8"/>* ubi * </text:p>
      <text:p text:style-name="Preformatted_20_Text"><text:s text:c="8"/>cat:advp</text:p>
      <text:p text:style-name="Preformatted_20_Text"><text:s text:c="8"/>value:place</text:p>
      <text:p text:style-name="Preformatted_20_Text"><text:s text:c="8"/>lex:ubi</text:p>
      <text:p text:style-name="Preformatted_20_Text"><text:s text:c="8"/>c_str</text:p>
      <text:p text:style-name="Preformatted_20_Text"><text:s text:c="12"/>lex:ubi</text:p>
      <text:p text:style-name="Preformatted_20_Text"><text:s text:c="12"/>sem:location</text:p>
      <text:p text:style-name="Preformatted_20_Text"><text:s text:c="12"/>cat:advp</text:p>
      <text:p text:style-name="Preformatted_20_Text"/>
      <text:p text:style-name="Preformatted_20_Text"/>
      <text:p text:style-name="Preformatted_20_Text"/>
      <text:p text:style-name="Preformatted_20_Text"/>
      <text:p text:style-name="Preformatted_20_Text">Comment: wrong assignment of ubi, as in parse 1. The two parses differ in the assignment of word meaning for 'servare': keep vs keep safe.</text:p>
      <text:p text:style-name="P15">% 12 Caesar De Bello Gallico I 9 3 4.</text:p>
      <text:h text:style-name="P26" text:outline-level="3">Cupiditate regni adductus nouis rebus studebat.</text:h>
      <text:p text:style-name="P2"/>
      <text:p text:style-name="Preformatted_20_Text">[0/cupiditate,1/regni,2/adductus,3/nouis,4/rebus,5/studebat,endpos(6)]</text:p>
      <text:p text:style-name="Preformatted_20_Text">cputime : 2.3125</text:p>
      <text:p text:style-name="Preformatted_20_Text"/>
      <text:p text:style-name="Preformatted_20_Text">6.5---&gt;</text:p>
      <text:p text:style-name="Preformatted_20_Text">[illocutionary_force:statement,vg:[selected_reading:studeo_desire,polarity:pos,cat:vg,pathlist:[p(5,6)],hp:[p(5,6)],gender:_64386,w:0,pos:v,class:tr_cod_dat,type:finite,lex:studere,voice:act,txt:studebat,tense:imperfect,kind:std,mood:indicative,number:sing,person:3],subject:[number:sing,gender:masc,pathlist:[p(0,1),p(1,2),p(2,3)],hp:[p(2,3)],index:i(p(2,3)),distance:[0],cat:np,class:pc2np,sem:[hum],person:3,type:clausal,lex:adduco_drive,lextype:full,case:nom,w:1.5,c_str:[past_participle,adduco_drive,[agent:[pathlist:[p(0,1),p(1,2)],hp:[p(0,1)],index:i([p(0,1)]),distance:[0],sem:[abstract],number:sing,person:3,cat:np,lex:cupiditas,lextype:full,gender:fem,type:full,case:abl,class:common,w:1.5,c_str:[head:[pathlist:[p(0,1)],hp:[p(0,1)],index:i(p(0,1)),distance:[0],cat:np,sem:[abstract],class:common,lextype:full,origin:noun,number:sing,person:3,gender:fem,type:core,lex:cupiditas,txt:cupiditate,case:abl,w:1,c_str:cupiditate],noun_cplt:[pathlist:[p(1,2)],hp:[p(1,2)],index:i(p(1,2)),distance:[0],cat:np,sem:[thing,abstract],class:common,lextype:full,origin:noun,number:sing,person:3,gender:neuter,type:core,lex:regnum,txt:regni,case:gen,w:1,c_str:regni]]]]]],object:[pathlist:[p(3,4),p(4,5)],hp:[p(4,5)],index:i(p(4,5)),distance:[0],cat:np,class:common,sem:[abstract],number:pl,person:3,gender:fem,type:core,lex:res_novae,lextype:full,case:dat,w:3,c_str:res_nouae]]</text:p>
      <text:p text:style-name="Preformatted_20_Text"/>
      <text:p text:style-name="Preformatted_20_Text"><text:s text:c="4"/>illocutionary_force:statement</text:p>
      <text:p text:style-name="Preformatted_20_Text"><text:s text:c="4"/>vg</text:p>
      <text:p text:style-name="Preformatted_20_Text"><text:s text:c="8"/>selected_reading:studeo_desire</text:p>
      <text:p text:style-name="Preformatted_20_Text"><text:s text:c="8"/>polarity:pos</text:p>
      <text:p text:style-name="Preformatted_20_Text"><text:s text:c="8"/>cat:vg</text:p>
      <text:p text:style-name="Preformatted_20_Text"><text:s text:c="8"/>* studebat * </text:p>
      <text:p text:style-name="Preformatted_20_Text"><text:s text:c="8"/>pos:v</text:p>
      <text:p text:style-name="Preformatted_20_Text"><text:s text:c="8"/>lex:studere</text:p>
      <text:p text:style-name="Preformatted_20_Text"><text:s text:c="8"/>voice:act</text:p>
      <text:p text:style-name="Preformatted_20_Text"><text:s text:c="8"/>tense:im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upiditate * * regni * * adductus * </text:p>
      <text:p text:style-name="Preformatted_20_Text"><text:s text:c="8"/>index:i(p(2,3))</text:p>
      <text:p text:style-name="Preformatted_20_Text"><text:s text:c="8"/>cat:np</text:p>
      <text:p text:style-name="Preformatted_20_Text"><text:s text:c="8"/>sem:[hum]</text:p>
      <text:p text:style-name="Preformatted_20_Text"><text:s text:c="8"/>person:3</text:p>
      <text:p text:style-name="Preformatted_20_Text"><text:s text:c="8"/>lex:adduco_drive</text:p>
      <text:p text:style-name="Preformatted_20_Text"><text:s text:c="8"/>case:nom</text:p>
      <text:p text:style-name="Preformatted_20_Text"><text:s text:c="8"/>c_str</text:p>
      <text:p text:style-name="Preformatted_20_Text"><text:s text:c="12"/>past_participle</text:p>
      <text:p text:style-name="Preformatted_20_Text"><text:s text:c="12"/>adduco_drive</text:p>
      <text:p text:style-name="Preformatted_20_Text"><text:s text:c="16"/>agent</text:p>
      <text:p text:style-name="Preformatted_20_Text"><text:s text:c="20"/>* cupiditate * * regni * </text:p>
      <text:p text:style-name="Preformatted_20_Text"><text:s text:c="20"/>index:i([p(0,1)])</text:p>
      <text:p text:style-name="Preformatted_20_Text"><text:s text:c="20"/>sem:[abstract]</text:p>
      <text:p text:style-name="Preformatted_20_Text"><text:s text:c="20"/>number:sing</text:p>
      <text:p text:style-name="Preformatted_20_Text"><text:s text:c="20"/>person:3</text:p>
      <text:p text:style-name="Preformatted_20_Text"><text:s text:c="20"/>cat:np</text:p>
      <text:p text:style-name="Preformatted_20_Text"><text:s text:c="20"/>lex:cupiditas</text:p>
      <text:p text:style-name="Preformatted_20_Text"><text:s text:c="20"/>gender:fem</text:p>
      <text:p text:style-name="Preformatted_20_Text"><text:s text:c="20"/>case:abl</text:p>
      <text:p text:style-name="Preformatted_20_Text"><text:s text:c="20"/>c_str</text:p>
      <text:p text:style-name="Preformatted_20_Text"><text:s text:c="24"/>head</text:p>
      <text:p text:style-name="Preformatted_20_Text"><text:s text:c="28"/>* cupiditate * </text:p>
      <text:p text:style-name="Preformatted_20_Text"><text:s text:c="28"/>index:i(p(0,1))</text:p>
      <text:p text:style-name="Preformatted_20_Text"><text:s text:c="28"/>cat:np</text:p>
      <text:p text:style-name="Preformatted_20_Text"><text:soft-page-break/><text:s text:c="28"/>sem:[abstract]</text:p>
      <text:p text:style-name="Preformatted_20_Text"><text:s text:c="28"/>number:sing</text:p>
      <text:p text:style-name="Preformatted_20_Text"><text:s text:c="28"/>person:3</text:p>
      <text:p text:style-name="Preformatted_20_Text"><text:s text:c="28"/>gender:fem</text:p>
      <text:p text:style-name="Preformatted_20_Text"><text:s text:c="28"/>lex:cupiditas</text:p>
      <text:p text:style-name="Preformatted_20_Text"><text:s text:c="28"/>case:abl</text:p>
      <text:p text:style-name="Preformatted_20_Text"><text:s text:c="28"/>c_str</text:p>
      <text:p text:style-name="Preformatted_20_Text"><text:s text:c="28"/>cupiditate</text:p>
      <text:p text:style-name="Preformatted_20_Text"><text:s text:c="24"/>noun_cplt</text:p>
      <text:p text:style-name="Preformatted_20_Text"><text:s text:c="28"/>* regni * </text:p>
      <text:p text:style-name="Preformatted_20_Text"><text:s text:c="28"/>index:i(p(1,2))</text:p>
      <text:p text:style-name="Preformatted_20_Text"><text:s text:c="28"/>cat:np</text:p>
      <text:p text:style-name="Preformatted_20_Text"><text:s text:c="28"/>sem:[thing,abstract]</text:p>
      <text:p text:style-name="Preformatted_20_Text"><text:s text:c="28"/>number:sing</text:p>
      <text:p text:style-name="Preformatted_20_Text"><text:s text:c="28"/>person:3</text:p>
      <text:p text:style-name="Preformatted_20_Text"><text:s text:c="28"/>gender:neuter</text:p>
      <text:p text:style-name="Preformatted_20_Text"><text:s text:c="28"/>lex:regnum</text:p>
      <text:p text:style-name="Preformatted_20_Text"><text:s text:c="28"/>case:gen</text:p>
      <text:p text:style-name="Preformatted_20_Text"><text:s text:c="28"/>c_str</text:p>
      <text:p text:style-name="Preformatted_20_Text"><text:s text:c="28"/>regni</text:p>
      <text:p text:style-name="Preformatted_20_Text"><text:s text:c="4"/>object</text:p>
      <text:p text:style-name="Preformatted_20_Text"><text:s text:c="8"/>* nouis * * rebus * </text:p>
      <text:p text:style-name="Preformatted_20_Text"><text:s text:c="8"/>index:i(p(4,5))</text:p>
      <text:p text:style-name="Preformatted_20_Text"><text:s text:c="8"/>cat:np</text:p>
      <text:p text:style-name="Preformatted_20_Text"><text:s text:c="8"/>sem:[abstract]</text:p>
      <text:p text:style-name="Preformatted_20_Text"><text:s text:c="8"/>number:pl</text:p>
      <text:p text:style-name="Preformatted_20_Text"><text:s text:c="8"/>person:3</text:p>
      <text:p text:style-name="Preformatted_20_Text"><text:s text:c="8"/>gender:fem</text:p>
      <text:p text:style-name="Preformatted_20_Text"><text:s text:c="8"/>lex:res_novae</text:p>
      <text:p text:style-name="Preformatted_20_Text"><text:s text:c="8"/>case:dat</text:p>
      <text:p text:style-name="Preformatted_20_Text"><text:s text:c="8"/>c_str</text:p>
      <text:p text:style-name="Preformatted_20_Text"><text:s text:c="8"/>res_nouae</text:p>
      <text:p text:style-name="Preformatted_20_Text"/>
      <text:p text:style-name="Preformatted_20_Text"/>
      <text:p text:style-name="Preformatted_20_Text"/>
      <text:p text:style-name="Preformatted_20_Text"/>
      <text:p text:style-name="Preformatted_20_Text">Comment : OK. 'Res novae' recognized as idiomatic structure and semantic object of 'studebat'</text:p>
      <text:p text:style-name="Preformatted_20_Text"/>
      <text:p text:style-name="P15">% 13 Tacitus Hist Lib I XXX 3.</text:p>
      <text:h text:style-name="Heading_20_3" text:outline-level="3">Falluntur quibus luxuria specie liberalitatis imponit.</text:h>
      <text:p text:style-name="P2"/>
      <text:p text:style-name="Preformatted_20_Text">[0/falluntur,1/quibus,2/luxuria,3/specie,4/liberalitatis,5/imponit,endpos(6)]</text:p>
      <text:p text:style-name="Preformatted_20_Text">cputime : 1.375</text:p>
      <text:p text:style-name="Preformatted_20_Text"/>
      <text:p text:style-name="Preformatted_20_Text">2---&gt;</text:p>
      <text:p text:style-name="Preformatted_20_Text">[illocutionary_force:statement,vg:[selected_reading:fallo_deceive,polarity:pos,cat:vg,pathlist:[p(0,1)],hp:[p(0,1)],gender:_62528,w:0,pos:v,class:tr_cod,type:finite,lex:fallere,voice:pass,txt:falluntur,tense:present,kind:std,mood:indicative,number:pl,person:3],subject:[number:pl,gender:or([masc,fem,neuter]),pathlist:[p(1,2),p(2,3),p(3,4),p(4,5),p(5,6)],hp:[],distance:[0],cat:np,type:full,class:common,index:dummy_np,sem:[hum],person:3,case:or([nom,acc,dat]),lex:dummy_np,w:2,c_str:[head:[lex:dummy_np,number:pl,gender:or([masc,fem,neuter]),person:3,index:_63052,constraints_to_be_met:[case:dat,sem:[hum]]],rel_clause:[pathlist:[p(1,2),p(2,3),p(3,4),p(4,5),p(5,6)],distance:[0],gap:[gap:[type:np,index:dummy_np,function:i_object,i_object:[e:dummy_np],constraints:[case:dat,sem:[hum]]]],index:dummy_np,number:pl,gender:or([masc,fem,neuter]),case:dat,person:_63286,reltype:restrictive,type:finite,mood:indicative,tense:present,constraints:[case:dat,sem:[hum]],w:2,c_str:[illocutionary_force:statement,vg:[selected_reading:impono_impose,polarity:pos,cat:vg,pathlist:[p(5,6)],hp:[p(5,6)],gender:_63484,w:0,pos:v,class:tr_cod,type:finite,lex:imponere,voice:act,txt:imponit,tense:present,kind:std,mood:indicative,number:sing,person:3],subject:[number:sing,gender:fem,pathlist:[p(2,3)],hp:[p(2,3)],index:i(p(2,3)),distance:[0],cat:np,sem:[quality],class:common,lextype:full,origin:noun,person:3,type:core,lex:luxuria,txt:luxuria,case:nom,w:1,c_str:luxuria],i_object:[e:dummy_np],prep_phrase_adjunct_2:[pathlist:[p(3,4),p(4,5)],hp:[p(4,5)],distance:[0],index:i(p(4,5)),case:gen,prep:specie,sem:[quality],lex:liberalitas,w:1,type:core,cat:pp,c_str:[prep:specie,head:[pathlist:[p(4,5)],hp:[p(4,5)],index:i(p(4,5)),distance:[0],cat:np,sem:[quality],class:common,lextype:full,origin:noun,number:sing,person:3,gender:fem,type:core,lex:liberalitas,txt:liberalitatis,case:gen,w:1,c_str:liberalitatis]]]]]]]]</text:p>
      <text:p text:style-name="Preformatted_20_Text"/>
      <text:p text:style-name="Preformatted_20_Text"><text:s text:c="4"/>illocutionary_force:statement</text:p>
      <text:p text:style-name="Preformatted_20_Text"><text:s text:c="4"/>vg</text:p>
      <text:p text:style-name="Preformatted_20_Text"><text:s text:c="8"/>selected_reading:fallo_deceive</text:p>
      <text:p text:style-name="Preformatted_20_Text"><text:s text:c="8"/>polarity:pos</text:p>
      <text:p text:style-name="Preformatted_20_Text"><text:s text:c="8"/>cat:vg</text:p>
      <text:p text:style-name="Preformatted_20_Text"><text:s text:c="8"/>* falluntur * </text:p>
      <text:p text:style-name="Preformatted_20_Text"><text:s text:c="8"/>pos:v</text:p>
      <text:p text:style-name="Preformatted_20_Text"><text:s text:c="8"/>lex:fallere</text:p>
      <text:p text:style-name="Preformatted_20_Text"><text:s text:c="8"/>voice:pass</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or([masc,fem,neuter])</text:p>
      <text:p text:style-name="Preformatted_20_Text"><text:s text:c="8"/>* quibus * * luxuria * * specie * * liberalitatis * * imponit * </text:p>
      <text:p text:style-name="Preformatted_20_Text"><text:s text:c="8"/>cat:np</text:p>
      <text:p text:style-name="Preformatted_20_Text"><text:s text:c="8"/>index:dummy_np</text:p>
      <text:p text:style-name="Preformatted_20_Text"><text:s text:c="8"/>sem:[hum]</text:p>
      <text:p text:style-name="Preformatted_20_Text"><text:s text:c="8"/>person:3</text:p>
      <text:p text:style-name="Preformatted_20_Text"><text:s text:c="8"/>case:or([nom,acc,dat])</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pl</text:p>
      <text:p text:style-name="Preformatted_20_Text"><text:s text:c="16"/>gender:or([masc,fem,neuter])</text:p>
      <text:p text:style-name="Preformatted_20_Text"><text:s text:c="16"/>person:3</text:p>
      <text:p text:style-name="Preformatted_20_Text"><text:s text:c="16"/>constraints_to_be_met:[case:dat,sem:[hum]]</text:p>
      <text:p text:style-name="Preformatted_20_Text"><text:s text:c="12"/>rel_clause</text:p>
      <text:p text:style-name="Preformatted_20_Text"><text:s text:c="16"/>* quibus * * luxuria * * specie * * liberalitatis * * imponit * </text:p>
      <text:p text:style-name="Preformatted_20_Text"><text:s text:c="16"/>index:dummy_np</text:p>
      <text:p text:style-name="Preformatted_20_Text"><text:s text:c="16"/>number:pl</text:p>
      <text:p text:style-name="Preformatted_20_Text"><text:soft-page-break/><text:s text:c="16"/>gender:or([masc,fem,neuter])</text:p>
      <text:p text:style-name="Preformatted_20_Text"><text:s text:c="16"/>case:dat</text:p>
      <text:p text:style-name="Preformatted_20_Text"><text:s text:c="16"/>reltype:restrictive</text:p>
      <text:p text:style-name="Preformatted_20_Text"><text:s text:c="16"/>mood:indica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impono_impose</text:p>
      <text:p text:style-name="Preformatted_20_Text"><text:s text:c="24"/>polarity:pos</text:p>
      <text:p text:style-name="Preformatted_20_Text"><text:s text:c="24"/>cat:vg</text:p>
      <text:p text:style-name="Preformatted_20_Text"><text:s text:c="24"/>* imponit * </text:p>
      <text:p text:style-name="Preformatted_20_Text"><text:s text:c="24"/>pos:v</text:p>
      <text:p text:style-name="Preformatted_20_Text"><text:s text:c="24"/>lex:imponere</text:p>
      <text:p text:style-name="Preformatted_20_Text"><text:s text:c="24"/>voice:act</text:p>
      <text:p text:style-name="Preformatted_20_Text"><text:s text:c="24"/>tense:presen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fem</text:p>
      <text:p text:style-name="Preformatted_20_Text"><text:s text:c="24"/>* luxuria * </text:p>
      <text:p text:style-name="Preformatted_20_Text"><text:s text:c="24"/>index:i(p(2,3))</text:p>
      <text:p text:style-name="Preformatted_20_Text"><text:s text:c="24"/>cat:np</text:p>
      <text:p text:style-name="Preformatted_20_Text"><text:s text:c="24"/>sem:[quality]</text:p>
      <text:p text:style-name="Preformatted_20_Text"><text:s text:c="24"/>person:3</text:p>
      <text:p text:style-name="Preformatted_20_Text"><text:s text:c="24"/>lex:luxuria</text:p>
      <text:p text:style-name="Preformatted_20_Text"><text:s text:c="24"/>case:nom</text:p>
      <text:p text:style-name="Preformatted_20_Text"><text:s text:c="24"/>c_str</text:p>
      <text:p text:style-name="Preformatted_20_Text"><text:s text:c="24"/>luxuria</text:p>
      <text:p text:style-name="Preformatted_20_Text"><text:s text:c="20"/>i_object</text:p>
      <text:p text:style-name="Preformatted_20_Text"><text:s text:c="24"/>e:dummy_np</text:p>
      <text:p text:style-name="Preformatted_20_Text"><text:s text:c="20"/>prep_phrase_adjunct_2</text:p>
      <text:p text:style-name="Preformatted_20_Text"><text:s text:c="24"/>* specie * * liberalitatis * </text:p>
      <text:p text:style-name="Preformatted_20_Text"><text:s text:c="24"/>index:i(p(4,5))</text:p>
      <text:p text:style-name="Preformatted_20_Text"><text:s text:c="24"/>case:gen</text:p>
      <text:p text:style-name="Preformatted_20_Text"><text:s text:c="24"/>prep:specie</text:p>
      <text:p text:style-name="Preformatted_20_Text"><text:s text:c="24"/>sem:[quality]</text:p>
      <text:p text:style-name="Preformatted_20_Text"><text:s text:c="24"/>lex:liberalitas</text:p>
      <text:p text:style-name="Preformatted_20_Text"><text:s text:c="24"/>cat:pp</text:p>
      <text:p text:style-name="Preformatted_20_Text"><text:s text:c="24"/>c_str</text:p>
      <text:p text:style-name="Preformatted_20_Text"><text:s text:c="28"/>prep:specie</text:p>
      <text:p text:style-name="Preformatted_20_Text"><text:s text:c="28"/>head</text:p>
      <text:p text:style-name="Preformatted_20_Text"><text:s text:c="32"/>* liberalitatis * </text:p>
      <text:p text:style-name="Preformatted_20_Text"><text:s text:c="32"/>index:i(p(4,5))</text:p>
      <text:p text:style-name="Preformatted_20_Text"><text:s text:c="32"/>cat:np</text:p>
      <text:p text:style-name="Preformatted_20_Text"><text:s text:c="32"/>sem:[quality]</text:p>
      <text:p text:style-name="Preformatted_20_Text"><text:s text:c="32"/>number:sing</text:p>
      <text:p text:style-name="Preformatted_20_Text"><text:s text:c="32"/>person:3</text:p>
      <text:p text:style-name="Preformatted_20_Text"><text:s text:c="32"/>gender:fem</text:p>
      <text:p text:style-name="Preformatted_20_Text"><text:s text:c="32"/>lex:liberalitas</text:p>
      <text:p text:style-name="Preformatted_20_Text"><text:s text:c="32"/>case:gen</text:p>
      <text:p text:style-name="Preformatted_20_Text"><text:s text:c="32"/>c_str</text:p>
      <text:p text:style-name="Preformatted_20_Text"><text:s text:c="32"/>liberalitatis</text:p>
      <text:p text:style-name="Preformatted_20_Text"/>
      <text:p text:style-name="Preformatted_20_Text"/>
      <text:p text:style-name="Preformatted_20_Text"/>
      <text:p text:style-name="Preformatted_20_Text"/>
      <text:p text:style-name="Preformatted_20_Text">Comment: OK</text:p>
      <text:p text:style-name="Preformatted_20_Text"/>
      <text:p text:style-name="P15">% 14 'dubitare quin' in Non-affirmative Contexts (from Cicero, Paradoxa, 6 48 1). </text:p>
      <text:h text:style-name="Heading_20_3" text:outline-level="3">Quis igitur dubitet quin in virtute divitiae sint?</text:h>
      <text:p text:style-name="Preformatted_20_Text">[0/quis,1/dubitet,2/quin,3/in,4/uirtute,5/diuitiae,6/sint,endpos(7)]</text:p>
      <text:p text:style-name="Preformatted_20_Text">cputime : 0.15625</text:p>
      <text:p text:style-name="Preformatted_20_Text"/>
      <text:p text:style-name="Preformatted_20_Text">10.99---&gt;</text:p>
      <text:p text:style-name="Preformatted_20_Text">[illocutionary_force:question,vg:[selected_reading:dubito_doubt,polarity:pos,cat:vg,pathlist:[p(1,2)],hp:[p(1,2)],gender:_68122,w:0,pos:v,class:intr,type:finite,lex:dubitare,voice:act,txt:dubitet,tense:present,kind:std,mood:subjunctive,number:sing,person:3],subject:[number:sing,gender:or([masc,fem]),pathlist:[p(0,1)],hp:[p(0,1)],index:i(p(0,1)),distance:[0],cat:np,sem:[hum],class:int,lex:quis,person:3,type:int,case:nom,w:1,c_str:quis],object:[cat:pred,type:finite,pathlist:[p(2,3),p(3,4),p(4,5),p(5,6),p(6,7)],distance:[0],gap:[],class:m,number:_68682,person:_68694,gender:_68706,case:_68718,mood:subjunctive,tense:present,w:8.99,subordinator:quin,argbound:yes,c_str:[quin,[illocutionary_force:statement,vg:[selected_reading:sum_be,polarity:pos,cat:vg,pathlist:[p(6,7)],hp:[p(6,7)],gender:_68922,w:0,pos:v,class:v_esse,type:finite,lex:esse,voice:act,txt:sint,tense:present,kind:std,mood:subjunctive,number:pl,person:3],subject:[number:pl,gender:fem,pathlist:[p(5,6)],hp:[p(5,6)],index:i(p(5,6)),distance:[0],cat:np,sem:[thing],class:common,lextype:full,origin:noun,person:3,type:core,lex:diuitiae,txt:diuitiae,case:nom,w:1,c_str:diuitiae],predicative:[pathlist:[p(3,4),p(4,5)],hp:[p(4,5)],distance:[0],index:i(p(4,5)),case:abl,prep:in,sem:[quality,hum],lex:uirtus,w:1,type:core,cat:pp,c_str:[prep:in,head:[pathlist:[p(4,5)],hp:[p(4,5)],index:i(p(4,5)),distance:[0],cat:np,sem:[quality,hum],class:common,lextype:full,origin:noun,number:sing,person:3,gender:fem,type:core,lex:uirtus,txt:uirtute,case:abl,w:1,c_str:uirtute]]]]]]]</text:p>
      <text:p text:style-name="Preformatted_20_Text"/>
      <text:p text:style-name="Preformatted_20_Text"><text:s text:c="4"/>illocutionary_force:question</text:p>
      <text:p text:style-name="Preformatted_20_Text"><text:s text:c="4"/>vg</text:p>
      <text:p text:style-name="Preformatted_20_Text"><text:s text:c="8"/>selected_reading:dubito_doubt</text:p>
      <text:p text:style-name="Preformatted_20_Text"><text:s text:c="8"/>polarity:pos</text:p>
      <text:p text:style-name="Preformatted_20_Text"><text:s text:c="8"/>cat:vg</text:p>
      <text:p text:style-name="Preformatted_20_Text"><text:s text:c="8"/>* dubitet * </text:p>
      <text:p text:style-name="Preformatted_20_Text"><text:s text:c="8"/>pos:v</text:p>
      <text:p text:style-name="Preformatted_20_Text"><text:s text:c="8"/>lex:dubitare</text:p>
      <text:p text:style-name="Preformatted_20_Text"><text:s text:c="8"/>voice:act</text:p>
      <text:p text:style-name="Preformatted_20_Text"><text:s text:c="8"/>tense:present</text:p>
      <text:p text:style-name="Preformatted_20_Text"><text:s text:c="8"/>mood:subjunc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or([masc,fem])</text:p>
      <text:p text:style-name="Preformatted_20_Text"><text:s text:c="8"/>* quis * </text:p>
      <text:p text:style-name="Preformatted_20_Text"><text:s text:c="8"/>index:i(p(0,1))</text:p>
      <text:p text:style-name="Preformatted_20_Text"><text:s text:c="8"/>cat:np</text:p>
      <text:p text:style-name="Preformatted_20_Text"><text:s text:c="8"/>sem:[hum]</text:p>
      <text:p text:style-name="Preformatted_20_Text"><text:s text:c="8"/>lex:quis</text:p>
      <text:p text:style-name="Preformatted_20_Text"><text:s text:c="8"/>person:3</text:p>
      <text:p text:style-name="Preformatted_20_Text"><text:s text:c="8"/>case:nom</text:p>
      <text:p text:style-name="Preformatted_20_Text"><text:s text:c="8"/>c_str</text:p>
      <text:p text:style-name="Preformatted_20_Text"><text:s text:c="8"/>quis</text:p>
      <text:p text:style-name="Preformatted_20_Text"><text:s text:c="4"/>object</text:p>
      <text:p text:style-name="Preformatted_20_Text"><text:s text:c="8"/>cat:pred</text:p>
      <text:p text:style-name="Preformatted_20_Text"><text:s text:c="8"/>* quin * * in * * uirtute * * diuitiae * * sint * </text:p>
      <text:p text:style-name="Preformatted_20_Text"><text:s text:c="8"/>mood:subjunctive</text:p>
      <text:p text:style-name="Preformatted_20_Text"><text:s text:c="8"/>tense:present</text:p>
      <text:p text:style-name="Preformatted_20_Text"><text:s text:c="8"/>subordinator</text:p>
      <text:p text:style-name="Preformatted_20_Text"><text:s text:c="8"/>quin</text:p>
      <text:p text:style-name="Preformatted_20_Text"><text:s text:c="8"/>c_str</text:p>
      <text:p text:style-name="Preformatted_20_Text"><text:s text:c="12"/>quin</text:p>
      <text:p text:style-name="Preformatted_20_Text"><text:s text:c="16"/>illocutionary_force:statement</text:p>
      <text:p text:style-name="Preformatted_20_Text"><text:s text:c="16"/>vg</text:p>
      <text:p text:style-name="Preformatted_20_Text"><text:s text:c="20"/>selected_reading:sum_be</text:p>
      <text:p text:style-name="Preformatted_20_Text"><text:s text:c="20"/>polarity:pos</text:p>
      <text:p text:style-name="Preformatted_20_Text"><text:s text:c="20"/>cat:vg</text:p>
      <text:p text:style-name="Preformatted_20_Text"><text:soft-page-break/><text:s text:c="20"/>* sint * </text:p>
      <text:p text:style-name="Preformatted_20_Text"><text:s text:c="20"/>pos:v</text:p>
      <text:p text:style-name="Preformatted_20_Text"><text:s text:c="20"/>lex:esse</text:p>
      <text:p text:style-name="Preformatted_20_Text"><text:s text:c="20"/>voice:act</text:p>
      <text:p text:style-name="Preformatted_20_Text"><text:s text:c="20"/>tense:present</text:p>
      <text:p text:style-name="Preformatted_20_Text"><text:s text:c="20"/>mood:subjunctive</text:p>
      <text:p text:style-name="Preformatted_20_Text"><text:s text:c="20"/>number:pl</text:p>
      <text:p text:style-name="Preformatted_20_Text"><text:s text:c="20"/>person:3</text:p>
      <text:p text:style-name="Preformatted_20_Text"><text:s text:c="16"/>subject</text:p>
      <text:p text:style-name="Preformatted_20_Text"><text:s text:c="20"/>number:pl</text:p>
      <text:p text:style-name="Preformatted_20_Text"><text:s text:c="20"/>gender:fem</text:p>
      <text:p text:style-name="Preformatted_20_Text"><text:s text:c="20"/>* diuitiae * </text:p>
      <text:p text:style-name="Preformatted_20_Text"><text:s text:c="20"/>index:i(p(5,6))</text:p>
      <text:p text:style-name="Preformatted_20_Text"><text:s text:c="20"/>cat:np</text:p>
      <text:p text:style-name="Preformatted_20_Text"><text:s text:c="20"/>sem:[thing]</text:p>
      <text:p text:style-name="Preformatted_20_Text"><text:s text:c="20"/>person:3</text:p>
      <text:p text:style-name="Preformatted_20_Text"><text:s text:c="20"/>lex:diuitiae</text:p>
      <text:p text:style-name="Preformatted_20_Text"><text:s text:c="20"/>case:nom</text:p>
      <text:p text:style-name="Preformatted_20_Text"><text:s text:c="20"/>c_str</text:p>
      <text:p text:style-name="Preformatted_20_Text"><text:s text:c="20"/>diuitiae</text:p>
      <text:p text:style-name="Preformatted_20_Text"><text:s text:c="16"/>predicative</text:p>
      <text:p text:style-name="Preformatted_20_Text"><text:s text:c="20"/>* in * * uirtute * </text:p>
      <text:p text:style-name="Preformatted_20_Text"><text:s text:c="20"/>index:i(p(4,5))</text:p>
      <text:p text:style-name="Preformatted_20_Text"><text:s text:c="20"/>case:abl</text:p>
      <text:p text:style-name="Preformatted_20_Text"><text:s text:c="20"/>prep:in</text:p>
      <text:p text:style-name="Preformatted_20_Text"><text:s text:c="20"/>sem:[quality,hum]</text:p>
      <text:p text:style-name="Preformatted_20_Text"><text:s text:c="20"/>lex:uirtus</text:p>
      <text:p text:style-name="Preformatted_20_Text"><text:s text:c="20"/>cat:pp</text:p>
      <text:p text:style-name="Preformatted_20_Text"><text:s text:c="20"/>c_str</text:p>
      <text:p text:style-name="Preformatted_20_Text"><text:s text:c="24"/>prep:in</text:p>
      <text:p text:style-name="Preformatted_20_Text"><text:s text:c="24"/>head</text:p>
      <text:p text:style-name="Preformatted_20_Text"><text:s text:c="28"/>* uirtute * </text:p>
      <text:p text:style-name="Preformatted_20_Text"><text:s text:c="28"/>index:i(p(4,5))</text:p>
      <text:p text:style-name="Preformatted_20_Text"><text:s text:c="28"/>cat:np</text:p>
      <text:p text:style-name="Preformatted_20_Text"><text:s text:c="28"/>sem:[quality,hum]</text:p>
      <text:p text:style-name="Preformatted_20_Text"><text:s text:c="28"/>number:sing</text:p>
      <text:p text:style-name="Preformatted_20_Text"><text:s text:c="28"/>person:3</text:p>
      <text:p text:style-name="Preformatted_20_Text"><text:s text:c="28"/>gender:fem</text:p>
      <text:p text:style-name="Preformatted_20_Text"><text:s text:c="28"/>lex:uirtus</text:p>
      <text:p text:style-name="Preformatted_20_Text"><text:s text:c="28"/>case:abl</text:p>
      <text:p text:style-name="Preformatted_20_Text"><text:s text:c="28"/>c_str</text:p>
      <text:p text:style-name="Preformatted_20_Text"><text:s text:c="28"/>uirtute</text:p>
      <text:p text:style-name="Preformatted_20_Text"/>
      <text:p text:style-name="Preformatted_20_Text"/>
      <text:p text:style-name="Preformatted_20_Text"/>
      <text:p text:style-name="Preformatted_20_Text"/>
      <text:p text:style-name="Preformatted_20_Text"/>
      <text:p text:style-name="Preformatted_20_Text">Comment: OK</text:p>
      <text:p text:style-name="P15">% 15 Cicero Att 4 12 1 5 fragmented main clause.</text:p>
      <text:h text:style-name="Heading_20_3" text:outline-level="3">Id tu quoniam Macronem tanti facis ignoscas mihi uelim.</text:h>
      <text:p text:style-name="Preformatted_20_Text"/>
      <text:p text:style-name="Preformatted_20_Text">[0/id,1/tu,2/quoniam,3/macronem,4/tanti,5/facis,6/ignoscas,7/mihi,8/uelim,endpos(9)]</text:p>
      <text:p text:style-name="Preformatted_20_Text">cputime : 0.9375</text:p>
      <text:p text:style-name="Preformatted_20_Text"/>
      <text:p text:style-name="Preformatted_20_Text">13.940000000000001---&gt;</text:p>
      <text:p text:style-name="Preformatted_20_Text">[clause_semantics:_67796,subordinator:[lex:quoniam,pos:sub,argbound:no,mood:indicative,value:reason],subordinate_clause:[quoniam,[illocutionary_force:statement,vg:[selected_reading:mwu_tanti_facio_appreciate_IDIOM,polarity:pos,cat:vg,pathlist:[p(5,6)],hp:[p(5,6)],gender:_68012,w:0,pos:v,class:tr_cod,type:finite,lex:facere,voice:act,txt:facis,tense:present,kind:std,mood:indicative,number:sing,person:2],subject:[source:context_retrievable,number:sing,gender:or([masc,fem]),person:2,cat:np,index:i(0,0),constraints_to_be_met:[sem:[hum]],distance:[0],pathlist:[],case:nom,w:0],object:[pathlist:[p(3,4)],hp:[p(3,4)],index:i(p(3,4)),distance:[0],cat:np,sem:[male],class:proper,lex:macro,lextype:full,number:sing,person:3,gender:masc,type:core,case:acc,w:1,c_str:macro],object_cplt:[]]],main_clause:[illocutionary_force:statement,vg:[selected_reading:uolo_want_sbd_to,polarity:pos,cat:vg,pathlist:[p(8,9)],hp:[p(8,9)],gender:_68740,w:0,pos:v,class:tr_inf_no_subj,type:finite,lex:uelle,voice:act,txt:uelim,tense:present,kind:std,mood:subjunctive,number:sing,person:1],subject:[source:context_retrievable,number:sing,gender:or([masc,fem]),person:1,cat:np,index:i(0,0),constraints_to_be_met:[sem:[hum]],distance:[0],pathlist:[],case:nom,w:0],object:[cat:pred,type:finite,pathlist:[p(0,1),p(1,2),p(6,7),p(7,8)],distance:[0],illocutionary_force:statement,class:m,number:sing,person:3,vgperson:2,gender:neuter,mood:subjunctive,tense:present,polarity:pos,argbound:no,gap:[],w:4.95,add:no,flagint:_69362,c_str:[illocutionary_force:statement,vg:[selected_reading:ignosco_pardon,polarity:pos,cat:vg,pathlist:[p(6,7)],hp:[p(6,7)],gender:_69488,w:0,pos:v,class:tr_cod,type:finite,lex:ignoscere,voice:act,txt:ignoscas,tense:present,kind:std,mood:subjunctive,number:sing,person:2],subject:[number:sing,gender:or([masc,fem]),pathlist:[p(1,2)],hp:[p(1,2)],index:i(p(1,2)),distance:[0],cat:np,sem:[hum],class:proper,lex:pp2sg,person:2,type:core,case:nom,w:1,c_str:pp2sg],object:[pathlist:[p(0,1)],hp:[p(0,1)],index:i(p(0,1)),distance:[0],cat:np,sem:_69998,class:proper,lex:prpersnomaccneutersing,number:sing,person:3,gender:neuter,type:core,case:acc,w:1,c_str:prpersnomaccneutersing],i_object:[pathlist:[p(7,8)],hp:[p(7,8)],index:i(p(7,8)),distance:[0],cat:np,sem:[hum],class:proper,lex:pp1sg,number:sing,person:1,gender:or([masc,fem]),type:core,case:dat,w:1,c_str:pp1sg]]]]]</text:p>
      <text:p text:style-name="Preformatted_20_Text"/>
      <text:p text:style-name="Preformatted_20_Text"><text:s text:c="4"/>subordinator</text:p>
      <text:p text:style-name="Preformatted_20_Text"><text:s text:c="8"/>lex:quoniam</text:p>
      <text:p text:style-name="Preformatted_20_Text"><text:s text:c="8"/>pos:sub</text:p>
      <text:p text:style-name="Preformatted_20_Text"><text:s text:c="8"/>mood:indicative</text:p>
      <text:p text:style-name="Preformatted_20_Text"><text:s text:c="8"/>value:reason</text:p>
      <text:p text:style-name="Preformatted_20_Text"><text:s text:c="4"/>subordinate_clause</text:p>
      <text:p text:style-name="Preformatted_20_Text"><text:s text:c="8"/>quoniam</text:p>
      <text:p text:style-name="Preformatted_20_Text"><text:s text:c="12"/>illocutionary_force:statement</text:p>
      <text:p text:style-name="Preformatted_20_Text"><text:s text:c="12"/>vg</text:p>
      <text:p text:style-name="Preformatted_20_Text"><text:s text:c="16"/>selected_reading:mwu_tanti_facio_appreciate_IDIOM</text:p>
      <text:p text:style-name="Preformatted_20_Text"><text:s text:c="16"/>polarity:pos</text:p>
      <text:p text:style-name="Preformatted_20_Text"><text:s text:c="16"/>cat:vg</text:p>
      <text:p text:style-name="Preformatted_20_Text"><text:s text:c="16"/>* facis * </text:p>
      <text:p text:style-name="Preformatted_20_Text"><text:s text:c="16"/>pos:v</text:p>
      <text:p text:style-name="Preformatted_20_Text"><text:s text:c="16"/>lex:facere</text:p>
      <text:p text:style-name="Preformatted_20_Text"><text:s text:c="16"/>voice:act</text:p>
      <text:p text:style-name="Preformatted_20_Text"><text:s text:c="16"/>tense:present</text:p>
      <text:p text:style-name="Preformatted_20_Text"><text:s text:c="16"/>mood:indic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oft-page-break/><text:s text:c="16"/>* macronem * </text:p>
      <text:p text:style-name="Preformatted_20_Text"><text:s text:c="16"/>index:i(p(3,4))</text:p>
      <text:p text:style-name="Preformatted_20_Text"><text:s text:c="16"/>cat:np</text:p>
      <text:p text:style-name="Preformatted_20_Text"><text:s text:c="16"/>sem:[male]</text:p>
      <text:p text:style-name="Preformatted_20_Text"><text:s text:c="16"/>lex:macro</text:p>
      <text:p text:style-name="Preformatted_20_Text"><text:s text:c="16"/>number:sing</text:p>
      <text:p text:style-name="Preformatted_20_Text"><text:s text:c="16"/>person:3</text:p>
      <text:p text:style-name="Preformatted_20_Text"><text:s text:c="16"/>gender:masc</text:p>
      <text:p text:style-name="Preformatted_20_Text"><text:s text:c="16"/>case:acc</text:p>
      <text:p text:style-name="Preformatted_20_Text"><text:s text:c="16"/>c_str</text:p>
      <text:p text:style-name="Preformatted_20_Text"><text:s text:c="16"/>macro</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uolo_want_sbd_to</text:p>
      <text:p text:style-name="Preformatted_20_Text"><text:s text:c="12"/>polarity:pos</text:p>
      <text:p text:style-name="Preformatted_20_Text"><text:s text:c="12"/>cat:vg</text:p>
      <text:p text:style-name="Preformatted_20_Text"><text:s text:c="12"/>* uelim * </text:p>
      <text:p text:style-name="Preformatted_20_Text"><text:s text:c="12"/>pos:v</text:p>
      <text:p text:style-name="Preformatted_20_Text"><text:s text:c="12"/>lex:uelle</text:p>
      <text:p text:style-name="Preformatted_20_Text"><text:s text:c="12"/>voice:act</text:p>
      <text:p text:style-name="Preformatted_20_Text"><text:s text:c="12"/>tense:present</text:p>
      <text:p text:style-name="Preformatted_20_Text"><text:s text:c="12"/>mood:subjunctive</text:p>
      <text:p text:style-name="Preformatted_20_Text"><text:s text:c="12"/>number:sing</text:p>
      <text:p text:style-name="Preformatted_20_Text"><text:s text:c="12"/>person:1</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cat:pred</text:p>
      <text:p text:style-name="Preformatted_20_Text"><text:s text:c="12"/>* id * * tu * * ignoscas * * mihi * </text:p>
      <text:p text:style-name="Preformatted_20_Text"><text:s text:c="12"/>illocutionary_force:statement</text:p>
      <text:p text:style-name="Preformatted_20_Text"><text:s text:c="12"/>number:sing</text:p>
      <text:p text:style-name="Preformatted_20_Text"><text:s text:c="12"/>person:3</text:p>
      <text:p text:style-name="Preformatted_20_Text"><text:s text:c="12"/>vgperson:2</text:p>
      <text:p text:style-name="Preformatted_20_Text"><text:s text:c="12"/>gender:neuter</text:p>
      <text:p text:style-name="Preformatted_20_Text"><text:s text:c="12"/>mood:subjunctive</text:p>
      <text:p text:style-name="Preformatted_20_Text"><text:s text:c="12"/>tense:present</text:p>
      <text:p text:style-name="Preformatted_20_Text"><text:s text:c="12"/>polarity:pos</text:p>
      <text:p text:style-name="Preformatted_20_Text"><text:s text:c="12"/>add:no</text:p>
      <text:p text:style-name="Preformatted_20_Text"><text:s text:c="12"/>c_str</text:p>
      <text:p text:style-name="Preformatted_20_Text"><text:s text:c="16"/>illocutionary_force:statement</text:p>
      <text:p text:style-name="Preformatted_20_Text"><text:s text:c="16"/>vg</text:p>
      <text:p text:style-name="Preformatted_20_Text"><text:s text:c="20"/>selected_reading:ignosco_pardon</text:p>
      <text:p text:style-name="Preformatted_20_Text"><text:s text:c="20"/>polarity:pos</text:p>
      <text:p text:style-name="Preformatted_20_Text"><text:s text:c="20"/>cat:vg</text:p>
      <text:p text:style-name="Preformatted_20_Text"><text:s text:c="20"/>* ignoscas * </text:p>
      <text:p text:style-name="Preformatted_20_Text"><text:s text:c="20"/>pos:v</text:p>
      <text:p text:style-name="Preformatted_20_Text"><text:s text:c="20"/>lex:ignoscere</text:p>
      <text:p text:style-name="Preformatted_20_Text"><text:s text:c="20"/>voice:act</text:p>
      <text:p text:style-name="Preformatted_20_Text"><text:s text:c="20"/>tense:present</text:p>
      <text:p text:style-name="Preformatted_20_Text"><text:s text:c="20"/>mood:subjunctive</text:p>
      <text:p text:style-name="Preformatted_20_Text"><text:s text:c="20"/>number:sing</text:p>
      <text:p text:style-name="Preformatted_20_Text"><text:s text:c="20"/>person:2</text:p>
      <text:p text:style-name="Preformatted_20_Text"><text:s text:c="16"/>subject</text:p>
      <text:p text:style-name="Preformatted_20_Text"><text:s text:c="20"/>number:sing</text:p>
      <text:p text:style-name="Preformatted_20_Text"><text:s text:c="20"/>gender:or([masc,fem])</text:p>
      <text:p text:style-name="Preformatted_20_Text"><text:s text:c="20"/>* tu * </text:p>
      <text:p text:style-name="Preformatted_20_Text"><text:soft-page-break/><text:s text:c="20"/>index:i(p(1,2))</text:p>
      <text:p text:style-name="Preformatted_20_Text"><text:s text:c="20"/>cat:np</text:p>
      <text:p text:style-name="Preformatted_20_Text"><text:s text:c="20"/>sem:[hum]</text:p>
      <text:p text:style-name="Preformatted_20_Text"><text:s text:c="20"/>lex:pp2sg</text:p>
      <text:p text:style-name="Preformatted_20_Text"><text:s text:c="20"/>person:2</text:p>
      <text:p text:style-name="Preformatted_20_Text"><text:s text:c="20"/>case:nom</text:p>
      <text:p text:style-name="Preformatted_20_Text"><text:s text:c="20"/>c_str</text:p>
      <text:p text:style-name="Preformatted_20_Text"><text:s text:c="20"/>pp2sg</text:p>
      <text:p text:style-name="Preformatted_20_Text"><text:s text:c="16"/>object</text:p>
      <text:p text:style-name="Preformatted_20_Text"><text:s text:c="20"/>* id * </text:p>
      <text:p text:style-name="Preformatted_20_Text"><text:s text:c="20"/>index:i(p(0,1))</text:p>
      <text:p text:style-name="Preformatted_20_Text"><text:s text:c="20"/>cat:np</text:p>
      <text:p text:style-name="Preformatted_20_Text"><text:s text:c="20"/>lex:prpersnomaccneutersing</text:p>
      <text:p text:style-name="Preformatted_20_Text"><text:s text:c="20"/>number:sing</text:p>
      <text:p text:style-name="Preformatted_20_Text"><text:s text:c="20"/>person:3</text:p>
      <text:p text:style-name="Preformatted_20_Text"><text:s text:c="20"/>gender:neuter</text:p>
      <text:p text:style-name="Preformatted_20_Text"><text:s text:c="20"/>case:acc</text:p>
      <text:p text:style-name="Preformatted_20_Text"><text:s text:c="20"/>c_str</text:p>
      <text:p text:style-name="Preformatted_20_Text"><text:s text:c="20"/>prpersnomaccneutersing</text:p>
      <text:p text:style-name="Preformatted_20_Text"><text:s text:c="16"/>i_object</text:p>
      <text:p text:style-name="Preformatted_20_Text"><text:s text:c="20"/>* mihi * </text:p>
      <text:p text:style-name="Preformatted_20_Text"><text:s text:c="20"/>index:i(p(7,8))</text:p>
      <text:p text:style-name="Preformatted_20_Text"><text:s text:c="20"/>cat:np</text:p>
      <text:p text:style-name="Preformatted_20_Text"><text:s text:c="20"/>sem:[hum]</text:p>
      <text:p text:style-name="Preformatted_20_Text"><text:s text:c="20"/>lex:pp1sg</text:p>
      <text:p text:style-name="Preformatted_20_Text"><text:s text:c="20"/>number:sing</text:p>
      <text:p text:style-name="Preformatted_20_Text"><text:s text:c="20"/>person:1</text:p>
      <text:p text:style-name="Preformatted_20_Text"><text:s text:c="20"/>gender:or([masc,fem])</text:p>
      <text:p text:style-name="Preformatted_20_Text"><text:s text:c="20"/>case:dat</text:p>
      <text:p text:style-name="Preformatted_20_Text"><text:s text:c="20"/>c_str</text:p>
      <text:p text:style-name="Preformatted_20_Text"><text:s text:c="20"/>pp1sg</text:p>
      <text:p text:style-name="Preformatted_20_Text"/>
      <text:p text:style-name="Preformatted_20_Text"/>
      <text:p text:style-name="Preformatted_20_Text"/>
      <text:p text:style-name="Preformatted_20_Text"/>
      <text:p text:style-name="Preformatted_20_Text"/>
      <text:p text:style-name="Preformatted_20_Text">Comment : OK</text:p>
      <text:p text:style-name="P15">% 16 adapted from Tacitus Hist I 12 2.</text:p>
      <text:h text:style-name="Heading_20_3" text:outline-level="3">Maturavit ea res consilium Galbae iampridem de adoptione cum proximis agitantis.</text:h>
      <text:p text:style-name="Preformatted_20_Text">[0/maturauit,1/ea,2/res,3/consilium,4/galbae,5/iampridem,6/de,7/adoptione,8/cum,9/proximis,10/agitantis,endpos(11)]</text:p>
      <text:p text:style-name="Preformatted_20_Text">cputime : 32.34375</text:p>
      <text:p text:style-name="Preformatted_20_Text"/>
      <text:p text:style-name="Preformatted_20_Text">5.48---&gt;</text:p>
      <text:p text:style-name="Preformatted_20_Text">[illocutionary_force:statement,vg:[selected_reading:maturo_bring_to_maturity,polarity:pos,cat:vg,pathlist:[p(0,1)],hp:[p(0,1)],gender:_70662,w:0,pos:v,class:tr,type:finite,lex:maturare,voice:act,txt:maturauit,tense:perfect,kind:std,mood:indicative,number:sing,person:3],subject:[number:sing,gender:fem,pathlist:[p(1,2),p(2,3)],hp:[p(2,3)],index:i(p(2,3)),distance:[0],cat:np,class:common,sem:[thing,abstract],person:3,type:core,lex:res,lextype:full,case:nom,w:2,c_str:[head:[pathlist:[p(2,3)],pos:noun,txt:res,lex:res,case:nom,gender:fem,class:common,ab:no,number:sing,sem:[thing,abstract]],adjp:[cat:adjp,pathlist:[p(1,2)],distance:[0],hp:[p(1,2)],case:nom,number:sing,gender:fem,lex:(is),type:tool,w:1,c_str:(is)]]],object:[pathlist:[p(3,4),p(4,5),p(5,6),p(6,7),p(7,8),p(8,9),p(9,10),p(10,11)],hp:[p(3,4)],index:i([p(3,4)]),distance:[0],sem:[abstract,hum],number:sing,person:3,cat:np,lex:consilium,lextype:full,gender:neuter,type:full,case:acc,class:common,w:1.5,c_str:[head:[pathlist:[p(3,4)],hp:[p(3,4)],index:i(p(3,4)),distance:[0],cat:np,sem:[abstract,hum],class:common,lextype:full,origin:noun,number:sing,person:3,gender:neuter,type:core,lex:consilium,txt:consilium,case:acc,w:1,c_str:consilium],noun_cplt:[pathlist:[p(4,5),p(5,6),p(6,7),p(7,8),p(8,9),p(9,10),p(10,11)],hp:[p(4,5)],index:i(p(4,5)),distance:[0],cat:np,class:pc2np,sem:[male],number:sing,person:3,gender:masc,type:core,lex:galba,lextype:full,case:gen,w:9,type_pp:pprcentered,c_str:[head:[pathlist:[p(4,5)],hp:[p(4,5)],index:i(p(4,5)),distance:[0],cat:np,sem:[male],class:proper,lex:galba,lextype:full,number:sing,person:3,gender:masc,type:core,case:gen,w:1,c_str:galba],participle_clause:[pathlist:[p(5,6),p(6,7),p(7,8),p(8,9),p(9,10),p(10,11)],hp:[p(10,11)],distance:[0],cat:ppclause,w:7,type:pprcentered,number:sing,gender:masc,lex:agito_deliberate,case:gen,c_str:[present_participle,agito_deliberate,[prep_cplt:[pathlist:[p(6,7),p(7,8)],hp:[p(7,8)],distance:[0],index:i(p(7,8)),case:abl,prep:de,sem:[abstract],lex:adoptio,w:1,type:core,cat:pp,c_str:[prep:de,head:[pathlist:[p(7,8)],hp:[p(7,8)],index:i(p(7,8)),distance:[0],cat:np,sem:[abstract],class:common,lextype:full,origin:noun,number:sing,person:3,gender:fem,type:core,lex:adoptio,txt:adoptione,case:abl,w:1,c_str:adoptione]]],adverbial_adjunct:[cat:advp,pathlist:[p(5,6)],distance:[0],type:vpbound,lex:iampridem,sem:time,w:1,c_str:[head:iampridem]],prep_phrase_adjunct_1:[pathlist:[p(8,9),p(9,10)],hp:[p(9,10)],distance:[0],index:i(p(9,10)),case:abl,prep:cum,sem:[hum],lex:proximus,w:1,type:core,cat:pp,c_str:[prep:cum,head:[pathlist:[p(9,10)],hp:[p(9,10)],index:i(p(9,10)),distance:[0],cat:np,sem:[hum],class:common,lextype:full,origin:noun,number:pl,person:3,gender:masc,type:core,lex:proximus,txt:proximis,case:abl,w:1,c_str:proximis]]]]]]]]]]]</text:p>
      <text:p text:style-name="Preformatted_20_Text"/>
      <text:p text:style-name="Preformatted_20_Text"><text:s text:c="4"/>illocutionary_force:statement</text:p>
      <text:p text:style-name="Preformatted_20_Text"><text:s text:c="4"/>vg</text:p>
      <text:p text:style-name="Preformatted_20_Text"><text:s text:c="8"/>selected_reading:maturo_bring_to_maturity</text:p>
      <text:p text:style-name="Preformatted_20_Text"><text:s text:c="8"/>polarity:pos</text:p>
      <text:p text:style-name="Preformatted_20_Text"><text:s text:c="8"/>cat:vg</text:p>
      <text:p text:style-name="Preformatted_20_Text"><text:s text:c="8"/>* maturauit * </text:p>
      <text:p text:style-name="Preformatted_20_Text"><text:s text:c="8"/>pos:v</text:p>
      <text:p text:style-name="Preformatted_20_Text"><text:s text:c="8"/>lex:matur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ea * * res * </text:p>
      <text:p text:style-name="Preformatted_20_Text"><text:s text:c="8"/>index:i(p(2,3))</text:p>
      <text:p text:style-name="Preformatted_20_Text"><text:s text:c="8"/>cat:np</text:p>
      <text:p text:style-name="Preformatted_20_Text"><text:s text:c="8"/>sem:[thing,abstract]</text:p>
      <text:p text:style-name="Preformatted_20_Text"><text:s text:c="8"/>person:3</text:p>
      <text:p text:style-name="Preformatted_20_Text"><text:s text:c="8"/>lex:res</text:p>
      <text:p text:style-name="Preformatted_20_Text"><text:s text:c="8"/>case:nom</text:p>
      <text:p text:style-name="Preformatted_20_Text"><text:s text:c="8"/>c_str</text:p>
      <text:p text:style-name="Preformatted_20_Text"><text:s text:c="12"/>head</text:p>
      <text:p text:style-name="Preformatted_20_Text"><text:s text:c="16"/>* res * </text:p>
      <text:p text:style-name="Preformatted_20_Text"><text:s text:c="16"/>pos:noun</text:p>
      <text:p text:style-name="Preformatted_20_Text"><text:s text:c="16"/>lex:res</text:p>
      <text:p text:style-name="Preformatted_20_Text"><text:soft-page-break/><text:s text:c="16"/>case:nom</text:p>
      <text:p text:style-name="Preformatted_20_Text"><text:s text:c="16"/>gender:fem</text:p>
      <text:p text:style-name="Preformatted_20_Text"><text:s text:c="16"/>number:sing</text:p>
      <text:p text:style-name="Preformatted_20_Text"><text:s text:c="16"/>sem:[thing,abstract]</text:p>
      <text:p text:style-name="Preformatted_20_Text"><text:s text:c="12"/>adjp</text:p>
      <text:p text:style-name="Preformatted_20_Text"><text:s text:c="16"/>cat:adjp</text:p>
      <text:p text:style-name="Preformatted_20_Text"><text:s text:c="16"/>* ea * </text:p>
      <text:p text:style-name="Preformatted_20_Text"><text:s text:c="16"/>case:nom</text:p>
      <text:p text:style-name="Preformatted_20_Text"><text:s text:c="16"/>number:sing</text:p>
      <text:p text:style-name="Preformatted_20_Text"><text:s text:c="16"/>gender:fem</text:p>
      <text:p text:style-name="Preformatted_20_Text"><text:s text:c="16"/>lex:(is)</text:p>
      <text:p text:style-name="Preformatted_20_Text"><text:s text:c="16"/>c_str</text:p>
      <text:p text:style-name="Preformatted_20_Text"><text:s text:c="16"/>is</text:p>
      <text:p text:style-name="Preformatted_20_Text"><text:s text:c="4"/>object</text:p>
      <text:p text:style-name="Preformatted_20_Text"><text:s text:c="8"/>* consilium * * galbae * * iampridem * * de * * adoptione * * cum * * proximis * * agitantis * </text:p>
      <text:p text:style-name="Preformatted_20_Text"><text:s text:c="8"/>index:i([p(3,4)])</text:p>
      <text:p text:style-name="Preformatted_20_Text"><text:s text:c="8"/>sem:[abstract,hum]</text:p>
      <text:p text:style-name="Preformatted_20_Text"><text:s text:c="8"/>number:sing</text:p>
      <text:p text:style-name="Preformatted_20_Text"><text:s text:c="8"/>person:3</text:p>
      <text:p text:style-name="Preformatted_20_Text"><text:s text:c="8"/>cat:np</text:p>
      <text:p text:style-name="Preformatted_20_Text"><text:s text:c="8"/>lex:consilium</text:p>
      <text:p text:style-name="Preformatted_20_Text"><text:s text:c="8"/>gender:neuter</text:p>
      <text:p text:style-name="Preformatted_20_Text"><text:s text:c="8"/>case:acc</text:p>
      <text:p text:style-name="Preformatted_20_Text"><text:s text:c="8"/>c_str</text:p>
      <text:p text:style-name="Preformatted_20_Text"><text:s text:c="12"/>head</text:p>
      <text:p text:style-name="Preformatted_20_Text"><text:s text:c="16"/>* consilium * </text:p>
      <text:p text:style-name="Preformatted_20_Text"><text:s text:c="16"/>index:i(p(3,4))</text:p>
      <text:p text:style-name="Preformatted_20_Text"><text:s text:c="16"/>cat:np</text:p>
      <text:p text:style-name="Preformatted_20_Text"><text:s text:c="16"/>sem:[abstract,hum]</text:p>
      <text:p text:style-name="Preformatted_20_Text"><text:s text:c="16"/>number:sing</text:p>
      <text:p text:style-name="Preformatted_20_Text"><text:s text:c="16"/>person:3</text:p>
      <text:p text:style-name="Preformatted_20_Text"><text:s text:c="16"/>gender:neuter</text:p>
      <text:p text:style-name="Preformatted_20_Text"><text:s text:c="16"/>lex:consilium</text:p>
      <text:p text:style-name="Preformatted_20_Text"><text:s text:c="16"/>case:acc</text:p>
      <text:p text:style-name="Preformatted_20_Text"><text:s text:c="16"/>c_str</text:p>
      <text:p text:style-name="Preformatted_20_Text"><text:s text:c="16"/>consilium</text:p>
      <text:p text:style-name="Preformatted_20_Text"><text:s text:c="12"/>noun_cplt</text:p>
      <text:p text:style-name="Preformatted_20_Text"><text:s text:c="16"/>* galbae * * iampridem * * de * * adoptione * * cum * * proximis * * agitantis * </text:p>
      <text:p text:style-name="Preformatted_20_Text"><text:s text:c="16"/>index:i(p(4,5))</text:p>
      <text:p text:style-name="Preformatted_20_Text"><text:s text:c="16"/>cat:np</text:p>
      <text:p text:style-name="Preformatted_20_Text"><text:s text:c="16"/>sem:[male]</text:p>
      <text:p text:style-name="Preformatted_20_Text"><text:s text:c="16"/>number:sing</text:p>
      <text:p text:style-name="Preformatted_20_Text"><text:s text:c="16"/>person:3</text:p>
      <text:p text:style-name="Preformatted_20_Text"><text:s text:c="16"/>gender:masc</text:p>
      <text:p text:style-name="Preformatted_20_Text"><text:s text:c="16"/>lex:galba</text:p>
      <text:p text:style-name="Preformatted_20_Text"><text:s text:c="16"/>case:gen</text:p>
      <text:p text:style-name="Preformatted_20_Text"><text:s text:c="16"/>c_str</text:p>
      <text:p text:style-name="Preformatted_20_Text"><text:s text:c="20"/>head</text:p>
      <text:p text:style-name="Preformatted_20_Text"><text:s text:c="24"/>* galbae * </text:p>
      <text:p text:style-name="Preformatted_20_Text"><text:s text:c="24"/>index:i(p(4,5))</text:p>
      <text:p text:style-name="Preformatted_20_Text"><text:s text:c="24"/>cat:np</text:p>
      <text:p text:style-name="Preformatted_20_Text"><text:s text:c="24"/>sem:[male]</text:p>
      <text:p text:style-name="Preformatted_20_Text"><text:s text:c="24"/>lex:galba</text:p>
      <text:p text:style-name="Preformatted_20_Text"><text:s text:c="24"/>number:sing</text:p>
      <text:p text:style-name="Preformatted_20_Text"><text:s text:c="24"/>person:3</text:p>
      <text:p text:style-name="Preformatted_20_Text"><text:s text:c="24"/>gender:masc</text:p>
      <text:p text:style-name="Preformatted_20_Text"><text:s text:c="24"/>case:gen</text:p>
      <text:p text:style-name="Preformatted_20_Text"><text:s text:c="24"/>c_str</text:p>
      <text:p text:style-name="Preformatted_20_Text"><text:s text:c="24"/>galba</text:p>
      <text:p text:style-name="Preformatted_20_Text"><text:s text:c="20"/>participle_clause</text:p>
      <text:p text:style-name="Preformatted_20_Text"><text:s text:c="24"/>* iampridem * * de * * adoptione * * cum * * proximis * * agitantis * </text:p>
      <text:p text:style-name="Preformatted_20_Text"><text:s text:c="24"/>cat:ppclause</text:p>
      <text:p text:style-name="Preformatted_20_Text"><text:s text:c="24"/>number:sing</text:p>
      <text:p text:style-name="Preformatted_20_Text"><text:s text:c="24"/>gender:masc</text:p>
      <text:p text:style-name="Preformatted_20_Text"><text:soft-page-break/><text:s text:c="24"/>lex:agito_deliberate</text:p>
      <text:p text:style-name="Preformatted_20_Text"><text:s text:c="24"/>case:gen</text:p>
      <text:p text:style-name="Preformatted_20_Text"><text:s text:c="24"/>c_str</text:p>
      <text:p text:style-name="Preformatted_20_Text"><text:s text:c="28"/>present_participle</text:p>
      <text:p text:style-name="Preformatted_20_Text"><text:s text:c="28"/>agito_deliberate</text:p>
      <text:p text:style-name="Preformatted_20_Text"><text:s text:c="32"/>prep_cplt</text:p>
      <text:p text:style-name="Preformatted_20_Text"><text:s text:c="36"/>* de * * adoptione * </text:p>
      <text:p text:style-name="Preformatted_20_Text"><text:s text:c="36"/>index:i(p(7,8))</text:p>
      <text:p text:style-name="Preformatted_20_Text"><text:s text:c="36"/>case:abl</text:p>
      <text:p text:style-name="Preformatted_20_Text"><text:s text:c="36"/>prep:de</text:p>
      <text:p text:style-name="Preformatted_20_Text"><text:s text:c="36"/>sem:[abstract]</text:p>
      <text:p text:style-name="Preformatted_20_Text"><text:s text:c="36"/>lex:adoptio</text:p>
      <text:p text:style-name="Preformatted_20_Text"><text:s text:c="36"/>cat:pp</text:p>
      <text:p text:style-name="Preformatted_20_Text"><text:s text:c="36"/>c_str</text:p>
      <text:p text:style-name="Preformatted_20_Text"><text:s text:c="40"/>prep:de</text:p>
      <text:p text:style-name="Preformatted_20_Text"><text:s text:c="40"/>head</text:p>
      <text:p text:style-name="Preformatted_20_Text"><text:s text:c="44"/>* adoptione * </text:p>
      <text:p text:style-name="Preformatted_20_Text"><text:s text:c="44"/>index:i(p(7,8))</text:p>
      <text:p text:style-name="Preformatted_20_Text"><text:s text:c="44"/>cat:np</text:p>
      <text:p text:style-name="Preformatted_20_Text"><text:s text:c="44"/>sem:[abstract]</text:p>
      <text:p text:style-name="Preformatted_20_Text"><text:s text:c="44"/>number:sing</text:p>
      <text:p text:style-name="Preformatted_20_Text"><text:s text:c="44"/>person:3</text:p>
      <text:p text:style-name="Preformatted_20_Text"><text:s text:c="44"/>gender:fem</text:p>
      <text:p text:style-name="Preformatted_20_Text"><text:s text:c="44"/>lex:adoptio</text:p>
      <text:p text:style-name="Preformatted_20_Text"><text:s text:c="44"/>case:abl</text:p>
      <text:p text:style-name="Preformatted_20_Text"><text:s text:c="44"/>c_str</text:p>
      <text:p text:style-name="Preformatted_20_Text"><text:s text:c="44"/>adoptione</text:p>
      <text:p text:style-name="Preformatted_20_Text"><text:s text:c="32"/>adverbial_adjunct</text:p>
      <text:p text:style-name="Preformatted_20_Text"><text:s text:c="36"/>cat:advp</text:p>
      <text:p text:style-name="Preformatted_20_Text"><text:s text:c="36"/>* iampridem * </text:p>
      <text:p text:style-name="Preformatted_20_Text"><text:s text:c="36"/>lex:iampridem</text:p>
      <text:p text:style-name="Preformatted_20_Text"><text:s text:c="36"/>sem:time</text:p>
      <text:p text:style-name="Preformatted_20_Text"><text:s text:c="36"/>c_str</text:p>
      <text:p text:style-name="Preformatted_20_Text"><text:s text:c="40"/>head</text:p>
      <text:p text:style-name="Preformatted_20_Text"><text:s text:c="40"/>iampridem</text:p>
      <text:p text:style-name="Preformatted_20_Text"><text:s text:c="32"/>prep_phrase_adjunct_1</text:p>
      <text:p text:style-name="Preformatted_20_Text"><text:s text:c="36"/>* cum * * proximis * </text:p>
      <text:p text:style-name="Preformatted_20_Text"><text:s text:c="36"/>index:i(p(9,10))</text:p>
      <text:p text:style-name="Preformatted_20_Text"><text:s text:c="36"/>case:abl</text:p>
      <text:p text:style-name="Preformatted_20_Text"><text:s text:c="36"/>prep:cum</text:p>
      <text:p text:style-name="Preformatted_20_Text"><text:s text:c="36"/>sem:[hum]</text:p>
      <text:p text:style-name="Preformatted_20_Text"><text:s text:c="36"/>lex:proximus</text:p>
      <text:p text:style-name="Preformatted_20_Text"><text:s text:c="36"/>cat:pp</text:p>
      <text:p text:style-name="Preformatted_20_Text"><text:s text:c="36"/>c_str</text:p>
      <text:p text:style-name="Preformatted_20_Text"><text:s text:c="40"/>prep:cum</text:p>
      <text:p text:style-name="Preformatted_20_Text"><text:s text:c="40"/>head</text:p>
      <text:p text:style-name="Preformatted_20_Text"><text:s text:c="44"/>* proximis * </text:p>
      <text:p text:style-name="Preformatted_20_Text"><text:s text:c="44"/>index:i(p(9,10))</text:p>
      <text:p text:style-name="Preformatted_20_Text"><text:s text:c="44"/>cat:np</text:p>
      <text:p text:style-name="Preformatted_20_Text"><text:s text:c="44"/>sem:[hum]</text:p>
      <text:p text:style-name="Preformatted_20_Text"><text:s text:c="44"/>number:pl</text:p>
      <text:p text:style-name="Preformatted_20_Text"><text:s text:c="44"/>person:3</text:p>
      <text:p text:style-name="Preformatted_20_Text"><text:s text:c="44"/>gender:masc</text:p>
      <text:p text:style-name="Preformatted_20_Text"><text:s text:c="44"/>lex:proximus</text:p>
      <text:p text:style-name="Preformatted_20_Text"><text:s text:c="44"/>case:abl</text:p>
      <text:p text:style-name="Preformatted_20_Text"><text:s text:c="44"/>c_str</text:p>
      <text:p text:style-name="Preformatted_20_Text"><text:s text:c="44"/>proximis</text:p>
      <text:p text:style-name="Preformatted_20_Text"/>
      <text:p text:style-name="Preformatted_20_Text"/>
      <text:p text:style-name="Preformatted_20_Text"/>
      <text:p text:style-name="Preformatted_20_Text"/>
      <text:p text:style-name="Preformatted_20_Text">Comment: OK</text:p>
      <text:p text:style-name="Preformatted_20_Text"/>
      <text:p text:style-name="P17"/>
      <text:p text:style-name="P1">% 17 adapted from Tacitus Hist Lib I 74 3.</text:p>
      <text:h text:style-name="Heading_20_3" text:outline-level="3">Otho revocatis quos Galba miserat legatis ad utrumque Germanicum exercitum copias misit.</text:h>
      <text:p text:style-name="Text_20_body"/>
      <text:p text:style-name="Preformatted_20_Text">[0/otho,1/reuocatis,2/quos,3/galba,4/miserat,5/legatis,6/ad,7/utrumque,8/germanicum,9/exercitum,10/copias,11/misit,endpos(12)]</text:p>
      <text:p text:style-name="Preformatted_20_Text">cputime : 69.43750000000001</text:p>
      <text:p text:style-name="Preformatted_20_Text"/>
      <text:p text:style-name="Preformatted_20_Text">1.9900000000000002---&gt;</text:p>
      <text:p text:style-name="Preformatted_20_Text">[illocutionary_force:statement,vg:[selected_reading:mitto_send,polarity:pos,cat:vg,pathlist:[p(11,12)],hp:[p(11,12)],gender:_72142,w:0,pos:v,class:tr_cod_coi,type:finite,lex:mittere,voice:act,txt:misit,tense:perfect,kind:std,mood:indicative,number:sing,person:3],subject:[number:sing,gender:masc,pathlist:[p(0,1)],hp:[p(0,1)],index:i(p(0,1)),distance:[0],cat:np,sem:[male],class:proper,lex:otho,lextype:full,person:3,type:core,case:nom,w:1,c_str:otho],object:[pathlist:[p(10,11)],hp:[p(10,11)],index:i(p(10,11)),distance:[0],cat:np,sem:[hum],class:common,lextype:full,origin:noun,number:pl,person:3,gender:fem,type:core,lex:copiae,txt:copias,case:acc,w:1,c_str:copias],prep_cplt:[pathlist:[p(6,7),p(7,8),p(8,9),p(9,10)],hp:[p(9,10)],distance:[0],index:i(p(9,10)),case:acc,prep:ad,sem:[thing,hum,loc],lex:exercitus,w: -2,type:core,cat:pp,c_str:[prep:ad,head:[pathlist:[p(7,8),p(8,9),p(9,10)],hp:[p(9,10)],index:i(p(9,10)),distance:[0],cat:np,class:common,sem:[thing,hum,loc],number:sing,person:3,gender:masc,type:core,lex:exercitus,lextype:full,case:acc,w:3,c_str:[head:[pathlist:[p(9,10)],pos:noun,txt:exercitum,lex:exercitus,case:acc,gender:masc,class:common,ab:no,number:sing,sem:[thing,hum,loc]],adjp:[cat:adjp,pathlist:[p(7,8),p(8,9)],distance:[0],hp:[p(8,9)],case:acc,number:sing,gender:masc,lex:germanicus,type:std,w:2,c_str:[uterque,germanicus]]]]]],ablative_absolute:[pathlist:[p(1,2),p(2,3),p(3,4),p(4,5),p(5,6)],distance:[1],w:0,c_str:[lex:reuoco_call_back,[pos:p_p,txt:reuocatis,case:abl,gender:masc,number:pl,lex:reuocare,class:tr_cod,type:p_p,kind:std,mood:participle,person:3],[],object:[pathlist:[p(2,3),p(3,4),p(4,5),p(5,6)],hp:[p(5,6)],distance:[1],cat:np,type:full,class:common,lextype:full,index:i(p(5,6)),number:pl,gender:masc,sem:[hum],person:_74132,case:abl,lex:legatus,w:3,c_str:[head:legatis,rel_clause:[pathlist:[p(2,3),p(3,4),p(4,5)],distance:[0],gap:[gap:[type:np,index:i(p(5,6)),function:object,object:[e:i(p(5,6))],constraints:[case:acc]]],index:i(p(5,6)),number:pl,gender:masc,case:acc,person:_74420,reltype:restrictive,type:finite,mood:indicative,tense:pluperfect,constraints:[case:acc],w:2,c_str:[illocutionary_force:statement,vg:[selected_reading:mitto_send,polarity:pos,cat:vg,pathlist:[p(4,5)],hp:[p(4,5)],gender:_74618,w:0,pos:v,class:tr_cod_coi,type:finite,lex:mittere,voice:act,txt:miserat,tense:pluperfect,kind:std,mood:indicative,number:sing,person:3],subject:[number:sing,gender:masc,pathlist:[p(3,4)],hp:[p(3,4)],index:i(p(3,4)),distance:[0],cat:np,sem:[male],class:proper,lex:galba,lextype:full,person:3,type:core,case:nom,w:1,c_str:galba],object:[e:i(p(5,6))]]]]]]]]</text:p>
      <text:p text:style-name="Preformatted_20_Text"/>
      <text:p text:style-name="Preformatted_20_Text"><text:s text:c="4"/>illocutionary_force:statement</text:p>
      <text:p text:style-name="Preformatted_20_Text"><text:s text:c="4"/>vg</text:p>
      <text:p text:style-name="Preformatted_20_Text"><text:s text:c="8"/>selected_reading:mitto_send</text:p>
      <text:p text:style-name="Preformatted_20_Text"><text:s text:c="8"/>polarity:pos</text:p>
      <text:p text:style-name="Preformatted_20_Text"><text:s text:c="8"/>cat:vg</text:p>
      <text:p text:style-name="Preformatted_20_Text"><text:s text:c="8"/>* misit * </text:p>
      <text:p text:style-name="Preformatted_20_Text"><text:s text:c="8"/>pos:v</text:p>
      <text:p text:style-name="Preformatted_20_Text"><text:s text:c="8"/>lex:mitt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otho * </text:p>
      <text:p text:style-name="Preformatted_20_Text"><text:s text:c="8"/>index:i(p(0,1))</text:p>
      <text:p text:style-name="Preformatted_20_Text"><text:s text:c="8"/>cat:np</text:p>
      <text:p text:style-name="Preformatted_20_Text"><text:s text:c="8"/>sem:[male]</text:p>
      <text:p text:style-name="Preformatted_20_Text"><text:s text:c="8"/>lex:otho</text:p>
      <text:p text:style-name="Preformatted_20_Text"><text:s text:c="8"/>person:3</text:p>
      <text:p text:style-name="Preformatted_20_Text"><text:s text:c="8"/>case:nom</text:p>
      <text:p text:style-name="Preformatted_20_Text"><text:s text:c="8"/>c_str</text:p>
      <text:p text:style-name="Preformatted_20_Text"><text:s text:c="8"/>otho</text:p>
      <text:p text:style-name="Preformatted_20_Text"><text:s text:c="4"/>object</text:p>
      <text:p text:style-name="Preformatted_20_Text"><text:soft-page-break/><text:s text:c="8"/>* copias * </text:p>
      <text:p text:style-name="Preformatted_20_Text"><text:s text:c="8"/>index:i(p(10,11))</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fem</text:p>
      <text:p text:style-name="Preformatted_20_Text"><text:s text:c="8"/>lex:copiae</text:p>
      <text:p text:style-name="Preformatted_20_Text"><text:s text:c="8"/>case:acc</text:p>
      <text:p text:style-name="Preformatted_20_Text"><text:s text:c="8"/>c_str</text:p>
      <text:p text:style-name="Preformatted_20_Text"><text:s text:c="8"/>copias</text:p>
      <text:p text:style-name="Preformatted_20_Text"><text:s text:c="4"/>prep_cplt</text:p>
      <text:p text:style-name="Preformatted_20_Text"><text:s text:c="8"/>* ad * * utrumque * * germanicum * * exercitum * </text:p>
      <text:p text:style-name="Preformatted_20_Text"><text:s text:c="8"/>index:i(p(9,10))</text:p>
      <text:p text:style-name="Preformatted_20_Text"><text:s text:c="8"/>case:acc</text:p>
      <text:p text:style-name="Preformatted_20_Text"><text:s text:c="8"/>prep:ad</text:p>
      <text:p text:style-name="Preformatted_20_Text"><text:s text:c="8"/>sem:[thing,hum,loc]</text:p>
      <text:p text:style-name="Preformatted_20_Text"><text:s text:c="8"/>lex:exercitus</text:p>
      <text:p text:style-name="Preformatted_20_Text"><text:s text:c="8"/>cat:pp</text:p>
      <text:p text:style-name="Preformatted_20_Text"><text:s text:c="8"/>c_str</text:p>
      <text:p text:style-name="Preformatted_20_Text"><text:s text:c="12"/>prep:ad</text:p>
      <text:p text:style-name="Preformatted_20_Text"><text:s text:c="12"/>head</text:p>
      <text:p text:style-name="Preformatted_20_Text"><text:s text:c="16"/>* utrumque * * germanicum * * exercitum * </text:p>
      <text:p text:style-name="Preformatted_20_Text"><text:s text:c="16"/>index:i(p(9,10))</text:p>
      <text:p text:style-name="Preformatted_20_Text"><text:s text:c="16"/>cat:np</text:p>
      <text:p text:style-name="Preformatted_20_Text"><text:s text:c="16"/>sem:[thing,hum,loc]</text:p>
      <text:p text:style-name="Preformatted_20_Text"><text:s text:c="16"/>number:sing</text:p>
      <text:p text:style-name="Preformatted_20_Text"><text:s text:c="16"/>person:3</text:p>
      <text:p text:style-name="Preformatted_20_Text"><text:s text:c="16"/>gender:masc</text:p>
      <text:p text:style-name="Preformatted_20_Text"><text:s text:c="16"/>lex:exercitus</text:p>
      <text:p text:style-name="Preformatted_20_Text"><text:s text:c="16"/>case:acc</text:p>
      <text:p text:style-name="Preformatted_20_Text"><text:s text:c="16"/>c_str</text:p>
      <text:p text:style-name="Preformatted_20_Text"><text:s text:c="20"/>head</text:p>
      <text:p text:style-name="Preformatted_20_Text"><text:s text:c="24"/>* exercitum * </text:p>
      <text:p text:style-name="Preformatted_20_Text"><text:s text:c="24"/>pos:noun</text:p>
      <text:p text:style-name="Preformatted_20_Text"><text:s text:c="24"/>lex:exercitus</text:p>
      <text:p text:style-name="Preformatted_20_Text"><text:s text:c="24"/>case:acc</text:p>
      <text:p text:style-name="Preformatted_20_Text"><text:s text:c="24"/>gender:masc</text:p>
      <text:p text:style-name="Preformatted_20_Text"><text:s text:c="24"/>number:sing</text:p>
      <text:p text:style-name="Preformatted_20_Text"><text:s text:c="24"/>sem:[thing,hum,loc]</text:p>
      <text:p text:style-name="Preformatted_20_Text"><text:s text:c="20"/>adjp</text:p>
      <text:p text:style-name="Preformatted_20_Text"><text:s text:c="24"/>cat:adjp</text:p>
      <text:p text:style-name="Preformatted_20_Text"><text:s text:c="24"/>* utrumque * * germanicum * </text:p>
      <text:p text:style-name="Preformatted_20_Text"><text:s text:c="24"/>case:acc</text:p>
      <text:p text:style-name="Preformatted_20_Text"><text:s text:c="24"/>number:sing</text:p>
      <text:p text:style-name="Preformatted_20_Text"><text:s text:c="24"/>gender:masc</text:p>
      <text:p text:style-name="Preformatted_20_Text"><text:s text:c="24"/>lex:germanicus</text:p>
      <text:p text:style-name="Preformatted_20_Text"><text:s text:c="24"/>c_str</text:p>
      <text:p text:style-name="Preformatted_20_Text"><text:s text:c="28"/>uterque</text:p>
      <text:p text:style-name="Preformatted_20_Text"><text:s text:c="28"/>germanicus</text:p>
      <text:p text:style-name="Preformatted_20_Text"><text:s text:c="4"/>ablative_absolute</text:p>
      <text:p text:style-name="Preformatted_20_Text"><text:s text:c="8"/>* reuocatis * * quos * * galba * * miserat * * legatis * </text:p>
      <text:p text:style-name="Preformatted_20_Text"><text:s text:c="8"/>c_str</text:p>
      <text:p text:style-name="Preformatted_20_Text"><text:s text:c="12"/>lex:reuoco_call_back</text:p>
      <text:p text:style-name="Preformatted_20_Text"><text:s text:c="16"/>pos:p_p</text:p>
      <text:p text:style-name="Preformatted_20_Text"><text:s text:c="16"/>case:abl</text:p>
      <text:p text:style-name="Preformatted_20_Text"><text:s text:c="16"/>gender:masc</text:p>
      <text:p text:style-name="Preformatted_20_Text"><text:s text:c="16"/>number:pl</text:p>
      <text:p text:style-name="Preformatted_20_Text"><text:s text:c="16"/>lex:reuocare</text:p>
      <text:p text:style-name="Preformatted_20_Text"><text:s text:c="16"/>mood:participle</text:p>
      <text:p text:style-name="Preformatted_20_Text"><text:s text:c="16"/>person:3</text:p>
      <text:p text:style-name="Preformatted_20_Text"><text:s text:c="12"/>object</text:p>
      <text:p text:style-name="Preformatted_20_Text"><text:s text:c="16"/>* quos * * galba * * miserat * * legatis * </text:p>
      <text:p text:style-name="Preformatted_20_Text"><text:s text:c="16"/>cat:np</text:p>
      <text:p text:style-name="Preformatted_20_Text"><text:soft-page-break/><text:s text:c="16"/>index:i(p(5,6))</text:p>
      <text:p text:style-name="Preformatted_20_Text"><text:s text:c="16"/>number:pl</text:p>
      <text:p text:style-name="Preformatted_20_Text"><text:s text:c="16"/>gender:masc</text:p>
      <text:p text:style-name="Preformatted_20_Text"><text:s text:c="16"/>sem:[hum]</text:p>
      <text:p text:style-name="Preformatted_20_Text"><text:s text:c="16"/>case:abl</text:p>
      <text:p text:style-name="Preformatted_20_Text"><text:s text:c="16"/>lex:legatus</text:p>
      <text:p text:style-name="Preformatted_20_Text"><text:s text:c="16"/>c_str</text:p>
      <text:p text:style-name="Preformatted_20_Text"><text:s text:c="20"/>head</text:p>
      <text:p text:style-name="Preformatted_20_Text"><text:s text:c="20"/>legatis</text:p>
      <text:p text:style-name="Preformatted_20_Text"><text:s text:c="20"/>rel_clause</text:p>
      <text:p text:style-name="Preformatted_20_Text"><text:s text:c="24"/>* quos * * galba * * miserat * </text:p>
      <text:p text:style-name="Preformatted_20_Text"><text:s text:c="24"/>index:i(p(5,6))</text:p>
      <text:p text:style-name="Preformatted_20_Text"><text:s text:c="24"/>number:pl</text:p>
      <text:p text:style-name="Preformatted_20_Text"><text:s text:c="24"/>gender:masc</text:p>
      <text:p text:style-name="Preformatted_20_Text"><text:s text:c="24"/>case:acc</text:p>
      <text:p text:style-name="Preformatted_20_Text"><text:s text:c="24"/>reltype:restrictive</text:p>
      <text:p text:style-name="Preformatted_20_Text"><text:s text:c="24"/>mood:indicative</text:p>
      <text:p text:style-name="Preformatted_20_Text"><text:s text:c="24"/>tense:pluperfect</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mitto_send</text:p>
      <text:p text:style-name="Preformatted_20_Text"><text:s text:c="32"/>polarity:pos</text:p>
      <text:p text:style-name="Preformatted_20_Text"><text:s text:c="32"/>cat:vg</text:p>
      <text:p text:style-name="Preformatted_20_Text"><text:s text:c="32"/>* miserat * </text:p>
      <text:p text:style-name="Preformatted_20_Text"><text:s text:c="32"/>pos:v</text:p>
      <text:p text:style-name="Preformatted_20_Text"><text:s text:c="32"/>lex:mittere</text:p>
      <text:p text:style-name="Preformatted_20_Text"><text:s text:c="32"/>voice:act</text:p>
      <text:p text:style-name="Preformatted_20_Text"><text:s text:c="32"/>tense:pluperfect</text:p>
      <text:p text:style-name="Preformatted_20_Text"><text:s text:c="32"/>mood:indicative</text:p>
      <text:p text:style-name="Preformatted_20_Text"><text:s text:c="32"/>number:sing</text:p>
      <text:p text:style-name="Preformatted_20_Text"><text:s text:c="32"/>person:3</text:p>
      <text:p text:style-name="Preformatted_20_Text"><text:s text:c="28"/>subject</text:p>
      <text:p text:style-name="Preformatted_20_Text"><text:s text:c="32"/>number:sing</text:p>
      <text:p text:style-name="Preformatted_20_Text"><text:s text:c="32"/>gender:masc</text:p>
      <text:p text:style-name="Preformatted_20_Text"><text:s text:c="32"/>* galba * </text:p>
      <text:p text:style-name="Preformatted_20_Text"><text:s text:c="32"/>index:i(p(3,4))</text:p>
      <text:p text:style-name="Preformatted_20_Text"><text:s text:c="32"/>cat:np</text:p>
      <text:p text:style-name="Preformatted_20_Text"><text:s text:c="32"/>sem:[male]</text:p>
      <text:p text:style-name="Preformatted_20_Text"><text:s text:c="32"/>lex:galba</text:p>
      <text:p text:style-name="Preformatted_20_Text"><text:s text:c="32"/>person:3</text:p>
      <text:p text:style-name="Preformatted_20_Text"><text:s text:c="32"/>case:nom</text:p>
      <text:p text:style-name="Preformatted_20_Text"><text:s text:c="32"/>c_str</text:p>
      <text:p text:style-name="Preformatted_20_Text"><text:s text:c="32"/>galba</text:p>
      <text:p text:style-name="Preformatted_20_Text"><text:s text:c="28"/>object</text:p>
      <text:p text:style-name="Preformatted_20_Text"><text:s text:c="32"/>e:i(p(5,6))</text:p>
      <text:p text:style-name="Preformatted_20_Text"/>
      <text:p text:style-name="Preformatted_20_Text"/>
      <text:p text:style-name="Preformatted_20_Text"/>
      <text:p text:style-name="Preformatted_20_Text"/>
      <text:p text:style-name="Preformatted_20_Text"/>
      <text:p text:style-name="Preformatted_20_Text">Comment : OK</text:p>
      <text:p text:style-name="P15">% 17 bis.</text:p>
      <text:h text:style-name="Heading_20_3" text:outline-level="3">Revocatis quos Galba miserat legatos.</text:h>
      <text:p text:style-name="P2"/>
      <text:p text:style-name="Preformatted_20_Text"/>
      <text:p text:style-name="Preformatted_20_Text">[0/reuocatis,1/quos,2/galba,3/miserat,4/legatos,endpos(5)]</text:p>
      <text:p text:style-name="Preformatted_20_Text">cputime : 2.0625</text:p>
      <text:p text:style-name="Preformatted_20_Text"/>
      <text:p text:style-name="Preformatted_20_Text">4---&gt;</text:p>
      <text:p text:style-name="Preformatted_20_Text">[illocutionary_force:statement,vg:[selected_reading:reuoco_call_back,polarity:pos,cat:vg,pathlist:[p(0,1)],hp:[p(0,1)],gender:_61230,w:0,pos:v,class:tr_cod,type:finite,lex:reuocare,voice:act,txt:reuocatis,tense:present,kind:std,mood:indicative,number:pl,person:2],subject:[source:context_retrievable,number:pl,gender:or([masc,fem]),person:2,cat:np,index:i(0,0),constraints_to_be_met:[sem:[hum]],distance:[0],pathlist:[],case:nom,w:0],object:[pathlist:[p(1,2),p(2,3),p(3,4),p(4,5)],hp:[p(4,5)],distance:[1],cat:np,type:full,class:common,lextype:full,index:i(p(4,5)),number:pl,gender:masc,sem:[hum],person:_61802,case:acc,lex:legatus,w:3,c_str:[head:legatos,rel_clause:[pathlist:[p(1,2),p(2,3),p(3,4)],distance:[0],gap:[gap:[type:np,index:i(p(4,5)),function:object,object:[e:i(p(4,5))],constraints:[case:acc]]],index:i(p(4,5)),number:pl,gender:masc,case:acc,person:_62090,reltype:restrictive,type:finite,mood:indicative,tense:pluperfect,constraints:[case:acc],w:2,c_str:[illocutionary_force:statement,vg:[selected_reading:mitto_send,polarity:pos,cat:vg,pathlist:[p(3,4)],hp:[p(3,4)],gender:_62288,w:0,pos:v,class:tr_cod_coi,type:finite,lex:mittere,voice:act,txt:miserat,tense:pluperfect,kind:std,mood:indicative,number:sing,person:3],subject:[number:sing,gender:masc,pathlist:[p(2,3)],hp:[p(2,3)],index:i(p(2,3)),distance:[0],cat:np,sem:[male],class:proper,lex:galba,lextype:full,person:3,type:core,case:nom,w:1,c_str:galba],object:[e:i(p(4,5))]]]]]]</text:p>
      <text:p text:style-name="Preformatted_20_Text"/>
      <text:p text:style-name="Preformatted_20_Text"><text:s text:c="4"/>illocutionary_force:statement</text:p>
      <text:p text:style-name="Preformatted_20_Text"><text:s text:c="4"/>vg</text:p>
      <text:p text:style-name="Preformatted_20_Text"><text:s text:c="8"/>selected_reading:reuoco_call_back</text:p>
      <text:p text:style-name="Preformatted_20_Text"><text:s text:c="8"/>polarity:pos</text:p>
      <text:p text:style-name="Preformatted_20_Text"><text:s text:c="8"/>cat:vg</text:p>
      <text:p text:style-name="Preformatted_20_Text"><text:s text:c="8"/>* reuocatis * </text:p>
      <text:p text:style-name="Preformatted_20_Text"><text:s text:c="8"/>pos:v</text:p>
      <text:p text:style-name="Preformatted_20_Text"><text:s text:c="8"/>lex:reuoca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2</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quos * * galba * * miserat * * legatos * </text:p>
      <text:p text:style-name="Preformatted_20_Text"><text:s text:c="8"/>cat:np</text:p>
      <text:p text:style-name="Preformatted_20_Text"><text:s text:c="8"/>index:i(p(4,5))</text:p>
      <text:p text:style-name="Preformatted_20_Text"><text:s text:c="8"/>number:pl</text:p>
      <text:p text:style-name="Preformatted_20_Text"><text:s text:c="8"/>gender:masc</text:p>
      <text:p text:style-name="Preformatted_20_Text"><text:s text:c="8"/>sem:[hum]</text:p>
      <text:p text:style-name="Preformatted_20_Text"><text:s text:c="8"/>case:acc</text:p>
      <text:p text:style-name="Preformatted_20_Text"><text:s text:c="8"/>lex:legatus</text:p>
      <text:p text:style-name="Preformatted_20_Text"><text:s text:c="8"/>c_str</text:p>
      <text:p text:style-name="Preformatted_20_Text"><text:s text:c="12"/>head</text:p>
      <text:p text:style-name="Preformatted_20_Text"><text:s text:c="12"/>legatos</text:p>
      <text:p text:style-name="Preformatted_20_Text"><text:s text:c="12"/>rel_clause</text:p>
      <text:p text:style-name="Preformatted_20_Text"><text:s text:c="16"/>* quos * * galba * * miserat * </text:p>
      <text:p text:style-name="Preformatted_20_Text"><text:s text:c="16"/>index:i(p(4,5))</text:p>
      <text:p text:style-name="Preformatted_20_Text"><text:s text:c="16"/>number:pl</text:p>
      <text:p text:style-name="Preformatted_20_Text"><text:s text:c="16"/>gender:masc</text:p>
      <text:p text:style-name="Preformatted_20_Text"><text:soft-page-break/><text:s text:c="16"/>case:acc</text:p>
      <text:p text:style-name="Preformatted_20_Text"><text:s text:c="16"/>reltype:restrictive</text:p>
      <text:p text:style-name="Preformatted_20_Text"><text:s text:c="16"/>mood:indicative</text:p>
      <text:p text:style-name="Preformatted_20_Text"><text:s text:c="16"/>tense:plu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mitto_send</text:p>
      <text:p text:style-name="Preformatted_20_Text"><text:s text:c="24"/>polarity:pos</text:p>
      <text:p text:style-name="Preformatted_20_Text"><text:s text:c="24"/>cat:vg</text:p>
      <text:p text:style-name="Preformatted_20_Text"><text:s text:c="24"/>* miserat * </text:p>
      <text:p text:style-name="Preformatted_20_Text"><text:s text:c="24"/>pos:v</text:p>
      <text:p text:style-name="Preformatted_20_Text"><text:s text:c="24"/>lex:mittere</text:p>
      <text:p text:style-name="Preformatted_20_Text"><text:s text:c="24"/>voice:act</text:p>
      <text:p text:style-name="Preformatted_20_Text"><text:s text:c="24"/>tense:plu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masc</text:p>
      <text:p text:style-name="Preformatted_20_Text"><text:s text:c="24"/>* galba * </text:p>
      <text:p text:style-name="Preformatted_20_Text"><text:s text:c="24"/>index:i(p(2,3))</text:p>
      <text:p text:style-name="Preformatted_20_Text"><text:s text:c="24"/>cat:np</text:p>
      <text:p text:style-name="Preformatted_20_Text"><text:s text:c="24"/>sem:[male]</text:p>
      <text:p text:style-name="Preformatted_20_Text"><text:s text:c="24"/>lex:galba</text:p>
      <text:p text:style-name="Preformatted_20_Text"><text:s text:c="24"/>person:3</text:p>
      <text:p text:style-name="Preformatted_20_Text"><text:s text:c="24"/>case:nom</text:p>
      <text:p text:style-name="Preformatted_20_Text"><text:s text:c="24"/>c_str</text:p>
      <text:p text:style-name="Preformatted_20_Text"><text:s text:c="24"/>galba</text:p>
      <text:p text:style-name="Preformatted_20_Text"><text:s text:c="20"/>object</text:p>
      <text:p text:style-name="Preformatted_20_Text"><text:s text:c="24"/>e:i(p(4,5))</text:p>
      <text:p text:style-name="Preformatted_20_Text"/>
      <text:p text:style-name="Preformatted_20_Text"/>
      <text:p text:style-name="Preformatted_20_Text"/>
      <text:p text:style-name="Preformatted_20_Text"/>
      <text:p text:style-name="Preformatted_20_Text">Comment : OK</text:p>
      <text:p text:style-name="Preformatted_20_Text"/>
      <text:p text:style-name="P15">% 18 adapted from Cicero Epistulae ad Familiares 9 14 1 1.</text:p>
      <text:h text:style-name="Heading_20_3" text:outline-level="3">Non dubito quin tu meis praeceptis et consiliis obtemperans praestantissimum te civem et singularem consulem praebeas.</text:h>
      <text:p text:style-name="Preformatted_20_Text">[0/non,1/dubito,2/quin,3/tu,4/meis,5/praeceptis,6/et,7/consiliis,8/obtemperans,9/praestantissimum,10/te,11/ciuem,12/et,13/singularem,14/consulem,15/praebeas,endpos(16)]</text:p>
      <text:p text:style-name="Preformatted_20_Text">cputime : 104.84374999999997</text:p>
      <text:h text:style-name="Heading_20_4" text:outline-level="4">Parse A</text:h>
      <text:p text:style-name="Preformatted_20_Text">21.96---&gt;</text:p>
      <text:p text:style-name="Preformatted_20_Text">[illocutionary_force:statement,vg:[selected_reading:dubito_doubt,polarity:neg,w:0,pathlist:[p(0,1),p(1,2)],cat:vg,hp:[p(1,2)],gender:_97990,pos:v,class:intr,type:finite,lex:dubitare,voice:act,txt:dubito,tense:present,kind:std,mood:indicative,number:sing,person:1],subject:[source:context_retrievable,number:sing,gender:or([masc,fem]),person:1,cat:np,index:i(0,0),constraints_to_be_met:[sem:[hum]],distance:[0],pathlist:[],case:nom,w:0],object:[cat:pred,type:finite,pathlist:[p(2,3),p(3,4),p(4,5),p(5,6),p(6,7),p(7,8),p(8,9),p(9,10),p(10,11),p(11,12),p(12,13),p(13,14),p(14,15),p(15,16)],distance:[2],gap:[],class:m,number:_98582,person:_98594,gender:_98606,case:_98618,mood:subjunctive,tense:present,w:22.96,subordinator:quin,argbound:yes,c_str:[quin,[illocutionary_force:statement,vg:[selected_reading:v_v,polarity:pos,cat:vg,pathlist:[p(15,16)],hp:[p(15,16)],gender:_98822,w:0,pos:v,class:tr_cod,type:finite,lex:praebere,voice:act,txt:praebeas,tense:present,kind:std,mood:subjunctive,number:sing,person:2],subject:[number:sing,gender:or([masc,fem]),pathlist:[p(3,4),p(4,5),p(5,6),p(6,7),p(7,8),p(8,9)],hp:[p(3,4)],index:i(p(3,4)),distance:[0],cat:np,class:pc2np,sem:[hum],person:2,type:core,lex:pp2sg,lextype:full,case:nom,w:8,type_pp:pprcentered,c_str:[head:[pathlist:[p(3,4)],hp:[p(3,4)],index:i(p(3,4)),distance:[0],cat:np,sem:[hum],class:proper,lex:pp2sg,number:sing,person:2,gender:or([masc,fem]),type:core,case:nom,w:1,c_str:pp2sg],participle_clause:[pathlist:[p(4,5),p(5,6),p(6,7),p(7,8),p(8,9)],hp:[p(8,9)],distance:[1],cat:ppclause,w:6,type:pprcentered,number:sing,gender:fem,lex:obtempero_obey,case:nom,c_str:[present_participle,obtempero_obey,[i_object:[pathlist:[p(4,5),p(5,6),p(6,7),p(7,8)],hp:[p(5,6)],index:i([p(5,6),p(7,8)]),distance:[1],sem:[abstract],class:common,lex:praeceptum,lextype:full,type:core,number:pl,person:3,gender:neuter,case:dat,w:3,coord:yes,c_str:[np,[head:[pathlist:[p(5,6)],hp:[p(5,6)],index:i(p(5,6)),distance:[0],cat:np,sem:[abstract],class:common,lextype:full,origin:noun,number:pl,person:3,gender:neuter,type:core,lex:praeceptum,txt:praeceptis,case:dat,w:1,c_str:praeceptis],coord:et,head:[pathlist:[p(7,8)],hp:[p(7,8)],index:i(p(7,8)),distance:[0],cat:np,sem:[abstract,hum],class:common,lextype:full,origin:noun,number:pl,person:3,gender:neuter,type:core,lex:consilium,txt:consiliis,case:dat,w:1,c_str:consiliis]],adjp:[cat:adjp,pathlist:[p(4,5)],distance:[0],hp:[p(4,5)],case:dat,number:pl,gender:neuter,lex:meus,type:poss,w:1,c_str:meus]]]]]]]],object:[pathlist:[p(10,11)],hp:[p(10,11)],index:i(p(10,11)),distance:[0],cat:np,sem:[hum],class:proper,lex:pp2sg,number:sing,person:2,gender:or([masc,fem]),type:core,case:acc,w:1,c_str:pp2sg],object_cplt:[pathlist:[p(9,10),p(11,12),p(12,13),p(13,14),p(14,15)],hp:[p(11,12)],index:i([p(11,12),p(14,15)]),distance:[2],sem:[hum],class:common,lex:ciuis,lextype:full,type:core,number:sing,person:3,gender:masc,case:acc,w:4,coord:yes,c_str:[head:[pathlist:[p(9,10),p(11,12)],hp:[p(11,12)],index:i(p(11,12)),distance:[1],cat:np,class:common,sem:[hum],number:sing,person:3,gender:masc,type:core,lex:ciuis,lextype:full,case:acc,w:2,c_str:[head:[pathlist:[p(11,12)],pos:noun,txt:ciuem,lex:ciuis,case:acc,gender:masc,class:common,ab:no,number:sing,sem:[hum]],adjp:[cat:adjp,pathlist:[p(9,10)],distance:[0],hp:[p(9,10)],case:acc,number:sing,gender:masc,lex:praestans,type:std,w:1,c_str:praestans]]],coord:et,head:[pathlist:[p(13,14),p(14,15)],hp:[p(14,15)],index:i(p(14,15)),distance:[0],cat:np,class:common,sem:[hum],number:sing,person:3,gender:masc,type:core,lex:consul,lextype:full,case:acc,w:2,c_str:[head:[pathlist:[p(14,15)],pos:noun,txt:consulem,lex:consul,case:acc,gender:masc,class:common,ab:no,number:sing,sem:[hum]],adjp:[cat:adjp,pathlist:[p(13,14)],distance:[0],hp:[p(13,14)],case:acc,number:sing,gender:masc,lex:singularis,type:std,w:1,c_str:singularis]]]]]]]]]</text:p>
      <text:p text:style-name="Preformatted_20_Text"/>
      <text:p text:style-name="Preformatted_20_Text"><text:s text:c="4"/>illocutionary_force:statement</text:p>
      <text:p text:style-name="Preformatted_20_Text"><text:s text:c="4"/>vg</text:p>
      <text:p text:style-name="Preformatted_20_Text"><text:s text:c="8"/>selected_reading:dubito_doubt</text:p>
      <text:p text:style-name="Preformatted_20_Text"><text:s text:c="8"/>polarity:neg</text:p>
      <text:p text:style-name="Preformatted_20_Text"><text:s text:c="8"/>* non * * dubito * </text:p>
      <text:p text:style-name="Preformatted_20_Text"><text:s text:c="8"/>cat:vg</text:p>
      <text:p text:style-name="Preformatted_20_Text"><text:s text:c="8"/>pos:v</text:p>
      <text:p text:style-name="Preformatted_20_Text"><text:s text:c="8"/>lex:dubit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oft-page-break/><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quin * * tu * * meis * * praeceptis * * et * * consiliis * * obtemperans * * praestantissimum * * te * * ciuem * * et * * singularem * * consulem * * praebeas * </text:p>
      <text:p text:style-name="Preformatted_20_Text"><text:s text:c="8"/>mood:subjunctive</text:p>
      <text:p text:style-name="Preformatted_20_Text"><text:s text:c="8"/>tense:present</text:p>
      <text:p text:style-name="Preformatted_20_Text"><text:s text:c="8"/>subordinator</text:p>
      <text:p text:style-name="Preformatted_20_Text"><text:s text:c="8"/>quin</text:p>
      <text:p text:style-name="Preformatted_20_Text"><text:s text:c="8"/>c_str</text:p>
      <text:p text:style-name="Preformatted_20_Text"><text:s text:c="12"/>quin</text:p>
      <text:p text:style-name="Preformatted_20_Text"><text:s text:c="16"/>illocutionary_force:statement</text:p>
      <text:p text:style-name="Preformatted_20_Text"><text:s text:c="16"/>vg</text:p>
      <text:p text:style-name="Preformatted_20_Text"><text:s text:c="20"/>selected_reading:v_v</text:p>
      <text:p text:style-name="Preformatted_20_Text"><text:s text:c="20"/>polarity:pos</text:p>
      <text:p text:style-name="Preformatted_20_Text"><text:s text:c="20"/>cat:vg</text:p>
      <text:p text:style-name="Preformatted_20_Text"><text:s text:c="20"/>* praebeas * </text:p>
      <text:p text:style-name="Preformatted_20_Text"><text:s text:c="20"/>pos:v</text:p>
      <text:p text:style-name="Preformatted_20_Text"><text:s text:c="20"/>lex:praebere</text:p>
      <text:p text:style-name="Preformatted_20_Text"><text:s text:c="20"/>voice:act</text:p>
      <text:p text:style-name="Preformatted_20_Text"><text:s text:c="20"/>tense:present</text:p>
      <text:p text:style-name="Preformatted_20_Text"><text:s text:c="20"/>mood:subjunctive</text:p>
      <text:p text:style-name="Preformatted_20_Text"><text:s text:c="20"/>number:sing</text:p>
      <text:p text:style-name="Preformatted_20_Text"><text:s text:c="20"/>person:2</text:p>
      <text:p text:style-name="Preformatted_20_Text"><text:s text:c="16"/>subject</text:p>
      <text:p text:style-name="Preformatted_20_Text"><text:s text:c="20"/>number:sing</text:p>
      <text:p text:style-name="Preformatted_20_Text"><text:s text:c="20"/>gender:or([masc,fem])</text:p>
      <text:p text:style-name="Preformatted_20_Text"><text:s text:c="20"/>* tu * * meis * * praeceptis * * et * * consiliis * * obtemperans * </text:p>
      <text:p text:style-name="Preformatted_20_Text"><text:s text:c="20"/>index:i(p(3,4))</text:p>
      <text:p text:style-name="Preformatted_20_Text"><text:s text:c="20"/>cat:np</text:p>
      <text:p text:style-name="Preformatted_20_Text"><text:s text:c="20"/>sem:[hum]</text:p>
      <text:p text:style-name="Preformatted_20_Text"><text:s text:c="20"/>person:2</text:p>
      <text:p text:style-name="Preformatted_20_Text"><text:s text:c="20"/>lex:pp2sg</text:p>
      <text:p text:style-name="Preformatted_20_Text"><text:s text:c="20"/>case:nom</text:p>
      <text:p text:style-name="Preformatted_20_Text"><text:s text:c="20"/>c_str</text:p>
      <text:p text:style-name="Preformatted_20_Text"><text:s text:c="24"/>head</text:p>
      <text:p text:style-name="Preformatted_20_Text"><text:s text:c="28"/>* tu * </text:p>
      <text:p text:style-name="Preformatted_20_Text"><text:s text:c="28"/>index:i(p(3,4))</text:p>
      <text:p text:style-name="Preformatted_20_Text"><text:s text:c="28"/>cat:np</text:p>
      <text:p text:style-name="Preformatted_20_Text"><text:s text:c="28"/>sem:[hum]</text:p>
      <text:p text:style-name="Preformatted_20_Text"><text:s text:c="28"/>lex:pp2sg</text:p>
      <text:p text:style-name="Preformatted_20_Text"><text:s text:c="28"/>number:sing</text:p>
      <text:p text:style-name="Preformatted_20_Text"><text:s text:c="28"/>person:2</text:p>
      <text:p text:style-name="Preformatted_20_Text"><text:s text:c="28"/>gender:or([masc,fem])</text:p>
      <text:p text:style-name="Preformatted_20_Text"><text:s text:c="28"/>case:nom</text:p>
      <text:p text:style-name="Preformatted_20_Text"><text:s text:c="28"/>c_str</text:p>
      <text:p text:style-name="Preformatted_20_Text"><text:s text:c="28"/>pp2sg</text:p>
      <text:p text:style-name="Preformatted_20_Text"><text:s text:c="24"/>participle_clause</text:p>
      <text:p text:style-name="Preformatted_20_Text"><text:s text:c="28"/>* meis * * praeceptis * * et * * consiliis * * obtemperans * </text:p>
      <text:p text:style-name="Preformatted_20_Text"><text:s text:c="28"/>cat:ppclause</text:p>
      <text:p text:style-name="Preformatted_20_Text"><text:s text:c="28"/>number:sing</text:p>
      <text:p text:style-name="Preformatted_20_Text"><text:s text:c="28"/>gender:fem</text:p>
      <text:p text:style-name="Preformatted_20_Text"><text:s text:c="28"/>lex:obtempero_obey</text:p>
      <text:p text:style-name="Preformatted_20_Text"><text:s text:c="28"/>case:nom</text:p>
      <text:p text:style-name="Preformatted_20_Text"><text:s text:c="28"/>c_str</text:p>
      <text:p text:style-name="Preformatted_20_Text"><text:soft-page-break/><text:s text:c="32"/>present_participle</text:p>
      <text:p text:style-name="Preformatted_20_Text"><text:s text:c="32"/>obtempero_obey</text:p>
      <text:p text:style-name="Preformatted_20_Text"><text:s text:c="36"/>i_object</text:p>
      <text:p text:style-name="Preformatted_20_Text"><text:s text:c="40"/>* meis * * praeceptis * * et * * consiliis * </text:p>
      <text:p text:style-name="Preformatted_20_Text"><text:s text:c="40"/>index:i([p(5,6),p(7,8)])</text:p>
      <text:p text:style-name="Preformatted_20_Text"><text:s text:c="40"/>sem:[abstract]</text:p>
      <text:p text:style-name="Preformatted_20_Text"><text:s text:c="40"/>lex:praeceptum</text:p>
      <text:p text:style-name="Preformatted_20_Text"><text:s text:c="40"/>number:pl</text:p>
      <text:p text:style-name="Preformatted_20_Text"><text:s text:c="40"/>person:3</text:p>
      <text:p text:style-name="Preformatted_20_Text"><text:s text:c="40"/>gender:neuter</text:p>
      <text:p text:style-name="Preformatted_20_Text"><text:s text:c="40"/>case:dat</text:p>
      <text:p text:style-name="Preformatted_20_Text"><text:s text:c="40"/>coord:yes</text:p>
      <text:p text:style-name="Preformatted_20_Text"><text:s text:c="40"/>c_str</text:p>
      <text:p text:style-name="Preformatted_20_Text"><text:s text:c="44"/>np</text:p>
      <text:p text:style-name="Preformatted_20_Text"><text:s text:c="48"/>head</text:p>
      <text:p text:style-name="Preformatted_20_Text"><text:s text:c="52"/>* praeceptis * </text:p>
      <text:p text:style-name="Preformatted_20_Text"><text:s text:c="52"/>index:i(p(5,6))</text:p>
      <text:p text:style-name="Preformatted_20_Text"><text:s text:c="52"/>cat:np</text:p>
      <text:p text:style-name="Preformatted_20_Text"><text:s text:c="52"/>sem:[abstract]</text:p>
      <text:p text:style-name="Preformatted_20_Text"><text:s text:c="52"/>number:pl</text:p>
      <text:p text:style-name="Preformatted_20_Text"><text:s text:c="52"/>person:3</text:p>
      <text:p text:style-name="Preformatted_20_Text"><text:s text:c="52"/>gender:neuter</text:p>
      <text:p text:style-name="Preformatted_20_Text"><text:s text:c="52"/>lex:praeceptum</text:p>
      <text:p text:style-name="Preformatted_20_Text"><text:s text:c="52"/>case:dat</text:p>
      <text:p text:style-name="Preformatted_20_Text"><text:s text:c="52"/>c_str</text:p>
      <text:p text:style-name="Preformatted_20_Text"><text:s text:c="52"/>praeceptis</text:p>
      <text:p text:style-name="Preformatted_20_Text"><text:s text:c="48"/>coord:et</text:p>
      <text:p text:style-name="Preformatted_20_Text"><text:s text:c="48"/>head</text:p>
      <text:p text:style-name="Preformatted_20_Text"><text:s text:c="52"/>* consiliis * </text:p>
      <text:p text:style-name="Preformatted_20_Text"><text:s text:c="52"/>index:i(p(7,8))</text:p>
      <text:p text:style-name="Preformatted_20_Text"><text:s text:c="52"/>cat:np</text:p>
      <text:p text:style-name="Preformatted_20_Text"><text:s text:c="52"/>sem:[abstract,hum]</text:p>
      <text:p text:style-name="Preformatted_20_Text"><text:s text:c="52"/>number:pl</text:p>
      <text:p text:style-name="Preformatted_20_Text"><text:s text:c="52"/>person:3</text:p>
      <text:p text:style-name="Preformatted_20_Text"><text:s text:c="52"/>gender:neuter</text:p>
      <text:p text:style-name="Preformatted_20_Text"><text:s text:c="52"/>lex:consilium</text:p>
      <text:p text:style-name="Preformatted_20_Text"><text:s text:c="52"/>case:dat</text:p>
      <text:p text:style-name="Preformatted_20_Text"><text:s text:c="52"/>c_str</text:p>
      <text:p text:style-name="Preformatted_20_Text"><text:s text:c="52"/>consiliis</text:p>
      <text:p text:style-name="Preformatted_20_Text"><text:s text:c="44"/>adjp</text:p>
      <text:p text:style-name="Preformatted_20_Text"><text:s text:c="48"/>cat:adjp</text:p>
      <text:p text:style-name="Preformatted_20_Text"><text:s text:c="48"/>* meis * </text:p>
      <text:p text:style-name="Preformatted_20_Text"><text:s text:c="48"/>case:dat</text:p>
      <text:p text:style-name="Preformatted_20_Text"><text:s text:c="48"/>number:pl</text:p>
      <text:p text:style-name="Preformatted_20_Text"><text:s text:c="48"/>gender:neuter</text:p>
      <text:p text:style-name="Preformatted_20_Text"><text:s text:c="48"/>lex:meus</text:p>
      <text:p text:style-name="Preformatted_20_Text"><text:s text:c="48"/>c_str</text:p>
      <text:p text:style-name="Preformatted_20_Text"><text:s text:c="48"/>meus</text:p>
      <text:p text:style-name="Preformatted_20_Text"><text:s text:c="16"/>object</text:p>
      <text:p text:style-name="Preformatted_20_Text"><text:s text:c="20"/>* te * </text:p>
      <text:p text:style-name="Preformatted_20_Text"><text:s text:c="20"/>index:i(p(10,11))</text:p>
      <text:p text:style-name="Preformatted_20_Text"><text:s text:c="20"/>cat:np</text:p>
      <text:p text:style-name="Preformatted_20_Text"><text:s text:c="20"/>sem:[hum]</text:p>
      <text:p text:style-name="Preformatted_20_Text"><text:s text:c="20"/>lex:pp2sg</text:p>
      <text:p text:style-name="Preformatted_20_Text"><text:s text:c="20"/>number:sing</text:p>
      <text:p text:style-name="Preformatted_20_Text"><text:s text:c="20"/>person:2</text:p>
      <text:p text:style-name="Preformatted_20_Text"><text:s text:c="20"/>gender:or([masc,fem])</text:p>
      <text:p text:style-name="Preformatted_20_Text"><text:s text:c="20"/>case:acc</text:p>
      <text:p text:style-name="Preformatted_20_Text"><text:s text:c="20"/>c_str</text:p>
      <text:p text:style-name="Preformatted_20_Text"><text:s text:c="20"/>pp2sg</text:p>
      <text:p text:style-name="Preformatted_20_Text"><text:s text:c="16"/>object_cplt</text:p>
      <text:p text:style-name="Preformatted_20_Text"><text:s text:c="20"/>* praestantissimum * * ciuem * * et * * singularem * * consulem * </text:p>
      <text:p text:style-name="Preformatted_20_Text"><text:s text:c="20"/>index:i([p(11,12),p(14,15)])</text:p>
      <text:p text:style-name="Preformatted_20_Text"><text:s text:c="20"/>sem:[hum]</text:p>
      <text:p text:style-name="Preformatted_20_Text"><text:soft-page-break/><text:s text:c="20"/>lex:ciuis</text:p>
      <text:p text:style-name="Preformatted_20_Text"><text:s text:c="20"/>number:sing</text:p>
      <text:p text:style-name="Preformatted_20_Text"><text:s text:c="20"/>person:3</text:p>
      <text:p text:style-name="Preformatted_20_Text"><text:s text:c="20"/>gender:masc</text:p>
      <text:p text:style-name="Preformatted_20_Text"><text:s text:c="20"/>case:acc</text:p>
      <text:p text:style-name="Preformatted_20_Text"><text:s text:c="20"/>coord:yes</text:p>
      <text:p text:style-name="Preformatted_20_Text"><text:s text:c="20"/>c_str</text:p>
      <text:p text:style-name="Preformatted_20_Text"><text:s text:c="24"/>head</text:p>
      <text:p text:style-name="Preformatted_20_Text"><text:s text:c="28"/>* praestantissimum * * ciuem * </text:p>
      <text:p text:style-name="Preformatted_20_Text"><text:s text:c="28"/>index:i(p(11,12))</text:p>
      <text:p text:style-name="Preformatted_20_Text"><text:s text:c="28"/>cat:np</text:p>
      <text:p text:style-name="Preformatted_20_Text"><text:s text:c="28"/>sem:[hum]</text:p>
      <text:p text:style-name="Preformatted_20_Text"><text:s text:c="28"/>number:sing</text:p>
      <text:p text:style-name="Preformatted_20_Text"><text:s text:c="28"/>person:3</text:p>
      <text:p text:style-name="Preformatted_20_Text"><text:s text:c="28"/>gender:masc</text:p>
      <text:p text:style-name="Preformatted_20_Text"><text:s text:c="28"/>lex:ciuis</text:p>
      <text:p text:style-name="Preformatted_20_Text"><text:s text:c="28"/>case:acc</text:p>
      <text:p text:style-name="Preformatted_20_Text"><text:s text:c="28"/>c_str</text:p>
      <text:p text:style-name="Preformatted_20_Text"><text:s text:c="32"/>head</text:p>
      <text:p text:style-name="Preformatted_20_Text"><text:s text:c="36"/>* ciuem * </text:p>
      <text:p text:style-name="Preformatted_20_Text"><text:s text:c="36"/>pos:noun</text:p>
      <text:p text:style-name="Preformatted_20_Text"><text:s text:c="36"/>lex:ciuis</text:p>
      <text:p text:style-name="Preformatted_20_Text"><text:s text:c="36"/>case:acc</text:p>
      <text:p text:style-name="Preformatted_20_Text"><text:s text:c="36"/>gender:masc</text:p>
      <text:p text:style-name="Preformatted_20_Text"><text:s text:c="36"/>number:sing</text:p>
      <text:p text:style-name="Preformatted_20_Text"><text:s text:c="36"/>sem:[hum]</text:p>
      <text:p text:style-name="Preformatted_20_Text"><text:s text:c="32"/>adjp</text:p>
      <text:p text:style-name="Preformatted_20_Text"><text:s text:c="36"/>cat:adjp</text:p>
      <text:p text:style-name="Preformatted_20_Text"><text:s text:c="36"/>* praestantissimum * </text:p>
      <text:p text:style-name="Preformatted_20_Text"><text:s text:c="36"/>case:acc</text:p>
      <text:p text:style-name="Preformatted_20_Text"><text:s text:c="36"/>number:sing</text:p>
      <text:p text:style-name="Preformatted_20_Text"><text:s text:c="36"/>gender:masc</text:p>
      <text:p text:style-name="Preformatted_20_Text"><text:s text:c="36"/>lex:praestans</text:p>
      <text:p text:style-name="Preformatted_20_Text"><text:s text:c="36"/>c_str</text:p>
      <text:p text:style-name="Preformatted_20_Text"><text:s text:c="36"/>praestans</text:p>
      <text:p text:style-name="Preformatted_20_Text"><text:s text:c="24"/>coord:et</text:p>
      <text:p text:style-name="Preformatted_20_Text"><text:s text:c="24"/>head</text:p>
      <text:p text:style-name="Preformatted_20_Text"><text:s text:c="28"/>* singularem * * consulem * </text:p>
      <text:p text:style-name="Preformatted_20_Text"><text:s text:c="28"/>index:i(p(14,15))</text:p>
      <text:p text:style-name="Preformatted_20_Text"><text:s text:c="28"/>cat:np</text:p>
      <text:p text:style-name="Preformatted_20_Text"><text:s text:c="28"/>sem:[hum]</text:p>
      <text:p text:style-name="Preformatted_20_Text"><text:s text:c="28"/>number:sing</text:p>
      <text:p text:style-name="Preformatted_20_Text"><text:s text:c="28"/>person:3</text:p>
      <text:p text:style-name="Preformatted_20_Text"><text:s text:c="28"/>gender:masc</text:p>
      <text:p text:style-name="Preformatted_20_Text"><text:s text:c="28"/>lex:consul</text:p>
      <text:p text:style-name="Preformatted_20_Text"><text:s text:c="28"/>case:acc</text:p>
      <text:p text:style-name="Preformatted_20_Text"><text:s text:c="28"/>c_str</text:p>
      <text:p text:style-name="Preformatted_20_Text"><text:s text:c="32"/>head</text:p>
      <text:p text:style-name="Preformatted_20_Text"><text:s text:c="36"/>* consulem * </text:p>
      <text:p text:style-name="Preformatted_20_Text"><text:s text:c="36"/>pos:noun</text:p>
      <text:p text:style-name="Preformatted_20_Text"><text:s text:c="36"/>lex:consul</text:p>
      <text:p text:style-name="Preformatted_20_Text"><text:s text:c="36"/>case:acc</text:p>
      <text:p text:style-name="Preformatted_20_Text"><text:s text:c="36"/>gender:masc</text:p>
      <text:p text:style-name="Preformatted_20_Text"><text:s text:c="36"/>number:sing</text:p>
      <text:p text:style-name="Preformatted_20_Text"><text:s text:c="36"/>sem:[hum]</text:p>
      <text:p text:style-name="Preformatted_20_Text"><text:s text:c="32"/>adjp</text:p>
      <text:p text:style-name="Preformatted_20_Text"><text:s text:c="36"/>cat:adjp</text:p>
      <text:p text:style-name="Preformatted_20_Text"><text:s text:c="36"/>* singularem * </text:p>
      <text:p text:style-name="Preformatted_20_Text"><text:s text:c="36"/>case:acc</text:p>
      <text:p text:style-name="Preformatted_20_Text"><text:s text:c="36"/>number:sing</text:p>
      <text:p text:style-name="Preformatted_20_Text"><text:s text:c="36"/>gender:masc</text:p>
      <text:p text:style-name="Preformatted_20_Text"><text:s text:c="36"/>lex:singularis</text:p>
      <text:p text:style-name="Preformatted_20_Text"><text:s text:c="36"/>c_str</text:p>
      <text:p text:style-name="Preformatted_20_Text"><text:s text:c="36"/>singularis</text:p>
      <text:p text:style-name="P2"><text:soft-page-break/></text:p>
      <text:h text:style-name="Heading_20_4" text:outline-level="4">Parse B</text:h>
      <text:p text:style-name="Preformatted_20_Text">21.96---&gt;</text:p>
      <text:p text:style-name="Preformatted_20_Text">[illocutionary_force:statement,vg:[selected_reading:dubito_doubt,polarity:neg,w:0,pathlist:[p(0,1),p(1,2)],cat:vg,hp:[p(1,2)],gender:_102462,pos:v,class:intr,type:finite,lex:dubitare,voice:act,txt:dubito,tense:present,kind:std,mood:indicative,number:sing,person:1],subject:[source:context_retrievable,number:sing,gender:or([masc,fem]),person:1,cat:np,index:i(0,0),constraints_to_be_met:[sem:[hum]],distance:[0],pathlist:[],case:nom,w:0],object:[cat:pred,type:finite,pathlist:[p(2,3),p(3,4),p(4,5),p(5,6),p(6,7),p(7,8),p(8,9),p(9,10),p(10,11),p(11,12),p(12,13),p(13,14),p(14,15),p(15,16)],distance:[2],gap:[],class:m,number:_103054,person:_103066,gender:_103078,case:_103090,mood:subjunctive,tense:present,w:22.96,subordinator:quin,argbound:yes,c_str:[quin,[illocutionary_force:statement,vg:[selected_reading:v_v,polarity:pos,cat:vg,pathlist:[p(15,16)],hp:[p(15,16)],gender:_103294,w:0,pos:v,class:tr_cod,type:finite,lex:praebere,voice:act,txt:praebeas,tense:present,kind:std,mood:subjunctive,number:sing,person:2],subject:[number:sing,gender:or([masc,fem]),pathlist:[p(3,4),p(4,5),p(5,6),p(6,7),p(7,8),p(8,9)],hp:[p(3,4)],index:i(p(3,4)),distance:[0],cat:np,class:pc2np,sem:[hum],person:2,type:core,lex:pp2sg,lextype:full,case:nom,w:8,type_pp:pprcentered,c_str:[head:[pathlist:[p(3,4)],hp:[p(3,4)],index:i(p(3,4)),distance:[0],cat:np,sem:[hum],class:proper,lex:pp2sg,number:sing,person:2,gender:or([masc,fem]),type:core,case:nom,w:1,c_str:pp2sg],participle_clause:[pathlist:[p(4,5),p(5,6),p(6,7),p(7,8),p(8,9)],hp:[p(8,9)],distance:[1],cat:ppclause,w:6,type:pprcentered,number:sing,gender:masc,lex:obtempero_obey,case:nom,c_str:[present_participle,obtempero_obey,[i_object:[pathlist:[p(4,5),p(5,6),p(6,7),p(7,8)],hp:[p(5,6)],index:i([p(5,6),p(7,8)]),distance:[1],sem:[abstract],class:common,lex:praeceptum,lextype:full,type:core,number:pl,person:3,gender:neuter,case:dat,w:3,coord:yes,c_str:[np,[head:[pathlist:[p(5,6)],hp:[p(5,6)],index:i(p(5,6)),distance:[0],cat:np,sem:[abstract],class:common,lextype:full,origin:noun,number:pl,person:3,gender:neuter,type:core,lex:praeceptum,txt:praeceptis,case:dat,w:1,c_str:praeceptis],coord:et,head:[pathlist:[p(7,8)],hp:[p(7,8)],index:i(p(7,8)),distance:[0],cat:np,sem:[abstract,hum],class:common,lextype:full,origin:noun,number:pl,person:3,gender:neuter,type:core,lex:consilium,txt:consiliis,case:dat,w:1,c_str:consiliis]],adjp:[cat:adjp,pathlist:[p(4,5)],distance:[0],hp:[p(4,5)],case:dat,number:pl,gender:neuter,lex:meus,type:poss,w:1,c_str:meus]]]]]]]],object:[pathlist:[p(10,11)],hp:[p(10,11)],index:i(p(10,11)),distance:[0],cat:np,sem:[hum],class:proper,lex:pp2sg,number:sing,person:2,gender:or([masc,fem]),type:core,case:acc,w:1,c_str:pp2sg],object_cplt:[pathlist:[p(9,10),p(11,12),p(12,13),p(13,14),p(14,15)],hp:[p(11,12)],index:i([p(11,12),p(14,15)]),distance:[2],sem:[hum],class:common,lex:ciuis,lextype:full,type:core,number:sing,person:3,gender:masc,case:acc,w:4,coord:yes,c_str:[head:[pathlist:[p(9,10),p(11,12)],hp:[p(11,12)],index:i(p(11,12)),distance:[1],cat:np,class:common,sem:[hum],number:sing,person:3,gender:masc,type:core,lex:ciuis,lextype:full,case:acc,w:2,c_str:[head:[pathlist:[p(11,12)],pos:noun,txt:ciuem,lex:ciuis,case:acc,gender:masc,class:common,ab:no,number:sing,sem:[hum]],adjp:[cat:adjp,pathlist:[p(9,10)],distance:[0],hp:[p(9,10)],case:acc,number:sing,gender:masc,lex:praestans,type:std,w:1,c_str:praestans]]],coord:et,head:[pathlist:[p(13,14),p(14,15)],hp:[p(14,15)],index:i(p(14,15)),distance:[0],cat:np,class:common,sem:[hum],number:sing,person:3,gender:masc,type:core,lex:consul,lextype:full,case:acc,w:2,c_str:[head:[pathlist:[p(14,15)],pos:noun,txt:consulem,lex:consul,case:acc,gender:masc,class:common,ab:no,number:sing,sem:[hum]],adjp:[cat:adjp,pathlist:[p(13,14)],distance:[0],hp:[p(13,14)],case:acc,number:sing,gender:masc,lex:singularis,type:std,w:1,c_str:singularis]]]]]]]]]</text:p>
      <text:p text:style-name="Preformatted_20_Text"/>
      <text:p text:style-name="Preformatted_20_Text"><text:s text:c="4"/>illocutionary_force:statement</text:p>
      <text:p text:style-name="Preformatted_20_Text"><text:s text:c="4"/>vg</text:p>
      <text:p text:style-name="Preformatted_20_Text"><text:s text:c="8"/>selected_reading:dubito_doubt</text:p>
      <text:p text:style-name="Preformatted_20_Text"><text:s text:c="8"/>polarity:neg</text:p>
      <text:p text:style-name="Preformatted_20_Text"><text:s text:c="8"/>* non * * dubito * </text:p>
      <text:p text:style-name="Preformatted_20_Text"><text:s text:c="8"/>cat:vg</text:p>
      <text:p text:style-name="Preformatted_20_Text"><text:s text:c="8"/>pos:v</text:p>
      <text:p text:style-name="Preformatted_20_Text"><text:s text:c="8"/>lex:dubit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oft-page-break/><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quin * * tu * * meis * * praeceptis * * et * * consiliis * * obtemperans * * praestantissimum * * te * * ciuem * * et * * singularem * * consulem * * praebeas * </text:p>
      <text:p text:style-name="Preformatted_20_Text"><text:s text:c="8"/>mood:subjunctive</text:p>
      <text:p text:style-name="Preformatted_20_Text"><text:s text:c="8"/>tense:present</text:p>
      <text:p text:style-name="Preformatted_20_Text"><text:s text:c="8"/>subordinator</text:p>
      <text:p text:style-name="Preformatted_20_Text"><text:s text:c="8"/>quin</text:p>
      <text:p text:style-name="Preformatted_20_Text"><text:s text:c="8"/>c_str</text:p>
      <text:p text:style-name="Preformatted_20_Text"><text:s text:c="12"/>quin</text:p>
      <text:p text:style-name="Preformatted_20_Text"><text:s text:c="16"/>illocutionary_force:statement</text:p>
      <text:p text:style-name="Preformatted_20_Text"><text:s text:c="16"/>vg</text:p>
      <text:p text:style-name="Preformatted_20_Text"><text:s text:c="20"/>selected_reading:v_v</text:p>
      <text:p text:style-name="Preformatted_20_Text"><text:s text:c="20"/>polarity:pos</text:p>
      <text:p text:style-name="Preformatted_20_Text"><text:s text:c="20"/>cat:vg</text:p>
      <text:p text:style-name="Preformatted_20_Text"><text:s text:c="20"/>* praebeas * </text:p>
      <text:p text:style-name="Preformatted_20_Text"><text:s text:c="20"/>pos:v</text:p>
      <text:p text:style-name="Preformatted_20_Text"><text:s text:c="20"/>lex:praebere</text:p>
      <text:p text:style-name="Preformatted_20_Text"><text:s text:c="20"/>voice:act</text:p>
      <text:p text:style-name="Preformatted_20_Text"><text:s text:c="20"/>tense:present</text:p>
      <text:p text:style-name="Preformatted_20_Text"><text:s text:c="20"/>mood:subjunctive</text:p>
      <text:p text:style-name="Preformatted_20_Text"><text:s text:c="20"/>number:sing</text:p>
      <text:p text:style-name="Preformatted_20_Text"><text:s text:c="20"/>person:2</text:p>
      <text:p text:style-name="Preformatted_20_Text"><text:s text:c="16"/>subject</text:p>
      <text:p text:style-name="Preformatted_20_Text"><text:s text:c="20"/>number:sing</text:p>
      <text:p text:style-name="Preformatted_20_Text"><text:s text:c="20"/>gender:or([masc,fem])</text:p>
      <text:p text:style-name="Preformatted_20_Text"><text:s text:c="20"/>* tu * * meis * * praeceptis * * et * * consiliis * * obtemperans * </text:p>
      <text:p text:style-name="Preformatted_20_Text"><text:s text:c="20"/>index:i(p(3,4))</text:p>
      <text:p text:style-name="Preformatted_20_Text"><text:s text:c="20"/>cat:np</text:p>
      <text:p text:style-name="Preformatted_20_Text"><text:s text:c="20"/>sem:[hum]</text:p>
      <text:p text:style-name="Preformatted_20_Text"><text:s text:c="20"/>person:2</text:p>
      <text:p text:style-name="Preformatted_20_Text"><text:s text:c="20"/>lex:pp2sg</text:p>
      <text:p text:style-name="Preformatted_20_Text"><text:s text:c="20"/>case:nom</text:p>
      <text:p text:style-name="Preformatted_20_Text"><text:s text:c="20"/>c_str</text:p>
      <text:p text:style-name="Preformatted_20_Text"><text:s text:c="24"/>head</text:p>
      <text:p text:style-name="Preformatted_20_Text"><text:s text:c="28"/>* tu * </text:p>
      <text:p text:style-name="Preformatted_20_Text"><text:s text:c="28"/>index:i(p(3,4))</text:p>
      <text:p text:style-name="Preformatted_20_Text"><text:s text:c="28"/>cat:np</text:p>
      <text:p text:style-name="Preformatted_20_Text"><text:s text:c="28"/>sem:[hum]</text:p>
      <text:p text:style-name="Preformatted_20_Text"><text:s text:c="28"/>lex:pp2sg</text:p>
      <text:p text:style-name="Preformatted_20_Text"><text:s text:c="28"/>number:sing</text:p>
      <text:p text:style-name="Preformatted_20_Text"><text:s text:c="28"/>person:2</text:p>
      <text:p text:style-name="Preformatted_20_Text"><text:s text:c="28"/>gender:or([masc,fem])</text:p>
      <text:p text:style-name="Preformatted_20_Text"><text:s text:c="28"/>case:nom</text:p>
      <text:p text:style-name="Preformatted_20_Text"><text:s text:c="28"/>c_str</text:p>
      <text:p text:style-name="Preformatted_20_Text"><text:s text:c="28"/>pp2sg</text:p>
      <text:p text:style-name="Preformatted_20_Text"><text:s text:c="24"/>participle_clause</text:p>
      <text:p text:style-name="Preformatted_20_Text"><text:s text:c="28"/>* meis * * praeceptis * * et * * consiliis * * obtemperans * </text:p>
      <text:p text:style-name="Preformatted_20_Text"><text:s text:c="28"/>cat:ppclause</text:p>
      <text:p text:style-name="Preformatted_20_Text"><text:s text:c="28"/>number:sing</text:p>
      <text:p text:style-name="Preformatted_20_Text"><text:s text:c="28"/>gender:masc</text:p>
      <text:p text:style-name="Preformatted_20_Text"><text:s text:c="28"/>lex:obtempero_obey</text:p>
      <text:p text:style-name="Preformatted_20_Text"><text:s text:c="28"/>case:nom</text:p>
      <text:p text:style-name="Preformatted_20_Text"><text:s text:c="28"/>c_str</text:p>
      <text:p text:style-name="Preformatted_20_Text"><text:s text:c="32"/>present_participle</text:p>
      <text:p text:style-name="Preformatted_20_Text"><text:s text:c="32"/>obtempero_obey</text:p>
      <text:p text:style-name="Preformatted_20_Text"><text:s text:c="36"/>i_object</text:p>
      <text:p text:style-name="Preformatted_20_Text"><text:s text:c="40"/>* meis * * praeceptis * * et * * consiliis * </text:p>
      <text:p text:style-name="Preformatted_20_Text"><text:s text:c="40"/>index:i([p(5,6),p(7,8)])</text:p>
      <text:p text:style-name="Preformatted_20_Text"><text:s text:c="40"/>sem:[abstract]</text:p>
      <text:p text:style-name="Preformatted_20_Text"><text:soft-page-break/><text:s text:c="40"/>lex:praeceptum</text:p>
      <text:p text:style-name="Preformatted_20_Text"><text:s text:c="40"/>number:pl</text:p>
      <text:p text:style-name="Preformatted_20_Text"><text:s text:c="40"/>person:3</text:p>
      <text:p text:style-name="Preformatted_20_Text"><text:s text:c="40"/>gender:neuter</text:p>
      <text:p text:style-name="Preformatted_20_Text"><text:s text:c="40"/>case:dat</text:p>
      <text:p text:style-name="Preformatted_20_Text"><text:s text:c="40"/>coord:yes</text:p>
      <text:p text:style-name="Preformatted_20_Text"><text:s text:c="40"/>c_str</text:p>
      <text:p text:style-name="Preformatted_20_Text"><text:s text:c="44"/>np</text:p>
      <text:p text:style-name="Preformatted_20_Text"><text:s text:c="48"/>head</text:p>
      <text:p text:style-name="Preformatted_20_Text"><text:s text:c="52"/>* praeceptis * </text:p>
      <text:p text:style-name="Preformatted_20_Text"><text:s text:c="52"/>index:i(p(5,6))</text:p>
      <text:p text:style-name="Preformatted_20_Text"><text:s text:c="52"/>cat:np</text:p>
      <text:p text:style-name="Preformatted_20_Text"><text:s text:c="52"/>sem:[abstract]</text:p>
      <text:p text:style-name="Preformatted_20_Text"><text:s text:c="52"/>number:pl</text:p>
      <text:p text:style-name="Preformatted_20_Text"><text:s text:c="52"/>person:3</text:p>
      <text:p text:style-name="Preformatted_20_Text"><text:s text:c="52"/>gender:neuter</text:p>
      <text:p text:style-name="Preformatted_20_Text"><text:s text:c="52"/>lex:praeceptum</text:p>
      <text:p text:style-name="Preformatted_20_Text"><text:s text:c="52"/>case:dat</text:p>
      <text:p text:style-name="Preformatted_20_Text"><text:s text:c="52"/>c_str</text:p>
      <text:p text:style-name="Preformatted_20_Text"><text:s text:c="52"/>praeceptis</text:p>
      <text:p text:style-name="Preformatted_20_Text"><text:s text:c="48"/>coord:et</text:p>
      <text:p text:style-name="Preformatted_20_Text"><text:s text:c="48"/>head</text:p>
      <text:p text:style-name="Preformatted_20_Text"><text:s text:c="52"/>* consiliis * </text:p>
      <text:p text:style-name="Preformatted_20_Text"><text:s text:c="52"/>index:i(p(7,8))</text:p>
      <text:p text:style-name="Preformatted_20_Text"><text:s text:c="52"/>cat:np</text:p>
      <text:p text:style-name="Preformatted_20_Text"><text:s text:c="52"/>sem:[abstract,hum]</text:p>
      <text:p text:style-name="Preformatted_20_Text"><text:s text:c="52"/>number:pl</text:p>
      <text:p text:style-name="Preformatted_20_Text"><text:s text:c="52"/>person:3</text:p>
      <text:p text:style-name="Preformatted_20_Text"><text:s text:c="52"/>gender:neuter</text:p>
      <text:p text:style-name="Preformatted_20_Text"><text:s text:c="52"/>lex:consilium</text:p>
      <text:p text:style-name="Preformatted_20_Text"><text:s text:c="52"/>case:dat</text:p>
      <text:p text:style-name="Preformatted_20_Text"><text:s text:c="52"/>c_str</text:p>
      <text:p text:style-name="Preformatted_20_Text"><text:s text:c="52"/>consiliis</text:p>
      <text:p text:style-name="Preformatted_20_Text"><text:s text:c="44"/>adjp</text:p>
      <text:p text:style-name="Preformatted_20_Text"><text:s text:c="48"/>cat:adjp</text:p>
      <text:p text:style-name="Preformatted_20_Text"><text:s text:c="48"/>* meis * </text:p>
      <text:p text:style-name="Preformatted_20_Text"><text:s text:c="48"/>case:dat</text:p>
      <text:p text:style-name="Preformatted_20_Text"><text:s text:c="48"/>number:pl</text:p>
      <text:p text:style-name="Preformatted_20_Text"><text:s text:c="48"/>gender:neuter</text:p>
      <text:p text:style-name="Preformatted_20_Text"><text:s text:c="48"/>lex:meus</text:p>
      <text:p text:style-name="Preformatted_20_Text"><text:s text:c="48"/>c_str</text:p>
      <text:p text:style-name="Preformatted_20_Text"><text:s text:c="48"/>meus</text:p>
      <text:p text:style-name="Preformatted_20_Text"><text:s text:c="16"/>object</text:p>
      <text:p text:style-name="Preformatted_20_Text"><text:s text:c="20"/>* te * </text:p>
      <text:p text:style-name="Preformatted_20_Text"><text:s text:c="20"/>index:i(p(10,11))</text:p>
      <text:p text:style-name="Preformatted_20_Text"><text:s text:c="20"/>cat:np</text:p>
      <text:p text:style-name="Preformatted_20_Text"><text:s text:c="20"/>sem:[hum]</text:p>
      <text:p text:style-name="Preformatted_20_Text"><text:s text:c="20"/>lex:pp2sg</text:p>
      <text:p text:style-name="Preformatted_20_Text"><text:s text:c="20"/>number:sing</text:p>
      <text:p text:style-name="Preformatted_20_Text"><text:s text:c="20"/>person:2</text:p>
      <text:p text:style-name="Preformatted_20_Text"><text:s text:c="20"/>gender:or([masc,fem])</text:p>
      <text:p text:style-name="Preformatted_20_Text"><text:s text:c="20"/>case:acc</text:p>
      <text:p text:style-name="Preformatted_20_Text"><text:s text:c="20"/>c_str</text:p>
      <text:p text:style-name="Preformatted_20_Text"><text:s text:c="20"/>pp2sg</text:p>
      <text:p text:style-name="Preformatted_20_Text"><text:s text:c="16"/>object_cplt</text:p>
      <text:p text:style-name="Preformatted_20_Text"><text:s text:c="20"/>* praestantissimum * * ciuem * * et * * singularem * * consulem * </text:p>
      <text:p text:style-name="Preformatted_20_Text"><text:s text:c="20"/>index:i([p(11,12),p(14,15)])</text:p>
      <text:p text:style-name="Preformatted_20_Text"><text:s text:c="20"/>sem:[hum]</text:p>
      <text:p text:style-name="Preformatted_20_Text"><text:s text:c="20"/>lex:ciuis</text:p>
      <text:p text:style-name="Preformatted_20_Text"><text:s text:c="20"/>number:sing</text:p>
      <text:p text:style-name="Preformatted_20_Text"><text:s text:c="20"/>person:3</text:p>
      <text:p text:style-name="Preformatted_20_Text"><text:s text:c="20"/>gender:masc</text:p>
      <text:p text:style-name="Preformatted_20_Text"><text:s text:c="20"/>case:acc</text:p>
      <text:p text:style-name="Preformatted_20_Text"><text:s text:c="20"/>coord:yes</text:p>
      <text:p text:style-name="Preformatted_20_Text"><text:soft-page-break/><text:s text:c="20"/>c_str</text:p>
      <text:p text:style-name="Preformatted_20_Text"><text:s text:c="24"/>head</text:p>
      <text:p text:style-name="Preformatted_20_Text"><text:s text:c="28"/>* praestantissimum * * ciuem * </text:p>
      <text:p text:style-name="Preformatted_20_Text"><text:s text:c="28"/>index:i(p(11,12))</text:p>
      <text:p text:style-name="Preformatted_20_Text"><text:s text:c="28"/>cat:np</text:p>
      <text:p text:style-name="Preformatted_20_Text"><text:s text:c="28"/>sem:[hum]</text:p>
      <text:p text:style-name="Preformatted_20_Text"><text:s text:c="28"/>number:sing</text:p>
      <text:p text:style-name="Preformatted_20_Text"><text:s text:c="28"/>person:3</text:p>
      <text:p text:style-name="Preformatted_20_Text"><text:s text:c="28"/>gender:masc</text:p>
      <text:p text:style-name="Preformatted_20_Text"><text:s text:c="28"/>lex:ciuis</text:p>
      <text:p text:style-name="Preformatted_20_Text"><text:s text:c="28"/>case:acc</text:p>
      <text:p text:style-name="Preformatted_20_Text"><text:s text:c="28"/>c_str</text:p>
      <text:p text:style-name="Preformatted_20_Text"><text:s text:c="32"/>head</text:p>
      <text:p text:style-name="Preformatted_20_Text"><text:s text:c="36"/>* ciuem * </text:p>
      <text:p text:style-name="Preformatted_20_Text"><text:s text:c="36"/>pos:noun</text:p>
      <text:p text:style-name="Preformatted_20_Text"><text:s text:c="36"/>lex:ciuis</text:p>
      <text:p text:style-name="Preformatted_20_Text"><text:s text:c="36"/>case:acc</text:p>
      <text:p text:style-name="Preformatted_20_Text"><text:s text:c="36"/>gender:masc</text:p>
      <text:p text:style-name="Preformatted_20_Text"><text:s text:c="36"/>number:sing</text:p>
      <text:p text:style-name="Preformatted_20_Text"><text:s text:c="36"/>sem:[hum]</text:p>
      <text:p text:style-name="Preformatted_20_Text"><text:s text:c="32"/>adjp</text:p>
      <text:p text:style-name="Preformatted_20_Text"><text:s text:c="36"/>cat:adjp</text:p>
      <text:p text:style-name="Preformatted_20_Text"><text:s text:c="36"/>* praestantissimum * </text:p>
      <text:p text:style-name="Preformatted_20_Text"><text:s text:c="36"/>case:acc</text:p>
      <text:p text:style-name="Preformatted_20_Text"><text:s text:c="36"/>number:sing</text:p>
      <text:p text:style-name="Preformatted_20_Text"><text:s text:c="36"/>gender:masc</text:p>
      <text:p text:style-name="Preformatted_20_Text"><text:s text:c="36"/>lex:praestans</text:p>
      <text:p text:style-name="Preformatted_20_Text"><text:s text:c="36"/>c_str</text:p>
      <text:p text:style-name="Preformatted_20_Text"><text:s text:c="36"/>praestans</text:p>
      <text:p text:style-name="Preformatted_20_Text"><text:s text:c="24"/>coord:et</text:p>
      <text:p text:style-name="Preformatted_20_Text"><text:s text:c="24"/>head</text:p>
      <text:p text:style-name="Preformatted_20_Text"><text:s text:c="28"/>* singularem * * consulem * </text:p>
      <text:p text:style-name="Preformatted_20_Text"><text:s text:c="28"/>index:i(p(14,15))</text:p>
      <text:p text:style-name="Preformatted_20_Text"><text:s text:c="28"/>cat:np</text:p>
      <text:p text:style-name="Preformatted_20_Text"><text:s text:c="28"/>sem:[hum]</text:p>
      <text:p text:style-name="Preformatted_20_Text"><text:s text:c="28"/>number:sing</text:p>
      <text:p text:style-name="Preformatted_20_Text"><text:s text:c="28"/>person:3</text:p>
      <text:p text:style-name="Preformatted_20_Text"><text:s text:c="28"/>gender:masc</text:p>
      <text:p text:style-name="Preformatted_20_Text"><text:s text:c="28"/>lex:consul</text:p>
      <text:p text:style-name="Preformatted_20_Text"><text:s text:c="28"/>case:acc</text:p>
      <text:p text:style-name="Preformatted_20_Text"><text:s text:c="28"/>c_str</text:p>
      <text:p text:style-name="Preformatted_20_Text"><text:s text:c="32"/>head</text:p>
      <text:p text:style-name="Preformatted_20_Text"><text:s text:c="36"/>* consulem * </text:p>
      <text:p text:style-name="Preformatted_20_Text"><text:s text:c="36"/>pos:noun</text:p>
      <text:p text:style-name="Preformatted_20_Text"><text:s text:c="36"/>lex:consul</text:p>
      <text:p text:style-name="Preformatted_20_Text"><text:s text:c="36"/>case:acc</text:p>
      <text:p text:style-name="Preformatted_20_Text"><text:s text:c="36"/>gender:masc</text:p>
      <text:p text:style-name="Preformatted_20_Text"><text:s text:c="36"/>number:sing</text:p>
      <text:p text:style-name="Preformatted_20_Text"><text:s text:c="36"/>sem:[hum]</text:p>
      <text:p text:style-name="Preformatted_20_Text"><text:s text:c="32"/>adjp</text:p>
      <text:p text:style-name="Preformatted_20_Text"><text:s text:c="36"/>cat:adjp</text:p>
      <text:p text:style-name="Preformatted_20_Text"><text:s text:c="36"/>* singularem * </text:p>
      <text:p text:style-name="Preformatted_20_Text"><text:s text:c="36"/>case:acc</text:p>
      <text:p text:style-name="Preformatted_20_Text"><text:s text:c="36"/>number:sing</text:p>
      <text:p text:style-name="Preformatted_20_Text"><text:s text:c="36"/>gender:masc</text:p>
      <text:p text:style-name="Preformatted_20_Text"><text:s text:c="36"/>lex:singularis</text:p>
      <text:p text:style-name="Preformatted_20_Text"><text:s text:c="36"/>c_str</text:p>
      <text:p text:style-name="Preformatted_20_Text"><text:s text:c="36"/>singularis</text:p>
      <text:p text:style-name="Preformatted_20_Text"/>
      <text:p text:style-name="Preformatted_20_Text"/>
      <text:p text:style-name="Preformatted_20_Text">Comment : both parses OK, where is the diff? (must be somewhere, eh?)</text:p>
      <text:p text:style-name="Preformatted_20_Text"/>
      <text:p text:style-name="P1"/>
      <text:p text:style-name="P15">% 19 adapted from Cicero Pro Murena XXIII.</text:p>
      <text:h text:style-name="Heading_20_3" text:outline-level="3">Nostrae artes admirabilem utilitatem possident quae nobis studia populi Romani conciliat.</text:h>
      <text:p text:style-name="Preformatted_20_Text">[0/nostrae,1/artes,2/admirabilem,3/utilitatem,4/possident,5/quae,6/nobis,7/studia,8/populi,9/romani,10/conciliat,endpos(11)]</text:p>
      <text:p text:style-name="Preformatted_20_Text"/>
      <text:p text:style-name="Preformatted_20_Text">cputime : 15.703125</text:p>
      <text:p text:style-name="Preformatted_20_Text"/>
      <text:p text:style-name="Preformatted_20_Text">10.969999999999999---&gt;</text:p>
      <text:p text:style-name="Preformatted_20_Text">[illocutionary_force:statement,vg:[selected_reading:possideo_possess,polarity:pos,cat:vg,pathlist:[p(4,5)],hp:[p(4,5)],gender:_68044,w:0,pos:v,class:tr_cod,type:finite,lex:possidere,voice:act,txt:possident,tense:present,kind:std,mood:indicative,number:pl,person:3],subject:[number:pl,gender:fem,pathlist:[p(0,1),p(1,2)],hp:[p(1,2)],index:i(p(1,2)),distance:[0],cat:np,class:common,sem:[abstract],person:3,type:core,lex:ars,lextype:full,case:nom,w:2,c_str:[head:[pathlist:[p(1,2)],pos:noun,txt:artes,lex:ars,case:nom,gender:fem,class:common,ab:mm,number:pl,sem:[abstract]],adjp:[cat:adjp,pathlist:[p(0,1)],distance:[0],hp:[p(0,1)],case:nom,number:pl,gender:fem,lex:noster,type:poss,w:1,c_str:noster]]],object:[pathlist:[p(2,3),p(3,4),p(5,6),p(6,7),p(7,8),p(8,9),p(9,10),p(10,11)],hp:[p(3,4)],distance:[0.5],cat:np,type:full,class:common,lextype:full,index:i(p(3,4)),number:sing,gender:fem,sem:[quality],person:_69054,case:acc,lex:utilitas,w:7.47,c_str:[head:[head:[pathlist:[p(3,4)],pos:noun,txt:utilitatem,lex:utilitas,case:acc,gender:fem,class:common,ab:no,number:sing,sem:[quality]],adjp:[cat:adjp,pathlist:[p(2,3)],distance:[0],hp:[p(2,3)],case:acc,number:sing,gender:fem,lex:admirabilis,type:std,w:1,c_str:admirabilis]],rel_clause:[pathlist:[p(5,6),p(6,7),p(7,8),p(8,9),p(9,10),p(10,11)],distance:[0],gap:[gap:[type:np,index:i(p(3,4)),function:subject,subject:[e:i(p(3,4))],constraints:[number:sing,gender:fem,person:3,case:nom,index:i(p(3,4))]]],index:i(p(3,4)),number:sing,gender:fem,case:nom,person:3,reltype:restrictive,type:finite,mood:indicative,tense:present,constraints:[number:sing,gender:fem,person:3,case:nom,index:i(p(3,4))],w:6.47,c_str:[illocutionary_force:statement,vg:[selected_reading:concilio_gain,polarity:pos,cat:vg,pathlist:[p(10,11)],hp:[p(10,11)],gender:_69930,w:0,pos:v,class:tr_cod_coi,type:finite,lex:conciliare,voice:act,txt:conciliat,tense:present,kind:std,mood:indicative,number:sing,person:3],subject:[index:i(p(3,4))],object:[pathlist:[p(7,8),p(8,9),p(9,10)],hp:[p(7,8)],index:i([p(7,8)]),distance:[0],sem:[abstract],number:pl,person:3,cat:np,lex:studium,lextype:full,gender:neuter,type:full,case:acc,class:common,w:1.5,c_str:[head:[pathlist:[p(7,8)],hp:[p(7,8)],index:i(p(7,8)),distance:[0],cat:np,sem:[abstract],class:common,lextype:full,origin:noun,number:pl,person:3,gender:neuter,type:core,lex:studium,txt:studia,case:acc,w:1,c_str:studia],noun_cplt:[pathlist:[p(8,9),p(9,10)],hp:[p(8,9)],index:i(p(8,9)),distance:[0],cat:np,class:common,sem:[hum],number:sing,person:3,gender:masc,type:core,lex:populus,lextype:full,case:gen,w:2,c_str:[head:[pathlist:[p(8,9)],pos:noun,txt:populi,lex:populus,case:gen,gender:masc,class:common,ab:no,number:sing,sem:[hum]],adjp:[cat:adjp,pathlist:[p(9,10)],distance:[0],hp:[p(9,10)],case:gen,number:sing,gender:masc,lex:romanus,type:std,w:1,c_str:romanus]]]]],i_object:[pathlist:[p(6,7)],hp:[p(6,7)],index:i(p(6,7)),distance:[0],cat:np,sem:[hum],class:proper,lex:pp1pl,number:pl,person:1,gender:or([masc,fem]),type:core,case:dat,w:1,c_str:pp1pl]]]]]]</text:p>
      <text:p text:style-name="Preformatted_20_Text"/>
      <text:p text:style-name="Preformatted_20_Text"><text:s text:c="4"/>illocutionary_force:statement</text:p>
      <text:p text:style-name="Preformatted_20_Text"><text:s text:c="4"/>vg</text:p>
      <text:p text:style-name="Preformatted_20_Text"><text:s text:c="8"/>selected_reading:possideo_possess</text:p>
      <text:p text:style-name="Preformatted_20_Text"><text:s text:c="8"/>polarity:pos</text:p>
      <text:p text:style-name="Preformatted_20_Text"><text:s text:c="8"/>cat:vg</text:p>
      <text:p text:style-name="Preformatted_20_Text"><text:s text:c="8"/>* possident * </text:p>
      <text:p text:style-name="Preformatted_20_Text"><text:s text:c="8"/>pos:v</text:p>
      <text:p text:style-name="Preformatted_20_Text"><text:s text:c="8"/>lex:posside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fem</text:p>
      <text:p text:style-name="Preformatted_20_Text"><text:s text:c="8"/>* nostrae * * artes * </text:p>
      <text:p text:style-name="Preformatted_20_Text"><text:s text:c="8"/>index:i(p(1,2))</text:p>
      <text:p text:style-name="Preformatted_20_Text"><text:s text:c="8"/>cat:np</text:p>
      <text:p text:style-name="Preformatted_20_Text"><text:s text:c="8"/>sem:[abstract]</text:p>
      <text:p text:style-name="Preformatted_20_Text"><text:s text:c="8"/>person:3</text:p>
      <text:p text:style-name="Preformatted_20_Text"><text:soft-page-break/><text:s text:c="8"/>lex:ars</text:p>
      <text:p text:style-name="Preformatted_20_Text"><text:s text:c="8"/>case:nom</text:p>
      <text:p text:style-name="Preformatted_20_Text"><text:s text:c="8"/>c_str</text:p>
      <text:p text:style-name="Preformatted_20_Text"><text:s text:c="12"/>head</text:p>
      <text:p text:style-name="Preformatted_20_Text"><text:s text:c="16"/>* artes * </text:p>
      <text:p text:style-name="Preformatted_20_Text"><text:s text:c="16"/>pos:noun</text:p>
      <text:p text:style-name="Preformatted_20_Text"><text:s text:c="16"/>lex:ars</text:p>
      <text:p text:style-name="Preformatted_20_Text"><text:s text:c="16"/>case:nom</text:p>
      <text:p text:style-name="Preformatted_20_Text"><text:s text:c="16"/>gender:fem</text:p>
      <text:p text:style-name="Preformatted_20_Text"><text:s text:c="16"/>number:pl</text:p>
      <text:p text:style-name="Preformatted_20_Text"><text:s text:c="16"/>sem:[abstract]</text:p>
      <text:p text:style-name="Preformatted_20_Text"><text:s text:c="12"/>adjp</text:p>
      <text:p text:style-name="Preformatted_20_Text"><text:s text:c="16"/>cat:adjp</text:p>
      <text:p text:style-name="Preformatted_20_Text"><text:s text:c="16"/>* nostrae * </text:p>
      <text:p text:style-name="Preformatted_20_Text"><text:s text:c="16"/>case:nom</text:p>
      <text:p text:style-name="Preformatted_20_Text"><text:s text:c="16"/>number:pl</text:p>
      <text:p text:style-name="Preformatted_20_Text"><text:s text:c="16"/>gender:fem</text:p>
      <text:p text:style-name="Preformatted_20_Text"><text:s text:c="16"/>lex:noster</text:p>
      <text:p text:style-name="Preformatted_20_Text"><text:s text:c="16"/>c_str</text:p>
      <text:p text:style-name="Preformatted_20_Text"><text:s text:c="16"/>noster</text:p>
      <text:p text:style-name="Preformatted_20_Text"><text:s text:c="4"/>object</text:p>
      <text:p text:style-name="Preformatted_20_Text"><text:s text:c="8"/>* admirabilem * * utilitatem * * quae * * nobis * * studia * * populi * * romani * * conciliat * </text:p>
      <text:p text:style-name="Preformatted_20_Text"><text:s text:c="8"/>cat:np</text:p>
      <text:p text:style-name="Preformatted_20_Text"><text:s text:c="8"/>index:i(p(3,4))</text:p>
      <text:p text:style-name="Preformatted_20_Text"><text:s text:c="8"/>number:sing</text:p>
      <text:p text:style-name="Preformatted_20_Text"><text:s text:c="8"/>gender:fem</text:p>
      <text:p text:style-name="Preformatted_20_Text"><text:s text:c="8"/>sem:[quality]</text:p>
      <text:p text:style-name="Preformatted_20_Text"><text:s text:c="8"/>case:acc</text:p>
      <text:p text:style-name="Preformatted_20_Text"><text:s text:c="8"/>lex:utilitas</text:p>
      <text:p text:style-name="Preformatted_20_Text"><text:s text:c="8"/>c_str</text:p>
      <text:p text:style-name="Preformatted_20_Text"><text:s text:c="12"/>head</text:p>
      <text:p text:style-name="Preformatted_20_Text"><text:s text:c="16"/>head</text:p>
      <text:p text:style-name="Preformatted_20_Text"><text:s text:c="20"/>* utilitatem * </text:p>
      <text:p text:style-name="Preformatted_20_Text"><text:s text:c="20"/>pos:noun</text:p>
      <text:p text:style-name="Preformatted_20_Text"><text:s text:c="20"/>lex:utilitas</text:p>
      <text:p text:style-name="Preformatted_20_Text"><text:s text:c="20"/>case:acc</text:p>
      <text:p text:style-name="Preformatted_20_Text"><text:s text:c="20"/>gender:fem</text:p>
      <text:p text:style-name="Preformatted_20_Text"><text:s text:c="20"/>number:sing</text:p>
      <text:p text:style-name="Preformatted_20_Text"><text:s text:c="20"/>sem:[quality]</text:p>
      <text:p text:style-name="Preformatted_20_Text"><text:s text:c="16"/>adjp</text:p>
      <text:p text:style-name="Preformatted_20_Text"><text:s text:c="20"/>cat:adjp</text:p>
      <text:p text:style-name="Preformatted_20_Text"><text:s text:c="20"/>* admirabilem * </text:p>
      <text:p text:style-name="Preformatted_20_Text"><text:s text:c="20"/>case:acc</text:p>
      <text:p text:style-name="Preformatted_20_Text"><text:s text:c="20"/>number:sing</text:p>
      <text:p text:style-name="Preformatted_20_Text"><text:s text:c="20"/>gender:fem</text:p>
      <text:p text:style-name="Preformatted_20_Text"><text:s text:c="20"/>lex:admirabilis</text:p>
      <text:p text:style-name="Preformatted_20_Text"><text:s text:c="20"/>c_str</text:p>
      <text:p text:style-name="Preformatted_20_Text"><text:s text:c="20"/>admirabilis</text:p>
      <text:p text:style-name="Preformatted_20_Text"><text:s text:c="12"/>rel_clause</text:p>
      <text:p text:style-name="Preformatted_20_Text"><text:s text:c="16"/>* quae * * nobis * * studia * * populi * * romani * * conciliat * </text:p>
      <text:p text:style-name="Preformatted_20_Text"><text:s text:c="16"/>index:i(p(3,4))</text:p>
      <text:p text:style-name="Preformatted_20_Text"><text:s text:c="16"/>number:sing</text:p>
      <text:p text:style-name="Preformatted_20_Text"><text:s text:c="16"/>gender:fem</text:p>
      <text:p text:style-name="Preformatted_20_Text"><text:s text:c="16"/>case:nom</text:p>
      <text:p text:style-name="Preformatted_20_Text"><text:s text:c="16"/>person:3</text:p>
      <text:p text:style-name="Preformatted_20_Text"><text:s text:c="16"/>reltype:restrictive</text:p>
      <text:p text:style-name="Preformatted_20_Text"><text:s text:c="16"/>mood:indica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concilio_gain</text:p>
      <text:p text:style-name="Preformatted_20_Text"><text:s text:c="24"/>polarity:pos</text:p>
      <text:p text:style-name="Preformatted_20_Text"><text:s text:c="24"/>cat:vg</text:p>
      <text:p text:style-name="Preformatted_20_Text"><text:soft-page-break/><text:s text:c="24"/>* conciliat * </text:p>
      <text:p text:style-name="Preformatted_20_Text"><text:s text:c="24"/>pos:v</text:p>
      <text:p text:style-name="Preformatted_20_Text"><text:s text:c="24"/>lex:conciliare</text:p>
      <text:p text:style-name="Preformatted_20_Text"><text:s text:c="24"/>voice:act</text:p>
      <text:p text:style-name="Preformatted_20_Text"><text:s text:c="24"/>tense:presen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index:i(p(3,4))</text:p>
      <text:p text:style-name="Preformatted_20_Text"><text:s text:c="20"/>object</text:p>
      <text:p text:style-name="Preformatted_20_Text"><text:s text:c="24"/>* studia * * populi * * romani * </text:p>
      <text:p text:style-name="Preformatted_20_Text"><text:s text:c="24"/>index:i([p(7,8)])</text:p>
      <text:p text:style-name="Preformatted_20_Text"><text:s text:c="24"/>sem:[abstract]</text:p>
      <text:p text:style-name="Preformatted_20_Text"><text:s text:c="24"/>number:pl</text:p>
      <text:p text:style-name="Preformatted_20_Text"><text:s text:c="24"/>person:3</text:p>
      <text:p text:style-name="Preformatted_20_Text"><text:s text:c="24"/>cat:np</text:p>
      <text:p text:style-name="Preformatted_20_Text"><text:s text:c="24"/>lex:studium</text:p>
      <text:p text:style-name="Preformatted_20_Text"><text:s text:c="24"/>gender:neuter</text:p>
      <text:p text:style-name="Preformatted_20_Text"><text:s text:c="24"/>case:acc</text:p>
      <text:p text:style-name="Preformatted_20_Text"><text:s text:c="24"/>c_str</text:p>
      <text:p text:style-name="Preformatted_20_Text"><text:s text:c="28"/>head</text:p>
      <text:p text:style-name="Preformatted_20_Text"><text:s text:c="32"/>* studia * </text:p>
      <text:p text:style-name="Preformatted_20_Text"><text:s text:c="32"/>index:i(p(7,8))</text:p>
      <text:p text:style-name="Preformatted_20_Text"><text:s text:c="32"/>cat:np</text:p>
      <text:p text:style-name="Preformatted_20_Text"><text:s text:c="32"/>sem:[abstract]</text:p>
      <text:p text:style-name="Preformatted_20_Text"><text:s text:c="32"/>number:pl</text:p>
      <text:p text:style-name="Preformatted_20_Text"><text:s text:c="32"/>person:3</text:p>
      <text:p text:style-name="Preformatted_20_Text"><text:s text:c="32"/>gender:neuter</text:p>
      <text:p text:style-name="Preformatted_20_Text"><text:s text:c="32"/>lex:studium</text:p>
      <text:p text:style-name="Preformatted_20_Text"><text:s text:c="32"/>case:acc</text:p>
      <text:p text:style-name="Preformatted_20_Text"><text:s text:c="32"/>c_str</text:p>
      <text:p text:style-name="Preformatted_20_Text"><text:s text:c="32"/>studia</text:p>
      <text:p text:style-name="Preformatted_20_Text"><text:s text:c="28"/>noun_cplt</text:p>
      <text:p text:style-name="Preformatted_20_Text"><text:s text:c="32"/>* populi * * romani * </text:p>
      <text:p text:style-name="Preformatted_20_Text"><text:s text:c="32"/>index:i(p(8,9))</text:p>
      <text:p text:style-name="Preformatted_20_Text"><text:s text:c="32"/>cat:np</text:p>
      <text:p text:style-name="Preformatted_20_Text"><text:s text:c="32"/>sem:[hum]</text:p>
      <text:p text:style-name="Preformatted_20_Text"><text:s text:c="32"/>number:sing</text:p>
      <text:p text:style-name="Preformatted_20_Text"><text:s text:c="32"/>person:3</text:p>
      <text:p text:style-name="Preformatted_20_Text"><text:s text:c="32"/>gender:masc</text:p>
      <text:p text:style-name="Preformatted_20_Text"><text:s text:c="32"/>lex:populus</text:p>
      <text:p text:style-name="Preformatted_20_Text"><text:s text:c="32"/>case:gen</text:p>
      <text:p text:style-name="Preformatted_20_Text"><text:s text:c="32"/>c_str</text:p>
      <text:p text:style-name="Preformatted_20_Text"><text:s text:c="36"/>head</text:p>
      <text:p text:style-name="Preformatted_20_Text"><text:s text:c="40"/>* populi * </text:p>
      <text:p text:style-name="Preformatted_20_Text"><text:s text:c="40"/>pos:noun</text:p>
      <text:p text:style-name="Preformatted_20_Text"><text:s text:c="40"/>lex:populus</text:p>
      <text:p text:style-name="Preformatted_20_Text"><text:s text:c="40"/>case:gen</text:p>
      <text:p text:style-name="Preformatted_20_Text"><text:s text:c="40"/>gender:masc</text:p>
      <text:p text:style-name="Preformatted_20_Text"><text:s text:c="40"/>number:sing</text:p>
      <text:p text:style-name="Preformatted_20_Text"><text:s text:c="40"/>sem:[hum]</text:p>
      <text:p text:style-name="Preformatted_20_Text"><text:s text:c="36"/>adjp</text:p>
      <text:p text:style-name="Preformatted_20_Text"><text:s text:c="40"/>cat:adjp</text:p>
      <text:p text:style-name="Preformatted_20_Text"><text:s text:c="40"/>* romani * </text:p>
      <text:p text:style-name="Preformatted_20_Text"><text:s text:c="40"/>case:gen</text:p>
      <text:p text:style-name="Preformatted_20_Text"><text:s text:c="40"/>number:sing</text:p>
      <text:p text:style-name="Preformatted_20_Text"><text:s text:c="40"/>gender:masc</text:p>
      <text:p text:style-name="Preformatted_20_Text"><text:s text:c="40"/>lex:romanus</text:p>
      <text:p text:style-name="Preformatted_20_Text"><text:s text:c="40"/>c_str</text:p>
      <text:p text:style-name="Preformatted_20_Text"><text:s text:c="40"/>romanus</text:p>
      <text:p text:style-name="Preformatted_20_Text"><text:s text:c="20"/>i_object</text:p>
      <text:p text:style-name="Preformatted_20_Text"><text:s text:c="24"/>* nobis * </text:p>
      <text:p text:style-name="Preformatted_20_Text"><text:s text:c="24"/>index:i(p(6,7))</text:p>
      <text:p text:style-name="Preformatted_20_Text"><text:soft-page-break/><text:s text:c="24"/>cat:np</text:p>
      <text:p text:style-name="Preformatted_20_Text"><text:s text:c="24"/>sem:[hum]</text:p>
      <text:p text:style-name="Preformatted_20_Text"><text:s text:c="24"/>lex:pp1pl</text:p>
      <text:p text:style-name="Preformatted_20_Text"><text:s text:c="24"/>number:pl</text:p>
      <text:p text:style-name="Preformatted_20_Text"><text:s text:c="24"/>person:1</text:p>
      <text:p text:style-name="Preformatted_20_Text"><text:s text:c="24"/>gender:or([masc,fem])</text:p>
      <text:p text:style-name="Preformatted_20_Text"><text:s text:c="24"/>case:dat</text:p>
      <text:p text:style-name="Preformatted_20_Text"><text:s text:c="24"/>c_str</text:p>
      <text:p text:style-name="Preformatted_20_Text"><text:s text:c="24"/>pp1pl</text:p>
      <text:p text:style-name="Preformatted_20_Text"/>
      <text:p text:style-name="Preformatted_20_Text"/>
      <text:p text:style-name="Preformatted_20_Text"/>
      <text:p text:style-name="Preformatted_20_Text">Comment : OK</text:p>
      <text:p text:style-name="Preformatted_20_Text"/>
      <text:p text:style-name="Preformatted_20_Text"/>
      <text:p text:style-name="P17"/>
      <text:p text:style-name="P1">% 20 adapted from Titus Livius Ab Urbe Condita Liber XXI 8.</text:p>
      <text:h text:style-name="Heading_20_3" text:outline-level="3">Quies inter labores renovavit corpora animosque ad omnia de integro patienda.</text:h>
      <text:p text:style-name="Text_20_body"/>
      <text:p text:style-name="Preformatted_20_Text">[0/quies,1/inter,2/labores,3/renouauit,4/corpora,5/que,6/animos,7/ad,8/omnia,9/de,10/integro,11/patienda,endpos(12)]</text:p>
      <text:p text:style-name="Preformatted_20_Text">cputime : 50.42187500000006</text:p>
      <text:p text:style-name="Preformatted_20_Text"/>
      <text:p text:style-name="Preformatted_20_Text">8---&gt;</text:p>
      <text:p text:style-name="Preformatted_20_Text">[illocutionary_force:statement,vg:[selected_reading:renouo_renew,polarity:pos,cat:vg,pathlist:[p(3,4)],hp:[p(3,4)],gender:_74522,w:0,pos:v,class:tr_cod,type:finite,lex:renouare,voice:act,txt:renouauit,tense:perfect,kind:std,mood:indicative,number:sing,person:3],subject:[number:sing,gender:fem,pathlist:[p(0,1),p(1,2),p(2,3)],hp:[p(0,1)],index:i(p(0,1)),distance:[0],cat:np,sem:[abstract],class:common,lextype:full,person:3,type:full,lex:quies,case:nom,w:4,c_str:[[pathlist:[p(0,1)],hp:[p(0,1)],index:i(p(0,1)),distance:[0],cat:np,sem:[abstract],class:common,lextype:full,origin:noun,number:sing,person:3,gender:fem,type:core,lex:quies,txt:quies,case:nom,w:1,c_str:quies],arg:[pathlist:[p(1,2),p(2,3)],hp:[p(2,3)],distance:[0],index:i(p(2,3)),case:acc,prep:inter,sem:[abstract],lex:labor,w:1,type:core,cat:pp,c_str:[prep:inter,head:[pathlist:[p(2,3)],hp:[p(2,3)],index:i(p(2,3)),distance:[0],cat:np,sem:[abstract],class:common,lextype:full,origin:noun,number:pl,person:3,gender:masc,type:core,lex:labor,txt:labores,case:acc,w:1,c_str:labores]]]]],object:[pathlist:[p(4,5),p(5,6),p(6,7)],hp:[p(4,5)],index:i([p(4,5),p(6,7)]),distance:[1],sem:[thing],class:common,lex:corpus,lextype:full,type:core,number:pl,person:3,gender:masc,case:acc,w:2,coord:yes,c_str:[head:[pathlist:[p(4,5)],hp:[p(4,5)],index:i(p(4,5)),distance:[0],cat:np,sem:[thing],class:common,lextype:full,origin:noun,number:pl,person:3,gender:neuter,type:core,lex:corpus,txt:corpora,case:acc,w:1,c_str:corpora],coord:que,head:[pathlist:[p(6,7)],hp:[p(6,7)],index:i(p(6,7)),distance:[0],cat:np,sem:[abstract,thing],class:common,lextype:full,origin:noun,number:pl,person:3,gender:masc,type:core,lex:animus,txt:animos,case:acc,w:1,c_str:animos]]],adjunct:[pathlist:[p(7,8),p(8,9),p(9,10),p(10,11),p(11,12)],distance:[0],class:adjunct,value:purpose,type:purpose,w:2,c_str:[prep:ad,head:[cat:pred,type:gerund,subtype:gerundive,case:acc,mood:gerund,class:m,local_case:acc,number:sing,person:3,gender:neuter,pathlist:[p(8,9),p(9,10),p(10,11),p(11,12)],distance:[0],gap:[],w:6.98,c_str:[vg:[selected_reading:patior_bear,pos:gdiv,txt:patienda,case:acc,gender:neuter,number:pl,lex:pati,class:tr_cod,type:gdiv,kind:dep,mood:gerund,person:3],object:[pathlist:[p(8,9)],hp:[p(8,9)],index:i(p(8,9)),distance:[0],cat:np,sem:[thing,abstract],class:indef,lex:omnis,number:pl,person:3,gender:neuter,type:core,case:acc,w:1,c_str:omnis],adjunct:[pathlist:[p(9,10),p(10,11)],distance:[0],class:adjunct,value:manner_means,type:manner_means,w:2,c_str:[pathlist:[p(9,10),p(10,11)],txt:[de,integro],lex:de_integro,w:1,value:manner_means]]]]]]]</text:p>
      <text:p text:style-name="Preformatted_20_Text"/>
      <text:p text:style-name="Preformatted_20_Text"><text:s text:c="4"/>illocutionary_force:statement</text:p>
      <text:p text:style-name="Preformatted_20_Text"><text:s text:c="4"/>vg</text:p>
      <text:p text:style-name="Preformatted_20_Text"><text:s text:c="8"/>selected_reading:renouo_renew</text:p>
      <text:p text:style-name="Preformatted_20_Text"><text:s text:c="8"/>polarity:pos</text:p>
      <text:p text:style-name="Preformatted_20_Text"><text:s text:c="8"/>cat:vg</text:p>
      <text:p text:style-name="Preformatted_20_Text"><text:s text:c="8"/>* renouauit * </text:p>
      <text:p text:style-name="Preformatted_20_Text"><text:s text:c="8"/>pos:v</text:p>
      <text:p text:style-name="Preformatted_20_Text"><text:s text:c="8"/>lex:renou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quies * * inter * * labores * </text:p>
      <text:p text:style-name="Preformatted_20_Text"><text:s text:c="8"/>index:i(p(0,1))</text:p>
      <text:p text:style-name="Preformatted_20_Text"><text:s text:c="8"/>cat:np</text:p>
      <text:p text:style-name="Preformatted_20_Text"><text:s text:c="8"/>sem:[abstract]</text:p>
      <text:p text:style-name="Preformatted_20_Text"><text:s text:c="8"/>person:3</text:p>
      <text:p text:style-name="Preformatted_20_Text"><text:s text:c="8"/>lex:quies</text:p>
      <text:p text:style-name="Preformatted_20_Text"><text:s text:c="8"/>case:nom</text:p>
      <text:p text:style-name="Preformatted_20_Text"><text:s text:c="8"/>c_str</text:p>
      <text:p text:style-name="Preformatted_20_Text"><text:s text:c="16"/>* quies * </text:p>
      <text:p text:style-name="Preformatted_20_Text"><text:s text:c="16"/>index:i(p(0,1))</text:p>
      <text:p text:style-name="Preformatted_20_Text"><text:s text:c="16"/>cat:np</text:p>
      <text:p text:style-name="Preformatted_20_Text"><text:soft-page-break/><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quies</text:p>
      <text:p text:style-name="Preformatted_20_Text"><text:s text:c="16"/>case:nom</text:p>
      <text:p text:style-name="Preformatted_20_Text"><text:s text:c="16"/>c_str</text:p>
      <text:p text:style-name="Preformatted_20_Text"><text:s text:c="16"/>quies</text:p>
      <text:p text:style-name="Preformatted_20_Text"><text:s text:c="12"/>arg</text:p>
      <text:p text:style-name="Preformatted_20_Text"><text:s text:c="16"/>* inter * * labores * </text:p>
      <text:p text:style-name="Preformatted_20_Text"><text:s text:c="16"/>index:i(p(2,3))</text:p>
      <text:p text:style-name="Preformatted_20_Text"><text:s text:c="16"/>case:acc</text:p>
      <text:p text:style-name="Preformatted_20_Text"><text:s text:c="16"/>prep:inter</text:p>
      <text:p text:style-name="Preformatted_20_Text"><text:s text:c="16"/>sem:[abstract]</text:p>
      <text:p text:style-name="Preformatted_20_Text"><text:s text:c="16"/>lex:labor</text:p>
      <text:p text:style-name="Preformatted_20_Text"><text:s text:c="16"/>cat:pp</text:p>
      <text:p text:style-name="Preformatted_20_Text"><text:s text:c="16"/>c_str</text:p>
      <text:p text:style-name="Preformatted_20_Text"><text:s text:c="20"/>prep:inter</text:p>
      <text:p text:style-name="Preformatted_20_Text"><text:s text:c="20"/>head</text:p>
      <text:p text:style-name="Preformatted_20_Text"><text:s text:c="24"/>* labores * </text:p>
      <text:p text:style-name="Preformatted_20_Text"><text:s text:c="24"/>index:i(p(2,3))</text:p>
      <text:p text:style-name="Preformatted_20_Text"><text:s text:c="24"/>cat:np</text:p>
      <text:p text:style-name="Preformatted_20_Text"><text:s text:c="24"/>sem:[abstract]</text:p>
      <text:p text:style-name="Preformatted_20_Text"><text:s text:c="24"/>number:pl</text:p>
      <text:p text:style-name="Preformatted_20_Text"><text:s text:c="24"/>person:3</text:p>
      <text:p text:style-name="Preformatted_20_Text"><text:s text:c="24"/>gender:masc</text:p>
      <text:p text:style-name="Preformatted_20_Text"><text:s text:c="24"/>lex:labor</text:p>
      <text:p text:style-name="Preformatted_20_Text"><text:s text:c="24"/>case:acc</text:p>
      <text:p text:style-name="Preformatted_20_Text"><text:s text:c="24"/>c_str</text:p>
      <text:p text:style-name="Preformatted_20_Text"><text:s text:c="24"/>labores</text:p>
      <text:p text:style-name="Preformatted_20_Text"><text:s text:c="4"/>object</text:p>
      <text:p text:style-name="Preformatted_20_Text"><text:s text:c="8"/>* corpora * * que * * animos * </text:p>
      <text:p text:style-name="Preformatted_20_Text"><text:s text:c="8"/>index:i([p(4,5),p(6,7)])</text:p>
      <text:p text:style-name="Preformatted_20_Text"><text:s text:c="8"/>sem:[thing]</text:p>
      <text:p text:style-name="Preformatted_20_Text"><text:s text:c="8"/>lex:corpus</text:p>
      <text:p text:style-name="Preformatted_20_Text"><text:s text:c="8"/>number:pl</text:p>
      <text:p text:style-name="Preformatted_20_Text"><text:s text:c="8"/>person:3</text:p>
      <text:p text:style-name="Preformatted_20_Text"><text:s text:c="8"/>gender:masc</text:p>
      <text:p text:style-name="Preformatted_20_Text"><text:s text:c="8"/>case:acc</text:p>
      <text:p text:style-name="Preformatted_20_Text"><text:s text:c="8"/>coord:yes</text:p>
      <text:p text:style-name="Preformatted_20_Text"><text:s text:c="8"/>c_str</text:p>
      <text:p text:style-name="Preformatted_20_Text"><text:s text:c="12"/>head</text:p>
      <text:p text:style-name="Preformatted_20_Text"><text:s text:c="16"/>* corpora * </text:p>
      <text:p text:style-name="Preformatted_20_Text"><text:s text:c="16"/>index:i(p(4,5))</text:p>
      <text:p text:style-name="Preformatted_20_Text"><text:s text:c="16"/>cat:np</text:p>
      <text:p text:style-name="Preformatted_20_Text"><text:s text:c="16"/>sem:[thing]</text:p>
      <text:p text:style-name="Preformatted_20_Text"><text:s text:c="16"/>number:pl</text:p>
      <text:p text:style-name="Preformatted_20_Text"><text:s text:c="16"/>person:3</text:p>
      <text:p text:style-name="Preformatted_20_Text"><text:s text:c="16"/>gender:neuter</text:p>
      <text:p text:style-name="Preformatted_20_Text"><text:s text:c="16"/>lex:corpus</text:p>
      <text:p text:style-name="Preformatted_20_Text"><text:s text:c="16"/>case:acc</text:p>
      <text:p text:style-name="Preformatted_20_Text"><text:s text:c="16"/>c_str</text:p>
      <text:p text:style-name="Preformatted_20_Text"><text:s text:c="16"/>corpora</text:p>
      <text:p text:style-name="Preformatted_20_Text"><text:s text:c="12"/>coord:que</text:p>
      <text:p text:style-name="Preformatted_20_Text"><text:s text:c="12"/>head</text:p>
      <text:p text:style-name="Preformatted_20_Text"><text:s text:c="16"/>* animos * </text:p>
      <text:p text:style-name="Preformatted_20_Text"><text:s text:c="16"/>index:i(p(6,7))</text:p>
      <text:p text:style-name="Preformatted_20_Text"><text:s text:c="16"/>cat:np</text:p>
      <text:p text:style-name="Preformatted_20_Text"><text:s text:c="16"/>sem:[abstract,thing]</text:p>
      <text:p text:style-name="Preformatted_20_Text"><text:s text:c="16"/>number:pl</text:p>
      <text:p text:style-name="Preformatted_20_Text"><text:s text:c="16"/>person:3</text:p>
      <text:p text:style-name="Preformatted_20_Text"><text:s text:c="16"/>gender:masc</text:p>
      <text:p text:style-name="Preformatted_20_Text"><text:s text:c="16"/>lex:animus</text:p>
      <text:p text:style-name="Preformatted_20_Text"><text:s text:c="16"/>case:acc</text:p>
      <text:p text:style-name="Preformatted_20_Text"><text:soft-page-break/><text:s text:c="16"/>c_str</text:p>
      <text:p text:style-name="Preformatted_20_Text"><text:s text:c="16"/>animos</text:p>
      <text:p text:style-name="Preformatted_20_Text"><text:s text:c="4"/>adjunct</text:p>
      <text:p text:style-name="Preformatted_20_Text"><text:s text:c="8"/>* ad * * omnia * * de * * integro * * patienda * </text:p>
      <text:p text:style-name="Preformatted_20_Text"><text:s text:c="8"/>value:purpose</text:p>
      <text:p text:style-name="Preformatted_20_Text"><text:s text:c="8"/>c_str</text:p>
      <text:p text:style-name="Preformatted_20_Text"><text:s text:c="12"/>prep:ad</text:p>
      <text:p text:style-name="Preformatted_20_Text"><text:s text:c="12"/>head</text:p>
      <text:p text:style-name="Preformatted_20_Text"><text:s text:c="16"/>cat:pred</text:p>
      <text:p text:style-name="Preformatted_20_Text"><text:s text:c="16"/>subtype:gerundive</text:p>
      <text:p text:style-name="Preformatted_20_Text"><text:s text:c="16"/>case:acc</text:p>
      <text:p text:style-name="Preformatted_20_Text"><text:s text:c="16"/>mood:gerund</text:p>
      <text:p text:style-name="Preformatted_20_Text"><text:s text:c="16"/>local_case:acc</text:p>
      <text:p text:style-name="Preformatted_20_Text"><text:s text:c="16"/>number:sing</text:p>
      <text:p text:style-name="Preformatted_20_Text"><text:s text:c="16"/>person:3</text:p>
      <text:p text:style-name="Preformatted_20_Text"><text:s text:c="16"/>gender:neuter</text:p>
      <text:p text:style-name="Preformatted_20_Text"><text:s text:c="16"/>* omnia * * de * * integro * * patienda * </text:p>
      <text:p text:style-name="Preformatted_20_Text"><text:s text:c="16"/>c_str</text:p>
      <text:p text:style-name="Preformatted_20_Text"><text:s text:c="20"/>vg</text:p>
      <text:p text:style-name="Preformatted_20_Text"><text:s text:c="24"/>selected_reading:patior_bear</text:p>
      <text:p text:style-name="Preformatted_20_Text"><text:s text:c="24"/>pos:gdiv</text:p>
      <text:p text:style-name="Preformatted_20_Text"><text:s text:c="24"/>case:acc</text:p>
      <text:p text:style-name="Preformatted_20_Text"><text:s text:c="24"/>gender:neuter</text:p>
      <text:p text:style-name="Preformatted_20_Text"><text:s text:c="24"/>number:pl</text:p>
      <text:p text:style-name="Preformatted_20_Text"><text:s text:c="24"/>lex:pati</text:p>
      <text:p text:style-name="Preformatted_20_Text"><text:s text:c="24"/>mood:gerund</text:p>
      <text:p text:style-name="Preformatted_20_Text"><text:s text:c="24"/>person:3</text:p>
      <text:p text:style-name="Preformatted_20_Text"><text:s text:c="20"/>object</text:p>
      <text:p text:style-name="Preformatted_20_Text"><text:s text:c="24"/>* omnia * </text:p>
      <text:p text:style-name="Preformatted_20_Text"><text:s text:c="24"/>index:i(p(8,9))</text:p>
      <text:p text:style-name="Preformatted_20_Text"><text:s text:c="24"/>cat:np</text:p>
      <text:p text:style-name="Preformatted_20_Text"><text:s text:c="24"/>sem:[thing,abstract]</text:p>
      <text:p text:style-name="Preformatted_20_Text"><text:s text:c="24"/>lex:omnis</text:p>
      <text:p text:style-name="Preformatted_20_Text"><text:s text:c="24"/>number:pl</text:p>
      <text:p text:style-name="Preformatted_20_Text"><text:s text:c="24"/>person:3</text:p>
      <text:p text:style-name="Preformatted_20_Text"><text:s text:c="24"/>gender:neuter</text:p>
      <text:p text:style-name="Preformatted_20_Text"><text:s text:c="24"/>case:acc</text:p>
      <text:p text:style-name="Preformatted_20_Text"><text:s text:c="24"/>c_str</text:p>
      <text:p text:style-name="Preformatted_20_Text"><text:s text:c="24"/>omnis</text:p>
      <text:p text:style-name="Preformatted_20_Text"><text:s text:c="20"/>adjunct</text:p>
      <text:p text:style-name="Preformatted_20_Text"><text:s text:c="24"/>* de * * integro * </text:p>
      <text:p text:style-name="Preformatted_20_Text"><text:s text:c="24"/>value:manner_means</text:p>
      <text:p text:style-name="Preformatted_20_Text"><text:s text:c="24"/>c_str</text:p>
      <text:p text:style-name="Preformatted_20_Text"><text:s text:c="28"/>* de * * integro * </text:p>
      <text:p text:style-name="Preformatted_20_Text"><text:s text:c="28"/>lex:de_integro</text:p>
      <text:p text:style-name="Preformatted_20_Text"><text:s text:c="28"/>value:manner_means</text:p>
      <text:p text:style-name="Preformatted_20_Text"/>
      <text:p text:style-name="Preformatted_20_Text"/>
      <text:p text:style-name="Preformatted_20_Text"/>
      <text:p text:style-name="Preformatted_20_Text"/>
      <text:p text:style-name="Preformatted_20_Text">Comment: parse OK but parsing takes a hell of a long time</text:p>
      <text:p text:style-name="Preformatted_20_Text"/>
      <text:p text:style-name="P17"/>
      <text:p text:style-name="P1">% 21 Ovidius Ars Amatoria 1 307.</text:p>
      <text:h text:style-name="Heading_20_3" text:outline-level="3">Crede tamen speculo quod te negat esse iuvencam.</text:h>
      <text:p text:style-name="Text_20_body"/>
      <text:p text:style-name="Preformatted_20_Text">[0/crede,1/speculo,2/quod,3/te,4/negat,5/esse,6/iuuencam,endpos(7)]</text:p>
      <text:p text:style-name="Preformatted_20_Text">cputime : 3.75</text:p>
      <text:p text:style-name="Preformatted_20_Text"/>
      <text:h text:style-name="Heading_20_4" text:outline-level="4">Parse A</text:h>
      <text:p text:style-name="Preformatted_20_Text">7---&gt;</text:p>
      <text:p text:style-name="Preformatted_20_Text">[clause_semantics:_71506,subordinator:[lex:quod,pos:sub,argbound:no,mood:indicative,value:reason],subordinate_clause:[quod,[illocutionary_force:statement,vg:[selected_reading:nego_deny_that,polarity:pos,cat:vg,pathlist:[p(4,5)],hp:[p(4,5)],gender:_71722,w:0,pos:v,class:tr_inf,type:finite,lex:negare,voice:act,txt:negat,tense:present,kind:std,mood:indicative,number:sing,person:3],subject:[source:context_retrievable,number:sing,gender:_71914,person:3,cat:np,index:i(0,0),constraints_to_be_met:[sem:[hum]],distance:[0],pathlist:[],case:nom,w: -1],object:[cat:pred,type:nonfinite,mood:infinitive,tense:present,class:m,pathlist:[p(3,4),p(5,6),p(6,7)],distance:[0],number:sing,gender:neuter,case:or([nom,acc]),person:3,polarity:pos,argbound:no,gap:_72278,w:3,flagint:no,c_str:[vg:[selected_reading:sum_be,polarity:pos,cat:vg,pathlist:[p(5,6)],hp:[p(5,6)],gender:or([masc,fem]),w:0,pos:v,class:v_esse,type:nonfinite,lex:esse,voice:act,txt:esse,tense:present,kind:std,mood:infinitive,number:sing,person:_72576],subject:[number:sing,gender:or([masc,fem]),pathlist:[p(3,4)],hp:[p(3,4)],index:i(p(3,4)),distance:[0],cat:np,sem:[hum],class:proper,lex:pp2sg,person:2,type:core,case:acc,w:1,c_str:pp2sg],predicative:[pathlist:[p(6,7)],hp:[p(6,7)],index:i(p(6,7)),distance:[0],cat:np,sem:[thing,hum],class:common,lextype:full,origin:noun,number:sing,person:3,gender:fem,type:core,lex:iuuenca,txt:iuuencam,case:acc,w:1,c_str:iuuencam]]]]],main_clause:[illocutionary_force:statement,vg:[selected_reading:credo_believe,polarity:pos,cat:vg,pathlist:[p(0,1)],hp:[p(0,1)],gender:_73214,w:0,pos:v,class:tr_inf,type:finite,lex:credere,voice:act,txt:crede,tense:present,kind:std,mood:imperative,number:sing,person:2],subject:[source:context_retrievable,number:sing,gender:or([masc,fem]),person:2,cat:np,index:i(0,0),constraints_to_be_met:[sem:[hum]],distance:[0],pathlist:[],case:nom,w:0],i_object:[pathlist:[p(1,2)],hp:[p(1,2)],index:i(p(1,2)),distance:[0],cat:np,sem:[hum,thing,loc],class:common,lextype:full,origin:noun,number:sing,person:3,gender:neuter,type:core,lex:speculum,txt:speculo,case:dat,w:1,c_str:speculo]]]</text:p>
      <text:p text:style-name="Preformatted_20_Text"/>
      <text:p text:style-name="Preformatted_20_Text"><text:s text:c="4"/>subordinator</text:p>
      <text:p text:style-name="Preformatted_20_Text"><text:s text:c="8"/>lex:quod</text:p>
      <text:p text:style-name="Preformatted_20_Text"><text:s text:c="8"/>pos:sub</text:p>
      <text:p text:style-name="Preformatted_20_Text"><text:s text:c="8"/>mood:indicative</text:p>
      <text:p text:style-name="Preformatted_20_Text"><text:s text:c="8"/>value:reason</text:p>
      <text:p text:style-name="Preformatted_20_Text"><text:s text:c="4"/>subordinate_clause</text:p>
      <text:p text:style-name="Preformatted_20_Text"><text:s text:c="8"/>quod</text:p>
      <text:p text:style-name="Preformatted_20_Text"><text:s text:c="12"/>illocutionary_force:statement</text:p>
      <text:p text:style-name="Preformatted_20_Text"><text:s text:c="12"/>vg</text:p>
      <text:p text:style-name="Preformatted_20_Text"><text:s text:c="16"/>selected_reading:nego_deny_that</text:p>
      <text:p text:style-name="Preformatted_20_Text"><text:s text:c="16"/>polarity:pos</text:p>
      <text:p text:style-name="Preformatted_20_Text"><text:s text:c="16"/>cat:vg</text:p>
      <text:p text:style-name="Preformatted_20_Text"><text:s text:c="16"/>* negat * </text:p>
      <text:p text:style-name="Preformatted_20_Text"><text:s text:c="16"/>pos:v</text:p>
      <text:p text:style-name="Preformatted_20_Text"><text:s text:c="16"/>lex:negare</text:p>
      <text:p text:style-name="Preformatted_20_Text"><text:s text:c="16"/>voice:act</text:p>
      <text:p text:style-name="Preformatted_20_Text"><text:s text:c="16"/>tense:present</text:p>
      <text:p text:style-name="Preformatted_20_Text"><text:s text:c="16"/>mood:indicative</text:p>
      <text:p text:style-name="Preformatted_20_Text"><text:s text:c="16"/>number:sing</text:p>
      <text:p text:style-name="Preformatted_20_Text"><text:s text:c="16"/>person:3</text:p>
      <text:p text:style-name="Preformatted_20_Text"><text:s text:c="12"/>subject</text:p>
      <text:p text:style-name="Preformatted_20_Text"><text:s text:c="16"/>source:context_retrievable</text:p>
      <text:p text:style-name="Preformatted_20_Text"><text:s text:c="16"/>number:sing</text:p>
      <text:p text:style-name="Preformatted_20_Text"><text:s text:c="16"/>person:3</text:p>
      <text:p text:style-name="Preformatted_20_Text"><text:s text:c="16"/>cat:np</text:p>
      <text:p text:style-name="Preformatted_20_Text"><text:s text:c="16"/>index:i(0,0)</text:p>
      <text:p text:style-name="Preformatted_20_Text"><text:soft-page-break/><text:s text:c="16"/>constraints_to_be_met:[sem:[hum]]</text:p>
      <text:p text:style-name="Preformatted_20_Text"><text:s text:c="16"/>case:nom</text:p>
      <text:p text:style-name="Preformatted_20_Text"><text:s text:c="12"/>object</text:p>
      <text:p text:style-name="Preformatted_20_Text"><text:s text:c="16"/>cat:pred</text:p>
      <text:p text:style-name="Preformatted_20_Text"><text:s text:c="16"/>mood:infinitive</text:p>
      <text:p text:style-name="Preformatted_20_Text"><text:s text:c="16"/>tense:present</text:p>
      <text:p text:style-name="Preformatted_20_Text"><text:s text:c="16"/>* te * * esse * * iuuencam * </text:p>
      <text:p text:style-name="Preformatted_20_Text"><text:s text:c="16"/>number:sing</text:p>
      <text:p text:style-name="Preformatted_20_Text"><text:s text:c="16"/>gender:neuter</text:p>
      <text:p text:style-name="Preformatted_20_Text"><text:s text:c="16"/>case:or([nom,acc])</text:p>
      <text:p text:style-name="Preformatted_20_Text"><text:s text:c="16"/>person:3</text:p>
      <text:p text:style-name="Preformatted_20_Text"><text:s text:c="16"/>polarity:pos</text:p>
      <text:p text:style-name="Preformatted_20_Text"><text:s text:c="16"/>c_str</text:p>
      <text:p text:style-name="Preformatted_20_Text"><text:s text:c="20"/>vg</text:p>
      <text:p text:style-name="Preformatted_20_Text"><text:s text:c="24"/>selected_reading:sum_be</text:p>
      <text:p text:style-name="Preformatted_20_Text"><text:s text:c="24"/>polarity:pos</text:p>
      <text:p text:style-name="Preformatted_20_Text"><text:s text:c="24"/>cat:vg</text:p>
      <text:p text:style-name="Preformatted_20_Text"><text:s text:c="24"/>* esse * </text:p>
      <text:p text:style-name="Preformatted_20_Text"><text:s text:c="24"/>gender:or([masc,fem])</text:p>
      <text:p text:style-name="Preformatted_20_Text"><text:s text:c="24"/>pos:v</text:p>
      <text:p text:style-name="Preformatted_20_Text"><text:s text:c="24"/>lex:esse</text:p>
      <text:p text:style-name="Preformatted_20_Text"><text:s text:c="24"/>voice:act</text:p>
      <text:p text:style-name="Preformatted_20_Text"><text:s text:c="24"/>tense:present</text:p>
      <text:p text:style-name="Preformatted_20_Text"><text:s text:c="24"/>mood:infinitive</text:p>
      <text:p text:style-name="Preformatted_20_Text"><text:s text:c="24"/>number:sing</text:p>
      <text:p text:style-name="Preformatted_20_Text"><text:s text:c="20"/>subject</text:p>
      <text:p text:style-name="Preformatted_20_Text"><text:s text:c="24"/>number:sing</text:p>
      <text:p text:style-name="Preformatted_20_Text"><text:s text:c="24"/>gender:or([masc,fem])</text:p>
      <text:p text:style-name="Preformatted_20_Text"><text:s text:c="24"/>* te * </text:p>
      <text:p text:style-name="Preformatted_20_Text"><text:s text:c="24"/>index:i(p(3,4))</text:p>
      <text:p text:style-name="Preformatted_20_Text"><text:s text:c="24"/>cat:np</text:p>
      <text:p text:style-name="Preformatted_20_Text"><text:s text:c="24"/>sem:[hum]</text:p>
      <text:p text:style-name="Preformatted_20_Text"><text:s text:c="24"/>lex:pp2sg</text:p>
      <text:p text:style-name="Preformatted_20_Text"><text:s text:c="24"/>person:2</text:p>
      <text:p text:style-name="Preformatted_20_Text"><text:s text:c="24"/>case:acc</text:p>
      <text:p text:style-name="Preformatted_20_Text"><text:s text:c="24"/>c_str</text:p>
      <text:p text:style-name="Preformatted_20_Text"><text:s text:c="24"/>pp2sg</text:p>
      <text:p text:style-name="Preformatted_20_Text"><text:s text:c="20"/>predicative</text:p>
      <text:p text:style-name="Preformatted_20_Text"><text:s text:c="24"/>* iuuencam * </text:p>
      <text:p text:style-name="Preformatted_20_Text"><text:s text:c="24"/>index:i(p(6,7))</text:p>
      <text:p text:style-name="Preformatted_20_Text"><text:s text:c="24"/>cat:np</text:p>
      <text:p text:style-name="Preformatted_20_Text"><text:s text:c="24"/>sem:[thing,hum]</text:p>
      <text:p text:style-name="Preformatted_20_Text"><text:s text:c="24"/>number:sing</text:p>
      <text:p text:style-name="Preformatted_20_Text"><text:s text:c="24"/>person:3</text:p>
      <text:p text:style-name="Preformatted_20_Text"><text:s text:c="24"/>gender:fem</text:p>
      <text:p text:style-name="Preformatted_20_Text"><text:s text:c="24"/>lex:iuuenca</text:p>
      <text:p text:style-name="Preformatted_20_Text"><text:s text:c="24"/>case:acc</text:p>
      <text:p text:style-name="Preformatted_20_Text"><text:s text:c="24"/>c_str</text:p>
      <text:p text:style-name="Preformatted_20_Text"><text:s text:c="24"/>iuuencam</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credo_believe</text:p>
      <text:p text:style-name="Preformatted_20_Text"><text:s text:c="12"/>polarity:pos</text:p>
      <text:p text:style-name="Preformatted_20_Text"><text:s text:c="12"/>cat:vg</text:p>
      <text:p text:style-name="Preformatted_20_Text"><text:s text:c="12"/>* crede * </text:p>
      <text:p text:style-name="Preformatted_20_Text"><text:s text:c="12"/>pos:v</text:p>
      <text:p text:style-name="Preformatted_20_Text"><text:s text:c="12"/>lex:credere</text:p>
      <text:p text:style-name="Preformatted_20_Text"><text:s text:c="12"/>voice:act</text:p>
      <text:p text:style-name="Preformatted_20_Text"><text:s text:c="12"/>tense:present</text:p>
      <text:p text:style-name="Preformatted_20_Text"><text:s text:c="12"/>mood:imperative</text:p>
      <text:p text:style-name="Preformatted_20_Text"><text:s text:c="12"/>number:sing</text:p>
      <text:p text:style-name="Preformatted_20_Text"><text:s text:c="12"/>person:2</text:p>
      <text:p text:style-name="Preformatted_20_Text"><text:s text:c="8"/>subject</text:p>
      <text:p text:style-name="Preformatted_20_Text"><text:soft-page-break/><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i_object</text:p>
      <text:p text:style-name="Preformatted_20_Text"><text:s text:c="12"/>* speculo * </text:p>
      <text:p text:style-name="Preformatted_20_Text"><text:s text:c="12"/>index:i(p(1,2))</text:p>
      <text:p text:style-name="Preformatted_20_Text"><text:s text:c="12"/>cat:np</text:p>
      <text:p text:style-name="Preformatted_20_Text"><text:s text:c="12"/>sem:[hum,thing,loc]</text:p>
      <text:p text:style-name="Preformatted_20_Text"><text:s text:c="12"/>number:sing</text:p>
      <text:p text:style-name="Preformatted_20_Text"><text:s text:c="12"/>person:3</text:p>
      <text:p text:style-name="Preformatted_20_Text"><text:s text:c="12"/>gender:neuter</text:p>
      <text:p text:style-name="Preformatted_20_Text"><text:s text:c="12"/>lex:speculum</text:p>
      <text:p text:style-name="Preformatted_20_Text"><text:s text:c="12"/>case:dat</text:p>
      <text:p text:style-name="Preformatted_20_Text"><text:s text:c="12"/>c_str</text:p>
      <text:p text:style-name="Preformatted_20_Text"><text:s text:c="12"/>speculo</text:p>
      <text:p text:style-name="Preformatted_20_Text"/>
      <text:p text:style-name="Preformatted_20_Text"/>
      <text:p text:style-name="Preformatted_20_Text">Comment : a somewhat surprising reading <text:span text:style-name="T1">!</text:span></text:p>
      <text:h text:style-name="P32" text:outline-level="4">Parse B</text:h>
      <text:p text:style-name="Preformatted_20_Text"/>
      <text:p text:style-name="Preformatted_20_Text">7---&gt;</text:p>
      <text:p text:style-name="Preformatted_20_Text">[illocutionary_force:statement,vg:[selected_reading:credo_believe,polarity:pos,cat:vg,pathlist:[p(0,1)],hp:[p(0,1)],gender:_64270,w:0,pos:v,class:tr_inf,type:finite,lex:credere,voice:act,txt:crede,tense:present,kind:std,mood:imperative,number:sing,person:2],subject:[source:context_retrievable,number:sing,gender:or([masc,fem]),person:2,cat:np,index:i(0,0),constraints_to_be_met:[sem:[hum]],distance:[0],pathlist:[],case:nom,w:0],i_object:[pathlist:[p(1,2),p(2,3),p(3,4),p(4,5),p(5,6),p(6,7)],hp:[p(1,2)],distance:[0],cat:np,type:full,class:common,lextype:full,index:i(p(1,2)),number:sing,gender:neuter,sem:[hum,thing,loc],person:_64878,case:dat,lex:speculum,w:6,c_str:[head:speculo,rel_clause:[pathlist:[p(2,3),p(3,4),p(4,5),p(5,6),p(6,7)],distance:[0],gap:[gap:[type:np,index:i(p(1,2)),function:subject,subject:[e:i(p(1,2))],constraints:[number:sing,gender:neuter,person:3,case:nom,index:i(p(1,2)),sem:[hum]]]],index:i(p(1,2)),number:sing,gender:neuter,case:acc,person:3,reltype:restrictive,type:finite,mood:indicative,tense:present,constraints:[number:sing,gender:neuter,person:3,case:nom,index:i(p(1,2)),sem:[hum]],w:5,c_str:[illocutionary_force:statement,vg:[selected_reading:nego_deny_that,polarity:pos,cat:vg,pathlist:[p(4,5)],hp:[p(4,5)],gender:_65442,w:0,pos:v,class:tr_inf,type:finite,lex:negare,voice:act,txt:negat,tense:present,kind:std,mood:indicative,number:sing,person:3],subject:[index:i(p(1,2))],object:[cat:pred,type:nonfinite,mood:infinitive,tense:present,class:m,pathlist:[p(3,4),p(5,6),p(6,7)],distance:[0],number:sing,gender:neuter,case:or([nom,acc]),person:3,polarity:pos,argbound:no,gap:_65830,w:3,flagint:no,c_str:[vg:[selected_reading:sum_be,polarity:pos,cat:vg,pathlist:[p(5,6)],hp:[p(5,6)],gender:or([masc,fem]),w:0,pos:v,class:v_esse,type:nonfinite,lex:esse,voice:act,txt:esse,tense:present,kind:std,mood:infinitive,number:sing,person:_66128],subject:[number:sing,gender:or([masc,fem]),pathlist:[p(3,4)],hp:[p(3,4)],index:i(p(3,4)),distance:[0],cat:np,sem:[hum],class:proper,lex:pp2sg,person:2,type:core,case:acc,w:1,c_str:pp2sg],predicative:[pathlist:[p(6,7)],hp:[p(6,7)],index:i(p(6,7)),distance:[0],cat:np,sem:[thing,hum],class:common,lextype:full,origin:noun,number:sing,person:3,gender:fem,type:core,lex:iuuenca,txt:iuuencam,case:acc,w:1,c_str:iuuencam]]]]]]]]</text:p>
      <text:p text:style-name="Preformatted_20_Text"/>
      <text:p text:style-name="Preformatted_20_Text"><text:s text:c="4"/>illocutionary_force:statement</text:p>
      <text:p text:style-name="Preformatted_20_Text"><text:s text:c="4"/>vg</text:p>
      <text:p text:style-name="Preformatted_20_Text"><text:s text:c="8"/>selected_reading:credo_believe</text:p>
      <text:p text:style-name="Preformatted_20_Text"><text:s text:c="8"/>polarity:pos</text:p>
      <text:p text:style-name="Preformatted_20_Text"><text:s text:c="8"/>cat:vg</text:p>
      <text:p text:style-name="Preformatted_20_Text"><text:s text:c="8"/>* crede * </text:p>
      <text:p text:style-name="Preformatted_20_Text"><text:s text:c="8"/>pos:v</text:p>
      <text:p text:style-name="Preformatted_20_Text"><text:s text:c="8"/>lex:credere</text:p>
      <text:p text:style-name="Preformatted_20_Text"><text:s text:c="8"/>voice:act</text:p>
      <text:p text:style-name="Preformatted_20_Text"><text:s text:c="8"/>tense:present</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i_object</text:p>
      <text:p text:style-name="Preformatted_20_Text"><text:s text:c="8"/>* speculo * * quod * * te * * negat * * esse * * iuuencam * </text:p>
      <text:p text:style-name="Preformatted_20_Text"><text:s text:c="8"/>cat:np</text:p>
      <text:p text:style-name="Preformatted_20_Text"><text:s text:c="8"/>index:i(p(1,2))</text:p>
      <text:p text:style-name="Preformatted_20_Text"><text:s text:c="8"/>number:sing</text:p>
      <text:p text:style-name="Preformatted_20_Text"><text:s text:c="8"/>gender:neuter</text:p>
      <text:p text:style-name="Preformatted_20_Text"><text:s text:c="8"/>sem:[hum,thing,loc]</text:p>
      <text:p text:style-name="Preformatted_20_Text"><text:s text:c="8"/>case:dat</text:p>
      <text:p text:style-name="Preformatted_20_Text"><text:s text:c="8"/>lex:speculum</text:p>
      <text:p text:style-name="Preformatted_20_Text"><text:s text:c="8"/>c_str</text:p>
      <text:p text:style-name="Preformatted_20_Text"><text:s text:c="12"/>head</text:p>
      <text:p text:style-name="Preformatted_20_Text"><text:s text:c="12"/>speculo</text:p>
      <text:p text:style-name="Preformatted_20_Text"><text:soft-page-break/><text:s text:c="12"/>rel_clause</text:p>
      <text:p text:style-name="Preformatted_20_Text"><text:s text:c="16"/>* quod * * te * * negat * * esse * * iuuencam * </text:p>
      <text:p text:style-name="Preformatted_20_Text"><text:s text:c="16"/>index:i(p(1,2))</text:p>
      <text:p text:style-name="Preformatted_20_Text"><text:s text:c="16"/>number:sing</text:p>
      <text:p text:style-name="Preformatted_20_Text"><text:s text:c="16"/>gender:neuter</text:p>
      <text:p text:style-name="Preformatted_20_Text"><text:s text:c="16"/>case:acc</text:p>
      <text:p text:style-name="Preformatted_20_Text"><text:s text:c="16"/>person:3</text:p>
      <text:p text:style-name="Preformatted_20_Text"><text:s text:c="16"/>reltype:restrictive</text:p>
      <text:p text:style-name="Preformatted_20_Text"><text:s text:c="16"/>mood:indica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nego_deny_that</text:p>
      <text:p text:style-name="Preformatted_20_Text"><text:s text:c="24"/>polarity:pos</text:p>
      <text:p text:style-name="Preformatted_20_Text"><text:s text:c="24"/>cat:vg</text:p>
      <text:p text:style-name="Preformatted_20_Text"><text:s text:c="24"/>* negat * </text:p>
      <text:p text:style-name="Preformatted_20_Text"><text:s text:c="24"/>pos:v</text:p>
      <text:p text:style-name="Preformatted_20_Text"><text:s text:c="24"/>lex:negare</text:p>
      <text:p text:style-name="Preformatted_20_Text"><text:s text:c="24"/>voice:act</text:p>
      <text:p text:style-name="Preformatted_20_Text"><text:s text:c="24"/>tense:presen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index:i(p(1,2))</text:p>
      <text:p text:style-name="Preformatted_20_Text"><text:s text:c="20"/>object</text:p>
      <text:p text:style-name="Preformatted_20_Text"><text:s text:c="24"/>cat:pred</text:p>
      <text:p text:style-name="Preformatted_20_Text"><text:s text:c="24"/>mood:infinitive</text:p>
      <text:p text:style-name="Preformatted_20_Text"><text:s text:c="24"/>tense:present</text:p>
      <text:p text:style-name="Preformatted_20_Text"><text:s text:c="24"/>* te * * esse * * iuuencam * </text:p>
      <text:p text:style-name="Preformatted_20_Text"><text:s text:c="24"/>number:sing</text:p>
      <text:p text:style-name="Preformatted_20_Text"><text:s text:c="24"/>gender:neuter</text:p>
      <text:p text:style-name="Preformatted_20_Text"><text:s text:c="24"/>case:or([nom,acc])</text:p>
      <text:p text:style-name="Preformatted_20_Text"><text:s text:c="24"/>person:3</text:p>
      <text:p text:style-name="Preformatted_20_Text"><text:s text:c="24"/>polarity:pos</text:p>
      <text:p text:style-name="Preformatted_20_Text"><text:s text:c="24"/>c_str</text:p>
      <text:p text:style-name="Preformatted_20_Text"><text:s text:c="28"/>vg</text:p>
      <text:p text:style-name="Preformatted_20_Text"><text:s text:c="32"/>selected_reading:sum_be</text:p>
      <text:p text:style-name="Preformatted_20_Text"><text:s text:c="32"/>polarity:pos</text:p>
      <text:p text:style-name="Preformatted_20_Text"><text:s text:c="32"/>cat:vg</text:p>
      <text:p text:style-name="Preformatted_20_Text"><text:s text:c="32"/>* esse * </text:p>
      <text:p text:style-name="Preformatted_20_Text"><text:s text:c="32"/>gender:or([masc,fem])</text:p>
      <text:p text:style-name="Preformatted_20_Text"><text:s text:c="32"/>pos:v</text:p>
      <text:p text:style-name="Preformatted_20_Text"><text:s text:c="32"/>lex:esse</text:p>
      <text:p text:style-name="Preformatted_20_Text"><text:s text:c="32"/>voice:act</text:p>
      <text:p text:style-name="Preformatted_20_Text"><text:s text:c="32"/>tense:present</text:p>
      <text:p text:style-name="Preformatted_20_Text"><text:s text:c="32"/>mood:infinitive</text:p>
      <text:p text:style-name="Preformatted_20_Text"><text:s text:c="32"/>number:sing</text:p>
      <text:p text:style-name="Preformatted_20_Text"><text:s text:c="28"/>subject</text:p>
      <text:p text:style-name="Preformatted_20_Text"><text:s text:c="32"/>number:sing</text:p>
      <text:p text:style-name="Preformatted_20_Text"><text:s text:c="32"/>gender:or([masc,fem])</text:p>
      <text:p text:style-name="Preformatted_20_Text"><text:s text:c="32"/>* te * </text:p>
      <text:p text:style-name="Preformatted_20_Text"><text:s text:c="32"/>index:i(p(3,4))</text:p>
      <text:p text:style-name="Preformatted_20_Text"><text:s text:c="32"/>cat:np</text:p>
      <text:p text:style-name="Preformatted_20_Text"><text:s text:c="32"/>sem:[hum]</text:p>
      <text:p text:style-name="Preformatted_20_Text"><text:s text:c="32"/>lex:pp2sg</text:p>
      <text:p text:style-name="Preformatted_20_Text"><text:s text:c="32"/>person:2</text:p>
      <text:p text:style-name="Preformatted_20_Text"><text:s text:c="32"/>case:acc</text:p>
      <text:p text:style-name="Preformatted_20_Text"><text:s text:c="32"/>c_str</text:p>
      <text:p text:style-name="Preformatted_20_Text"><text:s text:c="32"/>pp2sg</text:p>
      <text:p text:style-name="Preformatted_20_Text"><text:s text:c="28"/>predicative</text:p>
      <text:p text:style-name="Preformatted_20_Text"><text:s text:c="32"/>* iuuencam * </text:p>
      <text:p text:style-name="Preformatted_20_Text"><text:s text:c="32"/>index:i(p(6,7))</text:p>
      <text:p text:style-name="Preformatted_20_Text"><text:soft-page-break/><text:s text:c="32"/>cat:np</text:p>
      <text:p text:style-name="Preformatted_20_Text"><text:s text:c="32"/>sem:[thing,hum]</text:p>
      <text:p text:style-name="Preformatted_20_Text"><text:s text:c="32"/>number:sing</text:p>
      <text:p text:style-name="Preformatted_20_Text"><text:s text:c="32"/>person:3</text:p>
      <text:p text:style-name="Preformatted_20_Text"><text:s text:c="32"/>gender:fem</text:p>
      <text:p text:style-name="Preformatted_20_Text"><text:s text:c="32"/>lex:iuuenca</text:p>
      <text:p text:style-name="Preformatted_20_Text"><text:s text:c="32"/>case:acc</text:p>
      <text:p text:style-name="Preformatted_20_Text"><text:s text:c="32"/>c_str</text:p>
      <text:p text:style-name="Preformatted_20_Text"><text:s text:c="32"/>iuuencam</text:p>
      <text:p text:style-name="Preformatted_20_Text"/>
      <text:p text:style-name="Preformatted_20_Text"/>
      <text:p text:style-name="Preformatted_20_Text"/>
      <text:p text:style-name="Preformatted_20_Text"/>
      <text:p text:style-name="P12">Comment : parse OK ; this second reading is the one the reader assigns without paying attention to other possible readings ; we act as powerful disambiguators the whole time</text:p>
      <text:p text:style-name="P15">% 22 adapted from Cicero Phil I I 1.</text:p>
      <text:h text:style-name="Heading_20_3" text:outline-level="3">Graecum etiam verbum usurpavi quo in sedandis discordiis utitur civitas illa.</text:h>
      <text:p text:style-name="P2"/>
      <text:p text:style-name="Preformatted_20_Text">[0/graecum,1/uerbum,2/usurpaui,3/quo,4/in,5/sedandis,6/discordiis,7/utitur,8/ciuitas,9/illa,endpos(10)]</text:p>
      <text:p text:style-name="Preformatted_20_Text">cputime : 19.125</text:p>
      <text:p text:style-name="Preformatted_20_Text"/>
      <text:p text:style-name="Preformatted_20_Text">5.5---&gt;</text:p>
      <text:p text:style-name="Preformatted_20_Text">[illocutionary_force:statement,vg:[selected_reading:usurpo_use,polarity:pos,cat:vg,pathlist:[p(2,3)],hp:[p(2,3)],gender:_67678,w:0,pos:v,class:tr_cod,type:finite,lex:usurpare,voice:act,txt:usurpaui,tense:perfect,kind:std,mood:indicative,number:sing,person:1],subject:[source:context_retrievable,number:sing,gender:or([masc,fem]),person:1,cat:np,index:i(0,0),constraints_to_be_met:[sem:[hum]],distance:[0],pathlist:[],case:nom,w:0],object:[pathlist:[p(0,1),p(1,2),p(3,4),p(4,5),p(5,6),p(6,7),p(7,8),p(8,9),p(9,10)],hp:[p(1,2)],distance:[0.5],cat:np,type:full,class:common,lextype:full,index:i(p(1,2)),number:sing,gender:neuter,sem:[abstract],person:_68316,case:acc,lex:uerbum,w:4,c_str:[head:[head:[pathlist:[p(1,2)],pos:noun,txt:uerbum,lex:uerbum,case:acc,gender:neuter,class:common,ab:mm,number:sing,sem:[abstract]],adjp:[cat:adjp,pathlist:[p(0,1)],distance:[0],hp:[p(0,1)],case:acc,number:sing,gender:neuter,lex:graecus,type:std,w:1,c_str:graecus]],rel_clause:[pathlist:[p(3,4),p(4,5),p(5,6),p(6,7),p(7,8),p(8,9),p(9,10)],distance:[0],gap:[gap:[type:np,index:i(p(1,2)),function:object_i,object_i:[e:i(p(1,2))],constraints:[case:abl]]],index:i(p(1,2)),number:sing,gender:or([masc,neuter]),case:abl,person:3,reltype:restrictive,type:finite,mood:indicative,tense:present,constraints:[case:abl],w:3,c_str:[illocutionary_force:statement,vg:[selected_reading:utor_use,polarity:pos,cat:vg,pathlist:[p(7,8)],hp:[p(7,8)],gender:_69154,w:0,pos:v,class:tr_cod_abl,type:finite,lex:uti,voice:act,txt:utitur,tense:present,kind:dep,mood:indicative,number:sing,person:3],subject:[number:sing,gender:fem,pathlist:[p(8,9),p(9,10)],hp:[p(8,9)],index:i(p(8,9)),distance:[0],cat:np,class:common,sem:[hum,loc],person:3,type:core,lex:ciuitas,lextype:full,case:nom,w:2,c_str:[head:[pathlist:[p(8,9)],pos:noun,txt:ciuitas,lex:ciuitas,case:nom,gender:fem,class:common,ab:no,number:sing,sem:[hum,loc]],adjp:[cat:adjp,pathlist:[p(9,10)],distance:[0],hp:[p(9,10)],case:nom,number:sing,gender:fem,lex:ille,type:tool,w:1,c_str:ille]]],object_i:[e:i(p(1,2))],prep_phrase_adjunct_3:[pathlist:[p(4,5),p(5,6),p(6,7)],hp:[p(6,7)],distance:[0],index:i(p(6,7)),case:abl,prep:in,sem:[quality],lex:discordia,w: -1,type:core,cat:pp,c_str:[prep:in,head:[pathlist:[p(5,6),p(6,7)],hp:[p(6,7)],index:i(p(6,7)),distance:[0],cat:np,class:common,sem:[quality],number:pl,person:3,gender:fem,type:core,lex:discordia,lextype:full,case:abl,w:2,c_str:[head:[pathlist:[p(6,7)],pos:noun,txt:discordiis,lex:discordia,case:abl,gender:fem,class:common,ab:mm,number:pl,sem:[quality]],adjp:[cat:adjp,pathlist:[p(5,6)],distance:[0],hp:[p(5,6)],case:abl,number:pl,gender:fem,type:gdiv,lex:sedandis,w:1,c_str:sedandis]]]]]]]]]]</text:p>
      <text:p text:style-name="Preformatted_20_Text"/>
      <text:p text:style-name="Preformatted_20_Text"><text:s text:c="4"/>illocutionary_force:statement</text:p>
      <text:p text:style-name="Preformatted_20_Text"><text:s text:c="4"/>vg</text:p>
      <text:p text:style-name="Preformatted_20_Text"><text:s text:c="8"/>selected_reading:usurpo_use</text:p>
      <text:p text:style-name="Preformatted_20_Text"><text:s text:c="8"/>polarity:pos</text:p>
      <text:p text:style-name="Preformatted_20_Text"><text:s text:c="8"/>cat:vg</text:p>
      <text:p text:style-name="Preformatted_20_Text"><text:s text:c="8"/>* usurpaui * </text:p>
      <text:p text:style-name="Preformatted_20_Text"><text:s text:c="8"/>pos:v</text:p>
      <text:p text:style-name="Preformatted_20_Text"><text:s text:c="8"/>lex:usurp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graecum * * uerbum * * quo * * in * * sedandis * * discordiis * * utitur * * ciuitas * * illa * </text:p>
      <text:p text:style-name="Preformatted_20_Text"><text:s text:c="8"/>cat:np</text:p>
      <text:p text:style-name="Preformatted_20_Text"><text:s text:c="8"/>index:i(p(1,2))</text:p>
      <text:p text:style-name="Preformatted_20_Text"><text:s text:c="8"/>number:sing</text:p>
      <text:p text:style-name="Preformatted_20_Text"><text:s text:c="8"/>gender:neuter</text:p>
      <text:p text:style-name="Preformatted_20_Text"><text:soft-page-break/><text:s text:c="8"/>sem:[abstract]</text:p>
      <text:p text:style-name="Preformatted_20_Text"><text:s text:c="8"/>case:acc</text:p>
      <text:p text:style-name="Preformatted_20_Text"><text:s text:c="8"/>lex:uerbum</text:p>
      <text:p text:style-name="Preformatted_20_Text"><text:s text:c="8"/>c_str</text:p>
      <text:p text:style-name="Preformatted_20_Text"><text:s text:c="12"/>head</text:p>
      <text:p text:style-name="Preformatted_20_Text"><text:s text:c="16"/>head</text:p>
      <text:p text:style-name="Preformatted_20_Text"><text:s text:c="20"/>* uerbum * </text:p>
      <text:p text:style-name="Preformatted_20_Text"><text:s text:c="20"/>pos:noun</text:p>
      <text:p text:style-name="Preformatted_20_Text"><text:s text:c="20"/>lex:uerbum</text:p>
      <text:p text:style-name="Preformatted_20_Text"><text:s text:c="20"/>case:acc</text:p>
      <text:p text:style-name="Preformatted_20_Text"><text:s text:c="20"/>gender:neuter</text:p>
      <text:p text:style-name="Preformatted_20_Text"><text:s text:c="20"/>number:sing</text:p>
      <text:p text:style-name="Preformatted_20_Text"><text:s text:c="20"/>sem:[abstract]</text:p>
      <text:p text:style-name="Preformatted_20_Text"><text:s text:c="16"/>adjp</text:p>
      <text:p text:style-name="Preformatted_20_Text"><text:s text:c="20"/>cat:adjp</text:p>
      <text:p text:style-name="Preformatted_20_Text"><text:s text:c="20"/>* graecum * </text:p>
      <text:p text:style-name="Preformatted_20_Text"><text:s text:c="20"/>case:acc</text:p>
      <text:p text:style-name="Preformatted_20_Text"><text:s text:c="20"/>number:sing</text:p>
      <text:p text:style-name="Preformatted_20_Text"><text:s text:c="20"/>gender:neuter</text:p>
      <text:p text:style-name="Preformatted_20_Text"><text:s text:c="20"/>lex:graecus</text:p>
      <text:p text:style-name="Preformatted_20_Text"><text:s text:c="20"/>c_str</text:p>
      <text:p text:style-name="Preformatted_20_Text"><text:s text:c="20"/>graecus</text:p>
      <text:p text:style-name="Preformatted_20_Text"><text:s text:c="12"/>rel_clause</text:p>
      <text:p text:style-name="Preformatted_20_Text"><text:s text:c="16"/>* quo * * in * * sedandis * * discordiis * * utitur * * ciuitas * * illa * </text:p>
      <text:p text:style-name="Preformatted_20_Text"><text:s text:c="16"/>index:i(p(1,2))</text:p>
      <text:p text:style-name="Preformatted_20_Text"><text:s text:c="16"/>number:sing</text:p>
      <text:p text:style-name="Preformatted_20_Text"><text:s text:c="16"/>gender:or([masc,neuter])</text:p>
      <text:p text:style-name="Preformatted_20_Text"><text:s text:c="16"/>case:abl</text:p>
      <text:p text:style-name="Preformatted_20_Text"><text:s text:c="16"/>person:3</text:p>
      <text:p text:style-name="Preformatted_20_Text"><text:s text:c="16"/>reltype:restrictive</text:p>
      <text:p text:style-name="Preformatted_20_Text"><text:s text:c="16"/>mood:indica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utor_use</text:p>
      <text:p text:style-name="Preformatted_20_Text"><text:s text:c="24"/>polarity:pos</text:p>
      <text:p text:style-name="Preformatted_20_Text"><text:s text:c="24"/>cat:vg</text:p>
      <text:p text:style-name="Preformatted_20_Text"><text:s text:c="24"/>* utitur * </text:p>
      <text:p text:style-name="Preformatted_20_Text"><text:s text:c="24"/>pos:v</text:p>
      <text:p text:style-name="Preformatted_20_Text"><text:s text:c="24"/>lex:uti</text:p>
      <text:p text:style-name="Preformatted_20_Text"><text:s text:c="24"/>voice:act</text:p>
      <text:p text:style-name="Preformatted_20_Text"><text:s text:c="24"/>tense:presen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fem</text:p>
      <text:p text:style-name="Preformatted_20_Text"><text:s text:c="24"/>* ciuitas * * illa * </text:p>
      <text:p text:style-name="Preformatted_20_Text"><text:s text:c="24"/>index:i(p(8,9))</text:p>
      <text:p text:style-name="Preformatted_20_Text"><text:s text:c="24"/>cat:np</text:p>
      <text:p text:style-name="Preformatted_20_Text"><text:s text:c="24"/>sem:[hum,loc]</text:p>
      <text:p text:style-name="Preformatted_20_Text"><text:s text:c="24"/>person:3</text:p>
      <text:p text:style-name="Preformatted_20_Text"><text:s text:c="24"/>lex:ciuitas</text:p>
      <text:p text:style-name="Preformatted_20_Text"><text:s text:c="24"/>case:nom</text:p>
      <text:p text:style-name="Preformatted_20_Text"><text:s text:c="24"/>c_str</text:p>
      <text:p text:style-name="Preformatted_20_Text"><text:s text:c="28"/>head</text:p>
      <text:p text:style-name="Preformatted_20_Text"><text:s text:c="32"/>* ciuitas * </text:p>
      <text:p text:style-name="Preformatted_20_Text"><text:s text:c="32"/>pos:noun</text:p>
      <text:p text:style-name="Preformatted_20_Text"><text:s text:c="32"/>lex:ciuitas</text:p>
      <text:p text:style-name="Preformatted_20_Text"><text:s text:c="32"/>case:nom</text:p>
      <text:p text:style-name="Preformatted_20_Text"><text:s text:c="32"/>gender:fem</text:p>
      <text:p text:style-name="Preformatted_20_Text"><text:s text:c="32"/>number:sing</text:p>
      <text:p text:style-name="Preformatted_20_Text"><text:soft-page-break/><text:s text:c="32"/>sem:[hum,loc]</text:p>
      <text:p text:style-name="Preformatted_20_Text"><text:s text:c="28"/>adjp</text:p>
      <text:p text:style-name="Preformatted_20_Text"><text:s text:c="32"/>cat:adjp</text:p>
      <text:p text:style-name="Preformatted_20_Text"><text:s text:c="32"/>* illa * </text:p>
      <text:p text:style-name="Preformatted_20_Text"><text:s text:c="32"/>case:nom</text:p>
      <text:p text:style-name="Preformatted_20_Text"><text:s text:c="32"/>number:sing</text:p>
      <text:p text:style-name="Preformatted_20_Text"><text:s text:c="32"/>gender:fem</text:p>
      <text:p text:style-name="Preformatted_20_Text"><text:s text:c="32"/>lex:ille</text:p>
      <text:p text:style-name="Preformatted_20_Text"><text:s text:c="32"/>c_str</text:p>
      <text:p text:style-name="Preformatted_20_Text"><text:s text:c="32"/>ille</text:p>
      <text:p text:style-name="Preformatted_20_Text"><text:s text:c="20"/>object_i</text:p>
      <text:p text:style-name="Preformatted_20_Text"><text:s text:c="24"/>e:i(p(1,2))</text:p>
      <text:p text:style-name="Preformatted_20_Text"><text:s text:c="20"/>prep_phrase_adjunct_3</text:p>
      <text:p text:style-name="Preformatted_20_Text"><text:s text:c="24"/>* in * * sedandis * * discordiis * </text:p>
      <text:p text:style-name="Preformatted_20_Text"><text:s text:c="24"/>index:i(p(6,7))</text:p>
      <text:p text:style-name="Preformatted_20_Text"><text:s text:c="24"/>case:abl</text:p>
      <text:p text:style-name="Preformatted_20_Text"><text:s text:c="24"/>prep:in</text:p>
      <text:p text:style-name="Preformatted_20_Text"><text:s text:c="24"/>sem:[quality]</text:p>
      <text:p text:style-name="Preformatted_20_Text"><text:s text:c="24"/>lex:discordia</text:p>
      <text:p text:style-name="Preformatted_20_Text"><text:s text:c="24"/>cat:pp</text:p>
      <text:p text:style-name="Preformatted_20_Text"><text:s text:c="24"/>c_str</text:p>
      <text:p text:style-name="Preformatted_20_Text"><text:s text:c="28"/>prep:in</text:p>
      <text:p text:style-name="Preformatted_20_Text"><text:s text:c="28"/>head</text:p>
      <text:p text:style-name="Preformatted_20_Text"><text:s text:c="32"/>* sedandis * * discordiis * </text:p>
      <text:p text:style-name="Preformatted_20_Text"><text:s text:c="32"/>index:i(p(6,7))</text:p>
      <text:p text:style-name="Preformatted_20_Text"><text:s text:c="32"/>cat:np</text:p>
      <text:p text:style-name="Preformatted_20_Text"><text:s text:c="32"/>sem:[quality]</text:p>
      <text:p text:style-name="Preformatted_20_Text"><text:s text:c="32"/>number:pl</text:p>
      <text:p text:style-name="Preformatted_20_Text"><text:s text:c="32"/>person:3</text:p>
      <text:p text:style-name="Preformatted_20_Text"><text:s text:c="32"/>gender:fem</text:p>
      <text:p text:style-name="Preformatted_20_Text"><text:s text:c="32"/>lex:discordia</text:p>
      <text:p text:style-name="Preformatted_20_Text"><text:s text:c="32"/>case:abl</text:p>
      <text:p text:style-name="Preformatted_20_Text"><text:s text:c="32"/>c_str</text:p>
      <text:p text:style-name="Preformatted_20_Text"><text:s text:c="36"/>head</text:p>
      <text:p text:style-name="Preformatted_20_Text"><text:s text:c="40"/>* discordiis * </text:p>
      <text:p text:style-name="Preformatted_20_Text"><text:s text:c="40"/>pos:noun</text:p>
      <text:p text:style-name="Preformatted_20_Text"><text:s text:c="40"/>lex:discordia</text:p>
      <text:p text:style-name="Preformatted_20_Text"><text:s text:c="40"/>case:abl</text:p>
      <text:p text:style-name="Preformatted_20_Text"><text:s text:c="40"/>gender:fem</text:p>
      <text:p text:style-name="Preformatted_20_Text"><text:s text:c="40"/>number:pl</text:p>
      <text:p text:style-name="Preformatted_20_Text"><text:s text:c="40"/>sem:[quality]</text:p>
      <text:p text:style-name="Preformatted_20_Text"><text:s text:c="36"/>adjp</text:p>
      <text:p text:style-name="Preformatted_20_Text"><text:s text:c="40"/>cat:adjp</text:p>
      <text:p text:style-name="Preformatted_20_Text"><text:s text:c="40"/>* sedandis * </text:p>
      <text:p text:style-name="Preformatted_20_Text"><text:s text:c="40"/>case:abl</text:p>
      <text:p text:style-name="Preformatted_20_Text"><text:s text:c="40"/>number:pl</text:p>
      <text:p text:style-name="Preformatted_20_Text"><text:s text:c="40"/>gender:fem</text:p>
      <text:p text:style-name="Preformatted_20_Text"><text:s text:c="40"/>lex:sedandis</text:p>
      <text:p text:style-name="Preformatted_20_Text"><text:s text:c="40"/>c_str</text:p>
      <text:p text:style-name="Preformatted_20_Text"><text:s text:c="40"/>sedandis</text:p>
      <text:p text:style-name="Preformatted_20_Text"/>
      <text:p text:style-name="Preformatted_20_Text"/>
      <text:p text:style-name="Preformatted_20_Text"/>
      <text:p text:style-name="Preformatted_20_Text"/>
      <text:p text:style-name="P12">Comment : 'sedandis discordiis' is left unanalyzed</text:p>
      <text:p text:style-name="Preformatted_20_Text"/>
      <text:p text:style-name="P15">% 23 Tacitus Hist Lib I 39 2.</text:p>
      <text:h text:style-name="Heading_20_3" text:outline-level="3">Agitasse Laco ignaro Galba de occidendo Vinio dicitur.</text:h>
      <text:p text:style-name="Preformatted_20_Text">[0/agitauisse,1/laco,2/ignaro,3/galba,4/de,5/occidendo,6/uinio,7/dicitur,endpos(8)]</text:p>
      <text:p text:style-name="Preformatted_20_Text">cputime : 28.296875</text:p>
      <text:p text:style-name="Preformatted_20_Text"/>
      <text:p text:style-name="Preformatted_20_Text">16.97---&gt;</text:p>
      <text:p text:style-name="Preformatted_20_Text">[vg:[polarity:pos,cat:vg,pathlist:[p(7,8)],hp:[p(7,8)],gender:_86762,w:0,pos:v,class:tr_inf,type:finite,lex:dicere,voice:pass,txt:dicitur,tense:present,kind:std,mood:indicative,number:sing,person:3],pred:[subject:[pathlist:[p(1,2)],hp:[p(1,2)],index:i(p(1,2)),distance:[0],cat:np,sem:[male],class:proper,lex:laco,lextype:full,number:sing,person:3,gender:masc,type:core,case:nom,w:1,c_str:laco],pred:[vg:[selected_reading:agito_deliberate,polarity:pos,cat:vg,pathlist:[p(0,1)],hp:[p(0,1)],gender:_87288,w:0,pos:v,class:intr,type:nonfinite,lex:agitare,voice:act,txt:agitare,tense:past,kind:std,mood:infinitive,number:_87420,person:_87432],prep_cplt:[pathlist:[p(4,5),p(5,6),p(6,7)],hp:[p(4,5)],distance:[0],index:_87546,case:abl,prep:de,sem:_87582,lex:de,w:14,type:gerund,cat:pp,c_str:[prep:de,head:[cat:pred,type:gerund,subtype:gerundive,case:abl,mood:gerund,class:m,local_case:abl,number:sing,person:3,gender:neuter,pathlist:[p(5,6),p(6,7)],distance:[0],gap:[],w:4,c_str:[vg:[selected_reading:occido_kill,pos:gdiv,txt:occidendo,case:abl,gender:masc,number:sing,lex:occidere,class:tr_cod,type:gdiv,kind:std,mood:gerund,person:3],object:[pathlist:[p(6,7)],hp:[p(6,7)],index:i(p(6,7)),distance:[0],cat:np,sem:[male],class:proper,lex:uinius,lextype:full,number:sing,person:3,gender:masc,type:core,case:abl,w:1,c_str:uinius]]]]],ablative_absolute:[pathlist:[p(3,4),p(2,3)],distance:[0],w:0,c_str:[[pathlist:[p(3,4)],hp:[p(3,4)],index:i(p(3,4)),distance:[0],cat:np,sem:[male],class:proper,lex:galba,lextype:full,number:sing,person:3,gender:masc,type:core,case:abl,w:1,c_str:galba],[cat:adjp,pathlist:[p(2,3)],distance:[0],hp:[p(2,3)],case:abl,number:sing,gender:masc,lex:ignarus,type:std,w:1,c_str:ignarus]]]]]]</text:p>
      <text:p text:style-name="Preformatted_20_Text"/>
      <text:p text:style-name="Preformatted_20_Text"><text:s text:c="4"/>vg</text:p>
      <text:p text:style-name="Preformatted_20_Text"><text:s text:c="8"/>polarity:pos</text:p>
      <text:p text:style-name="Preformatted_20_Text"><text:s text:c="8"/>cat:vg</text:p>
      <text:p text:style-name="Preformatted_20_Text"><text:s text:c="8"/>* dicitur * </text:p>
      <text:p text:style-name="Preformatted_20_Text"><text:s text:c="8"/>pos:v</text:p>
      <text:p text:style-name="Preformatted_20_Text"><text:s text:c="8"/>lex:dicere</text:p>
      <text:p text:style-name="Preformatted_20_Text"><text:s text:c="8"/>voice:pass</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pred</text:p>
      <text:p text:style-name="Preformatted_20_Text"><text:s text:c="8"/>subject</text:p>
      <text:p text:style-name="Preformatted_20_Text"><text:s text:c="12"/>* laco * </text:p>
      <text:p text:style-name="Preformatted_20_Text"><text:s text:c="12"/>index:i(p(1,2))</text:p>
      <text:p text:style-name="Preformatted_20_Text"><text:s text:c="12"/>cat:np</text:p>
      <text:p text:style-name="Preformatted_20_Text"><text:s text:c="12"/>sem:[male]</text:p>
      <text:p text:style-name="Preformatted_20_Text"><text:s text:c="12"/>lex:laco</text:p>
      <text:p text:style-name="Preformatted_20_Text"><text:s text:c="12"/>number:sing</text:p>
      <text:p text:style-name="Preformatted_20_Text"><text:s text:c="12"/>person:3</text:p>
      <text:p text:style-name="Preformatted_20_Text"><text:s text:c="12"/>gender:masc</text:p>
      <text:p text:style-name="Preformatted_20_Text"><text:s text:c="12"/>case:nom</text:p>
      <text:p text:style-name="Preformatted_20_Text"><text:s text:c="12"/>c_str</text:p>
      <text:p text:style-name="Preformatted_20_Text"><text:s text:c="12"/>laco</text:p>
      <text:p text:style-name="Preformatted_20_Text"><text:s text:c="8"/>pred</text:p>
      <text:p text:style-name="Preformatted_20_Text"><text:s text:c="12"/>vg</text:p>
      <text:p text:style-name="Preformatted_20_Text"><text:s text:c="16"/>selected_reading:agito_deliberate</text:p>
      <text:p text:style-name="Preformatted_20_Text"><text:s text:c="16"/>polarity:pos</text:p>
      <text:p text:style-name="Preformatted_20_Text"><text:s text:c="16"/>cat:vg</text:p>
      <text:p text:style-name="Preformatted_20_Text"><text:s text:c="16"/>* agitauisse * </text:p>
      <text:p text:style-name="Preformatted_20_Text"><text:s text:c="16"/>pos:v</text:p>
      <text:p text:style-name="Preformatted_20_Text"><text:s text:c="16"/>lex:agitare</text:p>
      <text:p text:style-name="Preformatted_20_Text"><text:s text:c="16"/>voice:act</text:p>
      <text:p text:style-name="Preformatted_20_Text"><text:s text:c="16"/>tense:past</text:p>
      <text:p text:style-name="Preformatted_20_Text"><text:s text:c="16"/>mood:infinitive</text:p>
      <text:p text:style-name="Preformatted_20_Text"><text:s text:c="12"/>prep_cplt</text:p>
      <text:p text:style-name="Preformatted_20_Text"><text:s text:c="16"/>* de * * occidendo * * uinio * </text:p>
      <text:p text:style-name="Preformatted_20_Text"><text:s text:c="16"/>case:abl</text:p>
      <text:p text:style-name="Preformatted_20_Text"><text:s text:c="16"/>prep:de</text:p>
      <text:p text:style-name="Preformatted_20_Text"><text:soft-page-break/><text:s text:c="16"/>lex:de</text:p>
      <text:p text:style-name="Preformatted_20_Text"><text:s text:c="16"/>cat:pp</text:p>
      <text:p text:style-name="Preformatted_20_Text"><text:s text:c="16"/>c_str</text:p>
      <text:p text:style-name="Preformatted_20_Text"><text:s text:c="20"/>prep:de</text:p>
      <text:p text:style-name="Preformatted_20_Text"><text:s text:c="20"/>head</text:p>
      <text:p text:style-name="Preformatted_20_Text"><text:s text:c="24"/>cat:pred</text:p>
      <text:p text:style-name="Preformatted_20_Text"><text:s text:c="24"/>subtype:gerundive</text:p>
      <text:p text:style-name="Preformatted_20_Text"><text:s text:c="24"/>case:abl</text:p>
      <text:p text:style-name="Preformatted_20_Text"><text:s text:c="24"/>mood:gerund</text:p>
      <text:p text:style-name="Preformatted_20_Text"><text:s text:c="24"/>local_case:abl</text:p>
      <text:p text:style-name="Preformatted_20_Text"><text:s text:c="24"/>number:sing</text:p>
      <text:p text:style-name="Preformatted_20_Text"><text:s text:c="24"/>person:3</text:p>
      <text:p text:style-name="Preformatted_20_Text"><text:s text:c="24"/>gender:neuter</text:p>
      <text:p text:style-name="Preformatted_20_Text"><text:s text:c="24"/>* occidendo * * uinio * </text:p>
      <text:p text:style-name="Preformatted_20_Text"><text:s text:c="24"/>c_str</text:p>
      <text:p text:style-name="Preformatted_20_Text"><text:s text:c="28"/>vg</text:p>
      <text:p text:style-name="Preformatted_20_Text"><text:s text:c="32"/>selected_reading:occido_kill</text:p>
      <text:p text:style-name="Preformatted_20_Text"><text:s text:c="32"/>pos:gdiv</text:p>
      <text:p text:style-name="Preformatted_20_Text"><text:s text:c="32"/>case:abl</text:p>
      <text:p text:style-name="Preformatted_20_Text"><text:s text:c="32"/>gender:masc</text:p>
      <text:p text:style-name="Preformatted_20_Text"><text:s text:c="32"/>number:sing</text:p>
      <text:p text:style-name="Preformatted_20_Text"><text:s text:c="32"/>lex:occidere</text:p>
      <text:p text:style-name="Preformatted_20_Text"><text:s text:c="32"/>mood:gerund</text:p>
      <text:p text:style-name="Preformatted_20_Text"><text:s text:c="32"/>person:3</text:p>
      <text:p text:style-name="Preformatted_20_Text"><text:s text:c="28"/>object</text:p>
      <text:p text:style-name="Preformatted_20_Text"><text:s text:c="32"/>* uinio * </text:p>
      <text:p text:style-name="Preformatted_20_Text"><text:s text:c="32"/>index:i(p(6,7))</text:p>
      <text:p text:style-name="Preformatted_20_Text"><text:s text:c="32"/>cat:np</text:p>
      <text:p text:style-name="Preformatted_20_Text"><text:s text:c="32"/>sem:[male]</text:p>
      <text:p text:style-name="Preformatted_20_Text"><text:s text:c="32"/>lex:uinius</text:p>
      <text:p text:style-name="Preformatted_20_Text"><text:s text:c="32"/>number:sing</text:p>
      <text:p text:style-name="Preformatted_20_Text"><text:s text:c="32"/>person:3</text:p>
      <text:p text:style-name="Preformatted_20_Text"><text:s text:c="32"/>gender:masc</text:p>
      <text:p text:style-name="Preformatted_20_Text"><text:s text:c="32"/>case:abl</text:p>
      <text:p text:style-name="Preformatted_20_Text"><text:s text:c="32"/>c_str</text:p>
      <text:p text:style-name="Preformatted_20_Text"><text:s text:c="32"/>uinius</text:p>
      <text:p text:style-name="Preformatted_20_Text"><text:s text:c="12"/>ablative_absolute</text:p>
      <text:p text:style-name="Preformatted_20_Text"><text:s text:c="16"/>* galba * * ignaro * </text:p>
      <text:p text:style-name="Preformatted_20_Text"><text:s text:c="16"/>c_str</text:p>
      <text:p text:style-name="Preformatted_20_Text"><text:s text:c="24"/>* galba * </text:p>
      <text:p text:style-name="Preformatted_20_Text"><text:s text:c="24"/>index:i(p(3,4))</text:p>
      <text:p text:style-name="Preformatted_20_Text"><text:s text:c="24"/>cat:np</text:p>
      <text:p text:style-name="Preformatted_20_Text"><text:s text:c="24"/>sem:[male]</text:p>
      <text:p text:style-name="Preformatted_20_Text"><text:s text:c="24"/>lex:galba</text:p>
      <text:p text:style-name="Preformatted_20_Text"><text:s text:c="24"/>number:sing</text:p>
      <text:p text:style-name="Preformatted_20_Text"><text:s text:c="24"/>person:3</text:p>
      <text:p text:style-name="Preformatted_20_Text"><text:s text:c="24"/>gender:masc</text:p>
      <text:p text:style-name="Preformatted_20_Text"><text:s text:c="24"/>case:abl</text:p>
      <text:p text:style-name="Preformatted_20_Text"><text:s text:c="24"/>c_str</text:p>
      <text:p text:style-name="Preformatted_20_Text"><text:s text:c="24"/>galba</text:p>
      <text:p text:style-name="Preformatted_20_Text"><text:s text:c="24"/>cat:adjp</text:p>
      <text:p text:style-name="Preformatted_20_Text"><text:s text:c="24"/>* ignaro * </text:p>
      <text:p text:style-name="Preformatted_20_Text"><text:s text:c="24"/>case:abl</text:p>
      <text:p text:style-name="Preformatted_20_Text"><text:s text:c="24"/>number:sing</text:p>
      <text:p text:style-name="Preformatted_20_Text"><text:s text:c="24"/>gender:masc</text:p>
      <text:p text:style-name="Preformatted_20_Text"><text:s text:c="24"/>lex:ignarus</text:p>
      <text:p text:style-name="Preformatted_20_Text"><text:s text:c="24"/>c_str</text:p>
      <text:p text:style-name="Preformatted_20_Text"><text:s text:c="24"/>ignarus</text:p>
      <text:p text:style-name="Preformatted_20_Text"/>
      <text:p text:style-name="Preformatted_20_Text"/>
      <text:p text:style-name="Preformatted_20_Text"/>
      <text:p text:style-name="P12">Comment : OK</text:p>
      <text:p text:style-name="Preformatted_20_Text"/>
      <text:p text:style-name="Preformatted_20_Text"/>
      <text:p text:style-name="P15">% 24 Tacitus Agricola 2 4 1.</text:p>
      <text:h text:style-name="Heading_20_3" text:outline-level="3">Memoriam quoque ipsam cum voce perdidissemus si tam in nostra potestate esset oblivisci quam tacere.</text:h>
      <text:p text:style-name="Preformatted_20_Text"/>
      <text:p text:style-name="Preformatted_20_Text">[0/memoriam,1/ipsam,2/cum,3/uoce,4/perdidissemus,5/si,6/in,7/nostra,8/potestate,9/esset,10/obliuisci,11/tam_quam,12/tacere,endpos(13)]</text:p>
      <text:p text:style-name="Preformatted_20_Text">cputime : 248.89062499999994</text:p>
      <text:p text:style-name="Preformatted_20_Text"/>
      <text:p text:style-name="Preformatted_20_Text">6.98---&gt;</text:p>
      <text:p text:style-name="Preformatted_20_Text">[clause_semantics:irrealis_past,subordinator:[lex:si,pos:sub,argbound:no,mood:subjunctive],subordinate_clause:[si,[illocutionary_force:statement,vg:[selected_reading:sum_be,polarity:pos,cat:vg,pathlist:[p(9,10)],hp:[p(9,10)],gender:_97986,w:0,pos:v,class:v_esse,type:finite,lex:esse,voice:act,txt:esset,tense:imperfect,kind:std,mood:subjunctive,number:sing,person:3],subject:[number:sing,gender:_98166,cat:pred,type:nonfinite_i,mood:infinitive,tense:_98214,class:m,pathlist:[p(10,11),p(11,12),p(12,13)],distance:[0],person:3,case:or([nom,acc]),gap:[],w:0,c_str:[head:[vg:[selected_reading:obliuiscor_forget,polarity:pos,cat:vg,pathlist:[p(10,11)],hp:[p(10,11)],gender:_98482,w:0,pos:v,class:tr_cod,type:nonfinite,lex:obliuisci,voice:act,txt:obliuisci,tense:present,kind:dep,mood:infinitive,number:_98614,person:_98626]],coord:tam_quam,head:[vg:[selected_reading:taceo_keep_silent,polarity:pos,cat:vg,pathlist:[p(12,13)],hp:[p(12,13)],gender:_98752,w:0,pos:v,class:intr,type:nonfinite,lex:tacere,voice:act,txt:tacere,tense:present,kind:std,mood:infinitive,number:_98884,person:_98896]]]],predicative:[pathlist:[p(6,7),p(7,8),p(8,9)],hp:[p(8,9)],distance:[0],index:i(p(8,9)),case:abl,prep:in,sem:[quality],lex:potestas,w: -1,type:core,cat:pp,c_str:[prep:in,head:[pathlist:[p(7,8),p(8,9)],hp:[p(8,9)],index:i(p(8,9)),distance:[0],cat:np,class:common,sem:[quality],number:sing,person:3,gender:fem,type:core,lex:potestas,lextype:full,case:abl,w:2,c_str:[head:[pathlist:[p(8,9)],pos:noun,txt:potestate,lex:potestas,case:abl,gender:fem,class:common,ab:mm,number:sing,sem:[quality]],adjp:[cat:adjp,pathlist:[p(7,8)],distance:[0],hp:[p(7,8)],case:abl,number:sing,gender:fem,lex:noster,type:poss,w:1,c_str:noster]]]]]]],main_clause:[illocutionary_force:statement,vg:[selected_reading:perdo_ruin_or_lose,polarity:pos,cat:vg,pathlist:[p(4,5)],hp:[p(4,5)],gender:_99806,w:0,pos:v,class:tr_cod,type:finite,lex:perdere,voice:act,txt:perdidissemus,tense:pluperfect,kind:std,mood:subjunctive,number:pl,person:1],subject:[source:context_retrievable,number:pl,gender:or([masc,fem]),person:1,cat:np,index:i(0,0),constraints_to_be_met:[],distance:[0],pathlist:[],case:nom,w:0],object:[pathlist:[p(0,1),p(1,2)],hp:[p(0,1)],index:i(p(0,1)),distance:[0],cat:np,class:common,sem:[quality],number:sing,person:3,gender:fem,type:core,lex:memoria,lextype:full,case:acc,w:2,c_str:[head:[pathlist:[p(0,1)],pos:noun,txt:memoriam,lex:memoria,case:acc,gender:fem,class:common,ab:mm,number:sing,sem:[quality]],adjp:[cat:adjp,pathlist:[p(1,2)],distance:[0],hp:[p(1,2)],case:acc,number:sing,gender:fem,lex:ipse,type:tool,w:1,c_str:ipse]]],prep_phrase_adjunct_1:[pathlist:[p(2,3),p(3,4)],hp:[p(3,4)],distance:[0],index:i(p(3,4)),case:abl,prep:cum,sem:[abstract],lex:uox,w:1,type:core,cat:pp,c_str:[prep:cum,head:[pathlist:[p(3,4)],hp:[p(3,4)],index:i(p(3,4)),distance:[0],cat:np,sem:[abstract],class:common,lextype:full,origin:noun,number:sing,person:3,gender:fem,type:core,lex:uox,txt:uoce,case:abl,w:1,c_str:uoce]]]]]</text:p>
      <text:p text:style-name="Preformatted_20_Text"/>
      <text:p text:style-name="Preformatted_20_Text"><text:s text:c="4"/>clause_semantics:irrealis_past</text:p>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esset * </text:p>
      <text:p text:style-name="Preformatted_20_Text"><text:s text:c="16"/>pos:v</text:p>
      <text:p text:style-name="Preformatted_20_Text"><text:s text:c="16"/>lex:esse</text:p>
      <text:p text:style-name="Preformatted_20_Text"><text:s text:c="16"/>voice:act</text:p>
      <text:p text:style-name="Preformatted_20_Text"><text:s text:c="16"/>tense:imperfect</text:p>
      <text:p text:style-name="Preformatted_20_Text"><text:s text:c="16"/>mood:subjunctive</text:p>
      <text:p text:style-name="Preformatted_20_Text"><text:s text:c="16"/>number:sing</text:p>
      <text:p text:style-name="Preformatted_20_Text"><text:s text:c="16"/>person:3</text:p>
      <text:p text:style-name="Preformatted_20_Text"><text:s text:c="12"/>subject</text:p>
      <text:p text:style-name="Preformatted_20_Text"><text:s text:c="16"/>number:sing</text:p>
      <text:p text:style-name="Preformatted_20_Text"><text:soft-page-break/><text:s text:c="16"/>cat:pred</text:p>
      <text:p text:style-name="Preformatted_20_Text"><text:s text:c="16"/>mood:infinitive</text:p>
      <text:p text:style-name="Preformatted_20_Text"><text:s text:c="16"/>* obliuisci * * tam_quam * * tacere * </text:p>
      <text:p text:style-name="Preformatted_20_Text"><text:s text:c="16"/>person:3</text:p>
      <text:p text:style-name="Preformatted_20_Text"><text:s text:c="16"/>case:or([nom,acc])</text:p>
      <text:p text:style-name="Preformatted_20_Text"><text:s text:c="16"/>c_str</text:p>
      <text:p text:style-name="Preformatted_20_Text"><text:s text:c="20"/>head</text:p>
      <text:p text:style-name="Preformatted_20_Text"><text:s text:c="24"/>vg</text:p>
      <text:p text:style-name="Preformatted_20_Text"><text:s text:c="28"/>selected_reading:obliuiscor_forget</text:p>
      <text:p text:style-name="Preformatted_20_Text"><text:s text:c="28"/>polarity:pos</text:p>
      <text:p text:style-name="Preformatted_20_Text"><text:s text:c="28"/>cat:vg</text:p>
      <text:p text:style-name="Preformatted_20_Text"><text:s text:c="28"/>* obliuisci * </text:p>
      <text:p text:style-name="Preformatted_20_Text"><text:s text:c="28"/>pos:v</text:p>
      <text:p text:style-name="Preformatted_20_Text"><text:s text:c="28"/>lex:obliuisci</text:p>
      <text:p text:style-name="Preformatted_20_Text"><text:s text:c="28"/>voice:act</text:p>
      <text:p text:style-name="Preformatted_20_Text"><text:s text:c="28"/>tense:present</text:p>
      <text:p text:style-name="Preformatted_20_Text"><text:s text:c="28"/>mood:infinitive</text:p>
      <text:p text:style-name="Preformatted_20_Text"><text:s text:c="20"/>coord:tam_quam</text:p>
      <text:p text:style-name="Preformatted_20_Text"><text:s text:c="20"/>head</text:p>
      <text:p text:style-name="Preformatted_20_Text"><text:s text:c="24"/>vg</text:p>
      <text:p text:style-name="Preformatted_20_Text"><text:s text:c="28"/>selected_reading:taceo_keep_silent</text:p>
      <text:p text:style-name="Preformatted_20_Text"><text:s text:c="28"/>polarity:pos</text:p>
      <text:p text:style-name="Preformatted_20_Text"><text:s text:c="28"/>cat:vg</text:p>
      <text:p text:style-name="Preformatted_20_Text"><text:s text:c="28"/>* tacere * </text:p>
      <text:p text:style-name="Preformatted_20_Text"><text:s text:c="28"/>pos:v</text:p>
      <text:p text:style-name="Preformatted_20_Text"><text:s text:c="28"/>lex:tacere</text:p>
      <text:p text:style-name="Preformatted_20_Text"><text:s text:c="28"/>voice:act</text:p>
      <text:p text:style-name="Preformatted_20_Text"><text:s text:c="28"/>tense:present</text:p>
      <text:p text:style-name="Preformatted_20_Text"><text:s text:c="28"/>mood:infinitive</text:p>
      <text:p text:style-name="Preformatted_20_Text"><text:s text:c="12"/>predicative</text:p>
      <text:p text:style-name="Preformatted_20_Text"><text:s text:c="16"/>* in * * nostra * * potestate * </text:p>
      <text:p text:style-name="Preformatted_20_Text"><text:s text:c="16"/>index:i(p(8,9))</text:p>
      <text:p text:style-name="Preformatted_20_Text"><text:s text:c="16"/>case:abl</text:p>
      <text:p text:style-name="Preformatted_20_Text"><text:s text:c="16"/>prep:in</text:p>
      <text:p text:style-name="Preformatted_20_Text"><text:s text:c="16"/>sem:[quality]</text:p>
      <text:p text:style-name="Preformatted_20_Text"><text:s text:c="16"/>lex:potestas</text:p>
      <text:p text:style-name="Preformatted_20_Text"><text:s text:c="16"/>cat:pp</text:p>
      <text:p text:style-name="Preformatted_20_Text"><text:s text:c="16"/>c_str</text:p>
      <text:p text:style-name="Preformatted_20_Text"><text:s text:c="20"/>prep:in</text:p>
      <text:p text:style-name="Preformatted_20_Text"><text:s text:c="20"/>head</text:p>
      <text:p text:style-name="Preformatted_20_Text"><text:s text:c="24"/>* nostra * * potestate * </text:p>
      <text:p text:style-name="Preformatted_20_Text"><text:s text:c="24"/>index:i(p(8,9))</text:p>
      <text:p text:style-name="Preformatted_20_Text"><text:s text:c="24"/>cat:np</text:p>
      <text:p text:style-name="Preformatted_20_Text"><text:s text:c="24"/>sem:[quality]</text:p>
      <text:p text:style-name="Preformatted_20_Text"><text:s text:c="24"/>number:sing</text:p>
      <text:p text:style-name="Preformatted_20_Text"><text:s text:c="24"/>person:3</text:p>
      <text:p text:style-name="Preformatted_20_Text"><text:s text:c="24"/>gender:fem</text:p>
      <text:p text:style-name="Preformatted_20_Text"><text:s text:c="24"/>lex:potestas</text:p>
      <text:p text:style-name="Preformatted_20_Text"><text:s text:c="24"/>case:abl</text:p>
      <text:p text:style-name="Preformatted_20_Text"><text:s text:c="24"/>c_str</text:p>
      <text:p text:style-name="Preformatted_20_Text"><text:s text:c="28"/>head</text:p>
      <text:p text:style-name="Preformatted_20_Text"><text:s text:c="32"/>* potestate * </text:p>
      <text:p text:style-name="Preformatted_20_Text"><text:s text:c="32"/>pos:noun</text:p>
      <text:p text:style-name="Preformatted_20_Text"><text:s text:c="32"/>lex:potestas</text:p>
      <text:p text:style-name="Preformatted_20_Text"><text:s text:c="32"/>case:abl</text:p>
      <text:p text:style-name="Preformatted_20_Text"><text:s text:c="32"/>gender:fem</text:p>
      <text:p text:style-name="Preformatted_20_Text"><text:s text:c="32"/>number:sing</text:p>
      <text:p text:style-name="Preformatted_20_Text"><text:s text:c="32"/>sem:[quality]</text:p>
      <text:p text:style-name="Preformatted_20_Text"><text:s text:c="28"/>adjp</text:p>
      <text:p text:style-name="Preformatted_20_Text"><text:s text:c="32"/>cat:adjp</text:p>
      <text:p text:style-name="Preformatted_20_Text"><text:s text:c="32"/>* nostra * </text:p>
      <text:p text:style-name="Preformatted_20_Text"><text:s text:c="32"/>case:abl</text:p>
      <text:p text:style-name="Preformatted_20_Text"><text:s text:c="32"/>number:sing</text:p>
      <text:p text:style-name="Preformatted_20_Text"><text:s text:c="32"/>gender:fem</text:p>
      <text:p text:style-name="Preformatted_20_Text"><text:soft-page-break/><text:s text:c="32"/>lex:noster</text:p>
      <text:p text:style-name="Preformatted_20_Text"><text:s text:c="32"/>c_str</text:p>
      <text:p text:style-name="Preformatted_20_Text"><text:s text:c="32"/>noster</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perdo_ruin_or_lose</text:p>
      <text:p text:style-name="Preformatted_20_Text"><text:s text:c="12"/>polarity:pos</text:p>
      <text:p text:style-name="Preformatted_20_Text"><text:s text:c="12"/>cat:vg</text:p>
      <text:p text:style-name="Preformatted_20_Text"><text:s text:c="12"/>* perdidissemus * </text:p>
      <text:p text:style-name="Preformatted_20_Text"><text:s text:c="12"/>pos:v</text:p>
      <text:p text:style-name="Preformatted_20_Text"><text:s text:c="12"/>lex:perdere</text:p>
      <text:p text:style-name="Preformatted_20_Text"><text:s text:c="12"/>voice:act</text:p>
      <text:p text:style-name="Preformatted_20_Text"><text:s text:c="12"/>tense:pluperfect</text:p>
      <text:p text:style-name="Preformatted_20_Text"><text:s text:c="12"/>mood:subjunctive</text:p>
      <text:p text:style-name="Preformatted_20_Text"><text:s text:c="12"/>number:pl</text:p>
      <text:p text:style-name="Preformatted_20_Text"><text:s text:c="12"/>person:1</text:p>
      <text:p text:style-name="Preformatted_20_Text"><text:s text:c="8"/>subject</text:p>
      <text:p text:style-name="Preformatted_20_Text"><text:s text:c="12"/>source:context_retrievable</text:p>
      <text:p text:style-name="Preformatted_20_Text"><text:s text:c="12"/>number:pl</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ase:nom</text:p>
      <text:p text:style-name="Preformatted_20_Text"><text:s text:c="8"/>object</text:p>
      <text:p text:style-name="Preformatted_20_Text"><text:s text:c="12"/>* memoriam * * ipsam * </text:p>
      <text:p text:style-name="Preformatted_20_Text"><text:s text:c="12"/>index:i(p(0,1))</text:p>
      <text:p text:style-name="Preformatted_20_Text"><text:s text:c="12"/>cat:np</text:p>
      <text:p text:style-name="Preformatted_20_Text"><text:s text:c="12"/>sem:[quality]</text:p>
      <text:p text:style-name="Preformatted_20_Text"><text:s text:c="12"/>number:sing</text:p>
      <text:p text:style-name="Preformatted_20_Text"><text:s text:c="12"/>person:3</text:p>
      <text:p text:style-name="Preformatted_20_Text"><text:s text:c="12"/>gender:fem</text:p>
      <text:p text:style-name="Preformatted_20_Text"><text:s text:c="12"/>lex:memoria</text:p>
      <text:p text:style-name="Preformatted_20_Text"><text:s text:c="12"/>case:acc</text:p>
      <text:p text:style-name="Preformatted_20_Text"><text:s text:c="12"/>c_str</text:p>
      <text:p text:style-name="Preformatted_20_Text"><text:s text:c="16"/>head</text:p>
      <text:p text:style-name="Preformatted_20_Text"><text:s text:c="20"/>* memoriam * </text:p>
      <text:p text:style-name="Preformatted_20_Text"><text:s text:c="20"/>pos:noun</text:p>
      <text:p text:style-name="Preformatted_20_Text"><text:s text:c="20"/>lex:memoria</text:p>
      <text:p text:style-name="Preformatted_20_Text"><text:s text:c="20"/>case:acc</text:p>
      <text:p text:style-name="Preformatted_20_Text"><text:s text:c="20"/>gender:fem</text:p>
      <text:p text:style-name="Preformatted_20_Text"><text:s text:c="20"/>number:sing</text:p>
      <text:p text:style-name="Preformatted_20_Text"><text:s text:c="20"/>sem:[quality]</text:p>
      <text:p text:style-name="Preformatted_20_Text"><text:s text:c="16"/>adjp</text:p>
      <text:p text:style-name="Preformatted_20_Text"><text:s text:c="20"/>cat:adjp</text:p>
      <text:p text:style-name="Preformatted_20_Text"><text:s text:c="20"/>* ipsam * </text:p>
      <text:p text:style-name="Preformatted_20_Text"><text:s text:c="20"/>case:acc</text:p>
      <text:p text:style-name="Preformatted_20_Text"><text:s text:c="20"/>number:sing</text:p>
      <text:p text:style-name="Preformatted_20_Text"><text:s text:c="20"/>gender:fem</text:p>
      <text:p text:style-name="Preformatted_20_Text"><text:s text:c="20"/>lex:ipse</text:p>
      <text:p text:style-name="Preformatted_20_Text"><text:s text:c="20"/>c_str</text:p>
      <text:p text:style-name="Preformatted_20_Text"><text:s text:c="20"/>ipse</text:p>
      <text:p text:style-name="Preformatted_20_Text"><text:s text:c="8"/>prep_phrase_adjunct_1</text:p>
      <text:p text:style-name="Preformatted_20_Text"><text:s text:c="12"/>* cum * * uoce * </text:p>
      <text:p text:style-name="Preformatted_20_Text"><text:s text:c="12"/>index:i(p(3,4))</text:p>
      <text:p text:style-name="Preformatted_20_Text"><text:s text:c="12"/>case:abl</text:p>
      <text:p text:style-name="Preformatted_20_Text"><text:s text:c="12"/>prep:cum</text:p>
      <text:p text:style-name="Preformatted_20_Text"><text:s text:c="12"/>sem:[abstract]</text:p>
      <text:p text:style-name="Preformatted_20_Text"><text:s text:c="12"/>lex:uox</text:p>
      <text:p text:style-name="Preformatted_20_Text"><text:s text:c="12"/>cat:pp</text:p>
      <text:p text:style-name="Preformatted_20_Text"><text:s text:c="12"/>c_str</text:p>
      <text:p text:style-name="Preformatted_20_Text"><text:s text:c="16"/>prep:cum</text:p>
      <text:p text:style-name="Preformatted_20_Text"><text:s text:c="16"/>head</text:p>
      <text:p text:style-name="Preformatted_20_Text"><text:soft-page-break/><text:s text:c="20"/>* uoce * </text:p>
      <text:p text:style-name="Preformatted_20_Text"><text:s text:c="20"/>index:i(p(3,4))</text:p>
      <text:p text:style-name="Preformatted_20_Text"><text:s text:c="20"/>cat:np</text:p>
      <text:p text:style-name="Preformatted_20_Text"><text:s text:c="20"/>sem:[abstract]</text:p>
      <text:p text:style-name="Preformatted_20_Text"><text:s text:c="20"/>number:sing</text:p>
      <text:p text:style-name="Preformatted_20_Text"><text:s text:c="20"/>person:3</text:p>
      <text:p text:style-name="Preformatted_20_Text"><text:s text:c="20"/>gender:fem</text:p>
      <text:p text:style-name="Preformatted_20_Text"><text:s text:c="20"/>lex:uox</text:p>
      <text:p text:style-name="Preformatted_20_Text"><text:s text:c="20"/>case:abl</text:p>
      <text:p text:style-name="Preformatted_20_Text"><text:s text:c="20"/>c_str</text:p>
      <text:p text:style-name="Preformatted_20_Text"><text:s text:c="20"/>uoce</text:p>
      <text:p text:style-name="Preformatted_20_Text"/>
      <text:p text:style-name="Preformatted_20_Text"/>
      <text:p text:style-name="Preformatted_20_Text"/>
      <text:p text:style-name="P12">Comment : OK, but awfully slow...</text:p>
      <text:p text:style-name="Preformatted_20_Text"/>
      <text:p text:style-name="Preformatted_20_Text"/>
      <text:p text:style-name="P15">% 25 Cicero De Amicitia 10 1.</text:p>
      <text:h text:style-name="P27" text:outline-level="3">Suis autem incommodis graviter angi non amicum sed se ipsum amantis est.</text:h>
      <text:p text:style-name="Preformatted_20_Text">[0/suis,1/incommodis,2/grauiter,3/angi,4/non,5/amicum,6/sed,7/se,8/ipsum,9/amantis,10/est,endpos(11)]</text:p>
      <text:p text:style-name="Preformatted_20_Text">cputime : 114.03125</text:p>
      <text:p text:style-name="Preformatted_20_Text"/>
      <text:p text:style-name="Preformatted_20_Text">12.99---&gt;</text:p>
      <text:p text:style-name="Preformatted_20_Text">[illocutionary_force:statement,vg:[selected_reading:est_alicuius_be_the_mark_of_IDIOM,polarity:pos,cat:vg,pathlist:[p(10,11)],hp:[p(10,11)],gender:_98134,w:0,pos:v,class:v_esse,type:finite,lex:esse,voice:act,txt:est,tense:present,kind:std,mood:indicative,number:sing,person:3],subject:[number:sing,gender:_98314,cat:pred,type:nonfinite_i,mood:infinitive,tense:present,class:m,pathlist:[p(0,1),p(1,2),p(2,3),p(3,4)],distance:[0],person:3,case:or([nom,acc]),sem:_98504,polarity:pos,gap:_98528,w:4.99,flagint:no,c_str:[vg:[selected_reading:ango_torment,polarity:pos,cat:vg,pathlist:[p(3,4)],hp:[p(3,4)],gender:_98672,w:0,pos:v,class:tr_cod,type:nonfinite,lex:angere,voice:pass,txt:angi,tense:present,kind:std,mood:infinitive,number:_98804,person:_98816],agent:[pathlist:[p(0,1),p(1,2)],hp:[p(1,2)],index:i(p(1,2)),distance:[0],cat:np,class:common,sem:[abstract],number:pl,person:3,gender:neuter,type:core,lex:incommodum,lextype:full,case:abl,w:2,c_str:[head:[pathlist:[p(1,2)],pos:noun,txt:incommodis,lex:incommodum,case:abl,gender:neuter,class:common,ab:mm,number:pl,sem:[abstract]],adjp:[cat:adjp,pathlist:[p(0,1)],distance:[0],hp:[p(0,1)],case:abl,number:pl,gender:neuter,lex:suus,type:poss,w:1,c_str:suus]]],adverbial_adjunct:[cat:advp,pathlist:[p(2,3)],distance:[0],type:vpbound,lex:grauiter,sem:eval,w:1,c_str:[head:grauiter]]]],arg:[pathlist:[p(4,5),p(5,6),p(6,7),p(7,8),p(8,9),p(9,10)],hp:[p(9,10)],index:i(p(9,10)),distance:[0],cat:np,class:pc2np,sem:[hum],number:sing,person:_99736,gender:masc,type:clausal,lex:amo_love,lextype:full,case:gen,w:5,c_str:[present_participle,amo_love,[object:[pathlist:[p(4,5),p(5,6),p(6,7),p(7,8),p(8,9)],hp:[p(5,6),p(7,8)],index:i([p(5,6),p(7,8)]),distance:[0],sem:[hum],class:common,lex:amicus,lextype:full,type:full,number:sing,person:3,gender:_100064,case:acc,w:4,coord:yes,c_str:[neg:[lex:non,pos:neg,type:decl],head:amicum,coord:[lex:sed,pos:coord],head:pp3refl]]]]]]</text:p>
      <text:p text:style-name="Preformatted_20_Text"/>
      <text:p text:style-name="Preformatted_20_Text"><text:s text:c="4"/>illocutionary_force:statement</text:p>
      <text:p text:style-name="Preformatted_20_Text"><text:s text:c="4"/>vg</text:p>
      <text:p text:style-name="Preformatted_20_Text"><text:s text:c="8"/>selected_reading:est_alicuius_be_the_mark_of_IDIOM</text:p>
      <text:p text:style-name="Preformatted_20_Text"><text:s text:c="8"/>polarity:pos</text:p>
      <text:p text:style-name="Preformatted_20_Text"><text:s text:c="8"/>cat:vg</text:p>
      <text:p text:style-name="Preformatted_20_Text"><text:s text:c="8"/>* est * </text:p>
      <text:p text:style-name="Preformatted_20_Text"><text:s text:c="8"/>pos:v</text:p>
      <text:p text:style-name="Preformatted_20_Text"><text:s text:c="8"/>lex:ess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cat:pred</text:p>
      <text:p text:style-name="Preformatted_20_Text"><text:s text:c="8"/>mood:infinitive</text:p>
      <text:p text:style-name="Preformatted_20_Text"><text:s text:c="8"/>tense:present</text:p>
      <text:p text:style-name="Preformatted_20_Text"><text:s text:c="8"/>* suis * * incommodis * * grauiter * * angi * </text:p>
      <text:p text:style-name="Preformatted_20_Text"><text:s text:c="8"/>person:3</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ango_torment</text:p>
      <text:p text:style-name="Preformatted_20_Text"><text:s text:c="16"/>polarity:pos</text:p>
      <text:p text:style-name="Preformatted_20_Text"><text:s text:c="16"/>cat:vg</text:p>
      <text:p text:style-name="Preformatted_20_Text"><text:s text:c="16"/>* angi * </text:p>
      <text:p text:style-name="Preformatted_20_Text"><text:s text:c="16"/>pos:v</text:p>
      <text:p text:style-name="Preformatted_20_Text"><text:s text:c="16"/>lex:angere</text:p>
      <text:p text:style-name="Preformatted_20_Text"><text:s text:c="16"/>voice:pass</text:p>
      <text:p text:style-name="Preformatted_20_Text"><text:s text:c="16"/>tense:present</text:p>
      <text:p text:style-name="Preformatted_20_Text"><text:s text:c="16"/>mood:infinitive</text:p>
      <text:p text:style-name="Preformatted_20_Text"><text:soft-page-break/><text:s text:c="12"/>agent</text:p>
      <text:p text:style-name="Preformatted_20_Text"><text:s text:c="16"/>* suis * * incommodis * </text:p>
      <text:p text:style-name="Preformatted_20_Text"><text:s text:c="16"/>index:i(p(1,2))</text:p>
      <text:p text:style-name="Preformatted_20_Text"><text:s text:c="16"/>cat:np</text:p>
      <text:p text:style-name="Preformatted_20_Text"><text:s text:c="16"/>sem:[abstract]</text:p>
      <text:p text:style-name="Preformatted_20_Text"><text:s text:c="16"/>number:pl</text:p>
      <text:p text:style-name="Preformatted_20_Text"><text:s text:c="16"/>person:3</text:p>
      <text:p text:style-name="Preformatted_20_Text"><text:s text:c="16"/>gender:neuter</text:p>
      <text:p text:style-name="Preformatted_20_Text"><text:s text:c="16"/>lex:incommodum</text:p>
      <text:p text:style-name="Preformatted_20_Text"><text:s text:c="16"/>case:abl</text:p>
      <text:p text:style-name="Preformatted_20_Text"><text:s text:c="16"/>c_str</text:p>
      <text:p text:style-name="Preformatted_20_Text"><text:s text:c="20"/>head</text:p>
      <text:p text:style-name="Preformatted_20_Text"><text:s text:c="24"/>* incommodis * </text:p>
      <text:p text:style-name="Preformatted_20_Text"><text:s text:c="24"/>pos:noun</text:p>
      <text:p text:style-name="Preformatted_20_Text"><text:s text:c="24"/>lex:incommodum</text:p>
      <text:p text:style-name="Preformatted_20_Text"><text:s text:c="24"/>case:abl</text:p>
      <text:p text:style-name="Preformatted_20_Text"><text:s text:c="24"/>gender:neuter</text:p>
      <text:p text:style-name="Preformatted_20_Text"><text:s text:c="24"/>number:pl</text:p>
      <text:p text:style-name="Preformatted_20_Text"><text:s text:c="24"/>sem:[abstract]</text:p>
      <text:p text:style-name="Preformatted_20_Text"><text:s text:c="20"/>adjp</text:p>
      <text:p text:style-name="Preformatted_20_Text"><text:s text:c="24"/>cat:adjp</text:p>
      <text:p text:style-name="Preformatted_20_Text"><text:s text:c="24"/>* suis * </text:p>
      <text:p text:style-name="Preformatted_20_Text"><text:s text:c="24"/>case:abl</text:p>
      <text:p text:style-name="Preformatted_20_Text"><text:s text:c="24"/>number:pl</text:p>
      <text:p text:style-name="Preformatted_20_Text"><text:s text:c="24"/>gender:neuter</text:p>
      <text:p text:style-name="Preformatted_20_Text"><text:s text:c="24"/>lex:suus</text:p>
      <text:p text:style-name="Preformatted_20_Text"><text:s text:c="24"/>c_str</text:p>
      <text:p text:style-name="Preformatted_20_Text"><text:s text:c="24"/>suus</text:p>
      <text:p text:style-name="Preformatted_20_Text"><text:s text:c="12"/>adverbial_adjunct</text:p>
      <text:p text:style-name="Preformatted_20_Text"><text:s text:c="16"/>cat:advp</text:p>
      <text:p text:style-name="Preformatted_20_Text"><text:s text:c="16"/>* grauiter * </text:p>
      <text:p text:style-name="Preformatted_20_Text"><text:s text:c="16"/>lex:grauiter</text:p>
      <text:p text:style-name="Preformatted_20_Text"><text:s text:c="16"/>sem:eval</text:p>
      <text:p text:style-name="Preformatted_20_Text"><text:s text:c="16"/>c_str</text:p>
      <text:p text:style-name="Preformatted_20_Text"><text:s text:c="20"/>head</text:p>
      <text:p text:style-name="Preformatted_20_Text"><text:s text:c="20"/>grauiter</text:p>
      <text:p text:style-name="Preformatted_20_Text"><text:s text:c="4"/>arg</text:p>
      <text:p text:style-name="Preformatted_20_Text"><text:s text:c="8"/>* non * * amicum * * sed * * se * * ipsum * * amantis * </text:p>
      <text:p text:style-name="Preformatted_20_Text"><text:s text:c="8"/>index:i(p(9,10))</text:p>
      <text:p text:style-name="Preformatted_20_Text"><text:s text:c="8"/>cat:np</text:p>
      <text:p text:style-name="Preformatted_20_Text"><text:s text:c="8"/>sem:[hum]</text:p>
      <text:p text:style-name="Preformatted_20_Text"><text:s text:c="8"/>number:sing</text:p>
      <text:p text:style-name="Preformatted_20_Text"><text:s text:c="8"/>gender:masc</text:p>
      <text:p text:style-name="Preformatted_20_Text"><text:s text:c="8"/>lex:amo_love</text:p>
      <text:p text:style-name="Preformatted_20_Text"><text:s text:c="8"/>case:gen</text:p>
      <text:p text:style-name="Preformatted_20_Text"><text:s text:c="8"/>c_str</text:p>
      <text:p text:style-name="Preformatted_20_Text"><text:s text:c="12"/>present_participle</text:p>
      <text:p text:style-name="Preformatted_20_Text"><text:s text:c="12"/>amo_love</text:p>
      <text:p text:style-name="Preformatted_20_Text"><text:s text:c="16"/>object</text:p>
      <text:p text:style-name="Preformatted_20_Text"><text:s text:c="20"/>* non * * amicum * * sed * * se * * ipsum * </text:p>
      <text:p text:style-name="Preformatted_20_Text"><text:s text:c="20"/>index:i([p(5,6),p(7,8)])</text:p>
      <text:p text:style-name="Preformatted_20_Text"><text:s text:c="20"/>sem:[hum]</text:p>
      <text:p text:style-name="Preformatted_20_Text"><text:s text:c="20"/>lex:amicus</text:p>
      <text:p text:style-name="Preformatted_20_Text"><text:s text:c="20"/>number:sing</text:p>
      <text:p text:style-name="Preformatted_20_Text"><text:s text:c="20"/>person:3</text:p>
      <text:p text:style-name="Preformatted_20_Text"><text:s text:c="20"/>case:acc</text:p>
      <text:p text:style-name="Preformatted_20_Text"><text:s text:c="20"/>coord:yes</text:p>
      <text:p text:style-name="Preformatted_20_Text"><text:s text:c="20"/>c_str</text:p>
      <text:p text:style-name="Preformatted_20_Text"><text:s text:c="24"/>neg</text:p>
      <text:p text:style-name="Preformatted_20_Text"><text:s text:c="28"/>lex:non</text:p>
      <text:p text:style-name="Preformatted_20_Text"><text:s text:c="28"/>pos:neg</text:p>
      <text:p text:style-name="Preformatted_20_Text"><text:s text:c="24"/>head</text:p>
      <text:p text:style-name="Preformatted_20_Text"><text:s text:c="24"/>amicum</text:p>
      <text:p text:style-name="Preformatted_20_Text"><text:s text:c="24"/>coord:[lex:sed,pos:coord]</text:p>
      <text:p text:style-name="Preformatted_20_Text"><text:soft-page-break/><text:s text:c="24"/>head</text:p>
      <text:p text:style-name="Preformatted_20_Text"><text:s text:c="24"/>pp3refl</text:p>
      <text:p text:style-name="Preformatted_20_Text"/>
      <text:p text:style-name="Preformatted_20_Text"/>
      <text:p text:style-name="P12">Comment : OK (I must admit the sentence baffled me at first, so much for my first-class knowledge of Latin!)</text:p>
      <text:p text:style-name="Preformatted_20_Text"/>
      <text:p text:style-name="Preformatted_20_Text"/>
      <text:p text:style-name="P15">% 26 Cicero Pro Murena XV.</text:p>
      <text:h text:style-name="Heading_20_3" text:outline-level="3">Omnibus regibus quibuscum populus Romanus bellum gessit hunc regem nimirum antepones.</text:h>
      <text:p text:style-name="Preformatted_20_Text">[0/omnibus,1/regibus,2/cum_p,3/quibus,4/populus,5/romanus,6/bellum,7/gessit,8/hunc,9/regem,10/antepones,endpos(11)]</text:p>
      <text:p text:style-name="Preformatted_20_Text">cputime : 24.375</text:p>
      <text:p text:style-name="Preformatted_20_Text"/>
      <text:p text:style-name="Preformatted_20_Text">13.98---&gt;</text:p>
      <text:p text:style-name="Preformatted_20_Text">[illocutionary_force:statement,vg:[selected_reading:antepono_prefer,polarity:pos,cat:vg,pathlist:[p(10,11)],hp:[p(10,11)],gender:_91984,w:0,pos:v,class:tr_cod,type:finite,lex:anteponere,voice:act,txt:antepones,tense:future,kind:std,mood:indicative,number:sing,person:2],subject:[source:context_retrievable,number:sing,gender:or([masc,fem]),person:2,cat:np,index:i(0,0),constraints_to_be_met:[sem:[hum]],distance:[0],pathlist:[],case:nom,w:0],object:[pathlist:[p(8,9),p(9,10)],hp:[p(9,10)],index:i(p(9,10)),distance:[0],cat:np,class:common,sem:[hum],number:sing,person:3,gender:masc,type:core,lex:rex,lextype:full,case:acc,w:2,c_str:[head:[pathlist:[p(9,10)],pos:noun,txt:regem,lex:rex,case:acc,gender:masc,class:common,ab:no,number:sing,sem:[hum]],adjp:[cat:adjp,pathlist:[p(8,9)],distance:[0],hp:[p(8,9)],case:acc,number:sing,gender:masc,lex:hic,type:tool,w:1,c_str:hic]]],object_i:[pathlist:[p(0,1),p(1,2),p(2,3),p(3,4),p(4,5),p(5,6),p(6,7),p(7,8)],hp:[p(1,2)],distance:[0],cat:np,type:full,class:common,lextype:full,index:i(p(1,2)),number:pl,gender:masc,sem:[hum],person:_93178,case:dat,lex:rex,w:9,c_str:[head:[head:[pathlist:[p(1,2)],pos:noun,txt:regibus,lex:rex,case:dat,gender:masc,class:common,ab:no,number:pl,sem:[hum]],adjp:[cat:adjp,pathlist:[p(0,1)],distance:[0],hp:[p(0,1)],case:dat,number:pl,gender:or([masc,fem,neuter]),lex:omnis,type:tool,w:1,c_str:omnis]],rel_clause:[pathlist:[p(2,3),p(3,4),p(4,5),p(5,6),p(6,7),p(7,8)],distance:[0],gap:[gap:[type:pp,index:i(p(1,2)),function:prep_cplt,prep_cplt:[e:i(p(1,2))],constraints:[prep:cum,case:abl]]],index:i(p(1,2)),number:pl,gender:or([masc,fem,neuter]),person:3,case:abl,reltype:restrictive,type:finite,mood:indicative,tense:perfect,constraints:[case:abl],w:8,c_str:[illocutionary_force:statement,vg:[selected_reading:bellum_gero_make_war_IDIOM,polarity:pos,cat:vg,pathlist:[p(7,8)],hp:[p(7,8)],gender:_94050,w:0,pos:v,class:tr_cod,type:finite,lex:gerere,voice:act,txt:gessit,tense:perfect,kind:std,mood:indicative,number:sing,person:3],subject:[number:sing,gender:masc,pathlist:[p(4,5),p(5,6)],hp:[p(4,5)],index:i(p(4,5)),distance:[0],cat:np,class:common,sem:[hum],person:3,type:core,lex:populus,lextype:full,case:nom,w:2,c_str:[head:[pathlist:[p(4,5)],pos:noun,txt:populus,lex:populus,case:nom,gender:masc,class:common,ab:no,number:sing,sem:[hum]],adjp:[cat:adjp,pathlist:[p(5,6)],distance:[0],hp:[p(5,6)],case:nom,number:sing,gender:masc,lex:romanus,type:std,w:1,c_str:romanus]]],object:[pathlist:[p(6,7)],hp:[p(6,7)],index:i(p(6,7)),distance:[0],cat:np,sem:[thing],class:common,lextype:full,origin:noun,number:sing,person:3,gender:neuter,type:core,lex:bellum,txt:bellum,case:acc,w:1,c_str:bellum],prep_cplt:[e:i(p(1,2))]]]]]]</text:p>
      <text:p text:style-name="Preformatted_20_Text"/>
      <text:p text:style-name="Preformatted_20_Text"><text:s text:c="4"/>illocutionary_force:statement</text:p>
      <text:p text:style-name="Preformatted_20_Text"><text:s text:c="4"/>vg</text:p>
      <text:p text:style-name="Preformatted_20_Text"><text:s text:c="8"/>selected_reading:antepono_prefer</text:p>
      <text:p text:style-name="Preformatted_20_Text"><text:s text:c="8"/>polarity:pos</text:p>
      <text:p text:style-name="Preformatted_20_Text"><text:s text:c="8"/>cat:vg</text:p>
      <text:p text:style-name="Preformatted_20_Text"><text:s text:c="8"/>* antepones * </text:p>
      <text:p text:style-name="Preformatted_20_Text"><text:s text:c="8"/>pos:v</text:p>
      <text:p text:style-name="Preformatted_20_Text"><text:s text:c="8"/>lex:anteponere</text:p>
      <text:p text:style-name="Preformatted_20_Text"><text:s text:c="8"/>voice:act</text:p>
      <text:p text:style-name="Preformatted_20_Text"><text:s text:c="8"/>tense:future</text:p>
      <text:p text:style-name="Preformatted_20_Text"><text:s text:c="8"/>mood:indic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hunc * * regem * </text:p>
      <text:p text:style-name="Preformatted_20_Text"><text:s text:c="8"/>index:i(p(9,10))</text:p>
      <text:p text:style-name="Preformatted_20_Text"><text:s text:c="8"/>cat:np</text:p>
      <text:p text:style-name="Preformatted_20_Text"><text:soft-page-break/><text:s text:c="8"/>sem:[hum]</text:p>
      <text:p text:style-name="Preformatted_20_Text"><text:s text:c="8"/>number:sing</text:p>
      <text:p text:style-name="Preformatted_20_Text"><text:s text:c="8"/>person:3</text:p>
      <text:p text:style-name="Preformatted_20_Text"><text:s text:c="8"/>gender:masc</text:p>
      <text:p text:style-name="Preformatted_20_Text"><text:s text:c="8"/>lex:rex</text:p>
      <text:p text:style-name="Preformatted_20_Text"><text:s text:c="8"/>case:acc</text:p>
      <text:p text:style-name="Preformatted_20_Text"><text:s text:c="8"/>c_str</text:p>
      <text:p text:style-name="Preformatted_20_Text"><text:s text:c="12"/>head</text:p>
      <text:p text:style-name="Preformatted_20_Text"><text:s text:c="16"/>* regem * </text:p>
      <text:p text:style-name="Preformatted_20_Text"><text:s text:c="16"/>pos:noun</text:p>
      <text:p text:style-name="Preformatted_20_Text"><text:s text:c="16"/>lex:rex</text:p>
      <text:p text:style-name="Preformatted_20_Text"><text:s text:c="16"/>case:acc</text:p>
      <text:p text:style-name="Preformatted_20_Text"><text:s text:c="16"/>gender:masc</text:p>
      <text:p text:style-name="Preformatted_20_Text"><text:s text:c="16"/>number:sing</text:p>
      <text:p text:style-name="Preformatted_20_Text"><text:s text:c="16"/>sem:[hum]</text:p>
      <text:p text:style-name="Preformatted_20_Text"><text:s text:c="12"/>adjp</text:p>
      <text:p text:style-name="Preformatted_20_Text"><text:s text:c="16"/>cat:adjp</text:p>
      <text:p text:style-name="Preformatted_20_Text"><text:s text:c="16"/>* hunc * </text:p>
      <text:p text:style-name="Preformatted_20_Text"><text:s text:c="16"/>case:acc</text:p>
      <text:p text:style-name="Preformatted_20_Text"><text:s text:c="16"/>number:sing</text:p>
      <text:p text:style-name="Preformatted_20_Text"><text:s text:c="16"/>gender:masc</text:p>
      <text:p text:style-name="Preformatted_20_Text"><text:s text:c="16"/>lex:hic</text:p>
      <text:p text:style-name="Preformatted_20_Text"><text:s text:c="16"/>c_str</text:p>
      <text:p text:style-name="Preformatted_20_Text"><text:s text:c="16"/>hic</text:p>
      <text:p text:style-name="Preformatted_20_Text"><text:s text:c="4"/>object_i</text:p>
      <text:p text:style-name="Preformatted_20_Text"><text:s text:c="8"/>* omnibus * * regibus * * cum_p * * quibus * * populus * * romanus * * bellum * * gessit * </text:p>
      <text:p text:style-name="Preformatted_20_Text"><text:s text:c="8"/>cat:np</text:p>
      <text:p text:style-name="Preformatted_20_Text"><text:s text:c="8"/>index:i(p(1,2))</text:p>
      <text:p text:style-name="Preformatted_20_Text"><text:s text:c="8"/>number:pl</text:p>
      <text:p text:style-name="Preformatted_20_Text"><text:s text:c="8"/>gender:masc</text:p>
      <text:p text:style-name="Preformatted_20_Text"><text:s text:c="8"/>sem:[hum]</text:p>
      <text:p text:style-name="Preformatted_20_Text"><text:s text:c="8"/>case:dat</text:p>
      <text:p text:style-name="Preformatted_20_Text"><text:s text:c="8"/>lex:rex</text:p>
      <text:p text:style-name="Preformatted_20_Text"><text:s text:c="8"/>c_str</text:p>
      <text:p text:style-name="Preformatted_20_Text"><text:s text:c="12"/>head</text:p>
      <text:p text:style-name="Preformatted_20_Text"><text:s text:c="16"/>head</text:p>
      <text:p text:style-name="Preformatted_20_Text"><text:s text:c="20"/>* regibus * </text:p>
      <text:p text:style-name="Preformatted_20_Text"><text:s text:c="20"/>pos:noun</text:p>
      <text:p text:style-name="Preformatted_20_Text"><text:s text:c="20"/>lex:rex</text:p>
      <text:p text:style-name="Preformatted_20_Text"><text:s text:c="20"/>case:dat</text:p>
      <text:p text:style-name="Preformatted_20_Text"><text:s text:c="20"/>gender:masc</text:p>
      <text:p text:style-name="Preformatted_20_Text"><text:s text:c="20"/>number:pl</text:p>
      <text:p text:style-name="Preformatted_20_Text"><text:s text:c="20"/>sem:[hum]</text:p>
      <text:p text:style-name="Preformatted_20_Text"><text:s text:c="16"/>adjp</text:p>
      <text:p text:style-name="Preformatted_20_Text"><text:s text:c="20"/>cat:adjp</text:p>
      <text:p text:style-name="Preformatted_20_Text"><text:s text:c="20"/>* omnibus * </text:p>
      <text:p text:style-name="Preformatted_20_Text"><text:s text:c="20"/>case:dat</text:p>
      <text:p text:style-name="Preformatted_20_Text"><text:s text:c="20"/>number:pl</text:p>
      <text:p text:style-name="Preformatted_20_Text"><text:s text:c="20"/>gender:or([masc,fem,neuter])</text:p>
      <text:p text:style-name="Preformatted_20_Text"><text:s text:c="20"/>lex:omnis</text:p>
      <text:p text:style-name="Preformatted_20_Text"><text:s text:c="20"/>c_str</text:p>
      <text:p text:style-name="Preformatted_20_Text"><text:s text:c="20"/>omnis</text:p>
      <text:p text:style-name="Preformatted_20_Text"><text:s text:c="12"/>rel_clause</text:p>
      <text:p text:style-name="Preformatted_20_Text"><text:s text:c="16"/>* cum_p * * quibus * * populus * * romanus * * bellum * * gessit * </text:p>
      <text:p text:style-name="Preformatted_20_Text"><text:s text:c="16"/>index:i(p(1,2))</text:p>
      <text:p text:style-name="Preformatted_20_Text"><text:s text:c="16"/>number:pl</text:p>
      <text:p text:style-name="Preformatted_20_Text"><text:s text:c="16"/>gender:or([masc,fem,neuter])</text:p>
      <text:p text:style-name="Preformatted_20_Text"><text:s text:c="16"/>person:3</text:p>
      <text:p text:style-name="Preformatted_20_Text"><text:s text:c="16"/>case:abl</text:p>
      <text:p text:style-name="Preformatted_20_Text"><text:s text:c="16"/>reltype:restrictive</text:p>
      <text:p text:style-name="Preformatted_20_Text"><text:s text:c="16"/>mood:indicative</text:p>
      <text:p text:style-name="Preformatted_20_Text"><text:s text:c="16"/>tense:perfect</text:p>
      <text:p text:style-name="Preformatted_20_Text"><text:s text:c="16"/>c_str</text:p>
      <text:p text:style-name="Preformatted_20_Text"><text:s text:c="20"/>illocutionary_force:statement</text:p>
      <text:p text:style-name="Preformatted_20_Text"><text:soft-page-break/><text:s text:c="20"/>vg</text:p>
      <text:p text:style-name="Preformatted_20_Text"><text:s text:c="24"/>selected_reading:bellum_gero_make_war_IDIOM</text:p>
      <text:p text:style-name="Preformatted_20_Text"><text:s text:c="24"/>polarity:pos</text:p>
      <text:p text:style-name="Preformatted_20_Text"><text:s text:c="24"/>cat:vg</text:p>
      <text:p text:style-name="Preformatted_20_Text"><text:s text:c="24"/>* gessit * </text:p>
      <text:p text:style-name="Preformatted_20_Text"><text:s text:c="24"/>pos:v</text:p>
      <text:p text:style-name="Preformatted_20_Text"><text:s text:c="24"/>lex:gerere</text:p>
      <text:p text:style-name="Preformatted_20_Text"><text:s text:c="24"/>voice:act</text:p>
      <text:p text:style-name="Preformatted_20_Text"><text:s text:c="24"/>tense: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masc</text:p>
      <text:p text:style-name="Preformatted_20_Text"><text:s text:c="24"/>* populus * * romanus * </text:p>
      <text:p text:style-name="Preformatted_20_Text"><text:s text:c="24"/>index:i(p(4,5))</text:p>
      <text:p text:style-name="Preformatted_20_Text"><text:s text:c="24"/>cat:np</text:p>
      <text:p text:style-name="Preformatted_20_Text"><text:s text:c="24"/>sem:[hum]</text:p>
      <text:p text:style-name="Preformatted_20_Text"><text:s text:c="24"/>person:3</text:p>
      <text:p text:style-name="Preformatted_20_Text"><text:s text:c="24"/>lex:populus</text:p>
      <text:p text:style-name="Preformatted_20_Text"><text:s text:c="24"/>case:nom</text:p>
      <text:p text:style-name="Preformatted_20_Text"><text:s text:c="24"/>c_str</text:p>
      <text:p text:style-name="Preformatted_20_Text"><text:s text:c="28"/>head</text:p>
      <text:p text:style-name="Preformatted_20_Text"><text:s text:c="32"/>* populus * </text:p>
      <text:p text:style-name="Preformatted_20_Text"><text:s text:c="32"/>pos:noun</text:p>
      <text:p text:style-name="Preformatted_20_Text"><text:s text:c="32"/>lex:populus</text:p>
      <text:p text:style-name="Preformatted_20_Text"><text:s text:c="32"/>case:nom</text:p>
      <text:p text:style-name="Preformatted_20_Text"><text:s text:c="32"/>gender:masc</text:p>
      <text:p text:style-name="Preformatted_20_Text"><text:s text:c="32"/>number:sing</text:p>
      <text:p text:style-name="Preformatted_20_Text"><text:s text:c="32"/>sem:[hum]</text:p>
      <text:p text:style-name="Preformatted_20_Text"><text:s text:c="28"/>adjp</text:p>
      <text:p text:style-name="Preformatted_20_Text"><text:s text:c="32"/>cat:adjp</text:p>
      <text:p text:style-name="Preformatted_20_Text"><text:s text:c="32"/>* romanus * </text:p>
      <text:p text:style-name="Preformatted_20_Text"><text:s text:c="32"/>case:nom</text:p>
      <text:p text:style-name="Preformatted_20_Text"><text:s text:c="32"/>number:sing</text:p>
      <text:p text:style-name="Preformatted_20_Text"><text:s text:c="32"/>gender:masc</text:p>
      <text:p text:style-name="Preformatted_20_Text"><text:s text:c="32"/>lex:romanus</text:p>
      <text:p text:style-name="Preformatted_20_Text"><text:s text:c="32"/>c_str</text:p>
      <text:p text:style-name="Preformatted_20_Text"><text:s text:c="32"/>romanus</text:p>
      <text:p text:style-name="Preformatted_20_Text"><text:s text:c="20"/>object</text:p>
      <text:p text:style-name="Preformatted_20_Text"><text:s text:c="24"/>* bellum * </text:p>
      <text:p text:style-name="Preformatted_20_Text"><text:s text:c="24"/>index:i(p(6,7))</text:p>
      <text:p text:style-name="Preformatted_20_Text"><text:s text:c="24"/>cat:np</text:p>
      <text:p text:style-name="Preformatted_20_Text"><text:s text:c="24"/>sem:[thing]</text:p>
      <text:p text:style-name="Preformatted_20_Text"><text:s text:c="24"/>number:sing</text:p>
      <text:p text:style-name="Preformatted_20_Text"><text:s text:c="24"/>person:3</text:p>
      <text:p text:style-name="Preformatted_20_Text"><text:s text:c="24"/>gender:neuter</text:p>
      <text:p text:style-name="Preformatted_20_Text"><text:s text:c="24"/>lex:bellum</text:p>
      <text:p text:style-name="Preformatted_20_Text"><text:s text:c="24"/>case:acc</text:p>
      <text:p text:style-name="Preformatted_20_Text"><text:s text:c="24"/>c_str</text:p>
      <text:p text:style-name="Preformatted_20_Text"><text:s text:c="24"/>bellum</text:p>
      <text:p text:style-name="Preformatted_20_Text"><text:s text:c="20"/>prep_cplt</text:p>
      <text:p text:style-name="Preformatted_20_Text"><text:s text:c="24"/>e:i(p(1,2))</text:p>
      <text:p text:style-name="Preformatted_20_Text"/>
      <text:p text:style-name="Preformatted_20_Text"/>
      <text:p text:style-name="Preformatted_20_Text"/>
      <text:p text:style-name="Preformatted_20_Text"/>
      <text:p text:style-name="P12">Comment : OK. Note that the cum_p is generated by ALP itself.</text:p>
      <text:p text:style-name="Preformatted_20_Text"/>
      <text:p text:style-name="P15">% 27 Cicero Pro Murena XVII 35.</text:p>
      <text:h text:style-name="Heading_20_3" text:outline-level="3">Totam opinionem parva nonnumquam commutat aura rumoris.</text:h>
      <text:p text:style-name="Preformatted_20_Text">[0/totam,1/opinionem,2/parua,3/nonnumquam,4/commutat,5/aura,6/rumoris,endpos(7)]</text:p>
      <text:p text:style-name="Preformatted_20_Text">cputime : 0.75</text:p>
      <text:p text:style-name="Preformatted_20_Text">1.98---&gt;</text:p>
      <text:p text:style-name="Preformatted_20_Text">[illocutionary_force:statement,vg:[selected_reading:commuto_change_into,polarity:pos,cat:vg,pathlist:[p(4,5)],hp:[p(4,5)],gender:_86652,w:0,pos:v,class:tr_cod,type:finite,lex:commutare,voice:act,txt:commutat,tense:present,kind:std,mood:indicative,number:sing,person:3],subject:[number:sing,gender:fem,pathlist:[p(2,3),p(5,6),p(6,7)],hp:[p(5,6)],index:i([p(5,6)]),distance:[2],sem:[thing,loc],person:3,cat:np,lex:aura,lextype:full,type:full,case:nom,class:common,w:1,c_str:[head:[pathlist:[p(2,3),p(5,6)],hp:[p(5,6)],index:i(p(5,6)),distance:[2],cat:np,class:common,sem:[thing,loc],number:sing,person:3,gender:fem,type:core,lex:aura,lextype:full,case:nom,w:2,c_str:[head:[pathlist:[p(5,6)],pos:noun,txt:aura,lex:aura,case:nom,gender:fem,class:common,ab:no,number:sing,sem:[thing,loc]],adjp:[cat:adjp,pathlist:[p(2,3)],distance:[0],hp:[p(2,3)],case:nom,number:sing,gender:fem,lex:paruus,type:std,w:1,c_str:paruus]]],noun_cplt:[pathlist:[p(6,7)],hp:[p(6,7)],index:i(p(6,7)),distance:[0],cat:np,sem:[abstract,thing],class:common,lextype:full,origin:noun,number:sing,person:3,gender:masc,type:core,lex:rumor,txt:rumoris,case:gen,w:1,c_str:rumoris]]],object:[pathlist:[p(0,1),p(1,2)],hp:[p(1,2)],index:i(p(1,2)),distance:[0],cat:np,class:common,sem:[quality],number:sing,person:3,gender:fem,type:core,lex:opinio,lextype:full,case:acc,w:2,c_str:[head:[pathlist:[p(1,2)],pos:noun,txt:opinionem,lex:opinio,case:acc,gender:fem,class:common,ab:mm,number:sing,sem:[quality]],adjp:[cat:adjp,pathlist:[p(0,1)],distance:[0],hp:[p(0,1)],case:acc,number:sing,gender:fem,lex:totus,type:std,w:1,c_str:totus]]],adverbial_adjunct:[cat:advp,pathlist:[p(3,4)],distance:[0],type:vpbound,lex:nonnumquam,sem:time,w:1,c_str:[head:nonnumquam]]]</text:p>
      <text:p text:style-name="Preformatted_20_Text"/>
      <text:p text:style-name="Preformatted_20_Text"><text:s text:c="4"/>illocutionary_force:statement</text:p>
      <text:p text:style-name="Preformatted_20_Text"><text:s text:c="4"/>vg</text:p>
      <text:p text:style-name="Preformatted_20_Text"><text:s text:c="8"/>selected_reading:commuto_change_into</text:p>
      <text:p text:style-name="Preformatted_20_Text"><text:s text:c="8"/>polarity:pos</text:p>
      <text:p text:style-name="Preformatted_20_Text"><text:s text:c="8"/>cat:vg</text:p>
      <text:p text:style-name="Preformatted_20_Text"><text:s text:c="8"/>* commutat * </text:p>
      <text:p text:style-name="Preformatted_20_Text"><text:s text:c="8"/>pos:v</text:p>
      <text:p text:style-name="Preformatted_20_Text"><text:s text:c="8"/>lex:commut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parua * * aura * * rumoris * </text:p>
      <text:p text:style-name="Preformatted_20_Text"><text:s text:c="8"/>index:i([p(5,6)])</text:p>
      <text:p text:style-name="Preformatted_20_Text"><text:s text:c="8"/>sem:[thing,loc]</text:p>
      <text:p text:style-name="Preformatted_20_Text"><text:s text:c="8"/>person:3</text:p>
      <text:p text:style-name="Preformatted_20_Text"><text:s text:c="8"/>cat:np</text:p>
      <text:p text:style-name="Preformatted_20_Text"><text:s text:c="8"/>lex:aura</text:p>
      <text:p text:style-name="Preformatted_20_Text"><text:s text:c="8"/>case:nom</text:p>
      <text:p text:style-name="Preformatted_20_Text"><text:s text:c="8"/>c_str</text:p>
      <text:p text:style-name="Preformatted_20_Text"><text:s text:c="12"/>head</text:p>
      <text:p text:style-name="Preformatted_20_Text"><text:s text:c="16"/>* parua * * aura * </text:p>
      <text:p text:style-name="Preformatted_20_Text"><text:s text:c="16"/>index:i(p(5,6))</text:p>
      <text:p text:style-name="Preformatted_20_Text"><text:s text:c="16"/>cat:np</text:p>
      <text:p text:style-name="Preformatted_20_Text"><text:s text:c="16"/>sem:[thing,loc]</text:p>
      <text:p text:style-name="Preformatted_20_Text"><text:s text:c="16"/>number:sing</text:p>
      <text:p text:style-name="Preformatted_20_Text"><text:s text:c="16"/>person:3</text:p>
      <text:p text:style-name="Preformatted_20_Text"><text:s text:c="16"/>gender:fem</text:p>
      <text:p text:style-name="Preformatted_20_Text"><text:s text:c="16"/>lex:aura</text:p>
      <text:p text:style-name="Preformatted_20_Text"><text:s text:c="16"/>case:nom</text:p>
      <text:p text:style-name="Preformatted_20_Text"><text:s text:c="16"/>c_str</text:p>
      <text:p text:style-name="Preformatted_20_Text"><text:s text:c="20"/>head</text:p>
      <text:p text:style-name="Preformatted_20_Text"><text:s text:c="24"/>* aura * </text:p>
      <text:p text:style-name="Preformatted_20_Text"><text:s text:c="24"/>pos:noun</text:p>
      <text:p text:style-name="Preformatted_20_Text"><text:soft-page-break/><text:s text:c="24"/>lex:aura</text:p>
      <text:p text:style-name="Preformatted_20_Text"><text:s text:c="24"/>case:nom</text:p>
      <text:p text:style-name="Preformatted_20_Text"><text:s text:c="24"/>gender:fem</text:p>
      <text:p text:style-name="Preformatted_20_Text"><text:s text:c="24"/>number:sing</text:p>
      <text:p text:style-name="Preformatted_20_Text"><text:s text:c="24"/>sem:[thing,loc]</text:p>
      <text:p text:style-name="Preformatted_20_Text"><text:s text:c="20"/>adjp</text:p>
      <text:p text:style-name="Preformatted_20_Text"><text:s text:c="24"/>cat:adjp</text:p>
      <text:p text:style-name="Preformatted_20_Text"><text:s text:c="24"/>* parua * </text:p>
      <text:p text:style-name="Preformatted_20_Text"><text:s text:c="24"/>case:nom</text:p>
      <text:p text:style-name="Preformatted_20_Text"><text:s text:c="24"/>number:sing</text:p>
      <text:p text:style-name="Preformatted_20_Text"><text:s text:c="24"/>gender:fem</text:p>
      <text:p text:style-name="Preformatted_20_Text"><text:s text:c="24"/>lex:paruus</text:p>
      <text:p text:style-name="Preformatted_20_Text"><text:s text:c="24"/>c_str</text:p>
      <text:p text:style-name="Preformatted_20_Text"><text:s text:c="24"/>paruus</text:p>
      <text:p text:style-name="Preformatted_20_Text"><text:s text:c="12"/>noun_cplt</text:p>
      <text:p text:style-name="Preformatted_20_Text"><text:s text:c="16"/>* rumoris * </text:p>
      <text:p text:style-name="Preformatted_20_Text"><text:s text:c="16"/>index:i(p(6,7))</text:p>
      <text:p text:style-name="Preformatted_20_Text"><text:s text:c="16"/>cat:np</text:p>
      <text:p text:style-name="Preformatted_20_Text"><text:s text:c="16"/>sem:[abstract,thing]</text:p>
      <text:p text:style-name="Preformatted_20_Text"><text:s text:c="16"/>number:sing</text:p>
      <text:p text:style-name="Preformatted_20_Text"><text:s text:c="16"/>person:3</text:p>
      <text:p text:style-name="Preformatted_20_Text"><text:s text:c="16"/>gender:masc</text:p>
      <text:p text:style-name="Preformatted_20_Text"><text:s text:c="16"/>lex:rumor</text:p>
      <text:p text:style-name="Preformatted_20_Text"><text:s text:c="16"/>case:gen</text:p>
      <text:p text:style-name="Preformatted_20_Text"><text:s text:c="16"/>c_str</text:p>
      <text:p text:style-name="Preformatted_20_Text"><text:s text:c="16"/>rumoris</text:p>
      <text:p text:style-name="Preformatted_20_Text"><text:s text:c="4"/>object</text:p>
      <text:p text:style-name="Preformatted_20_Text"><text:s text:c="8"/>* totam * * opinionem * </text:p>
      <text:p text:style-name="Preformatted_20_Text"><text:s text:c="8"/>index:i(p(1,2))</text:p>
      <text:p text:style-name="Preformatted_20_Text"><text:s text:c="8"/>cat:np</text:p>
      <text:p text:style-name="Preformatted_20_Text"><text:s text:c="8"/>sem:[quality]</text:p>
      <text:p text:style-name="Preformatted_20_Text"><text:s text:c="8"/>number:sing</text:p>
      <text:p text:style-name="Preformatted_20_Text"><text:s text:c="8"/>person:3</text:p>
      <text:p text:style-name="Preformatted_20_Text"><text:s text:c="8"/>gender:fem</text:p>
      <text:p text:style-name="Preformatted_20_Text"><text:s text:c="8"/>lex:opinio</text:p>
      <text:p text:style-name="Preformatted_20_Text"><text:s text:c="8"/>case:acc</text:p>
      <text:p text:style-name="Preformatted_20_Text"><text:s text:c="8"/>c_str</text:p>
      <text:p text:style-name="Preformatted_20_Text"><text:s text:c="12"/>head</text:p>
      <text:p text:style-name="Preformatted_20_Text"><text:s text:c="16"/>* opinionem * </text:p>
      <text:p text:style-name="Preformatted_20_Text"><text:s text:c="16"/>pos:noun</text:p>
      <text:p text:style-name="Preformatted_20_Text"><text:s text:c="16"/>lex:opinio</text:p>
      <text:p text:style-name="Preformatted_20_Text"><text:s text:c="16"/>case:acc</text:p>
      <text:p text:style-name="Preformatted_20_Text"><text:s text:c="16"/>gender:fem</text:p>
      <text:p text:style-name="Preformatted_20_Text"><text:s text:c="16"/>number:sing</text:p>
      <text:p text:style-name="Preformatted_20_Text"><text:s text:c="16"/>sem:[quality]</text:p>
      <text:p text:style-name="Preformatted_20_Text"><text:s text:c="12"/>adjp</text:p>
      <text:p text:style-name="Preformatted_20_Text"><text:s text:c="16"/>cat:adjp</text:p>
      <text:p text:style-name="Preformatted_20_Text"><text:s text:c="16"/>* totam * </text:p>
      <text:p text:style-name="Preformatted_20_Text"><text:s text:c="16"/>case:acc</text:p>
      <text:p text:style-name="Preformatted_20_Text"><text:s text:c="16"/>number:sing</text:p>
      <text:p text:style-name="Preformatted_20_Text"><text:s text:c="16"/>gender:fem</text:p>
      <text:p text:style-name="Preformatted_20_Text"><text:s text:c="16"/>lex:totus</text:p>
      <text:p text:style-name="Preformatted_20_Text"><text:s text:c="16"/>c_str</text:p>
      <text:p text:style-name="Preformatted_20_Text"><text:s text:c="16"/>totus</text:p>
      <text:p text:style-name="Preformatted_20_Text"><text:s text:c="4"/>adverbial_adjunct</text:p>
      <text:p text:style-name="Preformatted_20_Text"><text:s text:c="8"/>cat:advp</text:p>
      <text:p text:style-name="Preformatted_20_Text"><text:s text:c="8"/>* nonnumquam * </text:p>
      <text:p text:style-name="Preformatted_20_Text"><text:s text:c="8"/>lex:nonnumquam</text:p>
      <text:p text:style-name="Preformatted_20_Text"><text:s text:c="8"/>sem:time</text:p>
      <text:p text:style-name="Preformatted_20_Text"><text:s text:c="8"/>c_str</text:p>
      <text:p text:style-name="Preformatted_20_Text"><text:s text:c="12"/>head</text:p>
      <text:p text:style-name="Preformatted_20_Text"><text:s text:c="12"/>nonnumquam</text:p>
      <text:p text:style-name="P12"/>
      <text:p text:style-name="P12">Comment : OK</text:p>
      <text:p text:style-name="Preformatted_20_Text"><text:soft-page-break/></text:p>
      <text:p text:style-name="Preformatted_20_Text"/>
      <text:p text:style-name="P1">% 28 Catullus XIII 13-14.</text:p>
      <text:h text:style-name="Heading_20_3" text:outline-level="3">Quod tu cum olfacies, deos rogabis totum ut te faciant nasum.</text:h>
      <text:p text:style-name="Preformatted_20_Text">[0/quod,1/tu,2/cum,3/olfacies,4/(','),5/deos,6/rogabis,7/totum,8/ut,9/te,10/faciant,11/nasum,endpos(12)]</text:p>
      <text:p text:style-name="Preformatted_20_Text">cputime : 36.171875</text:p>
      <text:p text:style-name="Preformatted_20_Text"/>
      <text:p text:style-name="Preformatted_20_Text">15.98---&gt;</text:p>
      <text:p text:style-name="Preformatted_20_Text">[clause_semantics:modality_free_time_clause,subordinator:[lex:cum,pos:sub,argbound:no,mood:indicative],subordinate_clause:[cum,[illocutionary_force:statement,vg:[selected_reading:olfacio_smell,polarity:pos,cat:vg,pathlist:[p(3,4)],hp:[p(3,4)],gender:_100746,w:0,pos:v,class:tr_cod,type:finite,lex:olfacere,voice:act,txt:olfacies,tense:future,kind:std,mood:indicative,number:sing,person:2],subject:[number:sing,gender:or([masc,fem]),pathlist:[p(1,2)],hp:[p(1,2)],index:i(p(1,2)),distance:[0],cat:np,sem:[hum],class:proper,lex:pp2sg,person:2,type:core,case:nom,w:1,c_str:pp2sg],object:[pathlist:[p(0,1)],hp:[p(0,1)],index:i(p(0,1)),distance:[0],cat:np,sem:_101268,class:proper,lex:relatif_de_liaison,number:sing,person:3,gender:neuter,type:core,w:1,case:acc,c_str:linking_relative]]],main_clause:[illocutionary_force:statement,vg:[selected_reading:rogo_ask,polarity:pos,cat:vg,pathlist:[p(6,7)],hp:[p(6,7)],gender:_101508,w:0,pos:v,class:tr_cod,type:finite,lex:rogare,voice:act,txt:rogabis,tense:future,kind:std,mood:indicative,number:sing,person:2],subject:[source:context_retrievable,number:sing,gender:or([masc,fem]),person:2,cat:np,index:i(0,0),constraints_to_be_met:[sem:[hum]],distance:[0],pathlist:[],case:nom,w:0],object:[cat:pred,type:finite,pathlist:[p(7,8),p(8,9),p(9,10),p(10,11),p(11,12)],distance:[0],gap:[],class:m,number:_102004,person:_102016,gender:_102028,case:_102040,mood:subjunctive,tense:present,w:11,subordinator:ut,argbound:yes,c_str:[ut,[illocutionary_force:statement,vg:[selected_reading:facio_make,polarity:pos,cat:vg,pathlist:[p(10,11)],hp:[p(10,11)],gender:_102238,w:0,pos:v,class:tr_cod,type:finite,lex:facere,voice:act,txt:faciant,tense:present,kind:std,mood:subjunctive,number:pl,person:3],subject:[source:context_retrievable,number:pl,gender:_102430,person:3,cat:np,index:i(0,0),constraints_to_be_met:[sem:[hum]],distance:[0],pathlist:[],case:nom,w: -1],object:[pathlist:[p(7,8),p(9,10)],hp:[p(9,10)],index:i(p(9,10)),distance:[0],cat:np,sem:[hum],class:proper,lex:pp2sg,number:sing,person:2,gender:masc,type:core,case:acc,w:1,c_str:[head:[pos:prpers,txt:te,lex:pp2sg,number:sing,person:2,gender:or([masc,fem]),case:acc,sem:[hum]],adjp:[cat:adjp,pathlist:[p(7,8)],distance:[0],hp:[p(7,8)],case:acc,number:sing,gender:masc,lex:totus,type:std,w:1,c_str:totus]]],object_cplt:[pathlist:[p(11,12)],hp:[p(11,12)],index:i(p(11,12)),distance:[0],cat:np,sem:[thing],class:common,lextype:full,origin:noun,number:sing,person:3,gender:masc,type:core,lex:nasus,txt:nasum,case:acc,w:1,c_str:nasum]]]],i_object:[pathlist:[p(5,6)],hp:[p(5,6)],index:i(p(5,6)),distance:[0],cat:np,sem:[hum],class:common,lextype:full,origin:noun,number:pl,person:3,gender:masc,type:core,lex:deus,txt:deos,case:acc,w:1,c_str:deos]]]</text:p>
      <text:p text:style-name="Preformatted_20_Text"/>
      <text:p text:style-name="Preformatted_20_Text"><text:s text:c="4"/>clause_semantics:modality_free_time_clause</text:p>
      <text:p text:style-name="Preformatted_20_Text"><text:s text:c="4"/>subordinator</text:p>
      <text:p text:style-name="Preformatted_20_Text"><text:s text:c="8"/>lex:cum</text:p>
      <text:p text:style-name="Preformatted_20_Text"><text:s text:c="8"/>pos:sub</text:p>
      <text:p text:style-name="Preformatted_20_Text"><text:s text:c="8"/>mood:indicative</text:p>
      <text:p text:style-name="Preformatted_20_Text"><text:s text:c="4"/>subordinate_clause</text:p>
      <text:p text:style-name="Preformatted_20_Text"><text:s text:c="8"/>cum</text:p>
      <text:p text:style-name="Preformatted_20_Text"><text:s text:c="12"/>illocutionary_force:statement</text:p>
      <text:p text:style-name="Preformatted_20_Text"><text:s text:c="12"/>vg</text:p>
      <text:p text:style-name="Preformatted_20_Text"><text:s text:c="16"/>selected_reading:olfacio_smell</text:p>
      <text:p text:style-name="Preformatted_20_Text"><text:s text:c="16"/>polarity:pos</text:p>
      <text:p text:style-name="Preformatted_20_Text"><text:s text:c="16"/>cat:vg</text:p>
      <text:p text:style-name="Preformatted_20_Text"><text:s text:c="16"/>* olfacies * </text:p>
      <text:p text:style-name="Preformatted_20_Text"><text:s text:c="16"/>pos:v</text:p>
      <text:p text:style-name="Preformatted_20_Text"><text:s text:c="16"/>lex:olfacere</text:p>
      <text:p text:style-name="Preformatted_20_Text"><text:s text:c="16"/>voice:act</text:p>
      <text:p text:style-name="Preformatted_20_Text"><text:s text:c="16"/>tense:future</text:p>
      <text:p text:style-name="Preformatted_20_Text"><text:s text:c="16"/>mood:indicative</text:p>
      <text:p text:style-name="Preformatted_20_Text"><text:s text:c="16"/>number:sing</text:p>
      <text:p text:style-name="Preformatted_20_Text"><text:s text:c="16"/>person:2</text:p>
      <text:p text:style-name="Preformatted_20_Text"><text:s text:c="12"/>subject</text:p>
      <text:p text:style-name="Preformatted_20_Text"><text:s text:c="16"/>number:sing</text:p>
      <text:p text:style-name="Preformatted_20_Text"><text:s text:c="16"/>gender:or([masc,fem])</text:p>
      <text:p text:style-name="Preformatted_20_Text"><text:soft-page-break/><text:s text:c="16"/>* tu * </text:p>
      <text:p text:style-name="Preformatted_20_Text"><text:s text:c="16"/>index:i(p(1,2))</text:p>
      <text:p text:style-name="Preformatted_20_Text"><text:s text:c="16"/>cat:np</text:p>
      <text:p text:style-name="Preformatted_20_Text"><text:s text:c="16"/>sem:[hum]</text:p>
      <text:p text:style-name="Preformatted_20_Text"><text:s text:c="16"/>lex:pp2sg</text:p>
      <text:p text:style-name="Preformatted_20_Text"><text:s text:c="16"/>person:2</text:p>
      <text:p text:style-name="Preformatted_20_Text"><text:s text:c="16"/>case:nom</text:p>
      <text:p text:style-name="Preformatted_20_Text"><text:s text:c="16"/>c_str</text:p>
      <text:p text:style-name="Preformatted_20_Text"><text:s text:c="16"/>pp2sg</text:p>
      <text:p text:style-name="Preformatted_20_Text"><text:s text:c="12"/>object</text:p>
      <text:p text:style-name="Preformatted_20_Text"><text:s text:c="16"/>* quod * </text:p>
      <text:p text:style-name="Preformatted_20_Text"><text:s text:c="16"/>index:i(p(0,1))</text:p>
      <text:p text:style-name="Preformatted_20_Text"><text:s text:c="16"/>cat:np</text:p>
      <text:p text:style-name="Preformatted_20_Text"><text:s text:c="16"/>lex:relatif_de_liaison</text:p>
      <text:p text:style-name="Preformatted_20_Text"><text:s text:c="16"/>number:sing</text:p>
      <text:p text:style-name="Preformatted_20_Text"><text:s text:c="16"/>person:3</text:p>
      <text:p text:style-name="Preformatted_20_Text"><text:s text:c="16"/>gender:neuter</text:p>
      <text:p text:style-name="Preformatted_20_Text"><text:s text:c="16"/>case:acc</text:p>
      <text:p text:style-name="Preformatted_20_Text"><text:s text:c="16"/>c_str</text:p>
      <text:p text:style-name="Preformatted_20_Text"><text:s text:c="16"/>linking_relative</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rogo_ask</text:p>
      <text:p text:style-name="Preformatted_20_Text"><text:s text:c="12"/>polarity:pos</text:p>
      <text:p text:style-name="Preformatted_20_Text"><text:s text:c="12"/>cat:vg</text:p>
      <text:p text:style-name="Preformatted_20_Text"><text:s text:c="12"/>* rogabis * </text:p>
      <text:p text:style-name="Preformatted_20_Text"><text:s text:c="12"/>pos:v</text:p>
      <text:p text:style-name="Preformatted_20_Text"><text:s text:c="12"/>lex:rogar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cat:pred</text:p>
      <text:p text:style-name="Preformatted_20_Text"><text:s text:c="12"/>* totum * * ut * * te * * faciant * * nasum * </text:p>
      <text:p text:style-name="Preformatted_20_Text"><text:s text:c="12"/>mood:subjunctive</text:p>
      <text:p text:style-name="Preformatted_20_Text"><text:s text:c="12"/>tense:present</text:p>
      <text:p text:style-name="Preformatted_20_Text"><text:s text:c="12"/>subordinator</text:p>
      <text:p text:style-name="Preformatted_20_Text"><text:s text:c="12"/>ut</text:p>
      <text:p text:style-name="Preformatted_20_Text"><text:s text:c="12"/>c_str</text:p>
      <text:p text:style-name="Preformatted_20_Text"><text:s text:c="16"/>ut</text:p>
      <text:p text:style-name="Preformatted_20_Text"><text:s text:c="20"/>illocutionary_force:statement</text:p>
      <text:p text:style-name="Preformatted_20_Text"><text:s text:c="20"/>vg</text:p>
      <text:p text:style-name="Preformatted_20_Text"><text:s text:c="24"/>selected_reading:facio_make</text:p>
      <text:p text:style-name="Preformatted_20_Text"><text:s text:c="24"/>polarity:pos</text:p>
      <text:p text:style-name="Preformatted_20_Text"><text:s text:c="24"/>cat:vg</text:p>
      <text:p text:style-name="Preformatted_20_Text"><text:s text:c="24"/>* faciant * </text:p>
      <text:p text:style-name="Preformatted_20_Text"><text:s text:c="24"/>pos:v</text:p>
      <text:p text:style-name="Preformatted_20_Text"><text:s text:c="24"/>lex:facere</text:p>
      <text:p text:style-name="Preformatted_20_Text"><text:s text:c="24"/>voice:act</text:p>
      <text:p text:style-name="Preformatted_20_Text"><text:s text:c="24"/>tense:present</text:p>
      <text:p text:style-name="Preformatted_20_Text"><text:s text:c="24"/>mood:subjunctive</text:p>
      <text:p text:style-name="Preformatted_20_Text"><text:s text:c="24"/>number:pl</text:p>
      <text:p text:style-name="Preformatted_20_Text"><text:soft-page-break/><text:s text:c="24"/>person:3</text:p>
      <text:p text:style-name="Preformatted_20_Text"><text:s text:c="20"/>subject</text:p>
      <text:p text:style-name="Preformatted_20_Text"><text:s text:c="24"/>source:context_retrievable</text:p>
      <text:p text:style-name="Preformatted_20_Text"><text:s text:c="24"/>number:pl</text:p>
      <text:p text:style-name="Preformatted_20_Text"><text:s text:c="24"/>person:3</text:p>
      <text:p text:style-name="Preformatted_20_Text"><text:s text:c="24"/>cat:np</text:p>
      <text:p text:style-name="Preformatted_20_Text"><text:s text:c="24"/>index:i(0,0)</text:p>
      <text:p text:style-name="Preformatted_20_Text"><text:s text:c="24"/>constraints_to_be_met:[sem:[hum]]</text:p>
      <text:p text:style-name="Preformatted_20_Text"><text:s text:c="24"/>case:nom</text:p>
      <text:p text:style-name="Preformatted_20_Text"><text:s text:c="20"/>object</text:p>
      <text:p text:style-name="Preformatted_20_Text"><text:s text:c="24"/>* totum * * te * </text:p>
      <text:p text:style-name="Preformatted_20_Text"><text:s text:c="24"/>index:i(p(9,10))</text:p>
      <text:p text:style-name="Preformatted_20_Text"><text:s text:c="24"/>cat:np</text:p>
      <text:p text:style-name="Preformatted_20_Text"><text:s text:c="24"/>sem:[hum]</text:p>
      <text:p text:style-name="Preformatted_20_Text"><text:s text:c="24"/>lex:pp2sg</text:p>
      <text:p text:style-name="Preformatted_20_Text"><text:s text:c="24"/>number:sing</text:p>
      <text:p text:style-name="Preformatted_20_Text"><text:s text:c="24"/>person:2</text:p>
      <text:p text:style-name="Preformatted_20_Text"><text:s text:c="24"/>gender:masc</text:p>
      <text:p text:style-name="Preformatted_20_Text"><text:s text:c="24"/>case:acc</text:p>
      <text:p text:style-name="Preformatted_20_Text"><text:s text:c="24"/>c_str</text:p>
      <text:p text:style-name="Preformatted_20_Text"><text:s text:c="28"/>head</text:p>
      <text:p text:style-name="Preformatted_20_Text"><text:s text:c="32"/>pos:prpers</text:p>
      <text:p text:style-name="Preformatted_20_Text"><text:s text:c="32"/>lex:pp2sg</text:p>
      <text:p text:style-name="Preformatted_20_Text"><text:s text:c="32"/>number:sing</text:p>
      <text:p text:style-name="Preformatted_20_Text"><text:s text:c="32"/>person:2</text:p>
      <text:p text:style-name="Preformatted_20_Text"><text:s text:c="32"/>gender:or([masc,fem])</text:p>
      <text:p text:style-name="Preformatted_20_Text"><text:s text:c="32"/>case:acc</text:p>
      <text:p text:style-name="Preformatted_20_Text"><text:s text:c="32"/>sem:[hum]</text:p>
      <text:p text:style-name="Preformatted_20_Text"><text:s text:c="28"/>adjp</text:p>
      <text:p text:style-name="Preformatted_20_Text"><text:s text:c="32"/>cat:adjp</text:p>
      <text:p text:style-name="Preformatted_20_Text"><text:s text:c="32"/>* totum * </text:p>
      <text:p text:style-name="Preformatted_20_Text"><text:s text:c="32"/>case:acc</text:p>
      <text:p text:style-name="Preformatted_20_Text"><text:s text:c="32"/>number:sing</text:p>
      <text:p text:style-name="Preformatted_20_Text"><text:s text:c="32"/>gender:masc</text:p>
      <text:p text:style-name="Preformatted_20_Text"><text:s text:c="32"/>lex:totus</text:p>
      <text:p text:style-name="Preformatted_20_Text"><text:s text:c="32"/>c_str</text:p>
      <text:p text:style-name="Preformatted_20_Text"><text:s text:c="32"/>totus</text:p>
      <text:p text:style-name="Preformatted_20_Text"><text:s text:c="20"/>object_cplt</text:p>
      <text:p text:style-name="Preformatted_20_Text"><text:s text:c="24"/>* nasum * </text:p>
      <text:p text:style-name="Preformatted_20_Text"><text:s text:c="24"/>index:i(p(11,12))</text:p>
      <text:p text:style-name="Preformatted_20_Text"><text:s text:c="24"/>cat:np</text:p>
      <text:p text:style-name="Preformatted_20_Text"><text:s text:c="24"/>sem:[thing]</text:p>
      <text:p text:style-name="Preformatted_20_Text"><text:s text:c="24"/>number:sing</text:p>
      <text:p text:style-name="Preformatted_20_Text"><text:s text:c="24"/>person:3</text:p>
      <text:p text:style-name="Preformatted_20_Text"><text:s text:c="24"/>gender:masc</text:p>
      <text:p text:style-name="Preformatted_20_Text"><text:s text:c="24"/>lex:nasus</text:p>
      <text:p text:style-name="Preformatted_20_Text"><text:s text:c="24"/>case:acc</text:p>
      <text:p text:style-name="Preformatted_20_Text"><text:s text:c="24"/>c_str</text:p>
      <text:p text:style-name="Preformatted_20_Text"><text:s text:c="24"/>nasum</text:p>
      <text:p text:style-name="Preformatted_20_Text"><text:s text:c="8"/>i_object</text:p>
      <text:p text:style-name="Preformatted_20_Text"><text:s text:c="12"/>* deos * </text:p>
      <text:p text:style-name="Preformatted_20_Text"><text:s text:c="12"/>index:i(p(5,6))</text:p>
      <text:p text:style-name="Preformatted_20_Text"><text:s text:c="12"/>cat:np</text:p>
      <text:p text:style-name="Preformatted_20_Text"><text:s text:c="12"/>sem:[hum]</text:p>
      <text:p text:style-name="Preformatted_20_Text"><text:s text:c="12"/>number:pl</text:p>
      <text:p text:style-name="Preformatted_20_Text"><text:s text:c="12"/>person:3</text:p>
      <text:p text:style-name="Preformatted_20_Text"><text:s text:c="12"/>gender:masc</text:p>
      <text:p text:style-name="Preformatted_20_Text"><text:s text:c="12"/>lex:deus</text:p>
      <text:p text:style-name="Preformatted_20_Text"><text:s text:c="12"/>case:acc</text:p>
      <text:p text:style-name="Preformatted_20_Text"><text:s text:c="12"/>c_str</text:p>
      <text:p text:style-name="Preformatted_20_Text"><text:s text:c="12"/>deos</text:p>
      <text:p text:style-name="Preformatted_20_Text"/>
      <text:p text:style-name="Preformatted_20_Text"/>
      <text:p text:style-name="P12">Comment : OK ; totum nasum instead of totum te ? Both interpretations OK.</text:p>
      <text:p text:style-name="Preformatted_20_Text"><text:soft-page-break/></text:p>
      <text:p text:style-name="Preformatted_20_Text"/>
      <text:p text:style-name="P1">% 29 Cicero Pro Murena XXXIV 85.</text:p>
      <text:h text:style-name="Heading_20_3" text:outline-level="3">Versabitur in rostris furor, in curia timor, in foro coniuratio, in Campo exercitus, in agris vastitas.</text:h>
      <text:p text:style-name="Preformatted_20_Text">[0/uersabitur,1/in,2/rostris,3/furor,4/(','),5/in,6/curia,7/timor,8/(','),9/in,10/foro,11/coniuratio,12/(','),13/in,14/campo,15/exercitus,16/(','),17/in,18/agris,19/uastitas,endpos(20)]</text:p>
      <text:p text:style-name="Preformatted_20_Text"/>
      <text:p text:style-name="Preformatted_20_Text">cputime : 84.04687500000011</text:p>
      <text:p text:style-name="Preformatted_20_Text"/>
      <text:h text:style-name="Heading_20_4" text:outline-level="4">Parse A</text:h>
      <text:p text:style-name="Preformatted_20_Text">15---&gt;</text:p>
      <text:p text:style-name="Preformatted_20_Text">[illocutionary_force:statement,vg:[selected_reading:uersor_dwell,polarity:pos,cat:vg,pathlist:[p(0,1)],hp:[p(0,1)],gender:_104256,w:0,pos:v,class:intr,type:finite,lex:uersari,voice:act,txt:uersabitur,tense:future,kind:dep,mood:indicative,number:sing,person:3],arglist:[arglist:[arglist:[arglist:[subject:[number:sing,gender:masc,pathlist:[p(3,4)],hp:[p(3,4)],index:i(p(3,4)),distance:[0],cat:np,sem:[abstract],class:common,lextype:full,origin:noun,person:3,type:core,lex:furor,txt:furor,case:nom,w:1,c_str:furor],prep_cplt:[pathlist:[p(1,2),p(2,3)],hp:[p(2,3)],distance:[0],index:i(p(2,3)),case:abl,prep:in,sem:[thing,loc],lex:rostra,w:1,type:core,cat:pp,c_str:[prep:in,head:[pathlist:[p(2,3)],hp:[p(2,3)],index:i(p(2,3)),distance:[0],cat:np,sem:[thing,loc],class:common,lextype:full,origin:noun,number:pl,person:3,gender:neuter,type:core,lex:rostra,txt:rostris,case:abl,w:1,c_str:rostris]]]],linker:comma,arglist:[subject:[number:sing,gender:masc,pathlist:[p(7,8)],hp:[p(7,8)],index:i(p(7,8)),distance:[0],cat:np,sem:[abstract],class:common,lextype:full,origin:noun,person:3,type:core,lex:timor,txt:timor,case:nom,w:1,c_str:timor],prep_cplt:[pathlist:[p(5,6),p(6,7)],hp:[p(6,7)],distance:[0],index:i(p(6,7)),case:abl,prep:in,sem:[thing,loc],lex:curia,w:1,type:core,cat:pp,c_str:[prep:in,head:[pathlist:[p(6,7)],hp:[p(6,7)],index:i(p(6,7)),distance:[0],cat:np,sem:[thing,loc],class:common,lextype:full,origin:noun,number:sing,person:3,gender:fem,type:core,lex:curia,txt:curia,case:abl,w:1,c_str:curia]]]]],linker:comma,arglist:[subject:[number:sing,gender:fem,pathlist:[p(11,12)],hp:[p(11,12)],index:i(p(11,12)),distance:[0],cat:np,sem:[abstract],class:common,lextype:full,origin:noun,person:3,type:core,lex:coniuratio,txt:coniuratio,case:nom,w:1,c_str:coniuratio],prep_cplt:[pathlist:[p(9,10),p(10,11)],hp:[p(10,11)],distance:[0],index:i(p(10,11)),case:abl,prep:in,sem:[thing,loc],lex:forum,w:1,type:core,cat:pp,c_str:[prep:in,head:[pathlist:[p(10,11)],hp:[p(10,11)],index:i(p(10,11)),distance:[0],cat:np,sem:[thing,loc],class:common,lextype:full,origin:noun,number:sing,person:3,gender:neuter,type:core,lex:forum,txt:foro,case:abl,w:1,c_str:foro]]]]],linker:comma,arglist:[subject:[number:sing,gender:masc,pathlist:[p(15,16)],hp:[p(15,16)],index:i(p(15,16)),distance:[0],cat:np,sem:[thing,hum,loc],class:common,lextype:full,origin:noun,person:3,type:core,lex:exercitus,txt:exercitus,case:nom,w:1,c_str:exercitus],prep_cplt:[pathlist:[p(13,14),p(14,15)],hp:[p(14,15)],distance:[0],index:i(p(14,15)),case:abl,prep:in,sem:[thing,loc],lex:campus,w:1,type:core,cat:pp,c_str:[prep:in,head:[pathlist:[p(14,15)],hp:[p(14,15)],index:i(p(14,15)),distance:[0],cat:np,sem:[thing,loc],class:common,lextype:full,origin:noun,number:sing,person:3,gender:masc,type:core,lex:campus,txt:campo,case:abl,w:1,c_str:campo]]]]],linker:comma,arglist:[subject:[number:sing,gender:fem,pathlist:[p(19,20)],hp:[p(19,20)],index:i(p(19,20)),distance:[0],cat:np,sem:[quality],class:common,lextype:full,origin:noun,person:3,type:core,lex:uastitas,txt:uastitas,case:nom,w:1,c_str:uastitas],prep_cplt:[pathlist:[p(17,18),p(18,19)],hp:[p(18,19)],distance:[0],index:i(p(18,19)),case:abl,prep:in,sem:[thing,loc],lex:ager,w:1,type:core,cat:pp,c_str:[prep:in,head:[pathlist:[p(18,19)],hp:[p(18,19)],index:i(p(18,19)),distance:[0],cat:np,sem:[thing,loc],class:common,lextype:full,origin:noun,number:pl,person:3,gender:masc,type:core,lex:ager,txt:agris,case:abl,w:1,c_str:agris]]]]]</text:p>
      <text:p text:style-name="Preformatted_20_Text"/>
      <text:p text:style-name="Preformatted_20_Text"><text:s text:c="4"/>illocutionary_force:statement</text:p>
      <text:p text:style-name="Preformatted_20_Text"><text:s text:c="4"/>vg</text:p>
      <text:p text:style-name="Preformatted_20_Text"><text:s text:c="8"/>selected_reading:uersor_dwell</text:p>
      <text:p text:style-name="Preformatted_20_Text"><text:s text:c="8"/>polarity:pos</text:p>
      <text:p text:style-name="Preformatted_20_Text"><text:s text:c="8"/>cat:vg</text:p>
      <text:p text:style-name="Preformatted_20_Text"><text:s text:c="8"/>* uersabitur * </text:p>
      <text:p text:style-name="Preformatted_20_Text"><text:s text:c="8"/>pos:v</text:p>
      <text:p text:style-name="Preformatted_20_Text"><text:s text:c="8"/>lex:uersari</text:p>
      <text:p text:style-name="Preformatted_20_Text"><text:s text:c="8"/>voice:act</text:p>
      <text:p text:style-name="Preformatted_20_Text"><text:s text:c="8"/>tense:future</text:p>
      <text:p text:style-name="Preformatted_20_Text"><text:s text:c="8"/>mood:indicative</text:p>
      <text:p text:style-name="Preformatted_20_Text"><text:soft-page-break/><text:s text:c="8"/>number:sing</text:p>
      <text:p text:style-name="Preformatted_20_Text"><text:s text:c="8"/>person:3</text:p>
      <text:p text:style-name="Preformatted_20_Text"><text:s text:c="4"/>arglist</text:p>
      <text:p text:style-name="Preformatted_20_Text"><text:s text:c="8"/>arglist</text:p>
      <text:p text:style-name="Preformatted_20_Text"><text:s text:c="12"/>arglist</text:p>
      <text:p text:style-name="Preformatted_20_Text"><text:s text:c="16"/>arglist</text:p>
      <text:p text:style-name="Preformatted_20_Text"><text:s text:c="20"/>subject</text:p>
      <text:p text:style-name="Preformatted_20_Text"><text:s text:c="24"/>number:sing</text:p>
      <text:p text:style-name="Preformatted_20_Text"><text:s text:c="24"/>gender:masc</text:p>
      <text:p text:style-name="Preformatted_20_Text"><text:s text:c="24"/>* furor * </text:p>
      <text:p text:style-name="Preformatted_20_Text"><text:s text:c="24"/>index:i(p(3,4))</text:p>
      <text:p text:style-name="Preformatted_20_Text"><text:s text:c="24"/>cat:np</text:p>
      <text:p text:style-name="Preformatted_20_Text"><text:s text:c="24"/>sem:[abstract]</text:p>
      <text:p text:style-name="Preformatted_20_Text"><text:s text:c="24"/>person:3</text:p>
      <text:p text:style-name="Preformatted_20_Text"><text:s text:c="24"/>lex:furor</text:p>
      <text:p text:style-name="Preformatted_20_Text"><text:s text:c="24"/>case:nom</text:p>
      <text:p text:style-name="Preformatted_20_Text"><text:s text:c="24"/>c_str</text:p>
      <text:p text:style-name="Preformatted_20_Text"><text:s text:c="24"/>furor</text:p>
      <text:p text:style-name="Preformatted_20_Text"><text:s text:c="20"/>prep_cplt</text:p>
      <text:p text:style-name="Preformatted_20_Text"><text:s text:c="24"/>* in * * rostris * </text:p>
      <text:p text:style-name="Preformatted_20_Text"><text:s text:c="24"/>index:i(p(2,3))</text:p>
      <text:p text:style-name="Preformatted_20_Text"><text:s text:c="24"/>case:abl</text:p>
      <text:p text:style-name="Preformatted_20_Text"><text:s text:c="24"/>prep:in</text:p>
      <text:p text:style-name="Preformatted_20_Text"><text:s text:c="24"/>sem:[thing,loc]</text:p>
      <text:p text:style-name="Preformatted_20_Text"><text:s text:c="24"/>lex:rostra</text:p>
      <text:p text:style-name="Preformatted_20_Text"><text:s text:c="24"/>cat:pp</text:p>
      <text:p text:style-name="Preformatted_20_Text"><text:s text:c="24"/>c_str</text:p>
      <text:p text:style-name="Preformatted_20_Text"><text:s text:c="28"/>prep:in</text:p>
      <text:p text:style-name="Preformatted_20_Text"><text:s text:c="28"/>head</text:p>
      <text:p text:style-name="Preformatted_20_Text"><text:s text:c="32"/>* rostris * </text:p>
      <text:p text:style-name="Preformatted_20_Text"><text:s text:c="32"/>index:i(p(2,3))</text:p>
      <text:p text:style-name="Preformatted_20_Text"><text:s text:c="32"/>cat:np</text:p>
      <text:p text:style-name="Preformatted_20_Text"><text:s text:c="32"/>sem:[thing,loc]</text:p>
      <text:p text:style-name="Preformatted_20_Text"><text:s text:c="32"/>number:pl</text:p>
      <text:p text:style-name="Preformatted_20_Text"><text:s text:c="32"/>person:3</text:p>
      <text:p text:style-name="Preformatted_20_Text"><text:s text:c="32"/>gender:neuter</text:p>
      <text:p text:style-name="Preformatted_20_Text"><text:s text:c="32"/>lex:rostra</text:p>
      <text:p text:style-name="Preformatted_20_Text"><text:s text:c="32"/>case:abl</text:p>
      <text:p text:style-name="Preformatted_20_Text"><text:s text:c="32"/>c_str</text:p>
      <text:p text:style-name="Preformatted_20_Text"><text:s text:c="32"/>rostris</text:p>
      <text:p text:style-name="Preformatted_20_Text"><text:s text:c="16"/>linker</text:p>
      <text:p text:style-name="Preformatted_20_Text"><text:s text:c="16"/>comma</text:p>
      <text:p text:style-name="Preformatted_20_Text"><text:s text:c="16"/>arglist</text:p>
      <text:p text:style-name="Preformatted_20_Text"><text:s text:c="20"/>subject</text:p>
      <text:p text:style-name="Preformatted_20_Text"><text:s text:c="24"/>number:sing</text:p>
      <text:p text:style-name="Preformatted_20_Text"><text:s text:c="24"/>gender:masc</text:p>
      <text:p text:style-name="Preformatted_20_Text"><text:s text:c="24"/>* timor * </text:p>
      <text:p text:style-name="Preformatted_20_Text"><text:s text:c="24"/>index:i(p(7,8))</text:p>
      <text:p text:style-name="Preformatted_20_Text"><text:s text:c="24"/>cat:np</text:p>
      <text:p text:style-name="Preformatted_20_Text"><text:s text:c="24"/>sem:[abstract]</text:p>
      <text:p text:style-name="Preformatted_20_Text"><text:s text:c="24"/>person:3</text:p>
      <text:p text:style-name="Preformatted_20_Text"><text:s text:c="24"/>lex:timor</text:p>
      <text:p text:style-name="Preformatted_20_Text"><text:s text:c="24"/>case:nom</text:p>
      <text:p text:style-name="Preformatted_20_Text"><text:s text:c="24"/>c_str</text:p>
      <text:p text:style-name="Preformatted_20_Text"><text:s text:c="24"/>timor</text:p>
      <text:p text:style-name="Preformatted_20_Text"><text:s text:c="20"/>prep_cplt</text:p>
      <text:p text:style-name="Preformatted_20_Text"><text:s text:c="24"/>* in * * curia * </text:p>
      <text:p text:style-name="Preformatted_20_Text"><text:s text:c="24"/>index:i(p(6,7))</text:p>
      <text:p text:style-name="Preformatted_20_Text"><text:s text:c="24"/>case:abl</text:p>
      <text:p text:style-name="Preformatted_20_Text"><text:s text:c="24"/>prep:in</text:p>
      <text:p text:style-name="Preformatted_20_Text"><text:s text:c="24"/>sem:[thing,loc]</text:p>
      <text:p text:style-name="Preformatted_20_Text"><text:s text:c="24"/>lex:curia</text:p>
      <text:p text:style-name="Preformatted_20_Text"><text:s text:c="24"/>cat:pp</text:p>
      <text:p text:style-name="Preformatted_20_Text"><text:s text:c="24"/>c_str</text:p>
      <text:p text:style-name="Preformatted_20_Text"><text:soft-page-break/><text:s text:c="28"/>prep:in</text:p>
      <text:p text:style-name="Preformatted_20_Text"><text:s text:c="28"/>head</text:p>
      <text:p text:style-name="Preformatted_20_Text"><text:s text:c="32"/>* curia * </text:p>
      <text:p text:style-name="Preformatted_20_Text"><text:s text:c="32"/>index:i(p(6,7))</text:p>
      <text:p text:style-name="Preformatted_20_Text"><text:s text:c="32"/>cat:np</text:p>
      <text:p text:style-name="Preformatted_20_Text"><text:s text:c="32"/>sem:[thing,loc]</text:p>
      <text:p text:style-name="Preformatted_20_Text"><text:s text:c="32"/>number:sing</text:p>
      <text:p text:style-name="Preformatted_20_Text"><text:s text:c="32"/>person:3</text:p>
      <text:p text:style-name="Preformatted_20_Text"><text:s text:c="32"/>gender:fem</text:p>
      <text:p text:style-name="Preformatted_20_Text"><text:s text:c="32"/>lex:curia</text:p>
      <text:p text:style-name="Preformatted_20_Text"><text:s text:c="32"/>case:abl</text:p>
      <text:p text:style-name="Preformatted_20_Text"><text:s text:c="32"/>c_str</text:p>
      <text:p text:style-name="Preformatted_20_Text"><text:s text:c="32"/>curia</text:p>
      <text:p text:style-name="Preformatted_20_Text"><text:s text:c="12"/>linker</text:p>
      <text:p text:style-name="Preformatted_20_Text"><text:s text:c="12"/>comma</text:p>
      <text:p text:style-name="Preformatted_20_Text"><text:s text:c="12"/>arglist</text:p>
      <text:p text:style-name="Preformatted_20_Text"><text:s text:c="16"/>subject</text:p>
      <text:p text:style-name="Preformatted_20_Text"><text:s text:c="20"/>number:sing</text:p>
      <text:p text:style-name="Preformatted_20_Text"><text:s text:c="20"/>gender:fem</text:p>
      <text:p text:style-name="Preformatted_20_Text"><text:s text:c="20"/>* coniuratio * </text:p>
      <text:p text:style-name="Preformatted_20_Text"><text:s text:c="20"/>index:i(p(11,12))</text:p>
      <text:p text:style-name="Preformatted_20_Text"><text:s text:c="20"/>cat:np</text:p>
      <text:p text:style-name="Preformatted_20_Text"><text:s text:c="20"/>sem:[abstract]</text:p>
      <text:p text:style-name="Preformatted_20_Text"><text:s text:c="20"/>person:3</text:p>
      <text:p text:style-name="Preformatted_20_Text"><text:s text:c="20"/>lex:coniuratio</text:p>
      <text:p text:style-name="Preformatted_20_Text"><text:s text:c="20"/>case:nom</text:p>
      <text:p text:style-name="Preformatted_20_Text"><text:s text:c="20"/>c_str</text:p>
      <text:p text:style-name="Preformatted_20_Text"><text:s text:c="20"/>coniuratio</text:p>
      <text:p text:style-name="Preformatted_20_Text"><text:s text:c="16"/>prep_cplt</text:p>
      <text:p text:style-name="Preformatted_20_Text"><text:s text:c="20"/>* in * * foro * </text:p>
      <text:p text:style-name="Preformatted_20_Text"><text:s text:c="20"/>index:i(p(10,11))</text:p>
      <text:p text:style-name="Preformatted_20_Text"><text:s text:c="20"/>case:abl</text:p>
      <text:p text:style-name="Preformatted_20_Text"><text:s text:c="20"/>prep:in</text:p>
      <text:p text:style-name="Preformatted_20_Text"><text:s text:c="20"/>sem:[thing,loc]</text:p>
      <text:p text:style-name="Preformatted_20_Text"><text:s text:c="20"/>lex:forum</text:p>
      <text:p text:style-name="Preformatted_20_Text"><text:s text:c="20"/>cat:pp</text:p>
      <text:p text:style-name="Preformatted_20_Text"><text:s text:c="20"/>c_str</text:p>
      <text:p text:style-name="Preformatted_20_Text"><text:s text:c="24"/>prep:in</text:p>
      <text:p text:style-name="Preformatted_20_Text"><text:s text:c="24"/>head</text:p>
      <text:p text:style-name="Preformatted_20_Text"><text:s text:c="28"/>* foro * </text:p>
      <text:p text:style-name="Preformatted_20_Text"><text:s text:c="28"/>index:i(p(10,11))</text:p>
      <text:p text:style-name="Preformatted_20_Text"><text:s text:c="28"/>cat:np</text:p>
      <text:p text:style-name="Preformatted_20_Text"><text:s text:c="28"/>sem:[thing,loc]</text:p>
      <text:p text:style-name="Preformatted_20_Text"><text:s text:c="28"/>number:sing</text:p>
      <text:p text:style-name="Preformatted_20_Text"><text:s text:c="28"/>person:3</text:p>
      <text:p text:style-name="Preformatted_20_Text"><text:s text:c="28"/>gender:neuter</text:p>
      <text:p text:style-name="Preformatted_20_Text"><text:s text:c="28"/>lex:forum</text:p>
      <text:p text:style-name="Preformatted_20_Text"><text:s text:c="28"/>case:abl</text:p>
      <text:p text:style-name="Preformatted_20_Text"><text:s text:c="28"/>c_str</text:p>
      <text:p text:style-name="Preformatted_20_Text"><text:s text:c="28"/>foro</text:p>
      <text:p text:style-name="Preformatted_20_Text"><text:s text:c="8"/>linker</text:p>
      <text:p text:style-name="Preformatted_20_Text"><text:s text:c="8"/>comma</text:p>
      <text:p text:style-name="Preformatted_20_Text"><text:s text:c="8"/>arglist</text:p>
      <text:p text:style-name="Preformatted_20_Text"><text:s text:c="12"/>subject</text:p>
      <text:p text:style-name="Preformatted_20_Text"><text:s text:c="16"/>number:sing</text:p>
      <text:p text:style-name="Preformatted_20_Text"><text:s text:c="16"/>gender:masc</text:p>
      <text:p text:style-name="Preformatted_20_Text"><text:s text:c="16"/>* exercitus * </text:p>
      <text:p text:style-name="Preformatted_20_Text"><text:s text:c="16"/>index:i(p(15,16))</text:p>
      <text:p text:style-name="Preformatted_20_Text"><text:s text:c="16"/>cat:np</text:p>
      <text:p text:style-name="Preformatted_20_Text"><text:s text:c="16"/>sem:[thing,hum,loc]</text:p>
      <text:p text:style-name="Preformatted_20_Text"><text:s text:c="16"/>person:3</text:p>
      <text:p text:style-name="Preformatted_20_Text"><text:s text:c="16"/>lex:exercitus</text:p>
      <text:p text:style-name="Preformatted_20_Text"><text:s text:c="16"/>case:nom</text:p>
      <text:p text:style-name="Preformatted_20_Text"><text:s text:c="16"/>c_str</text:p>
      <text:p text:style-name="Preformatted_20_Text"><text:soft-page-break/><text:s text:c="16"/>exercitus</text:p>
      <text:p text:style-name="Preformatted_20_Text"><text:s text:c="12"/>prep_cplt</text:p>
      <text:p text:style-name="Preformatted_20_Text"><text:s text:c="16"/>* in * * campo * </text:p>
      <text:p text:style-name="Preformatted_20_Text"><text:s text:c="16"/>index:i(p(14,15))</text:p>
      <text:p text:style-name="Preformatted_20_Text"><text:s text:c="16"/>case:abl</text:p>
      <text:p text:style-name="Preformatted_20_Text"><text:s text:c="16"/>prep:in</text:p>
      <text:p text:style-name="Preformatted_20_Text"><text:s text:c="16"/>sem:[thing,loc]</text:p>
      <text:p text:style-name="Preformatted_20_Text"><text:s text:c="16"/>lex:campus</text:p>
      <text:p text:style-name="Preformatted_20_Text"><text:s text:c="16"/>cat:pp</text:p>
      <text:p text:style-name="Preformatted_20_Text"><text:s text:c="16"/>c_str</text:p>
      <text:p text:style-name="Preformatted_20_Text"><text:s text:c="20"/>prep:in</text:p>
      <text:p text:style-name="Preformatted_20_Text"><text:s text:c="20"/>head</text:p>
      <text:p text:style-name="Preformatted_20_Text"><text:s text:c="24"/>* campo * </text:p>
      <text:p text:style-name="Preformatted_20_Text"><text:s text:c="24"/>index:i(p(14,15))</text:p>
      <text:p text:style-name="Preformatted_20_Text"><text:s text:c="24"/>cat:np</text:p>
      <text:p text:style-name="Preformatted_20_Text"><text:s text:c="24"/>sem:[thing,loc]</text:p>
      <text:p text:style-name="Preformatted_20_Text"><text:s text:c="24"/>number:sing</text:p>
      <text:p text:style-name="Preformatted_20_Text"><text:s text:c="24"/>person:3</text:p>
      <text:p text:style-name="Preformatted_20_Text"><text:s text:c="24"/>gender:masc</text:p>
      <text:p text:style-name="Preformatted_20_Text"><text:s text:c="24"/>lex:campus</text:p>
      <text:p text:style-name="Preformatted_20_Text"><text:s text:c="24"/>case:abl</text:p>
      <text:p text:style-name="Preformatted_20_Text"><text:s text:c="24"/>c_str</text:p>
      <text:p text:style-name="Preformatted_20_Text"><text:s text:c="24"/>campo</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 text:c="12"/>number:sing</text:p>
      <text:p text:style-name="Preformatted_20_Text"><text:s text:c="12"/>gender:fem</text:p>
      <text:p text:style-name="Preformatted_20_Text"><text:s text:c="12"/>* uastitas * </text:p>
      <text:p text:style-name="Preformatted_20_Text"><text:s text:c="12"/>index:i(p(19,20))</text:p>
      <text:p text:style-name="Preformatted_20_Text"><text:s text:c="12"/>cat:np</text:p>
      <text:p text:style-name="Preformatted_20_Text"><text:s text:c="12"/>sem:[quality]</text:p>
      <text:p text:style-name="Preformatted_20_Text"><text:s text:c="12"/>person:3</text:p>
      <text:p text:style-name="Preformatted_20_Text"><text:s text:c="12"/>lex:uastitas</text:p>
      <text:p text:style-name="Preformatted_20_Text"><text:s text:c="12"/>case:nom</text:p>
      <text:p text:style-name="Preformatted_20_Text"><text:s text:c="12"/>c_str</text:p>
      <text:p text:style-name="Preformatted_20_Text"><text:s text:c="12"/>uastitas</text:p>
      <text:p text:style-name="Preformatted_20_Text"><text:s text:c="8"/>prep_cplt</text:p>
      <text:p text:style-name="Preformatted_20_Text"><text:s text:c="12"/>* in * * agris * </text:p>
      <text:p text:style-name="Preformatted_20_Text"><text:s text:c="12"/>index:i(p(18,19))</text:p>
      <text:p text:style-name="Preformatted_20_Text"><text:s text:c="12"/>case:abl</text:p>
      <text:p text:style-name="Preformatted_20_Text"><text:s text:c="12"/>prep:in</text:p>
      <text:p text:style-name="Preformatted_20_Text"><text:s text:c="12"/>sem:[thing,loc]</text:p>
      <text:p text:style-name="Preformatted_20_Text"><text:s text:c="12"/>lex:ager</text:p>
      <text:p text:style-name="Preformatted_20_Text"><text:s text:c="12"/>cat:pp</text:p>
      <text:p text:style-name="Preformatted_20_Text"><text:s text:c="12"/>c_str</text:p>
      <text:p text:style-name="Preformatted_20_Text"><text:s text:c="16"/>prep:in</text:p>
      <text:p text:style-name="Preformatted_20_Text"><text:s text:c="16"/>head</text:p>
      <text:p text:style-name="Preformatted_20_Text"><text:s text:c="20"/>* agris * </text:p>
      <text:p text:style-name="Preformatted_20_Text"><text:s text:c="20"/>index:i(p(18,19))</text:p>
      <text:p text:style-name="Preformatted_20_Text"><text:s text:c="20"/>cat:np</text:p>
      <text:p text:style-name="Preformatted_20_Text"><text:s text:c="20"/>sem:[thing,loc]</text:p>
      <text:p text:style-name="Preformatted_20_Text"><text:s text:c="20"/>number:pl</text:p>
      <text:p text:style-name="Preformatted_20_Text"><text:s text:c="20"/>person:3</text:p>
      <text:p text:style-name="Preformatted_20_Text"><text:s text:c="20"/>gender:masc</text:p>
      <text:p text:style-name="Preformatted_20_Text"><text:s text:c="20"/>lex:ager</text:p>
      <text:p text:style-name="Preformatted_20_Text"><text:s text:c="20"/>case:abl</text:p>
      <text:p text:style-name="Preformatted_20_Text"><text:s text:c="20"/>c_str</text:p>
      <text:p text:style-name="Preformatted_20_Text"><text:s text:c="20"/>agris</text:p>
      <text:p text:style-name="Preformatted_20_Text"/>
      <text:p text:style-name="Preformatted_20_Text"/>
      <text:p text:style-name="Preformatted_20_Text"/>
      <text:h text:style-name="P32" text:outline-level="4">Parse B</text:h>
      <text:p text:style-name="Preformatted_20_Text"/>
      <text:p text:style-name="Preformatted_20_Text">15---&gt;</text:p>
      <text:p text:style-name="Preformatted_20_Text">[illocutionary_force:statement,vg:[selected_reading:uersor_dwell,polarity:pos,cat:vg,pathlist:[p(0,1)],hp:[p(0,1)],gender:_108448,w:0,pos:v,class:intr,type:finite,lex:uersari,voice:act,txt:uersabitur,tense:future,kind:dep,mood:indicative,number:sing,person:3],arglist:[arglist:[arglist:[arglist:[subject:[number:sing,gender:masc,pathlist:[p(3,4)],hp:[p(3,4)],index:i(p(3,4)),distance:[0],cat:np,sem:[abstract],class:common,lextype:full,origin:noun,person:3,type:core,lex:furor,txt:furor,case:nom,w:1,c_str:furor],prep_cplt:[pathlist:[p(1,2),p(2,3)],hp:[p(2,3)],distance:[0],index:i(p(2,3)),case:abl,prep:in,sem:[thing,loc],lex:rostra,w:1,type:core,cat:pp,c_str:[prep:in,head:[pathlist:[p(2,3)],hp:[p(2,3)],index:i(p(2,3)),distance:[0],cat:np,sem:[thing,loc],class:common,lextype:full,origin:noun,number:pl,person:3,gender:neuter,type:core,lex:rostra,txt:rostris,case:abl,w:1,c_str:rostris]]]],linker:comma,arglist:[subject:[number:sing,gender:masc,pathlist:[p(7,8)],hp:[p(7,8)],index:i(p(7,8)),distance:[0],cat:np,sem:[abstract],class:common,lextype:full,origin:noun,person:3,type:core,lex:timor,txt:timor,case:nom,w:1,c_str:timor],prep_cplt:[pathlist:[p(5,6),p(6,7)],hp:[p(6,7)],distance:[0],index:i(p(6,7)),case:abl,prep:in,sem:[thing,loc],lex:curia,w:1,type:core,cat:pp,c_str:[prep:in,head:[pathlist:[p(6,7)],hp:[p(6,7)],index:i(p(6,7)),distance:[0],cat:np,sem:[thing,loc],class:common,lextype:full,origin:noun,number:sing,person:3,gender:fem,type:core,lex:curia,txt:curia,case:abl,w:1,c_str:curia]]]]],linker:comma,arglist:[subject:[number:sing,gender:fem,pathlist:[p(11,12)],hp:[p(11,12)],index:i(p(11,12)),distance:[0],cat:np,sem:[abstract],class:common,lextype:full,origin:noun,person:3,type:core,lex:coniuratio,txt:coniuratio,case:nom,w:1,c_str:coniuratio],prep_cplt:[pathlist:[p(9,10),p(10,11)],hp:[p(10,11)],distance:[0],index:i(p(10,11)),case:abl,prep:in,sem:[thing,loc],lex:forum,w:1,type:core,cat:pp,c_str:[prep:in,head:[pathlist:[p(10,11)],hp:[p(10,11)],index:i(p(10,11)),distance:[0],cat:np,sem:[thing,loc],class:common,lextype:full,origin:noun,number:sing,person:3,gender:neuter,type:core,lex:forum,txt:foro,case:abl,w:1,c_str:foro]]]]],linker:comma,arglist:[subject:[number:pl,gender:masc,pathlist:[p(15,16)],hp:[p(15,16)],index:i(p(15,16)),distance:[0],cat:np,sem:[thing,hum,loc],class:common,lextype:full,origin:noun,person:3,type:core,lex:exercitus,txt:exercitus,case:nom,w:1,c_str:exercitus],prep_cplt:[pathlist:[p(13,14),p(14,15)],hp:[p(14,15)],distance:[0],index:i(p(14,15)),case:abl,prep:in,sem:[thing,loc],lex:campus,w:1,type:core,cat:pp,c_str:[prep:in,head:[pathlist:[p(14,15)],hp:[p(14,15)],index:i(p(14,15)),distance:[0],cat:np,sem:[thing,loc],class:common,lextype:full,origin:noun,number:sing,person:3,gender:masc,type:core,lex:campus,txt:campo,case:abl,w:1,c_str:campo]]]]],linker:comma,arglist:[subject:[number:sing,gender:fem,pathlist:[p(19,20)],hp:[p(19,20)],index:i(p(19,20)),distance:[0],cat:np,sem:[quality],class:common,lextype:full,origin:noun,person:3,type:core,lex:uastitas,txt:uastitas,case:nom,w:1,c_str:uastitas],prep_cplt:[pathlist:[p(17,18),p(18,19)],hp:[p(18,19)],distance:[0],index:i(p(18,19)),case:abl,prep:in,sem:[thing,loc],lex:ager,w:1,type:core,cat:pp,c_str:[prep:in,head:[pathlist:[p(18,19)],hp:[p(18,19)],index:i(p(18,19)),distance:[0],cat:np,sem:[thing,loc],class:common,lextype:full,origin:noun,number:pl,person:3,gender:masc,type:core,lex:ager,txt:agris,case:abl,w:1,c_str:agris]]]]]</text:p>
      <text:p text:style-name="Preformatted_20_Text"/>
      <text:p text:style-name="Preformatted_20_Text"><text:s text:c="4"/>illocutionary_force:statement</text:p>
      <text:p text:style-name="Preformatted_20_Text"><text:s text:c="4"/>vg</text:p>
      <text:p text:style-name="Preformatted_20_Text"><text:s text:c="8"/>selected_reading:uersor_dwell</text:p>
      <text:p text:style-name="Preformatted_20_Text"><text:s text:c="8"/>polarity:pos</text:p>
      <text:p text:style-name="Preformatted_20_Text"><text:s text:c="8"/>cat:vg</text:p>
      <text:p text:style-name="Preformatted_20_Text"><text:s text:c="8"/>* uersabitur * </text:p>
      <text:p text:style-name="Preformatted_20_Text"><text:s text:c="8"/>pos:v</text:p>
      <text:p text:style-name="Preformatted_20_Text"><text:s text:c="8"/>lex:uersari</text:p>
      <text:p text:style-name="Preformatted_20_Text"><text:s text:c="8"/>voice:act</text:p>
      <text:p text:style-name="Preformatted_20_Text"><text:s text:c="8"/>tense:future</text:p>
      <text:p text:style-name="Preformatted_20_Text"><text:s text:c="8"/>mood:indicative</text:p>
      <text:p text:style-name="Preformatted_20_Text"><text:s text:c="8"/>number:sing</text:p>
      <text:p text:style-name="Preformatted_20_Text"><text:s text:c="8"/>person:3</text:p>
      <text:p text:style-name="Preformatted_20_Text"><text:s text:c="4"/>arglist</text:p>
      <text:p text:style-name="Preformatted_20_Text"><text:s text:c="8"/>arglist</text:p>
      <text:p text:style-name="Preformatted_20_Text"><text:s text:c="12"/>arglist</text:p>
      <text:p text:style-name="Preformatted_20_Text"><text:s text:c="16"/>arglist</text:p>
      <text:p text:style-name="Preformatted_20_Text"><text:s text:c="20"/>subject</text:p>
      <text:p text:style-name="Preformatted_20_Text"><text:s text:c="24"/>number:sing</text:p>
      <text:p text:style-name="Preformatted_20_Text"><text:s text:c="24"/>gender:masc</text:p>
      <text:p text:style-name="Preformatted_20_Text"><text:s text:c="24"/>* furor * </text:p>
      <text:p text:style-name="Preformatted_20_Text"><text:soft-page-break/><text:s text:c="24"/>index:i(p(3,4))</text:p>
      <text:p text:style-name="Preformatted_20_Text"><text:s text:c="24"/>cat:np</text:p>
      <text:p text:style-name="Preformatted_20_Text"><text:s text:c="24"/>sem:[abstract]</text:p>
      <text:p text:style-name="Preformatted_20_Text"><text:s text:c="24"/>person:3</text:p>
      <text:p text:style-name="Preformatted_20_Text"><text:s text:c="24"/>lex:furor</text:p>
      <text:p text:style-name="Preformatted_20_Text"><text:s text:c="24"/>case:nom</text:p>
      <text:p text:style-name="Preformatted_20_Text"><text:s text:c="24"/>c_str</text:p>
      <text:p text:style-name="Preformatted_20_Text"><text:s text:c="24"/>furor</text:p>
      <text:p text:style-name="Preformatted_20_Text"><text:s text:c="20"/>prep_cplt</text:p>
      <text:p text:style-name="Preformatted_20_Text"><text:s text:c="24"/>* in * * rostris * </text:p>
      <text:p text:style-name="Preformatted_20_Text"><text:s text:c="24"/>index:i(p(2,3))</text:p>
      <text:p text:style-name="Preformatted_20_Text"><text:s text:c="24"/>case:abl</text:p>
      <text:p text:style-name="Preformatted_20_Text"><text:s text:c="24"/>prep:in</text:p>
      <text:p text:style-name="Preformatted_20_Text"><text:s text:c="24"/>sem:[thing,loc]</text:p>
      <text:p text:style-name="Preformatted_20_Text"><text:s text:c="24"/>lex:rostra</text:p>
      <text:p text:style-name="Preformatted_20_Text"><text:s text:c="24"/>cat:pp</text:p>
      <text:p text:style-name="Preformatted_20_Text"><text:s text:c="24"/>c_str</text:p>
      <text:p text:style-name="Preformatted_20_Text"><text:s text:c="28"/>prep:in</text:p>
      <text:p text:style-name="Preformatted_20_Text"><text:s text:c="28"/>head</text:p>
      <text:p text:style-name="Preformatted_20_Text"><text:s text:c="32"/>* rostris * </text:p>
      <text:p text:style-name="Preformatted_20_Text"><text:s text:c="32"/>index:i(p(2,3))</text:p>
      <text:p text:style-name="Preformatted_20_Text"><text:s text:c="32"/>cat:np</text:p>
      <text:p text:style-name="Preformatted_20_Text"><text:s text:c="32"/>sem:[thing,loc]</text:p>
      <text:p text:style-name="Preformatted_20_Text"><text:s text:c="32"/>number:pl</text:p>
      <text:p text:style-name="Preformatted_20_Text"><text:s text:c="32"/>person:3</text:p>
      <text:p text:style-name="Preformatted_20_Text"><text:s text:c="32"/>gender:neuter</text:p>
      <text:p text:style-name="Preformatted_20_Text"><text:s text:c="32"/>lex:rostra</text:p>
      <text:p text:style-name="Preformatted_20_Text"><text:s text:c="32"/>case:abl</text:p>
      <text:p text:style-name="Preformatted_20_Text"><text:s text:c="32"/>c_str</text:p>
      <text:p text:style-name="Preformatted_20_Text"><text:s text:c="32"/>rostris</text:p>
      <text:p text:style-name="Preformatted_20_Text"><text:s text:c="16"/>linker</text:p>
      <text:p text:style-name="Preformatted_20_Text"><text:s text:c="16"/>comma</text:p>
      <text:p text:style-name="Preformatted_20_Text"><text:s text:c="16"/>arglist</text:p>
      <text:p text:style-name="Preformatted_20_Text"><text:s text:c="20"/>subject</text:p>
      <text:p text:style-name="Preformatted_20_Text"><text:s text:c="24"/>number:sing</text:p>
      <text:p text:style-name="Preformatted_20_Text"><text:s text:c="24"/>gender:masc</text:p>
      <text:p text:style-name="Preformatted_20_Text"><text:s text:c="24"/>* timor * </text:p>
      <text:p text:style-name="Preformatted_20_Text"><text:s text:c="24"/>index:i(p(7,8))</text:p>
      <text:p text:style-name="Preformatted_20_Text"><text:s text:c="24"/>cat:np</text:p>
      <text:p text:style-name="Preformatted_20_Text"><text:s text:c="24"/>sem:[abstract]</text:p>
      <text:p text:style-name="Preformatted_20_Text"><text:s text:c="24"/>person:3</text:p>
      <text:p text:style-name="Preformatted_20_Text"><text:s text:c="24"/>lex:timor</text:p>
      <text:p text:style-name="Preformatted_20_Text"><text:s text:c="24"/>case:nom</text:p>
      <text:p text:style-name="Preformatted_20_Text"><text:s text:c="24"/>c_str</text:p>
      <text:p text:style-name="Preformatted_20_Text"><text:s text:c="24"/>timor</text:p>
      <text:p text:style-name="Preformatted_20_Text"><text:s text:c="20"/>prep_cplt</text:p>
      <text:p text:style-name="Preformatted_20_Text"><text:s text:c="24"/>* in * * curia * </text:p>
      <text:p text:style-name="Preformatted_20_Text"><text:s text:c="24"/>index:i(p(6,7))</text:p>
      <text:p text:style-name="Preformatted_20_Text"><text:s text:c="24"/>case:abl</text:p>
      <text:p text:style-name="Preformatted_20_Text"><text:s text:c="24"/>prep:in</text:p>
      <text:p text:style-name="Preformatted_20_Text"><text:s text:c="24"/>sem:[thing,loc]</text:p>
      <text:p text:style-name="Preformatted_20_Text"><text:s text:c="24"/>lex:curia</text:p>
      <text:p text:style-name="Preformatted_20_Text"><text:s text:c="24"/>cat:pp</text:p>
      <text:p text:style-name="Preformatted_20_Text"><text:s text:c="24"/>c_str</text:p>
      <text:p text:style-name="Preformatted_20_Text"><text:s text:c="28"/>prep:in</text:p>
      <text:p text:style-name="Preformatted_20_Text"><text:s text:c="28"/>head</text:p>
      <text:p text:style-name="Preformatted_20_Text"><text:s text:c="32"/>* curia * </text:p>
      <text:p text:style-name="Preformatted_20_Text"><text:s text:c="32"/>index:i(p(6,7))</text:p>
      <text:p text:style-name="Preformatted_20_Text"><text:s text:c="32"/>cat:np</text:p>
      <text:p text:style-name="Preformatted_20_Text"><text:s text:c="32"/>sem:[thing,loc]</text:p>
      <text:p text:style-name="Preformatted_20_Text"><text:s text:c="32"/>number:sing</text:p>
      <text:p text:style-name="Preformatted_20_Text"><text:s text:c="32"/>person:3</text:p>
      <text:p text:style-name="Preformatted_20_Text"><text:s text:c="32"/>gender:fem</text:p>
      <text:p text:style-name="Preformatted_20_Text"><text:s text:c="32"/>lex:curia</text:p>
      <text:p text:style-name="Preformatted_20_Text"><text:soft-page-break/><text:s text:c="32"/>case:abl</text:p>
      <text:p text:style-name="Preformatted_20_Text"><text:s text:c="32"/>c_str</text:p>
      <text:p text:style-name="Preformatted_20_Text"><text:s text:c="32"/>curia</text:p>
      <text:p text:style-name="Preformatted_20_Text"><text:s text:c="12"/>linker</text:p>
      <text:p text:style-name="Preformatted_20_Text"><text:s text:c="12"/>comma</text:p>
      <text:p text:style-name="Preformatted_20_Text"><text:s text:c="12"/>arglist</text:p>
      <text:p text:style-name="Preformatted_20_Text"><text:s text:c="16"/>subject</text:p>
      <text:p text:style-name="Preformatted_20_Text"><text:s text:c="20"/>number:sing</text:p>
      <text:p text:style-name="Preformatted_20_Text"><text:s text:c="20"/>gender:fem</text:p>
      <text:p text:style-name="Preformatted_20_Text"><text:s text:c="20"/>* coniuratio * </text:p>
      <text:p text:style-name="Preformatted_20_Text"><text:s text:c="20"/>index:i(p(11,12))</text:p>
      <text:p text:style-name="Preformatted_20_Text"><text:s text:c="20"/>cat:np</text:p>
      <text:p text:style-name="Preformatted_20_Text"><text:s text:c="20"/>sem:[abstract]</text:p>
      <text:p text:style-name="Preformatted_20_Text"><text:s text:c="20"/>person:3</text:p>
      <text:p text:style-name="Preformatted_20_Text"><text:s text:c="20"/>lex:coniuratio</text:p>
      <text:p text:style-name="Preformatted_20_Text"><text:s text:c="20"/>case:nom</text:p>
      <text:p text:style-name="Preformatted_20_Text"><text:s text:c="20"/>c_str</text:p>
      <text:p text:style-name="Preformatted_20_Text"><text:s text:c="20"/>coniuratio</text:p>
      <text:p text:style-name="Preformatted_20_Text"><text:s text:c="16"/>prep_cplt</text:p>
      <text:p text:style-name="Preformatted_20_Text"><text:s text:c="20"/>* in * * foro * </text:p>
      <text:p text:style-name="Preformatted_20_Text"><text:s text:c="20"/>index:i(p(10,11))</text:p>
      <text:p text:style-name="Preformatted_20_Text"><text:s text:c="20"/>case:abl</text:p>
      <text:p text:style-name="Preformatted_20_Text"><text:s text:c="20"/>prep:in</text:p>
      <text:p text:style-name="Preformatted_20_Text"><text:s text:c="20"/>sem:[thing,loc]</text:p>
      <text:p text:style-name="Preformatted_20_Text"><text:s text:c="20"/>lex:forum</text:p>
      <text:p text:style-name="Preformatted_20_Text"><text:s text:c="20"/>cat:pp</text:p>
      <text:p text:style-name="Preformatted_20_Text"><text:s text:c="20"/>c_str</text:p>
      <text:p text:style-name="Preformatted_20_Text"><text:s text:c="24"/>prep:in</text:p>
      <text:p text:style-name="Preformatted_20_Text"><text:s text:c="24"/>head</text:p>
      <text:p text:style-name="Preformatted_20_Text"><text:s text:c="28"/>* foro * </text:p>
      <text:p text:style-name="Preformatted_20_Text"><text:s text:c="28"/>index:i(p(10,11))</text:p>
      <text:p text:style-name="Preformatted_20_Text"><text:s text:c="28"/>cat:np</text:p>
      <text:p text:style-name="Preformatted_20_Text"><text:s text:c="28"/>sem:[thing,loc]</text:p>
      <text:p text:style-name="Preformatted_20_Text"><text:s text:c="28"/>number:sing</text:p>
      <text:p text:style-name="Preformatted_20_Text"><text:s text:c="28"/>person:3</text:p>
      <text:p text:style-name="Preformatted_20_Text"><text:s text:c="28"/>gender:neuter</text:p>
      <text:p text:style-name="Preformatted_20_Text"><text:s text:c="28"/>lex:forum</text:p>
      <text:p text:style-name="Preformatted_20_Text"><text:s text:c="28"/>case:abl</text:p>
      <text:p text:style-name="Preformatted_20_Text"><text:s text:c="28"/>c_str</text:p>
      <text:p text:style-name="Preformatted_20_Text"><text:s text:c="28"/>foro</text:p>
      <text:p text:style-name="Preformatted_20_Text"><text:s text:c="8"/>linker</text:p>
      <text:p text:style-name="Preformatted_20_Text"><text:s text:c="8"/>comma</text:p>
      <text:p text:style-name="Preformatted_20_Text"><text:s text:c="8"/>arglist</text:p>
      <text:p text:style-name="Preformatted_20_Text"><text:s text:c="12"/>subject</text:p>
      <text:p text:style-name="Preformatted_20_Text"><text:s text:c="16"/>number:pl</text:p>
      <text:p text:style-name="Preformatted_20_Text"><text:s text:c="16"/>gender:masc</text:p>
      <text:p text:style-name="Preformatted_20_Text"><text:s text:c="16"/>* exercitus * </text:p>
      <text:p text:style-name="Preformatted_20_Text"><text:s text:c="16"/>index:i(p(15,16))</text:p>
      <text:p text:style-name="Preformatted_20_Text"><text:s text:c="16"/>cat:np</text:p>
      <text:p text:style-name="Preformatted_20_Text"><text:s text:c="16"/>sem:[thing,hum,loc]</text:p>
      <text:p text:style-name="Preformatted_20_Text"><text:s text:c="16"/>person:3</text:p>
      <text:p text:style-name="Preformatted_20_Text"><text:s text:c="16"/>lex:exercitus</text:p>
      <text:p text:style-name="Preformatted_20_Text"><text:s text:c="16"/>case:nom</text:p>
      <text:p text:style-name="Preformatted_20_Text"><text:s text:c="16"/>c_str</text:p>
      <text:p text:style-name="Preformatted_20_Text"><text:s text:c="16"/>exercitus</text:p>
      <text:p text:style-name="Preformatted_20_Text"><text:s text:c="12"/>prep_cplt</text:p>
      <text:p text:style-name="Preformatted_20_Text"><text:s text:c="16"/>* in * * campo * </text:p>
      <text:p text:style-name="Preformatted_20_Text"><text:s text:c="16"/>index:i(p(14,15))</text:p>
      <text:p text:style-name="Preformatted_20_Text"><text:s text:c="16"/>case:abl</text:p>
      <text:p text:style-name="Preformatted_20_Text"><text:s text:c="16"/>prep:in</text:p>
      <text:p text:style-name="Preformatted_20_Text"><text:s text:c="16"/>sem:[thing,loc]</text:p>
      <text:p text:style-name="Preformatted_20_Text"><text:s text:c="16"/>lex:campus</text:p>
      <text:p text:style-name="Preformatted_20_Text"><text:s text:c="16"/>cat:pp</text:p>
      <text:p text:style-name="Preformatted_20_Text"><text:s text:c="16"/>c_str</text:p>
      <text:p text:style-name="Preformatted_20_Text"><text:soft-page-break/><text:s text:c="20"/>prep:in</text:p>
      <text:p text:style-name="Preformatted_20_Text"><text:s text:c="20"/>head</text:p>
      <text:p text:style-name="Preformatted_20_Text"><text:s text:c="24"/>* campo * </text:p>
      <text:p text:style-name="Preformatted_20_Text"><text:s text:c="24"/>index:i(p(14,15))</text:p>
      <text:p text:style-name="Preformatted_20_Text"><text:s text:c="24"/>cat:np</text:p>
      <text:p text:style-name="Preformatted_20_Text"><text:s text:c="24"/>sem:[thing,loc]</text:p>
      <text:p text:style-name="Preformatted_20_Text"><text:s text:c="24"/>number:sing</text:p>
      <text:p text:style-name="Preformatted_20_Text"><text:s text:c="24"/>person:3</text:p>
      <text:p text:style-name="Preformatted_20_Text"><text:s text:c="24"/>gender:masc</text:p>
      <text:p text:style-name="Preformatted_20_Text"><text:s text:c="24"/>lex:campus</text:p>
      <text:p text:style-name="Preformatted_20_Text"><text:s text:c="24"/>case:abl</text:p>
      <text:p text:style-name="Preformatted_20_Text"><text:s text:c="24"/>c_str</text:p>
      <text:p text:style-name="Preformatted_20_Text"><text:s text:c="24"/>campo</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 text:c="12"/>number:sing</text:p>
      <text:p text:style-name="Preformatted_20_Text"><text:s text:c="12"/>gender:fem</text:p>
      <text:p text:style-name="Preformatted_20_Text"><text:s text:c="12"/>* uastitas * </text:p>
      <text:p text:style-name="Preformatted_20_Text"><text:s text:c="12"/>index:i(p(19,20))</text:p>
      <text:p text:style-name="Preformatted_20_Text"><text:s text:c="12"/>cat:np</text:p>
      <text:p text:style-name="Preformatted_20_Text"><text:s text:c="12"/>sem:[quality]</text:p>
      <text:p text:style-name="Preformatted_20_Text"><text:s text:c="12"/>person:3</text:p>
      <text:p text:style-name="Preformatted_20_Text"><text:s text:c="12"/>lex:uastitas</text:p>
      <text:p text:style-name="Preformatted_20_Text"><text:s text:c="12"/>case:nom</text:p>
      <text:p text:style-name="Preformatted_20_Text"><text:s text:c="12"/>c_str</text:p>
      <text:p text:style-name="Preformatted_20_Text"><text:s text:c="12"/>uastitas</text:p>
      <text:p text:style-name="Preformatted_20_Text"><text:s text:c="8"/>prep_cplt</text:p>
      <text:p text:style-name="Preformatted_20_Text"><text:s text:c="12"/>* in * * agris * </text:p>
      <text:p text:style-name="Preformatted_20_Text"><text:s text:c="12"/>index:i(p(18,19))</text:p>
      <text:p text:style-name="Preformatted_20_Text"><text:s text:c="12"/>case:abl</text:p>
      <text:p text:style-name="Preformatted_20_Text"><text:s text:c="12"/>prep:in</text:p>
      <text:p text:style-name="Preformatted_20_Text"><text:s text:c="12"/>sem:[thing,loc]</text:p>
      <text:p text:style-name="Preformatted_20_Text"><text:s text:c="12"/>lex:ager</text:p>
      <text:p text:style-name="Preformatted_20_Text"><text:s text:c="12"/>cat:pp</text:p>
      <text:p text:style-name="Preformatted_20_Text"><text:s text:c="12"/>c_str</text:p>
      <text:p text:style-name="Preformatted_20_Text"><text:s text:c="16"/>prep:in</text:p>
      <text:p text:style-name="Preformatted_20_Text"><text:s text:c="16"/>head</text:p>
      <text:p text:style-name="Preformatted_20_Text"><text:s text:c="20"/>* agris * </text:p>
      <text:p text:style-name="Preformatted_20_Text"><text:s text:c="20"/>index:i(p(18,19))</text:p>
      <text:p text:style-name="Preformatted_20_Text"><text:s text:c="20"/>cat:np</text:p>
      <text:p text:style-name="Preformatted_20_Text"><text:s text:c="20"/>sem:[thing,loc]</text:p>
      <text:p text:style-name="Preformatted_20_Text"><text:s text:c="20"/>number:pl</text:p>
      <text:p text:style-name="Preformatted_20_Text"><text:s text:c="20"/>person:3</text:p>
      <text:p text:style-name="Preformatted_20_Text"><text:s text:c="20"/>gender:masc</text:p>
      <text:p text:style-name="Preformatted_20_Text"><text:s text:c="20"/>lex:ager</text:p>
      <text:p text:style-name="Preformatted_20_Text"><text:s text:c="20"/>case:abl</text:p>
      <text:p text:style-name="Preformatted_20_Text"><text:s text:c="20"/>c_str</text:p>
      <text:p text:style-name="Preformatted_20_Text"><text:s text:c="20"/>agris</text:p>
      <text:p text:style-name="Preformatted_20_Text"/>
      <text:p text:style-name="Preformatted_20_Text"/>
      <text:p text:style-name="Preformatted_20_Text"/>
      <text:p text:style-name="Preformatted_20_Text"/>
      <text:p text:style-name="P12">Comment : both parses make use of the 'linker' ; only the stacking differs, it seems to me.</text:p>
      <text:p text:style-name="P15">% 30 Cicero Pro Murena III 7.</text:p>
      <text:h text:style-name="Heading_20_3" text:outline-level="3">Huic ego satis facere cupio uosque adhibere arbitros.</text:h>
      <text:p text:style-name="Preformatted_20_Text"/>
      <text:p text:style-name="Preformatted_20_Text">[0/huic,1/ego,2/satis,3/facere,4/cupio,5/que,6/uos,7/adhibere,8/arbitros,endpos(9)]</text:p>
      <text:p text:style-name="Preformatted_20_Text">cputime : 1.109375</text:p>
      <text:p text:style-name="Preformatted_20_Text"/>
      <text:p text:style-name="Preformatted_20_Text">8.99---&gt;</text:p>
      <text:p text:style-name="Preformatted_20_Text">[illocutionary_force:statement,vg:[selected_reading:cupio_want,polarity:pos,cat:vg,pathlist:[p(4,5)],hp:[p(4,5)],gender:_88532,w:0,pos:v,class:tr_cod,type:finite,lex:cupere,voice:act,txt:cupio,tense:present,kind:std,mood:indicative,number:sing,person:1],subject:[number:sing,gender:or([masc,fem]),pathlist:[p(1,2)],hp:[p(1,2)],index:i(p(1,2)),distance:[0],cat:np,sem:[hum],class:proper,lex:pp1sg,person:1,type:core,case:nom,w:1,c_str:pp1sg],object:[cat:pred,type:nonfinite_i,mood:infinitive,tense:_88990,class:m,pathlist:[p(0,1),p(2,4),p(5,6),p(6,7),p(7,8),p(8,9)],distance:[0],number:_89116,gender:_89128,person:_89140,case:or([nom,acc]),gap:[],w:6.99,c_str:[head:[vg:[selected_reading:satisfacio_satisfy,polarity:pos,cat:vg,pathlist:[p(2,4)],hp:[p(2,4)],gender:_89324,w:0,txt:satisfacere,lex:satisfacere,pos:v,class:tr_cod,type:nonfinite,voice:act,tense:present,kind:std,mood:infinitive,number:_89456,person:_89468],object:[pathlist:[p(0,1)],hp:[p(0,1)],index:i(p(0,1)),distance:[0],cat:np,sem:[hum],class:dem,lex:prdemdat3gsing,number:sing,person:3,gender:or([masc,fem,neuter]),type:core,case:dat,w:1,c_str:prdemdat3gsing]],coord:que,head:[vg:[selected_reading:adhibeo_use_as,polarity:pos,cat:vg,pathlist:[p(7,8)],hp:[p(7,8)],gender:_89848,w:0,pos:v,class:tr_cod,type:nonfinite,lex:adhibere,voice:act,txt:adhibere,tense:present,kind:std,mood:infinitive,number:_89980,person:_89992],object:[pathlist:[p(6,7)],hp:[p(6,7)],index:i(p(6,7)),distance:[0],cat:np,sem:[hum],class:proper,lex:pp2pl,number:pl,person:2,gender:or([masc,fem]),type:core,case:acc,w:1,c_str:pp2pl],object_cplt:[pathlist:[p(8,9)],hp:[p(8,9)],index:i(p(8,9)),distance:[0],cat:np,sem:[hum],class:common,lextype:full,origin:noun,number:pl,person:3,gender:masc,type:core,lex:arbiter,txt:arbitros,case:acc,w:1,c_str:arbitros]]]]]</text:p>
      <text:p text:style-name="Preformatted_20_Text"/>
      <text:p text:style-name="Preformatted_20_Text"><text:s text:c="4"/>illocutionary_force:statement</text:p>
      <text:p text:style-name="Preformatted_20_Text"><text:s text:c="4"/>vg</text:p>
      <text:p text:style-name="Preformatted_20_Text"><text:s text:c="8"/>selected_reading:cupio_want</text:p>
      <text:p text:style-name="Preformatted_20_Text"><text:s text:c="8"/>polarity:pos</text:p>
      <text:p text:style-name="Preformatted_20_Text"><text:s text:c="8"/>cat:vg</text:p>
      <text:p text:style-name="Preformatted_20_Text"><text:s text:c="8"/>* cupio * </text:p>
      <text:p text:style-name="Preformatted_20_Text"><text:s text:c="8"/>pos:v</text:p>
      <text:p text:style-name="Preformatted_20_Text"><text:s text:c="8"/>lex:cup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number:sing</text:p>
      <text:p text:style-name="Preformatted_20_Text"><text:s text:c="8"/>gender:or([masc,fem])</text:p>
      <text:p text:style-name="Preformatted_20_Text"><text:s text:c="8"/>* ego * </text:p>
      <text:p text:style-name="Preformatted_20_Text"><text:s text:c="8"/>index:i(p(1,2))</text:p>
      <text:p text:style-name="Preformatted_20_Text"><text:s text:c="8"/>cat:np</text:p>
      <text:p text:style-name="Preformatted_20_Text"><text:s text:c="8"/>sem:[hum]</text:p>
      <text:p text:style-name="Preformatted_20_Text"><text:s text:c="8"/>lex:pp1sg</text:p>
      <text:p text:style-name="Preformatted_20_Text"><text:s text:c="8"/>person:1</text:p>
      <text:p text:style-name="Preformatted_20_Text"><text:s text:c="8"/>case:nom</text:p>
      <text:p text:style-name="Preformatted_20_Text"><text:s text:c="8"/>c_str</text:p>
      <text:p text:style-name="Preformatted_20_Text"><text:s text:c="8"/>pp1sg</text:p>
      <text:p text:style-name="Preformatted_20_Text"><text:s text:c="4"/>object</text:p>
      <text:p text:style-name="Preformatted_20_Text"><text:s text:c="8"/>cat:pred</text:p>
      <text:p text:style-name="Preformatted_20_Text"><text:s text:c="8"/>mood:infinitive</text:p>
      <text:p text:style-name="Preformatted_20_Text"><text:s text:c="8"/>* huic * * satis * facere * * que * * uos * * adhibere * * arbitros * </text:p>
      <text:p text:style-name="Preformatted_20_Text"><text:s text:c="8"/>case:or([nom,acc])</text:p>
      <text:p text:style-name="Preformatted_20_Text"><text:s text:c="8"/>c_str</text:p>
      <text:p text:style-name="Preformatted_20_Text"><text:s text:c="12"/>head</text:p>
      <text:p text:style-name="Preformatted_20_Text"><text:s text:c="16"/>vg</text:p>
      <text:p text:style-name="Preformatted_20_Text"><text:s text:c="20"/>selected_reading:satisfacio_satisfy</text:p>
      <text:p text:style-name="Preformatted_20_Text"><text:s text:c="20"/>polarity:pos</text:p>
      <text:p text:style-name="Preformatted_20_Text"><text:s text:c="20"/>cat:vg</text:p>
      <text:p text:style-name="Preformatted_20_Text"><text:s text:c="20"/>* satis * facere * </text:p>
      <text:p text:style-name="Preformatted_20_Text"><text:soft-page-break/><text:s text:c="20"/>lex:satisfacere</text:p>
      <text:p text:style-name="Preformatted_20_Text"><text:s text:c="20"/>pos:v</text:p>
      <text:p text:style-name="Preformatted_20_Text"><text:s text:c="20"/>voice:act</text:p>
      <text:p text:style-name="Preformatted_20_Text"><text:s text:c="20"/>tense:present</text:p>
      <text:p text:style-name="Preformatted_20_Text"><text:s text:c="20"/>mood:infinitive</text:p>
      <text:p text:style-name="Preformatted_20_Text"><text:s text:c="16"/>object</text:p>
      <text:p text:style-name="Preformatted_20_Text"><text:s text:c="20"/>* huic * </text:p>
      <text:p text:style-name="Preformatted_20_Text"><text:s text:c="20"/>index:i(p(0,1))</text:p>
      <text:p text:style-name="Preformatted_20_Text"><text:s text:c="20"/>cat:np</text:p>
      <text:p text:style-name="Preformatted_20_Text"><text:s text:c="20"/>sem:[hum]</text:p>
      <text:p text:style-name="Preformatted_20_Text"><text:s text:c="20"/>lex:prdemdat3gsing</text:p>
      <text:p text:style-name="Preformatted_20_Text"><text:s text:c="20"/>number:sing</text:p>
      <text:p text:style-name="Preformatted_20_Text"><text:s text:c="20"/>person:3</text:p>
      <text:p text:style-name="Preformatted_20_Text"><text:s text:c="20"/>gender:or([masc,fem,neuter])</text:p>
      <text:p text:style-name="Preformatted_20_Text"><text:s text:c="20"/>case:dat</text:p>
      <text:p text:style-name="Preformatted_20_Text"><text:s text:c="20"/>c_str</text:p>
      <text:p text:style-name="Preformatted_20_Text"><text:s text:c="20"/>prdemdat3gsing</text:p>
      <text:p text:style-name="Preformatted_20_Text"><text:s text:c="12"/>coord:que</text:p>
      <text:p text:style-name="Preformatted_20_Text"><text:s text:c="12"/>head</text:p>
      <text:p text:style-name="Preformatted_20_Text"><text:s text:c="16"/>vg</text:p>
      <text:p text:style-name="Preformatted_20_Text"><text:s text:c="20"/>selected_reading:adhibeo_use_as</text:p>
      <text:p text:style-name="Preformatted_20_Text"><text:s text:c="20"/>polarity:pos</text:p>
      <text:p text:style-name="Preformatted_20_Text"><text:s text:c="20"/>cat:vg</text:p>
      <text:p text:style-name="Preformatted_20_Text"><text:s text:c="20"/>* adhibere * </text:p>
      <text:p text:style-name="Preformatted_20_Text"><text:s text:c="20"/>pos:v</text:p>
      <text:p text:style-name="Preformatted_20_Text"><text:s text:c="20"/>lex:adhibere</text:p>
      <text:p text:style-name="Preformatted_20_Text"><text:s text:c="20"/>voice:act</text:p>
      <text:p text:style-name="Preformatted_20_Text"><text:s text:c="20"/>tense:present</text:p>
      <text:p text:style-name="Preformatted_20_Text"><text:s text:c="20"/>mood:infinitive</text:p>
      <text:p text:style-name="Preformatted_20_Text"><text:s text:c="16"/>object</text:p>
      <text:p text:style-name="Preformatted_20_Text"><text:s text:c="20"/>* uos * </text:p>
      <text:p text:style-name="Preformatted_20_Text"><text:s text:c="20"/>index:i(p(6,7))</text:p>
      <text:p text:style-name="Preformatted_20_Text"><text:s text:c="20"/>cat:np</text:p>
      <text:p text:style-name="Preformatted_20_Text"><text:s text:c="20"/>sem:[hum]</text:p>
      <text:p text:style-name="Preformatted_20_Text"><text:s text:c="20"/>lex:pp2pl</text:p>
      <text:p text:style-name="Preformatted_20_Text"><text:s text:c="20"/>number:pl</text:p>
      <text:p text:style-name="Preformatted_20_Text"><text:s text:c="20"/>person:2</text:p>
      <text:p text:style-name="Preformatted_20_Text"><text:s text:c="20"/>gender:or([masc,fem])</text:p>
      <text:p text:style-name="Preformatted_20_Text"><text:s text:c="20"/>case:acc</text:p>
      <text:p text:style-name="Preformatted_20_Text"><text:s text:c="20"/>c_str</text:p>
      <text:p text:style-name="Preformatted_20_Text"><text:s text:c="20"/>pp2pl</text:p>
      <text:p text:style-name="Preformatted_20_Text"><text:s text:c="16"/>object_cplt</text:p>
      <text:p text:style-name="Preformatted_20_Text"><text:s text:c="20"/>* arbitros * </text:p>
      <text:p text:style-name="Preformatted_20_Text"><text:s text:c="20"/>index:i(p(8,9))</text:p>
      <text:p text:style-name="Preformatted_20_Text"><text:s text:c="20"/>cat:np</text:p>
      <text:p text:style-name="Preformatted_20_Text"><text:s text:c="20"/>sem:[hum]</text:p>
      <text:p text:style-name="Preformatted_20_Text"><text:s text:c="20"/>number:pl</text:p>
      <text:p text:style-name="Preformatted_20_Text"><text:s text:c="20"/>person:3</text:p>
      <text:p text:style-name="Preformatted_20_Text"><text:s text:c="20"/>gender:masc</text:p>
      <text:p text:style-name="Preformatted_20_Text"><text:s text:c="20"/>lex:arbiter</text:p>
      <text:p text:style-name="Preformatted_20_Text"><text:s text:c="20"/>case:acc</text:p>
      <text:p text:style-name="Preformatted_20_Text"><text:s text:c="20"/>c_str</text:p>
      <text:p text:style-name="Preformatted_20_Text"><text:s text:c="20"/>arbitros</text:p>
      <text:p text:style-name="Preformatted_20_Text"/>
      <text:p text:style-name="Preformatted_20_Text"/>
      <text:p text:style-name="Preformatted_20_Text"/>
      <text:p text:style-name="P12">Comment : OK.</text:p>
      <text:p text:style-name="Preformatted_20_Text"/>
      <text:p text:style-name="Preformatted_20_Text"/>
      <text:p text:style-name="P15">% 31 Cicero Pro Murena XVII 36.</text:p>
      <text:h text:style-name="Heading_20_3" text:outline-level="3">Nihil est incertius uolgo, nihil obscurius uoluntate hominum.</text:h>
      <text:p text:style-name="Preformatted_20_Text">[0/nihil,1/est,2/incertius,3/uolgo,4/(','),5/nihil,6/obscurius,7/uoluntate,8/hominum,endpos(9)]</text:p>
      <text:p text:style-name="Preformatted_20_Text">cputime : 19.796875</text:p>
      <text:p text:style-name="Preformatted_20_Text"/>
      <text:p text:style-name="Preformatted_20_Text">9.49---&gt;</text:p>
      <text:p text:style-name="Preformatted_20_Text">[illocutionary_force:statement,vg:[selected_reading:sum_be,polarity:pos,cat:vg,pathlist:[p(1,2)],hp:[p(1,2)],gender:_95566,w:0,pos:v,class:v_esse,type:finite,lex:esse,voice:act,txt:est,tense:present,kind:std,mood:indicative,number:sing,person:3],arglist:[subject:[number:sing,gender:neuter,pathlist:[p(0,1)],hp:[p(0,1)],index:i(p(0,1)),distance:[0],cat:np,sem:[thing,abstract],class:indef,lex:nihil,person:3,type:core,case:nom,w:1,c_str:nihil],predicative:[cat:adjp,pathlist:[p(2,3),p(3,4)],distance:[0],hp:[p(2,3)],case:nom,number:sing,gender:neuter,lex:incertus,type:std,w:2,c_str:[incertus,comp_cplt:[pathlist:[p(3,4)],hp:[p(3,4)],index:i(p(3,4)),distance:[0],cat:np,sem:[hum,thing],class:common,lextype:full,origin:noun,number:sing,person:3,gender:neuter,type:core,lex:uulgus,txt:uolgo,case:abl,w:1,c_str:uolgo]]]],linker:comma,arglist:[subject:[number:sing,gender:neuter,pathlist:[p(5,6)],hp:[p(5,6)],index:i(p(5,6)),distance:[0],cat:np,sem:[thing,abstract],class:indef,lex:nihil,person:3,type:core,case:nom,w:1,c_str:nihil],predicative:[cat:adjp,pathlist:[p(6,7),p(7,8),p(8,9)],distance:[0],hp:[p(6,7)],case:nom,number:sing,gender:neuter,lex:obscurus,type:std,w:2.5,c_str:[obscurus,comp_cplt:[pathlist:[p(7,8),p(8,9)],hp:[p(7,8)],index:i([p(7,8)]),distance:[0],sem:[quality],number:sing,person:3,cat:np,lex:uoluntas,lextype:full,gender:fem,type:full,case:abl,class:common,w:1.5,c_str:[head:[pathlist:[p(7,8)],hp:[p(7,8)],index:i(p(7,8)),distance:[0],cat:np,sem:[quality],class:common,lextype:full,origin:noun,number:sing,person:3,gender:fem,type:core,lex:uoluntas,txt:uoluntate,case:abl,w:1,c_str:uoluntate],noun_cplt:[pathlist:[p(8,9)],hp:[p(8,9)],index:i(p(8,9)),distance:[0],cat:np,sem:[hum],class:common,lextype:full,origin:noun,number:pl,person:3,gender:masc,type:core,lex:homo,txt:hominum,case:gen,w:1,c_str:hominum]]]]]]]</text:p>
      <text:p text:style-name="Preformatted_20_Text"/>
      <text:p text:style-name="Preformatted_20_Text"><text:s text:c="4"/>illocutionary_force:statement</text:p>
      <text:p text:style-name="Preformatted_20_Text"><text:s text:c="4"/>vg</text:p>
      <text:p text:style-name="Preformatted_20_Text"><text:s text:c="8"/>selected_reading:sum_be</text:p>
      <text:p text:style-name="Preformatted_20_Text"><text:s text:c="8"/>polarity:pos</text:p>
      <text:p text:style-name="Preformatted_20_Text"><text:s text:c="8"/>cat:vg</text:p>
      <text:p text:style-name="Preformatted_20_Text"><text:s text:c="8"/>* est * </text:p>
      <text:p text:style-name="Preformatted_20_Text"><text:s text:c="8"/>pos:v</text:p>
      <text:p text:style-name="Preformatted_20_Text"><text:s text:c="8"/>lex:ess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arglist</text:p>
      <text:p text:style-name="Preformatted_20_Text"><text:s text:c="8"/>subject</text:p>
      <text:p text:style-name="Preformatted_20_Text"><text:s text:c="12"/>number:sing</text:p>
      <text:p text:style-name="Preformatted_20_Text"><text:s text:c="12"/>gender:neuter</text:p>
      <text:p text:style-name="Preformatted_20_Text"><text:s text:c="12"/>* nihil * </text:p>
      <text:p text:style-name="Preformatted_20_Text"><text:s text:c="12"/>index:i(p(0,1))</text:p>
      <text:p text:style-name="Preformatted_20_Text"><text:s text:c="12"/>cat:np</text:p>
      <text:p text:style-name="Preformatted_20_Text"><text:s text:c="12"/>sem:[thing,abstract]</text:p>
      <text:p text:style-name="Preformatted_20_Text"><text:s text:c="12"/>lex:nihil</text:p>
      <text:p text:style-name="Preformatted_20_Text"><text:s text:c="12"/>person:3</text:p>
      <text:p text:style-name="Preformatted_20_Text"><text:s text:c="12"/>case:nom</text:p>
      <text:p text:style-name="Preformatted_20_Text"><text:s text:c="12"/>c_str</text:p>
      <text:p text:style-name="Preformatted_20_Text"><text:s text:c="12"/>nihil</text:p>
      <text:p text:style-name="Preformatted_20_Text"><text:s text:c="8"/>predicative</text:p>
      <text:p text:style-name="Preformatted_20_Text"><text:s text:c="12"/>cat:adjp</text:p>
      <text:p text:style-name="Preformatted_20_Text"><text:s text:c="12"/>* incertius * * uolgo * </text:p>
      <text:p text:style-name="Preformatted_20_Text"><text:s text:c="12"/>case:nom</text:p>
      <text:p text:style-name="Preformatted_20_Text"><text:s text:c="12"/>number:sing</text:p>
      <text:p text:style-name="Preformatted_20_Text"><text:s text:c="12"/>gender:neuter</text:p>
      <text:p text:style-name="Preformatted_20_Text"><text:s text:c="12"/>lex:incertus</text:p>
      <text:p text:style-name="Preformatted_20_Text"><text:s text:c="12"/>c_str</text:p>
      <text:p text:style-name="Preformatted_20_Text"><text:s text:c="16"/>incertus</text:p>
      <text:p text:style-name="Preformatted_20_Text"><text:s text:c="16"/>comp_cplt</text:p>
      <text:p text:style-name="Preformatted_20_Text"><text:s text:c="20"/>* uolgo * </text:p>
      <text:p text:style-name="Preformatted_20_Text"><text:soft-page-break/><text:s text:c="20"/>index:i(p(3,4))</text:p>
      <text:p text:style-name="Preformatted_20_Text"><text:s text:c="20"/>cat:np</text:p>
      <text:p text:style-name="Preformatted_20_Text"><text:s text:c="20"/>sem:[hum,thing]</text:p>
      <text:p text:style-name="Preformatted_20_Text"><text:s text:c="20"/>number:sing</text:p>
      <text:p text:style-name="Preformatted_20_Text"><text:s text:c="20"/>person:3</text:p>
      <text:p text:style-name="Preformatted_20_Text"><text:s text:c="20"/>gender:neuter</text:p>
      <text:p text:style-name="Preformatted_20_Text"><text:s text:c="20"/>lex:uulgus</text:p>
      <text:p text:style-name="Preformatted_20_Text"><text:s text:c="20"/>case:abl</text:p>
      <text:p text:style-name="Preformatted_20_Text"><text:s text:c="20"/>c_str</text:p>
      <text:p text:style-name="Preformatted_20_Text"><text:s text:c="20"/>uolgo</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 text:c="12"/>number:sing</text:p>
      <text:p text:style-name="Preformatted_20_Text"><text:s text:c="12"/>gender:neuter</text:p>
      <text:p text:style-name="Preformatted_20_Text"><text:s text:c="12"/>* nihil * </text:p>
      <text:p text:style-name="Preformatted_20_Text"><text:s text:c="12"/>index:i(p(5,6))</text:p>
      <text:p text:style-name="Preformatted_20_Text"><text:s text:c="12"/>cat:np</text:p>
      <text:p text:style-name="Preformatted_20_Text"><text:s text:c="12"/>sem:[thing,abstract]</text:p>
      <text:p text:style-name="Preformatted_20_Text"><text:s text:c="12"/>lex:nihil</text:p>
      <text:p text:style-name="Preformatted_20_Text"><text:s text:c="12"/>person:3</text:p>
      <text:p text:style-name="Preformatted_20_Text"><text:s text:c="12"/>case:nom</text:p>
      <text:p text:style-name="Preformatted_20_Text"><text:s text:c="12"/>c_str</text:p>
      <text:p text:style-name="Preformatted_20_Text"><text:s text:c="12"/>nihil</text:p>
      <text:p text:style-name="Preformatted_20_Text"><text:s text:c="8"/>predicative</text:p>
      <text:p text:style-name="Preformatted_20_Text"><text:s text:c="12"/>cat:adjp</text:p>
      <text:p text:style-name="Preformatted_20_Text"><text:s text:c="12"/>* obscurius * * uoluntate * * hominum * </text:p>
      <text:p text:style-name="Preformatted_20_Text"><text:s text:c="12"/>case:nom</text:p>
      <text:p text:style-name="Preformatted_20_Text"><text:s text:c="12"/>number:sing</text:p>
      <text:p text:style-name="Preformatted_20_Text"><text:s text:c="12"/>gender:neuter</text:p>
      <text:p text:style-name="Preformatted_20_Text"><text:s text:c="12"/>lex:obscurus</text:p>
      <text:p text:style-name="Preformatted_20_Text"><text:s text:c="12"/>c_str</text:p>
      <text:p text:style-name="Preformatted_20_Text"><text:s text:c="16"/>obscurus</text:p>
      <text:p text:style-name="Preformatted_20_Text"><text:s text:c="16"/>comp_cplt</text:p>
      <text:p text:style-name="Preformatted_20_Text"><text:s text:c="20"/>* uoluntate * * hominum * </text:p>
      <text:p text:style-name="Preformatted_20_Text"><text:s text:c="20"/>index:i([p(7,8)])</text:p>
      <text:p text:style-name="Preformatted_20_Text"><text:s text:c="20"/>sem:[quality]</text:p>
      <text:p text:style-name="Preformatted_20_Text"><text:s text:c="20"/>number:sing</text:p>
      <text:p text:style-name="Preformatted_20_Text"><text:s text:c="20"/>person:3</text:p>
      <text:p text:style-name="Preformatted_20_Text"><text:s text:c="20"/>cat:np</text:p>
      <text:p text:style-name="Preformatted_20_Text"><text:s text:c="20"/>lex:uoluntas</text:p>
      <text:p text:style-name="Preformatted_20_Text"><text:s text:c="20"/>gender:fem</text:p>
      <text:p text:style-name="Preformatted_20_Text"><text:s text:c="20"/>case:abl</text:p>
      <text:p text:style-name="Preformatted_20_Text"><text:s text:c="20"/>c_str</text:p>
      <text:p text:style-name="Preformatted_20_Text"><text:s text:c="24"/>head</text:p>
      <text:p text:style-name="Preformatted_20_Text"><text:s text:c="28"/>* uoluntate * </text:p>
      <text:p text:style-name="Preformatted_20_Text"><text:s text:c="28"/>index:i(p(7,8))</text:p>
      <text:p text:style-name="Preformatted_20_Text"><text:s text:c="28"/>cat:np</text:p>
      <text:p text:style-name="Preformatted_20_Text"><text:s text:c="28"/>sem:[quality]</text:p>
      <text:p text:style-name="Preformatted_20_Text"><text:s text:c="28"/>number:sing</text:p>
      <text:p text:style-name="Preformatted_20_Text"><text:s text:c="28"/>person:3</text:p>
      <text:p text:style-name="Preformatted_20_Text"><text:s text:c="28"/>gender:fem</text:p>
      <text:p text:style-name="Preformatted_20_Text"><text:s text:c="28"/>lex:uoluntas</text:p>
      <text:p text:style-name="Preformatted_20_Text"><text:s text:c="28"/>case:abl</text:p>
      <text:p text:style-name="Preformatted_20_Text"><text:s text:c="28"/>c_str</text:p>
      <text:p text:style-name="Preformatted_20_Text"><text:s text:c="28"/>uoluntate</text:p>
      <text:p text:style-name="Preformatted_20_Text"><text:s text:c="24"/>noun_cplt</text:p>
      <text:p text:style-name="Preformatted_20_Text"><text:s text:c="28"/>* hominum * </text:p>
      <text:p text:style-name="Preformatted_20_Text"><text:s text:c="28"/>index:i(p(8,9))</text:p>
      <text:p text:style-name="Preformatted_20_Text"><text:s text:c="28"/>cat:np</text:p>
      <text:p text:style-name="Preformatted_20_Text"><text:s text:c="28"/>sem:[hum]</text:p>
      <text:p text:style-name="Preformatted_20_Text"><text:s text:c="28"/>number:pl</text:p>
      <text:p text:style-name="Preformatted_20_Text"><text:s text:c="28"/>person:3</text:p>
      <text:p text:style-name="Preformatted_20_Text"><text:soft-page-break/><text:s text:c="28"/>gender:masc</text:p>
      <text:p text:style-name="Preformatted_20_Text"><text:s text:c="28"/>lex:homo</text:p>
      <text:p text:style-name="Preformatted_20_Text"><text:s text:c="28"/>case:gen</text:p>
      <text:p text:style-name="Preformatted_20_Text"><text:s text:c="28"/>c_str</text:p>
      <text:p text:style-name="Preformatted_20_Text"><text:s text:c="28"/>hominum</text:p>
      <text:p text:style-name="Preformatted_20_Text"/>
      <text:p text:style-name="Preformatted_20_Text"/>
      <text:p text:style-name="Preformatted_20_Text"/>
      <text:p text:style-name="Preformatted_20_Text"/>
      <text:p text:style-name="P12">Comment : comparatives not clearly marked as such, parse OK.</text:p>
      <text:p text:style-name="Preformatted_20_Text"/>
      <text:p text:style-name="P15">% 32 Cicero Pro Murena XVIII 37.</text:p>
      <text:h text:style-name="Heading_20_3" text:outline-level="3">Munus amplissimum quod petitio praeturae desiderarat praetura restituit.</text:h>
      <text:p text:style-name="Preformatted_20_Text">[0/munus,1/amplissimum,2/quod,3/petitio,4/praeturae,5/desiderauerat,6/praetura,7/restituit,endpos(8)]</text:p>
      <text:p text:style-name="Preformatted_20_Text">cputime : 1.890625</text:p>
      <text:p text:style-name="Preformatted_20_Text"/>
      <text:h text:style-name="Heading_20_4" text:outline-level="4">Parse A</text:h>
      <text:p text:style-name="Preformatted_20_Text">5.49---&gt;</text:p>
      <text:p text:style-name="Preformatted_20_Text">[illocutionary_force:statement,vg:[selected_reading:restituo_restore,polarity:pos,cat:vg,pathlist:[p(7,8)],hp:[p(7,8)],gender:_87982,w:0,pos:v,class:tr_cod,type:finite,lex:restituere,voice:act,txt:restituit,tense:present,kind:std,mood:indicative,number:sing,person:3],subject:[number:sing,gender:fem,pathlist:[p(6,7)],hp:[p(6,7)],index:i(p(6,7)),distance:[0],cat:np,sem:[institution],class:common,lextype:full,origin:noun,person:3,type:core,lex:praetura,txt:praetura,case:nom,w:1,c_str:praetura],object:[pathlist:[p(0,1),p(1,2),p(2,3),p(3,4),p(4,5),p(5,6)],hp:[p(0,1)],distance:[0],cat:np,type:full,class:common,lextype:full,index:i(p(0,1)),number:sing,gender:neuter,sem:[abstract,thing],person:_88668,case:acc,lex:munus,w:3.5,c_str:[head:[head:[pathlist:[p(0,1)],pos:noun,txt:munus,lex:munus,case:acc,gender:neuter,class:common,ab:no,number:sing,sem:[abstract,thing]],adjp:[cat:adjp,pathlist:[p(1,2)],distance:[0],hp:[p(1,2)],case:acc,number:sing,gender:neuter,lex:amplus,type:std,w:1,c_str:amplus]],rel_clause:[pathlist:[p(2,3),p(3,4),p(4,5),p(5,6)],distance:[0],gap:[gap:[type:np,index:i(p(0,1)),function:object,object:[e:i(p(0,1))],constraints:[case:acc]]],index:i(p(0,1)),number:sing,gender:neuter,case:acc,person:3,reltype:restrictive,type:finite,mood:indicative,tense:pluperfect,constraints:[case:acc],w:2.5,c_str:[illocutionary_force:statement,vg:[selected_reading:desidero_miss,polarity:pos,cat:vg,pathlist:[p(5,6)],hp:[p(5,6)],gender:_89484,w:0,pos:v,class:tr_cod,type:finite,lex:desiderare,voice:act,txt:desiderauerat,tense:pluperfect,kind:std,mood:indicative,number:sing,person:3],subject:[number:sing,gender:fem,pathlist:[p(3,4),p(4,5)],hp:[p(3,4)],index:i([p(3,4)]),distance:[0],sem:[abstract],person:3,cat:np,lex:petitio,lextype:full,type:full,case:nom,class:common,w:1.5,c_str:[head:[pathlist:[p(3,4)],hp:[p(3,4)],index:i(p(3,4)),distance:[0],cat:np,sem:[abstract],class:common,lextype:full,origin:noun,number:sing,person:3,gender:fem,type:core,lex:petitio,txt:petitio,case:nom,w:1,c_str:petitio],noun_cplt:[pathlist:[p(4,5)],hp:[p(4,5)],index:i(p(4,5)),distance:[0],cat:np,sem:[institution],class:common,lextype:full,origin:noun,number:sing,person:3,gender:fem,type:core,lex:praetura,txt:praeturae,case:gen,w:1,c_str:praeturae]]],object:[e:i(p(0,1))]]]]]]</text:p>
      <text:p text:style-name="Preformatted_20_Text"/>
      <text:p text:style-name="Preformatted_20_Text"><text:s text:c="4"/>illocutionary_force:statement</text:p>
      <text:p text:style-name="Preformatted_20_Text"><text:s text:c="4"/>vg</text:p>
      <text:p text:style-name="Preformatted_20_Text"><text:s text:c="8"/>selected_reading:restituo_restore</text:p>
      <text:p text:style-name="Preformatted_20_Text"><text:s text:c="8"/>polarity:pos</text:p>
      <text:p text:style-name="Preformatted_20_Text"><text:s text:c="8"/>cat:vg</text:p>
      <text:p text:style-name="Preformatted_20_Text"><text:s text:c="8"/>* restituit * </text:p>
      <text:p text:style-name="Preformatted_20_Text"><text:s text:c="8"/>pos:v</text:p>
      <text:p text:style-name="Preformatted_20_Text"><text:s text:c="8"/>lex:restitu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praetura * </text:p>
      <text:p text:style-name="Preformatted_20_Text"><text:s text:c="8"/>index:i(p(6,7))</text:p>
      <text:p text:style-name="Preformatted_20_Text"><text:s text:c="8"/>cat:np</text:p>
      <text:p text:style-name="Preformatted_20_Text"><text:s text:c="8"/>sem:[institution]</text:p>
      <text:p text:style-name="Preformatted_20_Text"><text:s text:c="8"/>person:3</text:p>
      <text:p text:style-name="Preformatted_20_Text"><text:s text:c="8"/>lex:praetura</text:p>
      <text:p text:style-name="Preformatted_20_Text"><text:s text:c="8"/>case:nom</text:p>
      <text:p text:style-name="Preformatted_20_Text"><text:s text:c="8"/>c_str</text:p>
      <text:p text:style-name="Preformatted_20_Text"><text:s text:c="8"/>praetura</text:p>
      <text:p text:style-name="Preformatted_20_Text"><text:s text:c="4"/>object</text:p>
      <text:p text:style-name="Preformatted_20_Text"><text:s text:c="8"/>* munus * * amplissimum * * quod * * petitio * * praeturae * * desiderauerat * </text:p>
      <text:p text:style-name="Preformatted_20_Text"><text:s text:c="8"/>cat:np</text:p>
      <text:p text:style-name="Preformatted_20_Text"><text:s text:c="8"/>index:i(p(0,1))</text:p>
      <text:p text:style-name="Preformatted_20_Text"><text:soft-page-break/><text:s text:c="8"/>number:sing</text:p>
      <text:p text:style-name="Preformatted_20_Text"><text:s text:c="8"/>gender:neuter</text:p>
      <text:p text:style-name="Preformatted_20_Text"><text:s text:c="8"/>sem:[abstract,thing]</text:p>
      <text:p text:style-name="Preformatted_20_Text"><text:s text:c="8"/>case:acc</text:p>
      <text:p text:style-name="Preformatted_20_Text"><text:s text:c="8"/>lex:munus</text:p>
      <text:p text:style-name="Preformatted_20_Text"><text:s text:c="8"/>c_str</text:p>
      <text:p text:style-name="Preformatted_20_Text"><text:s text:c="12"/>head</text:p>
      <text:p text:style-name="Preformatted_20_Text"><text:s text:c="16"/>head</text:p>
      <text:p text:style-name="Preformatted_20_Text"><text:s text:c="20"/>* munus * </text:p>
      <text:p text:style-name="Preformatted_20_Text"><text:s text:c="20"/>pos:noun</text:p>
      <text:p text:style-name="Preformatted_20_Text"><text:s text:c="20"/>lex:munus</text:p>
      <text:p text:style-name="Preformatted_20_Text"><text:s text:c="20"/>case:acc</text:p>
      <text:p text:style-name="Preformatted_20_Text"><text:s text:c="20"/>gender:neuter</text:p>
      <text:p text:style-name="Preformatted_20_Text"><text:s text:c="20"/>number:sing</text:p>
      <text:p text:style-name="Preformatted_20_Text"><text:s text:c="20"/>sem:[abstract,thing]</text:p>
      <text:p text:style-name="Preformatted_20_Text"><text:s text:c="16"/>adjp</text:p>
      <text:p text:style-name="Preformatted_20_Text"><text:s text:c="20"/>cat:adjp</text:p>
      <text:p text:style-name="Preformatted_20_Text"><text:s text:c="20"/>* amplissimum * </text:p>
      <text:p text:style-name="Preformatted_20_Text"><text:s text:c="20"/>case:acc</text:p>
      <text:p text:style-name="Preformatted_20_Text"><text:s text:c="20"/>number:sing</text:p>
      <text:p text:style-name="Preformatted_20_Text"><text:s text:c="20"/>gender:neuter</text:p>
      <text:p text:style-name="Preformatted_20_Text"><text:s text:c="20"/>lex:amplus</text:p>
      <text:p text:style-name="Preformatted_20_Text"><text:s text:c="20"/>c_str</text:p>
      <text:p text:style-name="Preformatted_20_Text"><text:s text:c="20"/>amplus</text:p>
      <text:p text:style-name="Preformatted_20_Text"><text:s text:c="12"/>rel_clause</text:p>
      <text:p text:style-name="Preformatted_20_Text"><text:s text:c="16"/>* quod * * petitio * * praeturae * * desiderauerat * </text:p>
      <text:p text:style-name="Preformatted_20_Text"><text:s text:c="16"/>index:i(p(0,1))</text:p>
      <text:p text:style-name="Preformatted_20_Text"><text:s text:c="16"/>number:sing</text:p>
      <text:p text:style-name="Preformatted_20_Text"><text:s text:c="16"/>gender:neuter</text:p>
      <text:p text:style-name="Preformatted_20_Text"><text:s text:c="16"/>case:acc</text:p>
      <text:p text:style-name="Preformatted_20_Text"><text:s text:c="16"/>person:3</text:p>
      <text:p text:style-name="Preformatted_20_Text"><text:s text:c="16"/>reltype:restrictive</text:p>
      <text:p text:style-name="Preformatted_20_Text"><text:s text:c="16"/>mood:indicative</text:p>
      <text:p text:style-name="Preformatted_20_Text"><text:s text:c="16"/>tense:plu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desidero_miss</text:p>
      <text:p text:style-name="Preformatted_20_Text"><text:s text:c="24"/>polarity:pos</text:p>
      <text:p text:style-name="Preformatted_20_Text"><text:s text:c="24"/>cat:vg</text:p>
      <text:p text:style-name="Preformatted_20_Text"><text:s text:c="24"/>* desiderauerat * </text:p>
      <text:p text:style-name="Preformatted_20_Text"><text:s text:c="24"/>pos:v</text:p>
      <text:p text:style-name="Preformatted_20_Text"><text:s text:c="24"/>lex:desiderare</text:p>
      <text:p text:style-name="Preformatted_20_Text"><text:s text:c="24"/>voice:act</text:p>
      <text:p text:style-name="Preformatted_20_Text"><text:s text:c="24"/>tense:plu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fem</text:p>
      <text:p text:style-name="Preformatted_20_Text"><text:s text:c="24"/>* petitio * * praeturae * </text:p>
      <text:p text:style-name="Preformatted_20_Text"><text:s text:c="24"/>index:i([p(3,4)])</text:p>
      <text:p text:style-name="Preformatted_20_Text"><text:s text:c="24"/>sem:[abstract]</text:p>
      <text:p text:style-name="Preformatted_20_Text"><text:s text:c="24"/>person:3</text:p>
      <text:p text:style-name="Preformatted_20_Text"><text:s text:c="24"/>cat:np</text:p>
      <text:p text:style-name="Preformatted_20_Text"><text:s text:c="24"/>lex:petitio</text:p>
      <text:p text:style-name="Preformatted_20_Text"><text:s text:c="24"/>case:nom</text:p>
      <text:p text:style-name="Preformatted_20_Text"><text:s text:c="24"/>c_str</text:p>
      <text:p text:style-name="Preformatted_20_Text"><text:s text:c="28"/>head</text:p>
      <text:p text:style-name="Preformatted_20_Text"><text:s text:c="32"/>* petitio * </text:p>
      <text:p text:style-name="Preformatted_20_Text"><text:s text:c="32"/>index:i(p(3,4))</text:p>
      <text:p text:style-name="Preformatted_20_Text"><text:s text:c="32"/>cat:np</text:p>
      <text:p text:style-name="Preformatted_20_Text"><text:s text:c="32"/>sem:[abstract]</text:p>
      <text:p text:style-name="Preformatted_20_Text"><text:soft-page-break/><text:s text:c="32"/>number:sing</text:p>
      <text:p text:style-name="Preformatted_20_Text"><text:s text:c="32"/>person:3</text:p>
      <text:p text:style-name="Preformatted_20_Text"><text:s text:c="32"/>gender:fem</text:p>
      <text:p text:style-name="Preformatted_20_Text"><text:s text:c="32"/>lex:petitio</text:p>
      <text:p text:style-name="Preformatted_20_Text"><text:s text:c="32"/>case:nom</text:p>
      <text:p text:style-name="Preformatted_20_Text"><text:s text:c="32"/>c_str</text:p>
      <text:p text:style-name="Preformatted_20_Text"><text:s text:c="32"/>petitio</text:p>
      <text:p text:style-name="Preformatted_20_Text"><text:s text:c="28"/>noun_cplt</text:p>
      <text:p text:style-name="Preformatted_20_Text"><text:s text:c="32"/>* praeturae * </text:p>
      <text:p text:style-name="Preformatted_20_Text"><text:s text:c="32"/>index:i(p(4,5))</text:p>
      <text:p text:style-name="Preformatted_20_Text"><text:s text:c="32"/>cat:np</text:p>
      <text:p text:style-name="Preformatted_20_Text"><text:s text:c="32"/>sem:[institution]</text:p>
      <text:p text:style-name="Preformatted_20_Text"><text:s text:c="32"/>number:sing</text:p>
      <text:p text:style-name="Preformatted_20_Text"><text:s text:c="32"/>person:3</text:p>
      <text:p text:style-name="Preformatted_20_Text"><text:s text:c="32"/>gender:fem</text:p>
      <text:p text:style-name="Preformatted_20_Text"><text:s text:c="32"/>lex:praetura</text:p>
      <text:p text:style-name="Preformatted_20_Text"><text:s text:c="32"/>case:gen</text:p>
      <text:p text:style-name="Preformatted_20_Text"><text:s text:c="32"/>c_str</text:p>
      <text:p text:style-name="Preformatted_20_Text"><text:s text:c="32"/>praeturae</text:p>
      <text:p text:style-name="Preformatted_20_Text"><text:s text:c="20"/>object</text:p>
      <text:p text:style-name="Preformatted_20_Text"><text:s text:c="24"/>e:i(p(0,1))</text:p>
      <text:p text:style-name="Preformatted_20_Text"/>
      <text:p text:style-name="Preformatted_20_Text"/>
      <text:p text:style-name="P12">Comment : parse OK, restituit as present tense</text:p>
      <text:h text:style-name="P32" text:outline-level="4">Parse B</text:h>
      <text:p text:style-name="Preformatted_20_Text"/>
      <text:p text:style-name="Preformatted_20_Text">5.49---&gt;</text:p>
      <text:p text:style-name="Preformatted_20_Text">[illocutionary_force:statement,vg:[selected_reading:restituo_restore,polarity:pos,cat:vg,pathlist:[p(7,8)],hp:[p(7,8)],gender:_90582,w:0,pos:v,class:tr_cod,type:finite,lex:restituere,voice:act,txt:restituit,tense:perfect,kind:std,mood:indicative,number:sing,person:3],subject:[number:sing,gender:fem,pathlist:[p(6,7)],hp:[p(6,7)],index:i(p(6,7)),distance:[0],cat:np,sem:[institution],class:common,lextype:full,origin:noun,person:3,type:core,lex:praetura,txt:praetura,case:nom,w:1,c_str:praetura],object:[pathlist:[p(0,1),p(1,2),p(2,3),p(3,4),p(4,5),p(5,6)],hp:[p(0,1)],distance:[0],cat:np,type:full,class:common,lextype:full,index:i(p(0,1)),number:sing,gender:neuter,sem:[abstract,thing],person:_91268,case:acc,lex:munus,w:3.5,c_str:[head:[head:[pathlist:[p(0,1)],pos:noun,txt:munus,lex:munus,case:acc,gender:neuter,class:common,ab:no,number:sing,sem:[abstract,thing]],adjp:[cat:adjp,pathlist:[p(1,2)],distance:[0],hp:[p(1,2)],case:acc,number:sing,gender:neuter,lex:amplus,type:std,w:1,c_str:amplus]],rel_clause:[pathlist:[p(2,3),p(3,4),p(4,5),p(5,6)],distance:[0],gap:[gap:[type:np,index:i(p(0,1)),function:object,object:[e:i(p(0,1))],constraints:[case:acc]]],index:i(p(0,1)),number:sing,gender:neuter,case:acc,person:3,reltype:restrictive,type:finite,mood:indicative,tense:pluperfect,constraints:[case:acc],w:2.5,c_str:[illocutionary_force:statement,vg:[selected_reading:desidero_miss,polarity:pos,cat:vg,pathlist:[p(5,6)],hp:[p(5,6)],gender:_92084,w:0,pos:v,class:tr_cod,type:finite,lex:desiderare,voice:act,txt:desiderauerat,tense:pluperfect,kind:std,mood:indicative,number:sing,person:3],subject:[number:sing,gender:fem,pathlist:[p(3,4),p(4,5)],hp:[p(3,4)],index:i([p(3,4)]),distance:[0],sem:[abstract],person:3,cat:np,lex:petitio,lextype:full,type:full,case:nom,class:common,w:1.5,c_str:[head:[pathlist:[p(3,4)],hp:[p(3,4)],index:i(p(3,4)),distance:[0],cat:np,sem:[abstract],class:common,lextype:full,origin:noun,number:sing,person:3,gender:fem,type:core,lex:petitio,txt:petitio,case:nom,w:1,c_str:petitio],noun_cplt:[pathlist:[p(4,5)],hp:[p(4,5)],index:i(p(4,5)),distance:[0],cat:np,sem:[institution],class:common,lextype:full,origin:noun,number:sing,person:3,gender:fem,type:core,lex:praetura,txt:praeturae,case:gen,w:1,c_str:praeturae]]],object:[e:i(p(0,1))]]]]]]</text:p>
      <text:p text:style-name="Preformatted_20_Text"/>
      <text:p text:style-name="Preformatted_20_Text"><text:s text:c="4"/>illocutionary_force:statement</text:p>
      <text:p text:style-name="Preformatted_20_Text"><text:s text:c="4"/>vg</text:p>
      <text:p text:style-name="Preformatted_20_Text"><text:s text:c="8"/>selected_reading:restituo_restore</text:p>
      <text:p text:style-name="Preformatted_20_Text"><text:s text:c="8"/>polarity:pos</text:p>
      <text:p text:style-name="Preformatted_20_Text"><text:s text:c="8"/>cat:vg</text:p>
      <text:p text:style-name="Preformatted_20_Text"><text:s text:c="8"/>* restituit * </text:p>
      <text:p text:style-name="Preformatted_20_Text"><text:s text:c="8"/>pos:v</text:p>
      <text:p text:style-name="Preformatted_20_Text"><text:s text:c="8"/>lex:restitu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praetura * </text:p>
      <text:p text:style-name="Preformatted_20_Text"><text:s text:c="8"/>index:i(p(6,7))</text:p>
      <text:p text:style-name="Preformatted_20_Text"><text:s text:c="8"/>cat:np</text:p>
      <text:p text:style-name="Preformatted_20_Text"><text:s text:c="8"/>sem:[institution]</text:p>
      <text:p text:style-name="Preformatted_20_Text"><text:s text:c="8"/>person:3</text:p>
      <text:p text:style-name="Preformatted_20_Text"><text:s text:c="8"/>lex:praetura</text:p>
      <text:p text:style-name="Preformatted_20_Text"><text:s text:c="8"/>case:nom</text:p>
      <text:p text:style-name="Preformatted_20_Text"><text:s text:c="8"/>c_str</text:p>
      <text:p text:style-name="Preformatted_20_Text"><text:s text:c="8"/>praetura</text:p>
      <text:p text:style-name="Preformatted_20_Text"><text:s text:c="4"/>object</text:p>
      <text:p text:style-name="Preformatted_20_Text"><text:s text:c="8"/>* munus * * amplissimum * * quod * * petitio * * praeturae * * desiderauerat * </text:p>
      <text:p text:style-name="Preformatted_20_Text"><text:s text:c="8"/>cat:np</text:p>
      <text:p text:style-name="Preformatted_20_Text"><text:s text:c="8"/>index:i(p(0,1))</text:p>
      <text:p text:style-name="Preformatted_20_Text"><text:s text:c="8"/>number:sing</text:p>
      <text:p text:style-name="Preformatted_20_Text"><text:s text:c="8"/>gender:neuter</text:p>
      <text:p text:style-name="Preformatted_20_Text"><text:s text:c="8"/>sem:[abstract,thing]</text:p>
      <text:p text:style-name="Preformatted_20_Text"><text:s text:c="8"/>case:acc</text:p>
      <text:p text:style-name="Preformatted_20_Text"><text:s text:c="8"/>lex:munus</text:p>
      <text:p text:style-name="Preformatted_20_Text"><text:s text:c="8"/>c_str</text:p>
      <text:p text:style-name="Preformatted_20_Text"><text:soft-page-break/><text:s text:c="12"/>head</text:p>
      <text:p text:style-name="Preformatted_20_Text"><text:s text:c="16"/>head</text:p>
      <text:p text:style-name="Preformatted_20_Text"><text:s text:c="20"/>* munus * </text:p>
      <text:p text:style-name="Preformatted_20_Text"><text:s text:c="20"/>pos:noun</text:p>
      <text:p text:style-name="Preformatted_20_Text"><text:s text:c="20"/>lex:munus</text:p>
      <text:p text:style-name="Preformatted_20_Text"><text:s text:c="20"/>case:acc</text:p>
      <text:p text:style-name="Preformatted_20_Text"><text:s text:c="20"/>gender:neuter</text:p>
      <text:p text:style-name="Preformatted_20_Text"><text:s text:c="20"/>number:sing</text:p>
      <text:p text:style-name="Preformatted_20_Text"><text:s text:c="20"/>sem:[abstract,thing]</text:p>
      <text:p text:style-name="Preformatted_20_Text"><text:s text:c="16"/>adjp</text:p>
      <text:p text:style-name="Preformatted_20_Text"><text:s text:c="20"/>cat:adjp</text:p>
      <text:p text:style-name="Preformatted_20_Text"><text:s text:c="20"/>* amplissimum * </text:p>
      <text:p text:style-name="Preformatted_20_Text"><text:s text:c="20"/>case:acc</text:p>
      <text:p text:style-name="Preformatted_20_Text"><text:s text:c="20"/>number:sing</text:p>
      <text:p text:style-name="Preformatted_20_Text"><text:s text:c="20"/>gender:neuter</text:p>
      <text:p text:style-name="Preformatted_20_Text"><text:s text:c="20"/>lex:amplus</text:p>
      <text:p text:style-name="Preformatted_20_Text"><text:s text:c="20"/>c_str</text:p>
      <text:p text:style-name="Preformatted_20_Text"><text:s text:c="20"/>amplus</text:p>
      <text:p text:style-name="Preformatted_20_Text"><text:s text:c="12"/>rel_clause</text:p>
      <text:p text:style-name="Preformatted_20_Text"><text:s text:c="16"/>* quod * * petitio * * praeturae * * desiderauerat * </text:p>
      <text:p text:style-name="Preformatted_20_Text"><text:s text:c="16"/>index:i(p(0,1))</text:p>
      <text:p text:style-name="Preformatted_20_Text"><text:s text:c="16"/>number:sing</text:p>
      <text:p text:style-name="Preformatted_20_Text"><text:s text:c="16"/>gender:neuter</text:p>
      <text:p text:style-name="Preformatted_20_Text"><text:s text:c="16"/>case:acc</text:p>
      <text:p text:style-name="Preformatted_20_Text"><text:s text:c="16"/>person:3</text:p>
      <text:p text:style-name="Preformatted_20_Text"><text:s text:c="16"/>reltype:restrictive</text:p>
      <text:p text:style-name="Preformatted_20_Text"><text:s text:c="16"/>mood:indicative</text:p>
      <text:p text:style-name="Preformatted_20_Text"><text:s text:c="16"/>tense:plu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desidero_miss</text:p>
      <text:p text:style-name="Preformatted_20_Text"><text:s text:c="24"/>polarity:pos</text:p>
      <text:p text:style-name="Preformatted_20_Text"><text:s text:c="24"/>cat:vg</text:p>
      <text:p text:style-name="Preformatted_20_Text"><text:s text:c="24"/>* desiderauerat * </text:p>
      <text:p text:style-name="Preformatted_20_Text"><text:s text:c="24"/>pos:v</text:p>
      <text:p text:style-name="Preformatted_20_Text"><text:s text:c="24"/>lex:desiderare</text:p>
      <text:p text:style-name="Preformatted_20_Text"><text:s text:c="24"/>voice:act</text:p>
      <text:p text:style-name="Preformatted_20_Text"><text:s text:c="24"/>tense:plu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fem</text:p>
      <text:p text:style-name="Preformatted_20_Text"><text:s text:c="24"/>* petitio * * praeturae * </text:p>
      <text:p text:style-name="Preformatted_20_Text"><text:s text:c="24"/>index:i([p(3,4)])</text:p>
      <text:p text:style-name="Preformatted_20_Text"><text:s text:c="24"/>sem:[abstract]</text:p>
      <text:p text:style-name="Preformatted_20_Text"><text:s text:c="24"/>person:3</text:p>
      <text:p text:style-name="Preformatted_20_Text"><text:s text:c="24"/>cat:np</text:p>
      <text:p text:style-name="Preformatted_20_Text"><text:s text:c="24"/>lex:petitio</text:p>
      <text:p text:style-name="Preformatted_20_Text"><text:s text:c="24"/>case:nom</text:p>
      <text:p text:style-name="Preformatted_20_Text"><text:s text:c="24"/>c_str</text:p>
      <text:p text:style-name="Preformatted_20_Text"><text:s text:c="28"/>head</text:p>
      <text:p text:style-name="Preformatted_20_Text"><text:s text:c="32"/>* petitio * </text:p>
      <text:p text:style-name="Preformatted_20_Text"><text:s text:c="32"/>index:i(p(3,4))</text:p>
      <text:p text:style-name="Preformatted_20_Text"><text:s text:c="32"/>cat:np</text:p>
      <text:p text:style-name="Preformatted_20_Text"><text:s text:c="32"/>sem:[abstract]</text:p>
      <text:p text:style-name="Preformatted_20_Text"><text:s text:c="32"/>number:sing</text:p>
      <text:p text:style-name="Preformatted_20_Text"><text:s text:c="32"/>person:3</text:p>
      <text:p text:style-name="Preformatted_20_Text"><text:s text:c="32"/>gender:fem</text:p>
      <text:p text:style-name="Preformatted_20_Text"><text:s text:c="32"/>lex:petitio</text:p>
      <text:p text:style-name="Preformatted_20_Text"><text:s text:c="32"/>case:nom</text:p>
      <text:p text:style-name="Preformatted_20_Text"><text:s text:c="32"/>c_str</text:p>
      <text:p text:style-name="Preformatted_20_Text"><text:soft-page-break/><text:s text:c="32"/>petitio</text:p>
      <text:p text:style-name="Preformatted_20_Text"><text:s text:c="28"/>noun_cplt</text:p>
      <text:p text:style-name="Preformatted_20_Text"><text:s text:c="32"/>* praeturae * </text:p>
      <text:p text:style-name="Preformatted_20_Text"><text:s text:c="32"/>index:i(p(4,5))</text:p>
      <text:p text:style-name="Preformatted_20_Text"><text:s text:c="32"/>cat:np</text:p>
      <text:p text:style-name="Preformatted_20_Text"><text:s text:c="32"/>sem:[institution]</text:p>
      <text:p text:style-name="Preformatted_20_Text"><text:s text:c="32"/>number:sing</text:p>
      <text:p text:style-name="Preformatted_20_Text"><text:s text:c="32"/>person:3</text:p>
      <text:p text:style-name="Preformatted_20_Text"><text:s text:c="32"/>gender:fem</text:p>
      <text:p text:style-name="Preformatted_20_Text"><text:s text:c="32"/>lex:praetura</text:p>
      <text:p text:style-name="Preformatted_20_Text"><text:s text:c="32"/>case:gen</text:p>
      <text:p text:style-name="Preformatted_20_Text"><text:s text:c="32"/>c_str</text:p>
      <text:p text:style-name="Preformatted_20_Text"><text:s text:c="32"/>praeturae</text:p>
      <text:p text:style-name="Preformatted_20_Text"><text:s text:c="20"/>object</text:p>
      <text:p text:style-name="Preformatted_20_Text"><text:s text:c="24"/>e:i(p(0,1))</text:p>
      <text:p text:style-name="Preformatted_20_Text"/>
      <text:p text:style-name="Preformatted_20_Text"/>
      <text:p text:style-name="Preformatted_20_Text"/>
      <text:p text:style-name="Preformatted_20_Text"/>
      <text:p text:style-name="P12">Comment : parse OK, restituit as perfect (more likely)</text:p>
      <text:p text:style-name="P15">% 33 adapted from Cicero Pro Murena XXXVIII 16.</text:p>
      <text:h text:style-name="Heading_20_3" text:outline-level="3">Cogita nonnullorum amicorum studia minui in eos a quibus provincias contemni intellegunt.</text:h>
      <text:p text:style-name="Preformatted_20_Text">[0/cogita,1/nonnullorum,2/amicorum,3/studia,4/minui,5/in,6/eos,7/a,8/quibus,9/prouincias,10/contemni,11/intellegunt,endpos(12)]</text:p>
      <text:p text:style-name="Preformatted_20_Text">cputime : 39.640625</text:p>
      <text:p text:style-name="Preformatted_20_Text"/>
      <text:p text:style-name="Preformatted_20_Text">11---&gt;</text:p>
      <text:p text:style-name="Preformatted_20_Text">[illocutionary_force:statement,vg:[selected_reading:cogito_think_that,polarity:pos,cat:vg,pathlist:[p(0,1)],hp:[p(0,1)],gender:_92154,w:0,pos:v,class:tr_inf,type:finite,lex:cogitare,voice:act,txt:cogita,tense:present,kind:std,mood:imperative,number:sing,person:2],subject:[source:context_retrievable,number:sing,gender:or([masc,fem]),person:2,cat:np,index:i(0,0),constraints_to_be_met:[sem:[hum]],distance:[0],pathlist:[],case:nom,w:0],object:[cat:pred,type:nonfinite,mood:infinitive,tense:present,class:m,pathlist:[p(1,2),p(2,3),p(3,4),p(4,5),p(5,6),p(6,7),p(7,8),p(8,9),p(9,10),p(10,11),p(11,12)],distance:[2],number:sing,gender:neuter,case:or([nom,acc]),person:3,polarity:pos,argbound:no,gap:_92822,w:12,flagint:no,c_str:[vg:[selected_reading:minuo_diminish,polarity:pos,cat:vg,pathlist:[p(4,5)],hp:[p(4,5)],gender:neuter,w:0,pos:v,class:tr_cod,type:nonfinite,lex:minuere,voice:pass,txt:minui,tense:present,kind:std,mood:infinitive,number:pl,person:_93104],subject:[number:pl,gender:neuter,pathlist:[p(1,2),p(2,3),p(3,4),p(5,6),p(6,7),p(7,8),p(8,9),p(9,10),p(10,11),p(11,12)],hp:[p(3,4)],index:i([p(3,4)]),distance:[2],cat:np,sem:[abstract],class:common,lextype:full,person:3,type:full,lex:studium,case:acc,w:9,c_str:[[pathlist:[p(1,2),p(2,3),p(3,4)],hp:[p(3,4)],index:i([p(3,4)]),distance:[0],sem:[abstract],number:pl,person:3,cat:np,lex:studium,lextype:full,gender:neuter,type:full,case:acc,class:common,w:1.5,c_str:[head:[pathlist:[p(3,4)],hp:[p(3,4)],index:i(p(3,4)),distance:[0],cat:np,sem:[abstract],class:common,lextype:full,origin:noun,number:pl,person:3,gender:neuter,type:core,lex:studium,txt:studia,case:acc,w:1,c_str:studia],noun_cplt:[pathlist:[p(1,2),p(2,3)],hp:[p(2,3)],index:i(p(2,3)),distance:[0],cat:np,class:common,sem:[hum],number:pl,person:3,gender:masc,type:core,lex:amicus,lextype:full,case:gen,w:2,c_str:[head:[pathlist:[p(2,3)],pos:noun,txt:amicorum,lex:amicus,case:gen,gender:masc,class:common,ab:no,number:pl,sem:[hum]],adjp:[cat:adjp,pathlist:[p(1,2)],distance:[0],hp:[p(1,2)],case:gen,number:pl,gender:masc,lex:nonnullus,type:tool,w:1,c_str:nonnullus]]]]],arg:[pathlist:[p(5,6),p(6,7),p(7,8),p(8,9),p(9,10),p(10,11),p(11,12)],hp:[p(6,7)],distance:[0],index:i(p(6,7)),case:acc,prep:in,sem:[hum],lex:prpersaccmascpl,w:6,type:full,cat:pp,c_str:[prep:in,head:[pathlist:[p(6,7),p(7,8),p(8,9),p(9,10),p(10,11),p(11,12)],hp:[p(6,7)],distance:[0],cat:np,type:full,class:common,lextype:full,index:i(p(6,7)),number:pl,gender:masc,sem:[hum],person:_94908,case:acc,lex:prpersaccmascpl,w:6,c_str:[head:prpersaccmascpl,rel_clause:[pathlist:[p(7,8),p(8,9),p(9,10),p(10,11),p(11,12)],distance:[0],gap:[gap:[type:pp,index:i(p(6,7)),function:agent,agent:[e:i(p(6,7))],constraints:[prep:ab,sem:[hum]]]],index:i(p(6,7)),number:pl,gender:or([masc,fem,neuter]),person:3,case:_95242,reltype:restrictive,type:finite,mood:indicative,tense:present,constraints:[sem:[hum]],w:5,c_str:[illocutionary_force:statement,vg:[selected_reading:intellego_understand_that,polarity:pos,cat:vg,pathlist:[p(11,12)],hp:[p(11,12)],gender:_95440,w:0,pos:v,class:tr_cod,type:finite,lex:intellegere,voice:act,txt:intellegunt,tense:present,kind:std,mood:indicative,number:pl,person:3],subject:[source:context_retrievable,number:pl,gender:_95632,person:3,cat:np,index:i(0,0),constraints_to_be_met:[sem:[hum]],distance:[0],pathlist:[],case:nom,w: -1],object:[cat:pred,type:nonfinite,mood:infinitive,tense:present,class:m,pathlist:[p(9,10),p(10,11)],distance:[0],number:sing,gender:neuter,case:or([nom,acc]),person:3,polarity:pos,argbound:no,gap:[gap:[type:pp,index:i(p(6,7)),function:agent,agent:[e:i(p(6,7))],constraints:[prep:ab,sem:[hum]]]],w:5,flagint:no,c_str:[vg:[selected_reading:contemno_despise,polarity:pos,cat:vg,pathlist:[p(10,11)],hp:[p(10,11)],gender:fem,w:0,pos:v,class:tr_cod,type:nonfinite,lex:contemnere,voice:pass,txt:contemni,tense:present,kind:std,mood:infinitive,number:pl,person:_96254],subject:[number:pl,gender:fem,pathlist:[p(9,10)],hp:[p(9,10)],index:i(p(9,10)),distance:[0],cat:np,sem:[loc,abstract],class:common,lextype:full,origin:noun,person:3,type:core,lex:prouincia,txt:prouincias,case:acc,w:1,c_str:prouincias],agent:[e:i(p(6,7))]]]]]]]]]]]]]]</text:p>
      <text:p text:style-name="Preformatted_20_Text"/>
      <text:p text:style-name="Preformatted_20_Text"><text:s text:c="4"/>illocutionary_force:statement</text:p>
      <text:p text:style-name="Preformatted_20_Text"><text:s text:c="4"/>vg</text:p>
      <text:p text:style-name="Preformatted_20_Text"><text:s text:c="8"/>selected_reading:cogito_think_that</text:p>
      <text:p text:style-name="Preformatted_20_Text"><text:s text:c="8"/>polarity:pos</text:p>
      <text:p text:style-name="Preformatted_20_Text"><text:s text:c="8"/>cat:vg</text:p>
      <text:p text:style-name="Preformatted_20_Text"><text:s text:c="8"/>* cogita * </text:p>
      <text:p text:style-name="Preformatted_20_Text"><text:s text:c="8"/>pos:v</text:p>
      <text:p text:style-name="Preformatted_20_Text"><text:s text:c="8"/>lex:cogitare</text:p>
      <text:p text:style-name="Preformatted_20_Text"><text:s text:c="8"/>voice:act</text:p>
      <text:p text:style-name="Preformatted_20_Text"><text:s text:c="8"/>tense:present</text:p>
      <text:p text:style-name="Preformatted_20_Text"><text:s text:c="8"/>mood:imperative</text:p>
      <text:p text:style-name="Preformatted_20_Text"><text:s text:c="8"/>number:sing</text:p>
      <text:p text:style-name="Preformatted_20_Text"><text:soft-page-break/><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resent</text:p>
      <text:p text:style-name="Preformatted_20_Text"><text:s text:c="8"/>* nonnullorum * * amicorum * * studia * * minui * * in * * eos * * a * * quibus * * prouincias * * contemni * * intellegunt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minuo_diminish</text:p>
      <text:p text:style-name="Preformatted_20_Text"><text:s text:c="16"/>polarity:pos</text:p>
      <text:p text:style-name="Preformatted_20_Text"><text:s text:c="16"/>cat:vg</text:p>
      <text:p text:style-name="Preformatted_20_Text"><text:s text:c="16"/>* minui * </text:p>
      <text:p text:style-name="Preformatted_20_Text"><text:s text:c="16"/>gender:neuter</text:p>
      <text:p text:style-name="Preformatted_20_Text"><text:s text:c="16"/>pos:v</text:p>
      <text:p text:style-name="Preformatted_20_Text"><text:s text:c="16"/>lex:minuere</text:p>
      <text:p text:style-name="Preformatted_20_Text"><text:s text:c="16"/>voice:pass</text:p>
      <text:p text:style-name="Preformatted_20_Text"><text:s text:c="16"/>tense:present</text:p>
      <text:p text:style-name="Preformatted_20_Text"><text:s text:c="16"/>mood:infinitive</text:p>
      <text:p text:style-name="Preformatted_20_Text"><text:s text:c="16"/>number:pl</text:p>
      <text:p text:style-name="Preformatted_20_Text"><text:s text:c="12"/>subject</text:p>
      <text:p text:style-name="Preformatted_20_Text"><text:s text:c="16"/>number:pl</text:p>
      <text:p text:style-name="Preformatted_20_Text"><text:s text:c="16"/>gender:neuter</text:p>
      <text:p text:style-name="Preformatted_20_Text"><text:s text:c="16"/>* nonnullorum * * amicorum * * studia * * in * * eos * * a * * quibus * * prouincias * * contemni * * intellegunt * </text:p>
      <text:p text:style-name="Preformatted_20_Text"><text:s text:c="16"/>index:i([p(3,4)])</text:p>
      <text:p text:style-name="Preformatted_20_Text"><text:s text:c="16"/>cat:np</text:p>
      <text:p text:style-name="Preformatted_20_Text"><text:s text:c="16"/>sem:[abstract]</text:p>
      <text:p text:style-name="Preformatted_20_Text"><text:s text:c="16"/>person:3</text:p>
      <text:p text:style-name="Preformatted_20_Text"><text:s text:c="16"/>lex:studium</text:p>
      <text:p text:style-name="Preformatted_20_Text"><text:s text:c="16"/>case:acc</text:p>
      <text:p text:style-name="Preformatted_20_Text"><text:s text:c="16"/>c_str</text:p>
      <text:p text:style-name="Preformatted_20_Text"><text:s text:c="24"/>* nonnullorum * * amicorum * * studia * </text:p>
      <text:p text:style-name="Preformatted_20_Text"><text:s text:c="24"/>index:i([p(3,4)])</text:p>
      <text:p text:style-name="Preformatted_20_Text"><text:s text:c="24"/>sem:[abstract]</text:p>
      <text:p text:style-name="Preformatted_20_Text"><text:s text:c="24"/>number:pl</text:p>
      <text:p text:style-name="Preformatted_20_Text"><text:s text:c="24"/>person:3</text:p>
      <text:p text:style-name="Preformatted_20_Text"><text:s text:c="24"/>cat:np</text:p>
      <text:p text:style-name="Preformatted_20_Text"><text:s text:c="24"/>lex:studium</text:p>
      <text:p text:style-name="Preformatted_20_Text"><text:s text:c="24"/>gender:neuter</text:p>
      <text:p text:style-name="Preformatted_20_Text"><text:s text:c="24"/>case:acc</text:p>
      <text:p text:style-name="Preformatted_20_Text"><text:s text:c="24"/>c_str</text:p>
      <text:p text:style-name="Preformatted_20_Text"><text:s text:c="28"/>head</text:p>
      <text:p text:style-name="Preformatted_20_Text"><text:s text:c="32"/>* studia * </text:p>
      <text:p text:style-name="Preformatted_20_Text"><text:s text:c="32"/>index:i(p(3,4))</text:p>
      <text:p text:style-name="Preformatted_20_Text"><text:s text:c="32"/>cat:np</text:p>
      <text:p text:style-name="Preformatted_20_Text"><text:s text:c="32"/>sem:[abstract]</text:p>
      <text:p text:style-name="Preformatted_20_Text"><text:s text:c="32"/>number:pl</text:p>
      <text:p text:style-name="Preformatted_20_Text"><text:s text:c="32"/>person:3</text:p>
      <text:p text:style-name="Preformatted_20_Text"><text:s text:c="32"/>gender:neuter</text:p>
      <text:p text:style-name="Preformatted_20_Text"><text:s text:c="32"/>lex:studium</text:p>
      <text:p text:style-name="Preformatted_20_Text"><text:soft-page-break/><text:s text:c="32"/>case:acc</text:p>
      <text:p text:style-name="Preformatted_20_Text"><text:s text:c="32"/>c_str</text:p>
      <text:p text:style-name="Preformatted_20_Text"><text:s text:c="32"/>studia</text:p>
      <text:p text:style-name="Preformatted_20_Text"><text:s text:c="28"/>noun_cplt</text:p>
      <text:p text:style-name="Preformatted_20_Text"><text:s text:c="32"/>* nonnullorum * * amicorum * </text:p>
      <text:p text:style-name="Preformatted_20_Text"><text:s text:c="32"/>index:i(p(2,3))</text:p>
      <text:p text:style-name="Preformatted_20_Text"><text:s text:c="32"/>cat:np</text:p>
      <text:p text:style-name="Preformatted_20_Text"><text:s text:c="32"/>sem:[hum]</text:p>
      <text:p text:style-name="Preformatted_20_Text"><text:s text:c="32"/>number:pl</text:p>
      <text:p text:style-name="Preformatted_20_Text"><text:s text:c="32"/>person:3</text:p>
      <text:p text:style-name="Preformatted_20_Text"><text:s text:c="32"/>gender:masc</text:p>
      <text:p text:style-name="Preformatted_20_Text"><text:s text:c="32"/>lex:amicus</text:p>
      <text:p text:style-name="Preformatted_20_Text"><text:s text:c="32"/>case:gen</text:p>
      <text:p text:style-name="Preformatted_20_Text"><text:s text:c="32"/>c_str</text:p>
      <text:p text:style-name="Preformatted_20_Text"><text:s text:c="36"/>head</text:p>
      <text:p text:style-name="Preformatted_20_Text"><text:s text:c="40"/>* amicorum * </text:p>
      <text:p text:style-name="Preformatted_20_Text"><text:s text:c="40"/>pos:noun</text:p>
      <text:p text:style-name="Preformatted_20_Text"><text:s text:c="40"/>lex:amicus</text:p>
      <text:p text:style-name="Preformatted_20_Text"><text:s text:c="40"/>case:gen</text:p>
      <text:p text:style-name="Preformatted_20_Text"><text:s text:c="40"/>gender:masc</text:p>
      <text:p text:style-name="Preformatted_20_Text"><text:s text:c="40"/>number:pl</text:p>
      <text:p text:style-name="Preformatted_20_Text"><text:s text:c="40"/>sem:[hum]</text:p>
      <text:p text:style-name="Preformatted_20_Text"><text:s text:c="36"/>adjp</text:p>
      <text:p text:style-name="Preformatted_20_Text"><text:s text:c="40"/>cat:adjp</text:p>
      <text:p text:style-name="Preformatted_20_Text"><text:s text:c="40"/>* nonnullorum * </text:p>
      <text:p text:style-name="Preformatted_20_Text"><text:s text:c="40"/>case:gen</text:p>
      <text:p text:style-name="Preformatted_20_Text"><text:s text:c="40"/>number:pl</text:p>
      <text:p text:style-name="Preformatted_20_Text"><text:s text:c="40"/>gender:masc</text:p>
      <text:p text:style-name="Preformatted_20_Text"><text:s text:c="40"/>lex:nonnullus</text:p>
      <text:p text:style-name="Preformatted_20_Text"><text:s text:c="40"/>c_str</text:p>
      <text:p text:style-name="Preformatted_20_Text"><text:s text:c="40"/>nonnullus</text:p>
      <text:p text:style-name="Preformatted_20_Text"><text:s text:c="20"/>arg</text:p>
      <text:p text:style-name="Preformatted_20_Text"><text:s text:c="24"/>* in * * eos * * a * * quibus * * prouincias * * contemni * * intellegunt * </text:p>
      <text:p text:style-name="Preformatted_20_Text"><text:s text:c="24"/>index:i(p(6,7))</text:p>
      <text:p text:style-name="Preformatted_20_Text"><text:s text:c="24"/>case:acc</text:p>
      <text:p text:style-name="Preformatted_20_Text"><text:s text:c="24"/>prep:in</text:p>
      <text:p text:style-name="Preformatted_20_Text"><text:s text:c="24"/>sem:[hum]</text:p>
      <text:p text:style-name="Preformatted_20_Text"><text:s text:c="24"/>lex:prpersaccmascpl</text:p>
      <text:p text:style-name="Preformatted_20_Text"><text:s text:c="24"/>cat:pp</text:p>
      <text:p text:style-name="Preformatted_20_Text"><text:s text:c="24"/>c_str</text:p>
      <text:p text:style-name="Preformatted_20_Text"><text:s text:c="28"/>prep:in</text:p>
      <text:p text:style-name="Preformatted_20_Text"><text:s text:c="28"/>head</text:p>
      <text:p text:style-name="Preformatted_20_Text"><text:s text:c="32"/>* eos * * a * * quibus * * prouincias * * contemni * * intellegunt * </text:p>
      <text:p text:style-name="Preformatted_20_Text"><text:s text:c="32"/>cat:np</text:p>
      <text:p text:style-name="Preformatted_20_Text"><text:s text:c="32"/>index:i(p(6,7))</text:p>
      <text:p text:style-name="Preformatted_20_Text"><text:s text:c="32"/>number:pl</text:p>
      <text:p text:style-name="Preformatted_20_Text"><text:s text:c="32"/>gender:masc</text:p>
      <text:p text:style-name="Preformatted_20_Text"><text:s text:c="32"/>sem:[hum]</text:p>
      <text:p text:style-name="Preformatted_20_Text"><text:s text:c="32"/>case:acc</text:p>
      <text:p text:style-name="Preformatted_20_Text"><text:s text:c="32"/>lex:prpersaccmascpl</text:p>
      <text:p text:style-name="Preformatted_20_Text"><text:s text:c="32"/>c_str</text:p>
      <text:p text:style-name="Preformatted_20_Text"><text:s text:c="36"/>head</text:p>
      <text:p text:style-name="Preformatted_20_Text"><text:s text:c="36"/>prpersaccmascpl</text:p>
      <text:p text:style-name="Preformatted_20_Text"><text:s text:c="36"/>rel_clause</text:p>
      <text:p text:style-name="Preformatted_20_Text"><text:s text:c="40"/>* a * * quibus * * prouincias * * contemni * * intellegunt * </text:p>
      <text:p text:style-name="Preformatted_20_Text"><text:s text:c="40"/>index:i(p(6,7))</text:p>
      <text:p text:style-name="Preformatted_20_Text"><text:s text:c="40"/>number:pl</text:p>
      <text:p text:style-name="Preformatted_20_Text"><text:s text:c="40"/>gender:or([masc,fem,neuter])</text:p>
      <text:p text:style-name="Preformatted_20_Text"><text:s text:c="40"/>person:3</text:p>
      <text:p text:style-name="Preformatted_20_Text"><text:s text:c="40"/>reltype:restrictive</text:p>
      <text:p text:style-name="Preformatted_20_Text"><text:s text:c="40"/>mood:indicative</text:p>
      <text:p text:style-name="Preformatted_20_Text"><text:s text:c="40"/>tense:present</text:p>
      <text:p text:style-name="Preformatted_20_Text"><text:s text:c="40"/>c_str</text:p>
      <text:p text:style-name="Preformatted_20_Text"><text:s text:c="44"/>illocutionary_force:statement</text:p>
      <text:p text:style-name="Preformatted_20_Text"><text:soft-page-break/><text:s text:c="44"/>vg</text:p>
      <text:p text:style-name="Preformatted_20_Text"><text:s text:c="48"/>selected_reading:intellego_understand_that</text:p>
      <text:p text:style-name="Preformatted_20_Text"><text:s text:c="48"/>polarity:pos</text:p>
      <text:p text:style-name="Preformatted_20_Text"><text:s text:c="48"/>cat:vg</text:p>
      <text:p text:style-name="Preformatted_20_Text"><text:s text:c="48"/>* intellegunt * </text:p>
      <text:p text:style-name="Preformatted_20_Text"><text:s text:c="48"/>pos:v</text:p>
      <text:p text:style-name="Preformatted_20_Text"><text:s text:c="48"/>lex:intellegere</text:p>
      <text:p text:style-name="Preformatted_20_Text"><text:s text:c="48"/>voice:act</text:p>
      <text:p text:style-name="Preformatted_20_Text"><text:s text:c="48"/>tense:present</text:p>
      <text:p text:style-name="Preformatted_20_Text"><text:s text:c="48"/>mood:indicative</text:p>
      <text:p text:style-name="Preformatted_20_Text"><text:s text:c="48"/>number:pl</text:p>
      <text:p text:style-name="Preformatted_20_Text"><text:s text:c="48"/>person:3</text:p>
      <text:p text:style-name="Preformatted_20_Text"><text:s text:c="44"/>subject</text:p>
      <text:p text:style-name="Preformatted_20_Text"><text:s text:c="48"/>source:context_retrievable</text:p>
      <text:p text:style-name="Preformatted_20_Text"><text:s text:c="48"/>number:pl</text:p>
      <text:p text:style-name="Preformatted_20_Text"><text:s text:c="48"/>person:3</text:p>
      <text:p text:style-name="Preformatted_20_Text"><text:s text:c="48"/>cat:np</text:p>
      <text:p text:style-name="Preformatted_20_Text"><text:s text:c="48"/>index:i(0,0)</text:p>
      <text:p text:style-name="Preformatted_20_Text"><text:s text:c="48"/>constraints_to_be_met:[sem:[hum]]</text:p>
      <text:p text:style-name="Preformatted_20_Text"><text:s text:c="48"/>case:nom</text:p>
      <text:p text:style-name="Preformatted_20_Text"><text:s text:c="44"/>object</text:p>
      <text:p text:style-name="Preformatted_20_Text"><text:s text:c="48"/>cat:pred</text:p>
      <text:p text:style-name="Preformatted_20_Text"><text:s text:c="48"/>mood:infinitive</text:p>
      <text:p text:style-name="Preformatted_20_Text"><text:s text:c="48"/>tense:present</text:p>
      <text:p text:style-name="Preformatted_20_Text"><text:s text:c="48"/>* prouincias * * contemni * </text:p>
      <text:p text:style-name="Preformatted_20_Text"><text:s text:c="48"/>number:sing</text:p>
      <text:p text:style-name="Preformatted_20_Text"><text:s text:c="48"/>gender:neuter</text:p>
      <text:p text:style-name="Preformatted_20_Text"><text:s text:c="48"/>case:or([nom,acc])</text:p>
      <text:p text:style-name="Preformatted_20_Text"><text:s text:c="48"/>person:3</text:p>
      <text:p text:style-name="Preformatted_20_Text"><text:s text:c="48"/>polarity:pos</text:p>
      <text:p text:style-name="Preformatted_20_Text"><text:s text:c="48"/>c_str</text:p>
      <text:p text:style-name="Preformatted_20_Text"><text:s text:c="52"/>vg</text:p>
      <text:p text:style-name="Preformatted_20_Text"><text:s text:c="56"/>selected_reading:contemno_despise</text:p>
      <text:p text:style-name="Preformatted_20_Text"><text:s text:c="56"/>polarity:pos</text:p>
      <text:p text:style-name="Preformatted_20_Text"><text:s text:c="56"/>cat:vg</text:p>
      <text:p text:style-name="Preformatted_20_Text"><text:s text:c="56"/>* contemni * </text:p>
      <text:p text:style-name="Preformatted_20_Text"><text:s text:c="56"/>gender:fem</text:p>
      <text:p text:style-name="Preformatted_20_Text"><text:s text:c="56"/>pos:v</text:p>
      <text:p text:style-name="Preformatted_20_Text"><text:s text:c="56"/>lex:contemnere</text:p>
      <text:p text:style-name="Preformatted_20_Text"><text:s text:c="56"/>voice:pass</text:p>
      <text:p text:style-name="Preformatted_20_Text"><text:s text:c="56"/>tense:present</text:p>
      <text:p text:style-name="Preformatted_20_Text"><text:s text:c="56"/>mood:infinitive</text:p>
      <text:p text:style-name="Preformatted_20_Text"><text:s text:c="56"/>number:pl</text:p>
      <text:p text:style-name="Preformatted_20_Text"><text:s text:c="52"/>subject</text:p>
      <text:p text:style-name="Preformatted_20_Text"><text:s text:c="56"/>number:pl</text:p>
      <text:p text:style-name="Preformatted_20_Text"><text:s text:c="56"/>gender:fem</text:p>
      <text:p text:style-name="Preformatted_20_Text"><text:s text:c="56"/>* prouincias * </text:p>
      <text:p text:style-name="Preformatted_20_Text"><text:s text:c="56"/>index:i(p(9,10))</text:p>
      <text:p text:style-name="Preformatted_20_Text"><text:s text:c="56"/>cat:np</text:p>
      <text:p text:style-name="Preformatted_20_Text"><text:s text:c="56"/>sem:[loc,abstract]</text:p>
      <text:p text:style-name="Preformatted_20_Text"><text:s text:c="56"/>person:3</text:p>
      <text:p text:style-name="Preformatted_20_Text"><text:s text:c="56"/>lex:prouincia</text:p>
      <text:p text:style-name="Preformatted_20_Text"><text:s text:c="56"/>case:acc</text:p>
      <text:p text:style-name="Preformatted_20_Text"><text:s text:c="56"/>c_str</text:p>
      <text:p text:style-name="Preformatted_20_Text"><text:s text:c="56"/>prouincias</text:p>
      <text:p text:style-name="Preformatted_20_Text"><text:s text:c="52"/>agent</text:p>
      <text:p text:style-name="Preformatted_20_Text"><text:s text:c="56"/>e:i(p(6,7))</text:p>
      <text:p text:style-name="Preformatted_20_Text"/>
      <text:p text:style-name="Preformatted_20_Text"/>
      <text:p text:style-name="Preformatted_20_Text"/>
      <text:p text:style-name="Preformatted_20_Text"/>
      <text:p text:style-name="Preformatted_20_Text">C<text:span text:style-name="T2">omment : parse OK. Doesn't look bad, does it ?</text:span></text:p>
      <text:p text:style-name="Preformatted_20_Text"/>
      <text:p text:style-name="P15">% 34 Cic Ad Fam 1 1 2 10.<text:tab/> </text:p>
      <text:h text:style-name="Heading_20_3" text:outline-level="3">Is ceteris in rebus se acerrimum tui defensorem fore ostendit.</text:h>
      <text:p text:style-name="Preformatted_20_Text">[0/(is),1/ceteris,2/in,3/rebus,4/se,5/acerrimum,6/tui,7/defensorem,8/fore,9/ostendit,endpos(10)]</text:p>
      <text:p text:style-name="Preformatted_20_Text">cputime : 57.515624999999886</text:p>
      <text:h text:style-name="Heading_20_4" text:outline-level="4">Parse A</text:h>
      <text:p text:style-name="Preformatted_20_Text">9.5---&gt;</text:p>
      <text:p text:style-name="Preformatted_20_Text">[illocutionary_force:statement,vg:[selected_reading:ostendo_show_that,polarity:pos,cat:vg,pathlist:[p(9,10)],hp:[p(9,10)],gender:_100220,w:0,pos:v,class:tr_cod,type:finite,lex:ostendere,voice:act,txt:ostendit,tense:present,kind:std,mood:indicative,number:sing,person:3],subject:[number:sing,gender:masc,pathlist:[p(0,1)],hp:[p(0,1)],index:i(p(0,1)),distance:[0],cat:np,sem:[hum],class:proper,lex:prpersnommascsing,person:3,type:core,case:nom,w:1,c_str:prpersnommascsing],object:[cat:pred,type:nonfinite,mood:infinitive,tense:future,class:m,pathlist:[p(1,2),p(2,3),p(3,4),p(4,5),p(5,6),p(6,7),p(7,8),p(8,9)],distance:[2],number:sing,gender:neuter,case:or([nom,acc]),person:3,polarity:pos,argbound:no,gap:_100900,w:9.5,flagint:no,c_str:[vg:[selected_reading:sum_be,polarity:pos,cat:vg,pathlist:[p(8,9)],hp:[p(8,9)],gender:or([masc,fem]),w:0,pos:v,class:v_esse,type:nonfinite,lex:esse,voice:act,txt:fore,tense:future,kind:std,mood:infinitive,number:or([sing,pl]),person:_101220],subject:[number:or([sing,pl]),gender:or([masc,fem]),pathlist:[p(4,5)],hp:[p(4,5)],index:i(p(0,1)),distance:[0],cat:np,sem:[hum],class:proper,lex:pp3refl,emphasis:no,person:3,type:core,case:acc,w:1,c_str:pp3refl],predicative:[pathlist:[p(5,6),p(6,7),p(7,8)],hp:[p(7,8)],index:i([p(7,8)]),distance:[1],sem:[hum],number:sing,person:3,cat:np,lex:defensor,lextype:full,gender:masc,type:full,case:acc,class:common,w:1.5,c_str:[head:[pathlist:[p(5,6),p(7,8)],hp:[p(7,8)],index:i(p(7,8)),distance:[1],cat:np,class:common,sem:[hum],number:sing,person:3,gender:masc,type:core,lex:defensor,lextype:full,case:acc,w:2,c_str:[head:[pathlist:[p(7,8)],pos:noun,txt:defensorem,lex:defensor,case:acc,gender:masc,class:common,ab:no,number:sing,sem:[hum]],adjp:[cat:adjp,pathlist:[p(5,6)],distance:[0],hp:[p(5,6)],case:acc,number:sing,gender:masc,lex:acer,type:std,w:1,c_str:acer]]],noun_cplt:[pathlist:[p(6,7)],hp:[p(6,7)],index:i(p(6,7)),distance:[0],cat:np,sem:[hum],class:proper,lex:pp2sg,number:sing,person:2,gender:or([masc,fem]),type:core,case:gen,w:1,c_str:pp2sg]]],prep_phrase_adjunct_3:[pathlist:[p(1,2),p(2,3),p(3,4)],hp:[p(3,4)],distance:[1],index:i(p(3,4)),case:abl,prep:in,sem:[thing,abstract],lex:res,w:2,type:core,cat:pp,c_str:[prep:in,head:[pathlist:[p(1,2),p(3,4)],hp:[p(3,4)],index:i(p(3,4)),distance:[1],cat:np,class:common,sem:[thing,abstract],number:pl,person:3,gender:fem,type:core,lex:res,lextype:full,case:abl,w:2,c_str:[head:[pathlist:[p(3,4)],pos:noun,txt:rebus,lex:res,case:abl,gender:fem,class:common,ab:no,number:pl,sem:[thing,abstract]],adjp:[cat:adjp,pathlist:[p(1,2)],distance:[0],hp:[p(1,2)],case:abl,number:pl,gender:fem,lex:ceterus,type:std,w:1,c_str:ceterus]]]]]]]]</text:p>
      <text:p text:style-name="Preformatted_20_Text"/>
      <text:p text:style-name="Preformatted_20_Text"><text:s text:c="4"/>illocutionary_force:statement</text:p>
      <text:p text:style-name="Preformatted_20_Text"><text:s text:c="4"/>vg</text:p>
      <text:p text:style-name="Preformatted_20_Text"><text:s text:c="8"/>selected_reading:ostendo_show_that</text:p>
      <text:p text:style-name="Preformatted_20_Text"><text:s text:c="8"/>polarity:pos</text:p>
      <text:p text:style-name="Preformatted_20_Text"><text:s text:c="8"/>cat:vg</text:p>
      <text:p text:style-name="Preformatted_20_Text"><text:s text:c="8"/>* ostendit * </text:p>
      <text:p text:style-name="Preformatted_20_Text"><text:s text:c="8"/>pos:v</text:p>
      <text:p text:style-name="Preformatted_20_Text"><text:s text:c="8"/>lex:ostend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is * </text:p>
      <text:p text:style-name="Preformatted_20_Text"><text:s text:c="8"/>index:i(p(0,1))</text:p>
      <text:p text:style-name="Preformatted_20_Text"><text:s text:c="8"/>cat:np</text:p>
      <text:p text:style-name="Preformatted_20_Text"><text:s text:c="8"/>sem:[hum]</text:p>
      <text:p text:style-name="Preformatted_20_Text"><text:s text:c="8"/>lex:prpersnommascsing</text:p>
      <text:p text:style-name="Preformatted_20_Text"><text:s text:c="8"/>person:3</text:p>
      <text:p text:style-name="Preformatted_20_Text"><text:s text:c="8"/>case:nom</text:p>
      <text:p text:style-name="Preformatted_20_Text"><text:s text:c="8"/>c_str</text:p>
      <text:p text:style-name="Preformatted_20_Text"><text:s text:c="8"/>prpersnommascsing</text:p>
      <text:p text:style-name="Preformatted_20_Text"><text:s text:c="4"/>object</text:p>
      <text:p text:style-name="Preformatted_20_Text"><text:soft-page-break/><text:s text:c="8"/>cat:pred</text:p>
      <text:p text:style-name="Preformatted_20_Text"><text:s text:c="8"/>mood:infinitive</text:p>
      <text:p text:style-name="Preformatted_20_Text"><text:s text:c="8"/>tense:future</text:p>
      <text:p text:style-name="Preformatted_20_Text"><text:s text:c="8"/>* ceteris * * in * * rebus * * se * * acerrimum * * tui * * defensorem * * fore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fore * </text:p>
      <text:p text:style-name="Preformatted_20_Text"><text:s text:c="16"/>gender:or([masc,fem])</text:p>
      <text:p text:style-name="Preformatted_20_Text"><text:s text:c="16"/>pos:v</text:p>
      <text:p text:style-name="Preformatted_20_Text"><text:s text:c="16"/>lex:esse</text:p>
      <text:p text:style-name="Preformatted_20_Text"><text:s text:c="16"/>voice:act</text:p>
      <text:p text:style-name="Preformatted_20_Text"><text:s text:c="16"/>tense:future</text:p>
      <text:p text:style-name="Preformatted_20_Text"><text:s text:c="16"/>mood:infinitive</text:p>
      <text:p text:style-name="Preformatted_20_Text"><text:s text:c="16"/>number:or([sing,pl])</text:p>
      <text:p text:style-name="Preformatted_20_Text"><text:s text:c="12"/>subject</text:p>
      <text:p text:style-name="Preformatted_20_Text"><text:s text:c="16"/>number:or([sing,pl])</text:p>
      <text:p text:style-name="Preformatted_20_Text"><text:s text:c="16"/>gender:or([masc,fem])</text:p>
      <text:p text:style-name="Preformatted_20_Text"><text:s text:c="16"/>* se * </text:p>
      <text:p text:style-name="Preformatted_20_Text"><text:s text:c="16"/>index:i(p(0,1))</text:p>
      <text:p text:style-name="Preformatted_20_Text"><text:s text:c="16"/>cat:np</text:p>
      <text:p text:style-name="Preformatted_20_Text"><text:s text:c="16"/>sem:[hum]</text:p>
      <text:p text:style-name="Preformatted_20_Text"><text:s text:c="16"/>lex:pp3refl</text:p>
      <text:p text:style-name="Preformatted_20_Text"><text:s text:c="16"/>emphasis:no</text:p>
      <text:p text:style-name="Preformatted_20_Text"><text:s text:c="16"/>person:3</text:p>
      <text:p text:style-name="Preformatted_20_Text"><text:s text:c="16"/>case:acc</text:p>
      <text:p text:style-name="Preformatted_20_Text"><text:s text:c="16"/>c_str</text:p>
      <text:p text:style-name="Preformatted_20_Text"><text:s text:c="16"/>pp3refl</text:p>
      <text:p text:style-name="Preformatted_20_Text"><text:s text:c="12"/>predicative</text:p>
      <text:p text:style-name="Preformatted_20_Text"><text:s text:c="16"/>* acerrimum * * tui * * defensorem * </text:p>
      <text:p text:style-name="Preformatted_20_Text"><text:s text:c="16"/>index:i([p(7,8)])</text:p>
      <text:p text:style-name="Preformatted_20_Text"><text:s text:c="16"/>sem:[hum]</text:p>
      <text:p text:style-name="Preformatted_20_Text"><text:s text:c="16"/>number:sing</text:p>
      <text:p text:style-name="Preformatted_20_Text"><text:s text:c="16"/>person:3</text:p>
      <text:p text:style-name="Preformatted_20_Text"><text:s text:c="16"/>cat:np</text:p>
      <text:p text:style-name="Preformatted_20_Text"><text:s text:c="16"/>lex:defensor</text:p>
      <text:p text:style-name="Preformatted_20_Text"><text:s text:c="16"/>gender:masc</text:p>
      <text:p text:style-name="Preformatted_20_Text"><text:s text:c="16"/>case:acc</text:p>
      <text:p text:style-name="Preformatted_20_Text"><text:s text:c="16"/>c_str</text:p>
      <text:p text:style-name="Preformatted_20_Text"><text:s text:c="20"/>head</text:p>
      <text:p text:style-name="Preformatted_20_Text"><text:s text:c="24"/>* acerrimum * * defensorem * </text:p>
      <text:p text:style-name="Preformatted_20_Text"><text:s text:c="24"/>index:i(p(7,8))</text:p>
      <text:p text:style-name="Preformatted_20_Text"><text:s text:c="24"/>cat:np</text:p>
      <text:p text:style-name="Preformatted_20_Text"><text:s text:c="24"/>sem:[hum]</text:p>
      <text:p text:style-name="Preformatted_20_Text"><text:s text:c="24"/>number:sing</text:p>
      <text:p text:style-name="Preformatted_20_Text"><text:s text:c="24"/>person:3</text:p>
      <text:p text:style-name="Preformatted_20_Text"><text:s text:c="24"/>gender:masc</text:p>
      <text:p text:style-name="Preformatted_20_Text"><text:s text:c="24"/>lex:defensor</text:p>
      <text:p text:style-name="Preformatted_20_Text"><text:s text:c="24"/>case:acc</text:p>
      <text:p text:style-name="Preformatted_20_Text"><text:s text:c="24"/>c_str</text:p>
      <text:p text:style-name="Preformatted_20_Text"><text:s text:c="28"/>head</text:p>
      <text:p text:style-name="Preformatted_20_Text"><text:s text:c="32"/>* defensorem * </text:p>
      <text:p text:style-name="Preformatted_20_Text"><text:s text:c="32"/>pos:noun</text:p>
      <text:p text:style-name="Preformatted_20_Text"><text:s text:c="32"/>lex:defensor</text:p>
      <text:p text:style-name="Preformatted_20_Text"><text:s text:c="32"/>case:acc</text:p>
      <text:p text:style-name="Preformatted_20_Text"><text:s text:c="32"/>gender:masc</text:p>
      <text:p text:style-name="Preformatted_20_Text"><text:s text:c="32"/>number:sing</text:p>
      <text:p text:style-name="Preformatted_20_Text"><text:soft-page-break/><text:s text:c="32"/>sem:[hum]</text:p>
      <text:p text:style-name="Preformatted_20_Text"><text:s text:c="28"/>adjp</text:p>
      <text:p text:style-name="Preformatted_20_Text"><text:s text:c="32"/>cat:adjp</text:p>
      <text:p text:style-name="Preformatted_20_Text"><text:s text:c="32"/>* acerrimum * </text:p>
      <text:p text:style-name="Preformatted_20_Text"><text:s text:c="32"/>case:acc</text:p>
      <text:p text:style-name="Preformatted_20_Text"><text:s text:c="32"/>number:sing</text:p>
      <text:p text:style-name="Preformatted_20_Text"><text:s text:c="32"/>gender:masc</text:p>
      <text:p text:style-name="Preformatted_20_Text"><text:s text:c="32"/>lex:acer</text:p>
      <text:p text:style-name="Preformatted_20_Text"><text:s text:c="32"/>c_str</text:p>
      <text:p text:style-name="Preformatted_20_Text"><text:s text:c="32"/>acer</text:p>
      <text:p text:style-name="Preformatted_20_Text"><text:s text:c="20"/>noun_cplt</text:p>
      <text:p text:style-name="Preformatted_20_Text"><text:s text:c="24"/>* tui * </text:p>
      <text:p text:style-name="Preformatted_20_Text"><text:s text:c="24"/>index:i(p(6,7))</text:p>
      <text:p text:style-name="Preformatted_20_Text"><text:s text:c="24"/>cat:np</text:p>
      <text:p text:style-name="Preformatted_20_Text"><text:s text:c="24"/>sem:[hum]</text:p>
      <text:p text:style-name="Preformatted_20_Text"><text:s text:c="24"/>lex:pp2sg</text:p>
      <text:p text:style-name="Preformatted_20_Text"><text:s text:c="24"/>number:sing</text:p>
      <text:p text:style-name="Preformatted_20_Text"><text:s text:c="24"/>person:2</text:p>
      <text:p text:style-name="Preformatted_20_Text"><text:s text:c="24"/>gender:or([masc,fem])</text:p>
      <text:p text:style-name="Preformatted_20_Text"><text:s text:c="24"/>case:gen</text:p>
      <text:p text:style-name="Preformatted_20_Text"><text:s text:c="24"/>c_str</text:p>
      <text:p text:style-name="Preformatted_20_Text"><text:s text:c="24"/>pp2sg</text:p>
      <text:p text:style-name="Preformatted_20_Text"><text:s text:c="12"/>prep_phrase_adjunct_3</text:p>
      <text:p text:style-name="Preformatted_20_Text"><text:s text:c="16"/>* ceteris * * in * * rebus * </text:p>
      <text:p text:style-name="Preformatted_20_Text"><text:s text:c="16"/>index:i(p(3,4))</text:p>
      <text:p text:style-name="Preformatted_20_Text"><text:s text:c="16"/>case:abl</text:p>
      <text:p text:style-name="Preformatted_20_Text"><text:s text:c="16"/>prep:in</text:p>
      <text:p text:style-name="Preformatted_20_Text"><text:s text:c="16"/>sem:[thing,abstract]</text:p>
      <text:p text:style-name="Preformatted_20_Text"><text:s text:c="16"/>lex:res</text:p>
      <text:p text:style-name="Preformatted_20_Text"><text:s text:c="16"/>cat:pp</text:p>
      <text:p text:style-name="Preformatted_20_Text"><text:s text:c="16"/>c_str</text:p>
      <text:p text:style-name="Preformatted_20_Text"><text:s text:c="20"/>prep:in</text:p>
      <text:p text:style-name="Preformatted_20_Text"><text:s text:c="20"/>head</text:p>
      <text:p text:style-name="Preformatted_20_Text"><text:s text:c="24"/>* ceteris * * rebus * </text:p>
      <text:p text:style-name="Preformatted_20_Text"><text:s text:c="24"/>index:i(p(3,4))</text:p>
      <text:p text:style-name="Preformatted_20_Text"><text:s text:c="24"/>cat:np</text:p>
      <text:p text:style-name="Preformatted_20_Text"><text:s text:c="24"/>sem:[thing,abstract]</text:p>
      <text:p text:style-name="Preformatted_20_Text"><text:s text:c="24"/>number:pl</text:p>
      <text:p text:style-name="Preformatted_20_Text"><text:s text:c="24"/>person:3</text:p>
      <text:p text:style-name="Preformatted_20_Text"><text:s text:c="24"/>gender:fem</text:p>
      <text:p text:style-name="Preformatted_20_Text"><text:s text:c="24"/>lex:res</text:p>
      <text:p text:style-name="Preformatted_20_Text"><text:s text:c="24"/>case:abl</text:p>
      <text:p text:style-name="Preformatted_20_Text"><text:s text:c="24"/>c_str</text:p>
      <text:p text:style-name="Preformatted_20_Text"><text:s text:c="28"/>head</text:p>
      <text:p text:style-name="Preformatted_20_Text"><text:s text:c="32"/>* rebus * </text:p>
      <text:p text:style-name="Preformatted_20_Text"><text:s text:c="32"/>pos:noun</text:p>
      <text:p text:style-name="Preformatted_20_Text"><text:s text:c="32"/>lex:res</text:p>
      <text:p text:style-name="Preformatted_20_Text"><text:s text:c="32"/>case:abl</text:p>
      <text:p text:style-name="Preformatted_20_Text"><text:s text:c="32"/>gender:fem</text:p>
      <text:p text:style-name="Preformatted_20_Text"><text:s text:c="32"/>number:pl</text:p>
      <text:p text:style-name="Preformatted_20_Text"><text:s text:c="32"/>sem:[thing,abstract]</text:p>
      <text:p text:style-name="Preformatted_20_Text"><text:s text:c="28"/>adjp</text:p>
      <text:p text:style-name="Preformatted_20_Text"><text:s text:c="32"/>cat:adjp</text:p>
      <text:p text:style-name="Preformatted_20_Text"><text:s text:c="32"/>* ceteris * </text:p>
      <text:p text:style-name="Preformatted_20_Text"><text:s text:c="32"/>case:abl</text:p>
      <text:p text:style-name="Preformatted_20_Text"><text:s text:c="32"/>number:pl</text:p>
      <text:p text:style-name="Preformatted_20_Text"><text:s text:c="32"/>gender:fem</text:p>
      <text:p text:style-name="Preformatted_20_Text"><text:s text:c="32"/>lex:ceterus</text:p>
      <text:p text:style-name="Preformatted_20_Text"><text:s text:c="32"/>c_str</text:p>
      <text:p text:style-name="Preformatted_20_Text"><text:s text:c="32"/>ceterus</text:p>
      <text:p text:style-name="Preformatted_20_Text"/>
      <text:p text:style-name="Preformatted_20_Text">C<text:span text:style-name="T2">omment : parse OK, with ostendit as present tense</text:span></text:p>
      <text:p text:style-name="Preformatted_20_Text"/>
      <text:p text:style-name="P13"/>
      <text:h text:style-name="Heading_20_4" text:outline-level="4">Parse B</text:h>
      <text:p text:style-name="Preformatted_20_Text">9.5---&gt;</text:p>
      <text:p text:style-name="Preformatted_20_Text">[illocutionary_force:statement,vg:[selected_reading:ostendo_show_that,polarity:pos,cat:vg,pathlist:[p(9,10)],hp:[p(9,10)],gender:_112994,w:0,pos:v,class:tr_cod,type:finite,lex:ostendere,voice:act,txt:ostendit,tense:perfect,kind:std,mood:indicative,number:sing,person:3],subject:[number:sing,gender:masc,pathlist:[p(0,1)],hp:[p(0,1)],index:i(p(0,1)),distance:[0],cat:np,sem:[hum],class:proper,lex:prpersnommascsing,person:3,type:core,case:nom,w:1,c_str:prpersnommascsing],object:[cat:pred,type:nonfinite,mood:infinitive,tense:future,class:m,pathlist:[p(1,2),p(2,3),p(3,4),p(4,5),p(5,6),p(6,7),p(7,8),p(8,9)],distance:[2],number:sing,gender:neuter,case:or([nom,acc]),person:3,polarity:pos,argbound:no,gap:_113674,w:9.5,flagint:no,c_str:[vg:[selected_reading:sum_be,polarity:pos,cat:vg,pathlist:[p(8,9)],hp:[p(8,9)],gender:or([masc,fem]),w:0,pos:v,class:v_esse,type:nonfinite,lex:esse,voice:act,txt:fore,tense:future,kind:std,mood:infinitive,number:or([sing,pl]),person:_113994],subject:[number:or([sing,pl]),gender:or([masc,fem]),pathlist:[p(4,5)],hp:[p(4,5)],index:i(p(0,1)),distance:[0],cat:np,sem:[hum],class:proper,lex:pp3refl,emphasis:no,person:3,type:core,case:acc,w:1,c_str:pp3refl],predicative:[pathlist:[p(5,6),p(6,7),p(7,8)],hp:[p(7,8)],index:i([p(7,8)]),distance:[1],sem:[hum],number:sing,person:3,cat:np,lex:defensor,lextype:full,gender:masc,type:full,case:acc,class:common,w:1.5,c_str:[head:[pathlist:[p(5,6),p(7,8)],hp:[p(7,8)],index:i(p(7,8)),distance:[1],cat:np,class:common,sem:[hum],number:sing,person:3,gender:masc,type:core,lex:defensor,lextype:full,case:acc,w:2,c_str:[head:[pathlist:[p(7,8)],pos:noun,txt:defensorem,lex:defensor,case:acc,gender:masc,class:common,ab:no,number:sing,sem:[hum]],adjp:[cat:adjp,pathlist:[p(5,6)],distance:[0],hp:[p(5,6)],case:acc,number:sing,gender:masc,lex:acer,type:std,w:1,c_str:acer]]],noun_cplt:[pathlist:[p(6,7)],hp:[p(6,7)],index:i(p(6,7)),distance:[0],cat:np,sem:[hum],class:proper,lex:pp2sg,number:sing,person:2,gender:or([masc,fem]),type:core,case:gen,w:1,c_str:pp2sg]]],prep_phrase_adjunct_3:[pathlist:[p(1,2),p(2,3),p(3,4)],hp:[p(3,4)],distance:[1],index:i(p(3,4)),case:abl,prep:in,sem:[thing,abstract],lex:res,w:2,type:core,cat:pp,c_str:[prep:in,head:[pathlist:[p(1,2),p(3,4)],hp:[p(3,4)],index:i(p(3,4)),distance:[1],cat:np,class:common,sem:[thing,abstract],number:pl,person:3,gender:fem,type:core,lex:res,lextype:full,case:abl,w:2,c_str:[head:[pathlist:[p(3,4)],pos:noun,txt:rebus,lex:res,case:abl,gender:fem,class:common,ab:no,number:pl,sem:[thing,abstract]],adjp:[cat:adjp,pathlist:[p(1,2)],distance:[0],hp:[p(1,2)],case:abl,number:pl,gender:fem,lex:ceterus,type:std,w:1,c_str:ceterus]]]]]]]]</text:p>
      <text:p text:style-name="Preformatted_20_Text"/>
      <text:p text:style-name="Preformatted_20_Text"><text:s text:c="4"/>illocutionary_force:statement</text:p>
      <text:p text:style-name="Preformatted_20_Text"><text:s text:c="4"/>vg</text:p>
      <text:p text:style-name="Preformatted_20_Text"><text:s text:c="8"/>selected_reading:ostendo_show_that</text:p>
      <text:p text:style-name="Preformatted_20_Text"><text:s text:c="8"/>polarity:pos</text:p>
      <text:p text:style-name="Preformatted_20_Text"><text:s text:c="8"/>cat:vg</text:p>
      <text:p text:style-name="Preformatted_20_Text"><text:s text:c="8"/>* ostendit * </text:p>
      <text:p text:style-name="Preformatted_20_Text"><text:s text:c="8"/>pos:v</text:p>
      <text:p text:style-name="Preformatted_20_Text"><text:s text:c="8"/>lex:ostend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is * </text:p>
      <text:p text:style-name="Preformatted_20_Text"><text:s text:c="8"/>index:i(p(0,1))</text:p>
      <text:p text:style-name="Preformatted_20_Text"><text:s text:c="8"/>cat:np</text:p>
      <text:p text:style-name="Preformatted_20_Text"><text:s text:c="8"/>sem:[hum]</text:p>
      <text:p text:style-name="Preformatted_20_Text"><text:s text:c="8"/>lex:prpersnommascsing</text:p>
      <text:p text:style-name="Preformatted_20_Text"><text:s text:c="8"/>person:3</text:p>
      <text:p text:style-name="Preformatted_20_Text"><text:s text:c="8"/>case:nom</text:p>
      <text:p text:style-name="Preformatted_20_Text"><text:s text:c="8"/>c_str</text:p>
      <text:p text:style-name="Preformatted_20_Text"><text:s text:c="8"/>prpersnommascsing</text:p>
      <text:p text:style-name="Preformatted_20_Text"><text:s text:c="4"/>object</text:p>
      <text:p text:style-name="Preformatted_20_Text"><text:s text:c="8"/>cat:pred</text:p>
      <text:p text:style-name="Preformatted_20_Text"><text:s text:c="8"/>mood:infinitive</text:p>
      <text:p text:style-name="Preformatted_20_Text"><text:s text:c="8"/>tense:future</text:p>
      <text:p text:style-name="Preformatted_20_Text"><text:s text:c="8"/>* ceteris * * in * * rebus * * se * * acerrimum * * tui * * defensorem * * fore * </text:p>
      <text:p text:style-name="Preformatted_20_Text"><text:s text:c="8"/>number:sing</text:p>
      <text:p text:style-name="Preformatted_20_Text"><text:soft-page-break/><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fore * </text:p>
      <text:p text:style-name="Preformatted_20_Text"><text:s text:c="16"/>gender:or([masc,fem])</text:p>
      <text:p text:style-name="Preformatted_20_Text"><text:s text:c="16"/>pos:v</text:p>
      <text:p text:style-name="Preformatted_20_Text"><text:s text:c="16"/>lex:esse</text:p>
      <text:p text:style-name="Preformatted_20_Text"><text:s text:c="16"/>voice:act</text:p>
      <text:p text:style-name="Preformatted_20_Text"><text:s text:c="16"/>tense:future</text:p>
      <text:p text:style-name="Preformatted_20_Text"><text:s text:c="16"/>mood:infinitive</text:p>
      <text:p text:style-name="Preformatted_20_Text"><text:s text:c="16"/>number:or([sing,pl])</text:p>
      <text:p text:style-name="Preformatted_20_Text"><text:s text:c="12"/>subject</text:p>
      <text:p text:style-name="Preformatted_20_Text"><text:s text:c="16"/>number:or([sing,pl])</text:p>
      <text:p text:style-name="Preformatted_20_Text"><text:s text:c="16"/>gender:or([masc,fem])</text:p>
      <text:p text:style-name="Preformatted_20_Text"><text:s text:c="16"/>* se * </text:p>
      <text:p text:style-name="Preformatted_20_Text"><text:s text:c="16"/>index:i(p(0,1))</text:p>
      <text:p text:style-name="Preformatted_20_Text"><text:s text:c="16"/>cat:np</text:p>
      <text:p text:style-name="Preformatted_20_Text"><text:s text:c="16"/>sem:[hum]</text:p>
      <text:p text:style-name="Preformatted_20_Text"><text:s text:c="16"/>lex:pp3refl</text:p>
      <text:p text:style-name="Preformatted_20_Text"><text:s text:c="16"/>emphasis:no</text:p>
      <text:p text:style-name="Preformatted_20_Text"><text:s text:c="16"/>person:3</text:p>
      <text:p text:style-name="Preformatted_20_Text"><text:s text:c="16"/>case:acc</text:p>
      <text:p text:style-name="Preformatted_20_Text"><text:s text:c="16"/>c_str</text:p>
      <text:p text:style-name="Preformatted_20_Text"><text:s text:c="16"/>pp3refl</text:p>
      <text:p text:style-name="Preformatted_20_Text"><text:s text:c="12"/>predicative</text:p>
      <text:p text:style-name="Preformatted_20_Text"><text:s text:c="16"/>* acerrimum * * tui * * defensorem * </text:p>
      <text:p text:style-name="Preformatted_20_Text"><text:s text:c="16"/>index:i([p(7,8)])</text:p>
      <text:p text:style-name="Preformatted_20_Text"><text:s text:c="16"/>sem:[hum]</text:p>
      <text:p text:style-name="Preformatted_20_Text"><text:s text:c="16"/>number:sing</text:p>
      <text:p text:style-name="Preformatted_20_Text"><text:s text:c="16"/>person:3</text:p>
      <text:p text:style-name="Preformatted_20_Text"><text:s text:c="16"/>cat:np</text:p>
      <text:p text:style-name="Preformatted_20_Text"><text:s text:c="16"/>lex:defensor</text:p>
      <text:p text:style-name="Preformatted_20_Text"><text:s text:c="16"/>gender:masc</text:p>
      <text:p text:style-name="Preformatted_20_Text"><text:s text:c="16"/>case:acc</text:p>
      <text:p text:style-name="Preformatted_20_Text"><text:s text:c="16"/>c_str</text:p>
      <text:p text:style-name="Preformatted_20_Text"><text:s text:c="20"/>head</text:p>
      <text:p text:style-name="Preformatted_20_Text"><text:s text:c="24"/>* acerrimum * * defensorem * </text:p>
      <text:p text:style-name="Preformatted_20_Text"><text:s text:c="24"/>index:i(p(7,8))</text:p>
      <text:p text:style-name="Preformatted_20_Text"><text:s text:c="24"/>cat:np</text:p>
      <text:p text:style-name="Preformatted_20_Text"><text:s text:c="24"/>sem:[hum]</text:p>
      <text:p text:style-name="Preformatted_20_Text"><text:s text:c="24"/>number:sing</text:p>
      <text:p text:style-name="Preformatted_20_Text"><text:s text:c="24"/>person:3</text:p>
      <text:p text:style-name="Preformatted_20_Text"><text:s text:c="24"/>gender:masc</text:p>
      <text:p text:style-name="Preformatted_20_Text"><text:s text:c="24"/>lex:defensor</text:p>
      <text:p text:style-name="Preformatted_20_Text"><text:s text:c="24"/>case:acc</text:p>
      <text:p text:style-name="Preformatted_20_Text"><text:s text:c="24"/>c_str</text:p>
      <text:p text:style-name="Preformatted_20_Text"><text:s text:c="28"/>head</text:p>
      <text:p text:style-name="Preformatted_20_Text"><text:s text:c="32"/>* defensorem * </text:p>
      <text:p text:style-name="Preformatted_20_Text"><text:s text:c="32"/>pos:noun</text:p>
      <text:p text:style-name="Preformatted_20_Text"><text:s text:c="32"/>lex:defensor</text:p>
      <text:p text:style-name="Preformatted_20_Text"><text:s text:c="32"/>case:acc</text:p>
      <text:p text:style-name="Preformatted_20_Text"><text:s text:c="32"/>gender:masc</text:p>
      <text:p text:style-name="Preformatted_20_Text"><text:s text:c="32"/>number:sing</text:p>
      <text:p text:style-name="Preformatted_20_Text"><text:s text:c="32"/>sem:[hum]</text:p>
      <text:p text:style-name="Preformatted_20_Text"><text:s text:c="28"/>adjp</text:p>
      <text:p text:style-name="Preformatted_20_Text"><text:s text:c="32"/>cat:adjp</text:p>
      <text:p text:style-name="Preformatted_20_Text"><text:s text:c="32"/>* acerrimum * </text:p>
      <text:p text:style-name="Preformatted_20_Text"><text:s text:c="32"/>case:acc</text:p>
      <text:p text:style-name="Preformatted_20_Text"><text:soft-page-break/><text:s text:c="32"/>number:sing</text:p>
      <text:p text:style-name="Preformatted_20_Text"><text:s text:c="32"/>gender:masc</text:p>
      <text:p text:style-name="Preformatted_20_Text"><text:s text:c="32"/>lex:acer</text:p>
      <text:p text:style-name="Preformatted_20_Text"><text:s text:c="32"/>c_str</text:p>
      <text:p text:style-name="Preformatted_20_Text"><text:s text:c="32"/>acer</text:p>
      <text:p text:style-name="Preformatted_20_Text"><text:s text:c="20"/>noun_cplt</text:p>
      <text:p text:style-name="Preformatted_20_Text"><text:s text:c="24"/>* tui * </text:p>
      <text:p text:style-name="Preformatted_20_Text"><text:s text:c="24"/>index:i(p(6,7))</text:p>
      <text:p text:style-name="Preformatted_20_Text"><text:s text:c="24"/>cat:np</text:p>
      <text:p text:style-name="Preformatted_20_Text"><text:s text:c="24"/>sem:[hum]</text:p>
      <text:p text:style-name="Preformatted_20_Text"><text:s text:c="24"/>lex:pp2sg</text:p>
      <text:p text:style-name="Preformatted_20_Text"><text:s text:c="24"/>number:sing</text:p>
      <text:p text:style-name="Preformatted_20_Text"><text:s text:c="24"/>person:2</text:p>
      <text:p text:style-name="Preformatted_20_Text"><text:s text:c="24"/>gender:or([masc,fem])</text:p>
      <text:p text:style-name="Preformatted_20_Text"><text:s text:c="24"/>case:gen</text:p>
      <text:p text:style-name="Preformatted_20_Text"><text:s text:c="24"/>c_str</text:p>
      <text:p text:style-name="Preformatted_20_Text"><text:s text:c="24"/>pp2sg</text:p>
      <text:p text:style-name="Preformatted_20_Text"><text:s text:c="12"/>prep_phrase_adjunct_3</text:p>
      <text:p text:style-name="Preformatted_20_Text"><text:s text:c="16"/>* ceteris * * in * * rebus * </text:p>
      <text:p text:style-name="Preformatted_20_Text"><text:s text:c="16"/>index:i(p(3,4))</text:p>
      <text:p text:style-name="Preformatted_20_Text"><text:s text:c="16"/>case:abl</text:p>
      <text:p text:style-name="Preformatted_20_Text"><text:s text:c="16"/>prep:in</text:p>
      <text:p text:style-name="Preformatted_20_Text"><text:s text:c="16"/>sem:[thing,abstract]</text:p>
      <text:p text:style-name="Preformatted_20_Text"><text:s text:c="16"/>lex:res</text:p>
      <text:p text:style-name="Preformatted_20_Text"><text:s text:c="16"/>cat:pp</text:p>
      <text:p text:style-name="Preformatted_20_Text"><text:s text:c="16"/>c_str</text:p>
      <text:p text:style-name="Preformatted_20_Text"><text:s text:c="20"/>prep:in</text:p>
      <text:p text:style-name="Preformatted_20_Text"><text:s text:c="20"/>head</text:p>
      <text:p text:style-name="Preformatted_20_Text"><text:s text:c="24"/>* ceteris * * rebus * </text:p>
      <text:p text:style-name="Preformatted_20_Text"><text:s text:c="24"/>index:i(p(3,4))</text:p>
      <text:p text:style-name="Preformatted_20_Text"><text:s text:c="24"/>cat:np</text:p>
      <text:p text:style-name="Preformatted_20_Text"><text:s text:c="24"/>sem:[thing,abstract]</text:p>
      <text:p text:style-name="Preformatted_20_Text"><text:s text:c="24"/>number:pl</text:p>
      <text:p text:style-name="Preformatted_20_Text"><text:s text:c="24"/>person:3</text:p>
      <text:p text:style-name="Preformatted_20_Text"><text:s text:c="24"/>gender:fem</text:p>
      <text:p text:style-name="Preformatted_20_Text"><text:s text:c="24"/>lex:res</text:p>
      <text:p text:style-name="Preformatted_20_Text"><text:s text:c="24"/>case:abl</text:p>
      <text:p text:style-name="Preformatted_20_Text"><text:s text:c="24"/>c_str</text:p>
      <text:p text:style-name="Preformatted_20_Text"><text:s text:c="28"/>head</text:p>
      <text:p text:style-name="Preformatted_20_Text"><text:s text:c="32"/>* rebus * </text:p>
      <text:p text:style-name="Preformatted_20_Text"><text:s text:c="32"/>pos:noun</text:p>
      <text:p text:style-name="Preformatted_20_Text"><text:s text:c="32"/>lex:res</text:p>
      <text:p text:style-name="Preformatted_20_Text"><text:s text:c="32"/>case:abl</text:p>
      <text:p text:style-name="Preformatted_20_Text"><text:s text:c="32"/>gender:fem</text:p>
      <text:p text:style-name="Preformatted_20_Text"><text:s text:c="32"/>number:pl</text:p>
      <text:p text:style-name="Preformatted_20_Text"><text:s text:c="32"/>sem:[thing,abstract]</text:p>
      <text:p text:style-name="Preformatted_20_Text"><text:s text:c="28"/>adjp</text:p>
      <text:p text:style-name="Preformatted_20_Text"><text:s text:c="32"/>cat:adjp</text:p>
      <text:p text:style-name="Preformatted_20_Text"><text:s text:c="32"/>* ceteris * </text:p>
      <text:p text:style-name="Preformatted_20_Text"><text:s text:c="32"/>case:abl</text:p>
      <text:p text:style-name="Preformatted_20_Text"><text:s text:c="32"/>number:pl</text:p>
      <text:p text:style-name="Preformatted_20_Text"><text:s text:c="32"/>gender:fem</text:p>
      <text:p text:style-name="Preformatted_20_Text"><text:s text:c="32"/>lex:ceterus</text:p>
      <text:p text:style-name="Preformatted_20_Text"><text:s text:c="32"/>c_str</text:p>
      <text:p text:style-name="Preformatted_20_Text"><text:s text:c="32"/>ceterus</text:p>
      <text:p text:style-name="Preformatted_20_Text"/>
      <text:p text:style-name="Preformatted_20_Text"/>
      <text:p text:style-name="P12">Comment : Parse OK, with ostendit as perfect (more likely)</text:p>
      <text:p text:style-name="Preformatted_20_Text"/>
      <text:p text:style-name="Preformatted_20_Text"/>
      <text:p text:style-name="P15">% 35 Tacitus Ann 12 8 1.</text:p>
      <text:h text:style-name="Heading_20_3" text:outline-level="3">Die nuptiarum Silanus mortem sibi conscivit delecto die augendam ad invidiam.</text:h>
      <text:p text:style-name="Text_20_body"/>
      <text:p text:style-name="Preformatted_20_Text">[0/die,1/nuptiarum,2/silanus,3/mortem,4/sibi,5/consciuit,6/delecto,7/die,8/augendam,9/ad,10/inuidiam,endpos(11)]</text:p>
      <text:p text:style-name="Preformatted_20_Text">cputime : 7.40625</text:p>
      <text:p text:style-name="Preformatted_20_Text"/>
      <text:p text:style-name="Preformatted_20_Text">7.99---&gt;</text:p>
      <text:p text:style-name="Preformatted_20_Text">[illocutionary_force:statement,vg:[selected_reading:conscio_commit_suicide,polarity:pos,cat:vg,pathlist:[p(5,6)],hp:[p(5,6)],gender:_97332,w:0,pos:v,class:tr_cod,type:finite,lex:conscire,voice:act,txt:consciuit,tense:perfect,kind:std,mood:indicative,number:sing,person:3],subject:[number:sing,gender:masc,pathlist:[p(2,3)],hp:[p(2,3)],index:i(p(2,3)),distance:[0],cat:np,sem:[male],class:proper,lex:silanus,lextype:full,person:3,type:core,case:nom,w:1,c_str:silanus],object:[pathlist:[p(3,4)],hp:[p(3,4)],index:i(p(3,4)),distance:[0],cat:np,sem:[abstract,thing,hum],class:common,lextype:full,origin:noun,number:sing,person:3,gender:fem,type:core,lex:mors,txt:mortem,case:acc,w:1,c_str:mortem],i_object:[number:sing,gender:masc,pathlist:[p(4,5)],hp:[p(4,5)],index:i(p(2,3)),distance:[0],cat:np,sem:[hum],class:proper,lex:pp3refl,emphasis:no,person:3,type:core,case:dat,w:1,c_str:pp3refl],adjunct:[pathlist:[p(0,1),p(1,2)],distance:[0],class:adjunct,value:time,type:full,w:0,c_str:[head:[pathlist:[p(0,1)],hp:[p(0,1)],index:i(p(0,1)),distance:[0],cat:np,sem:[time,thing,abstract],class:common,lextype:full,origin:noun,number:sing,person:3,gender:or([masc,fem]),type:core,lex:dies,txt:die,case:abl,w:1,c_str:die],noun_cplt:[pathlist:[p(1,2)],hp:[p(1,2)],index:i(p(1,2)),distance:[0],cat:np,sem:[thing,abstract],class:common,lextype:full,origin:noun,number:pl,person:3,gender:fem,type:core,lex:nuptiae,txt:nuptiarum,case:gen,w:1,c_str:nuptiarum]]],ablative_absolute:[pathlist:[p(6,7),p(7,8),p(8,9),p(9,10),p(10,11)],distance:[0],w:8,c_str:[lex:deligo_choose,[pos:p_p,txt:delecto,case:abl,gender:masc,number:sing,lex:deligere,class:tr_cod,type:p_p,kind:std,mood:participle,person:3],[adjunct:[pathlist:[p(8,9),p(9,10),p(10,11)],distance:[0],class:adjunct,value:purpose,type:purpose,w:2,c_str:[prep:ad,head:[cat:pred,type:gerund,subtype:gerundive,case:acc,mood:gerund,class:m,local_case:acc,number:sing,person:3,gender:neuter,pathlist:[p(8,9),p(10,11)],distance:[0],gap:[],w:3.99,c_str:[vg:[selected_reading:augeo_increase,pos:gdiv,txt:augendam,case:acc,gender:fem,number:sing,lex:augere,class:tr_cod,type:gdiv,kind:std,mood:gerund,person:3],object:[pathlist:[p(10,11)],hp:[p(10,11)],index:i(p(10,11)),distance:[0],cat:np,sem:[quality],class:common,lextype:full,origin:noun,number:sing,person:3,gender:fem,type:core,lex:inuidia,txt:inuidiam,case:acc,w:1,c_str:inuidiam]]]]]],object:[pathlist:[p(7,8)],hp:[p(7,8)],index:i(p(7,8)),distance:[0],cat:np,sem:[time,thing,abstract],class:common,lextype:full,origin:noun,number:sing,person:3,gender:or([masc,fem]),type:core,lex:dies,txt:die,case:abl,w:1,c_str:die]]]]</text:p>
      <text:p text:style-name="Preformatted_20_Text"/>
      <text:p text:style-name="Preformatted_20_Text"><text:s text:c="4"/>illocutionary_force:statement</text:p>
      <text:p text:style-name="Preformatted_20_Text"><text:s text:c="4"/>vg</text:p>
      <text:p text:style-name="Preformatted_20_Text"><text:s text:c="8"/>selected_reading:conscio_commit_suicide</text:p>
      <text:p text:style-name="Preformatted_20_Text"><text:s text:c="8"/>polarity:pos</text:p>
      <text:p text:style-name="Preformatted_20_Text"><text:s text:c="8"/>cat:vg</text:p>
      <text:p text:style-name="Preformatted_20_Text"><text:s text:c="8"/>* consciuit * </text:p>
      <text:p text:style-name="Preformatted_20_Text"><text:s text:c="8"/>pos:v</text:p>
      <text:p text:style-name="Preformatted_20_Text"><text:s text:c="8"/>lex:consci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silanus * </text:p>
      <text:p text:style-name="Preformatted_20_Text"><text:s text:c="8"/>index:i(p(2,3))</text:p>
      <text:p text:style-name="Preformatted_20_Text"><text:s text:c="8"/>cat:np</text:p>
      <text:p text:style-name="Preformatted_20_Text"><text:s text:c="8"/>sem:[male]</text:p>
      <text:p text:style-name="Preformatted_20_Text"><text:s text:c="8"/>lex:silanus</text:p>
      <text:p text:style-name="Preformatted_20_Text"><text:s text:c="8"/>person:3</text:p>
      <text:p text:style-name="Preformatted_20_Text"><text:s text:c="8"/>case:nom</text:p>
      <text:p text:style-name="Preformatted_20_Text"><text:s text:c="8"/>c_str</text:p>
      <text:p text:style-name="Preformatted_20_Text"><text:s text:c="8"/>silanus</text:p>
      <text:p text:style-name="Preformatted_20_Text"><text:s text:c="4"/>object</text:p>
      <text:p text:style-name="Preformatted_20_Text"><text:s text:c="8"/>* mortem * </text:p>
      <text:p text:style-name="Preformatted_20_Text"><text:s text:c="8"/>index:i(p(3,4))</text:p>
      <text:p text:style-name="Preformatted_20_Text"><text:soft-page-break/><text:s text:c="8"/>cat:np</text:p>
      <text:p text:style-name="Preformatted_20_Text"><text:s text:c="8"/>sem:[abstract,thing,hum]</text:p>
      <text:p text:style-name="Preformatted_20_Text"><text:s text:c="8"/>number:sing</text:p>
      <text:p text:style-name="Preformatted_20_Text"><text:s text:c="8"/>person:3</text:p>
      <text:p text:style-name="Preformatted_20_Text"><text:s text:c="8"/>gender:fem</text:p>
      <text:p text:style-name="Preformatted_20_Text"><text:s text:c="8"/>lex:mors</text:p>
      <text:p text:style-name="Preformatted_20_Text"><text:s text:c="8"/>case:acc</text:p>
      <text:p text:style-name="Preformatted_20_Text"><text:s text:c="8"/>c_str</text:p>
      <text:p text:style-name="Preformatted_20_Text"><text:s text:c="8"/>mortem</text:p>
      <text:p text:style-name="Preformatted_20_Text"><text:s text:c="4"/>i_object</text:p>
      <text:p text:style-name="Preformatted_20_Text"><text:s text:c="8"/>number:sing</text:p>
      <text:p text:style-name="Preformatted_20_Text"><text:s text:c="8"/>gender:masc</text:p>
      <text:p text:style-name="Preformatted_20_Text"><text:s text:c="8"/>* sibi * </text:p>
      <text:p text:style-name="Preformatted_20_Text"><text:s text:c="8"/>index:i(p(2,3))</text:p>
      <text:p text:style-name="Preformatted_20_Text"><text:s text:c="8"/>cat:np</text:p>
      <text:p text:style-name="Preformatted_20_Text"><text:s text:c="8"/>sem:[hum]</text:p>
      <text:p text:style-name="Preformatted_20_Text"><text:s text:c="8"/>lex:pp3refl</text:p>
      <text:p text:style-name="Preformatted_20_Text"><text:s text:c="8"/>emphasis:no</text:p>
      <text:p text:style-name="Preformatted_20_Text"><text:s text:c="8"/>person:3</text:p>
      <text:p text:style-name="Preformatted_20_Text"><text:s text:c="8"/>case:dat</text:p>
      <text:p text:style-name="Preformatted_20_Text"><text:s text:c="8"/>c_str</text:p>
      <text:p text:style-name="Preformatted_20_Text"><text:s text:c="8"/>pp3refl</text:p>
      <text:p text:style-name="Preformatted_20_Text"><text:s text:c="4"/>adjunct</text:p>
      <text:p text:style-name="Preformatted_20_Text"><text:s text:c="8"/>* die * * nuptiarum * </text:p>
      <text:p text:style-name="Preformatted_20_Text"><text:s text:c="8"/>value:time</text:p>
      <text:p text:style-name="Preformatted_20_Text"><text:s text:c="8"/>c_str</text:p>
      <text:p text:style-name="Preformatted_20_Text"><text:s text:c="12"/>head</text:p>
      <text:p text:style-name="Preformatted_20_Text"><text:s text:c="16"/>* die * </text:p>
      <text:p text:style-name="Preformatted_20_Text"><text:s text:c="16"/>index:i(p(0,1))</text:p>
      <text:p text:style-name="Preformatted_20_Text"><text:s text:c="16"/>cat:np</text:p>
      <text:p text:style-name="Preformatted_20_Text"><text:s text:c="16"/>sem:[time,thing,abstract]</text:p>
      <text:p text:style-name="Preformatted_20_Text"><text:s text:c="16"/>number:sing</text:p>
      <text:p text:style-name="Preformatted_20_Text"><text:s text:c="16"/>person:3</text:p>
      <text:p text:style-name="Preformatted_20_Text"><text:s text:c="16"/>gender:or([masc,fem])</text:p>
      <text:p text:style-name="Preformatted_20_Text"><text:s text:c="16"/>lex:dies</text:p>
      <text:p text:style-name="Preformatted_20_Text"><text:s text:c="16"/>case:abl</text:p>
      <text:p text:style-name="Preformatted_20_Text"><text:s text:c="16"/>c_str</text:p>
      <text:p text:style-name="Preformatted_20_Text"><text:s text:c="16"/>die</text:p>
      <text:p text:style-name="Preformatted_20_Text"><text:s text:c="12"/>noun_cplt</text:p>
      <text:p text:style-name="Preformatted_20_Text"><text:s text:c="16"/>* nuptiarum * </text:p>
      <text:p text:style-name="Preformatted_20_Text"><text:s text:c="16"/>index:i(p(1,2))</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fem</text:p>
      <text:p text:style-name="Preformatted_20_Text"><text:s text:c="16"/>lex:nuptiae</text:p>
      <text:p text:style-name="Preformatted_20_Text"><text:s text:c="16"/>case:gen</text:p>
      <text:p text:style-name="Preformatted_20_Text"><text:s text:c="16"/>c_str</text:p>
      <text:p text:style-name="Preformatted_20_Text"><text:s text:c="16"/>nuptiarum</text:p>
      <text:p text:style-name="Preformatted_20_Text"><text:s text:c="4"/>ablative_absolute</text:p>
      <text:p text:style-name="Preformatted_20_Text"><text:s text:c="8"/>* delecto * * die * * augendam * * ad * * inuidiam * </text:p>
      <text:p text:style-name="Preformatted_20_Text"><text:s text:c="8"/>c_str</text:p>
      <text:p text:style-name="Preformatted_20_Text"><text:s text:c="12"/>lex:deligo_choose</text:p>
      <text:p text:style-name="Preformatted_20_Text"><text:s text:c="16"/>pos:p_p</text:p>
      <text:p text:style-name="Preformatted_20_Text"><text:s text:c="16"/>case:abl</text:p>
      <text:p text:style-name="Preformatted_20_Text"><text:s text:c="16"/>gender:masc</text:p>
      <text:p text:style-name="Preformatted_20_Text"><text:s text:c="16"/>number:sing</text:p>
      <text:p text:style-name="Preformatted_20_Text"><text:s text:c="16"/>lex:deligere</text:p>
      <text:p text:style-name="Preformatted_20_Text"><text:s text:c="16"/>mood:participle</text:p>
      <text:p text:style-name="Preformatted_20_Text"><text:s text:c="16"/>person:3</text:p>
      <text:p text:style-name="Preformatted_20_Text"><text:s text:c="16"/>adjunct</text:p>
      <text:p text:style-name="Preformatted_20_Text"><text:s text:c="20"/>* augendam * * ad * * inuidiam * </text:p>
      <text:p text:style-name="Preformatted_20_Text"><text:s text:c="20"/>value:purpose</text:p>
      <text:p text:style-name="Preformatted_20_Text"><text:soft-page-break/><text:s text:c="20"/>c_str</text:p>
      <text:p text:style-name="Preformatted_20_Text"><text:s text:c="24"/>prep:ad</text:p>
      <text:p text:style-name="Preformatted_20_Text"><text:s text:c="24"/>head</text:p>
      <text:p text:style-name="Preformatted_20_Text"><text:s text:c="28"/>cat:pred</text:p>
      <text:p text:style-name="Preformatted_20_Text"><text:s text:c="28"/>subtype:gerundive</text:p>
      <text:p text:style-name="Preformatted_20_Text"><text:s text:c="28"/>case:acc</text:p>
      <text:p text:style-name="Preformatted_20_Text"><text:s text:c="28"/>mood:gerund</text:p>
      <text:p text:style-name="Preformatted_20_Text"><text:s text:c="28"/>local_case:acc</text:p>
      <text:p text:style-name="Preformatted_20_Text"><text:s text:c="28"/>number:sing</text:p>
      <text:p text:style-name="Preformatted_20_Text"><text:s text:c="28"/>person:3</text:p>
      <text:p text:style-name="Preformatted_20_Text"><text:s text:c="28"/>gender:neuter</text:p>
      <text:p text:style-name="Preformatted_20_Text"><text:s text:c="28"/>* augendam * * inuidiam * </text:p>
      <text:p text:style-name="Preformatted_20_Text"><text:s text:c="28"/>c_str</text:p>
      <text:p text:style-name="Preformatted_20_Text"><text:s text:c="32"/>vg</text:p>
      <text:p text:style-name="Preformatted_20_Text"><text:s text:c="36"/>selected_reading:augeo_increase</text:p>
      <text:p text:style-name="Preformatted_20_Text"><text:s text:c="36"/>pos:gdiv</text:p>
      <text:p text:style-name="Preformatted_20_Text"><text:s text:c="36"/>case:acc</text:p>
      <text:p text:style-name="Preformatted_20_Text"><text:s text:c="36"/>gender:fem</text:p>
      <text:p text:style-name="Preformatted_20_Text"><text:s text:c="36"/>number:sing</text:p>
      <text:p text:style-name="Preformatted_20_Text"><text:s text:c="36"/>lex:augere</text:p>
      <text:p text:style-name="Preformatted_20_Text"><text:s text:c="36"/>mood:gerund</text:p>
      <text:p text:style-name="Preformatted_20_Text"><text:s text:c="36"/>person:3</text:p>
      <text:p text:style-name="Preformatted_20_Text"><text:s text:c="32"/>object</text:p>
      <text:p text:style-name="Preformatted_20_Text"><text:s text:c="36"/>* inuidiam * </text:p>
      <text:p text:style-name="Preformatted_20_Text"><text:s text:c="36"/>index:i(p(10,11))</text:p>
      <text:p text:style-name="Preformatted_20_Text"><text:s text:c="36"/>cat:np</text:p>
      <text:p text:style-name="Preformatted_20_Text"><text:s text:c="36"/>sem:[quality]</text:p>
      <text:p text:style-name="Preformatted_20_Text"><text:s text:c="36"/>number:sing</text:p>
      <text:p text:style-name="Preformatted_20_Text"><text:s text:c="36"/>person:3</text:p>
      <text:p text:style-name="Preformatted_20_Text"><text:s text:c="36"/>gender:fem</text:p>
      <text:p text:style-name="Preformatted_20_Text"><text:s text:c="36"/>lex:inuidia</text:p>
      <text:p text:style-name="Preformatted_20_Text"><text:s text:c="36"/>case:acc</text:p>
      <text:p text:style-name="Preformatted_20_Text"><text:s text:c="36"/>c_str</text:p>
      <text:p text:style-name="Preformatted_20_Text"><text:s text:c="36"/>inuidiam</text:p>
      <text:p text:style-name="Preformatted_20_Text"><text:s text:c="12"/>object</text:p>
      <text:p text:style-name="Preformatted_20_Text"><text:s text:c="16"/>* die * </text:p>
      <text:p text:style-name="Preformatted_20_Text"><text:s text:c="16"/>index:i(p(7,8))</text:p>
      <text:p text:style-name="Preformatted_20_Text"><text:s text:c="16"/>cat:np</text:p>
      <text:p text:style-name="Preformatted_20_Text"><text:s text:c="16"/>sem:[time,thing,abstract]</text:p>
      <text:p text:style-name="Preformatted_20_Text"><text:s text:c="16"/>number:sing</text:p>
      <text:p text:style-name="Preformatted_20_Text"><text:s text:c="16"/>person:3</text:p>
      <text:p text:style-name="Preformatted_20_Text"><text:s text:c="16"/>gender:or([masc,fem])</text:p>
      <text:p text:style-name="Preformatted_20_Text"><text:s text:c="16"/>lex:dies</text:p>
      <text:p text:style-name="Preformatted_20_Text"><text:s text:c="16"/>case:abl</text:p>
      <text:p text:style-name="Preformatted_20_Text"><text:s text:c="16"/>c_str</text:p>
      <text:p text:style-name="Preformatted_20_Text"><text:s text:c="16"/>die</text:p>
      <text:p text:style-name="Preformatted_20_Text"/>
      <text:p text:style-name="Preformatted_20_Text"/>
      <text:p text:style-name="Preformatted_20_Text"/>
      <text:p text:style-name="Preformatted_20_Text"/>
      <text:p text:style-name="P12">Comment : parse OK, with satisfactory depth</text:p>
      <text:p text:style-name="Preformatted_20_Text"/>
      <text:p text:style-name="P15">% 36 adapted from Cicero Cat I 10.</text:p>
      <text:h text:style-name="Heading_20_3" text:outline-level="3">Exclusi eos quos tu salutatum miseras.</text:h>
      <text:p text:style-name="Text_20_body"/>
      <text:p text:style-name="Preformatted_20_Text">[0/exclusi,1/eos,2/quos,3/tu,4/salutatum,5/miseras,endpos(6)]</text:p>
      <text:p text:style-name="Preformatted_20_Text">cputime : 4.1875</text:p>
      <text:p text:style-name="Preformatted_20_Text"/>
      <text:p text:style-name="Preformatted_20_Text">11---&gt;</text:p>
      <text:p text:style-name="Preformatted_20_Text">[illocutionary_force:statement,vg:[selected_reading:excludo_throw_out,polarity:pos,cat:vg,pathlist:[p(0,1)],hp:[p(0,1)],gender:_85404,w:0,pos:v,class:tr_cod,type:finite,lex:excludere,voice:act,txt:exclusi,tense:perfect,kind:std,mood:indicative,number:sing,person:1],subject:[source:context_retrievable,number:sing,gender:or([masc,fem]),person:1,cat:np,index:i(0,0),constraints_to_be_met:[sem:[hum]],distance:[0],pathlist:[],case:nom,w:0],object:[pathlist:[p(1,2),p(2,3),p(3,4),p(4,5),p(5,6)],hp:[p(1,2)],distance:[0],cat:np,type:full,class:common,lextype:full,index:i(p(1,2)),number:pl,gender:masc,sem:_85970,person:_85982,case:acc,lex:prpersaccmascpl,w:9,c_str:[head:prpersaccmascpl,rel_clause:[pathlist:[p(2,3),p(3,4),p(4,5),p(5,6)],distance:[0],gap:[gap:[type:np,index:i(p(1,2)),function:object,object:[e:i(p(1,2))],constraints:[case:acc]]],index:i(p(1,2)),number:pl,gender:masc,case:acc,person:3,reltype:restrictive,type:finite,mood:indicative,tense:pluperfect,constraints:[case:acc],w:8,c_str:[illocutionary_force:statement,vg:[selected_reading:mitto_send,polarity:pos,cat:vg,pathlist:[p(5,6)],hp:[p(5,6)],gender:_86474,w:0,pos:v,class:tr_cod_coi,type:finite,lex:mittere,kind:std,mood:indicative,voice:act,txt:miseras,tense:pluperfect,number:sing,person:2],subject:[number:sing,gender:or([masc,fem]),pathlist:[p(3,4)],hp:[p(3,4)],index:i(p(3,4)),distance:[0],cat:np,sem:[hum],class:proper,lex:pp2sg,person:2,type:core,case:nom,w:1,c_str:pp2sg],object:[e:i(p(1,2))],cplt:[cat:pred,type:nonfinite_i,mood:supine,tense:present,class:m,pathlist:[p(4,5)],distance:[0],number:sing,gender:neuter,case:or([nom,acc]),person:3,gap:[],w:5,c_str:[vg:[selected_reading:saluto_greet,polarity:pos,cat:vg,pathlist:[p(4,5)],hp:[p(4,5)],gender:_87200,w:0,pos:v,class:tr_cod,type:supine,lex:salutare,txt:salutatum,kind:std,mood:supine,person:3,case:_87320]]]]]]]]</text:p>
      <text:p text:style-name="Preformatted_20_Text"/>
      <text:p text:style-name="Preformatted_20_Text"><text:s text:c="4"/>illocutionary_force:statement</text:p>
      <text:p text:style-name="Preformatted_20_Text"><text:s text:c="4"/>vg</text:p>
      <text:p text:style-name="Preformatted_20_Text"><text:s text:c="8"/>selected_reading:excludo_throw_out</text:p>
      <text:p text:style-name="Preformatted_20_Text"><text:s text:c="8"/>polarity:pos</text:p>
      <text:p text:style-name="Preformatted_20_Text"><text:s text:c="8"/>cat:vg</text:p>
      <text:p text:style-name="Preformatted_20_Text"><text:s text:c="8"/>* exclusi * </text:p>
      <text:p text:style-name="Preformatted_20_Text"><text:s text:c="8"/>pos:v</text:p>
      <text:p text:style-name="Preformatted_20_Text"><text:s text:c="8"/>lex:exclud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eos * * quos * * tu * * salutatum * * miseras * </text:p>
      <text:p text:style-name="Preformatted_20_Text"><text:s text:c="8"/>cat:np</text:p>
      <text:p text:style-name="Preformatted_20_Text"><text:s text:c="8"/>index:i(p(1,2))</text:p>
      <text:p text:style-name="Preformatted_20_Text"><text:s text:c="8"/>number:pl</text:p>
      <text:p text:style-name="Preformatted_20_Text"><text:s text:c="8"/>gender:masc</text:p>
      <text:p text:style-name="Preformatted_20_Text"><text:s text:c="8"/>case:acc</text:p>
      <text:p text:style-name="Preformatted_20_Text"><text:s text:c="8"/>lex:prpersaccmascpl</text:p>
      <text:p text:style-name="Preformatted_20_Text"><text:s text:c="8"/>c_str</text:p>
      <text:p text:style-name="Preformatted_20_Text"><text:s text:c="12"/>head</text:p>
      <text:p text:style-name="Preformatted_20_Text"><text:s text:c="12"/>prpersaccmascpl</text:p>
      <text:p text:style-name="Preformatted_20_Text"><text:soft-page-break/><text:s text:c="12"/>rel_clause</text:p>
      <text:p text:style-name="Preformatted_20_Text"><text:s text:c="16"/>* quos * * tu * * salutatum * * miseras * </text:p>
      <text:p text:style-name="Preformatted_20_Text"><text:s text:c="16"/>index:i(p(1,2))</text:p>
      <text:p text:style-name="Preformatted_20_Text"><text:s text:c="16"/>number:pl</text:p>
      <text:p text:style-name="Preformatted_20_Text"><text:s text:c="16"/>gender:masc</text:p>
      <text:p text:style-name="Preformatted_20_Text"><text:s text:c="16"/>case:acc</text:p>
      <text:p text:style-name="Preformatted_20_Text"><text:s text:c="16"/>person:3</text:p>
      <text:p text:style-name="Preformatted_20_Text"><text:s text:c="16"/>reltype:restrictive</text:p>
      <text:p text:style-name="Preformatted_20_Text"><text:s text:c="16"/>mood:indicative</text:p>
      <text:p text:style-name="Preformatted_20_Text"><text:s text:c="16"/>tense:plu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mitto_send</text:p>
      <text:p text:style-name="Preformatted_20_Text"><text:s text:c="24"/>polarity:pos</text:p>
      <text:p text:style-name="Preformatted_20_Text"><text:s text:c="24"/>cat:vg</text:p>
      <text:p text:style-name="Preformatted_20_Text"><text:s text:c="24"/>* miseras * </text:p>
      <text:p text:style-name="Preformatted_20_Text"><text:s text:c="24"/>pos:v</text:p>
      <text:p text:style-name="Preformatted_20_Text"><text:s text:c="24"/>lex:mittere</text:p>
      <text:p text:style-name="Preformatted_20_Text"><text:s text:c="24"/>mood:indicative</text:p>
      <text:p text:style-name="Preformatted_20_Text"><text:s text:c="24"/>voice:act</text:p>
      <text:p text:style-name="Preformatted_20_Text"><text:s text:c="24"/>tense:pluperfect</text:p>
      <text:p text:style-name="Preformatted_20_Text"><text:s text:c="24"/>number:sing</text:p>
      <text:p text:style-name="Preformatted_20_Text"><text:s text:c="24"/>person:2</text:p>
      <text:p text:style-name="Preformatted_20_Text"><text:s text:c="20"/>subject</text:p>
      <text:p text:style-name="Preformatted_20_Text"><text:s text:c="24"/>number:sing</text:p>
      <text:p text:style-name="Preformatted_20_Text"><text:s text:c="24"/>gender:or([masc,fem])</text:p>
      <text:p text:style-name="Preformatted_20_Text"><text:s text:c="24"/>* tu * </text:p>
      <text:p text:style-name="Preformatted_20_Text"><text:s text:c="24"/>index:i(p(3,4))</text:p>
      <text:p text:style-name="Preformatted_20_Text"><text:s text:c="24"/>cat:np</text:p>
      <text:p text:style-name="Preformatted_20_Text"><text:s text:c="24"/>sem:[hum]</text:p>
      <text:p text:style-name="Preformatted_20_Text"><text:s text:c="24"/>lex:pp2sg</text:p>
      <text:p text:style-name="Preformatted_20_Text"><text:s text:c="24"/>person:2</text:p>
      <text:p text:style-name="Preformatted_20_Text"><text:s text:c="24"/>case:nom</text:p>
      <text:p text:style-name="Preformatted_20_Text"><text:s text:c="24"/>c_str</text:p>
      <text:p text:style-name="Preformatted_20_Text"><text:s text:c="24"/>pp2sg</text:p>
      <text:p text:style-name="Preformatted_20_Text"><text:s text:c="20"/>object</text:p>
      <text:p text:style-name="Preformatted_20_Text"><text:s text:c="24"/>e:i(p(1,2))</text:p>
      <text:p text:style-name="Preformatted_20_Text"><text:s text:c="20"/>cplt</text:p>
      <text:p text:style-name="Preformatted_20_Text"><text:s text:c="24"/>cat:pred</text:p>
      <text:p text:style-name="Preformatted_20_Text"><text:s text:c="24"/>mood:supine</text:p>
      <text:p text:style-name="Preformatted_20_Text"><text:s text:c="24"/>tense:present</text:p>
      <text:p text:style-name="Preformatted_20_Text"><text:s text:c="24"/>* salutatum * </text:p>
      <text:p text:style-name="Preformatted_20_Text"><text:s text:c="24"/>number:sing</text:p>
      <text:p text:style-name="Preformatted_20_Text"><text:s text:c="24"/>gender:neuter</text:p>
      <text:p text:style-name="Preformatted_20_Text"><text:s text:c="24"/>case:or([nom,acc])</text:p>
      <text:p text:style-name="Preformatted_20_Text"><text:s text:c="24"/>person:3</text:p>
      <text:p text:style-name="Preformatted_20_Text"><text:s text:c="24"/>c_str</text:p>
      <text:p text:style-name="Preformatted_20_Text"><text:s text:c="28"/>vg</text:p>
      <text:p text:style-name="Preformatted_20_Text"><text:s text:c="32"/>selected_reading:saluto_greet</text:p>
      <text:p text:style-name="Preformatted_20_Text"><text:s text:c="32"/>polarity:pos</text:p>
      <text:p text:style-name="Preformatted_20_Text"><text:s text:c="32"/>cat:vg</text:p>
      <text:p text:style-name="Preformatted_20_Text"><text:s text:c="32"/>* salutatum * </text:p>
      <text:p text:style-name="Preformatted_20_Text"><text:s text:c="32"/>pos:v</text:p>
      <text:p text:style-name="Preformatted_20_Text"><text:s text:c="32"/>lex:salutare</text:p>
      <text:p text:style-name="Preformatted_20_Text"><text:s text:c="32"/>mood:supine</text:p>
      <text:p text:style-name="Preformatted_20_Text"><text:s text:c="32"/>person:3</text:p>
      <text:p text:style-name="Preformatted_20_Text"/>
      <text:p text:style-name="Preformatted_20_Text"/>
      <text:p text:style-name="P12">Comment : parse OK</text:p>
      <text:p text:style-name="Preformatted_20_Text"/>
      <text:p text:style-name="Preformatted_20_Text"/>
      <text:p text:style-name="Preformatted_20_Text"/>
      <text:p text:style-name="Preformatted_20_Text"/>
      <text:p text:style-name="P15">% 37 adapted from Cicero Cat I 10.</text:p>
      <text:h text:style-name="Heading_20_3" text:outline-level="3">Illi venerunt quos ad me venturos esse praedixeram.</text:h>
      <text:p text:style-name="Preformatted_20_Text"/>
      <text:p text:style-name="Preformatted_20_Text">[0/illi,1/uenerunt,2/quos,3/ad,4/me,5/uenturos,6/esse,7/praedixeram,endpos(8)]</text:p>
      <text:p text:style-name="Preformatted_20_Text">cputime : 30.625</text:p>
      <text:p text:style-name="Preformatted_20_Text"/>
      <text:p text:style-name="Preformatted_20_Text">22.5---&gt;</text:p>
      <text:p text:style-name="Preformatted_20_Text">[illocutionary_force:statement,vg:[selected_reading:uenio_come,polarity:pos,cat:vg,pathlist:[p(1,2)],hp:[p(1,2)],gender:_87606,w:0,pos:v,class:intr,type:finite,lex:uenire,voice:act,txt:uenerunt,tense:perfect,kind:std,mood:indicative,number:pl,person:3],subject:[number:pl,gender:masc,pathlist:[p(0,1),p(2,3),p(3,4),p(4,5),p(5,6),p(6,7),p(7,8)],hp:[p(0,1)],distance:[0.5],cat:np,type:full,class:common,lextype:full,index:i(p(0,1)),sem:[hum],person:3,case:nom,lex:prdemnommascpl,w:23,c_str:[head:prdemnommascpl,rel_clause:[pathlist:[p(2,3),p(3,4),p(4,5),p(5,6),p(6,7),p(7,8)],distance:[0],gap:[gap:[type:np,index:i(p(0,1)),function:subject,subject:[e:i(p(0,1))],constraints:[number:pl,gender:masc,person:3,case:acc,index:i(p(0,1)),sem:[hum]]]],index:i(p(0,1)),number:pl,gender:masc,case:acc,person:3,reltype:restrictive,type:finite,mood:indicative,tense:pluperfect,constraints:[number:pl,gender:masc,person:3,case:acc,index:i(p(0,1)),sem:[hum]],w:22,c_str:[illocutionary_force:statement,vg:[selected_reading:praedico_foretell,polarity:pos,cat:vg,pathlist:[p(7,8)],hp:[p(7,8)],gender:_88594,w:0,pos:v,class:tr_inf,type:finite,lex:praedicere,voice:act,txt:praedixeram,tense:pluperfect,kind:std,mood:indicative,number:sing,person:1],subject:[source:context_retrievable,number:sing,gender:or([masc,fem]),person:1,cat:np,index:i(0,0),constraints_to_be_met:[sem:[hum]],distance:[0],pathlist:[],case:nom,w:0],object:[cat:pred,type:nonfinite,mood:infinitive,tense:future,class:m,pathlist:[p(3,4),p(4,5),p(5,6),p(6,7)],distance:[0],number:sing,gender:neuter,case:or([nom,acc]),person:3,polarity:pos,argbound:no,gap:[gap:[type:np,index:i(p(0,1)),function:subject,subject:[e:i(p(0,1))],constraints:[number:pl,gender:masc,person:3,case:acc,index:i(p(0,1)),sem:[hum]]]],w:21,flagint:no,c_str:[vg:[selected_reading:uenio_come,polarity:pos,cat:vg,type:nonfinite,pathlist:[p(5,6),p(6,7)],hp:[p(5,6)],lex:uenire,person:_89322,mood:infinitive,tense:future,voice:active,number:pl,gender:masc,w:15],subject:[index:i(p(0,1))],prep_cplt:[pathlist:[p(3,4),p(4,5)],hp:[p(4,5)],distance:[0],index:i(p(4,5)),case:acc,prep:ad,sem:[hum],lex:pp1sg,w:1,type:core,cat:pp,c_str:[prep:ad,head:[pathlist:[p(4,5)],hp:[p(4,5)],index:i(p(4,5)),distance:[0],cat:np,sem:[hum],class:proper,lex:pp1sg,number:sing,person:1,gender:or([masc,fem]),type:core,case:acc,w:1,c_str:pp1sg]]]]]]]]]]</text:p>
      <text:p text:style-name="Preformatted_20_Text"/>
      <text:p text:style-name="Preformatted_20_Text"><text:s text:c="4"/>illocutionary_force:statement</text:p>
      <text:p text:style-name="Preformatted_20_Text"><text:s text:c="4"/>vg</text:p>
      <text:p text:style-name="Preformatted_20_Text"><text:s text:c="8"/>selected_reading:uenio_come</text:p>
      <text:p text:style-name="Preformatted_20_Text"><text:s text:c="8"/>polarity:pos</text:p>
      <text:p text:style-name="Preformatted_20_Text"><text:s text:c="8"/>cat:vg</text:p>
      <text:p text:style-name="Preformatted_20_Text"><text:s text:c="8"/>* uenerunt * </text:p>
      <text:p text:style-name="Preformatted_20_Text"><text:s text:c="8"/>pos:v</text:p>
      <text:p text:style-name="Preformatted_20_Text"><text:s text:c="8"/>lex:uenire</text:p>
      <text:p text:style-name="Preformatted_20_Text"><text:s text:c="8"/>voice:act</text:p>
      <text:p text:style-name="Preformatted_20_Text"><text:s text:c="8"/>tense: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illi * * quos * * ad * * me * * uenturos * * esse * * praedixeram * </text:p>
      <text:p text:style-name="Preformatted_20_Text"><text:s text:c="8"/>cat:np</text:p>
      <text:p text:style-name="Preformatted_20_Text"><text:s text:c="8"/>index:i(p(0,1))</text:p>
      <text:p text:style-name="Preformatted_20_Text"><text:s text:c="8"/>sem:[hum]</text:p>
      <text:p text:style-name="Preformatted_20_Text"><text:s text:c="8"/>person:3</text:p>
      <text:p text:style-name="Preformatted_20_Text"><text:s text:c="8"/>case:nom</text:p>
      <text:p text:style-name="Preformatted_20_Text"><text:s text:c="8"/>lex:prdemnommascpl</text:p>
      <text:p text:style-name="Preformatted_20_Text"><text:s text:c="8"/>c_str</text:p>
      <text:p text:style-name="Preformatted_20_Text"><text:s text:c="12"/>head</text:p>
      <text:p text:style-name="Preformatted_20_Text"><text:s text:c="12"/>prdemnommascpl</text:p>
      <text:p text:style-name="Preformatted_20_Text"><text:s text:c="12"/>rel_clause</text:p>
      <text:p text:style-name="Preformatted_20_Text"><text:s text:c="16"/>* quos * * ad * * me * * uenturos * * esse * * praedixeram * </text:p>
      <text:p text:style-name="Preformatted_20_Text"><text:s text:c="16"/>index:i(p(0,1))</text:p>
      <text:p text:style-name="Preformatted_20_Text"><text:s text:c="16"/>number:pl</text:p>
      <text:p text:style-name="Preformatted_20_Text"><text:s text:c="16"/>gender:masc</text:p>
      <text:p text:style-name="Preformatted_20_Text"><text:s text:c="16"/>case:acc</text:p>
      <text:p text:style-name="Preformatted_20_Text"><text:soft-page-break/><text:s text:c="16"/>person:3</text:p>
      <text:p text:style-name="Preformatted_20_Text"><text:s text:c="16"/>reltype:restrictive</text:p>
      <text:p text:style-name="Preformatted_20_Text"><text:s text:c="16"/>mood:indicative</text:p>
      <text:p text:style-name="Preformatted_20_Text"><text:s text:c="16"/>tense:plu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praedico_foretell</text:p>
      <text:p text:style-name="Preformatted_20_Text"><text:s text:c="24"/>polarity:pos</text:p>
      <text:p text:style-name="Preformatted_20_Text"><text:s text:c="24"/>cat:vg</text:p>
      <text:p text:style-name="Preformatted_20_Text"><text:s text:c="24"/>* praedixeram * </text:p>
      <text:p text:style-name="Preformatted_20_Text"><text:s text:c="24"/>pos:v</text:p>
      <text:p text:style-name="Preformatted_20_Text"><text:s text:c="24"/>lex:praedicere</text:p>
      <text:p text:style-name="Preformatted_20_Text"><text:s text:c="24"/>voice:act</text:p>
      <text:p text:style-name="Preformatted_20_Text"><text:s text:c="24"/>tense:pluperfect</text:p>
      <text:p text:style-name="Preformatted_20_Text"><text:s text:c="24"/>mood:indicative</text:p>
      <text:p text:style-name="Preformatted_20_Text"><text:s text:c="24"/>number:sing</text:p>
      <text:p text:style-name="Preformatted_20_Text"><text:s text:c="24"/>person:1</text:p>
      <text:p text:style-name="Preformatted_20_Text"><text:s text:c="20"/>subject</text:p>
      <text:p text:style-name="Preformatted_20_Text"><text:s text:c="24"/>source:context_retrievable</text:p>
      <text:p text:style-name="Preformatted_20_Text"><text:s text:c="24"/>number:sing</text:p>
      <text:p text:style-name="Preformatted_20_Text"><text:s text:c="24"/>gender:or([masc,fem])</text:p>
      <text:p text:style-name="Preformatted_20_Text"><text:s text:c="24"/>person:1</text:p>
      <text:p text:style-name="Preformatted_20_Text"><text:s text:c="24"/>cat:np</text:p>
      <text:p text:style-name="Preformatted_20_Text"><text:s text:c="24"/>index:i(0,0)</text:p>
      <text:p text:style-name="Preformatted_20_Text"><text:s text:c="24"/>constraints_to_be_met:[sem:[hum]]</text:p>
      <text:p text:style-name="Preformatted_20_Text"><text:s text:c="24"/>case:nom</text:p>
      <text:p text:style-name="Preformatted_20_Text"><text:s text:c="20"/>object</text:p>
      <text:p text:style-name="Preformatted_20_Text"><text:s text:c="24"/>cat:pred</text:p>
      <text:p text:style-name="Preformatted_20_Text"><text:s text:c="24"/>mood:infinitive</text:p>
      <text:p text:style-name="Preformatted_20_Text"><text:s text:c="24"/>tense:future</text:p>
      <text:p text:style-name="Preformatted_20_Text"><text:s text:c="24"/>* ad * * me * * uenturos * * esse * </text:p>
      <text:p text:style-name="Preformatted_20_Text"><text:s text:c="24"/>number:sing</text:p>
      <text:p text:style-name="Preformatted_20_Text"><text:s text:c="24"/>gender:neuter</text:p>
      <text:p text:style-name="Preformatted_20_Text"><text:s text:c="24"/>case:or([nom,acc])</text:p>
      <text:p text:style-name="Preformatted_20_Text"><text:s text:c="24"/>person:3</text:p>
      <text:p text:style-name="Preformatted_20_Text"><text:s text:c="24"/>polarity:pos</text:p>
      <text:p text:style-name="Preformatted_20_Text"><text:s text:c="24"/>c_str</text:p>
      <text:p text:style-name="Preformatted_20_Text"><text:s text:c="28"/>vg</text:p>
      <text:p text:style-name="Preformatted_20_Text"><text:s text:c="32"/>selected_reading:uenio_come</text:p>
      <text:p text:style-name="Preformatted_20_Text"><text:s text:c="32"/>polarity:pos</text:p>
      <text:p text:style-name="Preformatted_20_Text"><text:s text:c="32"/>cat:vg</text:p>
      <text:p text:style-name="Preformatted_20_Text"><text:s text:c="32"/>* uenturos * * esse * </text:p>
      <text:p text:style-name="Preformatted_20_Text"><text:s text:c="32"/>lex:uenire</text:p>
      <text:p text:style-name="Preformatted_20_Text"><text:s text:c="32"/>mood:infinitive</text:p>
      <text:p text:style-name="Preformatted_20_Text"><text:s text:c="32"/>tense:future</text:p>
      <text:p text:style-name="Preformatted_20_Text"><text:s text:c="32"/>voice:active</text:p>
      <text:p text:style-name="Preformatted_20_Text"><text:s text:c="32"/>number:pl</text:p>
      <text:p text:style-name="Preformatted_20_Text"><text:s text:c="32"/>gender:masc</text:p>
      <text:p text:style-name="Preformatted_20_Text"><text:s text:c="28"/>subject</text:p>
      <text:p text:style-name="Preformatted_20_Text"><text:s text:c="32"/>index:i(p(0,1))</text:p>
      <text:p text:style-name="Preformatted_20_Text"><text:s text:c="28"/>prep_cplt</text:p>
      <text:p text:style-name="Preformatted_20_Text"><text:s text:c="32"/>* ad * * me * </text:p>
      <text:p text:style-name="Preformatted_20_Text"><text:s text:c="32"/>index:i(p(4,5))</text:p>
      <text:p text:style-name="Preformatted_20_Text"><text:s text:c="32"/>case:acc</text:p>
      <text:p text:style-name="Preformatted_20_Text"><text:s text:c="32"/>prep:ad</text:p>
      <text:p text:style-name="Preformatted_20_Text"><text:s text:c="32"/>sem:[hum]</text:p>
      <text:p text:style-name="Preformatted_20_Text"><text:s text:c="32"/>lex:pp1sg</text:p>
      <text:p text:style-name="Preformatted_20_Text"><text:s text:c="32"/>cat:pp</text:p>
      <text:p text:style-name="Preformatted_20_Text"><text:s text:c="32"/>c_str</text:p>
      <text:p text:style-name="Preformatted_20_Text"><text:s text:c="36"/>prep:ad</text:p>
      <text:p text:style-name="Preformatted_20_Text"><text:s text:c="36"/>head</text:p>
      <text:p text:style-name="Preformatted_20_Text"><text:s text:c="40"/>* me * </text:p>
      <text:p text:style-name="Preformatted_20_Text"><text:s text:c="40"/>index:i(p(4,5))</text:p>
      <text:p text:style-name="Preformatted_20_Text"><text:soft-page-break/><text:s text:c="40"/>cat:np</text:p>
      <text:p text:style-name="Preformatted_20_Text"><text:s text:c="40"/>sem:[hum]</text:p>
      <text:p text:style-name="Preformatted_20_Text"><text:s text:c="40"/>lex:pp1sg</text:p>
      <text:p text:style-name="Preformatted_20_Text"><text:s text:c="40"/>number:sing</text:p>
      <text:p text:style-name="Preformatted_20_Text"><text:s text:c="40"/>person:1</text:p>
      <text:p text:style-name="Preformatted_20_Text"><text:s text:c="40"/>gender:or([masc,fem])</text:p>
      <text:p text:style-name="Preformatted_20_Text"><text:s text:c="40"/>case:acc</text:p>
      <text:p text:style-name="Preformatted_20_Text"><text:s text:c="40"/>c_str</text:p>
      <text:p text:style-name="Preformatted_20_Text"><text:s text:c="40"/>pp1sg</text:p>
      <text:p text:style-name="Preformatted_20_Text"/>
      <text:p text:style-name="Preformatted_20_Text"/>
      <text:p text:style-name="Preformatted_20_Text"/>
      <text:p text:style-name="P12">Comment : parse OK</text:p>
      <text:p text:style-name="Preformatted_20_Text"/>
      <text:p text:style-name="Preformatted_20_Text"/>
      <text:p text:style-name="P16">% 38 adapted from Tacitus Hist Lib I 16 3.</text:p>
      <text:h text:style-name="Heading_20_3" text:outline-level="3">Mihi ac tibi providendum est ne etiam a bonis Nero desideretur.</text:h>
      <text:p text:style-name="Text_20_body"/>
      <text:p text:style-name="Preformatted_20_Text">[0/mihi,1/ac,2/tibi,3/prouidendum,4/est,5/ne,6/a,7/bonis,8/nero,9/desideretur,endpos(10)]</text:p>
      <text:p text:style-name="Preformatted_20_Text">cputime : 18.59375</text:p>
      <text:p text:style-name="Preformatted_20_Text"/>
      <text:h text:style-name="Heading_20_4" text:outline-level="4">Parse A</text:h>
      <text:p text:style-name="Preformatted_20_Text"/>
      <text:p text:style-name="Preformatted_20_Text">13.47---&gt;</text:p>
      <text:p text:style-name="Preformatted_20_Text">[illocutionary_force:statement,vg:[selected_reading:est_alicui_have_to_IDIOM,polarity:pos,cat:vg,pathlist:[p(4,5)],hp:[p(4,5)],gender:_99842,w:0,pos:v,class:v_esse,type:finite,lex:esse,voice:act,txt:est,tense:present,kind:std,mood:indicative,number:sing,person:3],subject:[number:sing,gender:neuter,cat:pred,type:gerund,case:nom,mood:gerund,local_case:acc,class:m,person:3,pathlist:[p(3,4),p(5,6),p(6,7),p(7,8),p(8,9),p(9,10)],distance:[0],gap:[],w:9.48,c_str:[vg:[selected_reading:prouideo_see_to_it_that_not,pos:v,class:tr_cod,type:gerund,lex:prouidere,txt:prouidendum,kind:std,mood:gerund,person:3,case:acc],object:[cat:pred,type:finite,pathlist:[p(5,6),p(6,7),p(7,8),p(8,9),p(9,10)],distance:[0],gap:[],class:m,number:_100514,person:_100526,gender:_100538,case:_100550,mood:subjunctive,tense:present,w:8.49,subordinator:ne,argbound:yes,c_str:[ne,[illocutionary_force:statement,vg:[selected_reading:desidero_miss,polarity:pos,cat:vg,pathlist:[p(9,10)],hp:[p(9,10)],gender:_100754,w:0,pos:v,class:tr_cod,type:finite,lex:desiderare,voice:pass,txt:desideretur,tense:present,kind:std,mood:subjunctive,number:sing,person:3],subject:[number:sing,gender:masc,pathlist:[p(8,9)],hp:[p(8,9)],index:i(p(8,9)),distance:[0],cat:np,sem:[male],class:proper,lex:nero,lextype:full,person:3,type:core,case:nom,w:1,c_str:nero],agent:[pathlist:[p(6,7),p(7,8)],hp:[p(7,8)],distance:[0],index:i(p(7,8)),case:abl,prep:ab,sem:[hum],lex:bonus,w:0.5,type:core,cat:pp,c_str:[prep:ab,head:[pathlist:[p(7,8)],hp:[p(7,8)],index:i(p(7,8)),distance:[0],cat:np,sem:[hum],class:common,lextype:full,origin:adj,number:pl,person:3,gender:fem,type:core,lex:bonus,txt:bonis,case:abl,w:0.5,c_str:bonis]]]]]]]],i_object:[pathlist:[p(0,1),p(1,2),p(2,3)],hp:[p(0,1)],index:i([p(0,1)]),distance:[0],sem:[hum],class:proper,lex:pp1sg,lextype:full,type:core,number:sing,person:1,gender:or([masc,fem]),case:dat,w:1,coord:yes,c_str:[head:pp1sg,coord:ac,head:pp2sg]]]</text:p>
      <text:p text:style-name="Preformatted_20_Text"/>
      <text:p text:style-name="Preformatted_20_Text"><text:s text:c="4"/>illocutionary_force:statement</text:p>
      <text:p text:style-name="Preformatted_20_Text"><text:s text:c="4"/>vg</text:p>
      <text:p text:style-name="Preformatted_20_Text"><text:s text:c="8"/>selected_reading:est_alicui_have_to_IDIOM</text:p>
      <text:p text:style-name="Preformatted_20_Text"><text:s text:c="8"/>polarity:pos</text:p>
      <text:p text:style-name="Preformatted_20_Text"><text:s text:c="8"/>cat:vg</text:p>
      <text:p text:style-name="Preformatted_20_Text"><text:s text:c="8"/>* est * </text:p>
      <text:p text:style-name="Preformatted_20_Text"><text:s text:c="8"/>pos:v</text:p>
      <text:p text:style-name="Preformatted_20_Text"><text:s text:c="8"/>lex:ess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neuter</text:p>
      <text:p text:style-name="Preformatted_20_Text"><text:s text:c="8"/>cat:pred</text:p>
      <text:p text:style-name="Preformatted_20_Text"><text:s text:c="8"/>case:nom</text:p>
      <text:p text:style-name="Preformatted_20_Text"><text:s text:c="8"/>mood:gerund</text:p>
      <text:p text:style-name="Preformatted_20_Text"><text:s text:c="8"/>local_case:acc</text:p>
      <text:p text:style-name="Preformatted_20_Text"><text:s text:c="8"/>person:3</text:p>
      <text:p text:style-name="Preformatted_20_Text"><text:s text:c="8"/>* prouidendum * * ne * * a * * bonis * * nero * * desideretur * </text:p>
      <text:p text:style-name="Preformatted_20_Text"><text:s text:c="8"/>c_str</text:p>
      <text:p text:style-name="Preformatted_20_Text"><text:s text:c="12"/>vg</text:p>
      <text:p text:style-name="Preformatted_20_Text"><text:s text:c="16"/>selected_reading:prouideo_see_to_it_that_not</text:p>
      <text:p text:style-name="Preformatted_20_Text"><text:s text:c="16"/>pos:v</text:p>
      <text:p text:style-name="Preformatted_20_Text"><text:s text:c="16"/>lex:prouidere</text:p>
      <text:p text:style-name="Preformatted_20_Text"><text:s text:c="16"/>mood:gerund</text:p>
      <text:p text:style-name="Preformatted_20_Text"><text:s text:c="16"/>person:3</text:p>
      <text:p text:style-name="Preformatted_20_Text"><text:s text:c="16"/>case:acc</text:p>
      <text:p text:style-name="Preformatted_20_Text"><text:soft-page-break/><text:s text:c="12"/>object</text:p>
      <text:p text:style-name="Preformatted_20_Text"><text:s text:c="16"/>cat:pred</text:p>
      <text:p text:style-name="Preformatted_20_Text"><text:s text:c="16"/>* ne * * a * * bonis * * nero * * desideretur * </text:p>
      <text:p text:style-name="Preformatted_20_Text"><text:s text:c="16"/>mood:subjunctive</text:p>
      <text:p text:style-name="Preformatted_20_Text"><text:s text:c="16"/>tense:present</text:p>
      <text:p text:style-name="Preformatted_20_Text"><text:s text:c="16"/>subordinator</text:p>
      <text:p text:style-name="Preformatted_20_Text"><text:s text:c="16"/>ne</text:p>
      <text:p text:style-name="Preformatted_20_Text"><text:s text:c="16"/>c_str</text:p>
      <text:p text:style-name="Preformatted_20_Text"><text:s text:c="20"/>ne</text:p>
      <text:p text:style-name="Preformatted_20_Text"><text:s text:c="24"/>illocutionary_force:statement</text:p>
      <text:p text:style-name="Preformatted_20_Text"><text:s text:c="24"/>vg</text:p>
      <text:p text:style-name="Preformatted_20_Text"><text:s text:c="28"/>selected_reading:desidero_miss</text:p>
      <text:p text:style-name="Preformatted_20_Text"><text:s text:c="28"/>polarity:pos</text:p>
      <text:p text:style-name="Preformatted_20_Text"><text:s text:c="28"/>cat:vg</text:p>
      <text:p text:style-name="Preformatted_20_Text"><text:s text:c="28"/>* desideretur * </text:p>
      <text:p text:style-name="Preformatted_20_Text"><text:s text:c="28"/>pos:v</text:p>
      <text:p text:style-name="Preformatted_20_Text"><text:s text:c="28"/>lex:desiderare</text:p>
      <text:p text:style-name="Preformatted_20_Text"><text:s text:c="28"/>voice:pass</text:p>
      <text:p text:style-name="Preformatted_20_Text"><text:s text:c="28"/>tense:present</text:p>
      <text:p text:style-name="Preformatted_20_Text"><text:s text:c="28"/>mood:subjunctive</text:p>
      <text:p text:style-name="Preformatted_20_Text"><text:s text:c="28"/>number:sing</text:p>
      <text:p text:style-name="Preformatted_20_Text"><text:s text:c="28"/>person:3</text:p>
      <text:p text:style-name="Preformatted_20_Text"><text:s text:c="24"/>subject</text:p>
      <text:p text:style-name="Preformatted_20_Text"><text:s text:c="28"/>number:sing</text:p>
      <text:p text:style-name="Preformatted_20_Text"><text:s text:c="28"/>gender:masc</text:p>
      <text:p text:style-name="Preformatted_20_Text"><text:s text:c="28"/>* nero * </text:p>
      <text:p text:style-name="Preformatted_20_Text"><text:s text:c="28"/>index:i(p(8,9))</text:p>
      <text:p text:style-name="Preformatted_20_Text"><text:s text:c="28"/>cat:np</text:p>
      <text:p text:style-name="Preformatted_20_Text"><text:s text:c="28"/>sem:[male]</text:p>
      <text:p text:style-name="Preformatted_20_Text"><text:s text:c="28"/>lex:nero</text:p>
      <text:p text:style-name="Preformatted_20_Text"><text:s text:c="28"/>person:3</text:p>
      <text:p text:style-name="Preformatted_20_Text"><text:s text:c="28"/>case:nom</text:p>
      <text:p text:style-name="Preformatted_20_Text"><text:s text:c="28"/>c_str</text:p>
      <text:p text:style-name="Preformatted_20_Text"><text:s text:c="28"/>nero</text:p>
      <text:p text:style-name="Preformatted_20_Text"><text:s text:c="24"/>agent</text:p>
      <text:p text:style-name="Preformatted_20_Text"><text:s text:c="28"/>* a * * bonis * </text:p>
      <text:p text:style-name="Preformatted_20_Text"><text:s text:c="28"/>index:i(p(7,8))</text:p>
      <text:p text:style-name="Preformatted_20_Text"><text:s text:c="28"/>case:abl</text:p>
      <text:p text:style-name="Preformatted_20_Text"><text:s text:c="28"/>prep:ab</text:p>
      <text:p text:style-name="Preformatted_20_Text"><text:s text:c="28"/>sem:[hum]</text:p>
      <text:p text:style-name="Preformatted_20_Text"><text:s text:c="28"/>lex:bonus</text:p>
      <text:p text:style-name="Preformatted_20_Text"><text:s text:c="28"/>cat:pp</text:p>
      <text:p text:style-name="Preformatted_20_Text"><text:s text:c="28"/>c_str</text:p>
      <text:p text:style-name="Preformatted_20_Text"><text:s text:c="32"/>prep:ab</text:p>
      <text:p text:style-name="Preformatted_20_Text"><text:s text:c="32"/>head</text:p>
      <text:p text:style-name="Preformatted_20_Text"><text:s text:c="36"/>* bonis * </text:p>
      <text:p text:style-name="Preformatted_20_Text"><text:s text:c="36"/>index:i(p(7,8))</text:p>
      <text:p text:style-name="Preformatted_20_Text"><text:s text:c="36"/>cat:np</text:p>
      <text:p text:style-name="Preformatted_20_Text"><text:s text:c="36"/>sem:[hum]</text:p>
      <text:p text:style-name="Preformatted_20_Text"><text:s text:c="36"/>number:pl</text:p>
      <text:p text:style-name="Preformatted_20_Text"><text:s text:c="36"/>person:3</text:p>
      <text:p text:style-name="Preformatted_20_Text"><text:s text:c="36"/>gender:fem</text:p>
      <text:p text:style-name="Preformatted_20_Text"><text:s text:c="36"/>lex:bonus</text:p>
      <text:p text:style-name="Preformatted_20_Text"><text:s text:c="36"/>case:abl</text:p>
      <text:p text:style-name="Preformatted_20_Text"><text:s text:c="36"/>c_str</text:p>
      <text:p text:style-name="Preformatted_20_Text"><text:s text:c="36"/>bonis</text:p>
      <text:p text:style-name="Preformatted_20_Text"><text:s text:c="4"/>i_object</text:p>
      <text:p text:style-name="Preformatted_20_Text"><text:s text:c="8"/>* mihi * * ac * * tibi * </text:p>
      <text:p text:style-name="Preformatted_20_Text"><text:s text:c="8"/>index:i([p(0,1)])</text:p>
      <text:p text:style-name="Preformatted_20_Text"><text:s text:c="8"/>sem:[hum]</text:p>
      <text:p text:style-name="Preformatted_20_Text"><text:s text:c="8"/>lex:pp1sg</text:p>
      <text:p text:style-name="Preformatted_20_Text"><text:s text:c="8"/>number:sing</text:p>
      <text:p text:style-name="Preformatted_20_Text"><text:s text:c="8"/>person:1</text:p>
      <text:p text:style-name="Preformatted_20_Text"><text:s text:c="8"/>gender:or([masc,fem])</text:p>
      <text:p text:style-name="Preformatted_20_Text"><text:soft-page-break/><text:s text:c="8"/>case:dat</text:p>
      <text:p text:style-name="Preformatted_20_Text"><text:s text:c="8"/>coord:yes</text:p>
      <text:p text:style-name="Preformatted_20_Text"><text:s text:c="8"/>c_str</text:p>
      <text:p text:style-name="Preformatted_20_Text"><text:s text:c="12"/>head</text:p>
      <text:p text:style-name="Preformatted_20_Text"><text:s text:c="12"/>pp1sg</text:p>
      <text:p text:style-name="Preformatted_20_Text"><text:s text:c="12"/>coord:ac</text:p>
      <text:p text:style-name="Preformatted_20_Text"><text:s text:c="12"/>head</text:p>
      <text:p text:style-name="Preformatted_20_Text"><text:s text:c="12"/>pp2sg</text:p>
      <text:p text:style-name="Preformatted_20_Text"/>
      <text:p text:style-name="Preformatted_20_Text"/>
      <text:p text:style-name="P12">Comment : Parse OK. Diff between the two parses is gender assigned to bonis : fem vs masc.</text:p>
      <text:h text:style-name="P32" text:outline-level="4">Parse B</text:h>
      <text:p text:style-name="Preformatted_20_Text"/>
      <text:p text:style-name="Preformatted_20_Text">13.47---&gt;</text:p>
      <text:p text:style-name="Preformatted_20_Text">[illocutionary_force:statement,vg:[selected_reading:est_alicui_have_to_IDIOM,polarity:pos,cat:vg,pathlist:[p(4,5)],hp:[p(4,5)],gender:_102084,w:0,pos:v,class:v_esse,type:finite,lex:esse,voice:act,txt:est,tense:present,kind:std,mood:indicative,number:sing,person:3],subject:[number:sing,gender:neuter,cat:pred,type:gerund,case:nom,mood:gerund,local_case:acc,class:m,person:3,pathlist:[p(3,4),p(5,6),p(6,7),p(7,8),p(8,9),p(9,10)],distance:[0],gap:[],w:9.48,c_str:[vg:[selected_reading:prouideo_see_to_it_that_not,pos:v,class:tr_cod,type:gerund,lex:prouidere,txt:prouidendum,kind:std,mood:gerund,person:3,case:acc],object:[cat:pred,type:finite,pathlist:[p(5,6),p(6,7),p(7,8),p(8,9),p(9,10)],distance:[0],gap:[],class:m,number:_102756,person:_102768,gender:_102780,case:_102792,mood:subjunctive,tense:present,w:8.49,subordinator:ne,argbound:yes,c_str:[ne,[illocutionary_force:statement,vg:[selected_reading:desidero_miss,polarity:pos,cat:vg,pathlist:[p(9,10)],hp:[p(9,10)],gender:_102996,w:0,pos:v,class:tr_cod,type:finite,lex:desiderare,voice:pass,txt:desideretur,tense:present,kind:std,mood:subjunctive,number:sing,person:3],subject:[number:sing,gender:masc,pathlist:[p(8,9)],hp:[p(8,9)],index:i(p(8,9)),distance:[0],cat:np,sem:[male],class:proper,lex:nero,lextype:full,person:3,type:core,case:nom,w:1,c_str:nero],agent:[pathlist:[p(6,7),p(7,8)],hp:[p(7,8)],distance:[0],index:i(p(7,8)),case:abl,prep:ab,sem:[hum],lex:bonus,w:0.5,type:core,cat:pp,c_str:[prep:ab,head:[pathlist:[p(7,8)],hp:[p(7,8)],index:i(p(7,8)),distance:[0],cat:np,sem:[hum],class:common,lextype:full,origin:adj,number:pl,person:3,gender:masc,type:core,lex:bonus,txt:bonis,case:abl,w:0.5,c_str:bonis]]]]]]]],i_object:[pathlist:[p(0,1),p(1,2),p(2,3)],hp:[p(0,1)],index:i([p(0,1)]),distance:[0],sem:[hum],class:proper,lex:pp1sg,lextype:full,type:core,number:sing,person:1,gender:or([masc,fem]),case:dat,w:1,coord:yes,c_str:[head:pp1sg,coord:ac,head:pp2sg]]]</text:p>
      <text:p text:style-name="Preformatted_20_Text"/>
      <text:p text:style-name="Preformatted_20_Text"><text:s text:c="4"/>illocutionary_force:statement</text:p>
      <text:p text:style-name="Preformatted_20_Text"><text:s text:c="4"/>vg</text:p>
      <text:p text:style-name="Preformatted_20_Text"><text:s text:c="8"/>selected_reading:est_alicui_have_to_IDIOM</text:p>
      <text:p text:style-name="Preformatted_20_Text"><text:s text:c="8"/>polarity:pos</text:p>
      <text:p text:style-name="Preformatted_20_Text"><text:s text:c="8"/>cat:vg</text:p>
      <text:p text:style-name="Preformatted_20_Text"><text:s text:c="8"/>* est * </text:p>
      <text:p text:style-name="Preformatted_20_Text"><text:s text:c="8"/>pos:v</text:p>
      <text:p text:style-name="Preformatted_20_Text"><text:s text:c="8"/>lex:ess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neuter</text:p>
      <text:p text:style-name="Preformatted_20_Text"><text:s text:c="8"/>cat:pred</text:p>
      <text:p text:style-name="Preformatted_20_Text"><text:s text:c="8"/>case:nom</text:p>
      <text:p text:style-name="Preformatted_20_Text"><text:s text:c="8"/>mood:gerund</text:p>
      <text:p text:style-name="Preformatted_20_Text"><text:s text:c="8"/>local_case:acc</text:p>
      <text:p text:style-name="Preformatted_20_Text"><text:s text:c="8"/>person:3</text:p>
      <text:p text:style-name="Preformatted_20_Text"><text:s text:c="8"/>* prouidendum * * ne * * a * * bonis * * nero * * desideretur * </text:p>
      <text:p text:style-name="Preformatted_20_Text"><text:s text:c="8"/>c_str</text:p>
      <text:p text:style-name="Preformatted_20_Text"><text:s text:c="12"/>vg</text:p>
      <text:p text:style-name="Preformatted_20_Text"><text:s text:c="16"/>selected_reading:prouideo_see_to_it_that_not</text:p>
      <text:p text:style-name="Preformatted_20_Text"><text:s text:c="16"/>pos:v</text:p>
      <text:p text:style-name="Preformatted_20_Text"><text:s text:c="16"/>lex:prouidere</text:p>
      <text:p text:style-name="Preformatted_20_Text"><text:s text:c="16"/>mood:gerund</text:p>
      <text:p text:style-name="Preformatted_20_Text"><text:s text:c="16"/>person:3</text:p>
      <text:p text:style-name="Preformatted_20_Text"><text:s text:c="16"/>case:acc</text:p>
      <text:p text:style-name="Preformatted_20_Text"><text:s text:c="12"/>object</text:p>
      <text:p text:style-name="Preformatted_20_Text"><text:s text:c="16"/>cat:pred</text:p>
      <text:p text:style-name="Preformatted_20_Text"><text:s text:c="16"/>* ne * * a * * bonis * * nero * * desideretur * </text:p>
      <text:p text:style-name="Preformatted_20_Text"><text:s text:c="16"/>mood:subjunctive</text:p>
      <text:p text:style-name="Preformatted_20_Text"><text:s text:c="16"/>tense:present</text:p>
      <text:p text:style-name="Preformatted_20_Text"><text:s text:c="16"/>subordinator</text:p>
      <text:p text:style-name="Preformatted_20_Text"><text:s text:c="16"/>ne</text:p>
      <text:p text:style-name="Preformatted_20_Text"><text:s text:c="16"/>c_str</text:p>
      <text:p text:style-name="Preformatted_20_Text"><text:s text:c="20"/>ne</text:p>
      <text:p text:style-name="Preformatted_20_Text"><text:soft-page-break/><text:s text:c="24"/>illocutionary_force:statement</text:p>
      <text:p text:style-name="Preformatted_20_Text"><text:s text:c="24"/>vg</text:p>
      <text:p text:style-name="Preformatted_20_Text"><text:s text:c="28"/>selected_reading:desidero_miss</text:p>
      <text:p text:style-name="Preformatted_20_Text"><text:s text:c="28"/>polarity:pos</text:p>
      <text:p text:style-name="Preformatted_20_Text"><text:s text:c="28"/>cat:vg</text:p>
      <text:p text:style-name="Preformatted_20_Text"><text:s text:c="28"/>* desideretur * </text:p>
      <text:p text:style-name="Preformatted_20_Text"><text:s text:c="28"/>pos:v</text:p>
      <text:p text:style-name="Preformatted_20_Text"><text:s text:c="28"/>lex:desiderare</text:p>
      <text:p text:style-name="Preformatted_20_Text"><text:s text:c="28"/>voice:pass</text:p>
      <text:p text:style-name="Preformatted_20_Text"><text:s text:c="28"/>tense:present</text:p>
      <text:p text:style-name="Preformatted_20_Text"><text:s text:c="28"/>mood:subjunctive</text:p>
      <text:p text:style-name="Preformatted_20_Text"><text:s text:c="28"/>number:sing</text:p>
      <text:p text:style-name="Preformatted_20_Text"><text:s text:c="28"/>person:3</text:p>
      <text:p text:style-name="Preformatted_20_Text"><text:s text:c="24"/>subject</text:p>
      <text:p text:style-name="Preformatted_20_Text"><text:s text:c="28"/>number:sing</text:p>
      <text:p text:style-name="Preformatted_20_Text"><text:s text:c="28"/>gender:masc</text:p>
      <text:p text:style-name="Preformatted_20_Text"><text:s text:c="28"/>* nero * </text:p>
      <text:p text:style-name="Preformatted_20_Text"><text:s text:c="28"/>index:i(p(8,9))</text:p>
      <text:p text:style-name="Preformatted_20_Text"><text:s text:c="28"/>cat:np</text:p>
      <text:p text:style-name="Preformatted_20_Text"><text:s text:c="28"/>sem:[male]</text:p>
      <text:p text:style-name="Preformatted_20_Text"><text:s text:c="28"/>lex:nero</text:p>
      <text:p text:style-name="Preformatted_20_Text"><text:s text:c="28"/>person:3</text:p>
      <text:p text:style-name="Preformatted_20_Text"><text:s text:c="28"/>case:nom</text:p>
      <text:p text:style-name="Preformatted_20_Text"><text:s text:c="28"/>c_str</text:p>
      <text:p text:style-name="Preformatted_20_Text"><text:s text:c="28"/>nero</text:p>
      <text:p text:style-name="Preformatted_20_Text"><text:s text:c="24"/>agent</text:p>
      <text:p text:style-name="Preformatted_20_Text"><text:s text:c="28"/>* a * * bonis * </text:p>
      <text:p text:style-name="Preformatted_20_Text"><text:s text:c="28"/>index:i(p(7,8))</text:p>
      <text:p text:style-name="Preformatted_20_Text"><text:s text:c="28"/>case:abl</text:p>
      <text:p text:style-name="Preformatted_20_Text"><text:s text:c="28"/>prep:ab</text:p>
      <text:p text:style-name="Preformatted_20_Text"><text:s text:c="28"/>sem:[hum]</text:p>
      <text:p text:style-name="Preformatted_20_Text"><text:s text:c="28"/>lex:bonus</text:p>
      <text:p text:style-name="Preformatted_20_Text"><text:s text:c="28"/>cat:pp</text:p>
      <text:p text:style-name="Preformatted_20_Text"><text:s text:c="28"/>c_str</text:p>
      <text:p text:style-name="Preformatted_20_Text"><text:s text:c="32"/>prep:ab</text:p>
      <text:p text:style-name="Preformatted_20_Text"><text:s text:c="32"/>head</text:p>
      <text:p text:style-name="Preformatted_20_Text"><text:s text:c="36"/>* bonis * </text:p>
      <text:p text:style-name="Preformatted_20_Text"><text:s text:c="36"/>index:i(p(7,8))</text:p>
      <text:p text:style-name="Preformatted_20_Text"><text:s text:c="36"/>cat:np</text:p>
      <text:p text:style-name="Preformatted_20_Text"><text:s text:c="36"/>sem:[hum]</text:p>
      <text:p text:style-name="Preformatted_20_Text"><text:s text:c="36"/>number:pl</text:p>
      <text:p text:style-name="Preformatted_20_Text"><text:s text:c="36"/>person:3</text:p>
      <text:p text:style-name="Preformatted_20_Text"><text:s text:c="36"/>gender:masc</text:p>
      <text:p text:style-name="Preformatted_20_Text"><text:s text:c="36"/>lex:bonus</text:p>
      <text:p text:style-name="Preformatted_20_Text"><text:s text:c="36"/>case:abl</text:p>
      <text:p text:style-name="Preformatted_20_Text"><text:s text:c="36"/>c_str</text:p>
      <text:p text:style-name="Preformatted_20_Text"><text:s text:c="36"/>bonis</text:p>
      <text:p text:style-name="Preformatted_20_Text"><text:s text:c="4"/>i_object</text:p>
      <text:p text:style-name="Preformatted_20_Text"><text:s text:c="8"/>* mihi * * ac * * tibi * </text:p>
      <text:p text:style-name="Preformatted_20_Text"><text:s text:c="8"/>index:i([p(0,1)])</text:p>
      <text:p text:style-name="Preformatted_20_Text"><text:s text:c="8"/>sem:[hum]</text:p>
      <text:p text:style-name="Preformatted_20_Text"><text:s text:c="8"/>lex:pp1sg</text:p>
      <text:p text:style-name="Preformatted_20_Text"><text:s text:c="8"/>number:sing</text:p>
      <text:p text:style-name="Preformatted_20_Text"><text:s text:c="8"/>person:1</text:p>
      <text:p text:style-name="Preformatted_20_Text"><text:s text:c="8"/>gender:or([masc,fem])</text:p>
      <text:p text:style-name="Preformatted_20_Text"><text:s text:c="8"/>case:dat</text:p>
      <text:p text:style-name="Preformatted_20_Text"><text:s text:c="8"/>coord:yes</text:p>
      <text:p text:style-name="Preformatted_20_Text"><text:s text:c="8"/>c_str</text:p>
      <text:p text:style-name="Preformatted_20_Text"><text:s text:c="12"/>head</text:p>
      <text:p text:style-name="Preformatted_20_Text"><text:s text:c="12"/>pp1sg</text:p>
      <text:p text:style-name="Preformatted_20_Text"><text:s text:c="12"/>coord:ac</text:p>
      <text:p text:style-name="Preformatted_20_Text"><text:s text:c="12"/>head</text:p>
      <text:p text:style-name="Preformatted_20_Text"><text:s text:c="12"/>pp2sg</text:p>
      <text:p text:style-name="Preformatted_20_Text"/>
      <text:p text:style-name="Preformatted_20_Text"><text:soft-page-break/></text:p>
      <text:p text:style-name="P1">% 39 adapted from Tacitus Hist Lib I 44 1.</text:p>
      <text:h text:style-name="P27" text:outline-level="3">Nullam caedem Otho maiore laetitia excepisse dicitur.</text:h>
      <text:p text:style-name="Preformatted_20_Text">[0/nullam,1/caedem,2/otho,3/maiore,4/laetitia,5/excepisse,6/dicitur,endpos(7)]</text:p>
      <text:p text:style-name="Preformatted_20_Text">cputime : 0.234375</text:p>
      <text:p text:style-name="Preformatted_20_Text"/>
      <text:p text:style-name="Preformatted_20_Text">4.970000000000001---&gt;</text:p>
      <text:p text:style-name="Preformatted_20_Text">[vg:[polarity:pos,cat:vg,pathlist:[p(6,7)],hp:[p(6,7)],gender:_86676,w:0,pos:v,class:tr_inf,type:finite,lex:dicere,voice:pass,txt:dicitur,tense:present,kind:std,mood:indicative,number:sing,person:3],pred:[subject:[pathlist:[p(2,3)],hp:[p(2,3)],index:i(p(2,3)),distance:[0],cat:np,sem:[male],class:proper,lex:otho,lextype:full,number:sing,person:3,gender:masc,type:core,case:nom,w:1,c_str:otho],pred:[vg:[selected_reading:excipio_take_out,polarity:pos,cat:vg,pathlist:[p(5,6)],hp:[p(5,6)],gender:_87202,w:0,pos:v,class:tr_cod,type:nonfinite,lex:excipere,voice:act,txt:excipere,tense:past,kind:std,mood:infinitive,number:_87334,person:_87346],object:[pathlist:[p(0,1),p(1,2)],hp:[p(1,2)],index:i(p(1,2)),distance:[0],cat:np,class:common,sem:[abstract],number:sing,person:3,gender:fem,type:core,lex:caedes,lextype:full,case:acc,w:2,c_str:[head:[pathlist:[p(1,2)],pos:noun,txt:caedem,lex:caedes,case:acc,gender:fem,class:common,ab:mm,number:sing,sem:[abstract]],adjp:[cat:adjp,pathlist:[p(0,1)],distance:[0],hp:[p(0,1)],case:acc,number:sing,gender:fem,lex:nullus,type:tool,w:1,c_str:nullus]]],adjunct:[pathlist:[p(3,4),p(4,5)],distance:[0],class:adjunct,value:manner_means,type:core,w:0,c_str:[head:[pathlist:[p(4,5)],pos:noun,txt:laetitia,lex:laetitia,case:abl,gender:fem,class:common,ab:mm,number:sing,sem:[quality]],adjp:[cat:adjp,pathlist:[p(3,4)],distance:[0],hp:[p(3,4)],case:abl,number:sing,gender:fem,lex:magnus,type:std,w:1,c_str:magnus]]]]]]</text:p>
      <text:p text:style-name="Preformatted_20_Text"/>
      <text:p text:style-name="Preformatted_20_Text"><text:s text:c="4"/>vg</text:p>
      <text:p text:style-name="Preformatted_20_Text"><text:s text:c="8"/>polarity:pos</text:p>
      <text:p text:style-name="Preformatted_20_Text"><text:s text:c="8"/>cat:vg</text:p>
      <text:p text:style-name="Preformatted_20_Text"><text:s text:c="8"/>* dicitur * </text:p>
      <text:p text:style-name="Preformatted_20_Text"><text:s text:c="8"/>pos:v</text:p>
      <text:p text:style-name="Preformatted_20_Text"><text:s text:c="8"/>lex:dicere</text:p>
      <text:p text:style-name="Preformatted_20_Text"><text:s text:c="8"/>voice:pass</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pred</text:p>
      <text:p text:style-name="Preformatted_20_Text"><text:s text:c="8"/>subject</text:p>
      <text:p text:style-name="Preformatted_20_Text"><text:s text:c="12"/>* otho * </text:p>
      <text:p text:style-name="Preformatted_20_Text"><text:s text:c="12"/>index:i(p(2,3))</text:p>
      <text:p text:style-name="Preformatted_20_Text"><text:s text:c="12"/>cat:np</text:p>
      <text:p text:style-name="Preformatted_20_Text"><text:s text:c="12"/>sem:[male]</text:p>
      <text:p text:style-name="Preformatted_20_Text"><text:s text:c="12"/>lex:otho</text:p>
      <text:p text:style-name="Preformatted_20_Text"><text:s text:c="12"/>number:sing</text:p>
      <text:p text:style-name="Preformatted_20_Text"><text:s text:c="12"/>person:3</text:p>
      <text:p text:style-name="Preformatted_20_Text"><text:s text:c="12"/>gender:masc</text:p>
      <text:p text:style-name="Preformatted_20_Text"><text:s text:c="12"/>case:nom</text:p>
      <text:p text:style-name="Preformatted_20_Text"><text:s text:c="12"/>c_str</text:p>
      <text:p text:style-name="Preformatted_20_Text"><text:s text:c="12"/>otho</text:p>
      <text:p text:style-name="Preformatted_20_Text"><text:s text:c="8"/>pred</text:p>
      <text:p text:style-name="Preformatted_20_Text"><text:s text:c="12"/>vg</text:p>
      <text:p text:style-name="Preformatted_20_Text"><text:s text:c="16"/>selected_reading:excipio_take_out</text:p>
      <text:p text:style-name="Preformatted_20_Text"><text:s text:c="16"/>polarity:pos</text:p>
      <text:p text:style-name="Preformatted_20_Text"><text:s text:c="16"/>cat:vg</text:p>
      <text:p text:style-name="Preformatted_20_Text"><text:s text:c="16"/>* excepisse * </text:p>
      <text:p text:style-name="Preformatted_20_Text"><text:s text:c="16"/>pos:v</text:p>
      <text:p text:style-name="Preformatted_20_Text"><text:s text:c="16"/>lex:excipere</text:p>
      <text:p text:style-name="Preformatted_20_Text"><text:s text:c="16"/>voice:act</text:p>
      <text:p text:style-name="Preformatted_20_Text"><text:s text:c="16"/>tense:past</text:p>
      <text:p text:style-name="Preformatted_20_Text"><text:s text:c="16"/>mood:infinitive</text:p>
      <text:p text:style-name="Preformatted_20_Text"><text:s text:c="12"/>object</text:p>
      <text:p text:style-name="Preformatted_20_Text"><text:s text:c="16"/>* nullam * * caedem * </text:p>
      <text:p text:style-name="Preformatted_20_Text"><text:s text:c="16"/>index:i(p(1,2))</text:p>
      <text:p text:style-name="Preformatted_20_Text"><text:s text:c="16"/>cat:np</text:p>
      <text:p text:style-name="Preformatted_20_Text"><text:s text:c="16"/>sem:[abstract]</text:p>
      <text:p text:style-name="Preformatted_20_Text"><text:soft-page-break/><text:s text:c="16"/>number:sing</text:p>
      <text:p text:style-name="Preformatted_20_Text"><text:s text:c="16"/>person:3</text:p>
      <text:p text:style-name="Preformatted_20_Text"><text:s text:c="16"/>gender:fem</text:p>
      <text:p text:style-name="Preformatted_20_Text"><text:s text:c="16"/>lex:caedes</text:p>
      <text:p text:style-name="Preformatted_20_Text"><text:s text:c="16"/>case:acc</text:p>
      <text:p text:style-name="Preformatted_20_Text"><text:s text:c="16"/>c_str</text:p>
      <text:p text:style-name="Preformatted_20_Text"><text:s text:c="20"/>head</text:p>
      <text:p text:style-name="Preformatted_20_Text"><text:s text:c="24"/>* caedem * </text:p>
      <text:p text:style-name="Preformatted_20_Text"><text:s text:c="24"/>pos:noun</text:p>
      <text:p text:style-name="Preformatted_20_Text"><text:s text:c="24"/>lex:caedes</text:p>
      <text:p text:style-name="Preformatted_20_Text"><text:s text:c="24"/>case:acc</text:p>
      <text:p text:style-name="Preformatted_20_Text"><text:s text:c="24"/>gender:fem</text:p>
      <text:p text:style-name="Preformatted_20_Text"><text:s text:c="24"/>number:sing</text:p>
      <text:p text:style-name="Preformatted_20_Text"><text:s text:c="24"/>sem:[abstract]</text:p>
      <text:p text:style-name="Preformatted_20_Text"><text:s text:c="20"/>adjp</text:p>
      <text:p text:style-name="Preformatted_20_Text"><text:s text:c="24"/>cat:adjp</text:p>
      <text:p text:style-name="Preformatted_20_Text"><text:s text:c="24"/>* nullam * </text:p>
      <text:p text:style-name="Preformatted_20_Text"><text:s text:c="24"/>case:acc</text:p>
      <text:p text:style-name="Preformatted_20_Text"><text:s text:c="24"/>number:sing</text:p>
      <text:p text:style-name="Preformatted_20_Text"><text:s text:c="24"/>gender:fem</text:p>
      <text:p text:style-name="Preformatted_20_Text"><text:s text:c="24"/>lex:nullus</text:p>
      <text:p text:style-name="Preformatted_20_Text"><text:s text:c="24"/>c_str</text:p>
      <text:p text:style-name="Preformatted_20_Text"><text:s text:c="24"/>nullus</text:p>
      <text:p text:style-name="Preformatted_20_Text"><text:s text:c="12"/>adjunct</text:p>
      <text:p text:style-name="Preformatted_20_Text"><text:s text:c="16"/>* maiore * * laetitia * </text:p>
      <text:p text:style-name="Preformatted_20_Text"><text:s text:c="16"/>value:manner_means</text:p>
      <text:p text:style-name="Preformatted_20_Text"><text:s text:c="16"/>c_str</text:p>
      <text:p text:style-name="Preformatted_20_Text"><text:s text:c="20"/>head</text:p>
      <text:p text:style-name="Preformatted_20_Text"><text:s text:c="24"/>* laetitia * </text:p>
      <text:p text:style-name="Preformatted_20_Text"><text:s text:c="24"/>pos:noun</text:p>
      <text:p text:style-name="Preformatted_20_Text"><text:s text:c="24"/>lex:laetitia</text:p>
      <text:p text:style-name="Preformatted_20_Text"><text:s text:c="24"/>case:abl</text:p>
      <text:p text:style-name="Preformatted_20_Text"><text:s text:c="24"/>gender:fem</text:p>
      <text:p text:style-name="Preformatted_20_Text"><text:s text:c="24"/>number:sing</text:p>
      <text:p text:style-name="Preformatted_20_Text"><text:s text:c="24"/>sem:[quality]</text:p>
      <text:p text:style-name="Preformatted_20_Text"><text:s text:c="20"/>adjp</text:p>
      <text:p text:style-name="Preformatted_20_Text"><text:s text:c="24"/>cat:adjp</text:p>
      <text:p text:style-name="Preformatted_20_Text"><text:s text:c="24"/>* maiore * </text:p>
      <text:p text:style-name="Preformatted_20_Text"><text:s text:c="24"/>case:abl</text:p>
      <text:p text:style-name="Preformatted_20_Text"><text:s text:c="24"/>number:sing</text:p>
      <text:p text:style-name="Preformatted_20_Text"><text:s text:c="24"/>gender:fem</text:p>
      <text:p text:style-name="Preformatted_20_Text"><text:s text:c="24"/>lex:magnus</text:p>
      <text:p text:style-name="Preformatted_20_Text"><text:s text:c="24"/>c_str</text:p>
      <text:p text:style-name="Preformatted_20_Text"><text:s text:c="24"/>magnus</text:p>
      <text:p text:style-name="Preformatted_20_Text"/>
      <text:p text:style-name="Preformatted_20_Text"/>
      <text:p text:style-name="Preformatted_20_Text"/>
      <text:p text:style-name="Preformatted_20_Text"/>
      <text:p text:style-name="Preformatted_20_Text"/>
      <text:p text:style-name="P12">Comment : parse OK</text:p>
      <text:p text:style-name="P15">% 40 adapted from Tacitus Hist Lib I 79 1.</text:p>
      <text:h text:style-name="Heading_20_3" text:outline-level="3">Conversis ad civile bellum animis externa sine cura habebantur.</text:h>
      <text:p text:style-name="Preformatted_20_Text">[0/conuersis,1/ad,2/ciuile,3/bellum,4/animis,5/externa,6/sine,7/cura,8/habebantur,endpos(9)]</text:p>
      <text:p text:style-name="Preformatted_20_Text">cputime : 12.734375</text:p>
      <text:p text:style-name="Preformatted_20_Text"/>
      <text:h text:style-name="Heading_20_4" text:outline-level="4">Parse A</text:h>
      <text:p text:style-name="Preformatted_20_Text">7.47---&gt;</text:p>
      <text:p text:style-name="Preformatted_20_Text">[illocutionary_force:statement,vg:[selected_reading:habeo_have,polarity:pos,cat:vg,pathlist:[p(8,9)],hp:[p(8,9)],gender:_103708,w:0,pos:v,class:tr_cod,type:finite,lex:habere,voice:pass,txt:habebantur,tense:imperfect,kind:std,mood:indicative,number:pl,person:3],subject:[number:pl,gender:neuter,pathlist:[p(5,6)],hp:[p(5,6)],index:i(p(5,6)),distance:[0],cat:np,sem:[abstract,thing],class:common,lextype:full,origin:adj,person:3,type:core,lex:externus,txt:externa,case:nom,w:0.5,c_str:externa],agent:[pathlist:[p(0,1),p(1,2),p(2,3),p(3,4),p(4,5)],hp:[p(4,5)],index:i(p(4,5)),distance:[0],cat:np,class:pc2np,sem:[hum,thing,abstract],number:pl,person:3,gender:fem,type:core,lex:anima,lextype:full,case:abl,w:6,type_pp:ppcentered,c_str:[head:[pathlist:[p(4,5)],hp:[p(4,5)],index:i(p(4,5)),distance:[0],cat:np,sem:[hum,thing,abstract],class:common,lextype:full,origin:noun,number:pl,person:3,gender:fem,type:core,lex:anima,txt:animis,case:abl,w:1,c_str:animis],participle_clause:[pathlist:[p(0,1),p(1,2),p(2,3),p(3,4)],hp:[p(0,1)],distance:[0],cat:ppclause,w:4,type:ppcentered,number:pl,gender:fem,lex:conuerto_turn,case:abl,c_str:[past_participle,conuerto_turn,[prep_cplt:[pathlist:[p(1,2),p(2,3),p(3,4)],hp:[p(3,4)],distance:[0],index:i(p(3,4)),case:acc,prep:ad,sem:[thing],lex:bellum,w: -1,type:core,cat:pp,c_str:[prep:ad,head:[pathlist:[p(2,3),p(3,4)],hp:[p(3,4)],index:i(p(3,4)),distance:[0],cat:np,class:common,sem:[thing],number:sing,person:3,gender:neuter,type:core,lex:bellum,lextype:full,case:acc,w:2,c_str:[head:[pathlist:[p(3,4)],pos:noun,txt:bellum,lex:bellum,case:acc,gender:neuter,class:common,ab:time,number:sing,sem:[thing]],adjp:[cat:adjp,pathlist:[p(2,3)],distance:[0],hp:[p(2,3)],case:acc,number:sing,gender:neuter,lex:ciuilis,type:std,w:1,c_str:ciuilis]]]]]]]]]],prep_phrase_adjunct_2:[pathlist:[p(6,7),p(7,8)],hp:[p(7,8)],distance:[0],index:i(p(7,8)),case:abl,prep:sine,sem:[abstract],lex:cura,w:1,type:core,cat:pp,c_str:[prep:sine,head:[pathlist:[p(7,8)],hp:[p(7,8)],index:i(p(7,8)),distance:[0],cat:np,sem:[abstract],class:common,lextype:full,origin:noun,number:sing,person:3,gender:fem,type:core,lex:cura,txt:cura,case:abl,w:1,c_str:cura]]]]</text:p>
      <text:p text:style-name="Preformatted_20_Text"/>
      <text:p text:style-name="Preformatted_20_Text"><text:s text:c="4"/>illocutionary_force:statement</text:p>
      <text:p text:style-name="Preformatted_20_Text"><text:s text:c="4"/>vg</text:p>
      <text:p text:style-name="Preformatted_20_Text"><text:s text:c="8"/>selected_reading:habeo_have</text:p>
      <text:p text:style-name="Preformatted_20_Text"><text:s text:c="8"/>polarity:pos</text:p>
      <text:p text:style-name="Preformatted_20_Text"><text:s text:c="8"/>cat:vg</text:p>
      <text:p text:style-name="Preformatted_20_Text"><text:s text:c="8"/>* habebantur * </text:p>
      <text:p text:style-name="Preformatted_20_Text"><text:s text:c="8"/>pos:v</text:p>
      <text:p text:style-name="Preformatted_20_Text"><text:s text:c="8"/>lex:habere</text:p>
      <text:p text:style-name="Preformatted_20_Text"><text:s text:c="8"/>voice:pass</text:p>
      <text:p text:style-name="Preformatted_20_Text"><text:s text:c="8"/>tense:im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neuter</text:p>
      <text:p text:style-name="Preformatted_20_Text"><text:s text:c="8"/>* externa * </text:p>
      <text:p text:style-name="Preformatted_20_Text"><text:s text:c="8"/>index:i(p(5,6))</text:p>
      <text:p text:style-name="Preformatted_20_Text"><text:s text:c="8"/>cat:np</text:p>
      <text:p text:style-name="Preformatted_20_Text"><text:s text:c="8"/>sem:[abstract,thing]</text:p>
      <text:p text:style-name="Preformatted_20_Text"><text:s text:c="8"/>person:3</text:p>
      <text:p text:style-name="Preformatted_20_Text"><text:s text:c="8"/>lex:externus</text:p>
      <text:p text:style-name="Preformatted_20_Text"><text:s text:c="8"/>case:nom</text:p>
      <text:p text:style-name="Preformatted_20_Text"><text:s text:c="8"/>c_str</text:p>
      <text:p text:style-name="Preformatted_20_Text"><text:s text:c="8"/>externa</text:p>
      <text:p text:style-name="Preformatted_20_Text"><text:s text:c="4"/>agent</text:p>
      <text:p text:style-name="Preformatted_20_Text"><text:s text:c="8"/>* conuersis * * ad * * ciuile * * bellum * * animis * </text:p>
      <text:p text:style-name="Preformatted_20_Text"><text:s text:c="8"/>index:i(p(4,5))</text:p>
      <text:p text:style-name="Preformatted_20_Text"><text:s text:c="8"/>cat:np</text:p>
      <text:p text:style-name="Preformatted_20_Text"><text:s text:c="8"/>sem:[hum,thing,abstract]</text:p>
      <text:p text:style-name="Preformatted_20_Text"><text:s text:c="8"/>number:pl</text:p>
      <text:p text:style-name="Preformatted_20_Text"><text:soft-page-break/><text:s text:c="8"/>person:3</text:p>
      <text:p text:style-name="Preformatted_20_Text"><text:s text:c="8"/>gender:fem</text:p>
      <text:p text:style-name="Preformatted_20_Text"><text:s text:c="8"/>lex:anima</text:p>
      <text:p text:style-name="Preformatted_20_Text"><text:s text:c="8"/>case:abl</text:p>
      <text:p text:style-name="Preformatted_20_Text"><text:s text:c="8"/>c_str</text:p>
      <text:p text:style-name="Preformatted_20_Text"><text:s text:c="12"/>head</text:p>
      <text:p text:style-name="Preformatted_20_Text"><text:s text:c="16"/>* animis * </text:p>
      <text:p text:style-name="Preformatted_20_Text"><text:s text:c="16"/>index:i(p(4,5))</text:p>
      <text:p text:style-name="Preformatted_20_Text"><text:s text:c="16"/>cat:np</text:p>
      <text:p text:style-name="Preformatted_20_Text"><text:s text:c="16"/>sem:[hum,thing,abstract]</text:p>
      <text:p text:style-name="Preformatted_20_Text"><text:s text:c="16"/>number:pl</text:p>
      <text:p text:style-name="Preformatted_20_Text"><text:s text:c="16"/>person:3</text:p>
      <text:p text:style-name="Preformatted_20_Text"><text:s text:c="16"/>gender:fem</text:p>
      <text:p text:style-name="Preformatted_20_Text"><text:s text:c="16"/>lex:anima</text:p>
      <text:p text:style-name="Preformatted_20_Text"><text:s text:c="16"/>case:abl</text:p>
      <text:p text:style-name="Preformatted_20_Text"><text:s text:c="16"/>c_str</text:p>
      <text:p text:style-name="Preformatted_20_Text"><text:s text:c="16"/>animis</text:p>
      <text:p text:style-name="Preformatted_20_Text"><text:s text:c="12"/>participle_clause</text:p>
      <text:p text:style-name="Preformatted_20_Text"><text:s text:c="16"/>* conuersis * * ad * * ciuile * * bellum * </text:p>
      <text:p text:style-name="Preformatted_20_Text"><text:s text:c="16"/>cat:ppclause</text:p>
      <text:p text:style-name="Preformatted_20_Text"><text:s text:c="16"/>number:pl</text:p>
      <text:p text:style-name="Preformatted_20_Text"><text:s text:c="16"/>gender:fem</text:p>
      <text:p text:style-name="Preformatted_20_Text"><text:s text:c="16"/>lex:conuerto_turn</text:p>
      <text:p text:style-name="Preformatted_20_Text"><text:s text:c="16"/>case:abl</text:p>
      <text:p text:style-name="Preformatted_20_Text"><text:s text:c="16"/>c_str</text:p>
      <text:p text:style-name="Preformatted_20_Text"><text:s text:c="20"/>past_participle</text:p>
      <text:p text:style-name="Preformatted_20_Text"><text:s text:c="20"/>conuerto_turn</text:p>
      <text:p text:style-name="Preformatted_20_Text"><text:s text:c="24"/>prep_cplt</text:p>
      <text:p text:style-name="Preformatted_20_Text"><text:s text:c="28"/>* ad * * ciuile * * bellum * </text:p>
      <text:p text:style-name="Preformatted_20_Text"><text:s text:c="28"/>index:i(p(3,4))</text:p>
      <text:p text:style-name="Preformatted_20_Text"><text:s text:c="28"/>case:acc</text:p>
      <text:p text:style-name="Preformatted_20_Text"><text:s text:c="28"/>prep:ad</text:p>
      <text:p text:style-name="Preformatted_20_Text"><text:s text:c="28"/>sem:[thing]</text:p>
      <text:p text:style-name="Preformatted_20_Text"><text:s text:c="28"/>lex:bellum</text:p>
      <text:p text:style-name="Preformatted_20_Text"><text:s text:c="28"/>cat:pp</text:p>
      <text:p text:style-name="Preformatted_20_Text"><text:s text:c="28"/>c_str</text:p>
      <text:p text:style-name="Preformatted_20_Text"><text:s text:c="32"/>prep:ad</text:p>
      <text:p text:style-name="Preformatted_20_Text"><text:s text:c="32"/>head</text:p>
      <text:p text:style-name="Preformatted_20_Text"><text:s text:c="36"/>* ciuile * * bellum * </text:p>
      <text:p text:style-name="Preformatted_20_Text"><text:s text:c="36"/>index:i(p(3,4))</text:p>
      <text:p text:style-name="Preformatted_20_Text"><text:s text:c="36"/>cat:np</text:p>
      <text:p text:style-name="Preformatted_20_Text"><text:s text:c="36"/>sem:[thing]</text:p>
      <text:p text:style-name="Preformatted_20_Text"><text:s text:c="36"/>number:sing</text:p>
      <text:p text:style-name="Preformatted_20_Text"><text:s text:c="36"/>person:3</text:p>
      <text:p text:style-name="Preformatted_20_Text"><text:s text:c="36"/>gender:neuter</text:p>
      <text:p text:style-name="Preformatted_20_Text"><text:s text:c="36"/>lex:bellum</text:p>
      <text:p text:style-name="Preformatted_20_Text"><text:s text:c="36"/>case:acc</text:p>
      <text:p text:style-name="Preformatted_20_Text"><text:s text:c="36"/>c_str</text:p>
      <text:p text:style-name="Preformatted_20_Text"><text:s text:c="40"/>head</text:p>
      <text:p text:style-name="Preformatted_20_Text"><text:s text:c="44"/>* bellum * </text:p>
      <text:p text:style-name="Preformatted_20_Text"><text:s text:c="44"/>pos:noun</text:p>
      <text:p text:style-name="Preformatted_20_Text"><text:s text:c="44"/>lex:bellum</text:p>
      <text:p text:style-name="Preformatted_20_Text"><text:s text:c="44"/>case:acc</text:p>
      <text:p text:style-name="Preformatted_20_Text"><text:s text:c="44"/>gender:neuter</text:p>
      <text:p text:style-name="Preformatted_20_Text"><text:s text:c="44"/>number:sing</text:p>
      <text:p text:style-name="Preformatted_20_Text"><text:s text:c="44"/>sem:[thing]</text:p>
      <text:p text:style-name="Preformatted_20_Text"><text:s text:c="40"/>adjp</text:p>
      <text:p text:style-name="Preformatted_20_Text"><text:s text:c="44"/>cat:adjp</text:p>
      <text:p text:style-name="Preformatted_20_Text"><text:s text:c="44"/>* ciuile * </text:p>
      <text:p text:style-name="Preformatted_20_Text"><text:s text:c="44"/>case:acc</text:p>
      <text:p text:style-name="Preformatted_20_Text"><text:s text:c="44"/>number:sing</text:p>
      <text:p text:style-name="Preformatted_20_Text"><text:s text:c="44"/>gender:neuter</text:p>
      <text:p text:style-name="Preformatted_20_Text"><text:s text:c="44"/>lex:ciuilis</text:p>
      <text:p text:style-name="Preformatted_20_Text"><text:s text:c="44"/>c_str</text:p>
      <text:p text:style-name="Preformatted_20_Text"><text:soft-page-break/><text:s text:c="44"/>ciuilis</text:p>
      <text:p text:style-name="Preformatted_20_Text"><text:s text:c="4"/>prep_phrase_adjunct_2</text:p>
      <text:p text:style-name="Preformatted_20_Text"><text:s text:c="8"/>* sine * * cura * </text:p>
      <text:p text:style-name="Preformatted_20_Text"><text:s text:c="8"/>index:i(p(7,8))</text:p>
      <text:p text:style-name="Preformatted_20_Text"><text:s text:c="8"/>case:abl</text:p>
      <text:p text:style-name="Preformatted_20_Text"><text:s text:c="8"/>prep:sine</text:p>
      <text:p text:style-name="Preformatted_20_Text"><text:s text:c="8"/>sem:[abstract]</text:p>
      <text:p text:style-name="Preformatted_20_Text"><text:s text:c="8"/>lex:cura</text:p>
      <text:p text:style-name="Preformatted_20_Text"><text:s text:c="8"/>cat:pp</text:p>
      <text:p text:style-name="Preformatted_20_Text"><text:s text:c="8"/>c_str</text:p>
      <text:p text:style-name="Preformatted_20_Text"><text:s text:c="12"/>prep:sine</text:p>
      <text:p text:style-name="Preformatted_20_Text"><text:s text:c="12"/>head</text:p>
      <text:p text:style-name="Preformatted_20_Text"><text:s text:c="16"/>* cura * </text:p>
      <text:p text:style-name="Preformatted_20_Text"><text:s text:c="16"/>index:i(p(7,8))</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cura</text:p>
      <text:p text:style-name="Preformatted_20_Text"><text:s text:c="16"/>case:abl</text:p>
      <text:p text:style-name="Preformatted_20_Text"><text:s text:c="16"/>c_str</text:p>
      <text:p text:style-name="Preformatted_20_Text"><text:s text:c="16"/>cura</text:p>
      <text:p text:style-name="Preformatted_20_Text"/>
      <text:p text:style-name="Preformatted_20_Text"/>
      <text:p text:style-name="Preformatted_20_Text"/>
      <text:h text:style-name="P32" text:outline-level="4">Parse B</text:h>
      <text:p text:style-name="Preformatted_20_Text"/>
      <text:p text:style-name="Preformatted_20_Text"/>
      <text:p text:style-name="Preformatted_20_Text">7.47---&gt;</text:p>
      <text:p text:style-name="Preformatted_20_Text">[illocutionary_force:statement,vg:[selected_reading:habeo_have,polarity:pos,cat:vg,pathlist:[p(8,9)],hp:[p(8,9)],gender:_103708,w:0,pos:v,class:tr_cod,type:finite,lex:habere,voice:pass,txt:habebantur,tense:imperfect,kind:std,mood:indicative,number:pl,person:3],subject:[number:pl,gender:neuter,pathlist:[p(5,6)],hp:[p(5,6)],index:i(p(5,6)),distance:[0],cat:np,sem:[abstract,thing],class:common,lextype:full,origin:adj,person:3,type:core,lex:externus,txt:externa,case:nom,w:0.5,c_str:externa],agent:[pathlist:[p(0,1),p(1,2),p(2,3),p(3,4),p(4,5)],hp:[p(4,5)],index:i(p(4,5)),distance:[0],cat:np,class:pc2np,sem:[hum,thing,abstract],number:pl,person:3,gender:fem,type:core,lex:anima,lextype:full,case:abl,w:6,type_pp:ppcentered,c_str:[head:[pathlist:[p(4,5)],hp:[p(4,5)],index:i(p(4,5)),distance:[0],cat:np,sem:[hum,thing,abstract],class:common,lextype:full,origin:noun,number:pl,person:3,gender:fem,type:core,lex:anima,txt:animis,case:abl,w:1,c_str:animis],participle_clause:[pathlist:[p(0,1),p(1,2),p(2,3),p(3,4)],hp:[p(0,1)],distance:[0],cat:ppclause,w:4,type:ppcentered,number:pl,gender:fem,lex:conuerto_turn,case:abl,c_str:[past_participle,conuerto_turn,[prep_cplt:[pathlist:[p(1,2),p(2,3),p(3,4)],hp:[p(3,4)],distance:[0],index:i(p(3,4)),case:acc,prep:ad,sem:[thing],lex:bellum,w: -1,type:core,cat:pp,c_str:[prep:ad,head:[pathlist:[p(2,3),p(3,4)],hp:[p(3,4)],index:i(p(3,4)),distance:[0],cat:np,class:common,sem:[thing],number:sing,person:3,gender:neuter,type:core,lex:bellum,lextype:full,case:acc,w:2,c_str:[head:[pathlist:[p(3,4)],pos:noun,txt:bellum,lex:bellum,case:acc,gender:neuter,class:common,ab:time,number:sing,sem:[thing]],adjp:[cat:adjp,pathlist:[p(2,3)],distance:[0],hp:[p(2,3)],case:acc,number:sing,gender:neuter,lex:ciuilis,type:std,w:1,c_str:ciuilis]]]]]]]]]],prep_phrase_adjunct_2:[pathlist:[p(6,7),p(7,8)],hp:[p(7,8)],distance:[0],index:i(p(7,8)),case:abl,prep:sine,sem:[abstract],lex:cura,w:1,type:core,cat:pp,c_str:[prep:sine,head:[pathlist:[p(7,8)],hp:[p(7,8)],index:i(p(7,8)),distance:[0],cat:np,sem:[abstract],class:common,lextype:full,origin:noun,number:sing,person:3,gender:fem,type:core,lex:cura,txt:cura,case:abl,w:1,c_str:cura]]]]</text:p>
      <text:p text:style-name="Preformatted_20_Text"><text:s text:c="4"/>illocutionary_force:statement</text:p>
      <text:p text:style-name="Preformatted_20_Text"><text:s text:c="4"/>vg</text:p>
      <text:p text:style-name="Preformatted_20_Text"><text:s text:c="8"/>selected_reading:habeo_have</text:p>
      <text:p text:style-name="Preformatted_20_Text"><text:s text:c="8"/>polarity:pos</text:p>
      <text:p text:style-name="Preformatted_20_Text"><text:s text:c="8"/>cat:vg</text:p>
      <text:p text:style-name="Preformatted_20_Text"><text:s text:c="8"/>* habebantur * </text:p>
      <text:p text:style-name="Preformatted_20_Text"><text:s text:c="8"/>pos:v</text:p>
      <text:p text:style-name="Preformatted_20_Text"><text:s text:c="8"/>lex:habere</text:p>
      <text:p text:style-name="Preformatted_20_Text"><text:s text:c="8"/>voice:pass</text:p>
      <text:p text:style-name="Preformatted_20_Text"><text:s text:c="8"/>tense:im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neuter</text:p>
      <text:p text:style-name="Preformatted_20_Text"><text:s text:c="8"/>* externa * </text:p>
      <text:p text:style-name="Preformatted_20_Text"><text:s text:c="8"/>index:i(p(5,6))</text:p>
      <text:p text:style-name="Preformatted_20_Text"><text:s text:c="8"/>cat:np</text:p>
      <text:p text:style-name="Preformatted_20_Text"><text:s text:c="8"/>sem:[abstract,thing]</text:p>
      <text:p text:style-name="Preformatted_20_Text"><text:s text:c="8"/>person:3</text:p>
      <text:p text:style-name="Preformatted_20_Text"><text:s text:c="8"/>lex:externus</text:p>
      <text:p text:style-name="Preformatted_20_Text"><text:s text:c="8"/>case:nom</text:p>
      <text:p text:style-name="Preformatted_20_Text"><text:s text:c="8"/>c_str</text:p>
      <text:p text:style-name="Preformatted_20_Text"><text:s text:c="8"/>externa</text:p>
      <text:p text:style-name="Preformatted_20_Text"><text:s text:c="4"/>agent</text:p>
      <text:p text:style-name="Preformatted_20_Text"><text:s text:c="8"/>* conuersis * * ad * * ciuile * * bellum * * animis * </text:p>
      <text:p text:style-name="Preformatted_20_Text"><text:s text:c="8"/>index:i(p(4,5))</text:p>
      <text:p text:style-name="Preformatted_20_Text"><text:s text:c="8"/>cat:np</text:p>
      <text:p text:style-name="Preformatted_20_Text"><text:s text:c="8"/>sem:[abstract,thing]</text:p>
      <text:p text:style-name="Preformatted_20_Text"><text:s text:c="8"/>number:pl</text:p>
      <text:p text:style-name="Preformatted_20_Text"><text:s text:c="8"/>person:3</text:p>
      <text:p text:style-name="Preformatted_20_Text"><text:s text:c="8"/>gender:masc</text:p>
      <text:p text:style-name="Preformatted_20_Text"><text:s text:c="8"/>lex:animus</text:p>
      <text:p text:style-name="Preformatted_20_Text"><text:s text:c="8"/>case:abl</text:p>
      <text:p text:style-name="Preformatted_20_Text"><text:s text:c="8"/>c_str</text:p>
      <text:p text:style-name="Preformatted_20_Text"><text:s text:c="12"/>head</text:p>
      <text:p text:style-name="Preformatted_20_Text"><text:soft-page-break/><text:s text:c="16"/>* animis * </text:p>
      <text:p text:style-name="Preformatted_20_Text"><text:s text:c="16"/>index:i(p(4,5))</text:p>
      <text:p text:style-name="Preformatted_20_Text"><text:s text:c="16"/>cat:np</text:p>
      <text:p text:style-name="Preformatted_20_Text"><text:s text:c="16"/>sem:[abstract,thing]</text:p>
      <text:p text:style-name="Preformatted_20_Text"><text:s text:c="16"/>number:pl</text:p>
      <text:p text:style-name="Preformatted_20_Text"><text:s text:c="16"/>person:3</text:p>
      <text:p text:style-name="Preformatted_20_Text"><text:s text:c="16"/>gender:masc</text:p>
      <text:p text:style-name="Preformatted_20_Text"><text:s text:c="16"/>lex:animus</text:p>
      <text:p text:style-name="Preformatted_20_Text"><text:s text:c="16"/>case:abl</text:p>
      <text:p text:style-name="Preformatted_20_Text"><text:s text:c="16"/>c_str</text:p>
      <text:p text:style-name="Preformatted_20_Text"><text:s text:c="16"/>animis</text:p>
      <text:p text:style-name="Preformatted_20_Text"><text:s text:c="12"/>participle_clause</text:p>
      <text:p text:style-name="Preformatted_20_Text"><text:s text:c="16"/>* conuersis * * ad * * ciuile * * bellum * </text:p>
      <text:p text:style-name="Preformatted_20_Text"><text:s text:c="16"/>cat:ppclause</text:p>
      <text:p text:style-name="Preformatted_20_Text"><text:s text:c="16"/>number:pl</text:p>
      <text:p text:style-name="Preformatted_20_Text"><text:s text:c="16"/>gender:masc</text:p>
      <text:p text:style-name="Preformatted_20_Text"><text:s text:c="16"/>lex:conuerto_turn</text:p>
      <text:p text:style-name="Preformatted_20_Text"><text:s text:c="16"/>case:abl</text:p>
      <text:p text:style-name="Preformatted_20_Text"><text:s text:c="16"/>c_str</text:p>
      <text:p text:style-name="Preformatted_20_Text"><text:s text:c="20"/>past_participle</text:p>
      <text:p text:style-name="Preformatted_20_Text"><text:s text:c="20"/>conuerto_turn</text:p>
      <text:p text:style-name="Preformatted_20_Text"><text:s text:c="24"/>prep_cplt</text:p>
      <text:p text:style-name="Preformatted_20_Text"><text:s text:c="28"/>* ad * * ciuile * * bellum * </text:p>
      <text:p text:style-name="Preformatted_20_Text"><text:s text:c="28"/>index:i(p(3,4))</text:p>
      <text:p text:style-name="Preformatted_20_Text"><text:s text:c="28"/>case:acc</text:p>
      <text:p text:style-name="Preformatted_20_Text"><text:s text:c="28"/>prep:ad</text:p>
      <text:p text:style-name="Preformatted_20_Text"><text:s text:c="28"/>sem:[thing]</text:p>
      <text:p text:style-name="Preformatted_20_Text"><text:s text:c="28"/>lex:bellum</text:p>
      <text:p text:style-name="Preformatted_20_Text"><text:s text:c="28"/>cat:pp</text:p>
      <text:p text:style-name="Preformatted_20_Text"><text:s text:c="28"/>c_str</text:p>
      <text:p text:style-name="Preformatted_20_Text"><text:s text:c="32"/>prep:ad</text:p>
      <text:p text:style-name="Preformatted_20_Text"><text:s text:c="32"/>head</text:p>
      <text:p text:style-name="Preformatted_20_Text"><text:s text:c="36"/>* ciuile * * bellum * </text:p>
      <text:p text:style-name="Preformatted_20_Text"><text:s text:c="36"/>index:i(p(3,4))</text:p>
      <text:p text:style-name="Preformatted_20_Text"><text:s text:c="36"/>cat:np</text:p>
      <text:p text:style-name="Preformatted_20_Text"><text:s text:c="36"/>sem:[thing]</text:p>
      <text:p text:style-name="Preformatted_20_Text"><text:s text:c="36"/>number:sing</text:p>
      <text:p text:style-name="Preformatted_20_Text"><text:s text:c="36"/>person:3</text:p>
      <text:p text:style-name="Preformatted_20_Text"><text:s text:c="36"/>gender:neuter</text:p>
      <text:p text:style-name="Preformatted_20_Text"><text:s text:c="36"/>lex:bellum</text:p>
      <text:p text:style-name="Preformatted_20_Text"><text:s text:c="36"/>case:acc</text:p>
      <text:p text:style-name="Preformatted_20_Text"><text:s text:c="36"/>c_str</text:p>
      <text:p text:style-name="Preformatted_20_Text"><text:s text:c="40"/>head</text:p>
      <text:p text:style-name="Preformatted_20_Text"><text:s text:c="44"/>* bellum * </text:p>
      <text:p text:style-name="Preformatted_20_Text"><text:s text:c="44"/>pos:noun</text:p>
      <text:p text:style-name="Preformatted_20_Text"><text:s text:c="44"/>lex:bellum</text:p>
      <text:p text:style-name="Preformatted_20_Text"><text:s text:c="44"/>case:acc</text:p>
      <text:p text:style-name="Preformatted_20_Text"><text:s text:c="44"/>gender:neuter</text:p>
      <text:p text:style-name="Preformatted_20_Text"><text:s text:c="44"/>number:sing</text:p>
      <text:p text:style-name="Preformatted_20_Text"><text:s text:c="44"/>sem:[thing]</text:p>
      <text:p text:style-name="Preformatted_20_Text"><text:s text:c="40"/>adjp</text:p>
      <text:p text:style-name="Preformatted_20_Text"><text:s text:c="44"/>cat:adjp</text:p>
      <text:p text:style-name="Preformatted_20_Text"><text:s text:c="44"/>* ciuile * </text:p>
      <text:p text:style-name="Preformatted_20_Text"><text:s text:c="44"/>case:acc</text:p>
      <text:p text:style-name="Preformatted_20_Text"><text:s text:c="44"/>number:sing</text:p>
      <text:p text:style-name="Preformatted_20_Text"><text:s text:c="44"/>gender:neuter</text:p>
      <text:p text:style-name="Preformatted_20_Text"><text:s text:c="44"/>lex:ciuilis</text:p>
      <text:p text:style-name="Preformatted_20_Text"><text:s text:c="44"/>c_str</text:p>
      <text:p text:style-name="Preformatted_20_Text"><text:s text:c="44"/>ciuilis</text:p>
      <text:p text:style-name="Preformatted_20_Text"><text:s text:c="4"/>prep_phrase_adjunct_2</text:p>
      <text:p text:style-name="Preformatted_20_Text"><text:s text:c="8"/>* sine * * cura * </text:p>
      <text:p text:style-name="Preformatted_20_Text"><text:s text:c="8"/>index:i(p(7,8))</text:p>
      <text:p text:style-name="Preformatted_20_Text"><text:s text:c="8"/>case:abl</text:p>
      <text:p text:style-name="Preformatted_20_Text"><text:s text:c="8"/>prep:sine</text:p>
      <text:p text:style-name="Preformatted_20_Text"><text:soft-page-break/><text:s text:c="8"/>sem:[abstract]</text:p>
      <text:p text:style-name="Preformatted_20_Text"><text:s text:c="8"/>lex:cura</text:p>
      <text:p text:style-name="Preformatted_20_Text"><text:s text:c="8"/>cat:pp</text:p>
      <text:p text:style-name="Preformatted_20_Text"><text:s text:c="8"/>c_str</text:p>
      <text:p text:style-name="Preformatted_20_Text"><text:s text:c="12"/>prep:sine</text:p>
      <text:p text:style-name="Preformatted_20_Text"><text:s text:c="12"/>head</text:p>
      <text:p text:style-name="Preformatted_20_Text"><text:s text:c="16"/>* cura * </text:p>
      <text:p text:style-name="Preformatted_20_Text"><text:s text:c="16"/>index:i(p(7,8))</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cura</text:p>
      <text:p text:style-name="Preformatted_20_Text"><text:s text:c="16"/>case:abl</text:p>
      <text:p text:style-name="Preformatted_20_Text"><text:s text:c="16"/>c_str</text:p>
      <text:p text:style-name="Preformatted_20_Text"><text:s text:c="16"/>cura</text:p>
      <text:p text:style-name="Preformatted_20_Text"/>
      <text:p text:style-name="Preformatted_20_Text"/>
      <text:p text:style-name="Preformatted_20_Text"/>
      <text:p text:style-name="Preformatted_20_Text"/>
      <text:p text:style-name="P12">Comment : parses OK, diff is in 'origin' feature of 'externus' (no incidenceon parse as such). Both parses propose an agent reading of 'conversis animis', not an AA reading (ablatif absolu)</text:p>
      <text:p text:style-name="P16">% 41 Tacitus Ann 16 34 1 a.</text:p>
      <text:h text:style-name="Heading_20_3" text:outline-level="3">Arriam tentantem exemplum matris sequi monet retinere vitam.</text:h>
      <text:p text:style-name="Preformatted_20_Text">[0/arriam,1/tentantem,2/exemplum,3/matris,4/sequi,5/monet,6/retinere,7/uitam,endpos(8)]</text:p>
      <text:p text:style-name="Preformatted_20_Text">cputime : 2.375</text:p>
      <text:p text:style-name="Preformatted_20_Text"/>
      <text:p text:style-name="Preformatted_20_Text">11.5---&gt;</text:p>
      <text:p text:style-name="Preformatted_20_Text">[illocutionary_force:statement,vg:[selected_reading:moneo_advise,polarity:pos,cat:vg,pathlist:[p(5,6)],hp:[p(5,6)],gender:_87854,w:0,pos:v,class:tr_cod,type:finite,lex:monere,voice:act,txt:monet,tense:present,kind:std,mood:indicative,number:sing,person:3],subject:[source:context_retrievable,number:sing,gender:_88046,person:3,cat:np,index:i(0,0),constraints_to_be_met:[sem:[hum]],distance:[0],pathlist:[],case:nom,w: -1],object:[pathlist:[p(0,1),p(1,2),p(2,3),p(3,4),p(4,5)],hp:[p(0,1)],index:i(p(0,1)),distance:[0],cat:np,class:pc2np,sem:[female],number:sing,person:3,gender:fem,type:core,lex:arria,lextype:full,case:acc,w:7.5,type_pp:pprcentered,c_str:[head:[pathlist:[p(0,1)],hp:[p(0,1)],index:i(p(0,1)),distance:[0],cat:np,sem:[female],class:proper,lex:arria,lextype:full,number:sing,person:3,gender:fem,type:core,case:acc,w:1,c_str:arria],participle_clause:[pathlist:[p(1,2),p(2,3),p(3,4),p(4,5)],hp:[p(1,2)],distance:[0],cat:ppclause,w:5.5,type:pprcentered,number:sing,gender:or([masc,fem]),lex:tento_try,case:acc,c_str:[present_participle,tento_try,[object:[cat:pred,type:nonfinite_i,mood:infinitive,tense:present,class:m,pathlist:[p(2,3),p(3,4),p(4,5)],distance:[0],number:_89056,gender:_89068,person:_89080,case:or([nom,acc]),sem:_89120,polarity:pos,gap:_89144,w:2.5,flagint:no,c_str:[vg:[selected_reading:sequor_follow,polarity:pos,cat:vg,pathlist:[p(4,5)],hp:[p(4,5)],gender:_89288,w:0,pos:v,class:tr_cod,type:nonfinite,lex:sequi_2,voice:act,txt:sequi,tense:present,kind:dep,mood:infinitive,number:_89420,person:_89432],object:[pathlist:[p(2,3),p(3,4)],hp:[p(2,3)],index:i([p(2,3)]),distance:[0],sem:[thing,abstract],number:sing,person:3,cat:np,lex:exemplum,lextype:full,gender:neuter,type:full,case:acc,class:common,w:1.5,c_str:[head:[pathlist:[p(2,3)],hp:[p(2,3)],index:i(p(2,3)),distance:[0],cat:np,sem:[thing,abstract],class:common,lextype:full,origin:noun,number:sing,person:3,gender:neuter,type:core,lex:exemplum,txt:exemplum,case:acc,w:1,c_str:exemplum],noun_cplt:[pathlist:[p(3,4)],hp:[p(3,4)],index:i(p(3,4)),distance:[0],cat:np,sem:[hum],class:common,lextype:full,origin:noun,number:sing,person:3,gender:fem,type:core,lex:mater,txt:matris,case:gen,w:1,c_str:matris]]]]]]]]]],cplt:[cat:pred,type:nonfinite_i,mood:infinitive,tense:present,class:m,pathlist:[p(6,7),p(7,8)],distance:[0],number:_90368,gender:_90380,person:_90392,case:or([nom,acc]),sem:_90432,polarity:pos,gap:_90456,w:2,flagint:no,c_str:[vg:[selected_reading:retineo_keep,polarity:pos,cat:vg,pathlist:[p(6,7)],hp:[p(6,7)],gender:_90594,w:0,pos:v,class:tr_cod,type:nonfinite,lex:retinere,voice:act,txt:retinere,tense:present,kind:std,mood:infinitive,number:_90726,person:_90738],object:[pathlist:[p(7,8)],hp:[p(7,8)],index:i(p(7,8)),distance:[0],cat:np,sem:[thing,abstract,time],class:common,lextype:full,origin:noun,number:sing,person:3,gender:fem,type:core,lex:uita,txt:uitam,case:acc,w:1,c_str:uitam]]]]</text:p>
      <text:p text:style-name="Preformatted_20_Text"/>
      <text:p text:style-name="Preformatted_20_Text"><text:s text:c="4"/>illocutionary_force:statement</text:p>
      <text:p text:style-name="Preformatted_20_Text"><text:s text:c="4"/>vg</text:p>
      <text:p text:style-name="Preformatted_20_Text"><text:s text:c="8"/>selected_reading:moneo_advise</text:p>
      <text:p text:style-name="Preformatted_20_Text"><text:s text:c="8"/>polarity:pos</text:p>
      <text:p text:style-name="Preformatted_20_Text"><text:s text:c="8"/>cat:vg</text:p>
      <text:p text:style-name="Preformatted_20_Text"><text:s text:c="8"/>* monet * </text:p>
      <text:p text:style-name="Preformatted_20_Text"><text:s text:c="8"/>pos:v</text:p>
      <text:p text:style-name="Preformatted_20_Text"><text:s text:c="8"/>lex:mon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source:context_retrievable</text:p>
      <text:p text:style-name="Preformatted_20_Text"><text:s text:c="8"/>number:sing</text:p>
      <text:p text:style-name="Preformatted_20_Text"><text:s text:c="8"/>person:3</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arriam * * tentantem * * exemplum * * matris * * sequi * </text:p>
      <text:p text:style-name="Preformatted_20_Text"><text:s text:c="8"/>index:i(p(0,1))</text:p>
      <text:p text:style-name="Preformatted_20_Text"><text:s text:c="8"/>cat:np</text:p>
      <text:p text:style-name="Preformatted_20_Text"><text:s text:c="8"/>sem:[female]</text:p>
      <text:p text:style-name="Preformatted_20_Text"><text:soft-page-break/><text:s text:c="8"/>number:sing</text:p>
      <text:p text:style-name="Preformatted_20_Text"><text:s text:c="8"/>person:3</text:p>
      <text:p text:style-name="Preformatted_20_Text"><text:s text:c="8"/>gender:fem</text:p>
      <text:p text:style-name="Preformatted_20_Text"><text:s text:c="8"/>lex:arria</text:p>
      <text:p text:style-name="Preformatted_20_Text"><text:s text:c="8"/>case:acc</text:p>
      <text:p text:style-name="Preformatted_20_Text"><text:s text:c="8"/>c_str</text:p>
      <text:p text:style-name="Preformatted_20_Text"><text:s text:c="12"/>head</text:p>
      <text:p text:style-name="Preformatted_20_Text"><text:s text:c="16"/>* arriam * </text:p>
      <text:p text:style-name="Preformatted_20_Text"><text:s text:c="16"/>index:i(p(0,1))</text:p>
      <text:p text:style-name="Preformatted_20_Text"><text:s text:c="16"/>cat:np</text:p>
      <text:p text:style-name="Preformatted_20_Text"><text:s text:c="16"/>sem:[female]</text:p>
      <text:p text:style-name="Preformatted_20_Text"><text:s text:c="16"/>lex:arria</text:p>
      <text:p text:style-name="Preformatted_20_Text"><text:s text:c="16"/>number:sing</text:p>
      <text:p text:style-name="Preformatted_20_Text"><text:s text:c="16"/>person:3</text:p>
      <text:p text:style-name="Preformatted_20_Text"><text:s text:c="16"/>gender:fem</text:p>
      <text:p text:style-name="Preformatted_20_Text"><text:s text:c="16"/>case:acc</text:p>
      <text:p text:style-name="Preformatted_20_Text"><text:s text:c="16"/>c_str</text:p>
      <text:p text:style-name="Preformatted_20_Text"><text:s text:c="16"/>arria</text:p>
      <text:p text:style-name="Preformatted_20_Text"><text:s text:c="12"/>participle_clause</text:p>
      <text:p text:style-name="Preformatted_20_Text"><text:s text:c="16"/>* tentantem * * exemplum * * matris * * sequi * </text:p>
      <text:p text:style-name="Preformatted_20_Text"><text:s text:c="16"/>cat:ppclause</text:p>
      <text:p text:style-name="Preformatted_20_Text"><text:s text:c="16"/>number:sing</text:p>
      <text:p text:style-name="Preformatted_20_Text"><text:s text:c="16"/>gender:or([masc,fem])</text:p>
      <text:p text:style-name="Preformatted_20_Text"><text:s text:c="16"/>lex:tento_try</text:p>
      <text:p text:style-name="Preformatted_20_Text"><text:s text:c="16"/>case:acc</text:p>
      <text:p text:style-name="Preformatted_20_Text"><text:s text:c="16"/>c_str</text:p>
      <text:p text:style-name="Preformatted_20_Text"><text:s text:c="20"/>present_participle</text:p>
      <text:p text:style-name="Preformatted_20_Text"><text:s text:c="20"/>tento_try</text:p>
      <text:p text:style-name="Preformatted_20_Text"><text:s text:c="24"/>object</text:p>
      <text:p text:style-name="Preformatted_20_Text"><text:s text:c="28"/>cat:pred</text:p>
      <text:p text:style-name="Preformatted_20_Text"><text:s text:c="28"/>mood:infinitive</text:p>
      <text:p text:style-name="Preformatted_20_Text"><text:s text:c="28"/>tense:present</text:p>
      <text:p text:style-name="Preformatted_20_Text"><text:s text:c="28"/>* exemplum * * matris * * sequi * </text:p>
      <text:p text:style-name="Preformatted_20_Text"><text:s text:c="28"/>case:or([nom,acc])</text:p>
      <text:p text:style-name="Preformatted_20_Text"><text:s text:c="28"/>polarity:pos</text:p>
      <text:p text:style-name="Preformatted_20_Text"><text:s text:c="28"/>c_str</text:p>
      <text:p text:style-name="Preformatted_20_Text"><text:s text:c="32"/>vg</text:p>
      <text:p text:style-name="Preformatted_20_Text"><text:s text:c="36"/>selected_reading:sequor_follow</text:p>
      <text:p text:style-name="Preformatted_20_Text"><text:s text:c="36"/>polarity:pos</text:p>
      <text:p text:style-name="Preformatted_20_Text"><text:s text:c="36"/>cat:vg</text:p>
      <text:p text:style-name="Preformatted_20_Text"><text:s text:c="36"/>* sequi * </text:p>
      <text:p text:style-name="Preformatted_20_Text"><text:s text:c="36"/>pos:v</text:p>
      <text:p text:style-name="Preformatted_20_Text"><text:s text:c="36"/>lex:sequi_2</text:p>
      <text:p text:style-name="Preformatted_20_Text"><text:s text:c="36"/>voice:act</text:p>
      <text:p text:style-name="Preformatted_20_Text"><text:s text:c="36"/>tense:present</text:p>
      <text:p text:style-name="Preformatted_20_Text"><text:s text:c="36"/>mood:infinitive</text:p>
      <text:p text:style-name="Preformatted_20_Text"><text:s text:c="32"/>object</text:p>
      <text:p text:style-name="Preformatted_20_Text"><text:s text:c="36"/>* exemplum * * matris * </text:p>
      <text:p text:style-name="Preformatted_20_Text"><text:s text:c="36"/>index:i([p(2,3)])</text:p>
      <text:p text:style-name="Preformatted_20_Text"><text:s text:c="36"/>sem:[thing,abstract]</text:p>
      <text:p text:style-name="Preformatted_20_Text"><text:s text:c="36"/>number:sing</text:p>
      <text:p text:style-name="Preformatted_20_Text"><text:s text:c="36"/>person:3</text:p>
      <text:p text:style-name="Preformatted_20_Text"><text:s text:c="36"/>cat:np</text:p>
      <text:p text:style-name="Preformatted_20_Text"><text:s text:c="36"/>lex:exemplum</text:p>
      <text:p text:style-name="Preformatted_20_Text"><text:s text:c="36"/>gender:neuter</text:p>
      <text:p text:style-name="Preformatted_20_Text"><text:s text:c="36"/>case:acc</text:p>
      <text:p text:style-name="Preformatted_20_Text"><text:s text:c="36"/>c_str</text:p>
      <text:p text:style-name="Preformatted_20_Text"><text:s text:c="40"/>head</text:p>
      <text:p text:style-name="Preformatted_20_Text"><text:s text:c="44"/>* exemplum * </text:p>
      <text:p text:style-name="Preformatted_20_Text"><text:s text:c="44"/>index:i(p(2,3))</text:p>
      <text:p text:style-name="Preformatted_20_Text"><text:s text:c="44"/>cat:np</text:p>
      <text:p text:style-name="Preformatted_20_Text"><text:s text:c="44"/>sem:[thing,abstract]</text:p>
      <text:p text:style-name="Preformatted_20_Text"><text:s text:c="44"/>number:sing</text:p>
      <text:p text:style-name="Preformatted_20_Text"><text:s text:c="44"/>person:3</text:p>
      <text:p text:style-name="Preformatted_20_Text"><text:soft-page-break/><text:s text:c="44"/>gender:neuter</text:p>
      <text:p text:style-name="Preformatted_20_Text"><text:s text:c="44"/>lex:exemplum</text:p>
      <text:p text:style-name="Preformatted_20_Text"><text:s text:c="44"/>case:acc</text:p>
      <text:p text:style-name="Preformatted_20_Text"><text:s text:c="44"/>c_str</text:p>
      <text:p text:style-name="Preformatted_20_Text"><text:s text:c="44"/>exemplum</text:p>
      <text:p text:style-name="Preformatted_20_Text"><text:s text:c="40"/>noun_cplt</text:p>
      <text:p text:style-name="Preformatted_20_Text"><text:s text:c="44"/>* matris * </text:p>
      <text:p text:style-name="Preformatted_20_Text"><text:s text:c="44"/>index:i(p(3,4))</text:p>
      <text:p text:style-name="Preformatted_20_Text"><text:s text:c="44"/>cat:np</text:p>
      <text:p text:style-name="Preformatted_20_Text"><text:s text:c="44"/>sem:[hum]</text:p>
      <text:p text:style-name="Preformatted_20_Text"><text:s text:c="44"/>number:sing</text:p>
      <text:p text:style-name="Preformatted_20_Text"><text:s text:c="44"/>person:3</text:p>
      <text:p text:style-name="Preformatted_20_Text"><text:s text:c="44"/>gender:fem</text:p>
      <text:p text:style-name="Preformatted_20_Text"><text:s text:c="44"/>lex:mater</text:p>
      <text:p text:style-name="Preformatted_20_Text"><text:s text:c="44"/>case:gen</text:p>
      <text:p text:style-name="Preformatted_20_Text"><text:s text:c="44"/>c_str</text:p>
      <text:p text:style-name="Preformatted_20_Text"><text:s text:c="44"/>matris</text:p>
      <text:p text:style-name="Preformatted_20_Text"><text:s text:c="4"/>cplt</text:p>
      <text:p text:style-name="Preformatted_20_Text"><text:s text:c="8"/>cat:pred</text:p>
      <text:p text:style-name="Preformatted_20_Text"><text:s text:c="8"/>mood:infinitive</text:p>
      <text:p text:style-name="Preformatted_20_Text"><text:s text:c="8"/>tense:present</text:p>
      <text:p text:style-name="Preformatted_20_Text"><text:s text:c="8"/>* retinere * * uitam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retineo_keep</text:p>
      <text:p text:style-name="Preformatted_20_Text"><text:s text:c="16"/>polarity:pos</text:p>
      <text:p text:style-name="Preformatted_20_Text"><text:s text:c="16"/>cat:vg</text:p>
      <text:p text:style-name="Preformatted_20_Text"><text:s text:c="16"/>* retinere * </text:p>
      <text:p text:style-name="Preformatted_20_Text"><text:s text:c="16"/>pos:v</text:p>
      <text:p text:style-name="Preformatted_20_Text"><text:s text:c="16"/>lex:retine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uitam * </text:p>
      <text:p text:style-name="Preformatted_20_Text"><text:s text:c="16"/>index:i(p(7,8))</text:p>
      <text:p text:style-name="Preformatted_20_Text"><text:s text:c="16"/>cat:np</text:p>
      <text:p text:style-name="Preformatted_20_Text"><text:s text:c="16"/>sem:[thing,abstract,time]</text:p>
      <text:p text:style-name="Preformatted_20_Text"><text:s text:c="16"/>number:sing</text:p>
      <text:p text:style-name="Preformatted_20_Text"><text:s text:c="16"/>person:3</text:p>
      <text:p text:style-name="Preformatted_20_Text"><text:s text:c="16"/>gender:fem</text:p>
      <text:p text:style-name="Preformatted_20_Text"><text:s text:c="16"/>lex:uita</text:p>
      <text:p text:style-name="Preformatted_20_Text"><text:s text:c="16"/>case:acc</text:p>
      <text:p text:style-name="Preformatted_20_Text"><text:s text:c="16"/>c_str</text:p>
      <text:p text:style-name="Preformatted_20_Text"><text:s text:c="16"/>uitam</text:p>
      <text:p text:style-name="Preformatted_20_Text"/>
      <text:p text:style-name="Preformatted_20_Text"/>
      <text:p text:style-name="Preformatted_20_Text"/>
      <text:p text:style-name="Preformatted_20_Text"/>
      <text:p text:style-name="P12">Comment : parse OK</text:p>
      <text:p text:style-name="Preformatted_20_Text"/>
      <text:p text:style-name="P16">% 41 Tacitus Ann 16 34 1 b.</text:p>
      <text:h text:style-name="Heading_20_3" text:outline-level="3">Arriam monet filiae communi subsidium unicum non adimere.</text:h>
      <text:p text:style-name="Text_20_body"/>
      <text:p text:style-name="Preformatted_20_Text">[0/arriam,1/monet,2/filiae,3/communi,4/subsidium,5/unicum,6/non,7/adimere,endpos(8)]</text:p>
      <text:p text:style-name="Preformatted_20_Text">cputime : 1.421875</text:p>
      <text:p text:style-name="Preformatted_20_Text"/>
      <text:p text:style-name="Preformatted_20_Text">8.98---&gt;</text:p>
      <text:p text:style-name="Preformatted_20_Text">[illocutionary_force:statement,vg:[selected_reading:moneo_advise,polarity:pos,cat:vg,pathlist:[p(1,2)],hp:[p(1,2)],gender:_90056,w:0,pos:v,class:tr_cod,type:finite,lex:monere,voice:act,txt:monet,tense:present,kind:std,mood:indicative,number:sing,person:3],subject:[source:context_retrievable,number:sing,gender:_90248,person:3,cat:np,index:i(0,0),constraints_to_be_met:[sem:[hum]],distance:[0],pathlist:[],case:nom,w: -1],object:[pathlist:[p(0,1)],hp:[p(0,1)],index:i(p(0,1)),distance:[0],cat:np,sem:[female],class:proper,lex:arria,lextype:full,number:sing,person:3,gender:fem,type:core,case:acc,w:1,c_str:arria],cplt:[cat:pred,type:nonfinite_i,mood:infinitive,tense:present,class:m,pathlist:[p(2,3),p(3,4),p(4,5),p(5,6),p(6,7),p(7,8)],distance:[0],number:_90810,gender:_90822,person:_90834,case:or([nom,acc]),sem:_90874,polarity:neg,gap:_90898,w:5.98,flagint:no,c_str:[vg:[selected_reading:adimo_deprive,polarity:neg,w:0,pathlist:[p(6,7),p(7,8)],cat:vg,hp:[p(7,8)],gender:_91060,pos:v,class:tr_cod,type:nonfinite,lex:adimere,voice:act,txt:adimere,tense:present,kind:std,mood:infinitive,number:_91180,person:_91192],object:[pathlist:[p(4,5),p(5,6)],hp:[p(4,5)],index:i(p(4,5)),distance:[0],cat:np,class:common,sem:[abstract],number:sing,person:3,gender:neuter,type:core,lex:subsidium,lextype:full,case:acc,w:2,c_str:[head:[pathlist:[p(4,5)],pos:noun,txt:subsidium,lex:subsidium,case:acc,gender:neuter,class:common,ab:no,number:sing,sem:[abstract]],adjp:[cat:adjp,pathlist:[p(5,6)],distance:[0],hp:[p(5,6)],case:acc,number:sing,gender:neuter,lex:unicus,type:std,w:1,c_str:unicus]]],i_object:[pathlist:[p(2,3),p(3,4)],hp:[p(2,3)],index:i(p(2,3)),distance:[0],cat:np,class:common,sem:[hum],number:sing,person:3,gender:fem,type:core,lex:filia,lextype:full,case:dat,w:2,c_str:[head:[pathlist:[p(2,3)],pos:noun,txt:filiae,lex:filia,case:dat,gender:fem,class:common,ab:no,number:sing,sem:[hum]],adjp:[cat:adjp,pathlist:[p(3,4)],distance:[0],hp:[p(3,4)],case:dat,number:sing,gender:fem,lex:communis,type:std,w:1,c_str:communis]]]]]]</text:p>
      <text:p text:style-name="Preformatted_20_Text"/>
      <text:p text:style-name="Preformatted_20_Text"><text:s text:c="4"/>illocutionary_force:statement</text:p>
      <text:p text:style-name="Preformatted_20_Text"><text:s text:c="4"/>vg</text:p>
      <text:p text:style-name="Preformatted_20_Text"><text:s text:c="8"/>selected_reading:moneo_advise</text:p>
      <text:p text:style-name="Preformatted_20_Text"><text:s text:c="8"/>polarity:pos</text:p>
      <text:p text:style-name="Preformatted_20_Text"><text:s text:c="8"/>cat:vg</text:p>
      <text:p text:style-name="Preformatted_20_Text"><text:s text:c="8"/>* monet * </text:p>
      <text:p text:style-name="Preformatted_20_Text"><text:s text:c="8"/>pos:v</text:p>
      <text:p text:style-name="Preformatted_20_Text"><text:s text:c="8"/>lex:mon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source:context_retrievable</text:p>
      <text:p text:style-name="Preformatted_20_Text"><text:s text:c="8"/>number:sing</text:p>
      <text:p text:style-name="Preformatted_20_Text"><text:s text:c="8"/>person:3</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arriam * </text:p>
      <text:p text:style-name="Preformatted_20_Text"><text:s text:c="8"/>index:i(p(0,1))</text:p>
      <text:p text:style-name="Preformatted_20_Text"><text:s text:c="8"/>cat:np</text:p>
      <text:p text:style-name="Preformatted_20_Text"><text:s text:c="8"/>sem:[female]</text:p>
      <text:p text:style-name="Preformatted_20_Text"><text:s text:c="8"/>lex:arria</text:p>
      <text:p text:style-name="Preformatted_20_Text"><text:s text:c="8"/>number:sing</text:p>
      <text:p text:style-name="Preformatted_20_Text"><text:s text:c="8"/>person:3</text:p>
      <text:p text:style-name="Preformatted_20_Text"><text:s text:c="8"/>gender:fem</text:p>
      <text:p text:style-name="Preformatted_20_Text"><text:s text:c="8"/>case:acc</text:p>
      <text:p text:style-name="Preformatted_20_Text"><text:s text:c="8"/>c_str</text:p>
      <text:p text:style-name="Preformatted_20_Text"><text:s text:c="8"/>arria</text:p>
      <text:p text:style-name="Preformatted_20_Text"><text:soft-page-break/><text:s text:c="4"/>cplt</text:p>
      <text:p text:style-name="Preformatted_20_Text"><text:s text:c="8"/>cat:pred</text:p>
      <text:p text:style-name="Preformatted_20_Text"><text:s text:c="8"/>mood:infinitive</text:p>
      <text:p text:style-name="Preformatted_20_Text"><text:s text:c="8"/>tense:present</text:p>
      <text:p text:style-name="Preformatted_20_Text"><text:s text:c="8"/>* filiae * * communi * * subsidium * * unicum * * non * * adimere * </text:p>
      <text:p text:style-name="Preformatted_20_Text"><text:s text:c="8"/>case:or([nom,acc])</text:p>
      <text:p text:style-name="Preformatted_20_Text"><text:s text:c="8"/>polarity:neg</text:p>
      <text:p text:style-name="Preformatted_20_Text"><text:s text:c="8"/>c_str</text:p>
      <text:p text:style-name="Preformatted_20_Text"><text:s text:c="12"/>vg</text:p>
      <text:p text:style-name="Preformatted_20_Text"><text:s text:c="16"/>selected_reading:adimo_deprive</text:p>
      <text:p text:style-name="Preformatted_20_Text"><text:s text:c="16"/>polarity:neg</text:p>
      <text:p text:style-name="Preformatted_20_Text"><text:s text:c="16"/>* non * * adimere * </text:p>
      <text:p text:style-name="Preformatted_20_Text"><text:s text:c="16"/>cat:vg</text:p>
      <text:p text:style-name="Preformatted_20_Text"><text:s text:c="16"/>pos:v</text:p>
      <text:p text:style-name="Preformatted_20_Text"><text:s text:c="16"/>lex:adime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subsidium * * unicum * </text:p>
      <text:p text:style-name="Preformatted_20_Text"><text:s text:c="16"/>index:i(p(4,5))</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neuter</text:p>
      <text:p text:style-name="Preformatted_20_Text"><text:s text:c="16"/>lex:subsidium</text:p>
      <text:p text:style-name="Preformatted_20_Text"><text:s text:c="16"/>case:acc</text:p>
      <text:p text:style-name="Preformatted_20_Text"><text:s text:c="16"/>c_str</text:p>
      <text:p text:style-name="Preformatted_20_Text"><text:s text:c="20"/>head</text:p>
      <text:p text:style-name="Preformatted_20_Text"><text:s text:c="24"/>* subsidium * </text:p>
      <text:p text:style-name="Preformatted_20_Text"><text:s text:c="24"/>pos:noun</text:p>
      <text:p text:style-name="Preformatted_20_Text"><text:s text:c="24"/>lex:subsidium</text:p>
      <text:p text:style-name="Preformatted_20_Text"><text:s text:c="24"/>case:acc</text:p>
      <text:p text:style-name="Preformatted_20_Text"><text:s text:c="24"/>gender:neuter</text:p>
      <text:p text:style-name="Preformatted_20_Text"><text:s text:c="24"/>number:sing</text:p>
      <text:p text:style-name="Preformatted_20_Text"><text:s text:c="24"/>sem:[abstract]</text:p>
      <text:p text:style-name="Preformatted_20_Text"><text:s text:c="20"/>adjp</text:p>
      <text:p text:style-name="Preformatted_20_Text"><text:s text:c="24"/>cat:adjp</text:p>
      <text:p text:style-name="Preformatted_20_Text"><text:s text:c="24"/>* unicum * </text:p>
      <text:p text:style-name="Preformatted_20_Text"><text:s text:c="24"/>case:acc</text:p>
      <text:p text:style-name="Preformatted_20_Text"><text:s text:c="24"/>number:sing</text:p>
      <text:p text:style-name="Preformatted_20_Text"><text:s text:c="24"/>gender:neuter</text:p>
      <text:p text:style-name="Preformatted_20_Text"><text:s text:c="24"/>lex:unicus</text:p>
      <text:p text:style-name="Preformatted_20_Text"><text:s text:c="24"/>c_str</text:p>
      <text:p text:style-name="Preformatted_20_Text"><text:s text:c="24"/>unicus</text:p>
      <text:p text:style-name="Preformatted_20_Text"><text:s text:c="12"/>i_object</text:p>
      <text:p text:style-name="Preformatted_20_Text"><text:s text:c="16"/>* filiae * * communi * </text:p>
      <text:p text:style-name="Preformatted_20_Text"><text:s text:c="16"/>index:i(p(2,3))</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fem</text:p>
      <text:p text:style-name="Preformatted_20_Text"><text:s text:c="16"/>lex:filia</text:p>
      <text:p text:style-name="Preformatted_20_Text"><text:s text:c="16"/>case:dat</text:p>
      <text:p text:style-name="Preformatted_20_Text"><text:s text:c="16"/>c_str</text:p>
      <text:p text:style-name="Preformatted_20_Text"><text:s text:c="20"/>head</text:p>
      <text:p text:style-name="Preformatted_20_Text"><text:s text:c="24"/>* filiae * </text:p>
      <text:p text:style-name="Preformatted_20_Text"><text:s text:c="24"/>pos:noun</text:p>
      <text:p text:style-name="Preformatted_20_Text"><text:s text:c="24"/>lex:filia</text:p>
      <text:p text:style-name="Preformatted_20_Text"><text:s text:c="24"/>case:dat</text:p>
      <text:p text:style-name="Preformatted_20_Text"><text:s text:c="24"/>gender:fem</text:p>
      <text:p text:style-name="Preformatted_20_Text"><text:s text:c="24"/>number:sing</text:p>
      <text:p text:style-name="Preformatted_20_Text"><text:soft-page-break/><text:s text:c="24"/>sem:[hum]</text:p>
      <text:p text:style-name="Preformatted_20_Text"><text:s text:c="20"/>adjp</text:p>
      <text:p text:style-name="Preformatted_20_Text"><text:s text:c="24"/>cat:adjp</text:p>
      <text:p text:style-name="Preformatted_20_Text"><text:s text:c="24"/>* communi * </text:p>
      <text:p text:style-name="Preformatted_20_Text"><text:s text:c="24"/>case:dat</text:p>
      <text:p text:style-name="Preformatted_20_Text"><text:s text:c="24"/>number:sing</text:p>
      <text:p text:style-name="Preformatted_20_Text"><text:s text:c="24"/>gender:fem</text:p>
      <text:p text:style-name="Preformatted_20_Text"><text:s text:c="24"/>lex:communis</text:p>
      <text:p text:style-name="Preformatted_20_Text"><text:s text:c="24"/>c_str</text:p>
      <text:p text:style-name="Preformatted_20_Text"><text:s text:c="24"/>communis</text:p>
      <text:p text:style-name="Preformatted_20_Text"/>
      <text:p text:style-name="Preformatted_20_Text"/>
      <text:p text:style-name="P12">Comment : parse OK. Note that the original complex sentence in Tacitus has been broken down in two more manageable units.</text:p>
      <text:p text:style-name="Preformatted_20_Text"/>
      <text:p text:style-name="Preformatted_20_Text"/>
      <text:p text:style-name="Preformatted_20_Text"/>
      <text:p text:style-name="P15">% 42 Tacitus Hist Lib I 85 9.</text:p>
      <text:h text:style-name="Heading_20_3" text:outline-level="3">Vitellianos milites venisse in urbem ad studia partium noscenda plerique credebant.</text:h>
      <text:p text:style-name="Preformatted_20_Text">[0/uitellianos,1/milites,2/uenisse,3/in,4/urbem,5/ad,6/studia,7/partium,8/noscenda,9/plerique,10/credebant,endpos(11)]</text:p>
      <text:p text:style-name="Preformatted_20_Text">cputime : 77.390625</text:p>
      <text:p text:style-name="Preformatted_20_Text"/>
      <text:p text:style-name="Preformatted_20_Text">11.99---&gt;</text:p>
      <text:p text:style-name="Preformatted_20_Text">[illocutionary_force:statement,vg:[selected_reading:credo_believe_that,polarity:pos,cat:vg,pathlist:[p(10,11)],hp:[p(10,11)],gender:_95018,w:0,pos:v,class:tr_inf,type:finite,lex:credere,voice:act,txt:credebant,tense:imperfect,kind:std,mood:indicative,number:pl,person:3],subject:[number:pl,gender:masc,pathlist:[p(9,10)],hp:[p(9,10)],index:i(p(9,10)),distance:[0],cat:np,sem:[hum],class:indef,lex:plerique,person:3,type:core,case:nom,w:1,c_str:plerique],object:[cat:pred,type:nonfinite,mood:infinitive,tense:past,class:m,pathlist:[p(0,1),p(1,2),p(2,3),p(3,4),p(4,5),p(5,6),p(6,7),p(7,8),p(8,9)],distance:[0],number:sing,gender:neuter,case:or([nom,acc]),person:3,polarity:pos,argbound:no,gap:_95710,w:10,flagint:no,c_str:[vg:[selected_reading:uenio_come,polarity:pos,cat:vg,pathlist:[p(2,3)],hp:[p(2,3)],gender:masc,w:0,pos:v,class:intr,type:nonfinite,lex:uenire,voice:act,txt:uenire,tense:past,kind:std,mood:infinitive,number:pl,person:_95992],subject:[number:pl,gender:masc,pathlist:[p(0,1),p(1,2)],hp:[p(1,2)],index:i(p(1,2)),distance:[0],cat:np,class:common,sem:[hum],person:3,type:core,lex:miles,lextype:full,case:acc,w:2,c_str:[head:[pathlist:[p(1,2)],pos:noun,txt:milites,lex:miles,case:acc,gender:masc,class:common,ab:no,number:pl,sem:[hum]],adjp:[cat:adjp,pathlist:[p(0,1)],distance:[0],hp:[p(0,1)],case:acc,number:pl,gender:masc,lex:uitellianus,type:std,w:1,c_str:uitellianus]]],prep_cplt:[pathlist:[p(3,4),p(4,5)],hp:[p(4,5)],distance:[0],index:i(p(4,5)),case:acc,prep:in,sem:[hum,thing,loc],lex:urbs,w:1,type:core,cat:pp,c_str:[prep:in,head:[pathlist:[p(4,5)],hp:[p(4,5)],index:i(p(4,5)),distance:[0],cat:np,sem:[hum,thing,loc],class:common,lextype:full,origin:noun,number:sing,person:3,gender:fem,type:core,lex:urbs,txt:urbem,case:acc,w:1,c_str:urbem]]],adjunct:[pathlist:[p(5,6),p(6,7),p(7,8),p(8,9)],distance:[0],class:adjunct,value:purpose,type:purpose,w:2,c_str:[prep:ad,head:[cat:pred,type:gerund,subtype:gerundive,case:acc,mood:gerund,class:m,local_case:acc,number:sing,person:3,gender:neuter,pathlist:[p(6,7),p(7,8),p(8,9)],distance:[0],gap:[],w:4.5,c_str:[vg:[selected_reading:novi_know,pos:gdiv,txt:noscenda,case:acc,gender:neuter,number:pl,lex:noscere,class:tr_cod,type:gdiv,kind:std,mood:gerund,person:3],object:[pathlist:[p(6,7),p(7,8)],hp:[p(6,7)],index:i([p(6,7)]),distance:[0],sem:[abstract],number:pl,person:3,cat:np,lex:studium,lextype:full,gender:neuter,type:full,case:acc,class:common,w:1.5,c_str:[head:[pathlist:[p(6,7)],hp:[p(6,7)],index:i(p(6,7)),distance:[0],cat:np,sem:[abstract],class:common,lextype:full,origin:noun,number:pl,person:3,gender:neuter,type:core,lex:studium,txt:studia,case:acc,w:1,c_str:studia],noun_cplt:[pathlist:[p(7,8)],hp:[p(7,8)],index:i(p(7,8)),distance:[0],cat:np,sem:[abstract,thing,hum,loc],class:common,lextype:full,origin:noun,number:pl,person:3,gender:fem,type:core,lex:pars,txt:partium,case:gen,w:1,c_str:partium]]]]]]]]]]</text:p>
      <text:p text:style-name="Preformatted_20_Text"/>
      <text:p text:style-name="Preformatted_20_Text"><text:s text:c="4"/>illocutionary_force:statement</text:p>
      <text:p text:style-name="Preformatted_20_Text"><text:s text:c="4"/>vg</text:p>
      <text:p text:style-name="Preformatted_20_Text"><text:s text:c="8"/>selected_reading:credo_believe_that</text:p>
      <text:p text:style-name="Preformatted_20_Text"><text:s text:c="8"/>polarity:pos</text:p>
      <text:p text:style-name="Preformatted_20_Text"><text:s text:c="8"/>cat:vg</text:p>
      <text:p text:style-name="Preformatted_20_Text"><text:s text:c="8"/>* credebant * </text:p>
      <text:p text:style-name="Preformatted_20_Text"><text:s text:c="8"/>pos:v</text:p>
      <text:p text:style-name="Preformatted_20_Text"><text:s text:c="8"/>lex:credere</text:p>
      <text:p text:style-name="Preformatted_20_Text"><text:s text:c="8"/>voice:act</text:p>
      <text:p text:style-name="Preformatted_20_Text"><text:s text:c="8"/>tense:im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plerique * </text:p>
      <text:p text:style-name="Preformatted_20_Text"><text:s text:c="8"/>index:i(p(9,10))</text:p>
      <text:p text:style-name="Preformatted_20_Text"><text:s text:c="8"/>cat:np</text:p>
      <text:p text:style-name="Preformatted_20_Text"><text:s text:c="8"/>sem:[hum]</text:p>
      <text:p text:style-name="Preformatted_20_Text"><text:s text:c="8"/>lex:plerique</text:p>
      <text:p text:style-name="Preformatted_20_Text"><text:s text:c="8"/>person:3</text:p>
      <text:p text:style-name="Preformatted_20_Text"><text:s text:c="8"/>case:nom</text:p>
      <text:p text:style-name="Preformatted_20_Text"><text:s text:c="8"/>c_str</text:p>
      <text:p text:style-name="Preformatted_20_Text"><text:s text:c="8"/>plerique</text:p>
      <text:p text:style-name="Preformatted_20_Text"><text:s text:c="4"/>object</text:p>
      <text:p text:style-name="Preformatted_20_Text"><text:soft-page-break/><text:s text:c="8"/>cat:pred</text:p>
      <text:p text:style-name="Preformatted_20_Text"><text:s text:c="8"/>mood:infinitive</text:p>
      <text:p text:style-name="Preformatted_20_Text"><text:s text:c="8"/>tense:past</text:p>
      <text:p text:style-name="Preformatted_20_Text"><text:s text:c="8"/>* uitellianos * * milites * * uenisse * * in * * urbem * * ad * * studia * * partium * * noscenda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uenio_come</text:p>
      <text:p text:style-name="Preformatted_20_Text"><text:s text:c="16"/>polarity:pos</text:p>
      <text:p text:style-name="Preformatted_20_Text"><text:s text:c="16"/>cat:vg</text:p>
      <text:p text:style-name="Preformatted_20_Text"><text:s text:c="16"/>* uenisse * </text:p>
      <text:p text:style-name="Preformatted_20_Text"><text:s text:c="16"/>gender:masc</text:p>
      <text:p text:style-name="Preformatted_20_Text"><text:s text:c="16"/>pos:v</text:p>
      <text:p text:style-name="Preformatted_20_Text"><text:s text:c="16"/>lex:uenire</text:p>
      <text:p text:style-name="Preformatted_20_Text"><text:s text:c="16"/>voice:act</text:p>
      <text:p text:style-name="Preformatted_20_Text"><text:s text:c="16"/>tense:past</text:p>
      <text:p text:style-name="Preformatted_20_Text"><text:s text:c="16"/>mood:infinitive</text:p>
      <text:p text:style-name="Preformatted_20_Text"><text:s text:c="16"/>number:pl</text:p>
      <text:p text:style-name="Preformatted_20_Text"><text:s text:c="12"/>subject</text:p>
      <text:p text:style-name="Preformatted_20_Text"><text:s text:c="16"/>number:pl</text:p>
      <text:p text:style-name="Preformatted_20_Text"><text:s text:c="16"/>gender:masc</text:p>
      <text:p text:style-name="Preformatted_20_Text"><text:s text:c="16"/>* uitellianos * * milites * </text:p>
      <text:p text:style-name="Preformatted_20_Text"><text:s text:c="16"/>index:i(p(1,2))</text:p>
      <text:p text:style-name="Preformatted_20_Text"><text:s text:c="16"/>cat:np</text:p>
      <text:p text:style-name="Preformatted_20_Text"><text:s text:c="16"/>sem:[hum]</text:p>
      <text:p text:style-name="Preformatted_20_Text"><text:s text:c="16"/>person:3</text:p>
      <text:p text:style-name="Preformatted_20_Text"><text:s text:c="16"/>lex:miles</text:p>
      <text:p text:style-name="Preformatted_20_Text"><text:s text:c="16"/>case:acc</text:p>
      <text:p text:style-name="Preformatted_20_Text"><text:s text:c="16"/>c_str</text:p>
      <text:p text:style-name="Preformatted_20_Text"><text:s text:c="20"/>head</text:p>
      <text:p text:style-name="Preformatted_20_Text"><text:s text:c="24"/>* milites * </text:p>
      <text:p text:style-name="Preformatted_20_Text"><text:s text:c="24"/>pos:noun</text:p>
      <text:p text:style-name="Preformatted_20_Text"><text:s text:c="24"/>lex:miles</text:p>
      <text:p text:style-name="Preformatted_20_Text"><text:s text:c="24"/>case:acc</text:p>
      <text:p text:style-name="Preformatted_20_Text"><text:s text:c="24"/>gender:masc</text:p>
      <text:p text:style-name="Preformatted_20_Text"><text:s text:c="24"/>number:pl</text:p>
      <text:p text:style-name="Preformatted_20_Text"><text:s text:c="24"/>sem:[hum]</text:p>
      <text:p text:style-name="Preformatted_20_Text"><text:s text:c="20"/>adjp</text:p>
      <text:p text:style-name="Preformatted_20_Text"><text:s text:c="24"/>cat:adjp</text:p>
      <text:p text:style-name="Preformatted_20_Text"><text:s text:c="24"/>* uitellianos * </text:p>
      <text:p text:style-name="Preformatted_20_Text"><text:s text:c="24"/>case:acc</text:p>
      <text:p text:style-name="Preformatted_20_Text"><text:s text:c="24"/>number:pl</text:p>
      <text:p text:style-name="Preformatted_20_Text"><text:s text:c="24"/>gender:masc</text:p>
      <text:p text:style-name="Preformatted_20_Text"><text:s text:c="24"/>lex:uitellianus</text:p>
      <text:p text:style-name="Preformatted_20_Text"><text:s text:c="24"/>c_str</text:p>
      <text:p text:style-name="Preformatted_20_Text"><text:s text:c="24"/>uitellianus</text:p>
      <text:p text:style-name="Preformatted_20_Text"><text:s text:c="12"/>prep_cplt</text:p>
      <text:p text:style-name="Preformatted_20_Text"><text:s text:c="16"/>* in * * urbem * </text:p>
      <text:p text:style-name="Preformatted_20_Text"><text:s text:c="16"/>index:i(p(4,5))</text:p>
      <text:p text:style-name="Preformatted_20_Text"><text:s text:c="16"/>case:acc</text:p>
      <text:p text:style-name="Preformatted_20_Text"><text:s text:c="16"/>prep:in</text:p>
      <text:p text:style-name="Preformatted_20_Text"><text:s text:c="16"/>sem:[hum,thing,loc]</text:p>
      <text:p text:style-name="Preformatted_20_Text"><text:s text:c="16"/>lex:urbs</text:p>
      <text:p text:style-name="Preformatted_20_Text"><text:s text:c="16"/>cat:pp</text:p>
      <text:p text:style-name="Preformatted_20_Text"><text:s text:c="16"/>c_str</text:p>
      <text:p text:style-name="Preformatted_20_Text"><text:s text:c="20"/>prep:in</text:p>
      <text:p text:style-name="Preformatted_20_Text"><text:s text:c="20"/>head</text:p>
      <text:p text:style-name="Preformatted_20_Text"><text:s text:c="24"/>* urbem * </text:p>
      <text:p text:style-name="Preformatted_20_Text"><text:s text:c="24"/>index:i(p(4,5))</text:p>
      <text:p text:style-name="Preformatted_20_Text"><text:s text:c="24"/>cat:np</text:p>
      <text:p text:style-name="Preformatted_20_Text"><text:soft-page-break/><text:s text:c="24"/>sem:[hum,thing,loc]</text:p>
      <text:p text:style-name="Preformatted_20_Text"><text:s text:c="24"/>number:sing</text:p>
      <text:p text:style-name="Preformatted_20_Text"><text:s text:c="24"/>person:3</text:p>
      <text:p text:style-name="Preformatted_20_Text"><text:s text:c="24"/>gender:fem</text:p>
      <text:p text:style-name="Preformatted_20_Text"><text:s text:c="24"/>lex:urbs</text:p>
      <text:p text:style-name="Preformatted_20_Text"><text:s text:c="24"/>case:acc</text:p>
      <text:p text:style-name="Preformatted_20_Text"><text:s text:c="24"/>c_str</text:p>
      <text:p text:style-name="Preformatted_20_Text"><text:s text:c="24"/>urbem</text:p>
      <text:p text:style-name="Preformatted_20_Text"><text:s text:c="12"/>adjunct</text:p>
      <text:p text:style-name="Preformatted_20_Text"><text:s text:c="16"/>* ad * * studia * * partium * * noscenda * </text:p>
      <text:p text:style-name="Preformatted_20_Text"><text:s text:c="16"/>value:purpose</text:p>
      <text:p text:style-name="Preformatted_20_Text"><text:s text:c="16"/>c_str</text:p>
      <text:p text:style-name="Preformatted_20_Text"><text:s text:c="20"/>prep:ad</text:p>
      <text:p text:style-name="Preformatted_20_Text"><text:s text:c="20"/>head</text:p>
      <text:p text:style-name="Preformatted_20_Text"><text:s text:c="24"/>cat:pred</text:p>
      <text:p text:style-name="Preformatted_20_Text"><text:s text:c="24"/>subtype:gerundive</text:p>
      <text:p text:style-name="Preformatted_20_Text"><text:s text:c="24"/>case:acc</text:p>
      <text:p text:style-name="Preformatted_20_Text"><text:s text:c="24"/>mood:gerund</text:p>
      <text:p text:style-name="Preformatted_20_Text"><text:s text:c="24"/>local_case:acc</text:p>
      <text:p text:style-name="Preformatted_20_Text"><text:s text:c="24"/>number:sing</text:p>
      <text:p text:style-name="Preformatted_20_Text"><text:s text:c="24"/>person:3</text:p>
      <text:p text:style-name="Preformatted_20_Text"><text:s text:c="24"/>gender:neuter</text:p>
      <text:p text:style-name="Preformatted_20_Text"><text:s text:c="24"/>* studia * * partium * * noscenda * </text:p>
      <text:p text:style-name="Preformatted_20_Text"><text:s text:c="24"/>c_str</text:p>
      <text:p text:style-name="Preformatted_20_Text"><text:s text:c="28"/>vg</text:p>
      <text:p text:style-name="Preformatted_20_Text"><text:s text:c="32"/>selected_reading:novi_know</text:p>
      <text:p text:style-name="Preformatted_20_Text"><text:s text:c="32"/>pos:gdiv</text:p>
      <text:p text:style-name="Preformatted_20_Text"><text:s text:c="32"/>case:acc</text:p>
      <text:p text:style-name="Preformatted_20_Text"><text:s text:c="32"/>gender:neuter</text:p>
      <text:p text:style-name="Preformatted_20_Text"><text:s text:c="32"/>number:pl</text:p>
      <text:p text:style-name="Preformatted_20_Text"><text:s text:c="32"/>lex:noscere</text:p>
      <text:p text:style-name="Preformatted_20_Text"><text:s text:c="32"/>mood:gerund</text:p>
      <text:p text:style-name="Preformatted_20_Text"><text:s text:c="32"/>person:3</text:p>
      <text:p text:style-name="Preformatted_20_Text"><text:s text:c="28"/>object</text:p>
      <text:p text:style-name="Preformatted_20_Text"><text:s text:c="32"/>* studia * * partium * </text:p>
      <text:p text:style-name="Preformatted_20_Text"><text:s text:c="32"/>index:i([p(6,7)])</text:p>
      <text:p text:style-name="Preformatted_20_Text"><text:s text:c="32"/>sem:[abstract]</text:p>
      <text:p text:style-name="Preformatted_20_Text"><text:s text:c="32"/>number:pl</text:p>
      <text:p text:style-name="Preformatted_20_Text"><text:s text:c="32"/>person:3</text:p>
      <text:p text:style-name="Preformatted_20_Text"><text:s text:c="32"/>cat:np</text:p>
      <text:p text:style-name="Preformatted_20_Text"><text:s text:c="32"/>lex:studium</text:p>
      <text:p text:style-name="Preformatted_20_Text"><text:s text:c="32"/>gender:neuter</text:p>
      <text:p text:style-name="Preformatted_20_Text"><text:s text:c="32"/>case:acc</text:p>
      <text:p text:style-name="Preformatted_20_Text"><text:s text:c="32"/>c_str</text:p>
      <text:p text:style-name="Preformatted_20_Text"><text:s text:c="36"/>head</text:p>
      <text:p text:style-name="Preformatted_20_Text"><text:s text:c="40"/>* studia * </text:p>
      <text:p text:style-name="Preformatted_20_Text"><text:s text:c="40"/>index:i(p(6,7))</text:p>
      <text:p text:style-name="Preformatted_20_Text"><text:s text:c="40"/>cat:np</text:p>
      <text:p text:style-name="Preformatted_20_Text"><text:s text:c="40"/>sem:[abstract]</text:p>
      <text:p text:style-name="Preformatted_20_Text"><text:s text:c="40"/>number:pl</text:p>
      <text:p text:style-name="Preformatted_20_Text"><text:s text:c="40"/>person:3</text:p>
      <text:p text:style-name="Preformatted_20_Text"><text:s text:c="40"/>gender:neuter</text:p>
      <text:p text:style-name="Preformatted_20_Text"><text:s text:c="40"/>lex:studium</text:p>
      <text:p text:style-name="Preformatted_20_Text"><text:s text:c="40"/>case:acc</text:p>
      <text:p text:style-name="Preformatted_20_Text"><text:s text:c="40"/>c_str</text:p>
      <text:p text:style-name="Preformatted_20_Text"><text:s text:c="40"/>studia</text:p>
      <text:p text:style-name="Preformatted_20_Text"><text:s text:c="36"/>noun_cplt</text:p>
      <text:p text:style-name="Preformatted_20_Text"><text:s text:c="40"/>* partium * </text:p>
      <text:p text:style-name="Preformatted_20_Text"><text:s text:c="40"/>index:i(p(7,8))</text:p>
      <text:p text:style-name="Preformatted_20_Text"><text:s text:c="40"/>cat:np</text:p>
      <text:p text:style-name="Preformatted_20_Text"><text:s text:c="40"/>sem:[abstract,thing,hum,loc]</text:p>
      <text:p text:style-name="Preformatted_20_Text"><text:s text:c="40"/>number:pl</text:p>
      <text:p text:style-name="Preformatted_20_Text"><text:s text:c="40"/>person:3</text:p>
      <text:p text:style-name="Preformatted_20_Text"><text:s text:c="40"/>gender:fem</text:p>
      <text:p text:style-name="Preformatted_20_Text"><text:soft-page-break/><text:s text:c="40"/>lex:pars</text:p>
      <text:p text:style-name="Preformatted_20_Text"><text:s text:c="40"/>case:gen</text:p>
      <text:p text:style-name="Preformatted_20_Text"><text:s text:c="40"/>c_str</text:p>
      <text:p text:style-name="Preformatted_20_Text"><text:s text:c="40"/>partium</text:p>
      <text:p text:style-name="Preformatted_20_Text"/>
      <text:p text:style-name="Preformatted_20_Text"/>
      <text:p text:style-name="Preformatted_20_Text"/>
      <text:p text:style-name="Preformatted_20_Text"/>
      <text:p text:style-name="P12">Comment : parse OK</text:p>
      <text:p text:style-name="P15">% 43 Tacitus Hist Lib I 46 1.</text:p>
      <text:h text:style-name="Heading_20_3" text:outline-level="3">Omnia deinde arbitrio militum acta.</text:h>
      <text:p text:style-name="Preformatted_20_Text">[0/omnia,1/deinde,2/arbitrio,3/militum,4/acta,endpos(5)]</text:p>
      <text:p text:style-name="Preformatted_20_Text">cputime : 0.734375</text:p>
      <text:p text:style-name="Preformatted_20_Text"/>
      <text:p text:style-name="Preformatted_20_Text">6---&gt;</text:p>
      <text:p text:style-name="Preformatted_20_Text">[illocutionary_force:statement,vg:[selected_reading:ago_do,polarity:pos,cat:vg,type:finite,pathlist:[p(4,5)],hp:[p(4,5)],lex:agere,person:3,mood:indicative,tense:perfect,voice:pass,number:pl,gender:neuter,w:5],subject:[number:pl,gender:neuter,pathlist:[p(0,1)],hp:[p(0,1)],index:i(p(0,1)),distance:[0],cat:np,sem:[thing,abstract],class:indef,lex:omnis,person:3,type:core,case:nom,w:1,c_str:omnis],adjunct:[pathlist:[p(2,3),p(3,4)],distance:[0],class:adjunct,value:manner_means,type:full,w:0,c_str:[head:[pathlist:[p(2,3)],hp:[p(2,3)],index:i(p(2,3)),distance:[0],cat:np,sem:[abstract,thing],class:common,lextype:full,origin:noun,number:sing,person:3,gender:neuter,type:core,lex:arbitrium,txt:arbitrio,case:abl,w:1,c_str:arbitrio],noun_cplt:[pathlist:[p(3,4)],hp:[p(3,4)],index:i(p(3,4)),distance:[0],cat:np,sem:[hum],class:common,lextype:full,origin:noun,number:pl,person:3,gender:masc,type:core,lex:miles,txt:militum,case:gen,w:1,c_str:militum]]],adverbial_adjunct:[cat:advp,pathlist:[p(1,2)],distance:[0],type:vpbound,lex:deinde,sem:time,w:1,c_str:[head:deinde]]]</text:p>
      <text:p text:style-name="Preformatted_20_Text"/>
      <text:p text:style-name="Preformatted_20_Text"><text:s text:c="4"/>illocutionary_force:statement</text:p>
      <text:p text:style-name="Preformatted_20_Text"><text:s text:c="4"/>vg</text:p>
      <text:p text:style-name="Preformatted_20_Text"><text:s text:c="8"/>selected_reading:ago_do</text:p>
      <text:p text:style-name="Preformatted_20_Text"><text:s text:c="8"/>polarity:pos</text:p>
      <text:p text:style-name="Preformatted_20_Text"><text:s text:c="8"/>cat:vg</text:p>
      <text:p text:style-name="Preformatted_20_Text"><text:s text:c="8"/>* acta * </text:p>
      <text:p text:style-name="Preformatted_20_Text"><text:s text:c="8"/>lex:agere</text:p>
      <text:p text:style-name="Preformatted_20_Text"><text:s text:c="8"/>person:3</text:p>
      <text:p text:style-name="Preformatted_20_Text"><text:s text:c="8"/>mood:indicative</text:p>
      <text:p text:style-name="Preformatted_20_Text"><text:s text:c="8"/>tense:perfect</text:p>
      <text:p text:style-name="Preformatted_20_Text"><text:s text:c="8"/>voice:pass</text:p>
      <text:p text:style-name="Preformatted_20_Text"><text:s text:c="8"/>number:pl</text:p>
      <text:p text:style-name="Preformatted_20_Text"><text:s text:c="8"/>gender:neuter</text:p>
      <text:p text:style-name="Preformatted_20_Text"><text:s text:c="4"/>subject</text:p>
      <text:p text:style-name="Preformatted_20_Text"><text:s text:c="8"/>number:pl</text:p>
      <text:p text:style-name="Preformatted_20_Text"><text:s text:c="8"/>gender:neuter</text:p>
      <text:p text:style-name="Preformatted_20_Text"><text:s text:c="8"/>* omnia * </text:p>
      <text:p text:style-name="Preformatted_20_Text"><text:s text:c="8"/>index:i(p(0,1))</text:p>
      <text:p text:style-name="Preformatted_20_Text"><text:s text:c="8"/>cat:np</text:p>
      <text:p text:style-name="Preformatted_20_Text"><text:s text:c="8"/>sem:[thing,abstract]</text:p>
      <text:p text:style-name="Preformatted_20_Text"><text:s text:c="8"/>lex:omnis</text:p>
      <text:p text:style-name="Preformatted_20_Text"><text:s text:c="8"/>person:3</text:p>
      <text:p text:style-name="Preformatted_20_Text"><text:s text:c="8"/>case:nom</text:p>
      <text:p text:style-name="Preformatted_20_Text"><text:s text:c="8"/>c_str</text:p>
      <text:p text:style-name="Preformatted_20_Text"><text:s text:c="8"/>omnis</text:p>
      <text:p text:style-name="Preformatted_20_Text"><text:s text:c="4"/>adjunct</text:p>
      <text:p text:style-name="Preformatted_20_Text"><text:s text:c="8"/>* arbitrio * * militum * </text:p>
      <text:p text:style-name="Preformatted_20_Text"><text:s text:c="8"/>value:manner_means</text:p>
      <text:p text:style-name="Preformatted_20_Text"><text:s text:c="8"/>c_str</text:p>
      <text:p text:style-name="Preformatted_20_Text"><text:s text:c="12"/>head</text:p>
      <text:p text:style-name="Preformatted_20_Text"><text:s text:c="16"/>* arbitrio * </text:p>
      <text:p text:style-name="Preformatted_20_Text"><text:s text:c="16"/>index:i(p(2,3))</text:p>
      <text:p text:style-name="Preformatted_20_Text"><text:s text:c="16"/>cat:np</text:p>
      <text:p text:style-name="Preformatted_20_Text"><text:s text:c="16"/>sem:[abstract,thing]</text:p>
      <text:p text:style-name="Preformatted_20_Text"><text:s text:c="16"/>number:sing</text:p>
      <text:p text:style-name="Preformatted_20_Text"><text:s text:c="16"/>person:3</text:p>
      <text:p text:style-name="Preformatted_20_Text"><text:s text:c="16"/>gender:neuter</text:p>
      <text:p text:style-name="Preformatted_20_Text"><text:s text:c="16"/>lex:arbitrium</text:p>
      <text:p text:style-name="Preformatted_20_Text"><text:s text:c="16"/>case:abl</text:p>
      <text:p text:style-name="Preformatted_20_Text"><text:s text:c="16"/>c_str</text:p>
      <text:p text:style-name="Preformatted_20_Text"><text:s text:c="16"/>arbitrio</text:p>
      <text:p text:style-name="Preformatted_20_Text"><text:s text:c="12"/>noun_cplt</text:p>
      <text:p text:style-name="Preformatted_20_Text"><text:s text:c="16"/>* militum * </text:p>
      <text:p text:style-name="Preformatted_20_Text"><text:s text:c="16"/>index:i(p(3,4))</text:p>
      <text:p text:style-name="Preformatted_20_Text"><text:soft-page-break/><text:s text:c="16"/>cat:np</text:p>
      <text:p text:style-name="Preformatted_20_Text"><text:s text:c="16"/>sem:[hum]</text:p>
      <text:p text:style-name="Preformatted_20_Text"><text:s text:c="16"/>number:pl</text:p>
      <text:p text:style-name="Preformatted_20_Text"><text:s text:c="16"/>person:3</text:p>
      <text:p text:style-name="Preformatted_20_Text"><text:s text:c="16"/>gender:masc</text:p>
      <text:p text:style-name="Preformatted_20_Text"><text:s text:c="16"/>lex:miles</text:p>
      <text:p text:style-name="Preformatted_20_Text"><text:s text:c="16"/>case:gen</text:p>
      <text:p text:style-name="Preformatted_20_Text"><text:s text:c="16"/>c_str</text:p>
      <text:p text:style-name="Preformatted_20_Text"><text:s text:c="16"/>militum</text:p>
      <text:p text:style-name="Preformatted_20_Text"><text:s text:c="4"/>adverbial_adjunct</text:p>
      <text:p text:style-name="Preformatted_20_Text"><text:s text:c="8"/>cat:advp</text:p>
      <text:p text:style-name="Preformatted_20_Text"><text:s text:c="8"/>* deinde * </text:p>
      <text:p text:style-name="Preformatted_20_Text"><text:s text:c="8"/>lex:deinde</text:p>
      <text:p text:style-name="Preformatted_20_Text"><text:s text:c="8"/>sem:time</text:p>
      <text:p text:style-name="Preformatted_20_Text"><text:s text:c="8"/>c_str</text:p>
      <text:p text:style-name="Preformatted_20_Text"><text:s text:c="12"/>head</text:p>
      <text:p text:style-name="Preformatted_20_Text"><text:s text:c="12"/>deinde</text:p>
      <text:p text:style-name="Preformatted_20_Text"/>
      <text:p text:style-name="Preformatted_20_Text"/>
      <text:p text:style-name="Preformatted_20_Text"/>
      <text:p text:style-name="P12">Comment : parse OK</text:p>
      <text:p text:style-name="Preformatted_20_Text"/>
      <text:p text:style-name="Preformatted_20_Text"/>
      <text:p text:style-name="P15">% 44 Tacitus Hist Lib I 46 1.</text:p>
      <text:h text:style-name="Heading_20_3" text:outline-level="3">Praetorii praefectos sibi ipsi legere.</text:h>
      <text:p text:style-name="Text_20_body"/>
      <text:p text:style-name="Preformatted_20_Text">[0/praetorii,1/praefectos,2/sibi,3/ipsi,4/legere,endpos(5)]</text:p>
      <text:p text:style-name="Preformatted_20_Text">cputime : 1.0</text:p>
      <text:p text:style-name="Preformatted_20_Text"/>
      <text:p text:style-name="Preformatted_20_Text">5.47---&gt;</text:p>
      <text:p text:style-name="Preformatted_20_Text">[illocutionary_force:statement,vg:[selected_reading:lego_choose,polarity:pos,cat:vg,pathlist:[p(4,5)],hp:[p(4,5)],gender:_84468,w:0,pos:v,class:tr_cod,type:finite,lex:legere,voice:act,txt:legere,tense:perfect,kind:std,mood:indicative,number:pl,person:3],subject:[number:pl,gender:masc,pathlist:[p(3,4)],hp:[p(3,4)],index:i(p(3,4)),distance:[0],cat:np,sem:[hum],class:dem,lex:pr_ipse,person:3,type:core,case:nom,w:1,c_str:pr_ipse],object:[pathlist:[p(0,1),p(1,2)],hp:[p(1,2)],index:i([p(1,2)]),distance:[0],sem:[hum],number:pl,person:3,cat:np,lex:praefectus,lextype:full,gender:masc,type:full,case:acc,class:common,w:1.5,c_str:[head:[pathlist:[p(1,2)],hp:[p(1,2)],index:i(p(1,2)),distance:[0],cat:np,sem:[hum],class:common,lextype:full,origin:noun,number:pl,person:3,gender:masc,type:core,lex:praefectus,txt:praefectos,case:acc,w:1,c_str:praefectos],noun_cplt:[pathlist:[p(0,1)],hp:[p(0,1)],index:i(p(0,1)),distance:[0],cat:np,sem:[hum,thing,abstract,loc],class:common,lextype:full,origin:noun,number:sing,person:3,gender:neuter,type:core,lex:praetorium,txt:praetorii,case:gen,w:1,c_str:praetorii]]],i_object:[number:pl,gender:masc,pathlist:[p(2,3)],hp:[p(2,3)],index:i(p(3,4)),distance:[0],cat:np,sem:[hum],class:proper,lex:pp3refl,emphasis:no,person:3,type:core,case:dat,w:1,c_str:pp3refl]]</text:p>
      <text:p text:style-name="Preformatted_20_Text"/>
      <text:p text:style-name="Preformatted_20_Text"><text:s text:c="4"/>illocutionary_force:statement</text:p>
      <text:p text:style-name="Preformatted_20_Text"><text:s text:c="4"/>vg</text:p>
      <text:p text:style-name="Preformatted_20_Text"><text:s text:c="8"/>selected_reading:lego_choose</text:p>
      <text:p text:style-name="Preformatted_20_Text"><text:s text:c="8"/>polarity:pos</text:p>
      <text:p text:style-name="Preformatted_20_Text"><text:s text:c="8"/>cat:vg</text:p>
      <text:p text:style-name="Preformatted_20_Text"><text:s text:c="8"/>* legere * </text:p>
      <text:p text:style-name="Preformatted_20_Text"><text:s text:c="8"/>pos:v</text:p>
      <text:p text:style-name="Preformatted_20_Text"><text:s text:c="8"/>lex:legere</text:p>
      <text:p text:style-name="Preformatted_20_Text"><text:s text:c="8"/>voice:act</text:p>
      <text:p text:style-name="Preformatted_20_Text"><text:s text:c="8"/>tense: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ipsi * </text:p>
      <text:p text:style-name="Preformatted_20_Text"><text:s text:c="8"/>index:i(p(3,4))</text:p>
      <text:p text:style-name="Preformatted_20_Text"><text:s text:c="8"/>cat:np</text:p>
      <text:p text:style-name="Preformatted_20_Text"><text:s text:c="8"/>sem:[hum]</text:p>
      <text:p text:style-name="Preformatted_20_Text"><text:s text:c="8"/>lex:pr_ipse</text:p>
      <text:p text:style-name="Preformatted_20_Text"><text:s text:c="8"/>person:3</text:p>
      <text:p text:style-name="Preformatted_20_Text"><text:s text:c="8"/>case:nom</text:p>
      <text:p text:style-name="Preformatted_20_Text"><text:s text:c="8"/>c_str</text:p>
      <text:p text:style-name="Preformatted_20_Text"><text:s text:c="8"/>pr_ipse</text:p>
      <text:p text:style-name="Preformatted_20_Text"><text:s text:c="4"/>object</text:p>
      <text:p text:style-name="Preformatted_20_Text"><text:s text:c="8"/>* praetorii * * praefectos * </text:p>
      <text:p text:style-name="Preformatted_20_Text"><text:s text:c="8"/>index:i([p(1,2)])</text:p>
      <text:p text:style-name="Preformatted_20_Text"><text:s text:c="8"/>sem:[hum]</text:p>
      <text:p text:style-name="Preformatted_20_Text"><text:s text:c="8"/>number:pl</text:p>
      <text:p text:style-name="Preformatted_20_Text"><text:s text:c="8"/>person:3</text:p>
      <text:p text:style-name="Preformatted_20_Text"><text:s text:c="8"/>cat:np</text:p>
      <text:p text:style-name="Preformatted_20_Text"><text:s text:c="8"/>lex:praefectus</text:p>
      <text:p text:style-name="Preformatted_20_Text"><text:s text:c="8"/>gender:masc</text:p>
      <text:p text:style-name="Preformatted_20_Text"><text:s text:c="8"/>case:acc</text:p>
      <text:p text:style-name="Preformatted_20_Text"><text:s text:c="8"/>c_str</text:p>
      <text:p text:style-name="Preformatted_20_Text"><text:s text:c="12"/>head</text:p>
      <text:p text:style-name="Preformatted_20_Text"><text:s text:c="16"/>* praefectos * </text:p>
      <text:p text:style-name="Preformatted_20_Text"><text:s text:c="16"/>index:i(p(1,2))</text:p>
      <text:p text:style-name="Preformatted_20_Text"><text:s text:c="16"/>cat:np</text:p>
      <text:p text:style-name="Preformatted_20_Text"><text:soft-page-break/><text:s text:c="16"/>sem:[hum]</text:p>
      <text:p text:style-name="Preformatted_20_Text"><text:s text:c="16"/>number:pl</text:p>
      <text:p text:style-name="Preformatted_20_Text"><text:s text:c="16"/>person:3</text:p>
      <text:p text:style-name="Preformatted_20_Text"><text:s text:c="16"/>gender:masc</text:p>
      <text:p text:style-name="Preformatted_20_Text"><text:s text:c="16"/>lex:praefectus</text:p>
      <text:p text:style-name="Preformatted_20_Text"><text:s text:c="16"/>case:acc</text:p>
      <text:p text:style-name="Preformatted_20_Text"><text:s text:c="16"/>c_str</text:p>
      <text:p text:style-name="Preformatted_20_Text"><text:s text:c="16"/>praefectos</text:p>
      <text:p text:style-name="Preformatted_20_Text"><text:s text:c="12"/>noun_cplt</text:p>
      <text:p text:style-name="Preformatted_20_Text"><text:s text:c="16"/>* praetorii * </text:p>
      <text:p text:style-name="Preformatted_20_Text"><text:s text:c="16"/>index:i(p(0,1))</text:p>
      <text:p text:style-name="Preformatted_20_Text"><text:s text:c="16"/>cat:np</text:p>
      <text:p text:style-name="Preformatted_20_Text"><text:s text:c="16"/>sem:[hum,thing,abstract,loc]</text:p>
      <text:p text:style-name="Preformatted_20_Text"><text:s text:c="16"/>number:sing</text:p>
      <text:p text:style-name="Preformatted_20_Text"><text:s text:c="16"/>person:3</text:p>
      <text:p text:style-name="Preformatted_20_Text"><text:s text:c="16"/>gender:neuter</text:p>
      <text:p text:style-name="Preformatted_20_Text"><text:s text:c="16"/>lex:praetorium</text:p>
      <text:p text:style-name="Preformatted_20_Text"><text:s text:c="16"/>case:gen</text:p>
      <text:p text:style-name="Preformatted_20_Text"><text:s text:c="16"/>c_str</text:p>
      <text:p text:style-name="Preformatted_20_Text"><text:s text:c="16"/>praetorii</text:p>
      <text:p text:style-name="Preformatted_20_Text"><text:s text:c="4"/>i_object</text:p>
      <text:p text:style-name="Preformatted_20_Text"><text:s text:c="8"/>number:pl</text:p>
      <text:p text:style-name="Preformatted_20_Text"><text:s text:c="8"/>gender:masc</text:p>
      <text:p text:style-name="Preformatted_20_Text"><text:s text:c="8"/>* sibi * </text:p>
      <text:p text:style-name="Preformatted_20_Text"><text:s text:c="8"/>index:i(p(3,4))</text:p>
      <text:p text:style-name="Preformatted_20_Text"><text:s text:c="8"/>cat:np</text:p>
      <text:p text:style-name="Preformatted_20_Text"><text:s text:c="8"/>sem:[hum]</text:p>
      <text:p text:style-name="Preformatted_20_Text"><text:s text:c="8"/>lex:pp3refl</text:p>
      <text:p text:style-name="Preformatted_20_Text"><text:s text:c="8"/>emphasis:no</text:p>
      <text:p text:style-name="Preformatted_20_Text"><text:s text:c="8"/>person:3</text:p>
      <text:p text:style-name="Preformatted_20_Text"><text:s text:c="8"/>case:dat</text:p>
      <text:p text:style-name="Preformatted_20_Text"><text:s text:c="8"/>c_str</text:p>
      <text:p text:style-name="Preformatted_20_Text"><text:s text:c="8"/>pp3refl</text:p>
      <text:p text:style-name="Preformatted_20_Text"/>
      <text:p text:style-name="Preformatted_20_Text"/>
      <text:p text:style-name="Preformatted_20_Text"/>
      <text:p text:style-name="Preformatted_20_Text"/>
      <text:p text:style-name="Preformatted_20_Text"/>
      <text:p text:style-name="P12">Comment : parse OK</text:p>
      <text:p text:style-name="P16">% 45 Martialis Epigrammata 3 9 2.</text:p>
      <text:h text:style-name="Heading_20_3" text:outline-level="3">Non scribit cuius carmina nemo legit.</text:h>
      <text:p text:style-name="Preformatted_20_Text"/>
      <text:p text:style-name="Preformatted_20_Text">[0/non,1/scribit,2/cuius,3/carmina,4/nemo,5/legit,endpos(6)]</text:p>
      <text:p text:style-name="Preformatted_20_Text">cputime : 4.453125</text:p>
      <text:p text:style-name="Preformatted_20_Text"/>
      <text:h text:style-name="Heading_20_4" text:outline-level="4">Parse A</text:h>
      <text:p text:style-name="Preformatted_20_Text"/>
      <text:p text:style-name="Preformatted_20_Text">0.6666666666666666---&gt;</text:p>
      <text:p text:style-name="Preformatted_20_Text">[illocutionary_force:statement,vg:[selected_reading:scribo_write,polarity:neg,w:0,pathlist:[p(0,1),p(1,2)],cat:vg,hp:[p(1,2)],gender:_85352,pos:v,class:tr_cod,type:finite,lex:scribere,voice:act,txt:scribit,tense:present,kind:std,mood:indicative,number:sing,person:3],subject:[number:sing,gender:masc,pathlist:[p(2,3),p(3,4),p(4,5),p(5,6)],hp:[],distance:[0],cat:np,type:full,class:common,index:dummy_np,sem:[hum],person:3,case:nom,lex:dummy_np,w:2/3,c_str:[head:[lex:dummy_np,number:sing,gender:masc,person:3,index:_85814,rel_clause:[head:carmina,rel_clause:[illocutionary_force:statement,vg:[selected_reading:lego_read,polarity:pos,cat:vg,pathlist:[p(5,6)],hp:[p(5,6)],gender:_85964,w:0,pos:v,class:tr_cod,type:finite,lex:legere,voice:act,txt:legit,tense:present,kind:std,mood:indicative,number:sing,person:3],subject:[number:sing,gender:masc,pathlist:[p(4,5)],hp:[p(4,5)],index:i(p(4,5)),distance:[0],cat:np,sem:[hum],class:indef,lex:nemo,person:3,type:core,case:nom,w:1,c_str:nemo],object:[e:i(p(3,4))]]]]]]]</text:p>
      <text:p text:style-name="Preformatted_20_Text"/>
      <text:p text:style-name="Preformatted_20_Text"/>
      <text:p text:style-name="Preformatted_20_Text"><text:s text:c="4"/>illocutionary_force:statement</text:p>
      <text:p text:style-name="Preformatted_20_Text"><text:s text:c="4"/>vg</text:p>
      <text:p text:style-name="Preformatted_20_Text"><text:s text:c="8"/>selected_reading:scribo_write</text:p>
      <text:p text:style-name="Preformatted_20_Text"><text:s text:c="8"/>polarity:neg</text:p>
      <text:p text:style-name="Preformatted_20_Text"><text:s text:c="8"/>* non * * scribit * </text:p>
      <text:p text:style-name="Preformatted_20_Text"><text:s text:c="8"/>cat:vg</text:p>
      <text:p text:style-name="Preformatted_20_Text"><text:s text:c="8"/>pos:v</text:p>
      <text:p text:style-name="Preformatted_20_Text"><text:s text:c="8"/>lex:scrib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uius * * carmina * * nemo * * legit * </text:p>
      <text:p text:style-name="Preformatted_20_Text"><text:s text:c="8"/>cat:np</text:p>
      <text:p text:style-name="Preformatted_20_Text"><text:s text:c="8"/>index:dummy_np</text:p>
      <text:p text:style-name="Preformatted_20_Text"><text:s text:c="8"/>sem:[hum]</text:p>
      <text:p text:style-name="Preformatted_20_Text"><text:s text:c="8"/>person:3</text:p>
      <text:p text:style-name="Preformatted_20_Text"><text:s text:c="8"/>case:nom</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sing</text:p>
      <text:p text:style-name="Preformatted_20_Text"><text:s text:c="16"/>gender:masc</text:p>
      <text:p text:style-name="Preformatted_20_Text"><text:s text:c="16"/>person:3</text:p>
      <text:p text:style-name="Preformatted_20_Text"><text:s text:c="16"/>rel_clause</text:p>
      <text:p text:style-name="Preformatted_20_Text"><text:s text:c="20"/>head</text:p>
      <text:p text:style-name="Preformatted_20_Text"><text:s text:c="20"/>carmina</text:p>
      <text:p text:style-name="Preformatted_20_Text"><text:s text:c="20"/>rel_clause</text:p>
      <text:p text:style-name="Preformatted_20_Text"><text:s text:c="24"/>illocutionary_force:statement</text:p>
      <text:p text:style-name="Preformatted_20_Text"><text:s text:c="24"/>vg</text:p>
      <text:p text:style-name="Preformatted_20_Text"><text:s text:c="28"/>selected_reading:lego_read</text:p>
      <text:p text:style-name="Preformatted_20_Text"><text:s text:c="28"/>polarity:pos</text:p>
      <text:p text:style-name="Preformatted_20_Text"><text:s text:c="28"/>cat:vg</text:p>
      <text:p text:style-name="Preformatted_20_Text"><text:s text:c="28"/>* legit * </text:p>
      <text:p text:style-name="Preformatted_20_Text"><text:s text:c="28"/>pos:v</text:p>
      <text:p text:style-name="Preformatted_20_Text"><text:soft-page-break/><text:s text:c="28"/>lex:legere</text:p>
      <text:p text:style-name="Preformatted_20_Text"><text:s text:c="28"/>voice:act</text:p>
      <text:p text:style-name="Preformatted_20_Text"><text:s text:c="28"/>tense:present</text:p>
      <text:p text:style-name="Preformatted_20_Text"><text:s text:c="28"/>mood:indicative</text:p>
      <text:p text:style-name="Preformatted_20_Text"><text:s text:c="28"/>number:sing</text:p>
      <text:p text:style-name="Preformatted_20_Text"><text:s text:c="28"/>person:3</text:p>
      <text:p text:style-name="Preformatted_20_Text"><text:s text:c="24"/>subject</text:p>
      <text:p text:style-name="Preformatted_20_Text"><text:s text:c="28"/>number:sing</text:p>
      <text:p text:style-name="Preformatted_20_Text"><text:s text:c="28"/>gender:masc</text:p>
      <text:p text:style-name="Preformatted_20_Text"><text:s text:c="28"/>* nemo * </text:p>
      <text:p text:style-name="Preformatted_20_Text"><text:s text:c="28"/>index:i(p(4,5))</text:p>
      <text:p text:style-name="Preformatted_20_Text"><text:s text:c="28"/>cat:np</text:p>
      <text:p text:style-name="Preformatted_20_Text"><text:s text:c="28"/>sem:[hum]</text:p>
      <text:p text:style-name="Preformatted_20_Text"><text:s text:c="28"/>lex:nemo</text:p>
      <text:p text:style-name="Preformatted_20_Text"><text:s text:c="28"/>person:3</text:p>
      <text:p text:style-name="Preformatted_20_Text"><text:s text:c="28"/>case:nom</text:p>
      <text:p text:style-name="Preformatted_20_Text"><text:s text:c="28"/>c_str</text:p>
      <text:p text:style-name="Preformatted_20_Text"><text:s text:c="28"/>nemo</text:p>
      <text:p text:style-name="Preformatted_20_Text"><text:s text:c="24"/>object</text:p>
      <text:p text:style-name="Preformatted_20_Text"><text:s text:c="28"/>e:i(p(3,4))</text:p>
      <text:p text:style-name="Preformatted_20_Text"/>
      <text:p text:style-name="Preformatted_20_Text"/>
      <text:p text:style-name="Preformatted_20_Text"/>
      <text:h text:style-name="P32" text:outline-level="4">Parse B</text:h>
      <text:p text:style-name="Preformatted_20_Text"/>
      <text:p text:style-name="Preformatted_20_Text">0.6666666666666666---&gt;</text:p>
      <text:p text:style-name="Preformatted_20_Text">[illocutionary_force:statement,vg:[selected_reading:scribo_write,polarity:neg,w:0,pathlist:[p(0,1),p(1,2)],cat:vg,hp:[p(1,2)],gender:_86536,pos:v,class:tr_cod,type:finite,lex:scribere,voice:act,txt:scribit,tense:present,kind:std,mood:indicative,number:sing,person:3],subject:[number:sing,gender:masc,pathlist:[p(2,3),p(3,4),p(4,5),p(5,6)],hp:[],distance:[0],cat:np,type:full,class:common,index:dummy_np,sem:[hum],person:3,case:nom,lex:dummy_np,w:2/3,c_str:[head:[lex:dummy_np,number:sing,gender:masc,person:3,index:_86998,rel_clause:[head:carmina,rel_clause:[illocutionary_force:statement,vg:[selected_reading:lego_read,polarity:pos,cat:vg,pathlist:[p(5,6)],hp:[p(5,6)],gender:_87148,w:0,pos:v,class:tr_cod,type:finite,lex:legere,voice:act,txt:legit,tense:perfect,kind:std,mood:indicative,number:sing,person:3],subject:[number:sing,gender:masc,pathlist:[p(4,5)],hp:[p(4,5)],index:i(p(4,5)),distance:[0],cat:np,sem:[hum],class:indef,lex:nemo,person:3,type:core,case:nom,w:1,c_str:nemo],object:[e:i(p(3,4))]]]]]]]</text:p>
      <text:p text:style-name="Preformatted_20_Text"/>
      <text:p text:style-name="Preformatted_20_Text"><text:s text:c="4"/>illocutionary_force:statement</text:p>
      <text:p text:style-name="Preformatted_20_Text"><text:s text:c="4"/>vg</text:p>
      <text:p text:style-name="Preformatted_20_Text"><text:s text:c="8"/>selected_reading:scribo_write</text:p>
      <text:p text:style-name="Preformatted_20_Text"><text:s text:c="8"/>polarity:neg</text:p>
      <text:p text:style-name="Preformatted_20_Text"><text:s text:c="8"/>* non * * scribit * </text:p>
      <text:p text:style-name="Preformatted_20_Text"><text:s text:c="8"/>cat:vg</text:p>
      <text:p text:style-name="Preformatted_20_Text"><text:s text:c="8"/>pos:v</text:p>
      <text:p text:style-name="Preformatted_20_Text"><text:s text:c="8"/>lex:scrib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uius * * carmina * * nemo * * legit * </text:p>
      <text:p text:style-name="Preformatted_20_Text"><text:s text:c="8"/>cat:np</text:p>
      <text:p text:style-name="Preformatted_20_Text"><text:s text:c="8"/>index:dummy_np</text:p>
      <text:p text:style-name="Preformatted_20_Text"><text:s text:c="8"/>sem:[hum]</text:p>
      <text:p text:style-name="Preformatted_20_Text"><text:s text:c="8"/>person:3</text:p>
      <text:p text:style-name="Preformatted_20_Text"><text:s text:c="8"/>case:nom</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sing</text:p>
      <text:p text:style-name="Preformatted_20_Text"><text:s text:c="16"/>gender:masc</text:p>
      <text:p text:style-name="Preformatted_20_Text"><text:s text:c="16"/>person:3</text:p>
      <text:p text:style-name="Preformatted_20_Text"><text:s text:c="16"/>rel_clause</text:p>
      <text:p text:style-name="Preformatted_20_Text"><text:s text:c="20"/>head</text:p>
      <text:p text:style-name="Preformatted_20_Text"><text:s text:c="20"/>carmina</text:p>
      <text:p text:style-name="Preformatted_20_Text"><text:s text:c="20"/>rel_clause</text:p>
      <text:p text:style-name="Preformatted_20_Text"><text:s text:c="24"/>illocutionary_force:statement</text:p>
      <text:p text:style-name="Preformatted_20_Text"><text:s text:c="24"/>vg</text:p>
      <text:p text:style-name="Preformatted_20_Text"><text:s text:c="28"/>selected_reading:lego_read</text:p>
      <text:p text:style-name="Preformatted_20_Text"><text:s text:c="28"/>polarity:pos</text:p>
      <text:p text:style-name="Preformatted_20_Text"><text:s text:c="28"/>cat:vg</text:p>
      <text:p text:style-name="Preformatted_20_Text"><text:s text:c="28"/>* legit * </text:p>
      <text:p text:style-name="Preformatted_20_Text"><text:s text:c="28"/>pos:v</text:p>
      <text:p text:style-name="Preformatted_20_Text"><text:s text:c="28"/>lex:legere</text:p>
      <text:p text:style-name="Preformatted_20_Text"><text:s text:c="28"/>voice:act</text:p>
      <text:p text:style-name="Preformatted_20_Text"><text:s text:c="28"/>tense:perfect</text:p>
      <text:p text:style-name="Preformatted_20_Text"><text:s text:c="28"/>mood:indicative</text:p>
      <text:p text:style-name="Preformatted_20_Text"><text:s text:c="28"/>number:sing</text:p>
      <text:p text:style-name="Preformatted_20_Text"><text:s text:c="28"/>person:3</text:p>
      <text:p text:style-name="Preformatted_20_Text"><text:s text:c="24"/>subject</text:p>
      <text:p text:style-name="Preformatted_20_Text"><text:s text:c="28"/>number:sing</text:p>
      <text:p text:style-name="Preformatted_20_Text"><text:s text:c="28"/>gender:masc</text:p>
      <text:p text:style-name="Preformatted_20_Text"><text:soft-page-break/><text:s text:c="28"/>* nemo * </text:p>
      <text:p text:style-name="Preformatted_20_Text"><text:s text:c="28"/>index:i(p(4,5))</text:p>
      <text:p text:style-name="Preformatted_20_Text"><text:s text:c="28"/>cat:np</text:p>
      <text:p text:style-name="Preformatted_20_Text"><text:s text:c="28"/>sem:[hum]</text:p>
      <text:p text:style-name="Preformatted_20_Text"><text:s text:c="28"/>lex:nemo</text:p>
      <text:p text:style-name="Preformatted_20_Text"><text:s text:c="28"/>person:3</text:p>
      <text:p text:style-name="Preformatted_20_Text"><text:s text:c="28"/>case:nom</text:p>
      <text:p text:style-name="Preformatted_20_Text"><text:s text:c="28"/>c_str</text:p>
      <text:p text:style-name="Preformatted_20_Text"><text:s text:c="28"/>nemo</text:p>
      <text:p text:style-name="Preformatted_20_Text"><text:s text:c="24"/>object</text:p>
      <text:p text:style-name="Preformatted_20_Text"><text:s text:c="28"/>e:i(p(3,4))</text:p>
      <text:p text:style-name="Preformatted_20_Text"/>
      <text:p text:style-name="Preformatted_20_Text"/>
      <text:p text:style-name="P12">Comment : parses differ in tense assigned to legit : present vs perfect</text:p>
      <text:p text:style-name="Preformatted_20_Text"/>
      <text:p text:style-name="Preformatted_20_Text"/>
      <text:p text:style-name="P16">% 46 Ovidius Ars Amatoria 2 658.</text:p>
      <text:h text:style-name="Heading_20_3" text:outline-level="3">Nominibus mollire licet mala.</text:h>
      <text:p text:style-name="Preformatted_20_Text">[0/nominibus,1/mollire,2/licet,3/mala,endpos(4)]</text:p>
      <text:p text:style-name="Preformatted_20_Text">cputime : 0.0625</text:p>
      <text:h text:style-name="Heading_20_3" text:outline-level="3">Parse A</text:h>
      <text:p text:style-name="Preformatted_20_Text">1.49---&gt;</text:p>
      <text:p text:style-name="Preformatted_20_Text">[illocutionary_force:statement,vg:[selected_reading:licet_permission_is_given_to,polarity:pos,cat:vg,pathlist:[p(2,3)],hp:[p(2,3)],gender:_83334,w:0,pos:v,class:vimp,type:finite,lex:licet,voice:act,txt:licet,tense:present,kind:std,mood:indicative,number:_83466,person:_83478],subject:[number:_83466,gender:_83514,cat:pred,type:nonfinite_i,mood:infinitive,tense:present,class:m,pathlist:[p(1,2),p(3,4)],distance:[0],person:_83478,case:or([nom,acc]),sem:_83680,polarity:pos,gap:_83704,w:1.49,flagint:no,c_str:[vg:[selected_reading:mollio_appease,polarity:pos,cat:vg,pathlist:[p(1,2)],hp:[p(1,2)],gender:_83848,w:0,pos:v,class:tr_cod,type:nonfinite,lex:mollire,voice:act,txt:mollire,tense:present,kind:std,mood:infinitive,number:_83980,person:_83992],object:[pathlist:[p(3,4)],hp:[p(3,4)],index:i(p(3,4)),distance:[0],cat:np,sem:[abstract,thing],class:common,lextype:full,origin:adj,number:pl,person:3,gender:neuter,type:core,lex:malus,txt:mala,case:acc,w:0.5,c_str:mala]]],adjunct:[pathlist:[p(0,1)],distance:[0],class:adjunct,value:manner_means,type:core,w:0,c_str:nominibus]]</text:p>
      <text:p text:style-name="Preformatted_20_Text"/>
      <text:p text:style-name="Preformatted_20_Text"><text:s text:c="4"/>illocutionary_force:statement</text:p>
      <text:p text:style-name="Preformatted_20_Text"><text:s text:c="4"/>vg</text:p>
      <text:p text:style-name="Preformatted_20_Text"><text:s text:c="8"/>selected_reading:licet_permission_is_given_to</text:p>
      <text:p text:style-name="Preformatted_20_Text"><text:s text:c="8"/>polarity:pos</text:p>
      <text:p text:style-name="Preformatted_20_Text"><text:s text:c="8"/>cat:vg</text:p>
      <text:p text:style-name="Preformatted_20_Text"><text:s text:c="8"/>* licet * </text:p>
      <text:p text:style-name="Preformatted_20_Text"><text:s text:c="8"/>pos:v</text:p>
      <text:p text:style-name="Preformatted_20_Text"><text:s text:c="8"/>lex:licet</text:p>
      <text:p text:style-name="Preformatted_20_Text"><text:s text:c="8"/>voice:act</text:p>
      <text:p text:style-name="Preformatted_20_Text"><text:s text:c="8"/>tense:present</text:p>
      <text:p text:style-name="Preformatted_20_Text"><text:s text:c="8"/>mood:indicative</text:p>
      <text:p text:style-name="Preformatted_20_Text"><text:s text:c="4"/>subject</text:p>
      <text:p text:style-name="Preformatted_20_Text"><text:s text:c="8"/>cat:pred</text:p>
      <text:p text:style-name="Preformatted_20_Text"><text:s text:c="8"/>mood:infinitive</text:p>
      <text:p text:style-name="Preformatted_20_Text"><text:s text:c="8"/>tense:present</text:p>
      <text:p text:style-name="Preformatted_20_Text"><text:s text:c="8"/>* mollire * * mala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mollio_appease</text:p>
      <text:p text:style-name="Preformatted_20_Text"><text:s text:c="16"/>polarity:pos</text:p>
      <text:p text:style-name="Preformatted_20_Text"><text:s text:c="16"/>cat:vg</text:p>
      <text:p text:style-name="Preformatted_20_Text"><text:s text:c="16"/>* mollire * </text:p>
      <text:p text:style-name="Preformatted_20_Text"><text:s text:c="16"/>pos:v</text:p>
      <text:p text:style-name="Preformatted_20_Text"><text:s text:c="16"/>lex:molli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mala * </text:p>
      <text:p text:style-name="Preformatted_20_Text"><text:s text:c="16"/>index:i(p(3,4))</text:p>
      <text:p text:style-name="Preformatted_20_Text"><text:s text:c="16"/>cat:np</text:p>
      <text:p text:style-name="Preformatted_20_Text"><text:s text:c="16"/>sem:[abstract,thing]</text:p>
      <text:p text:style-name="Preformatted_20_Text"><text:s text:c="16"/>number:pl</text:p>
      <text:p text:style-name="Preformatted_20_Text"><text:s text:c="16"/>person:3</text:p>
      <text:p text:style-name="Preformatted_20_Text"><text:s text:c="16"/>gender:neuter</text:p>
      <text:p text:style-name="Preformatted_20_Text"><text:s text:c="16"/>lex:malus</text:p>
      <text:p text:style-name="Preformatted_20_Text"><text:s text:c="16"/>case:acc</text:p>
      <text:p text:style-name="Preformatted_20_Text"><text:s text:c="16"/>c_str</text:p>
      <text:p text:style-name="Preformatted_20_Text"><text:s text:c="16"/>mala</text:p>
      <text:p text:style-name="Preformatted_20_Text"><text:s text:c="4"/>adjunct</text:p>
      <text:p text:style-name="Preformatted_20_Text"><text:s text:c="8"/>* nominibus * </text:p>
      <text:p text:style-name="Preformatted_20_Text"><text:soft-page-break/><text:s text:c="8"/>value:manner_means</text:p>
      <text:p text:style-name="Preformatted_20_Text"><text:s text:c="8"/>c_str</text:p>
      <text:p text:style-name="Preformatted_20_Text"><text:s text:c="8"/>nominibus</text:p>
      <text:p text:style-name="Preformatted_20_Text"/>
      <text:p text:style-name="Preformatted_20_Text"/>
      <text:p text:style-name="P12">Comment : diff between parses lies in attachment of 'nominibus' </text:p>
      <text:h text:style-name="P28" text:outline-level="3">Parse B</text:h>
      <text:p text:style-name="Preformatted_20_Text"/>
      <text:p text:style-name="Preformatted_20_Text">1.49---&gt;</text:p>
      <text:p text:style-name="Preformatted_20_Text">[illocutionary_force:statement,vg:[selected_reading:licet_permission_is_given_to,polarity:pos,cat:vg,pathlist:[p(2,3)],hp:[p(2,3)],gender:_84524,w:0,pos:v,class:vimp,type:finite,lex:licet,voice:act,txt:licet,tense:present,kind:std,mood:indicative,number:_84656,person:_84668],subject:[number:_84656,gender:_84704,cat:pred,type:nonfinite_i,mood:infinitive,tense:present,class:m,pathlist:[p(0,1),p(1,2),p(3,4)],distance:[0],person:_84668,case:or([nom,acc]),sem:_84882,polarity:pos,gap:_84906,w:1.49,flagint:no,c_str:[vg:[selected_reading:mollio_appease,polarity:pos,cat:vg,pathlist:[p(1,2)],hp:[p(1,2)],gender:_85050,w:0,pos:v,class:tr_cod,type:nonfinite,lex:mollire,voice:act,txt:mollire,tense:present,kind:std,mood:infinitive,number:_85182,person:_85194],object:[pathlist:[p(3,4)],hp:[p(3,4)],index:i(p(3,4)),distance:[0],cat:np,sem:[abstract,thing],class:common,lextype:full,origin:adj,number:pl,person:3,gender:neuter,type:core,lex:malus,txt:mala,case:acc,w:0.5,c_str:mala],adjunct:[pathlist:[p(0,1)],distance:[0],class:adjunct,value:manner_means,type:core,w:0,c_str:nominibus]]]]</text:p>
      <text:p text:style-name="Preformatted_20_Text"/>
      <text:p text:style-name="Preformatted_20_Text"><text:s text:c="4"/>illocutionary_force:statement</text:p>
      <text:p text:style-name="Preformatted_20_Text"><text:s text:c="4"/>vg</text:p>
      <text:p text:style-name="Preformatted_20_Text"><text:s text:c="8"/>selected_reading:licet_permission_is_given_to</text:p>
      <text:p text:style-name="Preformatted_20_Text"><text:s text:c="8"/>polarity:pos</text:p>
      <text:p text:style-name="Preformatted_20_Text"><text:s text:c="8"/>cat:vg</text:p>
      <text:p text:style-name="Preformatted_20_Text"><text:s text:c="8"/>* licet * </text:p>
      <text:p text:style-name="Preformatted_20_Text"><text:s text:c="8"/>pos:v</text:p>
      <text:p text:style-name="Preformatted_20_Text"><text:s text:c="8"/>lex:licet</text:p>
      <text:p text:style-name="Preformatted_20_Text"><text:s text:c="8"/>voice:act</text:p>
      <text:p text:style-name="Preformatted_20_Text"><text:s text:c="8"/>tense:present</text:p>
      <text:p text:style-name="Preformatted_20_Text"><text:s text:c="8"/>mood:indicative</text:p>
      <text:p text:style-name="Preformatted_20_Text"><text:s text:c="4"/>subject</text:p>
      <text:p text:style-name="Preformatted_20_Text"><text:s text:c="8"/>cat:pred</text:p>
      <text:p text:style-name="Preformatted_20_Text"><text:s text:c="8"/>mood:infinitive</text:p>
      <text:p text:style-name="Preformatted_20_Text"><text:s text:c="8"/>tense:present</text:p>
      <text:p text:style-name="Preformatted_20_Text"><text:s text:c="8"/>* nominibus * * mollire * * mala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mollio_appease</text:p>
      <text:p text:style-name="Preformatted_20_Text"><text:s text:c="16"/>polarity:pos</text:p>
      <text:p text:style-name="Preformatted_20_Text"><text:s text:c="16"/>cat:vg</text:p>
      <text:p text:style-name="Preformatted_20_Text"><text:s text:c="16"/>* mollire * </text:p>
      <text:p text:style-name="Preformatted_20_Text"><text:s text:c="16"/>pos:v</text:p>
      <text:p text:style-name="Preformatted_20_Text"><text:s text:c="16"/>lex:molli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mala * </text:p>
      <text:p text:style-name="Preformatted_20_Text"><text:s text:c="16"/>index:i(p(3,4))</text:p>
      <text:p text:style-name="Preformatted_20_Text"><text:s text:c="16"/>cat:np</text:p>
      <text:p text:style-name="Preformatted_20_Text"><text:s text:c="16"/>sem:[abstract,thing]</text:p>
      <text:p text:style-name="Preformatted_20_Text"><text:s text:c="16"/>number:pl</text:p>
      <text:p text:style-name="Preformatted_20_Text"><text:s text:c="16"/>person:3</text:p>
      <text:p text:style-name="Preformatted_20_Text"><text:s text:c="16"/>gender:neuter</text:p>
      <text:p text:style-name="Preformatted_20_Text"><text:s text:c="16"/>lex:malus</text:p>
      <text:p text:style-name="Preformatted_20_Text"><text:s text:c="16"/>case:acc</text:p>
      <text:p text:style-name="Preformatted_20_Text"><text:s text:c="16"/>c_str</text:p>
      <text:p text:style-name="Preformatted_20_Text"><text:s text:c="16"/>mala</text:p>
      <text:p text:style-name="Preformatted_20_Text"><text:s text:c="12"/>adjunct</text:p>
      <text:p text:style-name="Preformatted_20_Text"><text:s text:c="16"/>* nominibus * </text:p>
      <text:p text:style-name="Preformatted_20_Text"><text:s text:c="16"/>value:manner_means</text:p>
      <text:p text:style-name="Preformatted_20_Text"><text:s text:c="16"/>c_str</text:p>
      <text:p text:style-name="Preformatted_20_Text"><text:s text:c="16"/>nominibus</text:p>
      <text:p text:style-name="Preformatted_20_Text"/>
      <text:p text:style-name="Preformatted_20_Text"/>
      <text:p text:style-name="Preformatted_20_Text"><text:soft-page-break/></text:p>
      <text:p text:style-name="P9"/>
      <text:p text:style-name="P3">% 47 Tacitus Ann 14 53 4.</text:p>
      <text:h text:style-name="Heading_20_3" text:outline-level="3">Una defensio occurrit quod muneribus tuis obniti non debui.</text:h>
      <text:p text:style-name="P8"/>
      <text:p text:style-name="Preformatted_20_Text">[0/una,1/defensio,2/occurrit,3/quod,4/muneribus,5/tuis,6/obniti,7/non,8/debui,endpos(9)]</text:p>
      <text:p text:style-name="Preformatted_20_Text">cputime : 5.28125</text:p>
      <text:p text:style-name="Preformatted_20_Text"/>
      <text:h text:style-name="Heading_20_4" text:outline-level="4">Parse A</text:h>
      <text:p text:style-name="Preformatted_20_Text">13---&gt;</text:p>
      <text:p text:style-name="Preformatted_20_Text">[illocutionary_force:statement,vg:[selected_reading:occurro_occur,polarity:pos,cat:vg,pathlist:[p(2,3)],hp:[p(2,3)],gender:_91666,w:0,pos:v,class:intr,type:finite,lex:occurrere,voice:act,txt:occurrit,tense:present,kind:std,mood:indicative,number:sing,person:3],subject:[number:sing,gender:fem,pathlist:[p(0,1),p(1,2),p(3,4),p(4,5),p(5,6),p(6,7),p(7,8),p(8,9)],hp:[p(1,2)],index:i([p(1,2)]),distance:[0],sem:[abstract],person:3,cat:np,lex:defensio,lextype:full,type:full,case:nom,class:common,w:13,c_str:[head:[pathlist:[p(0,1),p(1,2)],hp:[p(1,2)],index:i(p(1,2)),distance:[0],cat:np,class:common,sem:[abstract],number:sing,person:3,gender:fem,type:core,lex:defensio,lextype:full,case:nom,w:2,c_str:[head:[pathlist:[p(1,2)],pos:noun,txt:defensio,lex:defensio,case:nom,gender:fem,class:common,ab:mm,number:sing,sem:[abstract]],adjp:[cat:adjp,pathlist:[p(0,1)],distance:[0],hp:[p(0,1)],case:nom,number:sing,gender:fem,lex:unus,type:tool,w:1,c_str:unus]]],apposition:[cat:pred,type:finite,class:s,pathlist:[p(3,4),p(4,5),p(5,6),p(6,7),p(7,8),p(8,9)],distance:[0],gap:[],number:sing,person:3,gender:neuter,case:nom,mood:indicative,tense:perfect,w:8,subordinator:[lex:quod,pos:sub,argbound:no,mood:indicative,value:reason],argbound:no,c_str:[quod,[illocutionary_force:statement,vg:[selected_reading:obnitor_oppose,polarity:neg,w:3,pathlist:[p(6,7),p(7,8),p(8,9)],cat:vg,aux:debere,value:deontic,type:finite,hp:[p(6,7)],lex:obniti,person:1,mood:indicative,tense:perfect,voice:act,number:sing,gender:_93252],subject:[source:context_retrievable,number:sing,gender:or([masc,fem]),person:1,cat:np,index:i(0,0),constraints_to_be_met:[sem:[hum]],distance:[0],pathlist:[],case:nom,w:0],i_object:[pathlist:[p(4,5),p(5,6)],hp:[p(4,5)],index:i(p(4,5)),distance:[0],cat:np,class:common,sem:[abstract,thing],number:pl,person:3,gender:neuter,type:core,lex:munus,lextype:full,case:dat,w:2,c_str:[head:[pathlist:[p(4,5)],pos:noun,txt:muneribus,lex:munus,case:dat,gender:neuter,class:common,ab:no,number:pl,sem:[abstract,thing]],adjp:[cat:adjp,pathlist:[p(5,6)],distance:[0],hp:[p(5,6)],case:dat,number:pl,gender:neuter,lex:tuus,type:poss,w:1,c_str:tuus]]]]]]]]]</text:p>
      <text:p text:style-name="Preformatted_20_Text"/>
      <text:p text:style-name="Preformatted_20_Text"><text:s text:c="4"/>illocutionary_force:statement</text:p>
      <text:p text:style-name="Preformatted_20_Text"><text:s text:c="4"/>vg</text:p>
      <text:p text:style-name="Preformatted_20_Text"><text:s text:c="8"/>selected_reading:occurro_occur</text:p>
      <text:p text:style-name="Preformatted_20_Text"><text:s text:c="8"/>polarity:pos</text:p>
      <text:p text:style-name="Preformatted_20_Text"><text:s text:c="8"/>cat:vg</text:p>
      <text:p text:style-name="Preformatted_20_Text"><text:s text:c="8"/>* occurrit * </text:p>
      <text:p text:style-name="Preformatted_20_Text"><text:s text:c="8"/>pos:v</text:p>
      <text:p text:style-name="Preformatted_20_Text"><text:s text:c="8"/>lex:occurr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una * * defensio * * quod * * muneribus * * tuis * * obniti * * non * * debui * </text:p>
      <text:p text:style-name="Preformatted_20_Text"><text:s text:c="8"/>index:i([p(1,2)])</text:p>
      <text:p text:style-name="Preformatted_20_Text"><text:s text:c="8"/>sem:[abstract]</text:p>
      <text:p text:style-name="Preformatted_20_Text"><text:s text:c="8"/>person:3</text:p>
      <text:p text:style-name="Preformatted_20_Text"><text:s text:c="8"/>cat:np</text:p>
      <text:p text:style-name="Preformatted_20_Text"><text:s text:c="8"/>lex:defensio</text:p>
      <text:p text:style-name="Preformatted_20_Text"><text:s text:c="8"/>case:nom</text:p>
      <text:p text:style-name="Preformatted_20_Text"><text:s text:c="8"/>c_str</text:p>
      <text:p text:style-name="Preformatted_20_Text"><text:s text:c="12"/>head</text:p>
      <text:p text:style-name="Preformatted_20_Text"><text:s text:c="16"/>* una * * defensio * </text:p>
      <text:p text:style-name="Preformatted_20_Text"><text:s text:c="16"/>index:i(p(1,2))</text:p>
      <text:p text:style-name="Preformatted_20_Text"><text:s text:c="16"/>cat:np</text:p>
      <text:p text:style-name="Preformatted_20_Text"><text:soft-page-break/><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defensio</text:p>
      <text:p text:style-name="Preformatted_20_Text"><text:s text:c="16"/>case:nom</text:p>
      <text:p text:style-name="Preformatted_20_Text"><text:s text:c="16"/>c_str</text:p>
      <text:p text:style-name="Preformatted_20_Text"><text:s text:c="20"/>head</text:p>
      <text:p text:style-name="Preformatted_20_Text"><text:s text:c="24"/>* defensio * </text:p>
      <text:p text:style-name="Preformatted_20_Text"><text:s text:c="24"/>pos:noun</text:p>
      <text:p text:style-name="Preformatted_20_Text"><text:s text:c="24"/>lex:defensio</text:p>
      <text:p text:style-name="Preformatted_20_Text"><text:s text:c="24"/>case:nom</text:p>
      <text:p text:style-name="Preformatted_20_Text"><text:s text:c="24"/>gender:fem</text:p>
      <text:p text:style-name="Preformatted_20_Text"><text:s text:c="24"/>number:sing</text:p>
      <text:p text:style-name="Preformatted_20_Text"><text:s text:c="24"/>sem:[abstract]</text:p>
      <text:p text:style-name="Preformatted_20_Text"><text:s text:c="20"/>adjp</text:p>
      <text:p text:style-name="Preformatted_20_Text"><text:s text:c="24"/>cat:adjp</text:p>
      <text:p text:style-name="Preformatted_20_Text"><text:s text:c="24"/>* una * </text:p>
      <text:p text:style-name="Preformatted_20_Text"><text:s text:c="24"/>case:nom</text:p>
      <text:p text:style-name="Preformatted_20_Text"><text:s text:c="24"/>number:sing</text:p>
      <text:p text:style-name="Preformatted_20_Text"><text:s text:c="24"/>gender:fem</text:p>
      <text:p text:style-name="Preformatted_20_Text"><text:s text:c="24"/>lex:unus</text:p>
      <text:p text:style-name="Preformatted_20_Text"><text:s text:c="24"/>c_str</text:p>
      <text:p text:style-name="Preformatted_20_Text"><text:s text:c="24"/>unus</text:p>
      <text:p text:style-name="Preformatted_20_Text"><text:s text:c="12"/>apposition</text:p>
      <text:p text:style-name="Preformatted_20_Text"><text:s text:c="16"/>cat:pred</text:p>
      <text:p text:style-name="Preformatted_20_Text"><text:s text:c="16"/>* quod * * muneribus * * tuis * * obniti * * non * * debui * </text:p>
      <text:p text:style-name="Preformatted_20_Text"><text:s text:c="16"/>number:sing</text:p>
      <text:p text:style-name="Preformatted_20_Text"><text:s text:c="16"/>person:3</text:p>
      <text:p text:style-name="Preformatted_20_Text"><text:s text:c="16"/>gender:neuter</text:p>
      <text:p text:style-name="Preformatted_20_Text"><text:s text:c="16"/>case:nom</text:p>
      <text:p text:style-name="Preformatted_20_Text"><text:s text:c="16"/>mood:indicative</text:p>
      <text:p text:style-name="Preformatted_20_Text"><text:s text:c="16"/>tense:perfect</text:p>
      <text:p text:style-name="Preformatted_20_Text"><text:s text:c="16"/>subordinator</text:p>
      <text:p text:style-name="Preformatted_20_Text"><text:s text:c="20"/>lex:quod</text:p>
      <text:p text:style-name="Preformatted_20_Text"><text:s text:c="20"/>pos:sub</text:p>
      <text:p text:style-name="Preformatted_20_Text"><text:s text:c="20"/>mood:indicative</text:p>
      <text:p text:style-name="Preformatted_20_Text"><text:s text:c="20"/>value:reason</text:p>
      <text:p text:style-name="Preformatted_20_Text"><text:s text:c="16"/>c_str</text:p>
      <text:p text:style-name="Preformatted_20_Text"><text:s text:c="20"/>quod</text:p>
      <text:p text:style-name="Preformatted_20_Text"><text:s text:c="24"/>illocutionary_force:statement</text:p>
      <text:p text:style-name="Preformatted_20_Text"><text:s text:c="24"/>vg</text:p>
      <text:p text:style-name="Preformatted_20_Text"><text:s text:c="28"/>selected_reading:obnitor_oppose</text:p>
      <text:p text:style-name="Preformatted_20_Text"><text:s text:c="28"/>polarity:neg</text:p>
      <text:p text:style-name="Preformatted_20_Text"><text:s text:c="28"/>* obniti * * non * * debui * </text:p>
      <text:p text:style-name="Preformatted_20_Text"><text:s text:c="28"/>cat:vg</text:p>
      <text:p text:style-name="Preformatted_20_Text"><text:s text:c="28"/>aux:debere</text:p>
      <text:p text:style-name="Preformatted_20_Text"><text:s text:c="28"/>value:deontic</text:p>
      <text:p text:style-name="Preformatted_20_Text"><text:s text:c="28"/>lex:obniti</text:p>
      <text:p text:style-name="Preformatted_20_Text"><text:s text:c="28"/>person:1</text:p>
      <text:p text:style-name="Preformatted_20_Text"><text:s text:c="28"/>mood:indicative</text:p>
      <text:p text:style-name="Preformatted_20_Text"><text:s text:c="28"/>tense:perfect</text:p>
      <text:p text:style-name="Preformatted_20_Text"><text:s text:c="28"/>voice:act</text:p>
      <text:p text:style-name="Preformatted_20_Text"><text:s text:c="28"/>number:sing</text:p>
      <text:p text:style-name="Preformatted_20_Text"><text:s text:c="24"/>subject</text:p>
      <text:p text:style-name="Preformatted_20_Text"><text:s text:c="28"/>source:context_retrievable</text:p>
      <text:p text:style-name="Preformatted_20_Text"><text:s text:c="28"/>number:sing</text:p>
      <text:p text:style-name="Preformatted_20_Text"><text:s text:c="28"/>gender:or([masc,fem])</text:p>
      <text:p text:style-name="Preformatted_20_Text"><text:s text:c="28"/>person:1</text:p>
      <text:p text:style-name="Preformatted_20_Text"><text:s text:c="28"/>cat:np</text:p>
      <text:p text:style-name="Preformatted_20_Text"><text:s text:c="28"/>index:i(0,0)</text:p>
      <text:p text:style-name="Preformatted_20_Text"><text:s text:c="28"/>constraints_to_be_met:[sem:[hum]]</text:p>
      <text:p text:style-name="Preformatted_20_Text"><text:s text:c="28"/>case:nom</text:p>
      <text:p text:style-name="Preformatted_20_Text"><text:s text:c="24"/>i_object</text:p>
      <text:p text:style-name="Preformatted_20_Text"><text:soft-page-break/><text:s text:c="28"/>* muneribus * * tuis * </text:p>
      <text:p text:style-name="Preformatted_20_Text"><text:s text:c="28"/>index:i(p(4,5))</text:p>
      <text:p text:style-name="Preformatted_20_Text"><text:s text:c="28"/>cat:np</text:p>
      <text:p text:style-name="Preformatted_20_Text"><text:s text:c="28"/>sem:[abstract,thing]</text:p>
      <text:p text:style-name="Preformatted_20_Text"><text:s text:c="28"/>number:pl</text:p>
      <text:p text:style-name="Preformatted_20_Text"><text:s text:c="28"/>person:3</text:p>
      <text:p text:style-name="Preformatted_20_Text"><text:s text:c="28"/>gender:neuter</text:p>
      <text:p text:style-name="Preformatted_20_Text"><text:s text:c="28"/>lex:munus</text:p>
      <text:p text:style-name="Preformatted_20_Text"><text:s text:c="28"/>case:dat</text:p>
      <text:p text:style-name="Preformatted_20_Text"><text:s text:c="28"/>c_str</text:p>
      <text:p text:style-name="Preformatted_20_Text"><text:s text:c="32"/>head</text:p>
      <text:p text:style-name="Preformatted_20_Text"><text:s text:c="36"/>* muneribus * </text:p>
      <text:p text:style-name="Preformatted_20_Text"><text:s text:c="36"/>pos:noun</text:p>
      <text:p text:style-name="Preformatted_20_Text"><text:s text:c="36"/>lex:munus</text:p>
      <text:p text:style-name="Preformatted_20_Text"><text:s text:c="36"/>case:dat</text:p>
      <text:p text:style-name="Preformatted_20_Text"><text:s text:c="36"/>gender:neuter</text:p>
      <text:p text:style-name="Preformatted_20_Text"><text:s text:c="36"/>number:pl</text:p>
      <text:p text:style-name="Preformatted_20_Text"><text:s text:c="36"/>sem:[abstract,thing]</text:p>
      <text:p text:style-name="Preformatted_20_Text"><text:s text:c="32"/>adjp</text:p>
      <text:p text:style-name="Preformatted_20_Text"><text:s text:c="36"/>cat:adjp</text:p>
      <text:p text:style-name="Preformatted_20_Text"><text:s text:c="36"/>* tuis * </text:p>
      <text:p text:style-name="Preformatted_20_Text"><text:s text:c="36"/>case:dat</text:p>
      <text:p text:style-name="Preformatted_20_Text"><text:s text:c="36"/>number:pl</text:p>
      <text:p text:style-name="Preformatted_20_Text"><text:s text:c="36"/>gender:neuter</text:p>
      <text:p text:style-name="Preformatted_20_Text"><text:s text:c="36"/>lex:tuus</text:p>
      <text:p text:style-name="Preformatted_20_Text"><text:s text:c="36"/>c_str</text:p>
      <text:p text:style-name="Preformatted_20_Text"><text:s text:c="36"/>tuus</text:p>
      <text:p text:style-name="Preformatted_20_Text"/>
      <text:p text:style-name="Preformatted_20_Text"/>
      <text:p text:style-name="Preformatted_20_Text"/>
      <text:h text:style-name="P32" text:outline-level="4">Parse B</text:h>
      <text:p text:style-name="Preformatted_20_Text"/>
      <text:p text:style-name="Preformatted_20_Text">13---&gt;</text:p>
      <text:p text:style-name="Preformatted_20_Text">[illocutionary_force:statement,vg:[selected_reading:occurro_occur,polarity:pos,cat:vg,pathlist:[p(2,3)],hp:[p(2,3)],gender:_100128,w:0,pos:v,class:intr,type:finite,lex:occurrere,voice:act,txt:occurrit,tense:perfect,kind:std,mood:indicative,number:sing,person:3],subject:[number:sing,gender:fem,pathlist:[p(0,1),p(1,2),p(3,4),p(4,5),p(5,6),p(6,7),p(7,8),p(8,9)],hp:[p(1,2)],index:i([p(1,2)]),distance:[0],sem:[abstract],person:3,cat:np,lex:defensio,lextype:full,type:full,case:nom,class:common,w:13,c_str:[head:[pathlist:[p(0,1),p(1,2)],hp:[p(1,2)],index:i(p(1,2)),distance:[0],cat:np,class:common,sem:[abstract],number:sing,person:3,gender:fem,type:core,lex:defensio,lextype:full,case:nom,w:2,c_str:[head:[pathlist:[p(1,2)],pos:noun,txt:defensio,lex:defensio,case:nom,gender:fem,class:common,ab:mm,number:sing,sem:[abstract]],adjp:[cat:adjp,pathlist:[p(0,1)],distance:[0],hp:[p(0,1)],case:nom,number:sing,gender:fem,lex:unus,type:tool,w:1,c_str:unus]]],apposition:[cat:pred,type:finite,class:s,pathlist:[p(3,4),p(4,5),p(5,6),p(6,7),p(7,8),p(8,9)],distance:[0],gap:[],number:sing,person:3,gender:neuter,case:nom,mood:indicative,tense:perfect,w:8,subordinator:[lex:quod,pos:sub,argbound:no,mood:indicative,value:reason],argbound:no,c_str:[quod,[illocutionary_force:statement,vg:[selected_reading:obnitor_oppose,polarity:neg,w:3,pathlist:[p(6,7),p(7,8),p(8,9)],cat:vg,aux:debere,value:deontic,type:finite,hp:[p(6,7)],lex:obniti,person:1,mood:indicative,tense:perfect,voice:act,number:sing,gender:_101714],subject:[source:context_retrievable,number:sing,gender:or([masc,fem]),person:1,cat:np,index:i(0,0),constraints_to_be_met:[sem:[hum]],distance:[0],pathlist:[],case:nom,w:0],i_object:[pathlist:[p(4,5),p(5,6)],hp:[p(4,5)],index:i(p(4,5)),distance:[0],cat:np,class:common,sem:[abstract,thing],number:pl,person:3,gender:neuter,type:core,lex:munus,lextype:full,case:dat,w:2,c_str:[head:[pathlist:[p(4,5)],pos:noun,txt:muneribus,lex:munus,case:dat,gender:neuter,class:common,ab:no,number:pl,sem:[abstract,thing]],adjp:[cat:adjp,pathlist:[p(5,6)],distance:[0],hp:[p(5,6)],case:dat,number:pl,gender:neuter,lex:tuus,type:poss,w:1,c_str:tuus]]]]]]]]]</text:p>
      <text:p text:style-name="Preformatted_20_Text"/>
      <text:p text:style-name="Preformatted_20_Text"><text:s text:c="4"/>illocutionary_force:statement</text:p>
      <text:p text:style-name="Preformatted_20_Text"><text:s text:c="4"/>vg</text:p>
      <text:p text:style-name="Preformatted_20_Text"><text:s text:c="8"/>selected_reading:occurro_occur</text:p>
      <text:p text:style-name="Preformatted_20_Text"><text:s text:c="8"/>polarity:pos</text:p>
      <text:p text:style-name="Preformatted_20_Text"><text:s text:c="8"/>cat:vg</text:p>
      <text:p text:style-name="Preformatted_20_Text"><text:s text:c="8"/>* occurrit * </text:p>
      <text:p text:style-name="Preformatted_20_Text"><text:s text:c="8"/>pos:v</text:p>
      <text:p text:style-name="Preformatted_20_Text"><text:s text:c="8"/>lex:occurr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una * * defensio * * quod * * muneribus * * tuis * * obniti * * non * * debui * </text:p>
      <text:p text:style-name="Preformatted_20_Text"><text:s text:c="8"/>index:i([p(1,2)])</text:p>
      <text:p text:style-name="Preformatted_20_Text"><text:s text:c="8"/>sem:[abstract]</text:p>
      <text:p text:style-name="Preformatted_20_Text"><text:s text:c="8"/>person:3</text:p>
      <text:p text:style-name="Preformatted_20_Text"><text:s text:c="8"/>cat:np</text:p>
      <text:p text:style-name="Preformatted_20_Text"><text:s text:c="8"/>lex:defensio</text:p>
      <text:p text:style-name="Preformatted_20_Text"><text:s text:c="8"/>case:nom</text:p>
      <text:p text:style-name="Preformatted_20_Text"><text:s text:c="8"/>c_str</text:p>
      <text:p text:style-name="Preformatted_20_Text"><text:s text:c="12"/>head</text:p>
      <text:p text:style-name="Preformatted_20_Text"><text:s text:c="16"/>* una * * defensio * </text:p>
      <text:p text:style-name="Preformatted_20_Text"><text:s text:c="16"/>index:i(p(1,2))</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defensio</text:p>
      <text:p text:style-name="Preformatted_20_Text"><text:s text:c="16"/>case:nom</text:p>
      <text:p text:style-name="Preformatted_20_Text"><text:s text:c="16"/>c_str</text:p>
      <text:p text:style-name="Preformatted_20_Text"><text:s text:c="20"/>head</text:p>
      <text:p text:style-name="Preformatted_20_Text"><text:s text:c="24"/>* defensio * </text:p>
      <text:p text:style-name="Preformatted_20_Text"><text:soft-page-break/><text:s text:c="24"/>pos:noun</text:p>
      <text:p text:style-name="Preformatted_20_Text"><text:s text:c="24"/>lex:defensio</text:p>
      <text:p text:style-name="Preformatted_20_Text"><text:s text:c="24"/>case:nom</text:p>
      <text:p text:style-name="Preformatted_20_Text"><text:s text:c="24"/>gender:fem</text:p>
      <text:p text:style-name="Preformatted_20_Text"><text:s text:c="24"/>number:sing</text:p>
      <text:p text:style-name="Preformatted_20_Text"><text:s text:c="24"/>sem:[abstract]</text:p>
      <text:p text:style-name="Preformatted_20_Text"><text:s text:c="20"/>adjp</text:p>
      <text:p text:style-name="Preformatted_20_Text"><text:s text:c="24"/>cat:adjp</text:p>
      <text:p text:style-name="Preformatted_20_Text"><text:s text:c="24"/>* una * </text:p>
      <text:p text:style-name="Preformatted_20_Text"><text:s text:c="24"/>case:nom</text:p>
      <text:p text:style-name="Preformatted_20_Text"><text:s text:c="24"/>number:sing</text:p>
      <text:p text:style-name="Preformatted_20_Text"><text:s text:c="24"/>gender:fem</text:p>
      <text:p text:style-name="Preformatted_20_Text"><text:s text:c="24"/>lex:unus</text:p>
      <text:p text:style-name="Preformatted_20_Text"><text:s text:c="24"/>c_str</text:p>
      <text:p text:style-name="Preformatted_20_Text"><text:s text:c="24"/>unus</text:p>
      <text:p text:style-name="Preformatted_20_Text"><text:s text:c="12"/>apposition</text:p>
      <text:p text:style-name="Preformatted_20_Text"><text:s text:c="16"/>cat:pred</text:p>
      <text:p text:style-name="Preformatted_20_Text"><text:s text:c="16"/>* quod * * muneribus * * tuis * * obniti * * non * * debui * </text:p>
      <text:p text:style-name="Preformatted_20_Text"><text:s text:c="16"/>number:sing</text:p>
      <text:p text:style-name="Preformatted_20_Text"><text:s text:c="16"/>person:3</text:p>
      <text:p text:style-name="Preformatted_20_Text"><text:s text:c="16"/>gender:neuter</text:p>
      <text:p text:style-name="Preformatted_20_Text"><text:s text:c="16"/>case:nom</text:p>
      <text:p text:style-name="Preformatted_20_Text"><text:s text:c="16"/>mood:indicative</text:p>
      <text:p text:style-name="Preformatted_20_Text"><text:s text:c="16"/>tense:perfect</text:p>
      <text:p text:style-name="Preformatted_20_Text"><text:s text:c="16"/>subordinator</text:p>
      <text:p text:style-name="Preformatted_20_Text"><text:s text:c="20"/>lex:quod</text:p>
      <text:p text:style-name="Preformatted_20_Text"><text:s text:c="20"/>pos:sub</text:p>
      <text:p text:style-name="Preformatted_20_Text"><text:s text:c="20"/>mood:indicative</text:p>
      <text:p text:style-name="Preformatted_20_Text"><text:s text:c="20"/>value:reason</text:p>
      <text:p text:style-name="Preformatted_20_Text"><text:s text:c="16"/>c_str</text:p>
      <text:p text:style-name="Preformatted_20_Text"><text:s text:c="20"/>quod</text:p>
      <text:p text:style-name="Preformatted_20_Text"><text:s text:c="24"/>illocutionary_force:statement</text:p>
      <text:p text:style-name="Preformatted_20_Text"><text:s text:c="24"/>vg</text:p>
      <text:p text:style-name="Preformatted_20_Text"><text:s text:c="28"/>selected_reading:obnitor_oppose</text:p>
      <text:p text:style-name="Preformatted_20_Text"><text:s text:c="28"/>polarity:neg</text:p>
      <text:p text:style-name="Preformatted_20_Text"><text:s text:c="28"/>* obniti * * non * * debui * </text:p>
      <text:p text:style-name="Preformatted_20_Text"><text:s text:c="28"/>cat:vg</text:p>
      <text:p text:style-name="Preformatted_20_Text"><text:s text:c="28"/>aux:debere</text:p>
      <text:p text:style-name="Preformatted_20_Text"><text:s text:c="28"/>value:deontic</text:p>
      <text:p text:style-name="Preformatted_20_Text"><text:s text:c="28"/>lex:obniti</text:p>
      <text:p text:style-name="Preformatted_20_Text"><text:s text:c="28"/>person:1</text:p>
      <text:p text:style-name="Preformatted_20_Text"><text:s text:c="28"/>mood:indicative</text:p>
      <text:p text:style-name="Preformatted_20_Text"><text:s text:c="28"/>tense:perfect</text:p>
      <text:p text:style-name="Preformatted_20_Text"><text:s text:c="28"/>voice:act</text:p>
      <text:p text:style-name="Preformatted_20_Text"><text:s text:c="28"/>number:sing</text:p>
      <text:p text:style-name="Preformatted_20_Text"><text:s text:c="24"/>subject</text:p>
      <text:p text:style-name="Preformatted_20_Text"><text:s text:c="28"/>source:context_retrievable</text:p>
      <text:p text:style-name="Preformatted_20_Text"><text:s text:c="28"/>number:sing</text:p>
      <text:p text:style-name="Preformatted_20_Text"><text:s text:c="28"/>gender:or([masc,fem])</text:p>
      <text:p text:style-name="Preformatted_20_Text"><text:s text:c="28"/>person:1</text:p>
      <text:p text:style-name="Preformatted_20_Text"><text:s text:c="28"/>cat:np</text:p>
      <text:p text:style-name="Preformatted_20_Text"><text:s text:c="28"/>index:i(0,0)</text:p>
      <text:p text:style-name="Preformatted_20_Text"><text:s text:c="28"/>constraints_to_be_met:[sem:[hum]]</text:p>
      <text:p text:style-name="Preformatted_20_Text"><text:s text:c="28"/>case:nom</text:p>
      <text:p text:style-name="Preformatted_20_Text"><text:s text:c="24"/>i_object</text:p>
      <text:p text:style-name="Preformatted_20_Text"><text:s text:c="28"/>* muneribus * * tuis * </text:p>
      <text:p text:style-name="Preformatted_20_Text"><text:s text:c="28"/>index:i(p(4,5))</text:p>
      <text:p text:style-name="Preformatted_20_Text"><text:s text:c="28"/>cat:np</text:p>
      <text:p text:style-name="Preformatted_20_Text"><text:s text:c="28"/>sem:[abstract,thing]</text:p>
      <text:p text:style-name="Preformatted_20_Text"><text:s text:c="28"/>number:pl</text:p>
      <text:p text:style-name="Preformatted_20_Text"><text:s text:c="28"/>person:3</text:p>
      <text:p text:style-name="Preformatted_20_Text"><text:s text:c="28"/>gender:neuter</text:p>
      <text:p text:style-name="Preformatted_20_Text"><text:s text:c="28"/>lex:munus</text:p>
      <text:p text:style-name="Preformatted_20_Text"><text:s text:c="28"/>case:dat</text:p>
      <text:p text:style-name="Preformatted_20_Text"><text:soft-page-break/><text:s text:c="28"/>c_str</text:p>
      <text:p text:style-name="Preformatted_20_Text"><text:s text:c="32"/>head</text:p>
      <text:p text:style-name="Preformatted_20_Text"><text:s text:c="36"/>* muneribus * </text:p>
      <text:p text:style-name="Preformatted_20_Text"><text:s text:c="36"/>pos:noun</text:p>
      <text:p text:style-name="Preformatted_20_Text"><text:s text:c="36"/>lex:munus</text:p>
      <text:p text:style-name="Preformatted_20_Text"><text:s text:c="36"/>case:dat</text:p>
      <text:p text:style-name="Preformatted_20_Text"><text:s text:c="36"/>gender:neuter</text:p>
      <text:p text:style-name="Preformatted_20_Text"><text:s text:c="36"/>number:pl</text:p>
      <text:p text:style-name="Preformatted_20_Text"><text:s text:c="36"/>sem:[abstract,thing]</text:p>
      <text:p text:style-name="Preformatted_20_Text"><text:s text:c="32"/>adjp</text:p>
      <text:p text:style-name="Preformatted_20_Text"><text:s text:c="36"/>cat:adjp</text:p>
      <text:p text:style-name="Preformatted_20_Text"><text:s text:c="36"/>* tuis * </text:p>
      <text:p text:style-name="Preformatted_20_Text"><text:s text:c="36"/>case:dat</text:p>
      <text:p text:style-name="Preformatted_20_Text"><text:s text:c="36"/>number:pl</text:p>
      <text:p text:style-name="Preformatted_20_Text"><text:s text:c="36"/>gender:neuter</text:p>
      <text:p text:style-name="Preformatted_20_Text"><text:s text:c="36"/>lex:tuus</text:p>
      <text:p text:style-name="Preformatted_20_Text"><text:s text:c="36"/>c_str</text:p>
      <text:p text:style-name="Preformatted_20_Text"><text:s text:c="36"/>tuus</text:p>
      <text:p text:style-name="Preformatted_20_Text"/>
      <text:p text:style-name="Preformatted_20_Text"/>
      <text:p text:style-name="P12">Comment : diff between parses in tense assigned to occurrit : present vs perfect</text:p>
      <text:p text:style-name="Preformatted_20_Text"/>
      <text:p text:style-name="Preformatted_20_Text"/>
      <text:p text:style-name="P16">% 48 Tacitus Ann 14 10 1.</text:p>
      <text:h text:style-name="Heading_20_3" text:outline-level="3">A Caesare perfecto demum scelere <text:s/>magnitudo eius intellecta est.</text:h>
      <text:p text:style-name="Preformatted_20_Text">[0/a,1/caesare,2/perfecto,3/demum,4/scelere,5/magnitudo,6/eius,7/intellecta,8/est,endpos(9)]</text:p>
      <text:p text:style-name="Preformatted_20_Text">cputime : 27.828125</text:p>
      <text:p text:style-name="Preformatted_20_Text">25.45---&gt;</text:p>
      <text:p text:style-name="Preformatted_20_Text">[illocutionary_force:statement,vg:[selected_reading:intellego_understand,polarity:pos,cat:vg,type:finite,pathlist:[p(7,8),p(8,9)],hp:[p(7,8)],lex:intellegere,person:3,mood:indicative,tense:perfect,voice:pass,number:sing,gender:fem,w:20],subject:[number:sing,gender:fem,pathlist:[p(5,6),p(6,7)],hp:[p(5,6)],index:i([p(5,6)]),distance:[0],sem:[abstract],person:3,cat:np,lex:magnitudo,lextype:full,type:full,case:nom,class:common,w:1.5,c_str:[head:[pathlist:[p(5,6)],hp:[p(5,6)],index:i(p(5,6)),distance:[0],cat:np,sem:[abstract],class:common,lextype:full,origin:noun,number:sing,person:3,gender:fem,type:core,lex:magnitudo,txt:magnitudo,case:nom,w:1,c_str:magnitudo],noun_cplt:[pathlist:[p(6,7)],hp:[p(6,7)],index:i(p(6,7)),distance:[0],cat:np,sem:_94406,class:proper,lex:prpersgen3gsing,number:sing,person:3,gender:or([masc,fem,neuter]),type:core,case:gen,w:1,c_str:prpersgen3gsing]]],agent:[pathlist:[p(0,1),p(1,2)],hp:[p(1,2)],distance:[0],index:i(p(1,2)),case:abl,prep:ab,sem:[male],lex:caesar,w:1,type:core,cat:pp,c_str:[prep:ab,head:[pathlist:[p(1,2)],hp:[p(1,2)],index:i(p(1,2)),distance:[0],cat:np,sem:[male],class:proper,lex:caesar,lextype:full,number:sing,person:3,gender:masc,type:core,case:abl,w:1,c_str:caesar]]],ablative_absolute:[pathlist:[p(2,3),p(3,4),p(4,5)],distance:[0],w:7,c_str:[lex:perficio_carry_out,[pos:p_p,txt:perfecto,case:abl,gender:neuter,number:sing,lex:perficere,class:tr_cod,type:p_p,kind:std,mood:participle,person:3],[adverbial_adjunct:[cat:advp,pathlist:[p(3,4)],distance:[0],type:vpbound,lex:demum,sem:time,w:1,c_str:[head:demum]]],object:[pathlist:[p(4,5)],hp:[p(4,5)],index:i(p(4,5)),distance:[0],cat:np,sem:[abstract],class:common,lextype:full,origin:noun,number:sing,person:3,gender:neuter,type:core,lex:scelus,txt:scelere,case:abl,w:1,c_str:scelere]]]]</text:p>
      <text:p text:style-name="Preformatted_20_Text"/>
      <text:p text:style-name="Preformatted_20_Text"><text:s text:c="4"/>illocutionary_force:statement</text:p>
      <text:p text:style-name="Preformatted_20_Text"><text:s text:c="4"/>vg</text:p>
      <text:p text:style-name="Preformatted_20_Text"><text:s text:c="8"/>selected_reading:intellego_understand</text:p>
      <text:p text:style-name="Preformatted_20_Text"><text:s text:c="8"/>polarity:pos</text:p>
      <text:p text:style-name="Preformatted_20_Text"><text:s text:c="8"/>cat:vg</text:p>
      <text:p text:style-name="Preformatted_20_Text"><text:s text:c="8"/>* intellecta * * est * </text:p>
      <text:p text:style-name="Preformatted_20_Text"><text:s text:c="8"/>lex:intellegere</text:p>
      <text:p text:style-name="Preformatted_20_Text"><text:s text:c="8"/>person:3</text:p>
      <text:p text:style-name="Preformatted_20_Text"><text:s text:c="8"/>mood:indicative</text:p>
      <text:p text:style-name="Preformatted_20_Text"><text:s text:c="8"/>tense:perfect</text:p>
      <text:p text:style-name="Preformatted_20_Text"><text:s text:c="8"/>voice:pass</text:p>
      <text:p text:style-name="Preformatted_20_Text"><text:s text:c="8"/>number:sing</text:p>
      <text:p text:style-name="Preformatted_20_Text"><text:s text:c="8"/>gender:fem</text:p>
      <text:p text:style-name="Preformatted_20_Text"><text:s text:c="4"/>subject</text:p>
      <text:p text:style-name="Preformatted_20_Text"><text:s text:c="8"/>number:sing</text:p>
      <text:p text:style-name="Preformatted_20_Text"><text:s text:c="8"/>gender:fem</text:p>
      <text:p text:style-name="Preformatted_20_Text"><text:s text:c="8"/>* magnitudo * * eius * </text:p>
      <text:p text:style-name="Preformatted_20_Text"><text:s text:c="8"/>index:i([p(5,6)])</text:p>
      <text:p text:style-name="Preformatted_20_Text"><text:s text:c="8"/>sem:[abstract]</text:p>
      <text:p text:style-name="Preformatted_20_Text"><text:s text:c="8"/>person:3</text:p>
      <text:p text:style-name="Preformatted_20_Text"><text:s text:c="8"/>cat:np</text:p>
      <text:p text:style-name="Preformatted_20_Text"><text:s text:c="8"/>lex:magnitudo</text:p>
      <text:p text:style-name="Preformatted_20_Text"><text:s text:c="8"/>case:nom</text:p>
      <text:p text:style-name="Preformatted_20_Text"><text:s text:c="8"/>c_str</text:p>
      <text:p text:style-name="Preformatted_20_Text"><text:s text:c="12"/>head</text:p>
      <text:p text:style-name="Preformatted_20_Text"><text:s text:c="16"/>* magnitudo * </text:p>
      <text:p text:style-name="Preformatted_20_Text"><text:s text:c="16"/>index:i(p(5,6))</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magnitudo</text:p>
      <text:p text:style-name="Preformatted_20_Text"><text:s text:c="16"/>case:nom</text:p>
      <text:p text:style-name="Preformatted_20_Text"><text:s text:c="16"/>c_str</text:p>
      <text:p text:style-name="Preformatted_20_Text"><text:s text:c="16"/>magnitudo</text:p>
      <text:p text:style-name="Preformatted_20_Text"><text:s text:c="12"/>noun_cplt</text:p>
      <text:p text:style-name="Preformatted_20_Text"><text:s text:c="16"/>* eius * </text:p>
      <text:p text:style-name="Preformatted_20_Text"><text:soft-page-break/><text:s text:c="16"/>index:i(p(6,7))</text:p>
      <text:p text:style-name="Preformatted_20_Text"><text:s text:c="16"/>cat:np</text:p>
      <text:p text:style-name="Preformatted_20_Text"><text:s text:c="16"/>lex:prpersgen3gsing</text:p>
      <text:p text:style-name="Preformatted_20_Text"><text:s text:c="16"/>number:sing</text:p>
      <text:p text:style-name="Preformatted_20_Text"><text:s text:c="16"/>person:3</text:p>
      <text:p text:style-name="Preformatted_20_Text"><text:s text:c="16"/>gender:or([masc,fem,neuter])</text:p>
      <text:p text:style-name="Preformatted_20_Text"><text:s text:c="16"/>case:gen</text:p>
      <text:p text:style-name="Preformatted_20_Text"><text:s text:c="16"/>c_str</text:p>
      <text:p text:style-name="Preformatted_20_Text"><text:s text:c="16"/>prpersgen3gsing</text:p>
      <text:p text:style-name="Preformatted_20_Text"><text:s text:c="4"/>agent</text:p>
      <text:p text:style-name="Preformatted_20_Text"><text:s text:c="8"/>* a * * caesare * </text:p>
      <text:p text:style-name="Preformatted_20_Text"><text:s text:c="8"/>index:i(p(1,2))</text:p>
      <text:p text:style-name="Preformatted_20_Text"><text:s text:c="8"/>case:abl</text:p>
      <text:p text:style-name="Preformatted_20_Text"><text:s text:c="8"/>prep:ab</text:p>
      <text:p text:style-name="Preformatted_20_Text"><text:s text:c="8"/>sem:[male]</text:p>
      <text:p text:style-name="Preformatted_20_Text"><text:s text:c="8"/>lex:caesar</text:p>
      <text:p text:style-name="Preformatted_20_Text"><text:s text:c="8"/>cat:pp</text:p>
      <text:p text:style-name="Preformatted_20_Text"><text:s text:c="8"/>c_str</text:p>
      <text:p text:style-name="Preformatted_20_Text"><text:s text:c="12"/>prep:ab</text:p>
      <text:p text:style-name="Preformatted_20_Text"><text:s text:c="12"/>head</text:p>
      <text:p text:style-name="Preformatted_20_Text"><text:s text:c="16"/>* caesare * </text:p>
      <text:p text:style-name="Preformatted_20_Text"><text:s text:c="16"/>index:i(p(1,2))</text:p>
      <text:p text:style-name="Preformatted_20_Text"><text:s text:c="16"/>cat:np</text:p>
      <text:p text:style-name="Preformatted_20_Text"><text:s text:c="16"/>sem:[male]</text:p>
      <text:p text:style-name="Preformatted_20_Text"><text:s text:c="16"/>lex:caesar</text:p>
      <text:p text:style-name="Preformatted_20_Text"><text:s text:c="16"/>number:sing</text:p>
      <text:p text:style-name="Preformatted_20_Text"><text:s text:c="16"/>person:3</text:p>
      <text:p text:style-name="Preformatted_20_Text"><text:s text:c="16"/>gender:masc</text:p>
      <text:p text:style-name="Preformatted_20_Text"><text:s text:c="16"/>case:abl</text:p>
      <text:p text:style-name="Preformatted_20_Text"><text:s text:c="16"/>c_str</text:p>
      <text:p text:style-name="Preformatted_20_Text"><text:s text:c="16"/>caesar</text:p>
      <text:p text:style-name="Preformatted_20_Text"><text:s text:c="4"/>ablative_absolute</text:p>
      <text:p text:style-name="Preformatted_20_Text"><text:s text:c="8"/>* perfecto * * demum * * scelere * </text:p>
      <text:p text:style-name="Preformatted_20_Text"><text:s text:c="8"/>c_str</text:p>
      <text:p text:style-name="Preformatted_20_Text"><text:s text:c="12"/>lex:perficio_carry_out</text:p>
      <text:p text:style-name="Preformatted_20_Text"><text:s text:c="16"/>pos:p_p</text:p>
      <text:p text:style-name="Preformatted_20_Text"><text:s text:c="16"/>case:abl</text:p>
      <text:p text:style-name="Preformatted_20_Text"><text:s text:c="16"/>gender:neuter</text:p>
      <text:p text:style-name="Preformatted_20_Text"><text:s text:c="16"/>number:sing</text:p>
      <text:p text:style-name="Preformatted_20_Text"><text:s text:c="16"/>lex:perficere</text:p>
      <text:p text:style-name="Preformatted_20_Text"><text:s text:c="16"/>mood:participle</text:p>
      <text:p text:style-name="Preformatted_20_Text"><text:s text:c="16"/>person:3</text:p>
      <text:p text:style-name="Preformatted_20_Text"><text:s text:c="16"/>adverbial_adjunct</text:p>
      <text:p text:style-name="Preformatted_20_Text"><text:s text:c="20"/>cat:advp</text:p>
      <text:p text:style-name="Preformatted_20_Text"><text:s text:c="20"/>* demum * </text:p>
      <text:p text:style-name="Preformatted_20_Text"><text:s text:c="20"/>lex:demum</text:p>
      <text:p text:style-name="Preformatted_20_Text"><text:s text:c="20"/>sem:time</text:p>
      <text:p text:style-name="Preformatted_20_Text"><text:s text:c="20"/>c_str</text:p>
      <text:p text:style-name="Preformatted_20_Text"><text:s text:c="24"/>head</text:p>
      <text:p text:style-name="Preformatted_20_Text"><text:s text:c="24"/>demum</text:p>
      <text:p text:style-name="Preformatted_20_Text"><text:s text:c="12"/>object</text:p>
      <text:p text:style-name="Preformatted_20_Text"><text:s text:c="16"/>* scelere * </text:p>
      <text:p text:style-name="Preformatted_20_Text"><text:s text:c="16"/>index:i(p(4,5))</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neuter</text:p>
      <text:p text:style-name="Preformatted_20_Text"><text:s text:c="16"/>lex:scelus</text:p>
      <text:p text:style-name="Preformatted_20_Text"><text:s text:c="16"/>case:abl</text:p>
      <text:p text:style-name="Preformatted_20_Text"><text:s text:c="16"/>c_str</text:p>
      <text:p text:style-name="Preformatted_20_Text"><text:s text:c="16"/>scelere</text:p>
      <text:p text:style-name="Preformatted_20_Text"/>
      <text:p text:style-name="P12">Comment : parse OK</text:p>
      <text:p text:style-name="Preformatted_20_Text"><text:soft-page-break/></text:p>
      <text:p text:style-name="P3">% 49 Horatius Ep 1 xiii 16.</text:p>
      <text:h text:style-name="Heading_20_3" text:outline-level="3">Ne volgo narres te sudavisse ferendo carmina.</text:h>
      <text:p text:style-name="Text_20_body"/>
      <text:p text:style-name="Preformatted_20_Text">[0/ne,1/uolgo,2/narres,3/te,4/sudauisse,5/ferendo,6/carmina,endpos(7)]</text:p>
      <text:p text:style-name="Preformatted_20_Text">cputime : 1.15625</text:p>
      <text:p text:style-name="Preformatted_20_Text"/>
      <text:p text:style-name="Preformatted_20_Text">10---&gt;</text:p>
      <text:p text:style-name="Preformatted_20_Text">[illocutionary_force:prohibition,[illocutionary_force:statement,vg:[selected_reading:narro_tell_that,polarity:pos,cat:vg,pathlist:[p(2,3)],hp:[p(2,3)],gender:_94194,w:0,pos:v,class:tr_cod,type:finite,lex:narrare,voice:act,txt:narres,tense:present,kind:std,mood:subjunctive,number:sing,person:2],subject:[source:context_retrievable,number:sing,gender:or([masc,fem]),person:2,cat:np,index:i(0,0),constraints_to_be_met:[sem:[hum]],distance:[0],pathlist:[],case:nom,w:0],object:[cat:pred,type:nonfinite,mood:infinitive,tense:past,class:m,pathlist:[p(3,4),p(4,5),p(5,6),p(6,7)],distance:[0],number:sing,gender:neuter,case:or([nom,acc]),person:3,polarity:pos,argbound:no,gap:_94778,w:7,flagint:no,c_str:[vg:[selected_reading:sudo_sweat,polarity:pos,cat:vg,pathlist:[p(4,5)],hp:[p(4,5)],gender:or([masc,fem]),w:0,pos:v,class:intr,type:nonfinite,lex:sudare,voice:act,txt:sudare,tense:past,kind:std,mood:infinitive,number:sing,person:_95076],subject:[number:sing,gender:or([masc,fem]),pathlist:[p(3,4)],hp:[p(3,4)],index:i(p(3,4)),distance:[0],cat:np,sem:[hum],class:proper,lex:pp2sg,person:2,type:core,case:acc,w:1,c_str:pp2sg],adjunct:[pathlist:[p(5,6),p(6,7)],distance:[0],class:adjunct,value:manner_means,type:manner_means,w:2,c_str:[vg:[selected_reading:fero_bear,pos:v,class:v_ferre,type:gerund,lex:ferre,txt:ferendo,kind:std,mood:gerund,person:3,case:abl],object:[pathlist:[p(6,7)],hp:[p(6,7)],index:i(p(6,7)),distance:[0],cat:np,sem:[thing,abstract],class:common,lextype:full,origin:noun,number:pl,person:3,gender:neuter,type:core,lex:carmen,txt:carmina,case:acc,w:1,c_str:carmina]]]]],adverbial_adjunct:[cat:advp,pathlist:[p(1,2)],distance:[0],type:vpbound,lex:uolgo,sem:manner_means,w:1,c_str:[head:uolgo]]]]</text:p>
      <text:p text:style-name="Preformatted_20_Text"/>
      <text:p text:style-name="Preformatted_20_Text"><text:s text:c="4"/>illocutionary_force:prohibition</text:p>
      <text:p text:style-name="Preformatted_20_Text"><text:s text:c="8"/>illocutionary_force:statement</text:p>
      <text:p text:style-name="Preformatted_20_Text"><text:s text:c="8"/>vg</text:p>
      <text:p text:style-name="Preformatted_20_Text"><text:s text:c="12"/>selected_reading:narro_tell_that</text:p>
      <text:p text:style-name="Preformatted_20_Text"><text:s text:c="12"/>polarity:pos</text:p>
      <text:p text:style-name="Preformatted_20_Text"><text:s text:c="12"/>cat:vg</text:p>
      <text:p text:style-name="Preformatted_20_Text"><text:s text:c="12"/>* narres * </text:p>
      <text:p text:style-name="Preformatted_20_Text"><text:s text:c="12"/>pos:v</text:p>
      <text:p text:style-name="Preformatted_20_Text"><text:s text:c="12"/>lex:narrare</text:p>
      <text:p text:style-name="Preformatted_20_Text"><text:s text:c="12"/>voice:act</text:p>
      <text:p text:style-name="Preformatted_20_Text"><text:s text:c="12"/>tense:present</text:p>
      <text:p text:style-name="Preformatted_20_Text"><text:s text:c="12"/>mood:subjunc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cat:pred</text:p>
      <text:p text:style-name="Preformatted_20_Text"><text:s text:c="12"/>mood:infinitive</text:p>
      <text:p text:style-name="Preformatted_20_Text"><text:s text:c="12"/>tense:past</text:p>
      <text:p text:style-name="Preformatted_20_Text"><text:s text:c="12"/>* te * * sudauisse * * ferendo * * carmina * </text:p>
      <text:p text:style-name="Preformatted_20_Text"><text:s text:c="12"/>number:sing</text:p>
      <text:p text:style-name="Preformatted_20_Text"><text:s text:c="12"/>gender:neuter</text:p>
      <text:p text:style-name="Preformatted_20_Text"><text:s text:c="12"/>case:or([nom,acc])</text:p>
      <text:p text:style-name="Preformatted_20_Text"><text:s text:c="12"/>person:3</text:p>
      <text:p text:style-name="Preformatted_20_Text"><text:s text:c="12"/>polarity:pos</text:p>
      <text:p text:style-name="Preformatted_20_Text"><text:soft-page-break/><text:s text:c="12"/>c_str</text:p>
      <text:p text:style-name="Preformatted_20_Text"><text:s text:c="16"/>vg</text:p>
      <text:p text:style-name="Preformatted_20_Text"><text:s text:c="20"/>selected_reading:sudo_sweat</text:p>
      <text:p text:style-name="Preformatted_20_Text"><text:s text:c="20"/>polarity:pos</text:p>
      <text:p text:style-name="Preformatted_20_Text"><text:s text:c="20"/>cat:vg</text:p>
      <text:p text:style-name="Preformatted_20_Text"><text:s text:c="20"/>* sudauisse * </text:p>
      <text:p text:style-name="Preformatted_20_Text"><text:s text:c="20"/>gender:or([masc,fem])</text:p>
      <text:p text:style-name="Preformatted_20_Text"><text:s text:c="20"/>pos:v</text:p>
      <text:p text:style-name="Preformatted_20_Text"><text:s text:c="20"/>lex:sudare</text:p>
      <text:p text:style-name="Preformatted_20_Text"><text:s text:c="20"/>voice:act</text:p>
      <text:p text:style-name="Preformatted_20_Text"><text:s text:c="20"/>tense:past</text:p>
      <text:p text:style-name="Preformatted_20_Text"><text:s text:c="20"/>mood:infinitive</text:p>
      <text:p text:style-name="Preformatted_20_Text"><text:s text:c="20"/>number:sing</text:p>
      <text:p text:style-name="Preformatted_20_Text"><text:s text:c="16"/>subject</text:p>
      <text:p text:style-name="Preformatted_20_Text"><text:s text:c="20"/>number:sing</text:p>
      <text:p text:style-name="Preformatted_20_Text"><text:s text:c="20"/>gender:or([masc,fem])</text:p>
      <text:p text:style-name="Preformatted_20_Text"><text:s text:c="20"/>* te * </text:p>
      <text:p text:style-name="Preformatted_20_Text"><text:s text:c="20"/>index:i(p(3,4))</text:p>
      <text:p text:style-name="Preformatted_20_Text"><text:s text:c="20"/>cat:np</text:p>
      <text:p text:style-name="Preformatted_20_Text"><text:s text:c="20"/>sem:[hum]</text:p>
      <text:p text:style-name="Preformatted_20_Text"><text:s text:c="20"/>lex:pp2sg</text:p>
      <text:p text:style-name="Preformatted_20_Text"><text:s text:c="20"/>person:2</text:p>
      <text:p text:style-name="Preformatted_20_Text"><text:s text:c="20"/>case:acc</text:p>
      <text:p text:style-name="Preformatted_20_Text"><text:s text:c="20"/>c_str</text:p>
      <text:p text:style-name="Preformatted_20_Text"><text:s text:c="20"/>pp2sg</text:p>
      <text:p text:style-name="Preformatted_20_Text"><text:s text:c="16"/>adjunct</text:p>
      <text:p text:style-name="Preformatted_20_Text"><text:s text:c="20"/>* ferendo * * carmina * </text:p>
      <text:p text:style-name="Preformatted_20_Text"><text:s text:c="20"/>value:manner_means</text:p>
      <text:p text:style-name="Preformatted_20_Text"><text:s text:c="20"/>c_str</text:p>
      <text:p text:style-name="Preformatted_20_Text"><text:s text:c="24"/>vg</text:p>
      <text:p text:style-name="Preformatted_20_Text"><text:s text:c="28"/>selected_reading:fero_bear</text:p>
      <text:p text:style-name="Preformatted_20_Text"><text:s text:c="28"/>pos:v</text:p>
      <text:p text:style-name="Preformatted_20_Text"><text:s text:c="28"/>lex:ferre</text:p>
      <text:p text:style-name="Preformatted_20_Text"><text:s text:c="28"/>mood:gerund</text:p>
      <text:p text:style-name="Preformatted_20_Text"><text:s text:c="28"/>person:3</text:p>
      <text:p text:style-name="Preformatted_20_Text"><text:s text:c="28"/>case:abl</text:p>
      <text:p text:style-name="Preformatted_20_Text"><text:s text:c="24"/>object</text:p>
      <text:p text:style-name="Preformatted_20_Text"><text:s text:c="28"/>* carmina * </text:p>
      <text:p text:style-name="Preformatted_20_Text"><text:s text:c="28"/>index:i(p(6,7))</text:p>
      <text:p text:style-name="Preformatted_20_Text"><text:s text:c="28"/>cat:np</text:p>
      <text:p text:style-name="Preformatted_20_Text"><text:s text:c="28"/>sem:[thing,abstract]</text:p>
      <text:p text:style-name="Preformatted_20_Text"><text:s text:c="28"/>number:pl</text:p>
      <text:p text:style-name="Preformatted_20_Text"><text:s text:c="28"/>person:3</text:p>
      <text:p text:style-name="Preformatted_20_Text"><text:s text:c="28"/>gender:neuter</text:p>
      <text:p text:style-name="Preformatted_20_Text"><text:s text:c="28"/>lex:carmen</text:p>
      <text:p text:style-name="Preformatted_20_Text"><text:s text:c="28"/>case:acc</text:p>
      <text:p text:style-name="Preformatted_20_Text"><text:s text:c="28"/>c_str</text:p>
      <text:p text:style-name="Preformatted_20_Text"><text:s text:c="28"/>carmina</text:p>
      <text:p text:style-name="Preformatted_20_Text"><text:s text:c="8"/>adverbial_adjunct</text:p>
      <text:p text:style-name="Preformatted_20_Text"><text:s text:c="12"/>cat:advp</text:p>
      <text:p text:style-name="Preformatted_20_Text"><text:s text:c="12"/>* uolgo * </text:p>
      <text:p text:style-name="Preformatted_20_Text"><text:s text:c="12"/>lex:uolgo</text:p>
      <text:p text:style-name="Preformatted_20_Text"><text:s text:c="12"/>sem:manner_means</text:p>
      <text:p text:style-name="Preformatted_20_Text"><text:s text:c="12"/>c_str</text:p>
      <text:p text:style-name="Preformatted_20_Text"><text:s text:c="16"/>head</text:p>
      <text:p text:style-name="Preformatted_20_Text"><text:s text:c="16"/>uolgo</text:p>
      <text:p text:style-name="Preformatted_20_Text"/>
      <text:p text:style-name="Preformatted_20_Text"/>
      <text:p text:style-name="Preformatted_20_Text"/>
      <text:p text:style-name="P12">Comment : parse OK</text:p>
      <text:p text:style-name="Preformatted_20_Text"/>
      <text:p text:style-name="Preformatted_20_Text"/>
      <text:p text:style-name="P16">% 50 Cicero Ad fam xiv 4 5.</text:p>
      <text:h text:style-name="Heading_20_3" text:outline-level="3">Non vitium nostrum sed virtus nostra nos afflixit.</text:h>
      <text:p text:style-name="Preformatted_20_Text">[0/non,1/uitium,2/nostrum,3/sed,4/uirtus,5/nostra,6/nos,7/afflixit,endpos(8)]</text:p>
      <text:p text:style-name="Preformatted_20_Text">cputime : 0.859375</text:p>
      <text:p text:style-name="Preformatted_20_Text"/>
      <text:p text:style-name="Preformatted_20_Text">9---&gt;</text:p>
      <text:p text:style-name="Preformatted_20_Text">[illocutionary_force:statement,vg:[selected_reading:adfligo_strike,polarity:pos,cat:vg,pathlist:[p(7,8)],hp:[p(7,8)],gender:_87434,w:0,pos:v,class:tr_cod,type:finite,lex:affligere,voice:act,txt:afflixit,tense:perfect,kind:std,mood:indicative,number:sing,person:3],subject:[number:sing,gender:_87614,pathlist:[p(0,1),p(1,2),p(2,3),p(3,4),p(4,5),p(5,6)],hp:[p(1,2),p(4,5)],index:i([p(1,2),p(4,5)]),distance:[0],sem:[quality],class:common,lex:uitium,lextype:full,type:full,person:3,case:nom,w:6,coord:yes,c_str:[neg:[lex:non,pos:neg,type:decl],head:[head:[pathlist:[p(1,2)],pos:noun,txt:uitium,lex:uitium,case:nom,gender:neuter,class:common,ab:mm,number:sing,sem:[quality]],adjp:[cat:adjp,pathlist:[p(2,3)],distance:[0],hp:[p(2,3)],case:nom,number:sing,gender:neuter,lex:noster,type:poss,w:1,c_str:noster]],coord:[lex:sed,pos:coord],head:[head:[pathlist:[p(4,5)],pos:noun,txt:uirtus,lex:uirtus,case:nom,gender:fem,class:common,ab:mm,number:sing,sem:[quality,hum]],adjp:[cat:adjp,pathlist:[p(5,6)],distance:[0],hp:[p(5,6)],case:nom,number:sing,gender:fem,lex:noster,type:poss,w:1,c_str:noster]]]],object:[pathlist:[p(6,7)],hp:[p(6,7)],index:i(p(6,7)),distance:[0],cat:np,sem:[hum],class:proper,lex:pp1pl,number:pl,person:1,gender:or([masc,fem]),type:core,case:acc,w:1,c_str:pp1pl]]</text:p>
      <text:p text:style-name="Preformatted_20_Text"/>
      <text:p text:style-name="Preformatted_20_Text"><text:s text:c="4"/>illocutionary_force:statement</text:p>
      <text:p text:style-name="Preformatted_20_Text"><text:s text:c="4"/>vg</text:p>
      <text:p text:style-name="Preformatted_20_Text"><text:s text:c="8"/>selected_reading:adfligo_strike</text:p>
      <text:p text:style-name="Preformatted_20_Text"><text:s text:c="8"/>polarity:pos</text:p>
      <text:p text:style-name="Preformatted_20_Text"><text:s text:c="8"/>cat:vg</text:p>
      <text:p text:style-name="Preformatted_20_Text"><text:s text:c="8"/>* afflixit * </text:p>
      <text:p text:style-name="Preformatted_20_Text"><text:s text:c="8"/>pos:v</text:p>
      <text:p text:style-name="Preformatted_20_Text"><text:s text:c="8"/>lex:afflig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 non * * uitium * * nostrum * * sed * * uirtus * * nostra * </text:p>
      <text:p text:style-name="Preformatted_20_Text"><text:s text:c="8"/>index:i([p(1,2),p(4,5)])</text:p>
      <text:p text:style-name="Preformatted_20_Text"><text:s text:c="8"/>sem:[quality]</text:p>
      <text:p text:style-name="Preformatted_20_Text"><text:s text:c="8"/>lex:uitium</text:p>
      <text:p text:style-name="Preformatted_20_Text"><text:s text:c="8"/>person:3</text:p>
      <text:p text:style-name="Preformatted_20_Text"><text:s text:c="8"/>case:nom</text:p>
      <text:p text:style-name="Preformatted_20_Text"><text:s text:c="8"/>coord:yes</text:p>
      <text:p text:style-name="Preformatted_20_Text"><text:s text:c="8"/>c_str</text:p>
      <text:p text:style-name="Preformatted_20_Text"><text:s text:c="12"/>neg</text:p>
      <text:p text:style-name="Preformatted_20_Text"><text:s text:c="16"/>lex:non</text:p>
      <text:p text:style-name="Preformatted_20_Text"><text:s text:c="16"/>pos:neg</text:p>
      <text:p text:style-name="Preformatted_20_Text"><text:s text:c="12"/>head</text:p>
      <text:p text:style-name="Preformatted_20_Text"><text:s text:c="16"/>head</text:p>
      <text:p text:style-name="Preformatted_20_Text"><text:s text:c="20"/>* uitium * </text:p>
      <text:p text:style-name="Preformatted_20_Text"><text:s text:c="20"/>pos:noun</text:p>
      <text:p text:style-name="Preformatted_20_Text"><text:s text:c="20"/>lex:uitium</text:p>
      <text:p text:style-name="Preformatted_20_Text"><text:s text:c="20"/>case:nom</text:p>
      <text:p text:style-name="Preformatted_20_Text"><text:s text:c="20"/>gender:neuter</text:p>
      <text:p text:style-name="Preformatted_20_Text"><text:s text:c="20"/>number:sing</text:p>
      <text:p text:style-name="Preformatted_20_Text"><text:s text:c="20"/>sem:[quality]</text:p>
      <text:p text:style-name="Preformatted_20_Text"><text:s text:c="16"/>adjp</text:p>
      <text:p text:style-name="Preformatted_20_Text"><text:s text:c="20"/>cat:adjp</text:p>
      <text:p text:style-name="Preformatted_20_Text"><text:s text:c="20"/>* nostrum * </text:p>
      <text:p text:style-name="Preformatted_20_Text"><text:s text:c="20"/>case:nom</text:p>
      <text:p text:style-name="Preformatted_20_Text"><text:s text:c="20"/>number:sing</text:p>
      <text:p text:style-name="Preformatted_20_Text"><text:s text:c="20"/>gender:neuter</text:p>
      <text:p text:style-name="Preformatted_20_Text"><text:soft-page-break/><text:s text:c="20"/>lex:noster</text:p>
      <text:p text:style-name="Preformatted_20_Text"><text:s text:c="20"/>c_str</text:p>
      <text:p text:style-name="Preformatted_20_Text"><text:s text:c="20"/>noster</text:p>
      <text:p text:style-name="Preformatted_20_Text"><text:s text:c="12"/>coord:[lex:sed,pos:coord]</text:p>
      <text:p text:style-name="Preformatted_20_Text"><text:s text:c="12"/>head</text:p>
      <text:p text:style-name="Preformatted_20_Text"><text:s text:c="16"/>head</text:p>
      <text:p text:style-name="Preformatted_20_Text"><text:s text:c="20"/>* uirtus * </text:p>
      <text:p text:style-name="Preformatted_20_Text"><text:s text:c="20"/>pos:noun</text:p>
      <text:p text:style-name="Preformatted_20_Text"><text:s text:c="20"/>lex:uirtus</text:p>
      <text:p text:style-name="Preformatted_20_Text"><text:s text:c="20"/>case:nom</text:p>
      <text:p text:style-name="Preformatted_20_Text"><text:s text:c="20"/>gender:fem</text:p>
      <text:p text:style-name="Preformatted_20_Text"><text:s text:c="20"/>number:sing</text:p>
      <text:p text:style-name="Preformatted_20_Text"><text:s text:c="20"/>sem:[quality,hum]</text:p>
      <text:p text:style-name="Preformatted_20_Text"><text:s text:c="16"/>adjp</text:p>
      <text:p text:style-name="Preformatted_20_Text"><text:s text:c="20"/>cat:adjp</text:p>
      <text:p text:style-name="Preformatted_20_Text"><text:s text:c="20"/>* nostra * </text:p>
      <text:p text:style-name="Preformatted_20_Text"><text:s text:c="20"/>case:nom</text:p>
      <text:p text:style-name="Preformatted_20_Text"><text:s text:c="20"/>number:sing</text:p>
      <text:p text:style-name="Preformatted_20_Text"><text:s text:c="20"/>gender:fem</text:p>
      <text:p text:style-name="Preformatted_20_Text"><text:s text:c="20"/>lex:noster</text:p>
      <text:p text:style-name="Preformatted_20_Text"><text:s text:c="20"/>c_str</text:p>
      <text:p text:style-name="Preformatted_20_Text"><text:s text:c="20"/>noster</text:p>
      <text:p text:style-name="Preformatted_20_Text"><text:s text:c="4"/>object</text:p>
      <text:p text:style-name="Preformatted_20_Text"><text:s text:c="8"/>* nos * </text:p>
      <text:p text:style-name="Preformatted_20_Text"><text:s text:c="8"/>index:i(p(6,7))</text:p>
      <text:p text:style-name="Preformatted_20_Text"><text:s text:c="8"/>cat:np</text:p>
      <text:p text:style-name="Preformatted_20_Text"><text:s text:c="8"/>sem:[hum]</text:p>
      <text:p text:style-name="Preformatted_20_Text"><text:s text:c="8"/>lex:pp1pl</text:p>
      <text:p text:style-name="Preformatted_20_Text"><text:s text:c="8"/>number:pl</text:p>
      <text:p text:style-name="Preformatted_20_Text"><text:s text:c="8"/>person:1</text:p>
      <text:p text:style-name="Preformatted_20_Text"><text:s text:c="8"/>gender:or([masc,fem])</text:p>
      <text:p text:style-name="Preformatted_20_Text"><text:s text:c="8"/>case:acc</text:p>
      <text:p text:style-name="Preformatted_20_Text"><text:s text:c="8"/>c_str</text:p>
      <text:p text:style-name="Preformatted_20_Text"><text:s text:c="8"/>pp1pl</text:p>
      <text:p text:style-name="Preformatted_20_Text"/>
      <text:p text:style-name="Preformatted_20_Text"/>
      <text:p text:style-name="Preformatted_20_Text"/>
      <text:p text:style-name="Preformatted_20_Text"/>
      <text:p text:style-name="P12">Comment : parse OK</text:p>
      <text:p text:style-name="Preformatted_20_Text"/>
      <text:p text:style-name="P16">% 51 Horatius Sat I 9 59-60.</text:p>
      <text:h text:style-name="Heading_20_3" text:outline-level="3">Nil sine magno vita labore dedit mortalibus.</text:h>
      <text:p text:style-name="Preformatted_20_Text">[0/nil,1/sine,2/magno,3/uita,4/labore,5/dedit,6/mortalibus,endpos(7)]</text:p>
      <text:p text:style-name="Preformatted_20_Text">cputime : 1.328125</text:p>
      <text:p text:style-name="Preformatted_20_Text"/>
      <text:h text:style-name="Heading_20_4" text:outline-level="4">Parse A</text:h>
      <text:p text:style-name="Preformatted_20_Text">2.46---&gt;</text:p>
      <text:p text:style-name="Preformatted_20_Text">[illocutionary_force:statement,vg:[selected_reading:do_give,polarity:pos,cat:vg,pathlist:[p(5,6)],hp:[p(5,6)],gender:_86556,w:0,pos:v,class:tr_cod_coi,type:finite,lex:dare,voice:act,txt:dedit,tense:perfect,kind:std,mood:indicative,number:sing,person:3],subject:[number:sing,gender:fem,pathlist:[p(3,4)],hp:[p(3,4)],index:i(p(3,4)),distance:[0],cat:np,sem:[thing,abstract,time],class:common,lextype:full,origin:noun,person:3,type:core,lex:uita,txt:uita,case:nom,w:1,c_str:uita],object:[pathlist:[p(0,1)],hp:[p(0,1)],index:i(p(0,1)),distance:[0],cat:np,sem:[thing,abstract],class:indef,lex:nihil,number:sing,person:3,gender:neuter,type:core,case:acc,w:1,c_str:nihil],i_object:[pathlist:[p(6,7)],hp:[p(6,7)],index:i(p(6,7)),distance:[0],cat:np,sem:[hum],class:common,lextype:full,origin:adj,number:pl,person:3,gender:fem,type:core,lex:mortalis,txt:mortalibus,case:dat,w:0.5,c_str:mortalibus],prep_phrase_adjunct_2:[pathlist:[p(1,2),p(2,3),p(4,5)],hp:[p(4,5)],distance:[1],index:i(p(4,5)),case:abl,prep:sine,sem:[abstract],lex:labor,w: -3,type:core,cat:pp,c_str:[prep:sine,head:[pathlist:[p(2,3),p(4,5)],hp:[p(4,5)],index:i(p(4,5)),distance:[1],cat:np,class:common,sem:[abstract],number:sing,person:3,gender:masc,type:core,lex:labor,lextype:full,case:abl,w:2,c_str:[head:[pathlist:[p(4,5)],pos:noun,txt:labore,lex:labor,case:abl,gender:masc,class:common,ab:mm,number:sing,sem:[abstract]],adjp:[cat:adjp,pathlist:[p(2,3)],distance:[0],hp:[p(2,3)],case:abl,number:sing,gender:masc,lex:magnus,type:std,w:1,c_str:magnus]]]]]]</text:p>
      <text:p text:style-name="Preformatted_20_Text"/>
      <text:p text:style-name="Preformatted_20_Text"><text:s text:c="4"/>illocutionary_force:statement</text:p>
      <text:p text:style-name="Preformatted_20_Text"><text:s text:c="4"/>vg</text:p>
      <text:p text:style-name="Preformatted_20_Text"><text:s text:c="8"/>selected_reading:do_give</text:p>
      <text:p text:style-name="Preformatted_20_Text"><text:s text:c="8"/>polarity:pos</text:p>
      <text:p text:style-name="Preformatted_20_Text"><text:s text:c="8"/>cat:vg</text:p>
      <text:p text:style-name="Preformatted_20_Text"><text:s text:c="8"/>* dedit * </text:p>
      <text:p text:style-name="Preformatted_20_Text"><text:s text:c="8"/>pos:v</text:p>
      <text:p text:style-name="Preformatted_20_Text"><text:s text:c="8"/>lex:d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uita * </text:p>
      <text:p text:style-name="Preformatted_20_Text"><text:s text:c="8"/>index:i(p(3,4))</text:p>
      <text:p text:style-name="Preformatted_20_Text"><text:s text:c="8"/>cat:np</text:p>
      <text:p text:style-name="Preformatted_20_Text"><text:s text:c="8"/>sem:[thing,abstract,time]</text:p>
      <text:p text:style-name="Preformatted_20_Text"><text:s text:c="8"/>person:3</text:p>
      <text:p text:style-name="Preformatted_20_Text"><text:s text:c="8"/>lex:uita</text:p>
      <text:p text:style-name="Preformatted_20_Text"><text:s text:c="8"/>case:nom</text:p>
      <text:p text:style-name="Preformatted_20_Text"><text:s text:c="8"/>c_str</text:p>
      <text:p text:style-name="Preformatted_20_Text"><text:s text:c="8"/>uita</text:p>
      <text:p text:style-name="Preformatted_20_Text"><text:s text:c="4"/>object</text:p>
      <text:p text:style-name="Preformatted_20_Text"><text:s text:c="8"/>* nil * </text:p>
      <text:p text:style-name="Preformatted_20_Text"><text:s text:c="8"/>index:i(p(0,1))</text:p>
      <text:p text:style-name="Preformatted_20_Text"><text:s text:c="8"/>cat:np</text:p>
      <text:p text:style-name="Preformatted_20_Text"><text:s text:c="8"/>sem:[thing,abstract]</text:p>
      <text:p text:style-name="Preformatted_20_Text"><text:s text:c="8"/>lex:nihil</text:p>
      <text:p text:style-name="Preformatted_20_Text"><text:s text:c="8"/>number:sing</text:p>
      <text:p text:style-name="Preformatted_20_Text"><text:s text:c="8"/>person:3</text:p>
      <text:p text:style-name="Preformatted_20_Text"><text:s text:c="8"/>gender:neuter</text:p>
      <text:p text:style-name="Preformatted_20_Text"><text:s text:c="8"/>case:acc</text:p>
      <text:p text:style-name="Preformatted_20_Text"><text:s text:c="8"/>c_str</text:p>
      <text:p text:style-name="Preformatted_20_Text"><text:s text:c="8"/>nihil</text:p>
      <text:p text:style-name="Preformatted_20_Text"><text:s text:c="4"/>i_object</text:p>
      <text:p text:style-name="Preformatted_20_Text"><text:soft-page-break/><text:s text:c="8"/>* mortalibus * </text:p>
      <text:p text:style-name="Preformatted_20_Text"><text:s text:c="8"/>index:i(p(6,7))</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fem</text:p>
      <text:p text:style-name="Preformatted_20_Text"><text:s text:c="8"/>lex:mortalis</text:p>
      <text:p text:style-name="Preformatted_20_Text"><text:s text:c="8"/>case:dat</text:p>
      <text:p text:style-name="Preformatted_20_Text"><text:s text:c="8"/>c_str</text:p>
      <text:p text:style-name="Preformatted_20_Text"><text:s text:c="8"/>mortalibus</text:p>
      <text:p text:style-name="Preformatted_20_Text"><text:s text:c="4"/>prep_phrase_adjunct_2</text:p>
      <text:p text:style-name="Preformatted_20_Text"><text:s text:c="8"/>* sine * * magno * * labore * </text:p>
      <text:p text:style-name="Preformatted_20_Text"><text:s text:c="8"/>index:i(p(4,5))</text:p>
      <text:p text:style-name="Preformatted_20_Text"><text:s text:c="8"/>case:abl</text:p>
      <text:p text:style-name="Preformatted_20_Text"><text:s text:c="8"/>prep:sine</text:p>
      <text:p text:style-name="Preformatted_20_Text"><text:s text:c="8"/>sem:[abstract]</text:p>
      <text:p text:style-name="Preformatted_20_Text"><text:s text:c="8"/>lex:labor</text:p>
      <text:p text:style-name="Preformatted_20_Text"><text:s text:c="8"/>cat:pp</text:p>
      <text:p text:style-name="Preformatted_20_Text"><text:s text:c="8"/>c_str</text:p>
      <text:p text:style-name="Preformatted_20_Text"><text:s text:c="12"/>prep:sine</text:p>
      <text:p text:style-name="Preformatted_20_Text"><text:s text:c="12"/>head</text:p>
      <text:p text:style-name="Preformatted_20_Text"><text:s text:c="16"/>* magno * * labore * </text:p>
      <text:p text:style-name="Preformatted_20_Text"><text:s text:c="16"/>index:i(p(4,5))</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masc</text:p>
      <text:p text:style-name="Preformatted_20_Text"><text:s text:c="16"/>lex:labor</text:p>
      <text:p text:style-name="Preformatted_20_Text"><text:s text:c="16"/>case:abl</text:p>
      <text:p text:style-name="Preformatted_20_Text"><text:s text:c="16"/>c_str</text:p>
      <text:p text:style-name="Preformatted_20_Text"><text:s text:c="20"/>head</text:p>
      <text:p text:style-name="Preformatted_20_Text"><text:s text:c="24"/>* labore * </text:p>
      <text:p text:style-name="Preformatted_20_Text"><text:s text:c="24"/>pos:noun</text:p>
      <text:p text:style-name="Preformatted_20_Text"><text:s text:c="24"/>lex:labor</text:p>
      <text:p text:style-name="Preformatted_20_Text"><text:s text:c="24"/>case:abl</text:p>
      <text:p text:style-name="Preformatted_20_Text"><text:s text:c="24"/>gender:masc</text:p>
      <text:p text:style-name="Preformatted_20_Text"><text:s text:c="24"/>number:sing</text:p>
      <text:p text:style-name="Preformatted_20_Text"><text:s text:c="24"/>sem:[abstract]</text:p>
      <text:p text:style-name="Preformatted_20_Text"><text:s text:c="20"/>adjp</text:p>
      <text:p text:style-name="Preformatted_20_Text"><text:s text:c="24"/>cat:adjp</text:p>
      <text:p text:style-name="Preformatted_20_Text"><text:s text:c="24"/>* magno * </text:p>
      <text:p text:style-name="Preformatted_20_Text"><text:s text:c="24"/>case:abl</text:p>
      <text:p text:style-name="Preformatted_20_Text"><text:s text:c="24"/>number:sing</text:p>
      <text:p text:style-name="Preformatted_20_Text"><text:s text:c="24"/>gender:masc</text:p>
      <text:p text:style-name="Preformatted_20_Text"><text:s text:c="24"/>lex:magnus</text:p>
      <text:p text:style-name="Preformatted_20_Text"><text:s text:c="24"/>c_str</text:p>
      <text:p text:style-name="Preformatted_20_Text"><text:s text:c="24"/>magnus</text:p>
      <text:p text:style-name="Preformatted_20_Text"/>
      <text:p text:style-name="Preformatted_20_Text"/>
      <text:p text:style-name="Preformatted_20_Text"/>
      <text:h text:style-name="P32" text:outline-level="4">Parse B</text:h>
      <text:p text:style-name="Preformatted_20_Text"/>
      <text:p text:style-name="Preformatted_20_Text">2.46---&gt;</text:p>
      <text:p text:style-name="Preformatted_20_Text">[illocutionary_force:statement,vg:[selected_reading:do_give,polarity:pos,cat:vg,pathlist:[p(5,6)],hp:[p(5,6)],gender:_88426,w:0,pos:v,class:tr_cod_coi,type:finite,lex:dare,voice:act,txt:dedit,tense:perfect,kind:std,mood:indicative,number:sing,person:3],subject:[number:sing,gender:fem,pathlist:[p(3,4)],hp:[p(3,4)],index:i(p(3,4)),distance:[0],cat:np,sem:[thing,abstract,time],class:common,lextype:full,origin:noun,person:3,type:core,lex:uita,txt:uita,case:nom,w:1,c_str:uita],object:[pathlist:[p(0,1)],hp:[p(0,1)],index:i(p(0,1)),distance:[0],cat:np,sem:[thing,abstract],class:indef,lex:nihil,number:sing,person:3,gender:neuter,type:core,case:acc,w:1,c_str:nihil],i_object:[pathlist:[p(6,7)],hp:[p(6,7)],index:i(p(6,7)),distance:[0],cat:np,sem:[hum],class:common,lextype:full,origin:adj,number:pl,person:3,gender:masc,type:core,lex:mortalis,txt:mortalibus,case:dat,w:0.5,c_str:mortalibus],prep_phrase_adjunct_2:[pathlist:[p(1,2),p(2,3),p(4,5)],hp:[p(4,5)],distance:[1],index:i(p(4,5)),case:abl,prep:sine,sem:[abstract],lex:labor,w: -3,type:core,cat:pp,c_str:[prep:sine,head:[pathlist:[p(2,3),p(4,5)],hp:[p(4,5)],index:i(p(4,5)),distance:[1],cat:np,class:common,sem:[abstract],number:sing,person:3,gender:masc,type:core,lex:labor,lextype:full,case:abl,w:2,c_str:[head:[pathlist:[p(4,5)],pos:noun,txt:labore,lex:labor,case:abl,gender:masc,class:common,ab:mm,number:sing,sem:[abstract]],adjp:[cat:adjp,pathlist:[p(2,3)],distance:[0],hp:[p(2,3)],case:abl,number:sing,gender:masc,lex:magnus,type:std,w:1,c_str:magnus]]]]]]</text:p>
      <text:p text:style-name="Preformatted_20_Text"/>
      <text:p text:style-name="Preformatted_20_Text"><text:s text:c="4"/>illocutionary_force:statement</text:p>
      <text:p text:style-name="Preformatted_20_Text"><text:s text:c="4"/>vg</text:p>
      <text:p text:style-name="Preformatted_20_Text"><text:s text:c="8"/>selected_reading:do_give</text:p>
      <text:p text:style-name="Preformatted_20_Text"><text:s text:c="8"/>polarity:pos</text:p>
      <text:p text:style-name="Preformatted_20_Text"><text:s text:c="8"/>cat:vg</text:p>
      <text:p text:style-name="Preformatted_20_Text"><text:s text:c="8"/>* dedit * </text:p>
      <text:p text:style-name="Preformatted_20_Text"><text:s text:c="8"/>pos:v</text:p>
      <text:p text:style-name="Preformatted_20_Text"><text:s text:c="8"/>lex:d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uita * </text:p>
      <text:p text:style-name="Preformatted_20_Text"><text:s text:c="8"/>index:i(p(3,4))</text:p>
      <text:p text:style-name="Preformatted_20_Text"><text:s text:c="8"/>cat:np</text:p>
      <text:p text:style-name="Preformatted_20_Text"><text:s text:c="8"/>sem:[thing,abstract,time]</text:p>
      <text:p text:style-name="Preformatted_20_Text"><text:s text:c="8"/>person:3</text:p>
      <text:p text:style-name="Preformatted_20_Text"><text:s text:c="8"/>lex:uita</text:p>
      <text:p text:style-name="Preformatted_20_Text"><text:s text:c="8"/>case:nom</text:p>
      <text:p text:style-name="Preformatted_20_Text"><text:s text:c="8"/>c_str</text:p>
      <text:p text:style-name="Preformatted_20_Text"><text:s text:c="8"/>uita</text:p>
      <text:p text:style-name="Preformatted_20_Text"><text:s text:c="4"/>object</text:p>
      <text:p text:style-name="Preformatted_20_Text"><text:s text:c="8"/>* nil * </text:p>
      <text:p text:style-name="Preformatted_20_Text"><text:s text:c="8"/>index:i(p(0,1))</text:p>
      <text:p text:style-name="Preformatted_20_Text"><text:s text:c="8"/>cat:np</text:p>
      <text:p text:style-name="Preformatted_20_Text"><text:s text:c="8"/>sem:[thing,abstract]</text:p>
      <text:p text:style-name="Preformatted_20_Text"><text:s text:c="8"/>lex:nihil</text:p>
      <text:p text:style-name="Preformatted_20_Text"><text:s text:c="8"/>number:sing</text:p>
      <text:p text:style-name="Preformatted_20_Text"><text:s text:c="8"/>person:3</text:p>
      <text:p text:style-name="Preformatted_20_Text"><text:s text:c="8"/>gender:neuter</text:p>
      <text:p text:style-name="Preformatted_20_Text"><text:s text:c="8"/>case:acc</text:p>
      <text:p text:style-name="Preformatted_20_Text"><text:s text:c="8"/>c_str</text:p>
      <text:p text:style-name="Preformatted_20_Text"><text:s text:c="8"/>nihil</text:p>
      <text:p text:style-name="Preformatted_20_Text"><text:s text:c="4"/>i_object</text:p>
      <text:p text:style-name="Preformatted_20_Text"><text:s text:c="8"/>* mortalibus * </text:p>
      <text:p text:style-name="Preformatted_20_Text"><text:s text:c="8"/>index:i(p(6,7))</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oft-page-break/><text:s text:c="8"/>gender:masc</text:p>
      <text:p text:style-name="Preformatted_20_Text"><text:s text:c="8"/>lex:mortalis</text:p>
      <text:p text:style-name="Preformatted_20_Text"><text:s text:c="8"/>case:dat</text:p>
      <text:p text:style-name="Preformatted_20_Text"><text:s text:c="8"/>c_str</text:p>
      <text:p text:style-name="Preformatted_20_Text"><text:s text:c="8"/>mortalibus</text:p>
      <text:p text:style-name="Preformatted_20_Text"><text:s text:c="4"/>prep_phrase_adjunct_2</text:p>
      <text:p text:style-name="Preformatted_20_Text"><text:s text:c="8"/>* sine * * magno * * labore * </text:p>
      <text:p text:style-name="Preformatted_20_Text"><text:s text:c="8"/>index:i(p(4,5))</text:p>
      <text:p text:style-name="Preformatted_20_Text"><text:s text:c="8"/>case:abl</text:p>
      <text:p text:style-name="Preformatted_20_Text"><text:s text:c="8"/>prep:sine</text:p>
      <text:p text:style-name="Preformatted_20_Text"><text:s text:c="8"/>sem:[abstract]</text:p>
      <text:p text:style-name="Preformatted_20_Text"><text:s text:c="8"/>lex:labor</text:p>
      <text:p text:style-name="Preformatted_20_Text"><text:s text:c="8"/>cat:pp</text:p>
      <text:p text:style-name="Preformatted_20_Text"><text:s text:c="8"/>c_str</text:p>
      <text:p text:style-name="Preformatted_20_Text"><text:s text:c="12"/>prep:sine</text:p>
      <text:p text:style-name="Preformatted_20_Text"><text:s text:c="12"/>head</text:p>
      <text:p text:style-name="Preformatted_20_Text"><text:s text:c="16"/>* magno * * labore * </text:p>
      <text:p text:style-name="Preformatted_20_Text"><text:s text:c="16"/>index:i(p(4,5))</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masc</text:p>
      <text:p text:style-name="Preformatted_20_Text"><text:s text:c="16"/>lex:labor</text:p>
      <text:p text:style-name="Preformatted_20_Text"><text:s text:c="16"/>case:abl</text:p>
      <text:p text:style-name="Preformatted_20_Text"><text:s text:c="16"/>c_str</text:p>
      <text:p text:style-name="Preformatted_20_Text"><text:s text:c="20"/>head</text:p>
      <text:p text:style-name="Preformatted_20_Text"><text:s text:c="24"/>* labore * </text:p>
      <text:p text:style-name="Preformatted_20_Text"><text:s text:c="24"/>pos:noun</text:p>
      <text:p text:style-name="Preformatted_20_Text"><text:s text:c="24"/>lex:labor</text:p>
      <text:p text:style-name="Preformatted_20_Text"><text:s text:c="24"/>case:abl</text:p>
      <text:p text:style-name="Preformatted_20_Text"><text:s text:c="24"/>gender:masc</text:p>
      <text:p text:style-name="Preformatted_20_Text"><text:s text:c="24"/>number:sing</text:p>
      <text:p text:style-name="Preformatted_20_Text"><text:s text:c="24"/>sem:[abstract]</text:p>
      <text:p text:style-name="Preformatted_20_Text"><text:s text:c="20"/>adjp</text:p>
      <text:p text:style-name="Preformatted_20_Text"><text:s text:c="24"/>cat:adjp</text:p>
      <text:p text:style-name="Preformatted_20_Text"><text:s text:c="24"/>* magno * </text:p>
      <text:p text:style-name="Preformatted_20_Text"><text:s text:c="24"/>case:abl</text:p>
      <text:p text:style-name="Preformatted_20_Text"><text:s text:c="24"/>number:sing</text:p>
      <text:p text:style-name="Preformatted_20_Text"><text:s text:c="24"/>gender:masc</text:p>
      <text:p text:style-name="Preformatted_20_Text"><text:s text:c="24"/>lex:magnus</text:p>
      <text:p text:style-name="Preformatted_20_Text"><text:s text:c="24"/>c_str</text:p>
      <text:p text:style-name="Preformatted_20_Text"><text:s text:c="24"/>magnus</text:p>
      <text:p text:style-name="Preformatted_20_Text"/>
      <text:p text:style-name="Preformatted_20_Text"/>
      <text:p text:style-name="Preformatted_20_Text"/>
      <text:p text:style-name="Preformatted_20_Text"/>
      <text:p text:style-name="P12">Comment : parses OK, diff in gender assigned to 'mortalibus' (fem vs masc)</text:p>
      <text:p text:style-name="P17"/>
      <text:p text:style-name="P3">% 52 Horatius Sat II 6 79-81.</text:p>
      <text:h text:style-name="Heading_20_3" text:outline-level="3">Olim rusticus urbanum murem mus paupere fertur accepisse cavo.</text:h>
      <text:p text:style-name="Preformatted_20_Text">[0/olim,1/rusticus,2/urbanum,3/murem,4/mus,5/paupere,6/fertur,7/accepisse,8/cauo,endpos(9)]</text:p>
      <text:p text:style-name="Preformatted_20_Text">cputime : 0.4375</text:p>
      <text:p text:style-name="Preformatted_20_Text"/>
      <text:p text:style-name="Preformatted_20_Text">5.970000000000001---&gt;</text:p>
      <text:p text:style-name="Preformatted_20_Text">[vg:[polarity:pos,cat:vg,pathlist:[p(6,7)],hp:[p(6,7)],gender:_88742,w:0,pos:v,class:v_ferre,type:finite,lex:ferre,voice:pass,txt:fertur,tense:present,kind:std,mood:indicative,number:sing,person:3],pred:[subject:[pathlist:[p(1,2),p(4,5)],hp:[p(4,5)],index:i(p(4,5)),distance:[2],cat:np,class:common,sem:[thing,hum],number:sing,person:3,gender:masc,type:core,lex:mus,lextype:full,case:nom,w:2,c_str:[head:[pathlist:[p(4,5)],pos:noun,txt:mus,lex:mus,case:nom,gender:masc,class:common,ab:no,number:sing,sem:[thing,hum]],adjp:[cat:adjp,pathlist:[p(1,2)],distance:[0],hp:[p(1,2)],case:nom,number:sing,gender:masc,lex:rusticus,type:std,w:1,c_str:rusticus]]],pred:[vg:[selected_reading:accipio_receive,polarity:pos,cat:vg,pathlist:[p(7,8)],hp:[p(7,8)],gender:_89598,w:0,pos:v,class:tr_cod,type:nonfinite,lex:accipere,voice:act,txt:accipere,tense:past,kind:std,mood:infinitive,number:_89730,person:_89742],object:[pathlist:[p(2,3),p(3,4)],hp:[p(3,4)],index:i(p(3,4)),distance:[0],cat:np,class:common,sem:[thing,hum],number:sing,person:3,gender:masc,type:core,lex:mus,lextype:full,case:acc,w:2,c_str:[head:[pathlist:[p(3,4)],pos:noun,txt:murem,lex:mus,case:acc,gender:masc,class:common,ab:no,number:sing,sem:[thing,hum]],adjp:[cat:adjp,pathlist:[p(2,3)],distance:[0],hp:[p(2,3)],case:acc,number:sing,gender:masc,lex:urbanus,type:std,w:1,c_str:urbanus]]],adjunct:[pathlist:[p(5,6),p(8,9)],distance:[0],class:adjunct,value:place,type:core,w:0,c_str:[head:[pathlist:[p(8,9)],pos:noun,txt:cauo,lex:cauus,case:abl,gender:masc,class:common,ab:loc,number:sing,sem:[thing,loc]],adjp:[cat:adjp,pathlist:[p(5,6)],distance:[0],hp:[p(5,6)],case:abl,number:sing,gender:masc,lex:pauper,type:std,w:1,c_str:pauper]]],adverbial_adjunct:[cat:advp,pathlist:[p(0,1)],distance:[0],type:vpbound,lex:olim,sem:time,w:1,c_str:[head:olim]]]]]</text:p>
      <text:p text:style-name="Preformatted_20_Text"/>
      <text:p text:style-name="Preformatted_20_Text"><text:s text:c="4"/>vg</text:p>
      <text:p text:style-name="Preformatted_20_Text"><text:s text:c="8"/>polarity:pos</text:p>
      <text:p text:style-name="Preformatted_20_Text"><text:s text:c="8"/>cat:vg</text:p>
      <text:p text:style-name="Preformatted_20_Text"><text:s text:c="8"/>* fertur * </text:p>
      <text:p text:style-name="Preformatted_20_Text"><text:s text:c="8"/>pos:v</text:p>
      <text:p text:style-name="Preformatted_20_Text"><text:s text:c="8"/>lex:ferre</text:p>
      <text:p text:style-name="Preformatted_20_Text"><text:s text:c="8"/>voice:pass</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pred</text:p>
      <text:p text:style-name="Preformatted_20_Text"><text:s text:c="8"/>subject</text:p>
      <text:p text:style-name="Preformatted_20_Text"><text:s text:c="12"/>* rusticus * * mus * </text:p>
      <text:p text:style-name="Preformatted_20_Text"><text:s text:c="12"/>index:i(p(4,5))</text:p>
      <text:p text:style-name="Preformatted_20_Text"><text:s text:c="12"/>cat:np</text:p>
      <text:p text:style-name="Preformatted_20_Text"><text:s text:c="12"/>sem:[thing,hum]</text:p>
      <text:p text:style-name="Preformatted_20_Text"><text:s text:c="12"/>number:sing</text:p>
      <text:p text:style-name="Preformatted_20_Text"><text:s text:c="12"/>person:3</text:p>
      <text:p text:style-name="Preformatted_20_Text"><text:s text:c="12"/>gender:masc</text:p>
      <text:p text:style-name="Preformatted_20_Text"><text:s text:c="12"/>lex:mus</text:p>
      <text:p text:style-name="Preformatted_20_Text"><text:s text:c="12"/>case:nom</text:p>
      <text:p text:style-name="Preformatted_20_Text"><text:s text:c="12"/>c_str</text:p>
      <text:p text:style-name="Preformatted_20_Text"><text:s text:c="16"/>head</text:p>
      <text:p text:style-name="Preformatted_20_Text"><text:s text:c="20"/>* mus * </text:p>
      <text:p text:style-name="Preformatted_20_Text"><text:s text:c="20"/>pos:noun</text:p>
      <text:p text:style-name="Preformatted_20_Text"><text:s text:c="20"/>lex:mus</text:p>
      <text:p text:style-name="Preformatted_20_Text"><text:s text:c="20"/>case:nom</text:p>
      <text:p text:style-name="Preformatted_20_Text"><text:s text:c="20"/>gender:masc</text:p>
      <text:p text:style-name="Preformatted_20_Text"><text:s text:c="20"/>number:sing</text:p>
      <text:p text:style-name="Preformatted_20_Text"><text:s text:c="20"/>sem:[thing,hum]</text:p>
      <text:p text:style-name="Preformatted_20_Text"><text:s text:c="16"/>adjp</text:p>
      <text:p text:style-name="Preformatted_20_Text"><text:s text:c="20"/>cat:adjp</text:p>
      <text:p text:style-name="Preformatted_20_Text"><text:s text:c="20"/>* rusticus * </text:p>
      <text:p text:style-name="Preformatted_20_Text"><text:s text:c="20"/>case:nom</text:p>
      <text:p text:style-name="Preformatted_20_Text"><text:soft-page-break/><text:s text:c="20"/>number:sing</text:p>
      <text:p text:style-name="Preformatted_20_Text"><text:s text:c="20"/>gender:masc</text:p>
      <text:p text:style-name="Preformatted_20_Text"><text:s text:c="20"/>lex:rusticus</text:p>
      <text:p text:style-name="Preformatted_20_Text"><text:s text:c="20"/>c_str</text:p>
      <text:p text:style-name="Preformatted_20_Text"><text:s text:c="20"/>rusticus</text:p>
      <text:p text:style-name="Preformatted_20_Text"><text:s text:c="8"/>pred</text:p>
      <text:p text:style-name="Preformatted_20_Text"><text:s text:c="12"/>vg</text:p>
      <text:p text:style-name="Preformatted_20_Text"><text:s text:c="16"/>selected_reading:accipio_receive</text:p>
      <text:p text:style-name="Preformatted_20_Text"><text:s text:c="16"/>polarity:pos</text:p>
      <text:p text:style-name="Preformatted_20_Text"><text:s text:c="16"/>cat:vg</text:p>
      <text:p text:style-name="Preformatted_20_Text"><text:s text:c="16"/>* accepisse * </text:p>
      <text:p text:style-name="Preformatted_20_Text"><text:s text:c="16"/>pos:v</text:p>
      <text:p text:style-name="Preformatted_20_Text"><text:s text:c="16"/>lex:accipere</text:p>
      <text:p text:style-name="Preformatted_20_Text"><text:s text:c="16"/>voice:act</text:p>
      <text:p text:style-name="Preformatted_20_Text"><text:s text:c="16"/>tense:past</text:p>
      <text:p text:style-name="Preformatted_20_Text"><text:s text:c="16"/>mood:infinitive</text:p>
      <text:p text:style-name="Preformatted_20_Text"><text:s text:c="12"/>object</text:p>
      <text:p text:style-name="Preformatted_20_Text"><text:s text:c="16"/>* urbanum * * murem * </text:p>
      <text:p text:style-name="Preformatted_20_Text"><text:s text:c="16"/>index:i(p(3,4))</text:p>
      <text:p text:style-name="Preformatted_20_Text"><text:s text:c="16"/>cat:np</text:p>
      <text:p text:style-name="Preformatted_20_Text"><text:s text:c="16"/>sem:[thing,hum]</text:p>
      <text:p text:style-name="Preformatted_20_Text"><text:s text:c="16"/>number:sing</text:p>
      <text:p text:style-name="Preformatted_20_Text"><text:s text:c="16"/>person:3</text:p>
      <text:p text:style-name="Preformatted_20_Text"><text:s text:c="16"/>gender:masc</text:p>
      <text:p text:style-name="Preformatted_20_Text"><text:s text:c="16"/>lex:mus</text:p>
      <text:p text:style-name="Preformatted_20_Text"><text:s text:c="16"/>case:acc</text:p>
      <text:p text:style-name="Preformatted_20_Text"><text:s text:c="16"/>c_str</text:p>
      <text:p text:style-name="Preformatted_20_Text"><text:s text:c="20"/>head</text:p>
      <text:p text:style-name="Preformatted_20_Text"><text:s text:c="24"/>* murem * </text:p>
      <text:p text:style-name="Preformatted_20_Text"><text:s text:c="24"/>pos:noun</text:p>
      <text:p text:style-name="Preformatted_20_Text"><text:s text:c="24"/>lex:mus</text:p>
      <text:p text:style-name="Preformatted_20_Text"><text:s text:c="24"/>case:acc</text:p>
      <text:p text:style-name="Preformatted_20_Text"><text:s text:c="24"/>gender:masc</text:p>
      <text:p text:style-name="Preformatted_20_Text"><text:s text:c="24"/>number:sing</text:p>
      <text:p text:style-name="Preformatted_20_Text"><text:s text:c="24"/>sem:[thing,hum]</text:p>
      <text:p text:style-name="Preformatted_20_Text"><text:s text:c="20"/>adjp</text:p>
      <text:p text:style-name="Preformatted_20_Text"><text:s text:c="24"/>cat:adjp</text:p>
      <text:p text:style-name="Preformatted_20_Text"><text:s text:c="24"/>* urbanum * </text:p>
      <text:p text:style-name="Preformatted_20_Text"><text:s text:c="24"/>case:acc</text:p>
      <text:p text:style-name="Preformatted_20_Text"><text:s text:c="24"/>number:sing</text:p>
      <text:p text:style-name="Preformatted_20_Text"><text:s text:c="24"/>gender:masc</text:p>
      <text:p text:style-name="Preformatted_20_Text"><text:s text:c="24"/>lex:urbanus</text:p>
      <text:p text:style-name="Preformatted_20_Text"><text:s text:c="24"/>c_str</text:p>
      <text:p text:style-name="Preformatted_20_Text"><text:s text:c="24"/>urbanus</text:p>
      <text:p text:style-name="Preformatted_20_Text"><text:s text:c="12"/>adjunct</text:p>
      <text:p text:style-name="Preformatted_20_Text"><text:s text:c="16"/>* paupere * * cauo * </text:p>
      <text:p text:style-name="Preformatted_20_Text"><text:s text:c="16"/>value:place</text:p>
      <text:p text:style-name="Preformatted_20_Text"><text:s text:c="16"/>c_str</text:p>
      <text:p text:style-name="Preformatted_20_Text"><text:s text:c="20"/>head</text:p>
      <text:p text:style-name="Preformatted_20_Text"><text:s text:c="24"/>* cauo * </text:p>
      <text:p text:style-name="Preformatted_20_Text"><text:s text:c="24"/>pos:noun</text:p>
      <text:p text:style-name="Preformatted_20_Text"><text:s text:c="24"/>lex:cauus</text:p>
      <text:p text:style-name="Preformatted_20_Text"><text:s text:c="24"/>case:abl</text:p>
      <text:p text:style-name="Preformatted_20_Text"><text:s text:c="24"/>gender:masc</text:p>
      <text:p text:style-name="Preformatted_20_Text"><text:s text:c="24"/>number:sing</text:p>
      <text:p text:style-name="Preformatted_20_Text"><text:s text:c="24"/>sem:[thing,loc]</text:p>
      <text:p text:style-name="Preformatted_20_Text"><text:s text:c="20"/>adjp</text:p>
      <text:p text:style-name="Preformatted_20_Text"><text:s text:c="24"/>cat:adjp</text:p>
      <text:p text:style-name="Preformatted_20_Text"><text:s text:c="24"/>* paupere * </text:p>
      <text:p text:style-name="Preformatted_20_Text"><text:s text:c="24"/>case:abl</text:p>
      <text:p text:style-name="Preformatted_20_Text"><text:s text:c="24"/>number:sing</text:p>
      <text:p text:style-name="Preformatted_20_Text"><text:s text:c="24"/>gender:masc</text:p>
      <text:p text:style-name="Preformatted_20_Text"><text:s text:c="24"/>lex:pauper</text:p>
      <text:p text:style-name="Preformatted_20_Text"><text:s text:c="24"/>c_str</text:p>
      <text:p text:style-name="Preformatted_20_Text"><text:soft-page-break/><text:s text:c="24"/>pauper</text:p>
      <text:p text:style-name="Preformatted_20_Text"><text:s text:c="12"/>adverbial_adjunct</text:p>
      <text:p text:style-name="Preformatted_20_Text"><text:s text:c="16"/>cat:advp</text:p>
      <text:p text:style-name="Preformatted_20_Text"><text:s text:c="16"/>* olim * </text:p>
      <text:p text:style-name="Preformatted_20_Text"><text:s text:c="16"/>lex:olim</text:p>
      <text:p text:style-name="Preformatted_20_Text"><text:s text:c="16"/>sem:time</text:p>
      <text:p text:style-name="Preformatted_20_Text"><text:s text:c="16"/>c_str</text:p>
      <text:p text:style-name="Preformatted_20_Text"><text:s text:c="20"/>head</text:p>
      <text:p text:style-name="Preformatted_20_Text"><text:s text:c="20"/>olim</text:p>
      <text:p text:style-name="Preformatted_20_Text"/>
      <text:p text:style-name="Preformatted_20_Text"/>
      <text:p text:style-name="P12">Comment : parse OK</text:p>
      <text:p text:style-name="Preformatted_20_Text"/>
      <text:p text:style-name="Preformatted_20_Text"/>
      <text:p text:style-name="Preformatted_20_Text"/>
      <text:p text:style-name="P17"/>
      <text:p text:style-name="P3">% 53 Tacitus Ann 11 22 2.</text:p>
      <text:h text:style-name="Heading_20_3" text:outline-level="3">Dolabella censuit spectaculum gladiatorum celebrandum pecunia eorum qui quaesturam adipiscerentur.</text:h>
      <text:p text:style-name="Preformatted_20_Text">[0/dolabella,1/censuit,2/spectaculum,3/gladiatorum,4/celebrandum,5/pecunia,6/eorum,7/qui,8/quaesturam,9/adipiscerentur,endpos(10)]</text:p>
      <text:p text:style-name="Preformatted_20_Text">cputime : 207.79687500000023</text:p>
      <text:p text:style-name="Preformatted_20_Text"/>
      <text:h text:style-name="Heading_20_4" text:outline-level="4">Parse A</text:h>
      <text:p text:style-name="Preformatted_20_Text">6.5---&gt;</text:p>
      <text:p text:style-name="Preformatted_20_Text">[illocutionary_force:statement,vg:[selected_reading:censeo_decide_that,polarity:pos,cat:vg,pathlist:[p(1,2)],hp:[p(1,2)],gender:_4420,w:0,pos:v,class:tr_cod,type:finite,lex:censere,voice:act,txt:censuit,tense:perfect,kind:std,mood:indicative,number:sing,person:3],subject:[number:sing,gender:masc,pathlist:[p(0,1)],hp:[p(0,1)],index:i(p(0,1)),distance:[0],cat:np,sem:[male],class:proper,lex:dolabella,lextype:full,person:3,type:core,case:nom,w:1,c_str:dolabella],object:[cat:pred,type:gerund,subtype:gerundive,case:acc,mood:gerund,class:m,local_case:acc,number:sing,person:3,gender:neuter,pathlist:[p(2,3),p(3,4),p(4,5),p(5,6),p(6,7),p(7,8),p(8,9),p(9,10)],distance:[0],gap:[],w:4.5,c_str:[vg:[selected_reading:celebro_celebrate,pos:gdiv,txt:celebrandum,case:acc,gender:neuter,number:sing,lex:celebrare,class:tr_cod,type:gdiv,kind:std,mood:gerund,person:3],object:[pathlist:[p(2,3),p(3,4)],hp:[p(2,3)],index:i([p(2,3)]),distance:[0],sem:[thing],number:sing,person:3,cat:np,lex:spectaculum,lextype:full,gender:neuter,type:full,case:acc,class:common,w:1.5,c_str:[head:[pathlist:[p(2,3)],hp:[p(2,3)],index:i(p(2,3)),distance:[0],cat:np,sem:[thing],class:common,lextype:full,origin:noun,number:sing,person:3,gender:neuter,type:core,lex:spectaculum,txt:spectaculum,case:acc,w:1,c_str:spectaculum],noun_cplt:[pathlist:[p(3,4)],hp:[p(3,4)],index:i(p(3,4)),distance:[0],cat:np,sem:[hum],class:common,lextype:full,origin:noun,number:pl,person:3,gender:masc,type:core,lex:gladiator,txt:gladiatorum,case:gen,w:1,c_str:gladiatorum]]],adjunct:[pathlist:[p(5,6),p(6,7),p(7,8),p(8,9),p(9,10)],distance:[0],class:adjunct,value:manner_means,type:full,w:0,c_str:[head:[pathlist:[p(5,6)],hp:[p(5,6)],index:i(p(5,6)),distance:[0],cat:np,sem:[thing],class:common,lextype:full,origin:noun,number:sing,person:3,gender:fem,type:core,lex:pecunia,txt:pecunia,case:abl,w:1,c_str:pecunia],noun_cplt:[pathlist:[p(6,7),p(7,8),p(8,9),p(9,10)],hp:[p(6,7)],distance:[0],cat:np,type:full,class:common,lextype:full,index:i(p(6,7)),number:pl,gender:masc,sem:[hum],person:_6676,case:gen,lex:prpersgenmascpl,w:5,c_str:[head:prpersgenmascpl,rel_clause:[pathlist:[p(7,8),p(8,9),p(9,10)],distance:[0],gap:[gap:[type:np,index:i(p(6,7)),function:subject,subject:[e:i(p(6,7))],constraints:[number:pl,gender:masc,person:3,case:nom,index:i(p(6,7)),sem:[hum]]]],index:i(p(6,7)),number:pl,gender:masc,case:nom,person:3,reltype:restrictive,type:finite,mood:subjunctive,tense:imperfect,constraints:[number:pl,gender:masc,person:3,case:nom,index:i(p(6,7)),sem:[hum]],w:4,c_str:[illocutionary_force:statement,vg:[selected_reading:adipiscor_obtain,polarity:pos,cat:vg,pathlist:[p(9,10)],hp:[p(9,10)],gender:_7222,w:0,pos:v,class:tr_cod,type:finite,lex:adipisci,voice:act,txt:adipiscerentur,tense:imperfect,kind:dep,mood:subjunctive,number:pl,person:3],subject:[index:i(p(6,7))],object:[pathlist:[p(8,9)],hp:[p(8,9)],index:i(p(8,9)),distance:[0],cat:np,sem:[thing,institution],class:common,lextype:full,origin:noun,number:sing,person:3,gender:fem,type:core,lex:quaestura,txt:quaesturam,case:acc,w:1,c_str:quaesturam]]]]]]]]]]</text:p>
      <text:p text:style-name="Preformatted_20_Text"/>
      <text:p text:style-name="Preformatted_20_Text"><text:s text:c="4"/>illocutionary_force:statement</text:p>
      <text:p text:style-name="Preformatted_20_Text"><text:s text:c="4"/>vg</text:p>
      <text:p text:style-name="Preformatted_20_Text"><text:s text:c="8"/>selected_reading:censeo_decide_that</text:p>
      <text:p text:style-name="Preformatted_20_Text"><text:s text:c="8"/>polarity:pos</text:p>
      <text:p text:style-name="Preformatted_20_Text"><text:s text:c="8"/>cat:vg</text:p>
      <text:p text:style-name="Preformatted_20_Text"><text:s text:c="8"/>* censuit * </text:p>
      <text:p text:style-name="Preformatted_20_Text"><text:s text:c="8"/>pos:v</text:p>
      <text:p text:style-name="Preformatted_20_Text"><text:s text:c="8"/>lex:cens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dolabella * </text:p>
      <text:p text:style-name="Preformatted_20_Text"><text:s text:c="8"/>index:i(p(0,1))</text:p>
      <text:p text:style-name="Preformatted_20_Text"><text:s text:c="8"/>cat:np</text:p>
      <text:p text:style-name="Preformatted_20_Text"><text:s text:c="8"/>sem:[male]</text:p>
      <text:p text:style-name="Preformatted_20_Text"><text:soft-page-break/><text:s text:c="8"/>lex:dolabella</text:p>
      <text:p text:style-name="Preformatted_20_Text"><text:s text:c="8"/>person:3</text:p>
      <text:p text:style-name="Preformatted_20_Text"><text:s text:c="8"/>case:nom</text:p>
      <text:p text:style-name="Preformatted_20_Text"><text:s text:c="8"/>c_str</text:p>
      <text:p text:style-name="Preformatted_20_Text"><text:s text:c="8"/>dolabella</text:p>
      <text:p text:style-name="Preformatted_20_Text"><text:s text:c="4"/>object</text:p>
      <text:p text:style-name="Preformatted_20_Text"><text:s text:c="8"/>cat:pred</text:p>
      <text:p text:style-name="Preformatted_20_Text"><text:s text:c="8"/>subtype:gerundive</text:p>
      <text:p text:style-name="Preformatted_20_Text"><text:s text:c="8"/>case:acc</text:p>
      <text:p text:style-name="Preformatted_20_Text"><text:s text:c="8"/>mood:gerund</text:p>
      <text:p text:style-name="Preformatted_20_Text"><text:s text:c="8"/>local_case:acc</text:p>
      <text:p text:style-name="Preformatted_20_Text"><text:s text:c="8"/>number:sing</text:p>
      <text:p text:style-name="Preformatted_20_Text"><text:s text:c="8"/>person:3</text:p>
      <text:p text:style-name="Preformatted_20_Text"><text:s text:c="8"/>gender:neuter</text:p>
      <text:p text:style-name="Preformatted_20_Text"><text:s text:c="8"/>* spectaculum * * gladiatorum * * celebrandum * * pecunia * * eorum * * qui * * quaesturam * * adipiscerentur * </text:p>
      <text:p text:style-name="Preformatted_20_Text"><text:s text:c="8"/>c_str</text:p>
      <text:p text:style-name="Preformatted_20_Text"><text:s text:c="12"/>vg</text:p>
      <text:p text:style-name="Preformatted_20_Text"><text:s text:c="16"/>selected_reading:celebro_celebrate</text:p>
      <text:p text:style-name="Preformatted_20_Text"><text:s text:c="16"/>pos:gdiv</text:p>
      <text:p text:style-name="Preformatted_20_Text"><text:s text:c="16"/>case:acc</text:p>
      <text:p text:style-name="Preformatted_20_Text"><text:s text:c="16"/>gender:neuter</text:p>
      <text:p text:style-name="Preformatted_20_Text"><text:s text:c="16"/>number:sing</text:p>
      <text:p text:style-name="Preformatted_20_Text"><text:s text:c="16"/>lex:celebrare</text:p>
      <text:p text:style-name="Preformatted_20_Text"><text:s text:c="16"/>mood:gerund</text:p>
      <text:p text:style-name="Preformatted_20_Text"><text:s text:c="16"/>person:3</text:p>
      <text:p text:style-name="Preformatted_20_Text"><text:s text:c="12"/>object</text:p>
      <text:p text:style-name="Preformatted_20_Text"><text:s text:c="16"/>* spectaculum * * gladiatorum * </text:p>
      <text:p text:style-name="Preformatted_20_Text"><text:s text:c="16"/>index:i([p(2,3)])</text:p>
      <text:p text:style-name="Preformatted_20_Text"><text:s text:c="16"/>sem:[thing]</text:p>
      <text:p text:style-name="Preformatted_20_Text"><text:s text:c="16"/>number:sing</text:p>
      <text:p text:style-name="Preformatted_20_Text"><text:s text:c="16"/>person:3</text:p>
      <text:p text:style-name="Preformatted_20_Text"><text:s text:c="16"/>cat:np</text:p>
      <text:p text:style-name="Preformatted_20_Text"><text:s text:c="16"/>lex:spectaculum</text:p>
      <text:p text:style-name="Preformatted_20_Text"><text:s text:c="16"/>gender:neuter</text:p>
      <text:p text:style-name="Preformatted_20_Text"><text:s text:c="16"/>case:acc</text:p>
      <text:p text:style-name="Preformatted_20_Text"><text:s text:c="16"/>c_str</text:p>
      <text:p text:style-name="Preformatted_20_Text"><text:s text:c="20"/>head</text:p>
      <text:p text:style-name="Preformatted_20_Text"><text:s text:c="24"/>* spectaculum * </text:p>
      <text:p text:style-name="Preformatted_20_Text"><text:s text:c="24"/>index:i(p(2,3))</text:p>
      <text:p text:style-name="Preformatted_20_Text"><text:s text:c="24"/>cat:np</text:p>
      <text:p text:style-name="Preformatted_20_Text"><text:s text:c="24"/>sem:[thing]</text:p>
      <text:p text:style-name="Preformatted_20_Text"><text:s text:c="24"/>number:sing</text:p>
      <text:p text:style-name="Preformatted_20_Text"><text:s text:c="24"/>person:3</text:p>
      <text:p text:style-name="Preformatted_20_Text"><text:s text:c="24"/>gender:neuter</text:p>
      <text:p text:style-name="Preformatted_20_Text"><text:s text:c="24"/>lex:spectaculum</text:p>
      <text:p text:style-name="Preformatted_20_Text"><text:s text:c="24"/>case:acc</text:p>
      <text:p text:style-name="Preformatted_20_Text"><text:s text:c="24"/>c_str</text:p>
      <text:p text:style-name="Preformatted_20_Text"><text:s text:c="24"/>spectaculum</text:p>
      <text:p text:style-name="Preformatted_20_Text"><text:s text:c="20"/>noun_cplt</text:p>
      <text:p text:style-name="Preformatted_20_Text"><text:s text:c="24"/>* gladiatorum * </text:p>
      <text:p text:style-name="Preformatted_20_Text"><text:s text:c="24"/>index:i(p(3,4))</text:p>
      <text:p text:style-name="Preformatted_20_Text"><text:s text:c="24"/>cat:np</text:p>
      <text:p text:style-name="Preformatted_20_Text"><text:s text:c="24"/>sem:[hum]</text:p>
      <text:p text:style-name="Preformatted_20_Text"><text:s text:c="24"/>number:pl</text:p>
      <text:p text:style-name="Preformatted_20_Text"><text:s text:c="24"/>person:3</text:p>
      <text:p text:style-name="Preformatted_20_Text"><text:s text:c="24"/>gender:masc</text:p>
      <text:p text:style-name="Preformatted_20_Text"><text:s text:c="24"/>lex:gladiator</text:p>
      <text:p text:style-name="Preformatted_20_Text"><text:s text:c="24"/>case:gen</text:p>
      <text:p text:style-name="Preformatted_20_Text"><text:s text:c="24"/>c_str</text:p>
      <text:p text:style-name="Preformatted_20_Text"><text:s text:c="24"/>gladiatorum</text:p>
      <text:p text:style-name="Preformatted_20_Text"><text:s text:c="12"/>adjunct</text:p>
      <text:p text:style-name="Preformatted_20_Text"><text:s text:c="16"/>* pecunia * * eorum * * qui * * quaesturam * * adipiscerentur * </text:p>
      <text:p text:style-name="Preformatted_20_Text"><text:s text:c="16"/>value:manner_means</text:p>
      <text:p text:style-name="Preformatted_20_Text"><text:s text:c="16"/>c_str</text:p>
      <text:p text:style-name="Preformatted_20_Text"><text:soft-page-break/><text:s text:c="20"/>head</text:p>
      <text:p text:style-name="Preformatted_20_Text"><text:s text:c="24"/>* pecunia * </text:p>
      <text:p text:style-name="Preformatted_20_Text"><text:s text:c="24"/>index:i(p(5,6))</text:p>
      <text:p text:style-name="Preformatted_20_Text"><text:s text:c="24"/>cat:np</text:p>
      <text:p text:style-name="Preformatted_20_Text"><text:s text:c="24"/>sem:[thing]</text:p>
      <text:p text:style-name="Preformatted_20_Text"><text:s text:c="24"/>number:sing</text:p>
      <text:p text:style-name="Preformatted_20_Text"><text:s text:c="24"/>person:3</text:p>
      <text:p text:style-name="Preformatted_20_Text"><text:s text:c="24"/>gender:fem</text:p>
      <text:p text:style-name="Preformatted_20_Text"><text:s text:c="24"/>lex:pecunia</text:p>
      <text:p text:style-name="Preformatted_20_Text"><text:s text:c="24"/>case:abl</text:p>
      <text:p text:style-name="Preformatted_20_Text"><text:s text:c="24"/>c_str</text:p>
      <text:p text:style-name="Preformatted_20_Text"><text:s text:c="24"/>pecunia</text:p>
      <text:p text:style-name="Preformatted_20_Text"><text:s text:c="20"/>noun_cplt</text:p>
      <text:p text:style-name="Preformatted_20_Text"><text:s text:c="24"/>* eorum * * qui * * quaesturam * * adipiscerentur * </text:p>
      <text:p text:style-name="Preformatted_20_Text"><text:s text:c="24"/>cat:np</text:p>
      <text:p text:style-name="Preformatted_20_Text"><text:s text:c="24"/>index:i(p(6,7))</text:p>
      <text:p text:style-name="Preformatted_20_Text"><text:s text:c="24"/>number:pl</text:p>
      <text:p text:style-name="Preformatted_20_Text"><text:s text:c="24"/>gender:masc</text:p>
      <text:p text:style-name="Preformatted_20_Text"><text:s text:c="24"/>sem:[hum]</text:p>
      <text:p text:style-name="Preformatted_20_Text"><text:s text:c="24"/>case:gen</text:p>
      <text:p text:style-name="Preformatted_20_Text"><text:s text:c="24"/>lex:prpersgenmascpl</text:p>
      <text:p text:style-name="Preformatted_20_Text"><text:s text:c="24"/>c_str</text:p>
      <text:p text:style-name="Preformatted_20_Text"><text:s text:c="28"/>head</text:p>
      <text:p text:style-name="Preformatted_20_Text"><text:s text:c="28"/>prpersgenmascpl</text:p>
      <text:p text:style-name="Preformatted_20_Text"><text:s text:c="28"/>rel_clause</text:p>
      <text:p text:style-name="Preformatted_20_Text"><text:s text:c="32"/>* qui * * quaesturam * * adipiscerentur * </text:p>
      <text:p text:style-name="Preformatted_20_Text"><text:s text:c="32"/>index:i(p(6,7))</text:p>
      <text:p text:style-name="Preformatted_20_Text"><text:s text:c="32"/>number:pl</text:p>
      <text:p text:style-name="Preformatted_20_Text"><text:s text:c="32"/>gender:masc</text:p>
      <text:p text:style-name="Preformatted_20_Text"><text:s text:c="32"/>case:nom</text:p>
      <text:p text:style-name="Preformatted_20_Text"><text:s text:c="32"/>person:3</text:p>
      <text:p text:style-name="Preformatted_20_Text"><text:s text:c="32"/>reltype:restrictive</text:p>
      <text:p text:style-name="Preformatted_20_Text"><text:s text:c="32"/>mood:subjunctive</text:p>
      <text:p text:style-name="Preformatted_20_Text"><text:s text:c="32"/>tense:imperfect</text:p>
      <text:p text:style-name="Preformatted_20_Text"><text:s text:c="32"/>c_str</text:p>
      <text:p text:style-name="Preformatted_20_Text"><text:s text:c="36"/>illocutionary_force:statement</text:p>
      <text:p text:style-name="Preformatted_20_Text"><text:s text:c="36"/>vg</text:p>
      <text:p text:style-name="Preformatted_20_Text"><text:s text:c="40"/>selected_reading:adipiscor_obtain</text:p>
      <text:p text:style-name="Preformatted_20_Text"><text:s text:c="40"/>polarity:pos</text:p>
      <text:p text:style-name="Preformatted_20_Text"><text:s text:c="40"/>cat:vg</text:p>
      <text:p text:style-name="Preformatted_20_Text"><text:s text:c="40"/>* adipiscerentur * </text:p>
      <text:p text:style-name="Preformatted_20_Text"><text:s text:c="40"/>pos:v</text:p>
      <text:p text:style-name="Preformatted_20_Text"><text:s text:c="40"/>lex:adipisci</text:p>
      <text:p text:style-name="Preformatted_20_Text"><text:s text:c="40"/>voice:act</text:p>
      <text:p text:style-name="Preformatted_20_Text"><text:s text:c="40"/>tense:imperfect</text:p>
      <text:p text:style-name="Preformatted_20_Text"><text:s text:c="40"/>mood:subjunctive</text:p>
      <text:p text:style-name="Preformatted_20_Text"><text:s text:c="40"/>number:pl</text:p>
      <text:p text:style-name="Preformatted_20_Text"><text:s text:c="40"/>person:3</text:p>
      <text:p text:style-name="Preformatted_20_Text"><text:s text:c="36"/>subject</text:p>
      <text:p text:style-name="Preformatted_20_Text"><text:s text:c="40"/>index:i(p(6,7))</text:p>
      <text:p text:style-name="Preformatted_20_Text"><text:s text:c="36"/>object</text:p>
      <text:p text:style-name="Preformatted_20_Text"><text:s text:c="40"/>* quaesturam * </text:p>
      <text:p text:style-name="Preformatted_20_Text"><text:s text:c="40"/>index:i(p(8,9))</text:p>
      <text:p text:style-name="Preformatted_20_Text"><text:s text:c="40"/>cat:np</text:p>
      <text:p text:style-name="Preformatted_20_Text"><text:s text:c="40"/>sem:[thing,institution]</text:p>
      <text:p text:style-name="Preformatted_20_Text"><text:s text:c="40"/>number:sing</text:p>
      <text:p text:style-name="Preformatted_20_Text"><text:s text:c="40"/>person:3</text:p>
      <text:p text:style-name="Preformatted_20_Text"><text:s text:c="40"/>gender:fem</text:p>
      <text:p text:style-name="Preformatted_20_Text"><text:s text:c="40"/>lex:quaestura</text:p>
      <text:p text:style-name="Preformatted_20_Text"><text:s text:c="40"/>case:acc</text:p>
      <text:p text:style-name="Preformatted_20_Text"><text:s text:c="40"/>c_str</text:p>
      <text:p text:style-name="Preformatted_20_Text"><text:s text:c="40"/>quaesturam</text:p>
      <text:p text:style-name="Preformatted_20_Text"/>
      <text:p text:style-name="Preformatted_20_Text"/>
      <text:p text:style-name="Preformatted_20_Text"><text:soft-page-break/></text:p>
      <text:h text:style-name="Heading_20_4" text:outline-level="4">Parse B</text:h>
      <text:p text:style-name="Preformatted_20_Text">6.5---&gt;</text:p>
      <text:p text:style-name="Preformatted_20_Text">[illocutionary_force:statement,vg:[selected_reading:censeo_decide_that,polarity:pos,cat:vg,pathlist:[p(1,2)],hp:[p(1,2)],gender:_17840,w:0,pos:v,class:tr_cod,type:finite,lex:censere,voice:act,txt:censuit,tense:perfect,kind:std,mood:indicative,number:sing,person:3],subject:[number:sing,gender:masc,pathlist:[p(0,1)],hp:[p(0,1)],index:i(p(0,1)),distance:[0],cat:np,sem:[male],class:proper,lex:dolabella,lextype:full,person:3,type:core,case:nom,w:1,c_str:dolabella],object:[cat:pred,type:gerund,subtype:gerundive,case:acc,mood:gerund,class:m,local_case:acc,number:sing,person:3,gender:neuter,pathlist:[p(2,3),p(3,4),p(4,5)],distance:[0],gap:[],w:4.5,c_str:[vg:[selected_reading:celebro_celebrate,pos:gdiv,txt:celebrandum,case:acc,gender:neuter,number:sing,lex:celebrare,class:tr_cod,type:gdiv,kind:std,mood:gerund,person:3],object:[pathlist:[p(2,3),p(3,4)],hp:[p(2,3)],index:i([p(2,3)]),distance:[0],sem:[thing],number:sing,person:3,cat:np,lex:spectaculum,lextype:full,gender:neuter,type:full,case:acc,class:common,w:1.5,c_str:[head:[pathlist:[p(2,3)],hp:[p(2,3)],index:i(p(2,3)),distance:[0],cat:np,sem:[thing],class:common,lextype:full,origin:noun,number:sing,person:3,gender:neuter,type:core,lex:spectaculum,txt:spectaculum,case:acc,w:1,c_str:spectaculum],noun_cplt:[pathlist:[p(3,4)],hp:[p(3,4)],index:i(p(3,4)),distance:[0],cat:np,sem:[hum],class:common,lextype:full,origin:noun,number:pl,person:3,gender:masc,type:core,lex:gladiator,txt:gladiatorum,case:gen,w:1,c_str:gladiatorum]]]]],adjunct:[pathlist:[p(5,6),p(6,7),p(7,8),p(8,9),p(9,10)],distance:[0],class:adjunct,value:manner_means,type:full,w:0,c_str:[head:[pathlist:[p(5,6)],hp:[p(5,6)],index:i(p(5,6)),distance:[0],cat:np,sem:[thing],class:common,lextype:full,origin:noun,number:sing,person:3,gender:fem,type:core,lex:pecunia,txt:pecunia,case:abl,w:1,c_str:pecunia],noun_cplt:[pathlist:[p(6,7),p(7,8),p(8,9),p(9,10)],hp:[p(6,7)],distance:[0],cat:np,type:full,class:common,lextype:full,index:i(p(6,7)),number:pl,gender:masc,sem:[hum],person:_20066,case:gen,lex:prpersgenmascpl,w:5,c_str:[head:prpersgenmascpl,rel_clause:[pathlist:[p(7,8),p(8,9),p(9,10)],distance:[0],gap:[gap:[type:np,index:i(p(6,7)),function:subject,subject:[e:i(p(6,7))],constraints:[number:pl,gender:masc,person:3,case:nom,index:i(p(6,7)),sem:[hum]]]],index:i(p(6,7)),number:pl,gender:masc,case:nom,person:3,reltype:restrictive,type:finite,mood:subjunctive,tense:imperfect,constraints:[number:pl,gender:masc,person:3,case:nom,index:i(p(6,7)),sem:[hum]],w:4,c_str:[illocutionary_force:statement,vg:[selected_reading:adipiscor_obtain,polarity:pos,cat:vg,pathlist:[p(9,10)],hp:[p(9,10)],gender:_20612,w:0,pos:v,class:tr_cod,type:finite,lex:adipisci,voice:act,txt:adipiscerentur,tense:imperfect,kind:dep,mood:subjunctive,number:pl,person:3],subject:[index:i(p(6,7))],object:[pathlist:[p(8,9)],hp:[p(8,9)],index:i(p(8,9)),distance:[0],cat:np,sem:[thing,institution],class:common,lextype:full,origin:noun,number:sing,person:3,gender:fem,type:core,lex:quaestura,txt:quaesturam,case:acc,w:1,c_str:quaesturam]]]]]]]]</text:p>
      <text:p text:style-name="Preformatted_20_Text"/>
      <text:p text:style-name="Preformatted_20_Text"><text:s text:c="4"/>illocutionary_force:statement</text:p>
      <text:p text:style-name="Preformatted_20_Text"><text:s text:c="4"/>vg</text:p>
      <text:p text:style-name="Preformatted_20_Text"><text:s text:c="8"/>selected_reading:censeo_decide_that</text:p>
      <text:p text:style-name="Preformatted_20_Text"><text:s text:c="8"/>polarity:pos</text:p>
      <text:p text:style-name="Preformatted_20_Text"><text:s text:c="8"/>cat:vg</text:p>
      <text:p text:style-name="Preformatted_20_Text"><text:s text:c="8"/>* censuit * </text:p>
      <text:p text:style-name="Preformatted_20_Text"><text:s text:c="8"/>pos:v</text:p>
      <text:p text:style-name="Preformatted_20_Text"><text:s text:c="8"/>lex:cens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dolabella * </text:p>
      <text:p text:style-name="Preformatted_20_Text"><text:s text:c="8"/>index:i(p(0,1))</text:p>
      <text:p text:style-name="Preformatted_20_Text"><text:s text:c="8"/>cat:np</text:p>
      <text:p text:style-name="Preformatted_20_Text"><text:s text:c="8"/>sem:[male]</text:p>
      <text:p text:style-name="Preformatted_20_Text"><text:s text:c="8"/>lex:dolabella</text:p>
      <text:p text:style-name="Preformatted_20_Text"><text:s text:c="8"/>person:3</text:p>
      <text:p text:style-name="Preformatted_20_Text"><text:s text:c="8"/>case:nom</text:p>
      <text:p text:style-name="Preformatted_20_Text"><text:s text:c="8"/>c_str</text:p>
      <text:p text:style-name="Preformatted_20_Text"><text:s text:c="8"/>dolabella</text:p>
      <text:p text:style-name="Preformatted_20_Text"><text:s text:c="4"/>object</text:p>
      <text:p text:style-name="Preformatted_20_Text"><text:s text:c="8"/>cat:pred</text:p>
      <text:p text:style-name="Preformatted_20_Text"><text:s text:c="8"/>subtype:gerundive</text:p>
      <text:p text:style-name="Preformatted_20_Text"><text:soft-page-break/><text:s text:c="8"/>case:acc</text:p>
      <text:p text:style-name="Preformatted_20_Text"><text:s text:c="8"/>mood:gerund</text:p>
      <text:p text:style-name="Preformatted_20_Text"><text:s text:c="8"/>local_case:acc</text:p>
      <text:p text:style-name="Preformatted_20_Text"><text:s text:c="8"/>number:sing</text:p>
      <text:p text:style-name="Preformatted_20_Text"><text:s text:c="8"/>person:3</text:p>
      <text:p text:style-name="Preformatted_20_Text"><text:s text:c="8"/>gender:neuter</text:p>
      <text:p text:style-name="Preformatted_20_Text"><text:s text:c="8"/>* spectaculum * * gladiatorum * * celebrandum * </text:p>
      <text:p text:style-name="Preformatted_20_Text"><text:s text:c="8"/>c_str</text:p>
      <text:p text:style-name="Preformatted_20_Text"><text:s text:c="12"/>vg</text:p>
      <text:p text:style-name="Preformatted_20_Text"><text:s text:c="16"/>selected_reading:celebro_celebrate</text:p>
      <text:p text:style-name="Preformatted_20_Text"><text:s text:c="16"/>pos:gdiv</text:p>
      <text:p text:style-name="Preformatted_20_Text"><text:s text:c="16"/>case:acc</text:p>
      <text:p text:style-name="Preformatted_20_Text"><text:s text:c="16"/>gender:neuter</text:p>
      <text:p text:style-name="Preformatted_20_Text"><text:s text:c="16"/>number:sing</text:p>
      <text:p text:style-name="Preformatted_20_Text"><text:s text:c="16"/>lex:celebrare</text:p>
      <text:p text:style-name="Preformatted_20_Text"><text:s text:c="16"/>mood:gerund</text:p>
      <text:p text:style-name="Preformatted_20_Text"><text:s text:c="16"/>person:3</text:p>
      <text:p text:style-name="Preformatted_20_Text"><text:s text:c="12"/>object</text:p>
      <text:p text:style-name="Preformatted_20_Text"><text:s text:c="16"/>* spectaculum * * gladiatorum * </text:p>
      <text:p text:style-name="Preformatted_20_Text"><text:s text:c="16"/>index:i([p(2,3)])</text:p>
      <text:p text:style-name="Preformatted_20_Text"><text:s text:c="16"/>sem:[thing]</text:p>
      <text:p text:style-name="Preformatted_20_Text"><text:s text:c="16"/>number:sing</text:p>
      <text:p text:style-name="Preformatted_20_Text"><text:s text:c="16"/>person:3</text:p>
      <text:p text:style-name="Preformatted_20_Text"><text:s text:c="16"/>cat:np</text:p>
      <text:p text:style-name="Preformatted_20_Text"><text:s text:c="16"/>lex:spectaculum</text:p>
      <text:p text:style-name="Preformatted_20_Text"><text:s text:c="16"/>gender:neuter</text:p>
      <text:p text:style-name="Preformatted_20_Text"><text:s text:c="16"/>case:acc</text:p>
      <text:p text:style-name="Preformatted_20_Text"><text:s text:c="16"/>c_str</text:p>
      <text:p text:style-name="Preformatted_20_Text"><text:s text:c="20"/>head</text:p>
      <text:p text:style-name="Preformatted_20_Text"><text:s text:c="24"/>* spectaculum * </text:p>
      <text:p text:style-name="Preformatted_20_Text"><text:s text:c="24"/>index:i(p(2,3))</text:p>
      <text:p text:style-name="Preformatted_20_Text"><text:s text:c="24"/>cat:np</text:p>
      <text:p text:style-name="Preformatted_20_Text"><text:s text:c="24"/>sem:[thing]</text:p>
      <text:p text:style-name="Preformatted_20_Text"><text:s text:c="24"/>number:sing</text:p>
      <text:p text:style-name="Preformatted_20_Text"><text:s text:c="24"/>person:3</text:p>
      <text:p text:style-name="Preformatted_20_Text"><text:s text:c="24"/>gender:neuter</text:p>
      <text:p text:style-name="Preformatted_20_Text"><text:s text:c="24"/>lex:spectaculum</text:p>
      <text:p text:style-name="Preformatted_20_Text"><text:s text:c="24"/>case:acc</text:p>
      <text:p text:style-name="Preformatted_20_Text"><text:s text:c="24"/>c_str</text:p>
      <text:p text:style-name="Preformatted_20_Text"><text:s text:c="24"/>spectaculum</text:p>
      <text:p text:style-name="Preformatted_20_Text"><text:s text:c="20"/>noun_cplt</text:p>
      <text:p text:style-name="Preformatted_20_Text"><text:s text:c="24"/>* gladiatorum * </text:p>
      <text:p text:style-name="Preformatted_20_Text"><text:s text:c="24"/>index:i(p(3,4))</text:p>
      <text:p text:style-name="Preformatted_20_Text"><text:s text:c="24"/>cat:np</text:p>
      <text:p text:style-name="Preformatted_20_Text"><text:s text:c="24"/>sem:[hum]</text:p>
      <text:p text:style-name="Preformatted_20_Text"><text:s text:c="24"/>number:pl</text:p>
      <text:p text:style-name="Preformatted_20_Text"><text:s text:c="24"/>person:3</text:p>
      <text:p text:style-name="Preformatted_20_Text"><text:s text:c="24"/>gender:masc</text:p>
      <text:p text:style-name="Preformatted_20_Text"><text:s text:c="24"/>lex:gladiator</text:p>
      <text:p text:style-name="Preformatted_20_Text"><text:s text:c="24"/>case:gen</text:p>
      <text:p text:style-name="Preformatted_20_Text"><text:s text:c="24"/>c_str</text:p>
      <text:p text:style-name="Preformatted_20_Text"><text:s text:c="24"/>gladiatorum</text:p>
      <text:p text:style-name="Preformatted_20_Text"><text:s text:c="4"/>adjunct</text:p>
      <text:p text:style-name="Preformatted_20_Text"><text:s text:c="8"/>* pecunia * * eorum * * qui * * quaesturam * * adipiscerentur * </text:p>
      <text:p text:style-name="Preformatted_20_Text"><text:s text:c="8"/>value:manner_means</text:p>
      <text:p text:style-name="Preformatted_20_Text"><text:s text:c="8"/>c_str</text:p>
      <text:p text:style-name="Preformatted_20_Text"><text:s text:c="12"/>head</text:p>
      <text:p text:style-name="Preformatted_20_Text"><text:s text:c="16"/>* pecunia * </text:p>
      <text:p text:style-name="Preformatted_20_Text"><text:s text:c="16"/>index:i(p(5,6))</text:p>
      <text:p text:style-name="Preformatted_20_Text"><text:s text:c="16"/>cat:np</text:p>
      <text:p text:style-name="Preformatted_20_Text"><text:s text:c="16"/>sem:[thing]</text:p>
      <text:p text:style-name="Preformatted_20_Text"><text:s text:c="16"/>number:sing</text:p>
      <text:p text:style-name="Preformatted_20_Text"><text:s text:c="16"/>person:3</text:p>
      <text:p text:style-name="Preformatted_20_Text"><text:s text:c="16"/>gender:fem</text:p>
      <text:p text:style-name="Preformatted_20_Text"><text:soft-page-break/><text:s text:c="16"/>lex:pecunia</text:p>
      <text:p text:style-name="Preformatted_20_Text"><text:s text:c="16"/>case:abl</text:p>
      <text:p text:style-name="Preformatted_20_Text"><text:s text:c="16"/>c_str</text:p>
      <text:p text:style-name="Preformatted_20_Text"><text:s text:c="16"/>pecunia</text:p>
      <text:p text:style-name="Preformatted_20_Text"><text:s text:c="12"/>noun_cplt</text:p>
      <text:p text:style-name="Preformatted_20_Text"><text:s text:c="16"/>* eorum * * qui * * quaesturam * * adipiscerentur * </text:p>
      <text:p text:style-name="Preformatted_20_Text"><text:s text:c="16"/>cat:np</text:p>
      <text:p text:style-name="Preformatted_20_Text"><text:s text:c="16"/>index:i(p(6,7))</text:p>
      <text:p text:style-name="Preformatted_20_Text"><text:s text:c="16"/>number:pl</text:p>
      <text:p text:style-name="Preformatted_20_Text"><text:s text:c="16"/>gender:masc</text:p>
      <text:p text:style-name="Preformatted_20_Text"><text:s text:c="16"/>sem:[hum]</text:p>
      <text:p text:style-name="Preformatted_20_Text"><text:s text:c="16"/>case:gen</text:p>
      <text:p text:style-name="Preformatted_20_Text"><text:s text:c="16"/>lex:prpersgenmascpl</text:p>
      <text:p text:style-name="Preformatted_20_Text"><text:s text:c="16"/>c_str</text:p>
      <text:p text:style-name="Preformatted_20_Text"><text:s text:c="20"/>head</text:p>
      <text:p text:style-name="Preformatted_20_Text"><text:s text:c="20"/>prpersgenmascpl</text:p>
      <text:p text:style-name="Preformatted_20_Text"><text:s text:c="20"/>rel_clause</text:p>
      <text:p text:style-name="Preformatted_20_Text"><text:s text:c="24"/>* qui * * quaesturam * * adipiscerentur * </text:p>
      <text:p text:style-name="Preformatted_20_Text"><text:s text:c="24"/>index:i(p(6,7))</text:p>
      <text:p text:style-name="Preformatted_20_Text"><text:s text:c="24"/>number:pl</text:p>
      <text:p text:style-name="Preformatted_20_Text"><text:s text:c="24"/>gender:masc</text:p>
      <text:p text:style-name="Preformatted_20_Text"><text:s text:c="24"/>case:nom</text:p>
      <text:p text:style-name="Preformatted_20_Text"><text:s text:c="24"/>person:3</text:p>
      <text:p text:style-name="Preformatted_20_Text"><text:s text:c="24"/>reltype:restrictive</text:p>
      <text:p text:style-name="Preformatted_20_Text"><text:s text:c="24"/>mood:subjunctive</text:p>
      <text:p text:style-name="Preformatted_20_Text"><text:s text:c="24"/>tense:imperfect</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adipiscor_obtain</text:p>
      <text:p text:style-name="Preformatted_20_Text"><text:s text:c="32"/>polarity:pos</text:p>
      <text:p text:style-name="Preformatted_20_Text"><text:s text:c="32"/>cat:vg</text:p>
      <text:p text:style-name="Preformatted_20_Text"><text:s text:c="32"/>* adipiscerentur * </text:p>
      <text:p text:style-name="Preformatted_20_Text"><text:s text:c="32"/>pos:v</text:p>
      <text:p text:style-name="Preformatted_20_Text"><text:s text:c="32"/>lex:adipisci</text:p>
      <text:p text:style-name="Preformatted_20_Text"><text:s text:c="32"/>voice:act</text:p>
      <text:p text:style-name="Preformatted_20_Text"><text:s text:c="32"/>tense:imperfect</text:p>
      <text:p text:style-name="Preformatted_20_Text"><text:s text:c="32"/>mood:subjunctive</text:p>
      <text:p text:style-name="Preformatted_20_Text"><text:s text:c="32"/>number:pl</text:p>
      <text:p text:style-name="Preformatted_20_Text"><text:s text:c="32"/>person:3</text:p>
      <text:p text:style-name="Preformatted_20_Text"><text:s text:c="28"/>subject</text:p>
      <text:p text:style-name="Preformatted_20_Text"><text:s text:c="32"/>index:i(p(6,7))</text:p>
      <text:p text:style-name="Preformatted_20_Text"><text:s text:c="28"/>object</text:p>
      <text:p text:style-name="Preformatted_20_Text"><text:s text:c="32"/>* quaesturam * </text:p>
      <text:p text:style-name="Preformatted_20_Text"><text:s text:c="32"/>index:i(p(8,9))</text:p>
      <text:p text:style-name="Preformatted_20_Text"><text:s text:c="32"/>cat:np</text:p>
      <text:p text:style-name="Preformatted_20_Text"><text:s text:c="32"/>sem:[thing,institution]</text:p>
      <text:p text:style-name="Preformatted_20_Text"><text:s text:c="32"/>number:sing</text:p>
      <text:p text:style-name="Preformatted_20_Text"><text:s text:c="32"/>person:3</text:p>
      <text:p text:style-name="Preformatted_20_Text"><text:s text:c="32"/>gender:fem</text:p>
      <text:p text:style-name="Preformatted_20_Text"><text:s text:c="32"/>lex:quaestura</text:p>
      <text:p text:style-name="Preformatted_20_Text"><text:s text:c="32"/>case:acc</text:p>
      <text:p text:style-name="Preformatted_20_Text"><text:s text:c="32"/>c_str</text:p>
      <text:p text:style-name="Preformatted_20_Text"><text:s text:c="32"/>quaesturam</text:p>
      <text:p text:style-name="Preformatted_20_Text"/>
      <text:p text:style-name="Preformatted_20_Text"/>
      <text:p text:style-name="P12">Comment : Parse A is to be preferred on account of the attachment assigned to pecunia etc.</text:p>
      <text:p text:style-name="Preformatted_20_Text"/>
      <text:p text:style-name="Preformatted_20_Text"/>
      <text:p text:style-name="P16">% 54 adapted from Horatius Ep 2 ii 65-66.</text:p>
      <text:h text:style-name="Heading_20_3" text:outline-level="3">Romaene me poemata censes scribere posse inter tot curas?</text:h>
      <text:p text:style-name="Preformatted_20_Text">[0/ne_int,1/romae,2/me,3/poemata,4/censes,5/scribere,6/posse,7/inter,8/tot,9/curas,endpos(10)]</text:p>
      <text:p text:style-name="Preformatted_20_Text">cputime : 52.28125</text:p>
      <text:p text:style-name="Preformatted_20_Text"/>
      <text:p text:style-name="Preformatted_20_Text">13.99---&gt;</text:p>
      <text:p text:style-name="Preformatted_20_Text">[yes_no_question,open_orientation,[illocutionary_force:statement,vg:[selected_reading:censeo_decide_that,polarity:pos,cat:vg,pathlist:[p(4,5)],hp:[p(4,5)],gender:_19330,w:0,pos:v,class:tr_cod,type:finite,lex:censere,voice:act,txt:censes,tense:present,kind:std,mood:indicative,number:sing,person:2],subject:[source:context_retrievable,number:sing,gender:or([masc,fem]),person:2,cat:np,index:i(0,0),constraints_to_be_met:[sem:[hum]],distance:[0],pathlist:[],case:nom,w:0],object:[cat:pred,type:nonfinite,mood:infinitive,tense:present,class:m,pathlist:[p(1,2),p(2,3),p(3,4),p(5,6),p(6,7)],distance:[0],number:sing,gender:neuter,case:or([nom,acc]),person:3,polarity:pos,argbound:no,gap:_19926,w:9.99,flagint:no,c_str:[vg:[selected_reading:scribo_write,polarity:pos,cat:vg,aux:posse,value:possibility_capacity,type:nonfinite,pathlist:[p(6,7),p(5,6)],hp:[p(5,6)],lex:scribere,person:_20124,mood:infinitive,tense:present,voice:act,number:sing,gender:or([masc,fem]),w:3],subject:[number:sing,gender:or([masc,fem]),pathlist:[p(2,3)],hp:[p(2,3)],index:i(p(2,3)),distance:[0],cat:np,sem:[hum],class:proper,lex:pp1sg,person:1,type:core,case:acc,w:1,c_str:pp1sg],object:[pathlist:[p(3,4)],hp:[p(3,4)],index:i(p(3,4)),distance:[0],cat:np,sem:[thing],class:common,lextype:full,origin:noun,number:pl,person:3,gender:neuter,type:core,lex:poema,txt:poemata,case:acc,w:1,c_str:poemata],adjunct:[pathlist:[p(1,2)],hp:[p(1,2)],distance:[0],cat:np,class:adjunct,value:place,number:sing,person:3,gender:fem,lex:roma,lextype:full,type:place,case:gen,w:2,c_str:[head:[lex:roma,sem:location,cat:np,number:sing,gender:fem,case:gen,index:i(p(1,2))]]]]],prep_phrase_adjunct_1:[pathlist:[p(7,8),p(8,9),p(9,10)],hp:[p(9,10)],distance:[0],index:i(p(9,10)),case:acc,prep:inter,sem:[abstract],lex:cura,w: -1,type:core,cat:pp,c_str:[prep:inter,head:[pathlist:[p(8,9),p(9,10)],hp:[p(9,10)],index:i(p(9,10)),distance:[0],cat:np,class:common,sem:[abstract],number:pl,person:3,gender:fem,type:core,lex:cura,lextype:full,case:acc,w:2,c_str:[head:[pathlist:[p(9,10)],pos:noun,txt:curas,lex:cura,case:acc,gender:fem,class:common,ab:mm,number:pl,sem:[abstract]],adjp:[cat:adjp,pathlist:[p(8,9)],distance:[0],hp:[p(8,9)],case:acc,number:pl,gender:fem,lex:tot,type:tool,w:1,c_str:tot]]]]]]]</text:p>
      <text:p text:style-name="Preformatted_20_Text"/>
      <text:p text:style-name="Preformatted_20_Text"><text:s text:c="4"/>yes_no_question</text:p>
      <text:p text:style-name="Preformatted_20_Text"><text:s text:c="4"/>open_orientation</text:p>
      <text:p text:style-name="Preformatted_20_Text"><text:s text:c="8"/>illocutionary_force:statement</text:p>
      <text:p text:style-name="Preformatted_20_Text"><text:s text:c="8"/>vg</text:p>
      <text:p text:style-name="Preformatted_20_Text"><text:s text:c="12"/>selected_reading:censeo_decide_that</text:p>
      <text:p text:style-name="Preformatted_20_Text"><text:s text:c="12"/>polarity:pos</text:p>
      <text:p text:style-name="Preformatted_20_Text"><text:s text:c="12"/>cat:vg</text:p>
      <text:p text:style-name="Preformatted_20_Text"><text:s text:c="12"/>* censes * </text:p>
      <text:p text:style-name="Preformatted_20_Text"><text:s text:c="12"/>pos:v</text:p>
      <text:p text:style-name="Preformatted_20_Text"><text:s text:c="12"/>lex:censere</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cat:pred</text:p>
      <text:p text:style-name="Preformatted_20_Text"><text:s text:c="12"/>mood:infinitive</text:p>
      <text:p text:style-name="Preformatted_20_Text"><text:s text:c="12"/>tense:present</text:p>
      <text:p text:style-name="Preformatted_20_Text"><text:s text:c="12"/>* romae * * me * * poemata * * scribere * * posse * </text:p>
      <text:p text:style-name="Preformatted_20_Text"><text:s text:c="12"/>number:sing</text:p>
      <text:p text:style-name="Preformatted_20_Text"><text:s text:c="12"/>gender:neuter</text:p>
      <text:p text:style-name="Preformatted_20_Text"><text:s text:c="12"/>case:or([nom,acc])</text:p>
      <text:p text:style-name="Preformatted_20_Text"><text:soft-page-break/><text:s text:c="12"/>person:3</text:p>
      <text:p text:style-name="Preformatted_20_Text"><text:s text:c="12"/>polarity:pos</text:p>
      <text:p text:style-name="Preformatted_20_Text"><text:s text:c="12"/>c_str</text:p>
      <text:p text:style-name="Preformatted_20_Text"><text:s text:c="16"/>vg</text:p>
      <text:p text:style-name="Preformatted_20_Text"><text:s text:c="20"/>selected_reading:scribo_write</text:p>
      <text:p text:style-name="Preformatted_20_Text"><text:s text:c="20"/>polarity:pos</text:p>
      <text:p text:style-name="Preformatted_20_Text"><text:s text:c="20"/>cat:vg</text:p>
      <text:p text:style-name="Preformatted_20_Text"><text:s text:c="20"/>aux:posse</text:p>
      <text:p text:style-name="Preformatted_20_Text"><text:s text:c="20"/>value:possibility_capacity</text:p>
      <text:p text:style-name="Preformatted_20_Text"><text:s text:c="20"/>* posse * * scribere * </text:p>
      <text:p text:style-name="Preformatted_20_Text"><text:s text:c="20"/>lex:scribere</text:p>
      <text:p text:style-name="Preformatted_20_Text"><text:s text:c="20"/>mood:infinitive</text:p>
      <text:p text:style-name="Preformatted_20_Text"><text:s text:c="20"/>tense:present</text:p>
      <text:p text:style-name="Preformatted_20_Text"><text:s text:c="20"/>voice:act</text:p>
      <text:p text:style-name="Preformatted_20_Text"><text:s text:c="20"/>number:sing</text:p>
      <text:p text:style-name="Preformatted_20_Text"><text:s text:c="20"/>gender:or([masc,fem])</text:p>
      <text:p text:style-name="Preformatted_20_Text"><text:s text:c="16"/>subject</text:p>
      <text:p text:style-name="Preformatted_20_Text"><text:s text:c="20"/>number:sing</text:p>
      <text:p text:style-name="Preformatted_20_Text"><text:s text:c="20"/>gender:or([masc,fem])</text:p>
      <text:p text:style-name="Preformatted_20_Text"><text:s text:c="20"/>* me * </text:p>
      <text:p text:style-name="Preformatted_20_Text"><text:s text:c="20"/>index:i(p(2,3))</text:p>
      <text:p text:style-name="Preformatted_20_Text"><text:s text:c="20"/>cat:np</text:p>
      <text:p text:style-name="Preformatted_20_Text"><text:s text:c="20"/>sem:[hum]</text:p>
      <text:p text:style-name="Preformatted_20_Text"><text:s text:c="20"/>lex:pp1sg</text:p>
      <text:p text:style-name="Preformatted_20_Text"><text:s text:c="20"/>person:1</text:p>
      <text:p text:style-name="Preformatted_20_Text"><text:s text:c="20"/>case:acc</text:p>
      <text:p text:style-name="Preformatted_20_Text"><text:s text:c="20"/>c_str</text:p>
      <text:p text:style-name="Preformatted_20_Text"><text:s text:c="20"/>pp1sg</text:p>
      <text:p text:style-name="Preformatted_20_Text"><text:s text:c="16"/>object</text:p>
      <text:p text:style-name="Preformatted_20_Text"><text:s text:c="20"/>* poemata * </text:p>
      <text:p text:style-name="Preformatted_20_Text"><text:s text:c="20"/>index:i(p(3,4))</text:p>
      <text:p text:style-name="Preformatted_20_Text"><text:s text:c="20"/>cat:np</text:p>
      <text:p text:style-name="Preformatted_20_Text"><text:s text:c="20"/>sem:[thing]</text:p>
      <text:p text:style-name="Preformatted_20_Text"><text:s text:c="20"/>number:pl</text:p>
      <text:p text:style-name="Preformatted_20_Text"><text:s text:c="20"/>person:3</text:p>
      <text:p text:style-name="Preformatted_20_Text"><text:s text:c="20"/>gender:neuter</text:p>
      <text:p text:style-name="Preformatted_20_Text"><text:s text:c="20"/>lex:poema</text:p>
      <text:p text:style-name="Preformatted_20_Text"><text:s text:c="20"/>case:acc</text:p>
      <text:p text:style-name="Preformatted_20_Text"><text:s text:c="20"/>c_str</text:p>
      <text:p text:style-name="Preformatted_20_Text"><text:s text:c="20"/>poemata</text:p>
      <text:p text:style-name="Preformatted_20_Text"><text:s text:c="16"/>adjunct</text:p>
      <text:p text:style-name="Preformatted_20_Text"><text:s text:c="20"/>* romae * </text:p>
      <text:p text:style-name="Preformatted_20_Text"><text:s text:c="20"/>cat:np</text:p>
      <text:p text:style-name="Preformatted_20_Text"><text:s text:c="20"/>value:place</text:p>
      <text:p text:style-name="Preformatted_20_Text"><text:s text:c="20"/>number:sing</text:p>
      <text:p text:style-name="Preformatted_20_Text"><text:s text:c="20"/>person:3</text:p>
      <text:p text:style-name="Preformatted_20_Text"><text:s text:c="20"/>gender:fem</text:p>
      <text:p text:style-name="Preformatted_20_Text"><text:s text:c="20"/>lex:roma</text:p>
      <text:p text:style-name="Preformatted_20_Text"><text:s text:c="20"/>case:gen</text:p>
      <text:p text:style-name="Preformatted_20_Text"><text:s text:c="20"/>c_str</text:p>
      <text:p text:style-name="Preformatted_20_Text"><text:s text:c="24"/>head</text:p>
      <text:p text:style-name="Preformatted_20_Text"><text:s text:c="28"/>lex:roma</text:p>
      <text:p text:style-name="Preformatted_20_Text"><text:s text:c="28"/>sem:location</text:p>
      <text:p text:style-name="Preformatted_20_Text"><text:s text:c="28"/>cat:np</text:p>
      <text:p text:style-name="Preformatted_20_Text"><text:s text:c="28"/>number:sing</text:p>
      <text:p text:style-name="Preformatted_20_Text"><text:s text:c="28"/>gender:fem</text:p>
      <text:p text:style-name="Preformatted_20_Text"><text:s text:c="28"/>case:gen</text:p>
      <text:p text:style-name="Preformatted_20_Text"><text:s text:c="28"/>index:i(p(1,2))</text:p>
      <text:p text:style-name="Preformatted_20_Text"><text:s text:c="8"/>prep_phrase_adjunct_1</text:p>
      <text:p text:style-name="Preformatted_20_Text"><text:s text:c="12"/>* inter * * tot * * curas * </text:p>
      <text:p text:style-name="Preformatted_20_Text"><text:s text:c="12"/>index:i(p(9,10))</text:p>
      <text:p text:style-name="Preformatted_20_Text"><text:s text:c="12"/>case:acc</text:p>
      <text:p text:style-name="Preformatted_20_Text"><text:s text:c="12"/>prep:inter</text:p>
      <text:p text:style-name="Preformatted_20_Text"><text:s text:c="12"/>sem:[abstract]</text:p>
      <text:p text:style-name="Preformatted_20_Text"><text:soft-page-break/><text:s text:c="12"/>lex:cura</text:p>
      <text:p text:style-name="Preformatted_20_Text"><text:s text:c="12"/>cat:pp</text:p>
      <text:p text:style-name="Preformatted_20_Text"><text:s text:c="12"/>c_str</text:p>
      <text:p text:style-name="Preformatted_20_Text"><text:s text:c="16"/>prep:inter</text:p>
      <text:p text:style-name="Preformatted_20_Text"><text:s text:c="16"/>head</text:p>
      <text:p text:style-name="Preformatted_20_Text"><text:s text:c="20"/>* tot * * curas * </text:p>
      <text:p text:style-name="Preformatted_20_Text"><text:s text:c="20"/>index:i(p(9,10))</text:p>
      <text:p text:style-name="Preformatted_20_Text"><text:s text:c="20"/>cat:np</text:p>
      <text:p text:style-name="Preformatted_20_Text"><text:s text:c="20"/>sem:[abstract]</text:p>
      <text:p text:style-name="Preformatted_20_Text"><text:s text:c="20"/>number:pl</text:p>
      <text:p text:style-name="Preformatted_20_Text"><text:s text:c="20"/>person:3</text:p>
      <text:p text:style-name="Preformatted_20_Text"><text:s text:c="20"/>gender:fem</text:p>
      <text:p text:style-name="Preformatted_20_Text"><text:s text:c="20"/>lex:cura</text:p>
      <text:p text:style-name="Preformatted_20_Text"><text:s text:c="20"/>case:acc</text:p>
      <text:p text:style-name="Preformatted_20_Text"><text:s text:c="20"/>c_str</text:p>
      <text:p text:style-name="Preformatted_20_Text"><text:s text:c="24"/>head</text:p>
      <text:p text:style-name="Preformatted_20_Text"><text:s text:c="28"/>* curas * </text:p>
      <text:p text:style-name="Preformatted_20_Text"><text:s text:c="28"/>pos:noun</text:p>
      <text:p text:style-name="Preformatted_20_Text"><text:s text:c="28"/>lex:cura</text:p>
      <text:p text:style-name="Preformatted_20_Text"><text:s text:c="28"/>case:acc</text:p>
      <text:p text:style-name="Preformatted_20_Text"><text:s text:c="28"/>gender:fem</text:p>
      <text:p text:style-name="Preformatted_20_Text"><text:s text:c="28"/>number:pl</text:p>
      <text:p text:style-name="Preformatted_20_Text"><text:s text:c="28"/>sem:[abstract]</text:p>
      <text:p text:style-name="Preformatted_20_Text"><text:s text:c="24"/>adjp</text:p>
      <text:p text:style-name="Preformatted_20_Text"><text:s text:c="28"/>cat:adjp</text:p>
      <text:p text:style-name="Preformatted_20_Text"><text:s text:c="28"/>* tot * </text:p>
      <text:p text:style-name="Preformatted_20_Text"><text:s text:c="28"/>case:acc</text:p>
      <text:p text:style-name="Preformatted_20_Text"><text:s text:c="28"/>number:pl</text:p>
      <text:p text:style-name="Preformatted_20_Text"><text:s text:c="28"/>gender:fem</text:p>
      <text:p text:style-name="Preformatted_20_Text"><text:s text:c="28"/>lex:tot</text:p>
      <text:p text:style-name="Preformatted_20_Text"><text:s text:c="28"/>c_str</text:p>
      <text:p text:style-name="Preformatted_20_Text"><text:s text:c="28"/>tot</text:p>
      <text:p text:style-name="Preformatted_20_Text"/>
      <text:p text:style-name="Preformatted_20_Text"/>
      <text:p text:style-name="Preformatted_20_Text"/>
      <text:p text:style-name="Preformatted_20_Text"/>
      <text:p text:style-name="P12">Comment : parse OK</text:p>
      <text:p text:style-name="Preformatted_20_Text"/>
      <text:p text:style-name="P16">% 55 Hieronymus Ep LX 19.</text:p>
      <text:h text:style-name="Heading_20_3" text:outline-level="3">Cotidie morimur et aeternos nos esse credimus.</text:h>
      <text:p text:style-name="Preformatted_20_Text">[0/cotidie,1/morimur,2/et,3/aeternos,4/nos,5/esse,6/credimus,endpos(7)]</text:p>
      <text:p text:style-name="Preformatted_20_Text">cputime : 0.234375</text:p>
      <text:p text:style-name="Preformatted_20_Text"/>
      <text:p text:style-name="Preformatted_20_Text">6.99---&gt;</text:p>
      <text:p text:style-name="Preformatted_20_Text">[head:[illocutionary_force:statement,vg:[selected_reading:mori_die,polarity:pos,cat:vg,pathlist:[p(1,2)],hp:[p(1,2)],gender:_8994,w:0,pos:v,class:intr,type:finite,lex:mori,voice:act,txt:morimur,tense:present,kind:dep,mood:indicative,number:pl,person:1],subject:[source:context_retrievable,number:pl,gender:or([masc,fem]),person:1,cat:np,index:i(0,0),constraints_to_be_met:[sem:[hum]],distance:[0],pathlist:[],case:nom,w:0],adverbial_adjunct:[cat:advp,pathlist:[p(0,1)],distance:[0],type:vpbound,lex:cotidie,sem:time,w:1,c_str:[head:cotidie]]],coord:et,head:[illocutionary_force:statement,vg:[selected_reading:credo_believe_that,polarity:pos,cat:vg,pathlist:[p(6,7)],hp:[p(6,7)],gender:_9610,w:0,pos:v,class:tr_inf,type:finite,lex:credere,voice:act,txt:credimus,tense:present,kind:std,mood:indicative,number:pl,person:1],subject:[source:context_retrievable,number:pl,gender:or([masc,fem]),person:1,cat:np,index:i(0,0),constraints_to_be_met:[sem:[hum]],distance:[0],pathlist:[],case:nom,w:0],object:[cat:pred,type:nonfinite,mood:infinitive,tense:present,class:m,pathlist:[p(3,4),p(4,5),p(5,6)],distance:[0],number:sing,gender:neuter,case:or([nom,acc]),person:3,polarity:pos,argbound:no,gap:_10182,w:5.99,flagint:no,c_str:[vg:[selected_reading:sum_be,polarity:pos,cat:vg,pathlist:[p(5,6)],hp:[p(5,6)],gender:or([masc,fem]),w:0,pos:v,class:v_esse,type:nonfinite,lex:esse,voice:act,txt:esse,tense:present,kind:std,mood:infinitive,number:pl,person:_10486],subject:[number:pl,gender:or([masc,fem]),pathlist:[p(4,5)],hp:[p(4,5)],index:i(p(4,5)),distance:[0],cat:np,sem:[hum],class:proper,lex:pp1pl,person:1,type:core,case:acc,w:1,c_str:pp1pl],predicative:[cat:adjp,pathlist:[p(3,4)],distance:[0],hp:[p(3,4)],case:acc,number:pl,gender:masc,lex:aeternus,type:std,w:1,c_str:aeternus]]]]]</text:p>
      <text:p text:style-name="Preformatted_20_Text"/>
      <text:p text:style-name="Preformatted_20_Text"><text:s text:c="4"/>head</text:p>
      <text:p text:style-name="Preformatted_20_Text"><text:s text:c="8"/>illocutionary_force:statement</text:p>
      <text:p text:style-name="Preformatted_20_Text"><text:s text:c="8"/>vg</text:p>
      <text:p text:style-name="Preformatted_20_Text"><text:s text:c="12"/>selected_reading:mori_die</text:p>
      <text:p text:style-name="Preformatted_20_Text"><text:s text:c="12"/>polarity:pos</text:p>
      <text:p text:style-name="Preformatted_20_Text"><text:s text:c="12"/>cat:vg</text:p>
      <text:p text:style-name="Preformatted_20_Text"><text:s text:c="12"/>* morimur * </text:p>
      <text:p text:style-name="Preformatted_20_Text"><text:s text:c="12"/>pos:v</text:p>
      <text:p text:style-name="Preformatted_20_Text"><text:s text:c="12"/>lex:mori</text:p>
      <text:p text:style-name="Preformatted_20_Text"><text:s text:c="12"/>voice:act</text:p>
      <text:p text:style-name="Preformatted_20_Text"><text:s text:c="12"/>tense:present</text:p>
      <text:p text:style-name="Preformatted_20_Text"><text:s text:c="12"/>mood:indicative</text:p>
      <text:p text:style-name="Preformatted_20_Text"><text:s text:c="12"/>number:pl</text:p>
      <text:p text:style-name="Preformatted_20_Text"><text:s text:c="12"/>person:1</text:p>
      <text:p text:style-name="Preformatted_20_Text"><text:s text:c="8"/>subject</text:p>
      <text:p text:style-name="Preformatted_20_Text"><text:s text:c="12"/>source:context_retrievable</text:p>
      <text:p text:style-name="Preformatted_20_Text"><text:s text:c="12"/>number:pl</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adverbial_adjunct</text:p>
      <text:p text:style-name="Preformatted_20_Text"><text:s text:c="12"/>cat:advp</text:p>
      <text:p text:style-name="Preformatted_20_Text"><text:s text:c="12"/>* cotidie * </text:p>
      <text:p text:style-name="Preformatted_20_Text"><text:s text:c="12"/>lex:cotidie</text:p>
      <text:p text:style-name="Preformatted_20_Text"><text:s text:c="12"/>sem:time</text:p>
      <text:p text:style-name="Preformatted_20_Text"><text:s text:c="12"/>c_str</text:p>
      <text:p text:style-name="Preformatted_20_Text"><text:s text:c="16"/>head</text:p>
      <text:p text:style-name="Preformatted_20_Text"><text:s text:c="16"/>cotidie</text:p>
      <text:p text:style-name="Preformatted_20_Text"><text:s text:c="4"/>coord:et</text:p>
      <text:p text:style-name="Preformatted_20_Text"><text:s text:c="4"/>head</text:p>
      <text:p text:style-name="Preformatted_20_Text"><text:s text:c="8"/>illocutionary_force:statement</text:p>
      <text:p text:style-name="Preformatted_20_Text"><text:s text:c="8"/>vg</text:p>
      <text:p text:style-name="Preformatted_20_Text"><text:s text:c="12"/>selected_reading:credo_believe_that</text:p>
      <text:p text:style-name="Preformatted_20_Text"><text:soft-page-break/><text:s text:c="12"/>polarity:pos</text:p>
      <text:p text:style-name="Preformatted_20_Text"><text:s text:c="12"/>cat:vg</text:p>
      <text:p text:style-name="Preformatted_20_Text"><text:s text:c="12"/>* credimus * </text:p>
      <text:p text:style-name="Preformatted_20_Text"><text:s text:c="12"/>pos:v</text:p>
      <text:p text:style-name="Preformatted_20_Text"><text:s text:c="12"/>lex:credere</text:p>
      <text:p text:style-name="Preformatted_20_Text"><text:s text:c="12"/>voice:act</text:p>
      <text:p text:style-name="Preformatted_20_Text"><text:s text:c="12"/>tense:present</text:p>
      <text:p text:style-name="Preformatted_20_Text"><text:s text:c="12"/>mood:indicative</text:p>
      <text:p text:style-name="Preformatted_20_Text"><text:s text:c="12"/>number:pl</text:p>
      <text:p text:style-name="Preformatted_20_Text"><text:s text:c="12"/>person:1</text:p>
      <text:p text:style-name="Preformatted_20_Text"><text:s text:c="8"/>subject</text:p>
      <text:p text:style-name="Preformatted_20_Text"><text:s text:c="12"/>source:context_retrievable</text:p>
      <text:p text:style-name="Preformatted_20_Text"><text:s text:c="12"/>number:pl</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cat:pred</text:p>
      <text:p text:style-name="Preformatted_20_Text"><text:s text:c="12"/>mood:infinitive</text:p>
      <text:p text:style-name="Preformatted_20_Text"><text:s text:c="12"/>tense:present</text:p>
      <text:p text:style-name="Preformatted_20_Text"><text:s text:c="12"/>* aeternos * * nos * * esse * </text:p>
      <text:p text:style-name="Preformatted_20_Text"><text:s text:c="12"/>number:sing</text:p>
      <text:p text:style-name="Preformatted_20_Text"><text:s text:c="12"/>gender:neuter</text:p>
      <text:p text:style-name="Preformatted_20_Text"><text:s text:c="12"/>case:or([nom,acc])</text:p>
      <text:p text:style-name="Preformatted_20_Text"><text:s text:c="12"/>person:3</text:p>
      <text:p text:style-name="Preformatted_20_Text"><text:s text:c="12"/>polarity:pos</text:p>
      <text:p text:style-name="Preformatted_20_Text"><text:s text:c="12"/>c_str</text:p>
      <text:p text:style-name="Preformatted_20_Text"><text:s text:c="16"/>vg</text:p>
      <text:p text:style-name="Preformatted_20_Text"><text:s text:c="20"/>selected_reading:sum_be</text:p>
      <text:p text:style-name="Preformatted_20_Text"><text:s text:c="20"/>polarity:pos</text:p>
      <text:p text:style-name="Preformatted_20_Text"><text:s text:c="20"/>cat:vg</text:p>
      <text:p text:style-name="Preformatted_20_Text"><text:s text:c="20"/>* esse * </text:p>
      <text:p text:style-name="Preformatted_20_Text"><text:s text:c="20"/>gender:or([masc,fem])</text:p>
      <text:p text:style-name="Preformatted_20_Text"><text:s text:c="20"/>pos:v</text:p>
      <text:p text:style-name="Preformatted_20_Text"><text:s text:c="20"/>lex:esse</text:p>
      <text:p text:style-name="Preformatted_20_Text"><text:s text:c="20"/>voice:act</text:p>
      <text:p text:style-name="Preformatted_20_Text"><text:s text:c="20"/>tense:present</text:p>
      <text:p text:style-name="Preformatted_20_Text"><text:s text:c="20"/>mood:infinitive</text:p>
      <text:p text:style-name="Preformatted_20_Text"><text:s text:c="20"/>number:pl</text:p>
      <text:p text:style-name="Preformatted_20_Text"><text:s text:c="16"/>subject</text:p>
      <text:p text:style-name="Preformatted_20_Text"><text:s text:c="20"/>number:pl</text:p>
      <text:p text:style-name="Preformatted_20_Text"><text:s text:c="20"/>gender:or([masc,fem])</text:p>
      <text:p text:style-name="Preformatted_20_Text"><text:s text:c="20"/>* nos * </text:p>
      <text:p text:style-name="Preformatted_20_Text"><text:s text:c="20"/>index:i(p(4,5))</text:p>
      <text:p text:style-name="Preformatted_20_Text"><text:s text:c="20"/>cat:np</text:p>
      <text:p text:style-name="Preformatted_20_Text"><text:s text:c="20"/>sem:[hum]</text:p>
      <text:p text:style-name="Preformatted_20_Text"><text:s text:c="20"/>lex:pp1pl</text:p>
      <text:p text:style-name="Preformatted_20_Text"><text:s text:c="20"/>person:1</text:p>
      <text:p text:style-name="Preformatted_20_Text"><text:s text:c="20"/>case:acc</text:p>
      <text:p text:style-name="Preformatted_20_Text"><text:s text:c="20"/>c_str</text:p>
      <text:p text:style-name="Preformatted_20_Text"><text:s text:c="20"/>pp1pl</text:p>
      <text:p text:style-name="Preformatted_20_Text"><text:s text:c="16"/>predicative</text:p>
      <text:p text:style-name="Preformatted_20_Text"><text:s text:c="20"/>cat:adjp</text:p>
      <text:p text:style-name="Preformatted_20_Text"><text:s text:c="20"/>* aeternos * </text:p>
      <text:p text:style-name="Preformatted_20_Text"><text:s text:c="20"/>case:acc</text:p>
      <text:p text:style-name="Preformatted_20_Text"><text:s text:c="20"/>number:pl</text:p>
      <text:p text:style-name="Preformatted_20_Text"><text:s text:c="20"/>gender:masc</text:p>
      <text:p text:style-name="Preformatted_20_Text"><text:s text:c="20"/>lex:aeternus</text:p>
      <text:p text:style-name="Preformatted_20_Text"><text:s text:c="20"/>c_str</text:p>
      <text:p text:style-name="Preformatted_20_Text"><text:s text:c="20"/>aeternus</text:p>
      <text:p text:style-name="P12">Comment : parse OK</text:p>
      <text:p text:style-name="Preformatted_20_Text"><text:soft-page-break/></text:p>
      <text:p text:style-name="P3">% 56 Hieronymus Ep LX 19.</text:p>
      <text:h text:style-name="Heading_20_3" text:outline-level="3">Cum quo loqui non possumus de eo loqui numquam desinamus.</text:h>
      <text:p text:style-name="Preformatted_20_Text">[0/cum,1/quo,2/loqui,3/non,4/possumus,5/de,6/eo,7/loqui,8/numquam,9/desinamus,endpos(10)]</text:p>
      <text:p text:style-name="Preformatted_20_Text">cputime : 148.421875</text:p>
      <text:p text:style-name="Preformatted_20_Text"/>
      <text:h text:style-name="Heading_20_4" text:outline-level="4">Parse A</text:h>
      <text:p text:style-name="Preformatted_20_Text"/>
      <text:p text:style-name="Preformatted_20_Text">7---&gt;</text:p>
      <text:p text:style-name="Preformatted_20_Text">[illocutionary_force:statement,vg:[selected_reading:desino_stop,polarity:pos,cat:vg,pathlist:[p(9,10)],hp:[p(9,10)],gender:_37668,w:0,pos:v,class:tr_cod,type:finite,lex:desinere,voice:act,txt:desinamus,tense:present,kind:std,mood:subjunctive,number:pl,person:1],subject:[source:context_retrievable,number:pl,gender:or([masc,fem]),person:1,cat:np,index:i(0,0),constraints_to_be_met:[],distance:[0],pathlist:[],case:nom,w:0],object:[cat:pred,type:nonfinite_i,mood:infinitive,tense:present,class:m,pathlist:[p(0,1),p(1,2),p(2,3),p(3,4),p(4,5),p(5,6),p(6,7),p(7,8),p(8,9)],distance:[2],number:_38206,gender:_38218,person:_38230,case:or([nom,acc]),sem:_38270,polarity:pos,gap:_38294,w:8,flagint:no,c_str:[vg:[selected_reading:loquor_speak,polarity:pos,cat:vg,pathlist:[p(7,8)],hp:[p(7,8)],gender:_38432,w:0,pos:v,class:intr,type:nonfinite,lex:loqui,voice:act,txt:loqui,tense:present,kind:dep,mood:infinitive,number:_38564,person:_38576],prep_cplt:[pathlist:[p(0,1),p(1,2),p(2,3),p(3,4),p(4,5),p(5,6),p(6,7)],hp:[p(6,7)],distance:[2],index:i(p(6,7)),case:abl,prep:de,sem:[hum],lex:prpersablmascneutersing,w:5,type:full,cat:pp,c_str:[prep:de,head:[pathlist:[p(0,1),p(1,2),p(2,3),p(3,4),p(4,5),p(6,7)],hp:[p(6,7)],distance:[2],cat:np,type:full,class:common,lextype:full,index:i(p(6,7)),number:sing,gender:or([masc,neuter]),sem:[hum],person:_39040,case:abl,lex:prpersablmascneutersing,w:5,c_str:[head:prpersablmascneutersing,rel_clause:[pathlist:[p(0,1),p(1,2),p(2,3),p(3,4),p(4,5)],distance:[0],gap:[gap:[type:pp,index:i(p(6,7)),function:prep_cplt,prep_cplt:[e:i(p(6,7))],constraints:[prep:cum,case:abl,sem:[hum]]]],index:i(p(6,7)),number:sing,gender:or([masc,neuter]),person:_39368,case:abl,reltype:restrictive,type:finite,mood:indicative,tense:present,constraints:[case:abl,sem:[hum]],w:4,c_str:[illocutionary_force:statement,vg:[selected_reading:loquor_speak,polarity:neg,w:3,pathlist:[p(2,3),p(3,4),p(4,5)],cat:vg,aux:posse,value:possibility_capacity,type:finite,hp:[p(2,3)],lex:loqui,person:1,mood:indicative,tense:present,voice:act,number:pl,gender:_39710],subject:[source:context_retrievable,number:pl,gender:or([masc,fem]),person:1,cat:np,index:i(0,0),constraints_to_be_met:[sem:[hum]],distance:[0],pathlist:[],case:nom,w:0],prep_cplt:[e:i(p(6,7))]]]]]]],adverbial_adjunct:[cat:advp,pathlist:[p(8,9)],distance:[0],type:vpbound,lex:numquam,sem:time,w:1,c_str:[head:numquam]]]]]</text:p>
      <text:p text:style-name="Preformatted_20_Text"/>
      <text:p text:style-name="Preformatted_20_Text"><text:s text:c="4"/>illocutionary_force:statement</text:p>
      <text:p text:style-name="Preformatted_20_Text"><text:s text:c="4"/>vg</text:p>
      <text:p text:style-name="Preformatted_20_Text"><text:s text:c="8"/>selected_reading:desino_stop</text:p>
      <text:p text:style-name="Preformatted_20_Text"><text:s text:c="8"/>polarity:pos</text:p>
      <text:p text:style-name="Preformatted_20_Text"><text:s text:c="8"/>cat:vg</text:p>
      <text:p text:style-name="Preformatted_20_Text"><text:s text:c="8"/>* desinamus * </text:p>
      <text:p text:style-name="Preformatted_20_Text"><text:s text:c="8"/>pos:v</text:p>
      <text:p text:style-name="Preformatted_20_Text"><text:s text:c="8"/>lex:desinere</text:p>
      <text:p text:style-name="Preformatted_20_Text"><text:s text:c="8"/>voice:act</text:p>
      <text:p text:style-name="Preformatted_20_Text"><text:s text:c="8"/>tense:present</text:p>
      <text:p text:style-name="Preformatted_20_Text"><text:s text:c="8"/>mood:subjunctive</text:p>
      <text:p text:style-name="Preformatted_20_Text"><text:s text:c="8"/>number:pl</text:p>
      <text:p text:style-name="Preformatted_20_Text"><text:s text:c="8"/>person:1</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resent</text:p>
      <text:p text:style-name="Preformatted_20_Text"><text:s text:c="8"/>* cum * * quo * * loqui * * non * * possumus * * de * * eo * * loqui * * numquam * </text:p>
      <text:p text:style-name="Preformatted_20_Text"><text:soft-page-break/><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loquor_speak</text:p>
      <text:p text:style-name="Preformatted_20_Text"><text:s text:c="16"/>polarity:pos</text:p>
      <text:p text:style-name="Preformatted_20_Text"><text:s text:c="16"/>cat:vg</text:p>
      <text:p text:style-name="Preformatted_20_Text"><text:s text:c="16"/>* loqui * </text:p>
      <text:p text:style-name="Preformatted_20_Text"><text:s text:c="16"/>pos:v</text:p>
      <text:p text:style-name="Preformatted_20_Text"><text:s text:c="16"/>lex:loqui</text:p>
      <text:p text:style-name="Preformatted_20_Text"><text:s text:c="16"/>voice:act</text:p>
      <text:p text:style-name="Preformatted_20_Text"><text:s text:c="16"/>tense:present</text:p>
      <text:p text:style-name="Preformatted_20_Text"><text:s text:c="16"/>mood:infinitive</text:p>
      <text:p text:style-name="Preformatted_20_Text"><text:s text:c="12"/>prep_cplt</text:p>
      <text:p text:style-name="Preformatted_20_Text"><text:s text:c="16"/>* cum * * quo * * loqui * * non * * possumus * * de * * eo * </text:p>
      <text:p text:style-name="Preformatted_20_Text"><text:s text:c="16"/>index:i(p(6,7))</text:p>
      <text:p text:style-name="Preformatted_20_Text"><text:s text:c="16"/>case:abl</text:p>
      <text:p text:style-name="Preformatted_20_Text"><text:s text:c="16"/>prep:de</text:p>
      <text:p text:style-name="Preformatted_20_Text"><text:s text:c="16"/>sem:[hum]</text:p>
      <text:p text:style-name="Preformatted_20_Text"><text:s text:c="16"/>lex:prpersablmascneutersing</text:p>
      <text:p text:style-name="Preformatted_20_Text"><text:s text:c="16"/>cat:pp</text:p>
      <text:p text:style-name="Preformatted_20_Text"><text:s text:c="16"/>c_str</text:p>
      <text:p text:style-name="Preformatted_20_Text"><text:s text:c="20"/>prep:de</text:p>
      <text:p text:style-name="Preformatted_20_Text"><text:s text:c="20"/>head</text:p>
      <text:p text:style-name="Preformatted_20_Text"><text:s text:c="24"/>* cum * * quo * * loqui * * non * * possumus * * eo * </text:p>
      <text:p text:style-name="Preformatted_20_Text"><text:s text:c="24"/>cat:np</text:p>
      <text:p text:style-name="Preformatted_20_Text"><text:s text:c="24"/>index:i(p(6,7))</text:p>
      <text:p text:style-name="Preformatted_20_Text"><text:s text:c="24"/>number:sing</text:p>
      <text:p text:style-name="Preformatted_20_Text"><text:s text:c="24"/>gender:or([masc,neuter])</text:p>
      <text:p text:style-name="Preformatted_20_Text"><text:s text:c="24"/>sem:[hum]</text:p>
      <text:p text:style-name="Preformatted_20_Text"><text:s text:c="24"/>case:abl</text:p>
      <text:p text:style-name="Preformatted_20_Text"><text:s text:c="24"/>lex:prpersablmascneutersing</text:p>
      <text:p text:style-name="Preformatted_20_Text"><text:s text:c="24"/>c_str</text:p>
      <text:p text:style-name="Preformatted_20_Text"><text:s text:c="28"/>head</text:p>
      <text:p text:style-name="Preformatted_20_Text"><text:s text:c="28"/>prpersablmascneutersing</text:p>
      <text:p text:style-name="Preformatted_20_Text"><text:s text:c="28"/>rel_clause</text:p>
      <text:p text:style-name="Preformatted_20_Text"><text:s text:c="32"/>* cum * * quo * * loqui * * non * * possumus * </text:p>
      <text:p text:style-name="Preformatted_20_Text"><text:s text:c="32"/>index:i(p(6,7))</text:p>
      <text:p text:style-name="Preformatted_20_Text"><text:s text:c="32"/>number:sing</text:p>
      <text:p text:style-name="Preformatted_20_Text"><text:s text:c="32"/>gender:or([masc,neuter])</text:p>
      <text:p text:style-name="Preformatted_20_Text"><text:s text:c="32"/>case:abl</text:p>
      <text:p text:style-name="Preformatted_20_Text"><text:s text:c="32"/>reltype:restrictive</text:p>
      <text:p text:style-name="Preformatted_20_Text"><text:s text:c="32"/>mood:indicative</text:p>
      <text:p text:style-name="Preformatted_20_Text"><text:s text:c="32"/>tense:present</text:p>
      <text:p text:style-name="Preformatted_20_Text"><text:s text:c="32"/>c_str</text:p>
      <text:p text:style-name="Preformatted_20_Text"><text:s text:c="36"/>illocutionary_force:statement</text:p>
      <text:p text:style-name="Preformatted_20_Text"><text:s text:c="36"/>vg</text:p>
      <text:p text:style-name="Preformatted_20_Text"><text:s text:c="40"/>selected_reading:loquor_speak</text:p>
      <text:p text:style-name="Preformatted_20_Text"><text:s text:c="40"/>polarity:neg</text:p>
      <text:p text:style-name="Preformatted_20_Text"><text:s text:c="40"/>* loqui * * non * * possumus * </text:p>
      <text:p text:style-name="Preformatted_20_Text"><text:s text:c="40"/>cat:vg</text:p>
      <text:p text:style-name="Preformatted_20_Text"><text:s text:c="40"/>aux:posse</text:p>
      <text:p text:style-name="Preformatted_20_Text"><text:s text:c="40"/>value:possibility_capacity</text:p>
      <text:p text:style-name="Preformatted_20_Text"><text:s text:c="40"/>lex:loqui</text:p>
      <text:p text:style-name="Preformatted_20_Text"><text:s text:c="40"/>person:1</text:p>
      <text:p text:style-name="Preformatted_20_Text"><text:s text:c="40"/>mood:indicative</text:p>
      <text:p text:style-name="Preformatted_20_Text"><text:s text:c="40"/>tense:present</text:p>
      <text:p text:style-name="Preformatted_20_Text"><text:s text:c="40"/>voice:act</text:p>
      <text:p text:style-name="Preformatted_20_Text"><text:s text:c="40"/>number:pl</text:p>
      <text:p text:style-name="Preformatted_20_Text"><text:s text:c="36"/>subject</text:p>
      <text:p text:style-name="Preformatted_20_Text"><text:s text:c="40"/>source:context_retrievable</text:p>
      <text:p text:style-name="Preformatted_20_Text"><text:s text:c="40"/>number:pl</text:p>
      <text:p text:style-name="Preformatted_20_Text"><text:s text:c="40"/>gender:or([masc,fem])</text:p>
      <text:p text:style-name="Preformatted_20_Text"><text:s text:c="40"/>person:1</text:p>
      <text:p text:style-name="Preformatted_20_Text"><text:soft-page-break/><text:s text:c="40"/>cat:np</text:p>
      <text:p text:style-name="Preformatted_20_Text"><text:s text:c="40"/>index:i(0,0)</text:p>
      <text:p text:style-name="Preformatted_20_Text"><text:s text:c="40"/>constraints_to_be_met:[sem:[hum]]</text:p>
      <text:p text:style-name="Preformatted_20_Text"><text:s text:c="40"/>case:nom</text:p>
      <text:p text:style-name="Preformatted_20_Text"><text:s text:c="36"/>prep_cplt</text:p>
      <text:p text:style-name="Preformatted_20_Text"><text:s text:c="40"/>e:i(p(6,7))</text:p>
      <text:p text:style-name="Preformatted_20_Text"><text:s text:c="12"/>adverbial_adjunct</text:p>
      <text:p text:style-name="Preformatted_20_Text"><text:s text:c="16"/>cat:advp</text:p>
      <text:p text:style-name="Preformatted_20_Text"><text:s text:c="16"/>* numquam * </text:p>
      <text:p text:style-name="Preformatted_20_Text"><text:s text:c="16"/>lex:numquam</text:p>
      <text:p text:style-name="Preformatted_20_Text"><text:s text:c="16"/>sem:time</text:p>
      <text:p text:style-name="Preformatted_20_Text"><text:s text:c="16"/>c_str</text:p>
      <text:p text:style-name="Preformatted_20_Text"><text:s text:c="20"/>head</text:p>
      <text:p text:style-name="Preformatted_20_Text"><text:s text:c="20"/>numquam</text:p>
      <text:p text:style-name="Preformatted_20_Text"/>
      <text:p text:style-name="Preformatted_20_Text"/>
      <text:p text:style-name="Preformatted_20_Text"/>
      <text:h text:style-name="P32" text:outline-level="4">Parse B</text:h>
      <text:p text:style-name="Preformatted_20_Text"/>
      <text:p text:style-name="Preformatted_20_Text">7---&gt;</text:p>
      <text:p text:style-name="Preformatted_20_Text">[illocutionary_force:statement,vg:[selected_reading:loquor_speak,polarity:pos,cat:vg,aux:desinere,value:cessative,type:finite,pathlist:[p(9,10),p(7,8)],hp:[p(7,8)],lex:loqui,person:1,mood:subjunctive,tense:present,voice:act,number:pl,gender:_65640,w:3],subject:[source:context_retrievable,number:pl,gender:or([masc,fem]),person:1,cat:np,index:i(0,0),constraints_to_be_met:[sem:[hum]],distance:[0],pathlist:[],case:nom,w:0],prep_cplt:[pathlist:[p(0,1),p(1,2),p(2,3),p(3,4),p(4,5),p(5,6),p(6,7)],hp:[p(6,7)],distance:[2],index:i(p(6,7)),case:abl,prep:de,sem:[hum],lex:prpersablmascneutersing,w:5,type:full,cat:pp,c_str:[prep:de,head:[pathlist:[p(0,1),p(1,2),p(2,3),p(3,4),p(4,5),p(6,7)],hp:[p(6,7)],distance:[2],cat:np,type:full,class:common,lextype:full,index:i(p(6,7)),number:sing,gender:or([masc,neuter]),sem:[hum],person:_66348,case:abl,lex:prpersablmascneutersing,w:5,c_str:[head:prpersablmascneutersing,rel_clause:[pathlist:[p(0,1),p(1,2),p(2,3),p(3,4),p(4,5)],distance:[0],gap:[gap:[type:pp,index:i(p(6,7)),function:prep_cplt,prep_cplt:[e:i(p(6,7))],constraints:[prep:cum,case:abl,sem:[hum]]]],index:i(p(6,7)),number:sing,gender:or([masc,neuter]),person:_66676,case:abl,reltype:restrictive,type:finite,mood:indicative,tense:present,constraints:[case:abl,sem:[hum]],w:4,c_str:[illocutionary_force:statement,vg:[selected_reading:loquor_speak,polarity:neg,w:3,pathlist:[p(2,3),p(3,4),p(4,5)],cat:vg,aux:posse,value:possibility_capacity,type:finite,hp:[p(2,3)],lex:loqui,person:1,mood:indicative,tense:present,voice:act,number:pl,gender:_67018],subject:[source:context_retrievable,number:pl,gender:or([masc,fem]),person:1,cat:np,index:i(0,0),constraints_to_be_met:[sem:[hum]],distance:[0],pathlist:[],case:nom,w:0],prep_cplt:[e:i(p(6,7))]]]]]]],adverbial_adjunct:[cat:advp,pathlist:[p(8,9)],distance:[0],type:vpbound,lex:numquam,sem:time,w:1,c_str:[head:numquam]]]</text:p>
      <text:p text:style-name="Preformatted_20_Text"/>
      <text:p text:style-name="Preformatted_20_Text"><text:s text:c="4"/>illocutionary_force:statement</text:p>
      <text:p text:style-name="Preformatted_20_Text"><text:s text:c="4"/>vg</text:p>
      <text:p text:style-name="Preformatted_20_Text"><text:s text:c="8"/>selected_reading:loquor_speak</text:p>
      <text:p text:style-name="Preformatted_20_Text"><text:s text:c="8"/>polarity:pos</text:p>
      <text:p text:style-name="Preformatted_20_Text"><text:s text:c="8"/>cat:vg</text:p>
      <text:p text:style-name="Preformatted_20_Text"><text:s text:c="8"/>aux:desinere</text:p>
      <text:p text:style-name="Preformatted_20_Text"><text:s text:c="8"/>value:cessative</text:p>
      <text:p text:style-name="Preformatted_20_Text"><text:s text:c="8"/>* desinamus * * loqui * </text:p>
      <text:p text:style-name="Preformatted_20_Text"><text:s text:c="8"/>lex:loqui</text:p>
      <text:p text:style-name="Preformatted_20_Text"><text:s text:c="8"/>person:1</text:p>
      <text:p text:style-name="Preformatted_20_Text"><text:s text:c="8"/>mood:subjunctive</text:p>
      <text:p text:style-name="Preformatted_20_Text"><text:s text:c="8"/>tense:present</text:p>
      <text:p text:style-name="Preformatted_20_Text"><text:s text:c="8"/>voice:act</text:p>
      <text:p text:style-name="Preformatted_20_Text"><text:s text:c="8"/>number:pl</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prep_cplt</text:p>
      <text:p text:style-name="Preformatted_20_Text"><text:s text:c="8"/>* cum * * quo * * loqui * * non * * possumus * * de * * eo * </text:p>
      <text:p text:style-name="Preformatted_20_Text"><text:s text:c="8"/>index:i(p(6,7))</text:p>
      <text:p text:style-name="Preformatted_20_Text"><text:s text:c="8"/>case:abl</text:p>
      <text:p text:style-name="Preformatted_20_Text"><text:s text:c="8"/>prep:de</text:p>
      <text:p text:style-name="Preformatted_20_Text"><text:s text:c="8"/>sem:[hum]</text:p>
      <text:p text:style-name="Preformatted_20_Text"><text:s text:c="8"/>lex:prpersablmascneutersing</text:p>
      <text:p text:style-name="Preformatted_20_Text"><text:s text:c="8"/>cat:pp</text:p>
      <text:p text:style-name="Preformatted_20_Text"><text:s text:c="8"/>c_str</text:p>
      <text:p text:style-name="Preformatted_20_Text"><text:s text:c="12"/>prep:de</text:p>
      <text:p text:style-name="Preformatted_20_Text"><text:s text:c="12"/>head</text:p>
      <text:p text:style-name="Preformatted_20_Text"><text:s text:c="16"/>* cum * * quo * * loqui * * non * * possumus * * eo * </text:p>
      <text:p text:style-name="Preformatted_20_Text"><text:s text:c="16"/>cat:np</text:p>
      <text:p text:style-name="Preformatted_20_Text"><text:s text:c="16"/>index:i(p(6,7))</text:p>
      <text:p text:style-name="Preformatted_20_Text"><text:s text:c="16"/>number:sing</text:p>
      <text:p text:style-name="Preformatted_20_Text"><text:s text:c="16"/>gender:or([masc,neuter])</text:p>
      <text:p text:style-name="Preformatted_20_Text"><text:soft-page-break/><text:s text:c="16"/>sem:[hum]</text:p>
      <text:p text:style-name="Preformatted_20_Text"><text:s text:c="16"/>case:abl</text:p>
      <text:p text:style-name="Preformatted_20_Text"><text:s text:c="16"/>lex:prpersablmascneutersing</text:p>
      <text:p text:style-name="Preformatted_20_Text"><text:s text:c="16"/>c_str</text:p>
      <text:p text:style-name="Preformatted_20_Text"><text:s text:c="20"/>head</text:p>
      <text:p text:style-name="Preformatted_20_Text"><text:s text:c="20"/>prpersablmascneutersing</text:p>
      <text:p text:style-name="Preformatted_20_Text"><text:s text:c="20"/>rel_clause</text:p>
      <text:p text:style-name="Preformatted_20_Text"><text:s text:c="24"/>* cum * * quo * * loqui * * non * * possumus * </text:p>
      <text:p text:style-name="Preformatted_20_Text"><text:s text:c="24"/>index:i(p(6,7))</text:p>
      <text:p text:style-name="Preformatted_20_Text"><text:s text:c="24"/>number:sing</text:p>
      <text:p text:style-name="Preformatted_20_Text"><text:s text:c="24"/>gender:or([masc,neuter])</text:p>
      <text:p text:style-name="Preformatted_20_Text"><text:s text:c="24"/>case:abl</text:p>
      <text:p text:style-name="Preformatted_20_Text"><text:s text:c="24"/>reltype:restrictive</text:p>
      <text:p text:style-name="Preformatted_20_Text"><text:s text:c="24"/>mood:indicative</text:p>
      <text:p text:style-name="Preformatted_20_Text"><text:s text:c="24"/>tense:present</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loquor_speak</text:p>
      <text:p text:style-name="Preformatted_20_Text"><text:s text:c="32"/>polarity:neg</text:p>
      <text:p text:style-name="Preformatted_20_Text"><text:s text:c="32"/>* loqui * * non * * possumus * </text:p>
      <text:p text:style-name="Preformatted_20_Text"><text:s text:c="32"/>cat:vg</text:p>
      <text:p text:style-name="Preformatted_20_Text"><text:s text:c="32"/>aux:posse</text:p>
      <text:p text:style-name="Preformatted_20_Text"><text:s text:c="32"/>value:possibility_capacity</text:p>
      <text:p text:style-name="Preformatted_20_Text"><text:s text:c="32"/>lex:loqui</text:p>
      <text:p text:style-name="Preformatted_20_Text"><text:s text:c="32"/>person:1</text:p>
      <text:p text:style-name="Preformatted_20_Text"><text:s text:c="32"/>mood:indicative</text:p>
      <text:p text:style-name="Preformatted_20_Text"><text:s text:c="32"/>tense:present</text:p>
      <text:p text:style-name="Preformatted_20_Text"><text:s text:c="32"/>voice:act</text:p>
      <text:p text:style-name="Preformatted_20_Text"><text:s text:c="32"/>number:pl</text:p>
      <text:p text:style-name="Preformatted_20_Text"><text:s text:c="28"/>subject</text:p>
      <text:p text:style-name="Preformatted_20_Text"><text:s text:c="32"/>source:context_retrievable</text:p>
      <text:p text:style-name="Preformatted_20_Text"><text:s text:c="32"/>number:pl</text:p>
      <text:p text:style-name="Preformatted_20_Text"><text:s text:c="32"/>gender:or([masc,fem])</text:p>
      <text:p text:style-name="Preformatted_20_Text"><text:s text:c="32"/>person:1</text:p>
      <text:p text:style-name="Preformatted_20_Text"><text:s text:c="32"/>cat:np</text:p>
      <text:p text:style-name="Preformatted_20_Text"><text:s text:c="32"/>index:i(0,0)</text:p>
      <text:p text:style-name="Preformatted_20_Text"><text:s text:c="32"/>constraints_to_be_met:[sem:[hum]]</text:p>
      <text:p text:style-name="Preformatted_20_Text"><text:s text:c="32"/>case:nom</text:p>
      <text:p text:style-name="Preformatted_20_Text"><text:s text:c="28"/>prep_cplt</text:p>
      <text:p text:style-name="Preformatted_20_Text"><text:s text:c="32"/>e:i(p(6,7))</text:p>
      <text:p text:style-name="Preformatted_20_Text"><text:s text:c="4"/>adverbial_adjunct</text:p>
      <text:p text:style-name="Preformatted_20_Text"><text:s text:c="8"/>cat:advp</text:p>
      <text:p text:style-name="Preformatted_20_Text"><text:s text:c="8"/>* numquam * </text:p>
      <text:p text:style-name="Preformatted_20_Text"><text:s text:c="8"/>lex:numquam</text:p>
      <text:p text:style-name="Preformatted_20_Text"><text:s text:c="8"/>sem:time</text:p>
      <text:p text:style-name="Preformatted_20_Text"><text:s text:c="8"/>c_str</text:p>
      <text:p text:style-name="Preformatted_20_Text"><text:s text:c="12"/>head</text:p>
      <text:p text:style-name="Preformatted_20_Text"><text:s text:c="12"/>numquam</text:p>
      <text:p text:style-name="Preformatted_20_Text"/>
      <text:p text:style-name="Preformatted_20_Text"/>
      <text:p text:style-name="Preformatted_20_Text"/>
      <text:p text:style-name="Preformatted_20_Text"/>
      <text:p text:style-name="P12">Comment : parses differ as to the treatment of desinere, full verb or 'cessative' auxiliary</text:p>
      <text:p text:style-name="P17"/>
      <text:p text:style-name="P3">% 57 Iuuenalis Sat 8 244.</text:p>
      <text:h text:style-name="Heading_20_3" text:outline-level="3">Roma patrem patriae Ciceronem libera dixit.</text:h>
      <text:p text:style-name="Text_20_body"/>
      <text:p text:style-name="Preformatted_20_Text">[0/roma,1/patrem,2/patriae,3/ciceronem,4/libera,5/dixit,endpos(6)]</text:p>
      <text:p text:style-name="Preformatted_20_Text">cputime : 0.546875</text:p>
      <text:p text:style-name="Preformatted_20_Text"/>
      <text:p text:style-name="Preformatted_20_Text">3.49---&gt;</text:p>
      <text:p text:style-name="Preformatted_20_Text">[illocutionary_force:statement,vg:[selected_reading:dico_call_sby_sth,polarity:pos,cat:vg,pathlist:[p(5,6)],hp:[p(5,6)],gender:_8092,w:0,pos:v,class:tr_inf,type:finite,lex:dicere,voice:act,txt:dixit,tense:perfect,kind:std,mood:indicative,number:sing,person:3],subject:[number:sing,gender:fem,pathlist:[p(0,1),p(4,5)],hp:[p(0,1)],index:i(p(0,1)),distance:[3],cat:np,class:common,sem:[city,thing,hum],person:3,type:core,lex:roma,lextype:full,case:nom,w:2,c_str:[head:[pathlist:[p(0,1)],pos:noun,txt:roma,lex:roma,case:nom,gender:fem,class:common,ab:no,number:sing,sem:[city,thing,hum]],adjp:[cat:adjp,pathlist:[p(4,5)],distance:[0],hp:[p(4,5)],case:nom,number:sing,gender:fem,lex:liber,type:std,w:1,c_str:liber]]],object:[pathlist:[p(3,4)],hp:[p(3,4)],index:i(p(3,4)),distance:[0],cat:np,sem:[male],class:proper,lex:cicero,lextype:full,number:sing,person:3,gender:masc,type:core,case:acc,w:1,c_str:cicero],object_cplt:[pathlist:[p(1,2),p(2,3)],hp:[p(1,2)],index:i([p(1,2)]),distance:[0],sem:[hum],number:sing,person:3,cat:np,lex:pater,lextype:full,gender:masc,type:full,case:acc,class:common,w:1.5,c_str:[head:[pathlist:[p(1,2)],hp:[p(1,2)],index:i(p(1,2)),distance:[0],cat:np,sem:[hum],class:common,lextype:full,origin:noun,number:sing,person:3,gender:masc,type:core,lex:pater,txt:patrem,case:acc,w:1,c_str:patrem],noun_cplt:[pathlist:[p(2,3)],hp:[p(2,3)],index:i(p(2,3)),distance:[0],cat:np,sem:[thing,abstract],class:common,lextype:full,origin:noun,number:sing,person:3,gender:fem,type:core,lex:patria,txt:patriae,case:gen,w:1,c_str:patriae]]]]</text:p>
      <text:p text:style-name="Preformatted_20_Text"/>
      <text:p text:style-name="Preformatted_20_Text"><text:s text:c="4"/>illocutionary_force:statement</text:p>
      <text:p text:style-name="Preformatted_20_Text"><text:s text:c="4"/>vg</text:p>
      <text:p text:style-name="Preformatted_20_Text"><text:s text:c="8"/>selected_reading:dico_call_sby_sth</text:p>
      <text:p text:style-name="Preformatted_20_Text"><text:s text:c="8"/>polarity:pos</text:p>
      <text:p text:style-name="Preformatted_20_Text"><text:s text:c="8"/>cat:vg</text:p>
      <text:p text:style-name="Preformatted_20_Text"><text:s text:c="8"/>* dixit * </text:p>
      <text:p text:style-name="Preformatted_20_Text"><text:s text:c="8"/>pos:v</text:p>
      <text:p text:style-name="Preformatted_20_Text"><text:s text:c="8"/>lex:dic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roma * * libera * </text:p>
      <text:p text:style-name="Preformatted_20_Text"><text:s text:c="8"/>index:i(p(0,1))</text:p>
      <text:p text:style-name="Preformatted_20_Text"><text:s text:c="8"/>cat:np</text:p>
      <text:p text:style-name="Preformatted_20_Text"><text:s text:c="8"/>sem:[city,thing,hum]</text:p>
      <text:p text:style-name="Preformatted_20_Text"><text:s text:c="8"/>person:3</text:p>
      <text:p text:style-name="Preformatted_20_Text"><text:s text:c="8"/>lex:roma</text:p>
      <text:p text:style-name="Preformatted_20_Text"><text:s text:c="8"/>case:nom</text:p>
      <text:p text:style-name="Preformatted_20_Text"><text:s text:c="8"/>c_str</text:p>
      <text:p text:style-name="Preformatted_20_Text"><text:s text:c="12"/>head</text:p>
      <text:p text:style-name="Preformatted_20_Text"><text:s text:c="16"/>* roma * </text:p>
      <text:p text:style-name="Preformatted_20_Text"><text:s text:c="16"/>pos:noun</text:p>
      <text:p text:style-name="Preformatted_20_Text"><text:s text:c="16"/>lex:roma</text:p>
      <text:p text:style-name="Preformatted_20_Text"><text:s text:c="16"/>case:nom</text:p>
      <text:p text:style-name="Preformatted_20_Text"><text:s text:c="16"/>gender:fem</text:p>
      <text:p text:style-name="Preformatted_20_Text"><text:s text:c="16"/>number:sing</text:p>
      <text:p text:style-name="Preformatted_20_Text"><text:s text:c="16"/>sem:[city,thing,hum]</text:p>
      <text:p text:style-name="Preformatted_20_Text"><text:s text:c="12"/>adjp</text:p>
      <text:p text:style-name="Preformatted_20_Text"><text:s text:c="16"/>cat:adjp</text:p>
      <text:p text:style-name="Preformatted_20_Text"><text:s text:c="16"/>* libera * </text:p>
      <text:p text:style-name="Preformatted_20_Text"><text:s text:c="16"/>case:nom</text:p>
      <text:p text:style-name="Preformatted_20_Text"><text:s text:c="16"/>number:sing</text:p>
      <text:p text:style-name="Preformatted_20_Text"><text:soft-page-break/><text:s text:c="16"/>gender:fem</text:p>
      <text:p text:style-name="Preformatted_20_Text"><text:s text:c="16"/>lex:liber</text:p>
      <text:p text:style-name="Preformatted_20_Text"><text:s text:c="16"/>c_str</text:p>
      <text:p text:style-name="Preformatted_20_Text"><text:s text:c="16"/>liber</text:p>
      <text:p text:style-name="Preformatted_20_Text"><text:s text:c="4"/>object</text:p>
      <text:p text:style-name="Preformatted_20_Text"><text:s text:c="8"/>* ciceronem * </text:p>
      <text:p text:style-name="Preformatted_20_Text"><text:s text:c="8"/>index:i(p(3,4))</text:p>
      <text:p text:style-name="Preformatted_20_Text"><text:s text:c="8"/>cat:np</text:p>
      <text:p text:style-name="Preformatted_20_Text"><text:s text:c="8"/>sem:[male]</text:p>
      <text:p text:style-name="Preformatted_20_Text"><text:s text:c="8"/>lex:cicero</text:p>
      <text:p text:style-name="Preformatted_20_Text"><text:s text:c="8"/>number:sing</text:p>
      <text:p text:style-name="Preformatted_20_Text"><text:s text:c="8"/>person:3</text:p>
      <text:p text:style-name="Preformatted_20_Text"><text:s text:c="8"/>gender:masc</text:p>
      <text:p text:style-name="Preformatted_20_Text"><text:s text:c="8"/>case:acc</text:p>
      <text:p text:style-name="Preformatted_20_Text"><text:s text:c="8"/>c_str</text:p>
      <text:p text:style-name="Preformatted_20_Text"><text:s text:c="8"/>cicero</text:p>
      <text:p text:style-name="Preformatted_20_Text"><text:s text:c="4"/>object_cplt</text:p>
      <text:p text:style-name="Preformatted_20_Text"><text:s text:c="8"/>* patrem * * patriae * </text:p>
      <text:p text:style-name="Preformatted_20_Text"><text:s text:c="8"/>index:i([p(1,2)])</text:p>
      <text:p text:style-name="Preformatted_20_Text"><text:s text:c="8"/>sem:[hum]</text:p>
      <text:p text:style-name="Preformatted_20_Text"><text:s text:c="8"/>number:sing</text:p>
      <text:p text:style-name="Preformatted_20_Text"><text:s text:c="8"/>person:3</text:p>
      <text:p text:style-name="Preformatted_20_Text"><text:s text:c="8"/>cat:np</text:p>
      <text:p text:style-name="Preformatted_20_Text"><text:s text:c="8"/>lex:pater</text:p>
      <text:p text:style-name="Preformatted_20_Text"><text:s text:c="8"/>gender:masc</text:p>
      <text:p text:style-name="Preformatted_20_Text"><text:s text:c="8"/>case:acc</text:p>
      <text:p text:style-name="Preformatted_20_Text"><text:s text:c="8"/>c_str</text:p>
      <text:p text:style-name="Preformatted_20_Text"><text:s text:c="12"/>head</text:p>
      <text:p text:style-name="Preformatted_20_Text"><text:s text:c="16"/>* patrem * </text:p>
      <text:p text:style-name="Preformatted_20_Text"><text:s text:c="16"/>index:i(p(1,2))</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pater</text:p>
      <text:p text:style-name="Preformatted_20_Text"><text:s text:c="16"/>case:acc</text:p>
      <text:p text:style-name="Preformatted_20_Text"><text:s text:c="16"/>c_str</text:p>
      <text:p text:style-name="Preformatted_20_Text"><text:s text:c="16"/>patrem</text:p>
      <text:p text:style-name="Preformatted_20_Text"><text:s text:c="12"/>noun_cplt</text:p>
      <text:p text:style-name="Preformatted_20_Text"><text:s text:c="16"/>* patriae * </text:p>
      <text:p text:style-name="Preformatted_20_Text"><text:s text:c="16"/>index:i(p(2,3))</text:p>
      <text:p text:style-name="Preformatted_20_Text"><text:s text:c="16"/>cat:np</text:p>
      <text:p text:style-name="Preformatted_20_Text"><text:s text:c="16"/>sem:[thing,abstract]</text:p>
      <text:p text:style-name="Preformatted_20_Text"><text:s text:c="16"/>number:sing</text:p>
      <text:p text:style-name="Preformatted_20_Text"><text:s text:c="16"/>person:3</text:p>
      <text:p text:style-name="Preformatted_20_Text"><text:s text:c="16"/>gender:fem</text:p>
      <text:p text:style-name="Preformatted_20_Text"><text:s text:c="16"/>lex:patria</text:p>
      <text:p text:style-name="Preformatted_20_Text"><text:s text:c="16"/>case:gen</text:p>
      <text:p text:style-name="Preformatted_20_Text"><text:s text:c="16"/>c_str</text:p>
      <text:p text:style-name="Preformatted_20_Text"><text:s text:c="16"/>patriae</text:p>
      <text:p text:style-name="Preformatted_20_Text"/>
      <text:p text:style-name="Preformatted_20_Text"/>
      <text:p text:style-name="P12">Comment : parse Ok</text:p>
      <text:p text:style-name="Preformatted_20_Text"/>
      <text:p text:style-name="Preformatted_20_Text"/>
      <text:p text:style-name="Preformatted_20_Text"/>
      <text:p text:style-name="P16">% 58 Vergilius Georgica 1 463.</text:p>
      <text:h text:style-name="Heading_20_3" text:outline-level="3">Solem quis dicere falsum audeat? </text:h>
      <text:p text:style-name="Preformatted_20_Text">[0/solem,1/quis,2/dicere,3/falsum,4/audeat,endpos(5)]</text:p>
      <text:p text:style-name="Preformatted_20_Text">cputime : 1.453125</text:p>
      <text:h text:style-name="Heading_20_3" text:outline-level="3">Parse A</text:h>
      <text:p text:style-name="Preformatted_20_Text">7.99---&gt;</text:p>
      <text:p text:style-name="Preformatted_20_Text">[illocutionary_force:question,vg:[selected_reading:dico_call_sby_sth,polarity:pos,cat:vg,aux:audere,value:dare,type:finite,pathlist:[p(4,5),p(2,3)],hp:[p(2,3)],lex:dicere,person:3,mood:subjunctive,tense:present,voice:act,number:sing,gender:_31038,w:3],subject:[number:sing,gender:or([masc,fem]),pathlist:[p(1,2)],hp:[p(1,2)],index:i(p(1,2)),distance:[0],cat:np,sem:[hum],class:int,lex:quis,person:3,type:int,case:nom,w:1,c_str:quis],object:[pathlist:[p(0,1)],hp:[p(0,1)],index:i(p(0,1)),distance:[0],cat:np,sem:[thing,abstract],class:common,lextype:full,origin:noun,number:sing,person:3,gender:masc,type:core,lex:sol,txt:solem,case:acc,w:1,c_str:solem],object_cplt:[cat:adjp,pathlist:[p(3,4)],distance:[0],hp:[p(3,4)],case:acc,number:sing,gender:masc,lex:falsus,type:std,w:1,c_str:falsus]]</text:p>
      <text:p text:style-name="Preformatted_20_Text"/>
      <text:p text:style-name="Preformatted_20_Text"><text:s text:c="4"/>illocutionary_force:question</text:p>
      <text:p text:style-name="Preformatted_20_Text"><text:s text:c="4"/>vg</text:p>
      <text:p text:style-name="Preformatted_20_Text"><text:s text:c="8"/>selected_reading:dico_call_sby_sth</text:p>
      <text:p text:style-name="Preformatted_20_Text"><text:s text:c="8"/>polarity:pos</text:p>
      <text:p text:style-name="Preformatted_20_Text"><text:s text:c="8"/>cat:vg</text:p>
      <text:p text:style-name="Preformatted_20_Text"><text:s text:c="8"/>aux:audere</text:p>
      <text:p text:style-name="Preformatted_20_Text"><text:s text:c="8"/>value:dare</text:p>
      <text:p text:style-name="Preformatted_20_Text"><text:s text:c="8"/>* audeat * * dicere * </text:p>
      <text:p text:style-name="Preformatted_20_Text"><text:s text:c="8"/>lex:dicere</text:p>
      <text:p text:style-name="Preformatted_20_Text"><text:s text:c="8"/>person:3</text:p>
      <text:p text:style-name="Preformatted_20_Text"><text:s text:c="8"/>mood:subjunctive</text:p>
      <text:p text:style-name="Preformatted_20_Text"><text:s text:c="8"/>tense:present</text:p>
      <text:p text:style-name="Preformatted_20_Text"><text:s text:c="8"/>voice:act</text:p>
      <text:p text:style-name="Preformatted_20_Text"><text:s text:c="8"/>number:sing</text:p>
      <text:p text:style-name="Preformatted_20_Text"><text:s text:c="4"/>subject</text:p>
      <text:p text:style-name="Preformatted_20_Text"><text:s text:c="8"/>number:sing</text:p>
      <text:p text:style-name="Preformatted_20_Text"><text:s text:c="8"/>gender:or([masc,fem])</text:p>
      <text:p text:style-name="Preformatted_20_Text"><text:s text:c="8"/>* quis * </text:p>
      <text:p text:style-name="Preformatted_20_Text"><text:s text:c="8"/>index:i(p(1,2))</text:p>
      <text:p text:style-name="Preformatted_20_Text"><text:s text:c="8"/>cat:np</text:p>
      <text:p text:style-name="Preformatted_20_Text"><text:s text:c="8"/>sem:[hum]</text:p>
      <text:p text:style-name="Preformatted_20_Text"><text:s text:c="8"/>lex:quis</text:p>
      <text:p text:style-name="Preformatted_20_Text"><text:s text:c="8"/>person:3</text:p>
      <text:p text:style-name="Preformatted_20_Text"><text:s text:c="8"/>case:nom</text:p>
      <text:p text:style-name="Preformatted_20_Text"><text:s text:c="8"/>c_str</text:p>
      <text:p text:style-name="Preformatted_20_Text"><text:s text:c="8"/>quis</text:p>
      <text:p text:style-name="Preformatted_20_Text"><text:s text:c="4"/>object</text:p>
      <text:p text:style-name="Preformatted_20_Text"><text:s text:c="8"/>* solem * </text:p>
      <text:p text:style-name="Preformatted_20_Text"><text:s text:c="8"/>index:i(p(0,1))</text:p>
      <text:p text:style-name="Preformatted_20_Text"><text:s text:c="8"/>cat:np</text:p>
      <text:p text:style-name="Preformatted_20_Text"><text:s text:c="8"/>sem:[thing,abstract]</text:p>
      <text:p text:style-name="Preformatted_20_Text"><text:s text:c="8"/>number:sing</text:p>
      <text:p text:style-name="Preformatted_20_Text"><text:s text:c="8"/>person:3</text:p>
      <text:p text:style-name="Preformatted_20_Text"><text:s text:c="8"/>gender:masc</text:p>
      <text:p text:style-name="Preformatted_20_Text"><text:s text:c="8"/>lex:sol</text:p>
      <text:p text:style-name="Preformatted_20_Text"><text:s text:c="8"/>case:acc</text:p>
      <text:p text:style-name="Preformatted_20_Text"><text:s text:c="8"/>c_str</text:p>
      <text:p text:style-name="Preformatted_20_Text"><text:s text:c="8"/>solem</text:p>
      <text:p text:style-name="Preformatted_20_Text"><text:s text:c="4"/>object_cplt</text:p>
      <text:p text:style-name="Preformatted_20_Text"><text:s text:c="8"/>cat:adjp</text:p>
      <text:p text:style-name="Preformatted_20_Text"><text:s text:c="8"/>* falsum * </text:p>
      <text:p text:style-name="Preformatted_20_Text"><text:s text:c="8"/>case:acc</text:p>
      <text:p text:style-name="Preformatted_20_Text"><text:s text:c="8"/>number:sing</text:p>
      <text:p text:style-name="Preformatted_20_Text"><text:s text:c="8"/>gender:masc</text:p>
      <text:p text:style-name="Preformatted_20_Text"><text:soft-page-break/><text:s text:c="8"/>lex:falsus</text:p>
      <text:p text:style-name="Preformatted_20_Text"><text:s text:c="8"/>c_str</text:p>
      <text:p text:style-name="Preformatted_20_Text"><text:s text:c="8"/>falsus</text:p>
      <text:p text:style-name="Preformatted_20_Text"/>
      <text:p text:style-name="Preformatted_20_Text"/>
      <text:p text:style-name="Preformatted_20_Text"/>
      <text:h text:style-name="P28" text:outline-level="3">Parse B</text:h>
      <text:p text:style-name="Preformatted_20_Text">7.99---&gt;</text:p>
      <text:p text:style-name="Preformatted_20_Text">[illocutionary_force:statement,vg:[selected_reading:dico_call_sby_sth,polarity:pos,cat:vg,aux:audere,value:dare,type:finite,pathlist:[p(4,5),p(2,3)],hp:[p(2,3)],lex:dicere,person:3,mood:subjunctive,tense:present,voice:act,number:sing,gender:_30076,w:3],subject:[number:sing,gender:masc,pathlist:[p(1,2)],hp:[p(1,2)],index:i(p(1,2)),distance:[0],cat:np,sem:[hum],class:indef,lex:quis,person:3,type:core,case:nom,w:1,c_str:quis],object:[pathlist:[p(0,1)],hp:[p(0,1)],index:i(p(0,1)),distance:[0],cat:np,sem:[thing,abstract],class:common,lextype:full,origin:noun,number:sing,person:3,gender:masc,type:core,lex:sol,txt:solem,case:acc,w:1,c_str:solem],object_cplt:[cat:adjp,pathlist:[p(3,4)],distance:[0],hp:[p(3,4)],case:acc,number:sing,gender:masc,lex:falsus,type:std,w:1,c_str:falsus]]</text:p>
      <text:p text:style-name="Preformatted_20_Text"/>
      <text:p text:style-name="Preformatted_20_Text"><text:s text:c="4"/>illocutionary_force:statement</text:p>
      <text:p text:style-name="Preformatted_20_Text"><text:s text:c="4"/>vg</text:p>
      <text:p text:style-name="Preformatted_20_Text"><text:s text:c="8"/>selected_reading:dico_call_sby_sth</text:p>
      <text:p text:style-name="Preformatted_20_Text"><text:s text:c="8"/>polarity:pos</text:p>
      <text:p text:style-name="Preformatted_20_Text"><text:s text:c="8"/>cat:vg</text:p>
      <text:p text:style-name="Preformatted_20_Text"><text:s text:c="8"/>aux:audere</text:p>
      <text:p text:style-name="Preformatted_20_Text"><text:s text:c="8"/>value:dare</text:p>
      <text:p text:style-name="Preformatted_20_Text"><text:s text:c="8"/>* audeat * * dicere * </text:p>
      <text:p text:style-name="Preformatted_20_Text"><text:s text:c="8"/>lex:dicere</text:p>
      <text:p text:style-name="Preformatted_20_Text"><text:s text:c="8"/>person:3</text:p>
      <text:p text:style-name="Preformatted_20_Text"><text:s text:c="8"/>mood:subjunctive</text:p>
      <text:p text:style-name="Preformatted_20_Text"><text:s text:c="8"/>tense:present</text:p>
      <text:p text:style-name="Preformatted_20_Text"><text:s text:c="8"/>voice:act</text:p>
      <text:p text:style-name="Preformatted_20_Text"><text:s text:c="8"/>number:sing</text:p>
      <text:p text:style-name="Preformatted_20_Text"><text:s text:c="4"/>subject</text:p>
      <text:p text:style-name="Preformatted_20_Text"><text:s text:c="8"/>number:sing</text:p>
      <text:p text:style-name="Preformatted_20_Text"><text:s text:c="8"/>gender:masc</text:p>
      <text:p text:style-name="Preformatted_20_Text"><text:s text:c="8"/>* quis * </text:p>
      <text:p text:style-name="Preformatted_20_Text"><text:s text:c="8"/>index:i(p(1,2))</text:p>
      <text:p text:style-name="Preformatted_20_Text"><text:s text:c="8"/>cat:np</text:p>
      <text:p text:style-name="Preformatted_20_Text"><text:s text:c="8"/>sem:[hum]</text:p>
      <text:p text:style-name="Preformatted_20_Text"><text:s text:c="8"/>lex:quis</text:p>
      <text:p text:style-name="Preformatted_20_Text"><text:s text:c="8"/>person:3</text:p>
      <text:p text:style-name="Preformatted_20_Text"><text:s text:c="8"/>case:nom</text:p>
      <text:p text:style-name="Preformatted_20_Text"><text:s text:c="8"/>c_str</text:p>
      <text:p text:style-name="Preformatted_20_Text"><text:s text:c="8"/>quis</text:p>
      <text:p text:style-name="Preformatted_20_Text"><text:s text:c="4"/>object</text:p>
      <text:p text:style-name="Preformatted_20_Text"><text:s text:c="8"/>* solem * </text:p>
      <text:p text:style-name="Preformatted_20_Text"><text:s text:c="8"/>index:i(p(0,1))</text:p>
      <text:p text:style-name="Preformatted_20_Text"><text:s text:c="8"/>cat:np</text:p>
      <text:p text:style-name="Preformatted_20_Text"><text:s text:c="8"/>sem:[thing,abstract]</text:p>
      <text:p text:style-name="Preformatted_20_Text"><text:s text:c="8"/>number:sing</text:p>
      <text:p text:style-name="Preformatted_20_Text"><text:s text:c="8"/>person:3</text:p>
      <text:p text:style-name="Preformatted_20_Text"><text:s text:c="8"/>gender:masc</text:p>
      <text:p text:style-name="Preformatted_20_Text"><text:s text:c="8"/>lex:sol</text:p>
      <text:p text:style-name="Preformatted_20_Text"><text:s text:c="8"/>case:acc</text:p>
      <text:p text:style-name="Preformatted_20_Text"><text:s text:c="8"/>c_str</text:p>
      <text:p text:style-name="Preformatted_20_Text"><text:s text:c="8"/>solem</text:p>
      <text:p text:style-name="Preformatted_20_Text"><text:s text:c="4"/>object_cplt</text:p>
      <text:p text:style-name="Preformatted_20_Text"><text:s text:c="8"/>cat:adjp</text:p>
      <text:p text:style-name="Preformatted_20_Text"><text:s text:c="8"/>* falsum * </text:p>
      <text:p text:style-name="Preformatted_20_Text"><text:s text:c="8"/>case:acc</text:p>
      <text:p text:style-name="Preformatted_20_Text"><text:s text:c="8"/>number:sing</text:p>
      <text:p text:style-name="Preformatted_20_Text"><text:s text:c="8"/>gender:masc</text:p>
      <text:p text:style-name="Preformatted_20_Text"><text:s text:c="8"/>lex:falsus</text:p>
      <text:p text:style-name="Preformatted_20_Text"><text:s text:c="8"/>c_str</text:p>
      <text:p text:style-name="Preformatted_20_Text"><text:s text:c="8"/>falsus</text:p>
      <text:p text:style-name="Preformatted_20_Text"/>
      <text:p text:style-name="P12">Comment : parses differ in gender attribution to quis ; parse A is to be preferred</text:p>
      <text:p text:style-name="Preformatted_20_Text"/>
      <text:p text:style-name="Preformatted_20_Text"/>
      <text:p text:style-name="P3"><text:soft-page-break/>% 59 Ouidius Amores I 6 34.</text:p>
      <text:h text:style-name="Heading_20_3" text:outline-level="3">Solus eram si non saevus adesset Amor.</text:h>
      <text:p text:style-name="Preformatted_20_Text">[0/solus,1/eram,2/si,3/non,4/saeuus,5/adesset,6/amor,endpos(7)]</text:p>
      <text:p text:style-name="Preformatted_20_Text">cputime : 0.625</text:p>
      <text:p text:style-name="Preformatted_20_Text"/>
      <text:p text:style-name="Preformatted_20_Text">6---&gt;</text:p>
      <text:p text:style-name="Preformatted_20_Text">[clause_semantics:_20398,subordinator:[lex:si,pos:sub,argbound:no,mood:subjunctive],subordinate_clause:[si,[illocutionary_force:statement,vg:[selected_reading:adsum_assist,polarity:neg,w: -1,pathlist:[p(3,4),p(5,6)],cat:vg,hp:[p(5,6)],gender:_20626,txt:adesset,lex:adesse,pos:v,class:v_esse,type:finite,voice:act,tense:imperfect,kind:std,mood:subjunctive,number:sing,person:3],subject:[source:context_retrievable,number:sing,gender:_20806,person:3,cat:np,index:i(0,0),constraints_to_be_met:[],distance:[0],pathlist:[],case:nom,w: -1],predicative:[pathlist:[p(4,5),p(6,7)],hp:[p(6,7)],index:i(p(6,7)),distance:[1],cat:np,class:common,sem:[abstract,hum],number:sing,person:3,gender:masc,type:core,lex:amor,lextype:full,case:nom,w:2,c_str:[head:[pathlist:[p(6,7)],pos:noun,txt:amor,lex:amor,case:nom,gender:masc,class:common,ab:mm,number:sing,sem:[abstract,hum]],adjp:[cat:adjp,pathlist:[p(4,5)],distance:[0],hp:[p(4,5)],case:nom,number:sing,gender:masc,lex:saeuus,type:std,w:1,c_str:saeuus]]]]],main_clause:[illocutionary_force:statement,vg:[selected_reading:sum_be,polarity:pos,cat:vg,pathlist:[p(1,2)],hp:[p(1,2)],gender:_21626,w:0,pos:v,class:v_esse,type:finite,lex:esse,voice:act,txt:eram,tense:imperfect,kind:std,mood:indicative,number:sing,person:1],subject:[source:context_retrievable,number:sing,gender:or([masc,fem]),person:1,cat:np,index:i(0,0),constraints_to_be_met:[number:sing,gender:or([masc,fem]),case:nom],distance:[0],pathlist:[],case:nom,w:0],predicative:[cat:adjp,pathlist:[p(0,1)],distance:[0],hp:[p(0,1)],case:nom,number:sing,gender:masc,lex:solus,type:std,w:1,c_str:solus]]]</text:p>
      <text:p text:style-name="Preformatted_20_Text"/>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adsum_assist</text:p>
      <text:p text:style-name="Preformatted_20_Text"><text:s text:c="16"/>polarity:neg</text:p>
      <text:p text:style-name="Preformatted_20_Text"><text:s text:c="16"/>* non * * adesset * </text:p>
      <text:p text:style-name="Preformatted_20_Text"><text:s text:c="16"/>cat:vg</text:p>
      <text:p text:style-name="Preformatted_20_Text"><text:s text:c="16"/>lex:adesse</text:p>
      <text:p text:style-name="Preformatted_20_Text"><text:s text:c="16"/>pos:v</text:p>
      <text:p text:style-name="Preformatted_20_Text"><text:s text:c="16"/>voice:act</text:p>
      <text:p text:style-name="Preformatted_20_Text"><text:s text:c="16"/>tense:imperfect</text:p>
      <text:p text:style-name="Preformatted_20_Text"><text:s text:c="16"/>mood:subjunctive</text:p>
      <text:p text:style-name="Preformatted_20_Text"><text:s text:c="16"/>number:sing</text:p>
      <text:p text:style-name="Preformatted_20_Text"><text:s text:c="16"/>person:3</text:p>
      <text:p text:style-name="Preformatted_20_Text"><text:s text:c="12"/>subject</text:p>
      <text:p text:style-name="Preformatted_20_Text"><text:s text:c="16"/>source:context_retrievable</text:p>
      <text:p text:style-name="Preformatted_20_Text"><text:s text:c="16"/>number:sing</text:p>
      <text:p text:style-name="Preformatted_20_Text"><text:s text:c="16"/>person:3</text:p>
      <text:p text:style-name="Preformatted_20_Text"><text:s text:c="16"/>cat:np</text:p>
      <text:p text:style-name="Preformatted_20_Text"><text:s text:c="16"/>index:i(0,0)</text:p>
      <text:p text:style-name="Preformatted_20_Text"><text:s text:c="16"/>case:nom</text:p>
      <text:p text:style-name="Preformatted_20_Text"><text:s text:c="12"/>predicative</text:p>
      <text:p text:style-name="Preformatted_20_Text"><text:s text:c="16"/>* saeuus * * amor * </text:p>
      <text:p text:style-name="Preformatted_20_Text"><text:s text:c="16"/>index:i(p(6,7))</text:p>
      <text:p text:style-name="Preformatted_20_Text"><text:s text:c="16"/>cat:np</text:p>
      <text:p text:style-name="Preformatted_20_Text"><text:s text:c="16"/>sem:[abstract,hum]</text:p>
      <text:p text:style-name="Preformatted_20_Text"><text:s text:c="16"/>number:sing</text:p>
      <text:p text:style-name="Preformatted_20_Text"><text:s text:c="16"/>person:3</text:p>
      <text:p text:style-name="Preformatted_20_Text"><text:s text:c="16"/>gender:masc</text:p>
      <text:p text:style-name="Preformatted_20_Text"><text:s text:c="16"/>lex:amor</text:p>
      <text:p text:style-name="Preformatted_20_Text"><text:s text:c="16"/>case:nom</text:p>
      <text:p text:style-name="Preformatted_20_Text"><text:s text:c="16"/>c_str</text:p>
      <text:p text:style-name="Preformatted_20_Text"><text:s text:c="20"/>head</text:p>
      <text:p text:style-name="Preformatted_20_Text"><text:soft-page-break/><text:s text:c="24"/>* amor * </text:p>
      <text:p text:style-name="Preformatted_20_Text"><text:s text:c="24"/>pos:noun</text:p>
      <text:p text:style-name="Preformatted_20_Text"><text:s text:c="24"/>lex:amor</text:p>
      <text:p text:style-name="Preformatted_20_Text"><text:s text:c="24"/>case:nom</text:p>
      <text:p text:style-name="Preformatted_20_Text"><text:s text:c="24"/>gender:masc</text:p>
      <text:p text:style-name="Preformatted_20_Text"><text:s text:c="24"/>number:sing</text:p>
      <text:p text:style-name="Preformatted_20_Text"><text:s text:c="24"/>sem:[abstract,hum]</text:p>
      <text:p text:style-name="Preformatted_20_Text"><text:s text:c="20"/>adjp</text:p>
      <text:p text:style-name="Preformatted_20_Text"><text:s text:c="24"/>cat:adjp</text:p>
      <text:p text:style-name="Preformatted_20_Text"><text:s text:c="24"/>* saeuus * </text:p>
      <text:p text:style-name="Preformatted_20_Text"><text:s text:c="24"/>case:nom</text:p>
      <text:p text:style-name="Preformatted_20_Text"><text:s text:c="24"/>number:sing</text:p>
      <text:p text:style-name="Preformatted_20_Text"><text:s text:c="24"/>gender:masc</text:p>
      <text:p text:style-name="Preformatted_20_Text"><text:s text:c="24"/>lex:saeuus</text:p>
      <text:p text:style-name="Preformatted_20_Text"><text:s text:c="24"/>c_str</text:p>
      <text:p text:style-name="Preformatted_20_Text"><text:s text:c="24"/>saeuus</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sum_be</text:p>
      <text:p text:style-name="Preformatted_20_Text"><text:s text:c="12"/>polarity:pos</text:p>
      <text:p text:style-name="Preformatted_20_Text"><text:s text:c="12"/>cat:vg</text:p>
      <text:p text:style-name="Preformatted_20_Text"><text:s text:c="12"/>* eram * </text:p>
      <text:p text:style-name="Preformatted_20_Text"><text:s text:c="12"/>pos:v</text:p>
      <text:p text:style-name="Preformatted_20_Text"><text:s text:c="12"/>lex:esse</text:p>
      <text:p text:style-name="Preformatted_20_Text"><text:s text:c="12"/>voice:act</text:p>
      <text:p text:style-name="Preformatted_20_Text"><text:s text:c="12"/>tense:imperfect</text:p>
      <text:p text:style-name="Preformatted_20_Text"><text:s text:c="12"/>mood:indicative</text:p>
      <text:p text:style-name="Preformatted_20_Text"><text:s text:c="12"/>number:sing</text:p>
      <text:p text:style-name="Preformatted_20_Text"><text:s text:c="12"/>person:1</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onstraints_to_be_met:[number:sing,gender:or([masc,fem]),case:nom]</text:p>
      <text:p text:style-name="Preformatted_20_Text"><text:s text:c="12"/>case:nom</text:p>
      <text:p text:style-name="Preformatted_20_Text"><text:s text:c="8"/>predicative</text:p>
      <text:p text:style-name="Preformatted_20_Text"><text:s text:c="12"/>cat:adjp</text:p>
      <text:p text:style-name="Preformatted_20_Text"><text:s text:c="12"/>* solus * </text:p>
      <text:p text:style-name="Preformatted_20_Text"><text:s text:c="12"/>case:nom</text:p>
      <text:p text:style-name="Preformatted_20_Text"><text:s text:c="12"/>number:sing</text:p>
      <text:p text:style-name="Preformatted_20_Text"><text:s text:c="12"/>gender:masc</text:p>
      <text:p text:style-name="Preformatted_20_Text"><text:s text:c="12"/>lex:solus</text:p>
      <text:p text:style-name="Preformatted_20_Text"><text:s text:c="12"/>c_str</text:p>
      <text:p text:style-name="Preformatted_20_Text"><text:s text:c="12"/>solus</text:p>
      <text:p text:style-name="Preformatted_20_Text"/>
      <text:p text:style-name="Preformatted_20_Text"/>
      <text:p text:style-name="Preformatted_20_Text"/>
      <text:p text:style-name="Preformatted_20_Text"/>
      <text:p text:style-name="Preformatted_20_Text"/>
      <text:p text:style-name="P12">Comment : parse OK</text:p>
      <text:p text:style-name="P16">% 60 Horatius Carm II 3 1-2.</text:p>
      <text:h text:style-name="Heading_20_3" text:outline-level="3">Aequam memento rebus in arduis servare mentem.</text:h>
      <text:p text:style-name="Preformatted_20_Text">[0/aequam,1/memento,2/rebus,3/in,4/arduis,5/seruare,6/mentem,endpos(7)]</text:p>
      <text:p text:style-name="Preformatted_20_Text">cputime : 0.984375</text:p>
      <text:h text:style-name="Heading_20_4" text:outline-level="4">Parse A</text:h>
      <text:p text:style-name="Preformatted_20_Text">1---&gt;</text:p>
      <text:p text:style-name="Preformatted_20_Text">[illocutionary_force:statement,vg:[selected_reading:memini_remember,polarity:pos,cat:vg,pathlist:[p(1,2)],hp:[p(1,2)],gender:_11274,w:0,pos:v,class:tr_cod,type:finite,lex:memini,voice:act,txt:memento,tense:future,kind:std,mood:imperative,number:sing,person:2],subject:[source:context_retrievable,number:sing,gender:or([masc,fem]),person:2,cat:np,index:i(0,0),constraints_to_be_met:[sem:[hum]],distance:[0],pathlist:[],case:nom,w:0],object:[cat:pred,type:nonfinite_i,mood:infinitive,tense:present,class:m,pathlist:[p(0,1),p(5,6),p(6,7)],distance:[0],number:_11758,gender:_11770,person:_11782,case:or([nom,acc]),sem:_11822,polarity:pos,gap:_11846,w:2,flagint:no,c_str:[vg:[selected_reading:servo_keep,polarity:pos,cat:vg,pathlist:[p(5,6)],hp:[p(5,6)],gender:_11984,w:0,pos:v,class:tr_cod,type:nonfinite,lex:seruare,voice:act,txt:seruare,tense:present,kind:std,mood:infinitive,number:_12116,person:_12128],object:[pathlist:[p(6,7)],hp:[p(6,7)],index:i(p(6,7)),distance:[0],cat:np,sem:[abstract],class:common,lextype:full,origin:noun,number:sing,person:3,gender:fem,type:core,lex:mens,txt:mentem,case:acc,w:1,c_str:mentem],object_cplt:[cat:adjp,pathlist:[p(0,1)],distance:[0],hp:[p(0,1)],case:acc,number:sing,gender:fem,lex:aequus,type:std,w:1,c_str:aequus]]],prep_phrase_adjunct_3:[pathlist:[p(2,3),p(3,4),p(4,5)],hp:[p(2,3)],distance:[1],index:i(p(2,3)),case:abl,prep:in,sem:[thing,abstract],lex:res,w: -2,type:core,cat:pp,c_str:[prep:in,head:[pathlist:[p(2,3),p(4,5)],hp:[p(2,3)],index:i(p(2,3)),distance:[1],cat:np,class:common,sem:[thing,abstract],number:pl,person:3,gender:fem,type:core,lex:res,lextype:full,case:abl,w:2,c_str:[head:[pathlist:[p(2,3)],pos:noun,txt:rebus,lex:res,case:abl,gender:fem,class:common,ab:no,number:pl,sem:[thing,abstract]],adjp:[cat:adjp,pathlist:[p(4,5)],distance:[0],hp:[p(4,5)],case:abl,number:pl,gender:fem,lex:arduus,type:std,w:1,c_str:arduus]]]]]]</text:p>
      <text:p text:style-name="Preformatted_20_Text"/>
      <text:p text:style-name="Preformatted_20_Text"><text:s text:c="4"/>illocutionary_force:statement</text:p>
      <text:p text:style-name="Preformatted_20_Text"><text:s text:c="4"/>vg</text:p>
      <text:p text:style-name="Preformatted_20_Text"><text:s text:c="8"/>selected_reading:memini_remember</text:p>
      <text:p text:style-name="Preformatted_20_Text"><text:s text:c="8"/>polarity:pos</text:p>
      <text:p text:style-name="Preformatted_20_Text"><text:s text:c="8"/>cat:vg</text:p>
      <text:p text:style-name="Preformatted_20_Text"><text:s text:c="8"/>* memento * </text:p>
      <text:p text:style-name="Preformatted_20_Text"><text:s text:c="8"/>pos:v</text:p>
      <text:p text:style-name="Preformatted_20_Text"><text:s text:c="8"/>lex:memini</text:p>
      <text:p text:style-name="Preformatted_20_Text"><text:s text:c="8"/>voice:act</text:p>
      <text:p text:style-name="Preformatted_20_Text"><text:s text:c="8"/>tense:future</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resent</text:p>
      <text:p text:style-name="Preformatted_20_Text"><text:s text:c="8"/>* aequam * * seruare * * mentem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servo_keep</text:p>
      <text:p text:style-name="Preformatted_20_Text"><text:s text:c="16"/>polarity:pos</text:p>
      <text:p text:style-name="Preformatted_20_Text"><text:s text:c="16"/>cat:vg</text:p>
      <text:p text:style-name="Preformatted_20_Text"><text:s text:c="16"/>* seruare * </text:p>
      <text:p text:style-name="Preformatted_20_Text"><text:soft-page-break/><text:s text:c="16"/>pos:v</text:p>
      <text:p text:style-name="Preformatted_20_Text"><text:s text:c="16"/>lex:serua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mentem * </text:p>
      <text:p text:style-name="Preformatted_20_Text"><text:s text:c="16"/>index:i(p(6,7))</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mens</text:p>
      <text:p text:style-name="Preformatted_20_Text"><text:s text:c="16"/>case:acc</text:p>
      <text:p text:style-name="Preformatted_20_Text"><text:s text:c="16"/>c_str</text:p>
      <text:p text:style-name="Preformatted_20_Text"><text:s text:c="16"/>mentem</text:p>
      <text:p text:style-name="Preformatted_20_Text"><text:s text:c="12"/>object_cplt</text:p>
      <text:p text:style-name="Preformatted_20_Text"><text:s text:c="16"/>cat:adjp</text:p>
      <text:p text:style-name="Preformatted_20_Text"><text:s text:c="16"/>* aequam * </text:p>
      <text:p text:style-name="Preformatted_20_Text"><text:s text:c="16"/>case:acc</text:p>
      <text:p text:style-name="Preformatted_20_Text"><text:s text:c="16"/>number:sing</text:p>
      <text:p text:style-name="Preformatted_20_Text"><text:s text:c="16"/>gender:fem</text:p>
      <text:p text:style-name="Preformatted_20_Text"><text:s text:c="16"/>lex:aequus</text:p>
      <text:p text:style-name="Preformatted_20_Text"><text:s text:c="16"/>c_str</text:p>
      <text:p text:style-name="Preformatted_20_Text"><text:s text:c="16"/>aequus</text:p>
      <text:p text:style-name="Preformatted_20_Text"><text:s text:c="4"/>prep_phrase_adjunct_3</text:p>
      <text:p text:style-name="Preformatted_20_Text"><text:s text:c="8"/>* rebus * * in * * arduis * </text:p>
      <text:p text:style-name="Preformatted_20_Text"><text:s text:c="8"/>index:i(p(2,3))</text:p>
      <text:p text:style-name="Preformatted_20_Text"><text:s text:c="8"/>case:abl</text:p>
      <text:p text:style-name="Preformatted_20_Text"><text:s text:c="8"/>prep:in</text:p>
      <text:p text:style-name="Preformatted_20_Text"><text:s text:c="8"/>sem:[thing,abstract]</text:p>
      <text:p text:style-name="Preformatted_20_Text"><text:s text:c="8"/>lex:res</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rebus * * arduis * </text:p>
      <text:p text:style-name="Preformatted_20_Text"><text:s text:c="16"/>index:i(p(2,3))</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fem</text:p>
      <text:p text:style-name="Preformatted_20_Text"><text:s text:c="16"/>lex:res</text:p>
      <text:p text:style-name="Preformatted_20_Text"><text:s text:c="16"/>case:abl</text:p>
      <text:p text:style-name="Preformatted_20_Text"><text:s text:c="16"/>c_str</text:p>
      <text:p text:style-name="Preformatted_20_Text"><text:s text:c="20"/>head</text:p>
      <text:p text:style-name="Preformatted_20_Text"><text:s text:c="24"/>* rebus * </text:p>
      <text:p text:style-name="Preformatted_20_Text"><text:s text:c="24"/>pos:noun</text:p>
      <text:p text:style-name="Preformatted_20_Text"><text:s text:c="24"/>lex:res</text:p>
      <text:p text:style-name="Preformatted_20_Text"><text:s text:c="24"/>case:abl</text:p>
      <text:p text:style-name="Preformatted_20_Text"><text:s text:c="24"/>gender:fem</text:p>
      <text:p text:style-name="Preformatted_20_Text"><text:s text:c="24"/>number:pl</text:p>
      <text:p text:style-name="Preformatted_20_Text"><text:s text:c="24"/>sem:[thing,abstract]</text:p>
      <text:p text:style-name="Preformatted_20_Text"><text:s text:c="20"/>adjp</text:p>
      <text:p text:style-name="Preformatted_20_Text"><text:s text:c="24"/>cat:adjp</text:p>
      <text:p text:style-name="Preformatted_20_Text"><text:s text:c="24"/>* arduis * </text:p>
      <text:p text:style-name="Preformatted_20_Text"><text:s text:c="24"/>case:abl</text:p>
      <text:p text:style-name="Preformatted_20_Text"><text:s text:c="24"/>number:pl</text:p>
      <text:p text:style-name="Preformatted_20_Text"><text:s text:c="24"/>gender:fem</text:p>
      <text:p text:style-name="Preformatted_20_Text"><text:s text:c="24"/>lex:arduus</text:p>
      <text:p text:style-name="Preformatted_20_Text"><text:s text:c="24"/>c_str</text:p>
      <text:p text:style-name="Preformatted_20_Text"><text:s text:c="24"/>arduus</text:p>
      <text:p text:style-name="Preformatted_20_Text"><text:soft-page-break/></text:p>
      <text:p text:style-name="Preformatted_20_Text"/>
      <text:h text:style-name="Heading_20_4" text:outline-level="4">Parse B</text:h>
      <text:p text:style-name="Preformatted_20_Text"/>
      <text:p text:style-name="Preformatted_20_Text">1---&gt;</text:p>
      <text:p text:style-name="Preformatted_20_Text">[illocutionary_force:statement,vg:[selected_reading:memini_remember,polarity:pos,cat:vg,pathlist:[p(1,2)],hp:[p(1,2)],gender:_13480,w:0,pos:v,class:tr_cod,type:finite,lex:memini,voice:act,txt:memento,tense:future,kind:std,mood:imperative,number:sing,person:2],subject:[source:context_retrievable,number:sing,gender:or([masc,fem]),person:2,cat:np,index:i(0,0),constraints_to_be_met:[sem:[hum]],distance:[0],pathlist:[],case:nom,w:0],object:[cat:pred,type:nonfinite_i,mood:infinitive,tense:present,class:m,pathlist:[p(0,1),p(2,3),p(3,4),p(4,5),p(5,6),p(6,7)],distance:[1],number:_14000,gender:_14012,person:_14024,case:or([nom,acc]),sem:_14064,polarity:pos,gap:_14088,w:1,flagint:no,c_str:[vg:[selected_reading:servo_keep,polarity:pos,cat:vg,pathlist:[p(5,6)],hp:[p(5,6)],gender:_14226,w:0,pos:v,class:tr_cod,type:nonfinite,lex:seruare,voice:act,txt:seruare,tense:present,kind:std,mood:infinitive,number:_14358,person:_14370],object:[pathlist:[p(6,7)],hp:[p(6,7)],index:i(p(6,7)),distance:[0],cat:np,sem:[abstract],class:common,lextype:full,origin:noun,number:sing,person:3,gender:fem,type:core,lex:mens,txt:mentem,case:acc,w:1,c_str:mentem],object_cplt:[cat:adjp,pathlist:[p(0,1)],distance:[0],hp:[p(0,1)],case:acc,number:sing,gender:fem,lex:aequus,type:std,w:1,c_str:aequus],prep_phrase_adjunct_3:[pathlist:[p(2,3),p(3,4),p(4,5)],hp:[p(2,3)],distance:[1],index:i(p(2,3)),case:abl,prep:in,sem:[thing,abstract],lex:res,w: -2,type:core,cat:pp,c_str:[prep:in,head:[pathlist:[p(2,3),p(4,5)],hp:[p(2,3)],index:i(p(2,3)),distance:[1],cat:np,class:common,sem:[thing,abstract],number:pl,person:3,gender:fem,type:core,lex:res,lextype:full,case:abl,w:2,c_str:[head:[pathlist:[p(2,3)],pos:noun,txt:rebus,lex:res,case:abl,gender:fem,class:common,ab:no,number:pl,sem:[thing,abstract]],adjp:[cat:adjp,pathlist:[p(4,5)],distance:[0],hp:[p(4,5)],case:abl,number:pl,gender:fem,lex:arduus,type:std,w:1,c_str:arduus]]]]]]]]</text:p>
      <text:p text:style-name="Preformatted_20_Text"/>
      <text:p text:style-name="Preformatted_20_Text"><text:s text:c="4"/>illocutionary_force:statement</text:p>
      <text:p text:style-name="Preformatted_20_Text"><text:s text:c="4"/>vg</text:p>
      <text:p text:style-name="Preformatted_20_Text"><text:s text:c="8"/>selected_reading:memini_remember</text:p>
      <text:p text:style-name="Preformatted_20_Text"><text:s text:c="8"/>polarity:pos</text:p>
      <text:p text:style-name="Preformatted_20_Text"><text:s text:c="8"/>cat:vg</text:p>
      <text:p text:style-name="Preformatted_20_Text"><text:s text:c="8"/>* memento * </text:p>
      <text:p text:style-name="Preformatted_20_Text"><text:s text:c="8"/>pos:v</text:p>
      <text:p text:style-name="Preformatted_20_Text"><text:s text:c="8"/>lex:memini</text:p>
      <text:p text:style-name="Preformatted_20_Text"><text:s text:c="8"/>voice:act</text:p>
      <text:p text:style-name="Preformatted_20_Text"><text:s text:c="8"/>tense:future</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resent</text:p>
      <text:p text:style-name="Preformatted_20_Text"><text:s text:c="8"/>* aequam * * rebus * * in * * arduis * * seruare * * mentem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servo_keep</text:p>
      <text:p text:style-name="Preformatted_20_Text"><text:s text:c="16"/>polarity:pos</text:p>
      <text:p text:style-name="Preformatted_20_Text"><text:s text:c="16"/>cat:vg</text:p>
      <text:p text:style-name="Preformatted_20_Text"><text:s text:c="16"/>* seruare * </text:p>
      <text:p text:style-name="Preformatted_20_Text"><text:s text:c="16"/>pos:v</text:p>
      <text:p text:style-name="Preformatted_20_Text"><text:s text:c="16"/>lex:seruare</text:p>
      <text:p text:style-name="Preformatted_20_Text"><text:s text:c="16"/>voice:act</text:p>
      <text:p text:style-name="Preformatted_20_Text"><text:soft-page-break/><text:s text:c="16"/>tense:present</text:p>
      <text:p text:style-name="Preformatted_20_Text"><text:s text:c="16"/>mood:infinitive</text:p>
      <text:p text:style-name="Preformatted_20_Text"><text:s text:c="12"/>object</text:p>
      <text:p text:style-name="Preformatted_20_Text"><text:s text:c="16"/>* mentem * </text:p>
      <text:p text:style-name="Preformatted_20_Text"><text:s text:c="16"/>index:i(p(6,7))</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mens</text:p>
      <text:p text:style-name="Preformatted_20_Text"><text:s text:c="16"/>case:acc</text:p>
      <text:p text:style-name="Preformatted_20_Text"><text:s text:c="16"/>c_str</text:p>
      <text:p text:style-name="Preformatted_20_Text"><text:s text:c="16"/>mentem</text:p>
      <text:p text:style-name="Preformatted_20_Text"><text:s text:c="12"/>object_cplt</text:p>
      <text:p text:style-name="Preformatted_20_Text"><text:s text:c="16"/>cat:adjp</text:p>
      <text:p text:style-name="Preformatted_20_Text"><text:s text:c="16"/>* aequam * </text:p>
      <text:p text:style-name="Preformatted_20_Text"><text:s text:c="16"/>case:acc</text:p>
      <text:p text:style-name="Preformatted_20_Text"><text:s text:c="16"/>number:sing</text:p>
      <text:p text:style-name="Preformatted_20_Text"><text:s text:c="16"/>gender:fem</text:p>
      <text:p text:style-name="Preformatted_20_Text"><text:s text:c="16"/>lex:aequus</text:p>
      <text:p text:style-name="Preformatted_20_Text"><text:s text:c="16"/>c_str</text:p>
      <text:p text:style-name="Preformatted_20_Text"><text:s text:c="16"/>aequus</text:p>
      <text:p text:style-name="Preformatted_20_Text"><text:s text:c="12"/>prep_phrase_adjunct_3</text:p>
      <text:p text:style-name="Preformatted_20_Text"><text:s text:c="16"/>* rebus * * in * * arduis * </text:p>
      <text:p text:style-name="Preformatted_20_Text"><text:s text:c="16"/>index:i(p(2,3))</text:p>
      <text:p text:style-name="Preformatted_20_Text"><text:s text:c="16"/>case:abl</text:p>
      <text:p text:style-name="Preformatted_20_Text"><text:s text:c="16"/>prep:in</text:p>
      <text:p text:style-name="Preformatted_20_Text"><text:s text:c="16"/>sem:[thing,abstract]</text:p>
      <text:p text:style-name="Preformatted_20_Text"><text:s text:c="16"/>lex:res</text:p>
      <text:p text:style-name="Preformatted_20_Text"><text:s text:c="16"/>cat:pp</text:p>
      <text:p text:style-name="Preformatted_20_Text"><text:s text:c="16"/>c_str</text:p>
      <text:p text:style-name="Preformatted_20_Text"><text:s text:c="20"/>prep:in</text:p>
      <text:p text:style-name="Preformatted_20_Text"><text:s text:c="20"/>head</text:p>
      <text:p text:style-name="Preformatted_20_Text"><text:s text:c="24"/>* rebus * * arduis * </text:p>
      <text:p text:style-name="Preformatted_20_Text"><text:s text:c="24"/>index:i(p(2,3))</text:p>
      <text:p text:style-name="Preformatted_20_Text"><text:s text:c="24"/>cat:np</text:p>
      <text:p text:style-name="Preformatted_20_Text"><text:s text:c="24"/>sem:[thing,abstract]</text:p>
      <text:p text:style-name="Preformatted_20_Text"><text:s text:c="24"/>number:pl</text:p>
      <text:p text:style-name="Preformatted_20_Text"><text:s text:c="24"/>person:3</text:p>
      <text:p text:style-name="Preformatted_20_Text"><text:s text:c="24"/>gender:fem</text:p>
      <text:p text:style-name="Preformatted_20_Text"><text:s text:c="24"/>lex:res</text:p>
      <text:p text:style-name="Preformatted_20_Text"><text:s text:c="24"/>case:abl</text:p>
      <text:p text:style-name="Preformatted_20_Text"><text:s text:c="24"/>c_str</text:p>
      <text:p text:style-name="Preformatted_20_Text"><text:s text:c="28"/>head</text:p>
      <text:p text:style-name="Preformatted_20_Text"><text:s text:c="32"/>* rebus * </text:p>
      <text:p text:style-name="Preformatted_20_Text"><text:s text:c="32"/>pos:noun</text:p>
      <text:p text:style-name="Preformatted_20_Text"><text:s text:c="32"/>lex:res</text:p>
      <text:p text:style-name="Preformatted_20_Text"><text:s text:c="32"/>case:abl</text:p>
      <text:p text:style-name="Preformatted_20_Text"><text:s text:c="32"/>gender:fem</text:p>
      <text:p text:style-name="Preformatted_20_Text"><text:s text:c="32"/>number:pl</text:p>
      <text:p text:style-name="Preformatted_20_Text"><text:s text:c="32"/>sem:[thing,abstract]</text:p>
      <text:p text:style-name="Preformatted_20_Text"><text:s text:c="28"/>adjp</text:p>
      <text:p text:style-name="Preformatted_20_Text"><text:s text:c="32"/>cat:adjp</text:p>
      <text:p text:style-name="Preformatted_20_Text"><text:s text:c="32"/>* arduis * </text:p>
      <text:p text:style-name="Preformatted_20_Text"><text:s text:c="32"/>case:abl</text:p>
      <text:p text:style-name="Preformatted_20_Text"><text:s text:c="32"/>number:pl</text:p>
      <text:p text:style-name="Preformatted_20_Text"><text:s text:c="32"/>gender:fem</text:p>
      <text:p text:style-name="Preformatted_20_Text"><text:s text:c="32"/>lex:arduus</text:p>
      <text:p text:style-name="Preformatted_20_Text"><text:s text:c="32"/>c_str</text:p>
      <text:p text:style-name="Preformatted_20_Text"><text:s text:c="32"/>arduus</text:p>
      <text:p text:style-name="Preformatted_20_Text"/>
      <text:p text:style-name="P12">Comment : parses OK ; they differ in assigning the prep phrase rebus in arduis</text:p>
      <text:p text:style-name="Preformatted_20_Text"/>
      <text:p text:style-name="Preformatted_20_Text"><text:soft-page-break/></text:p>
      <text:p text:style-name="P3">% 61 Ouidius Ars Am 1 132.</text:p>
      <text:h text:style-name="Heading_20_3" text:outline-level="3">Haec mihi si dederis commoda miles ero.</text:h>
      <text:p text:style-name="Preformatted_20_Text">[0/haec,1/mihi,2/si,3/dederis,4/commoda,5/miles,6/ero,endpos(7)]</text:p>
      <text:p text:style-name="Preformatted_20_Text">cputime : 1.09375</text:p>
      <text:h text:style-name="Heading_20_4" text:outline-level="4">Parse A</text:h>
      <text:p text:style-name="Preformatted_20_Text">4.99---&gt;</text:p>
      <text:p text:style-name="Preformatted_20_Text">[clause_semantics:_13098,subordinator:[lex:si,pos:sub,argbound:no,mood:subjunctive],subordinate_clause:[si,[illocutionary_force:statement,vg:[selected_reading:do_give,polarity:pos,cat:vg,pathlist:[p(3,4)],hp:[p(3,4)],gender:_13302,w:0,pos:v,class:tr_cod_coi,type:finite,lex:dare,voice:act,txt:dederis,tense:perfect,kind:std,mood:subjunctive,number:sing,person:2],subject:[source:context_retrievable,number:sing,gender:or([masc,fem]),person:2,cat:np,index:i(0,0),constraints_to_be_met:[],distance:[0],pathlist:[],case:nom,w:0],object:[pathlist:[p(0,1),p(4,5)],hp:[p(4,5)],index:i(p(4,5)),distance:[3],cat:np,class:common,sem:[abstract,thing],number:pl,person:3,gender:neuter,type:core,lex:commodus,lextype:full,case:acc,w:2,c_str:[head:[pathlist:[p(4,5)],pos:noun,origin:adj,txt:commoda,lex:commodus,case:acc,gender:neuter,class:common,ab:no,number:pl,sem:[abstract,thing],c_str:commodus],adjp:[cat:adjp,pathlist:[p(0,1)],distance:[0],hp:[p(0,1)],case:acc,number:pl,gender:neuter,lex:hic,type:tool,w:1,c_str:hic]]],i_object:[pathlist:[p(1,2)],hp:[p(1,2)],index:i(p(1,2)),distance:[0],cat:np,sem:[hum],class:proper,lex:pp1sg,number:sing,person:1,gender:or([masc,fem]),type:core,case:dat,w:1,c_str:pp1sg]]],main_clause:[illocutionary_force:statement,vg:[selected_reading:sum_be,polarity:pos,cat:vg,pathlist:[p(6,7)],hp:[p(6,7)],gender:_14608,w:0,pos:v,class:v_esse,type:finite,lex:esse,voice:act,txt:ero,tense:future,kind:std,mood:indicative,number:sing,person:1],subject:[source:context_retrievable,number:sing,gender:or([masc,fem]),person:1,cat:np,index:i(0,0),constraints_to_be_met:[case:nom],distance:[0],pathlist:[],case:nom,w:0],predicative:[pathlist:[p(5,6)],hp:[p(5,6)],index:i(p(5,6)),distance:[0],cat:np,sem:[hum],class:common,lextype:full,origin:noun,number:sing,person:3,gender:masc,type:core,lex:miles,txt:miles,case:nom,w:1,c_str:miles]]]</text:p>
      <text:p text:style-name="Preformatted_20_Text"/>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do_give</text:p>
      <text:p text:style-name="Preformatted_20_Text"><text:s text:c="16"/>polarity:pos</text:p>
      <text:p text:style-name="Preformatted_20_Text"><text:s text:c="16"/>cat:vg</text:p>
      <text:p text:style-name="Preformatted_20_Text"><text:s text:c="16"/>* dederis * </text:p>
      <text:p text:style-name="Preformatted_20_Text"><text:s text:c="16"/>pos:v</text:p>
      <text:p text:style-name="Preformatted_20_Text"><text:s text:c="16"/>lex:dare</text:p>
      <text:p text:style-name="Preformatted_20_Text"><text:s text:c="16"/>voice:act</text:p>
      <text:p text:style-name="Preformatted_20_Text"><text:s text:c="16"/>tense:perfec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ase:nom</text:p>
      <text:p text:style-name="Preformatted_20_Text"><text:s text:c="12"/>object</text:p>
      <text:p text:style-name="Preformatted_20_Text"><text:s text:c="16"/>* haec * * commoda * </text:p>
      <text:p text:style-name="Preformatted_20_Text"><text:s text:c="16"/>index:i(p(4,5))</text:p>
      <text:p text:style-name="Preformatted_20_Text"><text:s text:c="16"/>cat:np</text:p>
      <text:p text:style-name="Preformatted_20_Text"><text:s text:c="16"/>sem:[abstract,thing]</text:p>
      <text:p text:style-name="Preformatted_20_Text"><text:soft-page-break/><text:s text:c="16"/>number:pl</text:p>
      <text:p text:style-name="Preformatted_20_Text"><text:s text:c="16"/>person:3</text:p>
      <text:p text:style-name="Preformatted_20_Text"><text:s text:c="16"/>gender:neuter</text:p>
      <text:p text:style-name="Preformatted_20_Text"><text:s text:c="16"/>lex:commodus</text:p>
      <text:p text:style-name="Preformatted_20_Text"><text:s text:c="16"/>case:acc</text:p>
      <text:p text:style-name="Preformatted_20_Text"><text:s text:c="16"/>c_str</text:p>
      <text:p text:style-name="Preformatted_20_Text"><text:s text:c="20"/>head</text:p>
      <text:p text:style-name="Preformatted_20_Text"><text:s text:c="24"/>* commoda * </text:p>
      <text:p text:style-name="Preformatted_20_Text"><text:s text:c="24"/>pos:noun</text:p>
      <text:p text:style-name="Preformatted_20_Text"><text:s text:c="24"/>lex:commodus</text:p>
      <text:p text:style-name="Preformatted_20_Text"><text:s text:c="24"/>case:acc</text:p>
      <text:p text:style-name="Preformatted_20_Text"><text:s text:c="24"/>gender:neuter</text:p>
      <text:p text:style-name="Preformatted_20_Text"><text:s text:c="24"/>number:pl</text:p>
      <text:p text:style-name="Preformatted_20_Text"><text:s text:c="24"/>sem:[abstract,thing]</text:p>
      <text:p text:style-name="Preformatted_20_Text"><text:s text:c="24"/>c_str</text:p>
      <text:p text:style-name="Preformatted_20_Text"><text:s text:c="24"/>commodus</text:p>
      <text:p text:style-name="Preformatted_20_Text"><text:s text:c="20"/>adjp</text:p>
      <text:p text:style-name="Preformatted_20_Text"><text:s text:c="24"/>cat:adjp</text:p>
      <text:p text:style-name="Preformatted_20_Text"><text:s text:c="24"/>* haec * </text:p>
      <text:p text:style-name="Preformatted_20_Text"><text:s text:c="24"/>case:acc</text:p>
      <text:p text:style-name="Preformatted_20_Text"><text:s text:c="24"/>number:pl</text:p>
      <text:p text:style-name="Preformatted_20_Text"><text:s text:c="24"/>gender:neuter</text:p>
      <text:p text:style-name="Preformatted_20_Text"><text:s text:c="24"/>lex:hic</text:p>
      <text:p text:style-name="Preformatted_20_Text"><text:s text:c="24"/>c_str</text:p>
      <text:p text:style-name="Preformatted_20_Text"><text:s text:c="24"/>hic</text:p>
      <text:p text:style-name="Preformatted_20_Text"><text:s text:c="12"/>i_object</text:p>
      <text:p text:style-name="Preformatted_20_Text"><text:s text:c="16"/>* mihi * </text:p>
      <text:p text:style-name="Preformatted_20_Text"><text:s text:c="16"/>index:i(p(1,2))</text:p>
      <text:p text:style-name="Preformatted_20_Text"><text:s text:c="16"/>cat:np</text:p>
      <text:p text:style-name="Preformatted_20_Text"><text:s text:c="16"/>sem:[hum]</text:p>
      <text:p text:style-name="Preformatted_20_Text"><text:s text:c="16"/>lex:pp1sg</text:p>
      <text:p text:style-name="Preformatted_20_Text"><text:s text:c="16"/>number:sing</text:p>
      <text:p text:style-name="Preformatted_20_Text"><text:s text:c="16"/>person:1</text:p>
      <text:p text:style-name="Preformatted_20_Text"><text:s text:c="16"/>gender:or([masc,fem])</text:p>
      <text:p text:style-name="Preformatted_20_Text"><text:s text:c="16"/>case:dat</text:p>
      <text:p text:style-name="Preformatted_20_Text"><text:s text:c="16"/>c_str</text:p>
      <text:p text:style-name="Preformatted_20_Text"><text:s text:c="16"/>pp1sg</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sum_be</text:p>
      <text:p text:style-name="Preformatted_20_Text"><text:s text:c="12"/>polarity:pos</text:p>
      <text:p text:style-name="Preformatted_20_Text"><text:s text:c="12"/>cat:vg</text:p>
      <text:p text:style-name="Preformatted_20_Text"><text:s text:c="12"/>* ero * </text:p>
      <text:p text:style-name="Preformatted_20_Text"><text:s text:c="12"/>pos:v</text:p>
      <text:p text:style-name="Preformatted_20_Text"><text:s text:c="12"/>lex:ess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1</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onstraints_to_be_met:[case:nom]</text:p>
      <text:p text:style-name="Preformatted_20_Text"><text:s text:c="12"/>case:nom</text:p>
      <text:p text:style-name="Preformatted_20_Text"><text:s text:c="8"/>predicative</text:p>
      <text:p text:style-name="Preformatted_20_Text"><text:s text:c="12"/>* miles * </text:p>
      <text:p text:style-name="Preformatted_20_Text"><text:s text:c="12"/>index:i(p(5,6))</text:p>
      <text:p text:style-name="Preformatted_20_Text"><text:s text:c="12"/>cat:np</text:p>
      <text:p text:style-name="Preformatted_20_Text"><text:soft-page-break/><text:s text:c="12"/>sem:[hum]</text:p>
      <text:p text:style-name="Preformatted_20_Text"><text:s text:c="12"/>number:sing</text:p>
      <text:p text:style-name="Preformatted_20_Text"><text:s text:c="12"/>person:3</text:p>
      <text:p text:style-name="Preformatted_20_Text"><text:s text:c="12"/>gender:masc</text:p>
      <text:p text:style-name="Preformatted_20_Text"><text:s text:c="12"/>lex:miles</text:p>
      <text:p text:style-name="Preformatted_20_Text"><text:s text:c="12"/>case:nom</text:p>
      <text:p text:style-name="Preformatted_20_Text"><text:s text:c="12"/>c_str</text:p>
      <text:p text:style-name="Preformatted_20_Text"><text:s text:c="12"/>miles</text:p>
      <text:p text:style-name="Preformatted_20_Text"/>
      <text:p text:style-name="Preformatted_20_Text"/>
      <text:p text:style-name="Preformatted_20_Text"/>
      <text:h text:style-name="P32" text:outline-level="4">Parse B</text:h>
      <text:p text:style-name="Preformatted_20_Text"/>
      <text:p text:style-name="Preformatted_20_Text">4.99---&gt;</text:p>
      <text:p text:style-name="Preformatted_20_Text">[clause_semantics:open,subordinator:[lex:si,pos:sub,argbound:no,mood:indicative],subordinate_clause:[si,[illocutionary_force:statement,vg:[selected_reading:do_give,polarity:pos,cat:vg,pathlist:[p(3,4)],hp:[p(3,4)],gender:_9024,w:0,pos:v,class:tr_cod_coi,type:finite,lex:dare,voice:act,txt:dederis,tense:future_perfect,kind:std,mood:indicative,number:sing,person:2],subject:[source:context_retrievable,number:sing,gender:or([masc,fem]),person:2,cat:np,index:i(0,0),constraints_to_be_met:[],distance:[0],pathlist:[],case:nom,w:0],object:[pathlist:[p(0,1),p(4,5)],hp:[p(4,5)],index:i(p(4,5)),distance:[3],cat:np,class:common,sem:[abstract,thing],number:pl,person:3,gender:neuter,type:core,lex:commodus,lextype:full,case:acc,w:2,c_str:[head:[pathlist:[p(4,5)],pos:noun,origin:adj,txt:commoda,lex:commodus,case:acc,gender:neuter,class:common,ab:no,number:pl,sem:[abstract,thing],c_str:commodus],adjp:[cat:adjp,pathlist:[p(0,1)],distance:[0],hp:[p(0,1)],case:acc,number:pl,gender:neuter,lex:hic,type:tool,w:1,c_str:hic]]],i_object:[pathlist:[p(1,2)],hp:[p(1,2)],index:i(p(1,2)),distance:[0],cat:np,sem:[hum],class:proper,lex:pp1sg,number:sing,person:1,gender:or([masc,fem]),type:core,case:dat,w:1,c_str:pp1sg]]],main_clause:[illocutionary_force:statement,vg:[selected_reading:sum_be,polarity:pos,cat:vg,pathlist:[p(6,7)],hp:[p(6,7)],gender:_10330,w:0,pos:v,class:v_esse,type:finite,lex:esse,voice:act,txt:ero,tense:future,kind:std,mood:indicative,number:sing,person:1],subject:[source:context_retrievable,number:sing,gender:or([masc,fem]),person:1,cat:np,index:i(0,0),constraints_to_be_met:[case:nom],distance:[0],pathlist:[],case:nom,w:0],predicative:[pathlist:[p(5,6)],hp:[p(5,6)],index:i(p(5,6)),distance:[0],cat:np,sem:[hum],class:common,lextype:full,origin:noun,number:sing,person:3,gender:masc,type:core,lex:miles,txt:miles,case:nom,w:1,c_str:miles]]]</text:p>
      <text:p text:style-name="Preformatted_20_Text"/>
      <text:p text:style-name="Preformatted_20_Text"><text:s text:c="4"/>clause_semantics:open</text:p>
      <text:p text:style-name="Preformatted_20_Text"><text:s text:c="4"/>subordinator</text:p>
      <text:p text:style-name="Preformatted_20_Text"><text:s text:c="8"/>lex:si</text:p>
      <text:p text:style-name="Preformatted_20_Text"><text:s text:c="8"/>pos:sub</text:p>
      <text:p text:style-name="Preformatted_20_Text"><text:s text:c="8"/>mood:indica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do_give</text:p>
      <text:p text:style-name="Preformatted_20_Text"><text:s text:c="16"/>polarity:pos</text:p>
      <text:p text:style-name="Preformatted_20_Text"><text:s text:c="16"/>cat:vg</text:p>
      <text:p text:style-name="Preformatted_20_Text"><text:s text:c="16"/>* dederis * </text:p>
      <text:p text:style-name="Preformatted_20_Text"><text:s text:c="16"/>pos:v</text:p>
      <text:p text:style-name="Preformatted_20_Text"><text:s text:c="16"/>lex:dare</text:p>
      <text:p text:style-name="Preformatted_20_Text"><text:s text:c="16"/>voice:act</text:p>
      <text:p text:style-name="Preformatted_20_Text"><text:s text:c="16"/>tense:future_perfect</text:p>
      <text:p text:style-name="Preformatted_20_Text"><text:s text:c="16"/>mood:indic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ase:nom</text:p>
      <text:p text:style-name="Preformatted_20_Text"><text:s text:c="12"/>object</text:p>
      <text:p text:style-name="Preformatted_20_Text"><text:s text:c="16"/>* haec * * commoda * </text:p>
      <text:p text:style-name="Preformatted_20_Text"><text:s text:c="16"/>index:i(p(4,5))</text:p>
      <text:p text:style-name="Preformatted_20_Text"><text:s text:c="16"/>cat:np</text:p>
      <text:p text:style-name="Preformatted_20_Text"><text:s text:c="16"/>sem:[abstract,thing]</text:p>
      <text:p text:style-name="Preformatted_20_Text"><text:s text:c="16"/>number:pl</text:p>
      <text:p text:style-name="Preformatted_20_Text"><text:s text:c="16"/>person:3</text:p>
      <text:p text:style-name="Preformatted_20_Text"><text:s text:c="16"/>gender:neuter</text:p>
      <text:p text:style-name="Preformatted_20_Text"><text:s text:c="16"/>lex:commodus</text:p>
      <text:p text:style-name="Preformatted_20_Text"><text:s text:c="16"/>case:acc</text:p>
      <text:p text:style-name="Preformatted_20_Text"><text:soft-page-break/><text:s text:c="16"/>c_str</text:p>
      <text:p text:style-name="Preformatted_20_Text"><text:s text:c="20"/>head</text:p>
      <text:p text:style-name="Preformatted_20_Text"><text:s text:c="24"/>* commoda * </text:p>
      <text:p text:style-name="Preformatted_20_Text"><text:s text:c="24"/>pos:noun</text:p>
      <text:p text:style-name="Preformatted_20_Text"><text:s text:c="24"/>lex:commodus</text:p>
      <text:p text:style-name="Preformatted_20_Text"><text:s text:c="24"/>case:acc</text:p>
      <text:p text:style-name="Preformatted_20_Text"><text:s text:c="24"/>gender:neuter</text:p>
      <text:p text:style-name="Preformatted_20_Text"><text:s text:c="24"/>number:pl</text:p>
      <text:p text:style-name="Preformatted_20_Text"><text:s text:c="24"/>sem:[abstract,thing]</text:p>
      <text:p text:style-name="Preformatted_20_Text"><text:s text:c="24"/>c_str</text:p>
      <text:p text:style-name="Preformatted_20_Text"><text:s text:c="24"/>commodus</text:p>
      <text:p text:style-name="Preformatted_20_Text"><text:s text:c="20"/>adjp</text:p>
      <text:p text:style-name="Preformatted_20_Text"><text:s text:c="24"/>cat:adjp</text:p>
      <text:p text:style-name="Preformatted_20_Text"><text:s text:c="24"/>* haec * </text:p>
      <text:p text:style-name="Preformatted_20_Text"><text:s text:c="24"/>case:acc</text:p>
      <text:p text:style-name="Preformatted_20_Text"><text:s text:c="24"/>number:pl</text:p>
      <text:p text:style-name="Preformatted_20_Text"><text:s text:c="24"/>gender:neuter</text:p>
      <text:p text:style-name="Preformatted_20_Text"><text:s text:c="24"/>lex:hic</text:p>
      <text:p text:style-name="Preformatted_20_Text"><text:s text:c="24"/>c_str</text:p>
      <text:p text:style-name="Preformatted_20_Text"><text:s text:c="24"/>hic</text:p>
      <text:p text:style-name="Preformatted_20_Text"><text:s text:c="12"/>i_object</text:p>
      <text:p text:style-name="Preformatted_20_Text"><text:s text:c="16"/>* mihi * </text:p>
      <text:p text:style-name="Preformatted_20_Text"><text:s text:c="16"/>index:i(p(1,2))</text:p>
      <text:p text:style-name="Preformatted_20_Text"><text:s text:c="16"/>cat:np</text:p>
      <text:p text:style-name="Preformatted_20_Text"><text:s text:c="16"/>sem:[hum]</text:p>
      <text:p text:style-name="Preformatted_20_Text"><text:s text:c="16"/>lex:pp1sg</text:p>
      <text:p text:style-name="Preformatted_20_Text"><text:s text:c="16"/>number:sing</text:p>
      <text:p text:style-name="Preformatted_20_Text"><text:s text:c="16"/>person:1</text:p>
      <text:p text:style-name="Preformatted_20_Text"><text:s text:c="16"/>gender:or([masc,fem])</text:p>
      <text:p text:style-name="Preformatted_20_Text"><text:s text:c="16"/>case:dat</text:p>
      <text:p text:style-name="Preformatted_20_Text"><text:s text:c="16"/>c_str</text:p>
      <text:p text:style-name="Preformatted_20_Text"><text:s text:c="16"/>pp1sg</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sum_be</text:p>
      <text:p text:style-name="Preformatted_20_Text"><text:s text:c="12"/>polarity:pos</text:p>
      <text:p text:style-name="Preformatted_20_Text"><text:s text:c="12"/>cat:vg</text:p>
      <text:p text:style-name="Preformatted_20_Text"><text:s text:c="12"/>* ero * </text:p>
      <text:p text:style-name="Preformatted_20_Text"><text:s text:c="12"/>pos:v</text:p>
      <text:p text:style-name="Preformatted_20_Text"><text:s text:c="12"/>lex:ess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1</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1</text:p>
      <text:p text:style-name="Preformatted_20_Text"><text:s text:c="12"/>cat:np</text:p>
      <text:p text:style-name="Preformatted_20_Text"><text:s text:c="12"/>index:i(0,0)</text:p>
      <text:p text:style-name="Preformatted_20_Text"><text:s text:c="12"/>constraints_to_be_met:[case:nom]</text:p>
      <text:p text:style-name="Preformatted_20_Text"><text:s text:c="12"/>case:nom</text:p>
      <text:p text:style-name="Preformatted_20_Text"><text:s text:c="8"/>predicative</text:p>
      <text:p text:style-name="Preformatted_20_Text"><text:s text:c="12"/>* miles * </text:p>
      <text:p text:style-name="Preformatted_20_Text"><text:s text:c="12"/>index:i(p(5,6))</text:p>
      <text:p text:style-name="Preformatted_20_Text"><text:s text:c="12"/>cat:np</text:p>
      <text:p text:style-name="Preformatted_20_Text"><text:s text:c="12"/>sem:[hum]</text:p>
      <text:p text:style-name="Preformatted_20_Text"><text:s text:c="12"/>number:sing</text:p>
      <text:p text:style-name="Preformatted_20_Text"><text:s text:c="12"/>person:3</text:p>
      <text:p text:style-name="Preformatted_20_Text"><text:s text:c="12"/>gender:masc</text:p>
      <text:p text:style-name="Preformatted_20_Text"><text:s text:c="12"/>lex:miles</text:p>
      <text:p text:style-name="Preformatted_20_Text"><text:soft-page-break/><text:s text:c="12"/>case:nom</text:p>
      <text:p text:style-name="Preformatted_20_Text"><text:s text:c="12"/>c_str</text:p>
      <text:p text:style-name="Preformatted_20_Text"><text:s text:c="12"/>miles</text:p>
      <text:p text:style-name="Preformatted_20_Text"/>
      <text:p text:style-name="P12">Comment : parses OK, differ in clause-semantics feature : open vs non-assigned</text:p>
      <text:p text:style-name="P17"/>
      <text:p text:style-name="P3">% 62 Peruigilium Veneris 1.</text:p>
      <text:h text:style-name="Heading_20_3" text:outline-level="3">Cras amet qui numquam amavit.</text:h>
      <text:p text:style-name="Text_20_body"/>
      <text:p text:style-name="Preformatted_20_Text">[0/cras,1/amet,2/qui,3/numquam,4/amauit,endpos(5)]</text:p>
      <text:p text:style-name="Preformatted_20_Text">cputime : 0.09375</text:p>
      <text:h text:style-name="Heading_20_4" text:outline-level="4">Parse A</text:h>
      <text:p text:style-name="Preformatted_20_Text">1---&gt;</text:p>
      <text:p text:style-name="Preformatted_20_Text">[illocutionary_force:statement,vg:[selected_reading:amo_love,polarity:pos,cat:vg,pathlist:[p(1,2)],hp:[p(1,2)],gender:_6690,w:0,pos:v,class:tr_cod,type:finite,lex:amare,voice:act,txt:amet,tense:present,kind:std,mood:subjunctive,number:sing,person:3],subject:[number:sing,gender:masc,pathlist:[p(2,3),p(3,4),p(4,5)],hp:[],distance:[0],cat:np,type:full,class:common,index:dummy_np,sem:[hum],person:3,case:or([nom,acc,dat]),lex:dummy_np,w:1,c_str:[head:[lex:dummy_np,number:sing,gender:masc,person:3,index:_7168,constraints_to_be_met:[number:sing,gender:masc,person:3,case:nom,index:dummy_np,sem:[hum]]],rel_clause:[pathlist:[p(2,3),p(3,4),p(4,5)],distance:[0],gap:[gap:[type:np,index:dummy_np,function:subject,subject:[e:dummy_np],constraints:[number:sing,gender:masc,person:3,case:nom,index:dummy_np,sem:[hum]]]],index:dummy_np,number:sing,gender:masc,case:nom,person:3,reltype:restrictive,type:finite,mood:indicative,tense:perfect,constraints:[number:sing,gender:masc,person:3,case:nom,index:dummy_np,sem:[hum]],w:1,c_str:[illocutionary_force:statement,vg:[selected_reading:amo_love,polarity:pos,cat:vg,pathlist:[p(4,5)],hp:[p(4,5)],gender:_7648,w:0,pos:v,class:tr_cod,type:finite,lex:amare,voice:act,txt:amauit,tense:perfect,kind:std,mood:indicative,number:sing,person:3],subject:[index:dummy_np],adverbial_adjunct:[cat:advp,pathlist:[p(3,4)],distance:[0],type:vpbound,lex:numquam,sem:time,w:1,c_str:[head:numquam]]]]]],adverbial_adjunct:[cat:advp,pathlist:[p(0,1)],distance:[0],type:vpbound,lex:cras,sem:time,w:1,c_str:[head:cras]]]</text:p>
      <text:p text:style-name="Preformatted_20_Text"/>
      <text:p text:style-name="Preformatted_20_Text"><text:s text:c="4"/>illocutionary_force:statement</text:p>
      <text:p text:style-name="Preformatted_20_Text"><text:s text:c="4"/>vg</text:p>
      <text:p text:style-name="Preformatted_20_Text"><text:s text:c="8"/>selected_reading:amo_love</text:p>
      <text:p text:style-name="Preformatted_20_Text"><text:s text:c="8"/>polarity:pos</text:p>
      <text:p text:style-name="Preformatted_20_Text"><text:s text:c="8"/>cat:vg</text:p>
      <text:p text:style-name="Preformatted_20_Text"><text:s text:c="8"/>* amet * </text:p>
      <text:p text:style-name="Preformatted_20_Text"><text:s text:c="8"/>pos:v</text:p>
      <text:p text:style-name="Preformatted_20_Text"><text:s text:c="8"/>lex:amare</text:p>
      <text:p text:style-name="Preformatted_20_Text"><text:s text:c="8"/>voice:act</text:p>
      <text:p text:style-name="Preformatted_20_Text"><text:s text:c="8"/>tense:present</text:p>
      <text:p text:style-name="Preformatted_20_Text"><text:s text:c="8"/>mood:subjunc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qui * * numquam * * amauit * </text:p>
      <text:p text:style-name="Preformatted_20_Text"><text:s text:c="8"/>cat:np</text:p>
      <text:p text:style-name="Preformatted_20_Text"><text:s text:c="8"/>index:dummy_np</text:p>
      <text:p text:style-name="Preformatted_20_Text"><text:s text:c="8"/>sem:[hum]</text:p>
      <text:p text:style-name="Preformatted_20_Text"><text:s text:c="8"/>person:3</text:p>
      <text:p text:style-name="Preformatted_20_Text"><text:s text:c="8"/>case:or([nom,acc,dat])</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sing</text:p>
      <text:p text:style-name="Preformatted_20_Text"><text:s text:c="16"/>gender:masc</text:p>
      <text:p text:style-name="Preformatted_20_Text"><text:s text:c="16"/>person:3</text:p>
      <text:p text:style-name="Preformatted_20_Text"><text:s text:c="16"/>constraints_to_be_met:[number:sing,gender:masc,person:3,case:nom,index:dummy_np,sem:[hum]]</text:p>
      <text:p text:style-name="Preformatted_20_Text"><text:s text:c="12"/>rel_clause</text:p>
      <text:p text:style-name="Preformatted_20_Text"><text:s text:c="16"/>* qui * * numquam * * amauit * </text:p>
      <text:p text:style-name="Preformatted_20_Text"><text:s text:c="16"/>index:dummy_np</text:p>
      <text:p text:style-name="Preformatted_20_Text"><text:s text:c="16"/>number:sing</text:p>
      <text:p text:style-name="Preformatted_20_Text"><text:s text:c="16"/>gender:masc</text:p>
      <text:p text:style-name="Preformatted_20_Text"><text:soft-page-break/><text:s text:c="16"/>case:nom</text:p>
      <text:p text:style-name="Preformatted_20_Text"><text:s text:c="16"/>person:3</text:p>
      <text:p text:style-name="Preformatted_20_Text"><text:s text:c="16"/>reltype:restrictive</text:p>
      <text:p text:style-name="Preformatted_20_Text"><text:s text:c="16"/>mood:indicative</text:p>
      <text:p text:style-name="Preformatted_20_Text"><text:s text:c="16"/>tense: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amo_love</text:p>
      <text:p text:style-name="Preformatted_20_Text"><text:s text:c="24"/>polarity:pos</text:p>
      <text:p text:style-name="Preformatted_20_Text"><text:s text:c="24"/>cat:vg</text:p>
      <text:p text:style-name="Preformatted_20_Text"><text:s text:c="24"/>* amauit * </text:p>
      <text:p text:style-name="Preformatted_20_Text"><text:s text:c="24"/>pos:v</text:p>
      <text:p text:style-name="Preformatted_20_Text"><text:s text:c="24"/>lex:amare</text:p>
      <text:p text:style-name="Preformatted_20_Text"><text:s text:c="24"/>voice:act</text:p>
      <text:p text:style-name="Preformatted_20_Text"><text:s text:c="24"/>tense: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index:dummy_np</text:p>
      <text:p text:style-name="Preformatted_20_Text"><text:s text:c="20"/>adverbial_adjunct</text:p>
      <text:p text:style-name="Preformatted_20_Text"><text:s text:c="24"/>cat:advp</text:p>
      <text:p text:style-name="Preformatted_20_Text"><text:s text:c="24"/>* numquam * </text:p>
      <text:p text:style-name="Preformatted_20_Text"><text:s text:c="24"/>lex:numquam</text:p>
      <text:p text:style-name="Preformatted_20_Text"><text:s text:c="24"/>sem:time</text:p>
      <text:p text:style-name="Preformatted_20_Text"><text:s text:c="24"/>c_str</text:p>
      <text:p text:style-name="Preformatted_20_Text"><text:s text:c="28"/>head</text:p>
      <text:p text:style-name="Preformatted_20_Text"><text:s text:c="28"/>numquam</text:p>
      <text:p text:style-name="Preformatted_20_Text"><text:s text:c="4"/>adverbial_adjunct</text:p>
      <text:p text:style-name="Preformatted_20_Text"><text:s text:c="8"/>cat:advp</text:p>
      <text:p text:style-name="Preformatted_20_Text"><text:s text:c="8"/>* cras * </text:p>
      <text:p text:style-name="Preformatted_20_Text"><text:s text:c="8"/>lex:cras</text:p>
      <text:p text:style-name="Preformatted_20_Text"><text:s text:c="8"/>sem:time</text:p>
      <text:p text:style-name="Preformatted_20_Text"><text:s text:c="8"/>c_str</text:p>
      <text:p text:style-name="Preformatted_20_Text"><text:s text:c="12"/>head</text:p>
      <text:p text:style-name="Preformatted_20_Text"><text:s text:c="12"/>cras</text:p>
      <text:p text:style-name="Preformatted_20_Text"/>
      <text:p text:style-name="Preformatted_20_Text"/>
      <text:p text:style-name="Preformatted_20_Text"/>
      <text:h text:style-name="P32" text:outline-level="4">Parse B</text:h>
      <text:p text:style-name="Preformatted_20_Text"/>
      <text:p text:style-name="Preformatted_20_Text">1---&gt;</text:p>
      <text:p text:style-name="Preformatted_20_Text">[illocutionary_force:statement,vg:[selected_reading:amo_love,polarity:pos,cat:vg,pathlist:[p(1,2)],hp:[p(1,2)],gender:_8218,w:0,pos:v,class:tr_cod,type:finite,lex:amare,voice:act,txt:amet,tense:present,kind:std,mood:subjunctive,number:sing,person:3],subject:[source:context_retrievable,number:sing,gender:_8410,person:3,cat:np,index:i(0,0),constraints_to_be_met:[sem:[hum]],distance:[0],pathlist:[],case:nom,w: -1],object:[pathlist:[p(2,3),p(3,4),p(4,5)],hp:[],distance:[0],cat:np,type:full,class:common,index:dummy_np,number:sing,gender:masc,sem:[hum],person:3,case:or([nom,acc,dat]),lex:dummy_np,w:1,c_str:[head:[lex:dummy_np,number:sing,gender:masc,person:3,index:_8870,constraints_to_be_met:[number:sing,gender:masc,person:3,case:nom,index:dummy_np,sem:[hum]]],rel_clause:[pathlist:[p(2,3),p(3,4),p(4,5)],distance:[0],gap:[gap:[type:np,index:dummy_np,function:subject,subject:[e:dummy_np],constraints:[number:sing,gender:masc,person:3,case:nom,index:dummy_np,sem:[hum]]]],index:dummy_np,number:sing,gender:masc,case:nom,person:3,reltype:restrictive,type:finite,mood:indicative,tense:perfect,constraints:[number:sing,gender:masc,person:3,case:nom,index:dummy_np,sem:[hum]],w:1,c_str:[illocutionary_force:statement,vg:[selected_reading:amo_love,polarity:pos,cat:vg,pathlist:[p(4,5)],hp:[p(4,5)],gender:_9350,w:0,pos:v,class:tr_cod,type:finite,lex:amare,voice:act,txt:amauit,tense:perfect,kind:std,mood:indicative,number:sing,person:3],subject:[index:dummy_np],adverbial_adjunct:[cat:advp,pathlist:[p(3,4)],distance:[0],type:vpbound,lex:numquam,sem:time,w:1,c_str:[head:numquam]]]]]],adverbial_adjunct:[cat:advp,pathlist:[p(0,1)],distance:[0],type:vpbound,lex:cras,sem:time,w:1,c_str:[head:cras]]]</text:p>
      <text:p text:style-name="Preformatted_20_Text"/>
      <text:p text:style-name="Preformatted_20_Text"/>
      <text:p text:style-name="Preformatted_20_Text"><text:s text:c="4"/>illocutionary_force:statement</text:p>
      <text:p text:style-name="Preformatted_20_Text"><text:s text:c="4"/>vg</text:p>
      <text:p text:style-name="Preformatted_20_Text"><text:s text:c="8"/>selected_reading:amo_love</text:p>
      <text:p text:style-name="Preformatted_20_Text"><text:s text:c="8"/>polarity:pos</text:p>
      <text:p text:style-name="Preformatted_20_Text"><text:s text:c="8"/>cat:vg</text:p>
      <text:p text:style-name="Preformatted_20_Text"><text:s text:c="8"/>* amet * </text:p>
      <text:p text:style-name="Preformatted_20_Text"><text:s text:c="8"/>pos:v</text:p>
      <text:p text:style-name="Preformatted_20_Text"><text:s text:c="8"/>lex:amare</text:p>
      <text:p text:style-name="Preformatted_20_Text"><text:s text:c="8"/>voice:act</text:p>
      <text:p text:style-name="Preformatted_20_Text"><text:s text:c="8"/>tense:present</text:p>
      <text:p text:style-name="Preformatted_20_Text"><text:s text:c="8"/>mood:subjunctive</text:p>
      <text:p text:style-name="Preformatted_20_Text"><text:s text:c="8"/>number:sing</text:p>
      <text:p text:style-name="Preformatted_20_Text"><text:s text:c="8"/>person:3</text:p>
      <text:p text:style-name="Preformatted_20_Text"><text:s text:c="4"/>subject</text:p>
      <text:p text:style-name="Preformatted_20_Text"><text:s text:c="8"/>source:context_retrievable</text:p>
      <text:p text:style-name="Preformatted_20_Text"><text:s text:c="8"/>number:sing</text:p>
      <text:p text:style-name="Preformatted_20_Text"><text:s text:c="8"/>person:3</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qui * * numquam * * amauit * </text:p>
      <text:p text:style-name="Preformatted_20_Text"><text:s text:c="8"/>cat:np</text:p>
      <text:p text:style-name="Preformatted_20_Text"><text:s text:c="8"/>index:dummy_np</text:p>
      <text:p text:style-name="Preformatted_20_Text"><text:s text:c="8"/>number:sing</text:p>
      <text:p text:style-name="Preformatted_20_Text"><text:s text:c="8"/>gender:masc</text:p>
      <text:p text:style-name="Preformatted_20_Text"><text:s text:c="8"/>sem:[hum]</text:p>
      <text:p text:style-name="Preformatted_20_Text"><text:s text:c="8"/>person:3</text:p>
      <text:p text:style-name="Preformatted_20_Text"><text:s text:c="8"/>case:or([nom,acc,dat])</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sing</text:p>
      <text:p text:style-name="Preformatted_20_Text"><text:s text:c="16"/>gender:masc</text:p>
      <text:p text:style-name="Preformatted_20_Text"><text:s text:c="16"/>person:3</text:p>
      <text:p text:style-name="Preformatted_20_Text"><text:s text:c="16"/>constraints_to_be_met:[number:sing,gender:masc,person:3,case:nom,index:dummy_np,sem:[hum]]</text:p>
      <text:p text:style-name="Preformatted_20_Text"><text:s text:c="12"/>rel_clause</text:p>
      <text:p text:style-name="Preformatted_20_Text"><text:soft-page-break/><text:s text:c="16"/>* qui * * numquam * * amauit * </text:p>
      <text:p text:style-name="Preformatted_20_Text"><text:s text:c="16"/>index:dummy_np</text:p>
      <text:p text:style-name="Preformatted_20_Text"><text:s text:c="16"/>number:sing</text:p>
      <text:p text:style-name="Preformatted_20_Text"><text:s text:c="16"/>gender:masc</text:p>
      <text:p text:style-name="Preformatted_20_Text"><text:s text:c="16"/>case:nom</text:p>
      <text:p text:style-name="Preformatted_20_Text"><text:s text:c="16"/>person:3</text:p>
      <text:p text:style-name="Preformatted_20_Text"><text:s text:c="16"/>reltype:restrictive</text:p>
      <text:p text:style-name="Preformatted_20_Text"><text:s text:c="16"/>mood:indicative</text:p>
      <text:p text:style-name="Preformatted_20_Text"><text:s text:c="16"/>tense: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amo_love</text:p>
      <text:p text:style-name="Preformatted_20_Text"><text:s text:c="24"/>polarity:pos</text:p>
      <text:p text:style-name="Preformatted_20_Text"><text:s text:c="24"/>cat:vg</text:p>
      <text:p text:style-name="Preformatted_20_Text"><text:s text:c="24"/>* amauit * </text:p>
      <text:p text:style-name="Preformatted_20_Text"><text:s text:c="24"/>pos:v</text:p>
      <text:p text:style-name="Preformatted_20_Text"><text:s text:c="24"/>lex:amare</text:p>
      <text:p text:style-name="Preformatted_20_Text"><text:s text:c="24"/>voice:act</text:p>
      <text:p text:style-name="Preformatted_20_Text"><text:s text:c="24"/>tense: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index:dummy_np</text:p>
      <text:p text:style-name="Preformatted_20_Text"><text:s text:c="20"/>adverbial_adjunct</text:p>
      <text:p text:style-name="Preformatted_20_Text"><text:s text:c="24"/>cat:advp</text:p>
      <text:p text:style-name="Preformatted_20_Text"><text:s text:c="24"/>* numquam * </text:p>
      <text:p text:style-name="Preformatted_20_Text"><text:s text:c="24"/>lex:numquam</text:p>
      <text:p text:style-name="Preformatted_20_Text"><text:s text:c="24"/>sem:time</text:p>
      <text:p text:style-name="Preformatted_20_Text"><text:s text:c="24"/>c_str</text:p>
      <text:p text:style-name="Preformatted_20_Text"><text:s text:c="28"/>head</text:p>
      <text:p text:style-name="Preformatted_20_Text"><text:s text:c="28"/>numquam</text:p>
      <text:p text:style-name="Preformatted_20_Text"><text:s text:c="4"/>adverbial_adjunct</text:p>
      <text:p text:style-name="Preformatted_20_Text"><text:s text:c="8"/>cat:advp</text:p>
      <text:p text:style-name="Preformatted_20_Text"><text:s text:c="8"/>* cras * </text:p>
      <text:p text:style-name="Preformatted_20_Text"><text:s text:c="8"/>lex:cras</text:p>
      <text:p text:style-name="Preformatted_20_Text"><text:s text:c="8"/>sem:time</text:p>
      <text:p text:style-name="Preformatted_20_Text"><text:s text:c="8"/>c_str</text:p>
      <text:p text:style-name="Preformatted_20_Text"><text:s text:c="12"/>head</text:p>
      <text:p text:style-name="Preformatted_20_Text"><text:s text:c="12"/>cras</text:p>
      <text:p text:style-name="Preformatted_20_Text"/>
      <text:p text:style-name="Preformatted_20_Text"/>
      <text:p text:style-name="P12">Comment : parse A is OK, parse B is wrong in its subject assignment</text:p>
      <text:p text:style-name="Preformatted_20_Text"/>
      <text:p text:style-name="Preformatted_20_Text"/>
      <text:p text:style-name="P17"/>
      <text:p text:style-name="P3">% 63 Sallustius Bellum Iugurthinum V 1.</text:p>
      <text:h text:style-name="Heading_20_3" text:outline-level="3">Superbiae nobilitatis obviam itum est.</text:h>
      <text:p text:style-name="Preformatted_20_Text"/>
      <text:p text:style-name="Preformatted_20_Text">[0/superbiae,1/nobilitatis,2/obuiam,3/itum,4/est,endpos(5)]</text:p>
      <text:p text:style-name="Preformatted_20_Text">cputime : 0.1875</text:p>
      <text:p text:style-name="Preformatted_20_Text"/>
      <text:p text:style-name="Preformatted_20_Text">7.5---&gt;</text:p>
      <text:p text:style-name="Preformatted_20_Text">[vg:[selected_reading:obuiam_eo_oppose_IDIOM,polarity:pos,cat:vg,type:finite,pathlist:[p(3,4),p(4,5)],hp:[p(3,4)],lex:ire,person:3,mood:indicative,tense:perfect,voice:middle,number:sing,gender:neuter,w:3],prep_cplt:[pathlist:[p(0,1),p(1,2),p(2,3)],hp:[p(0,1)],distance:[0],index:i([p(0,1)]),case:dat,prep:obuiam,sem:[quality],lex:superbia,w:1.5,cat:pp,c_str:[prep:obuiam,head:[pathlist:[p(0,1),p(1,2)],hp:[p(0,1)],index:i([p(0,1)]),distance:[0],sem:[quality],number:sing,person:3,cat:np,lex:superbia,lextype:full,gender:fem,type:full,case:dat,class:common,w:1.5,c_str:[head:[pathlist:[p(0,1)],hp:[p(0,1)],index:i(p(0,1)),distance:[0],cat:np,sem:[quality],class:common,lextype:full,origin:noun,number:sing,person:3,gender:fem,type:core,lex:superbia,txt:superbiae,case:dat,w:1,c_str:superbiae],noun_cplt:[pathlist:[p(1,2)],hp:[p(1,2)],index:i(p(1,2)),distance:[0],cat:np,sem:[quality],class:common,lextype:full,origin:noun,number:sing,person:3,gender:fem,type:core,lex:nobilitas,txt:nobilitatis,case:gen,w:1,c_str:nobilitatis]]]]]]</text:p>
      <text:p text:style-name="Preformatted_20_Text"/>
      <text:p text:style-name="Preformatted_20_Text"><text:s text:c="4"/>vg</text:p>
      <text:p text:style-name="Preformatted_20_Text"><text:s text:c="8"/>selected_reading:obuiam_eo_oppose_IDIOM</text:p>
      <text:p text:style-name="Preformatted_20_Text"><text:s text:c="8"/>polarity:pos</text:p>
      <text:p text:style-name="Preformatted_20_Text"><text:s text:c="8"/>cat:vg</text:p>
      <text:p text:style-name="Preformatted_20_Text"><text:s text:c="8"/>* itum * * est * </text:p>
      <text:p text:style-name="Preformatted_20_Text"><text:s text:c="8"/>lex:ire</text:p>
      <text:p text:style-name="Preformatted_20_Text"><text:s text:c="8"/>person:3</text:p>
      <text:p text:style-name="Preformatted_20_Text"><text:s text:c="8"/>mood:indicative</text:p>
      <text:p text:style-name="Preformatted_20_Text"><text:s text:c="8"/>tense:perfect</text:p>
      <text:p text:style-name="Preformatted_20_Text"><text:s text:c="8"/>voice:middle</text:p>
      <text:p text:style-name="Preformatted_20_Text"><text:s text:c="8"/>number:sing</text:p>
      <text:p text:style-name="Preformatted_20_Text"><text:s text:c="8"/>gender:neuter</text:p>
      <text:p text:style-name="Preformatted_20_Text"><text:s text:c="4"/>prep_cplt</text:p>
      <text:p text:style-name="Preformatted_20_Text"><text:s text:c="8"/>* superbiae * * nobilitatis * * obuiam * </text:p>
      <text:p text:style-name="Preformatted_20_Text"><text:s text:c="8"/>index:i([p(0,1)])</text:p>
      <text:p text:style-name="Preformatted_20_Text"><text:s text:c="8"/>case:dat</text:p>
      <text:p text:style-name="Preformatted_20_Text"><text:s text:c="8"/>prep:obuiam</text:p>
      <text:p text:style-name="Preformatted_20_Text"><text:s text:c="8"/>sem:[quality]</text:p>
      <text:p text:style-name="Preformatted_20_Text"><text:s text:c="8"/>lex:superbia</text:p>
      <text:p text:style-name="Preformatted_20_Text"><text:s text:c="8"/>cat:pp</text:p>
      <text:p text:style-name="Preformatted_20_Text"><text:s text:c="8"/>c_str</text:p>
      <text:p text:style-name="Preformatted_20_Text"><text:s text:c="12"/>prep:obuiam</text:p>
      <text:p text:style-name="Preformatted_20_Text"><text:s text:c="12"/>head</text:p>
      <text:p text:style-name="Preformatted_20_Text"><text:s text:c="16"/>* superbiae * * nobilitatis * </text:p>
      <text:p text:style-name="Preformatted_20_Text"><text:s text:c="16"/>index:i([p(0,1)])</text:p>
      <text:p text:style-name="Preformatted_20_Text"><text:s text:c="16"/>sem:[quality]</text:p>
      <text:p text:style-name="Preformatted_20_Text"><text:s text:c="16"/>number:sing</text:p>
      <text:p text:style-name="Preformatted_20_Text"><text:s text:c="16"/>person:3</text:p>
      <text:p text:style-name="Preformatted_20_Text"><text:s text:c="16"/>cat:np</text:p>
      <text:p text:style-name="Preformatted_20_Text"><text:s text:c="16"/>lex:superbia</text:p>
      <text:p text:style-name="Preformatted_20_Text"><text:s text:c="16"/>gender:fem</text:p>
      <text:p text:style-name="Preformatted_20_Text"><text:s text:c="16"/>case:dat</text:p>
      <text:p text:style-name="Preformatted_20_Text"><text:s text:c="16"/>c_str</text:p>
      <text:p text:style-name="Preformatted_20_Text"><text:s text:c="20"/>head</text:p>
      <text:p text:style-name="Preformatted_20_Text"><text:s text:c="24"/>* superbiae * </text:p>
      <text:p text:style-name="Preformatted_20_Text"><text:s text:c="24"/>index:i(p(0,1))</text:p>
      <text:p text:style-name="Preformatted_20_Text"><text:s text:c="24"/>cat:np</text:p>
      <text:p text:style-name="Preformatted_20_Text"><text:s text:c="24"/>sem:[quality]</text:p>
      <text:p text:style-name="Preformatted_20_Text"><text:s text:c="24"/>number:sing</text:p>
      <text:p text:style-name="Preformatted_20_Text"><text:s text:c="24"/>person:3</text:p>
      <text:p text:style-name="Preformatted_20_Text"><text:s text:c="24"/>gender:fem</text:p>
      <text:p text:style-name="Preformatted_20_Text"><text:s text:c="24"/>lex:superbia</text:p>
      <text:p text:style-name="Preformatted_20_Text"><text:s text:c="24"/>case:dat</text:p>
      <text:p text:style-name="Preformatted_20_Text"><text:soft-page-break/><text:s text:c="24"/>c_str</text:p>
      <text:p text:style-name="Preformatted_20_Text"><text:s text:c="24"/>superbiae</text:p>
      <text:p text:style-name="Preformatted_20_Text"><text:s text:c="20"/>noun_cplt</text:p>
      <text:p text:style-name="Preformatted_20_Text"><text:s text:c="24"/>* nobilitatis * </text:p>
      <text:p text:style-name="Preformatted_20_Text"><text:s text:c="24"/>index:i(p(1,2))</text:p>
      <text:p text:style-name="Preformatted_20_Text"><text:s text:c="24"/>cat:np</text:p>
      <text:p text:style-name="Preformatted_20_Text"><text:s text:c="24"/>sem:[quality]</text:p>
      <text:p text:style-name="Preformatted_20_Text"><text:s text:c="24"/>number:sing</text:p>
      <text:p text:style-name="Preformatted_20_Text"><text:s text:c="24"/>person:3</text:p>
      <text:p text:style-name="Preformatted_20_Text"><text:s text:c="24"/>gender:fem</text:p>
      <text:p text:style-name="Preformatted_20_Text"><text:s text:c="24"/>lex:nobilitas</text:p>
      <text:p text:style-name="Preformatted_20_Text"><text:s text:c="24"/>case:gen</text:p>
      <text:p text:style-name="Preformatted_20_Text"><text:s text:c="24"/>c_str</text:p>
      <text:p text:style-name="Preformatted_20_Text"><text:s text:c="24"/>nobilitatis</text:p>
      <text:p text:style-name="Preformatted_20_Text"/>
      <text:p text:style-name="Preformatted_20_Text"/>
      <text:p text:style-name="Preformatted_20_Text"/>
      <text:p text:style-name="Preformatted_20_Text"/>
      <text:p text:style-name="Preformatted_20_Text"/>
      <text:p text:style-name="P12">Comment : parse OK, analysis of obviam debatable</text:p>
      <text:p text:style-name="P16">% 64 Sallustius Bellum Iugurthinum XX 5.</text:p>
      <text:h text:style-name="Heading_20_3" text:outline-level="3">Legatos ad Iugurtham de iniuriis questum misit.</text:h>
      <text:p text:style-name="Text_20_body"/>
      <text:p text:style-name="Preformatted_20_Text">[0/legatos,1/ad,2/iugurtham,3/de,4/iniuriis,5/questum,6/misit,endpos(7)]</text:p>
      <text:p text:style-name="Preformatted_20_Text">cputime : 2.71875</text:p>
      <text:p text:style-name="Preformatted_20_Text"/>
      <text:p text:style-name="Preformatted_20_Text">11.92---&gt;</text:p>
      <text:p text:style-name="Preformatted_20_Text">[illocutionary_force:statement,vg:[selected_reading:mitto_send,polarity:pos,cat:vg,pathlist:[p(6,7)],hp:[p(6,7)],gender:_9026,w:0,pos:v,class:tr_cod_coi,type:finite,lex:mittere,voice:act,txt:misit,tense:perfect,kind:std,mood:indicative,number:sing,person:3],subject:[source:context_retrievable,number:sing,gender:_9218,person:3,cat:np,index:i(0,0),constraints_to_be_met:[sem:[hum]],distance:[0],pathlist:[],case:nom,w: -1],object:[pathlist:[p(0,1)],hp:[p(0,1)],index:i(p(0,1)),distance:[0],cat:np,sem:[hum],class:common,lextype:full,origin:noun,number:pl,person:3,gender:masc,type:core,lex:legatus,txt:legatos,case:acc,w:1,c_str:legatos],prep_cplt:[pathlist:[p(1,2),p(2,3)],hp:[p(2,3)],distance:[0],index:i(p(2,3)),case:acc,prep:ad,sem:[male],lex:iugurtha,w:1,type:core,cat:pp,c_str:[prep:ad,head:[pathlist:[p(2,3)],hp:[p(2,3)],index:i(p(2,3)),distance:[0],cat:np,sem:[male],class:proper,lex:iugurtha,lextype:full,number:sing,person:3,gender:masc,type:core,case:acc,w:1,c_str:iugurtha]]],cplt:[cat:pred,type:nonfinite_i,mood:supine,tense:present,class:m,pathlist:[p(3,4),p(4,5),p(5,6)],distance:[0],number:sing,gender:neuter,case:or([nom,acc]),person:3,gap:[],w:7,c_str:[vg:[selected_reading:queror_complain,polarity:pos,cat:vg,pathlist:[p(5,6)],hp:[p(5,6)],gender:_10406,w:0,pos:v,class:tr_cod,type:supine,lex:queri,txt:questum,kind:dep,mood:supine,person:3,case:_10526],prep_cplt:[pathlist:[p(3,4),p(4,5)],hp:[p(4,5)],distance:[0],index:i(p(4,5)),case:abl,prep:de,sem:[quality],lex:iniuria,w:1,type:core,cat:pp,c_str:[prep:de,head:[pathlist:[p(4,5)],hp:[p(4,5)],index:i(p(4,5)),distance:[0],cat:np,sem:[quality],class:common,lextype:full,origin:noun,number:pl,person:3,gender:fem,type:core,lex:iniuria,txt:iniuriis,case:abl,w:1,c_str:iniuriis]]]]]]</text:p>
      <text:p text:style-name="Preformatted_20_Text"/>
      <text:p text:style-name="Preformatted_20_Text"><text:s text:c="4"/>illocutionary_force:statement</text:p>
      <text:p text:style-name="Preformatted_20_Text"><text:s text:c="4"/>vg</text:p>
      <text:p text:style-name="Preformatted_20_Text"><text:s text:c="8"/>selected_reading:mitto_send</text:p>
      <text:p text:style-name="Preformatted_20_Text"><text:s text:c="8"/>polarity:pos</text:p>
      <text:p text:style-name="Preformatted_20_Text"><text:s text:c="8"/>cat:vg</text:p>
      <text:p text:style-name="Preformatted_20_Text"><text:s text:c="8"/>* misit * </text:p>
      <text:p text:style-name="Preformatted_20_Text"><text:s text:c="8"/>pos:v</text:p>
      <text:p text:style-name="Preformatted_20_Text"><text:s text:c="8"/>lex:mitt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source:context_retrievable</text:p>
      <text:p text:style-name="Preformatted_20_Text"><text:s text:c="8"/>number:sing</text:p>
      <text:p text:style-name="Preformatted_20_Text"><text:s text:c="8"/>person:3</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legatos * </text:p>
      <text:p text:style-name="Preformatted_20_Text"><text:s text:c="8"/>index:i(p(0,1))</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legatus</text:p>
      <text:p text:style-name="Preformatted_20_Text"><text:s text:c="8"/>case:acc</text:p>
      <text:p text:style-name="Preformatted_20_Text"><text:s text:c="8"/>c_str</text:p>
      <text:p text:style-name="Preformatted_20_Text"><text:s text:c="8"/>legatos</text:p>
      <text:p text:style-name="Preformatted_20_Text"><text:s text:c="4"/>prep_cplt</text:p>
      <text:p text:style-name="Preformatted_20_Text"><text:s text:c="8"/>* ad * * iugurtham * </text:p>
      <text:p text:style-name="Preformatted_20_Text"><text:s text:c="8"/>index:i(p(2,3))</text:p>
      <text:p text:style-name="Preformatted_20_Text"><text:soft-page-break/><text:s text:c="8"/>case:acc</text:p>
      <text:p text:style-name="Preformatted_20_Text"><text:s text:c="8"/>prep:ad</text:p>
      <text:p text:style-name="Preformatted_20_Text"><text:s text:c="8"/>sem:[male]</text:p>
      <text:p text:style-name="Preformatted_20_Text"><text:s text:c="8"/>lex:iugurtha</text:p>
      <text:p text:style-name="Preformatted_20_Text"><text:s text:c="8"/>cat:pp</text:p>
      <text:p text:style-name="Preformatted_20_Text"><text:s text:c="8"/>c_str</text:p>
      <text:p text:style-name="Preformatted_20_Text"><text:s text:c="12"/>prep:ad</text:p>
      <text:p text:style-name="Preformatted_20_Text"><text:s text:c="12"/>head</text:p>
      <text:p text:style-name="Preformatted_20_Text"><text:s text:c="16"/>* iugurtham * </text:p>
      <text:p text:style-name="Preformatted_20_Text"><text:s text:c="16"/>index:i(p(2,3))</text:p>
      <text:p text:style-name="Preformatted_20_Text"><text:s text:c="16"/>cat:np</text:p>
      <text:p text:style-name="Preformatted_20_Text"><text:s text:c="16"/>sem:[male]</text:p>
      <text:p text:style-name="Preformatted_20_Text"><text:s text:c="16"/>lex:iugurtha</text:p>
      <text:p text:style-name="Preformatted_20_Text"><text:s text:c="16"/>number:sing</text:p>
      <text:p text:style-name="Preformatted_20_Text"><text:s text:c="16"/>person:3</text:p>
      <text:p text:style-name="Preformatted_20_Text"><text:s text:c="16"/>gender:masc</text:p>
      <text:p text:style-name="Preformatted_20_Text"><text:s text:c="16"/>case:acc</text:p>
      <text:p text:style-name="Preformatted_20_Text"><text:s text:c="16"/>c_str</text:p>
      <text:p text:style-name="Preformatted_20_Text"><text:s text:c="16"/>iugurtha</text:p>
      <text:p text:style-name="Preformatted_20_Text"><text:s text:c="4"/>cplt</text:p>
      <text:p text:style-name="Preformatted_20_Text"><text:s text:c="8"/>cat:pred</text:p>
      <text:p text:style-name="Preformatted_20_Text"><text:s text:c="8"/>mood:supine</text:p>
      <text:p text:style-name="Preformatted_20_Text"><text:s text:c="8"/>tense:present</text:p>
      <text:p text:style-name="Preformatted_20_Text"><text:s text:c="8"/>* de * * iniuriis * * questum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c_str</text:p>
      <text:p text:style-name="Preformatted_20_Text"><text:s text:c="12"/>vg</text:p>
      <text:p text:style-name="Preformatted_20_Text"><text:s text:c="16"/>selected_reading:queror_complain</text:p>
      <text:p text:style-name="Preformatted_20_Text"><text:s text:c="16"/>polarity:pos</text:p>
      <text:p text:style-name="Preformatted_20_Text"><text:s text:c="16"/>cat:vg</text:p>
      <text:p text:style-name="Preformatted_20_Text"><text:s text:c="16"/>* questum * </text:p>
      <text:p text:style-name="Preformatted_20_Text"><text:s text:c="16"/>pos:v</text:p>
      <text:p text:style-name="Preformatted_20_Text"><text:s text:c="16"/>lex:queri</text:p>
      <text:p text:style-name="Preformatted_20_Text"><text:s text:c="16"/>mood:supine</text:p>
      <text:p text:style-name="Preformatted_20_Text"><text:s text:c="16"/>person:3</text:p>
      <text:p text:style-name="Preformatted_20_Text"><text:s text:c="12"/>prep_cplt</text:p>
      <text:p text:style-name="Preformatted_20_Text"><text:s text:c="16"/>* de * * iniuriis * </text:p>
      <text:p text:style-name="Preformatted_20_Text"><text:s text:c="16"/>index:i(p(4,5))</text:p>
      <text:p text:style-name="Preformatted_20_Text"><text:s text:c="16"/>case:abl</text:p>
      <text:p text:style-name="Preformatted_20_Text"><text:s text:c="16"/>prep:de</text:p>
      <text:p text:style-name="Preformatted_20_Text"><text:s text:c="16"/>sem:[quality]</text:p>
      <text:p text:style-name="Preformatted_20_Text"><text:s text:c="16"/>lex:iniuria</text:p>
      <text:p text:style-name="Preformatted_20_Text"><text:s text:c="16"/>cat:pp</text:p>
      <text:p text:style-name="Preformatted_20_Text"><text:s text:c="16"/>c_str</text:p>
      <text:p text:style-name="Preformatted_20_Text"><text:s text:c="20"/>prep:de</text:p>
      <text:p text:style-name="Preformatted_20_Text"><text:s text:c="20"/>head</text:p>
      <text:p text:style-name="Preformatted_20_Text"><text:s text:c="24"/>* iniuriis * </text:p>
      <text:p text:style-name="Preformatted_20_Text"><text:s text:c="24"/>index:i(p(4,5))</text:p>
      <text:p text:style-name="Preformatted_20_Text"><text:s text:c="24"/>cat:np</text:p>
      <text:p text:style-name="Preformatted_20_Text"><text:s text:c="24"/>sem:[quality]</text:p>
      <text:p text:style-name="Preformatted_20_Text"><text:s text:c="24"/>number:pl</text:p>
      <text:p text:style-name="Preformatted_20_Text"><text:s text:c="24"/>person:3</text:p>
      <text:p text:style-name="Preformatted_20_Text"><text:s text:c="24"/>gender:fem</text:p>
      <text:p text:style-name="Preformatted_20_Text"><text:s text:c="24"/>lex:iniuria</text:p>
      <text:p text:style-name="Preformatted_20_Text"><text:s text:c="24"/>case:abl</text:p>
      <text:p text:style-name="Preformatted_20_Text"><text:s text:c="24"/>c_str</text:p>
      <text:p text:style-name="Preformatted_20_Text"><text:s text:c="24"/>iniuriis</text:p>
      <text:p text:style-name="Preformatted_20_Text"/>
      <text:p text:style-name="Preformatted_20_Text"/>
      <text:p text:style-name="P12">Comment : parse OK</text:p>
      <text:p text:style-name="Preformatted_20_Text"/>
      <text:p text:style-name="P3"><text:soft-page-break/>% 65 Sallustius Bellum Iugurthinum XIV 8.</text:p>
      <text:h text:style-name="Heading_20_3" text:outline-level="3">Ego eis finibus eiectus sum quos maioribus meis populus Romanus dedit.</text:h>
      <text:p text:style-name="Preformatted_20_Text"/>
      <text:p text:style-name="Preformatted_20_Text">[0/ego,1/eis,2/finibus,3/eiectus,4/sum,5/quos,6/maioribus,7/meis,8/populus,9/romanus,10/dedit,endpos(11)]</text:p>
      <text:p text:style-name="Preformatted_20_Text">cputime : 58.015625</text:p>
      <text:p text:style-name="Preformatted_20_Text"/>
      <text:p text:style-name="Preformatted_20_Text">27.98---&gt;</text:p>
      <text:p text:style-name="Preformatted_20_Text">[illocutionary_force:statement,vg:[selected_reading:eiicio_expulse,polarity:pos,cat:vg,type:finite,pathlist:[p(3,4),p(4,5)],hp:[p(3,4)],lex:eiicere,person:1,mood:indicative,tense:perfect,voice:pass,number:sing,gender:masc,w:20],subject:[number:sing,gender:or([masc,fem]),pathlist:[p(0,1)],hp:[p(0,1)],index:i(p(0,1)),distance:[0],cat:np,sem:[hum],class:proper,lex:pp1sg,person:1,type:core,case:nom,w:1,c_str:pp1sg],cplt:[pathlist:[p(1,2),p(2,3),p(5,6),p(6,7),p(7,8),p(8,9),p(9,10),p(10,11)],hp:[p(2,3)],distance:[1],cat:np,type:full,class:common,lextype:full,index:i(p(2,3)),number:pl,gender:masc,sem:[thing,loc],person:_14128,case:abl,lex:finis,w:6.98,c_str:[head:[head:[pathlist:[p(2,3)],pos:noun,txt:finibus,lex:finis,case:abl,gender:masc,class:common,ab:no,number:pl,sem:[thing,loc]],adjp:[cat:adjp,pathlist:[p(1,2)],distance:[0],hp:[p(1,2)],case:abl,number:pl,gender:or([masc,fem,neuter]),lex:(is),type:tool,w:1,c_str:(is)]],rel_clause:[pathlist:[p(5,6),p(6,7),p(7,8),p(8,9),p(9,10),p(10,11)],distance:[0],gap:[gap:[type:np,index:i(p(2,3)),function:object,object:[e:i(p(2,3))],constraints:[case:acc,sem:[thing]]]],index:i(p(2,3)),number:pl,gender:masc,case:acc,person:3,reltype:restrictive,type:finite,mood:indicative,tense:perfect,constraints:[case:acc,sem:[thing]],w:5.98,c_str:[illocutionary_force:statement,vg:[selected_reading:do_give,polarity:pos,cat:vg,pathlist:[p(10,11)],hp:[p(10,11)],gender:_14996,w:0,pos:v,class:tr_cod_coi,type:finite,lex:dare,voice:act,txt:dedit,tense:perfect,kind:std,mood:indicative,number:sing,person:3],subject:[number:sing,gender:masc,pathlist:[p(8,9),p(9,10)],hp:[p(8,9)],index:i(p(8,9)),distance:[0],cat:np,class:common,sem:[hum],person:3,type:core,lex:populus,lextype:full,case:nom,w:2,c_str:[head:[pathlist:[p(8,9)],pos:noun,txt:populus,lex:populus,case:nom,gender:masc,class:common,ab:no,number:sing,sem:[hum]],adjp:[cat:adjp,pathlist:[p(9,10)],distance:[0],hp:[p(9,10)],case:nom,number:sing,gender:masc,lex:romanus,type:std,w:1,c_str:romanus]]],object:[e:i(p(2,3))],i_object:[pathlist:[p(6,7),p(7,8)],hp:[p(6,7)],index:i(p(6,7)),distance:[0],cat:np,class:common,sem:[hum],number:pl,person:3,gender:masc,type:core,lex:maiores,lextype:full,case:dat,w:2,c_str:[head:[pathlist:[p(6,7)],pos:noun,txt:maioribus,lex:maiores,case:dat,gender:masc,class:common,ab:no,number:pl,sem:[hum]],adjp:[cat:adjp,pathlist:[p(7,8)],distance:[0],hp:[p(7,8)],case:dat,number:pl,gender:masc,lex:meus,type:poss,w:1,c_str:meus]]]]]]]]</text:p>
      <text:p text:style-name="Preformatted_20_Text"/>
      <text:p text:style-name="Preformatted_20_Text"><text:s text:c="4"/>illocutionary_force:statement</text:p>
      <text:p text:style-name="Preformatted_20_Text"><text:s text:c="4"/>vg</text:p>
      <text:p text:style-name="Preformatted_20_Text"><text:s text:c="8"/>selected_reading:eiicio_expulse</text:p>
      <text:p text:style-name="Preformatted_20_Text"><text:s text:c="8"/>polarity:pos</text:p>
      <text:p text:style-name="Preformatted_20_Text"><text:s text:c="8"/>cat:vg</text:p>
      <text:p text:style-name="Preformatted_20_Text"><text:s text:c="8"/>* eiectus * * sum * </text:p>
      <text:p text:style-name="Preformatted_20_Text"><text:s text:c="8"/>lex:eiicere</text:p>
      <text:p text:style-name="Preformatted_20_Text"><text:s text:c="8"/>person:1</text:p>
      <text:p text:style-name="Preformatted_20_Text"><text:s text:c="8"/>mood:indicative</text:p>
      <text:p text:style-name="Preformatted_20_Text"><text:s text:c="8"/>tense:perfect</text:p>
      <text:p text:style-name="Preformatted_20_Text"><text:s text:c="8"/>voice:pass</text:p>
      <text:p text:style-name="Preformatted_20_Text"><text:s text:c="8"/>number:sing</text:p>
      <text:p text:style-name="Preformatted_20_Text"><text:s text:c="8"/>gender:masc</text:p>
      <text:p text:style-name="Preformatted_20_Text"><text:s text:c="4"/>subject</text:p>
      <text:p text:style-name="Preformatted_20_Text"><text:s text:c="8"/>number:sing</text:p>
      <text:p text:style-name="Preformatted_20_Text"><text:s text:c="8"/>gender:or([masc,fem])</text:p>
      <text:p text:style-name="Preformatted_20_Text"><text:s text:c="8"/>* ego * </text:p>
      <text:p text:style-name="Preformatted_20_Text"><text:s text:c="8"/>index:i(p(0,1))</text:p>
      <text:p text:style-name="Preformatted_20_Text"><text:s text:c="8"/>cat:np</text:p>
      <text:p text:style-name="Preformatted_20_Text"><text:s text:c="8"/>sem:[hum]</text:p>
      <text:p text:style-name="Preformatted_20_Text"><text:s text:c="8"/>lex:pp1sg</text:p>
      <text:p text:style-name="Preformatted_20_Text"><text:s text:c="8"/>person:1</text:p>
      <text:p text:style-name="Preformatted_20_Text"><text:s text:c="8"/>case:nom</text:p>
      <text:p text:style-name="Preformatted_20_Text"><text:s text:c="8"/>c_str</text:p>
      <text:p text:style-name="Preformatted_20_Text"><text:s text:c="8"/>pp1sg</text:p>
      <text:p text:style-name="Preformatted_20_Text"><text:s text:c="4"/>cplt</text:p>
      <text:p text:style-name="Preformatted_20_Text"><text:s text:c="8"/>* eis * * finibus * * quos * * maioribus * * meis * * populus * * romanus * * dedit * </text:p>
      <text:p text:style-name="Preformatted_20_Text"><text:s text:c="8"/>cat:np</text:p>
      <text:p text:style-name="Preformatted_20_Text"><text:s text:c="8"/>index:i(p(2,3))</text:p>
      <text:p text:style-name="Preformatted_20_Text"><text:s text:c="8"/>number:pl</text:p>
      <text:p text:style-name="Preformatted_20_Text"><text:soft-page-break/><text:s text:c="8"/>gender:masc</text:p>
      <text:p text:style-name="Preformatted_20_Text"><text:s text:c="8"/>sem:[thing,loc]</text:p>
      <text:p text:style-name="Preformatted_20_Text"><text:s text:c="8"/>case:abl</text:p>
      <text:p text:style-name="Preformatted_20_Text"><text:s text:c="8"/>lex:finis</text:p>
      <text:p text:style-name="Preformatted_20_Text"><text:s text:c="8"/>c_str</text:p>
      <text:p text:style-name="Preformatted_20_Text"><text:s text:c="12"/>head</text:p>
      <text:p text:style-name="Preformatted_20_Text"><text:s text:c="16"/>head</text:p>
      <text:p text:style-name="Preformatted_20_Text"><text:s text:c="20"/>* finibus * </text:p>
      <text:p text:style-name="Preformatted_20_Text"><text:s text:c="20"/>pos:noun</text:p>
      <text:p text:style-name="Preformatted_20_Text"><text:s text:c="20"/>lex:finis</text:p>
      <text:p text:style-name="Preformatted_20_Text"><text:s text:c="20"/>case:abl</text:p>
      <text:p text:style-name="Preformatted_20_Text"><text:s text:c="20"/>gender:masc</text:p>
      <text:p text:style-name="Preformatted_20_Text"><text:s text:c="20"/>number:pl</text:p>
      <text:p text:style-name="Preformatted_20_Text"><text:s text:c="20"/>sem:[thing,loc]</text:p>
      <text:p text:style-name="Preformatted_20_Text"><text:s text:c="16"/>adjp</text:p>
      <text:p text:style-name="Preformatted_20_Text"><text:s text:c="20"/>cat:adjp</text:p>
      <text:p text:style-name="Preformatted_20_Text"><text:s text:c="20"/>* eis * </text:p>
      <text:p text:style-name="Preformatted_20_Text"><text:s text:c="20"/>case:abl</text:p>
      <text:p text:style-name="Preformatted_20_Text"><text:s text:c="20"/>number:pl</text:p>
      <text:p text:style-name="Preformatted_20_Text"><text:s text:c="20"/>gender:or([masc,fem,neuter])</text:p>
      <text:p text:style-name="Preformatted_20_Text"><text:s text:c="20"/>lex:(is)</text:p>
      <text:p text:style-name="Preformatted_20_Text"><text:s text:c="20"/>c_str</text:p>
      <text:p text:style-name="Preformatted_20_Text"><text:s text:c="20"/>is</text:p>
      <text:p text:style-name="Preformatted_20_Text"><text:s text:c="12"/>rel_clause</text:p>
      <text:p text:style-name="Preformatted_20_Text"><text:s text:c="16"/>* quos * * maioribus * * meis * * populus * * romanus * * dedit * </text:p>
      <text:p text:style-name="Preformatted_20_Text"><text:s text:c="16"/>index:i(p(2,3))</text:p>
      <text:p text:style-name="Preformatted_20_Text"><text:s text:c="16"/>number:pl</text:p>
      <text:p text:style-name="Preformatted_20_Text"><text:s text:c="16"/>gender:masc</text:p>
      <text:p text:style-name="Preformatted_20_Text"><text:s text:c="16"/>case:acc</text:p>
      <text:p text:style-name="Preformatted_20_Text"><text:s text:c="16"/>person:3</text:p>
      <text:p text:style-name="Preformatted_20_Text"><text:s text:c="16"/>reltype:restrictive</text:p>
      <text:p text:style-name="Preformatted_20_Text"><text:s text:c="16"/>mood:indicative</text:p>
      <text:p text:style-name="Preformatted_20_Text"><text:s text:c="16"/>tense: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do_give</text:p>
      <text:p text:style-name="Preformatted_20_Text"><text:s text:c="24"/>polarity:pos</text:p>
      <text:p text:style-name="Preformatted_20_Text"><text:s text:c="24"/>cat:vg</text:p>
      <text:p text:style-name="Preformatted_20_Text"><text:s text:c="24"/>* dedit * </text:p>
      <text:p text:style-name="Preformatted_20_Text"><text:s text:c="24"/>pos:v</text:p>
      <text:p text:style-name="Preformatted_20_Text"><text:s text:c="24"/>lex:dare</text:p>
      <text:p text:style-name="Preformatted_20_Text"><text:s text:c="24"/>voice:act</text:p>
      <text:p text:style-name="Preformatted_20_Text"><text:s text:c="24"/>tense: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masc</text:p>
      <text:p text:style-name="Preformatted_20_Text"><text:s text:c="24"/>* populus * * romanus * </text:p>
      <text:p text:style-name="Preformatted_20_Text"><text:s text:c="24"/>index:i(p(8,9))</text:p>
      <text:p text:style-name="Preformatted_20_Text"><text:s text:c="24"/>cat:np</text:p>
      <text:p text:style-name="Preformatted_20_Text"><text:s text:c="24"/>sem:[hum]</text:p>
      <text:p text:style-name="Preformatted_20_Text"><text:s text:c="24"/>person:3</text:p>
      <text:p text:style-name="Preformatted_20_Text"><text:s text:c="24"/>lex:populus</text:p>
      <text:p text:style-name="Preformatted_20_Text"><text:s text:c="24"/>case:nom</text:p>
      <text:p text:style-name="Preformatted_20_Text"><text:s text:c="24"/>c_str</text:p>
      <text:p text:style-name="Preformatted_20_Text"><text:s text:c="28"/>head</text:p>
      <text:p text:style-name="Preformatted_20_Text"><text:s text:c="32"/>* populus * </text:p>
      <text:p text:style-name="Preformatted_20_Text"><text:s text:c="32"/>pos:noun</text:p>
      <text:p text:style-name="Preformatted_20_Text"><text:s text:c="32"/>lex:populus</text:p>
      <text:p text:style-name="Preformatted_20_Text"><text:s text:c="32"/>case:nom</text:p>
      <text:p text:style-name="Preformatted_20_Text"><text:s text:c="32"/>gender:masc</text:p>
      <text:p text:style-name="Preformatted_20_Text"><text:soft-page-break/><text:s text:c="32"/>number:sing</text:p>
      <text:p text:style-name="Preformatted_20_Text"><text:s text:c="32"/>sem:[hum]</text:p>
      <text:p text:style-name="Preformatted_20_Text"><text:s text:c="28"/>adjp</text:p>
      <text:p text:style-name="Preformatted_20_Text"><text:s text:c="32"/>cat:adjp</text:p>
      <text:p text:style-name="Preformatted_20_Text"><text:s text:c="32"/>* romanus * </text:p>
      <text:p text:style-name="Preformatted_20_Text"><text:s text:c="32"/>case:nom</text:p>
      <text:p text:style-name="Preformatted_20_Text"><text:s text:c="32"/>number:sing</text:p>
      <text:p text:style-name="Preformatted_20_Text"><text:s text:c="32"/>gender:masc</text:p>
      <text:p text:style-name="Preformatted_20_Text"><text:s text:c="32"/>lex:romanus</text:p>
      <text:p text:style-name="Preformatted_20_Text"><text:s text:c="32"/>c_str</text:p>
      <text:p text:style-name="Preformatted_20_Text"><text:s text:c="32"/>romanus</text:p>
      <text:p text:style-name="Preformatted_20_Text"><text:s text:c="20"/>object</text:p>
      <text:p text:style-name="Preformatted_20_Text"><text:s text:c="24"/>e:i(p(2,3))</text:p>
      <text:p text:style-name="Preformatted_20_Text"><text:s text:c="20"/>i_object</text:p>
      <text:p text:style-name="Preformatted_20_Text"><text:s text:c="24"/>* maioribus * * meis * </text:p>
      <text:p text:style-name="Preformatted_20_Text"><text:s text:c="24"/>index:i(p(6,7))</text:p>
      <text:p text:style-name="Preformatted_20_Text"><text:s text:c="24"/>cat:np</text:p>
      <text:p text:style-name="Preformatted_20_Text"><text:s text:c="24"/>sem:[hum]</text:p>
      <text:p text:style-name="Preformatted_20_Text"><text:s text:c="24"/>number:pl</text:p>
      <text:p text:style-name="Preformatted_20_Text"><text:s text:c="24"/>person:3</text:p>
      <text:p text:style-name="Preformatted_20_Text"><text:s text:c="24"/>gender:masc</text:p>
      <text:p text:style-name="Preformatted_20_Text"><text:s text:c="24"/>lex:maiores</text:p>
      <text:p text:style-name="Preformatted_20_Text"><text:s text:c="24"/>case:dat</text:p>
      <text:p text:style-name="Preformatted_20_Text"><text:s text:c="24"/>c_str</text:p>
      <text:p text:style-name="Preformatted_20_Text"><text:s text:c="28"/>head</text:p>
      <text:p text:style-name="Preformatted_20_Text"><text:s text:c="32"/>* maioribus * </text:p>
      <text:p text:style-name="Preformatted_20_Text"><text:s text:c="32"/>pos:noun</text:p>
      <text:p text:style-name="Preformatted_20_Text"><text:s text:c="32"/>lex:maiores</text:p>
      <text:p text:style-name="Preformatted_20_Text"><text:s text:c="32"/>case:dat</text:p>
      <text:p text:style-name="Preformatted_20_Text"><text:s text:c="32"/>gender:masc</text:p>
      <text:p text:style-name="Preformatted_20_Text"><text:s text:c="32"/>number:pl</text:p>
      <text:p text:style-name="Preformatted_20_Text"><text:s text:c="32"/>sem:[hum]</text:p>
      <text:p text:style-name="Preformatted_20_Text"><text:s text:c="28"/>adjp</text:p>
      <text:p text:style-name="Preformatted_20_Text"><text:s text:c="32"/>cat:adjp</text:p>
      <text:p text:style-name="Preformatted_20_Text"><text:s text:c="32"/>* meis * </text:p>
      <text:p text:style-name="Preformatted_20_Text"><text:s text:c="32"/>case:dat</text:p>
      <text:p text:style-name="Preformatted_20_Text"><text:s text:c="32"/>number:pl</text:p>
      <text:p text:style-name="Preformatted_20_Text"><text:s text:c="32"/>gender:masc</text:p>
      <text:p text:style-name="Preformatted_20_Text"><text:s text:c="32"/>lex:meus</text:p>
      <text:p text:style-name="Preformatted_20_Text"><text:s text:c="32"/>c_str</text:p>
      <text:p text:style-name="Preformatted_20_Text"><text:s text:c="32"/>meus</text:p>
      <text:p text:style-name="Preformatted_20_Text"/>
      <text:p text:style-name="Preformatted_20_Text"/>
      <text:p text:style-name="Preformatted_20_Text"/>
      <text:p text:style-name="P12">Comment : parse OK</text:p>
      <text:p text:style-name="Preformatted_20_Text"/>
      <text:p text:style-name="Preformatted_20_Text"/>
      <text:p text:style-name="P16">% 66 adapted from Sallustius Bellum Iugurthinum V 1.</text:p>
      <text:h text:style-name="Heading_20_3" text:outline-level="3">Bellum scripsi quod populus Romanus cum rege Numidarum gessit.</text:h>
      <text:p text:style-name="Text_20_body"/>
      <text:p text:style-name="Preformatted_20_Text">[0/bellum,1/scripsi,2/quod,3/populus,4/romanus,5/cum,6/rege,7/numidarum,8/gessit,endpos(9)]</text:p>
      <text:p text:style-name="Preformatted_20_Text">cputime : 4.4375</text:p>
      <text:p text:style-name="Preformatted_20_Text"/>
      <text:p text:style-name="Preformatted_20_Text">10.0---&gt;</text:p>
      <text:p text:style-name="Preformatted_20_Text">[illocutionary_force:statement,vg:[selected_reading:scribo_write,polarity:pos,cat:vg,pathlist:[p(1,2)],hp:[p(1,2)],gender:_14278,w:0,pos:v,class:tr_cod,type:finite,lex:scribere,voice:act,txt:scripsi,tense:perfect,kind:std,mood:indicative,number:sing,person:1],subject:[source:context_retrievable,number:sing,gender:or([masc,fem]),person:1,cat:np,index:i(0,0),constraints_to_be_met:[sem:[hum]],distance:[0],pathlist:[],case:nom,w:0],object:[pathlist:[p(0,1),p(2,3),p(3,4),p(4,5),p(5,6),p(6,7),p(7,8),p(8,9)],hp:[p(0,1)],distance:[0.5],cat:np,type:full,class:common,lextype:full,index:i(p(0,1)),number:sing,gender:neuter,sem:[thing],person:_14904,case:acc,lex:bellum,w:8.5,c_str:[head:bellum,rel_clause:[pathlist:[p(2,3),p(3,4),p(4,5),p(5,6),p(6,7),p(7,8),p(8,9)],distance:[0],gap:[gap:[type:np,index:i(p(0,1)),function:object,object:[e:i(p(0,1))],constraints:[case:acc,lex:bellum]]],index:i(p(0,1)),number:sing,gender:neuter,case:acc,person:3,reltype:restrictive,type:finite,mood:indicative,tense:perfect,constraints:[case:acc,lex:bellum],w:7.5,c_str:[illocutionary_force:statement,vg:[selected_reading:bellum_gero_make_war_IDIOM,polarity:pos,cat:vg,pathlist:[p(8,9)],hp:[p(8,9)],gender:_15438,w:0,pos:v,class:tr_cod,type:finite,lex:gerere,voice:act,txt:gessit,tense:perfect,kind:std,mood:indicative,number:sing,person:3],subject:[number:sing,gender:masc,pathlist:[p(3,4),p(4,5)],hp:[p(3,4)],index:i(p(3,4)),distance:[0],cat:np,class:common,sem:[hum],person:3,type:core,lex:populus,lextype:full,case:nom,w:2,c_str:[head:[pathlist:[p(3,4)],pos:noun,txt:populus,lex:populus,case:nom,gender:masc,class:common,ab:no,number:sing,sem:[hum]],adjp:[cat:adjp,pathlist:[p(4,5)],distance:[0],hp:[p(4,5)],case:nom,number:sing,gender:masc,lex:romanus,type:std,w:1,c_str:romanus]]],object:[e:i(p(0,1))],prep_cplt:[pathlist:[p(5,6),p(6,7),p(7,8)],hp:[p(6,7)],distance:[0],index:i([p(6,7)]),case:abl,prep:cum,sem:[hum],lex:rex,w:1.5,type:full,cat:pp,c_str:[prep:cum,head:[pathlist:[p(6,7),p(7,8)],hp:[p(6,7)],index:i([p(6,7)]),distance:[0],sem:[hum],number:sing,person:3,cat:np,lex:rex,lextype:full,gender:masc,type:full,case:abl,class:common,w:1.5,c_str:[head:[pathlist:[p(6,7)],hp:[p(6,7)],index:i(p(6,7)),distance:[0],cat:np,sem:[hum],class:common,lextype:full,origin:noun,number:sing,person:3,gender:masc,type:core,lex:rex,txt:rege,case:abl,w:1,c_str:rege],noun_cplt:[pathlist:[p(7,8)],hp:[p(7,8)],index:i(p(7,8)),distance:[0],cat:np,sem:[male],class:proper,lex:numida,lextype:full,number:pl,person:3,gender:masc,type:core,case:gen,w:1,c_str:numida]]]]]]]]]]</text:p>
      <text:p text:style-name="Preformatted_20_Text"/>
      <text:p text:style-name="Preformatted_20_Text"><text:s text:c="4"/>illocutionary_force:statement</text:p>
      <text:p text:style-name="Preformatted_20_Text"><text:s text:c="4"/>vg</text:p>
      <text:p text:style-name="Preformatted_20_Text"><text:s text:c="8"/>selected_reading:scribo_write</text:p>
      <text:p text:style-name="Preformatted_20_Text"><text:s text:c="8"/>polarity:pos</text:p>
      <text:p text:style-name="Preformatted_20_Text"><text:s text:c="8"/>cat:vg</text:p>
      <text:p text:style-name="Preformatted_20_Text"><text:s text:c="8"/>* scripsi * </text:p>
      <text:p text:style-name="Preformatted_20_Text"><text:s text:c="8"/>pos:v</text:p>
      <text:p text:style-name="Preformatted_20_Text"><text:s text:c="8"/>lex:scrib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bellum * * quod * * populus * * romanus * * cum * * rege * * numidarum * * gessit * </text:p>
      <text:p text:style-name="Preformatted_20_Text"><text:s text:c="8"/>cat:np</text:p>
      <text:p text:style-name="Preformatted_20_Text"><text:s text:c="8"/>index:i(p(0,1))</text:p>
      <text:p text:style-name="Preformatted_20_Text"><text:s text:c="8"/>number:sing</text:p>
      <text:p text:style-name="Preformatted_20_Text"><text:s text:c="8"/>gender:neuter</text:p>
      <text:p text:style-name="Preformatted_20_Text"><text:soft-page-break/><text:s text:c="8"/>sem:[thing]</text:p>
      <text:p text:style-name="Preformatted_20_Text"><text:s text:c="8"/>case:acc</text:p>
      <text:p text:style-name="Preformatted_20_Text"><text:s text:c="8"/>lex:bellum</text:p>
      <text:p text:style-name="Preformatted_20_Text"><text:s text:c="8"/>c_str</text:p>
      <text:p text:style-name="Preformatted_20_Text"><text:s text:c="12"/>head</text:p>
      <text:p text:style-name="Preformatted_20_Text"><text:s text:c="12"/>bellum</text:p>
      <text:p text:style-name="Preformatted_20_Text"><text:s text:c="12"/>rel_clause</text:p>
      <text:p text:style-name="Preformatted_20_Text"><text:s text:c="16"/>* quod * * populus * * romanus * * cum * * rege * * numidarum * * gessit * </text:p>
      <text:p text:style-name="Preformatted_20_Text"><text:s text:c="16"/>index:i(p(0,1))</text:p>
      <text:p text:style-name="Preformatted_20_Text"><text:s text:c="16"/>number:sing</text:p>
      <text:p text:style-name="Preformatted_20_Text"><text:s text:c="16"/>gender:neuter</text:p>
      <text:p text:style-name="Preformatted_20_Text"><text:s text:c="16"/>case:acc</text:p>
      <text:p text:style-name="Preformatted_20_Text"><text:s text:c="16"/>person:3</text:p>
      <text:p text:style-name="Preformatted_20_Text"><text:s text:c="16"/>reltype:restrictive</text:p>
      <text:p text:style-name="Preformatted_20_Text"><text:s text:c="16"/>mood:indicative</text:p>
      <text:p text:style-name="Preformatted_20_Text"><text:s text:c="16"/>tense:perfec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bellum_gero_make_war_IDIOM</text:p>
      <text:p text:style-name="Preformatted_20_Text"><text:s text:c="24"/>polarity:pos</text:p>
      <text:p text:style-name="Preformatted_20_Text"><text:s text:c="24"/>cat:vg</text:p>
      <text:p text:style-name="Preformatted_20_Text"><text:s text:c="24"/>* gessit * </text:p>
      <text:p text:style-name="Preformatted_20_Text"><text:s text:c="24"/>pos:v</text:p>
      <text:p text:style-name="Preformatted_20_Text"><text:s text:c="24"/>lex:gerere</text:p>
      <text:p text:style-name="Preformatted_20_Text"><text:s text:c="24"/>voice:act</text:p>
      <text:p text:style-name="Preformatted_20_Text"><text:s text:c="24"/>tense:perfec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number:sing</text:p>
      <text:p text:style-name="Preformatted_20_Text"><text:s text:c="24"/>gender:masc</text:p>
      <text:p text:style-name="Preformatted_20_Text"><text:s text:c="24"/>* populus * * romanus * </text:p>
      <text:p text:style-name="Preformatted_20_Text"><text:s text:c="24"/>index:i(p(3,4))</text:p>
      <text:p text:style-name="Preformatted_20_Text"><text:s text:c="24"/>cat:np</text:p>
      <text:p text:style-name="Preformatted_20_Text"><text:s text:c="24"/>sem:[hum]</text:p>
      <text:p text:style-name="Preformatted_20_Text"><text:s text:c="24"/>person:3</text:p>
      <text:p text:style-name="Preformatted_20_Text"><text:s text:c="24"/>lex:populus</text:p>
      <text:p text:style-name="Preformatted_20_Text"><text:s text:c="24"/>case:nom</text:p>
      <text:p text:style-name="Preformatted_20_Text"><text:s text:c="24"/>c_str</text:p>
      <text:p text:style-name="Preformatted_20_Text"><text:s text:c="28"/>head</text:p>
      <text:p text:style-name="Preformatted_20_Text"><text:s text:c="32"/>* populus * </text:p>
      <text:p text:style-name="Preformatted_20_Text"><text:s text:c="32"/>pos:noun</text:p>
      <text:p text:style-name="Preformatted_20_Text"><text:s text:c="32"/>lex:populus</text:p>
      <text:p text:style-name="Preformatted_20_Text"><text:s text:c="32"/>case:nom</text:p>
      <text:p text:style-name="Preformatted_20_Text"><text:s text:c="32"/>gender:masc</text:p>
      <text:p text:style-name="Preformatted_20_Text"><text:s text:c="32"/>number:sing</text:p>
      <text:p text:style-name="Preformatted_20_Text"><text:s text:c="32"/>sem:[hum]</text:p>
      <text:p text:style-name="Preformatted_20_Text"><text:s text:c="28"/>adjp</text:p>
      <text:p text:style-name="Preformatted_20_Text"><text:s text:c="32"/>cat:adjp</text:p>
      <text:p text:style-name="Preformatted_20_Text"><text:s text:c="32"/>* romanus * </text:p>
      <text:p text:style-name="Preformatted_20_Text"><text:s text:c="32"/>case:nom</text:p>
      <text:p text:style-name="Preformatted_20_Text"><text:s text:c="32"/>number:sing</text:p>
      <text:p text:style-name="Preformatted_20_Text"><text:s text:c="32"/>gender:masc</text:p>
      <text:p text:style-name="Preformatted_20_Text"><text:s text:c="32"/>lex:romanus</text:p>
      <text:p text:style-name="Preformatted_20_Text"><text:s text:c="32"/>c_str</text:p>
      <text:p text:style-name="Preformatted_20_Text"><text:s text:c="32"/>romanus</text:p>
      <text:p text:style-name="Preformatted_20_Text"><text:s text:c="20"/>object</text:p>
      <text:p text:style-name="Preformatted_20_Text"><text:s text:c="24"/>e:i(p(0,1))</text:p>
      <text:p text:style-name="Preformatted_20_Text"><text:s text:c="20"/>prep_cplt</text:p>
      <text:p text:style-name="Preformatted_20_Text"><text:s text:c="24"/>* cum * * rege * * numidarum * </text:p>
      <text:p text:style-name="Preformatted_20_Text"><text:s text:c="24"/>index:i([p(6,7)])</text:p>
      <text:p text:style-name="Preformatted_20_Text"><text:s text:c="24"/>case:abl</text:p>
      <text:p text:style-name="Preformatted_20_Text"><text:soft-page-break/><text:s text:c="24"/>prep:cum</text:p>
      <text:p text:style-name="Preformatted_20_Text"><text:s text:c="24"/>sem:[hum]</text:p>
      <text:p text:style-name="Preformatted_20_Text"><text:s text:c="24"/>lex:rex</text:p>
      <text:p text:style-name="Preformatted_20_Text"><text:s text:c="24"/>cat:pp</text:p>
      <text:p text:style-name="Preformatted_20_Text"><text:s text:c="24"/>c_str</text:p>
      <text:p text:style-name="Preformatted_20_Text"><text:s text:c="28"/>prep:cum</text:p>
      <text:p text:style-name="Preformatted_20_Text"><text:s text:c="28"/>head</text:p>
      <text:p text:style-name="Preformatted_20_Text"><text:s text:c="32"/>* rege * * numidarum * </text:p>
      <text:p text:style-name="Preformatted_20_Text"><text:s text:c="32"/>index:i([p(6,7)])</text:p>
      <text:p text:style-name="Preformatted_20_Text"><text:s text:c="32"/>sem:[hum]</text:p>
      <text:p text:style-name="Preformatted_20_Text"><text:s text:c="32"/>number:sing</text:p>
      <text:p text:style-name="Preformatted_20_Text"><text:s text:c="32"/>person:3</text:p>
      <text:p text:style-name="Preformatted_20_Text"><text:s text:c="32"/>cat:np</text:p>
      <text:p text:style-name="Preformatted_20_Text"><text:s text:c="32"/>lex:rex</text:p>
      <text:p text:style-name="Preformatted_20_Text"><text:s text:c="32"/>gender:masc</text:p>
      <text:p text:style-name="Preformatted_20_Text"><text:s text:c="32"/>case:abl</text:p>
      <text:p text:style-name="Preformatted_20_Text"><text:s text:c="32"/>c_str</text:p>
      <text:p text:style-name="Preformatted_20_Text"><text:s text:c="36"/>head</text:p>
      <text:p text:style-name="Preformatted_20_Text"><text:s text:c="40"/>* rege * </text:p>
      <text:p text:style-name="Preformatted_20_Text"><text:s text:c="40"/>index:i(p(6,7))</text:p>
      <text:p text:style-name="Preformatted_20_Text"><text:s text:c="40"/>cat:np</text:p>
      <text:p text:style-name="Preformatted_20_Text"><text:s text:c="40"/>sem:[hum]</text:p>
      <text:p text:style-name="Preformatted_20_Text"><text:s text:c="40"/>number:sing</text:p>
      <text:p text:style-name="Preformatted_20_Text"><text:s text:c="40"/>person:3</text:p>
      <text:p text:style-name="Preformatted_20_Text"><text:s text:c="40"/>gender:masc</text:p>
      <text:p text:style-name="Preformatted_20_Text"><text:s text:c="40"/>lex:rex</text:p>
      <text:p text:style-name="Preformatted_20_Text"><text:s text:c="40"/>case:abl</text:p>
      <text:p text:style-name="Preformatted_20_Text"><text:s text:c="40"/>c_str</text:p>
      <text:p text:style-name="Preformatted_20_Text"><text:s text:c="40"/>rege</text:p>
      <text:p text:style-name="Preformatted_20_Text"><text:s text:c="36"/>noun_cplt</text:p>
      <text:p text:style-name="Preformatted_20_Text"><text:s text:c="40"/>* numidarum * </text:p>
      <text:p text:style-name="Preformatted_20_Text"><text:s text:c="40"/>index:i(p(7,8))</text:p>
      <text:p text:style-name="Preformatted_20_Text"><text:s text:c="40"/>cat:np</text:p>
      <text:p text:style-name="Preformatted_20_Text"><text:s text:c="40"/>sem:[male]</text:p>
      <text:p text:style-name="Preformatted_20_Text"><text:s text:c="40"/>lex:numida</text:p>
      <text:p text:style-name="Preformatted_20_Text"><text:s text:c="40"/>number:pl</text:p>
      <text:p text:style-name="Preformatted_20_Text"><text:s text:c="40"/>person:3</text:p>
      <text:p text:style-name="Preformatted_20_Text"><text:s text:c="40"/>gender:masc</text:p>
      <text:p text:style-name="Preformatted_20_Text"><text:s text:c="40"/>case:gen</text:p>
      <text:p text:style-name="Preformatted_20_Text"><text:s text:c="40"/>c_str</text:p>
      <text:p text:style-name="Preformatted_20_Text"><text:s text:c="40"/>numida</text:p>
      <text:p text:style-name="Preformatted_20_Text"/>
      <text:p text:style-name="Preformatted_20_Text"/>
      <text:p text:style-name="Preformatted_20_Text"/>
      <text:p text:style-name="Preformatted_20_Text"/>
      <text:p text:style-name="P12">Comment : parse OK</text:p>
      <text:p text:style-name="Preformatted_20_Text"/>
      <text:p text:style-name="P17"/>
      <text:p text:style-name="P3">% 67 Sallustius Bellum Iugurthinum LXXXV 31.</text:p>
      <text:h text:style-name="Heading_20_3" text:outline-level="3">Ipsa se uirtus satis ostendit.</text:h>
      <text:p text:style-name="Text_20_body"/>
      <text:p text:style-name="Preformatted_20_Text">[0/ipsa,1/se,2/uirtus,3/satis,4/ostendit,endpos(5)]</text:p>
      <text:p text:style-name="Preformatted_20_Text">cputime : 0.34375</text:p>
      <text:p text:style-name="Preformatted_20_Text"/>
      <text:h text:style-name="Heading_20_4" text:outline-level="4">Parse A</text:h>
      <text:p text:style-name="Preformatted_20_Text">2.98---&gt;</text:p>
      <text:p text:style-name="Preformatted_20_Text">[illocutionary_force:statement,vg:[selected_reading:ostendo_show,polarity:pos,cat:vg,pathlist:[p(4,5)],hp:[p(4,5)],gender:_6812,w:0,pos:v,class:tr_cod,type:finite,lex:ostendere,voice:act,txt:ostendit,tense:present,kind:std,mood:indicative,number:sing,person:3],subject:[number:sing,gender:fem,pathlist:[p(0,1),p(2,3)],hp:[p(2,3)],index:i(p(2,3)),distance:[1],cat:np,class:common,sem:[quality,hum],person:3,type:core,lex:uirtus,lextype:full,case:nom,w:2,c_str:[head:[pathlist:[p(2,3)],pos:noun,txt:uirtus,lex:uirtus,case:nom,gender:fem,class:common,ab:mm,number:sing,sem:[quality,hum]],adjp:[cat:adjp,pathlist:[p(0,1)],distance:[0],hp:[p(0,1)],case:nom,number:sing,gender:fem,lex:ipse,type:tool,w:1,c_str:ipse]]],object:[number:sing,gender:fem,pathlist:[p(1,2)],hp:[p(1,2)],index:i(p(2,3)),distance:[0],cat:np,sem:[hum],class:proper,lex:pp3refl,emphasis:no,person:3,type:core,case:acc,w:1,c_str:pp3refl],adverbial_adjunct:[cat:advp,pathlist:[p(3,4)],distance:[0],type:clausal,lex:satis,sem:eval,w:1,c_str:[head:satis]]]</text:p>
      <text:p text:style-name="Preformatted_20_Text"/>
      <text:p text:style-name="Preformatted_20_Text"><text:s text:c="4"/>illocutionary_force:statement</text:p>
      <text:p text:style-name="Preformatted_20_Text"><text:s text:c="4"/>vg</text:p>
      <text:p text:style-name="Preformatted_20_Text"><text:s text:c="8"/>selected_reading:ostendo_show</text:p>
      <text:p text:style-name="Preformatted_20_Text"><text:s text:c="8"/>polarity:pos</text:p>
      <text:p text:style-name="Preformatted_20_Text"><text:s text:c="8"/>cat:vg</text:p>
      <text:p text:style-name="Preformatted_20_Text"><text:s text:c="8"/>* ostendit * </text:p>
      <text:p text:style-name="Preformatted_20_Text"><text:s text:c="8"/>pos:v</text:p>
      <text:p text:style-name="Preformatted_20_Text"><text:s text:c="8"/>lex:ostend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ipsa * * uirtus * </text:p>
      <text:p text:style-name="Preformatted_20_Text"><text:s text:c="8"/>index:i(p(2,3))</text:p>
      <text:p text:style-name="Preformatted_20_Text"><text:s text:c="8"/>cat:np</text:p>
      <text:p text:style-name="Preformatted_20_Text"><text:s text:c="8"/>sem:[quality,hum]</text:p>
      <text:p text:style-name="Preformatted_20_Text"><text:s text:c="8"/>person:3</text:p>
      <text:p text:style-name="Preformatted_20_Text"><text:s text:c="8"/>lex:uirtus</text:p>
      <text:p text:style-name="Preformatted_20_Text"><text:s text:c="8"/>case:nom</text:p>
      <text:p text:style-name="Preformatted_20_Text"><text:s text:c="8"/>c_str</text:p>
      <text:p text:style-name="Preformatted_20_Text"><text:s text:c="12"/>head</text:p>
      <text:p text:style-name="Preformatted_20_Text"><text:s text:c="16"/>* uirtus * </text:p>
      <text:p text:style-name="Preformatted_20_Text"><text:s text:c="16"/>pos:noun</text:p>
      <text:p text:style-name="Preformatted_20_Text"><text:s text:c="16"/>lex:uirtus</text:p>
      <text:p text:style-name="Preformatted_20_Text"><text:s text:c="16"/>case:nom</text:p>
      <text:p text:style-name="Preformatted_20_Text"><text:s text:c="16"/>gender:fem</text:p>
      <text:p text:style-name="Preformatted_20_Text"><text:s text:c="16"/>number:sing</text:p>
      <text:p text:style-name="Preformatted_20_Text"><text:s text:c="16"/>sem:[quality,hum]</text:p>
      <text:p text:style-name="Preformatted_20_Text"><text:s text:c="12"/>adjp</text:p>
      <text:p text:style-name="Preformatted_20_Text"><text:s text:c="16"/>cat:adjp</text:p>
      <text:p text:style-name="Preformatted_20_Text"><text:s text:c="16"/>* ipsa * </text:p>
      <text:p text:style-name="Preformatted_20_Text"><text:s text:c="16"/>case:nom</text:p>
      <text:p text:style-name="Preformatted_20_Text"><text:s text:c="16"/>number:sing</text:p>
      <text:p text:style-name="Preformatted_20_Text"><text:s text:c="16"/>gender:fem</text:p>
      <text:p text:style-name="Preformatted_20_Text"><text:s text:c="16"/>lex:ipse</text:p>
      <text:p text:style-name="Preformatted_20_Text"><text:s text:c="16"/>c_str</text:p>
      <text:p text:style-name="Preformatted_20_Text"><text:soft-page-break/><text:s text:c="16"/>ipse</text:p>
      <text:p text:style-name="Preformatted_20_Text"><text:s text:c="4"/>object</text:p>
      <text:p text:style-name="Preformatted_20_Text"><text:s text:c="8"/>number:sing</text:p>
      <text:p text:style-name="Preformatted_20_Text"><text:s text:c="8"/>gender:fem</text:p>
      <text:p text:style-name="Preformatted_20_Text"><text:s text:c="8"/>* se * </text:p>
      <text:p text:style-name="Preformatted_20_Text"><text:s text:c="8"/>index:i(p(2,3))</text:p>
      <text:p text:style-name="Preformatted_20_Text"><text:s text:c="8"/>cat:np</text:p>
      <text:p text:style-name="Preformatted_20_Text"><text:s text:c="8"/>sem:[hum]</text:p>
      <text:p text:style-name="Preformatted_20_Text"><text:s text:c="8"/>lex:pp3refl</text:p>
      <text:p text:style-name="Preformatted_20_Text"><text:s text:c="8"/>emphasis:no</text:p>
      <text:p text:style-name="Preformatted_20_Text"><text:s text:c="8"/>person:3</text:p>
      <text:p text:style-name="Preformatted_20_Text"><text:s text:c="8"/>case:acc</text:p>
      <text:p text:style-name="Preformatted_20_Text"><text:s text:c="8"/>c_str</text:p>
      <text:p text:style-name="Preformatted_20_Text"><text:s text:c="8"/>pp3refl</text:p>
      <text:p text:style-name="Preformatted_20_Text"><text:s text:c="4"/>adverbial_adjunct</text:p>
      <text:p text:style-name="Preformatted_20_Text"><text:s text:c="8"/>cat:advp</text:p>
      <text:p text:style-name="Preformatted_20_Text"><text:s text:c="8"/>* satis * </text:p>
      <text:p text:style-name="Preformatted_20_Text"><text:s text:c="8"/>lex:satis</text:p>
      <text:p text:style-name="Preformatted_20_Text"><text:s text:c="8"/>sem:eval</text:p>
      <text:p text:style-name="Preformatted_20_Text"><text:s text:c="8"/>c_str</text:p>
      <text:p text:style-name="Preformatted_20_Text"><text:s text:c="12"/>head</text:p>
      <text:p text:style-name="Preformatted_20_Text"><text:s text:c="12"/>satis</text:p>
      <text:p text:style-name="Preformatted_20_Text"/>
      <text:p text:style-name="Preformatted_20_Text"/>
      <text:p text:style-name="Preformatted_20_Text"/>
      <text:h text:style-name="P32" text:outline-level="4">Parse B</text:h>
      <text:p text:style-name="Preformatted_20_Text"/>
      <text:p text:style-name="Preformatted_20_Text">2.98---&gt;</text:p>
      <text:p text:style-name="Preformatted_20_Text">[illocutionary_force:statement,vg:[selected_reading:ostendo_show,polarity:pos,cat:vg,pathlist:[p(4,5)],hp:[p(4,5)],gender:_8052,w:0,pos:v,class:tr_cod,type:finite,lex:ostendere,voice:act,txt:ostendit,tense:perfect,kind:std,mood:indicative,number:sing,person:3],subject:[number:sing,gender:fem,pathlist:[p(0,1),p(2,3)],hp:[p(2,3)],index:i(p(2,3)),distance:[1],cat:np,class:common,sem:[quality,hum],person:3,type:core,lex:uirtus,lextype:full,case:nom,w:2,c_str:[head:[pathlist:[p(2,3)],pos:noun,txt:uirtus,lex:uirtus,case:nom,gender:fem,class:common,ab:mm,number:sing,sem:[quality,hum]],adjp:[cat:adjp,pathlist:[p(0,1)],distance:[0],hp:[p(0,1)],case:nom,number:sing,gender:fem,lex:ipse,type:tool,w:1,c_str:ipse]]],object:[number:sing,gender:fem,pathlist:[p(1,2)],hp:[p(1,2)],index:i(p(2,3)),distance:[0],cat:np,sem:[hum],class:proper,lex:pp3refl,emphasis:no,person:3,type:core,case:acc,w:1,c_str:pp3refl],adverbial_adjunct:[cat:advp,pathlist:[p(3,4)],distance:[0],type:clausal,lex:satis,sem:eval,w:1,c_str:[head:satis]]]</text:p>
      <text:p text:style-name="Preformatted_20_Text"/>
      <text:p text:style-name="Preformatted_20_Text"><text:s text:c="4"/>illocutionary_force:statement</text:p>
      <text:p text:style-name="Preformatted_20_Text"><text:s text:c="4"/>vg</text:p>
      <text:p text:style-name="Preformatted_20_Text"><text:s text:c="8"/>selected_reading:ostendo_show</text:p>
      <text:p text:style-name="Preformatted_20_Text"><text:s text:c="8"/>polarity:pos</text:p>
      <text:p text:style-name="Preformatted_20_Text"><text:s text:c="8"/>cat:vg</text:p>
      <text:p text:style-name="Preformatted_20_Text"><text:s text:c="8"/>* ostendit * </text:p>
      <text:p text:style-name="Preformatted_20_Text"><text:s text:c="8"/>pos:v</text:p>
      <text:p text:style-name="Preformatted_20_Text"><text:s text:c="8"/>lex:ostend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ipsa * * uirtus * </text:p>
      <text:p text:style-name="Preformatted_20_Text"><text:s text:c="8"/>index:i(p(2,3))</text:p>
      <text:p text:style-name="Preformatted_20_Text"><text:s text:c="8"/>cat:np</text:p>
      <text:p text:style-name="Preformatted_20_Text"><text:s text:c="8"/>sem:[quality,hum]</text:p>
      <text:p text:style-name="Preformatted_20_Text"><text:s text:c="8"/>person:3</text:p>
      <text:p text:style-name="Preformatted_20_Text"><text:s text:c="8"/>lex:uirtus</text:p>
      <text:p text:style-name="Preformatted_20_Text"><text:s text:c="8"/>case:nom</text:p>
      <text:p text:style-name="Preformatted_20_Text"><text:s text:c="8"/>c_str</text:p>
      <text:p text:style-name="Preformatted_20_Text"><text:s text:c="12"/>head</text:p>
      <text:p text:style-name="Preformatted_20_Text"><text:s text:c="16"/>* uirtus * </text:p>
      <text:p text:style-name="Preformatted_20_Text"><text:s text:c="16"/>pos:noun</text:p>
      <text:p text:style-name="Preformatted_20_Text"><text:s text:c="16"/>lex:uirtus</text:p>
      <text:p text:style-name="Preformatted_20_Text"><text:s text:c="16"/>case:nom</text:p>
      <text:p text:style-name="Preformatted_20_Text"><text:s text:c="16"/>gender:fem</text:p>
      <text:p text:style-name="Preformatted_20_Text"><text:s text:c="16"/>number:sing</text:p>
      <text:p text:style-name="Preformatted_20_Text"><text:s text:c="16"/>sem:[quality,hum]</text:p>
      <text:p text:style-name="Preformatted_20_Text"><text:s text:c="12"/>adjp</text:p>
      <text:p text:style-name="Preformatted_20_Text"><text:s text:c="16"/>cat:adjp</text:p>
      <text:p text:style-name="Preformatted_20_Text"><text:s text:c="16"/>* ipsa * </text:p>
      <text:p text:style-name="Preformatted_20_Text"><text:s text:c="16"/>case:nom</text:p>
      <text:p text:style-name="Preformatted_20_Text"><text:s text:c="16"/>number:sing</text:p>
      <text:p text:style-name="Preformatted_20_Text"><text:s text:c="16"/>gender:fem</text:p>
      <text:p text:style-name="Preformatted_20_Text"><text:s text:c="16"/>lex:ipse</text:p>
      <text:p text:style-name="Preformatted_20_Text"><text:s text:c="16"/>c_str</text:p>
      <text:p text:style-name="Preformatted_20_Text"><text:s text:c="16"/>ipse</text:p>
      <text:p text:style-name="Preformatted_20_Text"><text:s text:c="4"/>object</text:p>
      <text:p text:style-name="Preformatted_20_Text"><text:s text:c="8"/>number:sing</text:p>
      <text:p text:style-name="Preformatted_20_Text"><text:s text:c="8"/>gender:fem</text:p>
      <text:p text:style-name="Preformatted_20_Text"><text:s text:c="8"/>* se * </text:p>
      <text:p text:style-name="Preformatted_20_Text"><text:s text:c="8"/>index:i(p(2,3))</text:p>
      <text:p text:style-name="Preformatted_20_Text"><text:s text:c="8"/>cat:np</text:p>
      <text:p text:style-name="Preformatted_20_Text"><text:s text:c="8"/>sem:[hum]</text:p>
      <text:p text:style-name="Preformatted_20_Text"><text:s text:c="8"/>lex:pp3refl</text:p>
      <text:p text:style-name="Preformatted_20_Text"><text:soft-page-break/><text:s text:c="8"/>emphasis:no</text:p>
      <text:p text:style-name="Preformatted_20_Text"><text:s text:c="8"/>person:3</text:p>
      <text:p text:style-name="Preformatted_20_Text"><text:s text:c="8"/>case:acc</text:p>
      <text:p text:style-name="Preformatted_20_Text"><text:s text:c="8"/>c_str</text:p>
      <text:p text:style-name="Preformatted_20_Text"><text:s text:c="8"/>pp3refl</text:p>
      <text:p text:style-name="Preformatted_20_Text"><text:s text:c="4"/>adverbial_adjunct</text:p>
      <text:p text:style-name="Preformatted_20_Text"><text:s text:c="8"/>cat:advp</text:p>
      <text:p text:style-name="Preformatted_20_Text"><text:s text:c="8"/>* satis * </text:p>
      <text:p text:style-name="Preformatted_20_Text"><text:s text:c="8"/>lex:satis</text:p>
      <text:p text:style-name="Preformatted_20_Text"><text:s text:c="8"/>sem:eval</text:p>
      <text:p text:style-name="Preformatted_20_Text"><text:s text:c="8"/>c_str</text:p>
      <text:p text:style-name="Preformatted_20_Text"><text:s text:c="12"/>head</text:p>
      <text:p text:style-name="Preformatted_20_Text"><text:s text:c="12"/>satis</text:p>
      <text:p text:style-name="Preformatted_20_Text"/>
      <text:p text:style-name="Preformatted_20_Text"/>
      <text:p text:style-name="Preformatted_20_Text"/>
      <text:p text:style-name="Preformatted_20_Text"/>
      <text:p text:style-name="P12">Comment : parses OK, differ in tense assignment to ostendit : present vs perfect</text:p>
      <text:p text:style-name="P17"/>
      <text:p text:style-name="P3">% 68 Sallustius Bellum Iugurthinum LXXXV 31.</text:p>
      <text:h text:style-name="Heading_20_3" text:outline-level="3">Illis artificio opus est <text:s/>ut turpia facta oratione tegant.</text:h>
      <text:p text:style-name="Text_20_body"/>
      <text:p text:style-name="Preformatted_20_Text">[0/illis,1/artificio,2/opus,3/est,4/ut,5/turpia,6/facta,7/oratione,8/tegant,endpos(9)]</text:p>
      <text:p text:style-name="Preformatted_20_Text">cputime : 10.09375</text:p>
      <text:p text:style-name="Preformatted_20_Text"/>
      <text:p text:style-name="Preformatted_20_Text">11.96---&gt;</text:p>
      <text:p text:style-name="Preformatted_20_Text">[clause_semantics:_13344,subordinator:[lex:ut,pos:sub,argbound:no,mood:subjunctive,value:or([purpose,consequence])],subordinate_clause:[ut,[illocutionary_force:statement,vg:[selected_reading:tego_cover,polarity:pos,cat:vg,pathlist:[p(8,9)],hp:[p(8,9)],gender:_13576,w:0,pos:v,class:tr_cod,type:finite,lex:tegere,voice:act,txt:tegant,tense:present,kind:std,mood:subjunctive,number:pl,person:3],subject:[source:context_retrievable,number:pl,gender:_13768,person:3,cat:np,index:i(0,0),constraints_to_be_met:[],distance:[0],pathlist:[],case:nom,w: -1],object:[pathlist:[p(5,6),p(6,7)],hp:[p(6,7)],index:i(p(6,7)),distance:[0],cat:np,class:common,sem:[abstract],number:pl,person:3,gender:neuter,type:core,lex:factum,lextype:full,case:acc,w:2,c_str:[head:[pathlist:[p(6,7)],pos:noun,txt:facta,lex:factum,case:acc,gender:neuter,class:common,ab:no,number:pl,sem:[abstract]],adjp:[cat:adjp,pathlist:[p(5,6)],distance:[0],hp:[p(5,6)],case:acc,number:pl,gender:neuter,lex:turpis,type:std,w:1,c_str:turpis]]],adjunct:[pathlist:[p(7,8)],distance:[0],class:adjunct,value:manner_means,type:core,w:0,c_str:oratione]]],main_clause:[illocutionary_force:statement,vg:[selected_reading:opus_est_need_IDIOM,polarity:pos,cat:vg,pathlist:[p(3,4)],hp:[p(3,4)],gender:_14696,w:0,pos:v,class:v_esse,type:finite,lex:esse,voice:act,txt:est,tense:present,kind:std,mood:indicative,number:sing,person:3],subject:[number:sing,gender:neuter,pathlist:[p(2,3)],hp:[p(2,3)],index:i(p(2,3)),distance:[0],cat:np,sem:[abstract,thing],class:common,lextype:full,origin:noun,person:3,type:core,lex:opus,txt:opus,case:nom,w:1,c_str:opus],object:[pathlist:[p(1,2)],hp:[p(1,2)],index:i(p(1,2)),distance:[0],cat:np,sem:[abstract,thing],class:common,lextype:full,origin:noun,number:sing,person:3,gender:neuter,type:core,lex:artificium,txt:artificio,case:abl,w:1,c_str:artificio],i_object:[pathlist:[p(0,1)],hp:[p(0,1)],index:i(p(0,1)),distance:[0],cat:np,sem:[hum],class:dem,lex:prdemdatabl3gpl,number:pl,person:3,gender:or([masc,fem,neuter]),type:core,case:dat,w:1,c_str:prdemdatabl3gpl]]]</text:p>
      <text:p text:style-name="Preformatted_20_Text"/>
      <text:p text:style-name="Preformatted_20_Text"><text:s text:c="4"/>subordinator</text:p>
      <text:p text:style-name="Preformatted_20_Text"><text:s text:c="8"/>lex:ut</text:p>
      <text:p text:style-name="Preformatted_20_Text"><text:s text:c="8"/>pos:sub</text:p>
      <text:p text:style-name="Preformatted_20_Text"><text:s text:c="8"/>mood:subjunctive</text:p>
      <text:p text:style-name="Preformatted_20_Text"><text:s text:c="8"/>value:or([purpose,consequence])</text:p>
      <text:p text:style-name="Preformatted_20_Text"><text:s text:c="4"/>subordinate_clause</text:p>
      <text:p text:style-name="Preformatted_20_Text"><text:s text:c="8"/>ut</text:p>
      <text:p text:style-name="Preformatted_20_Text"><text:s text:c="12"/>illocutionary_force:statement</text:p>
      <text:p text:style-name="Preformatted_20_Text"><text:s text:c="12"/>vg</text:p>
      <text:p text:style-name="Preformatted_20_Text"><text:s text:c="16"/>selected_reading:tego_cover</text:p>
      <text:p text:style-name="Preformatted_20_Text"><text:s text:c="16"/>polarity:pos</text:p>
      <text:p text:style-name="Preformatted_20_Text"><text:s text:c="16"/>cat:vg</text:p>
      <text:p text:style-name="Preformatted_20_Text"><text:s text:c="16"/>* tegant * </text:p>
      <text:p text:style-name="Preformatted_20_Text"><text:s text:c="16"/>pos:v</text:p>
      <text:p text:style-name="Preformatted_20_Text"><text:s text:c="16"/>lex:tegere</text:p>
      <text:p text:style-name="Preformatted_20_Text"><text:s text:c="16"/>voice:act</text:p>
      <text:p text:style-name="Preformatted_20_Text"><text:s text:c="16"/>tense:present</text:p>
      <text:p text:style-name="Preformatted_20_Text"><text:s text:c="16"/>mood:subjunctive</text:p>
      <text:p text:style-name="Preformatted_20_Text"><text:s text:c="16"/>number:pl</text:p>
      <text:p text:style-name="Preformatted_20_Text"><text:s text:c="16"/>person:3</text:p>
      <text:p text:style-name="Preformatted_20_Text"><text:s text:c="12"/>subject</text:p>
      <text:p text:style-name="Preformatted_20_Text"><text:s text:c="16"/>source:context_retrievable</text:p>
      <text:p text:style-name="Preformatted_20_Text"><text:s text:c="16"/>number:pl</text:p>
      <text:p text:style-name="Preformatted_20_Text"><text:s text:c="16"/>person:3</text:p>
      <text:p text:style-name="Preformatted_20_Text"><text:s text:c="16"/>cat:np</text:p>
      <text:p text:style-name="Preformatted_20_Text"><text:s text:c="16"/>index:i(0,0)</text:p>
      <text:p text:style-name="Preformatted_20_Text"><text:s text:c="16"/>case:nom</text:p>
      <text:p text:style-name="Preformatted_20_Text"><text:s text:c="12"/>object</text:p>
      <text:p text:style-name="Preformatted_20_Text"><text:s text:c="16"/>* turpia * * facta * </text:p>
      <text:p text:style-name="Preformatted_20_Text"><text:s text:c="16"/>index:i(p(6,7))</text:p>
      <text:p text:style-name="Preformatted_20_Text"><text:s text:c="16"/>cat:np</text:p>
      <text:p text:style-name="Preformatted_20_Text"><text:soft-page-break/><text:s text:c="16"/>sem:[abstract]</text:p>
      <text:p text:style-name="Preformatted_20_Text"><text:s text:c="16"/>number:pl</text:p>
      <text:p text:style-name="Preformatted_20_Text"><text:s text:c="16"/>person:3</text:p>
      <text:p text:style-name="Preformatted_20_Text"><text:s text:c="16"/>gender:neuter</text:p>
      <text:p text:style-name="Preformatted_20_Text"><text:s text:c="16"/>lex:factum</text:p>
      <text:p text:style-name="Preformatted_20_Text"><text:s text:c="16"/>case:acc</text:p>
      <text:p text:style-name="Preformatted_20_Text"><text:s text:c="16"/>c_str</text:p>
      <text:p text:style-name="Preformatted_20_Text"><text:s text:c="20"/>head</text:p>
      <text:p text:style-name="Preformatted_20_Text"><text:s text:c="24"/>* facta * </text:p>
      <text:p text:style-name="Preformatted_20_Text"><text:s text:c="24"/>pos:noun</text:p>
      <text:p text:style-name="Preformatted_20_Text"><text:s text:c="24"/>lex:factum</text:p>
      <text:p text:style-name="Preformatted_20_Text"><text:s text:c="24"/>case:acc</text:p>
      <text:p text:style-name="Preformatted_20_Text"><text:s text:c="24"/>gender:neuter</text:p>
      <text:p text:style-name="Preformatted_20_Text"><text:s text:c="24"/>number:pl</text:p>
      <text:p text:style-name="Preformatted_20_Text"><text:s text:c="24"/>sem:[abstract]</text:p>
      <text:p text:style-name="Preformatted_20_Text"><text:s text:c="20"/>adjp</text:p>
      <text:p text:style-name="Preformatted_20_Text"><text:s text:c="24"/>cat:adjp</text:p>
      <text:p text:style-name="Preformatted_20_Text"><text:s text:c="24"/>* turpia * </text:p>
      <text:p text:style-name="Preformatted_20_Text"><text:s text:c="24"/>case:acc</text:p>
      <text:p text:style-name="Preformatted_20_Text"><text:s text:c="24"/>number:pl</text:p>
      <text:p text:style-name="Preformatted_20_Text"><text:s text:c="24"/>gender:neuter</text:p>
      <text:p text:style-name="Preformatted_20_Text"><text:s text:c="24"/>lex:turpis</text:p>
      <text:p text:style-name="Preformatted_20_Text"><text:s text:c="24"/>c_str</text:p>
      <text:p text:style-name="Preformatted_20_Text"><text:s text:c="24"/>turpis</text:p>
      <text:p text:style-name="Preformatted_20_Text"><text:s text:c="12"/>adjunct</text:p>
      <text:p text:style-name="Preformatted_20_Text"><text:s text:c="16"/>* oratione * </text:p>
      <text:p text:style-name="Preformatted_20_Text"><text:s text:c="16"/>value:manner_means</text:p>
      <text:p text:style-name="Preformatted_20_Text"><text:s text:c="16"/>c_str</text:p>
      <text:p text:style-name="Preformatted_20_Text"><text:s text:c="16"/>oratione</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opus_est_need_IDIOM</text:p>
      <text:p text:style-name="Preformatted_20_Text"><text:s text:c="12"/>polarity:pos</text:p>
      <text:p text:style-name="Preformatted_20_Text"><text:s text:c="12"/>cat:vg</text:p>
      <text:p text:style-name="Preformatted_20_Text"><text:s text:c="12"/>* est * </text:p>
      <text:p text:style-name="Preformatted_20_Text"><text:s text:c="12"/>pos:v</text:p>
      <text:p text:style-name="Preformatted_20_Text"><text:s text:c="12"/>lex:esse</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3</text:p>
      <text:p text:style-name="Preformatted_20_Text"><text:s text:c="8"/>subject</text:p>
      <text:p text:style-name="Preformatted_20_Text"><text:s text:c="12"/>number:sing</text:p>
      <text:p text:style-name="Preformatted_20_Text"><text:s text:c="12"/>gender:neuter</text:p>
      <text:p text:style-name="Preformatted_20_Text"><text:s text:c="12"/>* opus * </text:p>
      <text:p text:style-name="Preformatted_20_Text"><text:s text:c="12"/>index:i(p(2,3))</text:p>
      <text:p text:style-name="Preformatted_20_Text"><text:s text:c="12"/>cat:np</text:p>
      <text:p text:style-name="Preformatted_20_Text"><text:s text:c="12"/>sem:[abstract,thing]</text:p>
      <text:p text:style-name="Preformatted_20_Text"><text:s text:c="12"/>person:3</text:p>
      <text:p text:style-name="Preformatted_20_Text"><text:s text:c="12"/>lex:opus</text:p>
      <text:p text:style-name="Preformatted_20_Text"><text:s text:c="12"/>case:nom</text:p>
      <text:p text:style-name="Preformatted_20_Text"><text:s text:c="12"/>c_str</text:p>
      <text:p text:style-name="Preformatted_20_Text"><text:s text:c="12"/>opus</text:p>
      <text:p text:style-name="Preformatted_20_Text"><text:s text:c="8"/>object</text:p>
      <text:p text:style-name="Preformatted_20_Text"><text:s text:c="12"/>* artificio * </text:p>
      <text:p text:style-name="Preformatted_20_Text"><text:s text:c="12"/>index:i(p(1,2))</text:p>
      <text:p text:style-name="Preformatted_20_Text"><text:s text:c="12"/>cat:np</text:p>
      <text:p text:style-name="Preformatted_20_Text"><text:s text:c="12"/>sem:[abstract,thing]</text:p>
      <text:p text:style-name="Preformatted_20_Text"><text:s text:c="12"/>number:sing</text:p>
      <text:p text:style-name="Preformatted_20_Text"><text:s text:c="12"/>person:3</text:p>
      <text:p text:style-name="Preformatted_20_Text"><text:s text:c="12"/>gender:neuter</text:p>
      <text:p text:style-name="Preformatted_20_Text"><text:s text:c="12"/>lex:artificium</text:p>
      <text:p text:style-name="Preformatted_20_Text"><text:soft-page-break/><text:s text:c="12"/>case:abl</text:p>
      <text:p text:style-name="Preformatted_20_Text"><text:s text:c="12"/>c_str</text:p>
      <text:p text:style-name="Preformatted_20_Text"><text:s text:c="12"/>artificio</text:p>
      <text:p text:style-name="Preformatted_20_Text"><text:s text:c="8"/>i_object</text:p>
      <text:p text:style-name="Preformatted_20_Text"><text:s text:c="12"/>* illis * </text:p>
      <text:p text:style-name="Preformatted_20_Text"><text:s text:c="12"/>index:i(p(0,1))</text:p>
      <text:p text:style-name="Preformatted_20_Text"><text:s text:c="12"/>cat:np</text:p>
      <text:p text:style-name="Preformatted_20_Text"><text:s text:c="12"/>sem:[hum]</text:p>
      <text:p text:style-name="Preformatted_20_Text"><text:s text:c="12"/>lex:prdemdatabl3gpl</text:p>
      <text:p text:style-name="Preformatted_20_Text"><text:s text:c="12"/>number:pl</text:p>
      <text:p text:style-name="Preformatted_20_Text"><text:s text:c="12"/>person:3</text:p>
      <text:p text:style-name="Preformatted_20_Text"><text:s text:c="12"/>gender:or([masc,fem,neuter])</text:p>
      <text:p text:style-name="Preformatted_20_Text"><text:s text:c="12"/>case:dat</text:p>
      <text:p text:style-name="Preformatted_20_Text"><text:s text:c="12"/>c_str</text:p>
      <text:p text:style-name="Preformatted_20_Text"><text:s text:c="12"/>prdemdatabl3gpl</text:p>
      <text:p text:style-name="Preformatted_20_Text"/>
      <text:p text:style-name="Preformatted_20_Text"/>
      <text:p text:style-name="Preformatted_20_Text"/>
      <text:p text:style-name="Preformatted_20_Text"/>
      <text:p text:style-name="P12">Comment : parse OK</text:p>
      <text:p text:style-name="Preformatted_20_Text"/>
      <text:p text:style-name="P17"/>
      <text:p text:style-name="P3">% 69 Sallustius Bellum Iugurthinum LXXXV 14.</text:p>
      <text:h text:style-name="Heading_20_3" text:outline-level="3">Contemnunt novitatem meam, ego illorum ignaviam.</text:h>
      <text:p text:style-name="Preformatted_20_Text">[0/contemnunt,1/nouitatem,2/meam,3/(','),4/ego,5/illorum,6/ignauiam,endpos(7)]</text:p>
      <text:p text:style-name="Preformatted_20_Text">cputime : 0.171875</text:p>
      <text:p text:style-name="Preformatted_20_Text"/>
      <text:p text:style-name="Preformatted_20_Text">6.98---&gt;</text:p>
      <text:p text:style-name="Preformatted_20_Text">[illocutionary_force:statement,vg:[selected_reading:contemno_despise,polarity:pos,cat:vg,pathlist:[p(0,1)],hp:[p(0,1)],gender:_11152,w:0,pos:v,class:tr_cod,type:finite,lex:contemnere,voice:act,txt:contemnunt,tense:present,kind:std,mood:indicative,number:pl,person:3],arglist:[subject:[source:context_retrievable,number:pl,gender:_11356,person:3,cat:np,index:i(0,0),constraints_to_be_met:[sem:[hum]],distance:[0],pathlist:[],case:nom,w: -1],object:[pathlist:[p(1,2),p(2,3)],hp:[p(1,2)],index:i(p(1,2)),distance:[0],cat:np,class:common,sem:[quality],number:sing,person:3,gender:fem,type:core,lex:nouitas,lextype:full,case:acc,w:2,c_str:[head:[pathlist:[p(1,2)],pos:noun,txt:nouitatem,lex:nouitas,case:acc,gender:fem,class:common,ab:no,number:sing,sem:[quality]],adjp:[cat:adjp,pathlist:[p(2,3)],distance:[0],hp:[p(2,3)],case:acc,number:sing,gender:fem,lex:meus,type:poss,w:1,c_str:meus]]]],linker:comma,arglist:[subject:[number:sing,gender:or([masc,fem]),pathlist:[p(4,5),p(5,6)],hp:[p(4,5)],index:i(p(4,5)),distance:[0],cat:np,sem:[hum],lex:pp1sg,class:prpers,type:core,person:3,case:nom,w:2,c_str:[pp1sg,[pathlist:[p(5,6)],hp:[p(5,6)],index:i(p(5,6)),distance:[0],cat:np,sem:[hum],class:dem,lex:prdemgenmascneuterpl,number:pl,person:3,gender:or([masc,neuter]),type:core,case:gen,w:1,c_str:prdemgenmascneuterpl]]],object:[pathlist:[p(6,7)],hp:[p(6,7)],index:i(p(6,7)),distance:[0],cat:np,sem:[quality],class:common,lextype:full,origin:noun,number:sing,person:3,gender:fem,type:core,lex:ignauia,txt:ignauiam,case:acc,w:1,c_str:ignauiam]]]</text:p>
      <text:p text:style-name="Preformatted_20_Text"/>
      <text:p text:style-name="Preformatted_20_Text"><text:s text:c="4"/>illocutionary_force:statement</text:p>
      <text:p text:style-name="Preformatted_20_Text"><text:s text:c="4"/>vg</text:p>
      <text:p text:style-name="Preformatted_20_Text"><text:s text:c="8"/>selected_reading:contemno_despise</text:p>
      <text:p text:style-name="Preformatted_20_Text"><text:s text:c="8"/>polarity:pos</text:p>
      <text:p text:style-name="Preformatted_20_Text"><text:s text:c="8"/>cat:vg</text:p>
      <text:p text:style-name="Preformatted_20_Text"><text:s text:c="8"/>* contemnunt * </text:p>
      <text:p text:style-name="Preformatted_20_Text"><text:s text:c="8"/>pos:v</text:p>
      <text:p text:style-name="Preformatted_20_Text"><text:s text:c="8"/>lex:contemne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arglist</text:p>
      <text:p text:style-name="Preformatted_20_Text"><text:s text:c="8"/>subject</text:p>
      <text:p text:style-name="Preformatted_20_Text"><text:s text:c="12"/>source:context_retrievable</text:p>
      <text:p text:style-name="Preformatted_20_Text"><text:s text:c="12"/>number:pl</text:p>
      <text:p text:style-name="Preformatted_20_Text"><text:s text:c="12"/>person:3</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 nouitatem * * meam * </text:p>
      <text:p text:style-name="Preformatted_20_Text"><text:s text:c="12"/>index:i(p(1,2))</text:p>
      <text:p text:style-name="Preformatted_20_Text"><text:s text:c="12"/>cat:np</text:p>
      <text:p text:style-name="Preformatted_20_Text"><text:s text:c="12"/>sem:[quality]</text:p>
      <text:p text:style-name="Preformatted_20_Text"><text:s text:c="12"/>number:sing</text:p>
      <text:p text:style-name="Preformatted_20_Text"><text:s text:c="12"/>person:3</text:p>
      <text:p text:style-name="Preformatted_20_Text"><text:s text:c="12"/>gender:fem</text:p>
      <text:p text:style-name="Preformatted_20_Text"><text:s text:c="12"/>lex:nouitas</text:p>
      <text:p text:style-name="Preformatted_20_Text"><text:s text:c="12"/>case:acc</text:p>
      <text:p text:style-name="Preformatted_20_Text"><text:s text:c="12"/>c_str</text:p>
      <text:p text:style-name="Preformatted_20_Text"><text:s text:c="16"/>head</text:p>
      <text:p text:style-name="Preformatted_20_Text"><text:s text:c="20"/>* nouitatem * </text:p>
      <text:p text:style-name="Preformatted_20_Text"><text:s text:c="20"/>pos:noun</text:p>
      <text:p text:style-name="Preformatted_20_Text"><text:s text:c="20"/>lex:nouitas</text:p>
      <text:p text:style-name="Preformatted_20_Text"><text:s text:c="20"/>case:acc</text:p>
      <text:p text:style-name="Preformatted_20_Text"><text:soft-page-break/><text:s text:c="20"/>gender:fem</text:p>
      <text:p text:style-name="Preformatted_20_Text"><text:s text:c="20"/>number:sing</text:p>
      <text:p text:style-name="Preformatted_20_Text"><text:s text:c="20"/>sem:[quality]</text:p>
      <text:p text:style-name="Preformatted_20_Text"><text:s text:c="16"/>adjp</text:p>
      <text:p text:style-name="Preformatted_20_Text"><text:s text:c="20"/>cat:adjp</text:p>
      <text:p text:style-name="Preformatted_20_Text"><text:s text:c="20"/>* meam * </text:p>
      <text:p text:style-name="Preformatted_20_Text"><text:s text:c="20"/>case:acc</text:p>
      <text:p text:style-name="Preformatted_20_Text"><text:s text:c="20"/>number:sing</text:p>
      <text:p text:style-name="Preformatted_20_Text"><text:s text:c="20"/>gender:fem</text:p>
      <text:p text:style-name="Preformatted_20_Text"><text:s text:c="20"/>lex:meus</text:p>
      <text:p text:style-name="Preformatted_20_Text"><text:s text:c="20"/>c_str</text:p>
      <text:p text:style-name="Preformatted_20_Text"><text:s text:c="20"/>meus</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 text:c="12"/>number:sing</text:p>
      <text:p text:style-name="Preformatted_20_Text"><text:s text:c="12"/>gender:or([masc,fem])</text:p>
      <text:p text:style-name="Preformatted_20_Text"><text:s text:c="12"/>* ego * * illorum * </text:p>
      <text:p text:style-name="Preformatted_20_Text"><text:s text:c="12"/>index:i(p(4,5))</text:p>
      <text:p text:style-name="Preformatted_20_Text"><text:s text:c="12"/>cat:np</text:p>
      <text:p text:style-name="Preformatted_20_Text"><text:s text:c="12"/>sem:[hum]</text:p>
      <text:p text:style-name="Preformatted_20_Text"><text:s text:c="12"/>lex:pp1sg</text:p>
      <text:p text:style-name="Preformatted_20_Text"><text:s text:c="12"/>person:3</text:p>
      <text:p text:style-name="Preformatted_20_Text"><text:s text:c="12"/>case:nom</text:p>
      <text:p text:style-name="Preformatted_20_Text"><text:s text:c="12"/>c_str</text:p>
      <text:p text:style-name="Preformatted_20_Text"><text:s text:c="16"/>pp1sg</text:p>
      <text:p text:style-name="Preformatted_20_Text"><text:s text:c="20"/>* illorum * </text:p>
      <text:p text:style-name="Preformatted_20_Text"><text:s text:c="20"/>index:i(p(5,6))</text:p>
      <text:p text:style-name="Preformatted_20_Text"><text:s text:c="20"/>cat:np</text:p>
      <text:p text:style-name="Preformatted_20_Text"><text:s text:c="20"/>sem:[hum]</text:p>
      <text:p text:style-name="Preformatted_20_Text"><text:s text:c="20"/>lex:prdemgenmascneuterpl</text:p>
      <text:p text:style-name="Preformatted_20_Text"><text:s text:c="20"/>number:pl</text:p>
      <text:p text:style-name="Preformatted_20_Text"><text:s text:c="20"/>person:3</text:p>
      <text:p text:style-name="Preformatted_20_Text"><text:s text:c="20"/>gender:or([masc,neuter])</text:p>
      <text:p text:style-name="Preformatted_20_Text"><text:s text:c="20"/>case:gen</text:p>
      <text:p text:style-name="Preformatted_20_Text"><text:s text:c="20"/>c_str</text:p>
      <text:p text:style-name="Preformatted_20_Text"><text:s text:c="20"/>prdemgenmascneuterpl</text:p>
      <text:p text:style-name="Preformatted_20_Text"><text:s text:c="8"/>object</text:p>
      <text:p text:style-name="Preformatted_20_Text"><text:s text:c="12"/>* ignauiam * </text:p>
      <text:p text:style-name="Preformatted_20_Text"><text:s text:c="12"/>index:i(p(6,7))</text:p>
      <text:p text:style-name="Preformatted_20_Text"><text:s text:c="12"/>cat:np</text:p>
      <text:p text:style-name="Preformatted_20_Text"><text:s text:c="12"/>sem:[quality]</text:p>
      <text:p text:style-name="Preformatted_20_Text"><text:s text:c="12"/>number:sing</text:p>
      <text:p text:style-name="Preformatted_20_Text"><text:s text:c="12"/>person:3</text:p>
      <text:p text:style-name="Preformatted_20_Text"><text:s text:c="12"/>gender:fem</text:p>
      <text:p text:style-name="Preformatted_20_Text"><text:s text:c="12"/>lex:ignauia</text:p>
      <text:p text:style-name="Preformatted_20_Text"><text:s text:c="12"/>case:acc</text:p>
      <text:p text:style-name="Preformatted_20_Text"><text:s text:c="12"/>c_str</text:p>
      <text:p text:style-name="Preformatted_20_Text"><text:s text:c="12"/>ignauiam</text:p>
      <text:p text:style-name="Preformatted_20_Text"/>
      <text:p text:style-name="Preformatted_20_Text"/>
      <text:p text:style-name="Preformatted_20_Text"/>
      <text:p text:style-name="Preformatted_20_Text"/>
      <text:p text:style-name="P12">Comment : wrong assignment of 'illorum' : belongs to 'ignaviam', not to 'ego'</text:p>
      <text:p text:style-name="Preformatted_20_Text"/>
      <text:p text:style-name="P17"/>
      <text:p text:style-name="P3">% 70 Sallustius Bellum Iugurthinum LXXXV 14.</text:p>
      <text:h text:style-name="Heading_20_3" text:outline-level="3">Mihi fortuna, illis probra obiectantur.</text:h>
      <text:p text:style-name="Preformatted_20_Text">[0/mihi,1/fortuna,2/(','),3/illis,4/probra,5/obiectantur,endpos(6)]</text:p>
      <text:p text:style-name="Preformatted_20_Text">cputime : 0.125</text:p>
      <text:p text:style-name="Preformatted_20_Text"/>
      <text:p text:style-name="Preformatted_20_Text">5.98---&gt;</text:p>
      <text:p text:style-name="Preformatted_20_Text">[illocutionary_force:statement,vg:[selected_reading:obiecto_reproach,polarity:pos,cat:vg,pathlist:[p(5,6)],hp:[p(5,6)],gender:_7922,w:0,pos:v,class:tr_cod,type:finite,lex:obiectare,voice:pass,txt:obiectantur,tense:present,kind:std,mood:indicative,number:pl,person:3],arglist:[subject:[number:pl,gender:neuter,pathlist:[p(4,5)],hp:[p(4,5)],index:i(p(4,5)),distance:[0],cat:np,sem:[abstract],class:common,lextype:full,origin:noun,person:3,type:core,lex:probrum,txt:probra,case:nom,w:1,c_str:probra],i_object:[pathlist:[p(3,4)],hp:[p(3,4)],index:i(p(3,4)),distance:[0],cat:np,sem:[hum],class:dem,lex:prdemdatabl3gpl,number:pl,person:3,gender:or([masc,fem,neuter]),type:core,case:dat,w:1,c_str:prdemdatabl3gpl]],linker:comma,arglist:[subject:[number:sing,gender:fem,pathlist:[p(1,2)],hp:[p(1,2)],index:i(p(1,2)),distance:[0],cat:np,sem:[abstract,hum],class:common,lextype:full,origin:noun,person:3,type:core,lex:fortuna,txt:fortuna,case:nom,w:1,c_str:fortuna],i_object:[pathlist:[p(0,1)],hp:[p(0,1)],index:i(p(0,1)),distance:[0],cat:np,sem:[hum],class:proper,lex:pp1sg,number:sing,person:1,gender:or([masc,fem]),type:core,case:dat,w:1,c_str:pp1sg]]]</text:p>
      <text:p text:style-name="Preformatted_20_Text"/>
      <text:p text:style-name="Preformatted_20_Text"><text:s text:c="4"/>illocutionary_force:statement</text:p>
      <text:p text:style-name="Preformatted_20_Text"><text:s text:c="4"/>vg</text:p>
      <text:p text:style-name="Preformatted_20_Text"><text:s text:c="8"/>selected_reading:obiecto_reproach</text:p>
      <text:p text:style-name="Preformatted_20_Text"><text:s text:c="8"/>polarity:pos</text:p>
      <text:p text:style-name="Preformatted_20_Text"><text:s text:c="8"/>cat:vg</text:p>
      <text:p text:style-name="Preformatted_20_Text"><text:s text:c="8"/>* obiectantur * </text:p>
      <text:p text:style-name="Preformatted_20_Text"><text:s text:c="8"/>pos:v</text:p>
      <text:p text:style-name="Preformatted_20_Text"><text:s text:c="8"/>lex:obiectare</text:p>
      <text:p text:style-name="Preformatted_20_Text"><text:s text:c="8"/>voice:pass</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arglist</text:p>
      <text:p text:style-name="Preformatted_20_Text"><text:s text:c="8"/>subject</text:p>
      <text:p text:style-name="Preformatted_20_Text"><text:s text:c="12"/>number:pl</text:p>
      <text:p text:style-name="Preformatted_20_Text"><text:s text:c="12"/>gender:neuter</text:p>
      <text:p text:style-name="Preformatted_20_Text"><text:s text:c="12"/>* probra * </text:p>
      <text:p text:style-name="Preformatted_20_Text"><text:s text:c="12"/>index:i(p(4,5))</text:p>
      <text:p text:style-name="Preformatted_20_Text"><text:s text:c="12"/>cat:np</text:p>
      <text:p text:style-name="Preformatted_20_Text"><text:s text:c="12"/>sem:[abstract]</text:p>
      <text:p text:style-name="Preformatted_20_Text"><text:s text:c="12"/>person:3</text:p>
      <text:p text:style-name="Preformatted_20_Text"><text:s text:c="12"/>lex:probrum</text:p>
      <text:p text:style-name="Preformatted_20_Text"><text:s text:c="12"/>case:nom</text:p>
      <text:p text:style-name="Preformatted_20_Text"><text:s text:c="12"/>c_str</text:p>
      <text:p text:style-name="Preformatted_20_Text"><text:s text:c="12"/>probra</text:p>
      <text:p text:style-name="Preformatted_20_Text"><text:s text:c="8"/>i_object</text:p>
      <text:p text:style-name="Preformatted_20_Text"><text:s text:c="12"/>* illis * </text:p>
      <text:p text:style-name="Preformatted_20_Text"><text:s text:c="12"/>index:i(p(3,4))</text:p>
      <text:p text:style-name="Preformatted_20_Text"><text:s text:c="12"/>cat:np</text:p>
      <text:p text:style-name="Preformatted_20_Text"><text:s text:c="12"/>sem:[hum]</text:p>
      <text:p text:style-name="Preformatted_20_Text"><text:s text:c="12"/>lex:prdemdatabl3gpl</text:p>
      <text:p text:style-name="Preformatted_20_Text"><text:s text:c="12"/>number:pl</text:p>
      <text:p text:style-name="Preformatted_20_Text"><text:s text:c="12"/>person:3</text:p>
      <text:p text:style-name="Preformatted_20_Text"><text:s text:c="12"/>gender:or([masc,fem,neuter])</text:p>
      <text:p text:style-name="Preformatted_20_Text"><text:s text:c="12"/>case:dat</text:p>
      <text:p text:style-name="Preformatted_20_Text"><text:s text:c="12"/>c_str</text:p>
      <text:p text:style-name="Preformatted_20_Text"><text:s text:c="12"/>prdemdatabl3gpl</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oft-page-break/><text:s text:c="12"/>number:sing</text:p>
      <text:p text:style-name="Preformatted_20_Text"><text:s text:c="12"/>gender:fem</text:p>
      <text:p text:style-name="Preformatted_20_Text"><text:s text:c="12"/>* fortuna * </text:p>
      <text:p text:style-name="Preformatted_20_Text"><text:s text:c="12"/>index:i(p(1,2))</text:p>
      <text:p text:style-name="Preformatted_20_Text"><text:s text:c="12"/>cat:np</text:p>
      <text:p text:style-name="Preformatted_20_Text"><text:s text:c="12"/>sem:[abstract,hum]</text:p>
      <text:p text:style-name="Preformatted_20_Text"><text:s text:c="12"/>person:3</text:p>
      <text:p text:style-name="Preformatted_20_Text"><text:s text:c="12"/>lex:fortuna</text:p>
      <text:p text:style-name="Preformatted_20_Text"><text:s text:c="12"/>case:nom</text:p>
      <text:p text:style-name="Preformatted_20_Text"><text:s text:c="12"/>c_str</text:p>
      <text:p text:style-name="Preformatted_20_Text"><text:s text:c="12"/>fortuna</text:p>
      <text:p text:style-name="Preformatted_20_Text"><text:s text:c="8"/>i_object</text:p>
      <text:p text:style-name="Preformatted_20_Text"><text:s text:c="12"/>* mihi * </text:p>
      <text:p text:style-name="Preformatted_20_Text"><text:s text:c="12"/>index:i(p(0,1))</text:p>
      <text:p text:style-name="Preformatted_20_Text"><text:s text:c="12"/>cat:np</text:p>
      <text:p text:style-name="Preformatted_20_Text"><text:s text:c="12"/>sem:[hum]</text:p>
      <text:p text:style-name="Preformatted_20_Text"><text:s text:c="12"/>lex:pp1sg</text:p>
      <text:p text:style-name="Preformatted_20_Text"><text:s text:c="12"/>number:sing</text:p>
      <text:p text:style-name="Preformatted_20_Text"><text:s text:c="12"/>person:1</text:p>
      <text:p text:style-name="Preformatted_20_Text"><text:s text:c="12"/>gender:or([masc,fem])</text:p>
      <text:p text:style-name="Preformatted_20_Text"><text:s text:c="12"/>case:dat</text:p>
      <text:p text:style-name="Preformatted_20_Text"><text:s text:c="12"/>c_str</text:p>
      <text:p text:style-name="Preformatted_20_Text"><text:s text:c="12"/>pp1sg</text:p>
      <text:p text:style-name="Preformatted_20_Text"/>
      <text:p text:style-name="Preformatted_20_Text"/>
      <text:p text:style-name="Preformatted_20_Text"/>
      <text:p text:style-name="Preformatted_20_Text"/>
      <text:p text:style-name="Preformatted_20_Text"/>
      <text:p text:style-name="P12">Comment : parse OK</text:p>
      <text:p text:style-name="P16">% 71 Cicero Pro Murena 84 1.</text:p>
      <text:h text:style-name="Heading_20_3" text:outline-level="3">Mihi credite, iudices.</text:h>
      <text:p text:style-name="Preformatted_20_Text">[0/mihi,1/credite,2/(','),3/iudices,endpos(4)]</text:p>
      <text:p text:style-name="Preformatted_20_Text">cputime : 0.171875</text:p>
      <text:p text:style-name="Preformatted_20_Text">12---&gt;</text:p>
      <text:p text:style-name="Preformatted_20_Text">[illocutionary_force:statement,vg:[selected_reading:credo_believe,polarity:pos,cat:vg,pathlist:[p(1,2)],hp:[p(1,2)],gender:_5630,w:0,pos:v,class:tr_inf,type:finite,lex:credere,voice:act,txt:credite,tense:present,kind:std,mood:imperative,number:pl,person:2],subject:[source:context_retrievable,number:pl,gender:or([masc,fem]),person:2,cat:np,index:i(0,0),constraints_to_be_met:[sem:[hum]],distance:[0],pathlist:[],case:nom,w:0],i_object:[pathlist:[p(0,1)],hp:[p(0,1)],index:i(p(0,1)),distance:[0],cat:np,sem:[hum],class:proper,lex:pp1sg,number:sing,person:1,gender:or([masc,fem]),type:core,case:dat,w:1,c_str:pp1sg],address:[pathlist:[p(2,3),p(3,4)],hp:[p(3,4)],index:i(p(3,4)),distance:[0],cat:address,sem:[hum],class:common,lex:iudex,lextype:full,number:pl,person:2,gender:masc,type:core,case:voc,w:40,c_str:[address:iudices]]]</text:p>
      <text:p text:style-name="Preformatted_20_Text"/>
      <text:p text:style-name="Preformatted_20_Text"><text:s text:c="4"/>illocutionary_force:statement</text:p>
      <text:p text:style-name="Preformatted_20_Text"><text:s text:c="4"/>vg</text:p>
      <text:p text:style-name="Preformatted_20_Text"><text:s text:c="8"/>selected_reading:credo_believe</text:p>
      <text:p text:style-name="Preformatted_20_Text"><text:s text:c="8"/>polarity:pos</text:p>
      <text:p text:style-name="Preformatted_20_Text"><text:s text:c="8"/>cat:vg</text:p>
      <text:p text:style-name="Preformatted_20_Text"><text:s text:c="8"/>* credite * </text:p>
      <text:p text:style-name="Preformatted_20_Text"><text:s text:c="8"/>pos:v</text:p>
      <text:p text:style-name="Preformatted_20_Text"><text:s text:c="8"/>lex:credere</text:p>
      <text:p text:style-name="Preformatted_20_Text"><text:s text:c="8"/>voice:act</text:p>
      <text:p text:style-name="Preformatted_20_Text"><text:s text:c="8"/>tense:present</text:p>
      <text:p text:style-name="Preformatted_20_Text"><text:s text:c="8"/>mood:imperative</text:p>
      <text:p text:style-name="Preformatted_20_Text"><text:s text:c="8"/>number:pl</text:p>
      <text:p text:style-name="Preformatted_20_Text"><text:s text:c="8"/>person:2</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i_object</text:p>
      <text:p text:style-name="Preformatted_20_Text"><text:s text:c="8"/>* mihi * </text:p>
      <text:p text:style-name="Preformatted_20_Text"><text:s text:c="8"/>index:i(p(0,1))</text:p>
      <text:p text:style-name="Preformatted_20_Text"><text:s text:c="8"/>cat:np</text:p>
      <text:p text:style-name="Preformatted_20_Text"><text:s text:c="8"/>sem:[hum]</text:p>
      <text:p text:style-name="Preformatted_20_Text"><text:s text:c="8"/>lex:pp1sg</text:p>
      <text:p text:style-name="Preformatted_20_Text"><text:s text:c="8"/>number:sing</text:p>
      <text:p text:style-name="Preformatted_20_Text"><text:s text:c="8"/>person:1</text:p>
      <text:p text:style-name="Preformatted_20_Text"><text:s text:c="8"/>gender:or([masc,fem])</text:p>
      <text:p text:style-name="Preformatted_20_Text"><text:s text:c="8"/>case:dat</text:p>
      <text:p text:style-name="Preformatted_20_Text"><text:s text:c="8"/>c_str</text:p>
      <text:p text:style-name="Preformatted_20_Text"><text:s text:c="8"/>pp1sg</text:p>
      <text:p text:style-name="Preformatted_20_Text"><text:s text:c="4"/>address</text:p>
      <text:p text:style-name="Preformatted_20_Text"><text:s text:c="8"/>* , * * iudices * </text:p>
      <text:p text:style-name="Preformatted_20_Text"><text:s text:c="8"/>index:i(p(3,4))</text:p>
      <text:p text:style-name="Preformatted_20_Text"><text:s text:c="8"/>cat:address</text:p>
      <text:p text:style-name="Preformatted_20_Text"><text:s text:c="8"/>sem:[hum]</text:p>
      <text:p text:style-name="Preformatted_20_Text"><text:s text:c="8"/>lex:iudex</text:p>
      <text:p text:style-name="Preformatted_20_Text"><text:s text:c="8"/>number:pl</text:p>
      <text:p text:style-name="Preformatted_20_Text"><text:s text:c="8"/>person:2</text:p>
      <text:p text:style-name="Preformatted_20_Text"><text:s text:c="8"/>gender:masc</text:p>
      <text:p text:style-name="Preformatted_20_Text"><text:s text:c="8"/>case:voc</text:p>
      <text:p text:style-name="Preformatted_20_Text"><text:s text:c="8"/>c_str</text:p>
      <text:p text:style-name="Preformatted_20_Text"><text:s text:c="12"/>address</text:p>
      <text:p text:style-name="Preformatted_20_Text"><text:s text:c="12"/>iudices</text:p>
      <text:p text:style-name="P22">Comment : parse OK</text:p>
      <text:p text:style-name="P16">% 72 Vergilius Eclogae 1 46.</text:p>
      <text:h text:style-name="Heading_20_3" text:outline-level="3">Fortunate senex, ergo tua rura manebunt.</text:h>
      <text:p text:style-name="Preformatted_20_Text">[0/fortunate,1/senex,2/(','),3/tua,4/rura,5/manebunt,endpos(6)]</text:p>
      <text:p text:style-name="Preformatted_20_Text">cputime : 0.203125</text:p>
      <text:p text:style-name="Preformatted_20_Text"/>
      <text:p text:style-name="Preformatted_20_Text"/>
      <text:p text:style-name="Preformatted_20_Text">25---&gt;</text:p>
      <text:p text:style-name="Preformatted_20_Text">[illocutionary_force:statement,vg:[selected_reading:maneo_stay,polarity:pos,cat:vg,pathlist:[p(5,6)],hp:[p(5,6)],gender:_8782,w:0,pos:v,class:intr,type:finite,lex:manere,voice:act,txt:manebunt,tense:future,kind:std,mood:indicative,number:pl,person:3],subject:[number:pl,gender:neuter,pathlist:[p(3,4),p(4,5)],hp:[p(4,5)],index:i(p(4,5)),distance:[0],cat:np,class:common,sem:[thing,loc,city],person:3,type:core,lex:rus,lextype:full,case:nom,w:2,c_str:[head:[pathlist:[p(4,5)],pos:noun,txt:rura,lex:rus,case:nom,gender:neuter,class:common,ab:no,number:pl,sem:[thing,loc,city]],adjp:[cat:adjp,pathlist:[p(3,4)],distance:[0],hp:[p(3,4)],case:nom,number:pl,gender:neuter,lex:tuus,type:poss,w:1,c_str:tuus]]],address:[pathlist:[p(0,1),p(1,2),p(2,3)],hp:[p(1,2)],index:i(p(1,2)),distance:[0],cat:address,sem:[hum],class:common,lex:senex,lextype:full,number:sing,person:2,gender:masc,type:core,case:voc,w:90,c_str:[address:[head:[pathlist:[p(1,2)],pos:noun,txt:senex,lex:senex,case:nom,gender:masc,class:common,ab:no,number:sing,sem:[hum]],adjp:[cat:adjp,pathlist:[p(0,1)],distance:[0],hp:[p(0,1)],case:voc,number:sing,gender:masc,lex:fortunatus,type:std,w:1,c_str:fortunatus]]]]]</text:p>
      <text:p text:style-name="Preformatted_20_Text"/>
      <text:p text:style-name="Preformatted_20_Text"><text:s text:c="4"/>illocutionary_force:statement</text:p>
      <text:p text:style-name="Preformatted_20_Text"><text:s text:c="4"/>vg</text:p>
      <text:p text:style-name="Preformatted_20_Text"><text:s text:c="8"/>selected_reading:maneo_stay</text:p>
      <text:p text:style-name="Preformatted_20_Text"><text:s text:c="8"/>polarity:pos</text:p>
      <text:p text:style-name="Preformatted_20_Text"><text:s text:c="8"/>cat:vg</text:p>
      <text:p text:style-name="Preformatted_20_Text"><text:s text:c="8"/>* manebunt * </text:p>
      <text:p text:style-name="Preformatted_20_Text"><text:s text:c="8"/>pos:v</text:p>
      <text:p text:style-name="Preformatted_20_Text"><text:s text:c="8"/>lex:manere</text:p>
      <text:p text:style-name="Preformatted_20_Text"><text:s text:c="8"/>voice:act</text:p>
      <text:p text:style-name="Preformatted_20_Text"><text:s text:c="8"/>tense:future</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neuter</text:p>
      <text:p text:style-name="Preformatted_20_Text"><text:s text:c="8"/>* tua * * rura * </text:p>
      <text:p text:style-name="Preformatted_20_Text"><text:s text:c="8"/>index:i(p(4,5))</text:p>
      <text:p text:style-name="Preformatted_20_Text"><text:s text:c="8"/>cat:np</text:p>
      <text:p text:style-name="Preformatted_20_Text"><text:s text:c="8"/>sem:[thing,loc,city]</text:p>
      <text:p text:style-name="Preformatted_20_Text"><text:s text:c="8"/>person:3</text:p>
      <text:p text:style-name="Preformatted_20_Text"><text:s text:c="8"/>lex:rus</text:p>
      <text:p text:style-name="Preformatted_20_Text"><text:s text:c="8"/>case:nom</text:p>
      <text:p text:style-name="Preformatted_20_Text"><text:s text:c="8"/>c_str</text:p>
      <text:p text:style-name="Preformatted_20_Text"><text:s text:c="12"/>head</text:p>
      <text:p text:style-name="Preformatted_20_Text"><text:s text:c="16"/>* rura * </text:p>
      <text:p text:style-name="Preformatted_20_Text"><text:s text:c="16"/>pos:noun</text:p>
      <text:p text:style-name="Preformatted_20_Text"><text:s text:c="16"/>lex:rus</text:p>
      <text:p text:style-name="Preformatted_20_Text"><text:s text:c="16"/>case:nom</text:p>
      <text:p text:style-name="Preformatted_20_Text"><text:s text:c="16"/>gender:neuter</text:p>
      <text:p text:style-name="Preformatted_20_Text"><text:s text:c="16"/>number:pl</text:p>
      <text:p text:style-name="Preformatted_20_Text"><text:s text:c="16"/>sem:[thing,loc,city]</text:p>
      <text:p text:style-name="Preformatted_20_Text"><text:s text:c="12"/>adjp</text:p>
      <text:p text:style-name="Preformatted_20_Text"><text:s text:c="16"/>cat:adjp</text:p>
      <text:p text:style-name="Preformatted_20_Text"><text:s text:c="16"/>* tua * </text:p>
      <text:p text:style-name="Preformatted_20_Text"><text:s text:c="16"/>case:nom</text:p>
      <text:p text:style-name="Preformatted_20_Text"><text:s text:c="16"/>number:pl</text:p>
      <text:p text:style-name="Preformatted_20_Text"><text:s text:c="16"/>gender:neuter</text:p>
      <text:p text:style-name="Preformatted_20_Text"><text:s text:c="16"/>lex:tuus</text:p>
      <text:p text:style-name="Preformatted_20_Text"><text:s text:c="16"/>c_str</text:p>
      <text:p text:style-name="Preformatted_20_Text"><text:s text:c="16"/>tuus</text:p>
      <text:p text:style-name="Preformatted_20_Text"><text:s text:c="4"/>address</text:p>
      <text:p text:style-name="Preformatted_20_Text"><text:soft-page-break/><text:s text:c="8"/>* fortunate * * senex * * , * </text:p>
      <text:p text:style-name="Preformatted_20_Text"><text:s text:c="8"/>index:i(p(1,2))</text:p>
      <text:p text:style-name="Preformatted_20_Text"><text:s text:c="8"/>cat:address</text:p>
      <text:p text:style-name="Preformatted_20_Text"><text:s text:c="8"/>sem:[hum]</text:p>
      <text:p text:style-name="Preformatted_20_Text"><text:s text:c="8"/>lex:senex</text:p>
      <text:p text:style-name="Preformatted_20_Text"><text:s text:c="8"/>number:sing</text:p>
      <text:p text:style-name="Preformatted_20_Text"><text:s text:c="8"/>person:2</text:p>
      <text:p text:style-name="Preformatted_20_Text"><text:s text:c="8"/>gender:masc</text:p>
      <text:p text:style-name="Preformatted_20_Text"><text:s text:c="8"/>case:voc</text:p>
      <text:p text:style-name="Preformatted_20_Text"><text:s text:c="8"/>c_str</text:p>
      <text:p text:style-name="Preformatted_20_Text"><text:s text:c="12"/>address</text:p>
      <text:p text:style-name="Preformatted_20_Text"><text:s text:c="16"/>head</text:p>
      <text:p text:style-name="Preformatted_20_Text"><text:s text:c="20"/>* senex * </text:p>
      <text:p text:style-name="Preformatted_20_Text"><text:s text:c="20"/>pos:noun</text:p>
      <text:p text:style-name="Preformatted_20_Text"><text:s text:c="20"/>lex:senex</text:p>
      <text:p text:style-name="Preformatted_20_Text"><text:s text:c="20"/>case:nom</text:p>
      <text:p text:style-name="Preformatted_20_Text"><text:s text:c="20"/>gender:masc</text:p>
      <text:p text:style-name="Preformatted_20_Text"><text:s text:c="20"/>number:sing</text:p>
      <text:p text:style-name="Preformatted_20_Text"><text:s text:c="20"/>sem:[hum]</text:p>
      <text:p text:style-name="Preformatted_20_Text"><text:s text:c="16"/>adjp</text:p>
      <text:p text:style-name="Preformatted_20_Text"><text:s text:c="20"/>cat:adjp</text:p>
      <text:p text:style-name="Preformatted_20_Text"><text:s text:c="20"/>* fortunate * </text:p>
      <text:p text:style-name="Preformatted_20_Text"><text:s text:c="20"/>case:voc</text:p>
      <text:p text:style-name="Preformatted_20_Text"><text:s text:c="20"/>number:sing</text:p>
      <text:p text:style-name="Preformatted_20_Text"><text:s text:c="20"/>gender:masc</text:p>
      <text:p text:style-name="Preformatted_20_Text"><text:s text:c="20"/>lex:fortunatus</text:p>
      <text:p text:style-name="Preformatted_20_Text"><text:s text:c="20"/>c_str</text:p>
      <text:p text:style-name="Preformatted_20_Text"><text:s text:c="20"/>fortunatus</text:p>
      <text:p text:style-name="Preformatted_20_Text"/>
      <text:p text:style-name="Preformatted_20_Text"/>
      <text:p text:style-name="Preformatted_20_Text"/>
      <text:p text:style-name="P12">Comment : parse OK</text:p>
      <text:p text:style-name="Preformatted_20_Text"/>
      <text:p text:style-name="Preformatted_20_Text"/>
      <text:p text:style-name="P17"/>
      <text:p text:style-name="P3">% 73 Vergilius Eclogae 1 6.</text:p>
      <text:h text:style-name="Heading_20_3" text:outline-level="3">O Meliboee, deus nobis haec otia fecit.</text:h>
      <text:p text:style-name="Preformatted_20_Text">[0/meliboee,1/(','),2/deus,3/nobis,4/haec,5/otia,6/fecit,endpos(7)]</text:p>
      <text:p text:style-name="Preformatted_20_Text">cputime : 5.578125</text:p>
      <text:p text:style-name="Preformatted_20_Text"/>
      <text:p text:style-name="Preformatted_20_Text">29.990000000000002---&gt;</text:p>
      <text:p text:style-name="Preformatted_20_Text">[illocutionary_force:statement,vg:[selected_reading:facio_make,polarity:pos,cat:vg,pathlist:[p(6,7)],hp:[p(6,7)],gender:_9732,w:0,pos:v,class:tr_cod,type:finite,lex:facere,voice:act,txt:fecit,tense:perfect,kind:std,mood:indicative,number:sing,person:3],subject:[number:sing,gender:masc,pathlist:[p(2,3)],hp:[p(2,3)],index:i(p(2,3)),distance:[0],cat:np,sem:[hum],class:common,lextype:full,origin:noun,person:3,type:core,lex:deus,txt:deus,case:nom,w:1,c_str:deus],object:[pathlist:[p(4,5)],hp:[p(4,5)],index:i(p(4,5)),distance:[0],cat:np,sem:_10274,class:dem,lex:prdemnomaccneuterpl,number:pl,person:3,gender:neuter,type:core,case:acc,w:1,c_str:prdemnomaccneuterpl],object_cplt:[pathlist:[p(5,6)],hp:[p(5,6)],index:i(p(5,6)),distance:[0],cat:np,sem:[abstract],class:common,lextype:full,origin:noun,number:pl,person:3,gender:neuter,type:core,lex:otium,txt:otia,case:acc,w:1,c_str:otia],dative_of_interest:[pathlist:[p(3,4)],hp:[p(3,4)],index:i(p(3,4)),distance:[0],cat:np,sem:[hum],class:proper,lex:pp1pl,number:pl,person:1,gender:or([masc,fem]),type:core,case:dat,w:1,c_str:pp1pl],address:[pathlist:[p(0,1),p(1,2)],hp:[p(0,1)],index:i(p(0,1)),distance:[0],cat:address,sem:[male],class:common,lex:meliboeus,lextype:full,number:sing,person:2,gender:masc,type:core,case:voc,w:90,c_str:[address:meliboeus]]]</text:p>
      <text:p text:style-name="Preformatted_20_Text"/>
      <text:p text:style-name="Preformatted_20_Text"><text:s text:c="4"/>illocutionary_force:statement</text:p>
      <text:p text:style-name="Preformatted_20_Text"><text:s text:c="4"/>vg</text:p>
      <text:p text:style-name="Preformatted_20_Text"><text:s text:c="8"/>selected_reading:facio_make</text:p>
      <text:p text:style-name="Preformatted_20_Text"><text:s text:c="8"/>polarity:pos</text:p>
      <text:p text:style-name="Preformatted_20_Text"><text:s text:c="8"/>cat:vg</text:p>
      <text:p text:style-name="Preformatted_20_Text"><text:s text:c="8"/>* fecit * </text:p>
      <text:p text:style-name="Preformatted_20_Text"><text:s text:c="8"/>pos:v</text:p>
      <text:p text:style-name="Preformatted_20_Text"><text:s text:c="8"/>lex:fac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deus * </text:p>
      <text:p text:style-name="Preformatted_20_Text"><text:s text:c="8"/>index:i(p(2,3))</text:p>
      <text:p text:style-name="Preformatted_20_Text"><text:s text:c="8"/>cat:np</text:p>
      <text:p text:style-name="Preformatted_20_Text"><text:s text:c="8"/>sem:[hum]</text:p>
      <text:p text:style-name="Preformatted_20_Text"><text:s text:c="8"/>person:3</text:p>
      <text:p text:style-name="Preformatted_20_Text"><text:s text:c="8"/>lex:deus</text:p>
      <text:p text:style-name="Preformatted_20_Text"><text:s text:c="8"/>case:nom</text:p>
      <text:p text:style-name="Preformatted_20_Text"><text:s text:c="8"/>c_str</text:p>
      <text:p text:style-name="Preformatted_20_Text"><text:s text:c="8"/>deus</text:p>
      <text:p text:style-name="Preformatted_20_Text"><text:s text:c="4"/>object</text:p>
      <text:p text:style-name="Preformatted_20_Text"><text:s text:c="8"/>* haec * </text:p>
      <text:p text:style-name="Preformatted_20_Text"><text:s text:c="8"/>index:i(p(4,5))</text:p>
      <text:p text:style-name="Preformatted_20_Text"><text:s text:c="8"/>cat:np</text:p>
      <text:p text:style-name="Preformatted_20_Text"><text:s text:c="8"/>lex:prdemnomaccneuterpl</text:p>
      <text:p text:style-name="Preformatted_20_Text"><text:s text:c="8"/>number:pl</text:p>
      <text:p text:style-name="Preformatted_20_Text"><text:s text:c="8"/>person:3</text:p>
      <text:p text:style-name="Preformatted_20_Text"><text:s text:c="8"/>gender:neuter</text:p>
      <text:p text:style-name="Preformatted_20_Text"><text:s text:c="8"/>case:acc</text:p>
      <text:p text:style-name="Preformatted_20_Text"><text:s text:c="8"/>c_str</text:p>
      <text:p text:style-name="Preformatted_20_Text"><text:s text:c="8"/>prdemnomaccneuterpl</text:p>
      <text:p text:style-name="Preformatted_20_Text"><text:s text:c="4"/>object_cplt</text:p>
      <text:p text:style-name="Preformatted_20_Text"><text:s text:c="8"/>* otia * </text:p>
      <text:p text:style-name="Preformatted_20_Text"><text:s text:c="8"/>index:i(p(5,6))</text:p>
      <text:p text:style-name="Preformatted_20_Text"><text:s text:c="8"/>cat:np</text:p>
      <text:p text:style-name="Preformatted_20_Text"><text:s text:c="8"/>sem:[abstract]</text:p>
      <text:p text:style-name="Preformatted_20_Text"><text:soft-page-break/><text:s text:c="8"/>number:pl</text:p>
      <text:p text:style-name="Preformatted_20_Text"><text:s text:c="8"/>person:3</text:p>
      <text:p text:style-name="Preformatted_20_Text"><text:s text:c="8"/>gender:neuter</text:p>
      <text:p text:style-name="Preformatted_20_Text"><text:s text:c="8"/>lex:otium</text:p>
      <text:p text:style-name="Preformatted_20_Text"><text:s text:c="8"/>case:acc</text:p>
      <text:p text:style-name="Preformatted_20_Text"><text:s text:c="8"/>c_str</text:p>
      <text:p text:style-name="Preformatted_20_Text"><text:s text:c="8"/>otia</text:p>
      <text:p text:style-name="Preformatted_20_Text"><text:s text:c="4"/>dative_of_interest</text:p>
      <text:p text:style-name="Preformatted_20_Text"><text:s text:c="8"/>* nobis * </text:p>
      <text:p text:style-name="Preformatted_20_Text"><text:s text:c="8"/>index:i(p(3,4))</text:p>
      <text:p text:style-name="Preformatted_20_Text"><text:s text:c="8"/>cat:np</text:p>
      <text:p text:style-name="Preformatted_20_Text"><text:s text:c="8"/>sem:[hum]</text:p>
      <text:p text:style-name="Preformatted_20_Text"><text:s text:c="8"/>lex:pp1pl</text:p>
      <text:p text:style-name="Preformatted_20_Text"><text:s text:c="8"/>number:pl</text:p>
      <text:p text:style-name="Preformatted_20_Text"><text:s text:c="8"/>person:1</text:p>
      <text:p text:style-name="Preformatted_20_Text"><text:s text:c="8"/>gender:or([masc,fem])</text:p>
      <text:p text:style-name="Preformatted_20_Text"><text:s text:c="8"/>case:dat</text:p>
      <text:p text:style-name="Preformatted_20_Text"><text:s text:c="8"/>c_str</text:p>
      <text:p text:style-name="Preformatted_20_Text"><text:s text:c="8"/>pp1pl</text:p>
      <text:p text:style-name="Preformatted_20_Text"><text:s text:c="4"/>address</text:p>
      <text:p text:style-name="Preformatted_20_Text"><text:s text:c="8"/>* meliboee * * , * </text:p>
      <text:p text:style-name="Preformatted_20_Text"><text:s text:c="8"/>index:i(p(0,1))</text:p>
      <text:p text:style-name="Preformatted_20_Text"><text:s text:c="8"/>cat:address</text:p>
      <text:p text:style-name="Preformatted_20_Text"><text:s text:c="8"/>sem:[male]</text:p>
      <text:p text:style-name="Preformatted_20_Text"><text:s text:c="8"/>lex:meliboeus</text:p>
      <text:p text:style-name="Preformatted_20_Text"><text:s text:c="8"/>number:sing</text:p>
      <text:p text:style-name="Preformatted_20_Text"><text:s text:c="8"/>person:2</text:p>
      <text:p text:style-name="Preformatted_20_Text"><text:s text:c="8"/>gender:masc</text:p>
      <text:p text:style-name="Preformatted_20_Text"><text:s text:c="8"/>case:voc</text:p>
      <text:p text:style-name="Preformatted_20_Text"><text:s text:c="8"/>c_str</text:p>
      <text:p text:style-name="Preformatted_20_Text"><text:s text:c="12"/>address</text:p>
      <text:p text:style-name="Preformatted_20_Text"><text:s text:c="12"/>meliboeus</text:p>
      <text:p text:style-name="Preformatted_20_Text"/>
      <text:p text:style-name="Preformatted_20_Text"/>
      <text:p text:style-name="Preformatted_20_Text"/>
      <text:p text:style-name="Preformatted_20_Text"/>
      <text:p text:style-name="Preformatted_20_Text"/>
      <text:p text:style-name="P12">Comment : parse OK, but 'haec otia' could also be parsed as object instead of object (haec) and object cplt (otia)</text:p>
      <text:p text:style-name="P17"/>
      <text:p text:style-name="P3">% 74 Vergilius Eclogae 1 13.</text:p>
      <text:h text:style-name="Heading_20_3" text:outline-level="3">Hanc etiam vix, Tityre, duco.</text:h>
      <text:p text:style-name="Text_20_body"/>
      <text:p text:style-name="Preformatted_20_Text">[0/hanc,1/uix,2/(','),3/tityre,4/(','),5/duco,endpos(6)]</text:p>
      <text:p text:style-name="Preformatted_20_Text">cputime : 0.0625</text:p>
      <text:p text:style-name="Preformatted_20_Text"/>
      <text:p text:style-name="Preformatted_20_Text">25.96---&gt;</text:p>
      <text:p text:style-name="Preformatted_20_Text">[illocutionary_force:statement,vg:[selected_reading:duco_lead,polarity:pos,cat:vg,pathlist:[p(5,6)],hp:[p(5,6)],gender:_8418,w:0,pos:v,class:tr_cod,type:finite,lex:ducere,voice:act,txt:duco,tense:present,kind:std,mood:indicative,number:sing,person:1],subject:[source:context_retrievable,number:sing,gender:or([masc,fem]),person:1,cat:np,index:i(0,0),constraints_to_be_met:[sem:[hum]],distance:[0],pathlist:[],case:nom,w:0],object:[pathlist:[p(0,1)],hp:[p(0,1)],index:i(p(0,1)),distance:[0],cat:np,sem:_8876,class:dem,lex:prdemaccfemsing,number:sing,person:3,gender:fem,type:core,case:acc,w:1,c_str:prdemaccfemsing],adverbial_adjunct:[cat:advp,pathlist:[p(1,2)],distance:[0],type:vpbound,lex:uix,sem:time,w:1,c_str:[head:uix]],address:[pathlist:[p(2,3),p(3,4),p(4,5)],hp:[p(3,4)],index:i(p(3,4)),distance:[0],cat:address,sem:[male],class:common,lex:tityrus,lextype:full,number:sing,person:2,gender:masc,type:core,case:voc,w:90,c_str:[address:tityrus]]]</text:p>
      <text:p text:style-name="Preformatted_20_Text"/>
      <text:p text:style-name="Preformatted_20_Text"><text:s text:c="4"/>illocutionary_force:statement</text:p>
      <text:p text:style-name="Preformatted_20_Text"><text:s text:c="4"/>vg</text:p>
      <text:p text:style-name="Preformatted_20_Text"><text:s text:c="8"/>selected_reading:duco_lead</text:p>
      <text:p text:style-name="Preformatted_20_Text"><text:s text:c="8"/>polarity:pos</text:p>
      <text:p text:style-name="Preformatted_20_Text"><text:s text:c="8"/>cat:vg</text:p>
      <text:p text:style-name="Preformatted_20_Text"><text:s text:c="8"/>* duco * </text:p>
      <text:p text:style-name="Preformatted_20_Text"><text:s text:c="8"/>pos:v</text:p>
      <text:p text:style-name="Preformatted_20_Text"><text:s text:c="8"/>lex:duce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1</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hanc * </text:p>
      <text:p text:style-name="Preformatted_20_Text"><text:s text:c="8"/>index:i(p(0,1))</text:p>
      <text:p text:style-name="Preformatted_20_Text"><text:s text:c="8"/>cat:np</text:p>
      <text:p text:style-name="Preformatted_20_Text"><text:s text:c="8"/>lex:prdemaccfemsing</text:p>
      <text:p text:style-name="Preformatted_20_Text"><text:s text:c="8"/>number:sing</text:p>
      <text:p text:style-name="Preformatted_20_Text"><text:s text:c="8"/>person:3</text:p>
      <text:p text:style-name="Preformatted_20_Text"><text:s text:c="8"/>gender:fem</text:p>
      <text:p text:style-name="Preformatted_20_Text"><text:s text:c="8"/>case:acc</text:p>
      <text:p text:style-name="Preformatted_20_Text"><text:s text:c="8"/>c_str</text:p>
      <text:p text:style-name="Preformatted_20_Text"><text:s text:c="8"/>prdemaccfemsing</text:p>
      <text:p text:style-name="Preformatted_20_Text"><text:s text:c="4"/>adverbial_adjunct</text:p>
      <text:p text:style-name="Preformatted_20_Text"><text:s text:c="8"/>cat:advp</text:p>
      <text:p text:style-name="Preformatted_20_Text"><text:s text:c="8"/>* uix * </text:p>
      <text:p text:style-name="Preformatted_20_Text"><text:s text:c="8"/>lex:uix</text:p>
      <text:p text:style-name="Preformatted_20_Text"><text:s text:c="8"/>sem:time</text:p>
      <text:p text:style-name="Preformatted_20_Text"><text:s text:c="8"/>c_str</text:p>
      <text:p text:style-name="Preformatted_20_Text"><text:s text:c="12"/>head</text:p>
      <text:p text:style-name="Preformatted_20_Text"><text:s text:c="12"/>uix</text:p>
      <text:p text:style-name="Preformatted_20_Text"><text:s text:c="4"/>address</text:p>
      <text:p text:style-name="Preformatted_20_Text"><text:soft-page-break/><text:s text:c="8"/>* , * * tityre * * , * </text:p>
      <text:p text:style-name="Preformatted_20_Text"><text:s text:c="8"/>index:i(p(3,4))</text:p>
      <text:p text:style-name="Preformatted_20_Text"><text:s text:c="8"/>cat:address</text:p>
      <text:p text:style-name="Preformatted_20_Text"><text:s text:c="8"/>sem:[male]</text:p>
      <text:p text:style-name="Preformatted_20_Text"><text:s text:c="8"/>lex:tityrus</text:p>
      <text:p text:style-name="Preformatted_20_Text"><text:s text:c="8"/>number:sing</text:p>
      <text:p text:style-name="Preformatted_20_Text"><text:s text:c="8"/>person:2</text:p>
      <text:p text:style-name="Preformatted_20_Text"><text:s text:c="8"/>gender:masc</text:p>
      <text:p text:style-name="Preformatted_20_Text"><text:s text:c="8"/>case:voc</text:p>
      <text:p text:style-name="Preformatted_20_Text"><text:s text:c="8"/>c_str</text:p>
      <text:p text:style-name="Preformatted_20_Text"><text:s text:c="12"/>address</text:p>
      <text:p text:style-name="Preformatted_20_Text"><text:s text:c="12"/>tityrus</text:p>
      <text:p text:style-name="Preformatted_20_Text"/>
      <text:p text:style-name="Preformatted_20_Text"/>
      <text:p text:style-name="Preformatted_20_Text"/>
      <text:p text:style-name="Preformatted_20_Text"/>
      <text:p text:style-name="P12">Comment : parse OK</text:p>
      <text:p text:style-name="Preformatted_20_Text"/>
      <text:p text:style-name="P17"/>
      <text:p text:style-name="P3">% 75 Vergilius Eclogae 4 60.</text:p>
      <text:h text:style-name="Heading_20_3" text:outline-level="3">Incipe, parve puer, risu cognoscere matrem.</text:h>
      <text:p text:style-name="Text_20_body"/>
      <text:p text:style-name="Preformatted_20_Text">[0/incipe,1/(','),2/parue,3/puer,4/(','),5/risu,6/cognoscere,7/matrem,endpos(8)]</text:p>
      <text:p text:style-name="Preformatted_20_Text">cputime : 0.546875</text:p>
      <text:p text:style-name="Preformatted_20_Text"/>
      <text:p text:style-name="Preformatted_20_Text">29---&gt;</text:p>
      <text:p text:style-name="Preformatted_20_Text">[illocutionary_force:statement,vg:[selected_reading:cognosco_learn,polarity:pos,cat:vg,aux:incipere,value:inchoative,type:finite,pathlist:[p(0,1),p(6,7)],hp:[p(6,7)],lex:cognoscere,person:2,mood:imperative,tense:present,voice:act,number:sing,gender:_14244,w:3],subject:[source:context_retrievable,number:sing,gender:or([masc,fem]),person:2,cat:np,index:i(0,0),constraints_to_be_met:[sem:[hum]],distance:[0],pathlist:[],case:nom,w:0],object:[pathlist:[p(7,8)],hp:[p(7,8)],index:i(p(7,8)),distance:[0],cat:np,sem:[hum],class:common,lextype:full,origin:noun,number:sing,person:3,gender:fem,type:core,lex:mater,txt:matrem,case:acc,w:1,c_str:matrem],adjunct:[pathlist:[p(5,6)],distance:[0],class:adjunct,value:manner_means,type:core,w:0,c_str:risu],address:[pathlist:[p(1,2),p(2,3),p(3,4),p(4,5)],hp:[p(3,4)],index:i(p(3,4)),distance:[0],cat:address,sem:[hum],class:common,lex:puer,lextype:full,number:sing,person:2,gender:masc,type:core,case:voc,w:90,c_str:[address:[head:[pathlist:[p(3,4)],pos:noun,txt:puer,lex:puer,case:nom,gender:masc,class:common,ab:no,number:sing,sem:[hum]],adjp:[cat:adjp,pathlist:[p(2,3)],distance:[0],hp:[p(2,3)],case:voc,number:sing,gender:masc,lex:paruus,type:std,w:1,c_str:paruus]]]]]</text:p>
      <text:p text:style-name="Preformatted_20_Text"/>
      <text:p text:style-name="Preformatted_20_Text"><text:s text:c="4"/>illocutionary_force:statement</text:p>
      <text:p text:style-name="Preformatted_20_Text"><text:s text:c="4"/>vg</text:p>
      <text:p text:style-name="Preformatted_20_Text"><text:s text:c="8"/>selected_reading:cognosco_learn</text:p>
      <text:p text:style-name="Preformatted_20_Text"><text:s text:c="8"/>polarity:pos</text:p>
      <text:p text:style-name="Preformatted_20_Text"><text:s text:c="8"/>cat:vg</text:p>
      <text:p text:style-name="Preformatted_20_Text"><text:s text:c="8"/>aux:incipere</text:p>
      <text:p text:style-name="Preformatted_20_Text"><text:s text:c="8"/>value:inchoative</text:p>
      <text:p text:style-name="Preformatted_20_Text"><text:s text:c="8"/>* incipe * * cognoscere * </text:p>
      <text:p text:style-name="Preformatted_20_Text"><text:s text:c="8"/>lex:cognoscere</text:p>
      <text:p text:style-name="Preformatted_20_Text"><text:s text:c="8"/>person:2</text:p>
      <text:p text:style-name="Preformatted_20_Text"><text:s text:c="8"/>mood:imperative</text:p>
      <text:p text:style-name="Preformatted_20_Text"><text:s text:c="8"/>tense:present</text:p>
      <text:p text:style-name="Preformatted_20_Text"><text:s text:c="8"/>voice:act</text:p>
      <text:p text:style-name="Preformatted_20_Text"><text:s text:c="8"/>number:sing</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matrem * </text:p>
      <text:p text:style-name="Preformatted_20_Text"><text:s text:c="8"/>index:i(p(7,8))</text:p>
      <text:p text:style-name="Preformatted_20_Text"><text:s text:c="8"/>cat:np</text:p>
      <text:p text:style-name="Preformatted_20_Text"><text:s text:c="8"/>sem:[hum]</text:p>
      <text:p text:style-name="Preformatted_20_Text"><text:s text:c="8"/>number:sing</text:p>
      <text:p text:style-name="Preformatted_20_Text"><text:s text:c="8"/>person:3</text:p>
      <text:p text:style-name="Preformatted_20_Text"><text:s text:c="8"/>gender:fem</text:p>
      <text:p text:style-name="Preformatted_20_Text"><text:s text:c="8"/>lex:mater</text:p>
      <text:p text:style-name="Preformatted_20_Text"><text:s text:c="8"/>case:acc</text:p>
      <text:p text:style-name="Preformatted_20_Text"><text:s text:c="8"/>c_str</text:p>
      <text:p text:style-name="Preformatted_20_Text"><text:s text:c="8"/>matrem</text:p>
      <text:p text:style-name="Preformatted_20_Text"><text:s text:c="4"/>adjunct</text:p>
      <text:p text:style-name="Preformatted_20_Text"><text:s text:c="8"/>* risu * </text:p>
      <text:p text:style-name="Preformatted_20_Text"><text:s text:c="8"/>value:manner_means</text:p>
      <text:p text:style-name="Preformatted_20_Text"><text:s text:c="8"/>c_str</text:p>
      <text:p text:style-name="Preformatted_20_Text"><text:s text:c="8"/>risu</text:p>
      <text:p text:style-name="Preformatted_20_Text"><text:s text:c="4"/>address</text:p>
      <text:p text:style-name="Preformatted_20_Text"><text:soft-page-break/><text:s text:c="8"/>* , * * parue * * puer * * , * </text:p>
      <text:p text:style-name="Preformatted_20_Text"><text:s text:c="8"/>index:i(p(3,4))</text:p>
      <text:p text:style-name="Preformatted_20_Text"><text:s text:c="8"/>cat:address</text:p>
      <text:p text:style-name="Preformatted_20_Text"><text:s text:c="8"/>sem:[hum]</text:p>
      <text:p text:style-name="Preformatted_20_Text"><text:s text:c="8"/>lex:puer</text:p>
      <text:p text:style-name="Preformatted_20_Text"><text:s text:c="8"/>number:sing</text:p>
      <text:p text:style-name="Preformatted_20_Text"><text:s text:c="8"/>person:2</text:p>
      <text:p text:style-name="Preformatted_20_Text"><text:s text:c="8"/>gender:masc</text:p>
      <text:p text:style-name="Preformatted_20_Text"><text:s text:c="8"/>case:voc</text:p>
      <text:p text:style-name="Preformatted_20_Text"><text:s text:c="8"/>c_str</text:p>
      <text:p text:style-name="Preformatted_20_Text"><text:s text:c="12"/>address</text:p>
      <text:p text:style-name="Preformatted_20_Text"><text:s text:c="16"/>head</text:p>
      <text:p text:style-name="Preformatted_20_Text"><text:s text:c="20"/>* puer * </text:p>
      <text:p text:style-name="Preformatted_20_Text"><text:s text:c="20"/>pos:noun</text:p>
      <text:p text:style-name="Preformatted_20_Text"><text:s text:c="20"/>lex:puer</text:p>
      <text:p text:style-name="Preformatted_20_Text"><text:s text:c="20"/>case:nom</text:p>
      <text:p text:style-name="Preformatted_20_Text"><text:s text:c="20"/>gender:masc</text:p>
      <text:p text:style-name="Preformatted_20_Text"><text:s text:c="20"/>number:sing</text:p>
      <text:p text:style-name="Preformatted_20_Text"><text:s text:c="20"/>sem:[hum]</text:p>
      <text:p text:style-name="Preformatted_20_Text"><text:s text:c="16"/>adjp</text:p>
      <text:p text:style-name="Preformatted_20_Text"><text:s text:c="20"/>cat:adjp</text:p>
      <text:p text:style-name="Preformatted_20_Text"><text:s text:c="20"/>* parue * </text:p>
      <text:p text:style-name="Preformatted_20_Text"><text:s text:c="20"/>case:voc</text:p>
      <text:p text:style-name="Preformatted_20_Text"><text:s text:c="20"/>number:sing</text:p>
      <text:p text:style-name="Preformatted_20_Text"><text:s text:c="20"/>gender:masc</text:p>
      <text:p text:style-name="Preformatted_20_Text"><text:s text:c="20"/>lex:paruus</text:p>
      <text:p text:style-name="Preformatted_20_Text"><text:s text:c="20"/>c_str</text:p>
      <text:p text:style-name="Preformatted_20_Text"><text:s text:c="20"/>paruus</text:p>
      <text:p text:style-name="Preformatted_20_Text"/>
      <text:p text:style-name="Preformatted_20_Text"/>
      <text:p text:style-name="Preformatted_20_Text"/>
      <text:p text:style-name="Preformatted_20_Text"/>
      <text:p text:style-name="Preformatted_20_Text"/>
      <text:p text:style-name="P12">Comment : parse OK if one is happy with inchoative aux</text:p>
      <text:p text:style-name="P16">% 76 Vergilius Eclogae 9 43.</text:p>
      <text:h text:style-name="Heading_20_3" text:outline-level="3">Insani feriant sine litora fluctus.</text:h>
      <text:p text:style-name="Preformatted_20_Text"/>
      <text:p text:style-name="Preformatted_20_Text">[0/insani,1/feriant,2/sine,3/litora,4/fluctus,endpos(5)]</text:p>
      <text:p text:style-name="Preformatted_20_Text">cputime : 0.453125</text:p>
      <text:p text:style-name="Preformatted_20_Text"/>
      <text:p text:style-name="Preformatted_20_Text">1.9900000000000002---&gt;</text:p>
      <text:p text:style-name="Preformatted_20_Text">[illocutionary_force:statement,vg:[selected_reading:sino_allow,polarity:pos,cat:vg,pathlist:[p(2,3)],hp:[p(2,3)],gender:_9250,w:0,pos:v,class:tr_inf,type:finite,lex:sinere,voice:act,txt:sine,tense:present,kind:std,mood:imperative,number:sing,person:2],subject:[source:context_retrievable,number:sing,gender:or([masc,fem]),person:2,cat:np,index:i(0,0),constraints_to_be_met:[sem:[hum]],distance:[0],pathlist:[],case:nom,w:0],object:[cat:pred,type:finite,pathlist:[p(0,1),p(1,2),p(3,4),p(4,5)],distance:[3],illocutionary_force:statement,class:m,number:sing,person:3,vgperson:3,gender:neuter,mood:subjunctive,tense:present,polarity:pos,argbound:no,gap:[],w:3.99,add:no,flagint:_9872,c_str:[illocutionary_force:statement,vg:[selected_reading:ferio_strike,polarity:pos,cat:vg,pathlist:[p(1,2)],hp:[p(1,2)],gender:_9998,w:0,pos:v,class:tr_cod,type:finite,lex:ferire,voice:act,txt:feriant,tense:present,kind:std,mood:subjunctive,number:pl,person:3],subject:[number:pl,gender:masc,pathlist:[p(0,1),p(4,5)],hp:[p(4,5)],index:i(p(4,5)),distance:[3],cat:np,class:common,sem:[thing,loc],person:3,type:core,lex:fluctus,lextype:full,case:nom,w:2,c_str:[head:[pathlist:[p(4,5)],pos:noun,txt:fluctus,lex:fluctus,case:nom,gender:masc,class:common,ab:no,number:pl,sem:[thing,loc]],adjp:[cat:adjp,pathlist:[p(0,1)],distance:[0],hp:[p(0,1)],case:nom,number:pl,gender:masc,lex:insanus,type:std,w:1,c_str:insanus]]],object:[pathlist:[p(3,4)],hp:[p(3,4)],index:i(p(3,4)),distance:[0],cat:np,sem:[thing,loc],class:common,lextype:full,origin:noun,number:pl,person:3,gender:neuter,type:core,lex:litus,txt:litora,case:acc,w:1,c_str:litora]]]]</text:p>
      <text:p text:style-name="Preformatted_20_Text"/>
      <text:p text:style-name="Preformatted_20_Text"><text:s text:c="4"/>illocutionary_force:statement</text:p>
      <text:p text:style-name="Preformatted_20_Text"><text:s text:c="4"/>vg</text:p>
      <text:p text:style-name="Preformatted_20_Text"><text:s text:c="8"/>selected_reading:sino_allow</text:p>
      <text:p text:style-name="Preformatted_20_Text"><text:s text:c="8"/>polarity:pos</text:p>
      <text:p text:style-name="Preformatted_20_Text"><text:s text:c="8"/>cat:vg</text:p>
      <text:p text:style-name="Preformatted_20_Text"><text:s text:c="8"/>* sine * </text:p>
      <text:p text:style-name="Preformatted_20_Text"><text:s text:c="8"/>pos:v</text:p>
      <text:p text:style-name="Preformatted_20_Text"><text:s text:c="8"/>lex:sinere</text:p>
      <text:p text:style-name="Preformatted_20_Text"><text:s text:c="8"/>voice:act</text:p>
      <text:p text:style-name="Preformatted_20_Text"><text:s text:c="8"/>tense:present</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insani * * feriant * * litora * * fluctus * </text:p>
      <text:p text:style-name="Preformatted_20_Text"><text:s text:c="8"/>illocutionary_force:statement</text:p>
      <text:p text:style-name="Preformatted_20_Text"><text:s text:c="8"/>number:sing</text:p>
      <text:p text:style-name="Preformatted_20_Text"><text:s text:c="8"/>person:3</text:p>
      <text:p text:style-name="Preformatted_20_Text"><text:s text:c="8"/>vgperson:3</text:p>
      <text:p text:style-name="Preformatted_20_Text"><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 text:c="12"/>illocutionary_force:statement</text:p>
      <text:p text:style-name="Preformatted_20_Text"><text:s text:c="12"/>vg</text:p>
      <text:p text:style-name="Preformatted_20_Text"><text:soft-page-break/><text:s text:c="16"/>selected_reading:ferio_strike</text:p>
      <text:p text:style-name="Preformatted_20_Text"><text:s text:c="16"/>polarity:pos</text:p>
      <text:p text:style-name="Preformatted_20_Text"><text:s text:c="16"/>cat:vg</text:p>
      <text:p text:style-name="Preformatted_20_Text"><text:s text:c="16"/>* feriant * </text:p>
      <text:p text:style-name="Preformatted_20_Text"><text:s text:c="16"/>pos:v</text:p>
      <text:p text:style-name="Preformatted_20_Text"><text:s text:c="16"/>lex:ferire</text:p>
      <text:p text:style-name="Preformatted_20_Text"><text:s text:c="16"/>voice:act</text:p>
      <text:p text:style-name="Preformatted_20_Text"><text:s text:c="16"/>tense:present</text:p>
      <text:p text:style-name="Preformatted_20_Text"><text:s text:c="16"/>mood:subjunctive</text:p>
      <text:p text:style-name="Preformatted_20_Text"><text:s text:c="16"/>number:pl</text:p>
      <text:p text:style-name="Preformatted_20_Text"><text:s text:c="16"/>person:3</text:p>
      <text:p text:style-name="Preformatted_20_Text"><text:s text:c="12"/>subject</text:p>
      <text:p text:style-name="Preformatted_20_Text"><text:s text:c="16"/>number:pl</text:p>
      <text:p text:style-name="Preformatted_20_Text"><text:s text:c="16"/>gender:masc</text:p>
      <text:p text:style-name="Preformatted_20_Text"><text:s text:c="16"/>* insani * * fluctus * </text:p>
      <text:p text:style-name="Preformatted_20_Text"><text:s text:c="16"/>index:i(p(4,5))</text:p>
      <text:p text:style-name="Preformatted_20_Text"><text:s text:c="16"/>cat:np</text:p>
      <text:p text:style-name="Preformatted_20_Text"><text:s text:c="16"/>sem:[thing,loc]</text:p>
      <text:p text:style-name="Preformatted_20_Text"><text:s text:c="16"/>person:3</text:p>
      <text:p text:style-name="Preformatted_20_Text"><text:s text:c="16"/>lex:fluctus</text:p>
      <text:p text:style-name="Preformatted_20_Text"><text:s text:c="16"/>case:nom</text:p>
      <text:p text:style-name="Preformatted_20_Text"><text:s text:c="16"/>c_str</text:p>
      <text:p text:style-name="Preformatted_20_Text"><text:s text:c="20"/>head</text:p>
      <text:p text:style-name="Preformatted_20_Text"><text:s text:c="24"/>* fluctus * </text:p>
      <text:p text:style-name="Preformatted_20_Text"><text:s text:c="24"/>pos:noun</text:p>
      <text:p text:style-name="Preformatted_20_Text"><text:s text:c="24"/>lex:fluctus</text:p>
      <text:p text:style-name="Preformatted_20_Text"><text:s text:c="24"/>case:nom</text:p>
      <text:p text:style-name="Preformatted_20_Text"><text:s text:c="24"/>gender:masc</text:p>
      <text:p text:style-name="Preformatted_20_Text"><text:s text:c="24"/>number:pl</text:p>
      <text:p text:style-name="Preformatted_20_Text"><text:s text:c="24"/>sem:[thing,loc]</text:p>
      <text:p text:style-name="Preformatted_20_Text"><text:s text:c="20"/>adjp</text:p>
      <text:p text:style-name="Preformatted_20_Text"><text:s text:c="24"/>cat:adjp</text:p>
      <text:p text:style-name="Preformatted_20_Text"><text:s text:c="24"/>* insani * </text:p>
      <text:p text:style-name="Preformatted_20_Text"><text:s text:c="24"/>case:nom</text:p>
      <text:p text:style-name="Preformatted_20_Text"><text:s text:c="24"/>number:pl</text:p>
      <text:p text:style-name="Preformatted_20_Text"><text:s text:c="24"/>gender:masc</text:p>
      <text:p text:style-name="Preformatted_20_Text"><text:s text:c="24"/>lex:insanus</text:p>
      <text:p text:style-name="Preformatted_20_Text"><text:s text:c="24"/>c_str</text:p>
      <text:p text:style-name="Preformatted_20_Text"><text:s text:c="24"/>insanus</text:p>
      <text:p text:style-name="Preformatted_20_Text"><text:s text:c="12"/>object</text:p>
      <text:p text:style-name="Preformatted_20_Text"><text:s text:c="16"/>* litora * </text:p>
      <text:p text:style-name="Preformatted_20_Text"><text:s text:c="16"/>index:i(p(3,4))</text:p>
      <text:p text:style-name="Preformatted_20_Text"><text:s text:c="16"/>cat:np</text:p>
      <text:p text:style-name="Preformatted_20_Text"><text:s text:c="16"/>sem:[thing,loc]</text:p>
      <text:p text:style-name="Preformatted_20_Text"><text:s text:c="16"/>number:pl</text:p>
      <text:p text:style-name="Preformatted_20_Text"><text:s text:c="16"/>person:3</text:p>
      <text:p text:style-name="Preformatted_20_Text"><text:s text:c="16"/>gender:neuter</text:p>
      <text:p text:style-name="Preformatted_20_Text"><text:s text:c="16"/>lex:litus</text:p>
      <text:p text:style-name="Preformatted_20_Text"><text:s text:c="16"/>case:acc</text:p>
      <text:p text:style-name="Preformatted_20_Text"><text:s text:c="16"/>c_str</text:p>
      <text:p text:style-name="Preformatted_20_Text"><text:s text:c="16"/>litora</text:p>
      <text:p text:style-name="Preformatted_20_Text"/>
      <text:p text:style-name="Preformatted_20_Text"/>
      <text:p text:style-name="P12">Comment : ALP gets it right, the reader that I am stumbles on 'sine' for a moment … or more...</text:p>
      <text:p text:style-name="Preformatted_20_Text"/>
      <text:p text:style-name="Preformatted_20_Text"/>
      <text:p text:style-name="Preformatted_20_Text"/>
      <text:p text:style-name="Preformatted_20_Text"/>
      <text:p text:style-name="P16">% 77 Cicero De Legibus II 1 3.</text:p>
      <text:h text:style-name="Heading_20_3" text:outline-level="3">Ille sapientissimus vir Ithacam ut videret immortalitatem scribitur repudiasse.</text:h>
      <text:p text:style-name="Preformatted_20_Text">[0/ille,1/sapientissimus,2/uir,3/ithacam,4/ut,5/uideret,6/immortalitatem,7/scribitur,8/repudiauisse,endpos(9)]</text:p>
      <text:p text:style-name="Preformatted_20_Text">cputime : 0.640625</text:p>
      <text:p text:style-name="Preformatted_20_Text"/>
      <text:p text:style-name="Preformatted_20_Text">7.98---&gt;</text:p>
      <text:p text:style-name="Preformatted_20_Text">[clause_semantics:_13822,subordinator:[lex:ut,pos:sub,argbound:no,mood:subjunctive,value:or([purpose,consequence])],subordinate_clause:[ut,[illocutionary_force:statement,vg:[selected_reading:uideo_see,polarity:pos,cat:vg,pathlist:[p(5,6)],hp:[p(5,6)],gender:_14054,w:0,pos:v,class:tr_cod,type:finite,lex:uidere,voice:act,txt:uideret,tense:imperfect,kind:std,mood:subjunctive,number:sing,person:3],subject:[source:context_retrievable,number:sing,gender:_14246,person:3,cat:np,index:i(0,0),constraints_to_be_met:[],distance:[0],pathlist:[],case:nom,w: -1],object:[pathlist:[p(3,4)],hp:[p(3,4)],index:i(p(3,4)),distance:[0],cat:np,sem:[country],class:common,lextype:full,origin:noun,number:sing,person:3,gender:fem,type:core,lex:ithaca,txt:ithacam,case:acc,w:1,c_str:ithacam]]],main_clause:[vg:[polarity:pos,cat:vg,pathlist:[p(7,8)],hp:[p(7,8)],gender:_14736,w:0,pos:v,class:tr_cod,type:finite,lex:scribere,voice:pass,txt:scribitur,tense:present,kind:std,mood:indicative,number:sing,person:3],pred:[subject:[pathlist:[p(0,1),p(1,2),p(2,3)],hp:[p(2,3)],index:i(p(2,3)),distance:[0],cat:np,class:common,sem:[male],number:sing,person:3,gender:masc,type:core,lex:uir,lextype:full,case:nom,w:3,c_str:[head:[pathlist:[p(2,3)],pos:noun,txt:uir,lex:uir,case:nom,gender:masc,class:common,ab:no,number:sing,sem:[male]],adjp:[cat:adjp,pathlist:[p(0,1),p(1,2)],distance:[0],hp:[p(1,2)],case:nom,number:sing,gender:masc,lex:sapiens,type:std,w:2,c_str:[ille,sapiens]]]],pred:[vg:[selected_reading:repudio1_reject,polarity:pos,cat:vg,pathlist:[p(8,9)],hp:[p(8,9)],gender:_15616,w:0,pos:v,class:tr_cod,type:nonfinite,lex:repudiare,voice:act,txt:repudiare,tense:past,kind:std,mood:infinitive,number:_15748,person:_15760],object:[pathlist:[p(6,7)],hp:[p(6,7)],index:i(p(6,7)),distance:[0],cat:np,sem:[quality],class:common,lextype:full,origin:noun,number:sing,person:3,gender:fem,type:core,lex:immortalitas,txt:immortalitatem,case:acc,w:1,c_str:immortalitatem]]]]]</text:p>
      <text:p text:style-name="Preformatted_20_Text"/>
      <text:p text:style-name="Preformatted_20_Text"><text:s text:c="4"/>subordinator</text:p>
      <text:p text:style-name="Preformatted_20_Text"><text:s text:c="8"/>lex:ut</text:p>
      <text:p text:style-name="Preformatted_20_Text"><text:s text:c="8"/>pos:sub</text:p>
      <text:p text:style-name="Preformatted_20_Text"><text:s text:c="8"/>mood:subjunctive</text:p>
      <text:p text:style-name="Preformatted_20_Text"><text:s text:c="8"/>value:or([purpose,consequence])</text:p>
      <text:p text:style-name="Preformatted_20_Text"><text:s text:c="4"/>subordinate_clause</text:p>
      <text:p text:style-name="Preformatted_20_Text"><text:s text:c="8"/>ut</text:p>
      <text:p text:style-name="Preformatted_20_Text"><text:s text:c="12"/>illocutionary_force:statement</text:p>
      <text:p text:style-name="Preformatted_20_Text"><text:s text:c="12"/>vg</text:p>
      <text:p text:style-name="Preformatted_20_Text"><text:s text:c="16"/>selected_reading:uideo_see</text:p>
      <text:p text:style-name="Preformatted_20_Text"><text:s text:c="16"/>polarity:pos</text:p>
      <text:p text:style-name="Preformatted_20_Text"><text:s text:c="16"/>cat:vg</text:p>
      <text:p text:style-name="Preformatted_20_Text"><text:s text:c="16"/>* uideret * </text:p>
      <text:p text:style-name="Preformatted_20_Text"><text:s text:c="16"/>pos:v</text:p>
      <text:p text:style-name="Preformatted_20_Text"><text:s text:c="16"/>lex:uidere</text:p>
      <text:p text:style-name="Preformatted_20_Text"><text:s text:c="16"/>voice:act</text:p>
      <text:p text:style-name="Preformatted_20_Text"><text:s text:c="16"/>tense:imperfect</text:p>
      <text:p text:style-name="Preformatted_20_Text"><text:s text:c="16"/>mood:subjunctive</text:p>
      <text:p text:style-name="Preformatted_20_Text"><text:s text:c="16"/>number:sing</text:p>
      <text:p text:style-name="Preformatted_20_Text"><text:s text:c="16"/>person:3</text:p>
      <text:p text:style-name="Preformatted_20_Text"><text:s text:c="12"/>subject</text:p>
      <text:p text:style-name="Preformatted_20_Text"><text:s text:c="16"/>source:context_retrievable</text:p>
      <text:p text:style-name="Preformatted_20_Text"><text:s text:c="16"/>number:sing</text:p>
      <text:p text:style-name="Preformatted_20_Text"><text:s text:c="16"/>person:3</text:p>
      <text:p text:style-name="Preformatted_20_Text"><text:s text:c="16"/>cat:np</text:p>
      <text:p text:style-name="Preformatted_20_Text"><text:s text:c="16"/>index:i(0,0)</text:p>
      <text:p text:style-name="Preformatted_20_Text"><text:s text:c="16"/>case:nom</text:p>
      <text:p text:style-name="Preformatted_20_Text"><text:s text:c="12"/>object</text:p>
      <text:p text:style-name="Preformatted_20_Text"><text:s text:c="16"/>* ithacam * </text:p>
      <text:p text:style-name="Preformatted_20_Text"><text:s text:c="16"/>index:i(p(3,4))</text:p>
      <text:p text:style-name="Preformatted_20_Text"><text:s text:c="16"/>cat:np</text:p>
      <text:p text:style-name="Preformatted_20_Text"><text:s text:c="16"/>sem:[country]</text:p>
      <text:p text:style-name="Preformatted_20_Text"><text:s text:c="16"/>number:sing</text:p>
      <text:p text:style-name="Preformatted_20_Text"><text:s text:c="16"/>person:3</text:p>
      <text:p text:style-name="Preformatted_20_Text"><text:s text:c="16"/>gender:fem</text:p>
      <text:p text:style-name="Preformatted_20_Text"><text:s text:c="16"/>lex:ithaca</text:p>
      <text:p text:style-name="Preformatted_20_Text"><text:soft-page-break/><text:s text:c="16"/>case:acc</text:p>
      <text:p text:style-name="Preformatted_20_Text"><text:s text:c="16"/>c_str</text:p>
      <text:p text:style-name="Preformatted_20_Text"><text:s text:c="16"/>ithacam</text:p>
      <text:p text:style-name="Preformatted_20_Text"><text:s text:c="4"/>main_clause</text:p>
      <text:p text:style-name="Preformatted_20_Text"><text:s text:c="8"/>vg</text:p>
      <text:p text:style-name="Preformatted_20_Text"><text:s text:c="12"/>polarity:pos</text:p>
      <text:p text:style-name="Preformatted_20_Text"><text:s text:c="12"/>cat:vg</text:p>
      <text:p text:style-name="Preformatted_20_Text"><text:s text:c="12"/>* scribitur * </text:p>
      <text:p text:style-name="Preformatted_20_Text"><text:s text:c="12"/>pos:v</text:p>
      <text:p text:style-name="Preformatted_20_Text"><text:s text:c="12"/>lex:scribere</text:p>
      <text:p text:style-name="Preformatted_20_Text"><text:s text:c="12"/>voice:pass</text:p>
      <text:p text:style-name="Preformatted_20_Text"><text:s text:c="12"/>tense:present</text:p>
      <text:p text:style-name="Preformatted_20_Text"><text:s text:c="12"/>mood:indicative</text:p>
      <text:p text:style-name="Preformatted_20_Text"><text:s text:c="12"/>number:sing</text:p>
      <text:p text:style-name="Preformatted_20_Text"><text:s text:c="12"/>person:3</text:p>
      <text:p text:style-name="Preformatted_20_Text"><text:s text:c="8"/>pred</text:p>
      <text:p text:style-name="Preformatted_20_Text"><text:s text:c="12"/>subject</text:p>
      <text:p text:style-name="Preformatted_20_Text"><text:s text:c="16"/>* ille * * sapientissimus * * uir * </text:p>
      <text:p text:style-name="Preformatted_20_Text"><text:s text:c="16"/>index:i(p(2,3))</text:p>
      <text:p text:style-name="Preformatted_20_Text"><text:s text:c="16"/>cat:np</text:p>
      <text:p text:style-name="Preformatted_20_Text"><text:s text:c="16"/>sem:[male]</text:p>
      <text:p text:style-name="Preformatted_20_Text"><text:s text:c="16"/>number:sing</text:p>
      <text:p text:style-name="Preformatted_20_Text"><text:s text:c="16"/>person:3</text:p>
      <text:p text:style-name="Preformatted_20_Text"><text:s text:c="16"/>gender:masc</text:p>
      <text:p text:style-name="Preformatted_20_Text"><text:s text:c="16"/>lex:uir</text:p>
      <text:p text:style-name="Preformatted_20_Text"><text:s text:c="16"/>case:nom</text:p>
      <text:p text:style-name="Preformatted_20_Text"><text:s text:c="16"/>c_str</text:p>
      <text:p text:style-name="Preformatted_20_Text"><text:s text:c="20"/>head</text:p>
      <text:p text:style-name="Preformatted_20_Text"><text:s text:c="24"/>* uir * </text:p>
      <text:p text:style-name="Preformatted_20_Text"><text:s text:c="24"/>pos:noun</text:p>
      <text:p text:style-name="Preformatted_20_Text"><text:s text:c="24"/>lex:uir</text:p>
      <text:p text:style-name="Preformatted_20_Text"><text:s text:c="24"/>case:nom</text:p>
      <text:p text:style-name="Preformatted_20_Text"><text:s text:c="24"/>gender:masc</text:p>
      <text:p text:style-name="Preformatted_20_Text"><text:s text:c="24"/>number:sing</text:p>
      <text:p text:style-name="Preformatted_20_Text"><text:s text:c="24"/>sem:[male]</text:p>
      <text:p text:style-name="Preformatted_20_Text"><text:s text:c="20"/>adjp</text:p>
      <text:p text:style-name="Preformatted_20_Text"><text:s text:c="24"/>cat:adjp</text:p>
      <text:p text:style-name="Preformatted_20_Text"><text:s text:c="24"/>* ille * * sapientissimus * </text:p>
      <text:p text:style-name="Preformatted_20_Text"><text:s text:c="24"/>case:nom</text:p>
      <text:p text:style-name="Preformatted_20_Text"><text:s text:c="24"/>number:sing</text:p>
      <text:p text:style-name="Preformatted_20_Text"><text:s text:c="24"/>gender:masc</text:p>
      <text:p text:style-name="Preformatted_20_Text"><text:s text:c="24"/>lex:sapiens</text:p>
      <text:p text:style-name="Preformatted_20_Text"><text:s text:c="24"/>c_str</text:p>
      <text:p text:style-name="Preformatted_20_Text"><text:s text:c="28"/>ille</text:p>
      <text:p text:style-name="Preformatted_20_Text"><text:s text:c="28"/>sapiens</text:p>
      <text:p text:style-name="Preformatted_20_Text"><text:s text:c="12"/>pred</text:p>
      <text:p text:style-name="Preformatted_20_Text"><text:s text:c="16"/>vg</text:p>
      <text:p text:style-name="Preformatted_20_Text"><text:s text:c="20"/>selected_reading:repudio1_reject</text:p>
      <text:p text:style-name="Preformatted_20_Text"><text:s text:c="20"/>polarity:pos</text:p>
      <text:p text:style-name="Preformatted_20_Text"><text:s text:c="20"/>cat:vg</text:p>
      <text:p text:style-name="Preformatted_20_Text"><text:s text:c="20"/>* repudiauisse * </text:p>
      <text:p text:style-name="Preformatted_20_Text"><text:s text:c="20"/>pos:v</text:p>
      <text:p text:style-name="Preformatted_20_Text"><text:s text:c="20"/>lex:repudiare</text:p>
      <text:p text:style-name="Preformatted_20_Text"><text:s text:c="20"/>voice:act</text:p>
      <text:p text:style-name="Preformatted_20_Text"><text:s text:c="20"/>tense:past</text:p>
      <text:p text:style-name="Preformatted_20_Text"><text:s text:c="20"/>mood:infinitive</text:p>
      <text:p text:style-name="Preformatted_20_Text"><text:s text:c="16"/>object</text:p>
      <text:p text:style-name="Preformatted_20_Text"><text:s text:c="20"/>* immortalitatem * </text:p>
      <text:p text:style-name="Preformatted_20_Text"><text:s text:c="20"/>index:i(p(6,7))</text:p>
      <text:p text:style-name="Preformatted_20_Text"><text:s text:c="20"/>cat:np</text:p>
      <text:p text:style-name="Preformatted_20_Text"><text:s text:c="20"/>sem:[quality]</text:p>
      <text:p text:style-name="Preformatted_20_Text"><text:s text:c="20"/>number:sing</text:p>
      <text:p text:style-name="Preformatted_20_Text"><text:s text:c="20"/>person:3</text:p>
      <text:p text:style-name="Preformatted_20_Text"><text:s text:c="20"/>gender:fem</text:p>
      <text:p text:style-name="Preformatted_20_Text"><text:soft-page-break/><text:s text:c="20"/>lex:immortalitas</text:p>
      <text:p text:style-name="Preformatted_20_Text"><text:s text:c="20"/>case:acc</text:p>
      <text:p text:style-name="Preformatted_20_Text"><text:s text:c="20"/>c_str</text:p>
      <text:p text:style-name="Preformatted_20_Text"><text:s text:c="20"/>immortalitatem</text:p>
      <text:p text:style-name="Preformatted_20_Text"/>
      <text:p text:style-name="Preformatted_20_Text"/>
      <text:p text:style-name="Preformatted_20_Text"/>
      <text:p text:style-name="P12">Comment : parse OK</text:p>
      <text:p text:style-name="Preformatted_20_Text"/>
      <text:p text:style-name="P17"/>
      <text:p text:style-name="P3">% 78 Seneca Dialogi 6 26 3 4.</text:p>
      <text:h text:style-name="Heading_20_3" text:outline-level="3">Cur in domo nostra diutissime lugetur qui felicissime moritur?</text:h>
      <text:p text:style-name="Preformatted_20_Text">[0/cur,1/in,2/domo,3/nostra,4/diutissime,5/lugetur,6/qui,7/felicissime,8/moritur,endpos(9)]</text:p>
      <text:p text:style-name="Preformatted_20_Text">cputime : 0.453125</text:p>
      <text:p text:style-name="Preformatted_20_Text"/>
      <text:p text:style-name="Preformatted_20_Text">2---&gt;</text:p>
      <text:p text:style-name="Preformatted_20_Text">[illocutionary_force:question,vg:[selected_reading:lugeo_mourn,polarity:pos,cat:vg,pathlist:[p(5,6)],hp:[p(5,6)],gender:_11092,w:0,pos:v,class:tr_cod,type:finite,lex:lugere,voice:pass,txt:lugetur,tense:present,kind:std,mood:indicative,number:sing,person:3],subject:[number:sing,gender:masc,pathlist:[p(6,7),p(7,8),p(8,9)],hp:[],distance:[0],cat:np,type:full,class:common,index:dummy_np,sem:[hum],person:3,case:or([nom,acc,dat]),lex:dummy_np,w:1,c_str:[head:[lex:dummy_np,number:sing,gender:masc,person:3,index:_11570,constraints_to_be_met:[number:sing,gender:masc,person:3,case:nom,index:dummy_np,sem:[hum]]],rel_clause:[pathlist:[p(6,7),p(7,8),p(8,9)],distance:[0],gap:[gap:[type:np,index:dummy_np,function:subject,subject:[e:dummy_np],constraints:[number:sing,gender:masc,person:3,case:nom,index:dummy_np,sem:[hum]]]],index:dummy_np,number:sing,gender:masc,case:nom,person:3,reltype:restrictive,type:finite,mood:indicative,tense:present,constraints:[number:sing,gender:masc,person:3,case:nom,index:dummy_np,sem:[hum]],w:1,c_str:[illocutionary_force:statement,vg:[selected_reading:mori_die,polarity:pos,cat:vg,pathlist:[p(8,9)],hp:[p(8,9)],gender:_12050,w:0,pos:v,class:intr,type:finite,lex:mori,voice:act,txt:moritur,tense:present,kind:dep,mood:indicative,number:sing,person:3],subject:[index:dummy_np],adverbial_adjunct:[cat:advp,pathlist:[p(7,8)],distance:[0],type:vpbound,lex:felicissime,sem:or([discourse,duration,eval,manner,manner_means,place,reason,time,when]),w:1,c_str:[head:felicissime]]]]]],adjunct:[pathlist:[p(0,1)],hp:[p(0,1)],distance:[0],cat:advp,class:adjunct,value:purpose,lex:cur,lextype:full,type:int,w:2,c_str:[lex:cur,sem:reason,cat:advp]],adverbial_adjunct:[cat:advp,pathlist:[p(4,5)],distance:[0],type:vpbound,lex:diutissime,sem:time,w:1,c_str:[head:diutissime]],prep_phrase_adjunct_3:[pathlist:[p(1,2),p(2,3),p(3,4)],hp:[p(2,3)],distance:[0],index:i(p(2,3)),case:abl,prep:in,sem:[abstract,thing],lex:domus,w:2,type:core,cat:pp,c_str:[prep:in,head:[pathlist:[p(2,3),p(3,4)],hp:[p(2,3)],index:i(p(2,3)),distance:[0],cat:np,class:common,sem:[abstract,thing],number:sing,person:3,gender:fem,type:core,lex:domus,lextype:full,case:abl,w:2,c_str:[head:[pathlist:[p(2,3)],pos:noun,txt:domo,lex:domus,case:abl,gender:fem,class:common,ab:no,number:sing,sem:[abstract,thing]],adjp:[cat:adjp,pathlist:[p(3,4)],distance:[0],hp:[p(3,4)],case:abl,number:sing,gender:fem,lex:noster,type:poss,w:1,c_str:noster]]]]]]</text:p>
      <text:p text:style-name="Preformatted_20_Text"/>
      <text:p text:style-name="Preformatted_20_Text"><text:s text:c="4"/>illocutionary_force:question</text:p>
      <text:p text:style-name="Preformatted_20_Text"><text:s text:c="4"/>vg</text:p>
      <text:p text:style-name="Preformatted_20_Text"><text:s text:c="8"/>selected_reading:lugeo_mourn</text:p>
      <text:p text:style-name="Preformatted_20_Text"><text:s text:c="8"/>polarity:pos</text:p>
      <text:p text:style-name="Preformatted_20_Text"><text:s text:c="8"/>cat:vg</text:p>
      <text:p text:style-name="Preformatted_20_Text"><text:s text:c="8"/>* lugetur * </text:p>
      <text:p text:style-name="Preformatted_20_Text"><text:s text:c="8"/>pos:v</text:p>
      <text:p text:style-name="Preformatted_20_Text"><text:s text:c="8"/>lex:lugere</text:p>
      <text:p text:style-name="Preformatted_20_Text"><text:s text:c="8"/>voice:pass</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qui * * felicissime * * moritur * </text:p>
      <text:p text:style-name="Preformatted_20_Text"><text:s text:c="8"/>cat:np</text:p>
      <text:p text:style-name="Preformatted_20_Text"><text:s text:c="8"/>index:dummy_np</text:p>
      <text:p text:style-name="Preformatted_20_Text"><text:s text:c="8"/>sem:[hum]</text:p>
      <text:p text:style-name="Preformatted_20_Text"><text:s text:c="8"/>person:3</text:p>
      <text:p text:style-name="Preformatted_20_Text"><text:s text:c="8"/>case:or([nom,acc,dat])</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sing</text:p>
      <text:p text:style-name="Preformatted_20_Text"><text:s text:c="16"/>gender:masc</text:p>
      <text:p text:style-name="Preformatted_20_Text"><text:s text:c="16"/>person:3</text:p>
      <text:p text:style-name="Preformatted_20_Text"><text:s text:c="16"/>constraints_to_be_met:[number:sing,gender:masc,person:3,case:nom,index:dummy_np,sem:[hum]]</text:p>
      <text:p text:style-name="Preformatted_20_Text"><text:s text:c="12"/>rel_clause</text:p>
      <text:p text:style-name="Preformatted_20_Text"><text:soft-page-break/><text:s text:c="16"/>* qui * * felicissime * * moritur * </text:p>
      <text:p text:style-name="Preformatted_20_Text"><text:s text:c="16"/>index:dummy_np</text:p>
      <text:p text:style-name="Preformatted_20_Text"><text:s text:c="16"/>number:sing</text:p>
      <text:p text:style-name="Preformatted_20_Text"><text:s text:c="16"/>gender:masc</text:p>
      <text:p text:style-name="Preformatted_20_Text"><text:s text:c="16"/>case:nom</text:p>
      <text:p text:style-name="Preformatted_20_Text"><text:s text:c="16"/>person:3</text:p>
      <text:p text:style-name="Preformatted_20_Text"><text:s text:c="16"/>reltype:restrictive</text:p>
      <text:p text:style-name="Preformatted_20_Text"><text:s text:c="16"/>mood:indica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mori_die</text:p>
      <text:p text:style-name="Preformatted_20_Text"><text:s text:c="24"/>polarity:pos</text:p>
      <text:p text:style-name="Preformatted_20_Text"><text:s text:c="24"/>cat:vg</text:p>
      <text:p text:style-name="Preformatted_20_Text"><text:s text:c="24"/>* moritur * </text:p>
      <text:p text:style-name="Preformatted_20_Text"><text:s text:c="24"/>pos:v</text:p>
      <text:p text:style-name="Preformatted_20_Text"><text:s text:c="24"/>lex:mori</text:p>
      <text:p text:style-name="Preformatted_20_Text"><text:s text:c="24"/>voice:act</text:p>
      <text:p text:style-name="Preformatted_20_Text"><text:s text:c="24"/>tense:present</text:p>
      <text:p text:style-name="Preformatted_20_Text"><text:s text:c="24"/>mood:indicative</text:p>
      <text:p text:style-name="Preformatted_20_Text"><text:s text:c="24"/>number:sing</text:p>
      <text:p text:style-name="Preformatted_20_Text"><text:s text:c="24"/>person:3</text:p>
      <text:p text:style-name="Preformatted_20_Text"><text:s text:c="20"/>subject</text:p>
      <text:p text:style-name="Preformatted_20_Text"><text:s text:c="24"/>index:dummy_np</text:p>
      <text:p text:style-name="Preformatted_20_Text"><text:s text:c="20"/>adverbial_adjunct</text:p>
      <text:p text:style-name="Preformatted_20_Text"><text:s text:c="24"/>cat:advp</text:p>
      <text:p text:style-name="Preformatted_20_Text"><text:s text:c="24"/>* felicissime * </text:p>
      <text:p text:style-name="Preformatted_20_Text"><text:s text:c="24"/>lex:felicissime</text:p>
      <text:p text:style-name="Preformatted_20_Text"><text:s text:c="24"/>sem:or([discourse,duration,eval,manner,manner_means,place,reason,time,when])</text:p>
      <text:p text:style-name="Preformatted_20_Text"><text:s text:c="24"/>c_str</text:p>
      <text:p text:style-name="Preformatted_20_Text"><text:s text:c="28"/>head</text:p>
      <text:p text:style-name="Preformatted_20_Text"><text:s text:c="28"/>felicissime</text:p>
      <text:p text:style-name="Preformatted_20_Text"><text:s text:c="4"/>adjunct</text:p>
      <text:p text:style-name="Preformatted_20_Text"><text:s text:c="8"/>* cur * </text:p>
      <text:p text:style-name="Preformatted_20_Text"><text:s text:c="8"/>cat:advp</text:p>
      <text:p text:style-name="Preformatted_20_Text"><text:s text:c="8"/>value:purpose</text:p>
      <text:p text:style-name="Preformatted_20_Text"><text:s text:c="8"/>lex:cur</text:p>
      <text:p text:style-name="Preformatted_20_Text"><text:s text:c="8"/>c_str</text:p>
      <text:p text:style-name="Preformatted_20_Text"><text:s text:c="12"/>lex:cur</text:p>
      <text:p text:style-name="Preformatted_20_Text"><text:s text:c="12"/>sem:reason</text:p>
      <text:p text:style-name="Preformatted_20_Text"><text:s text:c="12"/>cat:advp</text:p>
      <text:p text:style-name="Preformatted_20_Text"><text:s text:c="4"/>adverbial_adjunct</text:p>
      <text:p text:style-name="Preformatted_20_Text"><text:s text:c="8"/>cat:advp</text:p>
      <text:p text:style-name="Preformatted_20_Text"><text:s text:c="8"/>* diutissime * </text:p>
      <text:p text:style-name="Preformatted_20_Text"><text:s text:c="8"/>lex:diutissime</text:p>
      <text:p text:style-name="Preformatted_20_Text"><text:s text:c="8"/>sem:time</text:p>
      <text:p text:style-name="Preformatted_20_Text"><text:s text:c="8"/>c_str</text:p>
      <text:p text:style-name="Preformatted_20_Text"><text:s text:c="12"/>head</text:p>
      <text:p text:style-name="Preformatted_20_Text"><text:s text:c="12"/>diutissime</text:p>
      <text:p text:style-name="Preformatted_20_Text"><text:s text:c="4"/>prep_phrase_adjunct_3</text:p>
      <text:p text:style-name="Preformatted_20_Text"><text:s text:c="8"/>* in * * domo * * nostra * </text:p>
      <text:p text:style-name="Preformatted_20_Text"><text:s text:c="8"/>index:i(p(2,3))</text:p>
      <text:p text:style-name="Preformatted_20_Text"><text:s text:c="8"/>case:abl</text:p>
      <text:p text:style-name="Preformatted_20_Text"><text:s text:c="8"/>prep:in</text:p>
      <text:p text:style-name="Preformatted_20_Text"><text:s text:c="8"/>sem:[abstract,thing]</text:p>
      <text:p text:style-name="Preformatted_20_Text"><text:s text:c="8"/>lex:domus</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domo * * nostra * </text:p>
      <text:p text:style-name="Preformatted_20_Text"><text:s text:c="16"/>index:i(p(2,3))</text:p>
      <text:p text:style-name="Preformatted_20_Text"><text:s text:c="16"/>cat:np</text:p>
      <text:p text:style-name="Preformatted_20_Text"><text:soft-page-break/><text:s text:c="16"/>sem:[abstract,thing]</text:p>
      <text:p text:style-name="Preformatted_20_Text"><text:s text:c="16"/>number:sing</text:p>
      <text:p text:style-name="Preformatted_20_Text"><text:s text:c="16"/>person:3</text:p>
      <text:p text:style-name="Preformatted_20_Text"><text:s text:c="16"/>gender:fem</text:p>
      <text:p text:style-name="Preformatted_20_Text"><text:s text:c="16"/>lex:domus</text:p>
      <text:p text:style-name="Preformatted_20_Text"><text:s text:c="16"/>case:abl</text:p>
      <text:p text:style-name="Preformatted_20_Text"><text:s text:c="16"/>c_str</text:p>
      <text:p text:style-name="Preformatted_20_Text"><text:s text:c="20"/>head</text:p>
      <text:p text:style-name="Preformatted_20_Text"><text:s text:c="24"/>* domo * </text:p>
      <text:p text:style-name="Preformatted_20_Text"><text:s text:c="24"/>pos:noun</text:p>
      <text:p text:style-name="Preformatted_20_Text"><text:s text:c="24"/>lex:domus</text:p>
      <text:p text:style-name="Preformatted_20_Text"><text:s text:c="24"/>case:abl</text:p>
      <text:p text:style-name="Preformatted_20_Text"><text:s text:c="24"/>gender:fem</text:p>
      <text:p text:style-name="Preformatted_20_Text"><text:s text:c="24"/>number:sing</text:p>
      <text:p text:style-name="Preformatted_20_Text"><text:s text:c="24"/>sem:[abstract,thing]</text:p>
      <text:p text:style-name="Preformatted_20_Text"><text:s text:c="20"/>adjp</text:p>
      <text:p text:style-name="Preformatted_20_Text"><text:s text:c="24"/>cat:adjp</text:p>
      <text:p text:style-name="Preformatted_20_Text"><text:s text:c="24"/>* nostra * </text:p>
      <text:p text:style-name="Preformatted_20_Text"><text:s text:c="24"/>case:abl</text:p>
      <text:p text:style-name="Preformatted_20_Text"><text:s text:c="24"/>number:sing</text:p>
      <text:p text:style-name="Preformatted_20_Text"><text:s text:c="24"/>gender:fem</text:p>
      <text:p text:style-name="Preformatted_20_Text"><text:s text:c="24"/>lex:noster</text:p>
      <text:p text:style-name="Preformatted_20_Text"><text:s text:c="24"/>c_str</text:p>
      <text:p text:style-name="Preformatted_20_Text"><text:s text:c="24"/>noster</text:p>
      <text:p text:style-name="Preformatted_20_Text"/>
      <text:p text:style-name="Preformatted_20_Text"/>
      <text:p text:style-name="Preformatted_20_Text"/>
      <text:p text:style-name="P12">Comment : parse OK</text:p>
      <text:p text:style-name="Preformatted_20_Text"/>
      <text:p text:style-name="Preformatted_20_Text"/>
      <text:p text:style-name="P17"/>
      <text:p text:style-name="P3">% 79 adapted from Cicero De Legibus II 4 6.</text:p>
      <text:h text:style-name="Heading_20_3" text:outline-level="3">Vestigia adsunt eorum quos diligimus.</text:h>
      <text:p text:style-name="Preformatted_20_Text">[0/uestigia,1/adsunt,2/eorum,3/quos,4/diligimus,endpos(5)]</text:p>
      <text:p text:style-name="Preformatted_20_Text">cputime : 1.078125</text:p>
      <text:p text:style-name="Preformatted_20_Text"/>
      <text:p text:style-name="Preformatted_20_Text">1.9900000000000002---&gt;</text:p>
      <text:p text:style-name="Preformatted_20_Text">[illocutionary_force:statement,vg:[selected_reading:adsum_assist,polarity:pos,cat:vg,pathlist:[p(1,2)],hp:[p(1,2)],gender:_15120,w:0,txt:adsunt,lex:adesse,pos:v,class:v_esse,type:finite,voice:act,tense:present,kind:std,mood:indicative,number:pl,person:3],subject:[source:context_retrievable,number:pl,gender:_15312,person:3,cat:np,index:i(0,0),constraints_to_be_met:[],distance:[0],pathlist:[],case:nom,w: -1],predicative:[pathlist:[p(0,1),p(2,3)],hp:[p(0,1)],index:i([p(0,1)]),distance:[2],sem:[thing],number:pl,person:3,cat:np,lex:uestigium,lextype:full,gender:neuter,type:full,case:nom,class:common,w:1,c_str:[head:[pathlist:[p(0,1)],hp:[p(0,1)],index:i(p(0,1)),distance:[0],cat:np,sem:[thing],class:common,lextype:full,origin:noun,number:pl,person:3,gender:neuter,type:core,lex:uestigium,txt:uestigia,case:nom,w:1,c_str:uestigia],noun_cplt:[pathlist:[p(2,3)],hp:[p(2,3)],index:i(p(2,3)),distance:[0],cat:np,sem:_16068,class:proper,lex:prpersgenmascpl,number:pl,person:3,gender:masc,type:core,case:gen,w:1,c_str:prpersgenmascpl]]],cplt:[pathlist:[p(3,4),p(4,5)],hp:[],distance:[0],cat:np,type:full,class:common,index:dummy_np,number:pl,gender:masc,sem:_16338,person:3,case:or([nom,acc,dat]),lex:dummy_np,w:1,c_str:[head:[lex:dummy_np,number:pl,gender:masc,person:3,index:_16492,constraints_to_be_met:[case:acc]],rel_clause:[pathlist:[p(3,4),p(4,5)],distance:[0],gap:[gap:[type:np,index:dummy_np,function:object,object:[e:dummy_np],constraints:[case:acc]]],index:dummy_np,number:pl,gender:masc,case:acc,person:_16714,reltype:restrictive,type:finite,mood:indicative,tense:present,constraints:[case:acc],w:1,c_str:[illocutionary_force:statement,vg:[selected_reading:diligo_love,polarity:pos,cat:vg,pathlist:[p(4,5)],hp:[p(4,5)],gender:_16912,w:0,pos:v,class:tr_cod,type:finite,lex:diligere,voice:act,txt:diligimus,tense:present,kind:std,mood:indicative,number:pl,person:1],subject:[source:context_retrievable,number:pl,gender:or([masc,fem]),person:1,cat:np,index:i(0,0),constraints_to_be_met:[sem:[hum]],distance:[0],pathlist:[],case:nom,w:0],object:[e:dummy_np]]]]]]</text:p>
      <text:p text:style-name="Preformatted_20_Text"/>
      <text:p text:style-name="Preformatted_20_Text"><text:s text:c="4"/>illocutionary_force:statement</text:p>
      <text:p text:style-name="Preformatted_20_Text"><text:s text:c="4"/>vg</text:p>
      <text:p text:style-name="Preformatted_20_Text"><text:s text:c="8"/>selected_reading:adsum_assist</text:p>
      <text:p text:style-name="Preformatted_20_Text"><text:s text:c="8"/>polarity:pos</text:p>
      <text:p text:style-name="Preformatted_20_Text"><text:s text:c="8"/>cat:vg</text:p>
      <text:p text:style-name="Preformatted_20_Text"><text:s text:c="8"/>* adsunt * </text:p>
      <text:p text:style-name="Preformatted_20_Text"><text:s text:c="8"/>lex:adesse</text:p>
      <text:p text:style-name="Preformatted_20_Text"><text:s text:c="8"/>pos:v</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source:context_retrievable</text:p>
      <text:p text:style-name="Preformatted_20_Text"><text:s text:c="8"/>number:pl</text:p>
      <text:p text:style-name="Preformatted_20_Text"><text:s text:c="8"/>person:3</text:p>
      <text:p text:style-name="Preformatted_20_Text"><text:s text:c="8"/>cat:np</text:p>
      <text:p text:style-name="Preformatted_20_Text"><text:s text:c="8"/>index:i(0,0)</text:p>
      <text:p text:style-name="Preformatted_20_Text"><text:s text:c="8"/>case:nom</text:p>
      <text:p text:style-name="Preformatted_20_Text"><text:s text:c="4"/>predicative</text:p>
      <text:p text:style-name="Preformatted_20_Text"><text:s text:c="8"/>* uestigia * * eorum * </text:p>
      <text:p text:style-name="Preformatted_20_Text"><text:s text:c="8"/>index:i([p(0,1)])</text:p>
      <text:p text:style-name="Preformatted_20_Text"><text:s text:c="8"/>sem:[thing]</text:p>
      <text:p text:style-name="Preformatted_20_Text"><text:s text:c="8"/>number:pl</text:p>
      <text:p text:style-name="Preformatted_20_Text"><text:s text:c="8"/>person:3</text:p>
      <text:p text:style-name="Preformatted_20_Text"><text:s text:c="8"/>cat:np</text:p>
      <text:p text:style-name="Preformatted_20_Text"><text:s text:c="8"/>lex:uestigium</text:p>
      <text:p text:style-name="Preformatted_20_Text"><text:s text:c="8"/>gender:neuter</text:p>
      <text:p text:style-name="Preformatted_20_Text"><text:s text:c="8"/>case:nom</text:p>
      <text:p text:style-name="Preformatted_20_Text"><text:s text:c="8"/>c_str</text:p>
      <text:p text:style-name="Preformatted_20_Text"><text:s text:c="12"/>head</text:p>
      <text:p text:style-name="Preformatted_20_Text"><text:soft-page-break/><text:s text:c="16"/>* uestigia * </text:p>
      <text:p text:style-name="Preformatted_20_Text"><text:s text:c="16"/>index:i(p(0,1))</text:p>
      <text:p text:style-name="Preformatted_20_Text"><text:s text:c="16"/>cat:np</text:p>
      <text:p text:style-name="Preformatted_20_Text"><text:s text:c="16"/>sem:[thing]</text:p>
      <text:p text:style-name="Preformatted_20_Text"><text:s text:c="16"/>number:pl</text:p>
      <text:p text:style-name="Preformatted_20_Text"><text:s text:c="16"/>person:3</text:p>
      <text:p text:style-name="Preformatted_20_Text"><text:s text:c="16"/>gender:neuter</text:p>
      <text:p text:style-name="Preformatted_20_Text"><text:s text:c="16"/>lex:uestigium</text:p>
      <text:p text:style-name="Preformatted_20_Text"><text:s text:c="16"/>case:nom</text:p>
      <text:p text:style-name="Preformatted_20_Text"><text:s text:c="16"/>c_str</text:p>
      <text:p text:style-name="Preformatted_20_Text"><text:s text:c="16"/>uestigia</text:p>
      <text:p text:style-name="Preformatted_20_Text"><text:s text:c="12"/>noun_cplt</text:p>
      <text:p text:style-name="Preformatted_20_Text"><text:s text:c="16"/>* eorum * </text:p>
      <text:p text:style-name="Preformatted_20_Text"><text:s text:c="16"/>index:i(p(2,3))</text:p>
      <text:p text:style-name="Preformatted_20_Text"><text:s text:c="16"/>cat:np</text:p>
      <text:p text:style-name="Preformatted_20_Text"><text:s text:c="16"/>lex:prpersgenmascpl</text:p>
      <text:p text:style-name="Preformatted_20_Text"><text:s text:c="16"/>number:pl</text:p>
      <text:p text:style-name="Preformatted_20_Text"><text:s text:c="16"/>person:3</text:p>
      <text:p text:style-name="Preformatted_20_Text"><text:s text:c="16"/>gender:masc</text:p>
      <text:p text:style-name="Preformatted_20_Text"><text:s text:c="16"/>case:gen</text:p>
      <text:p text:style-name="Preformatted_20_Text"><text:s text:c="16"/>c_str</text:p>
      <text:p text:style-name="Preformatted_20_Text"><text:s text:c="16"/>prpersgenmascpl</text:p>
      <text:p text:style-name="Preformatted_20_Text"><text:s text:c="4"/>cplt</text:p>
      <text:p text:style-name="Preformatted_20_Text"><text:s text:c="8"/>* quos * * diligimus * </text:p>
      <text:p text:style-name="Preformatted_20_Text"><text:s text:c="8"/>cat:np</text:p>
      <text:p text:style-name="Preformatted_20_Text"><text:s text:c="8"/>index:dummy_np</text:p>
      <text:p text:style-name="Preformatted_20_Text"><text:s text:c="8"/>number:pl</text:p>
      <text:p text:style-name="Preformatted_20_Text"><text:s text:c="8"/>gender:masc</text:p>
      <text:p text:style-name="Preformatted_20_Text"><text:s text:c="8"/>person:3</text:p>
      <text:p text:style-name="Preformatted_20_Text"><text:s text:c="8"/>case:or([nom,acc,dat])</text:p>
      <text:p text:style-name="Preformatted_20_Text"><text:s text:c="8"/>lex:dummy_np</text:p>
      <text:p text:style-name="Preformatted_20_Text"><text:s text:c="8"/>c_str</text:p>
      <text:p text:style-name="Preformatted_20_Text"><text:s text:c="12"/>head</text:p>
      <text:p text:style-name="Preformatted_20_Text"><text:s text:c="16"/>lex:dummy_np</text:p>
      <text:p text:style-name="Preformatted_20_Text"><text:s text:c="16"/>number:pl</text:p>
      <text:p text:style-name="Preformatted_20_Text"><text:s text:c="16"/>gender:masc</text:p>
      <text:p text:style-name="Preformatted_20_Text"><text:s text:c="16"/>person:3</text:p>
      <text:p text:style-name="Preformatted_20_Text"><text:s text:c="16"/>constraints_to_be_met:[case:acc]</text:p>
      <text:p text:style-name="Preformatted_20_Text"><text:s text:c="12"/>rel_clause</text:p>
      <text:p text:style-name="Preformatted_20_Text"><text:s text:c="16"/>* quos * * diligimus * </text:p>
      <text:p text:style-name="Preformatted_20_Text"><text:s text:c="16"/>index:dummy_np</text:p>
      <text:p text:style-name="Preformatted_20_Text"><text:s text:c="16"/>number:pl</text:p>
      <text:p text:style-name="Preformatted_20_Text"><text:s text:c="16"/>gender:masc</text:p>
      <text:p text:style-name="Preformatted_20_Text"><text:s text:c="16"/>case:acc</text:p>
      <text:p text:style-name="Preformatted_20_Text"><text:s text:c="16"/>reltype:restrictive</text:p>
      <text:p text:style-name="Preformatted_20_Text"><text:s text:c="16"/>mood:indicative</text:p>
      <text:p text:style-name="Preformatted_20_Text"><text:s text:c="16"/>tense:present</text:p>
      <text:p text:style-name="Preformatted_20_Text"><text:s text:c="16"/>c_str</text:p>
      <text:p text:style-name="Preformatted_20_Text"><text:s text:c="20"/>illocutionary_force:statement</text:p>
      <text:p text:style-name="Preformatted_20_Text"><text:s text:c="20"/>vg</text:p>
      <text:p text:style-name="Preformatted_20_Text"><text:s text:c="24"/>selected_reading:diligo_love</text:p>
      <text:p text:style-name="Preformatted_20_Text"><text:s text:c="24"/>polarity:pos</text:p>
      <text:p text:style-name="Preformatted_20_Text"><text:s text:c="24"/>cat:vg</text:p>
      <text:p text:style-name="Preformatted_20_Text"><text:s text:c="24"/>* diligimus * </text:p>
      <text:p text:style-name="Preformatted_20_Text"><text:s text:c="24"/>pos:v</text:p>
      <text:p text:style-name="Preformatted_20_Text"><text:s text:c="24"/>lex:diligere</text:p>
      <text:p text:style-name="Preformatted_20_Text"><text:s text:c="24"/>voice:act</text:p>
      <text:p text:style-name="Preformatted_20_Text"><text:s text:c="24"/>tense:present</text:p>
      <text:p text:style-name="Preformatted_20_Text"><text:s text:c="24"/>mood:indicative</text:p>
      <text:p text:style-name="Preformatted_20_Text"><text:s text:c="24"/>number:pl</text:p>
      <text:p text:style-name="Preformatted_20_Text"><text:s text:c="24"/>person:1</text:p>
      <text:p text:style-name="Preformatted_20_Text"><text:s text:c="20"/>subject</text:p>
      <text:p text:style-name="Preformatted_20_Text"><text:s text:c="24"/>source:context_retrievable</text:p>
      <text:p text:style-name="Preformatted_20_Text"><text:s text:c="24"/>number:pl</text:p>
      <text:p text:style-name="Preformatted_20_Text"><text:soft-page-break/><text:s text:c="24"/>gender:or([masc,fem])</text:p>
      <text:p text:style-name="Preformatted_20_Text"><text:s text:c="24"/>person:1</text:p>
      <text:p text:style-name="Preformatted_20_Text"><text:s text:c="24"/>cat:np</text:p>
      <text:p text:style-name="Preformatted_20_Text"><text:s text:c="24"/>index:i(0,0)</text:p>
      <text:p text:style-name="Preformatted_20_Text"><text:s text:c="24"/>constraints_to_be_met:[sem:[hum]]</text:p>
      <text:p text:style-name="Preformatted_20_Text"><text:s text:c="24"/>case:nom</text:p>
      <text:p text:style-name="Preformatted_20_Text"><text:s text:c="20"/>object</text:p>
      <text:p text:style-name="Preformatted_20_Text"><text:s text:c="24"/>e:dummy_np</text:p>
      <text:p text:style-name="Preformatted_20_Text"/>
      <text:p text:style-name="Preformatted_20_Text"/>
      <text:p text:style-name="Preformatted_20_Text"/>
      <text:p text:style-name="Preformatted_20_Text"/>
      <text:p text:style-name="P12">Comment : parse is wrong ; or, more cautiously, does not reflect my interpretation of the sentence.</text:p>
      <text:p text:style-name="Preformatted_20_Text"/>
      <text:p text:style-name="P16">% 80 Horatius Ep II 2 102.</text:p>
      <text:h text:style-name="Heading_20_3" text:outline-level="3">Multa fero ut placem genus irritabile vatum.</text:h>
      <text:p text:style-name="Preformatted_20_Text">[0/multa,1/fero,2/ut,3/placem,4/genus,5/irritabile,6/uatum,endpos(7)]</text:p>
      <text:p text:style-name="Preformatted_20_Text">cputime : 0.796875</text:p>
      <text:p text:style-name="Preformatted_20_Text"/>
      <text:p text:style-name="Preformatted_20_Text">6.5---&gt;</text:p>
      <text:p text:style-name="Preformatted_20_Text">[clause_semantics:_11350,subordinator:[lex:ut,pos:sub,argbound:no,mood:subjunctive,value:or([purpose,consequence])],subordinate_clause:[ut,[illocutionary_force:statement,vg:[selected_reading:placo_appease,polarity:pos,cat:vg,pathlist:[p(3,4)],hp:[p(3,4)],gender:_11582,w:0,pos:v,class:tr_cod,type:finite,lex:placare,voice:act,txt:placem,tense:present,kind:std,mood:subjunctive,number:sing,person:1],subject:[source:context_retrievable,number:sing,gender:or([masc,fem]),person:1,cat:np,index:i(0,0),constraints_to_be_met:[],distance:[0],pathlist:[],case:nom,w:0],object:[pathlist:[p(4,5),p(5,6),p(6,7)],hp:[p(4,5)],index:i([p(4,5)]),distance:[2],sem:[abstract],number:sing,person:3,cat:np,lex:genus,lextype:full,gender:neuter,type:full,case:acc,class:common,w:1.5,c_str:[head:[pathlist:[p(4,5),p(5,6)],hp:[p(4,5)],index:i(p(4,5)),distance:[0],cat:np,class:common,sem:[abstract],number:sing,person:3,gender:neuter,type:core,lex:genus,lextype:full,case:acc,w:2,c_str:[head:[pathlist:[p(4,5)],pos:noun,txt:genus,lex:genus,case:acc,gender:neuter,class:common,ab:no,number:sing,sem:[abstract]],adjp:[cat:adjp,pathlist:[p(5,6)],distance:[0],hp:[p(5,6)],case:acc,number:sing,gender:neuter,lex:irritabilis,type:std,w:1,c_str:irritabilis]]],noun_cplt:[pathlist:[p(6,7)],hp:[p(6,7)],index:i(p(6,7)),distance:[0],cat:np,sem:[hum],class:common,lextype:full,origin:noun,number:pl,person:3,gender:masc,type:core,lex:uates,txt:uatum,case:gen,w:1,c_str:uatum]]]]],main_clause:[illocutionary_force:statement,vg:[selected_reading:fero_bear,polarity:pos,cat:vg,pathlist:[p(1,2)],hp:[p(1,2)],gender:_13140,w:0,pos:v,class:v_ferre,type:finite,lex:ferre,voice:act,txt:fero,tense:present,kind:std,mood:indicative,number:sing,person:1],subject:[source:context_retrievable,number:sing,gender:or([masc,fem]),person:1,cat:np,index:i(0,0),constraints_to_be_met:[],distance:[0],pathlist:[],case:nom,w:0],object:[pathlist:[p(0,1)],hp:[p(0,1)],index:i(p(0,1)),distance:[0],cat:np,sem:[thing],class:indef,lex:multi,number:pl,person:3,gender:neuter,type:core,case:acc,w:1,c_str:multi]]]</text:p>
      <text:p text:style-name="Preformatted_20_Text"/>
      <text:p text:style-name="Preformatted_20_Text"><text:s text:c="4"/>subordinator</text:p>
      <text:p text:style-name="Preformatted_20_Text"><text:s text:c="8"/>lex:ut</text:p>
      <text:p text:style-name="Preformatted_20_Text"><text:s text:c="8"/>pos:sub</text:p>
      <text:p text:style-name="Preformatted_20_Text"><text:s text:c="8"/>mood:subjunctive</text:p>
      <text:p text:style-name="Preformatted_20_Text"><text:s text:c="8"/>value:or([purpose,consequence])</text:p>
      <text:p text:style-name="Preformatted_20_Text"><text:s text:c="4"/>subordinate_clause</text:p>
      <text:p text:style-name="Preformatted_20_Text"><text:s text:c="8"/>ut</text:p>
      <text:p text:style-name="Preformatted_20_Text"><text:s text:c="12"/>illocutionary_force:statement</text:p>
      <text:p text:style-name="Preformatted_20_Text"><text:s text:c="12"/>vg</text:p>
      <text:p text:style-name="Preformatted_20_Text"><text:s text:c="16"/>selected_reading:placo_appease</text:p>
      <text:p text:style-name="Preformatted_20_Text"><text:s text:c="16"/>polarity:pos</text:p>
      <text:p text:style-name="Preformatted_20_Text"><text:s text:c="16"/>cat:vg</text:p>
      <text:p text:style-name="Preformatted_20_Text"><text:s text:c="16"/>* placem * </text:p>
      <text:p text:style-name="Preformatted_20_Text"><text:s text:c="16"/>pos:v</text:p>
      <text:p text:style-name="Preformatted_20_Text"><text:s text:c="16"/>lex:placa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1</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1</text:p>
      <text:p text:style-name="Preformatted_20_Text"><text:s text:c="16"/>cat:np</text:p>
      <text:p text:style-name="Preformatted_20_Text"><text:s text:c="16"/>index:i(0,0)</text:p>
      <text:p text:style-name="Preformatted_20_Text"><text:s text:c="16"/>case:nom</text:p>
      <text:p text:style-name="Preformatted_20_Text"><text:s text:c="12"/>object</text:p>
      <text:p text:style-name="Preformatted_20_Text"><text:s text:c="16"/>* genus * * irritabile * * uatum * </text:p>
      <text:p text:style-name="Preformatted_20_Text"><text:s text:c="16"/>index:i([p(4,5)])</text:p>
      <text:p text:style-name="Preformatted_20_Text"><text:s text:c="16"/>sem:[abstract]</text:p>
      <text:p text:style-name="Preformatted_20_Text"><text:s text:c="16"/>number:sing</text:p>
      <text:p text:style-name="Preformatted_20_Text"><text:s text:c="16"/>person:3</text:p>
      <text:p text:style-name="Preformatted_20_Text"><text:soft-page-break/><text:s text:c="16"/>cat:np</text:p>
      <text:p text:style-name="Preformatted_20_Text"><text:s text:c="16"/>lex:genus</text:p>
      <text:p text:style-name="Preformatted_20_Text"><text:s text:c="16"/>gender:neuter</text:p>
      <text:p text:style-name="Preformatted_20_Text"><text:s text:c="16"/>case:acc</text:p>
      <text:p text:style-name="Preformatted_20_Text"><text:s text:c="16"/>c_str</text:p>
      <text:p text:style-name="Preformatted_20_Text"><text:s text:c="20"/>head</text:p>
      <text:p text:style-name="Preformatted_20_Text"><text:s text:c="24"/>* genus * * irritabile * </text:p>
      <text:p text:style-name="Preformatted_20_Text"><text:s text:c="24"/>index:i(p(4,5))</text:p>
      <text:p text:style-name="Preformatted_20_Text"><text:s text:c="24"/>cat:np</text:p>
      <text:p text:style-name="Preformatted_20_Text"><text:s text:c="24"/>sem:[abstract]</text:p>
      <text:p text:style-name="Preformatted_20_Text"><text:s text:c="24"/>number:sing</text:p>
      <text:p text:style-name="Preformatted_20_Text"><text:s text:c="24"/>person:3</text:p>
      <text:p text:style-name="Preformatted_20_Text"><text:s text:c="24"/>gender:neuter</text:p>
      <text:p text:style-name="Preformatted_20_Text"><text:s text:c="24"/>lex:genus</text:p>
      <text:p text:style-name="Preformatted_20_Text"><text:s text:c="24"/>case:acc</text:p>
      <text:p text:style-name="Preformatted_20_Text"><text:s text:c="24"/>c_str</text:p>
      <text:p text:style-name="Preformatted_20_Text"><text:s text:c="28"/>head</text:p>
      <text:p text:style-name="Preformatted_20_Text"><text:s text:c="32"/>* genus * </text:p>
      <text:p text:style-name="Preformatted_20_Text"><text:s text:c="32"/>pos:noun</text:p>
      <text:p text:style-name="Preformatted_20_Text"><text:s text:c="32"/>lex:genus</text:p>
      <text:p text:style-name="Preformatted_20_Text"><text:s text:c="32"/>case:acc</text:p>
      <text:p text:style-name="Preformatted_20_Text"><text:s text:c="32"/>gender:neuter</text:p>
      <text:p text:style-name="Preformatted_20_Text"><text:s text:c="32"/>number:sing</text:p>
      <text:p text:style-name="Preformatted_20_Text"><text:s text:c="32"/>sem:[abstract]</text:p>
      <text:p text:style-name="Preformatted_20_Text"><text:s text:c="28"/>adjp</text:p>
      <text:p text:style-name="Preformatted_20_Text"><text:s text:c="32"/>cat:adjp</text:p>
      <text:p text:style-name="Preformatted_20_Text"><text:s text:c="32"/>* irritabile * </text:p>
      <text:p text:style-name="Preformatted_20_Text"><text:s text:c="32"/>case:acc</text:p>
      <text:p text:style-name="Preformatted_20_Text"><text:s text:c="32"/>number:sing</text:p>
      <text:p text:style-name="Preformatted_20_Text"><text:s text:c="32"/>gender:neuter</text:p>
      <text:p text:style-name="Preformatted_20_Text"><text:s text:c="32"/>lex:irritabilis</text:p>
      <text:p text:style-name="Preformatted_20_Text"><text:s text:c="32"/>c_str</text:p>
      <text:p text:style-name="Preformatted_20_Text"><text:s text:c="32"/>irritabilis</text:p>
      <text:p text:style-name="Preformatted_20_Text"><text:s text:c="20"/>noun_cplt</text:p>
      <text:p text:style-name="Preformatted_20_Text"><text:s text:c="24"/>* uatum * </text:p>
      <text:p text:style-name="Preformatted_20_Text"><text:s text:c="24"/>index:i(p(6,7))</text:p>
      <text:p text:style-name="Preformatted_20_Text"><text:s text:c="24"/>cat:np</text:p>
      <text:p text:style-name="Preformatted_20_Text"><text:s text:c="24"/>sem:[hum]</text:p>
      <text:p text:style-name="Preformatted_20_Text"><text:s text:c="24"/>number:pl</text:p>
      <text:p text:style-name="Preformatted_20_Text"><text:s text:c="24"/>person:3</text:p>
      <text:p text:style-name="Preformatted_20_Text"><text:s text:c="24"/>gender:masc</text:p>
      <text:p text:style-name="Preformatted_20_Text"><text:s text:c="24"/>lex:uates</text:p>
      <text:p text:style-name="Preformatted_20_Text"><text:s text:c="24"/>case:gen</text:p>
      <text:p text:style-name="Preformatted_20_Text"><text:s text:c="24"/>c_str</text:p>
      <text:p text:style-name="Preformatted_20_Text"><text:s text:c="24"/>uatum</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fero_bear</text:p>
      <text:p text:style-name="Preformatted_20_Text"><text:s text:c="12"/>polarity:pos</text:p>
      <text:p text:style-name="Preformatted_20_Text"><text:s text:c="12"/>cat:vg</text:p>
      <text:p text:style-name="Preformatted_20_Text"><text:s text:c="12"/>* fero * </text:p>
      <text:p text:style-name="Preformatted_20_Text"><text:s text:c="12"/>pos:v</text:p>
      <text:p text:style-name="Preformatted_20_Text"><text:s text:c="12"/>lex:ferre</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1</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1</text:p>
      <text:p text:style-name="Preformatted_20_Text"><text:soft-page-break/><text:s text:c="12"/>cat:np</text:p>
      <text:p text:style-name="Preformatted_20_Text"><text:s text:c="12"/>index:i(0,0)</text:p>
      <text:p text:style-name="Preformatted_20_Text"><text:s text:c="12"/>case:nom</text:p>
      <text:p text:style-name="Preformatted_20_Text"><text:s text:c="8"/>object</text:p>
      <text:p text:style-name="Preformatted_20_Text"><text:s text:c="12"/>* multa * </text:p>
      <text:p text:style-name="Preformatted_20_Text"><text:s text:c="12"/>index:i(p(0,1))</text:p>
      <text:p text:style-name="Preformatted_20_Text"><text:s text:c="12"/>cat:np</text:p>
      <text:p text:style-name="Preformatted_20_Text"><text:s text:c="12"/>sem:[thing]</text:p>
      <text:p text:style-name="Preformatted_20_Text"><text:s text:c="12"/>lex:multi</text:p>
      <text:p text:style-name="Preformatted_20_Text"><text:s text:c="12"/>number:pl</text:p>
      <text:p text:style-name="Preformatted_20_Text"><text:s text:c="12"/>person:3</text:p>
      <text:p text:style-name="Preformatted_20_Text"><text:s text:c="12"/>gender:neuter</text:p>
      <text:p text:style-name="Preformatted_20_Text"><text:s text:c="12"/>case:acc</text:p>
      <text:p text:style-name="Preformatted_20_Text"><text:s text:c="12"/>c_str</text:p>
      <text:p text:style-name="Preformatted_20_Text"><text:s text:c="12"/>multi</text:p>
      <text:p text:style-name="Preformatted_20_Text"/>
      <text:p text:style-name="Preformatted_20_Text"/>
      <text:p text:style-name="Preformatted_20_Text"/>
      <text:p text:style-name="Preformatted_20_Text"/>
      <text:p text:style-name="Preformatted_20_Text"/>
      <text:p text:style-name="P12">Comment : parse OK</text:p>
      <text:p text:style-name="P17"/>
      <text:p text:style-name="P3">% 81 Tacitus Ann XIII 5.</text:p>
      <text:h text:style-name="Heading_20_3" text:outline-level="3">Ita specie pietatis obviam itum dedecori.</text:h>
      <text:p text:style-name="Text_20_body"/>
      <text:p text:style-name="Preformatted_20_Text">[0/ita,1/specie,2/pietatis,3/obuiam,4/itum,5/dedecori,endpos(6)]</text:p>
      <text:p text:style-name="Preformatted_20_Text">cputime : 0.203125</text:p>
      <text:p text:style-name="Preformatted_20_Text"/>
      <text:p text:style-name="Preformatted_20_Text">4.5---&gt;</text:p>
      <text:p text:style-name="Preformatted_20_Text">[vg:[selected_reading:obuiam_eo_oppose_IDIOM,polarity:pos,cat:vg,type:finite,pathlist:[p(4,5)],hp:[p(4,5)],lex:ire,person:3,mood:indicative,tense:perfect,voice:middle,number:sing,gender:neuter,w:3],prep_cplt:[pathlist:[p(3,4),p(5,6)],hp:[p(5,6)],distance:[0],index:i(p(5,6)),case:dat,prep:obuiam,sem:[quality,thing],lex:dedecus,w: -2,type:core,cat:pp,c_str:[prep:obuiam,head:[pathlist:[p(5,6)],hp:[p(5,6)],index:i(p(5,6)),distance:[0],cat:np,sem:[quality,thing],class:common,lextype:full,origin:noun,number:sing,person:3,gender:neuter,type:core,lex:dedecus,txt:dedecori,case:dat,w:1,c_str:dedecori]]],adverbial_adjunct:[cat:advp,pathlist:[p(0,1)],distance:[0],type:clausal,lex:ita,sem:discourse,w:1,c_str:[head:ita]],prep_phrase_adjunct_2:[pathlist:[p(1,2),p(2,3)],hp:[p(2,3)],distance:[0],index:i(p(2,3)),case:gen,prep:specie,sem:[quality],lex:pietas,w:1,type:core,cat:pp,c_str:[prep:specie,head:[pathlist:[p(2,3)],hp:[p(2,3)],index:i(p(2,3)),distance:[0],cat:np,sem:[quality],class:common,lextype:full,origin:noun,number:sing,person:3,gender:fem,type:core,lex:pietas,txt:pietatis,case:gen,w:1,c_str:pietatis]]]]</text:p>
      <text:p text:style-name="Preformatted_20_Text"/>
      <text:p text:style-name="Preformatted_20_Text"><text:s text:c="4"/>vg</text:p>
      <text:p text:style-name="Preformatted_20_Text"><text:s text:c="8"/>selected_reading:obuiam_eo_oppose_IDIOM</text:p>
      <text:p text:style-name="Preformatted_20_Text"><text:s text:c="8"/>polarity:pos</text:p>
      <text:p text:style-name="Preformatted_20_Text"><text:s text:c="8"/>cat:vg</text:p>
      <text:p text:style-name="Preformatted_20_Text"><text:s text:c="8"/>* itum * </text:p>
      <text:p text:style-name="Preformatted_20_Text"><text:s text:c="8"/>lex:ire</text:p>
      <text:p text:style-name="Preformatted_20_Text"><text:s text:c="8"/>person:3</text:p>
      <text:p text:style-name="Preformatted_20_Text"><text:s text:c="8"/>mood:indicative</text:p>
      <text:p text:style-name="Preformatted_20_Text"><text:s text:c="8"/>tense:perfect</text:p>
      <text:p text:style-name="Preformatted_20_Text"><text:s text:c="8"/>voice:middle</text:p>
      <text:p text:style-name="Preformatted_20_Text"><text:s text:c="8"/>number:sing</text:p>
      <text:p text:style-name="Preformatted_20_Text"><text:s text:c="8"/>gender:neuter</text:p>
      <text:p text:style-name="Preformatted_20_Text"><text:s text:c="4"/>prep_cplt</text:p>
      <text:p text:style-name="Preformatted_20_Text"><text:s text:c="8"/>* obuiam * * dedecori * </text:p>
      <text:p text:style-name="Preformatted_20_Text"><text:s text:c="8"/>index:i(p(5,6))</text:p>
      <text:p text:style-name="Preformatted_20_Text"><text:s text:c="8"/>case:dat</text:p>
      <text:p text:style-name="Preformatted_20_Text"><text:s text:c="8"/>prep:obuiam</text:p>
      <text:p text:style-name="Preformatted_20_Text"><text:s text:c="8"/>sem:[quality,thing]</text:p>
      <text:p text:style-name="Preformatted_20_Text"><text:s text:c="8"/>lex:dedecus</text:p>
      <text:p text:style-name="Preformatted_20_Text"><text:s text:c="8"/>cat:pp</text:p>
      <text:p text:style-name="Preformatted_20_Text"><text:s text:c="8"/>c_str</text:p>
      <text:p text:style-name="Preformatted_20_Text"><text:s text:c="12"/>prep:obuiam</text:p>
      <text:p text:style-name="Preformatted_20_Text"><text:s text:c="12"/>head</text:p>
      <text:p text:style-name="Preformatted_20_Text"><text:s text:c="16"/>* dedecori * </text:p>
      <text:p text:style-name="Preformatted_20_Text"><text:s text:c="16"/>index:i(p(5,6))</text:p>
      <text:p text:style-name="Preformatted_20_Text"><text:s text:c="16"/>cat:np</text:p>
      <text:p text:style-name="Preformatted_20_Text"><text:s text:c="16"/>sem:[quality,thing]</text:p>
      <text:p text:style-name="Preformatted_20_Text"><text:s text:c="16"/>number:sing</text:p>
      <text:p text:style-name="Preformatted_20_Text"><text:s text:c="16"/>person:3</text:p>
      <text:p text:style-name="Preformatted_20_Text"><text:s text:c="16"/>gender:neuter</text:p>
      <text:p text:style-name="Preformatted_20_Text"><text:s text:c="16"/>lex:dedecus</text:p>
      <text:p text:style-name="Preformatted_20_Text"><text:s text:c="16"/>case:dat</text:p>
      <text:p text:style-name="Preformatted_20_Text"><text:s text:c="16"/>c_str</text:p>
      <text:p text:style-name="Preformatted_20_Text"><text:s text:c="16"/>dedecori</text:p>
      <text:p text:style-name="Preformatted_20_Text"><text:s text:c="4"/>adverbial_adjunct</text:p>
      <text:p text:style-name="Preformatted_20_Text"><text:s text:c="8"/>cat:advp</text:p>
      <text:p text:style-name="Preformatted_20_Text"><text:s text:c="8"/>* ita * </text:p>
      <text:p text:style-name="Preformatted_20_Text"><text:s text:c="8"/>lex:ita</text:p>
      <text:p text:style-name="Preformatted_20_Text"><text:s text:c="8"/>sem:discourse</text:p>
      <text:p text:style-name="Preformatted_20_Text"><text:s text:c="8"/>c_str</text:p>
      <text:p text:style-name="Preformatted_20_Text"><text:s text:c="12"/>head</text:p>
      <text:p text:style-name="Preformatted_20_Text"><text:soft-page-break/><text:s text:c="12"/>ita</text:p>
      <text:p text:style-name="Preformatted_20_Text"><text:s text:c="4"/>prep_phrase_adjunct_2</text:p>
      <text:p text:style-name="Preformatted_20_Text"><text:s text:c="8"/>* specie * * pietatis * </text:p>
      <text:p text:style-name="Preformatted_20_Text"><text:s text:c="8"/>index:i(p(2,3))</text:p>
      <text:p text:style-name="Preformatted_20_Text"><text:s text:c="8"/>case:gen</text:p>
      <text:p text:style-name="Preformatted_20_Text"><text:s text:c="8"/>prep:specie</text:p>
      <text:p text:style-name="Preformatted_20_Text"><text:s text:c="8"/>sem:[quality]</text:p>
      <text:p text:style-name="Preformatted_20_Text"><text:s text:c="8"/>lex:pietas</text:p>
      <text:p text:style-name="Preformatted_20_Text"><text:s text:c="8"/>cat:pp</text:p>
      <text:p text:style-name="Preformatted_20_Text"><text:s text:c="8"/>c_str</text:p>
      <text:p text:style-name="Preformatted_20_Text"><text:s text:c="12"/>prep:specie</text:p>
      <text:p text:style-name="Preformatted_20_Text"><text:s text:c="12"/>head</text:p>
      <text:p text:style-name="Preformatted_20_Text"><text:s text:c="16"/>* pietatis * </text:p>
      <text:p text:style-name="Preformatted_20_Text"><text:s text:c="16"/>index:i(p(2,3))</text:p>
      <text:p text:style-name="Preformatted_20_Text"><text:s text:c="16"/>cat:np</text:p>
      <text:p text:style-name="Preformatted_20_Text"><text:s text:c="16"/>sem:[quality]</text:p>
      <text:p text:style-name="Preformatted_20_Text"><text:s text:c="16"/>number:sing</text:p>
      <text:p text:style-name="Preformatted_20_Text"><text:s text:c="16"/>person:3</text:p>
      <text:p text:style-name="Preformatted_20_Text"><text:s text:c="16"/>gender:fem</text:p>
      <text:p text:style-name="Preformatted_20_Text"><text:s text:c="16"/>lex:pietas</text:p>
      <text:p text:style-name="Preformatted_20_Text"><text:s text:c="16"/>case:gen</text:p>
      <text:p text:style-name="Preformatted_20_Text"><text:s text:c="16"/>c_str</text:p>
      <text:p text:style-name="Preformatted_20_Text"><text:s text:c="16"/>pietatis</text:p>
      <text:p text:style-name="Preformatted_20_Text"/>
      <text:p text:style-name="Preformatted_20_Text"/>
      <text:p text:style-name="P12">Comment : parse is OK, but implies a reinterpretation as prepositions of <text:s/>specie and obviam (non-standard)</text:p>
      <text:p text:style-name="Preformatted_20_Text"/>
      <text:p text:style-name="Preformatted_20_Text"/>
      <text:p text:style-name="Preformatted_20_Text"/>
      <text:p text:style-name="P16">% 82 Tacitus Ann XIII 15.</text:p>
      <text:h text:style-name="Heading_20_3" text:outline-level="3">Nero intellecta invidia odium intendit pararique venenum iubet.</text:h>
      <text:p text:style-name="Preformatted_20_Text"/>
      <text:p text:style-name="Preformatted_20_Text"/>
      <text:p text:style-name="Preformatted_20_Text">[0/nero,1/intellecta,2/inuidia,3/odium,4/intendit,5/que,6/parari,7/uenenum,8/iubet,endpos(9)]</text:p>
      <text:p text:style-name="Preformatted_20_Text">cputime : 2.84375</text:p>
      <text:p text:style-name="Preformatted_20_Text"/>
      <text:h text:style-name="Heading_20_4" text:outline-level="4">Parse A</text:h>
      <text:p text:style-name="Preformatted_20_Text">11---&gt;</text:p>
      <text:p text:style-name="Preformatted_20_Text">[head:[illocutionary_force:statement,vg:[selected_reading:intendo_intensify,polarity:pos,cat:vg,pathlist:[p(4,5)],hp:[p(4,5)],gender:_16454,w:0,pos:v,class:tr_cod,type:finite,lex:intendere,voice:act,txt:intendit,tense:perfect,kind:std,mood:indicative,number:sing,person:3],subject:[number:sing,gender:masc,pathlist:[p(0,1)],hp:[p(0,1)],index:i(p(0,1)),distance:[0],cat:np,sem:[male],class:proper,lex:nero,lextype:full,person:3,type:core,case:nom,w:1,c_str:nero],object:[pathlist:[p(3,4)],hp:[p(3,4)],index:i(p(3,4)),distance:[0],cat:np,sem:[quality],class:common,lextype:full,origin:noun,number:sing,person:3,gender:neuter,type:core,lex:odium,txt:odium,case:acc,w:1,c_str:odium],ablative_absolute:[pathlist:[p(1,2),p(2,3)],distance:[0],w:0,c_str:[lex:intellego_understand,[pos:p_p,txt:intellecta,case:abl,gender:fem,number:sing,lex:intellegere,class:tr_cod,type:p_p,kind:std,mood:participle,person:3],[],object:[pathlist:[p(2,3)],hp:[p(2,3)],index:i(p(2,3)),distance:[0],cat:np,sem:[quality],class:common,lextype:full,origin:noun,number:sing,person:3,gender:fem,type:core,lex:inuidia,txt:inuidia,case:abl,w:1,c_str:inuidia]]]],coord:que,head:[vg:[selected_reading:iubeo_order_that,polarity:pos,cat:vg,pathlist:[p(8,9)],hp:[p(8,9)],gender:_17768,w:0,pos:v,class:tr_inf,type:finite,lex:iubere,voice:act,txt:iubet,tense:present,kind:std,mood:indicative,number:sing,person:3],object:[cat:pred,type:nonfinite,mood:infinitive,tense:present,class:m,pathlist:[p(6,7),p(7,8)],distance:[0],number:sing,gender:neuter,case:or([nom,acc]),person:3,polarity:pos,argbound:no,gap:_18138,w:4,flagint:no,c_str:[vg:[selected_reading:paro_prepare,polarity:pos,cat:vg,pathlist:[p(6,7)],hp:[p(6,7)],gender:neuter,w:0,pos:v,class:tr_cod,type:nonfinite,lex:parare,voice:pass,txt:parari,tense:present,kind:std,mood:infinitive,number:sing,person:_18420],subject:[number:sing,gender:neuter,pathlist:[p(7,8)],hp:[p(7,8)],index:i(p(7,8)),distance:[0],cat:np,sem:[thing],class:common,lextype:full,origin:noun,person:3,type:core,lex:uenenum,txt:uenenum,case:acc,w:1,c_str:uenenum]]]]]</text:p>
      <text:p text:style-name="Preformatted_20_Text"/>
      <text:p text:style-name="Preformatted_20_Text"><text:s text:c="4"/>head</text:p>
      <text:p text:style-name="Preformatted_20_Text"><text:s text:c="8"/>illocutionary_force:statement</text:p>
      <text:p text:style-name="Preformatted_20_Text"><text:s text:c="8"/>vg</text:p>
      <text:p text:style-name="Preformatted_20_Text"><text:s text:c="12"/>selected_reading:intendo_intensify</text:p>
      <text:p text:style-name="Preformatted_20_Text"><text:s text:c="12"/>polarity:pos</text:p>
      <text:p text:style-name="Preformatted_20_Text"><text:s text:c="12"/>cat:vg</text:p>
      <text:p text:style-name="Preformatted_20_Text"><text:s text:c="12"/>* intendit * </text:p>
      <text:p text:style-name="Preformatted_20_Text"><text:s text:c="12"/>pos:v</text:p>
      <text:p text:style-name="Preformatted_20_Text"><text:s text:c="12"/>lex:intendere</text:p>
      <text:p text:style-name="Preformatted_20_Text"><text:s text:c="12"/>voice:act</text:p>
      <text:p text:style-name="Preformatted_20_Text"><text:s text:c="12"/>tense:perfect</text:p>
      <text:p text:style-name="Preformatted_20_Text"><text:s text:c="12"/>mood:indicative</text:p>
      <text:p text:style-name="Preformatted_20_Text"><text:s text:c="12"/>number:sing</text:p>
      <text:p text:style-name="Preformatted_20_Text"><text:s text:c="12"/>person:3</text:p>
      <text:p text:style-name="Preformatted_20_Text"><text:s text:c="8"/>subject</text:p>
      <text:p text:style-name="Preformatted_20_Text"><text:s text:c="12"/>number:sing</text:p>
      <text:p text:style-name="Preformatted_20_Text"><text:s text:c="12"/>gender:masc</text:p>
      <text:p text:style-name="Preformatted_20_Text"><text:s text:c="12"/>* nero * </text:p>
      <text:p text:style-name="Preformatted_20_Text"><text:s text:c="12"/>index:i(p(0,1))</text:p>
      <text:p text:style-name="Preformatted_20_Text"><text:s text:c="12"/>cat:np</text:p>
      <text:p text:style-name="Preformatted_20_Text"><text:s text:c="12"/>sem:[male]</text:p>
      <text:p text:style-name="Preformatted_20_Text"><text:s text:c="12"/>lex:nero</text:p>
      <text:p text:style-name="Preformatted_20_Text"><text:s text:c="12"/>person:3</text:p>
      <text:p text:style-name="Preformatted_20_Text"><text:s text:c="12"/>case:nom</text:p>
      <text:p text:style-name="Preformatted_20_Text"><text:s text:c="12"/>c_str</text:p>
      <text:p text:style-name="Preformatted_20_Text"><text:s text:c="12"/>nero</text:p>
      <text:p text:style-name="Preformatted_20_Text"><text:s text:c="8"/>object</text:p>
      <text:p text:style-name="Preformatted_20_Text"><text:s text:c="12"/>* odium * </text:p>
      <text:p text:style-name="Preformatted_20_Text"><text:s text:c="12"/>index:i(p(3,4))</text:p>
      <text:p text:style-name="Preformatted_20_Text"><text:s text:c="12"/>cat:np</text:p>
      <text:p text:style-name="Preformatted_20_Text"><text:s text:c="12"/>sem:[quality]</text:p>
      <text:p text:style-name="Preformatted_20_Text"><text:soft-page-break/><text:s text:c="12"/>number:sing</text:p>
      <text:p text:style-name="Preformatted_20_Text"><text:s text:c="12"/>person:3</text:p>
      <text:p text:style-name="Preformatted_20_Text"><text:s text:c="12"/>gender:neuter</text:p>
      <text:p text:style-name="Preformatted_20_Text"><text:s text:c="12"/>lex:odium</text:p>
      <text:p text:style-name="Preformatted_20_Text"><text:s text:c="12"/>case:acc</text:p>
      <text:p text:style-name="Preformatted_20_Text"><text:s text:c="12"/>c_str</text:p>
      <text:p text:style-name="Preformatted_20_Text"><text:s text:c="12"/>odium</text:p>
      <text:p text:style-name="Preformatted_20_Text"><text:s text:c="8"/>ablative_absolute</text:p>
      <text:p text:style-name="Preformatted_20_Text"><text:s text:c="12"/>* intellecta * * inuidia * </text:p>
      <text:p text:style-name="Preformatted_20_Text"><text:s text:c="12"/>c_str</text:p>
      <text:p text:style-name="Preformatted_20_Text"><text:s text:c="16"/>lex:intellego_understand</text:p>
      <text:p text:style-name="Preformatted_20_Text"><text:s text:c="20"/>pos:p_p</text:p>
      <text:p text:style-name="Preformatted_20_Text"><text:s text:c="20"/>case:abl</text:p>
      <text:p text:style-name="Preformatted_20_Text"><text:s text:c="20"/>gender:fem</text:p>
      <text:p text:style-name="Preformatted_20_Text"><text:s text:c="20"/>number:sing</text:p>
      <text:p text:style-name="Preformatted_20_Text"><text:s text:c="20"/>lex:intellegere</text:p>
      <text:p text:style-name="Preformatted_20_Text"><text:s text:c="20"/>mood:participle</text:p>
      <text:p text:style-name="Preformatted_20_Text"><text:s text:c="20"/>person:3</text:p>
      <text:p text:style-name="Preformatted_20_Text"><text:s text:c="16"/>object</text:p>
      <text:p text:style-name="Preformatted_20_Text"><text:s text:c="20"/>* inuidia * </text:p>
      <text:p text:style-name="Preformatted_20_Text"><text:s text:c="20"/>index:i(p(2,3))</text:p>
      <text:p text:style-name="Preformatted_20_Text"><text:s text:c="20"/>cat:np</text:p>
      <text:p text:style-name="Preformatted_20_Text"><text:s text:c="20"/>sem:[quality]</text:p>
      <text:p text:style-name="Preformatted_20_Text"><text:s text:c="20"/>number:sing</text:p>
      <text:p text:style-name="Preformatted_20_Text"><text:s text:c="20"/>person:3</text:p>
      <text:p text:style-name="Preformatted_20_Text"><text:s text:c="20"/>gender:fem</text:p>
      <text:p text:style-name="Preformatted_20_Text"><text:s text:c="20"/>lex:inuidia</text:p>
      <text:p text:style-name="Preformatted_20_Text"><text:s text:c="20"/>case:abl</text:p>
      <text:p text:style-name="Preformatted_20_Text"><text:s text:c="20"/>c_str</text:p>
      <text:p text:style-name="Preformatted_20_Text"><text:s text:c="20"/>inuidia</text:p>
      <text:p text:style-name="Preformatted_20_Text"><text:s text:c="4"/>coord:que</text:p>
      <text:p text:style-name="Preformatted_20_Text"><text:s text:c="4"/>head</text:p>
      <text:p text:style-name="Preformatted_20_Text"><text:s text:c="8"/>vg</text:p>
      <text:p text:style-name="Preformatted_20_Text"><text:s text:c="12"/>selected_reading:iubeo_order_that</text:p>
      <text:p text:style-name="Preformatted_20_Text"><text:s text:c="12"/>polarity:pos</text:p>
      <text:p text:style-name="Preformatted_20_Text"><text:s text:c="12"/>cat:vg</text:p>
      <text:p text:style-name="Preformatted_20_Text"><text:s text:c="12"/>* iubet * </text:p>
      <text:p text:style-name="Preformatted_20_Text"><text:s text:c="12"/>pos:v</text:p>
      <text:p text:style-name="Preformatted_20_Text"><text:s text:c="12"/>lex:iubere</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3</text:p>
      <text:p text:style-name="Preformatted_20_Text"><text:s text:c="8"/>object</text:p>
      <text:p text:style-name="Preformatted_20_Text"><text:s text:c="12"/>cat:pred</text:p>
      <text:p text:style-name="Preformatted_20_Text"><text:s text:c="12"/>mood:infinitive</text:p>
      <text:p text:style-name="Preformatted_20_Text"><text:s text:c="12"/>tense:present</text:p>
      <text:p text:style-name="Preformatted_20_Text"><text:s text:c="12"/>* parari * * uenenum * </text:p>
      <text:p text:style-name="Preformatted_20_Text"><text:s text:c="12"/>number:sing</text:p>
      <text:p text:style-name="Preformatted_20_Text"><text:s text:c="12"/>gender:neuter</text:p>
      <text:p text:style-name="Preformatted_20_Text"><text:s text:c="12"/>case:or([nom,acc])</text:p>
      <text:p text:style-name="Preformatted_20_Text"><text:s text:c="12"/>person:3</text:p>
      <text:p text:style-name="Preformatted_20_Text"><text:s text:c="12"/>polarity:pos</text:p>
      <text:p text:style-name="Preformatted_20_Text"><text:s text:c="12"/>c_str</text:p>
      <text:p text:style-name="Preformatted_20_Text"><text:s text:c="16"/>vg</text:p>
      <text:p text:style-name="Preformatted_20_Text"><text:s text:c="20"/>selected_reading:paro_prepare</text:p>
      <text:p text:style-name="Preformatted_20_Text"><text:s text:c="20"/>polarity:pos</text:p>
      <text:p text:style-name="Preformatted_20_Text"><text:s text:c="20"/>cat:vg</text:p>
      <text:p text:style-name="Preformatted_20_Text"><text:s text:c="20"/>* parari * </text:p>
      <text:p text:style-name="Preformatted_20_Text"><text:s text:c="20"/>gender:neuter</text:p>
      <text:p text:style-name="Preformatted_20_Text"><text:s text:c="20"/>pos:v</text:p>
      <text:p text:style-name="Preformatted_20_Text"><text:s text:c="20"/>lex:parare</text:p>
      <text:p text:style-name="Preformatted_20_Text"><text:s text:c="20"/>voice:pass</text:p>
      <text:p text:style-name="Preformatted_20_Text"><text:soft-page-break/><text:s text:c="20"/>tense:present</text:p>
      <text:p text:style-name="Preformatted_20_Text"><text:s text:c="20"/>mood:infinitive</text:p>
      <text:p text:style-name="Preformatted_20_Text"><text:s text:c="20"/>number:sing</text:p>
      <text:p text:style-name="Preformatted_20_Text"><text:s text:c="16"/>subject</text:p>
      <text:p text:style-name="Preformatted_20_Text"><text:s text:c="20"/>number:sing</text:p>
      <text:p text:style-name="Preformatted_20_Text"><text:s text:c="20"/>gender:neuter</text:p>
      <text:p text:style-name="Preformatted_20_Text"><text:s text:c="20"/>* uenenum * </text:p>
      <text:p text:style-name="Preformatted_20_Text"><text:s text:c="20"/>index:i(p(7,8))</text:p>
      <text:p text:style-name="Preformatted_20_Text"><text:s text:c="20"/>cat:np</text:p>
      <text:p text:style-name="Preformatted_20_Text"><text:s text:c="20"/>sem:[thing]</text:p>
      <text:p text:style-name="Preformatted_20_Text"><text:s text:c="20"/>person:3</text:p>
      <text:p text:style-name="Preformatted_20_Text"><text:s text:c="20"/>lex:uenenum</text:p>
      <text:p text:style-name="Preformatted_20_Text"><text:s text:c="20"/>case:acc</text:p>
      <text:p text:style-name="Preformatted_20_Text"><text:s text:c="20"/>c_str</text:p>
      <text:p text:style-name="Preformatted_20_Text"><text:s text:c="20"/>uenenum</text:p>
      <text:p text:style-name="Preformatted_20_Text"/>
      <text:p text:style-name="Preformatted_20_Text"/>
      <text:p text:style-name="Preformatted_20_Text"/>
      <text:p text:style-name="P13"/>
      <text:h text:style-name="Heading_20_4" text:outline-level="4">Parse B</text:h>
      <text:p text:style-name="Preformatted_20_Text">11---&gt;</text:p>
      <text:p text:style-name="Preformatted_20_Text">[head:[illocutionary_force:statement,vg:[selected_reading:intendo_intensify,polarity:pos,cat:vg,pathlist:[p(4,5)],hp:[p(4,5)],gender:_18832,w:0,pos:v,class:tr_cod,type:finite,lex:intendere,voice:act,txt:intendit,tense:present,kind:std,mood:indicative,number:sing,person:3],subject:[number:sing,gender:masc,pathlist:[p(0,1)],hp:[p(0,1)],index:i(p(0,1)),distance:[0],cat:np,sem:[male],class:proper,lex:nero,lextype:full,person:3,type:core,case:nom,w:1,c_str:nero],object:[pathlist:[p(3,4)],hp:[p(3,4)],index:i(p(3,4)),distance:[0],cat:np,sem:[quality],class:common,lextype:full,origin:noun,number:sing,person:3,gender:neuter,type:core,lex:odium,txt:odium,case:acc,w:1,c_str:odium],ablative_absolute:[pathlist:[p(1,2),p(2,3)],distance:[0],w:0,c_str:[lex:intellego_understand,[pos:p_p,txt:intellecta,case:abl,gender:fem,number:sing,lex:intellegere,class:tr_cod,type:p_p,kind:std,mood:participle,person:3],[],object:[pathlist:[p(2,3)],hp:[p(2,3)],index:i(p(2,3)),distance:[0],cat:np,sem:[quality],class:common,lextype:full,origin:noun,number:sing,person:3,gender:fem,type:core,lex:inuidia,txt:inuidia,case:abl,w:1,c_str:inuidia]]]],coord:que,head:[vg:[selected_reading:iubeo_order_that,polarity:pos,cat:vg,pathlist:[p(8,9)],hp:[p(8,9)],gender:_20146,w:0,pos:v,class:tr_inf,type:finite,lex:iubere,voice:act,txt:iubet,tense:present,kind:std,mood:indicative,number:sing,person:3],object:[cat:pred,type:nonfinite,mood:infinitive,tense:present,class:m,pathlist:[p(6,7),p(7,8)],distance:[0],number:sing,gender:neuter,case:or([nom,acc]),person:3,polarity:pos,argbound:no,gap:_20516,w:4,flagint:no,c_str:[vg:[selected_reading:paro_prepare,polarity:pos,cat:vg,pathlist:[p(6,7)],hp:[p(6,7)],gender:neuter,w:0,pos:v,class:tr_cod,type:nonfinite,lex:parare,voice:pass,txt:parari,tense:present,kind:std,mood:infinitive,number:sing,person:_20798],subject:[number:sing,gender:neuter,pathlist:[p(7,8)],hp:[p(7,8)],index:i(p(7,8)),distance:[0],cat:np,sem:[thing],class:common,lextype:full,origin:noun,person:3,type:core,lex:uenenum,txt:uenenum,case:acc,w:1,c_str:uenenum]]]]]</text:p>
      <text:p text:style-name="Preformatted_20_Text"/>
      <text:p text:style-name="Preformatted_20_Text"><text:s text:c="4"/>head</text:p>
      <text:p text:style-name="Preformatted_20_Text"><text:s text:c="8"/>illocutionary_force:statement</text:p>
      <text:p text:style-name="Preformatted_20_Text"><text:s text:c="8"/>vg</text:p>
      <text:p text:style-name="Preformatted_20_Text"><text:s text:c="12"/>selected_reading:intendo_intensify</text:p>
      <text:p text:style-name="Preformatted_20_Text"><text:s text:c="12"/>polarity:pos</text:p>
      <text:p text:style-name="Preformatted_20_Text"><text:s text:c="12"/>cat:vg</text:p>
      <text:p text:style-name="Preformatted_20_Text"><text:s text:c="12"/>* intendit * </text:p>
      <text:p text:style-name="Preformatted_20_Text"><text:s text:c="12"/>pos:v</text:p>
      <text:p text:style-name="Preformatted_20_Text"><text:s text:c="12"/>lex:intendere</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3</text:p>
      <text:p text:style-name="Preformatted_20_Text"><text:s text:c="8"/>subject</text:p>
      <text:p text:style-name="Preformatted_20_Text"><text:s text:c="12"/>number:sing</text:p>
      <text:p text:style-name="Preformatted_20_Text"><text:s text:c="12"/>gender:masc</text:p>
      <text:p text:style-name="Preformatted_20_Text"><text:s text:c="12"/>* nero * </text:p>
      <text:p text:style-name="Preformatted_20_Text"><text:s text:c="12"/>index:i(p(0,1))</text:p>
      <text:p text:style-name="Preformatted_20_Text"><text:s text:c="12"/>cat:np</text:p>
      <text:p text:style-name="Preformatted_20_Text"><text:s text:c="12"/>sem:[male]</text:p>
      <text:p text:style-name="Preformatted_20_Text"><text:s text:c="12"/>lex:nero</text:p>
      <text:p text:style-name="Preformatted_20_Text"><text:s text:c="12"/>person:3</text:p>
      <text:p text:style-name="Preformatted_20_Text"><text:s text:c="12"/>case:nom</text:p>
      <text:p text:style-name="Preformatted_20_Text"><text:s text:c="12"/>c_str</text:p>
      <text:p text:style-name="Preformatted_20_Text"><text:s text:c="12"/>nero</text:p>
      <text:p text:style-name="Preformatted_20_Text"><text:s text:c="8"/>object</text:p>
      <text:p text:style-name="Preformatted_20_Text"><text:s text:c="12"/>* odium * </text:p>
      <text:p text:style-name="Preformatted_20_Text"><text:s text:c="12"/>index:i(p(3,4))</text:p>
      <text:p text:style-name="Preformatted_20_Text"><text:s text:c="12"/>cat:np</text:p>
      <text:p text:style-name="Preformatted_20_Text"><text:s text:c="12"/>sem:[quality]</text:p>
      <text:p text:style-name="Preformatted_20_Text"><text:s text:c="12"/>number:sing</text:p>
      <text:p text:style-name="Preformatted_20_Text"><text:s text:c="12"/>person:3</text:p>
      <text:p text:style-name="Preformatted_20_Text"><text:s text:c="12"/>gender:neuter</text:p>
      <text:p text:style-name="Preformatted_20_Text"><text:s text:c="12"/>lex:odium</text:p>
      <text:p text:style-name="Preformatted_20_Text"><text:s text:c="12"/>case:acc</text:p>
      <text:p text:style-name="Preformatted_20_Text"><text:s text:c="12"/>c_str</text:p>
      <text:p text:style-name="Preformatted_20_Text"><text:s text:c="12"/>odium</text:p>
      <text:p text:style-name="Preformatted_20_Text"><text:s text:c="8"/>ablative_absolute</text:p>
      <text:p text:style-name="Preformatted_20_Text"><text:soft-page-break/><text:s text:c="12"/>* intellecta * * inuidia * </text:p>
      <text:p text:style-name="Preformatted_20_Text"><text:s text:c="12"/>c_str</text:p>
      <text:p text:style-name="Preformatted_20_Text"><text:s text:c="16"/>lex:intellego_understand</text:p>
      <text:p text:style-name="Preformatted_20_Text"><text:s text:c="20"/>pos:p_p</text:p>
      <text:p text:style-name="Preformatted_20_Text"><text:s text:c="20"/>case:abl</text:p>
      <text:p text:style-name="Preformatted_20_Text"><text:s text:c="20"/>gender:fem</text:p>
      <text:p text:style-name="Preformatted_20_Text"><text:s text:c="20"/>number:sing</text:p>
      <text:p text:style-name="Preformatted_20_Text"><text:s text:c="20"/>lex:intellegere</text:p>
      <text:p text:style-name="Preformatted_20_Text"><text:s text:c="20"/>mood:participle</text:p>
      <text:p text:style-name="Preformatted_20_Text"><text:s text:c="20"/>person:3</text:p>
      <text:p text:style-name="Preformatted_20_Text"><text:s text:c="16"/>object</text:p>
      <text:p text:style-name="Preformatted_20_Text"><text:s text:c="20"/>* inuidia * </text:p>
      <text:p text:style-name="Preformatted_20_Text"><text:s text:c="20"/>index:i(p(2,3))</text:p>
      <text:p text:style-name="Preformatted_20_Text"><text:s text:c="20"/>cat:np</text:p>
      <text:p text:style-name="Preformatted_20_Text"><text:s text:c="20"/>sem:[quality]</text:p>
      <text:p text:style-name="Preformatted_20_Text"><text:s text:c="20"/>number:sing</text:p>
      <text:p text:style-name="Preformatted_20_Text"><text:s text:c="20"/>person:3</text:p>
      <text:p text:style-name="Preformatted_20_Text"><text:s text:c="20"/>gender:fem</text:p>
      <text:p text:style-name="Preformatted_20_Text"><text:s text:c="20"/>lex:inuidia</text:p>
      <text:p text:style-name="Preformatted_20_Text"><text:s text:c="20"/>case:abl</text:p>
      <text:p text:style-name="Preformatted_20_Text"><text:s text:c="20"/>c_str</text:p>
      <text:p text:style-name="Preformatted_20_Text"><text:s text:c="20"/>inuidia</text:p>
      <text:p text:style-name="Preformatted_20_Text"><text:s text:c="4"/>coord:que</text:p>
      <text:p text:style-name="Preformatted_20_Text"><text:s text:c="4"/>head</text:p>
      <text:p text:style-name="Preformatted_20_Text"><text:s text:c="8"/>vg</text:p>
      <text:p text:style-name="Preformatted_20_Text"><text:s text:c="12"/>selected_reading:iubeo_order_that</text:p>
      <text:p text:style-name="Preformatted_20_Text"><text:s text:c="12"/>polarity:pos</text:p>
      <text:p text:style-name="Preformatted_20_Text"><text:s text:c="12"/>cat:vg</text:p>
      <text:p text:style-name="Preformatted_20_Text"><text:s text:c="12"/>* iubet * </text:p>
      <text:p text:style-name="Preformatted_20_Text"><text:s text:c="12"/>pos:v</text:p>
      <text:p text:style-name="Preformatted_20_Text"><text:s text:c="12"/>lex:iubere</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3</text:p>
      <text:p text:style-name="Preformatted_20_Text"><text:s text:c="8"/>object</text:p>
      <text:p text:style-name="Preformatted_20_Text"><text:s text:c="12"/>cat:pred</text:p>
      <text:p text:style-name="Preformatted_20_Text"><text:s text:c="12"/>mood:infinitive</text:p>
      <text:p text:style-name="Preformatted_20_Text"><text:s text:c="12"/>tense:present</text:p>
      <text:p text:style-name="Preformatted_20_Text"><text:s text:c="12"/>* parari * * uenenum * </text:p>
      <text:p text:style-name="Preformatted_20_Text"><text:s text:c="12"/>number:sing</text:p>
      <text:p text:style-name="Preformatted_20_Text"><text:s text:c="12"/>gender:neuter</text:p>
      <text:p text:style-name="Preformatted_20_Text"><text:s text:c="12"/>case:or([nom,acc])</text:p>
      <text:p text:style-name="Preformatted_20_Text"><text:s text:c="12"/>person:3</text:p>
      <text:p text:style-name="Preformatted_20_Text"><text:s text:c="12"/>polarity:pos</text:p>
      <text:p text:style-name="Preformatted_20_Text"><text:s text:c="12"/>c_str</text:p>
      <text:p text:style-name="Preformatted_20_Text"><text:s text:c="16"/>vg</text:p>
      <text:p text:style-name="Preformatted_20_Text"><text:s text:c="20"/>selected_reading:paro_prepare</text:p>
      <text:p text:style-name="Preformatted_20_Text"><text:s text:c="20"/>polarity:pos</text:p>
      <text:p text:style-name="Preformatted_20_Text"><text:s text:c="20"/>cat:vg</text:p>
      <text:p text:style-name="Preformatted_20_Text"><text:s text:c="20"/>* parari * </text:p>
      <text:p text:style-name="Preformatted_20_Text"><text:s text:c="20"/>gender:neuter</text:p>
      <text:p text:style-name="Preformatted_20_Text"><text:s text:c="20"/>pos:v</text:p>
      <text:p text:style-name="Preformatted_20_Text"><text:s text:c="20"/>lex:parare</text:p>
      <text:p text:style-name="Preformatted_20_Text"><text:s text:c="20"/>voice:pass</text:p>
      <text:p text:style-name="Preformatted_20_Text"><text:s text:c="20"/>tense:present</text:p>
      <text:p text:style-name="Preformatted_20_Text"><text:s text:c="20"/>mood:infinitive</text:p>
      <text:p text:style-name="Preformatted_20_Text"><text:s text:c="20"/>number:sing</text:p>
      <text:p text:style-name="Preformatted_20_Text"><text:s text:c="16"/>subject</text:p>
      <text:p text:style-name="Preformatted_20_Text"><text:s text:c="20"/>number:sing</text:p>
      <text:p text:style-name="Preformatted_20_Text"><text:s text:c="20"/>gender:neuter</text:p>
      <text:p text:style-name="Preformatted_20_Text"><text:s text:c="20"/>* uenenum * </text:p>
      <text:p text:style-name="Preformatted_20_Text"><text:s text:c="20"/>index:i(p(7,8))</text:p>
      <text:p text:style-name="Preformatted_20_Text"><text:soft-page-break/><text:s text:c="20"/>cat:np</text:p>
      <text:p text:style-name="Preformatted_20_Text"><text:s text:c="20"/>sem:[thing]</text:p>
      <text:p text:style-name="Preformatted_20_Text"><text:s text:c="20"/>person:3</text:p>
      <text:p text:style-name="Preformatted_20_Text"><text:s text:c="20"/>lex:uenenum</text:p>
      <text:p text:style-name="Preformatted_20_Text"><text:s text:c="20"/>case:acc</text:p>
      <text:p text:style-name="Preformatted_20_Text"><text:s text:c="20"/>c_str</text:p>
      <text:p text:style-name="Preformatted_20_Text"><text:s text:c="20"/>uenenum</text:p>
      <text:p text:style-name="Preformatted_20_Text"/>
      <text:p text:style-name="Preformatted_20_Text"/>
      <text:p text:style-name="Preformatted_20_Text"/>
      <text:p text:style-name="Preformatted_20_Text"/>
      <text:p text:style-name="P12">Comment : scope of intellecta invidia is presumably the whole conjunct (intendit and iubet)</text:p>
      <text:p text:style-name="P16">% 83 Tacitus Ann XV 52 1.</text:p>
      <text:h text:style-name="Heading_20_3" text:outline-level="3">Coniuratis tamen metu permotis placitum maturare caedem.</text:h>
      <text:p text:style-name="Preformatted_20_Text">[0/coniuratis,1/metu,2/permotis,3/placitum,4/maturare,5/caedem,endpos(6)]</text:p>
      <text:p text:style-name="Preformatted_20_Text">cputime : 0.640625</text:p>
      <text:p text:style-name="Preformatted_20_Text"/>
      <text:p text:style-name="Preformatted_20_Text">11---&gt;</text:p>
      <text:p text:style-name="Preformatted_20_Text">[illocutionary_force:statement,vg:[selected_reading:placet_it_be_decided_to,polarity:pos,cat:vg,pathlist:[p(3,4)],hp:[p(3,4)],gender:_9158,w:0,pos:v,class:vimp,type:finite,lex:placet,voice:act,txt:placitum,tense:perfect,kind:std,mood:indicative,number:sg,person:3],subject:[number:sg,gender:_9338,cat:pred,type:nonfinite_i,mood:infinitive,tense:present,class:m,pathlist:[p(4,5),p(5,6)],distance:[0],person:3,case:or([nom,acc]),sem:_9504,polarity:pos,gap:_9528,w:2,flagint:no,c_str:[vg:[selected_reading:maturo_bring_to_maturity,polarity:pos,cat:vg,pathlist:[p(4,5)],hp:[p(4,5)],gender:_9666,w:0,pos:v,class:tr,type:nonfinite,lex:maturare,voice:act,txt:maturare,tense:present,kind:std,mood:infinitive,number:_9798,person:_9810],object:[pathlist:[p(5,6)],hp:[p(5,6)],index:i(p(5,6)),distance:[0],cat:np,sem:[abstract],class:common,lextype:full,origin:noun,number:sing,person:3,gender:fem,type:core,lex:caedes,txt:caedem,case:acc,w:1,c_str:caedem]]],arg:[pathlist:[p(0,1),p(1,2),p(2,3)],hp:[p(0,1)],index:i(p(0,1)),distance:[0],cat:np,class:pc2np,sem:[hum],number:pl,person:3,gender:masc,type:core,lex:coniuratus,lextype:full,case:dat,w:8,type_pp:ppcentered,c_str:[head:[pathlist:[p(0,1)],hp:[p(0,1)],index:i(p(0,1)),distance:[0],cat:np,sem:[hum],class:common,lextype:full,origin:noun,number:pl,person:3,gender:masc,type:core,lex:coniuratus,txt:coniuratis,case:dat,w:1,c_str:coniuratis],participle_clause:[pathlist:[p(1,2),p(2,3)],hp:[p(2,3)],distance:[0],cat:ppclause,w:6,type:ppcentered,number:pl,gender:masc,lex:permoueo_move,case:dat,c_str:[past_participle,permoueo_move,[agent:[pathlist:[p(1,2)],hp:[p(1,2)],index:i(p(1,2)),distance:[0],cat:np,sem:[abstract],class:common,lextype:full,origin:noun,number:sing,person:3,gender:masc,type:core,lex:metus,txt:metu,case:abl,w:1,c_str:metu]]]]]]]</text:p>
      <text:p text:style-name="Preformatted_20_Text"/>
      <text:p text:style-name="Preformatted_20_Text"><text:s text:c="4"/>illocutionary_force:statement</text:p>
      <text:p text:style-name="Preformatted_20_Text"><text:s text:c="4"/>vg</text:p>
      <text:p text:style-name="Preformatted_20_Text"><text:s text:c="8"/>selected_reading:placet_it_be_decided_to</text:p>
      <text:p text:style-name="Preformatted_20_Text"><text:s text:c="8"/>polarity:pos</text:p>
      <text:p text:style-name="Preformatted_20_Text"><text:s text:c="8"/>cat:vg</text:p>
      <text:p text:style-name="Preformatted_20_Text"><text:s text:c="8"/>* placitum * </text:p>
      <text:p text:style-name="Preformatted_20_Text"><text:s text:c="8"/>pos:v</text:p>
      <text:p text:style-name="Preformatted_20_Text"><text:s text:c="8"/>lex:placet</text:p>
      <text:p text:style-name="Preformatted_20_Text"><text:s text:c="8"/>voice:act</text:p>
      <text:p text:style-name="Preformatted_20_Text"><text:s text:c="8"/>tense:perfect</text:p>
      <text:p text:style-name="Preformatted_20_Text"><text:s text:c="8"/>mood:indicative</text:p>
      <text:p text:style-name="Preformatted_20_Text"><text:s text:c="8"/>number:sg</text:p>
      <text:p text:style-name="Preformatted_20_Text"><text:s text:c="8"/>person:3</text:p>
      <text:p text:style-name="Preformatted_20_Text"><text:s text:c="4"/>subject</text:p>
      <text:p text:style-name="Preformatted_20_Text"><text:s text:c="8"/>number:sg</text:p>
      <text:p text:style-name="Preformatted_20_Text"><text:s text:c="8"/>cat:pred</text:p>
      <text:p text:style-name="Preformatted_20_Text"><text:s text:c="8"/>mood:infinitive</text:p>
      <text:p text:style-name="Preformatted_20_Text"><text:s text:c="8"/>tense:present</text:p>
      <text:p text:style-name="Preformatted_20_Text"><text:s text:c="8"/>* maturare * * caedem * </text:p>
      <text:p text:style-name="Preformatted_20_Text"><text:s text:c="8"/>person:3</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maturo_bring_to_maturity</text:p>
      <text:p text:style-name="Preformatted_20_Text"><text:s text:c="16"/>polarity:pos</text:p>
      <text:p text:style-name="Preformatted_20_Text"><text:s text:c="16"/>cat:vg</text:p>
      <text:p text:style-name="Preformatted_20_Text"><text:s text:c="16"/>* maturare * </text:p>
      <text:p text:style-name="Preformatted_20_Text"><text:s text:c="16"/>pos:v</text:p>
      <text:p text:style-name="Preformatted_20_Text"><text:s text:c="16"/>lex:matura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caedem * </text:p>
      <text:p text:style-name="Preformatted_20_Text"><text:s text:c="16"/>index:i(p(5,6))</text:p>
      <text:p text:style-name="Preformatted_20_Text"><text:s text:c="16"/>cat:np</text:p>
      <text:p text:style-name="Preformatted_20_Text"><text:s text:c="16"/>sem:[abstract]</text:p>
      <text:p text:style-name="Preformatted_20_Text"><text:soft-page-break/><text:s text:c="16"/>number:sing</text:p>
      <text:p text:style-name="Preformatted_20_Text"><text:s text:c="16"/>person:3</text:p>
      <text:p text:style-name="Preformatted_20_Text"><text:s text:c="16"/>gender:fem</text:p>
      <text:p text:style-name="Preformatted_20_Text"><text:s text:c="16"/>lex:caedes</text:p>
      <text:p text:style-name="Preformatted_20_Text"><text:s text:c="16"/>case:acc</text:p>
      <text:p text:style-name="Preformatted_20_Text"><text:s text:c="16"/>c_str</text:p>
      <text:p text:style-name="Preformatted_20_Text"><text:s text:c="16"/>caedem</text:p>
      <text:p text:style-name="Preformatted_20_Text"><text:s text:c="4"/>arg</text:p>
      <text:p text:style-name="Preformatted_20_Text"><text:s text:c="8"/>* coniuratis * * metu * * permotis * </text:p>
      <text:p text:style-name="Preformatted_20_Text"><text:s text:c="8"/>index:i(p(0,1))</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coniuratus</text:p>
      <text:p text:style-name="Preformatted_20_Text"><text:s text:c="8"/>case:dat</text:p>
      <text:p text:style-name="Preformatted_20_Text"><text:s text:c="8"/>c_str</text:p>
      <text:p text:style-name="Preformatted_20_Text"><text:s text:c="12"/>head</text:p>
      <text:p text:style-name="Preformatted_20_Text"><text:s text:c="16"/>* coniuratis * </text:p>
      <text:p text:style-name="Preformatted_20_Text"><text:s text:c="16"/>index:i(p(0,1))</text:p>
      <text:p text:style-name="Preformatted_20_Text"><text:s text:c="16"/>cat:np</text:p>
      <text:p text:style-name="Preformatted_20_Text"><text:s text:c="16"/>sem:[hum]</text:p>
      <text:p text:style-name="Preformatted_20_Text"><text:s text:c="16"/>number:pl</text:p>
      <text:p text:style-name="Preformatted_20_Text"><text:s text:c="16"/>person:3</text:p>
      <text:p text:style-name="Preformatted_20_Text"><text:s text:c="16"/>gender:masc</text:p>
      <text:p text:style-name="Preformatted_20_Text"><text:s text:c="16"/>lex:coniuratus</text:p>
      <text:p text:style-name="Preformatted_20_Text"><text:s text:c="16"/>case:dat</text:p>
      <text:p text:style-name="Preformatted_20_Text"><text:s text:c="16"/>c_str</text:p>
      <text:p text:style-name="Preformatted_20_Text"><text:s text:c="16"/>coniuratis</text:p>
      <text:p text:style-name="Preformatted_20_Text"><text:s text:c="12"/>participle_clause</text:p>
      <text:p text:style-name="Preformatted_20_Text"><text:s text:c="16"/>* metu * * permotis * </text:p>
      <text:p text:style-name="Preformatted_20_Text"><text:s text:c="16"/>cat:ppclause</text:p>
      <text:p text:style-name="Preformatted_20_Text"><text:s text:c="16"/>number:pl</text:p>
      <text:p text:style-name="Preformatted_20_Text"><text:s text:c="16"/>gender:masc</text:p>
      <text:p text:style-name="Preformatted_20_Text"><text:s text:c="16"/>lex:permoueo_move</text:p>
      <text:p text:style-name="Preformatted_20_Text"><text:s text:c="16"/>case:dat</text:p>
      <text:p text:style-name="Preformatted_20_Text"><text:s text:c="16"/>c_str</text:p>
      <text:p text:style-name="Preformatted_20_Text"><text:s text:c="20"/>past_participle</text:p>
      <text:p text:style-name="Preformatted_20_Text"><text:s text:c="20"/>permoueo_move</text:p>
      <text:p text:style-name="Preformatted_20_Text"><text:s text:c="24"/>agent</text:p>
      <text:p text:style-name="Preformatted_20_Text"><text:s text:c="28"/>* metu * </text:p>
      <text:p text:style-name="Preformatted_20_Text"><text:s text:c="28"/>index:i(p(1,2))</text:p>
      <text:p text:style-name="Preformatted_20_Text"><text:s text:c="28"/>cat:np</text:p>
      <text:p text:style-name="Preformatted_20_Text"><text:s text:c="28"/>sem:[abstract]</text:p>
      <text:p text:style-name="Preformatted_20_Text"><text:s text:c="28"/>number:sing</text:p>
      <text:p text:style-name="Preformatted_20_Text"><text:s text:c="28"/>person:3</text:p>
      <text:p text:style-name="Preformatted_20_Text"><text:s text:c="28"/>gender:masc</text:p>
      <text:p text:style-name="Preformatted_20_Text"><text:s text:c="28"/>lex:metus</text:p>
      <text:p text:style-name="Preformatted_20_Text"><text:s text:c="28"/>case:abl</text:p>
      <text:p text:style-name="Preformatted_20_Text"><text:s text:c="28"/>c_str</text:p>
      <text:p text:style-name="Preformatted_20_Text"><text:s text:c="28"/>metu</text:p>
      <text:p text:style-name="Preformatted_20_Text"/>
      <text:p text:style-name="Preformatted_20_Text"/>
      <text:p text:style-name="Preformatted_20_Text"/>
      <text:p text:style-name="P12">Comment : parse OK</text:p>
      <text:p text:style-name="Preformatted_20_Text"/>
      <text:p text:style-name="Preformatted_20_Text"/>
      <text:p text:style-name="P17"/>
      <text:p text:style-name="P3">% 84 Sallustius Catilinae Coniuratio 1 1 2.</text:p>
      <text:h text:style-name="Heading_20_3" text:outline-level="3">Omnes homines niti decet ne uitam silentio transeant. </text:h>
      <text:p text:style-name="Preformatted_20_Text">[0/omnes,1/homines,2/niti,3/decet,4/ne,5/uitam,6/silentio,7/transeant,endpos(8)]</text:p>
      <text:p text:style-name="Preformatted_20_Text">cputime : 0.53125</text:p>
      <text:p text:style-name="Preformatted_20_Text"/>
      <text:p text:style-name="Preformatted_20_Text">12.97---&gt;</text:p>
      <text:p text:style-name="Preformatted_20_Text">[illocutionary_force:statement,vg:[selected_reading:decet_it_behoves,polarity:pos,cat:vg,pathlist:[p(3,4)],hp:[p(3,4)],gender:_10174,w:0,pos:v,class:vimp,type:finite,lex:decet,voice:act,txt:decet,tense:present,kind:std,mood:indicative,number:_10306,person:_10318],subject:[number:_10306,gender:_10354,cat:pred,type:nonfinite_i,mood:infinitive,tense:present,class:m,pathlist:[p(2,3),p(4,5),p(5,6),p(6,7),p(7,8)],distance:[0],person:_10318,case:or([nom,acc]),sem:_10556,polarity:pos,gap:_10580,w:9.98,flagint:no,c_str:[vg:[selected_reading:nitor_endeavour,polarity:pos,cat:vg,pathlist:[p(2,3)],hp:[p(2,3)],gender:_10724,w:0,pos:v,class:intr,type:nonfinite,lex:niti,voice:act,txt:niti,tense:present,kind:dep,mood:infinitive,number:_10856,person:_10868],object:[cat:pred,type:finite,pathlist:[p(4,5),p(5,6),p(6,7),p(7,8)],distance:[0],gap:[],class:m,number:_10994,person:_11006,gender:_11018,case:_11030,mood:subjunctive,tense:present,w:8.99,subordinator:ne,argbound:yes,c_str:[ne,[illocutionary_force:statement,vg:[selected_reading:transeo_spend,polarity:pos,cat:vg,pathlist:[p(7,8)],hp:[p(7,8)],gender:_11234,w:0,txt:transeant,lex:transire,pos:v,class:v_ire,type:finite,voice:act,tense:present,kind:std,mood:subjunctive,number:pl,person:3],subject:[source:context_retrievable,number:pl,gender:_11426,person:3,cat:np,index:i(0,0),constraints_to_be_met:[sem:[hum]],distance:[0],pathlist:[],case:nom,w: -1],object:[pathlist:[p(5,6)],hp:[p(5,6)],index:i(p(5,6)),distance:[0],cat:np,sem:[thing,abstract,time],class:common,lextype:full,origin:noun,number:sing,person:3,gender:fem,type:core,lex:uita,txt:uitam,case:acc,w:1,c_str:uitam],adjunct:[pathlist:[p(6,7)],distance:[0],class:adjunct,value:manner_means,type:core,w:0,c_str:silentio]]]]]],arg:[pathlist:[p(0,1),p(1,2)],hp:[p(1,2)],index:i(p(1,2)),distance:[0],cat:np,class:common,sem:[hum],number:pl,person:3,gender:masc,type:core,lex:homo,lextype:full,case:acc,w:2,c_str:[head:[pathlist:[p(1,2)],pos:noun,txt:homines,lex:homo,case:acc,gender:masc,class:common,ab:no,number:pl,sem:[hum]],adjp:[cat:adjp,pathlist:[p(0,1)],distance:[0],hp:[p(0,1)],case:acc,number:pl,gender:or([masc,fem]),lex:omnis,type:tool,w:1,c_str:omnis]]]]</text:p>
      <text:p text:style-name="Preformatted_20_Text"/>
      <text:p text:style-name="Preformatted_20_Text"><text:s text:c="4"/>illocutionary_force:statement</text:p>
      <text:p text:style-name="Preformatted_20_Text"><text:s text:c="4"/>vg</text:p>
      <text:p text:style-name="Preformatted_20_Text"><text:s text:c="8"/>selected_reading:decet_it_behoves</text:p>
      <text:p text:style-name="Preformatted_20_Text"><text:s text:c="8"/>polarity:pos</text:p>
      <text:p text:style-name="Preformatted_20_Text"><text:s text:c="8"/>cat:vg</text:p>
      <text:p text:style-name="Preformatted_20_Text"><text:s text:c="8"/>* decet * </text:p>
      <text:p text:style-name="Preformatted_20_Text"><text:s text:c="8"/>pos:v</text:p>
      <text:p text:style-name="Preformatted_20_Text"><text:s text:c="8"/>lex:decet</text:p>
      <text:p text:style-name="Preformatted_20_Text"><text:s text:c="8"/>voice:act</text:p>
      <text:p text:style-name="Preformatted_20_Text"><text:s text:c="8"/>tense:present</text:p>
      <text:p text:style-name="Preformatted_20_Text"><text:s text:c="8"/>mood:indicative</text:p>
      <text:p text:style-name="Preformatted_20_Text"><text:s text:c="4"/>subject</text:p>
      <text:p text:style-name="Preformatted_20_Text"><text:s text:c="8"/>cat:pred</text:p>
      <text:p text:style-name="Preformatted_20_Text"><text:s text:c="8"/>mood:infinitive</text:p>
      <text:p text:style-name="Preformatted_20_Text"><text:s text:c="8"/>tense:present</text:p>
      <text:p text:style-name="Preformatted_20_Text"><text:s text:c="8"/>* niti * * ne * * uitam * * silentio * * transeant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nitor_endeavour</text:p>
      <text:p text:style-name="Preformatted_20_Text"><text:s text:c="16"/>polarity:pos</text:p>
      <text:p text:style-name="Preformatted_20_Text"><text:s text:c="16"/>cat:vg</text:p>
      <text:p text:style-name="Preformatted_20_Text"><text:s text:c="16"/>* niti * </text:p>
      <text:p text:style-name="Preformatted_20_Text"><text:s text:c="16"/>pos:v</text:p>
      <text:p text:style-name="Preformatted_20_Text"><text:s text:c="16"/>lex:niti</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oft-page-break/><text:s text:c="16"/>cat:pred</text:p>
      <text:p text:style-name="Preformatted_20_Text"><text:s text:c="16"/>* ne * * uitam * * silentio * * transeant * </text:p>
      <text:p text:style-name="Preformatted_20_Text"><text:s text:c="16"/>mood:subjunctive</text:p>
      <text:p text:style-name="Preformatted_20_Text"><text:s text:c="16"/>tense:present</text:p>
      <text:p text:style-name="Preformatted_20_Text"><text:s text:c="16"/>subordinator</text:p>
      <text:p text:style-name="Preformatted_20_Text"><text:s text:c="16"/>ne</text:p>
      <text:p text:style-name="Preformatted_20_Text"><text:s text:c="16"/>c_str</text:p>
      <text:p text:style-name="Preformatted_20_Text"><text:s text:c="20"/>ne</text:p>
      <text:p text:style-name="Preformatted_20_Text"><text:s text:c="24"/>illocutionary_force:statement</text:p>
      <text:p text:style-name="Preformatted_20_Text"><text:s text:c="24"/>vg</text:p>
      <text:p text:style-name="Preformatted_20_Text"><text:s text:c="28"/>selected_reading:transeo_spend</text:p>
      <text:p text:style-name="Preformatted_20_Text"><text:s text:c="28"/>polarity:pos</text:p>
      <text:p text:style-name="Preformatted_20_Text"><text:s text:c="28"/>cat:vg</text:p>
      <text:p text:style-name="Preformatted_20_Text"><text:s text:c="28"/>* transeant * </text:p>
      <text:p text:style-name="Preformatted_20_Text"><text:s text:c="28"/>lex:transire</text:p>
      <text:p text:style-name="Preformatted_20_Text"><text:s text:c="28"/>pos:v</text:p>
      <text:p text:style-name="Preformatted_20_Text"><text:s text:c="28"/>voice:act</text:p>
      <text:p text:style-name="Preformatted_20_Text"><text:s text:c="28"/>tense:present</text:p>
      <text:p text:style-name="Preformatted_20_Text"><text:s text:c="28"/>mood:subjunctive</text:p>
      <text:p text:style-name="Preformatted_20_Text"><text:s text:c="28"/>number:pl</text:p>
      <text:p text:style-name="Preformatted_20_Text"><text:s text:c="28"/>person:3</text:p>
      <text:p text:style-name="Preformatted_20_Text"><text:s text:c="24"/>subject</text:p>
      <text:p text:style-name="Preformatted_20_Text"><text:s text:c="28"/>source:context_retrievable</text:p>
      <text:p text:style-name="Preformatted_20_Text"><text:s text:c="28"/>number:pl</text:p>
      <text:p text:style-name="Preformatted_20_Text"><text:s text:c="28"/>person:3</text:p>
      <text:p text:style-name="Preformatted_20_Text"><text:s text:c="28"/>cat:np</text:p>
      <text:p text:style-name="Preformatted_20_Text"><text:s text:c="28"/>index:i(0,0)</text:p>
      <text:p text:style-name="Preformatted_20_Text"><text:s text:c="28"/>constraints_to_be_met:[sem:[hum]]</text:p>
      <text:p text:style-name="Preformatted_20_Text"><text:s text:c="28"/>case:nom</text:p>
      <text:p text:style-name="Preformatted_20_Text"><text:s text:c="24"/>object</text:p>
      <text:p text:style-name="Preformatted_20_Text"><text:s text:c="28"/>* uitam * </text:p>
      <text:p text:style-name="Preformatted_20_Text"><text:s text:c="28"/>index:i(p(5,6))</text:p>
      <text:p text:style-name="Preformatted_20_Text"><text:s text:c="28"/>cat:np</text:p>
      <text:p text:style-name="Preformatted_20_Text"><text:s text:c="28"/>sem:[thing,abstract,time]</text:p>
      <text:p text:style-name="Preformatted_20_Text"><text:s text:c="28"/>number:sing</text:p>
      <text:p text:style-name="Preformatted_20_Text"><text:s text:c="28"/>person:3</text:p>
      <text:p text:style-name="Preformatted_20_Text"><text:s text:c="28"/>gender:fem</text:p>
      <text:p text:style-name="Preformatted_20_Text"><text:s text:c="28"/>lex:uita</text:p>
      <text:p text:style-name="Preformatted_20_Text"><text:s text:c="28"/>case:acc</text:p>
      <text:p text:style-name="Preformatted_20_Text"><text:s text:c="28"/>c_str</text:p>
      <text:p text:style-name="Preformatted_20_Text"><text:s text:c="28"/>uitam</text:p>
      <text:p text:style-name="Preformatted_20_Text"><text:s text:c="24"/>adjunct</text:p>
      <text:p text:style-name="Preformatted_20_Text"><text:s text:c="28"/>* silentio * </text:p>
      <text:p text:style-name="Preformatted_20_Text"><text:s text:c="28"/>value:manner_means</text:p>
      <text:p text:style-name="Preformatted_20_Text"><text:s text:c="28"/>c_str</text:p>
      <text:p text:style-name="Preformatted_20_Text"><text:s text:c="28"/>silentio</text:p>
      <text:p text:style-name="Preformatted_20_Text"><text:s text:c="4"/>arg</text:p>
      <text:p text:style-name="Preformatted_20_Text"><text:s text:c="8"/>* omnes * * homines * </text:p>
      <text:p text:style-name="Preformatted_20_Text"><text:s text:c="8"/>index:i(p(1,2))</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homo</text:p>
      <text:p text:style-name="Preformatted_20_Text"><text:s text:c="8"/>case:acc</text:p>
      <text:p text:style-name="Preformatted_20_Text"><text:s text:c="8"/>c_str</text:p>
      <text:p text:style-name="Preformatted_20_Text"><text:s text:c="12"/>head</text:p>
      <text:p text:style-name="Preformatted_20_Text"><text:s text:c="16"/>* homines * </text:p>
      <text:p text:style-name="Preformatted_20_Text"><text:s text:c="16"/>pos:noun</text:p>
      <text:p text:style-name="Preformatted_20_Text"><text:s text:c="16"/>lex:homo</text:p>
      <text:p text:style-name="Preformatted_20_Text"><text:s text:c="16"/>case:acc</text:p>
      <text:p text:style-name="Preformatted_20_Text"><text:s text:c="16"/>gender:masc</text:p>
      <text:p text:style-name="Preformatted_20_Text"><text:s text:c="16"/>number:pl</text:p>
      <text:p text:style-name="Preformatted_20_Text"><text:soft-page-break/><text:s text:c="16"/>sem:[hum]</text:p>
      <text:p text:style-name="Preformatted_20_Text"><text:s text:c="12"/>adjp</text:p>
      <text:p text:style-name="Preformatted_20_Text"><text:s text:c="16"/>cat:adjp</text:p>
      <text:p text:style-name="Preformatted_20_Text"><text:s text:c="16"/>* omnes * </text:p>
      <text:p text:style-name="Preformatted_20_Text"><text:s text:c="16"/>case:acc</text:p>
      <text:p text:style-name="Preformatted_20_Text"><text:s text:c="16"/>number:pl</text:p>
      <text:p text:style-name="Preformatted_20_Text"><text:s text:c="16"/>gender:or([masc,fem])</text:p>
      <text:p text:style-name="Preformatted_20_Text"><text:s text:c="16"/>lex:omnis</text:p>
      <text:p text:style-name="Preformatted_20_Text"><text:s text:c="16"/>c_str</text:p>
      <text:p text:style-name="Preformatted_20_Text"><text:s text:c="16"/>omnis</text:p>
      <text:p text:style-name="Preformatted_20_Text"/>
      <text:p text:style-name="Preformatted_20_Text"/>
      <text:p text:style-name="P12">Comment : parse OK</text:p>
      <text:p text:style-name="Preformatted_20_Text"/>
      <text:p text:style-name="Preformatted_20_Text"/>
      <text:p text:style-name="Preformatted_20_Text"/>
      <text:p text:style-name="P16">% 85 Tacitus Hist Lib I 62 1.</text:p>
      <text:h text:style-name="Heading_20_3" text:outline-level="3">Mira inter exercitum imperatoremque diversitas.</text:h>
      <text:p text:style-name="Preformatted_20_Text"/>
      <text:p text:style-name="Preformatted_20_Text">[0/mira,1/inter,2/exercitum,3/que,4/imperatorem,5/diuersitas,endpos(6)]</text:p>
      <text:p text:style-name="Preformatted_20_Text">cputime : 0.21875</text:p>
      <text:p text:style-name="Preformatted_20_Text"/>
      <text:p text:style-name="Preformatted_20_Text">7---&gt;</text:p>
      <text:p text:style-name="Preformatted_20_Text">[nominal_pred,subject:[pathlist:[p(1,2),p(2,3),p(3,4),p(4,5),p(5,6)],hp:[p(5,6)],index:i(p(5,6)),distance:[1],cat:np,sem:[abstract],class:common,lextype:full,number:sing,person:3,gender:fem,type:full,lex:diuersitas,case:nom,w:5,c_str:[[pathlist:[p(5,6)],hp:[p(5,6)],index:i(p(5,6)),distance:[0],cat:np,sem:[abstract],class:common,lextype:full,origin:noun,number:sing,person:3,gender:fem,type:core,lex:diuersitas,txt:diuersitas,case:nom,w:1,c_str:diuersitas],arg:[pathlist:[p(1,2),p(2,3),p(3,4),p(4,5)],hp:[p(2,3)],distance:[1],index:i([p(2,3),p(4,5)]),case:acc,prep:inter,sem:[thing,hum,loc],lex:exercitus,w:2,type:core,cat:pp,c_str:[prep:inter,head:[pathlist:[p(2,3),p(3,4),p(4,5)],hp:[p(2,3)],index:i([p(2,3),p(4,5)]),distance:[1],sem:[thing,hum,loc],class:common,lex:exercitus,lextype:full,type:core,number:pl,person:3,gender:masc,case:acc,w:2,coord:yes,c_str:[head:[pathlist:[p(2,3)],hp:[p(2,3)],index:i(p(2,3)),distance:[0],cat:np,sem:[thing,hum,loc],class:common,lextype:full,origin:noun,number:sing,person:3,gender:masc,type:core,lex:exercitus,txt:exercitum,case:acc,w:1,c_str:exercitum],coord:que,head:[pathlist:[p(4,5)],hp:[p(4,5)],index:i(p(4,5)),distance:[0],cat:np,sem:[hum],class:common,lextype:full,origin:noun,number:sing,person:3,gender:masc,type:core,lex:imperator,txt:imperatorem,case:acc,w:1,c_str:imperatorem]]]]]]],predicative:[cat:adjp,pathlist:[p(0,1)],distance:[0],hp:[p(0,1)],case:nom,number:sing,gender:fem,lex:mirus,type:std,w:1,c_str:mirus],adjunct:[]]</text:p>
      <text:p text:style-name="Preformatted_20_Text"/>
      <text:p text:style-name="Preformatted_20_Text"><text:s text:c="4"/>nominal_pred</text:p>
      <text:p text:style-name="Preformatted_20_Text"><text:s text:c="4"/>subject</text:p>
      <text:p text:style-name="Preformatted_20_Text"><text:s text:c="8"/>* inter * * exercitum * * que * * imperatorem * * diuersitas * </text:p>
      <text:p text:style-name="Preformatted_20_Text"><text:s text:c="8"/>index:i(p(5,6))</text:p>
      <text:p text:style-name="Preformatted_20_Text"><text:s text:c="8"/>cat:np</text:p>
      <text:p text:style-name="Preformatted_20_Text"><text:s text:c="8"/>sem:[abstract]</text:p>
      <text:p text:style-name="Preformatted_20_Text"><text:s text:c="8"/>number:sing</text:p>
      <text:p text:style-name="Preformatted_20_Text"><text:s text:c="8"/>person:3</text:p>
      <text:p text:style-name="Preformatted_20_Text"><text:s text:c="8"/>gender:fem</text:p>
      <text:p text:style-name="Preformatted_20_Text"><text:s text:c="8"/>lex:diuersitas</text:p>
      <text:p text:style-name="Preformatted_20_Text"><text:s text:c="8"/>case:nom</text:p>
      <text:p text:style-name="Preformatted_20_Text"><text:s text:c="8"/>c_str</text:p>
      <text:p text:style-name="Preformatted_20_Text"><text:s text:c="16"/>* diuersitas * </text:p>
      <text:p text:style-name="Preformatted_20_Text"><text:s text:c="16"/>index:i(p(5,6))</text:p>
      <text:p text:style-name="Preformatted_20_Text"><text:s text:c="16"/>cat:np</text:p>
      <text:p text:style-name="Preformatted_20_Text"><text:s text:c="16"/>sem:[abstract]</text:p>
      <text:p text:style-name="Preformatted_20_Text"><text:s text:c="16"/>number:sing</text:p>
      <text:p text:style-name="Preformatted_20_Text"><text:s text:c="16"/>person:3</text:p>
      <text:p text:style-name="Preformatted_20_Text"><text:s text:c="16"/>gender:fem</text:p>
      <text:p text:style-name="Preformatted_20_Text"><text:s text:c="16"/>lex:diuersitas</text:p>
      <text:p text:style-name="Preformatted_20_Text"><text:s text:c="16"/>case:nom</text:p>
      <text:p text:style-name="Preformatted_20_Text"><text:s text:c="16"/>c_str</text:p>
      <text:p text:style-name="Preformatted_20_Text"><text:s text:c="16"/>diuersitas</text:p>
      <text:p text:style-name="Preformatted_20_Text"><text:s text:c="12"/>arg</text:p>
      <text:p text:style-name="Preformatted_20_Text"><text:s text:c="16"/>* inter * * exercitum * * que * * imperatorem * </text:p>
      <text:p text:style-name="Preformatted_20_Text"><text:s text:c="16"/>index:i([p(2,3),p(4,5)])</text:p>
      <text:p text:style-name="Preformatted_20_Text"><text:s text:c="16"/>case:acc</text:p>
      <text:p text:style-name="Preformatted_20_Text"><text:s text:c="16"/>prep:inter</text:p>
      <text:p text:style-name="Preformatted_20_Text"><text:s text:c="16"/>sem:[thing,hum,loc]</text:p>
      <text:p text:style-name="Preformatted_20_Text"><text:s text:c="16"/>lex:exercitus</text:p>
      <text:p text:style-name="Preformatted_20_Text"><text:s text:c="16"/>cat:pp</text:p>
      <text:p text:style-name="Preformatted_20_Text"><text:s text:c="16"/>c_str</text:p>
      <text:p text:style-name="Preformatted_20_Text"><text:s text:c="20"/>prep:inter</text:p>
      <text:p text:style-name="Preformatted_20_Text"><text:s text:c="20"/>head</text:p>
      <text:p text:style-name="Preformatted_20_Text"><text:s text:c="24"/>* exercitum * * que * * imperatorem * </text:p>
      <text:p text:style-name="Preformatted_20_Text"><text:s text:c="24"/>index:i([p(2,3),p(4,5)])</text:p>
      <text:p text:style-name="Preformatted_20_Text"><text:s text:c="24"/>sem:[thing,hum,loc]</text:p>
      <text:p text:style-name="Preformatted_20_Text"><text:s text:c="24"/>lex:exercitus</text:p>
      <text:p text:style-name="Preformatted_20_Text"><text:s text:c="24"/>number:pl</text:p>
      <text:p text:style-name="Preformatted_20_Text"><text:s text:c="24"/>person:3</text:p>
      <text:p text:style-name="Preformatted_20_Text"><text:soft-page-break/><text:s text:c="24"/>gender:masc</text:p>
      <text:p text:style-name="Preformatted_20_Text"><text:s text:c="24"/>case:acc</text:p>
      <text:p text:style-name="Preformatted_20_Text"><text:s text:c="24"/>coord:yes</text:p>
      <text:p text:style-name="Preformatted_20_Text"><text:s text:c="24"/>c_str</text:p>
      <text:p text:style-name="Preformatted_20_Text"><text:s text:c="28"/>head</text:p>
      <text:p text:style-name="Preformatted_20_Text"><text:s text:c="32"/>* exercitum * </text:p>
      <text:p text:style-name="Preformatted_20_Text"><text:s text:c="32"/>index:i(p(2,3))</text:p>
      <text:p text:style-name="Preformatted_20_Text"><text:s text:c="32"/>cat:np</text:p>
      <text:p text:style-name="Preformatted_20_Text"><text:s text:c="32"/>sem:[thing,hum,loc]</text:p>
      <text:p text:style-name="Preformatted_20_Text"><text:s text:c="32"/>number:sing</text:p>
      <text:p text:style-name="Preformatted_20_Text"><text:s text:c="32"/>person:3</text:p>
      <text:p text:style-name="Preformatted_20_Text"><text:s text:c="32"/>gender:masc</text:p>
      <text:p text:style-name="Preformatted_20_Text"><text:s text:c="32"/>lex:exercitus</text:p>
      <text:p text:style-name="Preformatted_20_Text"><text:s text:c="32"/>case:acc</text:p>
      <text:p text:style-name="Preformatted_20_Text"><text:s text:c="32"/>c_str</text:p>
      <text:p text:style-name="Preformatted_20_Text"><text:s text:c="32"/>exercitum</text:p>
      <text:p text:style-name="Preformatted_20_Text"><text:s text:c="28"/>coord:que</text:p>
      <text:p text:style-name="Preformatted_20_Text"><text:s text:c="28"/>head</text:p>
      <text:p text:style-name="Preformatted_20_Text"><text:s text:c="32"/>* imperatorem * </text:p>
      <text:p text:style-name="Preformatted_20_Text"><text:s text:c="32"/>index:i(p(4,5))</text:p>
      <text:p text:style-name="Preformatted_20_Text"><text:s text:c="32"/>cat:np</text:p>
      <text:p text:style-name="Preformatted_20_Text"><text:s text:c="32"/>sem:[hum]</text:p>
      <text:p text:style-name="Preformatted_20_Text"><text:s text:c="32"/>number:sing</text:p>
      <text:p text:style-name="Preformatted_20_Text"><text:s text:c="32"/>person:3</text:p>
      <text:p text:style-name="Preformatted_20_Text"><text:s text:c="32"/>gender:masc</text:p>
      <text:p text:style-name="Preformatted_20_Text"><text:s text:c="32"/>lex:imperator</text:p>
      <text:p text:style-name="Preformatted_20_Text"><text:s text:c="32"/>case:acc</text:p>
      <text:p text:style-name="Preformatted_20_Text"><text:s text:c="32"/>c_str</text:p>
      <text:p text:style-name="Preformatted_20_Text"><text:s text:c="32"/>imperatorem</text:p>
      <text:p text:style-name="Preformatted_20_Text"><text:s text:c="4"/>predicative</text:p>
      <text:p text:style-name="Preformatted_20_Text"><text:s text:c="8"/>cat:adjp</text:p>
      <text:p text:style-name="Preformatted_20_Text"><text:s text:c="8"/>* mira * </text:p>
      <text:p text:style-name="Preformatted_20_Text"><text:s text:c="8"/>case:nom</text:p>
      <text:p text:style-name="Preformatted_20_Text"><text:s text:c="8"/>number:sing</text:p>
      <text:p text:style-name="Preformatted_20_Text"><text:s text:c="8"/>gender:fem</text:p>
      <text:p text:style-name="Preformatted_20_Text"><text:s text:c="8"/>lex:mirus</text:p>
      <text:p text:style-name="Preformatted_20_Text"><text:s text:c="8"/>c_str</text:p>
      <text:p text:style-name="Preformatted_20_Text"><text:s text:c="8"/>mirus</text:p>
      <text:p text:style-name="Preformatted_20_Text"/>
      <text:p text:style-name="Preformatted_20_Text"/>
      <text:p text:style-name="Preformatted_20_Text"/>
      <text:p text:style-name="P12">Comment : parse OK</text:p>
      <text:p text:style-name="Preformatted_20_Text"/>
      <text:p text:style-name="Preformatted_20_Text"/>
      <text:p text:style-name="P17"/>
      <text:p text:style-name="P3">% 86 Tacitus Hist Lib I 10 1.</text:p>
      <text:h text:style-name="Heading_20_3" text:outline-level="3">Oriens adhuc immotus.</text:h>
      <text:p text:style-name="Text_20_body"/>
      <text:p text:style-name="Preformatted_20_Text">[0/oriens,1/adhuc,2/immotus,endpos(3)]</text:p>
      <text:p text:style-name="Preformatted_20_Text">cputime : 0.0</text:p>
      <text:p text:style-name="Preformatted_20_Text"/>
      <text:p text:style-name="Preformatted_20_Text">2---&gt;</text:p>
      <text:p text:style-name="Preformatted_20_Text">[nominal_pred,subject:[pathlist:[p(0,1)],hp:[p(0,1)],index:i(p(0,1)),distance:[0],cat:np,sem:[thing,loc],class:common,lextype:full,origin:noun,number:sing,person:3,gender:masc,type:core,lex:oriens,txt:oriens,case:nom,w:1,c_str:oriens],predicative:[cat:adjp,pathlist:[p(2,3)],distance:[0],hp:[p(2,3)],case:nom,number:sing,gender:masc,lex:immotus,type:std,w:1,c_str:immotus],adjunct:[adverbial_adjunct:[cat:advp,pathlist:[p(1,2)],distance:[0],type:vpbound,lex:adhuc,sem:time,w:1,c_str:[head:adhuc]]]]</text:p>
      <text:p text:style-name="Preformatted_20_Text"/>
      <text:p text:style-name="Preformatted_20_Text"><text:s text:c="4"/>nominal_pred</text:p>
      <text:p text:style-name="Preformatted_20_Text"><text:s text:c="4"/>subject</text:p>
      <text:p text:style-name="Preformatted_20_Text"><text:s text:c="8"/>* oriens * </text:p>
      <text:p text:style-name="Preformatted_20_Text"><text:s text:c="8"/>index:i(p(0,1))</text:p>
      <text:p text:style-name="Preformatted_20_Text"><text:s text:c="8"/>cat:np</text:p>
      <text:p text:style-name="Preformatted_20_Text"><text:s text:c="8"/>sem:[thing,loc]</text:p>
      <text:p text:style-name="Preformatted_20_Text"><text:s text:c="8"/>number:sing</text:p>
      <text:p text:style-name="Preformatted_20_Text"><text:s text:c="8"/>person:3</text:p>
      <text:p text:style-name="Preformatted_20_Text"><text:s text:c="8"/>gender:masc</text:p>
      <text:p text:style-name="Preformatted_20_Text"><text:s text:c="8"/>lex:oriens</text:p>
      <text:p text:style-name="Preformatted_20_Text"><text:s text:c="8"/>case:nom</text:p>
      <text:p text:style-name="Preformatted_20_Text"><text:s text:c="8"/>c_str</text:p>
      <text:p text:style-name="Preformatted_20_Text"><text:s text:c="8"/>oriens</text:p>
      <text:p text:style-name="Preformatted_20_Text"><text:s text:c="4"/>predicative</text:p>
      <text:p text:style-name="Preformatted_20_Text"><text:s text:c="8"/>cat:adjp</text:p>
      <text:p text:style-name="Preformatted_20_Text"><text:s text:c="8"/>* immotus * </text:p>
      <text:p text:style-name="Preformatted_20_Text"><text:s text:c="8"/>case:nom</text:p>
      <text:p text:style-name="Preformatted_20_Text"><text:s text:c="8"/>number:sing</text:p>
      <text:p text:style-name="Preformatted_20_Text"><text:s text:c="8"/>gender:masc</text:p>
      <text:p text:style-name="Preformatted_20_Text"><text:s text:c="8"/>lex:immotus</text:p>
      <text:p text:style-name="Preformatted_20_Text"><text:s text:c="8"/>c_str</text:p>
      <text:p text:style-name="Preformatted_20_Text"><text:s text:c="8"/>immotus</text:p>
      <text:p text:style-name="Preformatted_20_Text"><text:s text:c="4"/>adjunct</text:p>
      <text:p text:style-name="Preformatted_20_Text"><text:s text:c="8"/>adverbial_adjunct</text:p>
      <text:p text:style-name="Preformatted_20_Text"><text:s text:c="12"/>cat:advp</text:p>
      <text:p text:style-name="Preformatted_20_Text"><text:s text:c="12"/>* adhuc * </text:p>
      <text:p text:style-name="Preformatted_20_Text"><text:s text:c="12"/>lex:adhuc</text:p>
      <text:p text:style-name="Preformatted_20_Text"><text:s text:c="12"/>sem:time</text:p>
      <text:p text:style-name="Preformatted_20_Text"><text:s text:c="12"/>c_str</text:p>
      <text:p text:style-name="Preformatted_20_Text"><text:s text:c="16"/>head</text:p>
      <text:p text:style-name="Preformatted_20_Text"><text:s text:c="16"/>adhuc</text:p>
      <text:p text:style-name="Preformatted_20_Text"/>
      <text:p text:style-name="Preformatted_20_Text"/>
      <text:p text:style-name="Preformatted_20_Text"/>
      <text:p text:style-name="Preformatted_20_Text"/>
      <text:p text:style-name="Preformatted_20_Text"/>
      <text:p text:style-name="P12">Comment : parse OK</text:p>
      <text:p text:style-name="P17"/>
      <text:p text:style-name="P3">% 87 Tacitus Hist Lib I 9 7.</text:p>
      <text:p text:style-name="P2">In Britannico exercitu nihil irarum.</text:p>
      <text:p text:style-name="Text_20_body"/>
      <text:p text:style-name="Preformatted_20_Text">[0/in,1/britannico,2/exercitu,3/nihil,4/irarum,endpos(5)]</text:p>
      <text:p text:style-name="Preformatted_20_Text">cputime : 0.171875</text:p>
      <text:p text:style-name="Preformatted_20_Text"/>
      <text:p text:style-name="Preformatted_20_Text">1---&gt;</text:p>
      <text:p text:style-name="Preformatted_20_Text">[nominal_pred,subject:[pathlist:[p(3,4),p(4,5)],hp:[p(3,4)],index:i(p(3,4)),distance:[0],cat:np,sem:[quality],lex:nihil,class:prindef,type:core,number:pl,person:3,gender:fem,case:nom,w:2,c_str:[nihil,[pathlist:[p(4,5)],hp:[p(4,5)],index:i(p(4,5)),distance:[0],cat:np,sem:[quality],class:common,lextype:full,origin:noun,number:pl,person:3,gender:fem,type:core,lex:ira,txt:irarum,case:gen,w:1,c_str:irarum]]],predicative:[pathlist:[p(0,1),p(1,2),p(2,3)],hp:[p(2,3)],distance:[0],index:i(p(2,3)),case:abl,prep:in,sem:[thing,hum,loc],lex:exercitus,w: -1,type:core,cat:pp,c_str:[prep:in,head:[pathlist:[p(1,2),p(2,3)],hp:[p(2,3)],index:i(p(2,3)),distance:[0],cat:np,class:common,sem:[thing,hum,loc],number:sing,person:3,gender:masc,type:core,lex:exercitus,lextype:full,case:abl,w:2,c_str:[head:[pathlist:[p(2,3)],pos:noun,txt:exercitu,lex:exercitus,case:abl,gender:masc,class:common,ab:no,number:sing,sem:[thing,hum,loc]],adjp:[cat:adjp,pathlist:[p(1,2)],distance:[0],hp:[p(1,2)],case:abl,number:sing,gender:masc,lex:britannicus,type:std,w:1,c_str:britannicus]]]]]]</text:p>
      <text:p text:style-name="Preformatted_20_Text"/>
      <text:p text:style-name="Preformatted_20_Text"><text:s text:c="4"/>nominal_pred</text:p>
      <text:p text:style-name="Preformatted_20_Text"><text:s text:c="4"/>subject</text:p>
      <text:p text:style-name="Preformatted_20_Text"><text:s text:c="8"/>* nihil * * irarum * </text:p>
      <text:p text:style-name="Preformatted_20_Text"><text:s text:c="8"/>index:i(p(3,4))</text:p>
      <text:p text:style-name="Preformatted_20_Text"><text:s text:c="8"/>cat:np</text:p>
      <text:p text:style-name="Preformatted_20_Text"><text:s text:c="8"/>sem:[quality]</text:p>
      <text:p text:style-name="Preformatted_20_Text"><text:s text:c="8"/>lex:nihil</text:p>
      <text:p text:style-name="Preformatted_20_Text"><text:s text:c="8"/>number:pl</text:p>
      <text:p text:style-name="Preformatted_20_Text"><text:s text:c="8"/>person:3</text:p>
      <text:p text:style-name="Preformatted_20_Text"><text:s text:c="8"/>gender:fem</text:p>
      <text:p text:style-name="Preformatted_20_Text"><text:s text:c="8"/>case:nom</text:p>
      <text:p text:style-name="Preformatted_20_Text"><text:s text:c="8"/>c_str</text:p>
      <text:p text:style-name="Preformatted_20_Text"><text:s text:c="12"/>nihil</text:p>
      <text:p text:style-name="Preformatted_20_Text"><text:s text:c="16"/>* irarum * </text:p>
      <text:p text:style-name="Preformatted_20_Text"><text:s text:c="16"/>index:i(p(4,5))</text:p>
      <text:p text:style-name="Preformatted_20_Text"><text:s text:c="16"/>cat:np</text:p>
      <text:p text:style-name="Preformatted_20_Text"><text:s text:c="16"/>sem:[quality]</text:p>
      <text:p text:style-name="Preformatted_20_Text"><text:s text:c="16"/>number:pl</text:p>
      <text:p text:style-name="Preformatted_20_Text"><text:s text:c="16"/>person:3</text:p>
      <text:p text:style-name="Preformatted_20_Text"><text:s text:c="16"/>gender:fem</text:p>
      <text:p text:style-name="Preformatted_20_Text"><text:s text:c="16"/>lex:ira</text:p>
      <text:p text:style-name="Preformatted_20_Text"><text:s text:c="16"/>case:gen</text:p>
      <text:p text:style-name="Preformatted_20_Text"><text:s text:c="16"/>c_str</text:p>
      <text:p text:style-name="Preformatted_20_Text"><text:s text:c="16"/>irarum</text:p>
      <text:p text:style-name="Preformatted_20_Text"><text:s text:c="4"/>predicative</text:p>
      <text:p text:style-name="Preformatted_20_Text"><text:s text:c="8"/>* in * * britannico * * exercitu * </text:p>
      <text:p text:style-name="Preformatted_20_Text"><text:s text:c="8"/>index:i(p(2,3))</text:p>
      <text:p text:style-name="Preformatted_20_Text"><text:s text:c="8"/>case:abl</text:p>
      <text:p text:style-name="Preformatted_20_Text"><text:s text:c="8"/>prep:in</text:p>
      <text:p text:style-name="Preformatted_20_Text"><text:s text:c="8"/>sem:[thing,hum,loc]</text:p>
      <text:p text:style-name="Preformatted_20_Text"><text:s text:c="8"/>lex:exercitus</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britannico * * exercitu * </text:p>
      <text:p text:style-name="Preformatted_20_Text"><text:s text:c="16"/>index:i(p(2,3))</text:p>
      <text:p text:style-name="Preformatted_20_Text"><text:s text:c="16"/>cat:np</text:p>
      <text:p text:style-name="Preformatted_20_Text"><text:s text:c="16"/>sem:[thing,hum,loc]</text:p>
      <text:p text:style-name="Preformatted_20_Text"><text:s text:c="16"/>number:sing</text:p>
      <text:p text:style-name="Preformatted_20_Text"><text:s text:c="16"/>person:3</text:p>
      <text:p text:style-name="Preformatted_20_Text"><text:s text:c="16"/>gender:masc</text:p>
      <text:p text:style-name="Preformatted_20_Text"><text:soft-page-break/><text:s text:c="16"/>lex:exercitus</text:p>
      <text:p text:style-name="Preformatted_20_Text"><text:s text:c="16"/>case:abl</text:p>
      <text:p text:style-name="Preformatted_20_Text"><text:s text:c="16"/>c_str</text:p>
      <text:p text:style-name="Preformatted_20_Text"><text:s text:c="20"/>head</text:p>
      <text:p text:style-name="Preformatted_20_Text"><text:s text:c="24"/>* exercitu * </text:p>
      <text:p text:style-name="Preformatted_20_Text"><text:s text:c="24"/>pos:noun</text:p>
      <text:p text:style-name="Preformatted_20_Text"><text:s text:c="24"/>lex:exercitus</text:p>
      <text:p text:style-name="Preformatted_20_Text"><text:s text:c="24"/>case:abl</text:p>
      <text:p text:style-name="Preformatted_20_Text"><text:s text:c="24"/>gender:masc</text:p>
      <text:p text:style-name="Preformatted_20_Text"><text:s text:c="24"/>number:sing</text:p>
      <text:p text:style-name="Preformatted_20_Text"><text:s text:c="24"/>sem:[thing,hum,loc]</text:p>
      <text:p text:style-name="Preformatted_20_Text"><text:s text:c="20"/>adjp</text:p>
      <text:p text:style-name="Preformatted_20_Text"><text:s text:c="24"/>cat:adjp</text:p>
      <text:p text:style-name="Preformatted_20_Text"><text:s text:c="24"/>* britannico * </text:p>
      <text:p text:style-name="Preformatted_20_Text"><text:s text:c="24"/>case:abl</text:p>
      <text:p text:style-name="Preformatted_20_Text"><text:s text:c="24"/>number:sing</text:p>
      <text:p text:style-name="Preformatted_20_Text"><text:s text:c="24"/>gender:masc</text:p>
      <text:p text:style-name="Preformatted_20_Text"><text:s text:c="24"/>lex:britannicus</text:p>
      <text:p text:style-name="Preformatted_20_Text"><text:s text:c="24"/>c_str</text:p>
      <text:p text:style-name="Preformatted_20_Text"><text:s text:c="24"/>britannicus</text:p>
      <text:p text:style-name="Preformatted_20_Text"/>
      <text:p text:style-name="Preformatted_20_Text"/>
      <text:p text:style-name="Preformatted_20_Text"/>
      <text:p text:style-name="Preformatted_20_Text"/>
      <text:p text:style-name="Preformatted_20_Text"/>
      <text:p text:style-name="P12">Comment : parse OK</text:p>
      <text:p text:style-name="P16">% 88 Tacitus Hist Lib I 7 13.</text:p>
      <text:h text:style-name="Heading_20_3" text:outline-level="3">Venalia cuncta.</text:h>
      <text:p text:style-name="Preformatted_20_Text"/>
      <text:p text:style-name="Preformatted_20_Text"/>
      <text:p text:style-name="Preformatted_20_Text">[0/uenalia,1/cuncta,endpos(2)]</text:p>
      <text:p text:style-name="Preformatted_20_Text">cputime : 0.078125</text:p>
      <text:p text:style-name="Preformatted_20_Text"/>
      <text:p text:style-name="Preformatted_20_Text">2.5---&gt;</text:p>
      <text:p text:style-name="Preformatted_20_Text">[nominal_pred,subject:[pathlist:[p(1,2)],hp:[p(1,2)],index:i(p(1,2)),distance:[0],cat:np,sem:[abstract,thing],class:common,lextype:full,origin:adj,number:pl,person:3,gender:neuter,type:core,lex:cunctus,txt:cuncta,case:nom,w:0.5,c_str:cuncta],predicative:[cat:adjp,pathlist:[p(0,1)],distance:[0],hp:[p(0,1)],case:nom,number:pl,gender:neuter,lex:uenalis,type:std,w:1,c_str:uenalis],adjunct:[]]</text:p>
      <text:p text:style-name="Preformatted_20_Text"/>
      <text:p text:style-name="Preformatted_20_Text"><text:s text:c="4"/>nominal_pred</text:p>
      <text:p text:style-name="Preformatted_20_Text"><text:s text:c="4"/>subject</text:p>
      <text:p text:style-name="Preformatted_20_Text"><text:s text:c="8"/>* cuncta * </text:p>
      <text:p text:style-name="Preformatted_20_Text"><text:s text:c="8"/>index:i(p(1,2))</text:p>
      <text:p text:style-name="Preformatted_20_Text"><text:s text:c="8"/>cat:np</text:p>
      <text:p text:style-name="Preformatted_20_Text"><text:s text:c="8"/>sem:[abstract,thing]</text:p>
      <text:p text:style-name="Preformatted_20_Text"><text:s text:c="8"/>number:pl</text:p>
      <text:p text:style-name="Preformatted_20_Text"><text:s text:c="8"/>person:3</text:p>
      <text:p text:style-name="Preformatted_20_Text"><text:s text:c="8"/>gender:neuter</text:p>
      <text:p text:style-name="Preformatted_20_Text"><text:s text:c="8"/>lex:cunctus</text:p>
      <text:p text:style-name="Preformatted_20_Text"><text:s text:c="8"/>case:nom</text:p>
      <text:p text:style-name="Preformatted_20_Text"><text:s text:c="8"/>c_str</text:p>
      <text:p text:style-name="Preformatted_20_Text"><text:s text:c="8"/>cuncta</text:p>
      <text:p text:style-name="Preformatted_20_Text"><text:s text:c="4"/>predicative</text:p>
      <text:p text:style-name="Preformatted_20_Text"><text:s text:c="8"/>cat:adjp</text:p>
      <text:p text:style-name="Preformatted_20_Text"><text:s text:c="8"/>* uenalia * </text:p>
      <text:p text:style-name="Preformatted_20_Text"><text:s text:c="8"/>case:nom</text:p>
      <text:p text:style-name="Preformatted_20_Text"><text:s text:c="8"/>number:pl</text:p>
      <text:p text:style-name="Preformatted_20_Text"><text:s text:c="8"/>gender:neuter</text:p>
      <text:p text:style-name="Preformatted_20_Text"><text:s text:c="8"/>lex:uenalis</text:p>
      <text:p text:style-name="Preformatted_20_Text"><text:s text:c="8"/>c_str</text:p>
      <text:p text:style-name="Preformatted_20_Text"><text:s text:c="8"/>uenalis</text:p>
      <text:p text:style-name="Preformatted_20_Text"/>
      <text:p text:style-name="Preformatted_20_Text"/>
      <text:p text:style-name="Preformatted_20_Text"/>
      <text:p text:style-name="P12">Comment : parse OK</text:p>
      <text:p text:style-name="Preformatted_20_Text"/>
      <text:p text:style-name="Preformatted_20_Text"/>
      <text:p text:style-name="P16">% 89 Tacitus Hist Lib I 7 15.</text:p>
      <text:h text:style-name="Heading_20_3" text:outline-level="3">Eadem novae aulae mala.</text:h>
      <text:p text:style-name="Text_20_body"/>
      <text:p text:style-name="Preformatted_20_Text">[0/eadem,1/nouae,2/aulae,3/mala,endpos(4)]</text:p>
      <text:p text:style-name="Preformatted_20_Text">cputime : 0.90625</text:p>
      <text:p text:style-name="Preformatted_20_Text"/>
      <text:p text:style-name="Preformatted_20_Text">3.5---&gt;</text:p>
      <text:p text:style-name="Preformatted_20_Text">[nominal_pred,subject:[pathlist:[p(1,2),p(2,3),p(3,4)],hp:[p(3,4)],index:i([p(3,4)]),distance:[0],sem:[abstract,thing],number:pl,person:3,cat:np,lex:malus,lextype:full,gender:neuter,type:full,case:nom,class:common,w:1.5,c_str:[head:[pathlist:[p(3,4)],hp:[p(3,4)],index:i(p(3,4)),distance:[0],cat:np,sem:[abstract,thing],class:common,lextype:full,origin:adj,number:pl,person:3,gender:neuter,type:core,lex:malus,txt:mala,case:nom,w:0.5,c_str:mala],noun_cplt:[pathlist:[p(1,2),p(2,3)],hp:[p(2,3)],index:i(p(2,3)),distance:[0],cat:np,class:common,sem:[thing,loc],number:sing,person:3,gender:fem,type:core,lex:aula,lextype:full,case:gen,w:2,c_str:[head:[pathlist:[p(2,3)],pos:noun,txt:aulae,lex:aula,case:gen,gender:fem,class:common,ab:no,number:sing,sem:[thing,loc]],adjp:[cat:adjp,pathlist:[p(1,2)],distance:[0],hp:[p(1,2)],case:gen,number:sing,gender:fem,lex:nouus,type:std,w:1,c_str:nouus]]]]],predicative:[cat:adjp,pathlist:[p(0,1)],distance:[0],hp:[p(0,1)],case:nom,number:pl,gender:neuter,lex:idem,type:tool,w:1,c_str:idem],adjunct:[]]</text:p>
      <text:p text:style-name="Preformatted_20_Text"/>
      <text:p text:style-name="Preformatted_20_Text"><text:s text:c="4"/>nominal_pred</text:p>
      <text:p text:style-name="Preformatted_20_Text"><text:s text:c="4"/>subject</text:p>
      <text:p text:style-name="Preformatted_20_Text"><text:s text:c="8"/>* nouae * * aulae * * mala * </text:p>
      <text:p text:style-name="Preformatted_20_Text"><text:s text:c="8"/>index:i([p(3,4)])</text:p>
      <text:p text:style-name="Preformatted_20_Text"><text:s text:c="8"/>sem:[abstract,thing]</text:p>
      <text:p text:style-name="Preformatted_20_Text"><text:s text:c="8"/>number:pl</text:p>
      <text:p text:style-name="Preformatted_20_Text"><text:s text:c="8"/>person:3</text:p>
      <text:p text:style-name="Preformatted_20_Text"><text:s text:c="8"/>cat:np</text:p>
      <text:p text:style-name="Preformatted_20_Text"><text:s text:c="8"/>lex:malus</text:p>
      <text:p text:style-name="Preformatted_20_Text"><text:s text:c="8"/>gender:neuter</text:p>
      <text:p text:style-name="Preformatted_20_Text"><text:s text:c="8"/>case:nom</text:p>
      <text:p text:style-name="Preformatted_20_Text"><text:s text:c="8"/>c_str</text:p>
      <text:p text:style-name="Preformatted_20_Text"><text:s text:c="12"/>head</text:p>
      <text:p text:style-name="Preformatted_20_Text"><text:s text:c="16"/>* mala * </text:p>
      <text:p text:style-name="Preformatted_20_Text"><text:s text:c="16"/>index:i(p(3,4))</text:p>
      <text:p text:style-name="Preformatted_20_Text"><text:s text:c="16"/>cat:np</text:p>
      <text:p text:style-name="Preformatted_20_Text"><text:s text:c="16"/>sem:[abstract,thing]</text:p>
      <text:p text:style-name="Preformatted_20_Text"><text:s text:c="16"/>number:pl</text:p>
      <text:p text:style-name="Preformatted_20_Text"><text:s text:c="16"/>person:3</text:p>
      <text:p text:style-name="Preformatted_20_Text"><text:s text:c="16"/>gender:neuter</text:p>
      <text:p text:style-name="Preformatted_20_Text"><text:s text:c="16"/>lex:malus</text:p>
      <text:p text:style-name="Preformatted_20_Text"><text:s text:c="16"/>case:nom</text:p>
      <text:p text:style-name="Preformatted_20_Text"><text:s text:c="16"/>c_str</text:p>
      <text:p text:style-name="Preformatted_20_Text"><text:s text:c="16"/>mala</text:p>
      <text:p text:style-name="Preformatted_20_Text"><text:s text:c="12"/>noun_cplt</text:p>
      <text:p text:style-name="Preformatted_20_Text"><text:s text:c="16"/>* nouae * * aulae * </text:p>
      <text:p text:style-name="Preformatted_20_Text"><text:s text:c="16"/>index:i(p(2,3))</text:p>
      <text:p text:style-name="Preformatted_20_Text"><text:s text:c="16"/>cat:np</text:p>
      <text:p text:style-name="Preformatted_20_Text"><text:s text:c="16"/>sem:[thing,loc]</text:p>
      <text:p text:style-name="Preformatted_20_Text"><text:s text:c="16"/>number:sing</text:p>
      <text:p text:style-name="Preformatted_20_Text"><text:s text:c="16"/>person:3</text:p>
      <text:p text:style-name="Preformatted_20_Text"><text:s text:c="16"/>gender:fem</text:p>
      <text:p text:style-name="Preformatted_20_Text"><text:s text:c="16"/>lex:aula</text:p>
      <text:p text:style-name="Preformatted_20_Text"><text:s text:c="16"/>case:gen</text:p>
      <text:p text:style-name="Preformatted_20_Text"><text:s text:c="16"/>c_str</text:p>
      <text:p text:style-name="Preformatted_20_Text"><text:s text:c="20"/>head</text:p>
      <text:p text:style-name="Preformatted_20_Text"><text:s text:c="24"/>* aulae * </text:p>
      <text:p text:style-name="Preformatted_20_Text"><text:s text:c="24"/>pos:noun</text:p>
      <text:p text:style-name="Preformatted_20_Text"><text:s text:c="24"/>lex:aula</text:p>
      <text:p text:style-name="Preformatted_20_Text"><text:s text:c="24"/>case:gen</text:p>
      <text:p text:style-name="Preformatted_20_Text"><text:s text:c="24"/>gender:fem</text:p>
      <text:p text:style-name="Preformatted_20_Text"><text:s text:c="24"/>number:sing</text:p>
      <text:p text:style-name="Preformatted_20_Text"><text:s text:c="24"/>sem:[thing,loc]</text:p>
      <text:p text:style-name="Preformatted_20_Text"><text:soft-page-break/><text:s text:c="20"/>adjp</text:p>
      <text:p text:style-name="Preformatted_20_Text"><text:s text:c="24"/>cat:adjp</text:p>
      <text:p text:style-name="Preformatted_20_Text"><text:s text:c="24"/>* nouae * </text:p>
      <text:p text:style-name="Preformatted_20_Text"><text:s text:c="24"/>case:gen</text:p>
      <text:p text:style-name="Preformatted_20_Text"><text:s text:c="24"/>number:sing</text:p>
      <text:p text:style-name="Preformatted_20_Text"><text:s text:c="24"/>gender:fem</text:p>
      <text:p text:style-name="Preformatted_20_Text"><text:s text:c="24"/>lex:nouus</text:p>
      <text:p text:style-name="Preformatted_20_Text"><text:s text:c="24"/>c_str</text:p>
      <text:p text:style-name="Preformatted_20_Text"><text:s text:c="24"/>nouus</text:p>
      <text:p text:style-name="Preformatted_20_Text"><text:s text:c="4"/>predicative</text:p>
      <text:p text:style-name="Preformatted_20_Text"><text:s text:c="8"/>cat:adjp</text:p>
      <text:p text:style-name="Preformatted_20_Text"><text:s text:c="8"/>* eadem * </text:p>
      <text:p text:style-name="Preformatted_20_Text"><text:s text:c="8"/>case:nom</text:p>
      <text:p text:style-name="Preformatted_20_Text"><text:s text:c="8"/>number:pl</text:p>
      <text:p text:style-name="Preformatted_20_Text"><text:s text:c="8"/>gender:neuter</text:p>
      <text:p text:style-name="Preformatted_20_Text"><text:s text:c="8"/>lex:idem</text:p>
      <text:p text:style-name="Preformatted_20_Text"><text:s text:c="8"/>c_str</text:p>
      <text:p text:style-name="Preformatted_20_Text"><text:s text:c="8"/>idem</text:p>
      <text:p text:style-name="Preformatted_20_Text"/>
      <text:p text:style-name="Preformatted_20_Text"/>
      <text:p text:style-name="Preformatted_20_Text"/>
      <text:p text:style-name="Preformatted_20_Text"/>
      <text:p text:style-name="Preformatted_20_Text"/>
      <text:p text:style-name="P12">Comment : parse OK</text:p>
      <text:p text:style-name="P17"/>
      <text:p text:style-name="P3">% 90 Tacitus Hist Lib I 2 13.</text:p>
      <text:h text:style-name="Heading_20_3" text:outline-level="3">Plenum exiliis mare.</text:h>
      <text:p text:style-name="Preformatted_20_Text">[0/plenum,1/exiliis,2/mare,endpos(3)]</text:p>
      <text:p text:style-name="Preformatted_20_Text">cputime : 0.125</text:p>
      <text:p text:style-name="Preformatted_20_Text"/>
      <text:p text:style-name="Preformatted_20_Text">7---&gt;</text:p>
      <text:p text:style-name="Preformatted_20_Text">[nominal_pred,subject:[pathlist:[p(2,3)],hp:[p(2,3)],index:i(p(2,3)),distance:[0],cat:np,sem:[thing,loc],class:common,lextype:full,origin:noun,number:sing,person:3,gender:neuter,type:core,lex:mare,txt:mare,case:nom,w:1,c_str:mare],predicative:[pathlist:[p(0,1),p(1,2)],hp:[p(0,1)],distance:[0],cat:adjp,w:5,type:std,number:sing,gender:neuter,lex:plenus,case:nom,c_str:[head:[cat:adjp,pathlist:[p(0,1)],distance:[0],hp:[p(0,1)],case:nom,number:sing,gender:neuter,lex:plenus,type:std,w:1,c_str:plenus],arg:[pathlist:[p(1,2)],hp:[p(1,2)],index:i(p(1,2)),distance:[0],cat:np,sem:[hum],class:common,lextype:full,origin:noun,number:pl,person:3,gender:neuter,type:core,lex:exilium,txt:exiliis,case:abl,w:1,c_str:exiliis]]],adjunct:[]]</text:p>
      <text:p text:style-name="Preformatted_20_Text"/>
      <text:p text:style-name="Preformatted_20_Text"><text:s text:c="4"/>nominal_pred</text:p>
      <text:p text:style-name="Preformatted_20_Text"><text:s text:c="4"/>subject</text:p>
      <text:p text:style-name="Preformatted_20_Text"><text:s text:c="8"/>* mare * </text:p>
      <text:p text:style-name="Preformatted_20_Text"><text:s text:c="8"/>index:i(p(2,3))</text:p>
      <text:p text:style-name="Preformatted_20_Text"><text:s text:c="8"/>cat:np</text:p>
      <text:p text:style-name="Preformatted_20_Text"><text:s text:c="8"/>sem:[thing,loc]</text:p>
      <text:p text:style-name="Preformatted_20_Text"><text:s text:c="8"/>number:sing</text:p>
      <text:p text:style-name="Preformatted_20_Text"><text:s text:c="8"/>person:3</text:p>
      <text:p text:style-name="Preformatted_20_Text"><text:s text:c="8"/>gender:neuter</text:p>
      <text:p text:style-name="Preformatted_20_Text"><text:s text:c="8"/>lex:mare</text:p>
      <text:p text:style-name="Preformatted_20_Text"><text:s text:c="8"/>case:nom</text:p>
      <text:p text:style-name="Preformatted_20_Text"><text:s text:c="8"/>c_str</text:p>
      <text:p text:style-name="Preformatted_20_Text"><text:s text:c="8"/>mare</text:p>
      <text:p text:style-name="Preformatted_20_Text"><text:s text:c="4"/>predicative</text:p>
      <text:p text:style-name="Preformatted_20_Text"><text:s text:c="8"/>* plenum * * exiliis * </text:p>
      <text:p text:style-name="Preformatted_20_Text"><text:s text:c="8"/>cat:adjp</text:p>
      <text:p text:style-name="Preformatted_20_Text"><text:s text:c="8"/>number:sing</text:p>
      <text:p text:style-name="Preformatted_20_Text"><text:s text:c="8"/>gender:neuter</text:p>
      <text:p text:style-name="Preformatted_20_Text"><text:s text:c="8"/>lex:plenus</text:p>
      <text:p text:style-name="Preformatted_20_Text"><text:s text:c="8"/>case:nom</text:p>
      <text:p text:style-name="Preformatted_20_Text"><text:s text:c="8"/>c_str</text:p>
      <text:p text:style-name="Preformatted_20_Text"><text:s text:c="12"/>head</text:p>
      <text:p text:style-name="Preformatted_20_Text"><text:s text:c="16"/>cat:adjp</text:p>
      <text:p text:style-name="Preformatted_20_Text"><text:s text:c="16"/>* plenum * </text:p>
      <text:p text:style-name="Preformatted_20_Text"><text:s text:c="16"/>case:nom</text:p>
      <text:p text:style-name="Preformatted_20_Text"><text:s text:c="16"/>number:sing</text:p>
      <text:p text:style-name="Preformatted_20_Text"><text:s text:c="16"/>gender:neuter</text:p>
      <text:p text:style-name="Preformatted_20_Text"><text:s text:c="16"/>lex:plenus</text:p>
      <text:p text:style-name="Preformatted_20_Text"><text:s text:c="16"/>c_str</text:p>
      <text:p text:style-name="Preformatted_20_Text"><text:s text:c="16"/>plenus</text:p>
      <text:p text:style-name="Preformatted_20_Text"><text:s text:c="12"/>arg</text:p>
      <text:p text:style-name="Preformatted_20_Text"><text:s text:c="16"/>* exiliis * </text:p>
      <text:p text:style-name="Preformatted_20_Text"><text:s text:c="16"/>index:i(p(1,2))</text:p>
      <text:p text:style-name="Preformatted_20_Text"><text:s text:c="16"/>cat:np</text:p>
      <text:p text:style-name="Preformatted_20_Text"><text:s text:c="16"/>sem:[hum]</text:p>
      <text:p text:style-name="Preformatted_20_Text"><text:s text:c="16"/>number:pl</text:p>
      <text:p text:style-name="Preformatted_20_Text"><text:s text:c="16"/>person:3</text:p>
      <text:p text:style-name="Preformatted_20_Text"><text:s text:c="16"/>gender:neuter</text:p>
      <text:p text:style-name="Preformatted_20_Text"><text:s text:c="16"/>lex:exilium</text:p>
      <text:p text:style-name="Preformatted_20_Text"><text:s text:c="16"/>case:abl</text:p>
      <text:p text:style-name="Preformatted_20_Text"><text:s text:c="16"/>c_str</text:p>
      <text:p text:style-name="Preformatted_20_Text"><text:s text:c="16"/>exiliis</text:p>
      <text:p text:style-name="Preformatted_20_Text"/>
      <text:p text:style-name="P12">Comment : parse OK</text:p>
      <text:p text:style-name="Preformatted_20_Text"/>
      <text:p text:style-name="P2"><text:soft-page-break/></text:p>
      <text:p text:style-name="P3">% 91 PS 27 1.</text:p>
      <text:h text:style-name="Heading_20_3" text:outline-level="3">Dominus illuminatio mea.</text:h>
      <text:p text:style-name="Text_20_body"/>
      <text:p text:style-name="Preformatted_20_Text">[0/dominus,1/illuminatio,2/mea,endpos(3)]</text:p>
      <text:p text:style-name="Preformatted_20_Text">cputime : 0.046875</text:p>
      <text:p text:style-name="Preformatted_20_Text"/>
      <text:p text:style-name="Preformatted_20_Text">3---&gt;</text:p>
      <text:p text:style-name="Preformatted_20_Text">[nominal_pred,subject:[pathlist:[p(0,1)],hp:[p(0,1)],index:i(p(0,1)),distance:[0],cat:np,sem:[hum],class:common,lextype:full,origin:noun,number:sing,person:3,gender:masc,type:core,lex:dominus,txt:dominus,case:nom,w:1,c_str:dominus],predicative:[pathlist:[p(1,2),p(2,3)],hp:[p(1,2)],index:i(p(1,2)),distance:[0],cat:np,class:common,sem:[quality],number:sing,person:3,gender:fem,type:core,lex:illuminatio,lextype:full,case:nom,w:2,c_str:[head:[pathlist:[p(1,2)],pos:noun,txt:illuminatio,lex:illuminatio,case:nom,gender:fem,class:common,ab:mm,number:sing,sem:[quality]],adjp:[cat:adjp,pathlist:[p(2,3)],distance:[0],hp:[p(2,3)],case:nom,number:sing,gender:fem,lex:meus,type:poss,w:1,c_str:meus]]]]</text:p>
      <text:p text:style-name="Preformatted_20_Text"/>
      <text:p text:style-name="Preformatted_20_Text"><text:s text:c="4"/>nominal_pred</text:p>
      <text:p text:style-name="Preformatted_20_Text"><text:s text:c="4"/>subject</text:p>
      <text:p text:style-name="Preformatted_20_Text"><text:s text:c="8"/>* dominus * </text:p>
      <text:p text:style-name="Preformatted_20_Text"><text:s text:c="8"/>index:i(p(0,1))</text:p>
      <text:p text:style-name="Preformatted_20_Text"><text:s text:c="8"/>cat:np</text:p>
      <text:p text:style-name="Preformatted_20_Text"><text:s text:c="8"/>sem:[hum]</text:p>
      <text:p text:style-name="Preformatted_20_Text"><text:s text:c="8"/>number:sing</text:p>
      <text:p text:style-name="Preformatted_20_Text"><text:s text:c="8"/>person:3</text:p>
      <text:p text:style-name="Preformatted_20_Text"><text:s text:c="8"/>gender:masc</text:p>
      <text:p text:style-name="Preformatted_20_Text"><text:s text:c="8"/>lex:dominus</text:p>
      <text:p text:style-name="Preformatted_20_Text"><text:s text:c="8"/>case:nom</text:p>
      <text:p text:style-name="Preformatted_20_Text"><text:s text:c="8"/>c_str</text:p>
      <text:p text:style-name="Preformatted_20_Text"><text:s text:c="8"/>dominus</text:p>
      <text:p text:style-name="Preformatted_20_Text"><text:s text:c="4"/>predicative</text:p>
      <text:p text:style-name="Preformatted_20_Text"><text:s text:c="8"/>* illuminatio * * mea * </text:p>
      <text:p text:style-name="Preformatted_20_Text"><text:s text:c="8"/>index:i(p(1,2))</text:p>
      <text:p text:style-name="Preformatted_20_Text"><text:s text:c="8"/>cat:np</text:p>
      <text:p text:style-name="Preformatted_20_Text"><text:s text:c="8"/>sem:[quality]</text:p>
      <text:p text:style-name="Preformatted_20_Text"><text:s text:c="8"/>number:sing</text:p>
      <text:p text:style-name="Preformatted_20_Text"><text:s text:c="8"/>person:3</text:p>
      <text:p text:style-name="Preformatted_20_Text"><text:s text:c="8"/>gender:fem</text:p>
      <text:p text:style-name="Preformatted_20_Text"><text:s text:c="8"/>lex:illuminatio</text:p>
      <text:p text:style-name="Preformatted_20_Text"><text:s text:c="8"/>case:nom</text:p>
      <text:p text:style-name="Preformatted_20_Text"><text:s text:c="8"/>c_str</text:p>
      <text:p text:style-name="Preformatted_20_Text"><text:s text:c="12"/>head</text:p>
      <text:p text:style-name="Preformatted_20_Text"><text:s text:c="16"/>* illuminatio * </text:p>
      <text:p text:style-name="Preformatted_20_Text"><text:s text:c="16"/>pos:noun</text:p>
      <text:p text:style-name="Preformatted_20_Text"><text:s text:c="16"/>lex:illuminatio</text:p>
      <text:p text:style-name="Preformatted_20_Text"><text:s text:c="16"/>case:nom</text:p>
      <text:p text:style-name="Preformatted_20_Text"><text:s text:c="16"/>gender:fem</text:p>
      <text:p text:style-name="Preformatted_20_Text"><text:s text:c="16"/>number:sing</text:p>
      <text:p text:style-name="Preformatted_20_Text"><text:s text:c="16"/>sem:[quality]</text:p>
      <text:p text:style-name="Preformatted_20_Text"><text:s text:c="12"/>adjp</text:p>
      <text:p text:style-name="Preformatted_20_Text"><text:s text:c="16"/>cat:adjp</text:p>
      <text:p text:style-name="Preformatted_20_Text"><text:s text:c="16"/>* mea * </text:p>
      <text:p text:style-name="Preformatted_20_Text"><text:s text:c="16"/>case:nom</text:p>
      <text:p text:style-name="Preformatted_20_Text"><text:s text:c="16"/>number:sing</text:p>
      <text:p text:style-name="Preformatted_20_Text"><text:s text:c="16"/>gender:fem</text:p>
      <text:p text:style-name="Preformatted_20_Text"><text:s text:c="16"/>lex:meus</text:p>
      <text:p text:style-name="Preformatted_20_Text"><text:s text:c="16"/>c_str</text:p>
      <text:p text:style-name="Preformatted_20_Text"><text:s text:c="16"/>meus</text:p>
      <text:p text:style-name="Preformatted_20_Text"/>
      <text:p text:style-name="Preformatted_20_Text"/>
      <text:p text:style-name="P12">Comment : parse OK</text:p>
      <text:p text:style-name="Preformatted_20_Text"/>
      <text:p text:style-name="Preformatted_20_Text"/>
      <text:p text:style-name="P3"><text:soft-page-break/>% 92 Vergilius <text:s/>Georgica 2 458.</text:p>
      <text:h text:style-name="Heading_20_3" text:outline-level="3">Fortunatos nimium sua si bona norint agricolas.</text:h>
      <text:p text:style-name="Preformatted_20_Text">[0/fortunatos,1/nimium,2/sua,3/si,4/bona,5/nouerint,6/agricolas,endpos(7)]</text:p>
      <text:p text:style-name="Preformatted_20_Text">cputime : 0.796875</text:p>
      <text:p text:style-name="Preformatted_20_Text"/>
      <text:h text:style-name="Heading_20_4" text:outline-level="4">Parse A</text:h>
      <text:p text:style-name="Preformatted_20_Text">4---&gt;</text:p>
      <text:p text:style-name="Preformatted_20_Text">[exclamation,subject:[pathlist:[p(6,7)],hp:[p(6,7)],index:i(p(6,7)),distance:[0],cat:np,sem:[hum],class:common,lextype:full,origin:noun,number:pl,person:3,gender:masc,type:core,lex:agricola,txt:agricolas,case:acc,w:1,c_str:agricolas],predicative:[cat:adjp,pathlist:[p(0,1),p(1,2)],distance:[0],hp:[p(0,1)],case:acc,number:pl,gender:masc,lex:fortunatus,type:std,w:1,c_str:[nimium,fortunatus]],[si,[illocutionary_force:statement,vg:[selected_reading:novi_know,polarity:pos,cat:vg,pathlist:[p(5,6)],hp:[p(5,6)],gender:_9480,w:0,pos:v,class:tr_cod,type:finite,lex:noscere,voice:act,txt:nouerint,tense:future_perfect,kind:std,mood:indicative,number:pl,person:3],subject:[source:context_retrievable,number:pl,gender:_9672,person:3,cat:np,index:i(0,0),constraints_to_be_met:[sem:[hum]],distance:[0],pathlist:[],case:nom,w: -1],object:[pathlist:[p(2,3),p(4,5)],hp:[p(4,5)],index:i(p(4,5)),distance:[1],cat:np,class:common,sem:[thing,abstract],number:pl,person:3,gender:neuter,type:core,lex:bonum,lextype:full,case:acc,w:2,c_str:[head:[pathlist:[p(4,5)],pos:noun,txt:bona,lex:bonum,case:acc,gender:neuter,class:common,ab:no,number:pl,sem:[thing,abstract]],adjp:[cat:adjp,pathlist:[p(2,3)],distance:[0],hp:[p(2,3)],case:acc,number:pl,gender:neuter,lex:suus,type:poss,w:1,c_str:suus]]]]]]</text:p>
      <text:p text:style-name="Preformatted_20_Text"/>
      <text:p text:style-name="Preformatted_20_Text"><text:s text:c="4"/>exclamation</text:p>
      <text:p text:style-name="Preformatted_20_Text"><text:s text:c="4"/>subject</text:p>
      <text:p text:style-name="Preformatted_20_Text"><text:s text:c="8"/>* agricolas * </text:p>
      <text:p text:style-name="Preformatted_20_Text"><text:s text:c="8"/>index:i(p(6,7))</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agricola</text:p>
      <text:p text:style-name="Preformatted_20_Text"><text:s text:c="8"/>case:acc</text:p>
      <text:p text:style-name="Preformatted_20_Text"><text:s text:c="8"/>c_str</text:p>
      <text:p text:style-name="Preformatted_20_Text"><text:s text:c="8"/>agricolas</text:p>
      <text:p text:style-name="Preformatted_20_Text"><text:s text:c="4"/>predicative</text:p>
      <text:p text:style-name="Preformatted_20_Text"><text:s text:c="8"/>cat:adjp</text:p>
      <text:p text:style-name="Preformatted_20_Text"><text:s text:c="8"/>* fortunatos * * nimium * </text:p>
      <text:p text:style-name="Preformatted_20_Text"><text:s text:c="8"/>case:acc</text:p>
      <text:p text:style-name="Preformatted_20_Text"><text:s text:c="8"/>number:pl</text:p>
      <text:p text:style-name="Preformatted_20_Text"><text:s text:c="8"/>gender:masc</text:p>
      <text:p text:style-name="Preformatted_20_Text"><text:s text:c="8"/>lex:fortunatus</text:p>
      <text:p text:style-name="Preformatted_20_Text"><text:s text:c="8"/>c_str</text:p>
      <text:p text:style-name="Preformatted_20_Text"><text:s text:c="12"/>nimium</text:p>
      <text:p text:style-name="Preformatted_20_Text"><text:s text:c="12"/>fortunatus</text:p>
      <text:p text:style-name="Preformatted_20_Text"><text:s text:c="8"/>si</text:p>
      <text:p text:style-name="Preformatted_20_Text"><text:s text:c="12"/>illocutionary_force:statement</text:p>
      <text:p text:style-name="Preformatted_20_Text"><text:s text:c="12"/>vg</text:p>
      <text:p text:style-name="Preformatted_20_Text"><text:s text:c="16"/>selected_reading:novi_know</text:p>
      <text:p text:style-name="Preformatted_20_Text"><text:s text:c="16"/>polarity:pos</text:p>
      <text:p text:style-name="Preformatted_20_Text"><text:s text:c="16"/>cat:vg</text:p>
      <text:p text:style-name="Preformatted_20_Text"><text:s text:c="16"/>* nouerint * </text:p>
      <text:p text:style-name="Preformatted_20_Text"><text:s text:c="16"/>pos:v</text:p>
      <text:p text:style-name="Preformatted_20_Text"><text:s text:c="16"/>lex:noscere</text:p>
      <text:p text:style-name="Preformatted_20_Text"><text:s text:c="16"/>voice:act</text:p>
      <text:p text:style-name="Preformatted_20_Text"><text:s text:c="16"/>tense:future_perfect</text:p>
      <text:p text:style-name="Preformatted_20_Text"><text:s text:c="16"/>mood:indicative</text:p>
      <text:p text:style-name="Preformatted_20_Text"><text:s text:c="16"/>number:pl</text:p>
      <text:p text:style-name="Preformatted_20_Text"><text:s text:c="16"/>person:3</text:p>
      <text:p text:style-name="Preformatted_20_Text"><text:s text:c="12"/>subject</text:p>
      <text:p text:style-name="Preformatted_20_Text"><text:s text:c="16"/>source:context_retrievable</text:p>
      <text:p text:style-name="Preformatted_20_Text"><text:soft-page-break/><text:s text:c="16"/>number:pl</text:p>
      <text:p text:style-name="Preformatted_20_Text"><text:s text:c="16"/>person:3</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 sua * * bona * </text:p>
      <text:p text:style-name="Preformatted_20_Text"><text:s text:c="16"/>index:i(p(4,5))</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neuter</text:p>
      <text:p text:style-name="Preformatted_20_Text"><text:s text:c="16"/>lex:bonum</text:p>
      <text:p text:style-name="Preformatted_20_Text"><text:s text:c="16"/>case:acc</text:p>
      <text:p text:style-name="Preformatted_20_Text"><text:s text:c="16"/>c_str</text:p>
      <text:p text:style-name="Preformatted_20_Text"><text:s text:c="20"/>head</text:p>
      <text:p text:style-name="Preformatted_20_Text"><text:s text:c="24"/>* bona * </text:p>
      <text:p text:style-name="Preformatted_20_Text"><text:s text:c="24"/>pos:noun</text:p>
      <text:p text:style-name="Preformatted_20_Text"><text:s text:c="24"/>lex:bonum</text:p>
      <text:p text:style-name="Preformatted_20_Text"><text:s text:c="24"/>case:acc</text:p>
      <text:p text:style-name="Preformatted_20_Text"><text:s text:c="24"/>gender:neuter</text:p>
      <text:p text:style-name="Preformatted_20_Text"><text:s text:c="24"/>number:pl</text:p>
      <text:p text:style-name="Preformatted_20_Text"><text:s text:c="24"/>sem:[thing,abstract]</text:p>
      <text:p text:style-name="Preformatted_20_Text"><text:s text:c="20"/>adjp</text:p>
      <text:p text:style-name="Preformatted_20_Text"><text:s text:c="24"/>cat:adjp</text:p>
      <text:p text:style-name="Preformatted_20_Text"><text:s text:c="24"/>* sua * </text:p>
      <text:p text:style-name="Preformatted_20_Text"><text:s text:c="24"/>case:acc</text:p>
      <text:p text:style-name="Preformatted_20_Text"><text:s text:c="24"/>number:pl</text:p>
      <text:p text:style-name="Preformatted_20_Text"><text:s text:c="24"/>gender:neuter</text:p>
      <text:p text:style-name="Preformatted_20_Text"><text:s text:c="24"/>lex:suus</text:p>
      <text:p text:style-name="Preformatted_20_Text"><text:s text:c="24"/>c_str</text:p>
      <text:p text:style-name="Preformatted_20_Text"><text:s text:c="24"/>suus</text:p>
      <text:p text:style-name="Preformatted_20_Text"/>
      <text:p text:style-name="Preformatted_20_Text"/>
      <text:p text:style-name="P12">Comment : Parse A is incorrect in so far as norint (noverint) is a perfect subjunctive, not a future perfect indicative. Parse B gets it right. Both parses are rather idiosyncratic.</text:p>
      <text:h text:style-name="P32" text:outline-level="4">Parse B</text:h>
      <text:p text:style-name="Preformatted_20_Text"/>
      <text:p text:style-name="Preformatted_20_Text">4---&gt;</text:p>
      <text:p text:style-name="Preformatted_20_Text">[exclamation,subject:[pathlist:[p(6,7)],hp:[p(6,7)],index:i(p(6,7)),distance:[0],cat:np,sem:[hum],class:common,lextype:full,origin:noun,number:pl,person:3,gender:masc,type:core,lex:agricola,txt:agricolas,case:acc,w:1,c_str:agricolas],predicative:[cat:adjp,pathlist:[p(0,1),p(1,2)],distance:[0],hp:[p(0,1)],case:acc,number:pl,gender:masc,lex:fortunatus,type:std,w:1,c_str:[nimium,fortunatus]],[si,[illocutionary_force:statement,vg:[selected_reading:novi_know,polarity:pos,cat:vg,pathlist:[p(5,6)],hp:[p(5,6)],gender:_11006,w:0,pos:v,class:tr_cod,type:finite,lex:noscere,voice:act,txt:nouerint,tense:perfect,kind:std,mood:subjunctive,number:pl,person:3],subject:[source:context_retrievable,number:pl,gender:_11198,person:3,cat:np,index:i(0,0),constraints_to_be_met:[sem:[hum]],distance:[0],pathlist:[],case:nom,w: -1],object:[pathlist:[p(2,3),p(4,5)],hp:[p(4,5)],index:i(p(4,5)),distance:[1],cat:np,class:common,sem:[thing,abstract],number:pl,person:3,gender:neuter,type:core,lex:bonum,lextype:full,case:acc,w:2,c_str:[head:[pathlist:[p(4,5)],pos:noun,txt:bona,lex:bonum,case:acc,gender:neuter,class:common,ab:no,number:pl,sem:[thing,abstract]],adjp:[cat:adjp,pathlist:[p(2,3)],distance:[0],hp:[p(2,3)],case:acc,number:pl,gender:neuter,lex:suus,type:poss,w:1,c_str:suus]]]]]]</text:p>
      <text:p text:style-name="Preformatted_20_Text"/>
      <text:p text:style-name="Preformatted_20_Text"/>
      <text:p text:style-name="Preformatted_20_Text"><text:s text:c="4"/>exclamation</text:p>
      <text:p text:style-name="Preformatted_20_Text"><text:s text:c="4"/>subject</text:p>
      <text:p text:style-name="Preformatted_20_Text"><text:s text:c="8"/>* agricolas * </text:p>
      <text:p text:style-name="Preformatted_20_Text"><text:s text:c="8"/>index:i(p(6,7))</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agricola</text:p>
      <text:p text:style-name="Preformatted_20_Text"><text:s text:c="8"/>case:acc</text:p>
      <text:p text:style-name="Preformatted_20_Text"><text:s text:c="8"/>c_str</text:p>
      <text:p text:style-name="Preformatted_20_Text"><text:s text:c="8"/>agricolas</text:p>
      <text:p text:style-name="Preformatted_20_Text"><text:s text:c="4"/>predicative</text:p>
      <text:p text:style-name="Preformatted_20_Text"><text:s text:c="8"/>cat:adjp</text:p>
      <text:p text:style-name="Preformatted_20_Text"><text:s text:c="8"/>* fortunatos * * nimium * </text:p>
      <text:p text:style-name="Preformatted_20_Text"><text:s text:c="8"/>case:acc</text:p>
      <text:p text:style-name="Preformatted_20_Text"><text:s text:c="8"/>number:pl</text:p>
      <text:p text:style-name="Preformatted_20_Text"><text:s text:c="8"/>gender:masc</text:p>
      <text:p text:style-name="Preformatted_20_Text"><text:s text:c="8"/>lex:fortunatus</text:p>
      <text:p text:style-name="Preformatted_20_Text"><text:s text:c="8"/>c_str</text:p>
      <text:p text:style-name="Preformatted_20_Text"><text:s text:c="12"/>nimium</text:p>
      <text:p text:style-name="Preformatted_20_Text"><text:s text:c="12"/>fortunatus</text:p>
      <text:p text:style-name="Preformatted_20_Text"><text:s text:c="8"/>si</text:p>
      <text:p text:style-name="Preformatted_20_Text"><text:s text:c="12"/>illocutionary_force:statement</text:p>
      <text:p text:style-name="Preformatted_20_Text"><text:s text:c="12"/>vg</text:p>
      <text:p text:style-name="Preformatted_20_Text"><text:s text:c="16"/>selected_reading:novi_know</text:p>
      <text:p text:style-name="Preformatted_20_Text"><text:s text:c="16"/>polarity:pos</text:p>
      <text:p text:style-name="Preformatted_20_Text"><text:s text:c="16"/>cat:vg</text:p>
      <text:p text:style-name="Preformatted_20_Text"><text:s text:c="16"/>* nouerint * </text:p>
      <text:p text:style-name="Preformatted_20_Text"><text:s text:c="16"/>pos:v</text:p>
      <text:p text:style-name="Preformatted_20_Text"><text:s text:c="16"/>lex:noscere</text:p>
      <text:p text:style-name="Preformatted_20_Text"><text:s text:c="16"/>voice:act</text:p>
      <text:p text:style-name="Preformatted_20_Text"><text:s text:c="16"/>tense:perfect</text:p>
      <text:p text:style-name="Preformatted_20_Text"><text:s text:c="16"/>mood:subjunctive</text:p>
      <text:p text:style-name="Preformatted_20_Text"><text:s text:c="16"/>number:pl</text:p>
      <text:p text:style-name="Preformatted_20_Text"><text:s text:c="16"/>person:3</text:p>
      <text:p text:style-name="Preformatted_20_Text"><text:s text:c="12"/>subject</text:p>
      <text:p text:style-name="Preformatted_20_Text"><text:s text:c="16"/>source:context_retrievable</text:p>
      <text:p text:style-name="Preformatted_20_Text"><text:s text:c="16"/>number:pl</text:p>
      <text:p text:style-name="Preformatted_20_Text"><text:s text:c="16"/>person:3</text:p>
      <text:p text:style-name="Preformatted_20_Text"><text:s text:c="16"/>cat:np</text:p>
      <text:p text:style-name="Preformatted_20_Text"><text:s text:c="16"/>index:i(0,0)</text:p>
      <text:p text:style-name="Preformatted_20_Text"><text:s text:c="16"/>constraints_to_be_met:[sem:[hum]]</text:p>
      <text:p text:style-name="Preformatted_20_Text"><text:soft-page-break/><text:s text:c="16"/>case:nom</text:p>
      <text:p text:style-name="Preformatted_20_Text"><text:s text:c="12"/>object</text:p>
      <text:p text:style-name="Preformatted_20_Text"><text:s text:c="16"/>* sua * * bona * </text:p>
      <text:p text:style-name="Preformatted_20_Text"><text:s text:c="16"/>index:i(p(4,5))</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neuter</text:p>
      <text:p text:style-name="Preformatted_20_Text"><text:s text:c="16"/>lex:bonum</text:p>
      <text:p text:style-name="Preformatted_20_Text"><text:s text:c="16"/>case:acc</text:p>
      <text:p text:style-name="Preformatted_20_Text"><text:s text:c="16"/>c_str</text:p>
      <text:p text:style-name="Preformatted_20_Text"><text:s text:c="20"/>head</text:p>
      <text:p text:style-name="Preformatted_20_Text"><text:s text:c="24"/>* bona * </text:p>
      <text:p text:style-name="Preformatted_20_Text"><text:s text:c="24"/>pos:noun</text:p>
      <text:p text:style-name="Preformatted_20_Text"><text:s text:c="24"/>lex:bonum</text:p>
      <text:p text:style-name="Preformatted_20_Text"><text:s text:c="24"/>case:acc</text:p>
      <text:p text:style-name="Preformatted_20_Text"><text:s text:c="24"/>gender:neuter</text:p>
      <text:p text:style-name="Preformatted_20_Text"><text:s text:c="24"/>number:pl</text:p>
      <text:p text:style-name="Preformatted_20_Text"><text:s text:c="24"/>sem:[thing,abstract]</text:p>
      <text:p text:style-name="Preformatted_20_Text"><text:s text:c="20"/>adjp</text:p>
      <text:p text:style-name="Preformatted_20_Text"><text:s text:c="24"/>cat:adjp</text:p>
      <text:p text:style-name="Preformatted_20_Text"><text:s text:c="24"/>* sua * </text:p>
      <text:p text:style-name="Preformatted_20_Text"><text:s text:c="24"/>case:acc</text:p>
      <text:p text:style-name="Preformatted_20_Text"><text:s text:c="24"/>number:pl</text:p>
      <text:p text:style-name="Preformatted_20_Text"><text:s text:c="24"/>gender:neuter</text:p>
      <text:p text:style-name="Preformatted_20_Text"><text:s text:c="24"/>lex:suus</text:p>
      <text:p text:style-name="Preformatted_20_Text"><text:s text:c="24"/>c_str</text:p>
      <text:p text:style-name="Preformatted_20_Text"><text:s text:c="24"/>suus</text:p>
      <text:p text:style-name="Preformatted_20_Text"/>
      <text:p text:style-name="Preformatted_20_Text"/>
      <text:p text:style-name="Preformatted_20_Text"/>
      <text:p text:style-name="P12">Comment : parse OK</text:p>
      <text:p text:style-name="Preformatted_20_Text"/>
      <text:p text:style-name="P17"/>
      <text:p text:style-name="P3">% 93 Catullus Carmina 61 184.</text:p>
      <text:h text:style-name="Heading_20_3" text:outline-level="3">Iam licet venias, marite.</text:h>
      <text:p text:style-name="Text_20_body"/>
      <text:p text:style-name="Preformatted_20_Text">[0/iam,1/licet,2/uenias,3/(','),4/marite,endpos(5)]</text:p>
      <text:p text:style-name="Preformatted_20_Text">cputime : 0.109375</text:p>
      <text:h text:style-name="Heading_20_4" text:outline-level="4">Parse A</text:h>
      <text:p text:style-name="Preformatted_20_Text">24---&gt;</text:p>
      <text:p text:style-name="Preformatted_20_Text">[illocutionary_force:statement,vg:[selected_reading:licet_permission_is_given_to,polarity:pos,cat:vg,pathlist:[p(1,2)],hp:[p(1,2)],gender:_6608,w:0,pos:v,class:vimp,type:finite,lex:licet,voice:act,txt:licet,tense:present,kind:std,mood:indicative,number:_6740,person:_6752],arg:[cat:pred,type:finite,pathlist:[p(2,3)],distance:[0],illocutionary_force:statement,class:m,number:sing,person:3,vgperson:2,gender:neuter,mood:subjunctive,tense:present,polarity:pos,argbound:no,gap:[],w:0,add:no,flagint:_6998,c_str:[illocutionary_force:statement,vg:[selected_reading:uenio_come,polarity:pos,cat:vg,pathlist:[p(2,3)],hp:[p(2,3)],gender:_7124,w:0,pos:v,class:intr,type:finite,lex:uenire,voice:act,txt:uenias,tense:present,kind:std,mood:subjunctive,number:sing,person:2],subject:[source:context_retrievable,number:sing,gender:or([masc,fem]),person:2,cat:np,index:i(0,0),constraints_to_be_met:[sem:[hum]],distance:[0],pathlist:[],case:nom,w:0]]],adverbial_adjunct:[cat:advp,pathlist:[p(0,1)],distance:[0],type:vpbound,lex:iam,sem:time,w:1,c_str:[head:iam]],address:[pathlist:[p(3,4),p(4,5)],hp:[p(4,5)],index:i(p(4,5)),distance:[0],cat:address,sem:[hum],class:common,lex:maritus,lextype:full,number:sing,person:2,gender:masc,type:core,case:voc,w:90,c_str:[address:marite]]]</text:p>
      <text:p text:style-name="Preformatted_20_Text"/>
      <text:p text:style-name="Preformatted_20_Text"><text:s text:c="4"/>illocutionary_force:statement</text:p>
      <text:p text:style-name="Preformatted_20_Text"><text:s text:c="4"/>vg</text:p>
      <text:p text:style-name="Preformatted_20_Text"><text:s text:c="8"/>selected_reading:licet_permission_is_given_to</text:p>
      <text:p text:style-name="Preformatted_20_Text"><text:s text:c="8"/>polarity:pos</text:p>
      <text:p text:style-name="Preformatted_20_Text"><text:s text:c="8"/>cat:vg</text:p>
      <text:p text:style-name="Preformatted_20_Text"><text:s text:c="8"/>* licet * </text:p>
      <text:p text:style-name="Preformatted_20_Text"><text:s text:c="8"/>pos:v</text:p>
      <text:p text:style-name="Preformatted_20_Text"><text:s text:c="8"/>lex:licet</text:p>
      <text:p text:style-name="Preformatted_20_Text"><text:s text:c="8"/>voice:act</text:p>
      <text:p text:style-name="Preformatted_20_Text"><text:s text:c="8"/>tense:present</text:p>
      <text:p text:style-name="Preformatted_20_Text"><text:s text:c="8"/>mood:indicative</text:p>
      <text:p text:style-name="Preformatted_20_Text"><text:s text:c="4"/>arg</text:p>
      <text:p text:style-name="Preformatted_20_Text"><text:s text:c="8"/>cat:pred</text:p>
      <text:p text:style-name="Preformatted_20_Text"><text:s text:c="8"/>* uenias * </text:p>
      <text:p text:style-name="Preformatted_20_Text"><text:s text:c="8"/>illocutionary_force:statement</text:p>
      <text:p text:style-name="Preformatted_20_Text"><text:s text:c="8"/>number:sing</text:p>
      <text:p text:style-name="Preformatted_20_Text"><text:s text:c="8"/>person:3</text:p>
      <text:p text:style-name="Preformatted_20_Text"><text:s text:c="8"/>vgperson:2</text:p>
      <text:p text:style-name="Preformatted_20_Text"><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 text:c="12"/>illocutionary_force:statement</text:p>
      <text:p text:style-name="Preformatted_20_Text"><text:s text:c="12"/>vg</text:p>
      <text:p text:style-name="Preformatted_20_Text"><text:s text:c="16"/>selected_reading:uenio_come</text:p>
      <text:p text:style-name="Preformatted_20_Text"><text:s text:c="16"/>polarity:pos</text:p>
      <text:p text:style-name="Preformatted_20_Text"><text:s text:c="16"/>cat:vg</text:p>
      <text:p text:style-name="Preformatted_20_Text"><text:s text:c="16"/>* uenias * </text:p>
      <text:p text:style-name="Preformatted_20_Text"><text:s text:c="16"/>pos:v</text:p>
      <text:p text:style-name="Preformatted_20_Text"><text:s text:c="16"/>lex:ueni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oft-page-break/><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4"/>adverbial_adjunct</text:p>
      <text:p text:style-name="Preformatted_20_Text"><text:s text:c="8"/>cat:advp</text:p>
      <text:p text:style-name="Preformatted_20_Text"><text:s text:c="8"/>* iam * </text:p>
      <text:p text:style-name="Preformatted_20_Text"><text:s text:c="8"/>lex:iam</text:p>
      <text:p text:style-name="Preformatted_20_Text"><text:s text:c="8"/>sem:time</text:p>
      <text:p text:style-name="Preformatted_20_Text"><text:s text:c="8"/>c_str</text:p>
      <text:p text:style-name="Preformatted_20_Text"><text:s text:c="12"/>head</text:p>
      <text:p text:style-name="Preformatted_20_Text"><text:s text:c="12"/>iam</text:p>
      <text:p text:style-name="Preformatted_20_Text"><text:s text:c="4"/>address</text:p>
      <text:p text:style-name="Preformatted_20_Text"><text:s text:c="8"/>* , * * marite * </text:p>
      <text:p text:style-name="Preformatted_20_Text"><text:s text:c="8"/>index:i(p(4,5))</text:p>
      <text:p text:style-name="Preformatted_20_Text"><text:s text:c="8"/>cat:address</text:p>
      <text:p text:style-name="Preformatted_20_Text"><text:s text:c="8"/>sem:[hum]</text:p>
      <text:p text:style-name="Preformatted_20_Text"><text:s text:c="8"/>lex:maritus</text:p>
      <text:p text:style-name="Preformatted_20_Text"><text:s text:c="8"/>number:sing</text:p>
      <text:p text:style-name="Preformatted_20_Text"><text:s text:c="8"/>person:2</text:p>
      <text:p text:style-name="Preformatted_20_Text"><text:s text:c="8"/>gender:masc</text:p>
      <text:p text:style-name="Preformatted_20_Text"><text:s text:c="8"/>case:voc</text:p>
      <text:p text:style-name="Preformatted_20_Text"><text:s text:c="8"/>c_str</text:p>
      <text:p text:style-name="Preformatted_20_Text"><text:s text:c="12"/>address</text:p>
      <text:p text:style-name="Preformatted_20_Text"><text:s text:c="12"/>marite</text:p>
      <text:p text:style-name="Preformatted_20_Text"/>
      <text:p text:style-name="Preformatted_20_Text"/>
      <text:p text:style-name="P12">Comment : parse OK. Parse A differs from Parse B in the attachment of iam.</text:p>
      <text:h text:style-name="P32" text:outline-level="4">Parse B</text:h>
      <text:p text:style-name="Preformatted_20_Text">24---&gt;</text:p>
      <text:p text:style-name="Preformatted_20_Text">[illocutionary_force:statement,vg:[selected_reading:licet_permission_is_given_to,polarity:pos,cat:vg,pathlist:[p(1,2)],hp:[p(1,2)],gender:_8002,w:0,pos:v,class:vimp,type:finite,lex:licet,voice:act,txt:licet,tense:present,kind:std,mood:indicative,number:_8134,person:_8146],arg:[cat:pred,type:finite,pathlist:[p(2,3),p(3,4),p(4,5)],distance:[0],illocutionary_force:statement,class:m,number:sing,person:3,vgperson:2,gender:neuter,mood:subjunctive,tense:present,polarity:pos,argbound:no,gap:[],w:23,add:no,flagint:_8416,c_str:[illocutionary_force:statement,vg:[selected_reading:uenio_come,polarity:pos,cat:vg,pathlist:[p(2,3)],hp:[p(2,3)],gender:_8542,w:0,pos:v,class:intr,type:finite,lex:uenire,voice:act,txt:uenias,tense:present,kind:std,mood:subjunctive,number:sing,person:2],subject:[source:context_retrievable,number:sing,gender:or([masc,fem]),person:2,cat:np,index:i(0,0),constraints_to_be_met:[sem:[hum]],distance:[0],pathlist:[],case:nom,w:0],address:[pathlist:[p(3,4),p(4,5)],hp:[p(4,5)],index:i(p(4,5)),distance:[0],cat:address,sem:[hum],class:common,lex:maritus,lextype:full,number:sing,person:2,gender:masc,type:core,case:voc,w:90,c_str:[address:marite]]]],adverbial_adjunct:[cat:advp,pathlist:[p(0,1)],distance:[0],type:vpbound,lex:iam,sem:time,w:1,c_str:[head:iam]]]</text:p>
      <text:p text:style-name="Preformatted_20_Text"/>
      <text:p text:style-name="Preformatted_20_Text"/>
      <text:p text:style-name="Preformatted_20_Text"><text:s text:c="4"/>illocutionary_force:statement</text:p>
      <text:p text:style-name="Preformatted_20_Text"><text:s text:c="4"/>vg</text:p>
      <text:p text:style-name="Preformatted_20_Text"><text:s text:c="8"/>selected_reading:licet_permission_is_given_to</text:p>
      <text:p text:style-name="Preformatted_20_Text"><text:s text:c="8"/>polarity:pos</text:p>
      <text:p text:style-name="Preformatted_20_Text"><text:s text:c="8"/>cat:vg</text:p>
      <text:p text:style-name="Preformatted_20_Text"><text:s text:c="8"/>* licet * </text:p>
      <text:p text:style-name="Preformatted_20_Text"><text:s text:c="8"/>pos:v</text:p>
      <text:p text:style-name="Preformatted_20_Text"><text:s text:c="8"/>lex:licet</text:p>
      <text:p text:style-name="Preformatted_20_Text"><text:s text:c="8"/>voice:act</text:p>
      <text:p text:style-name="Preformatted_20_Text"><text:s text:c="8"/>tense:present</text:p>
      <text:p text:style-name="Preformatted_20_Text"><text:s text:c="8"/>mood:indicative</text:p>
      <text:p text:style-name="Preformatted_20_Text"><text:s text:c="4"/>arg</text:p>
      <text:p text:style-name="Preformatted_20_Text"><text:s text:c="8"/>cat:pred</text:p>
      <text:p text:style-name="Preformatted_20_Text"><text:s text:c="8"/>* uenias * * , * * marite * </text:p>
      <text:p text:style-name="Preformatted_20_Text"><text:s text:c="8"/>illocutionary_force:statement</text:p>
      <text:p text:style-name="Preformatted_20_Text"><text:s text:c="8"/>number:sing</text:p>
      <text:p text:style-name="Preformatted_20_Text"><text:s text:c="8"/>person:3</text:p>
      <text:p text:style-name="Preformatted_20_Text"><text:s text:c="8"/>vgperson:2</text:p>
      <text:p text:style-name="Preformatted_20_Text"><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 text:c="12"/>illocutionary_force:statement</text:p>
      <text:p text:style-name="Preformatted_20_Text"><text:s text:c="12"/>vg</text:p>
      <text:p text:style-name="Preformatted_20_Text"><text:s text:c="16"/>selected_reading:uenio_come</text:p>
      <text:p text:style-name="Preformatted_20_Text"><text:s text:c="16"/>polarity:pos</text:p>
      <text:p text:style-name="Preformatted_20_Text"><text:s text:c="16"/>cat:vg</text:p>
      <text:p text:style-name="Preformatted_20_Text"><text:s text:c="16"/>* uenias * </text:p>
      <text:p text:style-name="Preformatted_20_Text"><text:s text:c="16"/>pos:v</text:p>
      <text:p text:style-name="Preformatted_20_Text"><text:s text:c="16"/>lex:ueni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oft-page-break/><text:s text:c="16"/>constraints_to_be_met:[sem:[hum]]</text:p>
      <text:p text:style-name="Preformatted_20_Text"><text:s text:c="16"/>case:nom</text:p>
      <text:p text:style-name="Preformatted_20_Text"><text:s text:c="12"/>address</text:p>
      <text:p text:style-name="Preformatted_20_Text"><text:s text:c="16"/>* , * * marite * </text:p>
      <text:p text:style-name="Preformatted_20_Text"><text:s text:c="16"/>index:i(p(4,5))</text:p>
      <text:p text:style-name="Preformatted_20_Text"><text:s text:c="16"/>cat:address</text:p>
      <text:p text:style-name="Preformatted_20_Text"><text:s text:c="16"/>sem:[hum]</text:p>
      <text:p text:style-name="Preformatted_20_Text"><text:s text:c="16"/>lex:maritus</text:p>
      <text:p text:style-name="Preformatted_20_Text"><text:s text:c="16"/>number:sing</text:p>
      <text:p text:style-name="Preformatted_20_Text"><text:s text:c="16"/>person:2</text:p>
      <text:p text:style-name="Preformatted_20_Text"><text:s text:c="16"/>gender:masc</text:p>
      <text:p text:style-name="Preformatted_20_Text"><text:s text:c="16"/>case:voc</text:p>
      <text:p text:style-name="Preformatted_20_Text"><text:s text:c="16"/>c_str</text:p>
      <text:p text:style-name="Preformatted_20_Text"><text:s text:c="20"/>address</text:p>
      <text:p text:style-name="Preformatted_20_Text"><text:s text:c="20"/>marite</text:p>
      <text:p text:style-name="Preformatted_20_Text"><text:s text:c="4"/>adverbial_adjunct</text:p>
      <text:p text:style-name="Preformatted_20_Text"><text:s text:c="8"/>cat:advp</text:p>
      <text:p text:style-name="Preformatted_20_Text"><text:s text:c="8"/>* iam * </text:p>
      <text:p text:style-name="Preformatted_20_Text"><text:s text:c="8"/>lex:iam</text:p>
      <text:p text:style-name="Preformatted_20_Text"><text:s text:c="8"/>sem:time</text:p>
      <text:p text:style-name="Preformatted_20_Text"><text:s text:c="8"/>c_str</text:p>
      <text:p text:style-name="Preformatted_20_Text"><text:s text:c="12"/>head</text:p>
      <text:p text:style-name="Preformatted_20_Text"><text:s text:c="12"/>iam</text:p>
      <text:p text:style-name="Preformatted_20_Text"/>
      <text:p text:style-name="Preformatted_20_Text"/>
      <text:p text:style-name="Preformatted_20_Text"/>
      <text:p text:style-name="Preformatted_20_Text"/>
      <text:p text:style-name="P12">Comment : parse OK, although attachment of iam is better in Parse A</text:p>
      <text:p text:style-name="P17"/>
      <text:p text:style-name="P3">% 94 Catullus Carmina 61 94-95.</text:p>
      <text:h text:style-name="Heading_20_3" text:outline-level="3">Vide ut faces aureas quatiunt comas.</text:h>
      <text:p text:style-name="Preformatted_20_Text"/>
      <text:p text:style-name="Preformatted_20_Text"/>
      <text:p text:style-name="Preformatted_20_Text">[0/uide,1/ut,2/faces,3/aureas,4/quatiunt,5/comas,endpos(6)]</text:p>
      <text:p text:style-name="Preformatted_20_Text">cputime : 0.28125</text:p>
      <text:p text:style-name="Preformatted_20_Text"/>
      <text:p text:style-name="Preformatted_20_Text">11---&gt;</text:p>
      <text:p text:style-name="Preformatted_20_Text">[illocutionary_force:statement,vg:[selected_reading:uideo_see,polarity:pos,cat:vg,pathlist:[p(0,1)],hp:[p(0,1)],gender:_7910,w:0,pos:v,class:tr_cod,type:finite,lex:uidere,voice:act,txt:uide,tense:present,kind:std,mood:imperative,number:sing,person:2],subject:[source:context_retrievable,number:sing,gender:or([masc,fem]),person:2,cat:np,index:i(0,0),constraints_to_be_met:[sem:[hum]],distance:[0],pathlist:[],case:nom,w:0],object:[cat:pred,type:finite,pathlist:[p(1,2),p(2,3),p(3,4),p(4,5),p(5,6)],distance:[1],gap:[],class:m,number:_8406,person:_8418,gender:_8430,case:_8442,mood:indicative,tense:present,w:11,subordinator:ut,argbound:yes,c_str:[ut,[illocutionary_force:statement,vg:[selected_reading:quatio_shake,polarity:pos,cat:vg,pathlist:[p(4,5)],hp:[p(4,5)],gender:_8640,w:0,pos:v,class:tr_cod,type:finite,lex:quatere,voice:act,txt:quatiunt,tense:present,kind:std,mood:indicative,number:pl,person:3],subject:[number:pl,gender:fem,pathlist:[p(2,3)],hp:[p(2,3)],index:i(p(2,3)),distance:[0],cat:np,sem:[thing],class:common,lextype:full,origin:noun,person:3,type:core,lex:fax,txt:faces,case:nom,w:1,c_str:faces],object:[pathlist:[p(3,4),p(5,6)],hp:[p(5,6)],index:i(p(5,6)),distance:[1],cat:np,class:common,sem:[thing],number:pl,person:3,gender:fem,type:core,lex:coma,lextype:full,case:acc,w:2,c_str:[head:[pathlist:[p(5,6)],pos:noun,txt:comas,lex:coma,case:acc,gender:fem,class:common,ab:no,number:pl,sem:[thing]],adjp:[cat:adjp,pathlist:[p(3,4)],distance:[0],hp:[p(3,4)],case:acc,number:pl,gender:fem,lex:aureus,type:std,w:1,c_str:aureus]]]]]]]</text:p>
      <text:p text:style-name="Preformatted_20_Text"/>
      <text:p text:style-name="Preformatted_20_Text"><text:s text:c="4"/>illocutionary_force:statement</text:p>
      <text:p text:style-name="Preformatted_20_Text"><text:s text:c="4"/>vg</text:p>
      <text:p text:style-name="Preformatted_20_Text"><text:s text:c="8"/>selected_reading:uideo_see</text:p>
      <text:p text:style-name="Preformatted_20_Text"><text:s text:c="8"/>polarity:pos</text:p>
      <text:p text:style-name="Preformatted_20_Text"><text:s text:c="8"/>cat:vg</text:p>
      <text:p text:style-name="Preformatted_20_Text"><text:s text:c="8"/>* uide * </text:p>
      <text:p text:style-name="Preformatted_20_Text"><text:s text:c="8"/>pos:v</text:p>
      <text:p text:style-name="Preformatted_20_Text"><text:s text:c="8"/>lex:uidere</text:p>
      <text:p text:style-name="Preformatted_20_Text"><text:s text:c="8"/>voice:act</text:p>
      <text:p text:style-name="Preformatted_20_Text"><text:s text:c="8"/>tense:present</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ut * * faces * * aureas * * quatiunt * * comas * </text:p>
      <text:p text:style-name="Preformatted_20_Text"><text:s text:c="8"/>mood:indicative</text:p>
      <text:p text:style-name="Preformatted_20_Text"><text:s text:c="8"/>tense:present</text:p>
      <text:p text:style-name="Preformatted_20_Text"><text:s text:c="8"/>subordinator</text:p>
      <text:p text:style-name="Preformatted_20_Text"><text:s text:c="8"/>ut</text:p>
      <text:p text:style-name="Preformatted_20_Text"><text:s text:c="8"/>c_str</text:p>
      <text:p text:style-name="Preformatted_20_Text"><text:s text:c="12"/>ut</text:p>
      <text:p text:style-name="Preformatted_20_Text"><text:s text:c="16"/>illocutionary_force:statement</text:p>
      <text:p text:style-name="Preformatted_20_Text"><text:s text:c="16"/>vg</text:p>
      <text:p text:style-name="Preformatted_20_Text"><text:s text:c="20"/>selected_reading:quatio_shake</text:p>
      <text:p text:style-name="Preformatted_20_Text"><text:s text:c="20"/>polarity:pos</text:p>
      <text:p text:style-name="Preformatted_20_Text"><text:s text:c="20"/>cat:vg</text:p>
      <text:p text:style-name="Preformatted_20_Text"><text:s text:c="20"/>* quatiunt * </text:p>
      <text:p text:style-name="Preformatted_20_Text"><text:soft-page-break/><text:s text:c="20"/>pos:v</text:p>
      <text:p text:style-name="Preformatted_20_Text"><text:s text:c="20"/>lex:quatere</text:p>
      <text:p text:style-name="Preformatted_20_Text"><text:s text:c="20"/>voice:act</text:p>
      <text:p text:style-name="Preformatted_20_Text"><text:s text:c="20"/>tense:present</text:p>
      <text:p text:style-name="Preformatted_20_Text"><text:s text:c="20"/>mood:indicative</text:p>
      <text:p text:style-name="Preformatted_20_Text"><text:s text:c="20"/>number:pl</text:p>
      <text:p text:style-name="Preformatted_20_Text"><text:s text:c="20"/>person:3</text:p>
      <text:p text:style-name="Preformatted_20_Text"><text:s text:c="16"/>subject</text:p>
      <text:p text:style-name="Preformatted_20_Text"><text:s text:c="20"/>number:pl</text:p>
      <text:p text:style-name="Preformatted_20_Text"><text:s text:c="20"/>gender:fem</text:p>
      <text:p text:style-name="Preformatted_20_Text"><text:s text:c="20"/>* faces * </text:p>
      <text:p text:style-name="Preformatted_20_Text"><text:s text:c="20"/>index:i(p(2,3))</text:p>
      <text:p text:style-name="Preformatted_20_Text"><text:s text:c="20"/>cat:np</text:p>
      <text:p text:style-name="Preformatted_20_Text"><text:s text:c="20"/>sem:[thing]</text:p>
      <text:p text:style-name="Preformatted_20_Text"><text:s text:c="20"/>person:3</text:p>
      <text:p text:style-name="Preformatted_20_Text"><text:s text:c="20"/>lex:fax</text:p>
      <text:p text:style-name="Preformatted_20_Text"><text:s text:c="20"/>case:nom</text:p>
      <text:p text:style-name="Preformatted_20_Text"><text:s text:c="20"/>c_str</text:p>
      <text:p text:style-name="Preformatted_20_Text"><text:s text:c="20"/>faces</text:p>
      <text:p text:style-name="Preformatted_20_Text"><text:s text:c="16"/>object</text:p>
      <text:p text:style-name="Preformatted_20_Text"><text:s text:c="20"/>* aureas * * comas * </text:p>
      <text:p text:style-name="Preformatted_20_Text"><text:s text:c="20"/>index:i(p(5,6))</text:p>
      <text:p text:style-name="Preformatted_20_Text"><text:s text:c="20"/>cat:np</text:p>
      <text:p text:style-name="Preformatted_20_Text"><text:s text:c="20"/>sem:[thing]</text:p>
      <text:p text:style-name="Preformatted_20_Text"><text:s text:c="20"/>number:pl</text:p>
      <text:p text:style-name="Preformatted_20_Text"><text:s text:c="20"/>person:3</text:p>
      <text:p text:style-name="Preformatted_20_Text"><text:s text:c="20"/>gender:fem</text:p>
      <text:p text:style-name="Preformatted_20_Text"><text:s text:c="20"/>lex:coma</text:p>
      <text:p text:style-name="Preformatted_20_Text"><text:s text:c="20"/>case:acc</text:p>
      <text:p text:style-name="Preformatted_20_Text"><text:s text:c="20"/>c_str</text:p>
      <text:p text:style-name="Preformatted_20_Text"><text:s text:c="24"/>head</text:p>
      <text:p text:style-name="Preformatted_20_Text"><text:s text:c="28"/>* comas * </text:p>
      <text:p text:style-name="Preformatted_20_Text"><text:s text:c="28"/>pos:noun</text:p>
      <text:p text:style-name="Preformatted_20_Text"><text:s text:c="28"/>lex:coma</text:p>
      <text:p text:style-name="Preformatted_20_Text"><text:s text:c="28"/>case:acc</text:p>
      <text:p text:style-name="Preformatted_20_Text"><text:s text:c="28"/>gender:fem</text:p>
      <text:p text:style-name="Preformatted_20_Text"><text:s text:c="28"/>number:pl</text:p>
      <text:p text:style-name="Preformatted_20_Text"><text:s text:c="28"/>sem:[thing]</text:p>
      <text:p text:style-name="Preformatted_20_Text"><text:s text:c="24"/>adjp</text:p>
      <text:p text:style-name="Preformatted_20_Text"><text:s text:c="28"/>cat:adjp</text:p>
      <text:p text:style-name="Preformatted_20_Text"><text:s text:c="28"/>* aureas * </text:p>
      <text:p text:style-name="Preformatted_20_Text"><text:s text:c="28"/>case:acc</text:p>
      <text:p text:style-name="Preformatted_20_Text"><text:s text:c="28"/>number:pl</text:p>
      <text:p text:style-name="Preformatted_20_Text"><text:s text:c="28"/>gender:fem</text:p>
      <text:p text:style-name="Preformatted_20_Text"><text:s text:c="28"/>lex:aureus</text:p>
      <text:p text:style-name="Preformatted_20_Text"><text:s text:c="28"/>c_str</text:p>
      <text:p text:style-name="Preformatted_20_Text"><text:s text:c="28"/>aureus</text:p>
      <text:p text:style-name="Preformatted_20_Text"/>
      <text:p text:style-name="Preformatted_20_Text"/>
      <text:p text:style-name="P12">Comment : parse OK</text:p>
      <text:p text:style-name="Preformatted_20_Text"/>
      <text:p text:style-name="Preformatted_20_Text"/>
      <text:p text:style-name="Preformatted_20_Text"/>
      <text:p text:style-name="P16">% 95 Catullus Carmina 72 1.</text:p>
      <text:h text:style-name="Heading_20_3" text:outline-level="3">Dicebas quondam solum te nosse Catullum.</text:h>
      <text:p text:style-name="Preformatted_20_Text">[0/dicebas,1/quondam,2/solum,3/te,4/nouisse,5/catullum,endpos(6)]</text:p>
      <text:p text:style-name="Preformatted_20_Text">cputime : 0.78125</text:p>
      <text:p text:style-name="Preformatted_20_Text"/>
      <text:p text:style-name="Preformatted_20_Text">10---&gt;</text:p>
      <text:p text:style-name="Preformatted_20_Text">[illocutionary_force:statement,vg:[selected_reading:dico_say_that,polarity:pos,cat:vg,pathlist:[p(0,1)],hp:[p(0,1)],gender:_21520,w:0,pos:v,class:tr_inf,type:finite,lex:dicere,voice:act,txt:dicebas,tense:imperfect,kind:std,mood:indicative,number:sing,person:2],subject:[source:context_retrievable,number:sing,gender:or([masc,fem]),person:2,cat:np,index:i(0,0),constraints_to_be_met:[sem:[hum]],distance:[0],pathlist:[],case:nom,w:0],object:[cat:pred,type:nonfinite,mood:infinitive,tense:past,class:m,pathlist:[p(1,2),p(2,3),p(3,4),p(4,5),p(5,6)],distance:[0],number:sing,gender:neuter,case:or([nom,acc]),person:3,polarity:pos,argbound:no,gap:_22116,w:9,flagint:no,c_str:[vg:[selected_reading:novi_know,polarity:pos,cat:vg,pathlist:[p(4,5)],hp:[p(4,5)],gender:masc,w:0,pos:v,class:tr_cod,type:nonfinite,lex:noscere,voice:act,txt:noscere,tense:past,kind:std,mood:infinitive,number:sing,person:_22398],subject:[number:sing,gender:masc,pathlist:[p(2,3),p(3,4)],hp:[p(3,4)],index:i(p(3,4)),distance:[0],cat:np,sem:[hum],class:proper,lex:pp2sg,person:2,type:core,case:acc,w:1,c_str:[head:[pos:prpers,txt:te,lex:pp2sg,number:sing,person:2,gender:or([masc,fem]),case:acc,sem:[hum]],adjp:[cat:adjp,pathlist:[p(2,3)],distance:[0],hp:[p(2,3)],case:acc,number:sing,gender:masc,lex:solus,type:std,w:1,c_str:solus]]],object:[pathlist:[p(5,6)],hp:[p(5,6)],index:i(p(5,6)),distance:[0],cat:np,sem:[male],class:proper,lex:catullus,lextype:full,number:sing,person:3,gender:masc,type:core,case:acc,w:1,c_str:catullus],adverbial_adjunct:[cat:advp,pathlist:[p(1,2)],distance:[0],type:vpbound,lex:quondam,sem:time,w:1,c_str:[head:quondam]]]]]</text:p>
      <text:p text:style-name="Preformatted_20_Text"/>
      <text:p text:style-name="Preformatted_20_Text"><text:s text:c="4"/>illocutionary_force:statement</text:p>
      <text:p text:style-name="Preformatted_20_Text"><text:s text:c="4"/>vg</text:p>
      <text:p text:style-name="Preformatted_20_Text"><text:s text:c="8"/>selected_reading:dico_say_that</text:p>
      <text:p text:style-name="Preformatted_20_Text"><text:s text:c="8"/>polarity:pos</text:p>
      <text:p text:style-name="Preformatted_20_Text"><text:s text:c="8"/>cat:vg</text:p>
      <text:p text:style-name="Preformatted_20_Text"><text:s text:c="8"/>* dicebas * </text:p>
      <text:p text:style-name="Preformatted_20_Text"><text:s text:c="8"/>pos:v</text:p>
      <text:p text:style-name="Preformatted_20_Text"><text:s text:c="8"/>lex:dicere</text:p>
      <text:p text:style-name="Preformatted_20_Text"><text:s text:c="8"/>voice:act</text:p>
      <text:p text:style-name="Preformatted_20_Text"><text:s text:c="8"/>tense:imperfect</text:p>
      <text:p text:style-name="Preformatted_20_Text"><text:s text:c="8"/>mood:indic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ast</text:p>
      <text:p text:style-name="Preformatted_20_Text"><text:s text:c="8"/>* quondam * * solum * * te * * nouisse * * catullum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novi_know</text:p>
      <text:p text:style-name="Preformatted_20_Text"><text:s text:c="16"/>polarity:pos</text:p>
      <text:p text:style-name="Preformatted_20_Text"><text:s text:c="16"/>cat:vg</text:p>
      <text:p text:style-name="Preformatted_20_Text"><text:s text:c="16"/>* nouisse * </text:p>
      <text:p text:style-name="Preformatted_20_Text"><text:s text:c="16"/>gender:masc</text:p>
      <text:p text:style-name="Preformatted_20_Text"><text:soft-page-break/><text:s text:c="16"/>pos:v</text:p>
      <text:p text:style-name="Preformatted_20_Text"><text:s text:c="16"/>lex:noscere</text:p>
      <text:p text:style-name="Preformatted_20_Text"><text:s text:c="16"/>voice:act</text:p>
      <text:p text:style-name="Preformatted_20_Text"><text:s text:c="16"/>tense:past</text:p>
      <text:p text:style-name="Preformatted_20_Text"><text:s text:c="16"/>mood:infinitive</text:p>
      <text:p text:style-name="Preformatted_20_Text"><text:s text:c="16"/>number:sing</text:p>
      <text:p text:style-name="Preformatted_20_Text"><text:s text:c="12"/>subject</text:p>
      <text:p text:style-name="Preformatted_20_Text"><text:s text:c="16"/>number:sing</text:p>
      <text:p text:style-name="Preformatted_20_Text"><text:s text:c="16"/>gender:masc</text:p>
      <text:p text:style-name="Preformatted_20_Text"><text:s text:c="16"/>* solum * * te * </text:p>
      <text:p text:style-name="Preformatted_20_Text"><text:s text:c="16"/>index:i(p(3,4))</text:p>
      <text:p text:style-name="Preformatted_20_Text"><text:s text:c="16"/>cat:np</text:p>
      <text:p text:style-name="Preformatted_20_Text"><text:s text:c="16"/>sem:[hum]</text:p>
      <text:p text:style-name="Preformatted_20_Text"><text:s text:c="16"/>lex:pp2sg</text:p>
      <text:p text:style-name="Preformatted_20_Text"><text:s text:c="16"/>person:2</text:p>
      <text:p text:style-name="Preformatted_20_Text"><text:s text:c="16"/>case:acc</text:p>
      <text:p text:style-name="Preformatted_20_Text"><text:s text:c="16"/>c_str</text:p>
      <text:p text:style-name="Preformatted_20_Text"><text:s text:c="20"/>head</text:p>
      <text:p text:style-name="Preformatted_20_Text"><text:s text:c="24"/>pos:prpers</text:p>
      <text:p text:style-name="Preformatted_20_Text"><text:s text:c="24"/>lex:pp2sg</text:p>
      <text:p text:style-name="Preformatted_20_Text"><text:s text:c="24"/>number:sing</text:p>
      <text:p text:style-name="Preformatted_20_Text"><text:s text:c="24"/>person:2</text:p>
      <text:p text:style-name="Preformatted_20_Text"><text:s text:c="24"/>gender:or([masc,fem])</text:p>
      <text:p text:style-name="Preformatted_20_Text"><text:s text:c="24"/>case:acc</text:p>
      <text:p text:style-name="Preformatted_20_Text"><text:s text:c="24"/>sem:[hum]</text:p>
      <text:p text:style-name="Preformatted_20_Text"><text:s text:c="20"/>adjp</text:p>
      <text:p text:style-name="Preformatted_20_Text"><text:s text:c="24"/>cat:adjp</text:p>
      <text:p text:style-name="Preformatted_20_Text"><text:s text:c="24"/>* solum * </text:p>
      <text:p text:style-name="Preformatted_20_Text"><text:s text:c="24"/>case:acc</text:p>
      <text:p text:style-name="Preformatted_20_Text"><text:s text:c="24"/>number:sing</text:p>
      <text:p text:style-name="Preformatted_20_Text"><text:s text:c="24"/>gender:masc</text:p>
      <text:p text:style-name="Preformatted_20_Text"><text:s text:c="24"/>lex:solus</text:p>
      <text:p text:style-name="Preformatted_20_Text"><text:s text:c="24"/>c_str</text:p>
      <text:p text:style-name="Preformatted_20_Text"><text:s text:c="24"/>solus</text:p>
      <text:p text:style-name="Preformatted_20_Text"><text:s text:c="12"/>object</text:p>
      <text:p text:style-name="Preformatted_20_Text"><text:s text:c="16"/>* catullum * </text:p>
      <text:p text:style-name="Preformatted_20_Text"><text:s text:c="16"/>index:i(p(5,6))</text:p>
      <text:p text:style-name="Preformatted_20_Text"><text:s text:c="16"/>cat:np</text:p>
      <text:p text:style-name="Preformatted_20_Text"><text:s text:c="16"/>sem:[male]</text:p>
      <text:p text:style-name="Preformatted_20_Text"><text:s text:c="16"/>lex:catullus</text:p>
      <text:p text:style-name="Preformatted_20_Text"><text:s text:c="16"/>number:sing</text:p>
      <text:p text:style-name="Preformatted_20_Text"><text:s text:c="16"/>person:3</text:p>
      <text:p text:style-name="Preformatted_20_Text"><text:s text:c="16"/>gender:masc</text:p>
      <text:p text:style-name="Preformatted_20_Text"><text:s text:c="16"/>case:acc</text:p>
      <text:p text:style-name="Preformatted_20_Text"><text:s text:c="16"/>c_str</text:p>
      <text:p text:style-name="Preformatted_20_Text"><text:s text:c="16"/>catullus</text:p>
      <text:p text:style-name="Preformatted_20_Text"><text:s text:c="12"/>adverbial_adjunct</text:p>
      <text:p text:style-name="Preformatted_20_Text"><text:s text:c="16"/>cat:advp</text:p>
      <text:p text:style-name="Preformatted_20_Text"><text:s text:c="16"/>* quondam * </text:p>
      <text:p text:style-name="Preformatted_20_Text"><text:s text:c="16"/>lex:quondam</text:p>
      <text:p text:style-name="Preformatted_20_Text"><text:s text:c="16"/>sem:time</text:p>
      <text:p text:style-name="Preformatted_20_Text"><text:s text:c="16"/>c_str</text:p>
      <text:p text:style-name="Preformatted_20_Text"><text:s text:c="20"/>head</text:p>
      <text:p text:style-name="Preformatted_20_Text"><text:s text:c="20"/>quondam</text:p>
      <text:p text:style-name="Preformatted_20_Text"/>
      <text:p text:style-name="Preformatted_20_Text"/>
      <text:p text:style-name="Preformatted_20_Text"/>
      <text:p text:style-name="Preformatted_20_Text"/>
      <text:p text:style-name="Preformatted_20_Text"/>
      <text:p text:style-name="P12">Comment : attachment of 'quondam' is wrong, should attach to 'dicebas'</text:p>
      <text:p text:style-name="P17"/>
      <text:p text:style-name="P3">% 96 Catullus Carmina 46 6.</text:p>
      <text:h text:style-name="Heading_20_3" text:outline-level="3">Ad claras Asiae volemus urbes.</text:h>
      <text:p text:style-name="Text_20_body"/>
      <text:p text:style-name="Preformatted_20_Text">[0/ad,1/claras,2/asiae,3/uolemus,4/urbes,endpos(5)]</text:p>
      <text:p text:style-name="Preformatted_20_Text">cputime : 0.234375</text:p>
      <text:p text:style-name="Preformatted_20_Text"/>
      <text:p text:style-name="Preformatted_20_Text">-8---&gt;</text:p>
      <text:p text:style-name="Preformatted_20_Text">[illocutionary_force:statement,vg:[selected_reading:uolo_fly,polarity:pos,cat:vg,pathlist:[p(3,4)],hp:[p(3,4)],gender:_6822,w:0,pos:v,class:intr,type:finite,lex:uolare,voice:act,txt:uolemus,tense:present,kind:std,mood:subjunctive,number:pl,person:1],subject:[source:context_retrievable,number:pl,gender:or([masc,fem]),person:1,cat:np,index:i(0,0),constraints_to_be_met:[],distance:[0],pathlist:[],case:nom,w:0],prep_cplt:[pathlist:[p(0,1),p(1,2),p(2,3),p(4,5)],hp:[p(4,5)],distance:[4],index:i([p(4,5)]),case:acc,prep:ad,sem:[hum,thing,loc],lex:urbs,w: -5,type:full,cat:pp,c_str:[prep:ad,head:[pathlist:[p(1,2),p(2,3),p(4,5)],hp:[p(4,5)],index:i([p(4,5)]),distance:[4],sem:[hum,thing,loc],number:pl,person:3,cat:np,lex:urbs,lextype:full,gender:fem,type:full,case:acc,class:common,w:1,c_str:[head:[pathlist:[p(1,2),p(4,5)],hp:[p(4,5)],index:i(p(4,5)),distance:[2],cat:np,class:common,sem:[hum,thing,loc],number:pl,person:3,gender:fem,type:core,lex:urbs,lextype:full,case:acc,w:2,c_str:[head:[pathlist:[p(4,5)],pos:noun,txt:urbes,lex:urbs,case:acc,gender:fem,class:common,ab:loc,number:pl,sem:[hum,thing,loc]],adjp:[cat:adjp,pathlist:[p(1,2)],distance:[0],hp:[p(1,2)],case:acc,number:pl,gender:fem,lex:clarus,type:std,w:1,c_str:clarus]]],noun_cplt:[pathlist:[p(2,3)],hp:[p(2,3)],index:i(p(2,3)),distance:[0],cat:np,sem:[loc,thing],class:common,lextype:full,origin:noun,number:sing,person:3,gender:fem,type:core,lex:asia,txt:asiae,case:gen,w:1,c_str:asiae]]]]]]</text:p>
      <text:p text:style-name="Preformatted_20_Text"/>
      <text:p text:style-name="Preformatted_20_Text"><text:s text:c="4"/>illocutionary_force:statement</text:p>
      <text:p text:style-name="Preformatted_20_Text"><text:s text:c="4"/>vg</text:p>
      <text:p text:style-name="Preformatted_20_Text"><text:s text:c="8"/>selected_reading:uolo_fly</text:p>
      <text:p text:style-name="Preformatted_20_Text"><text:s text:c="8"/>polarity:pos</text:p>
      <text:p text:style-name="Preformatted_20_Text"><text:s text:c="8"/>cat:vg</text:p>
      <text:p text:style-name="Preformatted_20_Text"><text:s text:c="8"/>* uolemus * </text:p>
      <text:p text:style-name="Preformatted_20_Text"><text:s text:c="8"/>pos:v</text:p>
      <text:p text:style-name="Preformatted_20_Text"><text:s text:c="8"/>lex:uolare</text:p>
      <text:p text:style-name="Preformatted_20_Text"><text:s text:c="8"/>voice:act</text:p>
      <text:p text:style-name="Preformatted_20_Text"><text:s text:c="8"/>tense:present</text:p>
      <text:p text:style-name="Preformatted_20_Text"><text:s text:c="8"/>mood:subjunctive</text:p>
      <text:p text:style-name="Preformatted_20_Text"><text:s text:c="8"/>number:pl</text:p>
      <text:p text:style-name="Preformatted_20_Text"><text:s text:c="8"/>person:1</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ase:nom</text:p>
      <text:p text:style-name="Preformatted_20_Text"><text:s text:c="4"/>prep_cplt</text:p>
      <text:p text:style-name="Preformatted_20_Text"><text:s text:c="8"/>* ad * * claras * * asiae * * urbes * </text:p>
      <text:p text:style-name="Preformatted_20_Text"><text:s text:c="8"/>index:i([p(4,5)])</text:p>
      <text:p text:style-name="Preformatted_20_Text"><text:s text:c="8"/>case:acc</text:p>
      <text:p text:style-name="Preformatted_20_Text"><text:s text:c="8"/>prep:ad</text:p>
      <text:p text:style-name="Preformatted_20_Text"><text:s text:c="8"/>sem:[hum,thing,loc]</text:p>
      <text:p text:style-name="Preformatted_20_Text"><text:s text:c="8"/>lex:urbs</text:p>
      <text:p text:style-name="Preformatted_20_Text"><text:s text:c="8"/>cat:pp</text:p>
      <text:p text:style-name="Preformatted_20_Text"><text:s text:c="8"/>c_str</text:p>
      <text:p text:style-name="Preformatted_20_Text"><text:s text:c="12"/>prep:ad</text:p>
      <text:p text:style-name="Preformatted_20_Text"><text:s text:c="12"/>head</text:p>
      <text:p text:style-name="Preformatted_20_Text"><text:s text:c="16"/>* claras * * asiae * * urbes * </text:p>
      <text:p text:style-name="Preformatted_20_Text"><text:s text:c="16"/>index:i([p(4,5)])</text:p>
      <text:p text:style-name="Preformatted_20_Text"><text:s text:c="16"/>sem:[hum,thing,loc]</text:p>
      <text:p text:style-name="Preformatted_20_Text"><text:s text:c="16"/>number:pl</text:p>
      <text:p text:style-name="Preformatted_20_Text"><text:soft-page-break/><text:s text:c="16"/>person:3</text:p>
      <text:p text:style-name="Preformatted_20_Text"><text:s text:c="16"/>cat:np</text:p>
      <text:p text:style-name="Preformatted_20_Text"><text:s text:c="16"/>lex:urbs</text:p>
      <text:p text:style-name="Preformatted_20_Text"><text:s text:c="16"/>gender:fem</text:p>
      <text:p text:style-name="Preformatted_20_Text"><text:s text:c="16"/>case:acc</text:p>
      <text:p text:style-name="Preformatted_20_Text"><text:s text:c="16"/>c_str</text:p>
      <text:p text:style-name="Preformatted_20_Text"><text:s text:c="20"/>head</text:p>
      <text:p text:style-name="Preformatted_20_Text"><text:s text:c="24"/>* claras * * urbes * </text:p>
      <text:p text:style-name="Preformatted_20_Text"><text:s text:c="24"/>index:i(p(4,5))</text:p>
      <text:p text:style-name="Preformatted_20_Text"><text:s text:c="24"/>cat:np</text:p>
      <text:p text:style-name="Preformatted_20_Text"><text:s text:c="24"/>sem:[hum,thing,loc]</text:p>
      <text:p text:style-name="Preformatted_20_Text"><text:s text:c="24"/>number:pl</text:p>
      <text:p text:style-name="Preformatted_20_Text"><text:s text:c="24"/>person:3</text:p>
      <text:p text:style-name="Preformatted_20_Text"><text:s text:c="24"/>gender:fem</text:p>
      <text:p text:style-name="Preformatted_20_Text"><text:s text:c="24"/>lex:urbs</text:p>
      <text:p text:style-name="Preformatted_20_Text"><text:s text:c="24"/>case:acc</text:p>
      <text:p text:style-name="Preformatted_20_Text"><text:s text:c="24"/>c_str</text:p>
      <text:p text:style-name="Preformatted_20_Text"><text:s text:c="28"/>head</text:p>
      <text:p text:style-name="Preformatted_20_Text"><text:s text:c="32"/>* urbes * </text:p>
      <text:p text:style-name="Preformatted_20_Text"><text:s text:c="32"/>pos:noun</text:p>
      <text:p text:style-name="Preformatted_20_Text"><text:s text:c="32"/>lex:urbs</text:p>
      <text:p text:style-name="Preformatted_20_Text"><text:s text:c="32"/>case:acc</text:p>
      <text:p text:style-name="Preformatted_20_Text"><text:s text:c="32"/>gender:fem</text:p>
      <text:p text:style-name="Preformatted_20_Text"><text:s text:c="32"/>number:pl</text:p>
      <text:p text:style-name="Preformatted_20_Text"><text:s text:c="32"/>sem:[hum,thing,loc]</text:p>
      <text:p text:style-name="Preformatted_20_Text"><text:s text:c="28"/>adjp</text:p>
      <text:p text:style-name="Preformatted_20_Text"><text:s text:c="32"/>cat:adjp</text:p>
      <text:p text:style-name="Preformatted_20_Text"><text:s text:c="32"/>* claras * </text:p>
      <text:p text:style-name="Preformatted_20_Text"><text:s text:c="32"/>case:acc</text:p>
      <text:p text:style-name="Preformatted_20_Text"><text:s text:c="32"/>number:pl</text:p>
      <text:p text:style-name="Preformatted_20_Text"><text:s text:c="32"/>gender:fem</text:p>
      <text:p text:style-name="Preformatted_20_Text"><text:s text:c="32"/>lex:clarus</text:p>
      <text:p text:style-name="Preformatted_20_Text"><text:s text:c="32"/>c_str</text:p>
      <text:p text:style-name="Preformatted_20_Text"><text:s text:c="32"/>clarus</text:p>
      <text:p text:style-name="Preformatted_20_Text"><text:s text:c="20"/>noun_cplt</text:p>
      <text:p text:style-name="Preformatted_20_Text"><text:s text:c="24"/>* asiae * </text:p>
      <text:p text:style-name="Preformatted_20_Text"><text:s text:c="24"/>index:i(p(2,3))</text:p>
      <text:p text:style-name="Preformatted_20_Text"><text:s text:c="24"/>cat:np</text:p>
      <text:p text:style-name="Preformatted_20_Text"><text:s text:c="24"/>sem:[loc,thing]</text:p>
      <text:p text:style-name="Preformatted_20_Text"><text:s text:c="24"/>number:sing</text:p>
      <text:p text:style-name="Preformatted_20_Text"><text:s text:c="24"/>person:3</text:p>
      <text:p text:style-name="Preformatted_20_Text"><text:s text:c="24"/>gender:fem</text:p>
      <text:p text:style-name="Preformatted_20_Text"><text:s text:c="24"/>lex:asia</text:p>
      <text:p text:style-name="Preformatted_20_Text"><text:s text:c="24"/>case:gen</text:p>
      <text:p text:style-name="Preformatted_20_Text"><text:s text:c="24"/>c_str</text:p>
      <text:p text:style-name="Preformatted_20_Text"><text:s text:c="24"/>asiae</text:p>
      <text:p text:style-name="Preformatted_20_Text"/>
      <text:p text:style-name="Preformatted_20_Text"/>
      <text:p text:style-name="Preformatted_20_Text"/>
      <text:p text:style-name="Preformatted_20_Text"/>
      <text:p text:style-name="Preformatted_20_Text"/>
      <text:p text:style-name="P12">Comment : parse OK</text:p>
      <text:p text:style-name="P17"/>
      <text:p text:style-name="P3">% 97 adapted from Cicero In Cat 1 17 2.</text:p>
      <text:h text:style-name="Heading_20_3" text:outline-level="3">Servi mei si me metuerent ut te metuunt cives tui domum meam relinquendam putarem.</text:h>
      <text:p text:style-name="Preformatted_20_Text">[0/serui,1/mei,2/si,3/me,4/metuerent,5/ut,6/te,7/metuunt,8/ciues,9/tui,10/domum,11/meam,12/relinquendam,13/putarem,endpos(14)]</text:p>
      <text:p text:style-name="Preformatted_20_Text">cputime : 29.234375</text:p>
      <text:p text:style-name="Preformatted_20_Text"/>
      <text:p text:style-name="Preformatted_20_Text">16---&gt;</text:p>
      <text:p text:style-name="Preformatted_20_Text">[clause_semantics:irrealis_present,subordinator:[lex:si,pos:sub,argbound:no,mood:subjunctive],subordinate_clause:[si,[illocutionary_force:statement,vg:[selected_reading:metuo_fear,polarity:pos,cat:vg,pathlist:[p(4,5)],hp:[p(4,5)],gender:_63996,w:0,pos:v,class:tr_cod,type:finite,lex:metuere,voice:act,txt:metuerent,tense:imperfect,kind:std,mood:subjunctive,number:pl,person:3],subject:[number:pl,gender:masc,pathlist:[p(0,1),p(1,2)],hp:[p(0,1)],index:i(p(0,1)),distance:[0],cat:np,class:common,sem:[hum,thing],person:3,type:core,lex:seruus,lextype:full,case:nom,w:2,c_str:[head:[pathlist:[p(0,1)],pos:noun,txt:serui,lex:seruus,case:nom,gender:masc,class:common,ab:no,number:pl,sem:[hum,thing]],adjp:[cat:adjp,pathlist:[p(1,2)],distance:[0],hp:[p(1,2)],case:nom,number:pl,gender:masc,lex:meus,type:poss,w:1,c_str:meus]]],object:[pathlist:[p(3,4)],hp:[p(3,4)],index:i(p(3,4)),distance:[0],cat:np,sem:[hum],class:proper,lex:pp1sg,number:sing,person:1,gender:or([masc,fem]),type:core,case:acc,w:1,c_str:pp1sg]]],main_clause:[clause_semantics:_64998,subordinator:[lex:ut,pos:sub,argbound:no,mood:indicative,value:comparison],subordinate_clause:[ut,[illocutionary_force:statement,vg:[selected_reading:metuo_fear,polarity:pos,cat:vg,pathlist:[p(7,8)],hp:[p(7,8)],gender:_65214,w:0,pos:v,class:tr_cod,type:finite,lex:metuere,voice:act,txt:metuunt,tense:present,kind:std,mood:indicative,number:pl,person:3],subject:[number:pl,gender:masc,pathlist:[p(8,9),p(9,10)],hp:[p(8,9)],index:i(p(8,9)),distance:[0],cat:np,class:common,sem:[hum],person:3,type:core,lex:ciuis,lextype:full,case:nom,w:2,c_str:[head:[pathlist:[p(8,9)],pos:noun,txt:ciues,lex:ciuis,case:nom,gender:masc,class:common,ab:no,number:pl,sem:[hum]],adjp:[cat:adjp,pathlist:[p(9,10)],distance:[0],hp:[p(9,10)],case:nom,number:pl,gender:masc,lex:tuus,type:poss,w:1,c_str:tuus]]],object:[pathlist:[p(6,7)],hp:[p(6,7)],index:i(p(6,7)),distance:[0],cat:np,sem:[hum],class:proper,lex:pp2sg,number:sing,person:2,gender:or([masc,fem]),type:core,case:acc,w:1,c_str:pp2sg]]],main_clause:[illocutionary_force:statement,vg:[selected_reading:puto_think_that,polarity:pos,cat:vg,pathlist:[p(13,14)],hp:[p(13,14)],gender:_66318,w:0,pos:v,class:tr_inf,type:finite,lex:putare,voice:act,txt:putarem,tense:imperfect,kind:std,mood:subjunctive,number:sing,person:1],subject:[source:context_retrievable,number:sing,gender:or([masc,fem]),person:1,cat:np,index:i(0,0),constraints_to_be_met:[sem:[hum]],distance:[0],pathlist:[],case:nom,w:0],object:[cat:pred,type:gerund,subtype:gerundive,case:acc,mood:gerund,class:m,local_case:acc,number:sing,person:3,gender:neuter,pathlist:[p(10,11),p(11,12),p(12,13)],distance:[0],gap:[],w:5,c_str:[vg:[selected_reading:relinquo_leave,pos:gdiv,txt:relinquendam,case:acc,gender:fem,number:sing,lex:relinquere,class:tr_cod,type:gdiv,kind:std,mood:gerund,person:3],object:[pathlist:[p(10,11),p(11,12)],hp:[p(10,11)],index:i(p(10,11)),distance:[0],cat:np,class:common,sem:[abstract,thing,city],number:sing,person:3,gender:fem,type:core,lex:domus,lextype:full,case:acc,w:2,c_str:[head:[pathlist:[p(10,11)],pos:noun,txt:domum,lex:domus,case:acc,gender:fem,class:common,ab:no,number:sing,sem:[abstract,thing,city]],adjp:[cat:adjp,pathlist:[p(11,12)],distance:[0],hp:[p(11,12)],case:acc,number:sing,gender:fem,lex:meus,type:poss,w:1,c_str:meus]]]]]]]]</text:p>
      <text:p text:style-name="Preformatted_20_Text"/>
      <text:p text:style-name="Preformatted_20_Text"><text:s text:c="4"/>clause_semantics:irrealis_present</text:p>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metuo_fear</text:p>
      <text:p text:style-name="Preformatted_20_Text"><text:s text:c="16"/>polarity:pos</text:p>
      <text:p text:style-name="Preformatted_20_Text"><text:s text:c="16"/>cat:vg</text:p>
      <text:p text:style-name="Preformatted_20_Text"><text:s text:c="16"/>* metuerent * </text:p>
      <text:p text:style-name="Preformatted_20_Text"><text:s text:c="16"/>pos:v</text:p>
      <text:p text:style-name="Preformatted_20_Text"><text:s text:c="16"/>lex:metuere</text:p>
      <text:p text:style-name="Preformatted_20_Text"><text:s text:c="16"/>voice:act</text:p>
      <text:p text:style-name="Preformatted_20_Text"><text:s text:c="16"/>tense:imperfect</text:p>
      <text:p text:style-name="Preformatted_20_Text"><text:s text:c="16"/>mood:subjunctive</text:p>
      <text:p text:style-name="Preformatted_20_Text"><text:s text:c="16"/>number:pl</text:p>
      <text:p text:style-name="Preformatted_20_Text"><text:s text:c="16"/>person:3</text:p>
      <text:p text:style-name="Preformatted_20_Text"><text:soft-page-break/><text:s text:c="12"/>subject</text:p>
      <text:p text:style-name="Preformatted_20_Text"><text:s text:c="16"/>number:pl</text:p>
      <text:p text:style-name="Preformatted_20_Text"><text:s text:c="16"/>gender:masc</text:p>
      <text:p text:style-name="Preformatted_20_Text"><text:s text:c="16"/>* serui * * mei * </text:p>
      <text:p text:style-name="Preformatted_20_Text"><text:s text:c="16"/>index:i(p(0,1))</text:p>
      <text:p text:style-name="Preformatted_20_Text"><text:s text:c="16"/>cat:np</text:p>
      <text:p text:style-name="Preformatted_20_Text"><text:s text:c="16"/>sem:[hum,thing]</text:p>
      <text:p text:style-name="Preformatted_20_Text"><text:s text:c="16"/>person:3</text:p>
      <text:p text:style-name="Preformatted_20_Text"><text:s text:c="16"/>lex:seruus</text:p>
      <text:p text:style-name="Preformatted_20_Text"><text:s text:c="16"/>case:nom</text:p>
      <text:p text:style-name="Preformatted_20_Text"><text:s text:c="16"/>c_str</text:p>
      <text:p text:style-name="Preformatted_20_Text"><text:s text:c="20"/>head</text:p>
      <text:p text:style-name="Preformatted_20_Text"><text:s text:c="24"/>* serui * </text:p>
      <text:p text:style-name="Preformatted_20_Text"><text:s text:c="24"/>pos:noun</text:p>
      <text:p text:style-name="Preformatted_20_Text"><text:s text:c="24"/>lex:seruus</text:p>
      <text:p text:style-name="Preformatted_20_Text"><text:s text:c="24"/>case:nom</text:p>
      <text:p text:style-name="Preformatted_20_Text"><text:s text:c="24"/>gender:masc</text:p>
      <text:p text:style-name="Preformatted_20_Text"><text:s text:c="24"/>number:pl</text:p>
      <text:p text:style-name="Preformatted_20_Text"><text:s text:c="24"/>sem:[hum,thing]</text:p>
      <text:p text:style-name="Preformatted_20_Text"><text:s text:c="20"/>adjp</text:p>
      <text:p text:style-name="Preformatted_20_Text"><text:s text:c="24"/>cat:adjp</text:p>
      <text:p text:style-name="Preformatted_20_Text"><text:s text:c="24"/>* mei * </text:p>
      <text:p text:style-name="Preformatted_20_Text"><text:s text:c="24"/>case:nom</text:p>
      <text:p text:style-name="Preformatted_20_Text"><text:s text:c="24"/>number:pl</text:p>
      <text:p text:style-name="Preformatted_20_Text"><text:s text:c="24"/>gender:masc</text:p>
      <text:p text:style-name="Preformatted_20_Text"><text:s text:c="24"/>lex:meus</text:p>
      <text:p text:style-name="Preformatted_20_Text"><text:s text:c="24"/>c_str</text:p>
      <text:p text:style-name="Preformatted_20_Text"><text:s text:c="24"/>meus</text:p>
      <text:p text:style-name="Preformatted_20_Text"><text:s text:c="12"/>object</text:p>
      <text:p text:style-name="Preformatted_20_Text"><text:s text:c="16"/>* me * </text:p>
      <text:p text:style-name="Preformatted_20_Text"><text:s text:c="16"/>index:i(p(3,4))</text:p>
      <text:p text:style-name="Preformatted_20_Text"><text:s text:c="16"/>cat:np</text:p>
      <text:p text:style-name="Preformatted_20_Text"><text:s text:c="16"/>sem:[hum]</text:p>
      <text:p text:style-name="Preformatted_20_Text"><text:s text:c="16"/>lex:pp1sg</text:p>
      <text:p text:style-name="Preformatted_20_Text"><text:s text:c="16"/>number:sing</text:p>
      <text:p text:style-name="Preformatted_20_Text"><text:s text:c="16"/>person:1</text:p>
      <text:p text:style-name="Preformatted_20_Text"><text:s text:c="16"/>gender:or([masc,fem])</text:p>
      <text:p text:style-name="Preformatted_20_Text"><text:s text:c="16"/>case:acc</text:p>
      <text:p text:style-name="Preformatted_20_Text"><text:s text:c="16"/>c_str</text:p>
      <text:p text:style-name="Preformatted_20_Text"><text:s text:c="16"/>pp1sg</text:p>
      <text:p text:style-name="Preformatted_20_Text"><text:s text:c="4"/>main_clause</text:p>
      <text:p text:style-name="Preformatted_20_Text"><text:s text:c="8"/>subordinator</text:p>
      <text:p text:style-name="Preformatted_20_Text"><text:s text:c="12"/>lex:ut</text:p>
      <text:p text:style-name="Preformatted_20_Text"><text:s text:c="12"/>pos:sub</text:p>
      <text:p text:style-name="Preformatted_20_Text"><text:s text:c="12"/>mood:indicative</text:p>
      <text:p text:style-name="Preformatted_20_Text"><text:s text:c="12"/>value:comparison</text:p>
      <text:p text:style-name="Preformatted_20_Text"><text:s text:c="8"/>subordinate_clause</text:p>
      <text:p text:style-name="Preformatted_20_Text"><text:s text:c="12"/>ut</text:p>
      <text:p text:style-name="Preformatted_20_Text"><text:s text:c="16"/>illocutionary_force:statement</text:p>
      <text:p text:style-name="Preformatted_20_Text"><text:s text:c="16"/>vg</text:p>
      <text:p text:style-name="Preformatted_20_Text"><text:s text:c="20"/>selected_reading:metuo_fear</text:p>
      <text:p text:style-name="Preformatted_20_Text"><text:s text:c="20"/>polarity:pos</text:p>
      <text:p text:style-name="Preformatted_20_Text"><text:s text:c="20"/>cat:vg</text:p>
      <text:p text:style-name="Preformatted_20_Text"><text:s text:c="20"/>* metuunt * </text:p>
      <text:p text:style-name="Preformatted_20_Text"><text:s text:c="20"/>pos:v</text:p>
      <text:p text:style-name="Preformatted_20_Text"><text:s text:c="20"/>lex:metuere</text:p>
      <text:p text:style-name="Preformatted_20_Text"><text:s text:c="20"/>voice:act</text:p>
      <text:p text:style-name="Preformatted_20_Text"><text:s text:c="20"/>tense:present</text:p>
      <text:p text:style-name="Preformatted_20_Text"><text:s text:c="20"/>mood:indicative</text:p>
      <text:p text:style-name="Preformatted_20_Text"><text:s text:c="20"/>number:pl</text:p>
      <text:p text:style-name="Preformatted_20_Text"><text:s text:c="20"/>person:3</text:p>
      <text:p text:style-name="Preformatted_20_Text"><text:s text:c="16"/>subject</text:p>
      <text:p text:style-name="Preformatted_20_Text"><text:s text:c="20"/>number:pl</text:p>
      <text:p text:style-name="Preformatted_20_Text"><text:s text:c="20"/>gender:masc</text:p>
      <text:p text:style-name="Preformatted_20_Text"><text:soft-page-break/><text:s text:c="20"/>* ciues * * tui * </text:p>
      <text:p text:style-name="Preformatted_20_Text"><text:s text:c="20"/>index:i(p(8,9))</text:p>
      <text:p text:style-name="Preformatted_20_Text"><text:s text:c="20"/>cat:np</text:p>
      <text:p text:style-name="Preformatted_20_Text"><text:s text:c="20"/>sem:[hum]</text:p>
      <text:p text:style-name="Preformatted_20_Text"><text:s text:c="20"/>person:3</text:p>
      <text:p text:style-name="Preformatted_20_Text"><text:s text:c="20"/>lex:ciuis</text:p>
      <text:p text:style-name="Preformatted_20_Text"><text:s text:c="20"/>case:nom</text:p>
      <text:p text:style-name="Preformatted_20_Text"><text:s text:c="20"/>c_str</text:p>
      <text:p text:style-name="Preformatted_20_Text"><text:s text:c="24"/>head</text:p>
      <text:p text:style-name="Preformatted_20_Text"><text:s text:c="28"/>* ciues * </text:p>
      <text:p text:style-name="Preformatted_20_Text"><text:s text:c="28"/>pos:noun</text:p>
      <text:p text:style-name="Preformatted_20_Text"><text:s text:c="28"/>lex:ciuis</text:p>
      <text:p text:style-name="Preformatted_20_Text"><text:s text:c="28"/>case:nom</text:p>
      <text:p text:style-name="Preformatted_20_Text"><text:s text:c="28"/>gender:masc</text:p>
      <text:p text:style-name="Preformatted_20_Text"><text:s text:c="28"/>number:pl</text:p>
      <text:p text:style-name="Preformatted_20_Text"><text:s text:c="28"/>sem:[hum]</text:p>
      <text:p text:style-name="Preformatted_20_Text"><text:s text:c="24"/>adjp</text:p>
      <text:p text:style-name="Preformatted_20_Text"><text:s text:c="28"/>cat:adjp</text:p>
      <text:p text:style-name="Preformatted_20_Text"><text:s text:c="28"/>* tui * </text:p>
      <text:p text:style-name="Preformatted_20_Text"><text:s text:c="28"/>case:nom</text:p>
      <text:p text:style-name="Preformatted_20_Text"><text:s text:c="28"/>number:pl</text:p>
      <text:p text:style-name="Preformatted_20_Text"><text:s text:c="28"/>gender:masc</text:p>
      <text:p text:style-name="Preformatted_20_Text"><text:s text:c="28"/>lex:tuus</text:p>
      <text:p text:style-name="Preformatted_20_Text"><text:s text:c="28"/>c_str</text:p>
      <text:p text:style-name="Preformatted_20_Text"><text:s text:c="28"/>tuus</text:p>
      <text:p text:style-name="Preformatted_20_Text"><text:s text:c="16"/>object</text:p>
      <text:p text:style-name="Preformatted_20_Text"><text:s text:c="20"/>* te * </text:p>
      <text:p text:style-name="Preformatted_20_Text"><text:s text:c="20"/>index:i(p(6,7))</text:p>
      <text:p text:style-name="Preformatted_20_Text"><text:s text:c="20"/>cat:np</text:p>
      <text:p text:style-name="Preformatted_20_Text"><text:s text:c="20"/>sem:[hum]</text:p>
      <text:p text:style-name="Preformatted_20_Text"><text:s text:c="20"/>lex:pp2sg</text:p>
      <text:p text:style-name="Preformatted_20_Text"><text:s text:c="20"/>number:sing</text:p>
      <text:p text:style-name="Preformatted_20_Text"><text:s text:c="20"/>person:2</text:p>
      <text:p text:style-name="Preformatted_20_Text"><text:s text:c="20"/>gender:or([masc,fem])</text:p>
      <text:p text:style-name="Preformatted_20_Text"><text:s text:c="20"/>case:acc</text:p>
      <text:p text:style-name="Preformatted_20_Text"><text:s text:c="20"/>c_str</text:p>
      <text:p text:style-name="Preformatted_20_Text"><text:s text:c="20"/>pp2sg</text:p>
      <text:p text:style-name="Preformatted_20_Text"><text:s text:c="8"/>main_clause</text:p>
      <text:p text:style-name="Preformatted_20_Text"><text:s text:c="12"/>illocutionary_force:statement</text:p>
      <text:p text:style-name="Preformatted_20_Text"><text:s text:c="12"/>vg</text:p>
      <text:p text:style-name="Preformatted_20_Text"><text:s text:c="16"/>selected_reading:puto_think_that</text:p>
      <text:p text:style-name="Preformatted_20_Text"><text:s text:c="16"/>polarity:pos</text:p>
      <text:p text:style-name="Preformatted_20_Text"><text:s text:c="16"/>cat:vg</text:p>
      <text:p text:style-name="Preformatted_20_Text"><text:s text:c="16"/>* putarem * </text:p>
      <text:p text:style-name="Preformatted_20_Text"><text:s text:c="16"/>pos:v</text:p>
      <text:p text:style-name="Preformatted_20_Text"><text:s text:c="16"/>lex:putare</text:p>
      <text:p text:style-name="Preformatted_20_Text"><text:s text:c="16"/>voice:act</text:p>
      <text:p text:style-name="Preformatted_20_Text"><text:s text:c="16"/>tense:imperfect</text:p>
      <text:p text:style-name="Preformatted_20_Text"><text:s text:c="16"/>mood:subjunctive</text:p>
      <text:p text:style-name="Preformatted_20_Text"><text:s text:c="16"/>number:sing</text:p>
      <text:p text:style-name="Preformatted_20_Text"><text:s text:c="16"/>person:1</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1</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cat:pred</text:p>
      <text:p text:style-name="Preformatted_20_Text"><text:s text:c="16"/>subtype:gerundive</text:p>
      <text:p text:style-name="Preformatted_20_Text"><text:s text:c="16"/>case:acc</text:p>
      <text:p text:style-name="Preformatted_20_Text"><text:soft-page-break/><text:s text:c="16"/>mood:gerund</text:p>
      <text:p text:style-name="Preformatted_20_Text"><text:s text:c="16"/>local_case:acc</text:p>
      <text:p text:style-name="Preformatted_20_Text"><text:s text:c="16"/>number:sing</text:p>
      <text:p text:style-name="Preformatted_20_Text"><text:s text:c="16"/>person:3</text:p>
      <text:p text:style-name="Preformatted_20_Text"><text:s text:c="16"/>gender:neuter</text:p>
      <text:p text:style-name="Preformatted_20_Text"><text:s text:c="16"/>* domum * * meam * * relinquendam * </text:p>
      <text:p text:style-name="Preformatted_20_Text"><text:s text:c="16"/>c_str</text:p>
      <text:p text:style-name="Preformatted_20_Text"><text:s text:c="20"/>vg</text:p>
      <text:p text:style-name="Preformatted_20_Text"><text:s text:c="24"/>selected_reading:relinquo_leave</text:p>
      <text:p text:style-name="Preformatted_20_Text"><text:s text:c="24"/>pos:gdiv</text:p>
      <text:p text:style-name="Preformatted_20_Text"><text:s text:c="24"/>case:acc</text:p>
      <text:p text:style-name="Preformatted_20_Text"><text:s text:c="24"/>gender:fem</text:p>
      <text:p text:style-name="Preformatted_20_Text"><text:s text:c="24"/>number:sing</text:p>
      <text:p text:style-name="Preformatted_20_Text"><text:s text:c="24"/>lex:relinquere</text:p>
      <text:p text:style-name="Preformatted_20_Text"><text:s text:c="24"/>mood:gerund</text:p>
      <text:p text:style-name="Preformatted_20_Text"><text:s text:c="24"/>person:3</text:p>
      <text:p text:style-name="Preformatted_20_Text"><text:s text:c="20"/>object</text:p>
      <text:p text:style-name="Preformatted_20_Text"><text:s text:c="24"/>* domum * * meam * </text:p>
      <text:p text:style-name="Preformatted_20_Text"><text:s text:c="24"/>index:i(p(10,11))</text:p>
      <text:p text:style-name="Preformatted_20_Text"><text:s text:c="24"/>cat:np</text:p>
      <text:p text:style-name="Preformatted_20_Text"><text:s text:c="24"/>sem:[abstract,thing,city]</text:p>
      <text:p text:style-name="Preformatted_20_Text"><text:s text:c="24"/>number:sing</text:p>
      <text:p text:style-name="Preformatted_20_Text"><text:s text:c="24"/>person:3</text:p>
      <text:p text:style-name="Preformatted_20_Text"><text:s text:c="24"/>gender:fem</text:p>
      <text:p text:style-name="Preformatted_20_Text"><text:s text:c="24"/>lex:domus</text:p>
      <text:p text:style-name="Preformatted_20_Text"><text:s text:c="24"/>case:acc</text:p>
      <text:p text:style-name="Preformatted_20_Text"><text:s text:c="24"/>c_str</text:p>
      <text:p text:style-name="Preformatted_20_Text"><text:s text:c="28"/>head</text:p>
      <text:p text:style-name="Preformatted_20_Text"><text:s text:c="32"/>* domum * </text:p>
      <text:p text:style-name="Preformatted_20_Text"><text:s text:c="32"/>pos:noun</text:p>
      <text:p text:style-name="Preformatted_20_Text"><text:s text:c="32"/>lex:domus</text:p>
      <text:p text:style-name="Preformatted_20_Text"><text:s text:c="32"/>case:acc</text:p>
      <text:p text:style-name="Preformatted_20_Text"><text:s text:c="32"/>gender:fem</text:p>
      <text:p text:style-name="Preformatted_20_Text"><text:s text:c="32"/>number:sing</text:p>
      <text:p text:style-name="Preformatted_20_Text"><text:s text:c="32"/>sem:[abstract,thing,city]</text:p>
      <text:p text:style-name="Preformatted_20_Text"><text:s text:c="28"/>adjp</text:p>
      <text:p text:style-name="Preformatted_20_Text"><text:s text:c="32"/>cat:adjp</text:p>
      <text:p text:style-name="Preformatted_20_Text"><text:s text:c="32"/>* meam * </text:p>
      <text:p text:style-name="Preformatted_20_Text"><text:s text:c="32"/>case:acc</text:p>
      <text:p text:style-name="Preformatted_20_Text"><text:s text:c="32"/>number:sing</text:p>
      <text:p text:style-name="Preformatted_20_Text"><text:s text:c="32"/>gender:fem</text:p>
      <text:p text:style-name="Preformatted_20_Text"><text:s text:c="32"/>lex:meus</text:p>
      <text:p text:style-name="Preformatted_20_Text"><text:s text:c="32"/>c_str</text:p>
      <text:p text:style-name="Preformatted_20_Text"><text:s text:c="32"/>meus</text:p>
      <text:p text:style-name="Preformatted_20_Text"/>
      <text:p text:style-name="Preformatted_20_Text"/>
      <text:p text:style-name="Preformatted_20_Text"/>
      <text:p text:style-name="Preformatted_20_Text"/>
      <text:p text:style-name="P12">Comment : wrong attachment of 'ut' clause. The sentence is longish, though (that's not a valid excuse, I'm afraid)</text:p>
      <text:p text:style-name="Preformatted_20_Text"/>
      <text:p text:style-name="P17"/>
      <text:p text:style-name="P3">% 98 Cicero Att VII 3 4.</text:p>
      <text:h text:style-name="Heading_20_3" text:outline-level="3">De sua potentia dimicant homines hoc tempore periculo civitatis.</text:h>
      <text:p text:style-name="Text_20_body"/>
      <text:p text:style-name="Preformatted_20_Text">[0/de,1/sua,2/potentia,3/dimicant,4/homines,5/hoc,6/tempore,7/periculo,8/ciuitatis,endpos(9)]</text:p>
      <text:p text:style-name="Preformatted_20_Text">cputime : 3.65625</text:p>
      <text:p text:style-name="Preformatted_20_Text"/>
      <text:p text:style-name="Preformatted_20_Text">2---&gt;</text:p>
      <text:p text:style-name="Preformatted_20_Text">[illocutionary_force:question,vg:[selected_reading:dimico_fight,polarity:pos,cat:vg,pathlist:[p(3,4)],hp:[p(3,4)],gender:_13626,w:0,pos:v,class:intr,type:finite,lex:dimicare,voice:act,txt:dimicant,tense:present,kind:std,mood:indicative,number:pl,person:3],subject:[number:pl,gender:masc,pathlist:[p(4,5)],hp:[p(4,5)],index:i(p(4,5)),distance:[0],cat:np,sem:[hum],class:common,lextype:full,origin:noun,person:3,type:core,lex:homo,txt:homines,case:nom,w:1,c_str:homines],prep_cplt:[pathlist:[p(0,1),p(1,2),p(2,3)],hp:[p(2,3)],distance:[0],index:i(p(2,3)),case:abl,prep:de,sem:[quality],lex:potentia,w: -1,type:core,cat:pp,c_str:[prep:de,head:[pathlist:[p(1,2),p(2,3)],hp:[p(2,3)],index:i(p(2,3)),distance:[0],cat:np,class:common,sem:[quality],number:sing,person:3,gender:fem,type:core,lex:potentia,lextype:full,case:abl,w:2,c_str:[head:[pathlist:[p(2,3)],pos:noun,txt:potentia,lex:potentia,case:abl,gender:fem,class:common,ab:mm,number:sing,sem:[quality]],adjp:[cat:adjp,pathlist:[p(1,2)],distance:[0],hp:[p(1,2)],case:abl,number:sing,gender:fem,lex:suus,type:poss,w:1,c_str:suus]]]]],adjunct:[pathlist:[p(7,8),p(8,9)],distance:[0],class:adjunct,value:manner_means,type:full,w:0,c_str:[head:[pathlist:[p(7,8)],hp:[p(7,8)],index:i(p(7,8)),distance:[0],cat:np,sem:[thing,abstract],class:common,lextype:full,origin:noun,number:sing,person:3,gender:neuter,type:core,lex:periculum,txt:periculo,case:abl,w:1,c_str:periculo],noun_cplt:[pathlist:[p(8,9)],hp:[p(8,9)],index:i(p(8,9)),distance:[0],cat:np,sem:[hum,loc],class:common,lextype:full,origin:noun,number:sing,person:3,gender:fem,type:core,lex:ciuitas,txt:ciuitatis,case:gen,w:1,c_str:ciuitatis]]],adjunct:[pathlist:[p(5,6),p(6,7)],hp:[p(6,7)],distance:[0],cat:np,class:adjunct,value:time,number:sing,person:3,gender:neuter,lex:tempus,lextype:full,type:int,case:abl,w:2,c_str:[head:[lex:tempus,sem:time_when,cat:np,number:sing,gender:neuter,case:acc,index:i(p(6,7))]],adj:hic]]</text:p>
      <text:p text:style-name="Preformatted_20_Text"/>
      <text:p text:style-name="Preformatted_20_Text"><text:s text:c="4"/>illocutionary_force:question</text:p>
      <text:p text:style-name="Preformatted_20_Text"><text:s text:c="4"/>vg</text:p>
      <text:p text:style-name="Preformatted_20_Text"><text:s text:c="8"/>selected_reading:dimico_fight</text:p>
      <text:p text:style-name="Preformatted_20_Text"><text:s text:c="8"/>polarity:pos</text:p>
      <text:p text:style-name="Preformatted_20_Text"><text:s text:c="8"/>cat:vg</text:p>
      <text:p text:style-name="Preformatted_20_Text"><text:s text:c="8"/>* dimicant * </text:p>
      <text:p text:style-name="Preformatted_20_Text"><text:s text:c="8"/>pos:v</text:p>
      <text:p text:style-name="Preformatted_20_Text"><text:s text:c="8"/>lex:dimica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homines * </text:p>
      <text:p text:style-name="Preformatted_20_Text"><text:s text:c="8"/>index:i(p(4,5))</text:p>
      <text:p text:style-name="Preformatted_20_Text"><text:s text:c="8"/>cat:np</text:p>
      <text:p text:style-name="Preformatted_20_Text"><text:s text:c="8"/>sem:[hum]</text:p>
      <text:p text:style-name="Preformatted_20_Text"><text:s text:c="8"/>person:3</text:p>
      <text:p text:style-name="Preformatted_20_Text"><text:s text:c="8"/>lex:homo</text:p>
      <text:p text:style-name="Preformatted_20_Text"><text:s text:c="8"/>case:nom</text:p>
      <text:p text:style-name="Preformatted_20_Text"><text:s text:c="8"/>c_str</text:p>
      <text:p text:style-name="Preformatted_20_Text"><text:s text:c="8"/>homines</text:p>
      <text:p text:style-name="Preformatted_20_Text"><text:s text:c="4"/>prep_cplt</text:p>
      <text:p text:style-name="Preformatted_20_Text"><text:s text:c="8"/>* de * * sua * * potentia * </text:p>
      <text:p text:style-name="Preformatted_20_Text"><text:s text:c="8"/>index:i(p(2,3))</text:p>
      <text:p text:style-name="Preformatted_20_Text"><text:s text:c="8"/>case:abl</text:p>
      <text:p text:style-name="Preformatted_20_Text"><text:s text:c="8"/>prep:de</text:p>
      <text:p text:style-name="Preformatted_20_Text"><text:s text:c="8"/>sem:[quality]</text:p>
      <text:p text:style-name="Preformatted_20_Text"><text:s text:c="8"/>lex:potentia</text:p>
      <text:p text:style-name="Preformatted_20_Text"><text:s text:c="8"/>cat:pp</text:p>
      <text:p text:style-name="Preformatted_20_Text"><text:s text:c="8"/>c_str</text:p>
      <text:p text:style-name="Preformatted_20_Text"><text:soft-page-break/><text:s text:c="12"/>prep:de</text:p>
      <text:p text:style-name="Preformatted_20_Text"><text:s text:c="12"/>head</text:p>
      <text:p text:style-name="Preformatted_20_Text"><text:s text:c="16"/>* sua * * potentia * </text:p>
      <text:p text:style-name="Preformatted_20_Text"><text:s text:c="16"/>index:i(p(2,3))</text:p>
      <text:p text:style-name="Preformatted_20_Text"><text:s text:c="16"/>cat:np</text:p>
      <text:p text:style-name="Preformatted_20_Text"><text:s text:c="16"/>sem:[quality]</text:p>
      <text:p text:style-name="Preformatted_20_Text"><text:s text:c="16"/>number:sing</text:p>
      <text:p text:style-name="Preformatted_20_Text"><text:s text:c="16"/>person:3</text:p>
      <text:p text:style-name="Preformatted_20_Text"><text:s text:c="16"/>gender:fem</text:p>
      <text:p text:style-name="Preformatted_20_Text"><text:s text:c="16"/>lex:potentia</text:p>
      <text:p text:style-name="Preformatted_20_Text"><text:s text:c="16"/>case:abl</text:p>
      <text:p text:style-name="Preformatted_20_Text"><text:s text:c="16"/>c_str</text:p>
      <text:p text:style-name="Preformatted_20_Text"><text:s text:c="20"/>head</text:p>
      <text:p text:style-name="Preformatted_20_Text"><text:s text:c="24"/>* potentia * </text:p>
      <text:p text:style-name="Preformatted_20_Text"><text:s text:c="24"/>pos:noun</text:p>
      <text:p text:style-name="Preformatted_20_Text"><text:s text:c="24"/>lex:potentia</text:p>
      <text:p text:style-name="Preformatted_20_Text"><text:s text:c="24"/>case:abl</text:p>
      <text:p text:style-name="Preformatted_20_Text"><text:s text:c="24"/>gender:fem</text:p>
      <text:p text:style-name="Preformatted_20_Text"><text:s text:c="24"/>number:sing</text:p>
      <text:p text:style-name="Preformatted_20_Text"><text:s text:c="24"/>sem:[quality]</text:p>
      <text:p text:style-name="Preformatted_20_Text"><text:s text:c="20"/>adjp</text:p>
      <text:p text:style-name="Preformatted_20_Text"><text:s text:c="24"/>cat:adjp</text:p>
      <text:p text:style-name="Preformatted_20_Text"><text:s text:c="24"/>* sua * </text:p>
      <text:p text:style-name="Preformatted_20_Text"><text:s text:c="24"/>case:abl</text:p>
      <text:p text:style-name="Preformatted_20_Text"><text:s text:c="24"/>number:sing</text:p>
      <text:p text:style-name="Preformatted_20_Text"><text:s text:c="24"/>gender:fem</text:p>
      <text:p text:style-name="Preformatted_20_Text"><text:s text:c="24"/>lex:suus</text:p>
      <text:p text:style-name="Preformatted_20_Text"><text:s text:c="24"/>c_str</text:p>
      <text:p text:style-name="Preformatted_20_Text"><text:s text:c="24"/>suus</text:p>
      <text:p text:style-name="Preformatted_20_Text"><text:s text:c="4"/>adjunct</text:p>
      <text:p text:style-name="Preformatted_20_Text"><text:s text:c="8"/>* periculo * * ciuitatis * </text:p>
      <text:p text:style-name="Preformatted_20_Text"><text:s text:c="8"/>value:manner_means</text:p>
      <text:p text:style-name="Preformatted_20_Text"><text:s text:c="8"/>c_str</text:p>
      <text:p text:style-name="Preformatted_20_Text"><text:s text:c="12"/>head</text:p>
      <text:p text:style-name="Preformatted_20_Text"><text:s text:c="16"/>* periculo * </text:p>
      <text:p text:style-name="Preformatted_20_Text"><text:s text:c="16"/>index:i(p(7,8))</text:p>
      <text:p text:style-name="Preformatted_20_Text"><text:s text:c="16"/>cat:np</text:p>
      <text:p text:style-name="Preformatted_20_Text"><text:s text:c="16"/>sem:[thing,abstract]</text:p>
      <text:p text:style-name="Preformatted_20_Text"><text:s text:c="16"/>number:sing</text:p>
      <text:p text:style-name="Preformatted_20_Text"><text:s text:c="16"/>person:3</text:p>
      <text:p text:style-name="Preformatted_20_Text"><text:s text:c="16"/>gender:neuter</text:p>
      <text:p text:style-name="Preformatted_20_Text"><text:s text:c="16"/>lex:periculum</text:p>
      <text:p text:style-name="Preformatted_20_Text"><text:s text:c="16"/>case:abl</text:p>
      <text:p text:style-name="Preformatted_20_Text"><text:s text:c="16"/>c_str</text:p>
      <text:p text:style-name="Preformatted_20_Text"><text:s text:c="16"/>periculo</text:p>
      <text:p text:style-name="Preformatted_20_Text"><text:s text:c="12"/>noun_cplt</text:p>
      <text:p text:style-name="Preformatted_20_Text"><text:s text:c="16"/>* ciuitatis * </text:p>
      <text:p text:style-name="Preformatted_20_Text"><text:s text:c="16"/>index:i(p(8,9))</text:p>
      <text:p text:style-name="Preformatted_20_Text"><text:s text:c="16"/>cat:np</text:p>
      <text:p text:style-name="Preformatted_20_Text"><text:s text:c="16"/>sem:[hum,loc]</text:p>
      <text:p text:style-name="Preformatted_20_Text"><text:s text:c="16"/>number:sing</text:p>
      <text:p text:style-name="Preformatted_20_Text"><text:s text:c="16"/>person:3</text:p>
      <text:p text:style-name="Preformatted_20_Text"><text:s text:c="16"/>gender:fem</text:p>
      <text:p text:style-name="Preformatted_20_Text"><text:s text:c="16"/>lex:ciuitas</text:p>
      <text:p text:style-name="Preformatted_20_Text"><text:s text:c="16"/>case:gen</text:p>
      <text:p text:style-name="Preformatted_20_Text"><text:s text:c="16"/>c_str</text:p>
      <text:p text:style-name="Preformatted_20_Text"><text:s text:c="16"/>ciuitatis</text:p>
      <text:p text:style-name="Preformatted_20_Text"><text:s text:c="4"/>adjunct</text:p>
      <text:p text:style-name="Preformatted_20_Text"><text:s text:c="8"/>* hoc * * tempore * </text:p>
      <text:p text:style-name="Preformatted_20_Text"><text:s text:c="8"/>cat:np</text:p>
      <text:p text:style-name="Preformatted_20_Text"><text:s text:c="8"/>value:time</text:p>
      <text:p text:style-name="Preformatted_20_Text"><text:s text:c="8"/>number:sing</text:p>
      <text:p text:style-name="Preformatted_20_Text"><text:s text:c="8"/>person:3</text:p>
      <text:p text:style-name="Preformatted_20_Text"><text:s text:c="8"/>gender:neuter</text:p>
      <text:p text:style-name="Preformatted_20_Text"><text:soft-page-break/><text:s text:c="8"/>lex:tempus</text:p>
      <text:p text:style-name="Preformatted_20_Text"><text:s text:c="8"/>case:abl</text:p>
      <text:p text:style-name="Preformatted_20_Text"><text:s text:c="8"/>c_str</text:p>
      <text:p text:style-name="Preformatted_20_Text"><text:s text:c="12"/>head</text:p>
      <text:p text:style-name="Preformatted_20_Text"><text:s text:c="16"/>lex:tempus</text:p>
      <text:p text:style-name="Preformatted_20_Text"><text:s text:c="16"/>sem:time_when</text:p>
      <text:p text:style-name="Preformatted_20_Text"><text:s text:c="16"/>cat:np</text:p>
      <text:p text:style-name="Preformatted_20_Text"><text:s text:c="16"/>number:sing</text:p>
      <text:p text:style-name="Preformatted_20_Text"><text:s text:c="16"/>gender:neuter</text:p>
      <text:p text:style-name="Preformatted_20_Text"><text:s text:c="16"/>case:acc</text:p>
      <text:p text:style-name="Preformatted_20_Text"><text:s text:c="16"/>index:i(p(6,7))</text:p>
      <text:p text:style-name="Preformatted_20_Text"><text:s text:c="8"/>adj:hic</text:p>
      <text:p text:style-name="Preformatted_20_Text"/>
      <text:p text:style-name="Preformatted_20_Text"/>
      <text:p text:style-name="Preformatted_20_Text"/>
      <text:p text:style-name="Preformatted_20_Text"/>
      <text:p text:style-name="P12">Comment : parse OK</text:p>
      <text:p text:style-name="Preformatted_20_Text"/>
      <text:p text:style-name="P17"/>
      <text:p text:style-name="P3">% 99 Ovidius Tristia 1 9 5.</text:p>
      <text:h text:style-name="Heading_20_3" text:outline-level="3">Donec eris sospes multos numerabis amicos.</text:h>
      <text:p text:style-name="Text_20_body"/>
      <text:p text:style-name="Preformatted_20_Text">[0/donec,1/eris,2/sospes,3/multos,4/numerabis,5/amicos,endpos(6)]</text:p>
      <text:p text:style-name="Preformatted_20_Text">cputime : 0.1875</text:p>
      <text:h text:style-name="Heading_20_4" text:outline-level="4">Parse A</text:h>
      <text:p text:style-name="Preformatted_20_Text">8---&gt;</text:p>
      <text:p text:style-name="Preformatted_20_Text">[clause_semantics:_7894,subordinator:[lex:donec,pos:sub,argbound:no,mood:indicative],subordinate_clause:[donec,[illocutionary_force:statement,vg:[selected_reading:sum_be,polarity:pos,cat:vg,pathlist:[p(1,2)],hp:[p(1,2)],gender:_8098,w:0,pos:v,class:v_esse,type:finite,lex:esse,voice:act,txt:eris,tense:future,kind:std,mood:indicative,number:sing,person:2],subject:[source:context_retrievable,number:sing,gender:or([masc,fem]),person:2,cat:np,index:i(0,0),constraints_to_be_met:[number:sing,gender:or([masc,fem]),case:nom],distance:[0],pathlist:[],case:nom,w:0],predicative:[cat:adjp,pathlist:[p(2,3)],distance:[0],hp:[p(2,3)],case:nom,number:sing,gender:fem,lex:sospes,type:std,w:1,c_str:sospes]]],main_clause:[illocutionary_force:statement,vg:[selected_reading:numero_number,polarity:pos,cat:vg,pathlist:[p(4,5)],hp:[p(4,5)],gender:_8756,w:0,pos:v,class:tr_cod,type:finite,lex:numerare,voice:act,txt:numerabis,tense:future,kind:std,mood:indicative,number:sing,person:2],subject:[source:context_retrievable,number:sing,gender:or([masc,fem]),person:2,cat:np,index:i(0,0),constraints_to_be_met:[],distance:[0],pathlist:[],case:nom,w:0],object:[pathlist:[p(3,4),p(5,6)],hp:[p(5,6)],index:i(p(5,6)),distance:[1],cat:np,class:common,sem:[hum],number:pl,person:3,gender:masc,type:core,lex:amicus,lextype:full,case:acc,w:2,c_str:[head:[pathlist:[p(5,6)],pos:noun,txt:amicos,lex:amicus,case:acc,gender:masc,class:common,ab:no,number:pl,sem:[hum]],adjp:[cat:adjp,pathlist:[p(3,4)],distance:[0],hp:[p(3,4)],case:acc,number:pl,gender:masc,lex:multus,type:std,w:1,c_str:multus]]]]]</text:p>
      <text:p text:style-name="Preformatted_20_Text"/>
      <text:p text:style-name="Preformatted_20_Text"><text:s text:c="4"/>subordinator</text:p>
      <text:p text:style-name="Preformatted_20_Text"><text:s text:c="8"/>lex:donec</text:p>
      <text:p text:style-name="Preformatted_20_Text"><text:s text:c="8"/>pos:sub</text:p>
      <text:p text:style-name="Preformatted_20_Text"><text:s text:c="8"/>mood:indicative</text:p>
      <text:p text:style-name="Preformatted_20_Text"><text:s text:c="4"/>subordinate_clause</text:p>
      <text:p text:style-name="Preformatted_20_Text"><text:s text:c="8"/>donec</text:p>
      <text:p text:style-name="Preformatted_20_Text"><text:s text:c="12"/>illocutionary_force:statement</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eris * </text:p>
      <text:p text:style-name="Preformatted_20_Text"><text:s text:c="16"/>pos:v</text:p>
      <text:p text:style-name="Preformatted_20_Text"><text:s text:c="16"/>lex:esse</text:p>
      <text:p text:style-name="Preformatted_20_Text"><text:s text:c="16"/>voice:act</text:p>
      <text:p text:style-name="Preformatted_20_Text"><text:s text:c="16"/>tense:future</text:p>
      <text:p text:style-name="Preformatted_20_Text"><text:s text:c="16"/>mood:indic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number:sing,gender:or([masc,fem]),case:nom]</text:p>
      <text:p text:style-name="Preformatted_20_Text"><text:s text:c="16"/>case:nom</text:p>
      <text:p text:style-name="Preformatted_20_Text"><text:s text:c="12"/>predicative</text:p>
      <text:p text:style-name="Preformatted_20_Text"><text:s text:c="16"/>cat:adjp</text:p>
      <text:p text:style-name="Preformatted_20_Text"><text:s text:c="16"/>* sospes * </text:p>
      <text:p text:style-name="Preformatted_20_Text"><text:s text:c="16"/>case:nom</text:p>
      <text:p text:style-name="Preformatted_20_Text"><text:s text:c="16"/>number:sing</text:p>
      <text:p text:style-name="Preformatted_20_Text"><text:s text:c="16"/>gender:fem</text:p>
      <text:p text:style-name="Preformatted_20_Text"><text:s text:c="16"/>lex:sospes</text:p>
      <text:p text:style-name="Preformatted_20_Text"><text:soft-page-break/><text:s text:c="16"/>c_str</text:p>
      <text:p text:style-name="Preformatted_20_Text"><text:s text:c="16"/>sospes</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numero_number</text:p>
      <text:p text:style-name="Preformatted_20_Text"><text:s text:c="12"/>polarity:pos</text:p>
      <text:p text:style-name="Preformatted_20_Text"><text:s text:c="12"/>cat:vg</text:p>
      <text:p text:style-name="Preformatted_20_Text"><text:s text:c="12"/>* numerabis * </text:p>
      <text:p text:style-name="Preformatted_20_Text"><text:s text:c="12"/>pos:v</text:p>
      <text:p text:style-name="Preformatted_20_Text"><text:s text:c="12"/>lex:numerar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ase:nom</text:p>
      <text:p text:style-name="Preformatted_20_Text"><text:s text:c="8"/>object</text:p>
      <text:p text:style-name="Preformatted_20_Text"><text:s text:c="12"/>* multos * * amicos * </text:p>
      <text:p text:style-name="Preformatted_20_Text"><text:s text:c="12"/>index:i(p(5,6))</text:p>
      <text:p text:style-name="Preformatted_20_Text"><text:s text:c="12"/>cat:np</text:p>
      <text:p text:style-name="Preformatted_20_Text"><text:s text:c="12"/>sem:[hum]</text:p>
      <text:p text:style-name="Preformatted_20_Text"><text:s text:c="12"/>number:pl</text:p>
      <text:p text:style-name="Preformatted_20_Text"><text:s text:c="12"/>person:3</text:p>
      <text:p text:style-name="Preformatted_20_Text"><text:s text:c="12"/>gender:masc</text:p>
      <text:p text:style-name="Preformatted_20_Text"><text:s text:c="12"/>lex:amicus</text:p>
      <text:p text:style-name="Preformatted_20_Text"><text:s text:c="12"/>case:acc</text:p>
      <text:p text:style-name="Preformatted_20_Text"><text:s text:c="12"/>c_str</text:p>
      <text:p text:style-name="Preformatted_20_Text"><text:s text:c="16"/>head</text:p>
      <text:p text:style-name="Preformatted_20_Text"><text:s text:c="20"/>* amicos * </text:p>
      <text:p text:style-name="Preformatted_20_Text"><text:s text:c="20"/>pos:noun</text:p>
      <text:p text:style-name="Preformatted_20_Text"><text:s text:c="20"/>lex:amicus</text:p>
      <text:p text:style-name="Preformatted_20_Text"><text:s text:c="20"/>case:acc</text:p>
      <text:p text:style-name="Preformatted_20_Text"><text:s text:c="20"/>gender:masc</text:p>
      <text:p text:style-name="Preformatted_20_Text"><text:s text:c="20"/>number:pl</text:p>
      <text:p text:style-name="Preformatted_20_Text"><text:s text:c="20"/>sem:[hum]</text:p>
      <text:p text:style-name="Preformatted_20_Text"><text:s text:c="16"/>adjp</text:p>
      <text:p text:style-name="Preformatted_20_Text"><text:s text:c="20"/>cat:adjp</text:p>
      <text:p text:style-name="Preformatted_20_Text"><text:s text:c="20"/>* multos * </text:p>
      <text:p text:style-name="Preformatted_20_Text"><text:s text:c="20"/>case:acc</text:p>
      <text:p text:style-name="Preformatted_20_Text"><text:s text:c="20"/>number:pl</text:p>
      <text:p text:style-name="Preformatted_20_Text"><text:s text:c="20"/>gender:masc</text:p>
      <text:p text:style-name="Preformatted_20_Text"><text:s text:c="20"/>lex:multus</text:p>
      <text:p text:style-name="Preformatted_20_Text"><text:s text:c="20"/>c_str</text:p>
      <text:p text:style-name="Preformatted_20_Text"><text:s text:c="20"/>multus</text:p>
      <text:p text:style-name="Preformatted_20_Text"/>
      <text:p text:style-name="Preformatted_20_Text"/>
      <text:p text:style-name="P12">Comment : parse OK. Parse A differs from Parse B in assigning gender to sospes : fem in A, masc in B</text:p>
      <text:h text:style-name="P32" text:outline-level="4">Parse B</text:h>
      <text:p text:style-name="Preformatted_20_Text">8---&gt;</text:p>
      <text:p text:style-name="Preformatted_20_Text">[clause_semantics:_9670,subordinator:[lex:donec,pos:sub,argbound:no,mood:indicative],subordinate_clause:[donec,[illocutionary_force:statement,vg:[selected_reading:sum_be,polarity:pos,cat:vg,pathlist:[p(1,2)],hp:[p(1,2)],gender:_9874,w:0,pos:v,class:v_esse,type:finite,lex:esse,voice:act,txt:eris,tense:future,kind:std,mood:indicative,number:sing,person:2],subject:[source:context_retrievable,number:sing,gender:or([masc,fem]),person:2,cat:np,index:i(0,0),constraints_to_be_met:[number:sing,gender:or([masc,fem]),case:nom],distance:[0],pathlist:[],case:nom,w:0],predicative:[cat:adjp,pathlist:[p(2,3)],distance:[0],hp:[p(2,3)],case:nom,number:sing,gender:masc,lex:sospes,type:std,w:1,c_str:sospes]]],main_clause:[illocutionary_force:statement,vg:[selected_reading:numero_number,polarity:pos,cat:vg,pathlist:[p(4,5)],hp:[p(4,5)],gender:_10532,w:0,pos:v,class:tr_cod,type:finite,lex:numerare,voice:act,txt:numerabis,tense:future,kind:std,mood:indicative,number:sing,person:2],subject:[source:context_retrievable,number:sing,gender:or([masc,fem]),person:2,cat:np,index:i(0,0),constraints_to_be_met:[],distance:[0],pathlist:[],case:nom,w:0],object:[pathlist:[p(3,4),p(5,6)],hp:[p(5,6)],index:i(p(5,6)),distance:[1],cat:np,class:common,sem:[hum],number:pl,person:3,gender:masc,type:core,lex:amicus,lextype:full,case:acc,w:2,c_str:[head:[pathlist:[p(5,6)],pos:noun,txt:amicos,lex:amicus,case:acc,gender:masc,class:common,ab:no,number:pl,sem:[hum]],adjp:[cat:adjp,pathlist:[p(3,4)],distance:[0],hp:[p(3,4)],case:acc,number:pl,gender:masc,lex:multus,type:std,w:1,c_str:multus]]]]]</text:p>
      <text:p text:style-name="Preformatted_20_Text"/>
      <text:p text:style-name="Preformatted_20_Text"><text:s text:c="4"/>subordinator</text:p>
      <text:p text:style-name="Preformatted_20_Text"><text:s text:c="8"/>lex:donec</text:p>
      <text:p text:style-name="Preformatted_20_Text"><text:s text:c="8"/>pos:sub</text:p>
      <text:p text:style-name="Preformatted_20_Text"><text:s text:c="8"/>mood:indicative</text:p>
      <text:p text:style-name="Preformatted_20_Text"><text:s text:c="4"/>subordinate_clause</text:p>
      <text:p text:style-name="Preformatted_20_Text"><text:s text:c="8"/>donec</text:p>
      <text:p text:style-name="Preformatted_20_Text"><text:s text:c="12"/>illocutionary_force:statement</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eris * </text:p>
      <text:p text:style-name="Preformatted_20_Text"><text:s text:c="16"/>pos:v</text:p>
      <text:p text:style-name="Preformatted_20_Text"><text:s text:c="16"/>lex:esse</text:p>
      <text:p text:style-name="Preformatted_20_Text"><text:s text:c="16"/>voice:act</text:p>
      <text:p text:style-name="Preformatted_20_Text"><text:s text:c="16"/>tense:future</text:p>
      <text:p text:style-name="Preformatted_20_Text"><text:s text:c="16"/>mood:indic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number:sing,gender:or([masc,fem]),case:nom]</text:p>
      <text:p text:style-name="Preformatted_20_Text"><text:s text:c="16"/>case:nom</text:p>
      <text:p text:style-name="Preformatted_20_Text"><text:s text:c="12"/>predicative</text:p>
      <text:p text:style-name="Preformatted_20_Text"><text:s text:c="16"/>cat:adjp</text:p>
      <text:p text:style-name="Preformatted_20_Text"><text:s text:c="16"/>* sospes * </text:p>
      <text:p text:style-name="Preformatted_20_Text"><text:s text:c="16"/>case:nom</text:p>
      <text:p text:style-name="Preformatted_20_Text"><text:s text:c="16"/>number:sing</text:p>
      <text:p text:style-name="Preformatted_20_Text"><text:s text:c="16"/>gender:masc</text:p>
      <text:p text:style-name="Preformatted_20_Text"><text:s text:c="16"/>lex:sospes</text:p>
      <text:p text:style-name="Preformatted_20_Text"><text:s text:c="16"/>c_str</text:p>
      <text:p text:style-name="Preformatted_20_Text"><text:s text:c="16"/>sospes</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numero_number</text:p>
      <text:p text:style-name="Preformatted_20_Text"><text:s text:c="12"/>polarity:pos</text:p>
      <text:p text:style-name="Preformatted_20_Text"><text:s text:c="12"/>cat:vg</text:p>
      <text:p text:style-name="Preformatted_20_Text"><text:s text:c="12"/>* numerabis * </text:p>
      <text:p text:style-name="Preformatted_20_Text"><text:soft-page-break/><text:s text:c="12"/>pos:v</text:p>
      <text:p text:style-name="Preformatted_20_Text"><text:s text:c="12"/>lex:numerar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ase:nom</text:p>
      <text:p text:style-name="Preformatted_20_Text"><text:s text:c="8"/>object</text:p>
      <text:p text:style-name="Preformatted_20_Text"><text:s text:c="12"/>* multos * * amicos * </text:p>
      <text:p text:style-name="Preformatted_20_Text"><text:s text:c="12"/>index:i(p(5,6))</text:p>
      <text:p text:style-name="Preformatted_20_Text"><text:s text:c="12"/>cat:np</text:p>
      <text:p text:style-name="Preformatted_20_Text"><text:s text:c="12"/>sem:[hum]</text:p>
      <text:p text:style-name="Preformatted_20_Text"><text:s text:c="12"/>number:pl</text:p>
      <text:p text:style-name="Preformatted_20_Text"><text:s text:c="12"/>person:3</text:p>
      <text:p text:style-name="Preformatted_20_Text"><text:s text:c="12"/>gender:masc</text:p>
      <text:p text:style-name="Preformatted_20_Text"><text:s text:c="12"/>lex:amicus</text:p>
      <text:p text:style-name="Preformatted_20_Text"><text:s text:c="12"/>case:acc</text:p>
      <text:p text:style-name="Preformatted_20_Text"><text:s text:c="12"/>c_str</text:p>
      <text:p text:style-name="Preformatted_20_Text"><text:s text:c="16"/>head</text:p>
      <text:p text:style-name="Preformatted_20_Text"><text:s text:c="20"/>* amicos * </text:p>
      <text:p text:style-name="Preformatted_20_Text"><text:s text:c="20"/>pos:noun</text:p>
      <text:p text:style-name="Preformatted_20_Text"><text:s text:c="20"/>lex:amicus</text:p>
      <text:p text:style-name="Preformatted_20_Text"><text:s text:c="20"/>case:acc</text:p>
      <text:p text:style-name="Preformatted_20_Text"><text:s text:c="20"/>gender:masc</text:p>
      <text:p text:style-name="Preformatted_20_Text"><text:s text:c="20"/>number:pl</text:p>
      <text:p text:style-name="Preformatted_20_Text"><text:s text:c="20"/>sem:[hum]</text:p>
      <text:p text:style-name="Preformatted_20_Text"><text:s text:c="16"/>adjp</text:p>
      <text:p text:style-name="Preformatted_20_Text"><text:s text:c="20"/>cat:adjp</text:p>
      <text:p text:style-name="Preformatted_20_Text"><text:s text:c="20"/>* multos * </text:p>
      <text:p text:style-name="Preformatted_20_Text"><text:s text:c="20"/>case:acc</text:p>
      <text:p text:style-name="Preformatted_20_Text"><text:s text:c="20"/>number:pl</text:p>
      <text:p text:style-name="Preformatted_20_Text"><text:s text:c="20"/>gender:masc</text:p>
      <text:p text:style-name="Preformatted_20_Text"><text:s text:c="20"/>lex:multus</text:p>
      <text:p text:style-name="Preformatted_20_Text"><text:s text:c="20"/>c_str</text:p>
      <text:p text:style-name="Preformatted_20_Text"><text:s text:c="20"/>multus</text:p>
      <text:p text:style-name="Preformatted_20_Text"/>
      <text:p text:style-name="Preformatted_20_Text"/>
      <text:p text:style-name="Preformatted_20_Text"/>
      <text:p text:style-name="Preformatted_20_Text"/>
      <text:p text:style-name="Preformatted_20_Text"/>
      <text:p text:style-name="P17"/>
      <text:p text:style-name="P3">% 100 Ovidius Tristia 1 9 6.</text:p>
      <text:h text:style-name="Heading_20_3" text:outline-level="3">Tempora si fuerint nubila solus eris.</text:h>
      <text:p text:style-name="Preformatted_20_Text"/>
      <text:p text:style-name="Preformatted_20_Text">[0/tempora,1/si,2/fuerint,3/nubila,4/solus,5/eris,endpos(6)]</text:p>
      <text:p text:style-name="Preformatted_20_Text">cputime : 0.671875</text:p>
      <text:h text:style-name="Heading_20_4" text:outline-level="4">Parse A</text:h>
      <text:p text:style-name="Preformatted_20_Text">7---&gt;</text:p>
      <text:p text:style-name="Preformatted_20_Text">[clause_semantics:_17356,subordinator:[lex:si,pos:sub,argbound:no,mood:subjunctive],subordinate_clause:[si,[illocutionary_force:statement,vg:[selected_reading:sum_be,polarity:pos,cat:vg,pathlist:[p(2,3)],hp:[p(2,3)],gender:_17560,w:0,pos:v,class:v_esse,type:finite,lex:esse,voice:act,txt:fuerint,tense:perfect,kind:std,mood:subjunctive,number:pl,person:3],subject:[number:pl,gender:neuter,pathlist:[p(0,1)],hp:[p(0,1)],index:i(p(0,1)),distance:[0],cat:np,sem:[abstract,time],class:common,lextype:full,origin:noun,person:3,type:core,lex:tempus,txt:tempora,case:nom,w:1,c_str:tempora],predicative:[pathlist:[p(3,4)],hp:[p(3,4)],index:i(p(3,4)),distance:[0],cat:np,sem:[thing,abstract],class:common,lextype:full,origin:noun,number:pl,person:3,gender:neuter,type:core,lex:nubilum,txt:nubila,case:nom,w:1,c_str:nubila]]],main_clause:[illocutionary_force:statement,vg:[selected_reading:sum_be,polarity:pos,cat:vg,pathlist:[p(5,6)],hp:[p(5,6)],gender:_18396,w:0,pos:v,class:v_esse,type:finite,lex:esse,voice:act,txt:eris,tense:future,kind:std,mood:indicative,number:sing,person:2],subject:[source:context_retrievable,number:sing,gender:or([masc,fem]),person:2,cat:np,index:i(0,0),constraints_to_be_met:[number:sing,gender:or([masc,fem]),case:nom],distance:[0],pathlist:[],case:nom,w:0],predicative:[cat:adjp,pathlist:[p(4,5)],distance:[0],hp:[p(4,5)],case:nom,number:sing,gender:masc,lex:solus,type:std,w:1,c_str:solus]]]</text:p>
      <text:p text:style-name="Preformatted_20_Text"/>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fuerint * </text:p>
      <text:p text:style-name="Preformatted_20_Text"><text:s text:c="16"/>pos:v</text:p>
      <text:p text:style-name="Preformatted_20_Text"><text:s text:c="16"/>lex:esse</text:p>
      <text:p text:style-name="Preformatted_20_Text"><text:s text:c="16"/>voice:act</text:p>
      <text:p text:style-name="Preformatted_20_Text"><text:s text:c="16"/>tense:perfect</text:p>
      <text:p text:style-name="Preformatted_20_Text"><text:s text:c="16"/>mood:subjunctive</text:p>
      <text:p text:style-name="Preformatted_20_Text"><text:s text:c="16"/>number:pl</text:p>
      <text:p text:style-name="Preformatted_20_Text"><text:s text:c="16"/>person:3</text:p>
      <text:p text:style-name="Preformatted_20_Text"><text:s text:c="12"/>subject</text:p>
      <text:p text:style-name="Preformatted_20_Text"><text:s text:c="16"/>number:pl</text:p>
      <text:p text:style-name="Preformatted_20_Text"><text:s text:c="16"/>gender:neuter</text:p>
      <text:p text:style-name="Preformatted_20_Text"><text:s text:c="16"/>* tempora * </text:p>
      <text:p text:style-name="Preformatted_20_Text"><text:s text:c="16"/>index:i(p(0,1))</text:p>
      <text:p text:style-name="Preformatted_20_Text"><text:s text:c="16"/>cat:np</text:p>
      <text:p text:style-name="Preformatted_20_Text"><text:s text:c="16"/>sem:[abstract,time]</text:p>
      <text:p text:style-name="Preformatted_20_Text"><text:s text:c="16"/>person:3</text:p>
      <text:p text:style-name="Preformatted_20_Text"><text:s text:c="16"/>lex:tempus</text:p>
      <text:p text:style-name="Preformatted_20_Text"><text:s text:c="16"/>case:nom</text:p>
      <text:p text:style-name="Preformatted_20_Text"><text:s text:c="16"/>c_str</text:p>
      <text:p text:style-name="Preformatted_20_Text"><text:s text:c="16"/>tempora</text:p>
      <text:p text:style-name="Preformatted_20_Text"><text:s text:c="12"/>predicative</text:p>
      <text:p text:style-name="Preformatted_20_Text"><text:s text:c="16"/>* nubila * </text:p>
      <text:p text:style-name="Preformatted_20_Text"><text:s text:c="16"/>index:i(p(3,4))</text:p>
      <text:p text:style-name="Preformatted_20_Text"><text:s text:c="16"/>cat:np</text:p>
      <text:p text:style-name="Preformatted_20_Text"><text:s text:c="16"/>sem:[thing,abstract]</text:p>
      <text:p text:style-name="Preformatted_20_Text"><text:s text:c="16"/>number:pl</text:p>
      <text:p text:style-name="Preformatted_20_Text"><text:soft-page-break/><text:s text:c="16"/>person:3</text:p>
      <text:p text:style-name="Preformatted_20_Text"><text:s text:c="16"/>gender:neuter</text:p>
      <text:p text:style-name="Preformatted_20_Text"><text:s text:c="16"/>lex:nubilum</text:p>
      <text:p text:style-name="Preformatted_20_Text"><text:s text:c="16"/>case:nom</text:p>
      <text:p text:style-name="Preformatted_20_Text"><text:s text:c="16"/>c_str</text:p>
      <text:p text:style-name="Preformatted_20_Text"><text:s text:c="16"/>nubila</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sum_be</text:p>
      <text:p text:style-name="Preformatted_20_Text"><text:s text:c="12"/>polarity:pos</text:p>
      <text:p text:style-name="Preformatted_20_Text"><text:s text:c="12"/>cat:vg</text:p>
      <text:p text:style-name="Preformatted_20_Text"><text:s text:c="12"/>* eris * </text:p>
      <text:p text:style-name="Preformatted_20_Text"><text:s text:c="12"/>pos:v</text:p>
      <text:p text:style-name="Preformatted_20_Text"><text:s text:c="12"/>lex:ess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number:sing,gender:or([masc,fem]),case:nom]</text:p>
      <text:p text:style-name="Preformatted_20_Text"><text:s text:c="12"/>case:nom</text:p>
      <text:p text:style-name="Preformatted_20_Text"><text:s text:c="8"/>predicative</text:p>
      <text:p text:style-name="Preformatted_20_Text"><text:s text:c="12"/>cat:adjp</text:p>
      <text:p text:style-name="Preformatted_20_Text"><text:s text:c="12"/>* solus * </text:p>
      <text:p text:style-name="Preformatted_20_Text"><text:s text:c="12"/>case:nom</text:p>
      <text:p text:style-name="Preformatted_20_Text"><text:s text:c="12"/>number:sing</text:p>
      <text:p text:style-name="Preformatted_20_Text"><text:s text:c="12"/>gender:masc</text:p>
      <text:p text:style-name="Preformatted_20_Text"><text:s text:c="12"/>lex:solus</text:p>
      <text:p text:style-name="Preformatted_20_Text"><text:s text:c="12"/>c_str</text:p>
      <text:p text:style-name="Preformatted_20_Text"><text:s text:c="12"/>solus</text:p>
      <text:p text:style-name="Preformatted_20_Text"/>
      <text:p text:style-name="Preformatted_20_Text"/>
      <text:p text:style-name="P12">Comment : parse OK. Parse A differs from Parse B in semantic feature assignment to tempora : [abstract, time] here vs [thing] in Parse B. Parse A is therefore to be preferred.</text:p>
      <text:h text:style-name="P32" text:outline-level="4">Parse B</text:h>
      <text:p text:style-name="Preformatted_20_Text">7---&gt;</text:p>
      <text:p text:style-name="Preformatted_20_Text">[clause_semantics:_18946,subordinator:[lex:si,pos:sub,argbound:no,mood:subjunctive],subordinate_clause:[si,[illocutionary_force:statement,vg:[selected_reading:sum_be,polarity:pos,cat:vg,pathlist:[p(2,3)],hp:[p(2,3)],gender:_19150,w:0,pos:v,class:v_esse,type:finite,lex:esse,voice:act,txt:fuerint,tense:perfect,kind:std,mood:subjunctive,number:pl,person:3],subject:[number:pl,gender:neuter,pathlist:[p(0,1)],hp:[p(0,1)],index:i(p(0,1)),distance:[0],cat:np,sem:[thing],class:common,lextype:full,origin:noun,person:3,type:core,lex:tempora,txt:tempora,case:nom,w:1,c_str:tempora],predicative:[pathlist:[p(3,4)],hp:[p(3,4)],index:i(p(3,4)),distance:[0],cat:np,sem:[thing,abstract],class:common,lextype:full,origin:noun,number:pl,person:3,gender:neuter,type:core,lex:nubilum,txt:nubila,case:nom,w:1,c_str:nubila]]],main_clause:[illocutionary_force:statement,vg:[selected_reading:sum_be,polarity:pos,cat:vg,pathlist:[p(5,6)],hp:[p(5,6)],gender:_19980,w:0,pos:v,class:v_esse,type:finite,lex:esse,voice:act,txt:eris,tense:future,kind:std,mood:indicative,number:sing,person:2],subject:[source:context_retrievable,number:sing,gender:or([masc,fem]),person:2,cat:np,index:i(0,0),constraints_to_be_met:[number:sing,gender:or([masc,fem]),case:nom],distance:[0],pathlist:[],case:nom,w:0],predicative:[cat:adjp,pathlist:[p(4,5)],distance:[0],hp:[p(4,5)],case:nom,number:sing,gender:masc,lex:solus,type:std,w:1,c_str:solus]]]</text:p>
      <text:p text:style-name="Preformatted_20_Text"/>
      <text:p text:style-name="Preformatted_20_Text"/>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sum_be</text:p>
      <text:p text:style-name="Preformatted_20_Text"><text:s text:c="16"/>polarity:pos</text:p>
      <text:p text:style-name="Preformatted_20_Text"><text:s text:c="16"/>cat:vg</text:p>
      <text:p text:style-name="Preformatted_20_Text"><text:s text:c="16"/>* fuerint * </text:p>
      <text:p text:style-name="Preformatted_20_Text"><text:s text:c="16"/>pos:v</text:p>
      <text:p text:style-name="Preformatted_20_Text"><text:s text:c="16"/>lex:esse</text:p>
      <text:p text:style-name="Preformatted_20_Text"><text:s text:c="16"/>voice:act</text:p>
      <text:p text:style-name="Preformatted_20_Text"><text:s text:c="16"/>tense:perfect</text:p>
      <text:p text:style-name="Preformatted_20_Text"><text:s text:c="16"/>mood:subjunctive</text:p>
      <text:p text:style-name="Preformatted_20_Text"><text:s text:c="16"/>number:pl</text:p>
      <text:p text:style-name="Preformatted_20_Text"><text:s text:c="16"/>person:3</text:p>
      <text:p text:style-name="Preformatted_20_Text"><text:s text:c="12"/>subject</text:p>
      <text:p text:style-name="Preformatted_20_Text"><text:s text:c="16"/>number:pl</text:p>
      <text:p text:style-name="Preformatted_20_Text"><text:s text:c="16"/>gender:neuter</text:p>
      <text:p text:style-name="Preformatted_20_Text"><text:s text:c="16"/>* tempora * </text:p>
      <text:p text:style-name="Preformatted_20_Text"><text:s text:c="16"/>index:i(p(0,1))</text:p>
      <text:p text:style-name="Preformatted_20_Text"><text:s text:c="16"/>cat:np</text:p>
      <text:p text:style-name="Preformatted_20_Text"><text:s text:c="16"/>sem:[thing]</text:p>
      <text:p text:style-name="Preformatted_20_Text"><text:s text:c="16"/>person:3</text:p>
      <text:p text:style-name="Preformatted_20_Text"><text:s text:c="16"/>lex:tempora</text:p>
      <text:p text:style-name="Preformatted_20_Text"><text:s text:c="16"/>case:nom</text:p>
      <text:p text:style-name="Preformatted_20_Text"><text:s text:c="16"/>c_str</text:p>
      <text:p text:style-name="Preformatted_20_Text"><text:s text:c="16"/>tempora</text:p>
      <text:p text:style-name="Preformatted_20_Text"><text:s text:c="12"/>predicative</text:p>
      <text:p text:style-name="Preformatted_20_Text"><text:s text:c="16"/>* nubila * </text:p>
      <text:p text:style-name="Preformatted_20_Text"><text:s text:c="16"/>index:i(p(3,4))</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neuter</text:p>
      <text:p text:style-name="Preformatted_20_Text"><text:s text:c="16"/>lex:nubilum</text:p>
      <text:p text:style-name="Preformatted_20_Text"><text:s text:c="16"/>case:nom</text:p>
      <text:p text:style-name="Preformatted_20_Text"><text:s text:c="16"/>c_str</text:p>
      <text:p text:style-name="Preformatted_20_Text"><text:s text:c="16"/>nubila</text:p>
      <text:p text:style-name="Preformatted_20_Text"><text:s text:c="4"/>main_clause</text:p>
      <text:p text:style-name="Preformatted_20_Text"><text:soft-page-break/><text:s text:c="8"/>illocutionary_force:statement</text:p>
      <text:p text:style-name="Preformatted_20_Text"><text:s text:c="8"/>vg</text:p>
      <text:p text:style-name="Preformatted_20_Text"><text:s text:c="12"/>selected_reading:sum_be</text:p>
      <text:p text:style-name="Preformatted_20_Text"><text:s text:c="12"/>polarity:pos</text:p>
      <text:p text:style-name="Preformatted_20_Text"><text:s text:c="12"/>cat:vg</text:p>
      <text:p text:style-name="Preformatted_20_Text"><text:s text:c="12"/>* eris * </text:p>
      <text:p text:style-name="Preformatted_20_Text"><text:s text:c="12"/>pos:v</text:p>
      <text:p text:style-name="Preformatted_20_Text"><text:s text:c="12"/>lex:esse</text:p>
      <text:p text:style-name="Preformatted_20_Text"><text:s text:c="12"/>voice:act</text:p>
      <text:p text:style-name="Preformatted_20_Text"><text:s text:c="12"/>tense:future</text:p>
      <text:p text:style-name="Preformatted_20_Text"><text:s text:c="12"/>mood:indic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number:sing,gender:or([masc,fem]),case:nom]</text:p>
      <text:p text:style-name="Preformatted_20_Text"><text:s text:c="12"/>case:nom</text:p>
      <text:p text:style-name="Preformatted_20_Text"><text:s text:c="8"/>predicative</text:p>
      <text:p text:style-name="Preformatted_20_Text"><text:s text:c="12"/>cat:adjp</text:p>
      <text:p text:style-name="Preformatted_20_Text"><text:s text:c="12"/>* solus * </text:p>
      <text:p text:style-name="Preformatted_20_Text"><text:s text:c="12"/>case:nom</text:p>
      <text:p text:style-name="Preformatted_20_Text"><text:s text:c="12"/>number:sing</text:p>
      <text:p text:style-name="Preformatted_20_Text"><text:s text:c="12"/>gender:masc</text:p>
      <text:p text:style-name="Preformatted_20_Text"><text:s text:c="12"/>lex:solus</text:p>
      <text:p text:style-name="Preformatted_20_Text"><text:s text:c="12"/>c_str</text:p>
      <text:p text:style-name="Preformatted_20_Text"><text:s text:c="12"/>solus</text:p>
      <text:p text:style-name="Preformatted_20_Text"/>
      <text:p text:style-name="Preformatted_20_Text"/>
      <text:p text:style-name="Preformatted_20_Text"/>
      <text:p text:style-name="Preformatted_20_Text"/>
      <text:p text:style-name="Preformatted_20_Text"/>
      <text:p text:style-name="P18">% 101 Seneca Epistulae Morales ad Lucilium 7 1 4.</text:p>
      <text:h text:style-name="Heading_20_3" text:outline-level="3">Mane leonibus et ursis homines, meridie spectatoribus suis obiiciuntur. </text:h>
      <text:p text:style-name="Text_20_body"/>
      <text:p text:style-name="Preformatted_20_Text">[0/mane,1/leonibus,2/et,3/ursis,4/homines,5/(','),6/meridie,7/spectatoribus,8/suis,9/obiiciuntur,endpos(10)]</text:p>
      <text:p text:style-name="Preformatted_20_Text">cputime : 1.75</text:p>
      <text:p text:style-name="Preformatted_20_Text"/>
      <text:p text:style-name="Preformatted_20_Text">4.99---&gt;</text:p>
      <text:p text:style-name="Preformatted_20_Text">[illocutionary_force:statement,vg:[selected_reading:obiicio_throw,polarity:pos,cat:vg,pathlist:[p(9,10)],hp:[p(9,10)],gender:_12250,w:0,pos:v,class:tr_cod,type:finite,lex:obiicere,voice:pass,txt:obiiciuntur,tense:present,kind:std,mood:indicative,number:pl,person:3],arglist:[subject:[source:context_retrievable,number:pl,gender:_12454,person:3,cat:np,index:i(0,0),constraints_to_be_met:[case:nom],distance:[0],pathlist:[],case:nom,w: -1],i_object:[pathlist:[p(7,8),p(8,9)],hp:[p(7,8)],index:i(p(7,8)),distance:[0],cat:np,class:common,sem:[hum],number:pl,person:3,gender:masc,type:core,lex:spectator,lextype:full,case:dat,w:2,c_str:[head:[pathlist:[p(7,8)],pos:noun,txt:spectatoribus,lex:spectator,case:dat,gender:masc,class:common,ab:mm,number:pl,sem:[hum]],adjp:[cat:adjp,pathlist:[p(8,9)],distance:[0],hp:[p(8,9)],case:dat,number:pl,gender:masc,lex:suus,type:poss,w:1,c_str:suus]]],adverbial_adjunct:[cat:advp,pathlist:[p(6,7)],distance:[0],type:vpbound,lex:meridie,sem:time,w:1,c_str:[head:meridie]]],linker:comma,arglist:[subject:[number:pl,gender:masc,pathlist:[p(4,5)],hp:[p(4,5)],index:i(p(4,5)),distance:[0],cat:np,sem:[hum],class:common,lextype:full,origin:noun,person:3,type:core,lex:homo,txt:homines,case:nom,w:1,c_str:homines],i_object:[pathlist:[p(1,2),p(2,3),p(3,4)],hp:[p(1,2)],index:i([p(1,2),p(3,4)]),distance:[1],sem:[thing,hum],class:common,lex:leo,lextype:full,type:core,number:pl,person:3,gender:masc,case:dat,w:2,coord:yes,c_str:[head:[pathlist:[p(1,2)],hp:[p(1,2)],index:i(p(1,2)),distance:[0],cat:np,sem:[thing,hum],class:common,lextype:full,origin:noun,number:pl,person:3,gender:masc,type:core,lex:leo,txt:leonibus,case:dat,w:1,c_str:leonibus],coord:et,head:[pathlist:[p(3,4)],hp:[p(3,4)],index:i(p(3,4)),distance:[0],cat:np,sem:[animal,thing],class:common,lextype:full,origin:noun,number:pl,person:3,gender:masc,type:core,lex:ursus,txt:ursis,case:dat,w:1,c_str:ursis]]],adverbial_adjunct:[cat:advp,pathlist:[p(0,1)],distance:[0],type:vpbound,lex:mane,sem:time,w:1,c_str:[head:mane]]]]</text:p>
      <text:p text:style-name="Preformatted_20_Text"/>
      <text:p text:style-name="Preformatted_20_Text"><text:s text:c="4"/>illocutionary_force:statement</text:p>
      <text:p text:style-name="Preformatted_20_Text"><text:s text:c="4"/>vg</text:p>
      <text:p text:style-name="Preformatted_20_Text"><text:s text:c="8"/>selected_reading:obiicio_throw</text:p>
      <text:p text:style-name="Preformatted_20_Text"><text:s text:c="8"/>polarity:pos</text:p>
      <text:p text:style-name="Preformatted_20_Text"><text:s text:c="8"/>cat:vg</text:p>
      <text:p text:style-name="Preformatted_20_Text"><text:s text:c="8"/>* obiiciuntur * </text:p>
      <text:p text:style-name="Preformatted_20_Text"><text:s text:c="8"/>pos:v</text:p>
      <text:p text:style-name="Preformatted_20_Text"><text:s text:c="8"/>lex:obiicere</text:p>
      <text:p text:style-name="Preformatted_20_Text"><text:s text:c="8"/>voice:pass</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arglist</text:p>
      <text:p text:style-name="Preformatted_20_Text"><text:s text:c="8"/>subject</text:p>
      <text:p text:style-name="Preformatted_20_Text"><text:s text:c="12"/>source:context_retrievable</text:p>
      <text:p text:style-name="Preformatted_20_Text"><text:s text:c="12"/>number:pl</text:p>
      <text:p text:style-name="Preformatted_20_Text"><text:s text:c="12"/>person:3</text:p>
      <text:p text:style-name="Preformatted_20_Text"><text:s text:c="12"/>cat:np</text:p>
      <text:p text:style-name="Preformatted_20_Text"><text:s text:c="12"/>index:i(0,0)</text:p>
      <text:p text:style-name="Preformatted_20_Text"><text:s text:c="12"/>constraints_to_be_met:[case:nom]</text:p>
      <text:p text:style-name="Preformatted_20_Text"><text:s text:c="12"/>case:nom</text:p>
      <text:p text:style-name="Preformatted_20_Text"><text:s text:c="8"/>i_object</text:p>
      <text:p text:style-name="Preformatted_20_Text"><text:s text:c="12"/>* spectatoribus * * suis * </text:p>
      <text:p text:style-name="Preformatted_20_Text"><text:s text:c="12"/>index:i(p(7,8))</text:p>
      <text:p text:style-name="Preformatted_20_Text"><text:s text:c="12"/>cat:np</text:p>
      <text:p text:style-name="Preformatted_20_Text"><text:s text:c="12"/>sem:[hum]</text:p>
      <text:p text:style-name="Preformatted_20_Text"><text:s text:c="12"/>number:pl</text:p>
      <text:p text:style-name="Preformatted_20_Text"><text:s text:c="12"/>person:3</text:p>
      <text:p text:style-name="Preformatted_20_Text"><text:s text:c="12"/>gender:masc</text:p>
      <text:p text:style-name="Preformatted_20_Text"><text:s text:c="12"/>lex:spectator</text:p>
      <text:p text:style-name="Preformatted_20_Text"><text:s text:c="12"/>case:dat</text:p>
      <text:p text:style-name="Preformatted_20_Text"><text:s text:c="12"/>c_str</text:p>
      <text:p text:style-name="Preformatted_20_Text"><text:soft-page-break/><text:s text:c="16"/>head</text:p>
      <text:p text:style-name="Preformatted_20_Text"><text:s text:c="20"/>* spectatoribus * </text:p>
      <text:p text:style-name="Preformatted_20_Text"><text:s text:c="20"/>pos:noun</text:p>
      <text:p text:style-name="Preformatted_20_Text"><text:s text:c="20"/>lex:spectator</text:p>
      <text:p text:style-name="Preformatted_20_Text"><text:s text:c="20"/>case:dat</text:p>
      <text:p text:style-name="Preformatted_20_Text"><text:s text:c="20"/>gender:masc</text:p>
      <text:p text:style-name="Preformatted_20_Text"><text:s text:c="20"/>number:pl</text:p>
      <text:p text:style-name="Preformatted_20_Text"><text:s text:c="20"/>sem:[hum]</text:p>
      <text:p text:style-name="Preformatted_20_Text"><text:s text:c="16"/>adjp</text:p>
      <text:p text:style-name="Preformatted_20_Text"><text:s text:c="20"/>cat:adjp</text:p>
      <text:p text:style-name="Preformatted_20_Text"><text:s text:c="20"/>* suis * </text:p>
      <text:p text:style-name="Preformatted_20_Text"><text:s text:c="20"/>case:dat</text:p>
      <text:p text:style-name="Preformatted_20_Text"><text:s text:c="20"/>number:pl</text:p>
      <text:p text:style-name="Preformatted_20_Text"><text:s text:c="20"/>gender:masc</text:p>
      <text:p text:style-name="Preformatted_20_Text"><text:s text:c="20"/>lex:suus</text:p>
      <text:p text:style-name="Preformatted_20_Text"><text:s text:c="20"/>c_str</text:p>
      <text:p text:style-name="Preformatted_20_Text"><text:s text:c="20"/>suus</text:p>
      <text:p text:style-name="Preformatted_20_Text"><text:s text:c="8"/>adverbial_adjunct</text:p>
      <text:p text:style-name="Preformatted_20_Text"><text:s text:c="12"/>cat:advp</text:p>
      <text:p text:style-name="Preformatted_20_Text"><text:s text:c="12"/>* meridie * </text:p>
      <text:p text:style-name="Preformatted_20_Text"><text:s text:c="12"/>lex:meridie</text:p>
      <text:p text:style-name="Preformatted_20_Text"><text:s text:c="12"/>sem:time</text:p>
      <text:p text:style-name="Preformatted_20_Text"><text:s text:c="12"/>c_str</text:p>
      <text:p text:style-name="Preformatted_20_Text"><text:s text:c="16"/>head</text:p>
      <text:p text:style-name="Preformatted_20_Text"><text:s text:c="16"/>meridie</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 text:c="12"/>number:pl</text:p>
      <text:p text:style-name="Preformatted_20_Text"><text:s text:c="12"/>gender:masc</text:p>
      <text:p text:style-name="Preformatted_20_Text"><text:s text:c="12"/>* homines * </text:p>
      <text:p text:style-name="Preformatted_20_Text"><text:s text:c="12"/>index:i(p(4,5))</text:p>
      <text:p text:style-name="Preformatted_20_Text"><text:s text:c="12"/>cat:np</text:p>
      <text:p text:style-name="Preformatted_20_Text"><text:s text:c="12"/>sem:[hum]</text:p>
      <text:p text:style-name="Preformatted_20_Text"><text:s text:c="12"/>person:3</text:p>
      <text:p text:style-name="Preformatted_20_Text"><text:s text:c="12"/>lex:homo</text:p>
      <text:p text:style-name="Preformatted_20_Text"><text:s text:c="12"/>case:nom</text:p>
      <text:p text:style-name="Preformatted_20_Text"><text:s text:c="12"/>c_str</text:p>
      <text:p text:style-name="Preformatted_20_Text"><text:s text:c="12"/>homines</text:p>
      <text:p text:style-name="Preformatted_20_Text"><text:s text:c="8"/>i_object</text:p>
      <text:p text:style-name="Preformatted_20_Text"><text:s text:c="12"/>* leonibus * * et * * ursis * </text:p>
      <text:p text:style-name="Preformatted_20_Text"><text:s text:c="12"/>index:i([p(1,2),p(3,4)])</text:p>
      <text:p text:style-name="Preformatted_20_Text"><text:s text:c="12"/>sem:[thing,hum]</text:p>
      <text:p text:style-name="Preformatted_20_Text"><text:s text:c="12"/>lex:leo</text:p>
      <text:p text:style-name="Preformatted_20_Text"><text:s text:c="12"/>number:pl</text:p>
      <text:p text:style-name="Preformatted_20_Text"><text:s text:c="12"/>person:3</text:p>
      <text:p text:style-name="Preformatted_20_Text"><text:s text:c="12"/>gender:masc</text:p>
      <text:p text:style-name="Preformatted_20_Text"><text:s text:c="12"/>case:dat</text:p>
      <text:p text:style-name="Preformatted_20_Text"><text:s text:c="12"/>coord:yes</text:p>
      <text:p text:style-name="Preformatted_20_Text"><text:s text:c="12"/>c_str</text:p>
      <text:p text:style-name="Preformatted_20_Text"><text:s text:c="16"/>head</text:p>
      <text:p text:style-name="Preformatted_20_Text"><text:s text:c="20"/>* leonibus * </text:p>
      <text:p text:style-name="Preformatted_20_Text"><text:s text:c="20"/>index:i(p(1,2))</text:p>
      <text:p text:style-name="Preformatted_20_Text"><text:s text:c="20"/>cat:np</text:p>
      <text:p text:style-name="Preformatted_20_Text"><text:s text:c="20"/>sem:[thing,hum]</text:p>
      <text:p text:style-name="Preformatted_20_Text"><text:s text:c="20"/>number:pl</text:p>
      <text:p text:style-name="Preformatted_20_Text"><text:s text:c="20"/>person:3</text:p>
      <text:p text:style-name="Preformatted_20_Text"><text:s text:c="20"/>gender:masc</text:p>
      <text:p text:style-name="Preformatted_20_Text"><text:s text:c="20"/>lex:leo</text:p>
      <text:p text:style-name="Preformatted_20_Text"><text:s text:c="20"/>case:dat</text:p>
      <text:p text:style-name="Preformatted_20_Text"><text:s text:c="20"/>c_str</text:p>
      <text:p text:style-name="Preformatted_20_Text"><text:s text:c="20"/>leonibus</text:p>
      <text:p text:style-name="Preformatted_20_Text"><text:s text:c="16"/>coord:et</text:p>
      <text:p text:style-name="Preformatted_20_Text"><text:soft-page-break/><text:s text:c="16"/>head</text:p>
      <text:p text:style-name="Preformatted_20_Text"><text:s text:c="20"/>* ursis * </text:p>
      <text:p text:style-name="Preformatted_20_Text"><text:s text:c="20"/>index:i(p(3,4))</text:p>
      <text:p text:style-name="Preformatted_20_Text"><text:s text:c="20"/>cat:np</text:p>
      <text:p text:style-name="Preformatted_20_Text"><text:s text:c="20"/>sem:[animal,thing]</text:p>
      <text:p text:style-name="Preformatted_20_Text"><text:s text:c="20"/>number:pl</text:p>
      <text:p text:style-name="Preformatted_20_Text"><text:s text:c="20"/>person:3</text:p>
      <text:p text:style-name="Preformatted_20_Text"><text:s text:c="20"/>gender:masc</text:p>
      <text:p text:style-name="Preformatted_20_Text"><text:s text:c="20"/>lex:ursus</text:p>
      <text:p text:style-name="Preformatted_20_Text"><text:s text:c="20"/>case:dat</text:p>
      <text:p text:style-name="Preformatted_20_Text"><text:s text:c="20"/>c_str</text:p>
      <text:p text:style-name="Preformatted_20_Text"><text:s text:c="20"/>ursis</text:p>
      <text:p text:style-name="Preformatted_20_Text"><text:s text:c="8"/>adverbial_adjunct</text:p>
      <text:p text:style-name="Preformatted_20_Text"><text:s text:c="12"/>cat:advp</text:p>
      <text:p text:style-name="Preformatted_20_Text"><text:s text:c="12"/>* mane * </text:p>
      <text:p text:style-name="Preformatted_20_Text"><text:s text:c="12"/>lex:mane</text:p>
      <text:p text:style-name="Preformatted_20_Text"><text:s text:c="12"/>sem:time</text:p>
      <text:p text:style-name="Preformatted_20_Text"><text:s text:c="12"/>c_str</text:p>
      <text:p text:style-name="Preformatted_20_Text"><text:s text:c="16"/>head</text:p>
      <text:p text:style-name="Preformatted_20_Text"><text:s text:c="16"/>mane</text:p>
      <text:p text:style-name="Preformatted_20_Text"/>
      <text:p text:style-name="Preformatted_20_Text"/>
      <text:p text:style-name="Preformatted_20_Text"/>
      <text:p text:style-name="P12">Comment : use of the 'linker' construct leads to non-staightforward parse</text:p>
      <text:p text:style-name="Preformatted_20_Text"/>
      <text:p text:style-name="Preformatted_20_Text"/>
      <text:p text:style-name="P19"/>
      <text:p text:style-name="P4">% 102 Cicero Pro Rege Deiotaro 30 14-15.</text:p>
      <text:h text:style-name="Heading_20_3" text:outline-level="3">Nulli parietes nostram salutem, nullae leges, nulla iura custodient. </text:h>
      <text:p text:style-name="Text_20_body"/>
      <text:p text:style-name="Preformatted_20_Text">[0/nulli,1/parietes,2/nostram,3/salutem,4/(','),5/nullae,6/leges,7/(','),8/nulla,9/iura,10/custodient,endpos(11)]</text:p>
      <text:p text:style-name="Preformatted_20_Text">cputime : 24.4375</text:p>
      <text:h text:style-name="Heading_20_4" text:outline-level="4">Parse A</text:h>
      <text:p text:style-name="Preformatted_20_Text">8.95---&gt;</text:p>
      <text:p text:style-name="Preformatted_20_Text">[illocutionary_force:statement,vg:[selected_reading:custodio_protect,polarity:pos,cat:vg,pathlist:[p(10,11)],hp:[p(10,11)],gender:_49392,w:0,pos:v,class:tr_cod,type:finite,lex:custodire,voice:act,txt:custodient,tense:future,kind:std,mood:indicative,number:pl,person:3],subject:[number:pl,gender:masc,pathlist:[p(0,1),p(1,2),p(4,5),p(5,6),p(6,7),p(7,8),p(8,9),p(9,10)],hp:[p(1,2)],index:i([p(1,2),p(6,7)]),distance:[1],sem:[thing],class:common,lex:paries,lextype:full,type:core,person:3,case:nom,w:6,coord:yes,c_str:[np,[head:[pathlist:[p(1,2),p(7,8),p(8,9),p(9,10)],hp:[p(1,2)],index:i([p(1,2),p(9,10)]),distance:[6],sem:[thing],class:common,lex:paries,lextype:full,type:core,number:pl,person:3,gender:masc,case:nom,w:3,coord:yes,c_str:[head:[pathlist:[p(1,2)],hp:[p(1,2)],index:i(p(1,2)),distance:[0],cat:np,sem:[thing],class:common,lextype:full,origin:noun,number:pl,person:3,gender:masc,type:core,lex:paries,txt:parietes,case:nom,w:1,c_str:parietes],coord:comma,head:[pathlist:[p(8,9),p(9,10)],hp:[p(9,10)],index:i(p(9,10)),distance:[0],cat:np,class:common,sem:[abstract],number:pl,person:3,gender:neuter,type:core,lex:ius,lextype:full,case:nom,w:2,c_str:[head:[pathlist:[p(9,10)],pos:noun,txt:iura,lex:ius,case:nom,gender:neuter,class:common,ab:mm,number:pl,sem:[abstract]],adjp:[cat:adjp,pathlist:[p(8,9)],distance:[0],hp:[p(8,9)],case:nom,number:pl,gender:neuter,lex:nullus,type:tool,w:1,c_str:nullus]]]]],coord:comma,head:[pathlist:[p(5,6),p(6,7)],hp:[p(6,7)],index:i(p(6,7)),distance:[0],cat:np,class:common,sem:[abstract],number:pl,person:3,gender:fem,type:core,lex:lex,lextype:full,case:nom,w:2,c_str:[head:[pathlist:[p(6,7)],pos:noun,txt:leges,lex:lex,case:nom,gender:fem,class:common,ab:mm,number:pl,sem:[abstract]],adjp:[cat:adjp,pathlist:[p(5,6)],distance:[0],hp:[p(5,6)],case:nom,number:pl,gender:fem,lex:nullus,type:tool,w:1,c_str:nullus]]]],adjp:[cat:adjp,pathlist:[p(0,1)],distance:[0],hp:[p(0,1)],case:nom,number:pl,gender:masc,lex:nullus,type:tool,w:1,c_str:nullus]]],object:[pathlist:[p(2,3),p(3,4)],hp:[p(3,4)],index:i(p(3,4)),distance:[0],cat:np,class:common,sem:[quality],number:sing,person:3,gender:fem,type:core,lex:salus,lextype:full,case:acc,w:2,c_str:[head:[pathlist:[p(3,4)],pos:noun,txt:salutem,lex:salus,case:acc,gender:fem,class:common,ab:no,number:sing,sem:[quality]],adjp:[cat:adjp,pathlist:[p(2,3)],distance:[0],hp:[p(2,3)],case:acc,number:sing,gender:fem,lex:noster,type:poss,w:1,c_str:noster]]]]</text:p>
      <text:p text:style-name="Preformatted_20_Text"/>
      <text:p text:style-name="Preformatted_20_Text"><text:s text:c="4"/>illocutionary_force:statement</text:p>
      <text:p text:style-name="Preformatted_20_Text"><text:s text:c="4"/>vg</text:p>
      <text:p text:style-name="Preformatted_20_Text"><text:s text:c="8"/>selected_reading:custodio_protect</text:p>
      <text:p text:style-name="Preformatted_20_Text"><text:s text:c="8"/>polarity:pos</text:p>
      <text:p text:style-name="Preformatted_20_Text"><text:s text:c="8"/>cat:vg</text:p>
      <text:p text:style-name="Preformatted_20_Text"><text:s text:c="8"/>* custodient * </text:p>
      <text:p text:style-name="Preformatted_20_Text"><text:s text:c="8"/>pos:v</text:p>
      <text:p text:style-name="Preformatted_20_Text"><text:s text:c="8"/>lex:custodire</text:p>
      <text:p text:style-name="Preformatted_20_Text"><text:s text:c="8"/>voice:act</text:p>
      <text:p text:style-name="Preformatted_20_Text"><text:s text:c="8"/>tense:future</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nulli * * parietes * * , * * nullae * * leges * * , * * nulla * * iura * </text:p>
      <text:p text:style-name="Preformatted_20_Text"><text:s text:c="8"/>index:i([p(1,2),p(6,7)])</text:p>
      <text:p text:style-name="Preformatted_20_Text"><text:s text:c="8"/>sem:[thing]</text:p>
      <text:p text:style-name="Preformatted_20_Text"><text:s text:c="8"/>lex:paries</text:p>
      <text:p text:style-name="Preformatted_20_Text"><text:s text:c="8"/>person:3</text:p>
      <text:p text:style-name="Preformatted_20_Text"><text:s text:c="8"/>case:nom</text:p>
      <text:p text:style-name="Preformatted_20_Text"><text:s text:c="8"/>coord:yes</text:p>
      <text:p text:style-name="Preformatted_20_Text"><text:s text:c="8"/>c_str</text:p>
      <text:p text:style-name="Preformatted_20_Text"><text:s text:c="12"/>np</text:p>
      <text:p text:style-name="Preformatted_20_Text"><text:s text:c="16"/>head</text:p>
      <text:p text:style-name="Preformatted_20_Text"><text:soft-page-break/><text:s text:c="20"/>* parietes * * , * * nulla * * iura * </text:p>
      <text:p text:style-name="Preformatted_20_Text"><text:s text:c="20"/>index:i([p(1,2),p(9,10)])</text:p>
      <text:p text:style-name="Preformatted_20_Text"><text:s text:c="20"/>sem:[thing]</text:p>
      <text:p text:style-name="Preformatted_20_Text"><text:s text:c="20"/>lex:paries</text:p>
      <text:p text:style-name="Preformatted_20_Text"><text:s text:c="20"/>number:pl</text:p>
      <text:p text:style-name="Preformatted_20_Text"><text:s text:c="20"/>person:3</text:p>
      <text:p text:style-name="Preformatted_20_Text"><text:s text:c="20"/>gender:masc</text:p>
      <text:p text:style-name="Preformatted_20_Text"><text:s text:c="20"/>case:nom</text:p>
      <text:p text:style-name="Preformatted_20_Text"><text:s text:c="20"/>coord:yes</text:p>
      <text:p text:style-name="Preformatted_20_Text"><text:s text:c="20"/>c_str</text:p>
      <text:p text:style-name="Preformatted_20_Text"><text:s text:c="24"/>head</text:p>
      <text:p text:style-name="Preformatted_20_Text"><text:s text:c="28"/>* parietes * </text:p>
      <text:p text:style-name="Preformatted_20_Text"><text:s text:c="28"/>index:i(p(1,2))</text:p>
      <text:p text:style-name="Preformatted_20_Text"><text:s text:c="28"/>cat:np</text:p>
      <text:p text:style-name="Preformatted_20_Text"><text:s text:c="28"/>sem:[thing]</text:p>
      <text:p text:style-name="Preformatted_20_Text"><text:s text:c="28"/>number:pl</text:p>
      <text:p text:style-name="Preformatted_20_Text"><text:s text:c="28"/>person:3</text:p>
      <text:p text:style-name="Preformatted_20_Text"><text:s text:c="28"/>gender:masc</text:p>
      <text:p text:style-name="Preformatted_20_Text"><text:s text:c="28"/>lex:paries</text:p>
      <text:p text:style-name="Preformatted_20_Text"><text:s text:c="28"/>case:nom</text:p>
      <text:p text:style-name="Preformatted_20_Text"><text:s text:c="28"/>c_str</text:p>
      <text:p text:style-name="Preformatted_20_Text"><text:s text:c="28"/>parietes</text:p>
      <text:p text:style-name="Preformatted_20_Text"><text:s text:c="24"/>coord:comma</text:p>
      <text:p text:style-name="Preformatted_20_Text"><text:s text:c="24"/>head</text:p>
      <text:p text:style-name="Preformatted_20_Text"><text:s text:c="28"/>* nulla * * iura * </text:p>
      <text:p text:style-name="Preformatted_20_Text"><text:s text:c="28"/>index:i(p(9,10))</text:p>
      <text:p text:style-name="Preformatted_20_Text"><text:s text:c="28"/>cat:np</text:p>
      <text:p text:style-name="Preformatted_20_Text"><text:s text:c="28"/>sem:[abstract]</text:p>
      <text:p text:style-name="Preformatted_20_Text"><text:s text:c="28"/>number:pl</text:p>
      <text:p text:style-name="Preformatted_20_Text"><text:s text:c="28"/>person:3</text:p>
      <text:p text:style-name="Preformatted_20_Text"><text:s text:c="28"/>gender:neuter</text:p>
      <text:p text:style-name="Preformatted_20_Text"><text:s text:c="28"/>lex:ius</text:p>
      <text:p text:style-name="Preformatted_20_Text"><text:s text:c="28"/>case:nom</text:p>
      <text:p text:style-name="Preformatted_20_Text"><text:s text:c="28"/>c_str</text:p>
      <text:p text:style-name="Preformatted_20_Text"><text:s text:c="32"/>head</text:p>
      <text:p text:style-name="Preformatted_20_Text"><text:s text:c="36"/>* iura * </text:p>
      <text:p text:style-name="Preformatted_20_Text"><text:s text:c="36"/>pos:noun</text:p>
      <text:p text:style-name="Preformatted_20_Text"><text:s text:c="36"/>lex:ius</text:p>
      <text:p text:style-name="Preformatted_20_Text"><text:s text:c="36"/>case:nom</text:p>
      <text:p text:style-name="Preformatted_20_Text"><text:s text:c="36"/>gender:neuter</text:p>
      <text:p text:style-name="Preformatted_20_Text"><text:s text:c="36"/>number:pl</text:p>
      <text:p text:style-name="Preformatted_20_Text"><text:s text:c="36"/>sem:[abstract]</text:p>
      <text:p text:style-name="Preformatted_20_Text"><text:s text:c="32"/>adjp</text:p>
      <text:p text:style-name="Preformatted_20_Text"><text:s text:c="36"/>cat:adjp</text:p>
      <text:p text:style-name="Preformatted_20_Text"><text:s text:c="36"/>* nulla * </text:p>
      <text:p text:style-name="Preformatted_20_Text"><text:s text:c="36"/>case:nom</text:p>
      <text:p text:style-name="Preformatted_20_Text"><text:s text:c="36"/>number:pl</text:p>
      <text:p text:style-name="Preformatted_20_Text"><text:s text:c="36"/>gender:neuter</text:p>
      <text:p text:style-name="Preformatted_20_Text"><text:s text:c="36"/>lex:nullus</text:p>
      <text:p text:style-name="Preformatted_20_Text"><text:s text:c="36"/>c_str</text:p>
      <text:p text:style-name="Preformatted_20_Text"><text:s text:c="36"/>nullus</text:p>
      <text:p text:style-name="Preformatted_20_Text"><text:s text:c="16"/>coord:comma</text:p>
      <text:p text:style-name="Preformatted_20_Text"><text:s text:c="16"/>head</text:p>
      <text:p text:style-name="Preformatted_20_Text"><text:s text:c="20"/>* nullae * * leges * </text:p>
      <text:p text:style-name="Preformatted_20_Text"><text:s text:c="20"/>index:i(p(6,7))</text:p>
      <text:p text:style-name="Preformatted_20_Text"><text:s text:c="20"/>cat:np</text:p>
      <text:p text:style-name="Preformatted_20_Text"><text:s text:c="20"/>sem:[abstract]</text:p>
      <text:p text:style-name="Preformatted_20_Text"><text:s text:c="20"/>number:pl</text:p>
      <text:p text:style-name="Preformatted_20_Text"><text:s text:c="20"/>person:3</text:p>
      <text:p text:style-name="Preformatted_20_Text"><text:s text:c="20"/>gender:fem</text:p>
      <text:p text:style-name="Preformatted_20_Text"><text:s text:c="20"/>lex:lex</text:p>
      <text:p text:style-name="Preformatted_20_Text"><text:s text:c="20"/>case:nom</text:p>
      <text:p text:style-name="Preformatted_20_Text"><text:s text:c="20"/>c_str</text:p>
      <text:p text:style-name="Preformatted_20_Text"><text:s text:c="24"/>head</text:p>
      <text:p text:style-name="Preformatted_20_Text"><text:soft-page-break/><text:s text:c="28"/>* leges * </text:p>
      <text:p text:style-name="Preformatted_20_Text"><text:s text:c="28"/>pos:noun</text:p>
      <text:p text:style-name="Preformatted_20_Text"><text:s text:c="28"/>lex:lex</text:p>
      <text:p text:style-name="Preformatted_20_Text"><text:s text:c="28"/>case:nom</text:p>
      <text:p text:style-name="Preformatted_20_Text"><text:s text:c="28"/>gender:fem</text:p>
      <text:p text:style-name="Preformatted_20_Text"><text:s text:c="28"/>number:pl</text:p>
      <text:p text:style-name="Preformatted_20_Text"><text:s text:c="28"/>sem:[abstract]</text:p>
      <text:p text:style-name="Preformatted_20_Text"><text:s text:c="24"/>adjp</text:p>
      <text:p text:style-name="Preformatted_20_Text"><text:s text:c="28"/>cat:adjp</text:p>
      <text:p text:style-name="Preformatted_20_Text"><text:s text:c="28"/>* nullae * </text:p>
      <text:p text:style-name="Preformatted_20_Text"><text:s text:c="28"/>case:nom</text:p>
      <text:p text:style-name="Preformatted_20_Text"><text:s text:c="28"/>number:pl</text:p>
      <text:p text:style-name="Preformatted_20_Text"><text:s text:c="28"/>gender:fem</text:p>
      <text:p text:style-name="Preformatted_20_Text"><text:s text:c="28"/>lex:nullus</text:p>
      <text:p text:style-name="Preformatted_20_Text"><text:s text:c="28"/>c_str</text:p>
      <text:p text:style-name="Preformatted_20_Text"><text:s text:c="28"/>nullus</text:p>
      <text:p text:style-name="Preformatted_20_Text"><text:s text:c="12"/>adjp</text:p>
      <text:p text:style-name="Preformatted_20_Text"><text:s text:c="16"/>cat:adjp</text:p>
      <text:p text:style-name="Preformatted_20_Text"><text:s text:c="16"/>* nulli * </text:p>
      <text:p text:style-name="Preformatted_20_Text"><text:s text:c="16"/>case:nom</text:p>
      <text:p text:style-name="Preformatted_20_Text"><text:s text:c="16"/>number:pl</text:p>
      <text:p text:style-name="Preformatted_20_Text"><text:s text:c="16"/>gender:masc</text:p>
      <text:p text:style-name="Preformatted_20_Text"><text:s text:c="16"/>lex:nullus</text:p>
      <text:p text:style-name="Preformatted_20_Text"><text:s text:c="16"/>c_str</text:p>
      <text:p text:style-name="Preformatted_20_Text"><text:s text:c="16"/>nullus</text:p>
      <text:p text:style-name="Preformatted_20_Text"><text:s text:c="4"/>object</text:p>
      <text:p text:style-name="Preformatted_20_Text"><text:s text:c="8"/>* nostram * * salutem * </text:p>
      <text:p text:style-name="Preformatted_20_Text"><text:s text:c="8"/>index:i(p(3,4))</text:p>
      <text:p text:style-name="Preformatted_20_Text"><text:s text:c="8"/>cat:np</text:p>
      <text:p text:style-name="Preformatted_20_Text"><text:s text:c="8"/>sem:[quality]</text:p>
      <text:p text:style-name="Preformatted_20_Text"><text:s text:c="8"/>number:sing</text:p>
      <text:p text:style-name="Preformatted_20_Text"><text:s text:c="8"/>person:3</text:p>
      <text:p text:style-name="Preformatted_20_Text"><text:s text:c="8"/>gender:fem</text:p>
      <text:p text:style-name="Preformatted_20_Text"><text:s text:c="8"/>lex:salus</text:p>
      <text:p text:style-name="Preformatted_20_Text"><text:s text:c="8"/>case:acc</text:p>
      <text:p text:style-name="Preformatted_20_Text"><text:s text:c="8"/>c_str</text:p>
      <text:p text:style-name="Preformatted_20_Text"><text:s text:c="12"/>head</text:p>
      <text:p text:style-name="Preformatted_20_Text"><text:s text:c="16"/>* salutem * </text:p>
      <text:p text:style-name="Preformatted_20_Text"><text:s text:c="16"/>pos:noun</text:p>
      <text:p text:style-name="Preformatted_20_Text"><text:s text:c="16"/>lex:salus</text:p>
      <text:p text:style-name="Preformatted_20_Text"><text:s text:c="16"/>case:acc</text:p>
      <text:p text:style-name="Preformatted_20_Text"><text:s text:c="16"/>gender:fem</text:p>
      <text:p text:style-name="Preformatted_20_Text"><text:s text:c="16"/>number:sing</text:p>
      <text:p text:style-name="Preformatted_20_Text"><text:s text:c="16"/>sem:[quality]</text:p>
      <text:p text:style-name="Preformatted_20_Text"><text:s text:c="12"/>adjp</text:p>
      <text:p text:style-name="Preformatted_20_Text"><text:s text:c="16"/>cat:adjp</text:p>
      <text:p text:style-name="Preformatted_20_Text"><text:s text:c="16"/>* nostram * </text:p>
      <text:p text:style-name="Preformatted_20_Text"><text:s text:c="16"/>case:acc</text:p>
      <text:p text:style-name="Preformatted_20_Text"><text:s text:c="16"/>number:sing</text:p>
      <text:p text:style-name="Preformatted_20_Text"><text:s text:c="16"/>gender:fem</text:p>
      <text:p text:style-name="Preformatted_20_Text"><text:s text:c="16"/>lex:noster</text:p>
      <text:p text:style-name="Preformatted_20_Text"><text:s text:c="16"/>c_str</text:p>
      <text:p text:style-name="Preformatted_20_Text"><text:s text:c="16"/>noster</text:p>
      <text:p text:style-name="Preformatted_20_Text"/>
      <text:p text:style-name="Preformatted_20_Text"/>
      <text:p text:style-name="P12">Comment : both parses are debatable. Parse B is easier to get the hang of, I think.</text:p>
      <text:h text:style-name="P32" text:outline-level="4">Parse B</text:h>
      <text:p text:style-name="Preformatted_20_Text">8.95---&gt;</text:p>
      <text:p text:style-name="Preformatted_20_Text">[illocutionary_force:statement,vg:[selected_reading:custodio_protect,polarity:pos,cat:vg,pathlist:[p(10,11)],hp:[p(10,11)],gender:_73152,w:0,pos:v,class:tr_cod,type:finite,lex:custodire,voice:act,txt:custodient,tense:future,kind:std,mood:indicative,number:pl,person:3],subject:[number:pl,gender:masc,pathlist:[p(0,1),p(1,2),p(4,5),p(5,6),p(6,7),p(7,8),p(8,9),p(9,10)],hp:[p(1,2)],index:i([p(1,2),p(6,7)]),distance:[1],sem:[thing],class:common,lex:paries,lextype:full,type:core,person:3,case:nom,w:6,coord:yes,c_str:[head:[pathlist:[p(0,1),p(1,2),p(7,8),p(8,9),p(9,10)],hp:[p(1,2)],index:i([p(1,2),p(9,10)]),distance:[6],sem:[thing],class:common,lex:paries,lextype:full,type:core,number:pl,person:3,gender:masc,case:nom,w:4,coord:yes,c_str:[head:[pathlist:[p(0,1),p(1,2)],hp:[p(1,2)],index:i(p(1,2)),distance:[0],cat:np,class:common,sem:[thing],number:pl,person:3,gender:masc,type:core,lex:paries,lextype:full,case:nom,w:2,c_str:[head:[pathlist:[p(1,2)],pos:noun,txt:parietes,lex:paries,case:nom,gender:masc,class:common,ab:no,number:pl,sem:[thing]],adjp:[cat:adjp,pathlist:[p(0,1)],distance:[0],hp:[p(0,1)],case:nom,number:pl,gender:masc,lex:nullus,type:tool,w:1,c_str:nullus]]],coord:comma,head:[pathlist:[p(8,9),p(9,10)],hp:[p(9,10)],index:i(p(9,10)),distance:[0],cat:np,class:common,sem:[abstract],number:pl,person:3,gender:neuter,type:core,lex:ius,lextype:full,case:nom,w:2,c_str:[head:[pathlist:[p(9,10)],pos:noun,txt:iura,lex:ius,case:nom,gender:neuter,class:common,ab:mm,number:pl,sem:[abstract]],adjp:[cat:adjp,pathlist:[p(8,9)],distance:[0],hp:[p(8,9)],case:nom,number:pl,gender:neuter,lex:nullus,type:tool,w:1,c_str:nullus]]]]],coord:comma,head:[pathlist:[p(5,6),p(6,7)],hp:[p(6,7)],index:i(p(6,7)),distance:[0],cat:np,class:common,sem:[abstract],number:pl,person:3,gender:fem,type:core,lex:lex,lextype:full,case:nom,w:2,c_str:[head:[pathlist:[p(6,7)],pos:noun,txt:leges,lex:lex,case:nom,gender:fem,class:common,ab:mm,number:pl,sem:[abstract]],adjp:[cat:adjp,pathlist:[p(5,6)],distance:[0],hp:[p(5,6)],case:nom,number:pl,gender:fem,lex:nullus,type:tool,w:1,c_str:nullus]]]]],object:[pathlist:[p(2,3),p(3,4)],hp:[p(3,4)],index:i(p(3,4)),distance:[0],cat:np,class:common,sem:[quality],number:sing,person:3,gender:fem,type:core,lex:salus,lextype:full,case:acc,w:2,c_str:[head:[pathlist:[p(3,4)],pos:noun,txt:salutem,lex:salus,case:acc,gender:fem,class:common,ab:no,number:sing,sem:[quality]],adjp:[cat:adjp,pathlist:[p(2,3)],distance:[0],hp:[p(2,3)],case:acc,number:sing,gender:fem,lex:noster,type:poss,w:1,c_str:noster]]]]</text:p>
      <text:p text:style-name="Preformatted_20_Text"/>
      <text:p text:style-name="Preformatted_20_Text"><text:s text:c="4"/>illocutionary_force:statement</text:p>
      <text:p text:style-name="Preformatted_20_Text"><text:s text:c="4"/>vg</text:p>
      <text:p text:style-name="Preformatted_20_Text"><text:s text:c="8"/>selected_reading:custodio_protect</text:p>
      <text:p text:style-name="Preformatted_20_Text"><text:s text:c="8"/>polarity:pos</text:p>
      <text:p text:style-name="Preformatted_20_Text"><text:s text:c="8"/>cat:vg</text:p>
      <text:p text:style-name="Preformatted_20_Text"><text:s text:c="8"/>* custodient * </text:p>
      <text:p text:style-name="Preformatted_20_Text"><text:s text:c="8"/>pos:v</text:p>
      <text:p text:style-name="Preformatted_20_Text"><text:s text:c="8"/>lex:custodire</text:p>
      <text:p text:style-name="Preformatted_20_Text"><text:s text:c="8"/>voice:act</text:p>
      <text:p text:style-name="Preformatted_20_Text"><text:s text:c="8"/>tense:future</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nulli * * parietes * * , * * nullae * * leges * * , * * nulla * * iura * </text:p>
      <text:p text:style-name="Preformatted_20_Text"><text:s text:c="8"/>index:i([p(1,2),p(6,7)])</text:p>
      <text:p text:style-name="Preformatted_20_Text"><text:s text:c="8"/>sem:[thing]</text:p>
      <text:p text:style-name="Preformatted_20_Text"><text:s text:c="8"/>lex:paries</text:p>
      <text:p text:style-name="Preformatted_20_Text"><text:s text:c="8"/>person:3</text:p>
      <text:p text:style-name="Preformatted_20_Text"><text:s text:c="8"/>case:nom</text:p>
      <text:p text:style-name="Preformatted_20_Text"><text:s text:c="8"/>coord:yes</text:p>
      <text:p text:style-name="Preformatted_20_Text"><text:s text:c="8"/>c_str</text:p>
      <text:p text:style-name="Preformatted_20_Text"><text:s text:c="12"/>head</text:p>
      <text:p text:style-name="Preformatted_20_Text"><text:s text:c="16"/>* nulli * * parietes * * , * * nulla * * iura * </text:p>
      <text:p text:style-name="Preformatted_20_Text"><text:s text:c="16"/>index:i([p(1,2),p(9,10)])</text:p>
      <text:p text:style-name="Preformatted_20_Text"><text:s text:c="16"/>sem:[thing]</text:p>
      <text:p text:style-name="Preformatted_20_Text"><text:s text:c="16"/>lex:paries</text:p>
      <text:p text:style-name="Preformatted_20_Text"><text:s text:c="16"/>number:pl</text:p>
      <text:p text:style-name="Preformatted_20_Text"><text:s text:c="16"/>person:3</text:p>
      <text:p text:style-name="Preformatted_20_Text"><text:s text:c="16"/>gender:masc</text:p>
      <text:p text:style-name="Preformatted_20_Text"><text:s text:c="16"/>case:nom</text:p>
      <text:p text:style-name="Preformatted_20_Text"><text:soft-page-break/><text:s text:c="16"/>coord:yes</text:p>
      <text:p text:style-name="Preformatted_20_Text"><text:s text:c="16"/>c_str</text:p>
      <text:p text:style-name="Preformatted_20_Text"><text:s text:c="20"/>head</text:p>
      <text:p text:style-name="Preformatted_20_Text"><text:s text:c="24"/>* nulli * * parietes * </text:p>
      <text:p text:style-name="Preformatted_20_Text"><text:s text:c="24"/>index:i(p(1,2))</text:p>
      <text:p text:style-name="Preformatted_20_Text"><text:s text:c="24"/>cat:np</text:p>
      <text:p text:style-name="Preformatted_20_Text"><text:s text:c="24"/>sem:[thing]</text:p>
      <text:p text:style-name="Preformatted_20_Text"><text:s text:c="24"/>number:pl</text:p>
      <text:p text:style-name="Preformatted_20_Text"><text:s text:c="24"/>person:3</text:p>
      <text:p text:style-name="Preformatted_20_Text"><text:s text:c="24"/>gender:masc</text:p>
      <text:p text:style-name="Preformatted_20_Text"><text:s text:c="24"/>lex:paries</text:p>
      <text:p text:style-name="Preformatted_20_Text"><text:s text:c="24"/>case:nom</text:p>
      <text:p text:style-name="Preformatted_20_Text"><text:s text:c="24"/>c_str</text:p>
      <text:p text:style-name="Preformatted_20_Text"><text:s text:c="28"/>head</text:p>
      <text:p text:style-name="Preformatted_20_Text"><text:s text:c="32"/>* parietes * </text:p>
      <text:p text:style-name="Preformatted_20_Text"><text:s text:c="32"/>pos:noun</text:p>
      <text:p text:style-name="Preformatted_20_Text"><text:s text:c="32"/>lex:paries</text:p>
      <text:p text:style-name="Preformatted_20_Text"><text:s text:c="32"/>case:nom</text:p>
      <text:p text:style-name="Preformatted_20_Text"><text:s text:c="32"/>gender:masc</text:p>
      <text:p text:style-name="Preformatted_20_Text"><text:s text:c="32"/>number:pl</text:p>
      <text:p text:style-name="Preformatted_20_Text"><text:s text:c="32"/>sem:[thing]</text:p>
      <text:p text:style-name="Preformatted_20_Text"><text:s text:c="28"/>adjp</text:p>
      <text:p text:style-name="Preformatted_20_Text"><text:s text:c="32"/>cat:adjp</text:p>
      <text:p text:style-name="Preformatted_20_Text"><text:s text:c="32"/>* nulli * </text:p>
      <text:p text:style-name="Preformatted_20_Text"><text:s text:c="32"/>case:nom</text:p>
      <text:p text:style-name="Preformatted_20_Text"><text:s text:c="32"/>number:pl</text:p>
      <text:p text:style-name="Preformatted_20_Text"><text:s text:c="32"/>gender:masc</text:p>
      <text:p text:style-name="Preformatted_20_Text"><text:s text:c="32"/>lex:nullus</text:p>
      <text:p text:style-name="Preformatted_20_Text"><text:s text:c="32"/>c_str</text:p>
      <text:p text:style-name="Preformatted_20_Text"><text:s text:c="32"/>nullus</text:p>
      <text:p text:style-name="Preformatted_20_Text"><text:s text:c="20"/>coord:comma</text:p>
      <text:p text:style-name="Preformatted_20_Text"><text:s text:c="20"/>head</text:p>
      <text:p text:style-name="Preformatted_20_Text"><text:s text:c="24"/>* nulla * * iura * </text:p>
      <text:p text:style-name="Preformatted_20_Text"><text:s text:c="24"/>index:i(p(9,10))</text:p>
      <text:p text:style-name="Preformatted_20_Text"><text:s text:c="24"/>cat:np</text:p>
      <text:p text:style-name="Preformatted_20_Text"><text:s text:c="24"/>sem:[abstract]</text:p>
      <text:p text:style-name="Preformatted_20_Text"><text:s text:c="24"/>number:pl</text:p>
      <text:p text:style-name="Preformatted_20_Text"><text:s text:c="24"/>person:3</text:p>
      <text:p text:style-name="Preformatted_20_Text"><text:s text:c="24"/>gender:neuter</text:p>
      <text:p text:style-name="Preformatted_20_Text"><text:s text:c="24"/>lex:ius</text:p>
      <text:p text:style-name="Preformatted_20_Text"><text:s text:c="24"/>case:nom</text:p>
      <text:p text:style-name="Preformatted_20_Text"><text:s text:c="24"/>c_str</text:p>
      <text:p text:style-name="Preformatted_20_Text"><text:s text:c="28"/>head</text:p>
      <text:p text:style-name="Preformatted_20_Text"><text:s text:c="32"/>* iura * </text:p>
      <text:p text:style-name="Preformatted_20_Text"><text:s text:c="32"/>pos:noun</text:p>
      <text:p text:style-name="Preformatted_20_Text"><text:s text:c="32"/>lex:ius</text:p>
      <text:p text:style-name="Preformatted_20_Text"><text:s text:c="32"/>case:nom</text:p>
      <text:p text:style-name="Preformatted_20_Text"><text:s text:c="32"/>gender:neuter</text:p>
      <text:p text:style-name="Preformatted_20_Text"><text:s text:c="32"/>number:pl</text:p>
      <text:p text:style-name="Preformatted_20_Text"><text:s text:c="32"/>sem:[abstract]</text:p>
      <text:p text:style-name="Preformatted_20_Text"><text:s text:c="28"/>adjp</text:p>
      <text:p text:style-name="Preformatted_20_Text"><text:s text:c="32"/>cat:adjp</text:p>
      <text:p text:style-name="Preformatted_20_Text"><text:s text:c="32"/>* nulla * </text:p>
      <text:p text:style-name="Preformatted_20_Text"><text:s text:c="32"/>case:nom</text:p>
      <text:p text:style-name="Preformatted_20_Text"><text:s text:c="32"/>number:pl</text:p>
      <text:p text:style-name="Preformatted_20_Text"><text:s text:c="32"/>gender:neuter</text:p>
      <text:p text:style-name="Preformatted_20_Text"><text:s text:c="32"/>lex:nullus</text:p>
      <text:p text:style-name="Preformatted_20_Text"><text:s text:c="32"/>c_str</text:p>
      <text:p text:style-name="Preformatted_20_Text"><text:s text:c="32"/>nullus</text:p>
      <text:p text:style-name="Preformatted_20_Text"><text:s text:c="12"/>coord:comma</text:p>
      <text:p text:style-name="Preformatted_20_Text"><text:s text:c="12"/>head</text:p>
      <text:p text:style-name="Preformatted_20_Text"><text:s text:c="16"/>* nullae * * leges * </text:p>
      <text:p text:style-name="Preformatted_20_Text"><text:s text:c="16"/>index:i(p(6,7))</text:p>
      <text:p text:style-name="Preformatted_20_Text"><text:s text:c="16"/>cat:np</text:p>
      <text:p text:style-name="Preformatted_20_Text"><text:soft-page-break/><text:s text:c="16"/>sem:[abstract]</text:p>
      <text:p text:style-name="Preformatted_20_Text"><text:s text:c="16"/>number:pl</text:p>
      <text:p text:style-name="Preformatted_20_Text"><text:s text:c="16"/>person:3</text:p>
      <text:p text:style-name="Preformatted_20_Text"><text:s text:c="16"/>gender:fem</text:p>
      <text:p text:style-name="Preformatted_20_Text"><text:s text:c="16"/>lex:lex</text:p>
      <text:p text:style-name="Preformatted_20_Text"><text:s text:c="16"/>case:nom</text:p>
      <text:p text:style-name="Preformatted_20_Text"><text:s text:c="16"/>c_str</text:p>
      <text:p text:style-name="Preformatted_20_Text"><text:s text:c="20"/>head</text:p>
      <text:p text:style-name="Preformatted_20_Text"><text:s text:c="24"/>* leges * </text:p>
      <text:p text:style-name="Preformatted_20_Text"><text:s text:c="24"/>pos:noun</text:p>
      <text:p text:style-name="Preformatted_20_Text"><text:s text:c="24"/>lex:lex</text:p>
      <text:p text:style-name="Preformatted_20_Text"><text:s text:c="24"/>case:nom</text:p>
      <text:p text:style-name="Preformatted_20_Text"><text:s text:c="24"/>gender:fem</text:p>
      <text:p text:style-name="Preformatted_20_Text"><text:s text:c="24"/>number:pl</text:p>
      <text:p text:style-name="Preformatted_20_Text"><text:s text:c="24"/>sem:[abstract]</text:p>
      <text:p text:style-name="Preformatted_20_Text"><text:s text:c="20"/>adjp</text:p>
      <text:p text:style-name="Preformatted_20_Text"><text:s text:c="24"/>cat:adjp</text:p>
      <text:p text:style-name="Preformatted_20_Text"><text:s text:c="24"/>* nullae * </text:p>
      <text:p text:style-name="Preformatted_20_Text"><text:s text:c="24"/>case:nom</text:p>
      <text:p text:style-name="Preformatted_20_Text"><text:s text:c="24"/>number:pl</text:p>
      <text:p text:style-name="Preformatted_20_Text"><text:s text:c="24"/>gender:fem</text:p>
      <text:p text:style-name="Preformatted_20_Text"><text:s text:c="24"/>lex:nullus</text:p>
      <text:p text:style-name="Preformatted_20_Text"><text:s text:c="24"/>c_str</text:p>
      <text:p text:style-name="Preformatted_20_Text"><text:s text:c="24"/>nullus</text:p>
      <text:p text:style-name="Preformatted_20_Text"><text:s text:c="4"/>object</text:p>
      <text:p text:style-name="Preformatted_20_Text"><text:s text:c="8"/>* nostram * * salutem * </text:p>
      <text:p text:style-name="Preformatted_20_Text"><text:s text:c="8"/>index:i(p(3,4))</text:p>
      <text:p text:style-name="Preformatted_20_Text"><text:s text:c="8"/>cat:np</text:p>
      <text:p text:style-name="Preformatted_20_Text"><text:s text:c="8"/>sem:[quality]</text:p>
      <text:p text:style-name="Preformatted_20_Text"><text:s text:c="8"/>number:sing</text:p>
      <text:p text:style-name="Preformatted_20_Text"><text:s text:c="8"/>person:3</text:p>
      <text:p text:style-name="Preformatted_20_Text"><text:s text:c="8"/>gender:fem</text:p>
      <text:p text:style-name="Preformatted_20_Text"><text:s text:c="8"/>lex:salus</text:p>
      <text:p text:style-name="Preformatted_20_Text"><text:s text:c="8"/>case:acc</text:p>
      <text:p text:style-name="Preformatted_20_Text"><text:s text:c="8"/>c_str</text:p>
      <text:p text:style-name="Preformatted_20_Text"><text:s text:c="12"/>head</text:p>
      <text:p text:style-name="Preformatted_20_Text"><text:s text:c="16"/>* salutem * </text:p>
      <text:p text:style-name="Preformatted_20_Text"><text:s text:c="16"/>pos:noun</text:p>
      <text:p text:style-name="Preformatted_20_Text"><text:s text:c="16"/>lex:salus</text:p>
      <text:p text:style-name="Preformatted_20_Text"><text:s text:c="16"/>case:acc</text:p>
      <text:p text:style-name="Preformatted_20_Text"><text:s text:c="16"/>gender:fem</text:p>
      <text:p text:style-name="Preformatted_20_Text"><text:s text:c="16"/>number:sing</text:p>
      <text:p text:style-name="Preformatted_20_Text"><text:s text:c="16"/>sem:[quality]</text:p>
      <text:p text:style-name="Preformatted_20_Text"><text:s text:c="12"/>adjp</text:p>
      <text:p text:style-name="Preformatted_20_Text"><text:s text:c="16"/>cat:adjp</text:p>
      <text:p text:style-name="Preformatted_20_Text"><text:s text:c="16"/>* nostram * </text:p>
      <text:p text:style-name="Preformatted_20_Text"><text:s text:c="16"/>case:acc</text:p>
      <text:p text:style-name="Preformatted_20_Text"><text:s text:c="16"/>number:sing</text:p>
      <text:p text:style-name="Preformatted_20_Text"><text:s text:c="16"/>gender:fem</text:p>
      <text:p text:style-name="Preformatted_20_Text"><text:s text:c="16"/>lex:noster</text:p>
      <text:p text:style-name="Preformatted_20_Text"><text:s text:c="16"/>c_str</text:p>
      <text:p text:style-name="Preformatted_20_Text"><text:s text:c="16"/>noster</text:p>
      <text:p text:style-name="Preformatted_20_Text"/>
      <text:p text:style-name="Preformatted_20_Text"/>
      <text:p text:style-name="Preformatted_20_Text"/>
      <text:p text:style-name="Preformatted_20_Text"/>
      <text:p text:style-name="Preformatted_20_Text"/>
      <text:p text:style-name="P19"/>
      <text:p text:style-name="P4">% 103 Tacitus Ann 16 34 1.</text:p>
      <text:h text:style-name="Heading_20_3" text:outline-level="3">Tum ad Thraseam in hortis agentem quaestor consulis missus vesperascente iam die.</text:h>
      <text:p text:style-name="Text_20_body"/>
      <text:p text:style-name="Preformatted_20_Text">[0/tum,1/ad,2/thraseam,3/in,4/hortis,5/agentem,6/quaestor,7/consulis,8/missus,9/uesperascente,10/iam,11/die,endpos(12)]</text:p>
      <text:p text:style-name="Preformatted_20_Text">cputime : 15.765625</text:p>
      <text:p text:style-name="Preformatted_20_Text"/>
      <text:p text:style-name="Preformatted_20_Text">16.48---&gt;</text:p>
      <text:p text:style-name="Preformatted_20_Text">[illocutionary_force:statement,vg:[selected_reading:mitto_send,polarity:pos,cat:vg,type:finite,pathlist:[p(8,9)],hp:[p(8,9)],lex:mittere,person:3,mood:indicative,tense:perfect,voice:pass,number:sing,gender:masc,w:5],subject:[number:sing,gender:masc,pathlist:[p(6,7),p(7,8)],hp:[p(6,7)],index:i([p(6,7)]),distance:[0],sem:[hum],person:3,cat:np,lex:quaestor,lextype:full,type:full,case:nom,class:common,w:1.5,c_str:[head:[pathlist:[p(6,7)],hp:[p(6,7)],index:i(p(6,7)),distance:[0],cat:np,sem:[hum],class:common,lextype:full,origin:noun,number:sing,person:3,gender:masc,type:core,lex:quaestor,txt:quaestor,case:nom,w:1,c_str:quaestor],noun_cplt:[pathlist:[p(7,8)],hp:[p(7,8)],index:i(p(7,8)),distance:[0],cat:np,sem:[hum],class:common,lextype:full,origin:noun,number:sing,person:3,gender:masc,type:core,lex:consul,txt:consulis,case:gen,w:1,c_str:consulis]]],prep_cplt:[pathlist:[p(1,2),p(2,3),p(3,4),p(4,5),p(5,6)],hp:[p(2,3)],distance:[0],index:i(p(2,3)),case:acc,prep:ad,sem:[male],lex:thrasea,w:6,type:core,cat:pp,c_str:[prep:ad,head:[pathlist:[p(2,3),p(3,4),p(4,5),p(5,6)],hp:[p(2,3)],index:i(p(2,3)),distance:[0],cat:np,class:pc2np,sem:[male],number:sing,person:3,gender:masc,type:core,lex:thrasea,lextype:full,case:acc,w:6,type_pp:pprcentered,c_str:[head:[pathlist:[p(2,3)],hp:[p(2,3)],index:i(p(2,3)),distance:[0],cat:np,sem:[male],class:proper,lex:thrasea,lextype:full,number:sing,person:3,gender:masc,type:core,case:acc,w:1,c_str:thrasea],participle_clause:[pathlist:[p(3,4),p(4,5),p(5,6)],hp:[p(5,6)],distance:[0],cat:ppclause,w:4,type:pprcentered,number:sing,gender:or([masc,fem]),lex:ago_be,case:acc,c_str:[present_participle,ago_be,[prep_cplt:[pathlist:[p(3,4),p(4,5)],hp:[p(4,5)],distance:[0],index:i(p(4,5)),case:abl,prep:in,sem:[loc,thing],lex:hortus,w:1,type:core,cat:pp,c_str:[prep:in,head:[pathlist:[p(4,5)],hp:[p(4,5)],index:i(p(4,5)),distance:[0],cat:np,sem:[loc,thing],class:common,lextype:full,origin:noun,number:pl,person:3,gender:masc,type:core,lex:hortus,txt:hortis,case:abl,w:1,c_str:hortis]]]]]]]]]],adverbial_adjunct:[cat:advp,pathlist:[p(0,1)],distance:[0],type:vpbound,lex:tum,sem:time,w:1,c_str:[head:tum]],ablative_absolute:[pathlist:[p(9,10),p(10,11),p(11,12)],distance:[[0]],w:9,c_str:[head:[pathlist:[p(11,12)],hp:[p(11,12)],index:i(p(11,12)),distance:[0],cat:np,sem:[time,thing,abstract],class:common,lextype:full,origin:noun,number:sing,person:3,gender:or([masc,fem]),type:core,lex:dies,txt:die,case:abl,w:1,c_str:die],participle_clause:[pathlist:[p(9,10),p(10,11)],hp:[p(9,10)],distance:[0],cat:ppclause,w:5,type:pprcentered,number:sing,gender:or([masc,fem]),lex:dies_uesperascit_it_is_getting_dark,case:abl,c_str:[present_participle,dies_uesperascit_it_is_getting_dark,[adverbial_adjunct:[cat:advp,pathlist:[p(10,11)],distance:[0],type:vpbound,lex:iam,sem:time,w:1,c_str:[head:iam]]]]]]]]</text:p>
      <text:p text:style-name="Preformatted_20_Text"/>
      <text:p text:style-name="Preformatted_20_Text"><text:s text:c="4"/>illocutionary_force:statement</text:p>
      <text:p text:style-name="Preformatted_20_Text"><text:s text:c="4"/>vg</text:p>
      <text:p text:style-name="Preformatted_20_Text"><text:s text:c="8"/>selected_reading:mitto_send</text:p>
      <text:p text:style-name="Preformatted_20_Text"><text:s text:c="8"/>polarity:pos</text:p>
      <text:p text:style-name="Preformatted_20_Text"><text:s text:c="8"/>cat:vg</text:p>
      <text:p text:style-name="Preformatted_20_Text"><text:s text:c="8"/>* missus * </text:p>
      <text:p text:style-name="Preformatted_20_Text"><text:s text:c="8"/>lex:mittere</text:p>
      <text:p text:style-name="Preformatted_20_Text"><text:s text:c="8"/>person:3</text:p>
      <text:p text:style-name="Preformatted_20_Text"><text:s text:c="8"/>mood:indicative</text:p>
      <text:p text:style-name="Preformatted_20_Text"><text:s text:c="8"/>tense:perfect</text:p>
      <text:p text:style-name="Preformatted_20_Text"><text:s text:c="8"/>voice:pass</text:p>
      <text:p text:style-name="Preformatted_20_Text"><text:s text:c="8"/>number:sing</text:p>
      <text:p text:style-name="Preformatted_20_Text"><text:s text:c="8"/>gender:masc</text:p>
      <text:p text:style-name="Preformatted_20_Text"><text:s text:c="4"/>subject</text:p>
      <text:p text:style-name="Preformatted_20_Text"><text:s text:c="8"/>number:sing</text:p>
      <text:p text:style-name="Preformatted_20_Text"><text:s text:c="8"/>gender:masc</text:p>
      <text:p text:style-name="Preformatted_20_Text"><text:s text:c="8"/>* quaestor * * consulis * </text:p>
      <text:p text:style-name="Preformatted_20_Text"><text:s text:c="8"/>index:i([p(6,7)])</text:p>
      <text:p text:style-name="Preformatted_20_Text"><text:s text:c="8"/>sem:[hum]</text:p>
      <text:p text:style-name="Preformatted_20_Text"><text:s text:c="8"/>person:3</text:p>
      <text:p text:style-name="Preformatted_20_Text"><text:s text:c="8"/>cat:np</text:p>
      <text:p text:style-name="Preformatted_20_Text"><text:s text:c="8"/>lex:quaestor</text:p>
      <text:p text:style-name="Preformatted_20_Text"><text:s text:c="8"/>case:nom</text:p>
      <text:p text:style-name="Preformatted_20_Text"><text:soft-page-break/><text:s text:c="8"/>c_str</text:p>
      <text:p text:style-name="Preformatted_20_Text"><text:s text:c="12"/>head</text:p>
      <text:p text:style-name="Preformatted_20_Text"><text:s text:c="16"/>* quaestor * </text:p>
      <text:p text:style-name="Preformatted_20_Text"><text:s text:c="16"/>index:i(p(6,7))</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quaestor</text:p>
      <text:p text:style-name="Preformatted_20_Text"><text:s text:c="16"/>case:nom</text:p>
      <text:p text:style-name="Preformatted_20_Text"><text:s text:c="16"/>c_str</text:p>
      <text:p text:style-name="Preformatted_20_Text"><text:s text:c="16"/>quaestor</text:p>
      <text:p text:style-name="Preformatted_20_Text"><text:s text:c="12"/>noun_cplt</text:p>
      <text:p text:style-name="Preformatted_20_Text"><text:s text:c="16"/>* consulis * </text:p>
      <text:p text:style-name="Preformatted_20_Text"><text:s text:c="16"/>index:i(p(7,8))</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consul</text:p>
      <text:p text:style-name="Preformatted_20_Text"><text:s text:c="16"/>case:gen</text:p>
      <text:p text:style-name="Preformatted_20_Text"><text:s text:c="16"/>c_str</text:p>
      <text:p text:style-name="Preformatted_20_Text"><text:s text:c="16"/>consulis</text:p>
      <text:p text:style-name="Preformatted_20_Text"><text:s text:c="4"/>prep_cplt</text:p>
      <text:p text:style-name="Preformatted_20_Text"><text:s text:c="8"/>* ad * * thraseam * * in * * hortis * * agentem * </text:p>
      <text:p text:style-name="Preformatted_20_Text"><text:s text:c="8"/>index:i(p(2,3))</text:p>
      <text:p text:style-name="Preformatted_20_Text"><text:s text:c="8"/>case:acc</text:p>
      <text:p text:style-name="Preformatted_20_Text"><text:s text:c="8"/>prep:ad</text:p>
      <text:p text:style-name="Preformatted_20_Text"><text:s text:c="8"/>sem:[male]</text:p>
      <text:p text:style-name="Preformatted_20_Text"><text:s text:c="8"/>lex:thrasea</text:p>
      <text:p text:style-name="Preformatted_20_Text"><text:s text:c="8"/>cat:pp</text:p>
      <text:p text:style-name="Preformatted_20_Text"><text:s text:c="8"/>c_str</text:p>
      <text:p text:style-name="Preformatted_20_Text"><text:s text:c="12"/>prep:ad</text:p>
      <text:p text:style-name="Preformatted_20_Text"><text:s text:c="12"/>head</text:p>
      <text:p text:style-name="Preformatted_20_Text"><text:s text:c="16"/>* thraseam * * in * * hortis * * agentem * </text:p>
      <text:p text:style-name="Preformatted_20_Text"><text:s text:c="16"/>index:i(p(2,3))</text:p>
      <text:p text:style-name="Preformatted_20_Text"><text:s text:c="16"/>cat:np</text:p>
      <text:p text:style-name="Preformatted_20_Text"><text:s text:c="16"/>sem:[male]</text:p>
      <text:p text:style-name="Preformatted_20_Text"><text:s text:c="16"/>number:sing</text:p>
      <text:p text:style-name="Preformatted_20_Text"><text:s text:c="16"/>person:3</text:p>
      <text:p text:style-name="Preformatted_20_Text"><text:s text:c="16"/>gender:masc</text:p>
      <text:p text:style-name="Preformatted_20_Text"><text:s text:c="16"/>lex:thrasea</text:p>
      <text:p text:style-name="Preformatted_20_Text"><text:s text:c="16"/>case:acc</text:p>
      <text:p text:style-name="Preformatted_20_Text"><text:s text:c="16"/>c_str</text:p>
      <text:p text:style-name="Preformatted_20_Text"><text:s text:c="20"/>head</text:p>
      <text:p text:style-name="Preformatted_20_Text"><text:s text:c="24"/>* thraseam * </text:p>
      <text:p text:style-name="Preformatted_20_Text"><text:s text:c="24"/>index:i(p(2,3))</text:p>
      <text:p text:style-name="Preformatted_20_Text"><text:s text:c="24"/>cat:np</text:p>
      <text:p text:style-name="Preformatted_20_Text"><text:s text:c="24"/>sem:[male]</text:p>
      <text:p text:style-name="Preformatted_20_Text"><text:s text:c="24"/>lex:thrasea</text:p>
      <text:p text:style-name="Preformatted_20_Text"><text:s text:c="24"/>number:sing</text:p>
      <text:p text:style-name="Preformatted_20_Text"><text:s text:c="24"/>person:3</text:p>
      <text:p text:style-name="Preformatted_20_Text"><text:s text:c="24"/>gender:masc</text:p>
      <text:p text:style-name="Preformatted_20_Text"><text:s text:c="24"/>case:acc</text:p>
      <text:p text:style-name="Preformatted_20_Text"><text:s text:c="24"/>c_str</text:p>
      <text:p text:style-name="Preformatted_20_Text"><text:s text:c="24"/>thrasea</text:p>
      <text:p text:style-name="Preformatted_20_Text"><text:s text:c="20"/>participle_clause</text:p>
      <text:p text:style-name="Preformatted_20_Text"><text:s text:c="24"/>* in * * hortis * * agentem * </text:p>
      <text:p text:style-name="Preformatted_20_Text"><text:s text:c="24"/>cat:ppclause</text:p>
      <text:p text:style-name="Preformatted_20_Text"><text:s text:c="24"/>number:sing</text:p>
      <text:p text:style-name="Preformatted_20_Text"><text:s text:c="24"/>gender:or([masc,fem])</text:p>
      <text:p text:style-name="Preformatted_20_Text"><text:s text:c="24"/>lex:ago_be</text:p>
      <text:p text:style-name="Preformatted_20_Text"><text:soft-page-break/><text:s text:c="24"/>case:acc</text:p>
      <text:p text:style-name="Preformatted_20_Text"><text:s text:c="24"/>c_str</text:p>
      <text:p text:style-name="Preformatted_20_Text"><text:s text:c="28"/>present_participle</text:p>
      <text:p text:style-name="Preformatted_20_Text"><text:s text:c="28"/>ago_be</text:p>
      <text:p text:style-name="Preformatted_20_Text"><text:s text:c="32"/>prep_cplt</text:p>
      <text:p text:style-name="Preformatted_20_Text"><text:s text:c="36"/>* in * * hortis * </text:p>
      <text:p text:style-name="Preformatted_20_Text"><text:s text:c="36"/>index:i(p(4,5))</text:p>
      <text:p text:style-name="Preformatted_20_Text"><text:s text:c="36"/>case:abl</text:p>
      <text:p text:style-name="Preformatted_20_Text"><text:s text:c="36"/>prep:in</text:p>
      <text:p text:style-name="Preformatted_20_Text"><text:s text:c="36"/>sem:[loc,thing]</text:p>
      <text:p text:style-name="Preformatted_20_Text"><text:s text:c="36"/>lex:hortus</text:p>
      <text:p text:style-name="Preformatted_20_Text"><text:s text:c="36"/>cat:pp</text:p>
      <text:p text:style-name="Preformatted_20_Text"><text:s text:c="36"/>c_str</text:p>
      <text:p text:style-name="Preformatted_20_Text"><text:s text:c="40"/>prep:in</text:p>
      <text:p text:style-name="Preformatted_20_Text"><text:s text:c="40"/>head</text:p>
      <text:p text:style-name="Preformatted_20_Text"><text:s text:c="44"/>* hortis * </text:p>
      <text:p text:style-name="Preformatted_20_Text"><text:s text:c="44"/>index:i(p(4,5))</text:p>
      <text:p text:style-name="Preformatted_20_Text"><text:s text:c="44"/>cat:np</text:p>
      <text:p text:style-name="Preformatted_20_Text"><text:s text:c="44"/>sem:[loc,thing]</text:p>
      <text:p text:style-name="Preformatted_20_Text"><text:s text:c="44"/>number:pl</text:p>
      <text:p text:style-name="Preformatted_20_Text"><text:s text:c="44"/>person:3</text:p>
      <text:p text:style-name="Preformatted_20_Text"><text:s text:c="44"/>gender:masc</text:p>
      <text:p text:style-name="Preformatted_20_Text"><text:s text:c="44"/>lex:hortus</text:p>
      <text:p text:style-name="Preformatted_20_Text"><text:s text:c="44"/>case:abl</text:p>
      <text:p text:style-name="Preformatted_20_Text"><text:s text:c="44"/>c_str</text:p>
      <text:p text:style-name="Preformatted_20_Text"><text:s text:c="44"/>hortis</text:p>
      <text:p text:style-name="Preformatted_20_Text"><text:s text:c="4"/>adverbial_adjunct</text:p>
      <text:p text:style-name="Preformatted_20_Text"><text:s text:c="8"/>cat:advp</text:p>
      <text:p text:style-name="Preformatted_20_Text"><text:s text:c="8"/>* tum * </text:p>
      <text:p text:style-name="Preformatted_20_Text"><text:s text:c="8"/>lex:tum</text:p>
      <text:p text:style-name="Preformatted_20_Text"><text:s text:c="8"/>sem:time</text:p>
      <text:p text:style-name="Preformatted_20_Text"><text:s text:c="8"/>c_str</text:p>
      <text:p text:style-name="Preformatted_20_Text"><text:s text:c="12"/>head</text:p>
      <text:p text:style-name="Preformatted_20_Text"><text:s text:c="12"/>tum</text:p>
      <text:p text:style-name="Preformatted_20_Text"><text:s text:c="4"/>ablative_absolute</text:p>
      <text:p text:style-name="Preformatted_20_Text"><text:s text:c="8"/>* uesperascente * * iam * * die * </text:p>
      <text:p text:style-name="Preformatted_20_Text"><text:s text:c="8"/>c_str</text:p>
      <text:p text:style-name="Preformatted_20_Text"><text:s text:c="12"/>head</text:p>
      <text:p text:style-name="Preformatted_20_Text"><text:s text:c="16"/>* die * </text:p>
      <text:p text:style-name="Preformatted_20_Text"><text:s text:c="16"/>index:i(p(11,12))</text:p>
      <text:p text:style-name="Preformatted_20_Text"><text:s text:c="16"/>cat:np</text:p>
      <text:p text:style-name="Preformatted_20_Text"><text:s text:c="16"/>sem:[time,thing,abstract]</text:p>
      <text:p text:style-name="Preformatted_20_Text"><text:s text:c="16"/>number:sing</text:p>
      <text:p text:style-name="Preformatted_20_Text"><text:s text:c="16"/>person:3</text:p>
      <text:p text:style-name="Preformatted_20_Text"><text:s text:c="16"/>gender:or([masc,fem])</text:p>
      <text:p text:style-name="Preformatted_20_Text"><text:s text:c="16"/>lex:dies</text:p>
      <text:p text:style-name="Preformatted_20_Text"><text:s text:c="16"/>case:abl</text:p>
      <text:p text:style-name="Preformatted_20_Text"><text:s text:c="16"/>c_str</text:p>
      <text:p text:style-name="Preformatted_20_Text"><text:s text:c="16"/>die</text:p>
      <text:p text:style-name="Preformatted_20_Text"><text:s text:c="12"/>participle_clause</text:p>
      <text:p text:style-name="Preformatted_20_Text"><text:s text:c="16"/>* uesperascente * * iam * </text:p>
      <text:p text:style-name="Preformatted_20_Text"><text:s text:c="16"/>cat:ppclause</text:p>
      <text:p text:style-name="Preformatted_20_Text"><text:s text:c="16"/>number:sing</text:p>
      <text:p text:style-name="Preformatted_20_Text"><text:s text:c="16"/>gender:or([masc,fem])</text:p>
      <text:p text:style-name="Preformatted_20_Text"><text:s text:c="16"/>lex:dies_uesperascit_it_is_getting_dark</text:p>
      <text:p text:style-name="Preformatted_20_Text"><text:s text:c="16"/>case:abl</text:p>
      <text:p text:style-name="Preformatted_20_Text"><text:s text:c="16"/>c_str</text:p>
      <text:p text:style-name="Preformatted_20_Text"><text:s text:c="20"/>present_participle</text:p>
      <text:p text:style-name="Preformatted_20_Text"><text:s text:c="20"/>dies_uesperascit_it_is_getting_dark</text:p>
      <text:p text:style-name="Preformatted_20_Text"><text:s text:c="24"/>adverbial_adjunct</text:p>
      <text:p text:style-name="Preformatted_20_Text"><text:s text:c="28"/>cat:advp</text:p>
      <text:p text:style-name="Preformatted_20_Text"><text:s text:c="28"/>* iam * </text:p>
      <text:p text:style-name="Preformatted_20_Text"><text:s text:c="28"/>lex:iam</text:p>
      <text:p text:style-name="Preformatted_20_Text"><text:s text:c="28"/>sem:time</text:p>
      <text:p text:style-name="Preformatted_20_Text"><text:soft-page-break/><text:s text:c="28"/>c_str</text:p>
      <text:p text:style-name="Preformatted_20_Text"><text:s text:c="32"/>head</text:p>
      <text:p text:style-name="Preformatted_20_Text"><text:s text:c="32"/>iam</text:p>
      <text:p text:style-name="Preformatted_20_Text"/>
      <text:p text:style-name="Preformatted_20_Text"/>
      <text:p text:style-name="Preformatted_20_Text"/>
      <text:p text:style-name="P12">Comment : parse OK</text:p>
      <text:p text:style-name="Preformatted_20_Text"/>
      <text:p text:style-name="Preformatted_20_Text"/>
      <text:p text:style-name="P19"/>
      <text:p text:style-name="P4">% 104 Tacitus Hist I 75 1.</text:p>
      <text:h text:style-name="Heading_20_3" text:outline-level="3">Insidiatores ab Othone in Germaniam, a Vitellio in urbem missi.</text:h>
      <text:p text:style-name="Text_20_body"/>
      <text:p text:style-name="Preformatted_20_Text">[0/insidiatores,1/ab,2/othone,3/in,4/germaniam,5/(','),6/a,7/uitellio,8/in,9/urbem,10/missi,endpos(11)]</text:p>
      <text:p text:style-name="Preformatted_20_Text">cputime : 9.8125</text:p>
      <text:p text:style-name="Preformatted_20_Text"/>
      <text:p text:style-name="Preformatted_20_Text">12.96---&gt;</text:p>
      <text:p text:style-name="Preformatted_20_Text">[illocutionary_force:statement,vg:[selected_reading:mitto_send,polarity:pos,cat:vg,type:finite,pathlist:[p(10,11)],hp:[p(10,11)],lex:mittere,person:3,mood:indicative,tense:perfect,voice:pass,number:pl,gender:masc,w:5],arglist:[subject:[source:context_retrievable,number:pl,gender:_13172,person:3,cat:np,index:i(0,0),constraints_to_be_met:[case:nom],distance:[0],pathlist:[],case:nom,w: -1],agent:[pathlist:[p(6,7),p(7,8)],hp:[p(7,8)],distance:[0],index:i(p(7,8)),case:abl,prep:ab,sem:[male],lex:uitellius,w:1,type:core,cat:pp,c_str:[prep:ab,head:[pathlist:[p(7,8)],hp:[p(7,8)],index:i(p(7,8)),distance:[0],cat:np,sem:[male],class:proper,lex:uitellius,lextype:full,number:sing,person:3,gender:masc,type:core,case:abl,w:1,c_str:uitellius]]],prep_cplt:[pathlist:[p(8,9),p(9,10)],hp:[p(9,10)],distance:[0],index:i(p(9,10)),case:acc,prep:in,sem:[hum,thing,loc],lex:urbs,w:1,type:core,cat:pp,c_str:[prep:in,head:[pathlist:[p(9,10)],hp:[p(9,10)],index:i(p(9,10)),distance:[0],cat:np,sem:[hum,thing,loc],class:common,lextype:full,origin:noun,number:sing,person:3,gender:fem,type:core,lex:urbs,txt:urbem,case:acc,w:1,c_str:urbem]]]],linker:comma,arglist:[subject:[number:pl,gender:masc,pathlist:[p(0,1)],hp:[p(0,1)],index:i(p(0,1)),distance:[0],cat:np,sem:[hum],class:common,lextype:full,origin:noun,person:3,type:core,lex:insidiator,txt:insidiatores,case:nom,w:1,c_str:insidiatores],agent:[pathlist:[p(1,2),p(2,3)],hp:[p(2,3)],distance:[0],index:i(p(2,3)),case:abl,prep:ab,sem:[male],lex:otho,w:1,type:core,cat:pp,c_str:[prep:ab,head:[pathlist:[p(2,3)],hp:[p(2,3)],index:i(p(2,3)),distance:[0],cat:np,sem:[male],class:proper,lex:otho,lextype:full,number:sing,person:3,gender:masc,type:core,case:abl,w:1,c_str:otho]]],prep_cplt:[pathlist:[p(3,4),p(4,5)],hp:[p(4,5)],distance:[0],index:i(p(4,5)),case:acc,prep:in,sem:[loc,thing],lex:germania,w:1,type:core,cat:pp,c_str:[prep:in,head:[pathlist:[p(4,5)],hp:[p(4,5)],index:i(p(4,5)),distance:[0],cat:np,sem:[loc,thing],class:common,lextype:full,origin:noun,number:sing,person:3,gender:fem,type:core,lex:germania,txt:germaniam,case:acc,w:1,c_str:germaniam]]]]]</text:p>
      <text:p text:style-name="Preformatted_20_Text"/>
      <text:p text:style-name="Preformatted_20_Text"><text:s text:c="4"/>illocutionary_force:statement</text:p>
      <text:p text:style-name="Preformatted_20_Text"><text:s text:c="4"/>vg</text:p>
      <text:p text:style-name="Preformatted_20_Text"><text:s text:c="8"/>selected_reading:mitto_send</text:p>
      <text:p text:style-name="Preformatted_20_Text"><text:s text:c="8"/>polarity:pos</text:p>
      <text:p text:style-name="Preformatted_20_Text"><text:s text:c="8"/>cat:vg</text:p>
      <text:p text:style-name="Preformatted_20_Text"><text:s text:c="8"/>* missi * </text:p>
      <text:p text:style-name="Preformatted_20_Text"><text:s text:c="8"/>lex:mittere</text:p>
      <text:p text:style-name="Preformatted_20_Text"><text:s text:c="8"/>person:3</text:p>
      <text:p text:style-name="Preformatted_20_Text"><text:s text:c="8"/>mood:indicative</text:p>
      <text:p text:style-name="Preformatted_20_Text"><text:s text:c="8"/>tense:perfect</text:p>
      <text:p text:style-name="Preformatted_20_Text"><text:s text:c="8"/>voice:pass</text:p>
      <text:p text:style-name="Preformatted_20_Text"><text:s text:c="8"/>number:pl</text:p>
      <text:p text:style-name="Preformatted_20_Text"><text:s text:c="8"/>gender:masc</text:p>
      <text:p text:style-name="Preformatted_20_Text"><text:s text:c="4"/>arglist</text:p>
      <text:p text:style-name="Preformatted_20_Text"><text:s text:c="8"/>subject</text:p>
      <text:p text:style-name="Preformatted_20_Text"><text:s text:c="12"/>source:context_retrievable</text:p>
      <text:p text:style-name="Preformatted_20_Text"><text:s text:c="12"/>number:pl</text:p>
      <text:p text:style-name="Preformatted_20_Text"><text:s text:c="12"/>person:3</text:p>
      <text:p text:style-name="Preformatted_20_Text"><text:s text:c="12"/>cat:np</text:p>
      <text:p text:style-name="Preformatted_20_Text"><text:s text:c="12"/>index:i(0,0)</text:p>
      <text:p text:style-name="Preformatted_20_Text"><text:s text:c="12"/>constraints_to_be_met:[case:nom]</text:p>
      <text:p text:style-name="Preformatted_20_Text"><text:s text:c="12"/>case:nom</text:p>
      <text:p text:style-name="Preformatted_20_Text"><text:s text:c="8"/>agent</text:p>
      <text:p text:style-name="Preformatted_20_Text"><text:s text:c="12"/>* a * * uitellio * </text:p>
      <text:p text:style-name="Preformatted_20_Text"><text:s text:c="12"/>index:i(p(7,8))</text:p>
      <text:p text:style-name="Preformatted_20_Text"><text:s text:c="12"/>case:abl</text:p>
      <text:p text:style-name="Preformatted_20_Text"><text:s text:c="12"/>prep:ab</text:p>
      <text:p text:style-name="Preformatted_20_Text"><text:s text:c="12"/>sem:[male]</text:p>
      <text:p text:style-name="Preformatted_20_Text"><text:s text:c="12"/>lex:uitellius</text:p>
      <text:p text:style-name="Preformatted_20_Text"><text:s text:c="12"/>cat:pp</text:p>
      <text:p text:style-name="Preformatted_20_Text"><text:soft-page-break/><text:s text:c="12"/>c_str</text:p>
      <text:p text:style-name="Preformatted_20_Text"><text:s text:c="16"/>prep:ab</text:p>
      <text:p text:style-name="Preformatted_20_Text"><text:s text:c="16"/>head</text:p>
      <text:p text:style-name="Preformatted_20_Text"><text:s text:c="20"/>* uitellio * </text:p>
      <text:p text:style-name="Preformatted_20_Text"><text:s text:c="20"/>index:i(p(7,8))</text:p>
      <text:p text:style-name="Preformatted_20_Text"><text:s text:c="20"/>cat:np</text:p>
      <text:p text:style-name="Preformatted_20_Text"><text:s text:c="20"/>sem:[male]</text:p>
      <text:p text:style-name="Preformatted_20_Text"><text:s text:c="20"/>lex:uitellius</text:p>
      <text:p text:style-name="Preformatted_20_Text"><text:s text:c="20"/>number:sing</text:p>
      <text:p text:style-name="Preformatted_20_Text"><text:s text:c="20"/>person:3</text:p>
      <text:p text:style-name="Preformatted_20_Text"><text:s text:c="20"/>gender:masc</text:p>
      <text:p text:style-name="Preformatted_20_Text"><text:s text:c="20"/>case:abl</text:p>
      <text:p text:style-name="Preformatted_20_Text"><text:s text:c="20"/>c_str</text:p>
      <text:p text:style-name="Preformatted_20_Text"><text:s text:c="20"/>uitellius</text:p>
      <text:p text:style-name="Preformatted_20_Text"><text:s text:c="8"/>prep_cplt</text:p>
      <text:p text:style-name="Preformatted_20_Text"><text:s text:c="12"/>* in * * urbem * </text:p>
      <text:p text:style-name="Preformatted_20_Text"><text:s text:c="12"/>index:i(p(9,10))</text:p>
      <text:p text:style-name="Preformatted_20_Text"><text:s text:c="12"/>case:acc</text:p>
      <text:p text:style-name="Preformatted_20_Text"><text:s text:c="12"/>prep:in</text:p>
      <text:p text:style-name="Preformatted_20_Text"><text:s text:c="12"/>sem:[hum,thing,loc]</text:p>
      <text:p text:style-name="Preformatted_20_Text"><text:s text:c="12"/>lex:urbs</text:p>
      <text:p text:style-name="Preformatted_20_Text"><text:s text:c="12"/>cat:pp</text:p>
      <text:p text:style-name="Preformatted_20_Text"><text:s text:c="12"/>c_str</text:p>
      <text:p text:style-name="Preformatted_20_Text"><text:s text:c="16"/>prep:in</text:p>
      <text:p text:style-name="Preformatted_20_Text"><text:s text:c="16"/>head</text:p>
      <text:p text:style-name="Preformatted_20_Text"><text:s text:c="20"/>* urbem * </text:p>
      <text:p text:style-name="Preformatted_20_Text"><text:s text:c="20"/>index:i(p(9,10))</text:p>
      <text:p text:style-name="Preformatted_20_Text"><text:s text:c="20"/>cat:np</text:p>
      <text:p text:style-name="Preformatted_20_Text"><text:s text:c="20"/>sem:[hum,thing,loc]</text:p>
      <text:p text:style-name="Preformatted_20_Text"><text:s text:c="20"/>number:sing</text:p>
      <text:p text:style-name="Preformatted_20_Text"><text:s text:c="20"/>person:3</text:p>
      <text:p text:style-name="Preformatted_20_Text"><text:s text:c="20"/>gender:fem</text:p>
      <text:p text:style-name="Preformatted_20_Text"><text:s text:c="20"/>lex:urbs</text:p>
      <text:p text:style-name="Preformatted_20_Text"><text:s text:c="20"/>case:acc</text:p>
      <text:p text:style-name="Preformatted_20_Text"><text:s text:c="20"/>c_str</text:p>
      <text:p text:style-name="Preformatted_20_Text"><text:s text:c="20"/>urbem</text:p>
      <text:p text:style-name="Preformatted_20_Text"><text:s text:c="4"/>linker</text:p>
      <text:p text:style-name="Preformatted_20_Text"><text:s text:c="4"/>comma</text:p>
      <text:p text:style-name="Preformatted_20_Text"><text:s text:c="4"/>arglist</text:p>
      <text:p text:style-name="Preformatted_20_Text"><text:s text:c="8"/>subject</text:p>
      <text:p text:style-name="Preformatted_20_Text"><text:s text:c="12"/>number:pl</text:p>
      <text:p text:style-name="Preformatted_20_Text"><text:s text:c="12"/>gender:masc</text:p>
      <text:p text:style-name="Preformatted_20_Text"><text:s text:c="12"/>* insidiatores * </text:p>
      <text:p text:style-name="Preformatted_20_Text"><text:s text:c="12"/>index:i(p(0,1))</text:p>
      <text:p text:style-name="Preformatted_20_Text"><text:s text:c="12"/>cat:np</text:p>
      <text:p text:style-name="Preformatted_20_Text"><text:s text:c="12"/>sem:[hum]</text:p>
      <text:p text:style-name="Preformatted_20_Text"><text:s text:c="12"/>person:3</text:p>
      <text:p text:style-name="Preformatted_20_Text"><text:s text:c="12"/>lex:insidiator</text:p>
      <text:p text:style-name="Preformatted_20_Text"><text:s text:c="12"/>case:nom</text:p>
      <text:p text:style-name="Preformatted_20_Text"><text:s text:c="12"/>c_str</text:p>
      <text:p text:style-name="Preformatted_20_Text"><text:s text:c="12"/>insidiatores</text:p>
      <text:p text:style-name="Preformatted_20_Text"><text:s text:c="8"/>agent</text:p>
      <text:p text:style-name="Preformatted_20_Text"><text:s text:c="12"/>* ab * * othone * </text:p>
      <text:p text:style-name="Preformatted_20_Text"><text:s text:c="12"/>index:i(p(2,3))</text:p>
      <text:p text:style-name="Preformatted_20_Text"><text:s text:c="12"/>case:abl</text:p>
      <text:p text:style-name="Preformatted_20_Text"><text:s text:c="12"/>prep:ab</text:p>
      <text:p text:style-name="Preformatted_20_Text"><text:s text:c="12"/>sem:[male]</text:p>
      <text:p text:style-name="Preformatted_20_Text"><text:s text:c="12"/>lex:otho</text:p>
      <text:p text:style-name="Preformatted_20_Text"><text:s text:c="12"/>cat:pp</text:p>
      <text:p text:style-name="Preformatted_20_Text"><text:s text:c="12"/>c_str</text:p>
      <text:p text:style-name="Preformatted_20_Text"><text:s text:c="16"/>prep:ab</text:p>
      <text:p text:style-name="Preformatted_20_Text"><text:s text:c="16"/>head</text:p>
      <text:p text:style-name="Preformatted_20_Text"><text:s text:c="20"/>* othone * </text:p>
      <text:p text:style-name="Preformatted_20_Text"><text:s text:c="20"/>index:i(p(2,3))</text:p>
      <text:p text:style-name="Preformatted_20_Text"><text:soft-page-break/><text:s text:c="20"/>cat:np</text:p>
      <text:p text:style-name="Preformatted_20_Text"><text:s text:c="20"/>sem:[male]</text:p>
      <text:p text:style-name="Preformatted_20_Text"><text:s text:c="20"/>lex:otho</text:p>
      <text:p text:style-name="Preformatted_20_Text"><text:s text:c="20"/>number:sing</text:p>
      <text:p text:style-name="Preformatted_20_Text"><text:s text:c="20"/>person:3</text:p>
      <text:p text:style-name="Preformatted_20_Text"><text:s text:c="20"/>gender:masc</text:p>
      <text:p text:style-name="Preformatted_20_Text"><text:s text:c="20"/>case:abl</text:p>
      <text:p text:style-name="Preformatted_20_Text"><text:s text:c="20"/>c_str</text:p>
      <text:p text:style-name="Preformatted_20_Text"><text:s text:c="20"/>otho</text:p>
      <text:p text:style-name="Preformatted_20_Text"><text:s text:c="8"/>prep_cplt</text:p>
      <text:p text:style-name="Preformatted_20_Text"><text:s text:c="12"/>* in * * germaniam * </text:p>
      <text:p text:style-name="Preformatted_20_Text"><text:s text:c="12"/>index:i(p(4,5))</text:p>
      <text:p text:style-name="Preformatted_20_Text"><text:s text:c="12"/>case:acc</text:p>
      <text:p text:style-name="Preformatted_20_Text"><text:s text:c="12"/>prep:in</text:p>
      <text:p text:style-name="Preformatted_20_Text"><text:s text:c="12"/>sem:[loc,thing]</text:p>
      <text:p text:style-name="Preformatted_20_Text"><text:s text:c="12"/>lex:germania</text:p>
      <text:p text:style-name="Preformatted_20_Text"><text:s text:c="12"/>cat:pp</text:p>
      <text:p text:style-name="Preformatted_20_Text"><text:s text:c="12"/>c_str</text:p>
      <text:p text:style-name="Preformatted_20_Text"><text:s text:c="16"/>prep:in</text:p>
      <text:p text:style-name="Preformatted_20_Text"><text:s text:c="16"/>head</text:p>
      <text:p text:style-name="Preformatted_20_Text"><text:s text:c="20"/>* germaniam * </text:p>
      <text:p text:style-name="Preformatted_20_Text"><text:s text:c="20"/>index:i(p(4,5))</text:p>
      <text:p text:style-name="Preformatted_20_Text"><text:s text:c="20"/>cat:np</text:p>
      <text:p text:style-name="Preformatted_20_Text"><text:s text:c="20"/>sem:[loc,thing]</text:p>
      <text:p text:style-name="Preformatted_20_Text"><text:s text:c="20"/>number:sing</text:p>
      <text:p text:style-name="Preformatted_20_Text"><text:s text:c="20"/>person:3</text:p>
      <text:p text:style-name="Preformatted_20_Text"><text:s text:c="20"/>gender:fem</text:p>
      <text:p text:style-name="Preformatted_20_Text"><text:s text:c="20"/>lex:germania</text:p>
      <text:p text:style-name="Preformatted_20_Text"><text:s text:c="20"/>case:acc</text:p>
      <text:p text:style-name="Preformatted_20_Text"><text:s text:c="20"/>c_str</text:p>
      <text:p text:style-name="Preformatted_20_Text"><text:s text:c="20"/>germaniam</text:p>
      <text:p text:style-name="Preformatted_20_Text"/>
      <text:p text:style-name="Preformatted_20_Text"/>
      <text:p text:style-name="Preformatted_20_Text"/>
      <text:p text:style-name="Preformatted_20_Text"/>
      <text:p text:style-name="Preformatted_20_Text"/>
      <text:p text:style-name="P12">Comment : parse OK</text:p>
      <text:p text:style-name="P18">% 105 Tacitus Hist I 11 1.</text:p>
      <text:h text:style-name="Heading_20_3" text:outline-level="3">Aegyptum copiasque quibus coerceretur equites Romani obtinent loco regum.</text:h>
      <text:p text:style-name="Preformatted_20_Text"/>
      <text:p text:style-name="Preformatted_20_Text"/>
      <text:p text:style-name="Preformatted_20_Text">[0/aegyptum,1/que,2/copias,3/quibus,4/coerceretur,5/equites,6/romani,7/obtinent,8/loco,9/regum,endpos(10)]</text:p>
      <text:p text:style-name="Preformatted_20_Text">cputime : 29.0625</text:p>
      <text:p text:style-name="Preformatted_20_Text"/>
      <text:p text:style-name="Preformatted_20_Text">3.9800000000000004---&gt;</text:p>
      <text:p text:style-name="Preformatted_20_Text">[illocutionary_force:statement,vg:[selected_reading:obtineo_maintain,polarity:pos,cat:vg,pathlist:[p(7,8)],hp:[p(7,8)],gender:_29994,w:0,pos:v,class:tr_cod,type:finite,lex:obtinere,voice:act,txt:obtinent,tense:present,kind:std,mood:indicative,number:pl,person:3],subject:[number:pl,gender:masc,pathlist:[p(5,6),p(6,7)],hp:[p(5,6)],index:i(p(5,6)),distance:[0],cat:np,class:common,sem:[hum],person:3,type:core,lex:eques,lextype:full,case:nom,w:2,c_str:[head:[pathlist:[p(5,6)],pos:noun,txt:equites,lex:eques,case:nom,gender:masc,class:common,ab:mm,number:pl,sem:[hum]],adjp:[cat:adjp,pathlist:[p(6,7)],distance:[0],hp:[p(6,7)],case:nom,number:pl,gender:masc,lex:romanus,type:std,w:1,c_str:romanus]]],object:[pathlist:[p(0,1),p(1,2),p(2,3),p(3,4),p(4,5)],hp:[p(0,1)],index:i([p(0,1),p(2,3)]),distance:[1],sem:[country,thing],class:common,lex:aegyptus,lextype:full,type:core,number:pl,person:3,gender:fem,case:acc,w:2,coord:yes,c_str:[head:[pathlist:[p(0,1)],hp:[p(0,1)],index:i(p(0,1)),distance:[0],cat:np,sem:[country,thing],class:common,lextype:full,origin:noun,number:sing,person:3,gender:fem,type:core,lex:aegyptus,txt:aegyptum,case:acc,w:1,c_str:aegyptum],coord:que,head:[pathlist:[p(2,3),p(3,4),p(4,5)],hp:[p(2,3)],distance:[0],cat:np,type:full,class:common,lextype:full,index:i(p(2,3)),number:pl,gender:fem,sem:[hum],person:_31492,case:acc,lex:copiae,w:1,c_str:[head:copias,rel_clause:[pathlist:[p(3,4),p(4,5)],distance:[0],gap:[gap:[type:np,index:i(p(2,3)),function:adjunct,adjunct:[e:i(p(2,3))],constraints:[case:abl]]],index:i(p(2,3)),number:pl,gender:or([masc,fem,neuter]),case:abl,person:3,reltype:restrictive,type:finite,mood:subjunctive,tense:imperfect,constraints:[case:abl],w:0,c_str:[illocutionary_force:statement,vg:[selected_reading:coerceo_constrain,polarity:pos,cat:vg,pathlist:[p(4,5)],hp:[p(4,5)],gender:_31994,w:0,pos:v,class:tr_cod,type:finite,lex:coercere,voice:pass,txt:coerceretur,tense:imperfect,kind:std,mood:subjunctive,number:sing,person:3],subject:[source:context_retrievable,number:sing,gender:_32186,person:3,cat:np,index:i(0,0),constraints_to_be_met:[case:nom],distance:[0],pathlist:[],case:nom,w: -1],adjunct:[e:i(p(2,3))]]]]]]],adjunct:[pathlist:[p(8,9),p(9,10)],distance:[0],class:adjunct,value:place,type:full,w:0,c_str:[head:[pathlist:[p(8,9)],hp:[p(8,9)],index:i(p(8,9)),distance:[0],cat:np,sem:[loc,abstract,thing],class:common,lextype:full,origin:noun,number:sing,person:3,gender:masc,type:core,lex:locus,txt:loco,case:abl,w:1,c_str:loco],noun_cplt:[pathlist:[p(9,10)],hp:[p(9,10)],index:i(p(9,10)),distance:[0],cat:np,sem:[hum],class:common,lextype:full,origin:noun,number:pl,person:3,gender:masc,type:core,lex:rex,txt:regum,case:gen,w:1,c_str:regum]]]]</text:p>
      <text:p text:style-name="Preformatted_20_Text"/>
      <text:p text:style-name="Preformatted_20_Text"><text:s text:c="4"/>illocutionary_force:statement</text:p>
      <text:p text:style-name="Preformatted_20_Text"><text:s text:c="4"/>vg</text:p>
      <text:p text:style-name="Preformatted_20_Text"><text:s text:c="8"/>selected_reading:obtineo_maintain</text:p>
      <text:p text:style-name="Preformatted_20_Text"><text:s text:c="8"/>polarity:pos</text:p>
      <text:p text:style-name="Preformatted_20_Text"><text:s text:c="8"/>cat:vg</text:p>
      <text:p text:style-name="Preformatted_20_Text"><text:s text:c="8"/>* obtinent * </text:p>
      <text:p text:style-name="Preformatted_20_Text"><text:s text:c="8"/>pos:v</text:p>
      <text:p text:style-name="Preformatted_20_Text"><text:s text:c="8"/>lex:obtine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equites * * romani * </text:p>
      <text:p text:style-name="Preformatted_20_Text"><text:s text:c="8"/>index:i(p(5,6))</text:p>
      <text:p text:style-name="Preformatted_20_Text"><text:s text:c="8"/>cat:np</text:p>
      <text:p text:style-name="Preformatted_20_Text"><text:s text:c="8"/>sem:[hum]</text:p>
      <text:p text:style-name="Preformatted_20_Text"><text:s text:c="8"/>person:3</text:p>
      <text:p text:style-name="Preformatted_20_Text"><text:s text:c="8"/>lex:eques</text:p>
      <text:p text:style-name="Preformatted_20_Text"><text:s text:c="8"/>case:nom</text:p>
      <text:p text:style-name="Preformatted_20_Text"><text:s text:c="8"/>c_str</text:p>
      <text:p text:style-name="Preformatted_20_Text"><text:s text:c="12"/>head</text:p>
      <text:p text:style-name="Preformatted_20_Text"><text:s text:c="16"/>* equites * </text:p>
      <text:p text:style-name="Preformatted_20_Text"><text:soft-page-break/><text:s text:c="16"/>pos:noun</text:p>
      <text:p text:style-name="Preformatted_20_Text"><text:s text:c="16"/>lex:eques</text:p>
      <text:p text:style-name="Preformatted_20_Text"><text:s text:c="16"/>case:nom</text:p>
      <text:p text:style-name="Preformatted_20_Text"><text:s text:c="16"/>gender:masc</text:p>
      <text:p text:style-name="Preformatted_20_Text"><text:s text:c="16"/>number:pl</text:p>
      <text:p text:style-name="Preformatted_20_Text"><text:s text:c="16"/>sem:[hum]</text:p>
      <text:p text:style-name="Preformatted_20_Text"><text:s text:c="12"/>adjp</text:p>
      <text:p text:style-name="Preformatted_20_Text"><text:s text:c="16"/>cat:adjp</text:p>
      <text:p text:style-name="Preformatted_20_Text"><text:s text:c="16"/>* romani * </text:p>
      <text:p text:style-name="Preformatted_20_Text"><text:s text:c="16"/>case:nom</text:p>
      <text:p text:style-name="Preformatted_20_Text"><text:s text:c="16"/>number:pl</text:p>
      <text:p text:style-name="Preformatted_20_Text"><text:s text:c="16"/>gender:masc</text:p>
      <text:p text:style-name="Preformatted_20_Text"><text:s text:c="16"/>lex:romanus</text:p>
      <text:p text:style-name="Preformatted_20_Text"><text:s text:c="16"/>c_str</text:p>
      <text:p text:style-name="Preformatted_20_Text"><text:s text:c="16"/>romanus</text:p>
      <text:p text:style-name="Preformatted_20_Text"><text:s text:c="4"/>object</text:p>
      <text:p text:style-name="Preformatted_20_Text"><text:s text:c="8"/>* aegyptum * * que * * copias * * quibus * * coerceretur * </text:p>
      <text:p text:style-name="Preformatted_20_Text"><text:s text:c="8"/>index:i([p(0,1),p(2,3)])</text:p>
      <text:p text:style-name="Preformatted_20_Text"><text:s text:c="8"/>sem:[country,thing]</text:p>
      <text:p text:style-name="Preformatted_20_Text"><text:s text:c="8"/>lex:aegyptus</text:p>
      <text:p text:style-name="Preformatted_20_Text"><text:s text:c="8"/>number:pl</text:p>
      <text:p text:style-name="Preformatted_20_Text"><text:s text:c="8"/>person:3</text:p>
      <text:p text:style-name="Preformatted_20_Text"><text:s text:c="8"/>gender:fem</text:p>
      <text:p text:style-name="Preformatted_20_Text"><text:s text:c="8"/>case:acc</text:p>
      <text:p text:style-name="Preformatted_20_Text"><text:s text:c="8"/>coord:yes</text:p>
      <text:p text:style-name="Preformatted_20_Text"><text:s text:c="8"/>c_str</text:p>
      <text:p text:style-name="Preformatted_20_Text"><text:s text:c="12"/>head</text:p>
      <text:p text:style-name="Preformatted_20_Text"><text:s text:c="16"/>* aegyptum * </text:p>
      <text:p text:style-name="Preformatted_20_Text"><text:s text:c="16"/>index:i(p(0,1))</text:p>
      <text:p text:style-name="Preformatted_20_Text"><text:s text:c="16"/>cat:np</text:p>
      <text:p text:style-name="Preformatted_20_Text"><text:s text:c="16"/>sem:[country,thing]</text:p>
      <text:p text:style-name="Preformatted_20_Text"><text:s text:c="16"/>number:sing</text:p>
      <text:p text:style-name="Preformatted_20_Text"><text:s text:c="16"/>person:3</text:p>
      <text:p text:style-name="Preformatted_20_Text"><text:s text:c="16"/>gender:fem</text:p>
      <text:p text:style-name="Preformatted_20_Text"><text:s text:c="16"/>lex:aegyptus</text:p>
      <text:p text:style-name="Preformatted_20_Text"><text:s text:c="16"/>case:acc</text:p>
      <text:p text:style-name="Preformatted_20_Text"><text:s text:c="16"/>c_str</text:p>
      <text:p text:style-name="Preformatted_20_Text"><text:s text:c="16"/>aegyptum</text:p>
      <text:p text:style-name="Preformatted_20_Text"><text:s text:c="12"/>coord:que</text:p>
      <text:p text:style-name="Preformatted_20_Text"><text:s text:c="12"/>head</text:p>
      <text:p text:style-name="Preformatted_20_Text"><text:s text:c="16"/>* copias * * quibus * * coerceretur * </text:p>
      <text:p text:style-name="Preformatted_20_Text"><text:s text:c="16"/>cat:np</text:p>
      <text:p text:style-name="Preformatted_20_Text"><text:s text:c="16"/>index:i(p(2,3))</text:p>
      <text:p text:style-name="Preformatted_20_Text"><text:s text:c="16"/>number:pl</text:p>
      <text:p text:style-name="Preformatted_20_Text"><text:s text:c="16"/>gender:fem</text:p>
      <text:p text:style-name="Preformatted_20_Text"><text:s text:c="16"/>sem:[hum]</text:p>
      <text:p text:style-name="Preformatted_20_Text"><text:s text:c="16"/>case:acc</text:p>
      <text:p text:style-name="Preformatted_20_Text"><text:s text:c="16"/>lex:copiae</text:p>
      <text:p text:style-name="Preformatted_20_Text"><text:s text:c="16"/>c_str</text:p>
      <text:p text:style-name="Preformatted_20_Text"><text:s text:c="20"/>head</text:p>
      <text:p text:style-name="Preformatted_20_Text"><text:s text:c="20"/>copias</text:p>
      <text:p text:style-name="Preformatted_20_Text"><text:s text:c="20"/>rel_clause</text:p>
      <text:p text:style-name="Preformatted_20_Text"><text:s text:c="24"/>* quibus * * coerceretur * </text:p>
      <text:p text:style-name="Preformatted_20_Text"><text:s text:c="24"/>index:i(p(2,3))</text:p>
      <text:p text:style-name="Preformatted_20_Text"><text:s text:c="24"/>number:pl</text:p>
      <text:p text:style-name="Preformatted_20_Text"><text:s text:c="24"/>gender:or([masc,fem,neuter])</text:p>
      <text:p text:style-name="Preformatted_20_Text"><text:s text:c="24"/>case:abl</text:p>
      <text:p text:style-name="Preformatted_20_Text"><text:s text:c="24"/>person:3</text:p>
      <text:p text:style-name="Preformatted_20_Text"><text:s text:c="24"/>reltype:restrictive</text:p>
      <text:p text:style-name="Preformatted_20_Text"><text:s text:c="24"/>mood:subjunctive</text:p>
      <text:p text:style-name="Preformatted_20_Text"><text:s text:c="24"/>tense:imperfect</text:p>
      <text:p text:style-name="Preformatted_20_Text"><text:s text:c="24"/>c_str</text:p>
      <text:p text:style-name="Preformatted_20_Text"><text:s text:c="28"/>illocutionary_force:statement</text:p>
      <text:p text:style-name="Preformatted_20_Text"><text:s text:c="28"/>vg</text:p>
      <text:p text:style-name="Preformatted_20_Text"><text:soft-page-break/><text:s text:c="32"/>selected_reading:coerceo_constrain</text:p>
      <text:p text:style-name="Preformatted_20_Text"><text:s text:c="32"/>polarity:pos</text:p>
      <text:p text:style-name="Preformatted_20_Text"><text:s text:c="32"/>cat:vg</text:p>
      <text:p text:style-name="Preformatted_20_Text"><text:s text:c="32"/>* coerceretur * </text:p>
      <text:p text:style-name="Preformatted_20_Text"><text:s text:c="32"/>pos:v</text:p>
      <text:p text:style-name="Preformatted_20_Text"><text:s text:c="32"/>lex:coercere</text:p>
      <text:p text:style-name="Preformatted_20_Text"><text:s text:c="32"/>voice:pass</text:p>
      <text:p text:style-name="Preformatted_20_Text"><text:s text:c="32"/>tense:imperfect</text:p>
      <text:p text:style-name="Preformatted_20_Text"><text:s text:c="32"/>mood:subjunctive</text:p>
      <text:p text:style-name="Preformatted_20_Text"><text:s text:c="32"/>number:sing</text:p>
      <text:p text:style-name="Preformatted_20_Text"><text:s text:c="32"/>person:3</text:p>
      <text:p text:style-name="Preformatted_20_Text"><text:s text:c="28"/>subject</text:p>
      <text:p text:style-name="Preformatted_20_Text"><text:s text:c="32"/>source:context_retrievable</text:p>
      <text:p text:style-name="Preformatted_20_Text"><text:s text:c="32"/>number:sing</text:p>
      <text:p text:style-name="Preformatted_20_Text"><text:s text:c="32"/>person:3</text:p>
      <text:p text:style-name="Preformatted_20_Text"><text:s text:c="32"/>cat:np</text:p>
      <text:p text:style-name="Preformatted_20_Text"><text:s text:c="32"/>index:i(0,0)</text:p>
      <text:p text:style-name="Preformatted_20_Text"><text:s text:c="32"/>constraints_to_be_met:[case:nom]</text:p>
      <text:p text:style-name="Preformatted_20_Text"><text:s text:c="32"/>case:nom</text:p>
      <text:p text:style-name="Preformatted_20_Text"><text:s text:c="28"/>adjunct</text:p>
      <text:p text:style-name="Preformatted_20_Text"><text:s text:c="32"/>e:i(p(2,3))</text:p>
      <text:p text:style-name="Preformatted_20_Text"><text:s text:c="4"/>adjunct</text:p>
      <text:p text:style-name="Preformatted_20_Text"><text:s text:c="8"/>* loco * * regum * </text:p>
      <text:p text:style-name="Preformatted_20_Text"><text:s text:c="8"/>value:place</text:p>
      <text:p text:style-name="Preformatted_20_Text"><text:s text:c="8"/>c_str</text:p>
      <text:p text:style-name="Preformatted_20_Text"><text:s text:c="12"/>head</text:p>
      <text:p text:style-name="Preformatted_20_Text"><text:s text:c="16"/>* loco * </text:p>
      <text:p text:style-name="Preformatted_20_Text"><text:s text:c="16"/>index:i(p(8,9))</text:p>
      <text:p text:style-name="Preformatted_20_Text"><text:s text:c="16"/>cat:np</text:p>
      <text:p text:style-name="Preformatted_20_Text"><text:s text:c="16"/>sem:[loc,abstract,thing]</text:p>
      <text:p text:style-name="Preformatted_20_Text"><text:s text:c="16"/>number:sing</text:p>
      <text:p text:style-name="Preformatted_20_Text"><text:s text:c="16"/>person:3</text:p>
      <text:p text:style-name="Preformatted_20_Text"><text:s text:c="16"/>gender:masc</text:p>
      <text:p text:style-name="Preformatted_20_Text"><text:s text:c="16"/>lex:locus</text:p>
      <text:p text:style-name="Preformatted_20_Text"><text:s text:c="16"/>case:abl</text:p>
      <text:p text:style-name="Preformatted_20_Text"><text:s text:c="16"/>c_str</text:p>
      <text:p text:style-name="Preformatted_20_Text"><text:s text:c="16"/>loco</text:p>
      <text:p text:style-name="Preformatted_20_Text"><text:s text:c="12"/>noun_cplt</text:p>
      <text:p text:style-name="Preformatted_20_Text"><text:s text:c="16"/>* regum * </text:p>
      <text:p text:style-name="Preformatted_20_Text"><text:s text:c="16"/>index:i(p(9,10))</text:p>
      <text:p text:style-name="Preformatted_20_Text"><text:s text:c="16"/>cat:np</text:p>
      <text:p text:style-name="Preformatted_20_Text"><text:s text:c="16"/>sem:[hum]</text:p>
      <text:p text:style-name="Preformatted_20_Text"><text:s text:c="16"/>number:pl</text:p>
      <text:p text:style-name="Preformatted_20_Text"><text:s text:c="16"/>person:3</text:p>
      <text:p text:style-name="Preformatted_20_Text"><text:s text:c="16"/>gender:masc</text:p>
      <text:p text:style-name="Preformatted_20_Text"><text:s text:c="16"/>lex:rex</text:p>
      <text:p text:style-name="Preformatted_20_Text"><text:s text:c="16"/>case:gen</text:p>
      <text:p text:style-name="Preformatted_20_Text"><text:s text:c="16"/>c_str</text:p>
      <text:p text:style-name="Preformatted_20_Text"><text:s text:c="16"/>regum</text:p>
      <text:p text:style-name="Preformatted_20_Text"/>
      <text:p text:style-name="Preformatted_20_Text"/>
      <text:p text:style-name="Preformatted_20_Text"/>
      <text:p text:style-name="Preformatted_20_Text"/>
      <text:p text:style-name="Preformatted_20_Text"/>
      <text:p text:style-name="P12">Comment : parse OK</text:p>
      <text:p text:style-name="P18">% 106 Martialis Epigr Lib I 3 1-2.</text:p>
      <text:h text:style-name="Heading_20_3" text:outline-level="3">Argiletanas mauis habitare tabernas cum tibi, parue liber, scrinia nostra vacent.</text:h>
      <text:p text:style-name="P4"/>
      <text:p text:style-name="Preformatted_20_Text">[0/argiletanas,1/mauis,2/habitare,3/tabernas,4/cum,5/tibi,6/(','),7/parue,8/liber,9/(','),10/scrinia,11/nostra,12/uacent,endpos(13)]</text:p>
      <text:p text:style-name="Preformatted_20_Text">cputime : 7.265625</text:p>
      <text:p text:style-name="Preformatted_20_Text"/>
      <text:p text:style-name="Preformatted_20_Text">33.95---&gt;</text:p>
      <text:p text:style-name="Preformatted_20_Text">[clause_semantics:modality_laden_time_clause,subordinator:[lex:cum,pos:sub,argbound:no,mood:subjunctive],subordinate_clause:[cum,[illocutionary_force:statement,vg:[selected_reading:uaco_be_available,polarity:pos,cat:vg,pathlist:[p(12,13)],hp:[p(12,13)],gender:_15874,w:0,pos:v,class:intr,type:finite,lex:uacare,voice:act,txt:uacent,tense:present,kind:std,mood:subjunctive,number:pl,person:3],subject:[number:pl,gender:neuter,pathlist:[p(10,11),p(11,12)],hp:[p(10,11)],index:i(p(10,11)),distance:[0],cat:np,class:common,sem:[thing,loc],person:3,type:core,lex:scrinium,lextype:full,case:nom,w:2,c_str:[head:[pathlist:[p(10,11)],pos:noun,txt:scrinia,lex:scrinium,case:nom,gender:neuter,class:common,ab:loc,number:pl,sem:[thing,loc]],adjp:[cat:adjp,pathlist:[p(11,12)],distance:[0],hp:[p(11,12)],case:nom,number:pl,gender:neuter,lex:noster,type:poss,w:1,c_str:noster]]],arg:[pathlist:[p(5,6)],hp:[p(5,6)],index:i(p(5,6)),distance:[0],cat:np,sem:[hum],class:proper,lex:pp2sg,number:sing,person:2,gender:or([masc,fem]),type:core,case:dat,w:1,c_str:pp2sg],address:[pathlist:[p(6,7),p(7,8),p(8,9),p(9,10)],hp:[p(8,9)],index:i(p(8,9)),distance:[0],cat:address,sem:[thing,abstract],class:common,lex:liber,lextype:full,number:sing,person:2,gender:masc,type:core,case:voc,w:90,c_str:[address:[head:[pathlist:[p(8,9)],pos:noun,txt:liber,lex:liber,case:nom,gender:masc,class:common,ab:no,number:sing,sem:[thing,abstract]],adjp:[cat:adjp,pathlist:[p(7,8)],distance:[0],hp:[p(7,8)],case:voc,number:sing,gender:masc,lex:paruus,type:std,w:1,c_str:paruus]]]]]],main_clause:[illocutionary_force:statement,vg:[selected_reading:habito_live_in,polarity:pos,cat:vg,aux:malle,value:preference,type:finite,pathlist:[p(1,2),p(2,3)],hp:[p(2,3)],lex:habitare,person:2,mood:indicative,tense:present,voice:act,number:sing,gender:_17720,w:3],subject:[source:context_retrievable,number:sing,gender:or([masc,fem]),person:2,cat:np,index:i(0,0),constraints_to_be_met:[],distance:[0],pathlist:[],case:nom,w:0],object:[pathlist:[p(0,1),p(3,4)],hp:[p(3,4)],index:i(p(3,4)),distance:[2],cat:np,class:common,sem:[thing,loc],number:pl,person:3,gender:fem,type:core,lex:taberna,lextype:full,case:acc,w:2,c_str:[head:[pathlist:[p(3,4)],pos:noun,txt:tabernas,lex:taberna,case:acc,gender:fem,class:common,ab:no,number:pl,sem:[thing,loc]],adjp:[cat:adjp,pathlist:[p(0,1)],distance:[0],hp:[p(0,1)],case:acc,number:pl,gender:fem,lex:argiletanus,type:std,w:1,c_str:argiletanus]]]]]</text:p>
      <text:p text:style-name="Preformatted_20_Text"/>
      <text:p text:style-name="Preformatted_20_Text"><text:s text:c="4"/>clause_semantics:modality_laden_time_clause</text:p>
      <text:p text:style-name="Preformatted_20_Text"><text:s text:c="4"/>subordinator</text:p>
      <text:p text:style-name="Preformatted_20_Text"><text:s text:c="8"/>lex:cum</text:p>
      <text:p text:style-name="Preformatted_20_Text"><text:s text:c="8"/>pos:sub</text:p>
      <text:p text:style-name="Preformatted_20_Text"><text:s text:c="8"/>mood:subjunctive</text:p>
      <text:p text:style-name="Preformatted_20_Text"><text:s text:c="4"/>subordinate_clause</text:p>
      <text:p text:style-name="Preformatted_20_Text"><text:s text:c="8"/>cum</text:p>
      <text:p text:style-name="Preformatted_20_Text"><text:s text:c="12"/>illocutionary_force:statement</text:p>
      <text:p text:style-name="Preformatted_20_Text"><text:s text:c="12"/>vg</text:p>
      <text:p text:style-name="Preformatted_20_Text"><text:s text:c="16"/>selected_reading:uaco_be_available</text:p>
      <text:p text:style-name="Preformatted_20_Text"><text:s text:c="16"/>polarity:pos</text:p>
      <text:p text:style-name="Preformatted_20_Text"><text:s text:c="16"/>cat:vg</text:p>
      <text:p text:style-name="Preformatted_20_Text"><text:s text:c="16"/>* uacent * </text:p>
      <text:p text:style-name="Preformatted_20_Text"><text:s text:c="16"/>pos:v</text:p>
      <text:p text:style-name="Preformatted_20_Text"><text:s text:c="16"/>lex:uacare</text:p>
      <text:p text:style-name="Preformatted_20_Text"><text:s text:c="16"/>voice:act</text:p>
      <text:p text:style-name="Preformatted_20_Text"><text:s text:c="16"/>tense:present</text:p>
      <text:p text:style-name="Preformatted_20_Text"><text:s text:c="16"/>mood:subjunctive</text:p>
      <text:p text:style-name="Preformatted_20_Text"><text:s text:c="16"/>number:pl</text:p>
      <text:p text:style-name="Preformatted_20_Text"><text:s text:c="16"/>person:3</text:p>
      <text:p text:style-name="Preformatted_20_Text"><text:s text:c="12"/>subject</text:p>
      <text:p text:style-name="Preformatted_20_Text"><text:s text:c="16"/>number:pl</text:p>
      <text:p text:style-name="Preformatted_20_Text"><text:s text:c="16"/>gender:neuter</text:p>
      <text:p text:style-name="Preformatted_20_Text"><text:s text:c="16"/>* scrinia * * nostra * </text:p>
      <text:p text:style-name="Preformatted_20_Text"><text:s text:c="16"/>index:i(p(10,11))</text:p>
      <text:p text:style-name="Preformatted_20_Text"><text:s text:c="16"/>cat:np</text:p>
      <text:p text:style-name="Preformatted_20_Text"><text:s text:c="16"/>sem:[thing,loc]</text:p>
      <text:p text:style-name="Preformatted_20_Text"><text:s text:c="16"/>person:3</text:p>
      <text:p text:style-name="Preformatted_20_Text"><text:soft-page-break/><text:s text:c="16"/>lex:scrinium</text:p>
      <text:p text:style-name="Preformatted_20_Text"><text:s text:c="16"/>case:nom</text:p>
      <text:p text:style-name="Preformatted_20_Text"><text:s text:c="16"/>c_str</text:p>
      <text:p text:style-name="Preformatted_20_Text"><text:s text:c="20"/>head</text:p>
      <text:p text:style-name="Preformatted_20_Text"><text:s text:c="24"/>* scrinia * </text:p>
      <text:p text:style-name="Preformatted_20_Text"><text:s text:c="24"/>pos:noun</text:p>
      <text:p text:style-name="Preformatted_20_Text"><text:s text:c="24"/>lex:scrinium</text:p>
      <text:p text:style-name="Preformatted_20_Text"><text:s text:c="24"/>case:nom</text:p>
      <text:p text:style-name="Preformatted_20_Text"><text:s text:c="24"/>gender:neuter</text:p>
      <text:p text:style-name="Preformatted_20_Text"><text:s text:c="24"/>number:pl</text:p>
      <text:p text:style-name="Preformatted_20_Text"><text:s text:c="24"/>sem:[thing,loc]</text:p>
      <text:p text:style-name="Preformatted_20_Text"><text:s text:c="20"/>adjp</text:p>
      <text:p text:style-name="Preformatted_20_Text"><text:s text:c="24"/>cat:adjp</text:p>
      <text:p text:style-name="Preformatted_20_Text"><text:s text:c="24"/>* nostra * </text:p>
      <text:p text:style-name="Preformatted_20_Text"><text:s text:c="24"/>case:nom</text:p>
      <text:p text:style-name="Preformatted_20_Text"><text:s text:c="24"/>number:pl</text:p>
      <text:p text:style-name="Preformatted_20_Text"><text:s text:c="24"/>gender:neuter</text:p>
      <text:p text:style-name="Preformatted_20_Text"><text:s text:c="24"/>lex:noster</text:p>
      <text:p text:style-name="Preformatted_20_Text"><text:s text:c="24"/>c_str</text:p>
      <text:p text:style-name="Preformatted_20_Text"><text:s text:c="24"/>noster</text:p>
      <text:p text:style-name="Preformatted_20_Text"><text:s text:c="12"/>arg</text:p>
      <text:p text:style-name="Preformatted_20_Text"><text:s text:c="16"/>* tibi * </text:p>
      <text:p text:style-name="Preformatted_20_Text"><text:s text:c="16"/>index:i(p(5,6))</text:p>
      <text:p text:style-name="Preformatted_20_Text"><text:s text:c="16"/>cat:np</text:p>
      <text:p text:style-name="Preformatted_20_Text"><text:s text:c="16"/>sem:[hum]</text:p>
      <text:p text:style-name="Preformatted_20_Text"><text:s text:c="16"/>lex:pp2sg</text:p>
      <text:p text:style-name="Preformatted_20_Text"><text:s text:c="16"/>number:sing</text:p>
      <text:p text:style-name="Preformatted_20_Text"><text:s text:c="16"/>person:2</text:p>
      <text:p text:style-name="Preformatted_20_Text"><text:s text:c="16"/>gender:or([masc,fem])</text:p>
      <text:p text:style-name="Preformatted_20_Text"><text:s text:c="16"/>case:dat</text:p>
      <text:p text:style-name="Preformatted_20_Text"><text:s text:c="16"/>c_str</text:p>
      <text:p text:style-name="Preformatted_20_Text"><text:s text:c="16"/>pp2sg</text:p>
      <text:p text:style-name="Preformatted_20_Text"><text:s text:c="12"/>address</text:p>
      <text:p text:style-name="Preformatted_20_Text"><text:s text:c="16"/>* , * * parue * * liber * * , * </text:p>
      <text:p text:style-name="Preformatted_20_Text"><text:s text:c="16"/>index:i(p(8,9))</text:p>
      <text:p text:style-name="Preformatted_20_Text"><text:s text:c="16"/>cat:address</text:p>
      <text:p text:style-name="Preformatted_20_Text"><text:s text:c="16"/>sem:[thing,abstract]</text:p>
      <text:p text:style-name="Preformatted_20_Text"><text:s text:c="16"/>lex:liber</text:p>
      <text:p text:style-name="Preformatted_20_Text"><text:s text:c="16"/>number:sing</text:p>
      <text:p text:style-name="Preformatted_20_Text"><text:s text:c="16"/>person:2</text:p>
      <text:p text:style-name="Preformatted_20_Text"><text:s text:c="16"/>gender:masc</text:p>
      <text:p text:style-name="Preformatted_20_Text"><text:s text:c="16"/>case:voc</text:p>
      <text:p text:style-name="Preformatted_20_Text"><text:s text:c="16"/>c_str</text:p>
      <text:p text:style-name="Preformatted_20_Text"><text:s text:c="20"/>address</text:p>
      <text:p text:style-name="Preformatted_20_Text"><text:s text:c="24"/>head</text:p>
      <text:p text:style-name="Preformatted_20_Text"><text:s text:c="28"/>* liber * </text:p>
      <text:p text:style-name="Preformatted_20_Text"><text:s text:c="28"/>pos:noun</text:p>
      <text:p text:style-name="Preformatted_20_Text"><text:s text:c="28"/>lex:liber</text:p>
      <text:p text:style-name="Preformatted_20_Text"><text:s text:c="28"/>case:nom</text:p>
      <text:p text:style-name="Preformatted_20_Text"><text:s text:c="28"/>gender:masc</text:p>
      <text:p text:style-name="Preformatted_20_Text"><text:s text:c="28"/>number:sing</text:p>
      <text:p text:style-name="Preformatted_20_Text"><text:s text:c="28"/>sem:[thing,abstract]</text:p>
      <text:p text:style-name="Preformatted_20_Text"><text:s text:c="24"/>adjp</text:p>
      <text:p text:style-name="Preformatted_20_Text"><text:s text:c="28"/>cat:adjp</text:p>
      <text:p text:style-name="Preformatted_20_Text"><text:s text:c="28"/>* parue * </text:p>
      <text:p text:style-name="Preformatted_20_Text"><text:s text:c="28"/>case:voc</text:p>
      <text:p text:style-name="Preformatted_20_Text"><text:s text:c="28"/>number:sing</text:p>
      <text:p text:style-name="Preformatted_20_Text"><text:s text:c="28"/>gender:masc</text:p>
      <text:p text:style-name="Preformatted_20_Text"><text:s text:c="28"/>lex:paruus</text:p>
      <text:p text:style-name="Preformatted_20_Text"><text:s text:c="28"/>c_str</text:p>
      <text:p text:style-name="Preformatted_20_Text"><text:s text:c="28"/>paruus</text:p>
      <text:p text:style-name="Preformatted_20_Text"><text:s text:c="4"/>main_clause</text:p>
      <text:p text:style-name="Preformatted_20_Text"><text:s text:c="8"/>illocutionary_force:statement</text:p>
      <text:p text:style-name="Preformatted_20_Text"><text:s text:c="8"/>vg</text:p>
      <text:p text:style-name="Preformatted_20_Text"><text:soft-page-break/><text:s text:c="12"/>selected_reading:habito_live_in</text:p>
      <text:p text:style-name="Preformatted_20_Text"><text:s text:c="12"/>polarity:pos</text:p>
      <text:p text:style-name="Preformatted_20_Text"><text:s text:c="12"/>cat:vg</text:p>
      <text:p text:style-name="Preformatted_20_Text"><text:s text:c="12"/>aux:malle</text:p>
      <text:p text:style-name="Preformatted_20_Text"><text:s text:c="12"/>value:preference</text:p>
      <text:p text:style-name="Preformatted_20_Text"><text:s text:c="12"/>* mauis * * habitare * </text:p>
      <text:p text:style-name="Preformatted_20_Text"><text:s text:c="12"/>lex:habitare</text:p>
      <text:p text:style-name="Preformatted_20_Text"><text:s text:c="12"/>person:2</text:p>
      <text:p text:style-name="Preformatted_20_Text"><text:s text:c="12"/>mood:indicative</text:p>
      <text:p text:style-name="Preformatted_20_Text"><text:s text:c="12"/>tense:present</text:p>
      <text:p text:style-name="Preformatted_20_Text"><text:s text:c="12"/>voice:act</text:p>
      <text:p text:style-name="Preformatted_20_Text"><text:s text:c="12"/>number:sing</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ase:nom</text:p>
      <text:p text:style-name="Preformatted_20_Text"><text:s text:c="8"/>object</text:p>
      <text:p text:style-name="Preformatted_20_Text"><text:s text:c="12"/>* argiletanas * * tabernas * </text:p>
      <text:p text:style-name="Preformatted_20_Text"><text:s text:c="12"/>index:i(p(3,4))</text:p>
      <text:p text:style-name="Preformatted_20_Text"><text:s text:c="12"/>cat:np</text:p>
      <text:p text:style-name="Preformatted_20_Text"><text:s text:c="12"/>sem:[thing,loc]</text:p>
      <text:p text:style-name="Preformatted_20_Text"><text:s text:c="12"/>number:pl</text:p>
      <text:p text:style-name="Preformatted_20_Text"><text:s text:c="12"/>person:3</text:p>
      <text:p text:style-name="Preformatted_20_Text"><text:s text:c="12"/>gender:fem</text:p>
      <text:p text:style-name="Preformatted_20_Text"><text:s text:c="12"/>lex:taberna</text:p>
      <text:p text:style-name="Preformatted_20_Text"><text:s text:c="12"/>case:acc</text:p>
      <text:p text:style-name="Preformatted_20_Text"><text:s text:c="12"/>c_str</text:p>
      <text:p text:style-name="Preformatted_20_Text"><text:s text:c="16"/>head</text:p>
      <text:p text:style-name="Preformatted_20_Text"><text:s text:c="20"/>* tabernas * </text:p>
      <text:p text:style-name="Preformatted_20_Text"><text:s text:c="20"/>pos:noun</text:p>
      <text:p text:style-name="Preformatted_20_Text"><text:s text:c="20"/>lex:taberna</text:p>
      <text:p text:style-name="Preformatted_20_Text"><text:s text:c="20"/>case:acc</text:p>
      <text:p text:style-name="Preformatted_20_Text"><text:s text:c="20"/>gender:fem</text:p>
      <text:p text:style-name="Preformatted_20_Text"><text:s text:c="20"/>number:pl</text:p>
      <text:p text:style-name="Preformatted_20_Text"><text:s text:c="20"/>sem:[thing,loc]</text:p>
      <text:p text:style-name="Preformatted_20_Text"><text:s text:c="16"/>adjp</text:p>
      <text:p text:style-name="Preformatted_20_Text"><text:s text:c="20"/>cat:adjp</text:p>
      <text:p text:style-name="Preformatted_20_Text"><text:s text:c="20"/>* argiletanas * </text:p>
      <text:p text:style-name="Preformatted_20_Text"><text:s text:c="20"/>case:acc</text:p>
      <text:p text:style-name="Preformatted_20_Text"><text:s text:c="20"/>number:pl</text:p>
      <text:p text:style-name="Preformatted_20_Text"><text:s text:c="20"/>gender:fem</text:p>
      <text:p text:style-name="Preformatted_20_Text"><text:s text:c="20"/>lex:argiletanus</text:p>
      <text:p text:style-name="Preformatted_20_Text"><text:s text:c="20"/>c_str</text:p>
      <text:p text:style-name="Preformatted_20_Text"><text:s text:c="20"/>argiletanus</text:p>
      <text:p text:style-name="Preformatted_20_Text"/>
      <text:p text:style-name="Preformatted_20_Text"/>
      <text:p text:style-name="Preformatted_20_Text"/>
      <text:p text:style-name="Preformatted_20_Text"/>
      <text:p text:style-name="P12">Comment : parse OK</text:p>
      <text:p text:style-name="Preformatted_20_Text"/>
      <text:p text:style-name="P19"/>
      <text:p text:style-name="P4">% 107 Martialis Epigr Lib I 117 8.</text:p>
      <text:h text:style-name="Heading_20_3" text:outline-level="3">Quod quaeris propius petas licebit.</text:h>
      <text:p text:style-name="Text_20_body"/>
      <text:p text:style-name="Preformatted_20_Text">[0/quod,1/quaeris,2/propius,3/petas,4/licebit,endpos(5)]</text:p>
      <text:p text:style-name="Preformatted_20_Text">cputime : 0.75</text:p>
      <text:p text:style-name="Preformatted_20_Text"/>
      <text:p text:style-name="Preformatted_20_Text">3---&gt;</text:p>
      <text:p text:style-name="Preformatted_20_Text">[illocutionary_force:statement,vg:[selected_reading:licet_permission_is_given_to,polarity:pos,cat:vg,pathlist:[p(4,5)],hp:[p(4,5)],gender:_6954,w:0,pos:v,class:vimp,type:finite,lex:licet,voice:act,txt:licebit,tense:future,kind:std,mood:indicative,number:_7086,person:_7098],arg:[cat:pred,type:finite,pathlist:[p(0,1),p(1,2),p(2,3),p(3,4)],distance:[0],illocutionary_force:statement,class:m,number:sing,person:3,vgperson:2,gender:neuter,mood:subjunctive,tense:present,polarity:pos,argbound:no,gap:[],w:2,add:no,flagint:_7380,c_str:[illocutionary_force:statement,vg:[selected_reading:peto_try_to_reach_or_get,polarity:pos,cat:vg,pathlist:[p(3,4)],hp:[p(3,4)],gender:_7506,w:0,pos:v,class:tr_cod,type:finite,lex:petere,voice:act,txt:petas,tense:present,kind:std,mood:subjunctive,number:sing,person:2],subject:[source:context_retrievable,number:sing,gender:or([masc,fem]),person:2,cat:np,index:i(0,0),constraints_to_be_met:[sem:[hum]],distance:[0],pathlist:[],case:nom,w:0],object:[pathlist:[p(0,1),p(1,2),p(2,3)],hp:[],distance:[0],cat:np,type:full,class:common,index:dummy_np,number:sing,gender:neuter,sem:_7996,person:3,case:or([nom,acc,dat]),lex:dummy_np,w:1,c_str:[head:[lex:dummy_np,number:sing,gender:neuter,person:3,index:_8150,constraints_to_be_met:[case:acc]],rel_clause:[pathlist:[p(0,1),p(1,2),p(2,3)],distance:[0],gap:[gap:[type:np,index:dummy_np,function:object,object:[e:dummy_np],constraints:[case:acc]]],index:dummy_np,number:sing,gender:neuter,case:acc,person:_8372,reltype:restrictive,type:finite,mood:indicative,tense:present,constraints:[case:acc],w:1,c_str:[illocutionary_force:statement,vg:[selected_reading:quaero_seek,polarity:pos,cat:vg,pathlist:[p(1,2)],hp:[p(1,2)],gender:_8570,w:0,pos:v,class:tr_cod,type:finite,lex:quaerere,voice:act,txt:quaeris,tense:present,kind:std,mood:indicative,number:sing,person:2],subject:[source:context_retrievable,number:sing,gender:or([masc,fem]),person:2,cat:np,index:i(0,0),constraints_to_be_met:[sem:[hum]],distance:[0],pathlist:[],case:nom,w:0],object:[e:dummy_np],adverbial_adjunct:[cat:advp,pathlist:[p(2,3)],distance:[0],type:vpbound,lex:propius,sem:or([discourse,duration,eval,manner,manner_means,place,reason,time,when]),w:1,c_str:[head:propius]]]]]]]]]</text:p>
      <text:p text:style-name="Preformatted_20_Text"/>
      <text:p text:style-name="Preformatted_20_Text"><text:s text:c="4"/>illocutionary_force:statement</text:p>
      <text:p text:style-name="Preformatted_20_Text"><text:s text:c="4"/>vg</text:p>
      <text:p text:style-name="Preformatted_20_Text"><text:s text:c="8"/>selected_reading:licet_permission_is_given_to</text:p>
      <text:p text:style-name="Preformatted_20_Text"><text:s text:c="8"/>polarity:pos</text:p>
      <text:p text:style-name="Preformatted_20_Text"><text:s text:c="8"/>cat:vg</text:p>
      <text:p text:style-name="Preformatted_20_Text"><text:s text:c="8"/>* licebit * </text:p>
      <text:p text:style-name="Preformatted_20_Text"><text:s text:c="8"/>pos:v</text:p>
      <text:p text:style-name="Preformatted_20_Text"><text:s text:c="8"/>lex:licet</text:p>
      <text:p text:style-name="Preformatted_20_Text"><text:s text:c="8"/>voice:act</text:p>
      <text:p text:style-name="Preformatted_20_Text"><text:s text:c="8"/>tense:future</text:p>
      <text:p text:style-name="Preformatted_20_Text"><text:s text:c="8"/>mood:indicative</text:p>
      <text:p text:style-name="Preformatted_20_Text"><text:s text:c="4"/>arg</text:p>
      <text:p text:style-name="Preformatted_20_Text"><text:s text:c="8"/>cat:pred</text:p>
      <text:p text:style-name="Preformatted_20_Text"><text:s text:c="8"/>* quod * * quaeris * * propius * * petas * </text:p>
      <text:p text:style-name="Preformatted_20_Text"><text:s text:c="8"/>illocutionary_force:statement</text:p>
      <text:p text:style-name="Preformatted_20_Text"><text:s text:c="8"/>number:sing</text:p>
      <text:p text:style-name="Preformatted_20_Text"><text:s text:c="8"/>person:3</text:p>
      <text:p text:style-name="Preformatted_20_Text"><text:s text:c="8"/>vgperson:2</text:p>
      <text:p text:style-name="Preformatted_20_Text"><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 text:c="12"/>illocutionary_force:statement</text:p>
      <text:p text:style-name="Preformatted_20_Text"><text:s text:c="12"/>vg</text:p>
      <text:p text:style-name="Preformatted_20_Text"><text:s text:c="16"/>selected_reading:peto_try_to_reach_or_get</text:p>
      <text:p text:style-name="Preformatted_20_Text"><text:s text:c="16"/>polarity:pos</text:p>
      <text:p text:style-name="Preformatted_20_Text"><text:s text:c="16"/>cat:vg</text:p>
      <text:p text:style-name="Preformatted_20_Text"><text:soft-page-break/><text:s text:c="16"/>* petas * </text:p>
      <text:p text:style-name="Preformatted_20_Text"><text:s text:c="16"/>pos:v</text:p>
      <text:p text:style-name="Preformatted_20_Text"><text:s text:c="16"/>lex:pete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 quod * * quaeris * * propius * </text:p>
      <text:p text:style-name="Preformatted_20_Text"><text:s text:c="16"/>cat:np</text:p>
      <text:p text:style-name="Preformatted_20_Text"><text:s text:c="16"/>index:dummy_np</text:p>
      <text:p text:style-name="Preformatted_20_Text"><text:s text:c="16"/>number:sing</text:p>
      <text:p text:style-name="Preformatted_20_Text"><text:s text:c="16"/>gender:neuter</text:p>
      <text:p text:style-name="Preformatted_20_Text"><text:s text:c="16"/>person:3</text:p>
      <text:p text:style-name="Preformatted_20_Text"><text:s text:c="16"/>case:or([nom,acc,dat])</text:p>
      <text:p text:style-name="Preformatted_20_Text"><text:s text:c="16"/>lex:dummy_np</text:p>
      <text:p text:style-name="Preformatted_20_Text"><text:s text:c="16"/>c_str</text:p>
      <text:p text:style-name="Preformatted_20_Text"><text:s text:c="20"/>head</text:p>
      <text:p text:style-name="Preformatted_20_Text"><text:s text:c="24"/>lex:dummy_np</text:p>
      <text:p text:style-name="Preformatted_20_Text"><text:s text:c="24"/>number:sing</text:p>
      <text:p text:style-name="Preformatted_20_Text"><text:s text:c="24"/>gender:neuter</text:p>
      <text:p text:style-name="Preformatted_20_Text"><text:s text:c="24"/>person:3</text:p>
      <text:p text:style-name="Preformatted_20_Text"><text:s text:c="24"/>constraints_to_be_met:[case:acc]</text:p>
      <text:p text:style-name="Preformatted_20_Text"><text:s text:c="20"/>rel_clause</text:p>
      <text:p text:style-name="Preformatted_20_Text"><text:s text:c="24"/>* quod * * quaeris * * propius * </text:p>
      <text:p text:style-name="Preformatted_20_Text"><text:s text:c="24"/>index:dummy_np</text:p>
      <text:p text:style-name="Preformatted_20_Text"><text:s text:c="24"/>number:sing</text:p>
      <text:p text:style-name="Preformatted_20_Text"><text:s text:c="24"/>gender:neuter</text:p>
      <text:p text:style-name="Preformatted_20_Text"><text:s text:c="24"/>case:acc</text:p>
      <text:p text:style-name="Preformatted_20_Text"><text:s text:c="24"/>reltype:restrictive</text:p>
      <text:p text:style-name="Preformatted_20_Text"><text:s text:c="24"/>mood:indicative</text:p>
      <text:p text:style-name="Preformatted_20_Text"><text:s text:c="24"/>tense:present</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quaero_seek</text:p>
      <text:p text:style-name="Preformatted_20_Text"><text:s text:c="32"/>polarity:pos</text:p>
      <text:p text:style-name="Preformatted_20_Text"><text:s text:c="32"/>cat:vg</text:p>
      <text:p text:style-name="Preformatted_20_Text"><text:s text:c="32"/>* quaeris * </text:p>
      <text:p text:style-name="Preformatted_20_Text"><text:s text:c="32"/>pos:v</text:p>
      <text:p text:style-name="Preformatted_20_Text"><text:s text:c="32"/>lex:quaerere</text:p>
      <text:p text:style-name="Preformatted_20_Text"><text:s text:c="32"/>voice:act</text:p>
      <text:p text:style-name="Preformatted_20_Text"><text:s text:c="32"/>tense:present</text:p>
      <text:p text:style-name="Preformatted_20_Text"><text:s text:c="32"/>mood:indicative</text:p>
      <text:p text:style-name="Preformatted_20_Text"><text:s text:c="32"/>number:sing</text:p>
      <text:p text:style-name="Preformatted_20_Text"><text:s text:c="32"/>person:2</text:p>
      <text:p text:style-name="Preformatted_20_Text"><text:s text:c="28"/>subject</text:p>
      <text:p text:style-name="Preformatted_20_Text"><text:s text:c="32"/>source:context_retrievable</text:p>
      <text:p text:style-name="Preformatted_20_Text"><text:s text:c="32"/>number:sing</text:p>
      <text:p text:style-name="Preformatted_20_Text"><text:s text:c="32"/>gender:or([masc,fem])</text:p>
      <text:p text:style-name="Preformatted_20_Text"><text:s text:c="32"/>person:2</text:p>
      <text:p text:style-name="Preformatted_20_Text"><text:s text:c="32"/>cat:np</text:p>
      <text:p text:style-name="Preformatted_20_Text"><text:s text:c="32"/>index:i(0,0)</text:p>
      <text:p text:style-name="Preformatted_20_Text"><text:s text:c="32"/>constraints_to_be_met:[sem:[hum]]</text:p>
      <text:p text:style-name="Preformatted_20_Text"><text:soft-page-break/><text:s text:c="32"/>case:nom</text:p>
      <text:p text:style-name="Preformatted_20_Text"><text:s text:c="28"/>object</text:p>
      <text:p text:style-name="Preformatted_20_Text"><text:s text:c="32"/>e:dummy_np</text:p>
      <text:p text:style-name="Preformatted_20_Text"><text:s text:c="28"/>adverbial_adjunct</text:p>
      <text:p text:style-name="Preformatted_20_Text"><text:s text:c="32"/>cat:advp</text:p>
      <text:p text:style-name="Preformatted_20_Text"><text:s text:c="32"/>* propius * </text:p>
      <text:p text:style-name="Preformatted_20_Text"><text:s text:c="32"/>lex:propius</text:p>
      <text:p text:style-name="Preformatted_20_Text"><text:s text:c="32"/>sem:or([discourse,duration,eval,manner,manner_means,place,reason,time,when])</text:p>
      <text:p text:style-name="Preformatted_20_Text"><text:s text:c="32"/>c_str</text:p>
      <text:p text:style-name="Preformatted_20_Text"><text:s text:c="36"/>head</text:p>
      <text:p text:style-name="Preformatted_20_Text"><text:s text:c="36"/>propius</text:p>
      <text:p text:style-name="Preformatted_20_Text"/>
      <text:p text:style-name="Preformatted_20_Text"/>
      <text:p text:style-name="Preformatted_20_Text"/>
      <text:p text:style-name="P12">Comment : wrong attachment of 'propius' (should be attached to 'petas', not 'quaeris')</text:p>
      <text:p text:style-name="Preformatted_20_Text"/>
      <text:p text:style-name="Preformatted_20_Text"/>
      <text:p text:style-name="P19"/>
      <text:p text:style-name="P4">% 108 Propertius El III 25 17.</text:p>
      <text:h text:style-name="Heading_20_3" text:outline-level="3">Has tibi fatalis cecinit mea pagina diras.</text:h>
      <text:p text:style-name="Preformatted_20_Text"/>
      <text:p text:style-name="Preformatted_20_Text">[0/has,1/tibi,2/fatalis,3/cecinit,4/mea,5/pagina,6/diras,endpos(7)]</text:p>
      <text:p text:style-name="Preformatted_20_Text">cputime : 0.671875</text:p>
      <text:p text:style-name="Preformatted_20_Text"/>
      <text:p text:style-name="Preformatted_20_Text">4---&gt;</text:p>
      <text:p text:style-name="Preformatted_20_Text">[illocutionary_force:statement,vg:[selected_reading:cano_sing,polarity:pos,cat:vg,pathlist:[p(3,4)],hp:[p(3,4)],gender:_9048,w:0,pos:v,class:tr_cod,type:finite,lex:canere,voice:act,txt:cecinit,tense:perfect,kind:std,mood:indicative,number:sing,person:3],subject:[number:sing,gender:fem,pathlist:[p(4,5),p(5,6)],hp:[p(5,6)],index:i(p(5,6)),distance:[0],cat:np,class:common,sem:[thing,loc],person:3,type:core,lex:pagina,lextype:full,case:nom,w:2,c_str:[head:[pathlist:[p(5,6)],pos:noun,txt:pagina,lex:pagina,case:nom,gender:fem,class:common,ab:no,number:sing,sem:[thing,loc]],adjp:[cat:adjp,pathlist:[p(4,5)],distance:[0],hp:[p(4,5)],case:nom,number:sing,gender:fem,lex:meus,type:poss,w:1,c_str:meus]]],object:[pathlist:[p(0,1),p(2,3),p(6,7)],hp:[p(6,7)],index:i(p(6,7)),distance:[3],cat:np,class:common,sem:[thing],number:pl,person:3,gender:fem,type:core,lex:dirae,lextype:full,case:acc,w:3,c_str:[head:[pathlist:[p(6,7)],pos:noun,txt:diras,lex:dirae,case:acc,gender:fem,class:common,ab:mm,number:pl,sem:[thing]],adjp:[cat:adjp,pathlist:[p(0,1),p(2,3)],distance:[1],hp:[p(2,3)],case:acc,number:pl,gender:fem,lex:fatalis,type:std,w:2,c_str:[hic,fatalis]]]],dative_of_interest:[pathlist:[p(1,2)],hp:[p(1,2)],index:i(p(1,2)),distance:[0],cat:np,sem:[hum],class:proper,lex:pp2sg,number:sing,person:2,gender:or([masc,fem]),type:core,case:dat,w:1,c_str:pp2sg]]</text:p>
      <text:p text:style-name="Preformatted_20_Text"/>
      <text:p text:style-name="Preformatted_20_Text"><text:s text:c="4"/>illocutionary_force:statement</text:p>
      <text:p text:style-name="Preformatted_20_Text"><text:s text:c="4"/>vg</text:p>
      <text:p text:style-name="Preformatted_20_Text"><text:s text:c="8"/>selected_reading:cano_sing</text:p>
      <text:p text:style-name="Preformatted_20_Text"><text:s text:c="8"/>polarity:pos</text:p>
      <text:p text:style-name="Preformatted_20_Text"><text:s text:c="8"/>cat:vg</text:p>
      <text:p text:style-name="Preformatted_20_Text"><text:s text:c="8"/>* cecinit * </text:p>
      <text:p text:style-name="Preformatted_20_Text"><text:s text:c="8"/>pos:v</text:p>
      <text:p text:style-name="Preformatted_20_Text"><text:s text:c="8"/>lex:cane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fem</text:p>
      <text:p text:style-name="Preformatted_20_Text"><text:s text:c="8"/>* mea * * pagina * </text:p>
      <text:p text:style-name="Preformatted_20_Text"><text:s text:c="8"/>index:i(p(5,6))</text:p>
      <text:p text:style-name="Preformatted_20_Text"><text:s text:c="8"/>cat:np</text:p>
      <text:p text:style-name="Preformatted_20_Text"><text:s text:c="8"/>sem:[thing,loc]</text:p>
      <text:p text:style-name="Preformatted_20_Text"><text:s text:c="8"/>person:3</text:p>
      <text:p text:style-name="Preformatted_20_Text"><text:s text:c="8"/>lex:pagina</text:p>
      <text:p text:style-name="Preformatted_20_Text"><text:s text:c="8"/>case:nom</text:p>
      <text:p text:style-name="Preformatted_20_Text"><text:s text:c="8"/>c_str</text:p>
      <text:p text:style-name="Preformatted_20_Text"><text:s text:c="12"/>head</text:p>
      <text:p text:style-name="Preformatted_20_Text"><text:s text:c="16"/>* pagina * </text:p>
      <text:p text:style-name="Preformatted_20_Text"><text:s text:c="16"/>pos:noun</text:p>
      <text:p text:style-name="Preformatted_20_Text"><text:s text:c="16"/>lex:pagina</text:p>
      <text:p text:style-name="Preformatted_20_Text"><text:s text:c="16"/>case:nom</text:p>
      <text:p text:style-name="Preformatted_20_Text"><text:s text:c="16"/>gender:fem</text:p>
      <text:p text:style-name="Preformatted_20_Text"><text:s text:c="16"/>number:sing</text:p>
      <text:p text:style-name="Preformatted_20_Text"><text:s text:c="16"/>sem:[thing,loc]</text:p>
      <text:p text:style-name="Preformatted_20_Text"><text:s text:c="12"/>adjp</text:p>
      <text:p text:style-name="Preformatted_20_Text"><text:s text:c="16"/>cat:adjp</text:p>
      <text:p text:style-name="Preformatted_20_Text"><text:s text:c="16"/>* mea * </text:p>
      <text:p text:style-name="Preformatted_20_Text"><text:s text:c="16"/>case:nom</text:p>
      <text:p text:style-name="Preformatted_20_Text"><text:s text:c="16"/>number:sing</text:p>
      <text:p text:style-name="Preformatted_20_Text"><text:s text:c="16"/>gender:fem</text:p>
      <text:p text:style-name="Preformatted_20_Text"><text:s text:c="16"/>lex:meus</text:p>
      <text:p text:style-name="Preformatted_20_Text"><text:s text:c="16"/>c_str</text:p>
      <text:p text:style-name="Preformatted_20_Text"><text:soft-page-break/><text:s text:c="16"/>meus</text:p>
      <text:p text:style-name="Preformatted_20_Text"><text:s text:c="4"/>object</text:p>
      <text:p text:style-name="Preformatted_20_Text"><text:s text:c="8"/>* has * * fatalis * * diras * </text:p>
      <text:p text:style-name="Preformatted_20_Text"><text:s text:c="8"/>index:i(p(6,7))</text:p>
      <text:p text:style-name="Preformatted_20_Text"><text:s text:c="8"/>cat:np</text:p>
      <text:p text:style-name="Preformatted_20_Text"><text:s text:c="8"/>sem:[thing]</text:p>
      <text:p text:style-name="Preformatted_20_Text"><text:s text:c="8"/>number:pl</text:p>
      <text:p text:style-name="Preformatted_20_Text"><text:s text:c="8"/>person:3</text:p>
      <text:p text:style-name="Preformatted_20_Text"><text:s text:c="8"/>gender:fem</text:p>
      <text:p text:style-name="Preformatted_20_Text"><text:s text:c="8"/>lex:dirae</text:p>
      <text:p text:style-name="Preformatted_20_Text"><text:s text:c="8"/>case:acc</text:p>
      <text:p text:style-name="Preformatted_20_Text"><text:s text:c="8"/>c_str</text:p>
      <text:p text:style-name="Preformatted_20_Text"><text:s text:c="12"/>head</text:p>
      <text:p text:style-name="Preformatted_20_Text"><text:s text:c="16"/>* diras * </text:p>
      <text:p text:style-name="Preformatted_20_Text"><text:s text:c="16"/>pos:noun</text:p>
      <text:p text:style-name="Preformatted_20_Text"><text:s text:c="16"/>lex:dirae</text:p>
      <text:p text:style-name="Preformatted_20_Text"><text:s text:c="16"/>case:acc</text:p>
      <text:p text:style-name="Preformatted_20_Text"><text:s text:c="16"/>gender:fem</text:p>
      <text:p text:style-name="Preformatted_20_Text"><text:s text:c="16"/>number:pl</text:p>
      <text:p text:style-name="Preformatted_20_Text"><text:s text:c="16"/>sem:[thing]</text:p>
      <text:p text:style-name="Preformatted_20_Text"><text:s text:c="12"/>adjp</text:p>
      <text:p text:style-name="Preformatted_20_Text"><text:s text:c="16"/>cat:adjp</text:p>
      <text:p text:style-name="Preformatted_20_Text"><text:s text:c="16"/>* has * * fatalis * </text:p>
      <text:p text:style-name="Preformatted_20_Text"><text:s text:c="16"/>case:acc</text:p>
      <text:p text:style-name="Preformatted_20_Text"><text:s text:c="16"/>number:pl</text:p>
      <text:p text:style-name="Preformatted_20_Text"><text:s text:c="16"/>gender:fem</text:p>
      <text:p text:style-name="Preformatted_20_Text"><text:s text:c="16"/>lex:fatalis</text:p>
      <text:p text:style-name="Preformatted_20_Text"><text:s text:c="16"/>c_str</text:p>
      <text:p text:style-name="Preformatted_20_Text"><text:s text:c="20"/>hic</text:p>
      <text:p text:style-name="Preformatted_20_Text"><text:s text:c="20"/>fatalis</text:p>
      <text:p text:style-name="Preformatted_20_Text"><text:s text:c="4"/>dative_of_interest</text:p>
      <text:p text:style-name="Preformatted_20_Text"><text:s text:c="8"/>* tibi * </text:p>
      <text:p text:style-name="Preformatted_20_Text"><text:s text:c="8"/>index:i(p(1,2))</text:p>
      <text:p text:style-name="Preformatted_20_Text"><text:s text:c="8"/>cat:np</text:p>
      <text:p text:style-name="Preformatted_20_Text"><text:s text:c="8"/>sem:[hum]</text:p>
      <text:p text:style-name="Preformatted_20_Text"><text:s text:c="8"/>lex:pp2sg</text:p>
      <text:p text:style-name="Preformatted_20_Text"><text:s text:c="8"/>number:sing</text:p>
      <text:p text:style-name="Preformatted_20_Text"><text:s text:c="8"/>person:2</text:p>
      <text:p text:style-name="Preformatted_20_Text"><text:s text:c="8"/>gender:or([masc,fem])</text:p>
      <text:p text:style-name="Preformatted_20_Text"><text:s text:c="8"/>case:dat</text:p>
      <text:p text:style-name="Preformatted_20_Text"><text:s text:c="8"/>c_str</text:p>
      <text:p text:style-name="Preformatted_20_Text"><text:s text:c="8"/>pp2sg</text:p>
      <text:p text:style-name="Preformatted_20_Text"/>
      <text:p text:style-name="Preformatted_20_Text"/>
      <text:p text:style-name="Preformatted_20_Text"/>
      <text:p text:style-name="Preformatted_20_Text"/>
      <text:p text:style-name="Preformatted_20_Text"/>
      <text:p text:style-name="P12">Comment : parse OK</text:p>
      <text:p text:style-name="P19"/>
      <text:p text:style-name="P4">% 109 Propertius El III 25 18.</text:p>
      <text:h text:style-name="Heading_20_3" text:outline-level="3">Euentum formae disce timere tuae.</text:h>
      <text:p text:style-name="Text_20_body"/>
      <text:p text:style-name="Preformatted_20_Text">[0/euentum,1/formae,2/disce,3/timere,4/tuae,endpos(5)]</text:p>
      <text:p text:style-name="Preformatted_20_Text">cputime : 0.3125</text:p>
      <text:p text:style-name="Preformatted_20_Text"/>
      <text:p text:style-name="Preformatted_20_Text">5---&gt;</text:p>
      <text:p text:style-name="Preformatted_20_Text">[illocutionary_force:statement,vg:[selected_reading:disco_learn,polarity:pos,cat:vg,pathlist:[p(2,3)],hp:[p(2,3)],gender:_6936,w:0,pos:v,class:tr_cod,type:finite,lex:discere,voice:act,txt:disce,tense:present,kind:std,mood:imperative,number:sing,person:2],subject:[source:context_retrievable,number:sing,gender:or([masc,fem]),person:2,cat:np,index:i(0,0),constraints_to_be_met:[sem:[hum]],distance:[0],pathlist:[],case:nom,w:0],object:[cat:pred,type:nonfinite_i,mood:infinitive,tense:present,class:m,pathlist:[p(0,1),p(1,2),p(3,4),p(4,5)],distance:[2],number:_7432,gender:_7444,person:_7456,case:or([nom,acc]),sem:_7496,polarity:pos,gap:_7520,w:6,flagint:no,c_str:[vg:[selected_reading:timeo_fear,polarity:pos,cat:vg,pathlist:[p(3,4)],hp:[p(3,4)],gender:_7658,w:0,pos:v,class:tr_cod,type:nonfinite,lex:timere,voice:act,txt:timere,tense:present,kind:std,mood:infinitive,number:_7790,person:_7802],object:[pathlist:[p(0,1),p(1,2),p(4,5)],hp:[p(0,1)],index:i(p(0,1)),distance:[2],cat:np,sem:[thing,abstract],class:common,lextype:full,number:sing,person:3,gender:masc,type:full,lex:euentus,case:acc,w:5,c_str:[[pathlist:[p(0,1)],hp:[p(0,1)],index:i(p(0,1)),distance:[0],cat:np,sem:[thing,abstract],class:common,lextype:full,origin:noun,number:sing,person:3,gender:masc,type:core,lex:euentus,txt:euentum,case:acc,w:1,c_str:euentum],arg:[pathlist:[p(1,2),p(4,5)],hp:[p(1,2)],index:i(p(1,2)),distance:[2],cat:np,class:common,sem:[thing,abstract],number:sing,person:3,gender:fem,type:core,lex:forma,lextype:full,case:gen,w:2,c_str:[head:[pathlist:[p(1,2)],pos:noun,txt:formae,lex:forma,case:gen,gender:fem,class:common,ab:mm,number:sing,sem:[thing,abstract]],adjp:[cat:adjp,pathlist:[p(4,5)],distance:[0],hp:[p(4,5)],case:gen,number:sing,gender:fem,lex:tuus,type:poss,w:1,c_str:tuus]]]]]]]]</text:p>
      <text:p text:style-name="Preformatted_20_Text"/>
      <text:p text:style-name="Preformatted_20_Text"><text:s text:c="4"/>illocutionary_force:statement</text:p>
      <text:p text:style-name="Preformatted_20_Text"><text:s text:c="4"/>vg</text:p>
      <text:p text:style-name="Preformatted_20_Text"><text:s text:c="8"/>selected_reading:disco_learn</text:p>
      <text:p text:style-name="Preformatted_20_Text"><text:s text:c="8"/>polarity:pos</text:p>
      <text:p text:style-name="Preformatted_20_Text"><text:s text:c="8"/>cat:vg</text:p>
      <text:p text:style-name="Preformatted_20_Text"><text:s text:c="8"/>* disce * </text:p>
      <text:p text:style-name="Preformatted_20_Text"><text:s text:c="8"/>pos:v</text:p>
      <text:p text:style-name="Preformatted_20_Text"><text:s text:c="8"/>lex:discere</text:p>
      <text:p text:style-name="Preformatted_20_Text"><text:s text:c="8"/>voice:act</text:p>
      <text:p text:style-name="Preformatted_20_Text"><text:s text:c="8"/>tense:present</text:p>
      <text:p text:style-name="Preformatted_20_Text"><text:s text:c="8"/>mood:imper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resent</text:p>
      <text:p text:style-name="Preformatted_20_Text"><text:s text:c="8"/>* euentum * * formae * * timere * * tuae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timeo_fear</text:p>
      <text:p text:style-name="Preformatted_20_Text"><text:s text:c="16"/>polarity:pos</text:p>
      <text:p text:style-name="Preformatted_20_Text"><text:s text:c="16"/>cat:vg</text:p>
      <text:p text:style-name="Preformatted_20_Text"><text:s text:c="16"/>* timere * </text:p>
      <text:p text:style-name="Preformatted_20_Text"><text:soft-page-break/><text:s text:c="16"/>pos:v</text:p>
      <text:p text:style-name="Preformatted_20_Text"><text:s text:c="16"/>lex:time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euentum * * formae * * tuae * </text:p>
      <text:p text:style-name="Preformatted_20_Text"><text:s text:c="16"/>index:i(p(0,1))</text:p>
      <text:p text:style-name="Preformatted_20_Text"><text:s text:c="16"/>cat:np</text:p>
      <text:p text:style-name="Preformatted_20_Text"><text:s text:c="16"/>sem:[thing,abstract]</text:p>
      <text:p text:style-name="Preformatted_20_Text"><text:s text:c="16"/>number:sing</text:p>
      <text:p text:style-name="Preformatted_20_Text"><text:s text:c="16"/>person:3</text:p>
      <text:p text:style-name="Preformatted_20_Text"><text:s text:c="16"/>gender:masc</text:p>
      <text:p text:style-name="Preformatted_20_Text"><text:s text:c="16"/>lex:euentus</text:p>
      <text:p text:style-name="Preformatted_20_Text"><text:s text:c="16"/>case:acc</text:p>
      <text:p text:style-name="Preformatted_20_Text"><text:s text:c="16"/>c_str</text:p>
      <text:p text:style-name="Preformatted_20_Text"><text:s text:c="24"/>* euentum * </text:p>
      <text:p text:style-name="Preformatted_20_Text"><text:s text:c="24"/>index:i(p(0,1))</text:p>
      <text:p text:style-name="Preformatted_20_Text"><text:s text:c="24"/>cat:np</text:p>
      <text:p text:style-name="Preformatted_20_Text"><text:s text:c="24"/>sem:[thing,abstract]</text:p>
      <text:p text:style-name="Preformatted_20_Text"><text:s text:c="24"/>number:sing</text:p>
      <text:p text:style-name="Preformatted_20_Text"><text:s text:c="24"/>person:3</text:p>
      <text:p text:style-name="Preformatted_20_Text"><text:s text:c="24"/>gender:masc</text:p>
      <text:p text:style-name="Preformatted_20_Text"><text:s text:c="24"/>lex:euentus</text:p>
      <text:p text:style-name="Preformatted_20_Text"><text:s text:c="24"/>case:acc</text:p>
      <text:p text:style-name="Preformatted_20_Text"><text:s text:c="24"/>c_str</text:p>
      <text:p text:style-name="Preformatted_20_Text"><text:s text:c="24"/>euentum</text:p>
      <text:p text:style-name="Preformatted_20_Text"><text:s text:c="20"/>arg</text:p>
      <text:p text:style-name="Preformatted_20_Text"><text:s text:c="24"/>* formae * * tuae * </text:p>
      <text:p text:style-name="Preformatted_20_Text"><text:s text:c="24"/>index:i(p(1,2))</text:p>
      <text:p text:style-name="Preformatted_20_Text"><text:s text:c="24"/>cat:np</text:p>
      <text:p text:style-name="Preformatted_20_Text"><text:s text:c="24"/>sem:[thing,abstract]</text:p>
      <text:p text:style-name="Preformatted_20_Text"><text:s text:c="24"/>number:sing</text:p>
      <text:p text:style-name="Preformatted_20_Text"><text:s text:c="24"/>person:3</text:p>
      <text:p text:style-name="Preformatted_20_Text"><text:s text:c="24"/>gender:fem</text:p>
      <text:p text:style-name="Preformatted_20_Text"><text:s text:c="24"/>lex:forma</text:p>
      <text:p text:style-name="Preformatted_20_Text"><text:s text:c="24"/>case:gen</text:p>
      <text:p text:style-name="Preformatted_20_Text"><text:s text:c="24"/>c_str</text:p>
      <text:p text:style-name="Preformatted_20_Text"><text:s text:c="28"/>head</text:p>
      <text:p text:style-name="Preformatted_20_Text"><text:s text:c="32"/>* formae * </text:p>
      <text:p text:style-name="Preformatted_20_Text"><text:s text:c="32"/>pos:noun</text:p>
      <text:p text:style-name="Preformatted_20_Text"><text:s text:c="32"/>lex:forma</text:p>
      <text:p text:style-name="Preformatted_20_Text"><text:s text:c="32"/>case:gen</text:p>
      <text:p text:style-name="Preformatted_20_Text"><text:s text:c="32"/>gender:fem</text:p>
      <text:p text:style-name="Preformatted_20_Text"><text:s text:c="32"/>number:sing</text:p>
      <text:p text:style-name="Preformatted_20_Text"><text:s text:c="32"/>sem:[thing,abstract]</text:p>
      <text:p text:style-name="Preformatted_20_Text"><text:s text:c="28"/>adjp</text:p>
      <text:p text:style-name="Preformatted_20_Text"><text:s text:c="32"/>cat:adjp</text:p>
      <text:p text:style-name="Preformatted_20_Text"><text:s text:c="32"/>* tuae * </text:p>
      <text:p text:style-name="Preformatted_20_Text"><text:s text:c="32"/>case:gen</text:p>
      <text:p text:style-name="Preformatted_20_Text"><text:s text:c="32"/>number:sing</text:p>
      <text:p text:style-name="Preformatted_20_Text"><text:s text:c="32"/>gender:fem</text:p>
      <text:p text:style-name="Preformatted_20_Text"><text:s text:c="32"/>lex:tuus</text:p>
      <text:p text:style-name="Preformatted_20_Text"><text:s text:c="32"/>c_str</text:p>
      <text:p text:style-name="Preformatted_20_Text"><text:s text:c="32"/>tuus</text:p>
      <text:p text:style-name="Preformatted_20_Text"/>
      <text:p text:style-name="Preformatted_20_Text"/>
      <text:p text:style-name="P12">Comment : parse OK</text:p>
      <text:p text:style-name="Preformatted_20_Text"/>
      <text:p text:style-name="Preformatted_20_Text"/>
      <text:p text:style-name="Preformatted_20_Text"/>
      <text:p text:style-name="P13"/>
      <text:p text:style-name="P4">% 110 adapted from Propertius El III 20 1-2.</text:p>
      <text:h text:style-name="Heading_20_3" text:outline-level="3">Credis iam tuae meminisse figurae quem uidisti a lecto dare uela tuo.</text:h>
      <text:p text:style-name="Preformatted_20_Text"/>
      <text:p text:style-name="Preformatted_20_Text">[0/credis,1/iam,2/tuae,3/meminisse,4/figurae,5/quem,6/uidisti,7/a,8/lecto,9/dare,10/uela,11/tuo,endpos(12)]</text:p>
      <text:p text:style-name="Preformatted_20_Text">cputime : 133.0</text:p>
      <text:p text:style-name="Preformatted_20_Text"/>
      <text:p text:style-name="Preformatted_20_Text">19---&gt;</text:p>
      <text:p text:style-name="Preformatted_20_Text">[illocutionary_force:statement,vg:[selected_reading:credo_believe_that,polarity:pos,cat:vg,pathlist:[p(0,1)],hp:[p(0,1)],gender:_18798,w:0,pos:v,class:tr_inf,type:finite,lex:credere,voice:act,txt:credis,tense:present,kind:std,mood:indicative,number:sing,person:2],subject:[source:context_retrievable,number:sing,gender:or([masc,fem]),person:2,cat:np,index:i(0,0),constraints_to_be_met:[sem:[hum]],distance:[0],pathlist:[],case:nom,w:0],object:[cat:pred,type:nonfinite,mood:infinitive,tense:perfect,class:m,pathlist:[p(1,2),p(2,3),p(3,4),p(4,5),p(5,6),p(6,7),p(7,8),p(8,9),p(9,10),p(10,11),p(11,12)],distance:[3],number:sing,gender:neuter,case:or([nom,acc]),person:3,polarity:pos,argbound:no,gap:_19466,w:21,flagint:no,c_str:[vg:[selected_reading:memini_remember,polarity:pos,cat:vg,pathlist:[p(3,4)],hp:[p(3,4)],gender:masc,w:0,pos:v,class:tr_cod,type:nonfinite,lex:memini,voice:act,txt:meminisse,tense:perfect,kind:std,mood:infinitive,number:sing,person:_19748],subject:[number:sing,gender:masc,pathlist:[p(5,6),p(6,7),p(7,8),p(8,9),p(9,10),p(10,11),p(11,12)],hp:[],distance:[2],cat:np,type:full,class:common,index:dummy_np,sem:[hum],person:3,case:or([nom,acc,dat]),lex:dummy_np,w:13,c_str:[head:[lex:dummy_np,number:sing,gender:masc,person:3,index:_20088,constraints_to_be_met:[number:sing,gender:masc,person:3,case:acc,index:dummy_np]],rel_clause:[pathlist:[p(5,6),p(6,7),p(7,8),p(8,9),p(9,10),p(10,11),p(11,12)],distance:[2],gap:[gap:[type:np,index:dummy_np,function:subject,subject:[e:dummy_np],constraints:[number:sing,gender:masc,person:3,case:acc,index:dummy_np]]],index:dummy_np,number:sing,gender:masc,case:acc,person:_20358,reltype:restrictive,type:finite,mood:indicative,tense:perfect,constraints:[number:sing,gender:masc,person:3,case:acc,index:dummy_np],w:13,c_str:[illocutionary_force:statement,vg:[selected_reading:uideo_see,polarity:pos,cat:vg,pathlist:[p(6,7)],hp:[p(6,7)],gender:_20556,w:0,pos:v,class:tr_cod,type:finite,lex:uidere,voice:act,txt:uidisti,tense:perfect,kind:std,mood:indicative,number:sing,person:2],subject:[source:context_retrievable,number:sing,gender:or([masc,fem]),person:2,cat:np,index:i(0,0),constraints_to_be_met:[sem:[hum]],distance:[0],pathlist:[],case:nom,w:0],object:[cat:pred,type:nonfinite,mood:infinitive,tense:present,class:m,pathlist:[p(7,8),p(8,9),p(9,10),p(10,11),p(11,12)],distance:[2],number:sing,gender:neuter,case:or([nom,acc]),person:3,polarity:pos,argbound:no,gap:[gap:[type:np,index:dummy_np,function:subject,subject:[e:dummy_np],constraints:[number:sing,gender:masc,person:3,case:acc,index:dummy_np]]],w:12,flagint:no,c_str:[vg:[selected_reading:uela_do_set_sail,polarity:pos,cat:vg,pathlist:[p(9,10)],hp:[p(9,10)],gender:masc,w:0,pos:v,class:tr_cod_coi,type:nonfinite,lex:dare,voice:act,txt:dare,tense:present,kind:std,mood:infinitive,number:sing,person:_21404],subject:[index:dummy_np],object:[pathlist:[p(10,11)],hp:[p(10,11)],index:i(p(10,11)),distance:[0],cat:np,sem:[thing],class:common,lextype:full,origin:noun,number:pl,person:3,gender:neuter,type:core,lex:uelum,txt:uela,case:acc,w:1,c_str:uela],prep_cplt:[pathlist:[p(7,8),p(8,9),p(11,12)],hp:[p(8,9)],distance:[2],index:i(p(8,9)),case:abl,prep:ab,sem:[loc,thing],lex:lectus,w:2,type:core,cat:pp,c_str:[prep:ab,head:[pathlist:[p(8,9),p(11,12)],hp:[p(8,9)],index:i(p(8,9)),distance:[2],cat:np,class:common,sem:[loc,thing],number:sing,person:3,gender:masc,type:core,lex:lectus,lextype:full,case:abl,w:2,c_str:[head:[pathlist:[p(8,9)],pos:noun,txt:lecto,lex:lectus,case:abl,gender:masc,class:common,ab:no,number:sing,sem:[loc,thing]],adjp:[cat:adjp,pathlist:[p(11,12)],distance:[0],hp:[p(11,12)],case:abl,number:sing,gender:masc,lex:tuus,type:poss,w:1,c_str:tuus]]]]]]]]]]],object:[pathlist:[p(2,3),p(4,5)],hp:[p(4,5)],index:i(p(4,5)),distance:[1],cat:np,class:common,sem:[thing],number:sing,person:3,gender:fem,type:core,lex:figura,lextype:full,case:gen,w:2,c_str:[head:[pathlist:[p(4,5)],pos:noun,txt:figurae,lex:figura,case:gen,gender:fem,class:common,ab:no,number:sing,sem:[thing]],adjp:[cat:adjp,pathlist:[p(2,3)],distance:[0],hp:[p(2,3)],case:gen,number:sing,gender:fem,lex:tuus,type:poss,w:1,c_str:tuus]]],adverbial_adjunct:[cat:advp,pathlist:[p(1,2)],distance:[0],type:vpbound,lex:iam,sem:time,w:1,c_str:[head:iam]]]]]</text:p>
      <text:p text:style-name="Preformatted_20_Text"/>
      <text:p text:style-name="Preformatted_20_Text"><text:s text:c="4"/>illocutionary_force:statement</text:p>
      <text:p text:style-name="Preformatted_20_Text"><text:s text:c="4"/>vg</text:p>
      <text:p text:style-name="Preformatted_20_Text"><text:s text:c="8"/>selected_reading:credo_believe_that</text:p>
      <text:p text:style-name="Preformatted_20_Text"><text:s text:c="8"/>polarity:pos</text:p>
      <text:p text:style-name="Preformatted_20_Text"><text:s text:c="8"/>cat:vg</text:p>
      <text:p text:style-name="Preformatted_20_Text"><text:s text:c="8"/>* credis * </text:p>
      <text:p text:style-name="Preformatted_20_Text"><text:s text:c="8"/>pos:v</text:p>
      <text:p text:style-name="Preformatted_20_Text"><text:s text:c="8"/>lex:credere</text:p>
      <text:p text:style-name="Preformatted_20_Text"><text:soft-page-break/><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2</text:p>
      <text:p text:style-name="Preformatted_20_Text"><text:s text:c="4"/>subject</text:p>
      <text:p text:style-name="Preformatted_20_Text"><text:s text:c="8"/>source:context_retrievable</text:p>
      <text:p text:style-name="Preformatted_20_Text"><text:s text:c="8"/>number:sing</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mood:infinitive</text:p>
      <text:p text:style-name="Preformatted_20_Text"><text:s text:c="8"/>tense:perfect</text:p>
      <text:p text:style-name="Preformatted_20_Text"><text:s text:c="8"/>* iam * * tuae * * meminisse * * figurae * * quem * * uidisti * * a * * lecto * * dare * * uela * * tuo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memini_remember</text:p>
      <text:p text:style-name="Preformatted_20_Text"><text:s text:c="16"/>polarity:pos</text:p>
      <text:p text:style-name="Preformatted_20_Text"><text:s text:c="16"/>cat:vg</text:p>
      <text:p text:style-name="Preformatted_20_Text"><text:s text:c="16"/>* meminisse * </text:p>
      <text:p text:style-name="Preformatted_20_Text"><text:s text:c="16"/>gender:masc</text:p>
      <text:p text:style-name="Preformatted_20_Text"><text:s text:c="16"/>pos:v</text:p>
      <text:p text:style-name="Preformatted_20_Text"><text:s text:c="16"/>lex:memini</text:p>
      <text:p text:style-name="Preformatted_20_Text"><text:s text:c="16"/>voice:act</text:p>
      <text:p text:style-name="Preformatted_20_Text"><text:s text:c="16"/>tense:perfect</text:p>
      <text:p text:style-name="Preformatted_20_Text"><text:s text:c="16"/>mood:infinitive</text:p>
      <text:p text:style-name="Preformatted_20_Text"><text:s text:c="16"/>number:sing</text:p>
      <text:p text:style-name="Preformatted_20_Text"><text:s text:c="12"/>subject</text:p>
      <text:p text:style-name="Preformatted_20_Text"><text:s text:c="16"/>number:sing</text:p>
      <text:p text:style-name="Preformatted_20_Text"><text:s text:c="16"/>gender:masc</text:p>
      <text:p text:style-name="Preformatted_20_Text"><text:s text:c="16"/>* quem * * uidisti * * a * * lecto * * dare * * uela * * tuo * </text:p>
      <text:p text:style-name="Preformatted_20_Text"><text:s text:c="16"/>cat:np</text:p>
      <text:p text:style-name="Preformatted_20_Text"><text:s text:c="16"/>index:dummy_np</text:p>
      <text:p text:style-name="Preformatted_20_Text"><text:s text:c="16"/>sem:[hum]</text:p>
      <text:p text:style-name="Preformatted_20_Text"><text:s text:c="16"/>person:3</text:p>
      <text:p text:style-name="Preformatted_20_Text"><text:s text:c="16"/>case:or([nom,acc,dat])</text:p>
      <text:p text:style-name="Preformatted_20_Text"><text:s text:c="16"/>lex:dummy_np</text:p>
      <text:p text:style-name="Preformatted_20_Text"><text:s text:c="16"/>c_str</text:p>
      <text:p text:style-name="Preformatted_20_Text"><text:s text:c="20"/>head</text:p>
      <text:p text:style-name="Preformatted_20_Text"><text:s text:c="24"/>lex:dummy_np</text:p>
      <text:p text:style-name="Preformatted_20_Text"><text:s text:c="24"/>number:sing</text:p>
      <text:p text:style-name="Preformatted_20_Text"><text:s text:c="24"/>gender:masc</text:p>
      <text:p text:style-name="Preformatted_20_Text"><text:s text:c="24"/>person:3</text:p>
      <text:p text:style-name="Preformatted_20_Text"><text:s text:c="24"/>constraints_to_be_met:[number:sing,gender:masc,person:3,case:acc,index:dummy_np]</text:p>
      <text:p text:style-name="Preformatted_20_Text"><text:s text:c="20"/>rel_clause</text:p>
      <text:p text:style-name="Preformatted_20_Text"><text:s text:c="24"/>* quem * * uidisti * * a * * lecto * * dare * * uela * * tuo * </text:p>
      <text:p text:style-name="Preformatted_20_Text"><text:s text:c="24"/>index:dummy_np</text:p>
      <text:p text:style-name="Preformatted_20_Text"><text:s text:c="24"/>number:sing</text:p>
      <text:p text:style-name="Preformatted_20_Text"><text:s text:c="24"/>gender:masc</text:p>
      <text:p text:style-name="Preformatted_20_Text"><text:s text:c="24"/>case:acc</text:p>
      <text:p text:style-name="Preformatted_20_Text"><text:s text:c="24"/>reltype:restrictive</text:p>
      <text:p text:style-name="Preformatted_20_Text"><text:s text:c="24"/>mood:indicative</text:p>
      <text:p text:style-name="Preformatted_20_Text"><text:s text:c="24"/>tense:perfect</text:p>
      <text:p text:style-name="Preformatted_20_Text"><text:s text:c="24"/>c_str</text:p>
      <text:p text:style-name="Preformatted_20_Text"><text:soft-page-break/><text:s text:c="28"/>illocutionary_force:statement</text:p>
      <text:p text:style-name="Preformatted_20_Text"><text:s text:c="28"/>vg</text:p>
      <text:p text:style-name="Preformatted_20_Text"><text:s text:c="32"/>selected_reading:uideo_see</text:p>
      <text:p text:style-name="Preformatted_20_Text"><text:s text:c="32"/>polarity:pos</text:p>
      <text:p text:style-name="Preformatted_20_Text"><text:s text:c="32"/>cat:vg</text:p>
      <text:p text:style-name="Preformatted_20_Text"><text:s text:c="32"/>* uidisti * </text:p>
      <text:p text:style-name="Preformatted_20_Text"><text:s text:c="32"/>pos:v</text:p>
      <text:p text:style-name="Preformatted_20_Text"><text:s text:c="32"/>lex:uidere</text:p>
      <text:p text:style-name="Preformatted_20_Text"><text:s text:c="32"/>voice:act</text:p>
      <text:p text:style-name="Preformatted_20_Text"><text:s text:c="32"/>tense:perfect</text:p>
      <text:p text:style-name="Preformatted_20_Text"><text:s text:c="32"/>mood:indicative</text:p>
      <text:p text:style-name="Preformatted_20_Text"><text:s text:c="32"/>number:sing</text:p>
      <text:p text:style-name="Preformatted_20_Text"><text:s text:c="32"/>person:2</text:p>
      <text:p text:style-name="Preformatted_20_Text"><text:s text:c="28"/>subject</text:p>
      <text:p text:style-name="Preformatted_20_Text"><text:s text:c="32"/>source:context_retrievable</text:p>
      <text:p text:style-name="Preformatted_20_Text"><text:s text:c="32"/>number:sing</text:p>
      <text:p text:style-name="Preformatted_20_Text"><text:s text:c="32"/>gender:or([masc,fem])</text:p>
      <text:p text:style-name="Preformatted_20_Text"><text:s text:c="32"/>person:2</text:p>
      <text:p text:style-name="Preformatted_20_Text"><text:s text:c="32"/>cat:np</text:p>
      <text:p text:style-name="Preformatted_20_Text"><text:s text:c="32"/>index:i(0,0)</text:p>
      <text:p text:style-name="Preformatted_20_Text"><text:s text:c="32"/>constraints_to_be_met:[sem:[hum]]</text:p>
      <text:p text:style-name="Preformatted_20_Text"><text:s text:c="32"/>case:nom</text:p>
      <text:p text:style-name="Preformatted_20_Text"><text:s text:c="28"/>object</text:p>
      <text:p text:style-name="Preformatted_20_Text"><text:s text:c="32"/>cat:pred</text:p>
      <text:p text:style-name="Preformatted_20_Text"><text:s text:c="32"/>mood:infinitive</text:p>
      <text:p text:style-name="Preformatted_20_Text"><text:s text:c="32"/>tense:present</text:p>
      <text:p text:style-name="Preformatted_20_Text"><text:s text:c="32"/>* a * * lecto * * dare * * uela * * tuo * </text:p>
      <text:p text:style-name="Preformatted_20_Text"><text:s text:c="32"/>number:sing</text:p>
      <text:p text:style-name="Preformatted_20_Text"><text:s text:c="32"/>gender:neuter</text:p>
      <text:p text:style-name="Preformatted_20_Text"><text:s text:c="32"/>case:or([nom,acc])</text:p>
      <text:p text:style-name="Preformatted_20_Text"><text:s text:c="32"/>person:3</text:p>
      <text:p text:style-name="Preformatted_20_Text"><text:s text:c="32"/>polarity:pos</text:p>
      <text:p text:style-name="Preformatted_20_Text"><text:s text:c="32"/>c_str</text:p>
      <text:p text:style-name="Preformatted_20_Text"><text:s text:c="36"/>vg</text:p>
      <text:p text:style-name="Preformatted_20_Text"><text:s text:c="40"/>selected_reading:uela_do_set_sail</text:p>
      <text:p text:style-name="Preformatted_20_Text"><text:s text:c="40"/>polarity:pos</text:p>
      <text:p text:style-name="Preformatted_20_Text"><text:s text:c="40"/>cat:vg</text:p>
      <text:p text:style-name="Preformatted_20_Text"><text:s text:c="40"/>* dare * </text:p>
      <text:p text:style-name="Preformatted_20_Text"><text:s text:c="40"/>gender:masc</text:p>
      <text:p text:style-name="Preformatted_20_Text"><text:s text:c="40"/>pos:v</text:p>
      <text:p text:style-name="Preformatted_20_Text"><text:s text:c="40"/>lex:dare</text:p>
      <text:p text:style-name="Preformatted_20_Text"><text:s text:c="40"/>voice:act</text:p>
      <text:p text:style-name="Preformatted_20_Text"><text:s text:c="40"/>tense:present</text:p>
      <text:p text:style-name="Preformatted_20_Text"><text:s text:c="40"/>mood:infinitive</text:p>
      <text:p text:style-name="Preformatted_20_Text"><text:s text:c="40"/>number:sing</text:p>
      <text:p text:style-name="Preformatted_20_Text"><text:s text:c="36"/>subject</text:p>
      <text:p text:style-name="Preformatted_20_Text"><text:s text:c="40"/>index:dummy_np</text:p>
      <text:p text:style-name="Preformatted_20_Text"><text:s text:c="36"/>object</text:p>
      <text:p text:style-name="Preformatted_20_Text"><text:s text:c="40"/>* uela * </text:p>
      <text:p text:style-name="Preformatted_20_Text"><text:s text:c="40"/>index:i(p(10,11))</text:p>
      <text:p text:style-name="Preformatted_20_Text"><text:s text:c="40"/>cat:np</text:p>
      <text:p text:style-name="Preformatted_20_Text"><text:s text:c="40"/>sem:[thing]</text:p>
      <text:p text:style-name="Preformatted_20_Text"><text:s text:c="40"/>number:pl</text:p>
      <text:p text:style-name="Preformatted_20_Text"><text:s text:c="40"/>person:3</text:p>
      <text:p text:style-name="Preformatted_20_Text"><text:s text:c="40"/>gender:neuter</text:p>
      <text:p text:style-name="Preformatted_20_Text"><text:s text:c="40"/>lex:uelum</text:p>
      <text:p text:style-name="Preformatted_20_Text"><text:s text:c="40"/>case:acc</text:p>
      <text:p text:style-name="Preformatted_20_Text"><text:s text:c="40"/>c_str</text:p>
      <text:p text:style-name="Preformatted_20_Text"><text:s text:c="40"/>uela</text:p>
      <text:p text:style-name="Preformatted_20_Text"><text:s text:c="36"/>prep_cplt</text:p>
      <text:p text:style-name="Preformatted_20_Text"><text:s text:c="40"/>* a * * lecto * * tuo * </text:p>
      <text:p text:style-name="Preformatted_20_Text"><text:s text:c="40"/>index:i(p(8,9))</text:p>
      <text:p text:style-name="Preformatted_20_Text"><text:s text:c="40"/>case:abl</text:p>
      <text:p text:style-name="Preformatted_20_Text"><text:s text:c="40"/>prep:ab</text:p>
      <text:p text:style-name="Preformatted_20_Text"><text:soft-page-break/><text:s text:c="40"/>sem:[loc,thing]</text:p>
      <text:p text:style-name="Preformatted_20_Text"><text:s text:c="40"/>lex:lectus</text:p>
      <text:p text:style-name="Preformatted_20_Text"><text:s text:c="40"/>cat:pp</text:p>
      <text:p text:style-name="Preformatted_20_Text"><text:s text:c="40"/>c_str</text:p>
      <text:p text:style-name="Preformatted_20_Text"><text:s text:c="44"/>prep:ab</text:p>
      <text:p text:style-name="Preformatted_20_Text"><text:s text:c="44"/>head</text:p>
      <text:p text:style-name="Preformatted_20_Text"><text:s text:c="48"/>* lecto * * tuo * </text:p>
      <text:p text:style-name="Preformatted_20_Text"><text:s text:c="48"/>index:i(p(8,9))</text:p>
      <text:p text:style-name="Preformatted_20_Text"><text:s text:c="48"/>cat:np</text:p>
      <text:p text:style-name="Preformatted_20_Text"><text:s text:c="48"/>sem:[loc,thing]</text:p>
      <text:p text:style-name="Preformatted_20_Text"><text:s text:c="48"/>number:sing</text:p>
      <text:p text:style-name="Preformatted_20_Text"><text:s text:c="48"/>person:3</text:p>
      <text:p text:style-name="Preformatted_20_Text"><text:s text:c="48"/>gender:masc</text:p>
      <text:p text:style-name="Preformatted_20_Text"><text:s text:c="48"/>lex:lectus</text:p>
      <text:p text:style-name="Preformatted_20_Text"><text:s text:c="48"/>case:abl</text:p>
      <text:p text:style-name="Preformatted_20_Text"><text:s text:c="48"/>c_str</text:p>
      <text:p text:style-name="Preformatted_20_Text"><text:s text:c="52"/>head</text:p>
      <text:p text:style-name="Preformatted_20_Text"><text:s text:c="56"/>* lecto * </text:p>
      <text:p text:style-name="Preformatted_20_Text"><text:s text:c="56"/>pos:noun</text:p>
      <text:p text:style-name="Preformatted_20_Text"><text:s text:c="56"/>lex:lectus</text:p>
      <text:p text:style-name="Preformatted_20_Text"><text:s text:c="56"/>case:abl</text:p>
      <text:p text:style-name="Preformatted_20_Text"><text:s text:c="56"/>gender:masc</text:p>
      <text:p text:style-name="Preformatted_20_Text"><text:s text:c="56"/>number:sing</text:p>
      <text:p text:style-name="Preformatted_20_Text"><text:s text:c="56"/>sem:[loc,thing]</text:p>
      <text:p text:style-name="Preformatted_20_Text"><text:s text:c="52"/>adjp</text:p>
      <text:p text:style-name="Preformatted_20_Text"><text:s text:c="56"/>cat:adjp</text:p>
      <text:p text:style-name="Preformatted_20_Text"><text:s text:c="56"/>* tuo * </text:p>
      <text:p text:style-name="Preformatted_20_Text"><text:s text:c="56"/>case:abl</text:p>
      <text:p text:style-name="Preformatted_20_Text"><text:s text:c="56"/>number:sing</text:p>
      <text:p text:style-name="Preformatted_20_Text"><text:s text:c="56"/>gender:masc</text:p>
      <text:p text:style-name="Preformatted_20_Text"><text:s text:c="56"/>lex:tuus</text:p>
      <text:p text:style-name="Preformatted_20_Text"><text:s text:c="56"/>c_str</text:p>
      <text:p text:style-name="Preformatted_20_Text"><text:s text:c="56"/>tuus</text:p>
      <text:p text:style-name="Preformatted_20_Text"><text:s text:c="12"/>object</text:p>
      <text:p text:style-name="Preformatted_20_Text"><text:s text:c="16"/>* tuae * * figurae * </text:p>
      <text:p text:style-name="Preformatted_20_Text"><text:s text:c="16"/>index:i(p(4,5))</text:p>
      <text:p text:style-name="Preformatted_20_Text"><text:s text:c="16"/>cat:np</text:p>
      <text:p text:style-name="Preformatted_20_Text"><text:s text:c="16"/>sem:[thing]</text:p>
      <text:p text:style-name="Preformatted_20_Text"><text:s text:c="16"/>number:sing</text:p>
      <text:p text:style-name="Preformatted_20_Text"><text:s text:c="16"/>person:3</text:p>
      <text:p text:style-name="Preformatted_20_Text"><text:s text:c="16"/>gender:fem</text:p>
      <text:p text:style-name="Preformatted_20_Text"><text:s text:c="16"/>lex:figura</text:p>
      <text:p text:style-name="Preformatted_20_Text"><text:s text:c="16"/>case:gen</text:p>
      <text:p text:style-name="Preformatted_20_Text"><text:s text:c="16"/>c_str</text:p>
      <text:p text:style-name="Preformatted_20_Text"><text:s text:c="20"/>head</text:p>
      <text:p text:style-name="Preformatted_20_Text"><text:s text:c="24"/>* figurae * </text:p>
      <text:p text:style-name="Preformatted_20_Text"><text:s text:c="24"/>pos:noun</text:p>
      <text:p text:style-name="Preformatted_20_Text"><text:s text:c="24"/>lex:figura</text:p>
      <text:p text:style-name="Preformatted_20_Text"><text:s text:c="24"/>case:gen</text:p>
      <text:p text:style-name="Preformatted_20_Text"><text:s text:c="24"/>gender:fem</text:p>
      <text:p text:style-name="Preformatted_20_Text"><text:s text:c="24"/>number:sing</text:p>
      <text:p text:style-name="Preformatted_20_Text"><text:s text:c="24"/>sem:[thing]</text:p>
      <text:p text:style-name="Preformatted_20_Text"><text:s text:c="20"/>adjp</text:p>
      <text:p text:style-name="Preformatted_20_Text"><text:s text:c="24"/>cat:adjp</text:p>
      <text:p text:style-name="Preformatted_20_Text"><text:s text:c="24"/>* tuae * </text:p>
      <text:p text:style-name="Preformatted_20_Text"><text:s text:c="24"/>case:gen</text:p>
      <text:p text:style-name="Preformatted_20_Text"><text:s text:c="24"/>number:sing</text:p>
      <text:p text:style-name="Preformatted_20_Text"><text:s text:c="24"/>gender:fem</text:p>
      <text:p text:style-name="Preformatted_20_Text"><text:s text:c="24"/>lex:tuus</text:p>
      <text:p text:style-name="Preformatted_20_Text"><text:s text:c="24"/>c_str</text:p>
      <text:p text:style-name="Preformatted_20_Text"><text:s text:c="24"/>tuus</text:p>
      <text:p text:style-name="Preformatted_20_Text"><text:s text:c="12"/>adverbial_adjunct</text:p>
      <text:p text:style-name="Preformatted_20_Text"><text:s text:c="16"/>cat:advp</text:p>
      <text:p text:style-name="Preformatted_20_Text"><text:s text:c="16"/>* iam * </text:p>
      <text:p text:style-name="Preformatted_20_Text"><text:soft-page-break/><text:s text:c="16"/>lex:iam</text:p>
      <text:p text:style-name="Preformatted_20_Text"><text:s text:c="16"/>sem:time</text:p>
      <text:p text:style-name="Preformatted_20_Text"><text:s text:c="16"/>c_str</text:p>
      <text:p text:style-name="Preformatted_20_Text"><text:s text:c="20"/>head</text:p>
      <text:p text:style-name="Preformatted_20_Text"><text:s text:c="20"/>iam</text:p>
      <text:p text:style-name="Preformatted_20_Text"/>
      <text:p text:style-name="Preformatted_20_Text"/>
      <text:p text:style-name="Preformatted_20_Text"/>
      <text:p text:style-name="P12">Comment : parse OK</text:p>
      <text:p text:style-name="Preformatted_20_Text"/>
      <text:p text:style-name="P18">% 111 Tacitus Hist IV 1 1.</text:p>
      <text:h text:style-name="Heading_20_3" text:outline-level="3">Interfecto Vitellio bellum magis desierat quam pax coeperat.</text:h>
      <text:p text:style-name="Text_20_body"/>
      <text:p text:style-name="Preformatted_20_Text">[0/interfecto,1/uitellio,2/bellum,3/desierat,4/magis_quam,5/pax,6/coeperat,endpos(7)]</text:p>
      <text:p text:style-name="Preformatted_20_Text">cputime : 0.625</text:p>
      <text:p text:style-name="Preformatted_20_Text"/>
      <text:p text:style-name="Preformatted_20_Text">5---&gt;</text:p>
      <text:p text:style-name="Preformatted_20_Text">[clause_semantics:_13104,subordinator:[lex:magis_quam,pos:sub,argbound:no,mood:indicative,value:comparison],subordinate_clause:[magis_quam,[illocutionary_force:statement,vg:[selected_reading:coepi_begin,polarity:pos,cat:vg,pathlist:[p(6,7)],hp:[p(6,7)],gender:_13320,w:0,pos:v,class:tr_cod,type:finite,lex:coepi,voice:act,txt:coeperat,tense:pluperfect,kind:std,mood:indicative,number:sing,person:3],subject:[number:sing,gender:fem,pathlist:[p(5,6)],hp:[p(5,6)],index:i(p(5,6)),distance:[0],cat:np,sem:[quality],class:common,lextype:full,origin:noun,person:3,type:core,lex:pax,txt:pax,case:nom,w:1,c_str:pax]]],main_clause:[illocutionary_force:statement,vg:[selected_reading:desino_stop,polarity:pos,cat:vg,pathlist:[p(3,4)],hp:[p(3,4)],gender:_13870,w:0,pos:v,class:tr_cod,type:finite,lex:desinere,voice:act,txt:desierat,tense:pluperfect,kind:std,mood:indicative,number:sing,person:3],subject:[source:context_retrievable,number:sing,gender:_14062,person:3,cat:np,index:i(0,0),constraints_to_be_met:[sem:[hum]],distance:[0],pathlist:[],case:nom,w: -1],object:[pathlist:[p(2,3)],hp:[p(2,3)],index:i(p(2,3)),distance:[0],cat:np,sem:[thing],class:common,lextype:full,origin:noun,number:sing,person:3,gender:neuter,type:core,lex:bellum,txt:bellum,case:acc,w:1,c_str:bellum],ablative_absolute:[pathlist:[p(0,1),p(1,2)],distance:[0],w:0,c_str:[lex:interficio_kill,[pos:p_p,txt:interfecto,case:abl,gender:masc,number:sing,lex:interficere,class:tr_cod,type:p_p,kind:std,mood:participle,person:3],[],object:[pathlist:[p(1,2)],hp:[p(1,2)],index:i(p(1,2)),distance:[0],cat:np,sem:[male],class:proper,lex:uitellius,lextype:full,number:sing,person:3,gender:masc,type:core,case:abl,w:1,c_str:uitellius]]]]]</text:p>
      <text:p text:style-name="Preformatted_20_Text"/>
      <text:p text:style-name="Preformatted_20_Text"><text:s text:c="4"/>subordinator</text:p>
      <text:p text:style-name="Preformatted_20_Text"><text:s text:c="8"/>lex:magis_quam</text:p>
      <text:p text:style-name="Preformatted_20_Text"><text:s text:c="8"/>pos:sub</text:p>
      <text:p text:style-name="Preformatted_20_Text"><text:s text:c="8"/>mood:indicative</text:p>
      <text:p text:style-name="Preformatted_20_Text"><text:s text:c="8"/>value:comparison</text:p>
      <text:p text:style-name="Preformatted_20_Text"><text:s text:c="4"/>subordinate_clause</text:p>
      <text:p text:style-name="Preformatted_20_Text"><text:s text:c="8"/>magis_quam</text:p>
      <text:p text:style-name="Preformatted_20_Text"><text:s text:c="12"/>illocutionary_force:statement</text:p>
      <text:p text:style-name="Preformatted_20_Text"><text:s text:c="12"/>vg</text:p>
      <text:p text:style-name="Preformatted_20_Text"><text:s text:c="16"/>selected_reading:coepi_begin</text:p>
      <text:p text:style-name="Preformatted_20_Text"><text:s text:c="16"/>polarity:pos</text:p>
      <text:p text:style-name="Preformatted_20_Text"><text:s text:c="16"/>cat:vg</text:p>
      <text:p text:style-name="Preformatted_20_Text"><text:s text:c="16"/>* coeperat * </text:p>
      <text:p text:style-name="Preformatted_20_Text"><text:s text:c="16"/>pos:v</text:p>
      <text:p text:style-name="Preformatted_20_Text"><text:s text:c="16"/>lex:coepi</text:p>
      <text:p text:style-name="Preformatted_20_Text"><text:s text:c="16"/>voice:act</text:p>
      <text:p text:style-name="Preformatted_20_Text"><text:s text:c="16"/>tense:pluperfect</text:p>
      <text:p text:style-name="Preformatted_20_Text"><text:s text:c="16"/>mood:indicative</text:p>
      <text:p text:style-name="Preformatted_20_Text"><text:s text:c="16"/>number:sing</text:p>
      <text:p text:style-name="Preformatted_20_Text"><text:s text:c="16"/>person:3</text:p>
      <text:p text:style-name="Preformatted_20_Text"><text:s text:c="12"/>subject</text:p>
      <text:p text:style-name="Preformatted_20_Text"><text:s text:c="16"/>number:sing</text:p>
      <text:p text:style-name="Preformatted_20_Text"><text:s text:c="16"/>gender:fem</text:p>
      <text:p text:style-name="Preformatted_20_Text"><text:s text:c="16"/>* pax * </text:p>
      <text:p text:style-name="Preformatted_20_Text"><text:s text:c="16"/>index:i(p(5,6))</text:p>
      <text:p text:style-name="Preformatted_20_Text"><text:s text:c="16"/>cat:np</text:p>
      <text:p text:style-name="Preformatted_20_Text"><text:s text:c="16"/>sem:[quality]</text:p>
      <text:p text:style-name="Preformatted_20_Text"><text:s text:c="16"/>person:3</text:p>
      <text:p text:style-name="Preformatted_20_Text"><text:s text:c="16"/>lex:pax</text:p>
      <text:p text:style-name="Preformatted_20_Text"><text:s text:c="16"/>case:nom</text:p>
      <text:p text:style-name="Preformatted_20_Text"><text:s text:c="16"/>c_str</text:p>
      <text:p text:style-name="Preformatted_20_Text"><text:s text:c="16"/>pax</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desino_stop</text:p>
      <text:p text:style-name="Preformatted_20_Text"><text:s text:c="12"/>polarity:pos</text:p>
      <text:p text:style-name="Preformatted_20_Text"><text:soft-page-break/><text:s text:c="12"/>cat:vg</text:p>
      <text:p text:style-name="Preformatted_20_Text"><text:s text:c="12"/>* desierat * </text:p>
      <text:p text:style-name="Preformatted_20_Text"><text:s text:c="12"/>pos:v</text:p>
      <text:p text:style-name="Preformatted_20_Text"><text:s text:c="12"/>lex:desinere</text:p>
      <text:p text:style-name="Preformatted_20_Text"><text:s text:c="12"/>voice:act</text:p>
      <text:p text:style-name="Preformatted_20_Text"><text:s text:c="12"/>tense:pluperfect</text:p>
      <text:p text:style-name="Preformatted_20_Text"><text:s text:c="12"/>mood:indicative</text:p>
      <text:p text:style-name="Preformatted_20_Text"><text:s text:c="12"/>number:sing</text:p>
      <text:p text:style-name="Preformatted_20_Text"><text:s text:c="12"/>person:3</text:p>
      <text:p text:style-name="Preformatted_20_Text"><text:s text:c="8"/>subject</text:p>
      <text:p text:style-name="Preformatted_20_Text"><text:s text:c="12"/>source:context_retrievable</text:p>
      <text:p text:style-name="Preformatted_20_Text"><text:s text:c="12"/>number:sing</text:p>
      <text:p text:style-name="Preformatted_20_Text"><text:s text:c="12"/>person:3</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object</text:p>
      <text:p text:style-name="Preformatted_20_Text"><text:s text:c="12"/>* bellum * </text:p>
      <text:p text:style-name="Preformatted_20_Text"><text:s text:c="12"/>index:i(p(2,3))</text:p>
      <text:p text:style-name="Preformatted_20_Text"><text:s text:c="12"/>cat:np</text:p>
      <text:p text:style-name="Preformatted_20_Text"><text:s text:c="12"/>sem:[thing]</text:p>
      <text:p text:style-name="Preformatted_20_Text"><text:s text:c="12"/>number:sing</text:p>
      <text:p text:style-name="Preformatted_20_Text"><text:s text:c="12"/>person:3</text:p>
      <text:p text:style-name="Preformatted_20_Text"><text:s text:c="12"/>gender:neuter</text:p>
      <text:p text:style-name="Preformatted_20_Text"><text:s text:c="12"/>lex:bellum</text:p>
      <text:p text:style-name="Preformatted_20_Text"><text:s text:c="12"/>case:acc</text:p>
      <text:p text:style-name="Preformatted_20_Text"><text:s text:c="12"/>c_str</text:p>
      <text:p text:style-name="Preformatted_20_Text"><text:s text:c="12"/>bellum</text:p>
      <text:p text:style-name="Preformatted_20_Text"><text:s text:c="8"/>ablative_absolute</text:p>
      <text:p text:style-name="Preformatted_20_Text"><text:s text:c="12"/>* interfecto * * uitellio * </text:p>
      <text:p text:style-name="Preformatted_20_Text"><text:s text:c="12"/>c_str</text:p>
      <text:p text:style-name="Preformatted_20_Text"><text:s text:c="16"/>lex:interficio_kill</text:p>
      <text:p text:style-name="Preformatted_20_Text"><text:s text:c="20"/>pos:p_p</text:p>
      <text:p text:style-name="Preformatted_20_Text"><text:s text:c="20"/>case:abl</text:p>
      <text:p text:style-name="Preformatted_20_Text"><text:s text:c="20"/>gender:masc</text:p>
      <text:p text:style-name="Preformatted_20_Text"><text:s text:c="20"/>number:sing</text:p>
      <text:p text:style-name="Preformatted_20_Text"><text:s text:c="20"/>lex:interficere</text:p>
      <text:p text:style-name="Preformatted_20_Text"><text:s text:c="20"/>mood:participle</text:p>
      <text:p text:style-name="Preformatted_20_Text"><text:s text:c="20"/>person:3</text:p>
      <text:p text:style-name="Preformatted_20_Text"><text:s text:c="16"/>object</text:p>
      <text:p text:style-name="Preformatted_20_Text"><text:s text:c="20"/>* uitellio * </text:p>
      <text:p text:style-name="Preformatted_20_Text"><text:s text:c="20"/>index:i(p(1,2))</text:p>
      <text:p text:style-name="Preformatted_20_Text"><text:s text:c="20"/>cat:np</text:p>
      <text:p text:style-name="Preformatted_20_Text"><text:s text:c="20"/>sem:[male]</text:p>
      <text:p text:style-name="Preformatted_20_Text"><text:s text:c="20"/>lex:uitellius</text:p>
      <text:p text:style-name="Preformatted_20_Text"><text:s text:c="20"/>number:sing</text:p>
      <text:p text:style-name="Preformatted_20_Text"><text:s text:c="20"/>person:3</text:p>
      <text:p text:style-name="Preformatted_20_Text"><text:s text:c="20"/>gender:masc</text:p>
      <text:p text:style-name="Preformatted_20_Text"><text:s text:c="20"/>case:abl</text:p>
      <text:p text:style-name="Preformatted_20_Text"><text:s text:c="20"/>c_str</text:p>
      <text:p text:style-name="Preformatted_20_Text"><text:s text:c="20"/>uitellius</text:p>
      <text:p text:style-name="Preformatted_20_Text"/>
      <text:p text:style-name="Preformatted_20_Text"/>
      <text:p text:style-name="Preformatted_20_Text"/>
      <text:p text:style-name="P12">Comment : parse OK</text:p>
      <text:p text:style-name="Preformatted_20_Text"/>
      <text:p text:style-name="Preformatted_20_Text"/>
      <text:p text:style-name="P19"/>
      <text:p text:style-name="P4">% 112 Tacitus Ann 13 21 20.</text:p>
      <text:h text:style-name="Heading_20_3" text:outline-level="3">Vivere ego Britannico potiente rerum poteram?</text:h>
      <text:p text:style-name="Preformatted_20_Text">[0/uiuere,1/ego,2/britannico,3/potiente,4/rerum,5/poteram,endpos(6)]</text:p>
      <text:p text:style-name="Preformatted_20_Text">cputime : 0.078125</text:p>
      <text:p text:style-name="Preformatted_20_Text"/>
      <text:p text:style-name="Preformatted_20_Text">6---&gt;</text:p>
      <text:p text:style-name="Preformatted_20_Text">[illocutionary_force:statement,vg:[selected_reading:uiuo_live,polarity:pos,cat:vg,aux:posse,value:possibility_capacity,type:finite,pathlist:[p(5,6),p(0,1)],hp:[p(0,1)],lex:uiuere,person:1,mood:indicative,tense:imperfect,voice:act,number:sing,gender:_10114,w:3],subject:[number:sing,gender:or([masc,fem]),pathlist:[p(1,2)],hp:[p(1,2)],index:i(p(1,2)),distance:[0],cat:np,sem:[hum],class:proper,lex:pp1sg,person:1,type:core,case:nom,w:1,c_str:pp1sg],ablative_absolute:[pathlist:[p(2,3),p(3,4),p(4,5)],distance:[[0]],w:8,c_str:[head:[pathlist:[p(2,3)],hp:[p(2,3)],index:i(p(2,3)),distance:[0],cat:np,sem:[male],class:proper,lex:britannicus,lextype:full,number:sing,person:3,gender:masc,type:core,case:abl,w:1,c_str:britannicus],participle_clause:[pathlist:[p(3,4),p(4,5)],hp:[p(3,4)],distance:[0],cat:ppclause,w:4,type:pprcentered,number:sing,gender:masc,lex:potior_take_possession_of,case:abl,c_str:[present_participle,potior_take_possession_of,[object_i:[pathlist:[p(4,5)],hp:[p(4,5)],index:i(p(4,5)),distance:[0],cat:np,sem:[thing,abstract],class:common,lextype:full,origin:noun,number:pl,person:3,gender:fem,type:core,lex:res,txt:rerum,case:gen,w:1,c_str:rerum]]]]]]]</text:p>
      <text:p text:style-name="Preformatted_20_Text"/>
      <text:p text:style-name="Preformatted_20_Text"><text:s text:c="4"/>illocutionary_force:statement</text:p>
      <text:p text:style-name="Preformatted_20_Text"><text:s text:c="4"/>vg</text:p>
      <text:p text:style-name="Preformatted_20_Text"><text:s text:c="8"/>selected_reading:uiuo_live</text:p>
      <text:p text:style-name="Preformatted_20_Text"><text:s text:c="8"/>polarity:pos</text:p>
      <text:p text:style-name="Preformatted_20_Text"><text:s text:c="8"/>cat:vg</text:p>
      <text:p text:style-name="Preformatted_20_Text"><text:s text:c="8"/>aux:posse</text:p>
      <text:p text:style-name="Preformatted_20_Text"><text:s text:c="8"/>value:possibility_capacity</text:p>
      <text:p text:style-name="Preformatted_20_Text"><text:s text:c="8"/>* poteram * * uiuere * </text:p>
      <text:p text:style-name="Preformatted_20_Text"><text:s text:c="8"/>lex:uiuere</text:p>
      <text:p text:style-name="Preformatted_20_Text"><text:s text:c="8"/>person:1</text:p>
      <text:p text:style-name="Preformatted_20_Text"><text:s text:c="8"/>mood:indicative</text:p>
      <text:p text:style-name="Preformatted_20_Text"><text:s text:c="8"/>tense:imperfect</text:p>
      <text:p text:style-name="Preformatted_20_Text"><text:s text:c="8"/>voice:act</text:p>
      <text:p text:style-name="Preformatted_20_Text"><text:s text:c="8"/>number:sing</text:p>
      <text:p text:style-name="Preformatted_20_Text"><text:s text:c="4"/>subject</text:p>
      <text:p text:style-name="Preformatted_20_Text"><text:s text:c="8"/>number:sing</text:p>
      <text:p text:style-name="Preformatted_20_Text"><text:s text:c="8"/>gender:or([masc,fem])</text:p>
      <text:p text:style-name="Preformatted_20_Text"><text:s text:c="8"/>* ego * </text:p>
      <text:p text:style-name="Preformatted_20_Text"><text:s text:c="8"/>index:i(p(1,2))</text:p>
      <text:p text:style-name="Preformatted_20_Text"><text:s text:c="8"/>cat:np</text:p>
      <text:p text:style-name="Preformatted_20_Text"><text:s text:c="8"/>sem:[hum]</text:p>
      <text:p text:style-name="Preformatted_20_Text"><text:s text:c="8"/>lex:pp1sg</text:p>
      <text:p text:style-name="Preformatted_20_Text"><text:s text:c="8"/>person:1</text:p>
      <text:p text:style-name="Preformatted_20_Text"><text:s text:c="8"/>case:nom</text:p>
      <text:p text:style-name="Preformatted_20_Text"><text:s text:c="8"/>c_str</text:p>
      <text:p text:style-name="Preformatted_20_Text"><text:s text:c="8"/>pp1sg</text:p>
      <text:p text:style-name="Preformatted_20_Text"><text:s text:c="4"/>ablative_absolute</text:p>
      <text:p text:style-name="Preformatted_20_Text"><text:s text:c="8"/>* britannico * * potiente * * rerum * </text:p>
      <text:p text:style-name="Preformatted_20_Text"><text:s text:c="8"/>c_str</text:p>
      <text:p text:style-name="Preformatted_20_Text"><text:s text:c="12"/>head</text:p>
      <text:p text:style-name="Preformatted_20_Text"><text:s text:c="16"/>* britannico * </text:p>
      <text:p text:style-name="Preformatted_20_Text"><text:s text:c="16"/>index:i(p(2,3))</text:p>
      <text:p text:style-name="Preformatted_20_Text"><text:s text:c="16"/>cat:np</text:p>
      <text:p text:style-name="Preformatted_20_Text"><text:s text:c="16"/>sem:[male]</text:p>
      <text:p text:style-name="Preformatted_20_Text"><text:s text:c="16"/>lex:britannicus</text:p>
      <text:p text:style-name="Preformatted_20_Text"><text:s text:c="16"/>number:sing</text:p>
      <text:p text:style-name="Preformatted_20_Text"><text:s text:c="16"/>person:3</text:p>
      <text:p text:style-name="Preformatted_20_Text"><text:s text:c="16"/>gender:masc</text:p>
      <text:p text:style-name="Preformatted_20_Text"><text:s text:c="16"/>case:abl</text:p>
      <text:p text:style-name="Preformatted_20_Text"><text:s text:c="16"/>c_str</text:p>
      <text:p text:style-name="Preformatted_20_Text"><text:s text:c="16"/>britannicus</text:p>
      <text:p text:style-name="Preformatted_20_Text"><text:s text:c="12"/>participle_clause</text:p>
      <text:p text:style-name="Preformatted_20_Text"><text:soft-page-break/><text:s text:c="16"/>* potiente * * rerum * </text:p>
      <text:p text:style-name="Preformatted_20_Text"><text:s text:c="16"/>cat:ppclause</text:p>
      <text:p text:style-name="Preformatted_20_Text"><text:s text:c="16"/>number:sing</text:p>
      <text:p text:style-name="Preformatted_20_Text"><text:s text:c="16"/>gender:masc</text:p>
      <text:p text:style-name="Preformatted_20_Text"><text:s text:c="16"/>lex:potior_take_possession_of</text:p>
      <text:p text:style-name="Preformatted_20_Text"><text:s text:c="16"/>case:abl</text:p>
      <text:p text:style-name="Preformatted_20_Text"><text:s text:c="16"/>c_str</text:p>
      <text:p text:style-name="Preformatted_20_Text"><text:s text:c="20"/>present_participle</text:p>
      <text:p text:style-name="Preformatted_20_Text"><text:s text:c="20"/>potior_take_possession_of</text:p>
      <text:p text:style-name="Preformatted_20_Text"><text:s text:c="24"/>object_i</text:p>
      <text:p text:style-name="Preformatted_20_Text"><text:s text:c="28"/>* rerum * </text:p>
      <text:p text:style-name="Preformatted_20_Text"><text:s text:c="28"/>index:i(p(4,5))</text:p>
      <text:p text:style-name="Preformatted_20_Text"><text:s text:c="28"/>cat:np</text:p>
      <text:p text:style-name="Preformatted_20_Text"><text:s text:c="28"/>sem:[thing,abstract]</text:p>
      <text:p text:style-name="Preformatted_20_Text"><text:s text:c="28"/>number:pl</text:p>
      <text:p text:style-name="Preformatted_20_Text"><text:s text:c="28"/>person:3</text:p>
      <text:p text:style-name="Preformatted_20_Text"><text:s text:c="28"/>gender:fem</text:p>
      <text:p text:style-name="Preformatted_20_Text"><text:s text:c="28"/>lex:res</text:p>
      <text:p text:style-name="Preformatted_20_Text"><text:s text:c="28"/>case:gen</text:p>
      <text:p text:style-name="Preformatted_20_Text"><text:s text:c="28"/>c_str</text:p>
      <text:p text:style-name="Preformatted_20_Text"><text:s text:c="28"/>rerum</text:p>
      <text:p text:style-name="Preformatted_20_Text"/>
      <text:p text:style-name="Preformatted_20_Text"/>
      <text:p text:style-name="Preformatted_20_Text"/>
      <text:p text:style-name="P12">Comment : parse OK</text:p>
      <text:p text:style-name="Preformatted_20_Text"/>
      <text:p text:style-name="Preformatted_20_Text"/>
      <text:p text:style-name="P19"/>
      <text:p text:style-name="P4">% 113 Tacitus Hist I 75 1.</text:p>
      <text:h text:style-name="Heading_20_3" text:outline-level="3">Ita promissis simul ac minis tentabantur.</text:h>
      <text:p text:style-name="Preformatted_20_Text">[0/ita,1/promissis,2/simul,3/ac,4/minis,5/tentabantur,endpos(6)]</text:p>
      <text:p text:style-name="Preformatted_20_Text">cputime : 0.15625</text:p>
      <text:p text:style-name="Preformatted_20_Text"/>
      <text:p text:style-name="Preformatted_20_Text">-1---&gt;</text:p>
      <text:p text:style-name="Preformatted_20_Text">[illocutionary_force:statement,vg:[selected_reading:tento_tempt,polarity:pos,cat:vg,pathlist:[p(5,6)],hp:[p(5,6)],gender:_7804,w:0,pos:v,class:tr_cod,type:finite,lex:tentare,voice:pass,txt:tentabantur,tense:imperfect,kind:std,mood:indicative,number:pl,person:3],subject:[source:context_retrievable,number:pl,gender:_7996,person:3,cat:np,index:i(0,0),constraints_to_be_met:[case:nom],distance:[0],pathlist:[],case:nom,w: -1],adjunct:[pathlist:[p(1,2),p(2,4),p(4,5)],distance:[0],class:adjunct,value:manner_means,type:core,w:0,c_str:[head:[pathlist:[p(1,2)],hp:[p(1,2)],index:i(p(1,2)),distance:[0],cat:np,sem:[abstract],class:common,lextype:full,origin:noun,number:pl,person:3,gender:neuter,type:core,lex:promissum,txt:promissis,case:abl,w:1,c_str:promissis],coord:simul_ac,head:[pathlist:[p(4,5)],hp:[p(4,5)],index:i(p(4,5)),distance:[0],cat:np,sem:[thing,abstract],class:common,lextype:full,origin:noun,number:pl,person:3,gender:fem,type:core,lex:minae,txt:minis,case:abl,w:1,c_str:minis]]],adverbial_adjunct:[cat:advp,pathlist:[p(0,1)],distance:[0],type:clausal,lex:ita,sem:discourse,w:1,c_str:[head:ita]]]</text:p>
      <text:p text:style-name="Preformatted_20_Text"/>
      <text:p text:style-name="Preformatted_20_Text"><text:s text:c="4"/>illocutionary_force:statement</text:p>
      <text:p text:style-name="Preformatted_20_Text"><text:s text:c="4"/>vg</text:p>
      <text:p text:style-name="Preformatted_20_Text"><text:s text:c="8"/>selected_reading:tento_tempt</text:p>
      <text:p text:style-name="Preformatted_20_Text"><text:s text:c="8"/>polarity:pos</text:p>
      <text:p text:style-name="Preformatted_20_Text"><text:s text:c="8"/>cat:vg</text:p>
      <text:p text:style-name="Preformatted_20_Text"><text:s text:c="8"/>* tentabantur * </text:p>
      <text:p text:style-name="Preformatted_20_Text"><text:s text:c="8"/>pos:v</text:p>
      <text:p text:style-name="Preformatted_20_Text"><text:s text:c="8"/>lex:tentare</text:p>
      <text:p text:style-name="Preformatted_20_Text"><text:s text:c="8"/>voice:pass</text:p>
      <text:p text:style-name="Preformatted_20_Text"><text:s text:c="8"/>tense:imperfec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source:context_retrievable</text:p>
      <text:p text:style-name="Preformatted_20_Text"><text:s text:c="8"/>number:pl</text:p>
      <text:p text:style-name="Preformatted_20_Text"><text:s text:c="8"/>person:3</text:p>
      <text:p text:style-name="Preformatted_20_Text"><text:s text:c="8"/>cat:np</text:p>
      <text:p text:style-name="Preformatted_20_Text"><text:s text:c="8"/>index:i(0,0)</text:p>
      <text:p text:style-name="Preformatted_20_Text"><text:s text:c="8"/>constraints_to_be_met:[case:nom]</text:p>
      <text:p text:style-name="Preformatted_20_Text"><text:s text:c="8"/>case:nom</text:p>
      <text:p text:style-name="Preformatted_20_Text"><text:s text:c="4"/>adjunct</text:p>
      <text:p text:style-name="Preformatted_20_Text"><text:s text:c="8"/>* promissis * * simul * ac * * minis * </text:p>
      <text:p text:style-name="Preformatted_20_Text"><text:s text:c="8"/>value:manner_means</text:p>
      <text:p text:style-name="Preformatted_20_Text"><text:s text:c="8"/>c_str</text:p>
      <text:p text:style-name="Preformatted_20_Text"><text:s text:c="12"/>head</text:p>
      <text:p text:style-name="Preformatted_20_Text"><text:s text:c="16"/>* promissis * </text:p>
      <text:p text:style-name="Preformatted_20_Text"><text:s text:c="16"/>index:i(p(1,2))</text:p>
      <text:p text:style-name="Preformatted_20_Text"><text:s text:c="16"/>cat:np</text:p>
      <text:p text:style-name="Preformatted_20_Text"><text:s text:c="16"/>sem:[abstract]</text:p>
      <text:p text:style-name="Preformatted_20_Text"><text:s text:c="16"/>number:pl</text:p>
      <text:p text:style-name="Preformatted_20_Text"><text:s text:c="16"/>person:3</text:p>
      <text:p text:style-name="Preformatted_20_Text"><text:s text:c="16"/>gender:neuter</text:p>
      <text:p text:style-name="Preformatted_20_Text"><text:s text:c="16"/>lex:promissum</text:p>
      <text:p text:style-name="Preformatted_20_Text"><text:s text:c="16"/>case:abl</text:p>
      <text:p text:style-name="Preformatted_20_Text"><text:s text:c="16"/>c_str</text:p>
      <text:p text:style-name="Preformatted_20_Text"><text:s text:c="16"/>promissis</text:p>
      <text:p text:style-name="Preformatted_20_Text"><text:s text:c="12"/>coord:simul_ac</text:p>
      <text:p text:style-name="Preformatted_20_Text"><text:s text:c="12"/>head</text:p>
      <text:p text:style-name="Preformatted_20_Text"><text:s text:c="16"/>* minis * </text:p>
      <text:p text:style-name="Preformatted_20_Text"><text:s text:c="16"/>index:i(p(4,5))</text:p>
      <text:p text:style-name="Preformatted_20_Text"><text:s text:c="16"/>cat:np</text:p>
      <text:p text:style-name="Preformatted_20_Text"><text:soft-page-break/><text:s text:c="16"/>sem:[thing,abstract]</text:p>
      <text:p text:style-name="Preformatted_20_Text"><text:s text:c="16"/>number:pl</text:p>
      <text:p text:style-name="Preformatted_20_Text"><text:s text:c="16"/>person:3</text:p>
      <text:p text:style-name="Preformatted_20_Text"><text:s text:c="16"/>gender:fem</text:p>
      <text:p text:style-name="Preformatted_20_Text"><text:s text:c="16"/>lex:minae</text:p>
      <text:p text:style-name="Preformatted_20_Text"><text:s text:c="16"/>case:abl</text:p>
      <text:p text:style-name="Preformatted_20_Text"><text:s text:c="16"/>c_str</text:p>
      <text:p text:style-name="Preformatted_20_Text"><text:s text:c="16"/>minis</text:p>
      <text:p text:style-name="Preformatted_20_Text"><text:s text:c="4"/>adverbial_adjunct</text:p>
      <text:p text:style-name="Preformatted_20_Text"><text:s text:c="8"/>cat:advp</text:p>
      <text:p text:style-name="Preformatted_20_Text"><text:s text:c="8"/>* ita * </text:p>
      <text:p text:style-name="Preformatted_20_Text"><text:s text:c="8"/>lex:ita</text:p>
      <text:p text:style-name="Preformatted_20_Text"><text:s text:c="8"/>sem:discourse</text:p>
      <text:p text:style-name="Preformatted_20_Text"><text:s text:c="8"/>c_str</text:p>
      <text:p text:style-name="Preformatted_20_Text"><text:s text:c="12"/>head</text:p>
      <text:p text:style-name="Preformatted_20_Text"><text:s text:c="12"/>ita</text:p>
      <text:p text:style-name="Preformatted_20_Text"/>
      <text:p text:style-name="Preformatted_20_Text"/>
      <text:p text:style-name="P12">Comment : parse OK</text:p>
      <text:p text:style-name="Preformatted_20_Text"/>
      <text:p text:style-name="Preformatted_20_Text"/>
      <text:p text:style-name="Preformatted_20_Text"/>
      <text:p text:style-name="P18">% 114 Tacitus Hist IV 16 1.</text:p>
      <text:h text:style-name="Heading_20_3" text:outline-level="3">Civilis dolo grassandum ratus incusavit ultro praefectos quod castella deseruissent.</text:h>
      <text:p text:style-name="Text_20_body"/>
      <text:p text:style-name="Preformatted_20_Text">[0/ciuilis,1/dolo,2/grassandum,3/ratus,4/incusauit,5/ultro,6/praefectos,7/quod,8/castella,9/deseruissent,endpos(10)]</text:p>
      <text:p text:style-name="Preformatted_20_Text">cputime : 33.96875</text:p>
      <text:h text:style-name="Heading_20_4" text:outline-level="4">Parse A</text:h>
      <text:p text:style-name="Preformatted_20_Text">14.97---&gt;</text:p>
      <text:p text:style-name="Preformatted_20_Text">[illocutionary_force:statement,vg:[selected_reading:incuso_accuse,polarity:pos,cat:vg,pathlist:[p(4,5)],hp:[p(4,5)],gender:_18278,w:0,pos:v,class:tr_cod,type:finite,lex:incusare,voice:act,txt:incusauit,tense:perfect,kind:std,mood:indicative,number:sing,person:3],subject:[number:sing,gender:masc,pathlist:[p(0,1),p(1,2),p(2,3),p(3,4)],hp:[p(0,1)],index:i(p(0,1)),distance:[0],cat:np,class:pc2np,sem:[male],person:3,type:core,lex:ciuilis,lextype:full,case:nom,w:3,type_pp:depppcentered,c_str:[head:[pathlist:[p(0,1)],hp:[p(0,1)],index:i(p(0,1)),distance:[0],cat:np,sem:[male],class:proper,lex:ciuilis,lextype:full,number:sing,person:3,gender:masc,type:core,case:nom,w:1,c_str:ciuilis],participle_clause:[pathlist:[p(1,2),p(2,3),p(3,4)],hp:[p(3,4)],distance:[0],cat:ppclause,w:1,type:depppcentered,number:sing,gender:masc,lex:reor_think_it_appropriate_to,case:nom,c_str:[deponent_p_p,reor_think_it_appropriate_to,[object:[cat:pred,type:gerund,case:_19176,mood:gerund,local_case:acc,class:m,number:sing,person:3,gender:neuter,pathlist:[p(2,3)],distance:[0],gap:[],w:0,c_str:[vg:[selected_reading:grassor_attack,pos:v,class:tr_cod,type:gerund,lex:grassari,txt:grassandum,kind:std,mood:gerund,person:3,case:acc]]],adjunct:[pathlist:[p(1,2)],distance:[0],class:adjunct,value:manner_means,type:core,w:0,c_str:dolo]]]]]],object:[pathlist:[p(6,7)],hp:[p(6,7)],index:i(p(6,7)),distance:[0],cat:np,sem:[hum],class:common,lextype:full,origin:noun,number:pl,person:3,gender:masc,type:core,lex:praefectus,txt:praefectos,case:acc,w:1,c_str:praefectos],arg:[cat:pred,type:finite,pathlist:[p(7,8),p(8,9),p(9,10)],distance:[0],gap:[],class:m,number:_19972,person:_19984,gender:_19996,case:_20008,mood:subjunctive,tense:pluperfect,w:8,subordinator:quod,argbound:yes,c_str:[quod,[illocutionary_force:statement,vg:[selected_reading:desero_abandon,polarity:pos,cat:vg,pathlist:[p(9,10)],hp:[p(9,10)],gender:_20206,w:0,pos:v,class:tr_cod,type:finite,lex:deserere,voice:act,txt:deseruissent,tense:pluperfect,kind:std,mood:subjunctive,number:pl,person:3],subject:[source:context_retrievable,number:pl,gender:_20398,person:3,cat:np,index:i(0,0),constraints_to_be_met:[sem:[hum]],distance:[0],pathlist:[],case:nom,w: -1],object:[pathlist:[p(8,9)],hp:[p(8,9)],index:i(p(8,9)),distance:[0],cat:np,sem:[thing,loc],class:common,lextype:full,origin:noun,number:pl,person:3,gender:neuter,type:core,lex:castellum,txt:castella,case:acc,w:1,c_str:castella]]]],adverbial_adjunct:[cat:advp,pathlist:[p(5,6)],distance:[0],type:vpbound,lex:ultro,sem:manner_means,w:1,c_str:[head:ultro]]]</text:p>
      <text:p text:style-name="Preformatted_20_Text"/>
      <text:p text:style-name="Preformatted_20_Text"><text:s text:c="4"/>illocutionary_force:statement</text:p>
      <text:p text:style-name="Preformatted_20_Text"><text:s text:c="4"/>vg</text:p>
      <text:p text:style-name="Preformatted_20_Text"><text:s text:c="8"/>selected_reading:incuso_accuse</text:p>
      <text:p text:style-name="Preformatted_20_Text"><text:s text:c="8"/>polarity:pos</text:p>
      <text:p text:style-name="Preformatted_20_Text"><text:s text:c="8"/>cat:vg</text:p>
      <text:p text:style-name="Preformatted_20_Text"><text:s text:c="8"/>* incusauit * </text:p>
      <text:p text:style-name="Preformatted_20_Text"><text:s text:c="8"/>pos:v</text:p>
      <text:p text:style-name="Preformatted_20_Text"><text:s text:c="8"/>lex:incus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iuilis * * dolo * * grassandum * * ratus * </text:p>
      <text:p text:style-name="Preformatted_20_Text"><text:s text:c="8"/>index:i(p(0,1))</text:p>
      <text:p text:style-name="Preformatted_20_Text"><text:s text:c="8"/>cat:np</text:p>
      <text:p text:style-name="Preformatted_20_Text"><text:s text:c="8"/>sem:[male]</text:p>
      <text:p text:style-name="Preformatted_20_Text"><text:s text:c="8"/>person:3</text:p>
      <text:p text:style-name="Preformatted_20_Text"><text:s text:c="8"/>lex:ciuilis</text:p>
      <text:p text:style-name="Preformatted_20_Text"><text:s text:c="8"/>case:nom</text:p>
      <text:p text:style-name="Preformatted_20_Text"><text:s text:c="8"/>c_str</text:p>
      <text:p text:style-name="Preformatted_20_Text"><text:soft-page-break/><text:s text:c="12"/>head</text:p>
      <text:p text:style-name="Preformatted_20_Text"><text:s text:c="16"/>* ciuilis * </text:p>
      <text:p text:style-name="Preformatted_20_Text"><text:s text:c="16"/>index:i(p(0,1))</text:p>
      <text:p text:style-name="Preformatted_20_Text"><text:s text:c="16"/>cat:np</text:p>
      <text:p text:style-name="Preformatted_20_Text"><text:s text:c="16"/>sem:[male]</text:p>
      <text:p text:style-name="Preformatted_20_Text"><text:s text:c="16"/>lex:ciuilis</text:p>
      <text:p text:style-name="Preformatted_20_Text"><text:s text:c="16"/>number:sing</text:p>
      <text:p text:style-name="Preformatted_20_Text"><text:s text:c="16"/>person:3</text:p>
      <text:p text:style-name="Preformatted_20_Text"><text:s text:c="16"/>gender:masc</text:p>
      <text:p text:style-name="Preformatted_20_Text"><text:s text:c="16"/>case:nom</text:p>
      <text:p text:style-name="Preformatted_20_Text"><text:s text:c="16"/>c_str</text:p>
      <text:p text:style-name="Preformatted_20_Text"><text:s text:c="16"/>ciuilis</text:p>
      <text:p text:style-name="Preformatted_20_Text"><text:s text:c="12"/>participle_clause</text:p>
      <text:p text:style-name="Preformatted_20_Text"><text:s text:c="16"/>* dolo * * grassandum * * ratus * </text:p>
      <text:p text:style-name="Preformatted_20_Text"><text:s text:c="16"/>cat:ppclause</text:p>
      <text:p text:style-name="Preformatted_20_Text"><text:s text:c="16"/>number:sing</text:p>
      <text:p text:style-name="Preformatted_20_Text"><text:s text:c="16"/>gender:masc</text:p>
      <text:p text:style-name="Preformatted_20_Text"><text:s text:c="16"/>lex:reor_think_it_appropriate_to</text:p>
      <text:p text:style-name="Preformatted_20_Text"><text:s text:c="16"/>case:nom</text:p>
      <text:p text:style-name="Preformatted_20_Text"><text:s text:c="16"/>c_str</text:p>
      <text:p text:style-name="Preformatted_20_Text"><text:s text:c="20"/>deponent_p_p</text:p>
      <text:p text:style-name="Preformatted_20_Text"><text:s text:c="20"/>reor_think_it_appropriate_to</text:p>
      <text:p text:style-name="Preformatted_20_Text"><text:s text:c="24"/>object</text:p>
      <text:p text:style-name="Preformatted_20_Text"><text:s text:c="28"/>cat:pred</text:p>
      <text:p text:style-name="Preformatted_20_Text"><text:s text:c="28"/>mood:gerund</text:p>
      <text:p text:style-name="Preformatted_20_Text"><text:s text:c="28"/>local_case:acc</text:p>
      <text:p text:style-name="Preformatted_20_Text"><text:s text:c="28"/>number:sing</text:p>
      <text:p text:style-name="Preformatted_20_Text"><text:s text:c="28"/>person:3</text:p>
      <text:p text:style-name="Preformatted_20_Text"><text:s text:c="28"/>gender:neuter</text:p>
      <text:p text:style-name="Preformatted_20_Text"><text:s text:c="28"/>* grassandum * </text:p>
      <text:p text:style-name="Preformatted_20_Text"><text:s text:c="28"/>c_str</text:p>
      <text:p text:style-name="Preformatted_20_Text"><text:s text:c="32"/>vg</text:p>
      <text:p text:style-name="Preformatted_20_Text"><text:s text:c="36"/>selected_reading:grassor_attack</text:p>
      <text:p text:style-name="Preformatted_20_Text"><text:s text:c="36"/>pos:v</text:p>
      <text:p text:style-name="Preformatted_20_Text"><text:s text:c="36"/>lex:grassari</text:p>
      <text:p text:style-name="Preformatted_20_Text"><text:s text:c="36"/>mood:gerund</text:p>
      <text:p text:style-name="Preformatted_20_Text"><text:s text:c="36"/>person:3</text:p>
      <text:p text:style-name="Preformatted_20_Text"><text:s text:c="36"/>case:acc</text:p>
      <text:p text:style-name="Preformatted_20_Text"><text:s text:c="24"/>adjunct</text:p>
      <text:p text:style-name="Preformatted_20_Text"><text:s text:c="28"/>* dolo * </text:p>
      <text:p text:style-name="Preformatted_20_Text"><text:s text:c="28"/>value:manner_means</text:p>
      <text:p text:style-name="Preformatted_20_Text"><text:s text:c="28"/>c_str</text:p>
      <text:p text:style-name="Preformatted_20_Text"><text:s text:c="28"/>dolo</text:p>
      <text:p text:style-name="Preformatted_20_Text"><text:s text:c="4"/>object</text:p>
      <text:p text:style-name="Preformatted_20_Text"><text:s text:c="8"/>* praefectos * </text:p>
      <text:p text:style-name="Preformatted_20_Text"><text:s text:c="8"/>index:i(p(6,7))</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praefectus</text:p>
      <text:p text:style-name="Preformatted_20_Text"><text:s text:c="8"/>case:acc</text:p>
      <text:p text:style-name="Preformatted_20_Text"><text:s text:c="8"/>c_str</text:p>
      <text:p text:style-name="Preformatted_20_Text"><text:s text:c="8"/>praefectos</text:p>
      <text:p text:style-name="Preformatted_20_Text"><text:s text:c="4"/>arg</text:p>
      <text:p text:style-name="Preformatted_20_Text"><text:s text:c="8"/>cat:pred</text:p>
      <text:p text:style-name="Preformatted_20_Text"><text:s text:c="8"/>* quod * * castella * * deseruissent * </text:p>
      <text:p text:style-name="Preformatted_20_Text"><text:s text:c="8"/>mood:subjunctive</text:p>
      <text:p text:style-name="Preformatted_20_Text"><text:s text:c="8"/>tense:pluperfect</text:p>
      <text:p text:style-name="Preformatted_20_Text"><text:s text:c="8"/>subordinator</text:p>
      <text:p text:style-name="Preformatted_20_Text"><text:s text:c="8"/>quod</text:p>
      <text:p text:style-name="Preformatted_20_Text"><text:s text:c="8"/>c_str</text:p>
      <text:p text:style-name="Preformatted_20_Text"><text:s text:c="12"/>quod</text:p>
      <text:p text:style-name="Preformatted_20_Text"><text:soft-page-break/><text:s text:c="16"/>illocutionary_force:statement</text:p>
      <text:p text:style-name="Preformatted_20_Text"><text:s text:c="16"/>vg</text:p>
      <text:p text:style-name="Preformatted_20_Text"><text:s text:c="20"/>selected_reading:desero_abandon</text:p>
      <text:p text:style-name="Preformatted_20_Text"><text:s text:c="20"/>polarity:pos</text:p>
      <text:p text:style-name="Preformatted_20_Text"><text:s text:c="20"/>cat:vg</text:p>
      <text:p text:style-name="Preformatted_20_Text"><text:s text:c="20"/>* deseruissent * </text:p>
      <text:p text:style-name="Preformatted_20_Text"><text:s text:c="20"/>pos:v</text:p>
      <text:p text:style-name="Preformatted_20_Text"><text:s text:c="20"/>lex:deserere</text:p>
      <text:p text:style-name="Preformatted_20_Text"><text:s text:c="20"/>voice:act</text:p>
      <text:p text:style-name="Preformatted_20_Text"><text:s text:c="20"/>tense:pluperfect</text:p>
      <text:p text:style-name="Preformatted_20_Text"><text:s text:c="20"/>mood:subjunctive</text:p>
      <text:p text:style-name="Preformatted_20_Text"><text:s text:c="20"/>number:pl</text:p>
      <text:p text:style-name="Preformatted_20_Text"><text:s text:c="20"/>person:3</text:p>
      <text:p text:style-name="Preformatted_20_Text"><text:s text:c="16"/>subject</text:p>
      <text:p text:style-name="Preformatted_20_Text"><text:s text:c="20"/>source:context_retrievable</text:p>
      <text:p text:style-name="Preformatted_20_Text"><text:s text:c="20"/>number:pl</text:p>
      <text:p text:style-name="Preformatted_20_Text"><text:s text:c="20"/>person:3</text:p>
      <text:p text:style-name="Preformatted_20_Text"><text:s text:c="20"/>cat:np</text:p>
      <text:p text:style-name="Preformatted_20_Text"><text:s text:c="20"/>index:i(0,0)</text:p>
      <text:p text:style-name="Preformatted_20_Text"><text:s text:c="20"/>constraints_to_be_met:[sem:[hum]]</text:p>
      <text:p text:style-name="Preformatted_20_Text"><text:s text:c="20"/>case:nom</text:p>
      <text:p text:style-name="Preformatted_20_Text"><text:s text:c="16"/>object</text:p>
      <text:p text:style-name="Preformatted_20_Text"><text:s text:c="20"/>* castella * </text:p>
      <text:p text:style-name="Preformatted_20_Text"><text:s text:c="20"/>index:i(p(8,9))</text:p>
      <text:p text:style-name="Preformatted_20_Text"><text:s text:c="20"/>cat:np</text:p>
      <text:p text:style-name="Preformatted_20_Text"><text:s text:c="20"/>sem:[thing,loc]</text:p>
      <text:p text:style-name="Preformatted_20_Text"><text:s text:c="20"/>number:pl</text:p>
      <text:p text:style-name="Preformatted_20_Text"><text:s text:c="20"/>person:3</text:p>
      <text:p text:style-name="Preformatted_20_Text"><text:s text:c="20"/>gender:neuter</text:p>
      <text:p text:style-name="Preformatted_20_Text"><text:s text:c="20"/>lex:castellum</text:p>
      <text:p text:style-name="Preformatted_20_Text"><text:s text:c="20"/>case:acc</text:p>
      <text:p text:style-name="Preformatted_20_Text"><text:s text:c="20"/>c_str</text:p>
      <text:p text:style-name="Preformatted_20_Text"><text:s text:c="20"/>castella</text:p>
      <text:p text:style-name="Preformatted_20_Text"><text:s text:c="4"/>adverbial_adjunct</text:p>
      <text:p text:style-name="Preformatted_20_Text"><text:s text:c="8"/>cat:advp</text:p>
      <text:p text:style-name="Preformatted_20_Text"><text:s text:c="8"/>* ultro * </text:p>
      <text:p text:style-name="Preformatted_20_Text"><text:s text:c="8"/>lex:ultro</text:p>
      <text:p text:style-name="Preformatted_20_Text"><text:s text:c="8"/>sem:manner_means</text:p>
      <text:p text:style-name="Preformatted_20_Text"><text:s text:c="8"/>c_str</text:p>
      <text:p text:style-name="Preformatted_20_Text"><text:s text:c="12"/>head</text:p>
      <text:p text:style-name="Preformatted_20_Text"><text:s text:c="12"/>ultro</text:p>
      <text:p text:style-name="Preformatted_20_Text"/>
      <text:p text:style-name="Preformatted_20_Text"/>
      <text:p text:style-name="P12">Comment : parse OK. Parse B looks identical to me, although clearly there is a difference in the pathlist associated with the gerund</text:p>
      <text:p text:style-name="P12"/>
      <text:p text:style-name="P12">[cat:pred,type:gerund,case:_19176,mood:gerund,local_case:acc,class:m,number:sing,person:3,gender:neuter,pathlist:[p(2,3)],</text:p>
      <text:p text:style-name="P12"/>
      <text:p text:style-name="P12">in Parse A</text:p>
      <text:p text:style-name="P12"/>
      <text:p text:style-name="P12">vs</text:p>
      <text:p text:style-name="P12"/>
      <text:p text:style-name="P12">[cat:pred,type:gerund,case:_27594,mood:gerund,local_case:acc,class:m,number:sing,person:3,gender:neuter,pathlist:[p(1,2),p(2,3)]</text:p>
      <text:p text:style-name="P12"/>
      <text:p text:style-name="P12">in Parse B</text:p>
      <text:h text:style-name="P32" text:outline-level="4">Parse B</text:h>
      <text:p text:style-name="Preformatted_20_Text"/>
      <text:p text:style-name="Preformatted_20_Text">14.97---&gt;</text:p>
      <text:p text:style-name="Preformatted_20_Text">[illocutionary_force:statement,vg:[selected_reading:incuso_accuse,polarity:pos,cat:vg,pathlist:[p(4,5)],hp:[p(4,5)],gender:_26696,w:0,pos:v,class:tr_cod,type:finite,lex:incusare,voice:act,txt:incusauit,tense:perfect,kind:std,mood:indicative,number:sing,person:3],subject:[number:sing,gender:masc,pathlist:[p(0,1),p(1,2),p(2,3),p(3,4)],hp:[p(0,1)],index:i(p(0,1)),distance:[0],cat:np,class:pc2np,sem:[male],person:3,type:core,lex:ciuilis,lextype:full,case:nom,w:3,type_pp:depppcentered,c_str:[head:[pathlist:[p(0,1)],hp:[p(0,1)],index:i(p(0,1)),distance:[0],cat:np,sem:[male],class:proper,lex:ciuilis,lextype:full,number:sing,person:3,gender:masc,type:core,case:nom,w:1,c_str:ciuilis],participle_clause:[pathlist:[p(1,2),p(2,3),p(3,4)],hp:[p(3,4)],distance:[0],cat:ppclause,w:1,type:depppcentered,number:sing,gender:masc,lex:reor_think_it_appropriate_to,case:nom,c_str:[deponent_p_p,reor_think_it_appropriate_to,[object:</text:p>
      <text:p text:style-name="Preformatted_20_Text">[cat:pred,type:gerund,case:_27594,mood:gerund,local_case:acc,class:m,number:sing,person:3,gender:neuter,pathlist:[p(1,2),p(2,3)],distance:[0],gap:[],w:0,c_str:[vg:[selected_reading:grassor_attack,pos:v,class:tr_cod,type:gerund,lex:grassari,txt:grassandum,kind:std,mood:gerund,person:3,case:acc],adjunct:[pathlist:[p(1,2)],distance:[0],class:adjunct,value:manner_means,type:core,w:0,c_str:dolo]]]]]]]],object:[pathlist:[p(6,7)],hp:[p(6,7)],index:i(p(6,7)),distance:[0],cat:np,sem:[hum],class:common,lextype:full,origin:noun,number:pl,person:3,gender:masc,type:core,lex:praefectus,txt:praefectos,case:acc,w:1,c_str:praefectos],arg:[cat:pred,type:finite,pathlist:[p(7,8),p(8,9),p(9,10)],distance:[0],gap:[],class:m,number:_28396,person:_28408,gender:_28420,case:_28432,mood:subjunctive,tense:pluperfect,w:8,subordinator:quod,argbound:yes,c_str:[quod,[illocutionary_force:statement,vg:[selected_reading:desero_abandon,polarity:pos,cat:vg,pathlist:[p(9,10)],hp:[p(9,10)],gender:_28630,w:0,pos:v,class:tr_cod,type:finite,lex:deserere,voice:act,txt:deseruissent,tense:pluperfect,kind:std,mood:subjunctive,number:pl,person:3],subject:[source:context_retrievable,number:pl,gender:_28822,person:3,cat:np,index:i(0,0),constraints_to_be_met:[sem:[hum]],distance:[0],pathlist:[],case:nom,w: -1],object:[pathlist:[p(8,9)],hp:[p(8,9)],index:i(p(8,9)),distance:[0],cat:np,sem:[thing,loc],class:common,lextype:full,origin:noun,number:pl,person:3,gender:neuter,type:core,lex:castellum,txt:castella,case:acc,w:1,c_str:castella]]]],adverbial_adjunct:[cat:advp,pathlist:[p(5,6)],distance:[0],type:vpbound,lex:ultro,sem:manner_means,w:1,c_str:[head:ultro]]]</text:p>
      <text:p text:style-name="Preformatted_20_Text"/>
      <text:p text:style-name="Preformatted_20_Text"/>
      <text:p text:style-name="Preformatted_20_Text"><text:s text:c="4"/>illocutionary_force:statement</text:p>
      <text:p text:style-name="Preformatted_20_Text"><text:s text:c="4"/>vg</text:p>
      <text:p text:style-name="Preformatted_20_Text"><text:s text:c="8"/>selected_reading:incuso_accuse</text:p>
      <text:p text:style-name="Preformatted_20_Text"><text:s text:c="8"/>polarity:pos</text:p>
      <text:p text:style-name="Preformatted_20_Text"><text:s text:c="8"/>cat:vg</text:p>
      <text:p text:style-name="Preformatted_20_Text"><text:s text:c="8"/>* incusauit * </text:p>
      <text:p text:style-name="Preformatted_20_Text"><text:s text:c="8"/>pos:v</text:p>
      <text:p text:style-name="Preformatted_20_Text"><text:s text:c="8"/>lex:incusare</text:p>
      <text:p text:style-name="Preformatted_20_Text"><text:s text:c="8"/>voice:act</text:p>
      <text:p text:style-name="Preformatted_20_Text"><text:s text:c="8"/>tense:perfec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iuilis * * dolo * * grassandum * * ratus * </text:p>
      <text:p text:style-name="Preformatted_20_Text"><text:s text:c="8"/>index:i(p(0,1))</text:p>
      <text:p text:style-name="Preformatted_20_Text"><text:s text:c="8"/>cat:np</text:p>
      <text:p text:style-name="Preformatted_20_Text"><text:s text:c="8"/>sem:[male]</text:p>
      <text:p text:style-name="Preformatted_20_Text"><text:s text:c="8"/>person:3</text:p>
      <text:p text:style-name="Preformatted_20_Text"><text:s text:c="8"/>lex:ciuilis</text:p>
      <text:p text:style-name="Preformatted_20_Text"><text:s text:c="8"/>case:nom</text:p>
      <text:p text:style-name="Preformatted_20_Text"><text:s text:c="8"/>c_str</text:p>
      <text:p text:style-name="Preformatted_20_Text"><text:s text:c="12"/>head</text:p>
      <text:p text:style-name="Preformatted_20_Text"><text:s text:c="16"/>* ciuilis * </text:p>
      <text:p text:style-name="Preformatted_20_Text"><text:s text:c="16"/>index:i(p(0,1))</text:p>
      <text:p text:style-name="Preformatted_20_Text"><text:s text:c="16"/>cat:np</text:p>
      <text:p text:style-name="Preformatted_20_Text"><text:s text:c="16"/>sem:[male]</text:p>
      <text:p text:style-name="Preformatted_20_Text"><text:s text:c="16"/>lex:ciuilis</text:p>
      <text:p text:style-name="Preformatted_20_Text"><text:soft-page-break/><text:s text:c="16"/>number:sing</text:p>
      <text:p text:style-name="Preformatted_20_Text"><text:s text:c="16"/>person:3</text:p>
      <text:p text:style-name="Preformatted_20_Text"><text:s text:c="16"/>gender:masc</text:p>
      <text:p text:style-name="Preformatted_20_Text"><text:s text:c="16"/>case:nom</text:p>
      <text:p text:style-name="Preformatted_20_Text"><text:s text:c="16"/>c_str</text:p>
      <text:p text:style-name="Preformatted_20_Text"><text:s text:c="16"/>ciuilis</text:p>
      <text:p text:style-name="Preformatted_20_Text"><text:s text:c="12"/>participle_clause</text:p>
      <text:p text:style-name="Preformatted_20_Text"><text:s text:c="16"/>* dolo * * grassandum * * ratus * </text:p>
      <text:p text:style-name="Preformatted_20_Text"><text:s text:c="16"/>cat:ppclause</text:p>
      <text:p text:style-name="Preformatted_20_Text"><text:s text:c="16"/>number:sing</text:p>
      <text:p text:style-name="Preformatted_20_Text"><text:s text:c="16"/>gender:masc</text:p>
      <text:p text:style-name="Preformatted_20_Text"><text:s text:c="16"/>lex:reor_think_it_appropriate_to</text:p>
      <text:p text:style-name="Preformatted_20_Text"><text:s text:c="16"/>case:nom</text:p>
      <text:p text:style-name="Preformatted_20_Text"><text:s text:c="16"/>c_str</text:p>
      <text:p text:style-name="Preformatted_20_Text"><text:s text:c="20"/>deponent_p_p</text:p>
      <text:p text:style-name="Preformatted_20_Text"><text:s text:c="20"/>reor_think_it_appropriate_to</text:p>
      <text:p text:style-name="Preformatted_20_Text"><text:s text:c="24"/>object</text:p>
      <text:p text:style-name="Preformatted_20_Text"><text:s text:c="28"/>cat:pred</text:p>
      <text:p text:style-name="Preformatted_20_Text"><text:s text:c="28"/>mood:gerund</text:p>
      <text:p text:style-name="Preformatted_20_Text"><text:s text:c="28"/>local_case:acc</text:p>
      <text:p text:style-name="Preformatted_20_Text"><text:s text:c="28"/>number:sing</text:p>
      <text:p text:style-name="Preformatted_20_Text"><text:s text:c="28"/>person:3</text:p>
      <text:p text:style-name="Preformatted_20_Text"><text:s text:c="28"/>gender:neuter</text:p>
      <text:p text:style-name="Preformatted_20_Text"><text:s text:c="28"/>* dolo * * grassandum * </text:p>
      <text:p text:style-name="Preformatted_20_Text"><text:s text:c="28"/>c_str</text:p>
      <text:p text:style-name="Preformatted_20_Text"><text:s text:c="32"/>vg</text:p>
      <text:p text:style-name="Preformatted_20_Text"><text:s text:c="36"/>selected_reading:grassor_attack</text:p>
      <text:p text:style-name="Preformatted_20_Text"><text:s text:c="36"/>pos:v</text:p>
      <text:p text:style-name="Preformatted_20_Text"><text:s text:c="36"/>lex:grassari</text:p>
      <text:p text:style-name="Preformatted_20_Text"><text:s text:c="36"/>mood:gerund</text:p>
      <text:p text:style-name="Preformatted_20_Text"><text:s text:c="36"/>person:3</text:p>
      <text:p text:style-name="Preformatted_20_Text"><text:s text:c="36"/>case:acc</text:p>
      <text:p text:style-name="Preformatted_20_Text"><text:s text:c="32"/>adjunct</text:p>
      <text:p text:style-name="Preformatted_20_Text"><text:s text:c="36"/>* dolo * </text:p>
      <text:p text:style-name="Preformatted_20_Text"><text:s text:c="36"/>value:manner_means</text:p>
      <text:p text:style-name="Preformatted_20_Text"><text:s text:c="36"/>c_str</text:p>
      <text:p text:style-name="Preformatted_20_Text"><text:s text:c="36"/>dolo</text:p>
      <text:p text:style-name="Preformatted_20_Text"><text:s text:c="4"/>object</text:p>
      <text:p text:style-name="Preformatted_20_Text"><text:s text:c="8"/>* praefectos * </text:p>
      <text:p text:style-name="Preformatted_20_Text"><text:s text:c="8"/>index:i(p(6,7))</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praefectus</text:p>
      <text:p text:style-name="Preformatted_20_Text"><text:s text:c="8"/>case:acc</text:p>
      <text:p text:style-name="Preformatted_20_Text"><text:s text:c="8"/>c_str</text:p>
      <text:p text:style-name="Preformatted_20_Text"><text:s text:c="8"/>praefectos</text:p>
      <text:p text:style-name="Preformatted_20_Text"><text:s text:c="4"/>arg</text:p>
      <text:p text:style-name="Preformatted_20_Text"><text:s text:c="8"/>cat:pred</text:p>
      <text:p text:style-name="Preformatted_20_Text"><text:s text:c="8"/>* quod * * castella * * deseruissent * </text:p>
      <text:p text:style-name="Preformatted_20_Text"><text:s text:c="8"/>mood:subjunctive</text:p>
      <text:p text:style-name="Preformatted_20_Text"><text:s text:c="8"/>tense:pluperfect</text:p>
      <text:p text:style-name="Preformatted_20_Text"><text:s text:c="8"/>subordinator</text:p>
      <text:p text:style-name="Preformatted_20_Text"><text:s text:c="8"/>quod</text:p>
      <text:p text:style-name="Preformatted_20_Text"><text:s text:c="8"/>c_str</text:p>
      <text:p text:style-name="Preformatted_20_Text"><text:s text:c="12"/>quod</text:p>
      <text:p text:style-name="Preformatted_20_Text"><text:s text:c="16"/>illocutionary_force:statement</text:p>
      <text:p text:style-name="Preformatted_20_Text"><text:s text:c="16"/>vg</text:p>
      <text:p text:style-name="Preformatted_20_Text"><text:s text:c="20"/>selected_reading:desero_abandon</text:p>
      <text:p text:style-name="Preformatted_20_Text"><text:s text:c="20"/>polarity:pos</text:p>
      <text:p text:style-name="Preformatted_20_Text"><text:s text:c="20"/>cat:vg</text:p>
      <text:p text:style-name="Preformatted_20_Text"><text:s text:c="20"/>* deseruissent * </text:p>
      <text:p text:style-name="Preformatted_20_Text"><text:soft-page-break/><text:s text:c="20"/>pos:v</text:p>
      <text:p text:style-name="Preformatted_20_Text"><text:s text:c="20"/>lex:deserere</text:p>
      <text:p text:style-name="Preformatted_20_Text"><text:s text:c="20"/>voice:act</text:p>
      <text:p text:style-name="Preformatted_20_Text"><text:s text:c="20"/>tense:pluperfect</text:p>
      <text:p text:style-name="Preformatted_20_Text"><text:s text:c="20"/>mood:subjunctive</text:p>
      <text:p text:style-name="Preformatted_20_Text"><text:s text:c="20"/>number:pl</text:p>
      <text:p text:style-name="Preformatted_20_Text"><text:s text:c="20"/>person:3</text:p>
      <text:p text:style-name="Preformatted_20_Text"><text:s text:c="16"/>subject</text:p>
      <text:p text:style-name="Preformatted_20_Text"><text:s text:c="20"/>source:context_retrievable</text:p>
      <text:p text:style-name="Preformatted_20_Text"><text:s text:c="20"/>number:pl</text:p>
      <text:p text:style-name="Preformatted_20_Text"><text:s text:c="20"/>person:3</text:p>
      <text:p text:style-name="Preformatted_20_Text"><text:s text:c="20"/>cat:np</text:p>
      <text:p text:style-name="Preformatted_20_Text"><text:s text:c="20"/>index:i(0,0)</text:p>
      <text:p text:style-name="Preformatted_20_Text"><text:s text:c="20"/>constraints_to_be_met:[sem:[hum]]</text:p>
      <text:p text:style-name="Preformatted_20_Text"><text:s text:c="20"/>case:nom</text:p>
      <text:p text:style-name="Preformatted_20_Text"><text:s text:c="16"/>object</text:p>
      <text:p text:style-name="Preformatted_20_Text"><text:s text:c="20"/>* castella * </text:p>
      <text:p text:style-name="Preformatted_20_Text"><text:s text:c="20"/>index:i(p(8,9))</text:p>
      <text:p text:style-name="Preformatted_20_Text"><text:s text:c="20"/>cat:np</text:p>
      <text:p text:style-name="Preformatted_20_Text"><text:s text:c="20"/>sem:[thing,loc]</text:p>
      <text:p text:style-name="Preformatted_20_Text"><text:s text:c="20"/>number:pl</text:p>
      <text:p text:style-name="Preformatted_20_Text"><text:s text:c="20"/>person:3</text:p>
      <text:p text:style-name="Preformatted_20_Text"><text:s text:c="20"/>gender:neuter</text:p>
      <text:p text:style-name="Preformatted_20_Text"><text:s text:c="20"/>lex:castellum</text:p>
      <text:p text:style-name="Preformatted_20_Text"><text:s text:c="20"/>case:acc</text:p>
      <text:p text:style-name="Preformatted_20_Text"><text:s text:c="20"/>c_str</text:p>
      <text:p text:style-name="Preformatted_20_Text"><text:s text:c="20"/>castella</text:p>
      <text:p text:style-name="Preformatted_20_Text"><text:s text:c="4"/>adverbial_adjunct</text:p>
      <text:p text:style-name="Preformatted_20_Text"><text:s text:c="8"/>cat:advp</text:p>
      <text:p text:style-name="Preformatted_20_Text"><text:s text:c="8"/>* ultro * </text:p>
      <text:p text:style-name="Preformatted_20_Text"><text:s text:c="8"/>lex:ultro</text:p>
      <text:p text:style-name="Preformatted_20_Text"><text:s text:c="8"/>sem:manner_means</text:p>
      <text:p text:style-name="Preformatted_20_Text"><text:s text:c="8"/>c_str</text:p>
      <text:p text:style-name="Preformatted_20_Text"><text:s text:c="12"/>head</text:p>
      <text:p text:style-name="Preformatted_20_Text"><text:s text:c="12"/>ultro</text:p>
      <text:p text:style-name="Preformatted_20_Text"/>
      <text:p text:style-name="Preformatted_20_Text"/>
      <text:p text:style-name="Preformatted_20_Text"/>
      <text:p text:style-name="Preformatted_20_Text"/>
      <text:p text:style-name="Preformatted_20_Text"/>
      <text:p text:style-name="P18">% 115 Tacitus Hist V 2 1.</text:p>
      <text:h text:style-name="Heading_20_3" text:outline-level="3">Quoniam famosae urbis supremum diem tradituri sumus congruens videtur primordia eius aperire.</text:h>
      <text:p text:style-name="Preformatted_20_Text"/>
      <text:p text:style-name="Preformatted_20_Text">[0/quoniam,1/famosae,2/urbis,3/supremum,4/diem,5/tradituri,6/sumus,7/congruens,8/uidetur,9/primordia,10/eius,11/aperire,endpos(12)]</text:p>
      <text:p text:style-name="Preformatted_20_Text">cputime : 27.015624999999773</text:p>
      <text:p text:style-name="Preformatted_20_Text"/>
      <text:p text:style-name="Preformatted_20_Text">19.0---&gt;</text:p>
      <text:p text:style-name="Preformatted_20_Text">[clause_semantics:_14790,subordinator:[lex:quoniam,pos:sub,argbound:no,mood:indicative,value:reason],subordinate_clause:[quoniam,[illocutionary_force:statement,vg:[selected_reading:trado_report,polarity:pos,cat:vg,type:finite,pathlist:[p(5,6),p(6,7)],hp:[p(5,6)],lex:tradere,person:1,mood:indicative,tense:periphrastic_future,voice:active,number:pl,gender:masc,w:10],subject:[source:context_retrievable,number:pl,gender:or([masc,fem]),person:1,cat:np,index:i(0,0),constraints_to_be_met:[sem:[hum]],distance:[0],pathlist:[],case:nom,w:0],object:[pathlist:[p(1,2),p(2,3),p(3,4),p(4,5)],hp:[p(4,5)],index:i([p(4,5)]),distance:[2],sem:[time,thing,abstract],number:sing,person:3,cat:np,lex:dies,lextype:full,gender:or([masc,fem]),type:full,case:acc,class:common,w:1.5,c_str:[head:[pathlist:[p(3,4),p(4,5)],hp:[p(4,5)],index:i(p(4,5)),distance:[0],cat:np,class:common,sem:[time,thing,abstract],number:sing,person:3,gender:or([masc,fem]),type:core,lex:dies,lextype:full,case:acc,w:2,c_str:[head:[pathlist:[p(4,5)],pos:noun,txt:diem,lex:dies,case:acc,gender:or([masc,fem]),class:common,ab:time,number:sing,sem:[time,thing,abstract]],adjp:[cat:adjp,pathlist:[p(3,4)],distance:[0],hp:[p(3,4)],case:acc,number:sing,gender:masc,lex:supremus,type:std,w:1,c_str:supremus]]],noun_cplt:[pathlist:[p(1,2),p(2,3)],hp:[p(2,3)],index:i(p(2,3)),distance:[0],cat:np,class:common,sem:[hum,thing,loc],number:sing,person:3,gender:fem,type:core,lex:urbs,lextype:full,case:gen,w:2,c_str:[head:[pathlist:[p(2,3)],pos:noun,txt:urbis,lex:urbs,case:gen,gender:fem,class:common,ab:loc,number:sing,sem:[hum,thing,loc]],adjp:[cat:adjp,pathlist:[p(1,2)],distance:[0],hp:[p(1,2)],case:gen,number:sing,gender:fem,lex:famosus,type:std,w:1,c_str:famosus]]]]]]],main_clause:[illocutionary_force:statement,vg:[selected_reading:uideor_seem,polarity:pos,cat:vg,pathlist:[p(8,9)],hp:[p(8,9)],gender:_16892,w:0,pos:v,class:intr,type:finite,lex:uideri,voice:act,txt:uidetur,tense:present,kind:dep,mood:indicative,number:sing,person:3],subject:[number:sing,gender:neuter,cat:pred,type:nonfinite_i,mood:infinitive,tense:present,class:m,pathlist:[p(9,10),p(10,11),p(11,12)],distance:[0],person:3,case:or([nom,acc]),sem:_17250,polarity:pos,gap:_17274,w:2.5,flagint:no,c_str:[vg:[selected_reading:aperio_explain,polarity:pos,cat:vg,pathlist:[p(11,12)],hp:[p(11,12)],gender:_17418,w:0,pos:v,class:tr_cod,type:nonfinite,lex:aperire,voice:act,txt:aperire,tense:present,kind:std,mood:infinitive,number:_17550,person:_17562],object:[pathlist:[p(9,10),p(10,11)],hp:[p(9,10)],index:i([p(9,10)]),distance:[0],sem:[abstract],number:pl,person:3,cat:np,lex:primordia,lextype:full,gender:neuter,type:full,case:acc,class:common,w:1.5,c_str:[head:[pathlist:[p(9,10)],hp:[p(9,10)],index:i(p(9,10)),distance:[0],cat:np,sem:[abstract],class:common,lextype:full,origin:noun,number:pl,person:3,gender:neuter,type:core,lex:primordia,txt:primordia,case:acc,w:1,c_str:primordia],noun_cplt:[pathlist:[p(10,11)],hp:[p(10,11)],index:i(p(10,11)),distance:[0],cat:np,sem:_18204,class:proper,lex:prpersgen3gsing,number:sing,person:3,gender:or([masc,fem,neuter]),type:core,case:gen,w:1,c_str:prpersgen3gsing]]]]],predicative:[cat:adjp,pathlist:[p(7,8)],distance:[0],hp:[p(7,8)],case:nom,number:sing,gender:neuter,lex:congruens,type:std,w:1,c_str:congruens]]]</text:p>
      <text:p text:style-name="Preformatted_20_Text"/>
      <text:p text:style-name="Preformatted_20_Text"><text:s text:c="4"/>subordinator</text:p>
      <text:p text:style-name="Preformatted_20_Text"><text:s text:c="8"/>lex:quoniam</text:p>
      <text:p text:style-name="Preformatted_20_Text"><text:s text:c="8"/>pos:sub</text:p>
      <text:p text:style-name="Preformatted_20_Text"><text:s text:c="8"/>mood:indicative</text:p>
      <text:p text:style-name="Preformatted_20_Text"><text:s text:c="8"/>value:reason</text:p>
      <text:p text:style-name="Preformatted_20_Text"><text:s text:c="4"/>subordinate_clause</text:p>
      <text:p text:style-name="Preformatted_20_Text"><text:s text:c="8"/>quoniam</text:p>
      <text:p text:style-name="Preformatted_20_Text"><text:s text:c="12"/>illocutionary_force:statement</text:p>
      <text:p text:style-name="Preformatted_20_Text"><text:s text:c="12"/>vg</text:p>
      <text:p text:style-name="Preformatted_20_Text"><text:s text:c="16"/>selected_reading:trado_report</text:p>
      <text:p text:style-name="Preformatted_20_Text"><text:s text:c="16"/>polarity:pos</text:p>
      <text:p text:style-name="Preformatted_20_Text"><text:s text:c="16"/>cat:vg</text:p>
      <text:p text:style-name="Preformatted_20_Text"><text:s text:c="16"/>* tradituri * * sumus * </text:p>
      <text:p text:style-name="Preformatted_20_Text"><text:s text:c="16"/>lex:tradere</text:p>
      <text:p text:style-name="Preformatted_20_Text"><text:s text:c="16"/>person:1</text:p>
      <text:p text:style-name="Preformatted_20_Text"><text:s text:c="16"/>mood:indicative</text:p>
      <text:p text:style-name="Preformatted_20_Text"><text:s text:c="16"/>tense:periphrastic_future</text:p>
      <text:p text:style-name="Preformatted_20_Text"><text:s text:c="16"/>voice:active</text:p>
      <text:p text:style-name="Preformatted_20_Text"><text:s text:c="16"/>number:pl</text:p>
      <text:p text:style-name="Preformatted_20_Text"><text:soft-page-break/><text:s text:c="16"/>gender:masc</text:p>
      <text:p text:style-name="Preformatted_20_Text"><text:s text:c="12"/>subject</text:p>
      <text:p text:style-name="Preformatted_20_Text"><text:s text:c="16"/>source:context_retrievable</text:p>
      <text:p text:style-name="Preformatted_20_Text"><text:s text:c="16"/>number:pl</text:p>
      <text:p text:style-name="Preformatted_20_Text"><text:s text:c="16"/>gender:or([masc,fem])</text:p>
      <text:p text:style-name="Preformatted_20_Text"><text:s text:c="16"/>person:1</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 famosae * * urbis * * supremum * * diem * </text:p>
      <text:p text:style-name="Preformatted_20_Text"><text:s text:c="16"/>index:i([p(4,5)])</text:p>
      <text:p text:style-name="Preformatted_20_Text"><text:s text:c="16"/>sem:[time,thing,abstract]</text:p>
      <text:p text:style-name="Preformatted_20_Text"><text:s text:c="16"/>number:sing</text:p>
      <text:p text:style-name="Preformatted_20_Text"><text:s text:c="16"/>person:3</text:p>
      <text:p text:style-name="Preformatted_20_Text"><text:s text:c="16"/>cat:np</text:p>
      <text:p text:style-name="Preformatted_20_Text"><text:s text:c="16"/>lex:dies</text:p>
      <text:p text:style-name="Preformatted_20_Text"><text:s text:c="16"/>gender:or([masc,fem])</text:p>
      <text:p text:style-name="Preformatted_20_Text"><text:s text:c="16"/>case:acc</text:p>
      <text:p text:style-name="Preformatted_20_Text"><text:s text:c="16"/>c_str</text:p>
      <text:p text:style-name="Preformatted_20_Text"><text:s text:c="20"/>head</text:p>
      <text:p text:style-name="Preformatted_20_Text"><text:s text:c="24"/>* supremum * * diem * </text:p>
      <text:p text:style-name="Preformatted_20_Text"><text:s text:c="24"/>index:i(p(4,5))</text:p>
      <text:p text:style-name="Preformatted_20_Text"><text:s text:c="24"/>cat:np</text:p>
      <text:p text:style-name="Preformatted_20_Text"><text:s text:c="24"/>sem:[time,thing,abstract]</text:p>
      <text:p text:style-name="Preformatted_20_Text"><text:s text:c="24"/>number:sing</text:p>
      <text:p text:style-name="Preformatted_20_Text"><text:s text:c="24"/>person:3</text:p>
      <text:p text:style-name="Preformatted_20_Text"><text:s text:c="24"/>gender:or([masc,fem])</text:p>
      <text:p text:style-name="Preformatted_20_Text"><text:s text:c="24"/>lex:dies</text:p>
      <text:p text:style-name="Preformatted_20_Text"><text:s text:c="24"/>case:acc</text:p>
      <text:p text:style-name="Preformatted_20_Text"><text:s text:c="24"/>c_str</text:p>
      <text:p text:style-name="Preformatted_20_Text"><text:s text:c="28"/>head</text:p>
      <text:p text:style-name="Preformatted_20_Text"><text:s text:c="32"/>* diem * </text:p>
      <text:p text:style-name="Preformatted_20_Text"><text:s text:c="32"/>pos:noun</text:p>
      <text:p text:style-name="Preformatted_20_Text"><text:s text:c="32"/>lex:dies</text:p>
      <text:p text:style-name="Preformatted_20_Text"><text:s text:c="32"/>case:acc</text:p>
      <text:p text:style-name="Preformatted_20_Text"><text:s text:c="32"/>gender:or([masc,fem])</text:p>
      <text:p text:style-name="Preformatted_20_Text"><text:s text:c="32"/>number:sing</text:p>
      <text:p text:style-name="Preformatted_20_Text"><text:s text:c="32"/>sem:[time,thing,abstract]</text:p>
      <text:p text:style-name="Preformatted_20_Text"><text:s text:c="28"/>adjp</text:p>
      <text:p text:style-name="Preformatted_20_Text"><text:s text:c="32"/>cat:adjp</text:p>
      <text:p text:style-name="Preformatted_20_Text"><text:s text:c="32"/>* supremum * </text:p>
      <text:p text:style-name="Preformatted_20_Text"><text:s text:c="32"/>case:acc</text:p>
      <text:p text:style-name="Preformatted_20_Text"><text:s text:c="32"/>number:sing</text:p>
      <text:p text:style-name="Preformatted_20_Text"><text:s text:c="32"/>gender:masc</text:p>
      <text:p text:style-name="Preformatted_20_Text"><text:s text:c="32"/>lex:supremus</text:p>
      <text:p text:style-name="Preformatted_20_Text"><text:s text:c="32"/>c_str</text:p>
      <text:p text:style-name="Preformatted_20_Text"><text:s text:c="32"/>supremus</text:p>
      <text:p text:style-name="Preformatted_20_Text"><text:s text:c="20"/>noun_cplt</text:p>
      <text:p text:style-name="Preformatted_20_Text"><text:s text:c="24"/>* famosae * * urbis * </text:p>
      <text:p text:style-name="Preformatted_20_Text"><text:s text:c="24"/>index:i(p(2,3))</text:p>
      <text:p text:style-name="Preformatted_20_Text"><text:s text:c="24"/>cat:np</text:p>
      <text:p text:style-name="Preformatted_20_Text"><text:s text:c="24"/>sem:[hum,thing,loc]</text:p>
      <text:p text:style-name="Preformatted_20_Text"><text:s text:c="24"/>number:sing</text:p>
      <text:p text:style-name="Preformatted_20_Text"><text:s text:c="24"/>person:3</text:p>
      <text:p text:style-name="Preformatted_20_Text"><text:s text:c="24"/>gender:fem</text:p>
      <text:p text:style-name="Preformatted_20_Text"><text:s text:c="24"/>lex:urbs</text:p>
      <text:p text:style-name="Preformatted_20_Text"><text:s text:c="24"/>case:gen</text:p>
      <text:p text:style-name="Preformatted_20_Text"><text:s text:c="24"/>c_str</text:p>
      <text:p text:style-name="Preformatted_20_Text"><text:s text:c="28"/>head</text:p>
      <text:p text:style-name="Preformatted_20_Text"><text:s text:c="32"/>* urbis * </text:p>
      <text:p text:style-name="Preformatted_20_Text"><text:s text:c="32"/>pos:noun</text:p>
      <text:p text:style-name="Preformatted_20_Text"><text:s text:c="32"/>lex:urbs</text:p>
      <text:p text:style-name="Preformatted_20_Text"><text:soft-page-break/><text:s text:c="32"/>case:gen</text:p>
      <text:p text:style-name="Preformatted_20_Text"><text:s text:c="32"/>gender:fem</text:p>
      <text:p text:style-name="Preformatted_20_Text"><text:s text:c="32"/>number:sing</text:p>
      <text:p text:style-name="Preformatted_20_Text"><text:s text:c="32"/>sem:[hum,thing,loc]</text:p>
      <text:p text:style-name="Preformatted_20_Text"><text:s text:c="28"/>adjp</text:p>
      <text:p text:style-name="Preformatted_20_Text"><text:s text:c="32"/>cat:adjp</text:p>
      <text:p text:style-name="Preformatted_20_Text"><text:s text:c="32"/>* famosae * </text:p>
      <text:p text:style-name="Preformatted_20_Text"><text:s text:c="32"/>case:gen</text:p>
      <text:p text:style-name="Preformatted_20_Text"><text:s text:c="32"/>number:sing</text:p>
      <text:p text:style-name="Preformatted_20_Text"><text:s text:c="32"/>gender:fem</text:p>
      <text:p text:style-name="Preformatted_20_Text"><text:s text:c="32"/>lex:famosus</text:p>
      <text:p text:style-name="Preformatted_20_Text"><text:s text:c="32"/>c_str</text:p>
      <text:p text:style-name="Preformatted_20_Text"><text:s text:c="32"/>famosus</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uideor_seem</text:p>
      <text:p text:style-name="Preformatted_20_Text"><text:s text:c="12"/>polarity:pos</text:p>
      <text:p text:style-name="Preformatted_20_Text"><text:s text:c="12"/>cat:vg</text:p>
      <text:p text:style-name="Preformatted_20_Text"><text:s text:c="12"/>* uidetur * </text:p>
      <text:p text:style-name="Preformatted_20_Text"><text:s text:c="12"/>pos:v</text:p>
      <text:p text:style-name="Preformatted_20_Text"><text:s text:c="12"/>lex:uideri</text:p>
      <text:p text:style-name="Preformatted_20_Text"><text:s text:c="12"/>voice:act</text:p>
      <text:p text:style-name="Preformatted_20_Text"><text:s text:c="12"/>tense:present</text:p>
      <text:p text:style-name="Preformatted_20_Text"><text:s text:c="12"/>mood:indicative</text:p>
      <text:p text:style-name="Preformatted_20_Text"><text:s text:c="12"/>number:sing</text:p>
      <text:p text:style-name="Preformatted_20_Text"><text:s text:c="12"/>person:3</text:p>
      <text:p text:style-name="Preformatted_20_Text"><text:s text:c="8"/>subject</text:p>
      <text:p text:style-name="Preformatted_20_Text"><text:s text:c="12"/>number:sing</text:p>
      <text:p text:style-name="Preformatted_20_Text"><text:s text:c="12"/>gender:neuter</text:p>
      <text:p text:style-name="Preformatted_20_Text"><text:s text:c="12"/>cat:pred</text:p>
      <text:p text:style-name="Preformatted_20_Text"><text:s text:c="12"/>mood:infinitive</text:p>
      <text:p text:style-name="Preformatted_20_Text"><text:s text:c="12"/>tense:present</text:p>
      <text:p text:style-name="Preformatted_20_Text"><text:s text:c="12"/>* primordia * * eius * * aperire * </text:p>
      <text:p text:style-name="Preformatted_20_Text"><text:s text:c="12"/>person:3</text:p>
      <text:p text:style-name="Preformatted_20_Text"><text:s text:c="12"/>case:or([nom,acc])</text:p>
      <text:p text:style-name="Preformatted_20_Text"><text:s text:c="12"/>polarity:pos</text:p>
      <text:p text:style-name="Preformatted_20_Text"><text:s text:c="12"/>c_str</text:p>
      <text:p text:style-name="Preformatted_20_Text"><text:s text:c="16"/>vg</text:p>
      <text:p text:style-name="Preformatted_20_Text"><text:s text:c="20"/>selected_reading:aperio_explain</text:p>
      <text:p text:style-name="Preformatted_20_Text"><text:s text:c="20"/>polarity:pos</text:p>
      <text:p text:style-name="Preformatted_20_Text"><text:s text:c="20"/>cat:vg</text:p>
      <text:p text:style-name="Preformatted_20_Text"><text:s text:c="20"/>* aperire * </text:p>
      <text:p text:style-name="Preformatted_20_Text"><text:s text:c="20"/>pos:v</text:p>
      <text:p text:style-name="Preformatted_20_Text"><text:s text:c="20"/>lex:aperire</text:p>
      <text:p text:style-name="Preformatted_20_Text"><text:s text:c="20"/>voice:act</text:p>
      <text:p text:style-name="Preformatted_20_Text"><text:s text:c="20"/>tense:present</text:p>
      <text:p text:style-name="Preformatted_20_Text"><text:s text:c="20"/>mood:infinitive</text:p>
      <text:p text:style-name="Preformatted_20_Text"><text:s text:c="16"/>object</text:p>
      <text:p text:style-name="Preformatted_20_Text"><text:s text:c="20"/>* primordia * * eius * </text:p>
      <text:p text:style-name="Preformatted_20_Text"><text:s text:c="20"/>index:i([p(9,10)])</text:p>
      <text:p text:style-name="Preformatted_20_Text"><text:s text:c="20"/>sem:[abstract]</text:p>
      <text:p text:style-name="Preformatted_20_Text"><text:s text:c="20"/>number:pl</text:p>
      <text:p text:style-name="Preformatted_20_Text"><text:s text:c="20"/>person:3</text:p>
      <text:p text:style-name="Preformatted_20_Text"><text:s text:c="20"/>cat:np</text:p>
      <text:p text:style-name="Preformatted_20_Text"><text:s text:c="20"/>lex:primordia</text:p>
      <text:p text:style-name="Preformatted_20_Text"><text:s text:c="20"/>gender:neuter</text:p>
      <text:p text:style-name="Preformatted_20_Text"><text:s text:c="20"/>case:acc</text:p>
      <text:p text:style-name="Preformatted_20_Text"><text:s text:c="20"/>c_str</text:p>
      <text:p text:style-name="Preformatted_20_Text"><text:s text:c="24"/>head</text:p>
      <text:p text:style-name="Preformatted_20_Text"><text:s text:c="28"/>* primordia * </text:p>
      <text:p text:style-name="Preformatted_20_Text"><text:s text:c="28"/>index:i(p(9,10))</text:p>
      <text:p text:style-name="Preformatted_20_Text"><text:s text:c="28"/>cat:np</text:p>
      <text:p text:style-name="Preformatted_20_Text"><text:s text:c="28"/>sem:[abstract]</text:p>
      <text:p text:style-name="Preformatted_20_Text"><text:soft-page-break/><text:s text:c="28"/>number:pl</text:p>
      <text:p text:style-name="Preformatted_20_Text"><text:s text:c="28"/>person:3</text:p>
      <text:p text:style-name="Preformatted_20_Text"><text:s text:c="28"/>gender:neuter</text:p>
      <text:p text:style-name="Preformatted_20_Text"><text:s text:c="28"/>lex:primordia</text:p>
      <text:p text:style-name="Preformatted_20_Text"><text:s text:c="28"/>case:acc</text:p>
      <text:p text:style-name="Preformatted_20_Text"><text:s text:c="28"/>c_str</text:p>
      <text:p text:style-name="Preformatted_20_Text"><text:s text:c="28"/>primordia</text:p>
      <text:p text:style-name="Preformatted_20_Text"><text:s text:c="24"/>noun_cplt</text:p>
      <text:p text:style-name="Preformatted_20_Text"><text:s text:c="28"/>* eius * </text:p>
      <text:p text:style-name="Preformatted_20_Text"><text:s text:c="28"/>index:i(p(10,11))</text:p>
      <text:p text:style-name="Preformatted_20_Text"><text:s text:c="28"/>cat:np</text:p>
      <text:p text:style-name="Preformatted_20_Text"><text:s text:c="28"/>lex:prpersgen3gsing</text:p>
      <text:p text:style-name="Preformatted_20_Text"><text:s text:c="28"/>number:sing</text:p>
      <text:p text:style-name="Preformatted_20_Text"><text:s text:c="28"/>person:3</text:p>
      <text:p text:style-name="Preformatted_20_Text"><text:s text:c="28"/>gender:or([masc,fem,neuter])</text:p>
      <text:p text:style-name="Preformatted_20_Text"><text:s text:c="28"/>case:gen</text:p>
      <text:p text:style-name="Preformatted_20_Text"><text:s text:c="28"/>c_str</text:p>
      <text:p text:style-name="Preformatted_20_Text"><text:s text:c="28"/>prpersgen3gsing</text:p>
      <text:p text:style-name="Preformatted_20_Text"><text:s text:c="8"/>predicative</text:p>
      <text:p text:style-name="Preformatted_20_Text"><text:s text:c="12"/>cat:adjp</text:p>
      <text:p text:style-name="Preformatted_20_Text"><text:s text:c="12"/>* congruens * </text:p>
      <text:p text:style-name="Preformatted_20_Text"><text:s text:c="12"/>case:nom</text:p>
      <text:p text:style-name="Preformatted_20_Text"><text:s text:c="12"/>number:sing</text:p>
      <text:p text:style-name="Preformatted_20_Text"><text:s text:c="12"/>gender:neuter</text:p>
      <text:p text:style-name="Preformatted_20_Text"><text:s text:c="12"/>lex:congruens</text:p>
      <text:p text:style-name="Preformatted_20_Text"><text:s text:c="12"/>c_str</text:p>
      <text:p text:style-name="Preformatted_20_Text"><text:s text:c="12"/>congruens</text:p>
      <text:p text:style-name="Preformatted_20_Text"/>
      <text:p text:style-name="Preformatted_20_Text"/>
      <text:p text:style-name="Preformatted_20_Text"/>
      <text:p text:style-name="Preformatted_20_Text"/>
      <text:p text:style-name="Preformatted_20_Text"/>
      <text:p text:style-name="P12">Comment : parse OK</text:p>
      <text:p text:style-name="P18">% 116 Tacitus Hist II 2 1.</text:p>
      <text:h text:style-name="Heading_20_3" text:outline-level="3">Fuerunt qui accensum desiderio reginae vertisse iter crederent.</text:h>
      <text:p text:style-name="Text_20_body"/>
      <text:p text:style-name="Preformatted_20_Text">[0/fuerunt,1/qui,2/accensum,3/desiderio,4/reginae,5/uertisse,6/iter,7/crederent,endpos(8)]</text:p>
      <text:p text:style-name="Preformatted_20_Text">cputime : 141.21875000000045</text:p>
      <text:p text:style-name="Preformatted_20_Text"/>
      <text:p text:style-name="Preformatted_20_Text">19.5---&gt;</text:p>
      <text:p text:style-name="Preformatted_20_Text">[illocutionary_force:existential,vg:[pos:v,class:v_esse,type:finite,lex:esse,voice:act,txt:fuerunt,tense:perfect,kind:std,mood:indicative,number:pl,person:3],pathlist:[p(1,2),p(2,3),p(3,4),p(4,5),p(5,6),p(6,7),p(7,8)],distance:[0],gap:[gap:[type:np,index:dummy_np,function:subject,subject:[e:dummy_np],constraints:[number:pl,gender:masc,person:3,case:nom,index:dummy_np,sem:[hum]]]],index:dummy_np,number:pl,gender:masc,case:nom,person:3,reltype:restrictive,type:finite,mood:subjunctive,tense:imperfect,constraints:[number:pl,gender:masc,person:3,case:nom,index:dummy_np,sem:[hum]],w:9.5,c_str:[illocutionary_force:statement,vg:[selected_reading:credo_believe_that,polarity:pos,cat:vg,pathlist:[p(7,8)],hp:[p(7,8)],gender:_17030,w:0,pos:v,class:tr_inf,type:finite,lex:credere,voice:act,txt:crederent,tense:imperfect,kind:std,mood:subjunctive,number:pl,person:3],subject:[index:dummy_np],object:[cat:pred,type:nonfinite,mood:infinitive,tense:past,class:m,pathlist:[p(2,3),p(3,4),p(4,5),p(5,6),p(6,7)],distance:[0],number:sing,gender:neuter,case:or([nom,acc]),person:3,polarity:pos,argbound:no,gap:_17430,w:7.5,flagint:no,c_str:[vg:[selected_reading:uerto_turn,polarity:pos,cat:vg,pathlist:[p(5,6)],hp:[p(5,6)],gender:masc,w:0,pos:v,class:tr_cod,type:nonfinite,lex:uertere,voice:act,txt:uertere,tense:past,kind:std,mood:infinitive,number:sing,person:_17718],subject:[number:sing,gender:masc,pathlist:[p(2,3),p(3,4),p(4,5)],hp:[p(2,3)],index:i(p(2,3)),distance:[0],cat:np,class:pc2np,sem:[hum],person:_17902,type:clausal,lex:accendo_inflame,lextype:full,case:acc,w:1.5,c_str:[past_participle,accendo_inflame,[agent:[pathlist:[p(3,4),p(4,5)],hp:[p(3,4)],index:i([p(3,4)]),distance:[0],sem:[abstract],number:sing,person:3,cat:np,lex:desiderium,lextype:full,gender:neuter,type:full,case:abl,class:common,w:1.5,c_str:[head:[pathlist:[p(3,4)],hp:[p(3,4)],index:i(p(3,4)),distance:[0],cat:np,sem:[abstract],class:common,lextype:full,origin:noun,number:sing,person:3,gender:neuter,type:core,lex:desiderium,txt:desiderio,case:abl,w:1,c_str:desiderio],noun_cplt:[pathlist:[p(4,5)],hp:[p(4,5)],index:i(p(4,5)),distance:[0],cat:np,sem:[hum],class:common,lextype:full,origin:noun,number:sing,person:3,gender:fem,type:core,lex:regina,txt:reginae,case:gen,w:1,c_str:reginae]]]]]],object:[pathlist:[p(6,7)],hp:[p(6,7)],index:i(p(6,7)),distance:[0],cat:np,sem:[abstract,loc],class:common,lextype:full,origin:noun,number:sing,person:3,gender:neuter,type:core,lex:iter,txt:iter,case:acc,w:1,c_str:iter]]]]]</text:p>
      <text:p text:style-name="Preformatted_20_Text"/>
      <text:p text:style-name="Preformatted_20_Text"><text:s text:c="4"/>illocutionary_force:existential</text:p>
      <text:p text:style-name="Preformatted_20_Text"><text:s text:c="4"/>vg</text:p>
      <text:p text:style-name="Preformatted_20_Text"><text:s text:c="8"/>pos:v</text:p>
      <text:p text:style-name="Preformatted_20_Text"><text:s text:c="8"/>lex:esse</text:p>
      <text:p text:style-name="Preformatted_20_Text"><text:s text:c="8"/>voice:act</text:p>
      <text:p text:style-name="Preformatted_20_Text"><text:s text:c="8"/>tense:perfect</text:p>
      <text:p text:style-name="Preformatted_20_Text"><text:s text:c="8"/>mood:indicative</text:p>
      <text:p text:style-name="Preformatted_20_Text"><text:s text:c="8"/>number:pl</text:p>
      <text:p text:style-name="Preformatted_20_Text"><text:s text:c="8"/>person:3</text:p>
      <text:p text:style-name="Preformatted_20_Text"><text:s text:c="4"/>* qui * * accensum * * desiderio * * reginae * * uertisse * * iter * * crederent * </text:p>
      <text:p text:style-name="Preformatted_20_Text"><text:s text:c="4"/>index:dummy_np</text:p>
      <text:p text:style-name="Preformatted_20_Text"><text:s text:c="4"/>number:pl</text:p>
      <text:p text:style-name="Preformatted_20_Text"><text:s text:c="4"/>gender:masc</text:p>
      <text:p text:style-name="Preformatted_20_Text"><text:s text:c="4"/>case:nom</text:p>
      <text:p text:style-name="Preformatted_20_Text"><text:s text:c="4"/>person:3</text:p>
      <text:p text:style-name="Preformatted_20_Text"><text:s text:c="4"/>reltype:restrictive</text:p>
      <text:p text:style-name="Preformatted_20_Text"><text:s text:c="4"/>mood:subjunctive</text:p>
      <text:p text:style-name="Preformatted_20_Text"><text:s text:c="4"/>tense:imperfect</text:p>
      <text:p text:style-name="Preformatted_20_Text"><text:s text:c="4"/>c_str</text:p>
      <text:p text:style-name="Preformatted_20_Text"><text:s text:c="8"/>illocutionary_force:statement</text:p>
      <text:p text:style-name="Preformatted_20_Text"><text:s text:c="8"/>vg</text:p>
      <text:p text:style-name="Preformatted_20_Text"><text:s text:c="12"/>selected_reading:credo_believe_that</text:p>
      <text:p text:style-name="Preformatted_20_Text"><text:s text:c="12"/>polarity:pos</text:p>
      <text:p text:style-name="Preformatted_20_Text"><text:s text:c="12"/>cat:vg</text:p>
      <text:p text:style-name="Preformatted_20_Text"><text:s text:c="12"/>* crederent * </text:p>
      <text:p text:style-name="Preformatted_20_Text"><text:s text:c="12"/>pos:v</text:p>
      <text:p text:style-name="Preformatted_20_Text"><text:s text:c="12"/>lex:credere</text:p>
      <text:p text:style-name="Preformatted_20_Text"><text:s text:c="12"/>voice:act</text:p>
      <text:p text:style-name="Preformatted_20_Text"><text:soft-page-break/><text:s text:c="12"/>tense:imperfect</text:p>
      <text:p text:style-name="Preformatted_20_Text"><text:s text:c="12"/>mood:subjunctive</text:p>
      <text:p text:style-name="Preformatted_20_Text"><text:s text:c="12"/>number:pl</text:p>
      <text:p text:style-name="Preformatted_20_Text"><text:s text:c="12"/>person:3</text:p>
      <text:p text:style-name="Preformatted_20_Text"><text:s text:c="8"/>subject</text:p>
      <text:p text:style-name="Preformatted_20_Text"><text:s text:c="12"/>index:dummy_np</text:p>
      <text:p text:style-name="Preformatted_20_Text"><text:s text:c="8"/>object</text:p>
      <text:p text:style-name="Preformatted_20_Text"><text:s text:c="12"/>cat:pred</text:p>
      <text:p text:style-name="Preformatted_20_Text"><text:s text:c="12"/>mood:infinitive</text:p>
      <text:p text:style-name="Preformatted_20_Text"><text:s text:c="12"/>tense:past</text:p>
      <text:p text:style-name="Preformatted_20_Text"><text:s text:c="12"/>* accensum * * desiderio * * reginae * * uertisse * * iter * </text:p>
      <text:p text:style-name="Preformatted_20_Text"><text:s text:c="12"/>number:sing</text:p>
      <text:p text:style-name="Preformatted_20_Text"><text:s text:c="12"/>gender:neuter</text:p>
      <text:p text:style-name="Preformatted_20_Text"><text:s text:c="12"/>case:or([nom,acc])</text:p>
      <text:p text:style-name="Preformatted_20_Text"><text:s text:c="12"/>person:3</text:p>
      <text:p text:style-name="Preformatted_20_Text"><text:s text:c="12"/>polarity:pos</text:p>
      <text:p text:style-name="Preformatted_20_Text"><text:s text:c="12"/>c_str</text:p>
      <text:p text:style-name="Preformatted_20_Text"><text:s text:c="16"/>vg</text:p>
      <text:p text:style-name="Preformatted_20_Text"><text:s text:c="20"/>selected_reading:uerto_turn</text:p>
      <text:p text:style-name="Preformatted_20_Text"><text:s text:c="20"/>polarity:pos</text:p>
      <text:p text:style-name="Preformatted_20_Text"><text:s text:c="20"/>cat:vg</text:p>
      <text:p text:style-name="Preformatted_20_Text"><text:s text:c="20"/>* uertisse * </text:p>
      <text:p text:style-name="Preformatted_20_Text"><text:s text:c="20"/>gender:masc</text:p>
      <text:p text:style-name="Preformatted_20_Text"><text:s text:c="20"/>pos:v</text:p>
      <text:p text:style-name="Preformatted_20_Text"><text:s text:c="20"/>lex:uertere</text:p>
      <text:p text:style-name="Preformatted_20_Text"><text:s text:c="20"/>voice:act</text:p>
      <text:p text:style-name="Preformatted_20_Text"><text:s text:c="20"/>tense:past</text:p>
      <text:p text:style-name="Preformatted_20_Text"><text:s text:c="20"/>mood:infinitive</text:p>
      <text:p text:style-name="Preformatted_20_Text"><text:s text:c="20"/>number:sing</text:p>
      <text:p text:style-name="Preformatted_20_Text"><text:s text:c="16"/>subject</text:p>
      <text:p text:style-name="Preformatted_20_Text"><text:s text:c="20"/>number:sing</text:p>
      <text:p text:style-name="Preformatted_20_Text"><text:s text:c="20"/>gender:masc</text:p>
      <text:p text:style-name="Preformatted_20_Text"><text:s text:c="20"/>* accensum * * desiderio * * reginae * </text:p>
      <text:p text:style-name="Preformatted_20_Text"><text:s text:c="20"/>index:i(p(2,3))</text:p>
      <text:p text:style-name="Preformatted_20_Text"><text:s text:c="20"/>cat:np</text:p>
      <text:p text:style-name="Preformatted_20_Text"><text:s text:c="20"/>sem:[hum]</text:p>
      <text:p text:style-name="Preformatted_20_Text"><text:s text:c="20"/>lex:accendo_inflame</text:p>
      <text:p text:style-name="Preformatted_20_Text"><text:s text:c="20"/>case:acc</text:p>
      <text:p text:style-name="Preformatted_20_Text"><text:s text:c="20"/>c_str</text:p>
      <text:p text:style-name="Preformatted_20_Text"><text:s text:c="24"/>past_participle</text:p>
      <text:p text:style-name="Preformatted_20_Text"><text:s text:c="24"/>accendo_inflame</text:p>
      <text:p text:style-name="Preformatted_20_Text"><text:s text:c="28"/>agent</text:p>
      <text:p text:style-name="Preformatted_20_Text"><text:s text:c="32"/>* desiderio * * reginae * </text:p>
      <text:p text:style-name="Preformatted_20_Text"><text:s text:c="32"/>index:i([p(3,4)])</text:p>
      <text:p text:style-name="Preformatted_20_Text"><text:s text:c="32"/>sem:[abstract]</text:p>
      <text:p text:style-name="Preformatted_20_Text"><text:s text:c="32"/>number:sing</text:p>
      <text:p text:style-name="Preformatted_20_Text"><text:s text:c="32"/>person:3</text:p>
      <text:p text:style-name="Preformatted_20_Text"><text:s text:c="32"/>cat:np</text:p>
      <text:p text:style-name="Preformatted_20_Text"><text:s text:c="32"/>lex:desiderium</text:p>
      <text:p text:style-name="Preformatted_20_Text"><text:s text:c="32"/>gender:neuter</text:p>
      <text:p text:style-name="Preformatted_20_Text"><text:s text:c="32"/>case:abl</text:p>
      <text:p text:style-name="Preformatted_20_Text"><text:s text:c="32"/>c_str</text:p>
      <text:p text:style-name="Preformatted_20_Text"><text:s text:c="36"/>head</text:p>
      <text:p text:style-name="Preformatted_20_Text"><text:s text:c="40"/>* desiderio * </text:p>
      <text:p text:style-name="Preformatted_20_Text"><text:s text:c="40"/>index:i(p(3,4))</text:p>
      <text:p text:style-name="Preformatted_20_Text"><text:s text:c="40"/>cat:np</text:p>
      <text:p text:style-name="Preformatted_20_Text"><text:s text:c="40"/>sem:[abstract]</text:p>
      <text:p text:style-name="Preformatted_20_Text"><text:s text:c="40"/>number:sing</text:p>
      <text:p text:style-name="Preformatted_20_Text"><text:s text:c="40"/>person:3</text:p>
      <text:p text:style-name="Preformatted_20_Text"><text:s text:c="40"/>gender:neuter</text:p>
      <text:p text:style-name="Preformatted_20_Text"><text:s text:c="40"/>lex:desiderium</text:p>
      <text:p text:style-name="Preformatted_20_Text"><text:s text:c="40"/>case:abl</text:p>
      <text:p text:style-name="Preformatted_20_Text"><text:s text:c="40"/>c_str</text:p>
      <text:p text:style-name="Preformatted_20_Text"><text:s text:c="40"/>desiderio</text:p>
      <text:p text:style-name="Preformatted_20_Text"><text:soft-page-break/><text:s text:c="36"/>noun_cplt</text:p>
      <text:p text:style-name="Preformatted_20_Text"><text:s text:c="40"/>* reginae * </text:p>
      <text:p text:style-name="Preformatted_20_Text"><text:s text:c="40"/>index:i(p(4,5))</text:p>
      <text:p text:style-name="Preformatted_20_Text"><text:s text:c="40"/>cat:np</text:p>
      <text:p text:style-name="Preformatted_20_Text"><text:s text:c="40"/>sem:[hum]</text:p>
      <text:p text:style-name="Preformatted_20_Text"><text:s text:c="40"/>number:sing</text:p>
      <text:p text:style-name="Preformatted_20_Text"><text:s text:c="40"/>person:3</text:p>
      <text:p text:style-name="Preformatted_20_Text"><text:s text:c="40"/>gender:fem</text:p>
      <text:p text:style-name="Preformatted_20_Text"><text:s text:c="40"/>lex:regina</text:p>
      <text:p text:style-name="Preformatted_20_Text"><text:s text:c="40"/>case:gen</text:p>
      <text:p text:style-name="Preformatted_20_Text"><text:s text:c="40"/>c_str</text:p>
      <text:p text:style-name="Preformatted_20_Text"><text:s text:c="40"/>reginae</text:p>
      <text:p text:style-name="Preformatted_20_Text"><text:s text:c="16"/>object</text:p>
      <text:p text:style-name="Preformatted_20_Text"><text:s text:c="20"/>* iter * </text:p>
      <text:p text:style-name="Preformatted_20_Text"><text:s text:c="20"/>index:i(p(6,7))</text:p>
      <text:p text:style-name="Preformatted_20_Text"><text:s text:c="20"/>cat:np</text:p>
      <text:p text:style-name="Preformatted_20_Text"><text:s text:c="20"/>sem:[abstract,loc]</text:p>
      <text:p text:style-name="Preformatted_20_Text"><text:s text:c="20"/>number:sing</text:p>
      <text:p text:style-name="Preformatted_20_Text"><text:s text:c="20"/>person:3</text:p>
      <text:p text:style-name="Preformatted_20_Text"><text:s text:c="20"/>gender:neuter</text:p>
      <text:p text:style-name="Preformatted_20_Text"><text:s text:c="20"/>lex:iter</text:p>
      <text:p text:style-name="Preformatted_20_Text"><text:s text:c="20"/>case:acc</text:p>
      <text:p text:style-name="Preformatted_20_Text"><text:s text:c="20"/>c_str</text:p>
      <text:p text:style-name="Preformatted_20_Text"><text:s text:c="20"/>iter</text:p>
      <text:p text:style-name="Preformatted_20_Text"/>
      <text:p text:style-name="Preformatted_20_Text"/>
      <text:p text:style-name="Preformatted_20_Text"/>
      <text:p text:style-name="P12">Comment : parse OK</text:p>
      <text:p text:style-name="Preformatted_20_Text"/>
      <text:p text:style-name="Preformatted_20_Text"/>
      <text:p text:style-name="P19"/>
      <text:p text:style-name="P4">% 117 Tacitus Hist IV 58 2.</text:p>
      <text:h text:style-name="Heading_20_3" text:outline-level="3">Bellum cum populo Romano vestris se manibus gesturum Classicus sperat.</text:h>
      <text:p text:style-name="Text_20_body"/>
      <text:p text:style-name="Preformatted_20_Text">[0/bellum,1/cum,2/populo,3/romano,4/uestris,5/se,6/manibus,7/gesturum,8/classicus,9/sperat,endpos(10)]</text:p>
      <text:p text:style-name="Preformatted_20_Text">cputime : 40.640625</text:p>
      <text:p text:style-name="Preformatted_20_Text"/>
      <text:p text:style-name="Preformatted_20_Text">27.939999999999998---&gt;</text:p>
      <text:p text:style-name="Preformatted_20_Text">[illocutionary_force:statement,vg:[selected_reading:spero_hope_that,polarity:pos,cat:vg,pathlist:[p(9,10)],hp:[p(9,10)],gender:_15206,w:0,pos:v,class:tr_cod,type:finite,lex:sperare,voice:act,txt:sperat,tense:present,kind:std,mood:indicative,number:sing,person:3],subject:[number:sing,gender:masc,pathlist:[p(8,9)],hp:[p(8,9)],index:i(p(8,9)),distance:[0],cat:np,sem:[male],class:proper,lex:classicus,lextype:full,person:3,type:core,case:nom,w:1,c_str:classicus],object:[cat:pred,type:nonfinite,mood:infinitive,tense:future,class:m,pathlist:[p(0,1),p(1,2),p(2,3),p(3,4),p(4,5),p(5,6),p(6,7),p(7,8)],distance:[0],number:sing,gender:neuter,case:or([nom,acc]),person:3,polarity:pos,argbound:no,gap:_15898,w:25.95,flagint:no,c_str:[vg:[selected_reading:bellum_gero_make_war_IDIOM,polarity:pos,cat:vg,type:nonfinite,pathlist:[p(7,8)],hp:[p(7,8)],lex:gerere,person:_16066,mood:infinitive,tense:future,voice:active,number:sing,gender:masc,w:15],subject:[number:sing,gender:masc,pathlist:[p(5,6)],hp:[p(5,6)],index:i(p(8,9)),distance:[0],cat:np,sem:[hum],class:proper,lex:pp3refl,emphasis:no,person:3,type:core,case:acc,w:1,c_str:pp3refl],object:[pathlist:[p(0,1)],hp:[p(0,1)],index:i(p(0,1)),distance:[0],cat:np,sem:[thing],class:common,lextype:full,origin:noun,number:sing,person:3,gender:neuter,type:core,lex:bellum,txt:bellum,case:acc,w:1,c_str:bellum],adjunct:[pathlist:[p(4,5),p(6,7)],distance:[0],class:adjunct,value:manner_means,type:core,w:0,c_str:[head:[pathlist:[p(6,7)],pos:noun,txt:manibus,lex:manus,case:abl,gender:fem,class:common,ab:mm,number:pl,sem:[thing]],adjp:[cat:adjp,pathlist:[p(4,5)],distance:[0],hp:[p(4,5)],case:abl,number:pl,gender:fem,lex:uester,type:poss,w:1,c_str:uester]]],prep_phrase_adjunct_1:[pathlist:[p(1,2),p(2,3),p(3,4)],hp:[p(2,3)],distance:[0],index:i(p(2,3)),case:abl,prep:cum,sem:[hum],lex:populus,w:2,type:core,cat:pp,c_str:[prep:cum,head:[pathlist:[p(2,3),p(3,4)],hp:[p(2,3)],index:i(p(2,3)),distance:[0],cat:np,class:common,sem:[hum],number:sing,person:3,gender:masc,type:core,lex:populus,lextype:full,case:abl,w:2,c_str:[head:[pathlist:[p(2,3)],pos:noun,txt:populo,lex:populus,case:abl,gender:masc,class:common,ab:no,number:sing,sem:[hum]],adjp:[cat:adjp,pathlist:[p(3,4)],distance:[0],hp:[p(3,4)],case:abl,number:sing,gender:masc,lex:romanus,type:std,w:1,c_str:romanus]]]]]]]]</text:p>
      <text:p text:style-name="Preformatted_20_Text"/>
      <text:p text:style-name="Preformatted_20_Text"><text:s text:c="4"/>illocutionary_force:statement</text:p>
      <text:p text:style-name="Preformatted_20_Text"><text:s text:c="4"/>vg</text:p>
      <text:p text:style-name="Preformatted_20_Text"><text:s text:c="8"/>selected_reading:spero_hope_that</text:p>
      <text:p text:style-name="Preformatted_20_Text"><text:s text:c="8"/>polarity:pos</text:p>
      <text:p text:style-name="Preformatted_20_Text"><text:s text:c="8"/>cat:vg</text:p>
      <text:p text:style-name="Preformatted_20_Text"><text:s text:c="8"/>* sperat * </text:p>
      <text:p text:style-name="Preformatted_20_Text"><text:s text:c="8"/>pos:v</text:p>
      <text:p text:style-name="Preformatted_20_Text"><text:s text:c="8"/>lex:sperare</text:p>
      <text:p text:style-name="Preformatted_20_Text"><text:s text:c="8"/>voice:act</text:p>
      <text:p text:style-name="Preformatted_20_Text"><text:s text:c="8"/>tense:present</text:p>
      <text:p text:style-name="Preformatted_20_Text"><text:s text:c="8"/>mood:indicative</text:p>
      <text:p text:style-name="Preformatted_20_Text"><text:s text:c="8"/>number:sing</text:p>
      <text:p text:style-name="Preformatted_20_Text"><text:s text:c="8"/>person:3</text:p>
      <text:p text:style-name="Preformatted_20_Text"><text:s text:c="4"/>subject</text:p>
      <text:p text:style-name="Preformatted_20_Text"><text:s text:c="8"/>number:sing</text:p>
      <text:p text:style-name="Preformatted_20_Text"><text:s text:c="8"/>gender:masc</text:p>
      <text:p text:style-name="Preformatted_20_Text"><text:s text:c="8"/>* classicus * </text:p>
      <text:p text:style-name="Preformatted_20_Text"><text:s text:c="8"/>index:i(p(8,9))</text:p>
      <text:p text:style-name="Preformatted_20_Text"><text:s text:c="8"/>cat:np</text:p>
      <text:p text:style-name="Preformatted_20_Text"><text:s text:c="8"/>sem:[male]</text:p>
      <text:p text:style-name="Preformatted_20_Text"><text:s text:c="8"/>lex:classicus</text:p>
      <text:p text:style-name="Preformatted_20_Text"><text:s text:c="8"/>person:3</text:p>
      <text:p text:style-name="Preformatted_20_Text"><text:s text:c="8"/>case:nom</text:p>
      <text:p text:style-name="Preformatted_20_Text"><text:s text:c="8"/>c_str</text:p>
      <text:p text:style-name="Preformatted_20_Text"><text:s text:c="8"/>classicus</text:p>
      <text:p text:style-name="Preformatted_20_Text"><text:s text:c="4"/>object</text:p>
      <text:p text:style-name="Preformatted_20_Text"><text:s text:c="8"/>cat:pred</text:p>
      <text:p text:style-name="Preformatted_20_Text"><text:s text:c="8"/>mood:infinitive</text:p>
      <text:p text:style-name="Preformatted_20_Text"><text:s text:c="8"/>tense:future</text:p>
      <text:p text:style-name="Preformatted_20_Text"><text:soft-page-break/><text:s text:c="8"/>* bellum * * cum * * populo * * romano * * uestris * * se * * manibus * * gesturum * </text:p>
      <text:p text:style-name="Preformatted_20_Text"><text:s text:c="8"/>number:sing</text:p>
      <text:p text:style-name="Preformatted_20_Text"><text:s text:c="8"/>gender:neuter</text:p>
      <text:p text:style-name="Preformatted_20_Text"><text:s text:c="8"/>case:or([nom,acc])</text:p>
      <text:p text:style-name="Preformatted_20_Text"><text:s text:c="8"/>person:3</text:p>
      <text:p text:style-name="Preformatted_20_Text"><text:s text:c="8"/>polarity:pos</text:p>
      <text:p text:style-name="Preformatted_20_Text"><text:s text:c="8"/>c_str</text:p>
      <text:p text:style-name="Preformatted_20_Text"><text:s text:c="12"/>vg</text:p>
      <text:p text:style-name="Preformatted_20_Text"><text:s text:c="16"/>selected_reading:bellum_gero_make_war_IDIOM</text:p>
      <text:p text:style-name="Preformatted_20_Text"><text:s text:c="16"/>polarity:pos</text:p>
      <text:p text:style-name="Preformatted_20_Text"><text:s text:c="16"/>cat:vg</text:p>
      <text:p text:style-name="Preformatted_20_Text"><text:s text:c="16"/>* gesturum * </text:p>
      <text:p text:style-name="Preformatted_20_Text"><text:s text:c="16"/>lex:gerere</text:p>
      <text:p text:style-name="Preformatted_20_Text"><text:s text:c="16"/>mood:infinitive</text:p>
      <text:p text:style-name="Preformatted_20_Text"><text:s text:c="16"/>tense:future</text:p>
      <text:p text:style-name="Preformatted_20_Text"><text:s text:c="16"/>voice:active</text:p>
      <text:p text:style-name="Preformatted_20_Text"><text:s text:c="16"/>number:sing</text:p>
      <text:p text:style-name="Preformatted_20_Text"><text:s text:c="16"/>gender:masc</text:p>
      <text:p text:style-name="Preformatted_20_Text"><text:s text:c="12"/>subject</text:p>
      <text:p text:style-name="Preformatted_20_Text"><text:s text:c="16"/>number:sing</text:p>
      <text:p text:style-name="Preformatted_20_Text"><text:s text:c="16"/>gender:masc</text:p>
      <text:p text:style-name="Preformatted_20_Text"><text:s text:c="16"/>* se * </text:p>
      <text:p text:style-name="Preformatted_20_Text"><text:s text:c="16"/>index:i(p(8,9))</text:p>
      <text:p text:style-name="Preformatted_20_Text"><text:s text:c="16"/>cat:np</text:p>
      <text:p text:style-name="Preformatted_20_Text"><text:s text:c="16"/>sem:[hum]</text:p>
      <text:p text:style-name="Preformatted_20_Text"><text:s text:c="16"/>lex:pp3refl</text:p>
      <text:p text:style-name="Preformatted_20_Text"><text:s text:c="16"/>emphasis:no</text:p>
      <text:p text:style-name="Preformatted_20_Text"><text:s text:c="16"/>person:3</text:p>
      <text:p text:style-name="Preformatted_20_Text"><text:s text:c="16"/>case:acc</text:p>
      <text:p text:style-name="Preformatted_20_Text"><text:s text:c="16"/>c_str</text:p>
      <text:p text:style-name="Preformatted_20_Text"><text:s text:c="16"/>pp3refl</text:p>
      <text:p text:style-name="Preformatted_20_Text"><text:s text:c="12"/>object</text:p>
      <text:p text:style-name="Preformatted_20_Text"><text:s text:c="16"/>* bellum * </text:p>
      <text:p text:style-name="Preformatted_20_Text"><text:s text:c="16"/>index:i(p(0,1))</text:p>
      <text:p text:style-name="Preformatted_20_Text"><text:s text:c="16"/>cat:np</text:p>
      <text:p text:style-name="Preformatted_20_Text"><text:s text:c="16"/>sem:[thing]</text:p>
      <text:p text:style-name="Preformatted_20_Text"><text:s text:c="16"/>number:sing</text:p>
      <text:p text:style-name="Preformatted_20_Text"><text:s text:c="16"/>person:3</text:p>
      <text:p text:style-name="Preformatted_20_Text"><text:s text:c="16"/>gender:neuter</text:p>
      <text:p text:style-name="Preformatted_20_Text"><text:s text:c="16"/>lex:bellum</text:p>
      <text:p text:style-name="Preformatted_20_Text"><text:s text:c="16"/>case:acc</text:p>
      <text:p text:style-name="Preformatted_20_Text"><text:s text:c="16"/>c_str</text:p>
      <text:p text:style-name="Preformatted_20_Text"><text:s text:c="16"/>bellum</text:p>
      <text:p text:style-name="Preformatted_20_Text"><text:s text:c="12"/>adjunct</text:p>
      <text:p text:style-name="Preformatted_20_Text"><text:s text:c="16"/>* uestris * * manibus * </text:p>
      <text:p text:style-name="Preformatted_20_Text"><text:s text:c="16"/>value:manner_means</text:p>
      <text:p text:style-name="Preformatted_20_Text"><text:s text:c="16"/>c_str</text:p>
      <text:p text:style-name="Preformatted_20_Text"><text:s text:c="20"/>head</text:p>
      <text:p text:style-name="Preformatted_20_Text"><text:s text:c="24"/>* manibus * </text:p>
      <text:p text:style-name="Preformatted_20_Text"><text:s text:c="24"/>pos:noun</text:p>
      <text:p text:style-name="Preformatted_20_Text"><text:s text:c="24"/>lex:manus</text:p>
      <text:p text:style-name="Preformatted_20_Text"><text:s text:c="24"/>case:abl</text:p>
      <text:p text:style-name="Preformatted_20_Text"><text:s text:c="24"/>gender:fem</text:p>
      <text:p text:style-name="Preformatted_20_Text"><text:s text:c="24"/>number:pl</text:p>
      <text:p text:style-name="Preformatted_20_Text"><text:s text:c="24"/>sem:[thing]</text:p>
      <text:p text:style-name="Preformatted_20_Text"><text:s text:c="20"/>adjp</text:p>
      <text:p text:style-name="Preformatted_20_Text"><text:s text:c="24"/>cat:adjp</text:p>
      <text:p text:style-name="Preformatted_20_Text"><text:s text:c="24"/>* uestris * </text:p>
      <text:p text:style-name="Preformatted_20_Text"><text:s text:c="24"/>case:abl</text:p>
      <text:p text:style-name="Preformatted_20_Text"><text:s text:c="24"/>number:pl</text:p>
      <text:p text:style-name="Preformatted_20_Text"><text:s text:c="24"/>gender:fem</text:p>
      <text:p text:style-name="Preformatted_20_Text"><text:s text:c="24"/>lex:uester</text:p>
      <text:p text:style-name="Preformatted_20_Text"><text:s text:c="24"/>c_str</text:p>
      <text:p text:style-name="Preformatted_20_Text"><text:s text:c="24"/>uester</text:p>
      <text:p text:style-name="Preformatted_20_Text"><text:soft-page-break/><text:s text:c="12"/>prep_phrase_adjunct_1</text:p>
      <text:p text:style-name="Preformatted_20_Text"><text:s text:c="16"/>* cum * * populo * * romano * </text:p>
      <text:p text:style-name="Preformatted_20_Text"><text:s text:c="16"/>index:i(p(2,3))</text:p>
      <text:p text:style-name="Preformatted_20_Text"><text:s text:c="16"/>case:abl</text:p>
      <text:p text:style-name="Preformatted_20_Text"><text:s text:c="16"/>prep:cum</text:p>
      <text:p text:style-name="Preformatted_20_Text"><text:s text:c="16"/>sem:[hum]</text:p>
      <text:p text:style-name="Preformatted_20_Text"><text:s text:c="16"/>lex:populus</text:p>
      <text:p text:style-name="Preformatted_20_Text"><text:s text:c="16"/>cat:pp</text:p>
      <text:p text:style-name="Preformatted_20_Text"><text:s text:c="16"/>c_str</text:p>
      <text:p text:style-name="Preformatted_20_Text"><text:s text:c="20"/>prep:cum</text:p>
      <text:p text:style-name="Preformatted_20_Text"><text:s text:c="20"/>head</text:p>
      <text:p text:style-name="Preformatted_20_Text"><text:s text:c="24"/>* populo * * romano * </text:p>
      <text:p text:style-name="Preformatted_20_Text"><text:s text:c="24"/>index:i(p(2,3))</text:p>
      <text:p text:style-name="Preformatted_20_Text"><text:s text:c="24"/>cat:np</text:p>
      <text:p text:style-name="Preformatted_20_Text"><text:s text:c="24"/>sem:[hum]</text:p>
      <text:p text:style-name="Preformatted_20_Text"><text:s text:c="24"/>number:sing</text:p>
      <text:p text:style-name="Preformatted_20_Text"><text:s text:c="24"/>person:3</text:p>
      <text:p text:style-name="Preformatted_20_Text"><text:s text:c="24"/>gender:masc</text:p>
      <text:p text:style-name="Preformatted_20_Text"><text:s text:c="24"/>lex:populus</text:p>
      <text:p text:style-name="Preformatted_20_Text"><text:s text:c="24"/>case:abl</text:p>
      <text:p text:style-name="Preformatted_20_Text"><text:s text:c="24"/>c_str</text:p>
      <text:p text:style-name="Preformatted_20_Text"><text:s text:c="28"/>head</text:p>
      <text:p text:style-name="Preformatted_20_Text"><text:s text:c="32"/>* populo * </text:p>
      <text:p text:style-name="Preformatted_20_Text"><text:s text:c="32"/>pos:noun</text:p>
      <text:p text:style-name="Preformatted_20_Text"><text:s text:c="32"/>lex:populus</text:p>
      <text:p text:style-name="Preformatted_20_Text"><text:s text:c="32"/>case:abl</text:p>
      <text:p text:style-name="Preformatted_20_Text"><text:s text:c="32"/>gender:masc</text:p>
      <text:p text:style-name="Preformatted_20_Text"><text:s text:c="32"/>number:sing</text:p>
      <text:p text:style-name="Preformatted_20_Text"><text:s text:c="32"/>sem:[hum]</text:p>
      <text:p text:style-name="Preformatted_20_Text"><text:s text:c="28"/>adjp</text:p>
      <text:p text:style-name="Preformatted_20_Text"><text:s text:c="32"/>cat:adjp</text:p>
      <text:p text:style-name="Preformatted_20_Text"><text:s text:c="32"/>* romano * </text:p>
      <text:p text:style-name="Preformatted_20_Text"><text:s text:c="32"/>case:abl</text:p>
      <text:p text:style-name="Preformatted_20_Text"><text:s text:c="32"/>number:sing</text:p>
      <text:p text:style-name="Preformatted_20_Text"><text:s text:c="32"/>gender:masc</text:p>
      <text:p text:style-name="Preformatted_20_Text"><text:s text:c="32"/>lex:romanus</text:p>
      <text:p text:style-name="Preformatted_20_Text"><text:s text:c="32"/>c_str</text:p>
      <text:p text:style-name="Preformatted_20_Text"><text:s text:c="32"/>romanus</text:p>
      <text:p text:style-name="Preformatted_20_Text"/>
      <text:p text:style-name="Preformatted_20_Text"/>
      <text:p text:style-name="Preformatted_20_Text"/>
      <text:p text:style-name="Preformatted_20_Text"/>
      <text:p text:style-name="Preformatted_20_Text"/>
      <text:p text:style-name="P12">Comment : parse OK</text:p>
      <text:p text:style-name="P19"/>
      <text:p text:style-name="P4">% 118 Tacitus Dialogus 27 3 2.</text:p>
      <text:h text:style-name="Heading_20_3" text:outline-level="3">Cum de antiquis loquaris utere antiqua libertate a qua vel magis degenerauimus quam ab eloquentia.</text:h>
      <text:p text:style-name="Preformatted_20_Text"/>
      <text:p text:style-name="Preformatted_20_Text">[0/cum,1/de,2/antiquis,3/loquaris,4/utere,5/antiqua,6/libertate,7/a,8/qua,9/uel,10/degenerauimus,11/magis_quam,12/degenerauimus,13/ab,14/eloquentia,endpos(15)]</text:p>
      <text:p text:style-name="Preformatted_20_Text">cputime : 29.890625</text:p>
      <text:h text:style-name="Heading_20_4" text:outline-level="4">Parse A</text:h>
      <text:p text:style-name="Preformatted_20_Text">10.5---&gt;</text:p>
      <text:p text:style-name="Preformatted_20_Text">[clause_semantics:_17684,subordinator:[lex:cum,pos:sub,argbound:no,mood:subjunctive],subordinate_clause:[cum,[illocutionary_force:statement,vg:[selected_reading:loquor_speak,polarity:pos,cat:vg,pathlist:[p(3,4)],hp:[p(3,4)],gender:_17888,w:0,pos:v,class:intr,type:finite,lex:loqui,voice:act,txt:loquaris,tense:present,kind:dep,mood:subjunctive,number:sing,person:2],subject:[source:context_retrievable,number:sing,gender:or([masc,fem]),person:2,cat:np,index:i(0,0),constraints_to_be_met:[sem:[hum]],distance:[0],pathlist:[],case:nom,w:0],prep_cplt:[pathlist:[p(1,2),p(2,3)],hp:[p(2,3)],distance:[0],index:i(p(2,3)),case:abl,prep:de,sem:[hum],lex:antiquus,w:0.5,type:core,cat:pp,c_str:[prep:de,head:[pathlist:[p(2,3)],hp:[p(2,3)],index:i(p(2,3)),distance:[0],cat:np,sem:[hum],class:common,lextype:full,origin:adj,number:pl,person:3,gender:masc,type:core,lex:antiquus,txt:antiquis,case:abl,w:0.5,c_str:antiquis]]]]],main_clause:[clause_semantics:_18730,subordinator:[lex:magis_quam,pos:sub,argbound:no,mood:indicative,value:comparison],subordinate_clause:[magis_quam,[illocutionary_force:statement,vg:[selected_reading:degenero_degenerate,polarity:pos,cat:vg,pathlist:[p(12,13)],hp:[p(12,13)],gender:_18946,w:0,pos:v,class:intr,type:finite,lex:degenerare,voice:act,txt:degenerauimus,tense:perfect,kind:std,mood:indicative,number:pl,person:1],subject:[source:context_retrievable,number:pl,gender:or([masc,fem]),person:1,cat:np,index:i(0,0),constraints_to_be_met:[sem:[hum]],distance:[0],pathlist:[],case:nom,w:0],prep_cplt:[pathlist:[p(13,14),p(14,15)],hp:[p(14,15)],distance:[0],index:i(p(14,15)),case:abl,prep:ab,sem:[quality],lex:eloquentia,w:1,type:core,cat:pp,c_str:[prep:ab,head:[pathlist:[p(14,15)],hp:[p(14,15)],index:i(p(14,15)),distance:[0],cat:np,sem:[quality],class:common,lextype:full,origin:noun,number:sing,person:3,gender:fem,type:core,lex:eloquentia,txt:eloquentia,case:abl,w:1,c_str:eloquentia]]]]],main_clause:[illocutionary_force:statement,vg:[selected_reading:utor_use,polarity:pos,cat:vg,pathlist:[p(4,5)],hp:[p(4,5)],gender:_19884,w:0,pos:v,class:tr_cod_abl,type:finite,lex:uti,voice:act,txt:utere,tense:present,kind:dep,mood:imperative,number:sing,person:2],subject:[source:context_retrievable,number:sing,gender:or([masc,fem]),person:2,cat:np,index:i(0,0),constraints_to_be_met:[],distance:[0],pathlist:[],case:nom,w:0],object_i:[pathlist:[p(5,6),p(6,7),p(7,8),p(8,9),p(9,10),p(10,11)],hp:[p(6,7)],distance:[0],cat:np,type:full,class:common,lextype:full,index:i(p(6,7)),number:sing,gender:fem,sem:[quality],person:_20462,case:abl,lex:libertas,w:2,c_str:[head:[head:[pathlist:[p(6,7)],pos:noun,txt:libertate,lex:libertas,case:abl,gender:fem,class:common,ab:mm,number:sing,sem:[quality]],adjp:[cat:adjp,pathlist:[p(5,6)],distance:[0],hp:[p(5,6)],case:abl,number:sing,gender:fem,lex:antiquus,type:std,w:1,c_str:antiquus]],rel_clause:[pathlist:[p(7,8),p(8,9),p(9,10),p(10,11)],distance:[0],gap:[gap:[type:pp,index:i(p(6,7)),function:prep_cplt,prep_cplt:[e:i(p(6,7))],constraints:[prep:ab]]],index:i(p(6,7)),number:sing,gender:fem,person:3,case:abl,reltype:restrictive,type:finite,mood:indicative,tense:perfect,constraints:[],w:1,c_str:[illocutionary_force:statement,vg:[selected_reading:degenero_degenerate,polarity:pos,cat:vg,pathlist:[p(10,11)],hp:[p(10,11)],gender:_21266,w:0,pos:v,class:intr,type:finite,lex:degenerare,voice:act,txt:degenerauimus,tense:perfect,kind:std,mood:indicative,number:pl,person:1],subject:[source:context_retrievable,number:pl,gender:or([masc,fem]),person:1,cat:np,index:i(0,0),constraints_to_be_met:[sem:[hum]],distance:[0],pathlist:[],case:nom,w:0],prep_cplt:[e:i(p(6,7))],adverbial_adjunct:[cat:advp,pathlist:[p(9,10)],distance:[0],type:adjbound,lex:uel,sem:eval,w:1,c_str:[head:uel]]]]]]]]]</text:p>
      <text:p text:style-name="Preformatted_20_Text"/>
      <text:p text:style-name="Preformatted_20_Text"><text:s text:c="4"/>subordinator</text:p>
      <text:p text:style-name="Preformatted_20_Text"><text:s text:c="8"/>lex:cum</text:p>
      <text:p text:style-name="Preformatted_20_Text"><text:s text:c="8"/>pos:sub</text:p>
      <text:p text:style-name="Preformatted_20_Text"><text:s text:c="8"/>mood:subjunctive</text:p>
      <text:p text:style-name="Preformatted_20_Text"><text:s text:c="4"/>subordinate_clause</text:p>
      <text:p text:style-name="Preformatted_20_Text"><text:s text:c="8"/>cum</text:p>
      <text:p text:style-name="Preformatted_20_Text"><text:s text:c="12"/>illocutionary_force:statement</text:p>
      <text:p text:style-name="Preformatted_20_Text"><text:s text:c="12"/>vg</text:p>
      <text:p text:style-name="Preformatted_20_Text"><text:s text:c="16"/>selected_reading:loquor_speak</text:p>
      <text:p text:style-name="Preformatted_20_Text"><text:s text:c="16"/>polarity:pos</text:p>
      <text:p text:style-name="Preformatted_20_Text"><text:soft-page-break/><text:s text:c="16"/>cat:vg</text:p>
      <text:p text:style-name="Preformatted_20_Text"><text:s text:c="16"/>* loquaris * </text:p>
      <text:p text:style-name="Preformatted_20_Text"><text:s text:c="16"/>pos:v</text:p>
      <text:p text:style-name="Preformatted_20_Text"><text:s text:c="16"/>lex:loqui</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prep_cplt</text:p>
      <text:p text:style-name="Preformatted_20_Text"><text:s text:c="16"/>* de * * antiquis * </text:p>
      <text:p text:style-name="Preformatted_20_Text"><text:s text:c="16"/>index:i(p(2,3))</text:p>
      <text:p text:style-name="Preformatted_20_Text"><text:s text:c="16"/>case:abl</text:p>
      <text:p text:style-name="Preformatted_20_Text"><text:s text:c="16"/>prep:de</text:p>
      <text:p text:style-name="Preformatted_20_Text"><text:s text:c="16"/>sem:[hum]</text:p>
      <text:p text:style-name="Preformatted_20_Text"><text:s text:c="16"/>lex:antiquus</text:p>
      <text:p text:style-name="Preformatted_20_Text"><text:s text:c="16"/>cat:pp</text:p>
      <text:p text:style-name="Preformatted_20_Text"><text:s text:c="16"/>c_str</text:p>
      <text:p text:style-name="Preformatted_20_Text"><text:s text:c="20"/>prep:de</text:p>
      <text:p text:style-name="Preformatted_20_Text"><text:s text:c="20"/>head</text:p>
      <text:p text:style-name="Preformatted_20_Text"><text:s text:c="24"/>* antiquis * </text:p>
      <text:p text:style-name="Preformatted_20_Text"><text:s text:c="24"/>index:i(p(2,3))</text:p>
      <text:p text:style-name="Preformatted_20_Text"><text:s text:c="24"/>cat:np</text:p>
      <text:p text:style-name="Preformatted_20_Text"><text:s text:c="24"/>sem:[hum]</text:p>
      <text:p text:style-name="Preformatted_20_Text"><text:s text:c="24"/>number:pl</text:p>
      <text:p text:style-name="Preformatted_20_Text"><text:s text:c="24"/>person:3</text:p>
      <text:p text:style-name="Preformatted_20_Text"><text:s text:c="24"/>gender:masc</text:p>
      <text:p text:style-name="Preformatted_20_Text"><text:s text:c="24"/>lex:antiquus</text:p>
      <text:p text:style-name="Preformatted_20_Text"><text:s text:c="24"/>case:abl</text:p>
      <text:p text:style-name="Preformatted_20_Text"><text:s text:c="24"/>c_str</text:p>
      <text:p text:style-name="Preformatted_20_Text"><text:s text:c="24"/>antiquis</text:p>
      <text:p text:style-name="Preformatted_20_Text"><text:s text:c="4"/>main_clause</text:p>
      <text:p text:style-name="Preformatted_20_Text"><text:s text:c="8"/>subordinator</text:p>
      <text:p text:style-name="Preformatted_20_Text"><text:s text:c="12"/>lex:magis_quam</text:p>
      <text:p text:style-name="Preformatted_20_Text"><text:s text:c="12"/>pos:sub</text:p>
      <text:p text:style-name="Preformatted_20_Text"><text:s text:c="12"/>mood:indicative</text:p>
      <text:p text:style-name="Preformatted_20_Text"><text:s text:c="12"/>value:comparison</text:p>
      <text:p text:style-name="Preformatted_20_Text"><text:s text:c="8"/>subordinate_clause</text:p>
      <text:p text:style-name="Preformatted_20_Text"><text:s text:c="12"/>magis_quam</text:p>
      <text:p text:style-name="Preformatted_20_Text"><text:s text:c="16"/>illocutionary_force:statement</text:p>
      <text:p text:style-name="Preformatted_20_Text"><text:s text:c="16"/>vg</text:p>
      <text:p text:style-name="Preformatted_20_Text"><text:s text:c="20"/>selected_reading:degenero_degenerate</text:p>
      <text:p text:style-name="Preformatted_20_Text"><text:s text:c="20"/>polarity:pos</text:p>
      <text:p text:style-name="Preformatted_20_Text"><text:s text:c="20"/>cat:vg</text:p>
      <text:p text:style-name="Preformatted_20_Text"><text:s text:c="20"/>* degenerauimus * </text:p>
      <text:p text:style-name="Preformatted_20_Text"><text:s text:c="20"/>pos:v</text:p>
      <text:p text:style-name="Preformatted_20_Text"><text:s text:c="20"/>lex:degenerare</text:p>
      <text:p text:style-name="Preformatted_20_Text"><text:s text:c="20"/>voice:act</text:p>
      <text:p text:style-name="Preformatted_20_Text"><text:s text:c="20"/>tense:perfect</text:p>
      <text:p text:style-name="Preformatted_20_Text"><text:s text:c="20"/>mood:indicative</text:p>
      <text:p text:style-name="Preformatted_20_Text"><text:s text:c="20"/>number:pl</text:p>
      <text:p text:style-name="Preformatted_20_Text"><text:s text:c="20"/>person:1</text:p>
      <text:p text:style-name="Preformatted_20_Text"><text:s text:c="16"/>subject</text:p>
      <text:p text:style-name="Preformatted_20_Text"><text:s text:c="20"/>source:context_retrievable</text:p>
      <text:p text:style-name="Preformatted_20_Text"><text:s text:c="20"/>number:pl</text:p>
      <text:p text:style-name="Preformatted_20_Text"><text:soft-page-break/><text:s text:c="20"/>gender:or([masc,fem])</text:p>
      <text:p text:style-name="Preformatted_20_Text"><text:s text:c="20"/>person:1</text:p>
      <text:p text:style-name="Preformatted_20_Text"><text:s text:c="20"/>cat:np</text:p>
      <text:p text:style-name="Preformatted_20_Text"><text:s text:c="20"/>index:i(0,0)</text:p>
      <text:p text:style-name="Preformatted_20_Text"><text:s text:c="20"/>constraints_to_be_met:[sem:[hum]]</text:p>
      <text:p text:style-name="Preformatted_20_Text"><text:s text:c="20"/>case:nom</text:p>
      <text:p text:style-name="Preformatted_20_Text"><text:s text:c="16"/>prep_cplt</text:p>
      <text:p text:style-name="Preformatted_20_Text"><text:s text:c="20"/>* ab * * eloquentia * </text:p>
      <text:p text:style-name="Preformatted_20_Text"><text:s text:c="20"/>index:i(p(14,15))</text:p>
      <text:p text:style-name="Preformatted_20_Text"><text:s text:c="20"/>case:abl</text:p>
      <text:p text:style-name="Preformatted_20_Text"><text:s text:c="20"/>prep:ab</text:p>
      <text:p text:style-name="Preformatted_20_Text"><text:s text:c="20"/>sem:[quality]</text:p>
      <text:p text:style-name="Preformatted_20_Text"><text:s text:c="20"/>lex:eloquentia</text:p>
      <text:p text:style-name="Preformatted_20_Text"><text:s text:c="20"/>cat:pp</text:p>
      <text:p text:style-name="Preformatted_20_Text"><text:s text:c="20"/>c_str</text:p>
      <text:p text:style-name="Preformatted_20_Text"><text:s text:c="24"/>prep:ab</text:p>
      <text:p text:style-name="Preformatted_20_Text"><text:s text:c="24"/>head</text:p>
      <text:p text:style-name="Preformatted_20_Text"><text:s text:c="28"/>* eloquentia * </text:p>
      <text:p text:style-name="Preformatted_20_Text"><text:s text:c="28"/>index:i(p(14,15))</text:p>
      <text:p text:style-name="Preformatted_20_Text"><text:s text:c="28"/>cat:np</text:p>
      <text:p text:style-name="Preformatted_20_Text"><text:s text:c="28"/>sem:[quality]</text:p>
      <text:p text:style-name="Preformatted_20_Text"><text:s text:c="28"/>number:sing</text:p>
      <text:p text:style-name="Preformatted_20_Text"><text:s text:c="28"/>person:3</text:p>
      <text:p text:style-name="Preformatted_20_Text"><text:s text:c="28"/>gender:fem</text:p>
      <text:p text:style-name="Preformatted_20_Text"><text:s text:c="28"/>lex:eloquentia</text:p>
      <text:p text:style-name="Preformatted_20_Text"><text:s text:c="28"/>case:abl</text:p>
      <text:p text:style-name="Preformatted_20_Text"><text:s text:c="28"/>c_str</text:p>
      <text:p text:style-name="Preformatted_20_Text"><text:s text:c="28"/>eloquentia</text:p>
      <text:p text:style-name="Preformatted_20_Text"><text:s text:c="8"/>main_clause</text:p>
      <text:p text:style-name="Preformatted_20_Text"><text:s text:c="12"/>illocutionary_force:statement</text:p>
      <text:p text:style-name="Preformatted_20_Text"><text:s text:c="12"/>vg</text:p>
      <text:p text:style-name="Preformatted_20_Text"><text:s text:c="16"/>selected_reading:utor_use</text:p>
      <text:p text:style-name="Preformatted_20_Text"><text:s text:c="16"/>polarity:pos</text:p>
      <text:p text:style-name="Preformatted_20_Text"><text:s text:c="16"/>cat:vg</text:p>
      <text:p text:style-name="Preformatted_20_Text"><text:s text:c="16"/>* utere * </text:p>
      <text:p text:style-name="Preformatted_20_Text"><text:s text:c="16"/>pos:v</text:p>
      <text:p text:style-name="Preformatted_20_Text"><text:s text:c="16"/>lex:uti</text:p>
      <text:p text:style-name="Preformatted_20_Text"><text:s text:c="16"/>voice:act</text:p>
      <text:p text:style-name="Preformatted_20_Text"><text:s text:c="16"/>tense:present</text:p>
      <text:p text:style-name="Preformatted_20_Text"><text:s text:c="16"/>mood:imper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ase:nom</text:p>
      <text:p text:style-name="Preformatted_20_Text"><text:s text:c="12"/>object_i</text:p>
      <text:p text:style-name="Preformatted_20_Text"><text:s text:c="16"/>* antiqua * * libertate * * a * * qua * * uel * * degenerauimus * </text:p>
      <text:p text:style-name="Preformatted_20_Text"><text:s text:c="16"/>cat:np</text:p>
      <text:p text:style-name="Preformatted_20_Text"><text:s text:c="16"/>index:i(p(6,7))</text:p>
      <text:p text:style-name="Preformatted_20_Text"><text:s text:c="16"/>number:sing</text:p>
      <text:p text:style-name="Preformatted_20_Text"><text:s text:c="16"/>gender:fem</text:p>
      <text:p text:style-name="Preformatted_20_Text"><text:s text:c="16"/>sem:[quality]</text:p>
      <text:p text:style-name="Preformatted_20_Text"><text:s text:c="16"/>case:abl</text:p>
      <text:p text:style-name="Preformatted_20_Text"><text:s text:c="16"/>lex:libertas</text:p>
      <text:p text:style-name="Preformatted_20_Text"><text:s text:c="16"/>c_str</text:p>
      <text:p text:style-name="Preformatted_20_Text"><text:s text:c="20"/>head</text:p>
      <text:p text:style-name="Preformatted_20_Text"><text:s text:c="24"/>head</text:p>
      <text:p text:style-name="Preformatted_20_Text"><text:s text:c="28"/>* libertate * </text:p>
      <text:p text:style-name="Preformatted_20_Text"><text:s text:c="28"/>pos:noun</text:p>
      <text:p text:style-name="Preformatted_20_Text"><text:soft-page-break/><text:s text:c="28"/>lex:libertas</text:p>
      <text:p text:style-name="Preformatted_20_Text"><text:s text:c="28"/>case:abl</text:p>
      <text:p text:style-name="Preformatted_20_Text"><text:s text:c="28"/>gender:fem</text:p>
      <text:p text:style-name="Preformatted_20_Text"><text:s text:c="28"/>number:sing</text:p>
      <text:p text:style-name="Preformatted_20_Text"><text:s text:c="28"/>sem:[quality]</text:p>
      <text:p text:style-name="Preformatted_20_Text"><text:s text:c="24"/>adjp</text:p>
      <text:p text:style-name="Preformatted_20_Text"><text:s text:c="28"/>cat:adjp</text:p>
      <text:p text:style-name="Preformatted_20_Text"><text:s text:c="28"/>* antiqua * </text:p>
      <text:p text:style-name="Preformatted_20_Text"><text:s text:c="28"/>case:abl</text:p>
      <text:p text:style-name="Preformatted_20_Text"><text:s text:c="28"/>number:sing</text:p>
      <text:p text:style-name="Preformatted_20_Text"><text:s text:c="28"/>gender:fem</text:p>
      <text:p text:style-name="Preformatted_20_Text"><text:s text:c="28"/>lex:antiquus</text:p>
      <text:p text:style-name="Preformatted_20_Text"><text:s text:c="28"/>c_str</text:p>
      <text:p text:style-name="Preformatted_20_Text"><text:s text:c="28"/>antiquus</text:p>
      <text:p text:style-name="Preformatted_20_Text"><text:s text:c="20"/>rel_clause</text:p>
      <text:p text:style-name="Preformatted_20_Text"><text:s text:c="24"/>* a * * qua * * uel * * degenerauimus * </text:p>
      <text:p text:style-name="Preformatted_20_Text"><text:s text:c="24"/>index:i(p(6,7))</text:p>
      <text:p text:style-name="Preformatted_20_Text"><text:s text:c="24"/>number:sing</text:p>
      <text:p text:style-name="Preformatted_20_Text"><text:s text:c="24"/>gender:fem</text:p>
      <text:p text:style-name="Preformatted_20_Text"><text:s text:c="24"/>person:3</text:p>
      <text:p text:style-name="Preformatted_20_Text"><text:s text:c="24"/>case:abl</text:p>
      <text:p text:style-name="Preformatted_20_Text"><text:s text:c="24"/>reltype:restrictive</text:p>
      <text:p text:style-name="Preformatted_20_Text"><text:s text:c="24"/>mood:indicative</text:p>
      <text:p text:style-name="Preformatted_20_Text"><text:s text:c="24"/>tense:perfect</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degenero_degenerate</text:p>
      <text:p text:style-name="Preformatted_20_Text"><text:s text:c="32"/>polarity:pos</text:p>
      <text:p text:style-name="Preformatted_20_Text"><text:s text:c="32"/>cat:vg</text:p>
      <text:p text:style-name="Preformatted_20_Text"><text:s text:c="32"/>* degenerauimus * </text:p>
      <text:p text:style-name="Preformatted_20_Text"><text:s text:c="32"/>pos:v</text:p>
      <text:p text:style-name="Preformatted_20_Text"><text:s text:c="32"/>lex:degenerare</text:p>
      <text:p text:style-name="Preformatted_20_Text"><text:s text:c="32"/>voice:act</text:p>
      <text:p text:style-name="Preformatted_20_Text"><text:s text:c="32"/>tense:perfect</text:p>
      <text:p text:style-name="Preformatted_20_Text"><text:s text:c="32"/>mood:indicative</text:p>
      <text:p text:style-name="Preformatted_20_Text"><text:s text:c="32"/>number:pl</text:p>
      <text:p text:style-name="Preformatted_20_Text"><text:s text:c="32"/>person:1</text:p>
      <text:p text:style-name="Preformatted_20_Text"><text:s text:c="28"/>subject</text:p>
      <text:p text:style-name="Preformatted_20_Text"><text:s text:c="32"/>source:context_retrievable</text:p>
      <text:p text:style-name="Preformatted_20_Text"><text:s text:c="32"/>number:pl</text:p>
      <text:p text:style-name="Preformatted_20_Text"><text:s text:c="32"/>gender:or([masc,fem])</text:p>
      <text:p text:style-name="Preformatted_20_Text"><text:s text:c="32"/>person:1</text:p>
      <text:p text:style-name="Preformatted_20_Text"><text:s text:c="32"/>cat:np</text:p>
      <text:p text:style-name="Preformatted_20_Text"><text:s text:c="32"/>index:i(0,0)</text:p>
      <text:p text:style-name="Preformatted_20_Text"><text:s text:c="32"/>constraints_to_be_met:[sem:[hum]]</text:p>
      <text:p text:style-name="Preformatted_20_Text"><text:s text:c="32"/>case:nom</text:p>
      <text:p text:style-name="Preformatted_20_Text"><text:s text:c="28"/>prep_cplt</text:p>
      <text:p text:style-name="Preformatted_20_Text"><text:s text:c="32"/>e:i(p(6,7))</text:p>
      <text:p text:style-name="Preformatted_20_Text"><text:s text:c="28"/>adverbial_adjunct</text:p>
      <text:p text:style-name="Preformatted_20_Text"><text:s text:c="32"/>cat:advp</text:p>
      <text:p text:style-name="Preformatted_20_Text"><text:s text:c="32"/>* uel * </text:p>
      <text:p text:style-name="Preformatted_20_Text"><text:s text:c="32"/>lex:uel</text:p>
      <text:p text:style-name="Preformatted_20_Text"><text:s text:c="32"/>sem:eval</text:p>
      <text:p text:style-name="Preformatted_20_Text"><text:s text:c="32"/>c_str</text:p>
      <text:p text:style-name="Preformatted_20_Text"><text:s text:c="36"/>head</text:p>
      <text:p text:style-name="Preformatted_20_Text"><text:s text:c="36"/>uel</text:p>
      <text:p text:style-name="Preformatted_20_Text"/>
      <text:p text:style-name="Preformatted_20_Text"/>
      <text:p text:style-name="P12">Comment : parse is not correct on account of the magis quam treatment (which starts with the wordlist building procedure)</text:p>
      <text:h text:style-name="P32" text:outline-level="4">Parse B</text:h>
      <text:p text:style-name="Preformatted_20_Text">10.5---&gt;</text:p>
      <text:p text:style-name="Preformatted_20_Text">[clause_semantics:_21786,subordinator:[lex:cum,pos:sub,argbound:no,mood:subjunctive],subordinate_clause:[cum,[illocutionary_force:statement,vg:[selected_reading:loquor_speak,polarity:pos,cat:vg,pathlist:[p(3,4)],hp:[p(3,4)],gender:_21990,w:0,pos:v,class:intr,type:finite,lex:loqui,voice:act,txt:loquaris,tense:present,kind:dep,mood:subjunctive,number:sing,person:2],subject:[source:context_retrievable,number:sing,gender:or([masc,fem]),person:2,cat:np,index:i(0,0),constraints_to_be_met:[sem:[hum]],distance:[0],pathlist:[],case:nom,w:0],prep_cplt:[pathlist:[p(1,2),p(2,3)],hp:[p(2,3)],distance:[0],index:i(p(2,3)),case:abl,prep:de,sem:[hum],lex:antiquus,w:0.5,type:core,cat:pp,c_str:[prep:de,head:[pathlist:[p(2,3)],hp:[p(2,3)],index:i(p(2,3)),distance:[0],cat:np,sem:[hum],class:common,lextype:full,origin:adj,number:pl,person:3,gender:fem,type:core,lex:antiquus,txt:antiquis,case:abl,w:0.5,c_str:antiquis]]]]],main_clause:[clause_semantics:_22832,subordinator:[lex:magis_quam,pos:sub,argbound:no,mood:indicative,value:comparison],subordinate_clause:[magis_quam,[illocutionary_force:statement,vg:[selected_reading:degenero_degenerate,polarity:pos,cat:vg,pathlist:[p(12,13)],hp:[p(12,13)],gender:_23048,w:0,pos:v,class:intr,type:finite,lex:degenerare,voice:act,txt:degenerauimus,tense:perfect,kind:std,mood:indicative,number:pl,person:1],subject:[source:context_retrievable,number:pl,gender:or([masc,fem]),person:1,cat:np,index:i(0,0),constraints_to_be_met:[sem:[hum]],distance:[0],pathlist:[],case:nom,w:0],prep_cplt:[pathlist:[p(13,14),p(14,15)],hp:[p(14,15)],distance:[0],index:i(p(14,15)),case:abl,prep:ab,sem:[quality],lex:eloquentia,w:1,type:core,cat:pp,c_str:[prep:ab,head:[pathlist:[p(14,15)],hp:[p(14,15)],index:i(p(14,15)),distance:[0],cat:np,sem:[quality],class:common,lextype:full,origin:noun,number:sing,person:3,gender:fem,type:core,lex:eloquentia,txt:eloquentia,case:abl,w:1,c_str:eloquentia]]]]],main_clause:[illocutionary_force:statement,vg:[selected_reading:utor_use,polarity:pos,cat:vg,pathlist:[p(4,5)],hp:[p(4,5)],gender:_23986,w:0,pos:v,class:tr_cod_abl,type:finite,lex:uti,voice:act,txt:utere,tense:present,kind:dep,mood:imperative,number:sing,person:2],subject:[source:context_retrievable,number:sing,gender:or([masc,fem]),person:2,cat:np,index:i(0,0),constraints_to_be_met:[],distance:[0],pathlist:[],case:nom,w:0],object_i:[pathlist:[p(5,6),p(6,7),p(7,8),p(8,9),p(9,10),p(10,11)],hp:[p(6,7)],distance:[0],cat:np,type:full,class:common,lextype:full,index:i(p(6,7)),number:sing,gender:fem,sem:[quality],person:_24564,case:abl,lex:libertas,w:2,c_str:[head:[head:[pathlist:[p(6,7)],pos:noun,txt:libertate,lex:libertas,case:abl,gender:fem,class:common,ab:mm,number:sing,sem:[quality]],adjp:[cat:adjp,pathlist:[p(5,6)],distance:[0],hp:[p(5,6)],case:abl,number:sing,gender:fem,lex:antiquus,type:std,w:1,c_str:antiquus]],rel_clause:[pathlist:[p(7,8),p(8,9),p(9,10),p(10,11)],distance:[0],gap:[gap:[type:pp,index:i(p(6,7)),function:prep_cplt,prep_cplt:[e:i(p(6,7))],constraints:[prep:ab]]],index:i(p(6,7)),number:sing,gender:fem,person:3,case:abl,reltype:restrictive,type:finite,mood:indicative,tense:perfect,constraints:[],w:1,c_str:[illocutionary_force:statement,vg:[selected_reading:degenero_degenerate,polarity:pos,cat:vg,pathlist:[p(10,11)],hp:[p(10,11)],gender:_25368,w:0,pos:v,class:intr,type:finite,lex:degenerare,voice:act,txt:degenerauimus,tense:perfect,kind:std,mood:indicative,number:pl,person:1],subject:[source:context_retrievable,number:pl,gender:or([masc,fem]),person:1,cat:np,index:i(0,0),constraints_to_be_met:[sem:[hum]],distance:[0],pathlist:[],case:nom,w:0],prep_cplt:[e:i(p(6,7))],adverbial_adjunct:[cat:advp,pathlist:[p(9,10)],distance:[0],type:adjbound,lex:uel,sem:eval,w:1,c_str:[head:uel]]]]]]]]]</text:p>
      <text:p text:style-name="Preformatted_20_Text"/>
      <text:p text:style-name="Preformatted_20_Text"><text:s text:c="4"/>subordinator</text:p>
      <text:p text:style-name="Preformatted_20_Text"><text:s text:c="8"/>lex:cum</text:p>
      <text:p text:style-name="Preformatted_20_Text"><text:s text:c="8"/>pos:sub</text:p>
      <text:p text:style-name="Preformatted_20_Text"><text:s text:c="8"/>mood:subjunctive</text:p>
      <text:p text:style-name="Preformatted_20_Text"><text:s text:c="4"/>subordinate_clause</text:p>
      <text:p text:style-name="Preformatted_20_Text"><text:s text:c="8"/>cum</text:p>
      <text:p text:style-name="Preformatted_20_Text"><text:s text:c="12"/>illocutionary_force:statement</text:p>
      <text:p text:style-name="Preformatted_20_Text"><text:s text:c="12"/>vg</text:p>
      <text:p text:style-name="Preformatted_20_Text"><text:s text:c="16"/>selected_reading:loquor_speak</text:p>
      <text:p text:style-name="Preformatted_20_Text"><text:s text:c="16"/>polarity:pos</text:p>
      <text:p text:style-name="Preformatted_20_Text"><text:s text:c="16"/>cat:vg</text:p>
      <text:p text:style-name="Preformatted_20_Text"><text:s text:c="16"/>* loquaris * </text:p>
      <text:p text:style-name="Preformatted_20_Text"><text:s text:c="16"/>pos:v</text:p>
      <text:p text:style-name="Preformatted_20_Text"><text:s text:c="16"/>lex:loqui</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oft-page-break/><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prep_cplt</text:p>
      <text:p text:style-name="Preformatted_20_Text"><text:s text:c="16"/>* de * * antiquis * </text:p>
      <text:p text:style-name="Preformatted_20_Text"><text:s text:c="16"/>index:i(p(2,3))</text:p>
      <text:p text:style-name="Preformatted_20_Text"><text:s text:c="16"/>case:abl</text:p>
      <text:p text:style-name="Preformatted_20_Text"><text:s text:c="16"/>prep:de</text:p>
      <text:p text:style-name="Preformatted_20_Text"><text:s text:c="16"/>sem:[hum]</text:p>
      <text:p text:style-name="Preformatted_20_Text"><text:s text:c="16"/>lex:antiquus</text:p>
      <text:p text:style-name="Preformatted_20_Text"><text:s text:c="16"/>cat:pp</text:p>
      <text:p text:style-name="Preformatted_20_Text"><text:s text:c="16"/>c_str</text:p>
      <text:p text:style-name="Preformatted_20_Text"><text:s text:c="20"/>prep:de</text:p>
      <text:p text:style-name="Preformatted_20_Text"><text:s text:c="20"/>head</text:p>
      <text:p text:style-name="Preformatted_20_Text"><text:s text:c="24"/>* antiquis * </text:p>
      <text:p text:style-name="Preformatted_20_Text"><text:s text:c="24"/>index:i(p(2,3))</text:p>
      <text:p text:style-name="Preformatted_20_Text"><text:s text:c="24"/>cat:np</text:p>
      <text:p text:style-name="Preformatted_20_Text"><text:s text:c="24"/>sem:[hum]</text:p>
      <text:p text:style-name="Preformatted_20_Text"><text:s text:c="24"/>number:pl</text:p>
      <text:p text:style-name="Preformatted_20_Text"><text:s text:c="24"/>person:3</text:p>
      <text:p text:style-name="Preformatted_20_Text"><text:s text:c="24"/>gender:fem</text:p>
      <text:p text:style-name="Preformatted_20_Text"><text:s text:c="24"/>lex:antiquus</text:p>
      <text:p text:style-name="Preformatted_20_Text"><text:s text:c="24"/>case:abl</text:p>
      <text:p text:style-name="Preformatted_20_Text"><text:s text:c="24"/>c_str</text:p>
      <text:p text:style-name="Preformatted_20_Text"><text:s text:c="24"/>antiquis</text:p>
      <text:p text:style-name="Preformatted_20_Text"><text:s text:c="4"/>main_clause</text:p>
      <text:p text:style-name="Preformatted_20_Text"><text:s text:c="8"/>subordinator</text:p>
      <text:p text:style-name="Preformatted_20_Text"><text:s text:c="12"/>lex:magis_quam</text:p>
      <text:p text:style-name="Preformatted_20_Text"><text:s text:c="12"/>pos:sub</text:p>
      <text:p text:style-name="Preformatted_20_Text"><text:s text:c="12"/>mood:indicative</text:p>
      <text:p text:style-name="Preformatted_20_Text"><text:s text:c="12"/>value:comparison</text:p>
      <text:p text:style-name="Preformatted_20_Text"><text:s text:c="8"/>subordinate_clause</text:p>
      <text:p text:style-name="Preformatted_20_Text"><text:s text:c="12"/>magis_quam</text:p>
      <text:p text:style-name="Preformatted_20_Text"><text:s text:c="16"/>illocutionary_force:statement</text:p>
      <text:p text:style-name="Preformatted_20_Text"><text:s text:c="16"/>vg</text:p>
      <text:p text:style-name="Preformatted_20_Text"><text:s text:c="20"/>selected_reading:degenero_degenerate</text:p>
      <text:p text:style-name="Preformatted_20_Text"><text:s text:c="20"/>polarity:pos</text:p>
      <text:p text:style-name="Preformatted_20_Text"><text:s text:c="20"/>cat:vg</text:p>
      <text:p text:style-name="Preformatted_20_Text"><text:s text:c="20"/>* degenerauimus * </text:p>
      <text:p text:style-name="Preformatted_20_Text"><text:s text:c="20"/>pos:v</text:p>
      <text:p text:style-name="Preformatted_20_Text"><text:s text:c="20"/>lex:degenerare</text:p>
      <text:p text:style-name="Preformatted_20_Text"><text:s text:c="20"/>voice:act</text:p>
      <text:p text:style-name="Preformatted_20_Text"><text:s text:c="20"/>tense:perfect</text:p>
      <text:p text:style-name="Preformatted_20_Text"><text:s text:c="20"/>mood:indicative</text:p>
      <text:p text:style-name="Preformatted_20_Text"><text:s text:c="20"/>number:pl</text:p>
      <text:p text:style-name="Preformatted_20_Text"><text:s text:c="20"/>person:1</text:p>
      <text:p text:style-name="Preformatted_20_Text"><text:s text:c="16"/>subject</text:p>
      <text:p text:style-name="Preformatted_20_Text"><text:s text:c="20"/>source:context_retrievable</text:p>
      <text:p text:style-name="Preformatted_20_Text"><text:s text:c="20"/>number:pl</text:p>
      <text:p text:style-name="Preformatted_20_Text"><text:s text:c="20"/>gender:or([masc,fem])</text:p>
      <text:p text:style-name="Preformatted_20_Text"><text:s text:c="20"/>person:1</text:p>
      <text:p text:style-name="Preformatted_20_Text"><text:s text:c="20"/>cat:np</text:p>
      <text:p text:style-name="Preformatted_20_Text"><text:s text:c="20"/>index:i(0,0)</text:p>
      <text:p text:style-name="Preformatted_20_Text"><text:s text:c="20"/>constraints_to_be_met:[sem:[hum]]</text:p>
      <text:p text:style-name="Preformatted_20_Text"><text:s text:c="20"/>case:nom</text:p>
      <text:p text:style-name="Preformatted_20_Text"><text:s text:c="16"/>prep_cplt</text:p>
      <text:p text:style-name="Preformatted_20_Text"><text:s text:c="20"/>* ab * * eloquentia * </text:p>
      <text:p text:style-name="Preformatted_20_Text"><text:s text:c="20"/>index:i(p(14,15))</text:p>
      <text:p text:style-name="Preformatted_20_Text"><text:soft-page-break/><text:s text:c="20"/>case:abl</text:p>
      <text:p text:style-name="Preformatted_20_Text"><text:s text:c="20"/>prep:ab</text:p>
      <text:p text:style-name="Preformatted_20_Text"><text:s text:c="20"/>sem:[quality]</text:p>
      <text:p text:style-name="Preformatted_20_Text"><text:s text:c="20"/>lex:eloquentia</text:p>
      <text:p text:style-name="Preformatted_20_Text"><text:s text:c="20"/>cat:pp</text:p>
      <text:p text:style-name="Preformatted_20_Text"><text:s text:c="20"/>c_str</text:p>
      <text:p text:style-name="Preformatted_20_Text"><text:s text:c="24"/>prep:ab</text:p>
      <text:p text:style-name="Preformatted_20_Text"><text:s text:c="24"/>head</text:p>
      <text:p text:style-name="Preformatted_20_Text"><text:s text:c="28"/>* eloquentia * </text:p>
      <text:p text:style-name="Preformatted_20_Text"><text:s text:c="28"/>index:i(p(14,15))</text:p>
      <text:p text:style-name="Preformatted_20_Text"><text:s text:c="28"/>cat:np</text:p>
      <text:p text:style-name="Preformatted_20_Text"><text:s text:c="28"/>sem:[quality]</text:p>
      <text:p text:style-name="Preformatted_20_Text"><text:s text:c="28"/>number:sing</text:p>
      <text:p text:style-name="Preformatted_20_Text"><text:s text:c="28"/>person:3</text:p>
      <text:p text:style-name="Preformatted_20_Text"><text:s text:c="28"/>gender:fem</text:p>
      <text:p text:style-name="Preformatted_20_Text"><text:s text:c="28"/>lex:eloquentia</text:p>
      <text:p text:style-name="Preformatted_20_Text"><text:s text:c="28"/>case:abl</text:p>
      <text:p text:style-name="Preformatted_20_Text"><text:s text:c="28"/>c_str</text:p>
      <text:p text:style-name="Preformatted_20_Text"><text:s text:c="28"/>eloquentia</text:p>
      <text:p text:style-name="Preformatted_20_Text"><text:s text:c="8"/>main_clause</text:p>
      <text:p text:style-name="Preformatted_20_Text"><text:s text:c="12"/>illocutionary_force:statement</text:p>
      <text:p text:style-name="Preformatted_20_Text"><text:s text:c="12"/>vg</text:p>
      <text:p text:style-name="Preformatted_20_Text"><text:s text:c="16"/>selected_reading:utor_use</text:p>
      <text:p text:style-name="Preformatted_20_Text"><text:s text:c="16"/>polarity:pos</text:p>
      <text:p text:style-name="Preformatted_20_Text"><text:s text:c="16"/>cat:vg</text:p>
      <text:p text:style-name="Preformatted_20_Text"><text:s text:c="16"/>* utere * </text:p>
      <text:p text:style-name="Preformatted_20_Text"><text:s text:c="16"/>pos:v</text:p>
      <text:p text:style-name="Preformatted_20_Text"><text:s text:c="16"/>lex:uti</text:p>
      <text:p text:style-name="Preformatted_20_Text"><text:s text:c="16"/>voice:act</text:p>
      <text:p text:style-name="Preformatted_20_Text"><text:s text:c="16"/>tense:present</text:p>
      <text:p text:style-name="Preformatted_20_Text"><text:s text:c="16"/>mood:imper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ase:nom</text:p>
      <text:p text:style-name="Preformatted_20_Text"><text:s text:c="12"/>object_i</text:p>
      <text:p text:style-name="Preformatted_20_Text"><text:s text:c="16"/>* antiqua * * libertate * * a * * qua * * uel * * degenerauimus * </text:p>
      <text:p text:style-name="Preformatted_20_Text"><text:s text:c="16"/>cat:np</text:p>
      <text:p text:style-name="Preformatted_20_Text"><text:s text:c="16"/>index:i(p(6,7))</text:p>
      <text:p text:style-name="Preformatted_20_Text"><text:s text:c="16"/>number:sing</text:p>
      <text:p text:style-name="Preformatted_20_Text"><text:s text:c="16"/>gender:fem</text:p>
      <text:p text:style-name="Preformatted_20_Text"><text:s text:c="16"/>sem:[quality]</text:p>
      <text:p text:style-name="Preformatted_20_Text"><text:s text:c="16"/>case:abl</text:p>
      <text:p text:style-name="Preformatted_20_Text"><text:s text:c="16"/>lex:libertas</text:p>
      <text:p text:style-name="Preformatted_20_Text"><text:s text:c="16"/>c_str</text:p>
      <text:p text:style-name="Preformatted_20_Text"><text:s text:c="20"/>head</text:p>
      <text:p text:style-name="Preformatted_20_Text"><text:s text:c="24"/>head</text:p>
      <text:p text:style-name="Preformatted_20_Text"><text:s text:c="28"/>* libertate * </text:p>
      <text:p text:style-name="Preformatted_20_Text"><text:s text:c="28"/>pos:noun</text:p>
      <text:p text:style-name="Preformatted_20_Text"><text:s text:c="28"/>lex:libertas</text:p>
      <text:p text:style-name="Preformatted_20_Text"><text:s text:c="28"/>case:abl</text:p>
      <text:p text:style-name="Preformatted_20_Text"><text:s text:c="28"/>gender:fem</text:p>
      <text:p text:style-name="Preformatted_20_Text"><text:s text:c="28"/>number:sing</text:p>
      <text:p text:style-name="Preformatted_20_Text"><text:s text:c="28"/>sem:[quality]</text:p>
      <text:p text:style-name="Preformatted_20_Text"><text:s text:c="24"/>adjp</text:p>
      <text:p text:style-name="Preformatted_20_Text"><text:s text:c="28"/>cat:adjp</text:p>
      <text:p text:style-name="Preformatted_20_Text"><text:s text:c="28"/>* antiqua * </text:p>
      <text:p text:style-name="Preformatted_20_Text"><text:s text:c="28"/>case:abl</text:p>
      <text:p text:style-name="Preformatted_20_Text"><text:soft-page-break/><text:s text:c="28"/>number:sing</text:p>
      <text:p text:style-name="Preformatted_20_Text"><text:s text:c="28"/>gender:fem</text:p>
      <text:p text:style-name="Preformatted_20_Text"><text:s text:c="28"/>lex:antiquus</text:p>
      <text:p text:style-name="Preformatted_20_Text"><text:s text:c="28"/>c_str</text:p>
      <text:p text:style-name="Preformatted_20_Text"><text:s text:c="28"/>antiquus</text:p>
      <text:p text:style-name="Preformatted_20_Text"><text:s text:c="20"/>rel_clause</text:p>
      <text:p text:style-name="Preformatted_20_Text"><text:s text:c="24"/>* a * * qua * * uel * * degenerauimus * </text:p>
      <text:p text:style-name="Preformatted_20_Text"><text:s text:c="24"/>index:i(p(6,7))</text:p>
      <text:p text:style-name="Preformatted_20_Text"><text:s text:c="24"/>number:sing</text:p>
      <text:p text:style-name="Preformatted_20_Text"><text:s text:c="24"/>gender:fem</text:p>
      <text:p text:style-name="Preformatted_20_Text"><text:s text:c="24"/>person:3</text:p>
      <text:p text:style-name="Preformatted_20_Text"><text:s text:c="24"/>case:abl</text:p>
      <text:p text:style-name="Preformatted_20_Text"><text:s text:c="24"/>reltype:restrictive</text:p>
      <text:p text:style-name="Preformatted_20_Text"><text:s text:c="24"/>mood:indicative</text:p>
      <text:p text:style-name="Preformatted_20_Text"><text:s text:c="24"/>tense:perfect</text:p>
      <text:p text:style-name="Preformatted_20_Text"><text:s text:c="24"/>c_str</text:p>
      <text:p text:style-name="Preformatted_20_Text"><text:s text:c="28"/>illocutionary_force:statement</text:p>
      <text:p text:style-name="Preformatted_20_Text"><text:s text:c="28"/>vg</text:p>
      <text:p text:style-name="Preformatted_20_Text"><text:s text:c="32"/>selected_reading:degenero_degenerate</text:p>
      <text:p text:style-name="Preformatted_20_Text"><text:s text:c="32"/>polarity:pos</text:p>
      <text:p text:style-name="Preformatted_20_Text"><text:s text:c="32"/>cat:vg</text:p>
      <text:p text:style-name="Preformatted_20_Text"><text:s text:c="32"/>* degenerauimus * </text:p>
      <text:p text:style-name="Preformatted_20_Text"><text:s text:c="32"/>pos:v</text:p>
      <text:p text:style-name="Preformatted_20_Text"><text:s text:c="32"/>lex:degenerare</text:p>
      <text:p text:style-name="Preformatted_20_Text"><text:s text:c="32"/>voice:act</text:p>
      <text:p text:style-name="Preformatted_20_Text"><text:s text:c="32"/>tense:perfect</text:p>
      <text:p text:style-name="Preformatted_20_Text"><text:s text:c="32"/>mood:indicative</text:p>
      <text:p text:style-name="Preformatted_20_Text"><text:s text:c="32"/>number:pl</text:p>
      <text:p text:style-name="Preformatted_20_Text"><text:s text:c="32"/>person:1</text:p>
      <text:p text:style-name="Preformatted_20_Text"><text:s text:c="28"/>subject</text:p>
      <text:p text:style-name="Preformatted_20_Text"><text:s text:c="32"/>source:context_retrievable</text:p>
      <text:p text:style-name="Preformatted_20_Text"><text:s text:c="32"/>number:pl</text:p>
      <text:p text:style-name="Preformatted_20_Text"><text:s text:c="32"/>gender:or([masc,fem])</text:p>
      <text:p text:style-name="Preformatted_20_Text"><text:s text:c="32"/>person:1</text:p>
      <text:p text:style-name="Preformatted_20_Text"><text:s text:c="32"/>cat:np</text:p>
      <text:p text:style-name="Preformatted_20_Text"><text:s text:c="32"/>index:i(0,0)</text:p>
      <text:p text:style-name="Preformatted_20_Text"><text:s text:c="32"/>constraints_to_be_met:[sem:[hum]]</text:p>
      <text:p text:style-name="Preformatted_20_Text"><text:s text:c="32"/>case:nom</text:p>
      <text:p text:style-name="Preformatted_20_Text"><text:s text:c="28"/>prep_cplt</text:p>
      <text:p text:style-name="Preformatted_20_Text"><text:s text:c="32"/>e:i(p(6,7))</text:p>
      <text:p text:style-name="Preformatted_20_Text"><text:s text:c="28"/>adverbial_adjunct</text:p>
      <text:p text:style-name="Preformatted_20_Text"><text:s text:c="32"/>cat:advp</text:p>
      <text:p text:style-name="Preformatted_20_Text"><text:s text:c="32"/>* uel * </text:p>
      <text:p text:style-name="Preformatted_20_Text"><text:s text:c="32"/>lex:uel</text:p>
      <text:p text:style-name="Preformatted_20_Text"><text:s text:c="32"/>sem:eval</text:p>
      <text:p text:style-name="Preformatted_20_Text"><text:s text:c="32"/>c_str</text:p>
      <text:p text:style-name="Preformatted_20_Text"><text:s text:c="36"/>head</text:p>
      <text:p text:style-name="Preformatted_20_Text"><text:s text:c="36"/>uel</text:p>
      <text:p text:style-name="Preformatted_20_Text"/>
      <text:p text:style-name="Preformatted_20_Text"/>
      <text:p text:style-name="Preformatted_20_Text"/>
      <text:p text:style-name="Preformatted_20_Text"/>
      <text:p text:style-name="P12">Comment : Parse B is incorrect for the same reason : awkward treatment of 'magis quam'</text:p>
      <text:p text:style-name="P19"/>
      <text:p text:style-name="P4">% 119 Lucius Annaeus Seneca senior Controversiae 8 1 10.</text:p>
      <text:h text:style-name="Heading_20_3" text:outline-level="3">I ad illum quem magis amas quam patrem.</text:h>
      <text:p text:style-name="Text_20_body"/>
      <text:p text:style-name="Preformatted_20_Text">[0/i,1/ad,2/illum,3/quem,4/amas,5/magis_quam,6/amas,7/patrem,endpos(8)]</text:p>
      <text:p text:style-name="Preformatted_20_Text">cputime : 2.890625</text:p>
      <text:p text:style-name="Preformatted_20_Text"/>
      <text:p text:style-name="Preformatted_20_Text">8---&gt;</text:p>
      <text:p text:style-name="Preformatted_20_Text">[clause_semantics:_9896,subordinator:[lex:magis_quam,pos:sub,argbound:no,mood:indicative,value:comparison],subordinate_clause:[magis_quam,[illocutionary_force:statement,vg:[selected_reading:amo_love,polarity:pos,cat:vg,pathlist:[p(6,7)],hp:[p(6,7)],gender:_10112,w:0,pos:v,class:tr_cod,type:finite,lex:amare,voice:act,txt:amas,tense:present,kind:std,mood:indicative,number:sing,person:2],subject:[source:context_retrievable,number:sing,gender:or([masc,fem]),person:2,cat:np,index:i(0,0),constraints_to_be_met:[sem:[hum]],distance:[0],pathlist:[],case:nom,w:0],object:[pathlist:[p(7,8)],hp:[p(7,8)],index:i(p(7,8)),distance:[0],cat:np,sem:[hum],class:common,lextype:full,origin:noun,number:sing,person:3,gender:masc,type:core,lex:pater,txt:patrem,case:acc,w:1,c_str:patrem]]],main_clause:[illocutionary_force:statement,vg:[selected_reading:eo_go,polarity:pos,cat:vg,pathlist:[p(0,1)],hp:[p(0,1)],gender:_10852,w:0,pos:v,class:v_ire,type:finite,lex:ire,voice:act,txt:i,tense:present,kind:std,mood:imperative,number:sing,person:2],subject:[source:context_retrievable,number:sing,gender:or([masc,fem]),person:2,cat:np,index:i(0,0),constraints_to_be_met:[sem:[hum]],distance:[0],pathlist:[],case:nom,w:0],prep_cplt:[pathlist:[p(1,2),p(2,3),p(3,4),p(4,5)],hp:[p(2,3)],distance:[0],index:i(p(2,3)),case:acc,prep:ad,sem:_11358,lex:prdemaccmascsing,w:2,type:full,cat:pp,c_str:[prep:ad,head:[pathlist:[p(2,3),p(3,4),p(4,5)],hp:[p(2,3)],distance:[0],cat:np,type:full,class:common,lextype:full,index:i(p(2,3)),number:sing,gender:masc,sem:_11358,person:_11616,case:acc,lex:prdemaccmascsing,w:2,c_str:[head:prdemaccmascsing,rel_clause:[pathlist:[p(3,4),p(4,5)],distance:[0],gap:[gap:[type:np,index:i(p(2,3)),function:object,object:[e:i(p(2,3))],constraints:[case:acc]]],index:i(p(2,3)),number:sing,gender:masc,case:acc,person:3,reltype:restrictive,type:finite,mood:indicative,tense:present,constraints:[case:acc],w:1,c_str:[illocutionary_force:statement,vg:[selected_reading:amo_love,polarity:pos,cat:vg,pathlist:[p(4,5)],hp:[p(4,5)],gender:_12096,w:0,pos:v,class:tr_cod,type:finite,lex:amare,voice:act,txt:amas,tense:present,kind:std,mood:indicative,number:sing,person:2],subject:[source:context_retrievable,number:sing,gender:or([masc,fem]),person:2,cat:np,index:i(0,0),constraints_to_be_met:[sem:[hum]],distance:[0],pathlist:[],case:nom,w:0],object:[e:i(p(2,3))]]]]]]]]]</text:p>
      <text:p text:style-name="Preformatted_20_Text"/>
      <text:p text:style-name="Preformatted_20_Text"><text:s text:c="4"/>subordinator</text:p>
      <text:p text:style-name="Preformatted_20_Text"><text:s text:c="8"/>lex:magis_quam</text:p>
      <text:p text:style-name="Preformatted_20_Text"><text:s text:c="8"/>pos:sub</text:p>
      <text:p text:style-name="Preformatted_20_Text"><text:s text:c="8"/>mood:indicative</text:p>
      <text:p text:style-name="Preformatted_20_Text"><text:s text:c="8"/>value:comparison</text:p>
      <text:p text:style-name="Preformatted_20_Text"><text:s text:c="4"/>subordinate_clause</text:p>
      <text:p text:style-name="Preformatted_20_Text"><text:s text:c="8"/>magis_quam</text:p>
      <text:p text:style-name="Preformatted_20_Text"><text:s text:c="12"/>illocutionary_force:statement</text:p>
      <text:p text:style-name="Preformatted_20_Text"><text:s text:c="12"/>vg</text:p>
      <text:p text:style-name="Preformatted_20_Text"><text:s text:c="16"/>selected_reading:amo_love</text:p>
      <text:p text:style-name="Preformatted_20_Text"><text:s text:c="16"/>polarity:pos</text:p>
      <text:p text:style-name="Preformatted_20_Text"><text:s text:c="16"/>cat:vg</text:p>
      <text:p text:style-name="Preformatted_20_Text"><text:s text:c="16"/>* amas * </text:p>
      <text:p text:style-name="Preformatted_20_Text"><text:s text:c="16"/>pos:v</text:p>
      <text:p text:style-name="Preformatted_20_Text"><text:s text:c="16"/>lex:amare</text:p>
      <text:p text:style-name="Preformatted_20_Text"><text:s text:c="16"/>voice:act</text:p>
      <text:p text:style-name="Preformatted_20_Text"><text:s text:c="16"/>tense:present</text:p>
      <text:p text:style-name="Preformatted_20_Text"><text:s text:c="16"/>mood:indica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oft-page-break/><text:s text:c="16"/>constraints_to_be_met:[sem:[hum]]</text:p>
      <text:p text:style-name="Preformatted_20_Text"><text:s text:c="16"/>case:nom</text:p>
      <text:p text:style-name="Preformatted_20_Text"><text:s text:c="12"/>object</text:p>
      <text:p text:style-name="Preformatted_20_Text"><text:s text:c="16"/>* patrem * </text:p>
      <text:p text:style-name="Preformatted_20_Text"><text:s text:c="16"/>index:i(p(7,8))</text:p>
      <text:p text:style-name="Preformatted_20_Text"><text:s text:c="16"/>cat:np</text:p>
      <text:p text:style-name="Preformatted_20_Text"><text:s text:c="16"/>sem:[hum]</text:p>
      <text:p text:style-name="Preformatted_20_Text"><text:s text:c="16"/>number:sing</text:p>
      <text:p text:style-name="Preformatted_20_Text"><text:s text:c="16"/>person:3</text:p>
      <text:p text:style-name="Preformatted_20_Text"><text:s text:c="16"/>gender:masc</text:p>
      <text:p text:style-name="Preformatted_20_Text"><text:s text:c="16"/>lex:pater</text:p>
      <text:p text:style-name="Preformatted_20_Text"><text:s text:c="16"/>case:acc</text:p>
      <text:p text:style-name="Preformatted_20_Text"><text:s text:c="16"/>c_str</text:p>
      <text:p text:style-name="Preformatted_20_Text"><text:s text:c="16"/>patrem</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eo_go</text:p>
      <text:p text:style-name="Preformatted_20_Text"><text:s text:c="12"/>polarity:pos</text:p>
      <text:p text:style-name="Preformatted_20_Text"><text:s text:c="12"/>cat:vg</text:p>
      <text:p text:style-name="Preformatted_20_Text"><text:s text:c="12"/>* i * </text:p>
      <text:p text:style-name="Preformatted_20_Text"><text:s text:c="12"/>pos:v</text:p>
      <text:p text:style-name="Preformatted_20_Text"><text:s text:c="12"/>lex:ire</text:p>
      <text:p text:style-name="Preformatted_20_Text"><text:s text:c="12"/>voice:act</text:p>
      <text:p text:style-name="Preformatted_20_Text"><text:s text:c="12"/>tense:present</text:p>
      <text:p text:style-name="Preformatted_20_Text"><text:s text:c="12"/>mood:imperative</text:p>
      <text:p text:style-name="Preformatted_20_Text"><text:s text:c="12"/>number:sing</text:p>
      <text:p text:style-name="Preformatted_20_Text"><text:s text:c="12"/>person:2</text:p>
      <text:p text:style-name="Preformatted_20_Text"><text:s text:c="8"/>subject</text:p>
      <text:p text:style-name="Preformatted_20_Text"><text:s text:c="12"/>source:context_retrievable</text:p>
      <text:p text:style-name="Preformatted_20_Text"><text:s text:c="12"/>number:sing</text:p>
      <text:p text:style-name="Preformatted_20_Text"><text:s text:c="12"/>gender:or([masc,fem])</text:p>
      <text:p text:style-name="Preformatted_20_Text"><text:s text:c="12"/>person:2</text:p>
      <text:p text:style-name="Preformatted_20_Text"><text:s text:c="12"/>cat:np</text:p>
      <text:p text:style-name="Preformatted_20_Text"><text:s text:c="12"/>index:i(0,0)</text:p>
      <text:p text:style-name="Preformatted_20_Text"><text:s text:c="12"/>constraints_to_be_met:[sem:[hum]]</text:p>
      <text:p text:style-name="Preformatted_20_Text"><text:s text:c="12"/>case:nom</text:p>
      <text:p text:style-name="Preformatted_20_Text"><text:s text:c="8"/>prep_cplt</text:p>
      <text:p text:style-name="Preformatted_20_Text"><text:s text:c="12"/>* ad * * illum * * quem * * amas * </text:p>
      <text:p text:style-name="Preformatted_20_Text"><text:s text:c="12"/>index:i(p(2,3))</text:p>
      <text:p text:style-name="Preformatted_20_Text"><text:s text:c="12"/>case:acc</text:p>
      <text:p text:style-name="Preformatted_20_Text"><text:s text:c="12"/>prep:ad</text:p>
      <text:p text:style-name="Preformatted_20_Text"><text:s text:c="12"/>lex:prdemaccmascsing</text:p>
      <text:p text:style-name="Preformatted_20_Text"><text:s text:c="12"/>cat:pp</text:p>
      <text:p text:style-name="Preformatted_20_Text"><text:s text:c="12"/>c_str</text:p>
      <text:p text:style-name="Preformatted_20_Text"><text:s text:c="16"/>prep:ad</text:p>
      <text:p text:style-name="Preformatted_20_Text"><text:s text:c="16"/>head</text:p>
      <text:p text:style-name="Preformatted_20_Text"><text:s text:c="20"/>* illum * * quem * * amas * </text:p>
      <text:p text:style-name="Preformatted_20_Text"><text:s text:c="20"/>cat:np</text:p>
      <text:p text:style-name="Preformatted_20_Text"><text:s text:c="20"/>index:i(p(2,3))</text:p>
      <text:p text:style-name="Preformatted_20_Text"><text:s text:c="20"/>number:sing</text:p>
      <text:p text:style-name="Preformatted_20_Text"><text:s text:c="20"/>gender:masc</text:p>
      <text:p text:style-name="Preformatted_20_Text"><text:s text:c="20"/>case:acc</text:p>
      <text:p text:style-name="Preformatted_20_Text"><text:s text:c="20"/>lex:prdemaccmascsing</text:p>
      <text:p text:style-name="Preformatted_20_Text"><text:s text:c="20"/>c_str</text:p>
      <text:p text:style-name="Preformatted_20_Text"><text:s text:c="24"/>head</text:p>
      <text:p text:style-name="Preformatted_20_Text"><text:s text:c="24"/>prdemaccmascsing</text:p>
      <text:p text:style-name="Preformatted_20_Text"><text:s text:c="24"/>rel_clause</text:p>
      <text:p text:style-name="Preformatted_20_Text"><text:s text:c="28"/>* quem * * amas * </text:p>
      <text:p text:style-name="Preformatted_20_Text"><text:s text:c="28"/>index:i(p(2,3))</text:p>
      <text:p text:style-name="Preformatted_20_Text"><text:s text:c="28"/>number:sing</text:p>
      <text:p text:style-name="Preformatted_20_Text"><text:s text:c="28"/>gender:masc</text:p>
      <text:p text:style-name="Preformatted_20_Text"><text:s text:c="28"/>case:acc</text:p>
      <text:p text:style-name="Preformatted_20_Text"><text:s text:c="28"/>person:3</text:p>
      <text:p text:style-name="Preformatted_20_Text"><text:soft-page-break/><text:s text:c="28"/>reltype:restrictive</text:p>
      <text:p text:style-name="Preformatted_20_Text"><text:s text:c="28"/>mood:indicative</text:p>
      <text:p text:style-name="Preformatted_20_Text"><text:s text:c="28"/>tense:present</text:p>
      <text:p text:style-name="Preformatted_20_Text"><text:s text:c="28"/>c_str</text:p>
      <text:p text:style-name="Preformatted_20_Text"><text:s text:c="32"/>illocutionary_force:statement</text:p>
      <text:p text:style-name="Preformatted_20_Text"><text:s text:c="32"/>vg</text:p>
      <text:p text:style-name="Preformatted_20_Text"><text:s text:c="36"/>selected_reading:amo_love</text:p>
      <text:p text:style-name="Preformatted_20_Text"><text:s text:c="36"/>polarity:pos</text:p>
      <text:p text:style-name="Preformatted_20_Text"><text:s text:c="36"/>cat:vg</text:p>
      <text:p text:style-name="Preformatted_20_Text"><text:s text:c="36"/>* amas * </text:p>
      <text:p text:style-name="Preformatted_20_Text"><text:s text:c="36"/>pos:v</text:p>
      <text:p text:style-name="Preformatted_20_Text"><text:s text:c="36"/>lex:amare</text:p>
      <text:p text:style-name="Preformatted_20_Text"><text:s text:c="36"/>voice:act</text:p>
      <text:p text:style-name="Preformatted_20_Text"><text:s text:c="36"/>tense:present</text:p>
      <text:p text:style-name="Preformatted_20_Text"><text:s text:c="36"/>mood:indicative</text:p>
      <text:p text:style-name="Preformatted_20_Text"><text:s text:c="36"/>number:sing</text:p>
      <text:p text:style-name="Preformatted_20_Text"><text:s text:c="36"/>person:2</text:p>
      <text:p text:style-name="Preformatted_20_Text"><text:s text:c="32"/>subject</text:p>
      <text:p text:style-name="Preformatted_20_Text"><text:s text:c="36"/>source:context_retrievable</text:p>
      <text:p text:style-name="Preformatted_20_Text"><text:s text:c="36"/>number:sing</text:p>
      <text:p text:style-name="Preformatted_20_Text"><text:s text:c="36"/>gender:or([masc,fem])</text:p>
      <text:p text:style-name="Preformatted_20_Text"><text:s text:c="36"/>person:2</text:p>
      <text:p text:style-name="Preformatted_20_Text"><text:s text:c="36"/>cat:np</text:p>
      <text:p text:style-name="Preformatted_20_Text"><text:s text:c="36"/>index:i(0,0)</text:p>
      <text:p text:style-name="Preformatted_20_Text"><text:s text:c="36"/>constraints_to_be_met:[sem:[hum]]</text:p>
      <text:p text:style-name="Preformatted_20_Text"><text:s text:c="36"/>case:nom</text:p>
      <text:p text:style-name="Preformatted_20_Text"><text:s text:c="32"/>object</text:p>
      <text:p text:style-name="Preformatted_20_Text"><text:s text:c="36"/>e:i(p(2,3))</text:p>
      <text:p text:style-name="Preformatted_20_Text"/>
      <text:p text:style-name="Preformatted_20_Text"/>
      <text:p text:style-name="Preformatted_20_Text"/>
      <text:p text:style-name="Preformatted_20_Text"/>
      <text:p text:style-name="P12">Comment : magis-quam analysis not optimal</text:p>
      <text:p text:style-name="Preformatted_20_Text"/>
      <text:p text:style-name="P19"/>
      <text:p text:style-name="P4">% 120 (20-27 build up Tacitus Hist IV 64 3-4).</text:p>
      <text:h text:style-name="Heading_20_3" text:outline-level="3">ut amicitia societasque nostra in aeternum rata sint /</text:h>
      <text:p text:style-name="Preformatted_20_Text"/>
      <text:p text:style-name="Preformatted_20_Text"/>
      <text:p text:style-name="Preformatted_20_Text">[0/ut,1/amicitia,2/que,3/societas,4/nostra,5/in,6/aeternum,7/rata,8/sint,endpos(9)]</text:p>
      <text:p text:style-name="Preformatted_20_Text">cputime : 24.609375</text:p>
      <text:p text:style-name="Preformatted_20_Text"/>
      <text:p text:style-name="Preformatted_20_Text">14---&gt;</text:p>
      <text:p text:style-name="Preformatted_20_Text">[ut,[illocutionary_force:statement,vg:[selected_reading:sum_be,polarity:pos,cat:vg,pathlist:[p(8,9)],hp:[p(8,9)],gender:_15792,w:0,pos:v,class:v_esse,type:finite,lex:esse,voice:act,txt:sint,tense:present,kind:std,mood:subjunctive,number:pl,person:3],subject:[number:pl,gender:fem,pathlist:[p(1,2),p(2,3),p(3,4),p(4,5)],hp:[p(1,2)],index:i([p(1,2),p(3,4)]),distance:[1],sem:[quality],class:common,lex:amicitia,lextype:full,type:core,person:3,case:nom,w:3,coord:yes,c_str:[head:[pathlist:[p(1,2)],hp:[p(1,2)],index:i(p(1,2)),distance:[0],cat:np,sem:[quality],class:common,lextype:full,origin:noun,number:sing,person:3,gender:fem,type:core,lex:amicitia,txt:amicitia,case:nom,w:1,c_str:amicitia],coord:que,head:[pathlist:[p(3,4),p(4,5)],hp:[p(3,4)],index:i(p(3,4)),distance:[0],cat:np,class:common,sem:[quality],number:sing,person:3,gender:fem,type:core,lex:societas,lextype:full,case:nom,w:2,c_str:[head:[pathlist:[p(3,4)],pos:noun,txt:societas,lex:societas,case:nom,gender:fem,class:common,ab:no,number:sing,sem:[quality]],adjp:[cat:adjp,pathlist:[p(4,5)],distance:[0],hp:[p(4,5)],case:nom,number:sing,gender:fem,lex:noster,type:poss,w:1,c_str:noster]]]]],predicative:[pathlist:[p(5,6),p(6,7),p(7,8)],hp:[p(7,8)],index:i(p(7,8)),distance:[0],cat:np,sem:[abstract,thing],class:common,lextype:full,number:pl,person:3,gender:neuter,type:full,lex:ratus,case:nom,w:4,c_str:[[pathlist:[p(7,8)],hp:[p(7,8)],index:i(p(7,8)),distance:[0],cat:np,sem:[abstract,thing],class:common,lextype:full,origin:adj,number:pl,person:3,gender:neuter,type:core,lex:ratus,txt:rata,case:nom,w:0.5,c_str:rata],arg:[pathlist:[p(5,6),p(6,7)],hp:[p(6,7)],distance:[0],index:i(p(6,7)),case:acc,prep:in,sem:[abstract,time],lex:aeternum,w:1,type:core,cat:pp,c_str:[prep:in,head:[pathlist:[p(6,7)],hp:[p(6,7)],index:i(p(6,7)),distance:[0],cat:np,sem:[abstract,time],class:common,lextype:full,origin:noun,number:sing,person:3,gender:neuter,type:core,lex:aeternum,txt:aeternum,case:acc,w:1,c_str:aeternum]]]]]]]</text:p>
      <text:p text:style-name="Preformatted_20_Text"/>
      <text:p text:style-name="Preformatted_20_Text"><text:s text:c="4"/>ut</text:p>
      <text:p text:style-name="Preformatted_20_Text"><text:s text:c="8"/>illocutionary_force:statement</text:p>
      <text:p text:style-name="Preformatted_20_Text"><text:s text:c="8"/>vg</text:p>
      <text:p text:style-name="Preformatted_20_Text"><text:s text:c="12"/>selected_reading:sum_be</text:p>
      <text:p text:style-name="Preformatted_20_Text"><text:s text:c="12"/>polarity:pos</text:p>
      <text:p text:style-name="Preformatted_20_Text"><text:s text:c="12"/>cat:vg</text:p>
      <text:p text:style-name="Preformatted_20_Text"><text:s text:c="12"/>* sint * </text:p>
      <text:p text:style-name="Preformatted_20_Text"><text:s text:c="12"/>pos:v</text:p>
      <text:p text:style-name="Preformatted_20_Text"><text:s text:c="12"/>lex:esse</text:p>
      <text:p text:style-name="Preformatted_20_Text"><text:s text:c="12"/>voice:act</text:p>
      <text:p text:style-name="Preformatted_20_Text"><text:s text:c="12"/>tense:present</text:p>
      <text:p text:style-name="Preformatted_20_Text"><text:s text:c="12"/>mood:subjunctive</text:p>
      <text:p text:style-name="Preformatted_20_Text"><text:s text:c="12"/>number:pl</text:p>
      <text:p text:style-name="Preformatted_20_Text"><text:s text:c="12"/>person:3</text:p>
      <text:p text:style-name="Preformatted_20_Text"><text:s text:c="8"/>subject</text:p>
      <text:p text:style-name="Preformatted_20_Text"><text:s text:c="12"/>number:pl</text:p>
      <text:p text:style-name="Preformatted_20_Text"><text:s text:c="12"/>gender:fem</text:p>
      <text:p text:style-name="Preformatted_20_Text"><text:s text:c="12"/>* amicitia * * que * * societas * * nostra * </text:p>
      <text:p text:style-name="Preformatted_20_Text"><text:s text:c="12"/>index:i([p(1,2),p(3,4)])</text:p>
      <text:p text:style-name="Preformatted_20_Text"><text:s text:c="12"/>sem:[quality]</text:p>
      <text:p text:style-name="Preformatted_20_Text"><text:s text:c="12"/>lex:amicitia</text:p>
      <text:p text:style-name="Preformatted_20_Text"><text:s text:c="12"/>person:3</text:p>
      <text:p text:style-name="Preformatted_20_Text"><text:s text:c="12"/>case:nom</text:p>
      <text:p text:style-name="Preformatted_20_Text"><text:s text:c="12"/>coord:yes</text:p>
      <text:p text:style-name="Preformatted_20_Text"><text:s text:c="12"/>c_str</text:p>
      <text:p text:style-name="Preformatted_20_Text"><text:s text:c="16"/>head</text:p>
      <text:p text:style-name="Preformatted_20_Text"><text:s text:c="20"/>* amicitia * </text:p>
      <text:p text:style-name="Preformatted_20_Text"><text:s text:c="20"/>index:i(p(1,2))</text:p>
      <text:p text:style-name="Preformatted_20_Text"><text:s text:c="20"/>cat:np</text:p>
      <text:p text:style-name="Preformatted_20_Text"><text:s text:c="20"/>sem:[quality]</text:p>
      <text:p text:style-name="Preformatted_20_Text"><text:s text:c="20"/>number:sing</text:p>
      <text:p text:style-name="Preformatted_20_Text"><text:soft-page-break/><text:s text:c="20"/>person:3</text:p>
      <text:p text:style-name="Preformatted_20_Text"><text:s text:c="20"/>gender:fem</text:p>
      <text:p text:style-name="Preformatted_20_Text"><text:s text:c="20"/>lex:amicitia</text:p>
      <text:p text:style-name="Preformatted_20_Text"><text:s text:c="20"/>case:nom</text:p>
      <text:p text:style-name="Preformatted_20_Text"><text:s text:c="20"/>c_str</text:p>
      <text:p text:style-name="Preformatted_20_Text"><text:s text:c="20"/>amicitia</text:p>
      <text:p text:style-name="Preformatted_20_Text"><text:s text:c="16"/>coord:que</text:p>
      <text:p text:style-name="Preformatted_20_Text"><text:s text:c="16"/>head</text:p>
      <text:p text:style-name="Preformatted_20_Text"><text:s text:c="20"/>* societas * * nostra * </text:p>
      <text:p text:style-name="Preformatted_20_Text"><text:s text:c="20"/>index:i(p(3,4))</text:p>
      <text:p text:style-name="Preformatted_20_Text"><text:s text:c="20"/>cat:np</text:p>
      <text:p text:style-name="Preformatted_20_Text"><text:s text:c="20"/>sem:[quality]</text:p>
      <text:p text:style-name="Preformatted_20_Text"><text:s text:c="20"/>number:sing</text:p>
      <text:p text:style-name="Preformatted_20_Text"><text:s text:c="20"/>person:3</text:p>
      <text:p text:style-name="Preformatted_20_Text"><text:s text:c="20"/>gender:fem</text:p>
      <text:p text:style-name="Preformatted_20_Text"><text:s text:c="20"/>lex:societas</text:p>
      <text:p text:style-name="Preformatted_20_Text"><text:s text:c="20"/>case:nom</text:p>
      <text:p text:style-name="Preformatted_20_Text"><text:s text:c="20"/>c_str</text:p>
      <text:p text:style-name="Preformatted_20_Text"><text:s text:c="24"/>head</text:p>
      <text:p text:style-name="Preformatted_20_Text"><text:s text:c="28"/>* societas * </text:p>
      <text:p text:style-name="Preformatted_20_Text"><text:s text:c="28"/>pos:noun</text:p>
      <text:p text:style-name="Preformatted_20_Text"><text:s text:c="28"/>lex:societas</text:p>
      <text:p text:style-name="Preformatted_20_Text"><text:s text:c="28"/>case:nom</text:p>
      <text:p text:style-name="Preformatted_20_Text"><text:s text:c="28"/>gender:fem</text:p>
      <text:p text:style-name="Preformatted_20_Text"><text:s text:c="28"/>number:sing</text:p>
      <text:p text:style-name="Preformatted_20_Text"><text:s text:c="28"/>sem:[quality]</text:p>
      <text:p text:style-name="Preformatted_20_Text"><text:s text:c="24"/>adjp</text:p>
      <text:p text:style-name="Preformatted_20_Text"><text:s text:c="28"/>cat:adjp</text:p>
      <text:p text:style-name="Preformatted_20_Text"><text:s text:c="28"/>* nostra * </text:p>
      <text:p text:style-name="Preformatted_20_Text"><text:s text:c="28"/>case:nom</text:p>
      <text:p text:style-name="Preformatted_20_Text"><text:s text:c="28"/>number:sing</text:p>
      <text:p text:style-name="Preformatted_20_Text"><text:s text:c="28"/>gender:fem</text:p>
      <text:p text:style-name="Preformatted_20_Text"><text:s text:c="28"/>lex:noster</text:p>
      <text:p text:style-name="Preformatted_20_Text"><text:s text:c="28"/>c_str</text:p>
      <text:p text:style-name="Preformatted_20_Text"><text:s text:c="28"/>noster</text:p>
      <text:p text:style-name="Preformatted_20_Text"><text:s text:c="8"/>predicative</text:p>
      <text:p text:style-name="Preformatted_20_Text"><text:s text:c="12"/>* in * * aeternum * * rata * </text:p>
      <text:p text:style-name="Preformatted_20_Text"><text:s text:c="12"/>index:i(p(7,8))</text:p>
      <text:p text:style-name="Preformatted_20_Text"><text:s text:c="12"/>cat:np</text:p>
      <text:p text:style-name="Preformatted_20_Text"><text:s text:c="12"/>sem:[abstract,thing]</text:p>
      <text:p text:style-name="Preformatted_20_Text"><text:s text:c="12"/>number:pl</text:p>
      <text:p text:style-name="Preformatted_20_Text"><text:s text:c="12"/>person:3</text:p>
      <text:p text:style-name="Preformatted_20_Text"><text:s text:c="12"/>gender:neuter</text:p>
      <text:p text:style-name="Preformatted_20_Text"><text:s text:c="12"/>lex:ratus</text:p>
      <text:p text:style-name="Preformatted_20_Text"><text:s text:c="12"/>case:nom</text:p>
      <text:p text:style-name="Preformatted_20_Text"><text:s text:c="12"/>c_str</text:p>
      <text:p text:style-name="Preformatted_20_Text"><text:s text:c="20"/>* rata * </text:p>
      <text:p text:style-name="Preformatted_20_Text"><text:s text:c="20"/>index:i(p(7,8))</text:p>
      <text:p text:style-name="Preformatted_20_Text"><text:s text:c="20"/>cat:np</text:p>
      <text:p text:style-name="Preformatted_20_Text"><text:s text:c="20"/>sem:[abstract,thing]</text:p>
      <text:p text:style-name="Preformatted_20_Text"><text:s text:c="20"/>number:pl</text:p>
      <text:p text:style-name="Preformatted_20_Text"><text:s text:c="20"/>person:3</text:p>
      <text:p text:style-name="Preformatted_20_Text"><text:s text:c="20"/>gender:neuter</text:p>
      <text:p text:style-name="Preformatted_20_Text"><text:s text:c="20"/>lex:ratus</text:p>
      <text:p text:style-name="Preformatted_20_Text"><text:s text:c="20"/>case:nom</text:p>
      <text:p text:style-name="Preformatted_20_Text"><text:s text:c="20"/>c_str</text:p>
      <text:p text:style-name="Preformatted_20_Text"><text:s text:c="20"/>rata</text:p>
      <text:p text:style-name="Preformatted_20_Text"><text:s text:c="16"/>arg</text:p>
      <text:p text:style-name="Preformatted_20_Text"><text:s text:c="20"/>* in * * aeternum * </text:p>
      <text:p text:style-name="Preformatted_20_Text"><text:s text:c="20"/>index:i(p(6,7))</text:p>
      <text:p text:style-name="Preformatted_20_Text"><text:s text:c="20"/>case:acc</text:p>
      <text:p text:style-name="Preformatted_20_Text"><text:s text:c="20"/>prep:in</text:p>
      <text:p text:style-name="Preformatted_20_Text"><text:s text:c="20"/>sem:[abstract,time]</text:p>
      <text:p text:style-name="Preformatted_20_Text"><text:s text:c="20"/>lex:aeternum</text:p>
      <text:p text:style-name="Preformatted_20_Text"><text:soft-page-break/><text:s text:c="20"/>cat:pp</text:p>
      <text:p text:style-name="Preformatted_20_Text"><text:s text:c="20"/>c_str</text:p>
      <text:p text:style-name="Preformatted_20_Text"><text:s text:c="24"/>prep:in</text:p>
      <text:p text:style-name="Preformatted_20_Text"><text:s text:c="24"/>head</text:p>
      <text:p text:style-name="Preformatted_20_Text"><text:s text:c="28"/>* aeternum * </text:p>
      <text:p text:style-name="Preformatted_20_Text"><text:s text:c="28"/>index:i(p(6,7))</text:p>
      <text:p text:style-name="Preformatted_20_Text"><text:s text:c="28"/>cat:np</text:p>
      <text:p text:style-name="Preformatted_20_Text"><text:s text:c="28"/>sem:[abstract,time]</text:p>
      <text:p text:style-name="Preformatted_20_Text"><text:s text:c="28"/>number:sing</text:p>
      <text:p text:style-name="Preformatted_20_Text"><text:s text:c="28"/>person:3</text:p>
      <text:p text:style-name="Preformatted_20_Text"><text:s text:c="28"/>gender:neuter</text:p>
      <text:p text:style-name="Preformatted_20_Text"><text:s text:c="28"/>lex:aeternum</text:p>
      <text:p text:style-name="Preformatted_20_Text"><text:s text:c="28"/>case:acc</text:p>
      <text:p text:style-name="Preformatted_20_Text"><text:s text:c="28"/>c_str</text:p>
      <text:p text:style-name="Preformatted_20_Text"><text:s text:c="28"/>aeternum</text:p>
      <text:p text:style-name="Preformatted_20_Text"/>
      <text:p text:style-name="Preformatted_20_Text"/>
      <text:p text:style-name="Preformatted_20_Text"/>
      <text:p text:style-name="P12">Comment : not quite sure what best treatment of 'rata' should look like</text:p>
      <text:p text:style-name="Preformatted_20_Text"/>
      <text:p text:style-name="Preformatted_20_Text"/>
      <text:p text:style-name="P13"/>
      <text:p text:style-name="P4">% 121. </text:p>
      <text:h text:style-name="Heading_20_3" text:outline-level="3">postulamus a uobis muros coloniae munimenta servitii detrahatis.</text:h>
      <text:p text:style-name="P5"/>
      <text:p text:style-name="Preformatted_20_Text">[0/postulamus,1/a,2/uobis,3/muros,4/coloniae,5/munimenta,6/seruitii,7/detrahatis,endpos(8)]</text:p>
      <text:p text:style-name="Preformatted_20_Text">cputime : 5.671875</text:p>
      <text:p text:style-name="Preformatted_20_Text"/>
      <text:p text:style-name="Preformatted_20_Text">6.48---&gt;</text:p>
      <text:p text:style-name="Preformatted_20_Text">[illocutionary_force:statement,vg:[selected_reading:postulo_request,polarity:pos,cat:vg,pathlist:[p(0,1)],hp:[p(0,1)],gender:_10374,w:0,pos:v,class:tr_cod,type:finite,lex:postulare,voice:act,txt:postulamus,tense:present,kind:std,mood:indicative,number:pl,person:1],subject:[source:context_retrievable,number:pl,gender:or([masc,fem]),person:1,cat:np,index:i(0,0),constraints_to_be_met:[sem:[hum]],distance:[0],pathlist:[],case:nom,w:0],object:[cat:pred,type:finite,pathlist:[p(3,4),p(4,5),p(5,6),p(6,7),p(7,8)],distance:[0],illocutionary_force:statement,class:m,number:sing,person:3,vgperson:2,gender:neuter,mood:subjunctive,tense:present,polarity:pos,argbound:no,gap:[],w:3.5,add:no,flagint:_11008,c_str:[illocutionary_force:statement,vg:[selected_reading:detraho_pull_down,polarity:pos,cat:vg,pathlist:[p(7,8)],hp:[p(7,8)],gender:_11134,w:0,pos:v,class:tr_cod,type:finite,lex:detrahere,voice:act,txt:detrahatis,tense:present,kind:std,mood:subjunctive,number:pl,person:2],subject:[source:context_retrievable,number:pl,gender:or([masc,fem]),person:2,cat:np,index:i(0,0),constraints_to_be_met:[],distance:[0],pathlist:[],case:nom,w:0],object:[pathlist:[p(3,4),p(4,5),p(5,6),p(6,7)],hp:[p(3,4)],index:i([p(3,4)]),distance:[0],cat:np,class:common,sem:[thing,loc],number:pl,person:3,gender:masc,type:core,lex:murus,lextype:full,case:acc,w:1.5,c_str:[apposition_pair,head:[head:[pathlist:[p(3,4)],hp:[p(3,4)],index:i(p(3,4)),distance:[0],cat:np,sem:[thing,loc],class:common,lextype:full,origin:noun,number:pl,person:3,gender:masc,type:core,lex:murus,txt:muros,case:acc,w:1,c_str:muros],noun_cplt:[pathlist:[p(4,5)],hp:[p(4,5)],index:i(p(4,5)),distance:[0],cat:np,sem:[thing,loc],class:common,lextype:full,origin:noun,number:sing,person:3,gender:fem,type:core,lex:colonia,txt:coloniae,case:gen,w:1,c_str:coloniae]],apposition:[head:[pathlist:[p(5,6)],hp:[p(5,6)],index:i(p(5,6)),distance:[0],cat:np,sem:[thing,abstract],class:common,lextype:full,origin:noun,number:pl,person:3,gender:neuter,type:core,lex:munimentum,txt:munimenta,case:acc,w:1,c_str:munimenta],noun_cplt:[pathlist:[p(6,7)],hp:[p(6,7)],index:i(p(6,7)),distance:[0],cat:np,sem:[abstract],class:common,lextype:full,origin:noun,number:sing,person:3,gender:neuter,type:core,lex:seruitium,txt:seruitii,case:gen,w:1,c_str:seruitii]]]]]],prep_cplt:[pathlist:[p(1,2),p(2,3)],hp:[p(2,3)],distance:[0],index:i(p(2,3)),case:abl,prep:ab,sem:[hum],lex:pp2pl,w:1,type:core,cat:pp,c_str:[prep:ab,head:[pathlist:[p(2,3)],hp:[p(2,3)],index:i(p(2,3)),distance:[0],cat:np,sem:[hum],class:proper,lex:pp2pl,number:pl,person:2,gender:or([masc,fem]),type:core,case:abl,w:1,c_str:pp2pl]]]]</text:p>
      <text:p text:style-name="Preformatted_20_Text"/>
      <text:p text:style-name="Preformatted_20_Text"><text:s text:c="4"/>illocutionary_force:statement</text:p>
      <text:p text:style-name="Preformatted_20_Text"><text:s text:c="4"/>vg</text:p>
      <text:p text:style-name="Preformatted_20_Text"><text:s text:c="8"/>selected_reading:postulo_request</text:p>
      <text:p text:style-name="Preformatted_20_Text"><text:s text:c="8"/>polarity:pos</text:p>
      <text:p text:style-name="Preformatted_20_Text"><text:s text:c="8"/>cat:vg</text:p>
      <text:p text:style-name="Preformatted_20_Text"><text:s text:c="8"/>* postulamus * </text:p>
      <text:p text:style-name="Preformatted_20_Text"><text:s text:c="8"/>pos:v</text:p>
      <text:p text:style-name="Preformatted_20_Text"><text:s text:c="8"/>lex:postulare</text:p>
      <text:p text:style-name="Preformatted_20_Text"><text:s text:c="8"/>voice:act</text:p>
      <text:p text:style-name="Preformatted_20_Text"><text:s text:c="8"/>tense:present</text:p>
      <text:p text:style-name="Preformatted_20_Text"><text:s text:c="8"/>mood:indicative</text:p>
      <text:p text:style-name="Preformatted_20_Text"><text:s text:c="8"/>number:pl</text:p>
      <text:p text:style-name="Preformatted_20_Text"><text:s text:c="8"/>person:1</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1</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cat:pred</text:p>
      <text:p text:style-name="Preformatted_20_Text"><text:s text:c="8"/>* muros * * coloniae * * munimenta * * seruitii * * detrahatis * </text:p>
      <text:p text:style-name="Preformatted_20_Text"><text:s text:c="8"/>illocutionary_force:statement</text:p>
      <text:p text:style-name="Preformatted_20_Text"><text:s text:c="8"/>number:sing</text:p>
      <text:p text:style-name="Preformatted_20_Text"><text:s text:c="8"/>person:3</text:p>
      <text:p text:style-name="Preformatted_20_Text"><text:s text:c="8"/>vgperson:2</text:p>
      <text:p text:style-name="Preformatted_20_Text"><text:soft-page-break/><text:s text:c="8"/>gender:neuter</text:p>
      <text:p text:style-name="Preformatted_20_Text"><text:s text:c="8"/>mood:subjunctive</text:p>
      <text:p text:style-name="Preformatted_20_Text"><text:s text:c="8"/>tense:present</text:p>
      <text:p text:style-name="Preformatted_20_Text"><text:s text:c="8"/>polarity:pos</text:p>
      <text:p text:style-name="Preformatted_20_Text"><text:s text:c="8"/>add:no</text:p>
      <text:p text:style-name="Preformatted_20_Text"><text:s text:c="8"/>c_str</text:p>
      <text:p text:style-name="Preformatted_20_Text"><text:s text:c="12"/>illocutionary_force:statement</text:p>
      <text:p text:style-name="Preformatted_20_Text"><text:s text:c="12"/>vg</text:p>
      <text:p text:style-name="Preformatted_20_Text"><text:s text:c="16"/>selected_reading:detraho_pull_down</text:p>
      <text:p text:style-name="Preformatted_20_Text"><text:s text:c="16"/>polarity:pos</text:p>
      <text:p text:style-name="Preformatted_20_Text"><text:s text:c="16"/>cat:vg</text:p>
      <text:p text:style-name="Preformatted_20_Text"><text:s text:c="16"/>* detrahatis * </text:p>
      <text:p text:style-name="Preformatted_20_Text"><text:s text:c="16"/>pos:v</text:p>
      <text:p text:style-name="Preformatted_20_Text"><text:s text:c="16"/>lex:detrahere</text:p>
      <text:p text:style-name="Preformatted_20_Text"><text:s text:c="16"/>voice:act</text:p>
      <text:p text:style-name="Preformatted_20_Text"><text:s text:c="16"/>tense:present</text:p>
      <text:p text:style-name="Preformatted_20_Text"><text:s text:c="16"/>mood:subjunctive</text:p>
      <text:p text:style-name="Preformatted_20_Text"><text:s text:c="16"/>number:pl</text:p>
      <text:p text:style-name="Preformatted_20_Text"><text:s text:c="16"/>person:2</text:p>
      <text:p text:style-name="Preformatted_20_Text"><text:s text:c="12"/>subject</text:p>
      <text:p text:style-name="Preformatted_20_Text"><text:s text:c="16"/>source:context_retrievable</text:p>
      <text:p text:style-name="Preformatted_20_Text"><text:s text:c="16"/>number:pl</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ase:nom</text:p>
      <text:p text:style-name="Preformatted_20_Text"><text:s text:c="12"/>object</text:p>
      <text:p text:style-name="Preformatted_20_Text"><text:s text:c="16"/>* muros * * coloniae * * munimenta * * seruitii * </text:p>
      <text:p text:style-name="Preformatted_20_Text"><text:s text:c="16"/>index:i([p(3,4)])</text:p>
      <text:p text:style-name="Preformatted_20_Text"><text:s text:c="16"/>cat:np</text:p>
      <text:p text:style-name="Preformatted_20_Text"><text:s text:c="16"/>sem:[thing,loc]</text:p>
      <text:p text:style-name="Preformatted_20_Text"><text:s text:c="16"/>number:pl</text:p>
      <text:p text:style-name="Preformatted_20_Text"><text:s text:c="16"/>person:3</text:p>
      <text:p text:style-name="Preformatted_20_Text"><text:s text:c="16"/>gender:masc</text:p>
      <text:p text:style-name="Preformatted_20_Text"><text:s text:c="16"/>lex:murus</text:p>
      <text:p text:style-name="Preformatted_20_Text"><text:s text:c="16"/>case:acc</text:p>
      <text:p text:style-name="Preformatted_20_Text"><text:s text:c="16"/>c_str</text:p>
      <text:p text:style-name="Preformatted_20_Text"><text:s text:c="20"/>apposition_pair</text:p>
      <text:p text:style-name="Preformatted_20_Text"><text:s text:c="20"/>head</text:p>
      <text:p text:style-name="Preformatted_20_Text"><text:s text:c="24"/>head</text:p>
      <text:p text:style-name="Preformatted_20_Text"><text:s text:c="28"/>* muros * </text:p>
      <text:p text:style-name="Preformatted_20_Text"><text:s text:c="28"/>index:i(p(3,4))</text:p>
      <text:p text:style-name="Preformatted_20_Text"><text:s text:c="28"/>cat:np</text:p>
      <text:p text:style-name="Preformatted_20_Text"><text:s text:c="28"/>sem:[thing,loc]</text:p>
      <text:p text:style-name="Preformatted_20_Text"><text:s text:c="28"/>number:pl</text:p>
      <text:p text:style-name="Preformatted_20_Text"><text:s text:c="28"/>person:3</text:p>
      <text:p text:style-name="Preformatted_20_Text"><text:s text:c="28"/>gender:masc</text:p>
      <text:p text:style-name="Preformatted_20_Text"><text:s text:c="28"/>lex:murus</text:p>
      <text:p text:style-name="Preformatted_20_Text"><text:s text:c="28"/>case:acc</text:p>
      <text:p text:style-name="Preformatted_20_Text"><text:s text:c="28"/>c_str</text:p>
      <text:p text:style-name="Preformatted_20_Text"><text:s text:c="28"/>muros</text:p>
      <text:p text:style-name="Preformatted_20_Text"><text:s text:c="24"/>noun_cplt</text:p>
      <text:p text:style-name="Preformatted_20_Text"><text:s text:c="28"/>* coloniae * </text:p>
      <text:p text:style-name="Preformatted_20_Text"><text:s text:c="28"/>index:i(p(4,5))</text:p>
      <text:p text:style-name="Preformatted_20_Text"><text:s text:c="28"/>cat:np</text:p>
      <text:p text:style-name="Preformatted_20_Text"><text:s text:c="28"/>sem:[thing,loc]</text:p>
      <text:p text:style-name="Preformatted_20_Text"><text:s text:c="28"/>number:sing</text:p>
      <text:p text:style-name="Preformatted_20_Text"><text:s text:c="28"/>person:3</text:p>
      <text:p text:style-name="Preformatted_20_Text"><text:s text:c="28"/>gender:fem</text:p>
      <text:p text:style-name="Preformatted_20_Text"><text:s text:c="28"/>lex:colonia</text:p>
      <text:p text:style-name="Preformatted_20_Text"><text:s text:c="28"/>case:gen</text:p>
      <text:p text:style-name="Preformatted_20_Text"><text:s text:c="28"/>c_str</text:p>
      <text:p text:style-name="Preformatted_20_Text"><text:s text:c="28"/>coloniae</text:p>
      <text:p text:style-name="Preformatted_20_Text"><text:soft-page-break/><text:s text:c="20"/>apposition</text:p>
      <text:p text:style-name="Preformatted_20_Text"><text:s text:c="24"/>head</text:p>
      <text:p text:style-name="Preformatted_20_Text"><text:s text:c="28"/>* munimenta * </text:p>
      <text:p text:style-name="Preformatted_20_Text"><text:s text:c="28"/>index:i(p(5,6))</text:p>
      <text:p text:style-name="Preformatted_20_Text"><text:s text:c="28"/>cat:np</text:p>
      <text:p text:style-name="Preformatted_20_Text"><text:s text:c="28"/>sem:[thing,abstract]</text:p>
      <text:p text:style-name="Preformatted_20_Text"><text:s text:c="28"/>number:pl</text:p>
      <text:p text:style-name="Preformatted_20_Text"><text:s text:c="28"/>person:3</text:p>
      <text:p text:style-name="Preformatted_20_Text"><text:s text:c="28"/>gender:neuter</text:p>
      <text:p text:style-name="Preformatted_20_Text"><text:s text:c="28"/>lex:munimentum</text:p>
      <text:p text:style-name="Preformatted_20_Text"><text:s text:c="28"/>case:acc</text:p>
      <text:p text:style-name="Preformatted_20_Text"><text:s text:c="28"/>c_str</text:p>
      <text:p text:style-name="Preformatted_20_Text"><text:s text:c="28"/>munimenta</text:p>
      <text:p text:style-name="Preformatted_20_Text"><text:s text:c="24"/>noun_cplt</text:p>
      <text:p text:style-name="Preformatted_20_Text"><text:s text:c="28"/>* seruitii * </text:p>
      <text:p text:style-name="Preformatted_20_Text"><text:s text:c="28"/>index:i(p(6,7))</text:p>
      <text:p text:style-name="Preformatted_20_Text"><text:s text:c="28"/>cat:np</text:p>
      <text:p text:style-name="Preformatted_20_Text"><text:s text:c="28"/>sem:[abstract]</text:p>
      <text:p text:style-name="Preformatted_20_Text"><text:s text:c="28"/>number:sing</text:p>
      <text:p text:style-name="Preformatted_20_Text"><text:s text:c="28"/>person:3</text:p>
      <text:p text:style-name="Preformatted_20_Text"><text:s text:c="28"/>gender:neuter</text:p>
      <text:p text:style-name="Preformatted_20_Text"><text:s text:c="28"/>lex:seruitium</text:p>
      <text:p text:style-name="Preformatted_20_Text"><text:s text:c="28"/>case:gen</text:p>
      <text:p text:style-name="Preformatted_20_Text"><text:s text:c="28"/>c_str</text:p>
      <text:p text:style-name="Preformatted_20_Text"><text:s text:c="28"/>seruitii</text:p>
      <text:p text:style-name="Preformatted_20_Text"><text:s text:c="4"/>prep_cplt</text:p>
      <text:p text:style-name="Preformatted_20_Text"><text:s text:c="8"/>* a * * uobis * </text:p>
      <text:p text:style-name="Preformatted_20_Text"><text:s text:c="8"/>index:i(p(2,3))</text:p>
      <text:p text:style-name="Preformatted_20_Text"><text:s text:c="8"/>case:abl</text:p>
      <text:p text:style-name="Preformatted_20_Text"><text:s text:c="8"/>prep:ab</text:p>
      <text:p text:style-name="Preformatted_20_Text"><text:s text:c="8"/>sem:[hum]</text:p>
      <text:p text:style-name="Preformatted_20_Text"><text:s text:c="8"/>lex:pp2pl</text:p>
      <text:p text:style-name="Preformatted_20_Text"><text:s text:c="8"/>cat:pp</text:p>
      <text:p text:style-name="Preformatted_20_Text"><text:s text:c="8"/>c_str</text:p>
      <text:p text:style-name="Preformatted_20_Text"><text:s text:c="12"/>prep:ab</text:p>
      <text:p text:style-name="Preformatted_20_Text"><text:s text:c="12"/>head</text:p>
      <text:p text:style-name="Preformatted_20_Text"><text:s text:c="16"/>* uobis * </text:p>
      <text:p text:style-name="Preformatted_20_Text"><text:s text:c="16"/>index:i(p(2,3))</text:p>
      <text:p text:style-name="Preformatted_20_Text"><text:s text:c="16"/>cat:np</text:p>
      <text:p text:style-name="Preformatted_20_Text"><text:s text:c="16"/>sem:[hum]</text:p>
      <text:p text:style-name="Preformatted_20_Text"><text:s text:c="16"/>lex:pp2pl</text:p>
      <text:p text:style-name="Preformatted_20_Text"><text:s text:c="16"/>number:pl</text:p>
      <text:p text:style-name="Preformatted_20_Text"><text:s text:c="16"/>person:2</text:p>
      <text:p text:style-name="Preformatted_20_Text"><text:s text:c="16"/>gender:or([masc,fem])</text:p>
      <text:p text:style-name="Preformatted_20_Text"><text:s text:c="16"/>case:abl</text:p>
      <text:p text:style-name="Preformatted_20_Text"><text:s text:c="16"/>c_str</text:p>
      <text:p text:style-name="Preformatted_20_Text"><text:s text:c="16"/>pp2pl</text:p>
      <text:p text:style-name="Preformatted_20_Text"/>
      <text:p text:style-name="Preformatted_20_Text"/>
      <text:p text:style-name="Preformatted_20_Text"/>
      <text:p text:style-name="Preformatted_20_Text"/>
      <text:p text:style-name="P12">Comment : parse OK</text:p>
      <text:p text:style-name="Preformatted_20_Text"/>
      <text:p text:style-name="P19"/>
      <text:p text:style-name="P4">% 122.</text:p>
      <text:h text:style-name="Heading_20_3" text:outline-level="3">etiam fera animalia si clausa teneas virtutis obliviscuntur.</text:h>
      <text:p text:style-name="P4"/>
      <text:p text:style-name="Preformatted_20_Text">[0/fera,1/animalia,2/si,3/clausa,4/teneas,5/uirtutis,6/obliuiscuntur,endpos(7)]</text:p>
      <text:p text:style-name="Preformatted_20_Text">cputime : 0.90625</text:p>
      <text:p text:style-name="Preformatted_20_Text"/>
      <text:p text:style-name="Preformatted_20_Text">9---&gt;</text:p>
      <text:p text:style-name="Preformatted_20_Text">[clause_semantics:_12030,subordinator:[lex:si,pos:sub,argbound:no,mood:subjunctive],subordinate_clause:[si,[illocutionary_force:statement,vg:[selected_reading:teneo_hold,polarity:pos,cat:vg,pathlist:[p(4,5)],hp:[p(4,5)],gender:_12234,w:0,pos:v,class:tr_cod,type:finite,lex:tenere,voice:act,txt:teneas,tense:present,kind:std,mood:subjunctive,number:sing,person:2],subject:[source:context_retrievable,number:sing,gender:or([masc,fem]),person:2,cat:np,index:i(0,0),constraints_to_be_met:[sem:[hum]],distance:[0],pathlist:[],case:nom,w:0],object:[pathlist:[p(3,4)],hp:[p(3,4)],index:i(p(3,4)),distance:[0],cat:np,class:pc2np,sem:[thing],number:pl,person:_12734,gender:neuter,type:clausal,lex:claudo_close,lextype:full,case:acc,w:0,c_str:[past_participle,claudo_close,[]]]]],main_clause:[illocutionary_force:statement,vg:[selected_reading:obliuiscor_forget,polarity:pos,cat:vg,pathlist:[p(6,7)],hp:[p(6,7)],gender:_12968,w:0,pos:v,class:tr_cod,type:finite,lex:obliuisci,voice:act,txt:obliuiscuntur,tense:present,kind:dep,mood:indicative,number:pl,person:3],subject:[number:pl,gender:neuter,pathlist:[p(0,1),p(1,2)],hp:[p(1,2)],index:i(p(1,2)),distance:[0],cat:np,class:common,sem:[thing,hum],person:3,type:core,lex:animal,lextype:full,case:nom,w:2,c_str:[head:[pathlist:[p(1,2)],pos:noun,txt:animalia,lex:animal,case:nom,gender:neuter,class:common,ab:no,number:pl,sem:[thing,hum]],adjp:[cat:adjp,pathlist:[p(0,1)],distance:[0],hp:[p(0,1)],case:nom,number:pl,gender:neuter,lex:ferus,type:std,w:1,c_str:ferus]]],object:[pathlist:[p(5,6)],hp:[p(5,6)],index:i(p(5,6)),distance:[0],cat:np,sem:[quality,hum],class:common,lextype:full,origin:noun,number:sing,person:3,gender:fem,type:core,lex:uirtus,txt:uirtutis,case:gen,w:1,c_str:uirtutis]]]</text:p>
      <text:p text:style-name="Preformatted_20_Text"/>
      <text:p text:style-name="Preformatted_20_Text"><text:s text:c="4"/>subordinator</text:p>
      <text:p text:style-name="Preformatted_20_Text"><text:s text:c="8"/>lex:si</text:p>
      <text:p text:style-name="Preformatted_20_Text"><text:s text:c="8"/>pos:sub</text:p>
      <text:p text:style-name="Preformatted_20_Text"><text:s text:c="8"/>mood:subjunctive</text:p>
      <text:p text:style-name="Preformatted_20_Text"><text:s text:c="4"/>subordinate_clause</text:p>
      <text:p text:style-name="Preformatted_20_Text"><text:s text:c="8"/>si</text:p>
      <text:p text:style-name="Preformatted_20_Text"><text:s text:c="12"/>illocutionary_force:statement</text:p>
      <text:p text:style-name="Preformatted_20_Text"><text:s text:c="12"/>vg</text:p>
      <text:p text:style-name="Preformatted_20_Text"><text:s text:c="16"/>selected_reading:teneo_hold</text:p>
      <text:p text:style-name="Preformatted_20_Text"><text:s text:c="16"/>polarity:pos</text:p>
      <text:p text:style-name="Preformatted_20_Text"><text:s text:c="16"/>cat:vg</text:p>
      <text:p text:style-name="Preformatted_20_Text"><text:s text:c="16"/>* teneas * </text:p>
      <text:p text:style-name="Preformatted_20_Text"><text:s text:c="16"/>pos:v</text:p>
      <text:p text:style-name="Preformatted_20_Text"><text:s text:c="16"/>lex:tenere</text:p>
      <text:p text:style-name="Preformatted_20_Text"><text:s text:c="16"/>voice:act</text:p>
      <text:p text:style-name="Preformatted_20_Text"><text:s text:c="16"/>tense:present</text:p>
      <text:p text:style-name="Preformatted_20_Text"><text:s text:c="16"/>mood:subjunctive</text:p>
      <text:p text:style-name="Preformatted_20_Text"><text:s text:c="16"/>number:sing</text:p>
      <text:p text:style-name="Preformatted_20_Text"><text:s text:c="16"/>person:2</text:p>
      <text:p text:style-name="Preformatted_20_Text"><text:s text:c="12"/>subject</text:p>
      <text:p text:style-name="Preformatted_20_Text"><text:s text:c="16"/>source:context_retrievable</text:p>
      <text:p text:style-name="Preformatted_20_Text"><text:s text:c="16"/>number:sing</text:p>
      <text:p text:style-name="Preformatted_20_Text"><text:s text:c="16"/>gender:or([masc,fem])</text:p>
      <text:p text:style-name="Preformatted_20_Text"><text:s text:c="16"/>person:2</text:p>
      <text:p text:style-name="Preformatted_20_Text"><text:s text:c="16"/>cat:np</text:p>
      <text:p text:style-name="Preformatted_20_Text"><text:s text:c="16"/>index:i(0,0)</text:p>
      <text:p text:style-name="Preformatted_20_Text"><text:s text:c="16"/>constraints_to_be_met:[sem:[hum]]</text:p>
      <text:p text:style-name="Preformatted_20_Text"><text:s text:c="16"/>case:nom</text:p>
      <text:p text:style-name="Preformatted_20_Text"><text:s text:c="12"/>object</text:p>
      <text:p text:style-name="Preformatted_20_Text"><text:s text:c="16"/>* clausa * </text:p>
      <text:p text:style-name="Preformatted_20_Text"><text:s text:c="16"/>index:i(p(3,4))</text:p>
      <text:p text:style-name="Preformatted_20_Text"><text:s text:c="16"/>cat:np</text:p>
      <text:p text:style-name="Preformatted_20_Text"><text:s text:c="16"/>sem:[thing]</text:p>
      <text:p text:style-name="Preformatted_20_Text"><text:s text:c="16"/>number:pl</text:p>
      <text:p text:style-name="Preformatted_20_Text"><text:soft-page-break/><text:s text:c="16"/>gender:neuter</text:p>
      <text:p text:style-name="Preformatted_20_Text"><text:s text:c="16"/>lex:claudo_close</text:p>
      <text:p text:style-name="Preformatted_20_Text"><text:s text:c="16"/>case:acc</text:p>
      <text:p text:style-name="Preformatted_20_Text"><text:s text:c="16"/>c_str</text:p>
      <text:p text:style-name="Preformatted_20_Text"><text:s text:c="20"/>past_participle</text:p>
      <text:p text:style-name="Preformatted_20_Text"><text:s text:c="20"/>claudo_close</text:p>
      <text:p text:style-name="Preformatted_20_Text"><text:s text:c="4"/>main_clause</text:p>
      <text:p text:style-name="Preformatted_20_Text"><text:s text:c="8"/>illocutionary_force:statement</text:p>
      <text:p text:style-name="Preformatted_20_Text"><text:s text:c="8"/>vg</text:p>
      <text:p text:style-name="Preformatted_20_Text"><text:s text:c="12"/>selected_reading:obliuiscor_forget</text:p>
      <text:p text:style-name="Preformatted_20_Text"><text:s text:c="12"/>polarity:pos</text:p>
      <text:p text:style-name="Preformatted_20_Text"><text:s text:c="12"/>cat:vg</text:p>
      <text:p text:style-name="Preformatted_20_Text"><text:s text:c="12"/>* obliuiscuntur * </text:p>
      <text:p text:style-name="Preformatted_20_Text"><text:s text:c="12"/>pos:v</text:p>
      <text:p text:style-name="Preformatted_20_Text"><text:s text:c="12"/>lex:obliuisci</text:p>
      <text:p text:style-name="Preformatted_20_Text"><text:s text:c="12"/>voice:act</text:p>
      <text:p text:style-name="Preformatted_20_Text"><text:s text:c="12"/>tense:present</text:p>
      <text:p text:style-name="Preformatted_20_Text"><text:s text:c="12"/>mood:indicative</text:p>
      <text:p text:style-name="Preformatted_20_Text"><text:s text:c="12"/>number:pl</text:p>
      <text:p text:style-name="Preformatted_20_Text"><text:s text:c="12"/>person:3</text:p>
      <text:p text:style-name="Preformatted_20_Text"><text:s text:c="8"/>subject</text:p>
      <text:p text:style-name="Preformatted_20_Text"><text:s text:c="12"/>number:pl</text:p>
      <text:p text:style-name="Preformatted_20_Text"><text:s text:c="12"/>gender:neuter</text:p>
      <text:p text:style-name="Preformatted_20_Text"><text:s text:c="12"/>* fera * * animalia * </text:p>
      <text:p text:style-name="Preformatted_20_Text"><text:s text:c="12"/>index:i(p(1,2))</text:p>
      <text:p text:style-name="Preformatted_20_Text"><text:s text:c="12"/>cat:np</text:p>
      <text:p text:style-name="Preformatted_20_Text"><text:s text:c="12"/>sem:[thing,hum]</text:p>
      <text:p text:style-name="Preformatted_20_Text"><text:s text:c="12"/>person:3</text:p>
      <text:p text:style-name="Preformatted_20_Text"><text:s text:c="12"/>lex:animal</text:p>
      <text:p text:style-name="Preformatted_20_Text"><text:s text:c="12"/>case:nom</text:p>
      <text:p text:style-name="Preformatted_20_Text"><text:s text:c="12"/>c_str</text:p>
      <text:p text:style-name="Preformatted_20_Text"><text:s text:c="16"/>head</text:p>
      <text:p text:style-name="Preformatted_20_Text"><text:s text:c="20"/>* animalia * </text:p>
      <text:p text:style-name="Preformatted_20_Text"><text:s text:c="20"/>pos:noun</text:p>
      <text:p text:style-name="Preformatted_20_Text"><text:s text:c="20"/>lex:animal</text:p>
      <text:p text:style-name="Preformatted_20_Text"><text:s text:c="20"/>case:nom</text:p>
      <text:p text:style-name="Preformatted_20_Text"><text:s text:c="20"/>gender:neuter</text:p>
      <text:p text:style-name="Preformatted_20_Text"><text:s text:c="20"/>number:pl</text:p>
      <text:p text:style-name="Preformatted_20_Text"><text:s text:c="20"/>sem:[thing,hum]</text:p>
      <text:p text:style-name="Preformatted_20_Text"><text:s text:c="16"/>adjp</text:p>
      <text:p text:style-name="Preformatted_20_Text"><text:s text:c="20"/>cat:adjp</text:p>
      <text:p text:style-name="Preformatted_20_Text"><text:s text:c="20"/>* fera * </text:p>
      <text:p text:style-name="Preformatted_20_Text"><text:s text:c="20"/>case:nom</text:p>
      <text:p text:style-name="Preformatted_20_Text"><text:s text:c="20"/>number:pl</text:p>
      <text:p text:style-name="Preformatted_20_Text"><text:s text:c="20"/>gender:neuter</text:p>
      <text:p text:style-name="Preformatted_20_Text"><text:s text:c="20"/>lex:ferus</text:p>
      <text:p text:style-name="Preformatted_20_Text"><text:s text:c="20"/>c_str</text:p>
      <text:p text:style-name="Preformatted_20_Text"><text:s text:c="20"/>ferus</text:p>
      <text:p text:style-name="Preformatted_20_Text"><text:s text:c="8"/>object</text:p>
      <text:p text:style-name="Preformatted_20_Text"><text:s text:c="12"/>* uirtutis * </text:p>
      <text:p text:style-name="Preformatted_20_Text"><text:s text:c="12"/>index:i(p(5,6))</text:p>
      <text:p text:style-name="Preformatted_20_Text"><text:s text:c="12"/>cat:np</text:p>
      <text:p text:style-name="Preformatted_20_Text"><text:s text:c="12"/>sem:[quality,hum]</text:p>
      <text:p text:style-name="Preformatted_20_Text"><text:s text:c="12"/>number:sing</text:p>
      <text:p text:style-name="Preformatted_20_Text"><text:s text:c="12"/>person:3</text:p>
      <text:p text:style-name="Preformatted_20_Text"><text:s text:c="12"/>gender:fem</text:p>
      <text:p text:style-name="Preformatted_20_Text"><text:s text:c="12"/>lex:uirtus</text:p>
      <text:p text:style-name="Preformatted_20_Text"><text:s text:c="12"/>case:gen</text:p>
      <text:p text:style-name="Preformatted_20_Text"><text:s text:c="12"/>c_str</text:p>
      <text:p text:style-name="Preformatted_20_Text"><text:s text:c="12"/>uirtutis</text:p>
      <text:p text:style-name="Preformatted_20_Text"/>
      <text:p text:style-name="Preformatted_20_Text"/>
      <text:p text:style-name="P12">Comment : parse does not reflect attachment of clausa to animalia</text:p>
      <text:p text:style-name="Preformatted_20_Text"/>
      <text:p text:style-name="Preformatted_20_Text"><text:soft-page-break/></text:p>
      <text:p text:style-name="P4">% 123.</text:p>
      <text:h text:style-name="Heading_20_3" text:outline-level="3">Romanos omnis in finibus uestris trucidetis.</text:h>
      <text:p text:style-name="Preformatted_20_Text">0/romanos,1/omnis,2/in,3/finibus,4/uestris,5/trucidetis,endpos(6)]</text:p>
      <text:p text:style-name="Preformatted_20_Text">cputime : 0.46875</text:p>
      <text:h text:style-name="Heading_20_4" text:outline-level="4">Parse A</text:h>
      <text:p text:style-name="Preformatted_20_Text">4.970000000000001---&gt;</text:p>
      <text:p text:style-name="Preformatted_20_Text">[illocutionary_force:statement,vg:[selected_reading:trucido_kill,polarity:pos,cat:vg,pathlist:[p(5,6)],hp:[p(5,6)],gender:_8024,w:0,pos:v,class:tr_cod,type:finite,lex:trucidare,voice:act,txt:trucidetis,tense:present,kind:std,mood:subjunctive,number:pl,person:2],subject:[source:context_retrievable,number:pl,gender:or([masc,fem]),person:2,cat:np,index:i(0,0),constraints_to_be_met:[sem:[hum]],distance:[0],pathlist:[],case:nom,w:0],object:[pathlist:[p(0,1),p(1,2)],hp:[p(0,1)],index:i(p(0,1)),distance:[0],cat:np,class:common,sem:[hum],number:pl,person:3,gender:masc,type:core,lex:romanus,lextype:full,case:acc,w:2,c_str:[head:[pathlist:[p(0,1)],pos:noun,txt:romanos,lex:romanus,case:acc,gender:masc,class:common,ab:no,number:pl,sem:[hum]],adjp:[cat:adjp,pathlist:[p(1,2)],distance:[0],hp:[p(1,2)],case:acc,number:pl,gender:or([masc,fem]),lex:omnis,type:tool,w:1,c_str:omnis]]],prep_phrase_adjunct_3:[pathlist:[p(2,3),p(3,4),p(4,5)],hp:[p(3,4)],distance:[0],index:i(p(3,4)),case:abl,prep:in,sem:[thing,loc],lex:finis,w:2,type:core,cat:pp,c_str:[prep:in,head:[pathlist:[p(3,4),p(4,5)],hp:[p(3,4)],index:i(p(3,4)),distance:[0],cat:np,class:common,sem:[thing,loc],number:pl,person:3,gender:masc,type:core,lex:finis,lextype:full,case:abl,w:2,c_str:[head:[pathlist:[p(3,4)],pos:noun,txt:finibus,lex:finis,case:abl,gender:masc,class:common,ab:no,number:pl,sem:[thing,loc]],adjp:[cat:adjp,pathlist:[p(4,5)],distance:[0],hp:[p(4,5)],case:abl,number:pl,gender:masc,lex:uester,type:poss,w:1,c_str:uester]]]]]]</text:p>
      <text:p text:style-name="Preformatted_20_Text"/>
      <text:p text:style-name="Preformatted_20_Text"><text:s text:c="4"/>illocutionary_force:statement</text:p>
      <text:p text:style-name="Preformatted_20_Text"><text:s text:c="4"/>vg</text:p>
      <text:p text:style-name="Preformatted_20_Text"><text:s text:c="8"/>selected_reading:trucido_kill</text:p>
      <text:p text:style-name="Preformatted_20_Text"><text:s text:c="8"/>polarity:pos</text:p>
      <text:p text:style-name="Preformatted_20_Text"><text:s text:c="8"/>cat:vg</text:p>
      <text:p text:style-name="Preformatted_20_Text"><text:s text:c="8"/>* trucidetis * </text:p>
      <text:p text:style-name="Preformatted_20_Text"><text:s text:c="8"/>pos:v</text:p>
      <text:p text:style-name="Preformatted_20_Text"><text:s text:c="8"/>lex:trucidare</text:p>
      <text:p text:style-name="Preformatted_20_Text"><text:s text:c="8"/>voice:act</text:p>
      <text:p text:style-name="Preformatted_20_Text"><text:s text:c="8"/>tense:present</text:p>
      <text:p text:style-name="Preformatted_20_Text"><text:s text:c="8"/>mood:subjunctive</text:p>
      <text:p text:style-name="Preformatted_20_Text"><text:s text:c="8"/>number:pl</text:p>
      <text:p text:style-name="Preformatted_20_Text"><text:s text:c="8"/>person:2</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romanos * * omnis * </text:p>
      <text:p text:style-name="Preformatted_20_Text"><text:s text:c="8"/>index:i(p(0,1))</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romanus</text:p>
      <text:p text:style-name="Preformatted_20_Text"><text:s text:c="8"/>case:acc</text:p>
      <text:p text:style-name="Preformatted_20_Text"><text:s text:c="8"/>c_str</text:p>
      <text:p text:style-name="Preformatted_20_Text"><text:s text:c="12"/>head</text:p>
      <text:p text:style-name="Preformatted_20_Text"><text:s text:c="16"/>* romanos * </text:p>
      <text:p text:style-name="Preformatted_20_Text"><text:s text:c="16"/>pos:noun</text:p>
      <text:p text:style-name="Preformatted_20_Text"><text:s text:c="16"/>lex:romanus</text:p>
      <text:p text:style-name="Preformatted_20_Text"><text:s text:c="16"/>case:acc</text:p>
      <text:p text:style-name="Preformatted_20_Text"><text:soft-page-break/><text:s text:c="16"/>gender:masc</text:p>
      <text:p text:style-name="Preformatted_20_Text"><text:s text:c="16"/>number:pl</text:p>
      <text:p text:style-name="Preformatted_20_Text"><text:s text:c="16"/>sem:[hum]</text:p>
      <text:p text:style-name="Preformatted_20_Text"><text:s text:c="12"/>adjp</text:p>
      <text:p text:style-name="Preformatted_20_Text"><text:s text:c="16"/>cat:adjp</text:p>
      <text:p text:style-name="Preformatted_20_Text"><text:s text:c="16"/>* omnis * </text:p>
      <text:p text:style-name="Preformatted_20_Text"><text:s text:c="16"/>case:acc</text:p>
      <text:p text:style-name="Preformatted_20_Text"><text:s text:c="16"/>number:pl</text:p>
      <text:p text:style-name="Preformatted_20_Text"><text:s text:c="16"/>gender:or([masc,fem])</text:p>
      <text:p text:style-name="Preformatted_20_Text"><text:s text:c="16"/>lex:omnis</text:p>
      <text:p text:style-name="Preformatted_20_Text"><text:s text:c="16"/>c_str</text:p>
      <text:p text:style-name="Preformatted_20_Text"><text:s text:c="16"/>omnis</text:p>
      <text:p text:style-name="Preformatted_20_Text"><text:s text:c="4"/>prep_phrase_adjunct_3</text:p>
      <text:p text:style-name="Preformatted_20_Text"><text:s text:c="8"/>* in * * finibus * * uestris * </text:p>
      <text:p text:style-name="Preformatted_20_Text"><text:s text:c="8"/>index:i(p(3,4))</text:p>
      <text:p text:style-name="Preformatted_20_Text"><text:s text:c="8"/>case:abl</text:p>
      <text:p text:style-name="Preformatted_20_Text"><text:s text:c="8"/>prep:in</text:p>
      <text:p text:style-name="Preformatted_20_Text"><text:s text:c="8"/>sem:[thing,loc]</text:p>
      <text:p text:style-name="Preformatted_20_Text"><text:s text:c="8"/>lex:finis</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finibus * * uestris * </text:p>
      <text:p text:style-name="Preformatted_20_Text"><text:s text:c="16"/>index:i(p(3,4))</text:p>
      <text:p text:style-name="Preformatted_20_Text"><text:s text:c="16"/>cat:np</text:p>
      <text:p text:style-name="Preformatted_20_Text"><text:s text:c="16"/>sem:[thing,loc]</text:p>
      <text:p text:style-name="Preformatted_20_Text"><text:s text:c="16"/>number:pl</text:p>
      <text:p text:style-name="Preformatted_20_Text"><text:s text:c="16"/>person:3</text:p>
      <text:p text:style-name="Preformatted_20_Text"><text:s text:c="16"/>gender:masc</text:p>
      <text:p text:style-name="Preformatted_20_Text"><text:s text:c="16"/>lex:finis</text:p>
      <text:p text:style-name="Preformatted_20_Text"><text:s text:c="16"/>case:abl</text:p>
      <text:p text:style-name="Preformatted_20_Text"><text:s text:c="16"/>c_str</text:p>
      <text:p text:style-name="Preformatted_20_Text"><text:s text:c="20"/>head</text:p>
      <text:p text:style-name="Preformatted_20_Text"><text:s text:c="24"/>* finibus * </text:p>
      <text:p text:style-name="Preformatted_20_Text"><text:s text:c="24"/>pos:noun</text:p>
      <text:p text:style-name="Preformatted_20_Text"><text:s text:c="24"/>lex:finis</text:p>
      <text:p text:style-name="Preformatted_20_Text"><text:s text:c="24"/>case:abl</text:p>
      <text:p text:style-name="Preformatted_20_Text"><text:s text:c="24"/>gender:masc</text:p>
      <text:p text:style-name="Preformatted_20_Text"><text:s text:c="24"/>number:pl</text:p>
      <text:p text:style-name="Preformatted_20_Text"><text:s text:c="24"/>sem:[thing,loc]</text:p>
      <text:p text:style-name="Preformatted_20_Text"><text:s text:c="20"/>adjp</text:p>
      <text:p text:style-name="Preformatted_20_Text"><text:s text:c="24"/>cat:adjp</text:p>
      <text:p text:style-name="Preformatted_20_Text"><text:s text:c="24"/>* uestris * </text:p>
      <text:p text:style-name="Preformatted_20_Text"><text:s text:c="24"/>case:abl</text:p>
      <text:p text:style-name="Preformatted_20_Text"><text:s text:c="24"/>number:pl</text:p>
      <text:p text:style-name="Preformatted_20_Text"><text:s text:c="24"/>gender:masc</text:p>
      <text:p text:style-name="Preformatted_20_Text"><text:s text:c="24"/>lex:uester</text:p>
      <text:p text:style-name="Preformatted_20_Text"><text:s text:c="24"/>c_str</text:p>
      <text:p text:style-name="Preformatted_20_Text"><text:s text:c="24"/>uester</text:p>
      <text:p text:style-name="Preformatted_20_Text"/>
      <text:p text:style-name="Preformatted_20_Text"/>
      <text:p text:style-name="P12">Comment : parse OK, differs from B in lexeme associated with finibus : finis vs fines (an oversight in the vocabulary file, updated 15 December 2024)</text:p>
      <text:h text:style-name="P32" text:outline-level="4">Parse B</text:h>
      <text:p text:style-name="Preformatted_20_Text">4.970000000000001---&gt;</text:p>
      <text:p text:style-name="Preformatted_20_Text">[illocutionary_force:statement,vg:[selected_reading:trucido_kill,polarity:pos,cat:vg,pathlist:[p(5,6)],hp:[p(5,6)],gender:_9870,w:0,pos:v,class:tr_cod,type:finite,lex:trucidare,voice:act,txt:trucidetis,tense:present,kind:std,mood:subjunctive,number:pl,person:2],subject:[source:context_retrievable,number:pl,gender:or([masc,fem]),person:2,cat:np,index:i(0,0),constraints_to_be_met:[sem:[hum]],distance:[0],pathlist:[],case:nom,w:0],object:[pathlist:[p(0,1),p(1,2)],hp:[p(0,1)],index:i(p(0,1)),distance:[0],cat:np,class:common,sem:[hum],number:pl,person:3,gender:masc,type:core,lex:romanus,lextype:full,case:acc,w:2,c_str:[head:[pathlist:[p(0,1)],pos:noun,txt:romanos,lex:romanus,case:acc,gender:masc,class:common,ab:no,number:pl,sem:[hum]],adjp:[cat:adjp,pathlist:[p(1,2)],distance:[0],hp:[p(1,2)],case:acc,number:pl,gender:or([masc,fem]),lex:omnis,type:tool,w:1,c_str:omnis]]],prep_phrase_adjunct_3:[pathlist:[p(2,3),p(3,4),p(4,5)],hp:[p(3,4)],distance:[0],index:i(p(3,4)),case:abl,prep:in,sem:[thing,loc],lex:fines,w:2,type:core,cat:pp,c_str:[prep:in,head:[pathlist:[p(3,4),p(4,5)],hp:[p(3,4)],index:i(p(3,4)),distance:[0],cat:np,class:common,sem:[thing,loc],number:pl,person:3,gender:fem,type:core,lex:fines,lextype:full,case:abl,w:2,c_str:[head:[pathlist:[p(3,4)],pos:noun,txt:finibus,lex:fines,case:abl,gender:fem,class:common,ab:no,number:pl,sem:[thing,loc]],adjp:[cat:adjp,pathlist:[p(4,5)],distance:[0],hp:[p(4,5)],case:abl,number:pl,gender:fem,lex:uester,type:poss,w:1,c_str:uester]]]]]]</text:p>
      <text:p text:style-name="Preformatted_20_Text"/>
      <text:p text:style-name="Preformatted_20_Text"/>
      <text:p text:style-name="Preformatted_20_Text"/>
      <text:p text:style-name="Preformatted_20_Text"><text:s text:c="4"/>illocutionary_force:statement</text:p>
      <text:p text:style-name="Preformatted_20_Text"><text:s text:c="4"/>vg</text:p>
      <text:p text:style-name="Preformatted_20_Text"><text:s text:c="8"/>selected_reading:trucido_kill</text:p>
      <text:p text:style-name="Preformatted_20_Text"><text:s text:c="8"/>polarity:pos</text:p>
      <text:p text:style-name="Preformatted_20_Text"><text:s text:c="8"/>cat:vg</text:p>
      <text:p text:style-name="Preformatted_20_Text"><text:s text:c="8"/>* trucidetis * </text:p>
      <text:p text:style-name="Preformatted_20_Text"><text:s text:c="8"/>pos:v</text:p>
      <text:p text:style-name="Preformatted_20_Text"><text:s text:c="8"/>lex:trucidare</text:p>
      <text:p text:style-name="Preformatted_20_Text"><text:s text:c="8"/>voice:act</text:p>
      <text:p text:style-name="Preformatted_20_Text"><text:s text:c="8"/>tense:present</text:p>
      <text:p text:style-name="Preformatted_20_Text"><text:s text:c="8"/>mood:subjunctive</text:p>
      <text:p text:style-name="Preformatted_20_Text"><text:s text:c="8"/>number:pl</text:p>
      <text:p text:style-name="Preformatted_20_Text"><text:s text:c="8"/>person:2</text:p>
      <text:p text:style-name="Preformatted_20_Text"><text:s text:c="4"/>subject</text:p>
      <text:p text:style-name="Preformatted_20_Text"><text:s text:c="8"/>source:context_retrievable</text:p>
      <text:p text:style-name="Preformatted_20_Text"><text:s text:c="8"/>number:pl</text:p>
      <text:p text:style-name="Preformatted_20_Text"><text:s text:c="8"/>gender:or([masc,fem])</text:p>
      <text:p text:style-name="Preformatted_20_Text"><text:s text:c="8"/>person:2</text:p>
      <text:p text:style-name="Preformatted_20_Text"><text:s text:c="8"/>cat:np</text:p>
      <text:p text:style-name="Preformatted_20_Text"><text:s text:c="8"/>index:i(0,0)</text:p>
      <text:p text:style-name="Preformatted_20_Text"><text:s text:c="8"/>constraints_to_be_met:[sem:[hum]]</text:p>
      <text:p text:style-name="Preformatted_20_Text"><text:s text:c="8"/>case:nom</text:p>
      <text:p text:style-name="Preformatted_20_Text"><text:s text:c="4"/>object</text:p>
      <text:p text:style-name="Preformatted_20_Text"><text:s text:c="8"/>* romanos * * omnis * </text:p>
      <text:p text:style-name="Preformatted_20_Text"><text:s text:c="8"/>index:i(p(0,1))</text:p>
      <text:p text:style-name="Preformatted_20_Text"><text:s text:c="8"/>cat:np</text:p>
      <text:p text:style-name="Preformatted_20_Text"><text:s text:c="8"/>sem:[hum]</text:p>
      <text:p text:style-name="Preformatted_20_Text"><text:s text:c="8"/>number:pl</text:p>
      <text:p text:style-name="Preformatted_20_Text"><text:s text:c="8"/>person:3</text:p>
      <text:p text:style-name="Preformatted_20_Text"><text:s text:c="8"/>gender:masc</text:p>
      <text:p text:style-name="Preformatted_20_Text"><text:s text:c="8"/>lex:romanus</text:p>
      <text:p text:style-name="Preformatted_20_Text"><text:s text:c="8"/>case:acc</text:p>
      <text:p text:style-name="Preformatted_20_Text"><text:s text:c="8"/>c_str</text:p>
      <text:p text:style-name="Preformatted_20_Text"><text:s text:c="12"/>head</text:p>
      <text:p text:style-name="Preformatted_20_Text"><text:s text:c="16"/>* romanos * </text:p>
      <text:p text:style-name="Preformatted_20_Text"><text:s text:c="16"/>pos:noun</text:p>
      <text:p text:style-name="Preformatted_20_Text"><text:s text:c="16"/>lex:romanus</text:p>
      <text:p text:style-name="Preformatted_20_Text"><text:s text:c="16"/>case:acc</text:p>
      <text:p text:style-name="Preformatted_20_Text"><text:s text:c="16"/>gender:masc</text:p>
      <text:p text:style-name="Preformatted_20_Text"><text:s text:c="16"/>number:pl</text:p>
      <text:p text:style-name="Preformatted_20_Text"><text:s text:c="16"/>sem:[hum]</text:p>
      <text:p text:style-name="Preformatted_20_Text"><text:s text:c="12"/>adjp</text:p>
      <text:p text:style-name="Preformatted_20_Text"><text:s text:c="16"/>cat:adjp</text:p>
      <text:p text:style-name="Preformatted_20_Text"><text:soft-page-break/><text:s text:c="16"/>* omnis * </text:p>
      <text:p text:style-name="Preformatted_20_Text"><text:s text:c="16"/>case:acc</text:p>
      <text:p text:style-name="Preformatted_20_Text"><text:s text:c="16"/>number:pl</text:p>
      <text:p text:style-name="Preformatted_20_Text"><text:s text:c="16"/>gender:or([masc,fem])</text:p>
      <text:p text:style-name="Preformatted_20_Text"><text:s text:c="16"/>lex:omnis</text:p>
      <text:p text:style-name="Preformatted_20_Text"><text:s text:c="16"/>c_str</text:p>
      <text:p text:style-name="Preformatted_20_Text"><text:s text:c="16"/>omnis</text:p>
      <text:p text:style-name="Preformatted_20_Text"><text:s text:c="4"/>prep_phrase_adjunct_3</text:p>
      <text:p text:style-name="Preformatted_20_Text"><text:s text:c="8"/>* in * * finibus * * uestris * </text:p>
      <text:p text:style-name="Preformatted_20_Text"><text:s text:c="8"/>index:i(p(3,4))</text:p>
      <text:p text:style-name="Preformatted_20_Text"><text:s text:c="8"/>case:abl</text:p>
      <text:p text:style-name="Preformatted_20_Text"><text:s text:c="8"/>prep:in</text:p>
      <text:p text:style-name="Preformatted_20_Text"><text:s text:c="8"/>sem:[thing,loc]</text:p>
      <text:p text:style-name="Preformatted_20_Text"><text:s text:c="8"/>lex:fines</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finibus * * uestris * </text:p>
      <text:p text:style-name="Preformatted_20_Text"><text:s text:c="16"/>index:i(p(3,4))</text:p>
      <text:p text:style-name="Preformatted_20_Text"><text:s text:c="16"/>cat:np</text:p>
      <text:p text:style-name="Preformatted_20_Text"><text:s text:c="16"/>sem:[thing,loc]</text:p>
      <text:p text:style-name="Preformatted_20_Text"><text:s text:c="16"/>number:pl</text:p>
      <text:p text:style-name="Preformatted_20_Text"><text:s text:c="16"/>person:3</text:p>
      <text:p text:style-name="Preformatted_20_Text"><text:s text:c="16"/>gender:fem</text:p>
      <text:p text:style-name="Preformatted_20_Text"><text:s text:c="16"/>lex:fines</text:p>
      <text:p text:style-name="Preformatted_20_Text"><text:s text:c="16"/>case:abl</text:p>
      <text:p text:style-name="Preformatted_20_Text"><text:s text:c="16"/>c_str</text:p>
      <text:p text:style-name="Preformatted_20_Text"><text:s text:c="20"/>head</text:p>
      <text:p text:style-name="Preformatted_20_Text"><text:s text:c="24"/>* finibus * </text:p>
      <text:p text:style-name="Preformatted_20_Text"><text:s text:c="24"/>pos:noun</text:p>
      <text:p text:style-name="Preformatted_20_Text"><text:s text:c="24"/>lex:fines</text:p>
      <text:p text:style-name="Preformatted_20_Text"><text:s text:c="24"/>case:abl</text:p>
      <text:p text:style-name="Preformatted_20_Text"><text:s text:c="24"/>gender:fem</text:p>
      <text:p text:style-name="Preformatted_20_Text"><text:s text:c="24"/>number:pl</text:p>
      <text:p text:style-name="Preformatted_20_Text"><text:s text:c="24"/>sem:[thing,loc]</text:p>
      <text:p text:style-name="Preformatted_20_Text"><text:s text:c="20"/>adjp</text:p>
      <text:p text:style-name="Preformatted_20_Text"><text:s text:c="24"/>cat:adjp</text:p>
      <text:p text:style-name="Preformatted_20_Text"><text:s text:c="24"/>* uestris * </text:p>
      <text:p text:style-name="Preformatted_20_Text"><text:s text:c="24"/>case:abl</text:p>
      <text:p text:style-name="Preformatted_20_Text"><text:s text:c="24"/>number:pl</text:p>
      <text:p text:style-name="Preformatted_20_Text"><text:s text:c="24"/>gender:fem</text:p>
      <text:p text:style-name="Preformatted_20_Text"><text:s text:c="24"/>lex:uester</text:p>
      <text:p text:style-name="Preformatted_20_Text"><text:s text:c="24"/>c_str</text:p>
      <text:p text:style-name="Preformatted_20_Text"><text:s text:c="24"/>uester</text:p>
      <text:p text:style-name="Preformatted_20_Text"/>
      <text:p text:style-name="Preformatted_20_Text"/>
      <text:p text:style-name="Preformatted_20_Text"/>
      <text:p text:style-name="Preformatted_20_Text"/>
      <text:p text:style-name="Preformatted_20_Text"/>
      <text:p text:style-name="P13"/>
      <text:p text:style-name="P5"/>
      <text:p text:style-name="P4">% 124.</text:p>
      <text:h text:style-name="Heading_20_3" text:outline-level="3">haud facile libertas et domini miscentur.</text:h>
      <text:p text:style-name="Text_20_body"/>
      <text:p text:style-name="Preformatted_20_Text">[0/haud,1/facile,2/libertas,3/et,4/domini,5/miscentur,endpos(6)]</text:p>
      <text:p text:style-name="Preformatted_20_Text">cputime : 0.109375</text:p>
      <text:p text:style-name="Preformatted_20_Text"/>
      <text:p text:style-name="Preformatted_20_Text">1---&gt;</text:p>
      <text:p text:style-name="Preformatted_20_Text">[illocutionary_force:statement,vg:[selected_reading:v_v,polarity:pos,cat:vg,pathlist:[p(5,6)],hp:[p(5,6)],gender:_9094,w:0,pos:v,class:tr_cod,type:finite,lex:miscere,voice:pass,txt:miscentur,tense:present,kind:std,mood:indicative,number:pl,person:3],subject:[number:pl,gender:masc,pathlist:[p(2,3),p(3,4),p(4,5)],hp:[p(2,3)],index:i([p(2,3),p(4,5)]),distance:[1],sem:[quality],class:common,lex:libertas,lextype:full,type:core,person:3,case:nom,w:2,coord:yes,c_str:[head:[pathlist:[p(2,3)],hp:[p(2,3)],index:i(p(2,3)),distance:[0],cat:np,sem:[quality],class:common,lextype:full,origin:noun,number:sing,person:3,gender:fem,type:core,lex:libertas,txt:libertas,case:nom,w:1,c_str:libertas],coord:et,head:[pathlist:[p(4,5)],hp:[p(4,5)],index:i(p(4,5)),distance:[0],cat:np,sem:[hum],class:common,lextype:full,origin:noun,number:pl,person:3,gender:masc,type:core,lex:dominus,txt:domini,case:nom,w:1,c_str:domini]]],adverbial_adjunct:[cat:advp,pathlist:[p(0,2)],distance:[0],type:clausal,lex:haud_facile,sem:discourse,w:1,c_str:[head:haud_facile]]]</text:p>
      <text:p text:style-name="Preformatted_20_Text"/>
      <text:p text:style-name="Preformatted_20_Text"><text:s text:c="4"/>illocutionary_force:statement</text:p>
      <text:p text:style-name="Preformatted_20_Text"><text:s text:c="4"/>vg</text:p>
      <text:p text:style-name="Preformatted_20_Text"><text:s text:c="8"/>selected_reading:v_v</text:p>
      <text:p text:style-name="Preformatted_20_Text"><text:s text:c="8"/>polarity:pos</text:p>
      <text:p text:style-name="Preformatted_20_Text"><text:s text:c="8"/>cat:vg</text:p>
      <text:p text:style-name="Preformatted_20_Text"><text:s text:c="8"/>* miscentur * </text:p>
      <text:p text:style-name="Preformatted_20_Text"><text:s text:c="8"/>pos:v</text:p>
      <text:p text:style-name="Preformatted_20_Text"><text:s text:c="8"/>lex:miscere</text:p>
      <text:p text:style-name="Preformatted_20_Text"><text:s text:c="8"/>voice:pass</text:p>
      <text:p text:style-name="Preformatted_20_Text"><text:s text:c="8"/>tense:present</text:p>
      <text:p text:style-name="Preformatted_20_Text"><text:s text:c="8"/>mood:indica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masc</text:p>
      <text:p text:style-name="Preformatted_20_Text"><text:s text:c="8"/>* libertas * * et * * domini * </text:p>
      <text:p text:style-name="Preformatted_20_Text"><text:s text:c="8"/>index:i([p(2,3),p(4,5)])</text:p>
      <text:p text:style-name="Preformatted_20_Text"><text:s text:c="8"/>sem:[quality]</text:p>
      <text:p text:style-name="Preformatted_20_Text"><text:s text:c="8"/>lex:libertas</text:p>
      <text:p text:style-name="Preformatted_20_Text"><text:s text:c="8"/>person:3</text:p>
      <text:p text:style-name="Preformatted_20_Text"><text:s text:c="8"/>case:nom</text:p>
      <text:p text:style-name="Preformatted_20_Text"><text:s text:c="8"/>coord:yes</text:p>
      <text:p text:style-name="Preformatted_20_Text"><text:s text:c="8"/>c_str</text:p>
      <text:p text:style-name="Preformatted_20_Text"><text:s text:c="12"/>head</text:p>
      <text:p text:style-name="Preformatted_20_Text"><text:s text:c="16"/>* libertas * </text:p>
      <text:p text:style-name="Preformatted_20_Text"><text:s text:c="16"/>index:i(p(2,3))</text:p>
      <text:p text:style-name="Preformatted_20_Text"><text:s text:c="16"/>cat:np</text:p>
      <text:p text:style-name="Preformatted_20_Text"><text:s text:c="16"/>sem:[quality]</text:p>
      <text:p text:style-name="Preformatted_20_Text"><text:s text:c="16"/>number:sing</text:p>
      <text:p text:style-name="Preformatted_20_Text"><text:s text:c="16"/>person:3</text:p>
      <text:p text:style-name="Preformatted_20_Text"><text:s text:c="16"/>gender:fem</text:p>
      <text:p text:style-name="Preformatted_20_Text"><text:s text:c="16"/>lex:libertas</text:p>
      <text:p text:style-name="Preformatted_20_Text"><text:s text:c="16"/>case:nom</text:p>
      <text:p text:style-name="Preformatted_20_Text"><text:s text:c="16"/>c_str</text:p>
      <text:p text:style-name="Preformatted_20_Text"><text:s text:c="16"/>libertas</text:p>
      <text:p text:style-name="Preformatted_20_Text"><text:s text:c="12"/>coord:et</text:p>
      <text:p text:style-name="Preformatted_20_Text"><text:s text:c="12"/>head</text:p>
      <text:p text:style-name="Preformatted_20_Text"><text:s text:c="16"/>* domini * </text:p>
      <text:p text:style-name="Preformatted_20_Text"><text:s text:c="16"/>index:i(p(4,5))</text:p>
      <text:p text:style-name="Preformatted_20_Text"><text:soft-page-break/><text:s text:c="16"/>cat:np</text:p>
      <text:p text:style-name="Preformatted_20_Text"><text:s text:c="16"/>sem:[hum]</text:p>
      <text:p text:style-name="Preformatted_20_Text"><text:s text:c="16"/>number:pl</text:p>
      <text:p text:style-name="Preformatted_20_Text"><text:s text:c="16"/>person:3</text:p>
      <text:p text:style-name="Preformatted_20_Text"><text:s text:c="16"/>gender:masc</text:p>
      <text:p text:style-name="Preformatted_20_Text"><text:s text:c="16"/>lex:dominus</text:p>
      <text:p text:style-name="Preformatted_20_Text"><text:s text:c="16"/>case:nom</text:p>
      <text:p text:style-name="Preformatted_20_Text"><text:s text:c="16"/>c_str</text:p>
      <text:p text:style-name="Preformatted_20_Text"><text:s text:c="16"/>domini</text:p>
      <text:p text:style-name="Preformatted_20_Text"><text:s text:c="4"/>adverbial_adjunct</text:p>
      <text:p text:style-name="Preformatted_20_Text"><text:s text:c="8"/>cat:advp</text:p>
      <text:p text:style-name="Preformatted_20_Text"><text:s text:c="8"/>* haud * facile * </text:p>
      <text:p text:style-name="Preformatted_20_Text"><text:s text:c="8"/>lex:haud_facile</text:p>
      <text:p text:style-name="Preformatted_20_Text"><text:s text:c="8"/>sem:discourse</text:p>
      <text:p text:style-name="Preformatted_20_Text"><text:s text:c="8"/>c_str</text:p>
      <text:p text:style-name="Preformatted_20_Text"><text:s text:c="12"/>head</text:p>
      <text:p text:style-name="Preformatted_20_Text"><text:s text:c="12"/>haud_facile</text:p>
      <text:p text:style-name="Preformatted_20_Text"/>
      <text:p text:style-name="Preformatted_20_Text"/>
      <text:p text:style-name="Preformatted_20_Text"/>
      <text:p text:style-name="P12">Comment : parse OK</text:p>
      <text:p text:style-name="Preformatted_20_Text"/>
      <text:p text:style-name="Preformatted_20_Text"/>
      <text:p text:style-name="P19"/>
      <text:p text:style-name="P4">% 125.</text:p>
      <text:h text:style-name="Heading_20_3" text:outline-level="3">bona interfectorum in medium cedant.</text:h>
      <text:p text:style-name="Text_20_body"/>
      <text:p text:style-name="Preformatted_20_Text">[0/bona,1/interfectorum,2/in,3/medium,4/cedant,endpos(5)]</text:p>
      <text:p text:style-name="Preformatted_20_Text">cputime : 1.21875</text:p>
      <text:h text:style-name="Heading_20_4" text:outline-level="4">Parse A</text:h>
      <text:p text:style-name="Preformatted_20_Text">5.5---&gt;</text:p>
      <text:p text:style-name="Preformatted_20_Text">[illocutionary_force:statement,vg:[selected_reading:cedo_in_medium_be_shared,polarity:pos,cat:vg,pathlist:[p(4,5)],hp:[p(4,5)],gender:_6936,w:0,pos:v,class:intr,type:finite,lex:cedere,voice:act,txt:cedant,tense:present,kind:std,mood:subjunctive,number:pl,person:3],subject:[number:pl,gender:neuter,pathlist:[p(0,1),p(1,2)],hp:[p(0,1)],index:i([p(0,1)]),distance:[0],sem:[thing,abstract],person:3,cat:np,lex:bonum,lextype:full,type:full,case:nom,class:common,w:1.5,c_str:[head:[pathlist:[p(0,1)],hp:[p(0,1)],index:i(p(0,1)),distance:[0],cat:np,sem:[thing,abstract],class:common,lextype:full,origin:noun,number:pl,person:3,gender:neuter,type:core,lex:bonum,txt:bona,case:nom,w:1,c_str:bona],noun_cplt:[pathlist:[p(1,2)],hp:[p(1,2)],index:i(p(1,2)),distance:[0],cat:np,class:pc2np,sem:[hum],number:pl,person:_7782,gender:masc,type:clausal,lex:interficio_kill,lextype:full,case:gen,w:0,c_str:[past_participle,interficio_kill,[]]]]],prep_cplt:[pathlist:[p(2,3),p(3,4)],hp:[p(3,4)],distance:[0],index:i(p(3,4)),case:acc,prep:in,sem:[abstract,loc],lex:medium,w:1,type:core,cat:pp,c_str:[prep:in,head:[pathlist:[p(3,4)],hp:[p(3,4)],index:i(p(3,4)),distance:[0],cat:np,sem:[abstract,loc],class:common,lextype:full,origin:noun,number:sing,person:3,gender:neuter,type:core,lex:medium,txt:medium,case:acc,w:1,c_str:medium]]]]</text:p>
      <text:p text:style-name="Preformatted_20_Text"/>
      <text:p text:style-name="Preformatted_20_Text"><text:s text:c="4"/>illocutionary_force:statement</text:p>
      <text:p text:style-name="Preformatted_20_Text"><text:s text:c="4"/>vg</text:p>
      <text:p text:style-name="Preformatted_20_Text"><text:s text:c="8"/>selected_reading:cedo_in_medium_be_shared</text:p>
      <text:p text:style-name="Preformatted_20_Text"><text:s text:c="8"/>polarity:pos</text:p>
      <text:p text:style-name="Preformatted_20_Text"><text:s text:c="8"/>cat:vg</text:p>
      <text:p text:style-name="Preformatted_20_Text"><text:s text:c="8"/>* cedant * </text:p>
      <text:p text:style-name="Preformatted_20_Text"><text:s text:c="8"/>pos:v</text:p>
      <text:p text:style-name="Preformatted_20_Text"><text:s text:c="8"/>lex:cedere</text:p>
      <text:p text:style-name="Preformatted_20_Text"><text:s text:c="8"/>voice:act</text:p>
      <text:p text:style-name="Preformatted_20_Text"><text:s text:c="8"/>tense:present</text:p>
      <text:p text:style-name="Preformatted_20_Text"><text:s text:c="8"/>mood:subjunc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neuter</text:p>
      <text:p text:style-name="Preformatted_20_Text"><text:s text:c="8"/>* bona * * interfectorum * </text:p>
      <text:p text:style-name="Preformatted_20_Text"><text:s text:c="8"/>index:i([p(0,1)])</text:p>
      <text:p text:style-name="Preformatted_20_Text"><text:s text:c="8"/>sem:[thing,abstract]</text:p>
      <text:p text:style-name="Preformatted_20_Text"><text:s text:c="8"/>person:3</text:p>
      <text:p text:style-name="Preformatted_20_Text"><text:s text:c="8"/>cat:np</text:p>
      <text:p text:style-name="Preformatted_20_Text"><text:s text:c="8"/>lex:bonum</text:p>
      <text:p text:style-name="Preformatted_20_Text"><text:s text:c="8"/>case:nom</text:p>
      <text:p text:style-name="Preformatted_20_Text"><text:s text:c="8"/>c_str</text:p>
      <text:p text:style-name="Preformatted_20_Text"><text:s text:c="12"/>head</text:p>
      <text:p text:style-name="Preformatted_20_Text"><text:s text:c="16"/>* bona * </text:p>
      <text:p text:style-name="Preformatted_20_Text"><text:s text:c="16"/>index:i(p(0,1))</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neuter</text:p>
      <text:p text:style-name="Preformatted_20_Text"><text:s text:c="16"/>lex:bonum</text:p>
      <text:p text:style-name="Preformatted_20_Text"><text:s text:c="16"/>case:nom</text:p>
      <text:p text:style-name="Preformatted_20_Text"><text:s text:c="16"/>c_str</text:p>
      <text:p text:style-name="Preformatted_20_Text"><text:s text:c="16"/>bona</text:p>
      <text:p text:style-name="Preformatted_20_Text"><text:s text:c="12"/>noun_cplt</text:p>
      <text:p text:style-name="Preformatted_20_Text"><text:soft-page-break/><text:s text:c="16"/>* interfectorum * </text:p>
      <text:p text:style-name="Preformatted_20_Text"><text:s text:c="16"/>index:i(p(1,2))</text:p>
      <text:p text:style-name="Preformatted_20_Text"><text:s text:c="16"/>cat:np</text:p>
      <text:p text:style-name="Preformatted_20_Text"><text:s text:c="16"/>sem:[hum]</text:p>
      <text:p text:style-name="Preformatted_20_Text"><text:s text:c="16"/>number:pl</text:p>
      <text:p text:style-name="Preformatted_20_Text"><text:s text:c="16"/>gender:masc</text:p>
      <text:p text:style-name="Preformatted_20_Text"><text:s text:c="16"/>lex:interficio_kill</text:p>
      <text:p text:style-name="Preformatted_20_Text"><text:s text:c="16"/>case:gen</text:p>
      <text:p text:style-name="Preformatted_20_Text"><text:s text:c="16"/>c_str</text:p>
      <text:p text:style-name="Preformatted_20_Text"><text:s text:c="20"/>past_participle</text:p>
      <text:p text:style-name="Preformatted_20_Text"><text:s text:c="20"/>interficio_kill</text:p>
      <text:p text:style-name="Preformatted_20_Text"><text:s text:c="4"/>prep_cplt</text:p>
      <text:p text:style-name="Preformatted_20_Text"><text:s text:c="8"/>* in * * medium * </text:p>
      <text:p text:style-name="Preformatted_20_Text"><text:s text:c="8"/>index:i(p(3,4))</text:p>
      <text:p text:style-name="Preformatted_20_Text"><text:s text:c="8"/>case:acc</text:p>
      <text:p text:style-name="Preformatted_20_Text"><text:s text:c="8"/>prep:in</text:p>
      <text:p text:style-name="Preformatted_20_Text"><text:s text:c="8"/>sem:[abstract,loc]</text:p>
      <text:p text:style-name="Preformatted_20_Text"><text:s text:c="8"/>lex:medium</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medium * </text:p>
      <text:p text:style-name="Preformatted_20_Text"><text:s text:c="16"/>index:i(p(3,4))</text:p>
      <text:p text:style-name="Preformatted_20_Text"><text:s text:c="16"/>cat:np</text:p>
      <text:p text:style-name="Preformatted_20_Text"><text:s text:c="16"/>sem:[abstract,loc]</text:p>
      <text:p text:style-name="Preformatted_20_Text"><text:s text:c="16"/>number:sing</text:p>
      <text:p text:style-name="Preformatted_20_Text"><text:s text:c="16"/>person:3</text:p>
      <text:p text:style-name="Preformatted_20_Text"><text:s text:c="16"/>gender:neuter</text:p>
      <text:p text:style-name="Preformatted_20_Text"><text:s text:c="16"/>lex:medium</text:p>
      <text:p text:style-name="Preformatted_20_Text"><text:s text:c="16"/>case:acc</text:p>
      <text:p text:style-name="Preformatted_20_Text"><text:s text:c="16"/>c_str</text:p>
      <text:p text:style-name="Preformatted_20_Text"><text:s text:c="16"/>medium</text:p>
      <text:p text:style-name="Preformatted_20_Text"/>
      <text:p text:style-name="Preformatted_20_Text"/>
      <text:p text:style-name="P12">Comment : Parse OK, to be preferred to Parse B on account of gender associated with 'interfectorum' : masc and not neuter</text:p>
      <text:h text:style-name="P32" text:outline-level="4">Parse B</text:h>
      <text:p text:style-name="Preformatted_20_Text">5.5---&gt;</text:p>
      <text:p text:style-name="Preformatted_20_Text">[illocutionary_force:statement,vg:[selected_reading:cedo_in_medium_be_shared,polarity:pos,cat:vg,pathlist:[p(4,5)],hp:[p(4,5)],gender:_8500,w:0,pos:v,class:intr,type:finite,lex:cedere,voice:act,txt:cedant,tense:present,kind:std,mood:subjunctive,number:pl,person:3],subject:[number:pl,gender:neuter,pathlist:[p(0,1),p(1,2)],hp:[p(0,1)],index:i([p(0,1)]),distance:[0],sem:[thing,abstract],person:3,cat:np,lex:bonum,lextype:full,type:full,case:nom,class:common,w:1.5,c_str:[head:[pathlist:[p(0,1)],hp:[p(0,1)],index:i(p(0,1)),distance:[0],cat:np,sem:[thing,abstract],class:common,lextype:full,origin:noun,number:pl,person:3,gender:neuter,type:core,lex:bonum,txt:bona,case:nom,w:1,c_str:bona],noun_cplt:[pathlist:[p(1,2)],hp:[p(1,2)],index:i(p(1,2)),distance:[0],cat:np,class:pc2np,sem:[thing],number:pl,person:_9346,gender:neuter,type:clausal,lex:interficio_kill,lextype:full,case:gen,w:0,c_str:[past_participle,interficio_kill,[]]]]],prep_cplt:[pathlist:[p(2,3),p(3,4)],hp:[p(3,4)],distance:[0],index:i(p(3,4)),case:acc,prep:in,sem:[abstract,loc],lex:medium,w:1,type:core,cat:pp,c_str:[prep:in,head:[pathlist:[p(3,4)],hp:[p(3,4)],index:i(p(3,4)),distance:[0],cat:np,sem:[abstract,loc],class:common,lextype:full,origin:noun,number:sing,person:3,gender:neuter,type:core,lex:medium,txt:medium,case:acc,w:1,c_str:medium]]]]</text:p>
      <text:p text:style-name="Preformatted_20_Text"/>
      <text:p text:style-name="Preformatted_20_Text"><text:s text:c="4"/>illocutionary_force:statement</text:p>
      <text:p text:style-name="Preformatted_20_Text"><text:s text:c="4"/>vg</text:p>
      <text:p text:style-name="Preformatted_20_Text"><text:s text:c="8"/>selected_reading:cedo_in_medium_be_shared</text:p>
      <text:p text:style-name="Preformatted_20_Text"><text:s text:c="8"/>polarity:pos</text:p>
      <text:p text:style-name="Preformatted_20_Text"><text:s text:c="8"/>cat:vg</text:p>
      <text:p text:style-name="Preformatted_20_Text"><text:s text:c="8"/>* cedant * </text:p>
      <text:p text:style-name="Preformatted_20_Text"><text:s text:c="8"/>pos:v</text:p>
      <text:p text:style-name="Preformatted_20_Text"><text:s text:c="8"/>lex:cedere</text:p>
      <text:p text:style-name="Preformatted_20_Text"><text:s text:c="8"/>voice:act</text:p>
      <text:p text:style-name="Preformatted_20_Text"><text:s text:c="8"/>tense:present</text:p>
      <text:p text:style-name="Preformatted_20_Text"><text:s text:c="8"/>mood:subjunctive</text:p>
      <text:p text:style-name="Preformatted_20_Text"><text:s text:c="8"/>number:pl</text:p>
      <text:p text:style-name="Preformatted_20_Text"><text:s text:c="8"/>person:3</text:p>
      <text:p text:style-name="Preformatted_20_Text"><text:s text:c="4"/>subject</text:p>
      <text:p text:style-name="Preformatted_20_Text"><text:s text:c="8"/>number:pl</text:p>
      <text:p text:style-name="Preformatted_20_Text"><text:s text:c="8"/>gender:neuter</text:p>
      <text:p text:style-name="Preformatted_20_Text"><text:s text:c="8"/>* bona * * interfectorum * </text:p>
      <text:p text:style-name="Preformatted_20_Text"><text:s text:c="8"/>index:i([p(0,1)])</text:p>
      <text:p text:style-name="Preformatted_20_Text"><text:s text:c="8"/>sem:[thing,abstract]</text:p>
      <text:p text:style-name="Preformatted_20_Text"><text:s text:c="8"/>person:3</text:p>
      <text:p text:style-name="Preformatted_20_Text"><text:s text:c="8"/>cat:np</text:p>
      <text:p text:style-name="Preformatted_20_Text"><text:s text:c="8"/>lex:bonum</text:p>
      <text:p text:style-name="Preformatted_20_Text"><text:s text:c="8"/>case:nom</text:p>
      <text:p text:style-name="Preformatted_20_Text"><text:s text:c="8"/>c_str</text:p>
      <text:p text:style-name="Preformatted_20_Text"><text:s text:c="12"/>head</text:p>
      <text:p text:style-name="Preformatted_20_Text"><text:s text:c="16"/>* bona * </text:p>
      <text:p text:style-name="Preformatted_20_Text"><text:s text:c="16"/>index:i(p(0,1))</text:p>
      <text:p text:style-name="Preformatted_20_Text"><text:s text:c="16"/>cat:np</text:p>
      <text:p text:style-name="Preformatted_20_Text"><text:s text:c="16"/>sem:[thing,abstract]</text:p>
      <text:p text:style-name="Preformatted_20_Text"><text:s text:c="16"/>number:pl</text:p>
      <text:p text:style-name="Preformatted_20_Text"><text:s text:c="16"/>person:3</text:p>
      <text:p text:style-name="Preformatted_20_Text"><text:s text:c="16"/>gender:neuter</text:p>
      <text:p text:style-name="Preformatted_20_Text"><text:s text:c="16"/>lex:bonum</text:p>
      <text:p text:style-name="Preformatted_20_Text"><text:s text:c="16"/>case:nom</text:p>
      <text:p text:style-name="Preformatted_20_Text"><text:s text:c="16"/>c_str</text:p>
      <text:p text:style-name="Preformatted_20_Text"><text:s text:c="16"/>bona</text:p>
      <text:p text:style-name="Preformatted_20_Text"><text:s text:c="12"/>noun_cplt</text:p>
      <text:p text:style-name="Preformatted_20_Text"><text:s text:c="16"/>* interfectorum * </text:p>
      <text:p text:style-name="Preformatted_20_Text"><text:s text:c="16"/>index:i(p(1,2))</text:p>
      <text:p text:style-name="Preformatted_20_Text"><text:s text:c="16"/>cat:np</text:p>
      <text:p text:style-name="Preformatted_20_Text"><text:s text:c="16"/>sem:[thing]</text:p>
      <text:p text:style-name="Preformatted_20_Text"><text:s text:c="16"/>number:pl</text:p>
      <text:p text:style-name="Preformatted_20_Text"><text:s text:c="16"/>gender:neuter</text:p>
      <text:p text:style-name="Preformatted_20_Text"><text:s text:c="16"/>lex:interficio_kill</text:p>
      <text:p text:style-name="Preformatted_20_Text"><text:s text:c="16"/>case:gen</text:p>
      <text:p text:style-name="Preformatted_20_Text"><text:s text:c="16"/>c_str</text:p>
      <text:p text:style-name="Preformatted_20_Text"><text:soft-page-break/><text:s text:c="20"/>past_participle</text:p>
      <text:p text:style-name="Preformatted_20_Text"><text:s text:c="20"/>interficio_kill</text:p>
      <text:p text:style-name="Preformatted_20_Text"><text:s text:c="4"/>prep_cplt</text:p>
      <text:p text:style-name="Preformatted_20_Text"><text:s text:c="8"/>* in * * medium * </text:p>
      <text:p text:style-name="Preformatted_20_Text"><text:s text:c="8"/>index:i(p(3,4))</text:p>
      <text:p text:style-name="Preformatted_20_Text"><text:s text:c="8"/>case:acc</text:p>
      <text:p text:style-name="Preformatted_20_Text"><text:s text:c="8"/>prep:in</text:p>
      <text:p text:style-name="Preformatted_20_Text"><text:s text:c="8"/>sem:[abstract,loc]</text:p>
      <text:p text:style-name="Preformatted_20_Text"><text:s text:c="8"/>lex:medium</text:p>
      <text:p text:style-name="Preformatted_20_Text"><text:s text:c="8"/>cat:pp</text:p>
      <text:p text:style-name="Preformatted_20_Text"><text:s text:c="8"/>c_str</text:p>
      <text:p text:style-name="Preformatted_20_Text"><text:s text:c="12"/>prep:in</text:p>
      <text:p text:style-name="Preformatted_20_Text"><text:s text:c="12"/>head</text:p>
      <text:p text:style-name="Preformatted_20_Text"><text:s text:c="16"/>* medium * </text:p>
      <text:p text:style-name="Preformatted_20_Text"><text:s text:c="16"/>index:i(p(3,4))</text:p>
      <text:p text:style-name="Preformatted_20_Text"><text:s text:c="16"/>cat:np</text:p>
      <text:p text:style-name="Preformatted_20_Text"><text:s text:c="16"/>sem:[abstract,loc]</text:p>
      <text:p text:style-name="Preformatted_20_Text"><text:s text:c="16"/>number:sing</text:p>
      <text:p text:style-name="Preformatted_20_Text"><text:s text:c="16"/>person:3</text:p>
      <text:p text:style-name="Preformatted_20_Text"><text:s text:c="16"/>gender:neuter</text:p>
      <text:p text:style-name="Preformatted_20_Text"><text:s text:c="16"/>lex:medium</text:p>
      <text:p text:style-name="Preformatted_20_Text"><text:s text:c="16"/>case:acc</text:p>
      <text:p text:style-name="Preformatted_20_Text"><text:s text:c="16"/>c_str</text:p>
      <text:p text:style-name="Preformatted_20_Text"><text:s text:c="16"/>medium</text:p>
      <text:p text:style-name="Preformatted_20_Text"/>
      <text:p text:style-name="Preformatted_20_Text"/>
      <text:p text:style-name="Preformatted_20_Text"/>
      <text:p text:style-name="Preformatted_20_Text"/>
      <text:p text:style-name="Preformatted_20_Text"/>
      <text:p text:style-name="P19"/>
      <text:p text:style-name="P4">% 126.</text:p>
      <text:h text:style-name="Heading_20_3" text:outline-level="3">ne quis occulere quicquam aut segregare causam suam possit /</text:h>
      <text:p text:style-name="Text_20_body"/>
      <text:p text:style-name="Preformatted_20_Text">[0/ne,1/quis,2/occulere,3/quicquam,4/aut,5/segregare,6/causam,7/suam,8/possit,endpos(9)]</text:p>
      <text:p text:style-name="Preformatted_20_Text">cputime : 1.90625</text:p>
      <text:h text:style-name="Heading_20_4" text:outline-level="4">Parse A</text:h>
      <text:p text:style-name="Preformatted_20_Text">13---&gt;</text:p>
      <text:p text:style-name="Preformatted_20_Text">[ne,[illocutionary_force:question,vg:[selected_reading:possum_be_able_to,polarity:pos,cat:vg,pathlist:[p(8,9)],hp:[p(8,9)],gender:_11200,w:0,pos:v,class:tr_inf_no_subj,type:finite,lex:posse,voice:act,txt:possit,tense:present,kind:std,mood:subjunctive,number:sing,person:3],subject:[number:sing,gender:or([masc,fem]),pathlist:[p(1,2)],hp:[p(1,2)],index:i(p(1,2)),distance:[0],cat:np,sem:[hum],class:int,lex:quis,person:3,type:int,case:nom,w:1,c_str:quis],object:[cat:pred,type:nonfinite_i,mood:infinitive,tense:_11658,class:m,pathlist:[p(2,3),p(3,4),p(4,5),p(5,6),p(6,7),p(7,8)],distance:[0],number:_11784,gender:_11796,person:_11808,case:or([nom,acc]),gap:[],w:5,c_str:[head:[vg:[selected_reading:occulo_conceal,polarity:pos,cat:vg,pathlist:[p(2,3)],hp:[p(2,3)],gender:_11986,w:0,pos:v,class:tr_cod,type:nonfinite,lex:occulere,voice:act,txt:occulere,tense:present,kind:std,mood:infinitive,number:_12118,person:_12130],object:[pathlist:[p(3,4)],hp:[p(3,4)],index:i(p(3,4)),distance:[0],cat:np,sem:[abstract,thing],class:indef,lex:quisquam,number:sing,person:3,gender:neuter,type:core,case:acc,w:1,c_str:quisquam]],coord:aut,head:[vg:[selected_reading:segrego_separate,polarity:pos,cat:vg,pathlist:[p(5,6)],hp:[p(5,6)],gender:_12494,w:0,pos:v,class:tr_cod,type:nonfinite,lex:segregare,voice:act,txt:segregare,tense:present,kind:std,mood:infinitive,number:_12626,person:_12638],object:[pathlist:[p(6,7),p(7,8)],hp:[p(6,7)],index:i(p(6,7)),distance:[0],cat:np,class:common,sem:[thing,abstract],number:sing,person:3,gender:fem,type:core,lex:causa,lextype:full,case:acc,w:2,c_str:[head:[pathlist:[p(6,7)],pos:noun,txt:causam,lex:causa,case:acc,gender:fem,class:common,ab:no,number:sing,sem:[thing,abstract]],adjp:[cat:adjp,pathlist:[p(7,8)],distance:[0],hp:[p(7,8)],case:acc,number:sing,gender:fem,lex:suus,type:poss,w:1,c_str:suus]]]]]]]]</text:p>
      <text:p text:style-name="Preformatted_20_Text"/>
      <text:p text:style-name="Preformatted_20_Text"><text:s text:c="4"/>ne</text:p>
      <text:p text:style-name="Preformatted_20_Text"><text:s text:c="8"/>illocutionary_force:question</text:p>
      <text:p text:style-name="Preformatted_20_Text"><text:s text:c="8"/>vg</text:p>
      <text:p text:style-name="Preformatted_20_Text"><text:s text:c="12"/>selected_reading:possum_be_able_to</text:p>
      <text:p text:style-name="Preformatted_20_Text"><text:s text:c="12"/>polarity:pos</text:p>
      <text:p text:style-name="Preformatted_20_Text"><text:s text:c="12"/>cat:vg</text:p>
      <text:p text:style-name="Preformatted_20_Text"><text:s text:c="12"/>* possit * </text:p>
      <text:p text:style-name="Preformatted_20_Text"><text:s text:c="12"/>pos:v</text:p>
      <text:p text:style-name="Preformatted_20_Text"><text:s text:c="12"/>lex:posse</text:p>
      <text:p text:style-name="Preformatted_20_Text"><text:s text:c="12"/>voice:act</text:p>
      <text:p text:style-name="Preformatted_20_Text"><text:s text:c="12"/>tense:present</text:p>
      <text:p text:style-name="Preformatted_20_Text"><text:s text:c="12"/>mood:subjunctive</text:p>
      <text:p text:style-name="Preformatted_20_Text"><text:s text:c="12"/>number:sing</text:p>
      <text:p text:style-name="Preformatted_20_Text"><text:s text:c="12"/>person:3</text:p>
      <text:p text:style-name="Preformatted_20_Text"><text:s text:c="8"/>subject</text:p>
      <text:p text:style-name="Preformatted_20_Text"><text:s text:c="12"/>number:sing</text:p>
      <text:p text:style-name="Preformatted_20_Text"><text:s text:c="12"/>gender:or([masc,fem])</text:p>
      <text:p text:style-name="Preformatted_20_Text"><text:s text:c="12"/>* quis * </text:p>
      <text:p text:style-name="Preformatted_20_Text"><text:s text:c="12"/>index:i(p(1,2))</text:p>
      <text:p text:style-name="Preformatted_20_Text"><text:s text:c="12"/>cat:np</text:p>
      <text:p text:style-name="Preformatted_20_Text"><text:s text:c="12"/>sem:[hum]</text:p>
      <text:p text:style-name="Preformatted_20_Text"><text:s text:c="12"/>lex:quis</text:p>
      <text:p text:style-name="Preformatted_20_Text"><text:s text:c="12"/>person:3</text:p>
      <text:p text:style-name="Preformatted_20_Text"><text:s text:c="12"/>case:nom</text:p>
      <text:p text:style-name="Preformatted_20_Text"><text:s text:c="12"/>c_str</text:p>
      <text:p text:style-name="Preformatted_20_Text"><text:s text:c="12"/>quis</text:p>
      <text:p text:style-name="Preformatted_20_Text"><text:s text:c="8"/>object</text:p>
      <text:p text:style-name="Preformatted_20_Text"><text:s text:c="12"/>cat:pred</text:p>
      <text:p text:style-name="Preformatted_20_Text"><text:s text:c="12"/>mood:infinitive</text:p>
      <text:p text:style-name="Preformatted_20_Text"><text:s text:c="12"/>* occulere * * quicquam * * aut * * segregare * * causam * * suam * </text:p>
      <text:p text:style-name="Preformatted_20_Text"><text:s text:c="12"/>case:or([nom,acc])</text:p>
      <text:p text:style-name="Preformatted_20_Text"><text:s text:c="12"/>c_str</text:p>
      <text:p text:style-name="Preformatted_20_Text"><text:s text:c="16"/>head</text:p>
      <text:p text:style-name="Preformatted_20_Text"><text:soft-page-break/><text:s text:c="20"/>vg</text:p>
      <text:p text:style-name="Preformatted_20_Text"><text:s text:c="24"/>selected_reading:occulo_conceal</text:p>
      <text:p text:style-name="Preformatted_20_Text"><text:s text:c="24"/>polarity:pos</text:p>
      <text:p text:style-name="Preformatted_20_Text"><text:s text:c="24"/>cat:vg</text:p>
      <text:p text:style-name="Preformatted_20_Text"><text:s text:c="24"/>* occulere * </text:p>
      <text:p text:style-name="Preformatted_20_Text"><text:s text:c="24"/>pos:v</text:p>
      <text:p text:style-name="Preformatted_20_Text"><text:s text:c="24"/>lex:occulere</text:p>
      <text:p text:style-name="Preformatted_20_Text"><text:s text:c="24"/>voice:act</text:p>
      <text:p text:style-name="Preformatted_20_Text"><text:s text:c="24"/>tense:present</text:p>
      <text:p text:style-name="Preformatted_20_Text"><text:s text:c="24"/>mood:infinitive</text:p>
      <text:p text:style-name="Preformatted_20_Text"><text:s text:c="20"/>object</text:p>
      <text:p text:style-name="Preformatted_20_Text"><text:s text:c="24"/>* quicquam * </text:p>
      <text:p text:style-name="Preformatted_20_Text"><text:s text:c="24"/>index:i(p(3,4))</text:p>
      <text:p text:style-name="Preformatted_20_Text"><text:s text:c="24"/>cat:np</text:p>
      <text:p text:style-name="Preformatted_20_Text"><text:s text:c="24"/>sem:[abstract,thing]</text:p>
      <text:p text:style-name="Preformatted_20_Text"><text:s text:c="24"/>lex:quisquam</text:p>
      <text:p text:style-name="Preformatted_20_Text"><text:s text:c="24"/>number:sing</text:p>
      <text:p text:style-name="Preformatted_20_Text"><text:s text:c="24"/>person:3</text:p>
      <text:p text:style-name="Preformatted_20_Text"><text:s text:c="24"/>gender:neuter</text:p>
      <text:p text:style-name="Preformatted_20_Text"><text:s text:c="24"/>case:acc</text:p>
      <text:p text:style-name="Preformatted_20_Text"><text:s text:c="24"/>c_str</text:p>
      <text:p text:style-name="Preformatted_20_Text"><text:s text:c="24"/>quisquam</text:p>
      <text:p text:style-name="Preformatted_20_Text"><text:s text:c="16"/>coord:aut</text:p>
      <text:p text:style-name="Preformatted_20_Text"><text:s text:c="16"/>head</text:p>
      <text:p text:style-name="Preformatted_20_Text"><text:s text:c="20"/>vg</text:p>
      <text:p text:style-name="Preformatted_20_Text"><text:s text:c="24"/>selected_reading:segrego_separate</text:p>
      <text:p text:style-name="Preformatted_20_Text"><text:s text:c="24"/>polarity:pos</text:p>
      <text:p text:style-name="Preformatted_20_Text"><text:s text:c="24"/>cat:vg</text:p>
      <text:p text:style-name="Preformatted_20_Text"><text:s text:c="24"/>* segregare * </text:p>
      <text:p text:style-name="Preformatted_20_Text"><text:s text:c="24"/>pos:v</text:p>
      <text:p text:style-name="Preformatted_20_Text"><text:s text:c="24"/>lex:segregare</text:p>
      <text:p text:style-name="Preformatted_20_Text"><text:s text:c="24"/>voice:act</text:p>
      <text:p text:style-name="Preformatted_20_Text"><text:s text:c="24"/>tense:present</text:p>
      <text:p text:style-name="Preformatted_20_Text"><text:s text:c="24"/>mood:infinitive</text:p>
      <text:p text:style-name="Preformatted_20_Text"><text:s text:c="20"/>object</text:p>
      <text:p text:style-name="Preformatted_20_Text"><text:s text:c="24"/>* causam * * suam * </text:p>
      <text:p text:style-name="Preformatted_20_Text"><text:s text:c="24"/>index:i(p(6,7))</text:p>
      <text:p text:style-name="Preformatted_20_Text"><text:s text:c="24"/>cat:np</text:p>
      <text:p text:style-name="Preformatted_20_Text"><text:s text:c="24"/>sem:[thing,abstract]</text:p>
      <text:p text:style-name="Preformatted_20_Text"><text:s text:c="24"/>number:sing</text:p>
      <text:p text:style-name="Preformatted_20_Text"><text:s text:c="24"/>person:3</text:p>
      <text:p text:style-name="Preformatted_20_Text"><text:s text:c="24"/>gender:fem</text:p>
      <text:p text:style-name="Preformatted_20_Text"><text:s text:c="24"/>lex:causa</text:p>
      <text:p text:style-name="Preformatted_20_Text"><text:s text:c="24"/>case:acc</text:p>
      <text:p text:style-name="Preformatted_20_Text"><text:s text:c="24"/>c_str</text:p>
      <text:p text:style-name="Preformatted_20_Text"><text:s text:c="28"/>head</text:p>
      <text:p text:style-name="Preformatted_20_Text"><text:s text:c="32"/>* causam * </text:p>
      <text:p text:style-name="Preformatted_20_Text"><text:s text:c="32"/>pos:noun</text:p>
      <text:p text:style-name="Preformatted_20_Text"><text:s text:c="32"/>lex:causa</text:p>
      <text:p text:style-name="Preformatted_20_Text"><text:s text:c="32"/>case:acc</text:p>
      <text:p text:style-name="Preformatted_20_Text"><text:s text:c="32"/>gender:fem</text:p>
      <text:p text:style-name="Preformatted_20_Text"><text:s text:c="32"/>number:sing</text:p>
      <text:p text:style-name="Preformatted_20_Text"><text:s text:c="32"/>sem:[thing,abstract]</text:p>
      <text:p text:style-name="Preformatted_20_Text"><text:s text:c="28"/>adjp</text:p>
      <text:p text:style-name="Preformatted_20_Text"><text:s text:c="32"/>cat:adjp</text:p>
      <text:p text:style-name="Preformatted_20_Text"><text:s text:c="32"/>* suam * </text:p>
      <text:p text:style-name="Preformatted_20_Text"><text:s text:c="32"/>case:acc</text:p>
      <text:p text:style-name="Preformatted_20_Text"><text:s text:c="32"/>number:sing</text:p>
      <text:p text:style-name="Preformatted_20_Text"><text:s text:c="32"/>gender:fem</text:p>
      <text:p text:style-name="Preformatted_20_Text"><text:s text:c="32"/>lex:suus</text:p>
      <text:p text:style-name="Preformatted_20_Text"><text:s text:c="32"/>c_str</text:p>
      <text:p text:style-name="Preformatted_20_Text"><text:s text:c="32"/>suus</text:p>
      <text:p text:style-name="Preformatted_20_Text"/>
      <text:p text:style-name="P12">Comment : Parse B to be preferred on account of value assigned to illocutionary_force feature : statement</text:p>
      <text:h text:style-name="Heading_20_4" text:outline-level="4"><text:soft-page-break/>Parse B</text:h>
      <text:p text:style-name="Preformatted_20_Text">13---&gt;</text:p>
      <text:p text:style-name="Preformatted_20_Text">[ne,[illocutionary_force:statement,vg:[selected_reading:possum_be_able_to,polarity:pos,cat:vg,pathlist:[p(8,9)],hp:[p(8,9)],gender:_13350,w:0,pos:v,class:tr_inf_no_subj,type:finite,lex:posse,voice:act,txt:possit,tense:present,kind:std,mood:subjunctive,number:sing,person:3],subject:[number:sing,gender:masc,pathlist:[p(1,2)],hp:[p(1,2)],index:i(p(1,2)),distance:[0],cat:np,sem:[hum],class:indef,lex:quis,person:3,type:core,case:nom,w:1,c_str:quis],object:[cat:pred,type:nonfinite_i,mood:infinitive,tense:_13792,class:m,pathlist:[p(2,3),p(3,4),p(4,5),p(5,6),p(6,7),p(7,8)],distance:[0],number:_13918,gender:_13930,person:_13942,case:or([nom,acc]),gap:[],w:5,c_str:[head:[vg:[selected_reading:occulo_conceal,polarity:pos,cat:vg,pathlist:[p(2,3)],hp:[p(2,3)],gender:_14120,w:0,pos:v,class:tr_cod,type:nonfinite,lex:occulere,voice:act,txt:occulere,tense:present,kind:std,mood:infinitive,number:_14252,person:_14264],object:[pathlist:[p(3,4)],hp:[p(3,4)],index:i(p(3,4)),distance:[0],cat:np,sem:[abstract,thing],class:indef,lex:quisquam,number:sing,person:3,gender:neuter,type:core,case:acc,w:1,c_str:quisquam]],coord:aut,head:[vg:[selected_reading:segrego_separate,polarity:pos,cat:vg,pathlist:[p(5,6)],hp:[p(5,6)],gender:_14628,w:0,pos:v,class:tr_cod,type:nonfinite,lex:segregare,voice:act,txt:segregare,tense:present,kind:std,mood:infinitive,number:_14760,person:_14772],object:[pathlist:[p(6,7),p(7,8)],hp:[p(6,7)],index:i(p(6,7)),distance:[0],cat:np,class:common,sem:[thing,abstract],number:sing,person:3,gender:fem,type:core,lex:causa,lextype:full,case:acc,w:2,c_str:[head:[pathlist:[p(6,7)],pos:noun,txt:causam,lex:causa,case:acc,gender:fem,class:common,ab:no,number:sing,sem:[thing,abstract]],adjp:[cat:adjp,pathlist:[p(7,8)],distance:[0],hp:[p(7,8)],case:acc,number:sing,gender:fem,lex:suus,type:poss,w:1,c_str:suus]]]]]]]]</text:p>
      <text:p text:style-name="Preformatted_20_Text"/>
      <text:p text:style-name="Preformatted_20_Text"><text:s text:c="4"/>ne</text:p>
      <text:p text:style-name="Preformatted_20_Text"><text:s text:c="8"/>illocutionary_force:statement</text:p>
      <text:p text:style-name="Preformatted_20_Text"><text:s text:c="8"/>vg</text:p>
      <text:p text:style-name="Preformatted_20_Text"><text:s text:c="12"/>selected_reading:possum_be_able_to</text:p>
      <text:p text:style-name="Preformatted_20_Text"><text:s text:c="12"/>polarity:pos</text:p>
      <text:p text:style-name="Preformatted_20_Text"><text:s text:c="12"/>cat:vg</text:p>
      <text:p text:style-name="Preformatted_20_Text"><text:s text:c="12"/>* possit * </text:p>
      <text:p text:style-name="Preformatted_20_Text"><text:s text:c="12"/>pos:v</text:p>
      <text:p text:style-name="Preformatted_20_Text"><text:s text:c="12"/>lex:posse</text:p>
      <text:p text:style-name="Preformatted_20_Text"><text:s text:c="12"/>voice:act</text:p>
      <text:p text:style-name="Preformatted_20_Text"><text:s text:c="12"/>tense:present</text:p>
      <text:p text:style-name="Preformatted_20_Text"><text:s text:c="12"/>mood:subjunctive</text:p>
      <text:p text:style-name="Preformatted_20_Text"><text:s text:c="12"/>number:sing</text:p>
      <text:p text:style-name="Preformatted_20_Text"><text:s text:c="12"/>person:3</text:p>
      <text:p text:style-name="Preformatted_20_Text"><text:s text:c="8"/>subject</text:p>
      <text:p text:style-name="Preformatted_20_Text"><text:s text:c="12"/>number:sing</text:p>
      <text:p text:style-name="Preformatted_20_Text"><text:s text:c="12"/>gender:masc</text:p>
      <text:p text:style-name="Preformatted_20_Text"><text:s text:c="12"/>* quis * </text:p>
      <text:p text:style-name="Preformatted_20_Text"><text:s text:c="12"/>index:i(p(1,2))</text:p>
      <text:p text:style-name="Preformatted_20_Text"><text:s text:c="12"/>cat:np</text:p>
      <text:p text:style-name="Preformatted_20_Text"><text:s text:c="12"/>sem:[hum]</text:p>
      <text:p text:style-name="Preformatted_20_Text"><text:s text:c="12"/>lex:quis</text:p>
      <text:p text:style-name="Preformatted_20_Text"><text:s text:c="12"/>person:3</text:p>
      <text:p text:style-name="Preformatted_20_Text"><text:s text:c="12"/>case:nom</text:p>
      <text:p text:style-name="Preformatted_20_Text"><text:s text:c="12"/>c_str</text:p>
      <text:p text:style-name="Preformatted_20_Text"><text:s text:c="12"/>quis</text:p>
      <text:p text:style-name="Preformatted_20_Text"><text:s text:c="8"/>object</text:p>
      <text:p text:style-name="Preformatted_20_Text"><text:s text:c="12"/>cat:pred</text:p>
      <text:p text:style-name="Preformatted_20_Text"><text:s text:c="12"/>mood:infinitive</text:p>
      <text:p text:style-name="Preformatted_20_Text"><text:s text:c="12"/>* occulere * * quicquam * * aut * * segregare * * causam * * suam * </text:p>
      <text:p text:style-name="Preformatted_20_Text"><text:s text:c="12"/>case:or([nom,acc])</text:p>
      <text:p text:style-name="Preformatted_20_Text"><text:s text:c="12"/>c_str</text:p>
      <text:p text:style-name="Preformatted_20_Text"><text:s text:c="16"/>head</text:p>
      <text:p text:style-name="Preformatted_20_Text"><text:s text:c="20"/>vg</text:p>
      <text:p text:style-name="Preformatted_20_Text"><text:s text:c="24"/>selected_reading:occulo_conceal</text:p>
      <text:p text:style-name="Preformatted_20_Text"><text:s text:c="24"/>polarity:pos</text:p>
      <text:p text:style-name="Preformatted_20_Text"><text:s text:c="24"/>cat:vg</text:p>
      <text:p text:style-name="Preformatted_20_Text"><text:s text:c="24"/>* occulere * </text:p>
      <text:p text:style-name="Preformatted_20_Text"><text:s text:c="24"/>pos:v</text:p>
      <text:p text:style-name="Preformatted_20_Text"><text:s text:c="24"/>lex:occulere</text:p>
      <text:p text:style-name="Preformatted_20_Text"><text:s text:c="24"/>voice:act</text:p>
      <text:p text:style-name="Preformatted_20_Text"><text:s text:c="24"/>tense:present</text:p>
      <text:p text:style-name="Preformatted_20_Text"><text:s text:c="24"/>mood:infinitive</text:p>
      <text:p text:style-name="Preformatted_20_Text"><text:soft-page-break/><text:s text:c="20"/>object</text:p>
      <text:p text:style-name="Preformatted_20_Text"><text:s text:c="24"/>* quicquam * </text:p>
      <text:p text:style-name="Preformatted_20_Text"><text:s text:c="24"/>index:i(p(3,4))</text:p>
      <text:p text:style-name="Preformatted_20_Text"><text:s text:c="24"/>cat:np</text:p>
      <text:p text:style-name="Preformatted_20_Text"><text:s text:c="24"/>sem:[abstract,thing]</text:p>
      <text:p text:style-name="Preformatted_20_Text"><text:s text:c="24"/>lex:quisquam</text:p>
      <text:p text:style-name="Preformatted_20_Text"><text:s text:c="24"/>number:sing</text:p>
      <text:p text:style-name="Preformatted_20_Text"><text:s text:c="24"/>person:3</text:p>
      <text:p text:style-name="Preformatted_20_Text"><text:s text:c="24"/>gender:neuter</text:p>
      <text:p text:style-name="Preformatted_20_Text"><text:s text:c="24"/>case:acc</text:p>
      <text:p text:style-name="Preformatted_20_Text"><text:s text:c="24"/>c_str</text:p>
      <text:p text:style-name="Preformatted_20_Text"><text:s text:c="24"/>quisquam</text:p>
      <text:p text:style-name="Preformatted_20_Text"><text:s text:c="16"/>coord:aut</text:p>
      <text:p text:style-name="Preformatted_20_Text"><text:s text:c="16"/>head</text:p>
      <text:p text:style-name="Preformatted_20_Text"><text:s text:c="20"/>vg</text:p>
      <text:p text:style-name="Preformatted_20_Text"><text:s text:c="24"/>selected_reading:segrego_separate</text:p>
      <text:p text:style-name="Preformatted_20_Text"><text:s text:c="24"/>polarity:pos</text:p>
      <text:p text:style-name="Preformatted_20_Text"><text:s text:c="24"/>cat:vg</text:p>
      <text:p text:style-name="Preformatted_20_Text"><text:s text:c="24"/>* segregare * </text:p>
      <text:p text:style-name="Preformatted_20_Text"><text:s text:c="24"/>pos:v</text:p>
      <text:p text:style-name="Preformatted_20_Text"><text:s text:c="24"/>lex:segregare</text:p>
      <text:p text:style-name="Preformatted_20_Text"><text:s text:c="24"/>voice:act</text:p>
      <text:p text:style-name="Preformatted_20_Text"><text:s text:c="24"/>tense:present</text:p>
      <text:p text:style-name="Preformatted_20_Text"><text:s text:c="24"/>mood:infinitive</text:p>
      <text:p text:style-name="Preformatted_20_Text"><text:s text:c="20"/>object</text:p>
      <text:p text:style-name="Preformatted_20_Text"><text:s text:c="24"/>* causam * * suam * </text:p>
      <text:p text:style-name="Preformatted_20_Text"><text:s text:c="24"/>index:i(p(6,7))</text:p>
      <text:p text:style-name="Preformatted_20_Text"><text:s text:c="24"/>cat:np</text:p>
      <text:p text:style-name="Preformatted_20_Text"><text:s text:c="24"/>sem:[thing,abstract]</text:p>
      <text:p text:style-name="Preformatted_20_Text"><text:s text:c="24"/>number:sing</text:p>
      <text:p text:style-name="Preformatted_20_Text"><text:s text:c="24"/>person:3</text:p>
      <text:p text:style-name="Preformatted_20_Text"><text:s text:c="24"/>gender:fem</text:p>
      <text:p text:style-name="Preformatted_20_Text"><text:s text:c="24"/>lex:causa</text:p>
      <text:p text:style-name="Preformatted_20_Text"><text:s text:c="24"/>case:acc</text:p>
      <text:p text:style-name="Preformatted_20_Text"><text:s text:c="24"/>c_str</text:p>
      <text:p text:style-name="Preformatted_20_Text"><text:s text:c="28"/>head</text:p>
      <text:p text:style-name="Preformatted_20_Text"><text:s text:c="32"/>* causam * </text:p>
      <text:p text:style-name="Preformatted_20_Text"><text:s text:c="32"/>pos:noun</text:p>
      <text:p text:style-name="Preformatted_20_Text"><text:s text:c="32"/>lex:causa</text:p>
      <text:p text:style-name="Preformatted_20_Text"><text:s text:c="32"/>case:acc</text:p>
      <text:p text:style-name="Preformatted_20_Text"><text:s text:c="32"/>gender:fem</text:p>
      <text:p text:style-name="Preformatted_20_Text"><text:s text:c="32"/>number:sing</text:p>
      <text:p text:style-name="Preformatted_20_Text"><text:s text:c="32"/>sem:[thing,abstract]</text:p>
      <text:p text:style-name="Preformatted_20_Text"><text:s text:c="28"/>adjp</text:p>
      <text:p text:style-name="Preformatted_20_Text"><text:s text:c="32"/>cat:adjp</text:p>
      <text:p text:style-name="Preformatted_20_Text"><text:s text:c="32"/>* suam * </text:p>
      <text:p text:style-name="Preformatted_20_Text"><text:s text:c="32"/>case:acc</text:p>
      <text:p text:style-name="Preformatted_20_Text"><text:s text:c="32"/>number:sing</text:p>
      <text:p text:style-name="Preformatted_20_Text"><text:s text:c="32"/>gender:fem</text:p>
      <text:p text:style-name="Preformatted_20_Text"><text:s text:c="32"/>lex:suus</text:p>
      <text:p text:style-name="Preformatted_20_Text"><text:s text:c="32"/>c_str</text:p>
      <text:p text:style-name="Preformatted_20_Text"><text:s text:c="32"/>suus</text:p>
      <text:p text:style-name="Preformatted_20_Text"/>
      <text:p text:style-name="Preformatted_20_Text"/>
      <text:p text:style-name="Preformatted_20_Text"/>
      <text:p text:style-name="Preformatted_20_Text"/>
      <text:p text:style-name="Preformatted_20_Text"/>
      <text:p text:style-name="P19"/>
      <text:p text:style-name="P4">% 127.</text:p>
      <text:h text:style-name="Heading_20_3" text:outline-level="3">liceat nobis vobisque utramque ripam colere. </text:h>
      <text:p text:style-name="Preformatted_20_Text"/>
      <text:p text:style-name="Preformatted_20_Text">[0/liceat,1/nobis,2/que,3/uobis,4/utramque,5/ripam,6/colere,endpos(7)]</text:p>
      <text:p text:style-name="Preformatted_20_Text">cputime : 0.171875</text:p>
      <text:p text:style-name="Preformatted_20_Text"/>
      <text:p text:style-name="Preformatted_20_Text">5---&gt;</text:p>
      <text:p text:style-name="Preformatted_20_Text">[illocutionary_force:statement,vg:[selected_reading:licet_permission_is_given_to,polarity:pos,cat:vg,pathlist:[p(0,1)],hp:[p(0,1)],gender:_10848,w:0,pos:v,class:vimp,type:finite,lex:licet,voice:act,txt:liceat,tense:present,kind:std,mood:subjunctive,number:_10980,person:_10992],subject:[number:_10980,gender:_11028,cat:pred,type:nonfinite_i,mood:infinitive,tense:present,class:m,pathlist:[p(1,2),p(2,3),p(3,4),p(4,5),p(5,6),p(6,7)],distance:[0],person:_10992,case:or([nom,acc]),sem:_11242,polarity:pos,gap:_11266,w:5,flagint:no,c_str:[vg:[selected_reading:colo_inhabit,polarity:pos,cat:vg,pathlist:[p(6,7)],hp:[p(6,7)],gender:_11404,w:0,pos:v,class:tr_cod,type:nonfinite,lex:colere,voice:act,txt:colere,tense:present,kind:std,mood:infinitive,number:_11536,person:_11548],object:[pathlist:[p(4,5),p(5,6)],hp:[p(5,6)],index:i(p(5,6)),distance:[0],cat:np,class:common,sem:[thing,loc],number:sing,person:3,gender:fem,type:core,lex:ripa,lextype:full,case:acc,w:2,c_str:[head:[pathlist:[p(5,6)],pos:noun,txt:ripam,lex:ripa,case:acc,gender:fem,class:common,ab:no,number:sing,sem:[thing,loc]],adjp:[cat:adjp,pathlist:[p(4,5)],distance:[0],hp:[p(4,5)],case:acc,number:sing,gender:fem,lex:uterque,type:tool,w:1,c_str:uterque]]],dative_of_interest:[pathlist:[p(1,2),p(2,3),p(3,4)],hp:[p(1,2)],index:i([p(1,2)]),distance:[0],sem:[hum],class:proper,lex:pp1pl,lextype:full,type:core,number:pl,person:1,gender:or([masc,fem]),case:dat,w:1,coord:yes,c_str:[head:pp1pl,coord:que,head:pp2pl]]]]]</text:p>
      <text:p text:style-name="Preformatted_20_Text"/>
      <text:p text:style-name="Preformatted_20_Text"><text:s text:c="4"/>illocutionary_force:statement</text:p>
      <text:p text:style-name="Preformatted_20_Text"><text:s text:c="4"/>vg</text:p>
      <text:p text:style-name="Preformatted_20_Text"><text:s text:c="8"/>selected_reading:licet_permission_is_given_to</text:p>
      <text:p text:style-name="Preformatted_20_Text"><text:s text:c="8"/>polarity:pos</text:p>
      <text:p text:style-name="Preformatted_20_Text"><text:s text:c="8"/>cat:vg</text:p>
      <text:p text:style-name="Preformatted_20_Text"><text:s text:c="8"/>* liceat * </text:p>
      <text:p text:style-name="Preformatted_20_Text"><text:s text:c="8"/>pos:v</text:p>
      <text:p text:style-name="Preformatted_20_Text"><text:s text:c="8"/>lex:licet</text:p>
      <text:p text:style-name="Preformatted_20_Text"><text:s text:c="8"/>voice:act</text:p>
      <text:p text:style-name="Preformatted_20_Text"><text:s text:c="8"/>tense:present</text:p>
      <text:p text:style-name="Preformatted_20_Text"><text:s text:c="8"/>mood:subjunctive</text:p>
      <text:p text:style-name="Preformatted_20_Text"><text:s text:c="4"/>subject</text:p>
      <text:p text:style-name="Preformatted_20_Text"><text:s text:c="8"/>cat:pred</text:p>
      <text:p text:style-name="Preformatted_20_Text"><text:s text:c="8"/>mood:infinitive</text:p>
      <text:p text:style-name="Preformatted_20_Text"><text:s text:c="8"/>tense:present</text:p>
      <text:p text:style-name="Preformatted_20_Text"><text:s text:c="8"/>* nobis * * que * * uobis * * utramque * * ripam * * colere * </text:p>
      <text:p text:style-name="Preformatted_20_Text"><text:s text:c="8"/>case:or([nom,acc])</text:p>
      <text:p text:style-name="Preformatted_20_Text"><text:s text:c="8"/>polarity:pos</text:p>
      <text:p text:style-name="Preformatted_20_Text"><text:s text:c="8"/>c_str</text:p>
      <text:p text:style-name="Preformatted_20_Text"><text:s text:c="12"/>vg</text:p>
      <text:p text:style-name="Preformatted_20_Text"><text:s text:c="16"/>selected_reading:colo_inhabit</text:p>
      <text:p text:style-name="Preformatted_20_Text"><text:s text:c="16"/>polarity:pos</text:p>
      <text:p text:style-name="Preformatted_20_Text"><text:s text:c="16"/>cat:vg</text:p>
      <text:p text:style-name="Preformatted_20_Text"><text:s text:c="16"/>* colere * </text:p>
      <text:p text:style-name="Preformatted_20_Text"><text:s text:c="16"/>pos:v</text:p>
      <text:p text:style-name="Preformatted_20_Text"><text:s text:c="16"/>lex:colere</text:p>
      <text:p text:style-name="Preformatted_20_Text"><text:s text:c="16"/>voice:act</text:p>
      <text:p text:style-name="Preformatted_20_Text"><text:s text:c="16"/>tense:present</text:p>
      <text:p text:style-name="Preformatted_20_Text"><text:s text:c="16"/>mood:infinitive</text:p>
      <text:p text:style-name="Preformatted_20_Text"><text:s text:c="12"/>object</text:p>
      <text:p text:style-name="Preformatted_20_Text"><text:s text:c="16"/>* utramque * * ripam * </text:p>
      <text:p text:style-name="Preformatted_20_Text"><text:s text:c="16"/>index:i(p(5,6))</text:p>
      <text:p text:style-name="Preformatted_20_Text"><text:s text:c="16"/>cat:np</text:p>
      <text:p text:style-name="Preformatted_20_Text"><text:s text:c="16"/>sem:[thing,loc]</text:p>
      <text:p text:style-name="Preformatted_20_Text"><text:s text:c="16"/>number:sing</text:p>
      <text:p text:style-name="Preformatted_20_Text"><text:s text:c="16"/>person:3</text:p>
      <text:p text:style-name="Preformatted_20_Text"><text:s text:c="16"/>gender:fem</text:p>
      <text:p text:style-name="Preformatted_20_Text"><text:soft-page-break/><text:s text:c="16"/>lex:ripa</text:p>
      <text:p text:style-name="Preformatted_20_Text"><text:s text:c="16"/>case:acc</text:p>
      <text:p text:style-name="Preformatted_20_Text"><text:s text:c="16"/>c_str</text:p>
      <text:p text:style-name="Preformatted_20_Text"><text:s text:c="20"/>head</text:p>
      <text:p text:style-name="Preformatted_20_Text"><text:s text:c="24"/>* ripam * </text:p>
      <text:p text:style-name="Preformatted_20_Text"><text:s text:c="24"/>pos:noun</text:p>
      <text:p text:style-name="Preformatted_20_Text"><text:s text:c="24"/>lex:ripa</text:p>
      <text:p text:style-name="Preformatted_20_Text"><text:s text:c="24"/>case:acc</text:p>
      <text:p text:style-name="Preformatted_20_Text"><text:s text:c="24"/>gender:fem</text:p>
      <text:p text:style-name="Preformatted_20_Text"><text:s text:c="24"/>number:sing</text:p>
      <text:p text:style-name="Preformatted_20_Text"><text:s text:c="24"/>sem:[thing,loc]</text:p>
      <text:p text:style-name="Preformatted_20_Text"><text:s text:c="20"/>adjp</text:p>
      <text:p text:style-name="Preformatted_20_Text"><text:s text:c="24"/>cat:adjp</text:p>
      <text:p text:style-name="Preformatted_20_Text"><text:s text:c="24"/>* utramque * </text:p>
      <text:p text:style-name="Preformatted_20_Text"><text:s text:c="24"/>case:acc</text:p>
      <text:p text:style-name="Preformatted_20_Text"><text:s text:c="24"/>number:sing</text:p>
      <text:p text:style-name="Preformatted_20_Text"><text:s text:c="24"/>gender:fem</text:p>
      <text:p text:style-name="Preformatted_20_Text"><text:s text:c="24"/>lex:uterque</text:p>
      <text:p text:style-name="Preformatted_20_Text"><text:s text:c="24"/>c_str</text:p>
      <text:p text:style-name="Preformatted_20_Text"><text:s text:c="24"/>uterque</text:p>
      <text:p text:style-name="Preformatted_20_Text"><text:s text:c="12"/>dative_of_interest</text:p>
      <text:p text:style-name="Preformatted_20_Text"><text:s text:c="16"/>* nobis * * que * * uobis * </text:p>
      <text:p text:style-name="Preformatted_20_Text"><text:s text:c="16"/>index:i([p(1,2)])</text:p>
      <text:p text:style-name="Preformatted_20_Text"><text:s text:c="16"/>sem:[hum]</text:p>
      <text:p text:style-name="Preformatted_20_Text"><text:s text:c="16"/>lex:pp1pl</text:p>
      <text:p text:style-name="Preformatted_20_Text"><text:s text:c="16"/>number:pl</text:p>
      <text:p text:style-name="Preformatted_20_Text"><text:s text:c="16"/>person:1</text:p>
      <text:p text:style-name="Preformatted_20_Text"><text:s text:c="16"/>gender:or([masc,fem])</text:p>
      <text:p text:style-name="Preformatted_20_Text"><text:s text:c="16"/>case:dat</text:p>
      <text:p text:style-name="Preformatted_20_Text"><text:s text:c="16"/>coord:yes</text:p>
      <text:p text:style-name="Preformatted_20_Text"><text:s text:c="16"/>c_str</text:p>
      <text:p text:style-name="Preformatted_20_Text"><text:s text:c="20"/>head</text:p>
      <text:p text:style-name="Preformatted_20_Text"><text:s text:c="20"/>pp1pl</text:p>
      <text:p text:style-name="Preformatted_20_Text"><text:s text:c="20"/>coord:que</text:p>
      <text:p text:style-name="Preformatted_20_Text"><text:s text:c="20"/>head</text:p>
      <text:p text:style-name="Preformatted_20_Text"><text:s text:c="20"/>pp2pl</text:p>
      <text:p text:style-name="Preformatted_20_Text"/>
      <text:p text:style-name="Preformatted_20_Text"/>
      <text:p text:style-name="Preformatted_20_Text"/>
      <text:p text:style-name="Preformatted_20_Text"/>
      <text:p text:style-name="P12">Comment : parse OK</text:p>
      <text:p text:style-name="P13">[0/stop,endpos(1)] <text:s text:c="3"/>% end-of-file signal</text:p>
      <text:p text:style-name="Preformatted_20_Text"/>
      <text:p text:style-name="Preformatted_20_Text">TOTAL TIME : 2316.9062500000005</text:p>
      <text:p text:style-name="Preformatted_20_Text"/>
      <text:p text:style-name="Preformatted_20_Text">127 (in fact, 128, because of 27bis) sentences</text:p>
      <text:p text:style-name="Preformatted_20_Text"/>
      <text:p text:style-name="Preformatted_20_Text">roughly 18 sec per sentence</text:p>
      <text:p text:style-name="Preformatted_20_Text"/>
      <text:p text:style-name="Preformatted_20_Text"/>
      <text:p text:style-name="P31">To provide a comfortable working environment, cpu time should be reduced to a tenth of what it is at present : in the order of 2 sec per sentence, three to four minutes for the entire test file. Looking forward to a big jump forward in computing power.</text:p>
      <text:p text:style-name="Preformatted_20_Text"/>
      <text:p text:style-name="P12"/>
      <text:p text:style-name="Preformatted_20_Text"/>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aramond" svg:font-family="Garamond" style:font-family-generic="roman"/>
    <style:font-face style:name="Times New Roman2" svg:font-family="'Times New Roman'" style:font-family-generic="roman"/>
    <style:font-face style:name="Lucida Sans1" svg:font-family="'Lucida Sans'" style:font-family-generic="swiss"/>
    <style:font-face style:name="Garamond1"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Gras Italiqu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en" style:country-asian="US" style:font-name-complex="Lucid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Garamond" fo:font-size="10pt" style:font-name-asian="Garamond" style:font-size-asian="10pt" style:font-name-complex="Garamond" style:font-size-complex="10pt"/>
    </style:style>
    <style:style style:name="Heading_20_3" style:display-name="Heading 3" style:family="paragraph" style:parent-style-name="Heading" style:next-style-name="Text_20_body" style:default-outline-level="3" style:class="text">
      <style:text-properties style:font-name="Times New Roman1" fo:font-size="10pt" fo:font-style="italic" fo:font-weight="bold" style:font-size-asian="14pt" style:font-weight-asian="bold" style:font-size-complex="14pt"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15T22:01:10.61</dc:date>
    <dc:creator>Archibald Michiels</dc:creator>
    <meta:generator>OpenOffice/4.1.7$Win32 OpenOffice.org_project/417m1$Build-9800</meta:generator>
    <meta:editing-duration>P4DT4H13M28S</meta:editing-duration>
    <meta:editing-cycles>97</meta:editing-cycles>
    <meta:document-statistic meta:table-count="0" meta:image-count="0" meta:object-count="0" meta:page-count="415" meta:paragraph-count="17850" meta:word-count="29484" meta:character-count="824469"/>
  </office:meta>
</office:document-meta>
</file>